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77pt"/>
    </style:style>
    <style:style style:name="co3" style:family="table-column">
      <style:table-column-properties fo:break-before="auto" style:column-width="172.91pt"/>
    </style:style>
    <style:style style:name="co4" style:family="table-column">
      <style:table-column-properties fo:break-before="auto" style:column-width="161.55pt"/>
    </style:style>
    <style:style style:name="co5" style:family="table-column">
      <style:table-column-properties fo:break-before="auto" style:column-width="166.71pt"/>
    </style:style>
    <style:style style:name="co6" style:family="table-column">
      <style:table-column-properties fo:break-before="auto" style:column-width="158.51pt"/>
    </style:style>
    <style:style style:name="co7" style:family="table-column">
      <style:table-column-properties fo:break-before="auto" style:column-width="160.55pt"/>
    </style:style>
    <style:style style:name="co8" style:family="table-column">
      <style:table-column-properties fo:break-before="auto" style:column-width="153.35pt"/>
    </style:style>
    <style:style style:name="co9" style:family="table-column">
      <style:table-column-properties fo:break-before="auto" style:column-width="178.04pt"/>
    </style:style>
    <style:style style:name="co10" style:family="table-column">
      <style:table-column-properties fo:break-before="auto" style:column-width="187.2pt"/>
    </style:style>
    <style:style style:name="co11" style:family="table-column">
      <style:table-column-properties fo:break-before="auto" style:column-width="205.91pt"/>
    </style:style>
    <style:style style:name="co12" style:family="table-column">
      <style:table-column-properties fo:break-before="auto" style:column-width="179.46pt"/>
    </style:style>
    <style:style style:name="co13" style:family="table-column">
      <style:table-column-properties fo:break-before="auto" style:column-width="180.4pt"/>
    </style:style>
    <style:style style:name="co14" style:family="table-column">
      <style:table-column-properties fo:break-before="auto" style:column-width="186.21pt"/>
    </style:style>
    <style:style style:name="co15" style:family="table-column">
      <style:table-column-properties fo:break-before="auto" style:column-width="185.24pt"/>
    </style:style>
    <style:style style:name="co16" style:family="table-column">
      <style:table-column-properties fo:break-before="auto" style:column-width="184.31pt"/>
    </style:style>
    <style:style style:name="co17" style:family="table-column">
      <style:table-column-properties fo:break-before="auto" style:column-width="193.95pt"/>
    </style:style>
    <style:style style:name="co18" style:family="table-column">
      <style:table-column-properties fo:break-before="auto" style:column-width="190.06pt"/>
    </style:style>
    <style:style style:name="co19" style:family="table-column">
      <style:table-column-properties fo:break-before="auto" style:column-width="45.35pt"/>
    </style:style>
    <style:style style:name="co20" style:family="table-column">
      <style:table-column-properties fo:break-before="auto" style:column-width="21.6pt"/>
    </style:style>
    <style:style style:name="co21" style:family="table-column">
      <style:table-column-properties fo:break-before="auto" style:column-width="397.3pt"/>
    </style:style>
    <style:style style:name="co22" style:family="table-column">
      <style:table-column-properties fo:break-before="auto" style:column-width="411.7pt"/>
    </style:style>
    <style:style style:name="co23" style:family="table-column">
      <style:table-column-properties fo:break-before="auto" style:column-width="79.65pt"/>
    </style:style>
    <style:style style:name="co24" style:family="table-column">
      <style:table-column-properties fo:break-before="auto" style:column-width="207.1pt"/>
    </style:style>
    <style:style style:name="co25" style:family="table-column">
      <style:table-column-properties fo:break-before="auto" style:column-width="178.1pt"/>
    </style:style>
    <style:style style:name="co26" style:family="table-column">
      <style:table-column-properties fo:break-before="auto" style:column-width="217.39pt"/>
    </style:style>
    <style:style style:name="co27" style:family="table-column">
      <style:table-column-properties fo:break-before="auto" style:column-width="269.55pt"/>
    </style:style>
    <style:style style:name="co28" style:family="table-column">
      <style:table-column-properties fo:break-before="auto" style:column-width="326.55pt"/>
    </style:style>
    <style:style style:name="co29" style:family="table-column">
      <style:table-column-properties fo:break-before="auto" style:column-width="383.61pt"/>
    </style:style>
    <style:style style:name="co30" style:family="table-column">
      <style:table-column-properties fo:break-before="auto" style:column-width="255.26pt"/>
    </style:style>
    <style:style style:name="co31" style:family="table-column">
      <style:table-column-properties fo:break-before="auto" style:column-width="432.26pt"/>
    </style:style>
    <style:style style:name="ro1" style:family="table-row">
      <style:table-row-properties style:row-height="23.84pt" fo:break-before="auto" style:use-optimal-row-height="true"/>
    </style:style>
    <style:style style:name="ro2" style:family="table-row">
      <style:table-row-properties style:row-height="68.66pt" fo:break-before="auto" style:use-optimal-row-height="true"/>
    </style:style>
    <style:style style:name="ro3" style:family="table-row">
      <style:table-row-properties style:row-height="46.26pt" fo:break-before="auto" style:use-optimal-row-height="true"/>
    </style:style>
    <style:style style:name="ro4" style:family="table-row">
      <style:table-row-properties style:row-height="57.46pt" fo:break-before="auto" style:use-optimal-row-height="true"/>
    </style:style>
    <style:style style:name="ro5" style:family="table-row">
      <style:table-row-properties style:row-height="124.61pt" fo:break-before="auto" style:use-optimal-row-height="true"/>
    </style:style>
    <style:style style:name="ro6" style:family="table-row">
      <style:table-row-properties style:row-height="35.04pt" fo:break-before="auto" style:use-optimal-row-height="true"/>
    </style:style>
    <style:style style:name="ro7" style:family="table-row">
      <style:table-row-properties style:row-height="158.2pt" fo:break-before="auto" style:use-optimal-row-height="true"/>
    </style:style>
    <style:style style:name="ro8" style:family="table-row">
      <style:table-row-properties style:row-height="113.41pt" fo:break-before="auto" style:use-optimal-row-height="true"/>
    </style:style>
    <style:style style:name="ro9" style:family="table-row">
      <style:table-row-properties style:row-height="135.81pt" fo:break-before="auto" style:use-optimal-row-height="true"/>
    </style:style>
    <style:style style:name="ro10" style:family="table-row">
      <style:table-row-properties style:row-height="12.81pt" fo:break-before="auto" style:use-optimal-row-height="true"/>
    </style:style>
    <style:style style:name="ro11" style:family="table-row">
      <style:table-row-properties style:row-height="281.31pt" fo:break-before="auto" style:use-optimal-row-height="true"/>
    </style:style>
    <style:style style:name="ro12" style:family="table-row">
      <style:table-row-properties style:row-height="197.29pt" fo:break-before="auto" style:use-optimal-row-height="true"/>
    </style:style>
    <style:style style:name="ro13" style:family="table-row">
      <style:table-row-properties style:row-height="20.75pt" fo:break-before="auto" style:use-optimal-row-height="true"/>
    </style:style>
    <style:style style:name="ro14" style:family="table-row">
      <style:table-row-properties style:row-height="51.9pt" fo:break-before="auto" style:use-optimal-row-height="true"/>
    </style:style>
    <style:style style:name="ro15" style:family="table-row">
      <style:table-row-properties style:row-height="529.6pt" fo:break-before="auto" style:use-optimal-row-height="true"/>
    </style:style>
    <style:style style:name="ro16" style:family="table-row">
      <style:table-row-properties style:row-height="31.15pt" fo:break-before="auto" style:use-optimal-row-height="true"/>
    </style:style>
    <style:style style:name="ro17" style:family="table-row">
      <style:table-row-properties style:row-height="62.31pt" fo:break-before="auto" style:use-optimal-row-height="true"/>
    </style:style>
    <style:style style:name="ro18" style:family="table-row">
      <style:table-row-properties style:row-height="72.65pt" fo:break-before="auto" style:use-optimal-row-height="true"/>
    </style:style>
    <style:style style:name="ro19" style:family="table-row">
      <style:table-row-properties style:row-height="41.5pt" fo:break-before="auto" style:use-optimal-row-height="true"/>
    </style:style>
    <style:style style:name="ro20" style:family="table-row">
      <style:table-row-properties style:row-height="83.06pt" fo:break-before="auto" style:use-optimal-row-height="true"/>
    </style:style>
    <style:style style:name="ro21" style:family="table-row">
      <style:table-row-properties style:row-height="135.01pt" fo:break-before="auto" style:use-optimal-row-height="true"/>
    </style:style>
    <style:style style:name="ro22" style:family="table-row">
      <style:table-row-properties style:row-height="228.44pt" fo:break-before="auto" style:use-optimal-row-height="true"/>
    </style:style>
    <style:style style:name="ro23" style:family="table-row">
      <style:table-row-properties style:row-height="207.64pt" fo:break-before="auto" style:use-optimal-row-height="true"/>
    </style:style>
    <style:style style:name="ro24" style:family="table-row">
      <style:table-row-properties style:row-height="28.35pt" fo:break-before="auto" style:use-optimal-row-height="true"/>
    </style:style>
    <style:style style:name="ro25" style:family="table-row">
      <style:table-row-properties style:row-height="37.3pt" fo:break-before="auto" style:use-optimal-row-height="true"/>
    </style:style>
    <style:style style:name="ro26" style:family="table-row">
      <style:table-row-properties style:row-height="73.11pt" fo:break-before="auto" style:use-optimal-row-height="true"/>
    </style:style>
    <style:style style:name="ro27" style:family="table-row">
      <style:table-row-properties style:row-height="90.99pt" fo:break-before="auto" style:use-optimal-row-height="true"/>
    </style:style>
    <style:style style:name="ro28" style:family="table-row">
      <style:table-row-properties style:row-height="19.39pt" fo:break-before="auto" style:use-optimal-row-height="true"/>
    </style:style>
    <style:style style:name="ro29" style:family="table-row">
      <style:table-row-properties style:row-height="25pt" fo:break-before="auto" style:use-optimal-row-height="true"/>
    </style:style>
    <style:style style:name="ro30" style:family="table-row">
      <style:table-row-properties style:row-height="47pt" fo:break-before="auto" style:use-optimal-row-height="true"/>
    </style:style>
    <style:style style:name="ro31" style:family="table-row">
      <style:table-row-properties style:row-height="74.01pt" fo:break-before="auto" style:use-optimal-row-height="true"/>
    </style:style>
    <style:style style:name="ro32" style:family="table-row">
      <style:table-row-properties style:row-height="74.01pt" fo:break-before="auto" style:use-optimal-row-height="false"/>
    </style:style>
    <style:style style:name="ro33" style:family="table-row">
      <style:table-row-properties style:row-height="20.01pt" fo:break-before="auto" style:use-optimal-row-height="true"/>
    </style:style>
    <style:style style:name="ro34" style:family="table-row">
      <style:table-row-properties style:row-height="35.01pt" fo:break-before="auto" style:use-optimal-row-height="true"/>
    </style:style>
    <style:style style:name="ro35" style:family="table-row">
      <style:table-row-properties style:row-height="13.01pt" fo:break-before="auto" style:use-optimal-row-height="true"/>
    </style:style>
    <style:style style:name="ro36" style:family="table-row">
      <style:table-row-properties style:row-height="56.01pt" fo:break-before="auto" style:use-optimal-row-height="true"/>
    </style:style>
    <style:style style:name="ro37" style:family="table-row">
      <style:table-row-properties style:row-height="55.19pt" fo:break-before="auto" style:use-optimal-row-height="true"/>
    </style:style>
    <style:style style:name="ro38" style:family="table-row">
      <style:table-row-properties style:row-height="29pt" fo:break-before="auto" style:use-optimal-row-height="true"/>
    </style:style>
    <style:style style:name="ro39" style:family="table-row">
      <style:table-row-properties style:row-height="79pt" fo:break-before="auto" style:use-optimal-row-height="true"/>
    </style:style>
    <style:style style:name="ro40" style:family="table-row">
      <style:table-row-properties style:row-height="64.15pt" fo:break-before="auto" style:use-optimal-row-height="true"/>
    </style:style>
    <style:style style:name="ro41" style:family="table-row">
      <style:table-row-properties style:row-height="65pt" fo:break-before="auto" style:use-optimal-row-height="true"/>
    </style:style>
    <style:style style:name="ro42" style:family="table-row">
      <style:table-row-properties style:row-height="82.06pt" fo:break-before="auto" style:use-optimal-row-height="true"/>
    </style:style>
    <style:style style:name="ro43" style:family="table-row">
      <style:table-row-properties style:row-height="92.49pt" fo:break-before="auto" style:use-optimal-row-height="true"/>
    </style:style>
    <style:style style:name="ro44" style:family="table-row">
      <style:table-row-properties style:row-height="171.61pt" fo:break-before="auto" style:use-optimal-row-height="true"/>
    </style:style>
    <style:style style:name="ro45" style:family="table-row">
      <style:table-row-properties style:row-height="128.01pt" fo:break-before="auto" style:use-optimal-row-height="true"/>
    </style:style>
    <style:style style:name="ro46" style:family="table-row">
      <style:table-row-properties style:row-height="117.89pt" fo:break-before="auto" style:use-optimal-row-height="true"/>
    </style:style>
    <style:style style:name="ro47" style:family="table-row">
      <style:table-row-properties style:row-height="51.65pt" fo:break-before="auto" style:use-optimal-row-height="true"/>
    </style:style>
    <style:style style:name="ro48" style:family="table-row">
      <style:table-row-properties style:row-height="41.64pt" fo:break-before="auto" style:use-optimal-row-height="true"/>
    </style:style>
    <style:style style:name="ro49" style:family="table-row">
      <style:table-row-properties style:row-height="111.66pt" fo:break-before="auto" style:use-optimal-row-height="true"/>
    </style:style>
    <style:style style:name="ro50" style:family="table-row">
      <style:table-row-properties style:row-height="61.65pt" fo:break-before="auto" style:use-optimal-row-height="true"/>
    </style:style>
    <style:style style:name="ro51" style:family="table-row">
      <style:table-row-properties style:row-height="188.31pt" fo:break-before="auto" style:use-optimal-row-height="true"/>
    </style:style>
    <style:style style:name="ro52" style:family="table-row">
      <style:table-row-properties style:row-height="21.66pt" fo:break-before="auto" style:use-optimal-row-height="true"/>
    </style:style>
    <style:style style:name="ro53" style:family="table-row">
      <style:table-row-properties style:row-height="99.95pt" fo:break-before="auto" style:use-optimal-row-height="true"/>
    </style:style>
    <style:style style:name="ro54" style:family="table-row">
      <style:table-row-properties style:row-height="71.66pt" fo:break-before="auto" style:use-optimal-row-height="true"/>
    </style:style>
    <style:style style:name="ro55" style:family="table-row">
      <style:table-row-properties style:row-height="108.96pt" fo:break-before="auto" style:use-optimal-row-height="true"/>
    </style:style>
    <style:style style:name="ro56" style:family="table-row">
      <style:table-row-properties style:row-height="21.09pt" fo:break-before="auto" style:use-optimal-row-height="false"/>
    </style:style>
    <style:style style:name="ro57" style:family="table-row">
      <style:table-row-properties style:row-height="81.64pt" fo:break-before="auto" style:use-optimal-row-height="true"/>
    </style:style>
    <style:style style:name="ro58" style:family="table-row">
      <style:table-row-properties style:row-height="221.64pt" fo:break-before="auto" style:use-optimal-row-height="true"/>
    </style:style>
    <style:style style:name="ro59" style:family="table-row">
      <style:table-row-properties style:row-height="74.15pt" fo:break-before="auto" style:use-optimal-row-height="true"/>
    </style:style>
    <style:style style:name="ro60" style:family="table-row">
      <style:table-row-properties style:row-height="118.29pt" fo:break-before="auto" style:use-optimal-row-height="true"/>
    </style:style>
    <style:style style:name="ro61" style:family="table-row">
      <style:table-row-properties style:row-height="126.85pt" fo:break-before="auto" style:use-optimal-row-height="true"/>
    </style:style>
    <style:style style:name="ro62" style:family="table-row">
      <style:table-row-properties style:row-height="225.35pt" fo:break-before="auto" style:use-optimal-row-height="true"/>
    </style:style>
    <style:style style:name="ro63" style:family="table-row">
      <style:table-row-properties style:row-height="31.66pt" fo:break-before="auto" style:use-optimal-row-height="true"/>
    </style:style>
    <style:style style:name="ro64" style:family="table-row">
      <style:table-row-properties style:row-height="189.55pt" fo:break-before="auto" style:use-optimal-row-height="true"/>
    </style:style>
    <style:style style:name="ro65" style:family="table-row">
      <style:table-row-properties style:row-height="172.91pt" fo:break-before="auto" style:use-optimal-row-height="true"/>
    </style:style>
    <style:style style:name="ro66" style:family="table-row">
      <style:table-row-properties style:row-height="145.56pt" fo:break-before="auto" style:use-optimal-row-height="true"/>
    </style:style>
    <style:style style:name="ro67" style:family="table-row">
      <style:table-row-properties style:row-height="110.24pt" fo:break-before="auto" style:use-optimal-row-height="true"/>
    </style:style>
    <style:style style:name="ro68" style:family="table-row">
      <style:table-row-properties style:row-height="144.74pt" fo:break-before="auto" style:use-optimal-row-height="true"/>
    </style:style>
    <style:style style:name="ro69" style:family="table-row">
      <style:table-row-properties style:row-height="162.65pt" fo:break-before="auto" style:use-optimal-row-height="true"/>
    </style:style>
    <style:style style:name="ro70" style:family="table-row">
      <style:table-row-properties style:row-height="55.56pt" fo:break-before="auto" style:use-optimal-row-height="true"/>
    </style:style>
    <style:style style:name="ro71" style:family="table-row">
      <style:table-row-properties style:row-height="180.54pt" fo:break-before="auto" style:use-optimal-row-height="true"/>
    </style:style>
    <style:style style:name="ro72" style:family="table-row">
      <style:table-row-properties style:row-height="69.7pt" fo:break-before="auto" style:use-optimal-row-height="true"/>
    </style:style>
    <style:style style:name="ro73" style:family="table-row">
      <style:table-row-properties style:row-height="153.69pt" fo:break-before="auto" style:use-optimal-row-height="true"/>
    </style:style>
    <style:style style:name="ro74" style:family="table-row">
      <style:table-row-properties style:row-height="58.96pt" fo:break-before="auto" style:use-optimal-row-height="true"/>
    </style:style>
    <style:style style:name="ro75" style:family="table-row">
      <style:table-row-properties style:row-height="35.26pt" fo:break-before="auto" style:use-optimal-row-height="true"/>
    </style:style>
    <style:style style:name="ro76" style:family="table-row">
      <style:table-row-properties style:row-height="47.76pt" fo:break-before="auto" style:use-optimal-row-height="true"/>
    </style:style>
    <style:style style:name="ro77" style:family="table-row">
      <style:table-row-properties style:row-height="81.3pt" fo:break-before="auto" style:use-optimal-row-height="true"/>
    </style:style>
    <style:style style:name="ro78" style:family="table-row">
      <style:table-row-properties style:row-height="65.25pt" fo:break-before="auto" style:use-optimal-row-height="true"/>
    </style:style>
    <style:style style:name="ro79" style:family="table-row">
      <style:table-row-properties style:row-height="127.05pt" fo:break-before="auto" style:use-optimal-row-height="true"/>
    </style:style>
    <style:style style:name="ro80" style:family="table-row">
      <style:table-row-properties style:row-height="103.69pt" fo:break-before="auto" style:use-optimal-row-height="true"/>
    </style:style>
    <style:style style:name="ro81" style:family="table-row">
      <style:table-row-properties style:row-height="207.44pt" fo:break-before="auto" style:use-optimal-row-height="true"/>
    </style:style>
    <style:style style:name="ro82" style:family="table-row">
      <style:table-row-properties style:row-height="58.2pt" fo:break-before="auto" style:use-optimal-row-height="true"/>
    </style:style>
    <style:style style:name="ro83" style:family="table-row">
      <style:table-row-properties style:row-height="91.76pt" fo:break-before="auto" style:use-optimal-row-height="true"/>
    </style:style>
    <style:style style:name="ro84" style:family="table-row">
      <style:table-row-properties style:row-height="144pt" fo:break-before="auto" style:use-optimal-row-height="true"/>
    </style:style>
    <style:style style:name="ro85" style:family="table-row">
      <style:table-row-properties style:row-height="15pt" fo:break-before="auto" style:use-optimal-row-height="true"/>
    </style:style>
    <style:style style:name="ro86" style:family="table-row">
      <style:table-row-properties style:row-height="33.76pt" fo:break-before="auto" style:use-optimal-row-height="true"/>
    </style:style>
    <style:style style:name="ro87" style:family="table-row">
      <style:table-row-properties style:row-height="22.51pt" fo:break-before="auto" style:use-optimal-row-height="true"/>
    </style:style>
    <style:style style:name="ro88" style:family="table-row">
      <style:table-row-properties style:row-height="112.51pt" fo:break-before="auto" style:use-optimal-row-height="true"/>
    </style:style>
    <style:style style:name="ro89" style:family="table-row">
      <style:table-row-properties style:row-height="45.01pt" fo:break-before="auto" style:use-optimal-row-height="true"/>
    </style:style>
    <style:style style:name="ro90" style:family="table-row">
      <style:table-row-properties style:row-height="157.49pt" fo:break-before="auto" style:use-optimal-row-height="true"/>
    </style:style>
    <style:style style:name="ro91" style:family="table-row">
      <style:table-row-properties style:row-height="101.25pt" fo:break-before="auto" style:use-optimal-row-height="true"/>
    </style:style>
    <style:style style:name="ro92" style:family="table-row">
      <style:table-row-properties style:row-height="90pt" fo:break-before="auto" style:use-optimal-row-height="true"/>
    </style:style>
    <style:style style:name="ro93" style:family="table-row">
      <style:table-row-properties style:row-height="56.24pt" fo:break-before="auto" style:use-optimal-row-height="true"/>
    </style:style>
    <style:style style:name="ro94" style:family="table-row">
      <style:table-row-properties style:row-height="78.75pt" fo:break-before="auto" style:use-optimal-row-height="true"/>
    </style:style>
    <style:style style:name="ro95" style:family="table-row">
      <style:table-row-properties style:row-height="180pt" fo:break-before="auto" style:use-optimal-row-height="true"/>
    </style:style>
    <style:style style:name="ro96" style:family="table-row">
      <style:table-row-properties style:row-height="146.24pt" fo:break-before="auto" style:use-optimal-row-height="true"/>
    </style:style>
    <style:style style:name="ro97" style:family="table-row">
      <style:table-row-properties style:row-height="191.25pt" fo:break-before="auto" style:use-optimal-row-height="true"/>
    </style:style>
    <style:style style:name="ro98" style:family="table-row">
      <style:table-row-properties style:row-height="67.49pt" fo:break-before="auto" style:use-optimal-row-height="true"/>
    </style:style>
    <style:style style:name="ro99" style:family="table-row">
      <style:table-row-properties style:row-height="202.51pt" fo:break-before="auto" style:use-optimal-row-height="true"/>
    </style:style>
    <style:style style:name="ro100" style:family="table-row">
      <style:table-row-properties style:row-height="168.75pt" fo:break-before="auto" style:use-optimal-row-height="true"/>
    </style:style>
    <style:style style:name="ro101" style:family="table-row">
      <style:table-row-properties style:row-height="213.76pt" fo:break-before="auto" style:use-optimal-row-height="true"/>
    </style:style>
    <style:style style:name="ro102" style:family="table-row">
      <style:table-row-properties style:row-height="236.24pt" fo:break-before="auto" style:use-optimal-row-height="true"/>
    </style:style>
    <style:style style:name="ro103" style:family="table-row">
      <style:table-row-properties style:row-height="225.01pt" fo:break-before="auto" style:use-optimal-row-height="true"/>
    </style:style>
    <style:style style:name="ro104" style:family="table-row">
      <style:table-row-properties style:row-height="81.24pt" fo:break-before="auto" style:use-optimal-row-height="true"/>
    </style:style>
    <style:style style:name="ro105" style:family="table-row">
      <style:table-row-properties style:row-height="315.01pt" fo:break-before="auto" style:use-optimal-row-height="true"/>
    </style:style>
    <style:style style:name="ro106" style:family="table-row">
      <style:table-row-properties style:row-height="123.76pt" fo:break-before="auto" style:use-optimal-row-height="true"/>
    </style:style>
    <style:style style:name="ro107" style:family="table-row">
      <style:table-row-properties style:row-height="292.51pt" fo:break-before="auto" style:use-optimal-row-height="true"/>
    </style:style>
    <style:style style:name="ro108" style:family="table-row">
      <style:table-row-properties style:row-height="281.25pt" fo:break-before="auto" style:use-optimal-row-height="true"/>
    </style:style>
    <style:style style:name="ro109" style:family="table-row">
      <style:table-row-properties style:row-height="472.51pt" fo:break-before="auto" style:use-optimal-row-height="true"/>
    </style:style>
    <style:style style:name="ro110" style:family="table-row">
      <style:table-row-properties style:row-height="247.49pt" fo:break-before="auto" style:use-optimal-row-height="true"/>
    </style:style>
    <style:style style:name="ro111" style:family="table-row">
      <style:table-row-properties style:row-height="258.75pt" fo:break-before="auto" style:use-optimal-row-height="true"/>
    </style:style>
    <style:style style:name="ro112" style:family="table-row">
      <style:table-row-properties style:row-height="337.49pt" fo:break-before="auto" style:use-optimal-row-height="true"/>
    </style:style>
    <style:style style:name="ro113" style:family="table-row">
      <style:table-row-properties style:row-height="270pt" fo:break-before="auto" style:use-optimal-row-height="true"/>
    </style:style>
    <style:style style:name="ro114" style:family="table-row">
      <style:table-row-properties style:row-height="303.76pt" fo:break-before="auto" style:use-optimal-row-height="true"/>
    </style:style>
    <style:style style:name="ro115" style:family="table-row">
      <style:table-row-properties style:row-height="348.75pt" fo:break-before="auto" style:use-optimal-row-height="true"/>
    </style:style>
    <style:style style:name="ro116" style:family="table-row">
      <style:table-row-properties style:row-height="58.76pt" fo:break-before="auto" style:use-optimal-row-height="true"/>
    </style:style>
    <style:style style:name="ro117" style:family="table-row">
      <style:table-row-properties style:row-height="326.24pt" fo:break-before="auto" style:use-optimal-row-height="true"/>
    </style:style>
    <style:style style:name="ro118" style:family="table-row">
      <style:table-row-properties style:row-height="382.51pt" fo:break-before="auto" style:use-optimal-row-height="true"/>
    </style:style>
    <style:style style:name="ro119" style:family="table-row">
      <style:table-row-properties style:row-height="216.26pt" fo:break-before="auto" style:use-optimal-row-height="true"/>
    </style:style>
    <style:style style:name="ro120" style:family="table-row">
      <style:table-row-properties style:row-height="360pt" fo:break-before="auto" style:use-optimal-row-height="true"/>
    </style:style>
    <style:style style:name="ro121" style:family="table-row">
      <style:table-row-properties style:row-height="202.96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4" style:family="table-cell" style:parent-style-name="Default">
      <style:table-cell-properties fo:wrap-option="wrap"/>
    </style:style>
    <style:style style:name="ce7" style:family="table-cell" style:parent-style-name="Default">
      <style:table-cell-properties fo:wrap-option="wrap"/>
      <style:text-properties fo:color="#ba131a"/>
    </style:style>
    <style:style style:name="ce8" style:family="table-cell" style:parent-style-name="Hyperlink">
      <style:table-cell-properties fo:wrap-option="wrap"/>
    </style:style>
    <style:style style:name="ce5" style:family="table-cell" style:parent-style-name="Default" style:data-style-name="N100">
      <style:table-cell-properties fo:background-color="#89c765" style:text-align-source="fix" style:repeat-content="false" fo:wrap-option="wrap"/>
      <style:paragraph-properties fo:text-align="center" fo:margin-left="0pt"/>
      <style:text-properties style:use-window-font-color="true"/>
    </style:style>
    <style:style style:name="ce12" style:family="table-cell" style:parent-style-name="Default" style:data-style-name="N100">
      <style:table-cell-properties fo:wrap-option="wrap"/>
    </style:style>
    <style:style style:name="ce13" style:family="table-cell" style:parent-style-name="Default" style:data-style-name="N100">
      <style:table-cell-properties fo:background-color="#94070a" fo:wrap-option="wrap"/>
    </style:style>
    <style:style style:name="ce16" style:family="table-cell" style:parent-style-name="Default" style:data-style-name="N100">
      <style:table-cell-properties fo:background-color="#89c765" fo:wrap-option="wrap"/>
    </style:style>
    <style:style style:name="ce15" style:family="table-cell" style:parent-style-name="Default" style:data-style-name="N100">
      <style:table-cell-properties fo:background-color="#bce4e5" fo:wrap-option="wrap"/>
    </style:style>
    <style:style style:name="ce22" style:family="table-cell" style:parent-style-name="Default" style:data-style-name="N100">
      <style:table-cell-properties fo:background-color="#94070a" fo:wrap-option="wrap"/>
      <style:text-properties fo:color="#ffffff"/>
    </style:style>
    <style:style style:name="ce29" style:family="table-cell" style:parent-style-name="Default" style:data-style-name="N100">
      <style:table-cell-properties fo:background-color="#fcd4d1" fo:wrap-option="wrap"/>
    </style:style>
    <style:style style:name="ce19" style:family="table-cell" style:parent-style-name="Default" style:data-style-name="N100">
      <style:table-cell-properties fo:background-color="#fff200" fo:wrap-option="wrap"/>
    </style:style>
    <style:style style:name="ce33" style:family="table-cell" style:parent-style-name="Default" style:data-style-name="N100">
      <style:table-cell-properties fo:background-color="#ba131a" fo:wrap-option="wrap"/>
      <style:text-properties fo:color="#ffffff"/>
    </style:style>
    <style:style style:name="ce34" style:family="table-cell" style:parent-style-name="Default" style:data-style-name="N100">
      <style:table-cell-properties fo:background-color="#fcd4d1" fo:wrap-option="wrap"/>
      <style:text-properties style:use-window-font-color="true" fo:font-weight="normal" style:font-weight-asian="normal" style:font-weight-complex="normal"/>
    </style:style>
    <style:style style:name="ce35" style:family="table-cell" style:parent-style-name="Default" style:data-style-name="N100">
      <style:table-cell-properties fo:background-color="#ba131a" fo:wrap-option="wrap"/>
      <style:text-properties fo:color="#ffffff" fo:font-weight="normal" style:font-weight-asian="normal" style:font-weight-complex="normal"/>
    </style:style>
    <style:style style:name="ce36" style:family="table-cell" style:parent-style-name="Default" style:data-style-name="N100">
      <style:table-cell-properties fo:background-color="#ba131a" fo:wrap-option="wrap"/>
      <style:text-properties fo:color="#ffffff" style:text-underline-style="solid" style:text-underline-width="auto" style:text-underline-color="font-color"/>
    </style:style>
    <style:style style:name="ce37" style:family="table-cell" style:parent-style-name="Default" style:data-style-name="N100">
      <style:table-cell-properties fo:background-color="#ba131a" fo:wrap-option="wrap"/>
      <style:text-properties fo:color="#ffffff" style:text-underline-style="none"/>
    </style:style>
    <style:style style:name="ce38" style:family="table-cell" style:parent-style-name="Default" style:data-style-name="N100">
      <style:table-cell-properties fo:background-color="#fcd4d1" fo:wrap-option="wrap"/>
      <style:text-properties style:use-window-font-color="true"/>
    </style:style>
    <style:style style:name="ce61" style:family="table-cell" style:parent-style-name="Default">
      <style:table-cell-properties fo:background-color="#ba131a" fo:wrap-option="wrap"/>
      <style:text-properties fo:color="#ffffff"/>
    </style:style>
    <style:style style:name="ce40" style:family="table-cell" style:parent-style-name="Default" style:data-style-name="N100">
      <style:table-cell-properties fo:background-color="#bce4e5" fo:wrap-option="wrap"/>
      <style:text-properties style:use-window-font-color="true" fo:font-weight="normal" style:font-weight-asian="normal" style:font-weight-complex="normal"/>
    </style:style>
    <style:style style:name="ce41" style:family="table-cell" style:parent-style-name="Default" style:data-style-name="N100">
      <style:table-cell-properties fo:background-color="transparent" fo:wrap-option="wrap"/>
    </style:style>
    <style:style style:name="ce42" style:family="table-cell" style:parent-style-name="Default" style:data-style-name="N100">
      <style:table-cell-properties fo:background-color="#faa61a" fo:wrap-option="wrap"/>
    </style:style>
    <style:style style:name="ce43" style:family="table-cell" style:parent-style-name="Default" style:data-style-name="N100">
      <style:table-cell-properties fo:background-color="#ce181e" fo:wrap-option="wrap"/>
      <style:text-properties fo:color="#ffffff" fo:font-weight="bold" style:font-weight-asian="bold" style:font-weight-complex="bold"/>
    </style:style>
    <style:style style:name="ce44" style:family="table-cell" style:parent-style-name="Default" style:data-style-name="N100">
      <style:table-cell-properties fo:background-color="#ba131a" fo:wrap-option="wrap"/>
      <style:text-properties fo:color="#ffffff" fo:font-weight="bold" style:font-weight-asian="bold" style:font-weight-complex="bold"/>
    </style:style>
    <style:style style:name="ce45" style:family="table-cell" style:parent-style-name="Default" style:data-style-name="N100">
      <style:table-cell-properties fo:background-color="#ce181e" fo:wrap-option="wrap"/>
      <style:text-properties fo:color="#ffffff"/>
    </style:style>
    <style:style style:name="ce102" style:family="table-cell" style:parent-style-name="Default">
      <style:table-cell-properties fo:background-color="#89c765" style:text-align-source="fix" style:repeat-content="false" fo:wrap-option="wrap"/>
      <style:paragraph-properties fo:text-align="start" fo:margin-left="0pt"/>
      <style:text-properties style:use-window-font-color="true"/>
    </style:style>
    <style:style style:name="ce48" style:family="table-cell" style:parent-style-name="Default">
      <style:table-cell-properties fo:background-color="#94070a" fo:wrap-option="wrap"/>
    </style:style>
    <style:style style:name="ce104" style:family="table-cell" style:parent-style-name="Default">
      <style:table-cell-properties fo:background-color="#89c765" fo:wrap-option="wrap"/>
    </style:style>
    <style:style style:name="ce50" style:family="table-cell" style:parent-style-name="Default">
      <style:table-cell-properties fo:background-color="#bce4e5" fo:wrap-option="wrap"/>
      <style:text-properties fo:color="#a3238e" fo:font-weight="bold" style:font-weight-asian="bold" style:font-weight-complex="bold"/>
    </style:style>
    <style:style style:name="ce51" style:family="table-cell" style:parent-style-name="Default">
      <style:table-cell-properties fo:background-color="#94070a" fo:wrap-option="wrap"/>
      <style:text-properties fo:color="#ffffff" fo:font-weight="bold" style:font-weight-asian="bold" style:font-weight-complex="bold"/>
    </style:style>
    <style:style style:name="ce52" style:family="table-cell" style:parent-style-name="Default">
      <style:table-cell-properties fo:background-color="#fcd4d1" fo:wrap-option="wrap"/>
    </style:style>
    <style:style style:name="ce53" style:family="table-cell" style:parent-style-name="Default">
      <style:table-cell-properties fo:background-color="#94070a" fo:wrap-option="wrap"/>
      <style:text-properties fo:color="#ffffff"/>
    </style:style>
    <style:style style:name="ce105" style:family="table-cell" style:parent-style-name="Default">
      <style:table-cell-properties fo:background-color="#fff200" fo:wrap-option="wrap"/>
    </style:style>
    <style:style style:name="ce55" style:family="table-cell" style:parent-style-name="Default">
      <style:table-cell-properties fo:background-color="#bce4e5" fo:wrap-option="wrap"/>
      <style:text-properties fo:color="#a3238e" fo:font-style="normal" fo:font-weight="bold" style:font-style-asian="normal" style:font-weight-asian="bold" style:font-style-complex="normal" style:font-weight-complex="bold"/>
    </style:style>
    <style:style style:name="ce56" style:family="table-cell" style:parent-style-name="Default">
      <style:table-cell-properties fo:background-color="#94070a" fo:wrap-option="wrap"/>
      <style:text-properties fo:color="#ffffff" fo:font-style="normal" fo:font-weight="bold" style:font-style-asian="normal" style:font-weight-asian="bold" style:font-style-complex="normal" style:font-weight-complex="bold"/>
    </style:style>
    <style:style style:name="ce108" style:family="table-cell" style:parent-style-name="Default">
      <style:table-cell-properties fo:background-color="transparent" fo:wrap-option="wrap"/>
    </style:style>
    <style:style style:name="ce57" style:family="table-cell" style:parent-style-name="Default">
      <style:table-cell-properties fo:background-color="#bce4e5" fo:wrap-option="wrap"/>
      <style:text-properties fo:color="#0066b3" fo:font-weight="bold" style:font-weight-asian="bold" style:font-weight-complex="bold"/>
    </style:style>
    <style:style style:name="ce58" style:family="table-cell" style:parent-style-name="Default">
      <style:table-cell-properties fo:background-color="#94070a" fo:wrap-option="wrap"/>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Ubuntu" style:font-size-asian="10pt" style:language-asian="zh" style:country-asian="CN" style:font-style-asian="normal" style:font-weight-asian="normal" style:font-name-complex="Ubuntu"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94070a" fo:wrap-option="wrap" style:vertical-align="bottom"/>
      <style:text-properties fo:color="#ffffff"/>
    </style:style>
    <style:style style:name="ce60" style:family="table-cell" style:parent-style-name="Default">
      <style:table-cell-properties fo:background-color="#94070a" fo:wrap-option="wrap"/>
      <style:text-properties fo:color="#ffffff" style:font-name="Liberation Sans" style:font-name-asian="Ubuntu" style:font-name-complex="Ubuntu"/>
    </style:style>
    <style:style style:name="ce62" style:family="table-cell" style:parent-style-name="Default">
      <style:table-cell-properties fo:background-color="#ba131a" fo:wrap-option="wrap"/>
      <style:text-properties fo:color="#ffffff" fo:font-weight="bold" style:font-weight-asian="bold" style:font-weight-complex="bold"/>
    </style:style>
    <style:style style:name="ce63" style:family="table-cell" style:parent-style-name="Default">
      <style:table-cell-properties fo:background-color="#bce4e5" fo:wrap-option="wrap"/>
      <style:text-properties fo:color="#0066b3" fo:font-style="normal" fo:font-weight="bold" style:font-style-asian="normal" style:font-weight-asian="bold" style:font-style-complex="normal" style:font-weight-complex="bold"/>
    </style:style>
    <style:style style:name="ce64" style:family="table-cell" style:parent-style-name="Default">
      <style:table-cell-properties fo:background-color="#ba131a" fo:wrap-option="wrap"/>
      <style:text-properties fo:color="#ffffff" fo:font-style="normal" fo:font-weight="bold" style:font-style-asian="normal" style:font-weight-asian="bold" style:font-style-complex="normal" style:font-weight-complex="bold"/>
    </style:style>
    <style:style style:name="ce65" style:family="table-cell" style:parent-style-name="Default">
      <style:table-cell-properties fo:background-color="#fcd4d1" fo:wrap-option="wrap"/>
      <style:text-properties style:use-window-font-color="true" fo:font-weight="normal" style:font-weight-asian="normal" style:font-weight-complex="normal"/>
    </style:style>
    <style:style style:name="ce66" style:family="table-cell" style:parent-style-name="Default">
      <style:table-cell-properties fo:background-color="#ba131a" fo:wrap-option="wrap"/>
      <style:text-properties fo:color="#ffffff" fo:font-weight="normal" style:font-weight-asian="normal" style:font-weight-complex="normal"/>
    </style:style>
    <style:style style:name="ce67" style:family="table-cell" style:parent-style-name="Default">
      <style:table-cell-properties fo:background-color="#ba131a" fo:wrap-option="wrap"/>
      <style:text-properties fo:color="#ffffff" style:text-underline-style="solid" style:text-underline-width="auto" style:text-underline-color="font-color"/>
    </style:style>
    <style:style style:name="ce68" style:family="table-cell" style:parent-style-name="Default">
      <style:table-cell-properties fo:background-color="#ba131a" fo:wrap-option="wrap"/>
      <style:text-properties fo:color="#ffffff" style:text-underline-style="none"/>
    </style:style>
    <style:style style:name="ce69" style:family="table-cell" style:parent-style-name="Default">
      <style:table-cell-properties fo:background-color="#bce4e5" fo:wrap-option="wrap"/>
      <style:text-properties fo:color="#a3238e" style:text-underline-style="none" fo:font-weight="bold" style:font-weight-asian="bold" style:font-weight-complex="bold"/>
    </style:style>
    <style:style style:name="ce70" style:family="table-cell" style:parent-style-name="Default">
      <style:table-cell-properties fo:background-color="#ba131a" fo:wrap-option="wrap"/>
      <style:text-properties fo:color="#ffffff" style:text-underline-style="none" fo:font-weight="bold" style:font-weight-asian="bold" style:font-weight-complex="bold"/>
    </style:style>
    <style:style style:name="ce71" style:family="table-cell" style:parent-style-name="Default">
      <style:table-cell-properties fo:background-color="#fcd4d1" fo:wrap-option="wrap"/>
      <style:text-properties style:use-window-font-color="true"/>
    </style:style>
    <style:style style:name="ce72" style:family="table-cell" style:parent-style-name="Default">
      <style:table-cell-properties fo:background-color="#fcd4d1" fo:wrap-option="wrap"/>
      <style:text-properties fo:color="#0066b3" fo:font-weight="bold" style:font-weight-asian="bold" style:font-weight-complex="bold"/>
    </style:style>
    <style:style style:name="ce73" style:family="table-cell" style:parent-style-name="Default">
      <style:table-cell-properties fo:background-color="#ba131a" fo:wrap-option="wrap"/>
      <style:text-properties fo:color="#ffffff" style:text-underline-style="none" fo:font-weight="normal" style:font-weight-asian="normal" style:font-weight-complex="normal"/>
    </style:style>
    <style:style style:name="ce129" style:family="table-cell" style:parent-style-name="Default">
      <style:table-cell-properties fo:wrap-option="wrap"/>
      <style:text-properties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font-relief="none" style:text-overline-style="none" style:text-overline-color="font-color"/>
    </style:style>
    <style:style style:name="ce126" style:family="table-cell" style:parent-style-name="Default">
      <style:table-cell-properties fo:wrap-option="wrap"/>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fo:wrap-option="wrap"/>
      <style:text-properties style:font-name="Arial1" style:font-name-complex="Arial1"/>
    </style:style>
    <style:style style:name="ce80" style:family="table-cell" style:parent-style-name="Default">
      <style:table-cell-properties fo:background-color="#bce4e5" fo:wrap-option="wrap"/>
      <style:text-properties fo:color="#0066b3"/>
    </style:style>
    <style:style style:name="ce130" style:family="table-cell" style:parent-style-name="Default">
      <style:table-cell-properties fo:wrap-option="wrap"/>
      <style:text-properties style:font-name="Arial1" fo:font-weight="bold" style:font-weight-asian="bold" style:font-name-complex="Arial1" style:font-weight-complex="bold"/>
    </style:style>
    <style:style style:name="ce131" style:family="table-cell" style:parent-style-name="Default">
      <style:table-cell-properties fo:wrap-option="wrap"/>
      <style:text-properties style:font-name="Arial1" fo:font-size="11pt" style:font-size-asian="11pt" style:font-name-complex="Arial1" style:font-size-complex="11pt"/>
    </style:style>
    <style:style style:name="ce83" style:family="table-cell" style:parent-style-name="Normál_20_2">
      <style:table-cell-properties fo:wrap-option="wrap"/>
    </style:style>
    <style:style style:name="ce75" style:family="table-cell" style:parent-style-name="Default">
      <style:table-cell-properties fo:background-color="#ed1c24" fo:wrap-option="wrap"/>
      <style:text-properties fo:color="#ffffff" fo:font-weight="bold" style:font-weight-asian="bold" style:font-weight-complex="bold"/>
    </style:style>
    <style:style style:name="ce140" style:family="table-cell" style:parent-style-name="Default">
      <style:table-cell-properties fo:background-color="#89c765" style:text-align-source="fix" style:repeat-content="false" fo:wrap-option="wrap"/>
      <style:paragraph-properties fo:text-align="center" fo:margin-left="0pt"/>
      <style:text-properties style:use-window-font-color="true"/>
    </style:style>
    <style:style style:name="ce85" style:family="table-cell" style:parent-style-name="Default">
      <style:table-cell-properties fo:background-color="#bce4e5" fo:wrap-option="wrap"/>
    </style:style>
    <style:style style:name="ce86" style:family="table-cell" style:parent-style-name="Default">
      <style:table-cell-properties fo:background-color="#f58220" fo:wrap-option="wrap"/>
    </style:style>
    <style:style style:name="ce87" style:family="table-cell" style:parent-style-name="Default">
      <style:table-cell-properties fo:background-color="#f58220" fo:wrap-option="wrap"/>
      <style:text-properties fo:color="#ffffff"/>
    </style:style>
    <style:style style:name="ce82" style:family="table-cell" style:parent-style-name="Excel_5f_BuiltIn_5f_Hyperlink">
      <style:table-cell-properties fo:wrap-option="wrap"/>
    </style:style>
    <style:style style:name="gr1" style:family="graphic">
      <style:graphic-properties draw:stroke="solid" svg:stroke-width="0.74pt" svg:stroke-color="#3465a4" draw:marker-start="msArrowEnd_20_5" draw:marker-start-width="5.95pt" draw:marker-start-center="false" svg:stroke-opacity="100%" draw:stroke-linejoin="round" draw:fill="solid" draw:fill-color="#ffffc0" draw:textarea-horizontal-align="justify" draw:textarea-vertical-align="top" draw:auto-grow-height="false" draw:auto-grow-width="false" fo:min-height="9.55pt" fo:min-width="68.06pt" fo:padding-top="1.59pt" fo:padding-bottom="1.59pt" fo:padding-left="1.59pt" fo:padding-right="1.59pt" fo:wrap-option="no-wrap" draw:shadow="hidden" draw:shadow-offset-x="2.83pt" draw:shadow-offset-y="2.83pt" draw:shadow-color="#000000" draw:caption-escape-direction="auto"/>
    </style:style>
    <style:style style:name="gr2" style:family="graphic">
      <style:graphic-properties draw:stroke="solid" svg:stroke-width="0.74pt" svg:stroke-color="#3465a4" draw:marker-start="msArrowEnd_20_5" draw:marker-start-width="5.95pt" draw:marker-start-center="false" svg:stroke-opacity="100%" draw:stroke-linejoin="round" draw:fill="solid" draw:fill-color="#ffffc0" draw:textarea-horizontal-align="justify" draw:textarea-vertical-align="top" draw:auto-grow-height="false" draw:auto-grow-width="false" fo:min-height="9.33pt" fo:min-width="68.06pt" fo:padding-top="1.59pt" fo:padding-bottom="1.59pt" fo:padding-left="1.59pt" fo:padding-right="1.59pt" fo:wrap-option="no-wrap" draw:shadow="hidden" draw:shadow-offset-x="2.83pt" draw:shadow-offset-y="2.83pt" draw:shadow-color="#000000" draw:caption-escape-direction="auto"/>
    </style:style>
    <style:style style:name="gr3" style:family="graphic">
      <style:graphic-properties draw:stroke="solid" svg:stroke-width="0.74pt" svg:stroke-color="#3465a4" draw:marker-start="msArrowEnd_20_5" draw:marker-start-width="5.95pt" draw:marker-start-center="false" svg:stroke-opacity="100%" draw:stroke-linejoin="round" draw:fill="solid" draw:fill-color="#ffffc0" draw:textarea-horizontal-align="justify" draw:textarea-vertical-align="top" draw:auto-grow-height="false" draw:auto-grow-width="false" fo:min-height="9.78pt" fo:min-width="68.06pt" fo:padding-top="1.59pt" fo:padding-bottom="1.59pt" fo:padding-left="1.59pt" fo:padding-right="1.59pt" fo:wrap-option="no-wrap" draw:shadow="hidden" draw:shadow-offset-x="2.83pt" draw:shadow-offset-y="2.83pt" draw:shadow-color="#000000" draw:caption-escape-direction="auto"/>
    </style:style>
    <style:style style:name="gr4" style:family="graphic">
      <style:graphic-properties draw:stroke="solid" svg:stroke-width="0.74pt" svg:stroke-color="#3465a4" draw:marker-start="msArrowEnd_20_5" draw:marker-start-width="5.95pt" draw:marker-start-center="false" svg:stroke-opacity="100%" draw:stroke-linejoin="round" draw:fill="solid" draw:fill-color="#ffffc0" draw:textarea-horizontal-align="justify" draw:textarea-vertical-align="top" draw:auto-grow-height="false" draw:auto-grow-width="false" fo:min-height="9.58pt" fo:min-width="68.06pt" fo:padding-top="1.59pt" fo:padding-bottom="1.59pt" fo:padding-left="1.59pt" fo:padding-right="1.59pt" fo:wrap-option="no-wrap" draw:shadow="hidden" draw:shadow-offset-x="2.83pt" draw:shadow-offset-y="2.83pt" draw:shadow-color="#000000" draw:caption-escape-direction="auto"/>
    </style:style>
    <style:style style:name="gr5" style:family="graphic">
      <style:graphic-properties draw:stroke="solid" svg:stroke-width="0.74pt" svg:stroke-color="#3465a4" draw:marker-start="msArrowEnd_20_5" draw:marker-start-width="5.95pt" draw:marker-start-center="false" svg:stroke-opacity="100%" draw:stroke-linejoin="round" draw:fill="solid" draw:fill-color="#ffffc0" draw:textarea-horizontal-align="justify" draw:textarea-vertical-align="top" draw:auto-grow-height="false" draw:auto-grow-width="false" fo:min-height="9.69pt" fo:min-width="68.06pt" fo:padding-top="1.59pt" fo:padding-bottom="1.59pt" fo:padding-left="1.59pt" fo:padding-right="1.59pt" fo:wrap-option="no-wrap" draw:shadow="hidden" draw:shadow-offset-x="2.83pt" draw:shadow-offset-y="2.83pt" draw:shadow-color="#000000" draw:caption-escape-direction="auto"/>
    </style:style>
    <style:style style:name="gr6" style:family="graphic">
      <style:graphic-properties draw:stroke="solid" svg:stroke-width="0.74pt" svg:stroke-color="#3465a4" draw:marker-start="msArrowEnd_20_5" draw:marker-start-width="5.95pt" draw:marker-start-center="false" svg:stroke-opacity="100%" draw:stroke-linejoin="round" draw:fill="solid" draw:fill-color="#ffffc0" draw:textarea-horizontal-align="justify" draw:textarea-vertical-align="top" draw:auto-grow-height="false" draw:auto-grow-width="false" fo:min-height="9.52pt" fo:min-width="68.06pt" fo:padding-top="1.59pt" fo:padding-bottom="1.59pt" fo:padding-left="1.59pt" fo:padding-right="1.59pt" fo:wrap-option="no-wrap" draw:shadow="hidden" draw:shadow-offset-x="2.83pt" draw:shadow-offset-y="2.83pt" draw:shadow-color="#000000" draw:caption-escape-direction="auto"/>
    </style:style>
    <style:style style:name="gr7" style:family="graphic">
      <style:graphic-properties draw:marker-start="Arrowheads_20_1" draw:marker-start-width="5.67pt" draw:marker-start-center="false" draw:fill="solid" draw:fill-color="#ffffc0" draw:auto-grow-height="true" draw:auto-grow-width="false" fo:max-width="340.16pt" fo:min-height="22.42pt" fo:min-width="82.2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ax-width="340.16pt" fo:min-height="11.23pt" fo:min-width="82.2pt" fo:padding-top="2.83pt" fo:padding-bottom="2.83pt" fo:padding-left="2.83pt" fo:padding-right="2.83pt" draw:shadow="hidden" draw:shadow-offset-x="2.83pt" draw:shadow-offset-y="2.83pt" draw:caption-escape-direction="auto"/>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line-through-type="none" style:text-position="0% 100%" style:font-name="Arial"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0pt" style:language-complex="hi" style:country-complex="IN" style:font-relief="none" style:text-emphasize="none" style:font-style-complex="normal" style:font-style-asian="normal" style:font-weight-complex="normal" style:font-weight-asian="normal" style:font-size-complex="10pt" style:font-size-asian="10pt" style:font-name-complex="Arial" style:font-name-asian="Noto Sans CJK SC Regular" style:font-name="Arial"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4" style:family="text">
      <style:text-properties fo:font-size="10pt" style:language-complex="hi" style:country-complex="IN" style:font-relief="none" style:text-emphasize="none" style:font-style-complex="normal" style:font-style-asian="normal" style:font-weight-complex="normal" style:font-weight-asian="normal" style:font-size-complex="10pt" style:font-size-asian="10pt" style:font-name-asian="Noto Sans CJK SC Regular"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font-name="Liberation Sans" style:font-name-complex="Lohit Devanagari"/>
    </style:style>
    <style:style style:name="T5" style:family="text">
      <style:text-properties style:font-relief="none" fo:font-size="10pt" style:text-emphasize="none" style:font-style-complex="normal" style:font-style-asian="normal" style:font-weight-complex="normal" style:font-weight-asian="normal" style:font-size-complex="10pt" style:font-size-asian="10pt" style:font-name-complex="Arial" style:font-name-asian="Noto Sans CJK SC Regular" style:text-overline-style="none" style:text-overline-color="font-color" style:font-name="Arial" style:language-asian="zh" style:country-asian="CN" fo:language="en" fo:country="US" style:text-line-through-mode="continuous" fo:text-shadow="none" style:text-outline="false" fo:font-style="normal" style:text-line-through-type="none" style:text-underline-style="none" style:text-underline-color="font-color" fo:font-weight="normal" style:language-complex="hi" style:country-complex="IN"/>
    </style:style>
    <style:style style:name="T6" style:family="text">
      <style:text-properties style:font-relief="none" fo:font-size="10pt" style:text-emphasize="none" style:font-style-complex="normal" style:font-style-asian="normal" style:font-weight-complex="normal" style:font-weight-asian="normal" style:font-size-complex="10pt" style:font-size-asian="10pt" style:font-name-asian="Noto Sans CJK SC Regular" style:text-overline-style="none" style:text-overline-color="font-color" style:language-asian="zh" style:country-asian="CN" fo:language="en" fo:country="US" style:text-line-through-mode="continuous" fo:text-shadow="none" style:text-outline="false" fo:font-style="normal" style:text-line-through-type="none" style:text-underline-style="none" style:text-underline-color="font-color" fo:font-weight="normal" style:language-complex="hi" style:country-complex="IN" style:font-name="Liberation Sans" style:font-name-complex="Lohit Devanagari"/>
    </style:style>
    <style:style style:name="T7" style:family="text">
      <style:text-properties style:font-relief="none" fo:font-size="10pt" style:text-emphasize="none" style:font-style-complex="normal" style:font-style-asian="normal" style:font-weight-complex="normal" style:font-weight-asian="normal" style:font-size-complex="10pt" style:font-size-asian="10pt" style:font-name-asian="Noto Sans CJK SC Regular" style:text-overline-style="none" style:text-overline-color="font-color" style:language-asian="zh" style:country-asian="CN" fo:language="en" fo:country="US" style:text-line-through-mode="continuous" fo:text-shadow="none" style:text-outline="false" fo:font-style="normal" style:text-line-through-type="none" style:text-underline-style="none" style:text-underline-color="font-color" fo:font-weight="normal" style:language-complex="hi" style:country-complex="IN" style:font-name="Arial" style:font-name-complex="Arial"/>
    </style:style>
    <style:style style:name="T8"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10pt" style:font-size-asian="10pt" style:font-name-complex="Arial" style:font-name-asian="Noto Sans CJK SC Regular" style:font-name="Arial" style:language-asian="zh" style:country-asian="CN" fo:language="en" fo:country="US" style:text-line-through-mode="continuous" fo:text-shadow="none" style:text-outline="false" fo:font-style="normal" style:text-line-through-type="none" style:text-underline-style="none" style:text-underline-color="font-color" fo:font-weight="normal" style:language-complex="hi" style:country-complex="IN"/>
    </style:style>
    <style:style style:name="T9"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10pt" style:font-size-asian="10pt" style:font-name-asian="Noto Sans CJK SC Regular" style:language-asian="zh" style:country-asian="CN" fo:language="en" fo:country="US" style:text-line-through-mode="continuous" fo:text-shadow="none" style:text-outline="false" fo:font-style="normal" style:text-line-through-type="none" style:text-underline-style="none" style:text-underline-color="font-color" fo:font-weight="normal" style:language-complex="hi" style:country-complex="IN" style:font-name="Liberation Sans" style:font-name-complex="Lohit Devanagari"/>
    </style:style>
    <style:style style:name="T10" style:family="text">
      <style:text-properties style:font-name-asian="Noto Sans CJK SC Regular" style:language-asian="zh" style:country-asian="CN" style:font-name-complex="Lohit Devanagari" style:font-size-asian="10pt" style:font-size-complex="10pt" style:font-weight-asian="normal" style:font-weight-complex="normal" style:font-style-asian="normal" style:font-style-complex="normal" style:text-emphasize="none" style:font-relief="none" style:font-name="Liberation Sans" fo:color="#000000"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text-overline-style="none" style:text-overline-color="font-color"/>
    </style:style>
    <style:style style:name="T11" style:family="text">
      <style:text-properties style:font-name-asian="Noto Sans CJK SC Regular" style:language-asian="zh" style:country-asian="CN" style:font-name-complex="Lohit Devanagari" style:font-weight-asian="normal" style:font-weight-complex="normal" style:font-style-asian="normal" style:font-style-complex="normal" style:text-emphasize="none" style:font-relief="none" fo:color="#000000" style:language-complex="hi" style:country-complex="IN" fo:font-weight="normal" style:text-underline-style="none" style:text-underline-color="font-color" style:text-line-through-type="none" fo:font-style="normal" style:text-outline="false" fo:text-shadow="none" style:text-line-through-mode="continuous" fo:language="en" fo:country="US" style:text-overline-style="none" style:text-overline-color="font-color" style:font-name="Calibri" fo:font-size="11pt" style:font-size-asian="11pt" style:font-size-complex="11pt"/>
    </style:style>
    <style:style style:name="T12" style:family="text">
      <style:text-properties style:font-name-asian="Noto Sans CJK SC Regular" style:language-asian="zh" style:country-asian="CN" style:font-name-complex="Lohit Devanagari" style:font-weight-asian="normal" style:font-weight-complex="normal" style:font-style-asian="normal" style:font-style-complex="normal" style:text-emphasize="none" style:font-relief="none" style:language-complex="hi" style:country-complex="IN" fo:font-weight="normal" style:text-underline-style="none" style:text-underline-color="font-color" style:text-line-through-type="none" fo:font-style="normal" style:text-outline="false" fo:text-shadow="none" style:text-line-through-mode="continuous" fo:language="en" fo:country="US" style:text-overline-style="none" style:text-overline-color="font-color" style:font-name="Liberation Sans" fo:font-size="10pt" style:font-size-asian="10pt" style:font-size-complex="10pt"/>
    </style:style>
    <style:style style:name="T13" style:family="text">
      <style:text-properties fo:language="en" fo:country="US" style:font-size-asian="10pt" style:font-name-complex="Lohit Devanagari" style:font-name-asian="Noto Sans CJK SC Regular" fo:font-size="10pt" style:font-relief="none" style:text-emphasize="none" style:font-style-complex="normal" style:font-style-asian="normal" style:font-weight-complex="normal" style:font-weight-asian="normal" style:font-size-complex="10pt" fo:text-shadow="none" style:text-outline="false" fo:font-style="normal" style:text-line-through-type="none" style:text-underline-style="none" style:text-underline-color="font-color" fo:font-weight="normal" style:font-name="Liberation Sans" style:language-complex="hi" style:country-complex="IN" style:language-asian="zh" style:country-asian="CN" style:text-overline-style="none" style:text-overline-color="font-color" style:text-line-through-mode="continuous"/>
    </style:style>
    <style:style style:name="T14" style:family="text">
      <style:text-properties fo:language="en" fo:country="US" style:font-relief="none" style:text-emphasize="none" style:font-style-complex="normal" style:font-style-asian="normal" style:font-weight-complex="normal" style:font-weight-asian="normal" fo:text-shadow="none" style:text-outline="false" fo:font-style="normal" style:text-line-through-type="none" style:text-underline-style="none" style:text-underline-color="font-color" fo:font-weight="normal" style:language-complex="hi" style:country-complex="IN" style:language-asian="zh" style:country-asian="CN" style:text-overline-style="none" style:text-overline-color="font-color" style:text-line-through-mode="continuous" style:font-size-complex="6.40000009536743pt" style:font-size-asian="6.40000009536743pt" style:font-name-complex="Ubuntu" style:font-name-asian="Ubuntu" fo:letter-spacing="normal" style:letter-kerning="true" style:text-position="0% 100%" style:text-scale="100%" fo:font-size="6.40000009536743pt" style:font-name="Ubuntu" fo:color="#000000"/>
    </style:style>
  </office:automatic-styles>
  <office:body>
    <office:spreadsheet>
      <table:calculation-settings table:automatic-find-labels="false" table:use-regular-expressions="false" table:use-wildcards="true"/>
      <table:table table:name="SumatorReferinte" table:style-name="ta1">
        <table:table-column table:style-name="co1" table:default-cell-style-name="ce4"/>
        <table:table-column table:style-name="co2" table:default-cell-style-name="ce7"/>
        <table:table-column table:style-name="co3" table:number-columns-repeated="2"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 table:number-columns-repeated="1013" table:default-cell-style-name="ce4"/>
        <table:table-row table:style-name="ro1">
          <table:table-cell/>
          <table:table-cell office:value-type="string" calcext:value-type="string">
            <text:p>Original text in English</text:p>
          </table:table-cell>
          <table:table-cell office:value-type="string" calcext:value-type="string">
            <text:p>Translated text in Language Armenian</text:p>
          </table:table-cell>
          <table:table-cell office:value-type="string" calcext:value-type="string">
            <text:p>Translated text in Albanian Language</text:p>
          </table:table-cell>
          <table:table-cell office:value-type="string" calcext:value-type="string">
            <text:p>Translated text in Georgian</text:p>
          </table:table-cell>
          <table:table-cell office:value-type="string" calcext:value-type="string">
            <text:p>Szöveg, magyar nyelvre lefordítva</text:p>
          </table:table-cell>
          <table:table-cell office:value-type="string" calcext:value-type="string">
            <text:p>Translated text in Language Macedonian</text:p>
          </table:table-cell>
          <table:table-cell office:value-type="string" calcext:value-type="string">
            <text:p>Translated text in Language Serbian</text:p>
          </table:table-cell>
          <table:table-cell office:value-type="string" calcext:value-type="string">
            <text:p>Romana</text:p>
          </table:table-cell>
          <table:table-cell office:value-type="string" calcext:value-type="string">
            <text:p>Translated text in Language X</text:p>
          </table:table-cell>
          <table:table-cell table:number-columns-repeated="1013"/>
        </table:table-row>
        <table:table-row table:style-name="ro2">
          <table:table-cell office:value-type="float" office:value="1" calcext:value-type="float">
            <text:p>1</text:p>
          </table:table-cell>
          <table:table-cell table:number-columns-repeated="2" office:value-type="string" calcext:value-type="string">
            <text:p>David Feldman “Civil Liberties and Human Rights in England and Wales”, Oxford University Press 2002 (p.772 – 766)</text:p>
          </table:table-cell>
          <table:table-cell office:value-type="string" calcext:value-type="string">
            <text:p>David Feldman "Liritë Civile dhe të Drejtat e Njeriut në Angli dhe Uells", Oxford University Press 2002 (f.772-766)</text:p>
          </table:table-cell>
          <table:table-cell office:value-type="string" calcext:value-type="string">
            <text:p>დევიდ ფელდმანი “სამოქალაქო თავისუფლებები და ადამიანის უფლებები ინგლისსა და უელსში”, ოქსფორდის უნივერსიტეტის პრესა 2002 (გვ.772-766) </text:p>
          </table:table-cell>
          <table:table-cell office:value-type="string" calcext:value-type="string">
            <text:p>David Feldman "Állampolgári Szabadság és Emberi Jogok Angliában és Walesben", Oxford University Press 2002 <text:s/>(742-766 oldalak)</text:p>
          </table:table-cell>
          <table:table-cell office:value-type="string" calcext:value-type="string">
            <text:p>Дејвид Фелдман "Граѓански слободи и човекови права во Англија и Велс", Oxford University Press 2002 (стр.772 - 766)</text:p>
          </table:table-cell>
          <table:table-cell office:value-type="string" calcext:value-type="string">
            <text:p>1 David Feldman “Civil Liberties and Human Rights in England and Wales”, Oxford University Press 2002 (str.772 – 766)</text:p>
          </table:table-cell>
          <table:table-cell office:value-type="string" calcext:value-type="string">
            <text:p>David Feldman - Libertățile Civile și Drepturile Omului în Anglia și Țara Galilor”, Oxford University Press 2002 (p.772 – 766)</text:p>
          </table:table-cell>
          <table:table-cell office:value-type="string" calcext:value-type="string">
            <text:p>Дэвид Фельдман "Гражданские свободы и права человека в Англии и Уэльсе", Оксфорд Юниверсити Пресс 2002 (с. 772-766)</text:p>
          </table:table-cell>
          <table:table-cell table:number-columns-repeated="1013"/>
        </table:table-row>
        <table:table-row table:style-name="ro3">
          <table:table-cell office:value-type="float" office:value="2" calcext:value-type="float">
            <text:p>2</text:p>
          </table:table-cell>
          <table:table-cell office:value-type="string" calcext:value-type="string">
            <text:p>See the full text online at http://www.echr.coe.int/Documents/Convention_ENG.pdf</text:p>
          </table:table-cell>
          <table:table-cell office:value-type="string" calcext:value-type="string">
            <text:p>Ամբողջական տեքստն այստեղ՝ http://www.echr.coe.int/Documents/Convention_ENG.pdf</text:p>
          </table:table-cell>
          <table:table-cell table:style-name="ce8" office:value-type="string" calcext:value-type="string">
            <text:p>Teksti i plotë gjendet në faqen e internetit: http://www.echr.coe.int/Documents/Convention_ENG.pdf</text:p>
          </table:table-cell>
          <table:table-cell office:value-type="string" calcext:value-type="string">
            <text:p>იხ. სრული ტექსტი ონლაინ, მისამართზე: http://www.echr.coe.int/Documents/Convention_ENG.pdf</text:p>
          </table:table-cell>
          <table:table-cell office:value-type="string" calcext:value-type="string">
            <text:p>A teljes szöveg megtekinthető "on-line" -ban, cím: http://www.echr.coe.int/Documents/Convention_ENG.pdf <text:s/>címen</text:p>
          </table:table-cell>
          <table:table-cell office:value-type="string" calcext:value-type="string">
            <text:p>Целиот текст е достапен онлајн на <text:s/>http://www.echr.coe.int/Documents/Convention_ENG.pdf</text:p>
          </table:table-cell>
          <table:table-cell table:style-name="ce8" office:value-type="string" calcext:value-type="string">
            <text:p>2  Vidi celokupan tekst na Internetu, na adresi ​http://www.echr.coe.int/Documents/Convention_ENG.pdf</text:p>
          </table:table-cell>
          <table:table-cell office:value-type="string" calcext:value-type="string">
            <text:p>Vezi textul complet online pe http://www.echr.coe.int/Documents/Convention_ENG.pdf</text:p>
          </table:table-cell>
          <table:table-cell office:value-type="string" calcext:value-type="string">
            <text:p>См. полный текст онлайн: http://www.echr.coe.int/Documents/Convention_ENG.pdf</text:p>
          </table:table-cell>
          <table:table-cell table:number-columns-repeated="1013"/>
        </table:table-row>
        <table:table-row table:style-name="ro4">
          <table:table-cell office:value-type="float" office:value="3" calcext:value-type="float">
            <text:p>3</text:p>
          </table:table-cell>
          <table:table-cell office:value-type="string" calcext:value-type="string">
            <text:p>All factsheets are available at http://www.echr.coe.int/Pages/home.aspx?p=press/factsheets</text:p>
          </table:table-cell>
          <table:table-cell office:value-type="string" calcext:value-type="string">
            <text:p>Բոլոր տեղեկատվական թերթիկները հասանելի են այստեղ՝ http://www.echr.coe.int/Pages/home.aspx?p=press/factsheets</text:p>
          </table:table-cell>
          <table:table-cell table:style-name="ce8" office:value-type="string" calcext:value-type="string">
            <text:p>Fletët informuese gjenden në: http://www.echr.coe.int/Pages/home.aspx?p=press/factsheets</text:p>
          </table:table-cell>
          <table:table-cell office:value-type="string" calcext:value-type="string">
            <text:p>ყველა თემატური ბიულეტენი ხელმისაწვდომია მისამართზე: http://www.echr.coe.int/Pages/home.aspx?p=press/factsheets </text:p>
          </table:table-cell>
          <table:table-cell office:value-type="string" calcext:value-type="string">
            <text:p>Összes tudnivaló elérhető <text:s/>a <text:s/>http://www.echr.coe.int/Pages/home.aspx?p=press/factsheets <text:s/>címen</text:p>
          </table:table-cell>
          <table:table-cell office:value-type="string" calcext:value-type="string">
            <text:p>Сите информативни листи се достапни на http://www.echr.coe.int/Pages/home.aspx?p=press/factsheets</text:p>
          </table:table-cell>
          <table:table-cell table:style-name="ce8" office:value-type="string" calcext:value-type="string">
            <text:p>Svi informativni dokumenti dostupni su na adresi ​http://www.echr.coe.int/Pages/home.aspx?p=press/factsheets</text:p>
          </table:table-cell>
          <table:table-cell office:value-type="string" calcext:value-type="string">
            <text:p>Toate fișele descriptive disponibile pe http://www.echr.coe.int/Pages/home.aspx?p=press/factsheets</text:p>
          </table:table-cell>
          <table:table-cell office:value-type="string" calcext:value-type="string">
            <text:p>Со всеми информационными бюллетенями можно ознакомиться здесь: http://www.echr.coe.int/Pages/home.aspx?p=press/factsheets</text:p>
          </table:table-cell>
          <table:table-cell table:number-columns-repeated="1013"/>
        </table:table-row>
        <table:table-row table:style-name="ro3">
          <table:table-cell office:value-type="float" office:value="4" calcext:value-type="float">
            <text:p>4</text:p>
          </table:table-cell>
          <table:table-cell office:value-type="string" calcext:value-type="string">
            <text:p>The database is available at http://fra.europa.eu/en/case-law-database</text:p>
          </table:table-cell>
          <table:table-cell office:value-type="string" calcext:value-type="string">
            <text:p>Տվյալների շտեմարանը հասանելի է այստեղ՝ http://fra.europa.eu/en/case-law-database</text:p>
          </table:table-cell>
          <table:table-cell table:style-name="ce8" office:value-type="string" calcext:value-type="string">
            <text:p>Baza e të dhënave gjendet në http://fra.europa.eu/en/case-law-database</text:p>
          </table:table-cell>
          <table:table-cell office:value-type="string" calcext:value-type="string">
            <text:p>მონაცემთა ბაზა ხელმისაწვდომია მისამართზე: http://fra.europa.eu/en/case-law-database </text:p>
          </table:table-cell>
          <table:table-cell office:value-type="string" calcext:value-type="string">
            <text:p>Az adatbázis elérhető, a <text:s/>http://fra.europa.eu/en/case-law-database <text:s text:c="2"/>címen</text:p>
          </table:table-cell>
          <table:table-cell office:value-type="string" calcext:value-type="string">
            <text:p>Базата на податоци е достапна на http://fra.europa.eu/en/case-law-database</text:p>
          </table:table-cell>
          <table:table-cell table:style-name="ce8" office:value-type="string" calcext:value-type="string">
            <text:p>4          Baza podataka je dostupna na adresi ​http://fra.europa.eu/en/case-law-database</text:p>
          </table:table-cell>
          <table:table-cell office:value-type="string" calcext:value-type="string">
            <text:p>Baza de date e disponibilă pe http://fra.europa.eu/en/case-law-database</text:p>
          </table:table-cell>
          <table:table-cell office:value-type="string" calcext:value-type="string">
            <text:p>С базой данных можно ознакомиться здесь: http://fra.europa.eu/en/case-law-database</text:p>
          </table:table-cell>
          <table:table-cell table:number-columns-repeated="1013"/>
        </table:table-row>
        <table:table-row table:style-name="ro3">
          <table:table-cell office:value-type="float" office:value="5" calcext:value-type="float">
            <text:p>5</text:p>
          </table:table-cell>
          <table:table-cell office:value-type="string" calcext:value-type="string">
            <text:p>Available at http://www.echr.coe.int/Documents/Research_report_internet_ENG.pdf</text:p>
          </table:table-cell>
          <table:table-cell office:value-type="string" calcext:value-type="string">
            <text:p>Հասանելի է այստեղ՝ http://www.echr.coe.int/Documents/Research_report_internet_ENG.pdf</text:p>
          </table:table-cell>
          <table:table-cell table:style-name="ce8" office:value-type="string" calcext:value-type="string">
            <text:p>Gjendet tek http://www.echr.coe.int/Documents/Research_report_internet_ENG.pdf</text:p>
          </table:table-cell>
          <table:table-cell office:value-type="string" calcext:value-type="string">
            <text:p>ხელმისაწვდომია მისამართზე: http://www.echr.coe.int/Documents/Research_report_internet_ENG.pdf <text:s/></text:p>
          </table:table-cell>
          <table:table-cell office:value-type="string" calcext:value-type="string">
            <text:p>Elérhető : http://www.echr.coe.int/Documents/Research_report_internet_ENG.pdf <text:s/>címen</text:p>
          </table:table-cell>
          <table:table-cell office:value-type="string" calcext:value-type="string">
            <text:p>Достапно на <text:s/>http://www.echr.coe.int/Documents/Research_report_internet_ENG.pdf</text:p>
          </table:table-cell>
          <table:table-cell table:style-name="ce8" office:value-type="string" calcext:value-type="string">
            <text:p>5          Dostupno na adresi ​http://www.echr.coe.int/Documents/Research_report_internet_ENG.pdf</text:p>
          </table:table-cell>
          <table:table-cell office:value-type="string" calcext:value-type="string">
            <text:p>Disponibil pe http://www.echr.coe.int/Documents/Research_report_internet_ENG.pdf</text:p>
          </table:table-cell>
          <table:table-cell office:value-type="string" calcext:value-type="string">
            <text:p>Можно ознакомиться здесь: http://www.echr.coe.int/Documents/Research_report_internet_ENG.pdf</text:p>
          </table:table-cell>
          <table:table-cell table:number-columns-repeated="1013"/>
        </table:table-row>
        <table:table-row table:style-name="ro4">
          <table:table-cell office:value-type="float" office:value="6" calcext:value-type="float">
            <text:p>6</text:p>
          </table:table-cell>
          <table:table-cell office:value-type="string" calcext:value-type="string">
            <text:p>Text available at http://www.echr.coe.int/LibraryDocs/DG2/HRFILES/DG2-EN-HRFILES-18(2007).pdf</text:p>
          </table:table-cell>
          <table:table-cell office:value-type="string" calcext:value-type="string">
            <text:p>Տեքստը հասանելի է այստեղ՝ http://www.echr.coe.int/LibraryDocs/DG2/HRFILES/DG2-EN-HRFILES-18(2007).pdf</text:p>
          </table:table-cell>
          <table:table-cell table:style-name="ce8" office:value-type="string" calcext:value-type="string">
            <text:p>Teksti gjendet në linkun: http://www.echr.coe.int/LibraryDocs/DG2/HRFILES/DG2-EN-HRFILES-18(2007).pdf</text:p>
          </table:table-cell>
          <table:table-cell office:value-type="string" calcext:value-type="string">
            <text:p>ტექსტი ხელმისაწვდომია მისამართზე: http://www.echr.coe.int/LibraryDocs/DG2/HRFILES/DG2-EN-HRFILES-18(2007).pdf </text:p>
          </table:table-cell>
          <table:table-cell office:value-type="string" calcext:value-type="string">
            <text:p>A szöveg elérhető <text:s/>a <text:s/>http://www.echr.coe.int/LibraryDocs/DG2/HRFILES/DG2-EN-HRFILES-18(2007).pdf <text:s/>címen</text:p>
          </table:table-cell>
          <table:table-cell office:value-type="string" calcext:value-type="string">
            <text:p>Текстот е достапен на http://www.echr.coe.int/LibraryDocs/DG2/HRFILES/DG2-EN-HRFILES-18(2007).pdf</text:p>
          </table:table-cell>
          <table:table-cell table:style-name="ce8" office:value-type="string" calcext:value-type="string">
            <text:p>6          Tekst dostupan na adresi ​http://www.echr.coe.int/LibraryDocs/DG2/HRFILES/DG2-EN-HRFILES-18(2007).pdf</text:p>
          </table:table-cell>
          <table:table-cell office:value-type="string" calcext:value-type="string">
            <text:p>Text disponibil pe http://www.echr.coe.int/LibraryDocs/DG2/HRFILES/DG2-EN-HRFILES-18(2007).pdf</text:p>
          </table:table-cell>
          <table:table-cell office:value-type="string" calcext:value-type="string">
            <text:p>C текстом можно ознакомиться здесь: http://www.echr.coe.int/LibraryDocs/DG2/HRFILES/DG2-EN-HRFILES-18(2007).pdf</text:p>
          </table:table-cell>
          <table:table-cell table:number-columns-repeated="1013"/>
        </table:table-row>
        <table:table-row table:style-name="ro5">
          <table:table-cell office:value-type="float" office:value="7" calcext:value-type="float">
            <text:p>7</text:p>
          </table:table-cell>
          <table:table-cell office:value-type="string" calcext:value-type="string">
            <text:p>Available at http://www.obs.coe.int/documents/205595/2667238/IRIS+Themes+-+Vol+III++-+Ed+2015+EN.pdf/2f3d578d-2e05-442f-8326-917beab7626d#%5B%7B%22num%22%3A98%2C%22gen%22%3A0%7D%2C%7B%22name%22%3A%22XYZ%22%7D%2C69%2C720%2C0%5D</text:p>
          </table:table-cell>
          <table:table-cell office:value-type="string" calcext:value-type="string">
            <text:p>Հասանելի է՝ http://www.obs.coe.int/documents/205595/2667238/IRIS+Themes+-+Vol+III++-+Ed+2015+EN.pdf/2f3d578d-2e05-442f-8326-917beab7626d#%5B%7B%22num%22%3A98%2C%22gen%22%3A0%7D%2C%7B%22name%22%3A%22XYZ%22%7D%2C69%2C720%2C0%5D</text:p>
          </table:table-cell>
          <table:table-cell table:style-name="ce8" office:value-type="string" calcext:value-type="string">
            <text:p>Gjendet tek http://www.obs.coe.int/documents/205595/2667238/IRIS+Themes+-+Vol+III++-+Ed+2015+EN.pdf/2f3d578d-2e05-442f-8326-917beab7626d#%5B%7B%22num%22%3A98%2C%22gen%22%3A0%7D%2C%7B%22name%22%3A%22XYZ%22%7D%2C69%2C720%2C0%5D</text:p>
          </table:table-cell>
          <table:table-cell office:value-type="string" calcext:value-type="string">
            <text:p>ხელმისაწვდომია მისამართზე: http://www.obs.coe.int/documents/205595/2667238/IRIS+Themes+-+Vol+III++-+Ed+2015+EN.pdf/2f3d578d-2e05-442f-8326-917beab7626d#%5B%7B%22num%22%3A98%2C%22gen%22%3A0%7D%2C%7B%22name%22%3A%22XYZ%22%7D%2C69%2C720%2C0%5D </text:p>
          </table:table-cell>
          <table:table-cell office:value-type="string" calcext:value-type="string">
            <text:p>Elérhető az alábbi címen: <text:s text:c="2"/>http://www.obs.coe.int/documents/205595/2667238/IRIS+Themes+-+Vol+III+++++++++++++01+++++++.pdf/2f3d578d-2e05-442f-8326-917beab7626d#%5B % 7B% 22num% 22% 3A98% 2C% 22gen% 22% 3A0% 7D% 2C% 7B% 22name% 22% 3A% 22XYZ% 22% 7D% 2C69% 2C720% 2C0% 5D</text:p>
          </table:table-cell>
          <table:table-cell office:value-type="string" calcext:value-type="string">
            <text:p>Достапно на http://www.obs.coe.int/documents/205595/2667238/IRIS+Themes+-+Vol+III++-+Ed+2015+EN.pdf/2f3d578d-2e05-442f-8326-917beab7626d#%5B%7B%22num%22%3A98%2C%22gen%22%3A0%7D%2C%7B%22name%22%3A%22XYZ%22%7D%2C69%2C720%2C0%5D</text:p>
          </table:table-cell>
          <table:table-cell table:style-name="ce8" office:value-type="string" calcext:value-type="string">
            <text:p>7          ​Dostupno na adresi http://www.obs.coe.int/documents/205595/2667238/IRIS+Themes+-+Vol+III++-+Ed+2015+EN.pdf/2f3d578d-2e05-44 2f-8326-917beab7626d#%5B%7B%22num%22%3A98%2C%22gen%22%3A0%7D%2C%7B%22name%22%3A%22 XYZ%22%7D%2C69%2C720%2C0%5D</text:p>
          </table:table-cell>
          <table:table-cell office:value-type="string" calcext:value-type="string">
            <text:p>Disponibil pe http://www.obs.coe.int/documents/205595/2667238/IRIS+Themes+-+Vol+III++-+Ed+2015+EN.pdf/2f3d578d-2e05-442f-8326-917beab7626d#%5B%7B%22num%22%3A98%2C%22gen%22%3A0%7D%2C%7B%22name%22%3A%22XYZ%22%7D%2C69%2C720%2C0%5D</text:p>
          </table:table-cell>
          <table:table-cell office:value-type="string" calcext:value-type="string">
            <text:p>Можно ознакомиться здесь: http://www.obs.coe.int/documents/205595/2667238/IRIS+Themes+-+Vol+III++-+Ed+2015+EN.pdf/2f3d578d-2e05-442f-8326-917beab7626d#%5B%7B%22num%22%3A98%2C%22gen%22%3A0%7D%2C%7B%22name%22%3A%22XYZ%22%7D%2C69%2C720%2C0%5D</text:p>
          </table:table-cell>
          <table:table-cell table:number-columns-repeated="1013"/>
        </table:table-row>
        <table:table-row table:style-name="ro6">
          <table:table-cell office:value-type="float" office:value="8" calcext:value-type="float">
            <text:p>8</text:p>
          </table:table-cell>
          <table:table-cell office:value-type="string" calcext:value-type="string">
            <text:p>Text available at https://rm.coe.int/168007ff48</text:p>
          </table:table-cell>
          <table:table-cell office:value-type="string" calcext:value-type="string">
            <text:p>Տեքստը հասանելի է այստեղ՝ https://rm.coe.int/168007ff48</text:p>
          </table:table-cell>
          <table:table-cell table:style-name="ce8" office:value-type="string" calcext:value-type="string">
            <text:p>Teksti i plotë gjendet në linkun: https://rm.coe.int/168007ff48</text:p>
          </table:table-cell>
          <table:table-cell office:value-type="string" calcext:value-type="string">
            <text:p>ტექსტი ხელმისაწვდომია მისამართზე: https://rm.coe.int/168007ff48 </text:p>
          </table:table-cell>
          <table:table-cell office:value-type="string" calcext:value-type="string">
            <text:p>A szöveg elérhető a https://rm.coe.int/168007ff48 címen</text:p>
          </table:table-cell>
          <table:table-cell office:value-type="string" calcext:value-type="string">
            <text:p>Текстот е достапен на https://rm.coe.int/168007ff48</text:p>
          </table:table-cell>
          <table:table-cell table:style-name="ce8" office:value-type="string" calcext:value-type="string">
            <text:p>8         ​Tekst dostupan na adresi ​https://rm.coe.int/168007ff48</text:p>
          </table:table-cell>
          <table:table-cell office:value-type="string" calcext:value-type="string">
            <text:p>Text disponibil pe https://rm.coe.int/168007ff48</text:p>
          </table:table-cell>
          <table:table-cell office:value-type="string" calcext:value-type="string">
            <text:p>С текстом можно ознакомиться здесь: https://rm.coe.int/168007ff48</text:p>
          </table:table-cell>
          <table:table-cell table:number-columns-repeated="1013"/>
        </table:table-row>
        <table:table-row table:style-name="ro6">
          <table:table-cell office:value-type="float" office:value="9" calcext:value-type="float">
            <text:p>9</text:p>
          </table:table-cell>
          <table:table-cell office:value-type="string" calcext:value-type="string">
            <text:p>Text available at https://rm.coe.int/16806ac95b</text:p>
          </table:table-cell>
          <table:table-cell office:value-type="string" calcext:value-type="string">
            <text:p>Տեքստը հասանելի է այստեղ՝ https://rm.coe.int/16806ac95b</text:p>
          </table:table-cell>
          <table:table-cell table:style-name="ce8" office:value-type="string" calcext:value-type="string">
            <text:p>Teksti i plotë gjendet në linkun: https://rm.coe.int/16806ac95b</text:p>
          </table:table-cell>
          <table:table-cell office:value-type="string" calcext:value-type="string">
            <text:p>ტექსტი ხელმისაწვდომია მისამართზე: https://rm.coe.int/16806ac95b </text:p>
          </table:table-cell>
          <table:table-cell office:value-type="string" calcext:value-type="string">
            <text:p>A szöveg elérhető a https://rm.coe.int/16806ac95b címen</text:p>
          </table:table-cell>
          <table:table-cell office:value-type="string" calcext:value-type="string">
            <text:p>Текстот е достапен на https://rm.coe.int/16806ac95b</text:p>
          </table:table-cell>
          <table:table-cell table:style-name="ce8" office:value-type="string" calcext:value-type="string">
            <text:p>9         ​Tekst dostupan na adresi ​https://rm.coe.int/16806ac95b</text:p>
          </table:table-cell>
          <table:table-cell office:value-type="string" calcext:value-type="string">
            <text:p>Text disponibil pe hB10:B24ttps://rm.coe.int/16806ac95b</text:p>
          </table:table-cell>
          <table:table-cell office:value-type="string" calcext:value-type="string">
            <text:p>С текстом можно ознакомиться здесь: https://rm.coe.int/16806ac95b</text:p>
          </table:table-cell>
          <table:table-cell table:number-columns-repeated="1013"/>
        </table:table-row>
        <table:table-row table:style-name="ro4">
          <table:table-cell office:value-type="float" office:value="10" calcext:value-type="float">
            <text:p>10</text:p>
          </table:table-cell>
          <table:table-cell office:value-type="string" calcext:value-type="string">
            <text:p>Text available at https://rm.coe.int/media-regulatory-authorities-and-hate-speech/16807338f5</text:p>
          </table:table-cell>
          <table:table-cell office:value-type="string" calcext:value-type="string">
            <text:p>Տեքստը հասանելի է այստեղ՝ https://rm.coe.int/media-regulatory-authorities-and-hate-speech/16807338f5</text:p>
          </table:table-cell>
          <table:table-cell table:style-name="ce8" office:value-type="string" calcext:value-type="string">
            <text:p>Teksti i plotë gjendet në linkun: https://rm.coe.int/media-regulatory-authorities-and-hate-speech/16807338f5</text:p>
          </table:table-cell>
          <table:table-cell office:value-type="string" calcext:value-type="string">
            <text:p>ტექსტი ხელმისაწვდომია მისამართზე: https://rm.coe.int/media-regulatory-authorities-and-hate-speech/16807338f5 </text:p>
          </table:table-cell>
          <table:table-cell office:value-type="string" calcext:value-type="string">
            <text:p>A szöveg elérhető az alábbi címen: https://rm.coe.int/media-regulatory-authorities-and-hate-speech/16807338f5</text:p>
          </table:table-cell>
          <table:table-cell office:value-type="string" calcext:value-type="string">
            <text:p>Текстот е достапен на https://rm.coe.int/media-regulatory-authorities-and-hate-speech/16807338f5</text:p>
          </table:table-cell>
          <table:table-cell table:style-name="ce8" office:value-type="string" calcext:value-type="string">
            <text:p>10        Tekst dostupan na adresi ​https://rm.coe.int/media-regulatory-authorities-and-hate-speech/16807338f5</text:p>
          </table:table-cell>
          <table:table-cell office:value-type="string" calcext:value-type="string">
            <text:p>Text disponibil pe https://rm.coe.int/media-regulatory-authorities-and-hate-speech/16807338f5</text:p>
          </table:table-cell>
          <table:table-cell office:value-type="string" calcext:value-type="string">
            <text:p>С текстом можно ознакомиться здесь: https://rm.coe.int/media-regulatory-authorities-and-hate-speech/16807338f5</text:p>
          </table:table-cell>
          <table:table-cell table:number-columns-repeated="1013"/>
        </table:table-row>
        <table:table-row table:style-name="ro6">
          <table:table-cell office:value-type="float" office:value="11" calcext:value-type="float">
            <text:p>11</text:p>
          </table:table-cell>
          <table:table-cell office:value-type="string" calcext:value-type="string">
            <text:p>Blog available online at https://strasbourgobservers.com</text:p>
          </table:table-cell>
          <table:table-cell office:value-type="string" calcext:value-type="string">
            <text:p>Բլոգը հասանելի է առցանց, այստեղ՝ https://strasbourgobservers.com</text:p>
          </table:table-cell>
          <table:table-cell table:style-name="ce8" office:value-type="string" calcext:value-type="string">
            <text:p>Blogu gjendet online tek at https://strasbourgobservers.com</text:p>
          </table:table-cell>
          <table:table-cell office:value-type="string" calcext:value-type="string">
            <text:p>ბლოგი ხელმისაწვდომია მისამართზე: https://strasbourgobservers.com </text:p>
          </table:table-cell>
          <table:table-cell office:value-type="string" calcext:value-type="string">
            <text:p>A blog elérhető "online"-ban, cím: <text:s/>https://strasbourgobservers.com </text:p>
          </table:table-cell>
          <table:table-cell office:value-type="string" calcext:value-type="string">
            <text:p>Блогот е достапен онлајн на https://strasbourgobservers.com</text:p>
          </table:table-cell>
          <table:table-cell table:style-name="ce8" office:value-type="string" calcext:value-type="string">
            <text:p>11        Blog dostupan na Internetu na adresi ​https://strasbourgobservers.com</text:p>
          </table:table-cell>
          <table:table-cell office:value-type="string" calcext:value-type="string">
            <text:p>Blog disponibil online pe https://strasbourgobservers.com</text:p>
          </table:table-cell>
          <table:table-cell office:value-type="string" calcext:value-type="string">
            <text:p>С блогом можно ознакомиться здесь онлайн: https://strasbourgobservers.com</text:p>
          </table:table-cell>
          <table:table-cell table:number-columns-repeated="1013"/>
        </table:table-row>
        <table:table-row table:style-name="ro3">
          <table:table-cell office:value-type="float" office:value="12" calcext:value-type="float">
            <text:p>12</text:p>
          </table:table-cell>
          <table:table-cell office:value-type="string" calcext:value-type="string">
            <text:p>Database is available at https://globalfreedomofexpression.columbia.edu/cases/</text:p>
          </table:table-cell>
          <table:table-cell office:value-type="string" calcext:value-type="string">
            <text:p>Տվյալների շտեմարանը հասանելի է այստեղ՝ https://globalfreedomofexpression.columbia.edu/cases/</text:p>
          </table:table-cell>
          <table:table-cell table:style-name="ce8" office:value-type="string" calcext:value-type="string">
            <text:p>Baza e të dhënve gjendet në linkun https://globalfreedomofexpression.columbia.edu/cases/</text:p>
          </table:table-cell>
          <table:table-cell office:value-type="string" calcext:value-type="string">
            <text:p>მონაცემთა ბაზა ხელმისაწვდომია მისამართზე: https://globalfreedomofexpression.columbia.edu/cases/</text:p>
          </table:table-cell>
          <table:table-cell office:value-type="string" calcext:value-type="string">
            <text:p>Adatbázis elérhető az alábbi címen: https://globalfreedomofexpression.columbia.edu/cases/</text:p>
          </table:table-cell>
          <table:table-cell office:value-type="string" calcext:value-type="string">
            <text:p>Базата на податоци е достапна на https://globalfreedomofexpression.columbia.edu/cases/</text:p>
          </table:table-cell>
          <table:table-cell table:style-name="ce8" office:value-type="string" calcext:value-type="string">
            <text:p>12       Baza podataka dostupna na adresi ​https://globalfreedomofexpression.columbia.edu/cases/</text:p>
          </table:table-cell>
          <table:table-cell office:value-type="string" calcext:value-type="string">
            <text:p>Baza de date e disponibilă pe https://globalfreedomofexpression.columbia.edu/cases/</text:p>
          </table:table-cell>
          <table:table-cell office:value-type="string" calcext:value-type="string">
            <text:p>С базой данных можно ознакомиться здесь: https://globalfreedomofexpression.columbia.edu/cases/</text:p>
          </table:table-cell>
          <table:table-cell table:number-columns-repeated="1013"/>
        </table:table-row>
        <table:table-row table:style-name="ro3">
          <table:table-cell office:value-type="float" office:value="13" calcext:value-type="float">
            <text:p>13</text:p>
          </table:table-cell>
          <table:table-cell office:value-type="string" calcext:value-type="string">
            <text:p>In this case, by “award” the Court is referring on the moral damages obtained in that specific case.</text:p>
          </table:table-cell>
          <table:table-cell office:value-type="string" calcext:value-type="string">
            <text:p>Այս դեպքում «փոխհատուցում» ասելով, Դատարանը նկատի ունի տվյալ գործով բարոյական վնասի փոխհատուցումը։</text:p>
          </table:table-cell>
          <table:table-cell office:value-type="string" calcext:value-type="string">
            <text:p>Në këtë rast me 'Masë Vendimi' gjykata i referohet dëmeve morale të shkaktuara nga ai rast.</text:p>
          </table:table-cell>
          <table:table-cell office:value-type="string" calcext:value-type="string">
            <text:p>მოცემულ შემთხვევაში “ჯილდოს” ქვეშ სასამართლო გულისხმობს დაკისრებული მორალური ზიანის ოდენობას. </text:p>
          </table:table-cell>
          <table:table-cell office:value-type="string" calcext:value-type="string">
            <text:p>Ebben az esetben a bírói "ítélet" az elszenvedett elkölcsi kárra vonatkozik.</text:p>
          </table:table-cell>
          <table:table-cell office:value-type="string" calcext:value-type="string">
            <text:p>Во овој предмет, со „доделување“ Судот упатува на надоместокот за морална штета доделена во конкретниот случај. </text:p>
          </table:table-cell>
          <table:table-cell table:style-name="ce8" office:value-type="string" calcext:value-type="string">
            <text:p>13   <text:s text:c="8"/>U ovom predmetu, pod pojmom ’dosuđena odšteta’ Sud misli na moralnu odštetu dobijenu u tom konkretnom predmetu.</text:p>
          </table:table-cell>
          <table:table-cell office:value-type="string" calcext:value-type="string">
            <text:p>În acest caz, prin “valoarea acordată” Curtea se referă la daunele morale obținute în acel caz specific.</text:p>
          </table:table-cell>
          <table:table-cell office:value-type="string" calcext:value-type="string">
            <text:p>В этом деле «по решению» Суд ссылается на моральный ущерб, полученный в этом конкретном деле.</text:p>
          </table:table-cell>
          <table:table-cell table:number-columns-repeated="1013"/>
        </table:table-row>
        <table:table-row table:style-name="ro3">
          <table:table-cell office:value-type="float" office:value="14" calcext:value-type="float">
            <text:p>14</text:p>
          </table:table-cell>
          <table:table-cell office:value-type="string" calcext:value-type="string">
            <text:p>See https://edri.org/wp-content/uploads/2014/02/EDRi_HumanRights_and_PrivLaw_web.pdf</text:p>
          </table:table-cell>
          <table:table-cell office:value-type="string" calcext:value-type="string">
            <text:p>Տես՝ https://edri.org/wp-content/uploads/2014/02/EDRi_HumanRights_and_PrivLaw_web.pdf</text:p>
          </table:table-cell>
          <table:table-cell table:style-name="ce8" office:value-type="string" calcext:value-type="string">
            <text:p>Shih https://edri.org/wp-content/uploads/2014/02/EDRi_HumanRights_and_PrivLaw_web.pdf</text:p>
          </table:table-cell>
          <table:table-cell office:value-type="string" calcext:value-type="string">
            <text:p>იხ: https://edri.org/wp-content/uploads/2014/02/EDRi_HumanRights_and_PrivLaw_web.pdf </text:p>
          </table:table-cell>
          <table:table-cell office:value-type="string" calcext:value-type="string">
            <text:p>Lásd: https://edri.org/wp-content/uploads/2014/02/EDRi_HumanRights_and_PrivLaw_web.pdf</text:p>
          </table:table-cell>
          <table:table-cell office:value-type="string" calcext:value-type="string">
            <text:p>Видете https://edri.org/wp-content/uploads/2014/02/EDRi_HumanRights_and_PrivLaw_web.pdf</text:p>
          </table:table-cell>
          <table:table-cell table:style-name="ce8" office:value-type="string" calcext:value-type="string">
            <text:p>14        Vidi ​https://edri.org/wp-content/uploads/2014/02/EDRi_HumanRights_and_PrivLaw_web.pdf</text:p>
          </table:table-cell>
          <table:table-cell office:value-type="string" calcext:value-type="string">
            <text:p>Vezi https://edri.org/wp-content/uploads/2014/02/EDRi_HumanRights_and_PrivLaw_web.pdf</text:p>
          </table:table-cell>
          <table:table-cell office:value-type="string" calcext:value-type="string">
            <text:p>См. https://edri.org/wp-content/uploads/2014/02/EDRi_HumanRights_and_PrivLaw_web.pdf</text:p>
          </table:table-cell>
          <table:table-cell table:number-columns-repeated="1013"/>
        </table:table-row>
        <table:table-row table:style-name="ro7">
          <table:table-cell office:value-type="float" office:value="15" calcext:value-type="float">
            <text:p>15</text:p>
          </table:table-cell>
          <table:table-cell office:value-type="string" calcext:value-type="string">
            <text:p>See for more information the committee website at https://www.coe.int/en/web/freedom-expression/committee-of-experts-on-internet-intermediaries-msi-net- The draft text is available at https://rm.coe.int/draft-recommendation-on-internet-intermediaries-7th-revised-version-/1680770c37</text:p>
          </table:table-cell>
          <table:table-cell office:value-type="string" calcext:value-type="string">
            <text:p>Լրացուցիչ տեղեկությունները հանձնաժողովի կայքում՝ <text:s/>https://www.coe.int/en/web/freedom-expression/committee-of-experts-on-internet-intermediaries-msi-net- The draft text is available at https://rm.coe.int/draft-recommendation-on-internet-intermediaries-7th-revised-version-/1680770c37</text:p>
          </table:table-cell>
          <table:table-cell office:value-type="string" calcext:value-type="string">
            <text:p>Për më shumë infomacion, shihni faqen e internetit të komitetit https://www.coe.int/en/web/freedom-expression/committee-of-experts-on-internet-intermediaries-msi-net- Draft teksti gjendet tek https://rm.coe.int/draft-recommendation-on-internet-intermediaries-7th-revised-version-/1680770c37 </text:p>
          </table:table-cell>
          <table:table-cell office:value-type="string" calcext:value-type="string">
            <text:p>დამატებითი ინფორმაციისთვის იხილეთ კომიტეტის ვებგვერდი მისამართზე: https://www.coe.int/en/web/freedom-expression/committee-of-experts-on-internet-intermediaries-msi-net- </text:p>
            <text:p>ტექსტის სამუშაო ვერსია ხელმისაწვდომია მისამართზე: https://rm.coe.int/draft-recommendation-on-internet-intermediaries-7th-revised-version-/1680770c37 </text:p>
            <text:p/>
          </table:table-cell>
          <table:table-cell office:value-type="string" calcext:value-type="string">
            <text:p>További információkért olvassa el a bizottság honlapját: https://www.coe.int/en/web/freedom-expression/committee-of-experts-on-internet-intermediaries-msi-net- A szövegtervezet a következő címen érhető el: https: //rm.coe.int/draft-recommendation-on-internet-intermediaries-7th-revised-version-/1680770c37</text:p>
          </table:table-cell>
          <table:table-cell office:value-type="string" calcext:value-type="string">
            <text:p>За повеќе информации посетете ја веб страницата на комитетот на https://www.coe.int/en/web/freedom-expression/committee-of-experts-on-internet-intermediaries-msi-net- Нацрт текстот е достапен на https://rm.coe.int/draft-recommendation-on-internet-intermediaries-7th-revised-version-/1680770c37</text:p>
          </table:table-cell>
          <table:table-cell table:style-name="ce8" office:value-type="string" calcext:value-type="string">
            <text:p>15        Za više informacija vidi veb-sajt komiteta https://www.coe.int/en/web/freedom-expression/committee-of-experts-on-internet-intermediaries-msi-net-</text:p>
          </table:table-cell>
          <table:table-cell office:value-type="string" calcext:value-type="string">
            <text:p>Pentru mai multe informații vezi website-ul Comitetului la https://www.coe.int/en/web/freedom-expression/committee-of-experts-on-internet-intermediaries-msi-net- The draft text is available at https://rm.coe.int/draft-recommendation-on-internet-intermediaries-7th-revised-version-/1680770c37</text:p>
          </table:table-cell>
          <table:table-cell office:value-type="string" calcext:value-type="string">
            <text:p>См. для большей информации веб-сайт комитета: https://www.coe.int/en/web/freedom-expression/committee-of-experts-on-internet-intermediaries-msi-net- С проектом текста можно ознакомится здесь: https://rm.coe.int/draft-recommendation-on-internet-intermediaries-7th-revised-version-/1680770c37</text:p>
          </table:table-cell>
          <table:table-cell table:number-columns-repeated="1013"/>
        </table:table-row>
        <table:table-row table:style-name="ro8">
          <table:table-cell office:value-type="float" office:value="16" calcext:value-type="float">
            <text:p>16</text:p>
          </table:table-cell>
          <table:table-cell office:value-type="string" calcext:value-type="string">
            <text:p>See ISOC’s Internet Society Perspectives on Internet Content Blocking: An Overview https://www.internetsociety.org/resources/doc/2017/internet-content-blocking/</text:p>
          </table:table-cell>
          <table:table-cell office:value-type="string" calcext:value-type="string">
            <text:p>Տես` Ինտերնետ հանրություն (ISOC), Ինտերնետային բովանդակության արգելափակման ինտերնետային հանրության հեռանկարները. ընդհանուր պատկերացում՝ https://www.internetsociety.org/resources/doc/2017/internet-content-blocking/</text:p>
          </table:table-cell>
          <table:table-cell table:style-name="ce8" office:value-type="string" calcext:value-type="string">
            <text:p>Shih 'Perspektiva e Shoqërisë së Internetit mbi Bllokimin e Përmbajtjes së Internetit': Një pamje e përgjithshme: https://www.internetsociety.org/resources/doc/2017/internet-content-blocking/</text:p>
          </table:table-cell>
          <table:table-cell office:value-type="string" calcext:value-type="string">
            <text:p>იხ. ინტერნეტ საზოგადოების (ISOC) “ინტერნეტ კონტენტის დაბლოკვის პერსპექტივები: მიმოხილვა”, მისამართზე: <text:s/>https://www.internetsociety.org/resources/doc/2017/internet-content-blocking/ </text:p>
          </table:table-cell>
          <table:table-cell office:value-type="string" calcext:value-type="string">
            <text:p>Lásd az ISOC Internetes Társadalom Távlatai az Internetes Tartalom Blokkolásáról: <text:s/>Áttekintés https://www.internetsociety.org/resources/doc/2017/internet-content-blocking/</text:p>
          </table:table-cell>
          <table:table-cell office:value-type="string" calcext:value-type="string">
            <text:p>Погледнете ги ставовите на ISOC’s Internet Society за блокирање на содржини на интернет: Преглед https://www.internetsociety.org/resources/doc/2017/internet-content-blocking/</text:p>
          </table:table-cell>
          <table:table-cell table:style-name="ce8" office:value-type="string" calcext:value-type="string">
            <text:p>16        Vidi ISOC’s Internet Society Perspectives on Internet Content Blocking: An Overview https://www.internetsociety.org/resources/doc/2017/internet-content-blocking/</text:p>
          </table:table-cell>
          <table:table-cell office:value-type="string" calcext:value-type="string">
            <text:p>Vezi Perspectivele Societății Internetului privind blocarea Conținutului pe Internet: O Prezentare Generală a ISOC <text:s/>https://www.internetsociety.org/resources/doc/2017/internet-content-blocking/</text:p>
          </table:table-cell>
          <table:table-cell office:value-type="string" calcext:value-type="string">
            <text:p>См. взгляды интернет-сообщества ISOC на блокировку интернет-контента: Обзор https://www.internetsociety.org/resources/doc/2017/internet-content-blocking/</text:p>
          </table:table-cell>
          <table:table-cell table:number-columns-repeated="1013"/>
        </table:table-row>
        <table:table-row table:style-name="ro9">
          <table:table-cell office:value-type="float" office:value="17" calcext:value-type="float">
            <text:p>17</text:p>
          </table:table-cell>
          <table:table-cell office:value-type="string" calcext:value-type="string">
            <text:p>For a much more detailed approach on this subject see the study Internet Blocking: Balancing Cybercrime Responses in Democratic Societies available at http://www.aconite.com/blocking/study</text:p>
          </table:table-cell>
          <table:table-cell office:value-type="string" calcext:value-type="string">
            <text:p>Այս թեմայի շուրջ շատ ավելի մանրամասն մոտեցումներին ծանոթանալու նպատակով տես Ինտերնետի արգելափակում՝ կիբեռհանցագործություններին արձագանքման հավասարակշռումը ժողովրդավարական հասարակություններում, որը հասանելի է այստեղ՝ <text:s/>http://www.aconite.com/blocking/study</text:p>
          </table:table-cell>
          <table:table-cell office:value-type="string" calcext:value-type="string">
            <text:p>Për më shumë detaje mbi këtë temë, shihni studimin "Bllokimi i Internetit: Ekuilibrimi i Reagimit ndaj Krimit Kibernetik në Shoqëritë Demokratike" në linkun: <text:s/>http://www.aconite.com/blocking/study </text:p>
          </table:table-cell>
          <table:table-cell office:value-type="string" calcext:value-type="string">
            <text:p>მოცემულ საკითხზე დეტალური ინფორმაციისთვის იხილეთ კვლევა - “ინტერნეტის დაბლოკვა: კიბერ-უსაფრთხოების მოთხოვნათა დაბალანსება დემოკრატიულ საზოგადოებებში”, ხელმისაწვდომი მისამართზე: http://www.aconite.com/blocking/study <text:s/></text:p>
          </table:table-cell>
          <table:table-cell office:value-type="string" calcext:value-type="string">
            <text:p>Erről a tárgyról sokkal részletesebb megközelítésben lásd a Tanulmány Internetes Blokkolása: A Reakciók a Számítógépes Bűnözés egyensúlyára a Demokratiku Társadalmakban" <text:s/>megtalálható a <text:s/>http://www.aconite.com/blocking/study címen</text:p>
          </table:table-cell>
          <table:table-cell office:value-type="string" calcext:value-type="string">
            <text:p>За многу подетален пристап кон овој предмет погледнете ја студијата Интернет Блокирање: Урамнотежување на одговорите на интернет-криминалот во демократски општества достапна на http://www.aconite.com/blocking/study</text:p>
          </table:table-cell>
          <table:table-cell table:style-name="ce8" office:value-type="string" calcext:value-type="string">
            <text:p>17        Za mnogo detaljnije razmatranje ove teme vidi studiju Internet Blocking: Balancing Cybercrime Responses in Democratic Societies, koja je dostupna na ​http://www.aconite.com/blocking/study</text:p>
          </table:table-cell>
          <table:table-cell office:value-type="string" calcext:value-type="string">
            <text:p>Pentru o abordare mai detaliată a acestui subiect, vezi studiul <text:s/>Blocarea Internetului: Echilibrarea Răspunsurilor la Criminalitatea Informatică în Societățile Democratice disponibil la http://www.aconite.com/blocking/study</text:p>
          </table:table-cell>
          <table:table-cell office:value-type="string" calcext:value-type="string">
            <text:p>Более подробный подход к этой теме см. в исследовании "Блокирование в Интернете: Балансирование Противодействия Киберпреступности в Демократическом Обществе", можно ознакомиться здесь: http://www.aconite.com/blocking/study</text:p>
          </table:table-cell>
          <table:table-cell table:number-columns-repeated="1013"/>
        </table:table-row>
        <table:table-row table:style-name="ro10">
          <table:table-cell office:value-type="float" office:value="18" calcext:value-type="float">
            <text:p>18</text:p>
          </table:table-cell>
          <table:table-cell office:value-type="string" calcext:value-type="string">
            <text:p>See https://opennet.net/</text:p>
          </table:table-cell>
          <table:table-cell office:value-type="string" calcext:value-type="string">
            <text:p>Տես՝ https://opennet.net/</text:p>
          </table:table-cell>
          <table:table-cell table:style-name="ce8" office:value-type="string" calcext:value-type="string">
            <text:p>Shih https://opennet.net/</text:p>
          </table:table-cell>
          <table:table-cell office:value-type="string" calcext:value-type="string">
            <text:p>იხ: https://opennet.net/ </text:p>
          </table:table-cell>
          <table:table-cell office:value-type="string" calcext:value-type="string">
            <text:p>Lásd: https://opennet.net/</text:p>
          </table:table-cell>
          <table:table-cell office:value-type="string" calcext:value-type="string">
            <text:p>Видете https://opennet.net/</text:p>
          </table:table-cell>
          <table:table-cell table:style-name="ce8" office:value-type="string" calcext:value-type="string">
            <text:p>18        Vidi ​https://opennet.net/</text:p>
          </table:table-cell>
          <table:table-cell office:value-type="string" calcext:value-type="string">
            <text:p>Vezi https://opennet.net/</text:p>
          </table:table-cell>
          <table:table-cell office:value-type="string" calcext:value-type="string">
            <text:p>См. https://opennet.net/</text:p>
          </table:table-cell>
          <table:table-cell table:number-columns-repeated="1013"/>
        </table:table-row>
        <table:table-row table:style-name="ro6">
          <table:table-cell office:value-type="float" office:value="19" calcext:value-type="float">
            <text:p>19</text:p>
          </table:table-cell>
          <table:table-cell office:value-type="string" calcext:value-type="string">
            <text:p>See the Enemies of the Internet at http://surveillance.rsf.org/en</text:p>
          </table:table-cell>
          <table:table-cell office:value-type="string" calcext:value-type="string">
            <text:p>Տես՝ Ինտերնետի թշնամիները այստեղ՝ http://surveillance.rsf.org/en</text:p>
          </table:table-cell>
          <table:table-cell table:style-name="ce8" office:value-type="string" calcext:value-type="string">
            <text:p>Shih "Armiqtë e Internetit" - http://surveillance.rsf.org/en</text:p>
          </table:table-cell>
          <table:table-cell office:value-type="string" calcext:value-type="string">
            <text:p>იხ. “ინტერნეტის მტრები”, მისამართზე: http://surveillance.rsf.org/en</text:p>
          </table:table-cell>
          <table:table-cell office:value-type="string" calcext:value-type="string">
            <text:p>Lásd az "Internet Ellensége" <text:s/>a http://surveillance.rsf.org/en címen</text:p>
          </table:table-cell>
          <table:table-cell office:value-type="string" calcext:value-type="string">
            <text:p>Погледнете Непријатели на интернетот на http://surveillance.rsf.org/en</text:p>
          </table:table-cell>
          <table:table-cell table:style-name="ce8" office:value-type="string" calcext:value-type="string">
            <text:p>19    Vidi The Enemies of the Internet, na ​http://surveillance.rsf.org/en</text:p>
          </table:table-cell>
          <table:table-cell office:value-type="string" calcext:value-type="string">
            <text:p>Vezi Dușmanii Internetului pe http://surveillance.rsf.org/en</text:p>
          </table:table-cell>
          <table:table-cell office:value-type="string" calcext:value-type="string">
            <text:p>См. Враги Интернета: http://surveillance.rsf.org/en</text:p>
          </table:table-cell>
          <table:table-cell table:number-columns-repeated="1013"/>
        </table:table-row>
        <table:table-row table:style-name="ro3">
          <table:table-cell office:value-type="float" office:value="20" calcext:value-type="float">
            <text:p>20</text:p>
          </table:table-cell>
          <table:table-cell office:value-type="string" calcext:value-type="string">
            <text:p>See Freedom of the Net report https://freedomhouse.org/report-types/freedom-net</text:p>
          </table:table-cell>
          <table:table-cell office:value-type="string" calcext:value-type="string">
            <text:p>Տես` Ցանցի ազատությունը զեկույցը՝ https://freedomhouse.org/report-types/freedom-net</text:p>
          </table:table-cell>
          <table:table-cell table:style-name="ce8" office:value-type="string" calcext:value-type="string">
            <text:p>Shih raportin "Liria e Rrjetit" https://freedomhouse.org/report-types/freedom-net</text:p>
          </table:table-cell>
          <table:table-cell office:value-type="string" calcext:value-type="string">
            <text:p>იხ. “თავისუფლება ქსელში”-ს ანგარიში, მისამართზე: https://freedomhouse.org/report-types/freedom-net</text:p>
          </table:table-cell>
          <table:table-cell office:value-type="string" calcext:value-type="string">
            <text:p>Lásd a <text:s/>"Net-közlés Szabadsága" <text:s/>elérhető <text:s/>https://freedomhouse.org/report-types/freedom-net</text:p>
          </table:table-cell>
          <table:table-cell office:value-type="string" calcext:value-type="string">
            <text:p>Погледнете го извештајот за Слободата на интернет https://freedomhouse.org/report-types/freedom-net</text:p>
          </table:table-cell>
          <table:table-cell table:style-name="ce8" office:value-type="string" calcext:value-type="string">
            <text:p>Vidi izveštaj Freedom of the Net, na ​https://freedomhouse.org/report-types/freedom-net</text:p>
          </table:table-cell>
          <table:table-cell office:value-type="string" calcext:value-type="string">
            <text:p>Vezi raportul privind Libertatea pe Net https://freedomhouse.org/report-types/freedom-net</text:p>
          </table:table-cell>
          <table:table-cell office:value-type="string" calcext:value-type="string">
            <text:p>См. Отчет по свободе сети: https://freedomhouse.org/report-types/freedom-net</text:p>
          </table:table-cell>
          <table:table-cell table:number-columns-repeated="1013"/>
        </table:table-row>
        <table:table-row table:style-name="ro2">
          <table:table-cell office:value-type="float" office:value="21" calcext:value-type="float">
            <text:p>21</text:p>
          </table:table-cell>
          <table:table-cell office:value-type="string" calcext:value-type="string">
            <text:p>We are not making this up, just check with Data Detox website if you want to find more - https://datadetox.myshadow.org/detox</text:p>
          </table:table-cell>
          <table:table-cell office:value-type="string" calcext:value-type="string">
            <text:p>Մենք չեն հորինում, պարզապես ստուգեք Data Detox-ի ինտերնետայի կայքը, եթե ցանկանում եք գտնել ավելին՝ <text:s/>https://datadetox.myshadow.org/detox</text:p>
          </table:table-cell>
          <table:table-cell table:style-name="ce8" office:value-type="string" calcext:value-type="string">
            <text:p>Ne nuk po shpikim; për më shumë shihni faqen Data Detox - https://datadetox.myshadow.org/detox</text:p>
          </table:table-cell>
          <table:table-cell office:value-type="string" calcext:value-type="string">
            <text:p>დამატებითი ინფორმაციისთვის იხილეთ “Data Detox”-ის ვებსაიტი, მისამართზე: https://datadetox.myshadow.org/detox </text:p>
          </table:table-cell>
          <table:table-cell office:value-type="string" calcext:value-type="string">
            <text:p>Nem jelenítjük meg ezt, csak ellenőrizzük a Data Detox webhelyet, ha többet szeretne - https://datadetox.myshadow.org/detox</text:p>
          </table:table-cell>
          <table:table-cell office:value-type="string" calcext:value-type="string">
            <text:p>Не го измислуваме ова, само погледнете ја веб страницата на Data Detox за повеќе информации - https://datadetox.myshadow.org/detox</text:p>
          </table:table-cell>
          <table:table-cell table:style-name="ce8" office:value-type="string" calcext:value-type="string">
            <text:p>21        Nismo ovo izmislili, proverite na veb-sajtu Data Detox ako vas interesuje više - https://datadetox.myshadow.org/detox</text:p>
          </table:table-cell>
          <table:table-cell office:value-type="string" calcext:value-type="string">
            <text:p>Nu inventăm acest lucru, verificați pe website-ul Data Detox dacă vreți să aflați mai multe - https://datadetox.myshadow.org/detox</text:p>
          </table:table-cell>
          <table:table-cell office:value-type="string" calcext:value-type="string">
            <text:p>Мы не приукрашиваем, просто зайдите на веб-сайт Data Detox, если Вы хотите узнать больше - https://datadetox.myshadow.org/detox</text:p>
          </table:table-cell>
          <table:table-cell table:number-columns-repeated="1013"/>
        </table:table-row>
        <table:table-row table:style-name="ro11">
          <table:table-cell office:value-type="float" office:value="22" calcext:value-type="float">
            <text:p>22</text:p>
          </table:table-cell>
          <table:table-cell office:value-type="string" calcext:value-type="string">
            <text:p>There are already several factsheets produced by the Court’s press unit that cover the right to privacy, such as New technologies - http://www.echr.coe.int/Documents/FS_New_technologies_ENG.pdf Right to the protections of one’s image - http://www.echr.coe.int/Documents/FS_Own_image_ENG.pdf and Personal data protection - http://www.echr.coe.int/Documents/FS_Data_ENG.pdf Mass surveillance - http://www.echr.coe.int/Documents/FS_Mass_surveillance_ENG.pdf , Surveillance at workplace - http://www.echr.coe.int/Documents/FS_Workplace_surveillance_ENG.pdf</text:p>
          </table:table-cell>
          <table:table-cell office:value-type="string" calcext:value-type="string">
            <text:p>Արդեն իսկ կան մի քանի տեղեկատվական թերթիկներ, որոնք ստեղծել է Դատարանի մամուլի ստորաբաժանումը, որոնք վերաբերում են անձնական կյանքի նկատմամբ հարգանքի իրավունքին, ինչպես՝ նոր տեխնոլոգիաներ՝ http://www.echr.coe.int/Documents/FS_New_technologies_ENG.pdf Անձի պատկերի պաշտպանության իրավունք՝ <text:s text:c="2"/>http://www.echr.coe.int/Documents/FS_Own_image_ENG.pdf and Անձնական տվյալների պաշտպանություն՝ http://www.echr.coe.int/Documents/FS_Data_ENG.pdf Զանգվածային հսկողություն՝ http://www.echr.coe.int/Documents/FS_Mass_surveillance_ENG.pdf , Հսկողություն աշխատավայրում՝ http://www.echr.coe.int/Documents/FS_Workplace_surveillance_ENG.pdf</text:p>
          </table:table-cell>
          <table:table-cell office:value-type="string" calcext:value-type="string">
            <text:p>Ekzistojnë disa fletë informuese të nxjerra zyra e shtypit të gjykatës që trajtojnë të drejtën e privatësisë, siç <text:s/>janë: http://www.echr.coe.int/Documents/FS_New_technologies_ENG.pdf E drejta e mbrojtjes së imazhit - <text:s/>http://www.echr.coe.int/Documents/FS_Own_image_ENG.pdf dhe Mbrojtja e të dhënave personale <text:s/>- http://www.echr.coe.int/Documents/FS_Data_ENG.pdf Mbikëqyrja masive - http://www.echr.coe.int/Documents/FS_Mass_surveillance_ENG.pdf , Mbikëqyrja në vendin e punës - <text:s/>http://www.echr.coe.int/Documents/FS_Workplace_surveillance_ENG.pdf </text:p>
          </table:table-cell>
          <table:table-cell office:value-type="string" calcext:value-type="string">
            <text:p>სასამართლოს პრეს-ოფისის მიერ უკვე არის შემუშავებული რამდენიმე საინფორმაციო ბიულეტენი პირადი ცხოვრების ხელშეუხებლობის საკითხზე, როგორიც არის: “ახალი ტექნოლოგიები” <text:s/>- http://www.echr.coe.int/Documents/FS_New_technologies_ENG.pdf “უფლება საკუთარ გამოსახულებაზე” - http://www.echr.coe.int/Documents/FS_Own_image_ENG.pdf, “პერსონალურ მონაცემთა დაცვა” - http://www.echr.coe.int/Documents/FS_Data_ENG.pdf “მასობრივი მიყურადება” - http://www.echr.coe.int/Documents/FS_Mass_surveillance_ENG.pdf <text:s/>და “მიყურადება სამუშაო ადგილზე” - http://www.echr.coe.int/Documents/FS_Workplace_surveillance_ENG.pdf </text:p>
          </table:table-cell>
          <table:table-cell office:value-type="string" calcext:value-type="string">
            <text:p>A Számvevőszék sajtóegységének több olyan adatlapja is létezik, amelyek magukban foglalják a magánélethez való jogot, mint például az Új technológiák - http://www.echr.coe.int/Documents/FS_New_technologies_ENG.pdf A kép védelme - http: //www.echr.coe.int/Documents/FS_Own_image_ENG.pdf és Személyes adatok védelme - http://www.echr.coe.int/Documents/FS_Data_ENG.pdf Tömegfelügyelet - http: //www.echr.coe. int / Documents / FS_Mass_surveillance_ENG.pdf, Munkafelügyelet - http://www.echr.coe.int/Documents/FS_Workplace_surveillance_ENG.pdf</text:p>
          </table:table-cell>
          <table:table-cell office:value-type="string" calcext:value-type="string">
            <text:p>Веќе има неколку информативни листи произведени од прес-службата на судот кои го опфаќаат правото на приватност, како Нови технологии - http://www.echr.coe.int/Documents/FS_New_technologies_ENG.pdf Право на заштита на угледот - http://www.echr.coe.int/Documents/FS_Own_image_ENG.pdf и Заштита на личните податоци - http://www.echr.coe.int/Documents/FS_Data_ENG.pdf Масовно надгледување - http://www.echr.coe.int/Documents/FS_Mass_surveillance_ENG.pdf , Надгледување на работно место - http://www.echr.coe.int/Documents/FS_Workplace_surveillance_ENG.pdf</text:p>
          </table:table-cell>
          <table:table-cell table:style-name="ce8" office:value-type="string" calcext:value-type="string">
            <text:p>22     <text:s text:c="2"/>Postoji nekoliko informativnih dokumenata do sada sačinjenih od strane Pres službe Suda koji obuhvataju pravo na privatnost, kao što su Nove tehnologije - ​http://www.echr.coe.int/Documents/FS_New_technologies_ENG.pdf​ Pravo na zaštitu svog lika - ​http://www.echr.coe.int/Documents/FS_Own_image_ENG.pdf ​ i Zaštita ličnih podataka - http://www.echr.coe.int/Documents/FS_Data_ENG.pdf​ <text:s/>Masovni nadzor - http://www.echr.coe.int/Documents/FS_Mass_surveillance_ENG.pdf​ <text:s/>Nadzor na radnom mestu - http://www.echr.coe.int/Documents/FS_Workplace_surveillance_ENG.pdf</text:p>
          </table:table-cell>
          <table:table-cell office:value-type="string" calcext:value-type="string">
            <text:p>Există deja numeroase fișe descriptive scoase de unitatea de presă a Curții care acoperă dreptul la viață privată, cum ar fi: Tehnologii noi - http://www.echr.coe.int/Documents/FS_New_technologies_ENG.pdf; Dreptul de protecție a imaginii proprii <text:s/>- http://www.echr.coe.int/Documents/FS_Own_image_ENG.pdf și Protecția Datelor Personale - http://www.echr.coe.int/Documents/FS_Data_ENG.pdf; Supraveghere în masă - http://www.echr.coe.int/Documents/FS_Mass_surveillance_ENG.pdf ; Supraveghere la locul de muncă - http://www.echr.coe.int/Documents/FS_Workplace_surveillance_ENG.pdf</text:p>
          </table:table-cell>
          <table:table-cell office:value-type="string" calcext:value-type="string">
            <text:p>Уже имеется несколько информационных листов, подготовленных пресс-подразделением Суда, которые охватывают право на неприкосновенность частной жизни, такие как новые технологии - http://www.echr.coe.int/Documents/FS_New_technologies_ENG.pdf Право на защиту своего изображения - http: //www.echr.coe.int/Documents/FS_Own_image_ENG.pdf и защита персональных данных - http://www.echr.coe.int/Documents/FS_Data_ENG.pdf Массовое cлежение - http: //www.echr.coe. int / Documents / FS_Mass_surveillance_ENG.pdf, Слежение на рабочем месте - http://www.echr.coe.int/Documents/FS_Workplace_surveillance_ENG.pdf</text:p>
          </table:table-cell>
          <table:table-cell table:number-columns-repeated="1013"/>
        </table:table-row>
        <table:table-row table:style-name="ro9">
          <table:table-cell office:value-type="float" office:value="23" calcext:value-type="float">
            <text:p>23</text:p>
          </table:table-cell>
          <table:table-cell office:value-type="string" calcext:value-type="string">
            <text:p>The factors are detailed in decisions such as Couderc and Hachette Filipacchi Associés v. France [Grand Chamber], 2016 Von Hannover vs. Germany (no. 2),[Grand Chamber] 2012; and Axel Springer AG vs. Germany [Grand Chamber], 2012</text:p>
          </table:table-cell>
          <table:table-cell office:value-type="string" calcext:value-type="string">
            <text:p>Գործոնները մանրամասն նկարագրված են այնպիսի վճիռներում, ինչպես՝ Couderc-ը և Hachette Filipacchi Associés-ն ընդդեմ Ֆրանսիայի (ՄՊ), 2016թ., Von Hannover-ն ընդդեմ Գերմանիայի (թիվ 2), (ՄՊ), 2012թ. և Axel Springer AG -ն ընդդեմ Գերմանիայի (ՄՊ), 2012թ.</text:p>
          </table:table-cell>
          <table:table-cell office:value-type="string" calcext:value-type="string">
            <text:p>Faktorët janë të detajuar në vendimet e <text:s/>Couderc dhe Hachette Filipacchi Associés kundër Francës [Dhoma e Madhe], 2016 Von Hannover kundër Gjermanisë (nr.2) [Dhoma e Madhe], 2012 dhe Axel Springer AG kundër. Gjermaisë [Dhoma e Madhe], 2012</text:p>
          </table:table-cell>
          <table:table-cell office:value-type="string" calcext:value-type="string">
            <text:p>აღნიშნული საკითხები დეტალურად არის განხილული ისეთ გადაწყვეტილებებში, როგორიც არის The Couderc და Hachette Filipacchi Associés საფრანგეთის წინააღმდეგ [დიდი პალატა], 2016; <text:s/>Von Hannover გერმანიის წინააღმდეგ (№ 2),[დიდი პალატა] 2012 და Axel Springer AG გერმანიის წინააღმდეგ [დიდი პალატა], 2012</text:p>
          </table:table-cell>
          <table:table-cell office:value-type="string" calcext:value-type="string">
            <text:p>A tényezőket olyan határozatokban részletezik, mint a Couderc és a Hachette Filipacchi Associés kontra Franciaország [Nagy Kamara], 2016 Von Hannover vs. Németország (2. szám), [Nagy Kamara] 2012; és Axel Springer AG kontra Németország [Nagy Kamara], 2012</text:p>
          </table:table-cell>
          <table:table-cell office:value-type="string" calcext:value-type="string">
            <text:p>Факторите се детално содржани во одлуки како Couderc и Hachette Filipacchi Associés против Франција <text:s/>[Голем судски совет], 2016 Von Hannover против Германија (бр. 2),[Голем судски совет] 2012; и Axel Springer AG против Германија [Голем судски совет], 2012</text:p>
          </table:table-cell>
          <table:table-cell table:style-name="ce8" office:value-type="string" calcext:value-type="string">
            <text:p>23        Ovi faktori su detaljno izloženi u odlukama kao što je Couderc and Hachette Filipacchi Associés protiv Francuske [Veliko veće], 2016, Von Hannover protiv Nemačke (br. 2), [Veliko veće] 2012; i Axel Springer AG protiv Nemačke [Veliko veće], 2012.</text:p>
          </table:table-cell>
          <table:table-cell office:value-type="string" calcext:value-type="string">
            <text:p>Factorii sunt detaliați în decizii ca: Couderc și Hachette Filipacchi Associés v. Franța [Marea Cameră], 2016 Von Hannover vs. Germania (nr. 2),[Marea Cameră] 2012; și Axel Springer AG vs. Germania [Marea Cameră], 2012</text:p>
          </table:table-cell>
          <table:table-cell office:value-type="string" calcext:value-type="string">
            <text:p>Эти факторы подробно описаны в таких решениях, как Couderc и Hachette Filipacchi Associés против Франции [Большая палата], 2016 Фон Ганновер против Германии (№ 2), [Большая палата] 2012; и Axel Springer AG против Германии [Большая палата], 2012 </text:p>
          </table:table-cell>
          <table:table-cell table:number-columns-repeated="1013"/>
        </table:table-row>
        <table:table-row table:style-name="ro10" table:number-rows-repeated="1048551">
          <table:table-cell table:number-columns-repeated="1023"/>
        </table:table-row>
        <table:table-row table:style-name="ro10">
          <table:table-cell table:number-columns-repeated="1023"/>
        </table:table-row>
      </table:table>
      <table:table table:name="CaseReviews" table:style-name="ta1">
        <table:table-column table:style-name="co1"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0">
          <table:table-cell table:number-columns-repeated="11"/>
        </table:table-row>
      </table:table>
      <table:table table:name="BAZA" table:style-name="ta1">
        <table:table-column table:style-name="co19" table:default-cell-style-name="ce12"/>
        <table:table-column table:style-name="co20" table:default-cell-style-name="ce12"/>
        <table:table-column table:style-name="co21" table:default-cell-style-name="ce4"/>
        <table:table-column table:style-name="co22" table:default-cell-style-name="ce4"/>
        <table:table-column table:style-name="co1" table:number-columns-repeated="1020" table:default-cell-style-name="ce4"/>
        <table:table-row table:style-name="ro12">
          <table:table-cell table:style-name="ce5" office:value-type="string" calcext:value-type="string">
            <text:p>Bevezető</text:p>
          </table:table-cell>
          <table:table-cell table:style-name="ce5"/>
          <table:table-cell table:style-name="ce102" office:value-type="string" calcext:value-type="string">
            <text:p>&lt;!DOCTYPE html&gt; &lt;html lang="en"&gt; <text:s text:c="3"/>&lt;head&gt; <text:s text:c="4"/>&lt;meta charset="utf-8"&gt; <text:s text:c="4"/>&lt;meta name="viewport" content="width=device-width, initial-scale=1, shrink-to-fit=no"&gt; <text:s text:c="4"/>&lt;meta name="description" content=""&gt; <text:s text:c="4"/>&lt;meta name="author" content=""&gt; <text:s text:c="5"/>&lt;title&gt;FoE&lt;/title&gt; <text:s text:c="5"/>&lt;!-- Bootstrap core CSS --&gt; <text:s text:c="4"/>&lt;link href="vendor/bootstrap/css/bootstrap.min.css" rel="stylesheet"&gt; <text:s text:c="5"/>&lt;!-- Custom fonts for this template --&gt; <text:s text:c="4"/>&lt;link rel="stylesheet" href="vendor/font-awesome/css/font-awesome.min.css"&gt; <text:s text:c="4"/>&lt;link rel="stylesheet" href="vendor/simple-line-icons/css/simple-line-icons.css"&gt; <text:s text:c="4"/>&lt;link href="https://fonts.googleapis.com/css?family=Lato" rel="stylesheet"&gt; <text:s text:c="4"/>&lt;link href="https://fonts.googleapis.com/css?family=Catamaran:100,200,300,400,500,600,700,800,900" rel="stylesheet"&gt; <text:s text:c="4"/>&lt;link href="https://fonts.googleapis.com/css?family=Muli" rel="stylesheet"&gt; <text:s text:c="5"/>&lt;!-- Plugin CSS --&gt; <text:s text:c="4"/>&lt;link rel="stylesheet" href="device-mockups/device-mockups.min.css"&gt; <text:s text:c="5"/>&lt;!-- Custom styles for this template --&gt; <text:s text:c="4"/>&lt;link href="css/new-age.css" rel="stylesheet"&gt; <text:s text:c="3"/>&lt;/head&gt; <text:s text:c="3"/>&lt;body id="page-top"&gt; <text:s text:c="5"/>&lt;header class="masthead"&gt; <text:s text:c="6"/>&lt;div class="container h-100 pinkishb"&gt; <text:s text:c="8"/>&lt;div class="row h-100"&gt; <text:s text:c="10"/>&lt;div class="col-lg-7 my-auto"&gt; <text:s text:c="12"/>&lt;div class="header-content mx-auto largechar"&gt; <text:s text:c="14"/>&lt;h1 class="header-content mx-auto" data-unq="01t"&gt;</text:p>
          </table:table-cell>
          <table:table-cell table:style-name="ce102" office:value-type="string" calcext:value-type="string">
            <text:p>&lt;!DOCTYPE html&gt; &lt;html lang="hu"&gt; <text:s text:c="3"/>&lt;head&gt; <text:s text:c="4"/>&lt;meta charset="utf-8"&gt; <text:s text:c="4"/>&lt;meta name="viewport" content="width=device-width, initial-scale=1, shrink-to-fit=no"&gt; <text:s text:c="4"/>&lt;meta name="description" content=""&gt; <text:s text:c="4"/>&lt;meta name="author" content=""&gt; <text:s text:c="5"/>&lt;title&gt;FoE-Hungary&lt;/title&gt; <text:s text:c="5"/>&lt;!-- Bootstrap core CSS --&gt; <text:s text:c="4"/>&lt;link href="vendor/bootstrap/css/bootstrap.min.css" rel="stylesheet"&gt; <text:s text:c="5"/>&lt;!-- Custom fonts for this template --&gt; <text:s text:c="4"/>&lt;link rel="stylesheet" href="vendor/font-awesome/css/font-awesome.min.css"&gt; <text:s text:c="4"/>&lt;link rel="stylesheet" href="vendor/simple-line-icons/css/simple-line-icons.css"&gt; <text:s text:c="4"/>&lt;link href="https://fonts.googleapis.com/css?family=Lato" rel="stylesheet"&gt; <text:s text:c="4"/>&lt;link href="https://fonts.googleapis.com/css?family=Catamaran:100,200,300,400,500,600,700,800,900" rel="stylesheet"&gt; <text:s text:c="4"/>&lt;link href="https://fonts.googleapis.com/css?family=Muli" rel="stylesheet"&gt; <text:s text:c="5"/>&lt;!-- Plugin CSS --&gt; <text:s text:c="4"/>&lt;link rel="stylesheet" href="device-mockups/device-mockups.min.css"&gt; <text:s text:c="5"/>&lt;!-- Custom styles for this template --&gt; <text:s text:c="4"/>&lt;link href="css/new-age.css" rel="stylesheet"&gt; <text:s text:c="3"/>&lt;/head&gt; <text:s text:c="3"/>&lt;body id="page-top"&gt; <text:s text:c="5"/>&lt;header class="masthead"&gt; <text:s text:c="6"/>&lt;div class="container h-100 pinkishb"&gt; <text:s text:c="8"/>&lt;div class="row h-100"&gt; <text:s text:c="10"/>&lt;div class="col-lg-7 my-auto"&gt; <text:s text:c="12"/>&lt;div class="header-content mx-auto largechar"&gt; <text:s text:c="14"/>&lt;h1 class="header-content mx-auto" data-unq="01t"&gt;</text:p>
          </table:table-cell>
          <table:table-cell table:style-name="ce140" table:number-columns-repeated="1012"/>
          <table:table-cell table:number-columns-repeated="8"/>
        </table:table-row>
        <table:table-row table:style-name="ro10">
          <table:table-cell office:value-type="string" calcext:value-type="string">
            <text:p>01t</text:p>
          </table:table-cell>
          <table:table-cell office:value-type="string" calcext:value-type="string">
            <text:p>2</text:p>
          </table:table-cell>
          <table:table-cell office:value-type="string" calcext:value-type="string">
            <text:p>First steps in understanding</text:p>
          </table:table-cell>
          <table:table-cell office:value-type="string" calcext:value-type="string">
            <text:p>Első lépések a véleménynyilvánítási</text:p>
          </table:table-cell>
          <table:table-cell table:number-columns-repeated="1020"/>
        </table:table-row>
        <table:table-row table:style-name="ro10">
          <table:table-cell table:style-name="ce13" table:number-columns-repeated="2"/>
          <table:table-cell table:number-columns-repeated="2" table:style-name="ce48" office:value-type="string" calcext:value-type="string">
            <text:p>&lt;/h1&gt;&lt;hr/&gt; <text:s text:c="14"/>&lt;h1 lang="en"&gt;&lt;span class="black" data-unq="02t"&gt;</text:p>
          </table:table-cell>
          <table:table-cell table:style-name="ce48" table:number-columns-repeated="1012"/>
          <table:table-cell table:number-columns-repeated="8"/>
        </table:table-row>
        <table:table-row table:style-name="ro13">
          <table:table-cell office:value-type="string" calcext:value-type="string">
            <text:p>02t</text:p>
          </table:table-cell>
          <table:table-cell office:value-type="string" calcext:value-type="string">
            <text:p>2</text:p>
          </table:table-cell>
          <table:table-cell office:value-type="string" calcext:value-type="string">
            <text:p>Freedom&lt;/span&gt; of &lt;span class="black"&gt;Expression online&lt;/span&gt; and &lt;span class="black"&gt;offline</text:p>
          </table:table-cell>
          <table:table-cell office:value-type="string" calcext:value-type="string">
            <text:p><text:s/>szabadság&lt;/span&gt; megértéséhez &lt;span class="black"&gt;online&lt;/span&gt; és &lt;span class="black"&gt;offline</text:p>
          </table:table-cell>
          <table:table-cell table:number-columns-repeated="1020"/>
        </table:table-row>
        <table:table-row table:style-name="ro14">
          <table:table-cell table:style-name="ce13" table:number-columns-repeated="2"/>
          <table:table-cell table:number-columns-repeated="2" table:style-name="ce48" office:value-type="string" calcext:value-type="string">
            <text:p>&lt;/span&gt;&lt;/h1&gt; <text:s text:c="12"/>&lt;/div&gt; <text:s text:c="10"/>&lt;/div&gt; <text:s text:c="10"/>&lt;div id="smiley" class="col-lg-5"&gt; <text:s text:c="12"/>&lt;img src="img/smileyTot.png" class="img-fluid" alt=""&gt; <text:s text:c="10"/>&lt;/div&gt; <text:s text:c="8"/>&lt;/div&gt; <text:s text:c="9"/>&lt;div class="row"&gt; <text:s text:c="10"/>&lt;div class="col-lg-7"&gt; <text:s text:c="12"/>&lt;div class="header-content mx-auto largechar"&gt; <text:s text:c="14"/>&lt;hr&gt; <text:s text:c="14"/>&lt;h3 data-unq="03t"&gt;</text:p>
          </table:table-cell>
          <table:table-cell table:style-name="ce48" table:number-columns-repeated="1012"/>
          <table:table-cell table:number-columns-repeated="8"/>
        </table:table-row>
        <table:table-row table:style-name="ro10">
          <table:table-cell office:value-type="string" calcext:value-type="string">
            <text:p>03t</text:p>
          </table:table-cell>
          <table:table-cell office:value-type="string" calcext:value-type="string">
            <text:p>3</text:p>
          </table:table-cell>
          <table:table-cell office:value-type="string" calcext:value-type="string">
            <text:p>based on current case law from European Court of Human Rights</text:p>
          </table:table-cell>
          <table:table-cell office:value-type="string" calcext:value-type="string">
            <text:p>az Emberi Jogok Európai Bíróságának aktuális esetjoga alapján</text:p>
          </table:table-cell>
          <table:table-cell table:number-columns-repeated="1020"/>
        </table:table-row>
        <table:table-row table:style-name="ro15">
          <table:table-cell table:style-name="ce16" table:number-columns-repeated="2"/>
          <table:table-cell table:style-name="ce104" office:value-type="string" calcext:value-type="string">
            <text:p>&lt;/h3&gt; <text:s text:c="12"/>&lt;/div&gt; <text:s text:c="10"/>&lt;/div&gt; <text:s text:c="11"/>&lt;div id="download" class="col-lg-5"&gt; <text:s text:c="12"/>&lt;a class="btn btn-download" href="http://wikipedia.org"&gt;Download PDF&lt;/a&gt; <text:s text:c="12"/>&lt;a class="btn btn-download" href="http://wikipedia.org"&gt;Download Quiz&lt;/a&gt; <text:s text:c="10"/>&lt;/div&gt; <text:s text:c="8"/>&lt;/div&gt; <text:s text:c="6"/>&lt;/div&gt; <text:s text:c="4"/>&lt;/header&gt; <text:s text:c="5"/>&lt;section class="azureb" id="toc"&gt; <text:s text:c="6"/>&lt;div class="container"&gt; <text:s text:c="8"/>&lt;div class="col-lg-12 whitechar toc"&gt; <text:s text:c="10"/>&lt;br&gt; <text:s text:c="10"/>&lt;p class="text-center steaguri"&gt; <text:s text:c="12"/>&lt;a href="FoE-ro.html" target="_blank"&gt; <text:s text:c="14"/>&lt;img src="img/ro.svg80.png" alt="Romanian Flag"&gt; <text:s text:c="12"/>&lt;/a&gt; <text:s text:c="12"/>&lt;a href="FoE-mk.html" target="_blank"&gt; <text:s text:c="14"/>&lt;img src="img/mk.svg80.png" alt="Macedonian Flag"&gt; <text:s text:c="12"/>&lt;/a&gt; <text:s text:c="12"/>&lt;a href="FoE-al.html" target="_blank"&gt; <text:s text:c="14"/>&lt;img src="img/al.svg80.png" alt="Albanian Flag"&gt; <text:s text:c="12"/>&lt;/a&gt; <text:s text:c="12"/>&lt;a href="FoE-rs.html" target="_blank"&gt; <text:s text:c="14"/>&lt;img src="img/rs.svg80.png" alt="Serbian Flag"&gt; <text:s text:c="12"/>&lt;/a&gt; <text:s text:c="12"/>&lt;a href="FoE-ru.html" target="_blank"&gt; <text:s text:c="14"/>&lt;img src="img/ru.svg80.png" alt="Rusian Flag"&gt; <text:s text:c="12"/>&lt;/a&gt; <text:s text:c="12"/>&lt;a href="FoE-ua.html" target="_blank"&gt; <text:s text:c="14"/>&lt;img src="img/ua.svg80.png" alt="Ukrainian Flag"&gt; <text:s text:c="12"/>&lt;/a&gt; <text:s text:c="12"/>&lt;a href="FoE-ge.html" target="_blank"&gt; <text:s text:c="14"/>&lt;img src="img/ge.svg80.png" alt="Georgian Flag"&gt; <text:s text:c="12"/>&lt;/a&gt; <text:s text:c="12"/>&lt;a href="FoE-hu.html" target="_blank"&gt; <text:s text:c="14"/>&lt;img src="img/hu.svg80.png" alt="Hungarian Flag"&gt; <text:s text:c="12"/>&lt;/a&gt; <text:s text:c="12"/>&lt;a href="FoE-am.html" target="_blank"&gt; <text:s text:c="14"/>&lt;img src="img/am.svg80.png" alt="Armenian Flag"&gt; <text:s text:c="12"/>&lt;/a&gt; <text:s text:c="10"/>&lt;/p&gt; <text:s text:c="8"/>&lt;/div&gt; <text:s text:c="6"/>&lt;/div&gt; <text:s text:c="4"/>&lt;/section&gt; <text:s text:c="5"/>&lt;section class="pinkishb" id="toc"&gt; <text:s text:c="6"/>&lt;div class="container"&gt; <text:s text:c="8"/>&lt;div class="col-lg-12 whitechar"&gt; <text:s text:c="10"/>&lt;h1 data-unq = "001"&gt;</text:p>
          </table:table-cell>
          <table:table-cell table:style-name="ce104" office:value-type="string" calcext:value-type="string">
            <text:p>&lt;/h3&gt;</text:p>
            <text:p>                  &lt;/div&gt;</text:p>
            <text:p>                &lt;/div&gt;</text:p>
            <text:p>                &lt;div id="download" class="col-lg-5"&gt;</text:p>
            <text:p>                  &lt;a class="btn btn-download" href="doc/FreedomOfExpressionOnlineAndOffline5Feb2018.pdf"&gt;Download PDF&lt;/a&gt;</text:p>
            <text:p>                  &lt;a class="btn btn-download" href="http://wikipedia.org"&gt;Download Quiz&lt;/a&gt;</text:p>
            <text:p>                &lt;/div&gt;</text:p>
            <text:p>            &lt;/div&gt;</text:p>
            <text:p>        &lt;/div&gt;</text:p>
            <text:p>    &lt;/header&gt;</text:p>
            <text:p>    &lt;section class="azureb" id="toc"&gt;</text:p>
            <text:p>        &lt;div class="container"&gt;</text:p>
            <text:p>            &lt;div class="col-lg-12 whitechar toc"&gt; &lt;br&gt;</text:p>
            <text:p>              &lt;p class="text-center steaguri"&gt;</text:p>
            <text:p>                &lt;a href="index.html" target="_blank"&gt;</text:p>
            <text:p>                  &lt;img src="img/us.svg80.png" alt="US Flag"&gt;</text:p>
            <text:p>                &lt;/a&gt;</text:p>
            <text:p>                &lt;a href="FoE-ro.html" target="_blank"&gt;</text:p>
            <text:p>                  &lt;img src="img/ro.svg80.png" alt="Romanian Flag"&gt;</text:p>
            <text:p>                &lt;/a&gt;</text:p>
            <text:p>                &lt;a href="FoE-mk.html" target="_blank"&gt;</text:p>
            <text:p>                  &lt;img src="img/mk.svg80.png" alt="Macedonian Flag"&gt;</text:p>
            <text:p>                &lt;/a&gt;</text:p>
            <text:p>                &lt;a href="FoE-al.html" target="_blank"&gt;</text:p>
            <text:p>                  &lt;img src="img/al.svg80.png" alt="Albanian Flag"&gt;</text:p>
            <text:p>                &lt;/a&gt;</text:p>
            <text:p>                &lt;a href="FoE-sr.html" target="_blank"&gt;</text:p>
            <text:p>                  &lt;img src="img/rs.svg80.png" alt="Serbian Flag"&gt;</text:p>
            <text:p>                &lt;/a&gt;</text:p>
            <text:p>                &lt;a href="FoE-ru.html" target="_blank"&gt;</text:p>
            <text:p>                  &lt;img src="img/ru.svg80.png" alt="Rusian Flag"&gt;</text:p>
            <text:p>                &lt;/a&gt;</text:p>
            <text:p>                &lt;a href="FoE-ua.html" target="_blank"&gt;</text:p>
            <text:p>                  &lt;img src="img/ua.svg80.png" alt="Ukrainian Flag"&gt;</text:p>
            <text:p>                &lt;/a&gt;</text:p>
            <text:p>                &lt;a href="FoE-ge.html" target="_blank"&gt;</text:p>
            <text:p>                  &lt;img src="img/ge.svg80.png" alt="Georgian Flag"&gt;</text:p>
            <text:p>                &lt;/a&gt;</text:p>
            <text:p>                &lt;a href="FoE-am.html" target="_blank"&gt;</text:p>
            <text:p>                  &lt;img src="img/am.svg80.png" alt="Armenian Flag"&gt;</text:p>
            <text:p>                &lt;/a&gt;</text:p>
            <text:p>              &lt;/p&gt;</text:p>
            <text:p>            &lt;/div&gt;</text:p>
            <text:p>        &lt;/div&gt;</text:p>
            <text:p>    &lt;/section&gt;</text:p>
            <text:p>    &lt;section class="pinkishb" id="toc"&gt;</text:p>
            <text:p>        &lt;div class="container"&gt;</text:p>
            <text:p>            &lt;div class="col-lg-12 whitechar"&gt;</text:p>
            <text:p>                &lt;h1 data-unq="001"&gt;</text:p>
          </table:table-cell>
          <table:table-cell table:style-name="ce104" table:number-columns-repeated="1012"/>
          <table:table-cell table:number-columns-repeated="8"/>
        </table:table-row>
        <table:table-row table:style-name="ro10">
          <table:table-cell office:value-type="string" calcext:value-type="string">
            <text:p>001</text:p>
          </table:table-cell>
          <table:table-cell table:style-name="ce41" office:value-type="string" calcext:value-type="string">
            <text:p>10</text:p>
          </table:table-cell>
          <table:table-cell office:value-type="string" calcext:value-type="string">
            <text:p>Table of contents</text:p>
          </table:table-cell>
          <table:table-cell table:style-name="ce126" office:value-type="string" calcext:value-type="string">
            <text:p>Tartalomjegyzék</text:p>
          </table:table-cell>
          <table:table-cell table:number-columns-repeated="1020"/>
        </table:table-row>
        <table:table-row table:style-name="ro13">
          <table:table-cell table:style-name="ce13" table:number-columns-repeated="2"/>
          <table:table-cell table:number-columns-repeated="2" table:style-name="ce48" office:value-type="string" calcext:value-type="string">
            <text:p>&lt;/h1&gt;&lt;hr&gt; <text:s text:c="10"/>&lt;h4&gt;&lt;span id="introtoc" class="step"&gt;1&lt;/span&gt;&lt;a href="#intro" data-unq="002"&gt;</text:p>
          </table:table-cell>
          <table:table-cell table:style-name="ce48" table:number-columns-repeated="1012"/>
          <table:table-cell table:number-columns-repeated="8"/>
        </table:table-row>
        <table:table-row table:style-name="ro10">
          <table:table-cell office:value-type="string" calcext:value-type="string">
            <text:p>002</text:p>
          </table:table-cell>
          <table:table-cell table:style-name="ce41" office:value-type="string" calcext:value-type="string">
            <text:p>11</text:p>
          </table:table-cell>
          <table:table-cell office:value-type="string" calcext:value-type="string">
            <text:p>Introduction</text:p>
          </table:table-cell>
          <table:table-cell office:value-type="string" calcext:value-type="string">
            <text:p>Bevezető</text:p>
          </table:table-cell>
          <table:table-cell table:number-columns-repeated="1020"/>
        </table:table-row>
        <table:table-row table:style-name="ro13">
          <table:table-cell table:style-name="ce13" table:number-columns-repeated="2"/>
          <table:table-cell table:number-columns-repeated="2" table:style-name="ce48" office:value-type="string" calcext:value-type="string">
            <text:p>&lt;/a&gt;&lt;/h4&gt; <text:s text:c="10"/>&lt;h4&gt;&lt;span id="doitoc" class="step"&gt;2&lt;/span&gt;&lt;a href="#doi" data-unq="003"&gt;</text:p>
          </table:table-cell>
          <table:table-cell table:style-name="ce48" table:number-columns-repeated="1012"/>
          <table:table-cell table:number-columns-repeated="8"/>
        </table:table-row>
        <table:table-row table:style-name="ro10">
          <table:table-cell office:value-type="string" calcext:value-type="string">
            <text:p>003</text:p>
          </table:table-cell>
          <table:table-cell table:style-name="ce41" office:value-type="string" calcext:value-type="string">
            <text:p>12</text:p>
          </table:table-cell>
          <table:table-cell office:value-type="string" calcext:value-type="string">
            <text:p>Content Regulation</text:p>
          </table:table-cell>
          <table:table-cell office:value-type="string" calcext:value-type="string">
            <text:p>Tartalomszabályozás</text:p>
          </table:table-cell>
          <table:table-cell table:number-columns-repeated="1020"/>
        </table:table-row>
        <table:table-row table:style-name="ro13">
          <table:table-cell table:style-name="ce13" table:number-columns-repeated="2"/>
          <table:table-cell table:number-columns-repeated="2" table:style-name="ce48" office:value-type="string" calcext:value-type="string">
            <text:p>&lt;/a&gt;&lt;/h4&gt; <text:s text:c="10"/>&lt;h4&gt;&lt;span id="treitoc" class="step"&gt;3&lt;/span&gt;&lt;a href="#trei" data-unq="004"&gt;</text:p>
          </table:table-cell>
          <table:table-cell table:style-name="ce48" table:number-columns-repeated="1012"/>
          <table:table-cell table:number-columns-repeated="8"/>
        </table:table-row>
        <table:table-row table:style-name="ro10">
          <table:table-cell office:value-type="string" calcext:value-type="string">
            <text:p>004</text:p>
          </table:table-cell>
          <table:table-cell table:style-name="ce41" office:value-type="string" calcext:value-type="string">
            <text:p>13</text:p>
          </table:table-cell>
          <table:table-cell office:value-type="string" calcext:value-type="string">
            <text:p>Duties and Responsibilities - online and offline</text:p>
          </table:table-cell>
          <table:table-cell office:value-type="string" calcext:value-type="string">
            <text:p>Kötelezettségek és felelősség - online és offline</text:p>
          </table:table-cell>
          <table:table-cell table:number-columns-repeated="1020"/>
        </table:table-row>
        <table:table-row table:style-name="ro13">
          <table:table-cell table:style-name="ce13" table:number-columns-repeated="2"/>
          <table:table-cell table:number-columns-repeated="2" table:style-name="ce48" office:value-type="string" calcext:value-type="string">
            <text:p>&lt;/a&gt;&lt;/h4&gt; <text:s text:c="10"/>&lt;h4&gt;&lt;span id="patrutoc" class="step"&gt;4&lt;/span&gt;&lt;a href="#patru" data-unq="005"&gt;</text:p>
          </table:table-cell>
          <table:table-cell table:style-name="ce48" table:number-columns-repeated="1012"/>
          <table:table-cell table:number-columns-repeated="8"/>
        </table:table-row>
        <table:table-row table:style-name="ro10">
          <table:table-cell office:value-type="string" calcext:value-type="string">
            <text:p>005</text:p>
          </table:table-cell>
          <table:table-cell table:style-name="ce41" office:value-type="string" calcext:value-type="string">
            <text:p>14</text:p>
          </table:table-cell>
          <table:table-cell office:value-type="string" calcext:value-type="string">
            <text:p>Intermediary liability for Internet services</text:p>
          </table:table-cell>
          <table:table-cell office:value-type="string" calcext:value-type="string">
            <text:p>Internetes szolgáltatók közvetítői felelőssége</text:p>
          </table:table-cell>
          <table:table-cell table:number-columns-repeated="1020"/>
        </table:table-row>
        <table:table-row table:style-name="ro13">
          <table:table-cell table:style-name="ce13" table:number-columns-repeated="2"/>
          <table:table-cell table:number-columns-repeated="2" table:style-name="ce48" office:value-type="string" calcext:value-type="string">
            <text:p>&lt;/a&gt;&lt;/h4&gt; <text:s text:c="10"/>&lt;h4&gt;&lt;span id="cincitoc" class="step"&gt;5&lt;/span&gt;&lt;a href="#cinci" data-unq="006"&gt;</text:p>
          </table:table-cell>
          <table:table-cell table:style-name="ce48" table:number-columns-repeated="1012"/>
          <table:table-cell table:number-columns-repeated="8"/>
        </table:table-row>
        <table:table-row table:style-name="ro10">
          <table:table-cell office:value-type="string" calcext:value-type="string">
            <text:p>006</text:p>
          </table:table-cell>
          <table:table-cell table:style-name="ce41" office:value-type="string" calcext:value-type="string">
            <text:p>15</text:p>
          </table:table-cell>
          <table:table-cell office:value-type="string" calcext:value-type="string">
            <text:p>The right to information</text:p>
          </table:table-cell>
          <table:table-cell office:value-type="string" calcext:value-type="string">
            <text:p>Információszabadság</text:p>
          </table:table-cell>
          <table:table-cell table:number-columns-repeated="1020"/>
        </table:table-row>
        <table:table-row table:style-name="ro13">
          <table:table-cell table:style-name="ce13" table:number-columns-repeated="2"/>
          <table:table-cell table:number-columns-repeated="2" table:style-name="ce48" office:value-type="string" calcext:value-type="string">
            <text:p>&lt;/a&gt;&lt;/h4&gt; <text:s text:c="10"/>&lt;h4&gt;&lt;span id="sasetoc" class="step"&gt;6&lt;/span&gt;&lt;a href="#sase" data-unq="007"&gt;</text:p>
          </table:table-cell>
          <table:table-cell table:style-name="ce48" table:number-columns-repeated="1012"/>
          <table:table-cell table:number-columns-repeated="8"/>
        </table:table-row>
        <table:table-row table:style-name="ro10">
          <table:table-cell office:value-type="string" calcext:value-type="string">
            <text:p>007</text:p>
          </table:table-cell>
          <table:table-cell table:style-name="ce41" office:value-type="string" calcext:value-type="string">
            <text:p>16</text:p>
          </table:table-cell>
          <table:table-cell office:value-type="string" calcext:value-type="string">
            <text:p>Internet blocking</text:p>
          </table:table-cell>
          <table:table-cell office:value-type="string" calcext:value-type="string">
            <text:p>Internetes blokkolás</text:p>
          </table:table-cell>
          <table:table-cell table:number-columns-repeated="1020"/>
        </table:table-row>
        <table:table-row table:style-name="ro13">
          <table:table-cell table:style-name="ce13" table:number-columns-repeated="2"/>
          <table:table-cell table:number-columns-repeated="2" table:style-name="ce48" office:value-type="string" calcext:value-type="string">
            <text:p>&lt;/a&gt;&lt;/h4&gt; <text:s text:c="10"/>&lt;h4&gt;&lt;span id="saptetoc" class="step"&gt;7&lt;/span&gt;&lt;a href="#sapte" data-unq="008"&gt;</text:p>
          </table:table-cell>
          <table:table-cell table:style-name="ce48" table:number-columns-repeated="1012"/>
          <table:table-cell table:number-columns-repeated="8"/>
        </table:table-row>
        <table:table-row table:style-name="ro10">
          <table:table-cell office:value-type="string" calcext:value-type="string">
            <text:p>008</text:p>
          </table:table-cell>
          <table:table-cell table:style-name="ce41" office:value-type="string" calcext:value-type="string">
            <text:p>17</text:p>
          </table:table-cell>
          <table:table-cell office:value-type="string" calcext:value-type="string">
            <text:p>Freedom of expression versus privacy</text:p>
          </table:table-cell>
          <table:table-cell office:value-type="string" calcext:value-type="string">
            <text:p>A véleménynyilvánítás szabadsága kontra a magánélet</text:p>
          </table:table-cell>
          <table:table-cell table:number-columns-repeated="1020"/>
        </table:table-row>
        <table:table-row table:style-name="ro13">
          <table:table-cell table:style-name="ce13" table:number-columns-repeated="2"/>
          <table:table-cell table:number-columns-repeated="2" table:style-name="ce48" office:value-type="string" calcext:value-type="string">
            <text:p>&lt;/a&gt;&lt;/h4&gt; <text:s text:c="10"/>&lt;h4&gt;&lt;span id="opttoc" class="step"&gt;8&lt;/span&gt;&lt;a href="#opt" data-unq="009"&gt;</text:p>
          </table:table-cell>
          <table:table-cell table:style-name="ce48" table:number-columns-repeated="1012"/>
          <table:table-cell table:number-columns-repeated="8"/>
        </table:table-row>
        <table:table-row table:style-name="ro10">
          <table:table-cell office:value-type="string" calcext:value-type="string">
            <text:p>009</text:p>
          </table:table-cell>
          <table:table-cell table:style-name="ce41" office:value-type="string" calcext:value-type="string">
            <text:p>18</text:p>
          </table:table-cell>
          <table:table-cell office:value-type="string" calcext:value-type="string">
            <text:p>Freedom of expression versus copyright</text:p>
          </table:table-cell>
          <table:table-cell office:value-type="string" calcext:value-type="string">
            <text:p>A véleménynyilvánítás szabadsága kontra szerzői jogok</text:p>
          </table:table-cell>
          <table:table-cell table:number-columns-repeated="1020"/>
        </table:table-row>
        <table:table-row table:style-name="ro13">
          <table:table-cell table:style-name="ce13" table:number-columns-repeated="2"/>
          <table:table-cell table:number-columns-repeated="2" table:style-name="ce48" office:value-type="string" calcext:value-type="string">
            <text:p>&lt;/a&gt;&lt;/h4&gt; <text:s text:c="10"/>&lt;h4&gt;&lt;span id="nouatoc" class="step"&gt;9&lt;/span&gt;&lt;a href="#noua" data-unq="010"&gt;</text:p>
          </table:table-cell>
          <table:table-cell table:style-name="ce48" table:number-columns-repeated="1012"/>
          <table:table-cell table:number-columns-repeated="8"/>
        </table:table-row>
        <table:table-row table:style-name="ro13">
          <table:table-cell office:value-type="string" calcext:value-type="string">
            <text:p>010</text:p>
          </table:table-cell>
          <table:table-cell table:style-name="ce41" office:value-type="string" calcext:value-type="string">
            <text:p>19</text:p>
          </table:table-cell>
          <table:table-cell office:value-type="string" calcext:value-type="string">
            <text:p>Other limitations (national security, protection of health or morals, judicial proceedings)</text:p>
          </table:table-cell>
          <table:table-cell office:value-type="string" calcext:value-type="string">
            <text:p>További korlátok (nemzetbiztonság, közegézség és erkölcsök védelme, bírósági eljárások)</text:p>
          </table:table-cell>
          <table:table-cell table:number-columns-repeated="1020"/>
        </table:table-row>
        <table:table-row table:style-name="ro13">
          <table:table-cell table:style-name="ce13" table:number-columns-repeated="2"/>
          <table:table-cell table:number-columns-repeated="2" table:style-name="ce48" office:value-type="string" calcext:value-type="string">
            <text:p>&lt;/a&gt;&lt;/h4&gt; <text:s text:c="10"/>&lt;h4&gt;&lt;span id="zecetoc" class="step"&gt;10&lt;/span&gt;&lt;a href="#zece" data-unq="011"&gt;</text:p>
          </table:table-cell>
          <table:table-cell table:style-name="ce48" table:number-columns-repeated="1012"/>
          <table:table-cell table:number-columns-repeated="8"/>
        </table:table-row>
        <table:table-row table:style-name="ro10">
          <table:table-cell office:value-type="string" calcext:value-type="string">
            <text:p>011</text:p>
          </table:table-cell>
          <table:table-cell table:style-name="ce41" office:value-type="string" calcext:value-type="string">
            <text:p>20</text:p>
          </table:table-cell>
          <table:table-cell office:value-type="string" calcext:value-type="string">
            <text:p>Licensing</text:p>
          </table:table-cell>
          <table:table-cell office:value-type="string" calcext:value-type="string">
            <text:p>Engedélyezés</text:p>
          </table:table-cell>
          <table:table-cell table:number-columns-repeated="1020"/>
        </table:table-row>
        <table:table-row table:style-name="ro16">
          <table:table-cell table:style-name="ce13" table:number-columns-repeated="2"/>
          <table:table-cell table:number-columns-repeated="2" table:style-name="ce48" office:value-type="string" calcext:value-type="string">
            <text:p>&lt;/a&gt;&lt;/h4&gt; <text:s text:c="11"/>&lt;div id="unu" class="chaptercont pinkish"&gt; <text:s text:c="12"/>&lt;p class="chaptertitle"&gt; <text:s text:c="14"/>&lt;img src="img/smileyChap1.png"&gt; <text:s text:c="12"/>&lt;/p&gt; <text:s text:c="10"/>&lt;/div&gt; <text:s text:c="10"/>&lt;h1 class="text-center" data-unq="012"&gt;</text:p>
          </table:table-cell>
          <table:table-cell table:style-name="ce48" table:number-columns-repeated="1012"/>
          <table:table-cell table:number-columns-repeated="8"/>
        </table:table-row>
        <table:table-row table:style-name="ro10">
          <table:table-cell office:value-type="string" calcext:value-type="string">
            <text:p>012</text:p>
          </table:table-cell>
          <table:table-cell table:style-name="ce41" office:value-type="string" calcext:value-type="string">
            <text:p>21</text:p>
          </table:table-cell>
          <table:table-cell office:value-type="string" calcext:value-type="string">
            <text:p>Introduction</text:p>
          </table:table-cell>
          <table:table-cell office:value-type="string" calcext:value-type="string">
            <text:p>Bevezető</text:p>
          </table:table-cell>
          <table:table-cell table:number-columns-repeated="1020"/>
        </table:table-row>
        <table:table-row table:style-name="ro17">
          <table:table-cell table:style-name="ce13" table:number-columns-repeated="2"/>
          <table:table-cell table:number-columns-repeated="2" table:style-name="ce48" office:value-type="string" calcext:value-type="string">
            <text:p>&lt;/h1&gt; <text:s text:c="8"/>&lt;/div&gt; <text:s text:c="6"/>&lt;/div&gt; <text:s text:c="4"/>&lt;/section&gt; <text:s text:c="5"/>&lt;section id="unu"&gt; <text:s text:c="6"/>&lt;div class="container"&gt; <text:s text:c="10"/>&lt;div class="col-lg-12 my-auto"&gt; <text:s text:c="12"/>&lt;div class="container-fluid"&gt; <text:s text:c="14"/>&lt;article class="section"&gt; <text:s text:c="17"/>&lt;h3 id="intro"&gt; <text:s text:c="18"/>&lt;span class="stepblue back2toc"&gt; <text:s text:c="20"/>&lt;a href="#introtoc"&gt;1.1.&lt;/a&gt; <text:s text:c="18"/>&lt;/span&gt; <text:s text:c="18"/>&lt;span class="pinkish largechar" data-unq="013"&gt;</text:p>
          </table:table-cell>
          <table:table-cell table:style-name="ce48" table:number-columns-repeated="1012"/>
          <table:table-cell table:number-columns-repeated="8"/>
        </table:table-row>
        <table:table-row table:style-name="ro13">
          <table:table-cell office:value-type="string" calcext:value-type="string">
            <text:p>013</text:p>
          </table:table-cell>
          <table:table-cell table:style-name="ce41" office:value-type="string" calcext:value-type="string">
            <text:p>22</text:p>
          </table:table-cell>
          <table:table-cell office:value-type="string" calcext:value-type="string">
            <text:p>Why this brochure on Internet and Freedom of Expression?</text:p>
          </table:table-cell>
          <table:table-cell office:value-type="string" calcext:value-type="string">
            <text:p>Miért jött létre ez a kiadvány az internetről és a véleménynyilvánítás szabadságáról?</text:p>
          </table:table-cell>
          <table:table-cell table:number-columns-repeated="1020"/>
        </table:table-row>
        <table:table-row table:style-name="ro10">
          <table:table-cell table:style-name="ce13" table:number-columns-repeated="2"/>
          <table:table-cell table:number-columns-repeated="2" table:style-name="ce48" office:value-type="string" calcext:value-type="string">
            <text:p>&lt;/span&gt; <text:s text:c="16"/>&lt;/h3&gt;&lt;br&gt; <text:s text:c="17"/>&lt;p data-unq="014"&gt;</text:p>
          </table:table-cell>
          <table:table-cell table:style-name="ce48" table:number-columns-repeated="1012"/>
          <table:table-cell table:number-columns-repeated="8"/>
        </table:table-row>
        <table:table-row table:style-name="ro18">
          <table:table-cell office:value-type="string" calcext:value-type="string">
            <text:p>014</text:p>
          </table:table-cell>
          <table:table-cell table:style-name="ce41" office:value-type="string" calcext:value-type="string">
            <text:p>23</text:p>
          </table:table-cell>
          <table:table-cell office:value-type="string" calcext:value-type="string">
            <text:p>The Internet has significantly changed our lives in the past years in many areas, including the way we access and publish information. But most importantly, it has enhanced the exercise of our freedom of expression rights both by allowing access to various sources of information but also by significantly democratizing the open publishing of any kind of informations both by allowing access to various sources of information but also by significantly democratizing the open publishing of any kind of information.</text:p>
          </table:table-cell>
          <table:table-cell table:style-name="ce127" office:value-type="string" calcext:value-type="string">
            <text:p>Az elmúlt években jelentősen megváltozott az életünk számos területe az internetnek köszönhetően, ide értve azt is, ahogyan megismerjük és közzétesszük az információt. Talán ennél is fontosabb azonban, hogy az internet kiszélesítette a véleménynyilvánítási szabadságunk körét, egyrészt mert rengeteg információsforrást nyitott meg előttünk, másrészt pedig mert jelentősen demokratizálta bármilyen információ közzétételének lehetőségét.</text:p>
          </table:table-cell>
          <table:table-cell table:number-columns-repeated="1020"/>
        </table:table-row>
        <table:table-row table:style-name="ro10">
          <table:table-cell table:style-name="ce13" table:number-columns-repeated="2"/>
          <table:table-cell table:number-columns-repeated="2" table:style-name="ce48" office:value-type="string" calcext:value-type="string">
            <text:p>&lt;/p&gt; <text:s text:c="17"/>&lt;div class="citecontainer"&gt; <text:s text:c="18"/>&lt;cite data-unq="015"&gt;</text:p>
          </table:table-cell>
          <table:table-cell table:style-name="ce48" table:number-columns-repeated="1012"/>
          <table:table-cell table:number-columns-repeated="8"/>
        </table:table-row>
        <table:table-row table:style-name="ro19">
          <table:table-cell office:value-type="string" calcext:value-type="string">
            <text:p>015</text:p>
          </table:table-cell>
          <table:table-cell table:style-name="ce41" office:value-type="string" calcext:value-type="string">
            <text:p>24</text:p>
          </table:table-cell>
          <table:table-cell office:value-type="string" calcext:value-type="string">
            <text:p>“In the light of its accessibility and its capacity to store and communicate vast amounts of information, the Internet plays an important role in enhancing the public’s access to news and facilitating the dissemination of information in general.”</text:p>
          </table:table-cell>
          <table:table-cell office:value-type="string" calcext:value-type="string">
            <text:p>"Az internet – hozzáférhetősége, valamint hatalmas mennyiségű információ tárolását és közlését lehetővé tévő jellege miatt – a közvélemény hírekhez való hozzáférésének és az információ általános terjesztésének elősegítése fényében fontos szerepet játszik."</text:p>
          </table:table-cell>
          <table:table-cell table:number-columns-repeated="1020"/>
        </table:table-row>
        <table:table-row table:style-name="ro10">
          <table:table-cell table:style-name="ce13" table:number-columns-repeated="2"/>
          <table:table-cell table:number-columns-repeated="2" table:style-name="ce48" office:value-type="string" calcext:value-type="string">
            <text:p>&lt;/cite&gt; <text:s text:c="18"/>&lt;p class="refer" data-unq="016"&gt;</text:p>
          </table:table-cell>
          <table:table-cell table:style-name="ce48" table:number-columns-repeated="1012"/>
          <table:table-cell table:number-columns-repeated="8"/>
        </table:table-row>
        <table:table-row table:style-name="ro10">
          <table:table-cell table:style-name="ce15" office:value-type="string" calcext:value-type="string">
            <text:p>016</text:p>
          </table:table-cell>
          <table:table-cell table:style-name="ce15" office:value-type="string" calcext:value-type="string">
            <text:p>25</text:p>
          </table:table-cell>
          <table:table-cell table:style-name="ce50" office:value-type="string" calcext:value-type="string">
            <text:p>Times Newspapers Ltd v. the United Kingdom (nos. 1 and 2), ECtHR, 2009</text:p>
          </table:table-cell>
          <table:table-cell table:style-name="ce50" office:value-type="string" calcext:value-type="string">
            <text:p>Times Newspapers Ltd kontra Egyesült Királyság (1 és 2 sz.), EJEB, 2009</text:p>
          </table:table-cell>
          <table:table-cell table:style-name="ce85" table:number-columns-repeated="1012"/>
          <table:table-cell table:number-columns-repeated="8"/>
        </table:table-row>
        <table:table-row table:style-name="ro14">
          <table:table-cell table:style-name="ce22" table:number-columns-repeated="2"/>
          <table:table-cell table:number-columns-repeated="2" table:style-name="ce51" office:value-type="string" calcext:value-type="string">
            <text:p><text:s/>&amp;nbsp; <text:s text:c="20"/>&lt;a class="btn btn-info btn-collapse" data-toggle="collapse" href="#caseTNLtDvUK" aria-expanded="false" aria-controls="collapseExample"&gt;Case summary&lt;/a&gt; <text:s text:c="18"/>&lt;/p&gt; <text:s text:c="18"/>&lt;div class="case-details collapse" id="caseTNLtDvUK"&gt; <text:s text:c="20"/>&lt;div class="card card-block"&gt; <text:s text:c="22"/>&lt;h5 data-unq="016-01"&gt;</text:p>
          </table:table-cell>
          <table:table-cell table:style-name="ce53" table:number-columns-repeated="1012"/>
          <table:table-cell table:number-columns-repeated="8"/>
        </table:table-row>
        <table:table-row table:style-name="ro13">
          <table:table-cell table:style-name="ce29" office:value-type="string" calcext:value-type="string">
            <text:p>016-01</text:p>
          </table:table-cell>
          <table:table-cell table:style-name="ce29" office:value-type="string" calcext:value-type="string">
            <text:p>176</text:p>
          </table:table-cell>
          <table:table-cell table:style-name="ce52" office:value-type="string" calcext:value-type="string">
            <text:p>Times Newspapers Limited v. UK (nos 1 and 2), Applications no. 3002/03 and 23676/03, Judgement 10 March 2009</text:p>
          </table:table-cell>
          <table:table-cell table:style-name="ce52" office:value-type="string" calcext:value-type="string">
            <text:p>Times Newspapers Limited kontra. UK ( 1 és 2 számúak) , Ügyiratszám: 3002/03 és 23676/03. <text:s/>Ítélet: 2009. március 10. </text:p>
          </table:table-cell>
          <table:table-cell table:style-name="ce52" table:number-columns-repeated="1012"/>
          <table:table-cell table:number-columns-repeated="8"/>
        </table:table-row>
        <table:table-row table:style-name="ro10">
          <table:table-cell table:style-name="ce22" table:number-columns-repeated="2"/>
          <table:table-cell table:number-columns-repeated="2" table:style-name="ce53" office:value-type="string" calcext:value-type="string">
            <text:p>&lt;/h5&gt; <text:s text:c="22"/>&lt;p data-unq="016-02"&gt;</text:p>
          </table:table-cell>
          <table:table-cell table:style-name="ce53" table:number-columns-repeated="1012"/>
          <table:table-cell table:number-columns-repeated="8"/>
        </table:table-row>
        <table:table-row table:style-name="ro17">
          <table:table-cell table:style-name="ce29" office:value-type="string" calcext:value-type="string">
            <text:p>016-02</text:p>
          </table:table-cell>
          <table:table-cell table:style-name="ce29" office:value-type="string" calcext:value-type="string">
            <text:p>177</text:p>
          </table:table-cell>
          <table:table-cell table:style-name="ce52" office:value-type="string" calcext:value-type="string">
            <text:p>European Court of Human Rights ruled that there had been no disproportionate interference with the freedom of the press under Article 10 of the European Convention on Human Rights when a newspaper was ordered by the courts to publish a notice to its Internet archives announcing that two articles were subject to libel litigation and were not to be reproduced or relied on without reference to its legal department.</text:p>
          </table:table-cell>
          <table:table-cell table:style-name="ce52" office:value-type="string" calcext:value-type="string">
            <text:p>Az Emberi Jogok Európai Bírósága úgy ítélte meg, hogy az Emberi Jogok Európai Egyezményének 10. cikke értelmében nem sértették aránytalanul a sajtószabadságot, amikor egy ujság, birósági határozatra egy figyelmeztetést jelentett meg, az Internet archívumokkal kapcsolatban. Ebben kijelentették, hogy az ujságban két cikk rágalmazási pereskedés tárgyát képezi, és azokat nem szabad ujra publikálni <text:s/>vagy hivatkozni rá a jogi osztályra való hivatkozás nélkül.</text:p>
          </table:table-cell>
          <table:table-cell table:style-name="ce52" table:number-columns-repeated="1012"/>
          <table:table-cell table:number-columns-repeated="8"/>
        </table:table-row>
        <table:table-row table:style-name="ro20">
          <table:table-cell table:style-name="ce22" table:number-columns-repeated="2"/>
          <table:table-cell table:number-columns-repeated="2" table:style-name="ce53" office:value-type="string" calcext:value-type="string">
            <text:p><text:s text:c="23"/>&lt;/p&gt; <text:s text:c="22"/>&lt;p data-unq="016-03"&gt; <text:s text:c="24"/>&lt;strong&gt;Judgement: &lt;/strong&gt; <text:s text:c="24"/>&lt;a href="http://hudoc.echr.coe.int/eng?i=001-91706"&gt;http://hudoc.echr.coe.int/eng?i=001-91706&lt;/a&gt; <text:s text:c="22"/>&lt;/p&gt; <text:s text:c="22"/>&lt;p&gt; <text:s text:c="24"/>&lt;strong&gt;Legal summaries and comments: &lt;/strong&gt; <text:s text:c="24"/>&lt;a href="http://hudoc.echr.coe.int/eng?i=002-1623"&gt;http://hudoc.echr.coe.int/eng?i=002-1623&lt;/a&gt; <text:s text:c="22"/>&lt;/p&gt; <text:s text:c="20"/>&lt;/div&gt; <text:s text:c="18"/>&lt;/div&gt; <text:s text:c="16"/>&lt;/div&gt; <text:s text:c="17"/>&lt;p data-unq="017"&gt;</text:p>
          </table:table-cell>
          <table:table-cell table:style-name="ce53" table:number-columns-repeated="1012"/>
          <table:table-cell table:number-columns-repeated="8"/>
        </table:table-row>
        <table:table-row table:style-name="ro16">
          <table:table-cell office:value-type="string" calcext:value-type="string">
            <text:p>017</text:p>
          </table:table-cell>
          <table:table-cell table:style-name="ce41" office:value-type="string" calcext:value-type="string">
            <text:p>26</text:p>
          </table:table-cell>
          <table:table-cell office:value-type="string" calcext:value-type="string">
            <text:p>Consequently, this has turned the freedom of expression – especially in the online environment – in a subject that concerns us all. Not just the journalists or the NGOs dealing with freedom of expression.</text:p>
          </table:table-cell>
          <table:table-cell office:value-type="string" calcext:value-type="string">
            <text:p>Következésképpen a véleménynyilvánítási szabadság - különösen az online környezetben - nem csak az újságírók vagy a szólásszabadsággal foglalkozó civil szervezetek ügyévé, hanem mindannyiunkat érintő kérdéssé vált.</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p&gt; <text:s text:c="17"/>&lt;div class="citecontainer"&gt; <text:s text:c="18"/>&lt;cite data-unq="018"&gt;</text:p>
          </table:table-cell>
          <table:table-cell table:style-name="ce53" table:number-columns-repeated="1012"/>
          <table:table-cell table:number-columns-repeated="8"/>
        </table:table-row>
        <table:table-row table:style-name="ro13">
          <table:table-cell office:value-type="string" calcext:value-type="string">
            <text:p>018</text:p>
          </table:table-cell>
          <table:table-cell table:style-name="ce41" office:value-type="string" calcext:value-type="string">
            <text:p>27</text:p>
          </table:table-cell>
          <table:table-cell office:value-type="string" calcext:value-type="string">
            <text:p>“User-generated expressive activity on the Internet provides an unprecedented platform for the exercise of freedom of expression.”</text:p>
          </table:table-cell>
          <table:table-cell office:value-type="string" calcext:value-type="string">
            <text:p>"A felhasználói véleménnyilvánítás az interneten soha nem látott lehetőséget biztosít a véleménynyilvánítási szabadság gyakorlására."</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cite&gt; <text:s text:c="18"/>&lt;p class="refer" data-unq="019"&gt; <text:s text:c="20"/></text:p>
          </table:table-cell>
          <table:table-cell table:style-name="ce53" table:number-columns-repeated="1012"/>
          <table:table-cell table:number-columns-repeated="8"/>
        </table:table-row>
        <table:table-row table:style-name="ro10">
          <table:table-cell table:style-name="ce15" office:value-type="string" calcext:value-type="string">
            <text:p>019</text:p>
          </table:table-cell>
          <table:table-cell table:style-name="ce15" office:value-type="string" calcext:value-type="string">
            <text:p>28</text:p>
          </table:table-cell>
          <table:table-cell table:style-name="ce50" office:value-type="string" calcext:value-type="string">
            <text:p>Delfi AS v. Estonia 2015 [Grand Chamber], ECtHR, 2015</text:p>
          </table:table-cell>
          <table:table-cell table:style-name="ce50" office:value-type="string" calcext:value-type="string">
            <text:p>Delfi AS kontra Észtország [Nagykamara], EJEB, 2015</text:p>
          </table:table-cell>
          <table:table-cell table:style-name="ce85" table:number-columns-repeated="1012"/>
          <table:table-cell table:number-columns-repeated="8"/>
        </table:table-row>
        <table:table-row table:style-name="ro14">
          <table:table-cell table:style-name="ce22" table:number-columns-repeated="2"/>
          <table:table-cell table:number-columns-repeated="2" table:style-name="ce51" office:value-type="string" calcext:value-type="string">
            <text:p><text:s/>&amp;nbsp; <text:s text:c="20"/>&lt;a class="btn btn-info btn-collapse" data-toggle="collapse" href="#caseDvEs-081" aria-expanded="false" aria-controls="collapseExample"&gt;Case summary&lt;/a&gt; <text:s text:c="18"/>&lt;/p&gt; <text:s text:c="18"/>&lt;div class="case-details collapse" id="caseDvEs-081"&gt; <text:s text:c="20"/>&lt;div class="card card-block"&gt; <text:s text:c="22"/>&lt;h5 data-unq="019-01"&gt;</text:p>
          </table:table-cell>
          <table:table-cell table:style-name="ce53" table:number-columns-repeated="1012"/>
          <table:table-cell table:number-columns-repeated="8"/>
        </table:table-row>
        <table:table-row table:style-name="ro13">
          <table:table-cell table:style-name="ce29" office:value-type="string" calcext:value-type="string">
            <text:p>019-01</text:p>
          </table:table-cell>
          <table:table-cell table:style-name="ce29" office:value-type="string" calcext:value-type="string">
            <text:p>204</text:p>
          </table:table-cell>
          <table:table-cell table:style-name="ce52" office:value-type="string" calcext:value-type="string">
            <text:p>Delfi AS v. Estonia (Grand Chamber), Application no. 64569/09, Judgement 16 June 2015</text:p>
          </table:table-cell>
          <table:table-cell table:style-name="ce52" office:value-type="string" calcext:value-type="string">
            <text:p>Delfi AS kontra. Észtrország (Nagy Kamara), Ügyiratszám: 64569/09, <text:s/>Ítélet: 2015 június 16.</text:p>
          </table:table-cell>
          <table:table-cell table:style-name="ce52" table:number-columns-repeated="1012"/>
          <table:table-cell table:number-columns-repeated="8"/>
        </table:table-row>
        <table:table-row table:style-name="ro10">
          <table:table-cell table:style-name="ce22" table:number-columns-repeated="2"/>
          <table:table-cell table:number-columns-repeated="2" table:style-name="ce53" office:value-type="string" calcext:value-type="string">
            <text:p>&lt;/h5&gt; <text:s text:c="22"/>&lt;p data-unq="019-02"&gt; <text:s text:c="24"/></text:p>
          </table:table-cell>
          <table:table-cell table:style-name="ce53" table:number-columns-repeated="1012"/>
          <table:table-cell table:number-columns-repeated="8"/>
        </table:table-row>
        <table:table-row table:style-name="ro21">
          <table:table-cell table:style-name="ce19" office:value-type="string" calcext:value-type="string">
            <text:p>019-02</text:p>
          </table:table-cell>
          <table:table-cell table:style-name="ce19" office:value-type="string" calcext:value-type="string">
            <text:p>205</text:p>
          </table:table-cell>
          <table:table-cell table:style-name="ce105" office:value-type="string" calcext:value-type="string">
            <text:p>The applicant company owned one of the largest Internet news portals in Estonia. In 2006, following the publication of an article on the portal concerning a ferry company, a number of comments containing personal threats and offensive language directed against the ferry-company owner were posted under the article. Delfi AS removed the offending comments, at the request of the lawyers of the owner of the ferry-company, some six weeks after they were published. Defamation proceedings were instituted against the applicant company, which was ultimately ordered to pay EUR 320 in damages. <text:s/>Acknowledging the “important benefits that could be derived from the Internet in the exercise of freedom of expression”, the Court reiterated that there was no violation of Article 10 and “liability for defamatory or other types of unlawful speech must, in principle, be retained and constitute an effective remedy for violations of personality rights”.</text:p>
          </table:table-cell>
          <table:table-cell table:style-name="ce105" office:value-type="string" calcext:value-type="string">
            <text:p>A kérelmező vállalat, Észtország egyik legnagyobb internetes hírportálja volt. 2006-ban, egy cikk közleményének közzétételét követően, amely egy komp társaságáról szólt, <text:s/>számos megjegyzést tettek közzé, amelyek a kompok tulajdonosa ellen sértő szóhasználatban személyi fenyegetéseket tartalmazott. <text:s/>A Delfi AS hat héttel a közzététel után eltávolította a jogsértő észrevételeket a komp társaság tulajdonosa ügyvédeinek kérésére. A kérelmező társaság ellen rágalmazási eljárást indítottak, amely végül 320 euró kártérítést fizetett. Tudomásul véve <text:s/>a "fontos internetes előnyöket a szólásszabadság gyakorlása során", a Bíróság megismételte, hogy nem sérült a 10. cikk, és "a rágalmazó vagy egyéb jogellenes beszédért való felelősség elvét fent kell tartani, a hatékony jogorvoslatot a személyi jogok megsértésével kapcsolatban.</text:p>
          </table:table-cell>
          <table:table-cell table:style-name="ce52" table:number-columns-repeated="1012"/>
          <table:table-cell table:number-columns-repeated="8"/>
        </table:table-row>
        <table:table-row table:style-name="ro22">
          <table:table-cell table:style-name="ce22" table:number-columns-repeated="2"/>
          <table:table-cell table:number-columns-repeated="2" table:style-name="ce53" office:value-type="string" calcext:value-type="string">
            <text:p><text:s text:c="23"/>&lt;/p&gt; <text:s text:c="22"/>&lt;p&gt; <text:s text:c="24"/>&lt;strong&gt;Judgement: &lt;/strong&gt; <text:s text:c="24"/>&lt;a href="http://hudoc.echr.coe.int/eng?i=001-155105"&gt;http://hudoc.echr.coe.int/eng?i=001-155105&lt;/a&gt; <text:s text:c="22"/>&lt;/p&gt; <text:s text:c="22"/>&lt;p&gt; <text:s text:c="24"/>&lt;strong&gt;Legal summaries and comments: &lt;/strong&gt; <text:s text:c="24"/>&lt;ul&gt; <text:s text:c="26"/>&lt;li&gt;&lt;a href="http://hudoc.echr.coe.int/eng?i=002-10636"&gt;http://hudoc.echr.coe.int/eng?i=002-10636&lt;/a&gt;&lt;/li&gt; <text:s text:c="26"/>&lt;li&gt;&lt;a href="https://strasbourgobservers.com/2015/06/18/delfi-as-v-estonia-grand-chamber-confirms-liability-of-online-news-portal-for-offensive-comments-posted-by-its-readers/"&gt;https://strasbourgobservers.com/2015/06/18/delfi-as-v-estonia-grand-chamber-confirms-liability-of-online-news-portal-for-offensive-comments-posted-by-its-readers/&lt;/a&gt;&lt;/li&gt; <text:s text:c="26"/>&lt;li&gt;&lt;a href="http://merlin.obs.coe.int/iris/2014/1/article2.en.html"&gt;http://merlin.obs.coe.int/iris/2014/1/article2.en.html&lt;/a&gt;&lt;/li&gt; <text:s text:c="26"/>&lt;li&gt;&lt;a href="https://globalfreedomofexpression.columbia.edu/cases/delfi-as-v-estonia/"&gt;https://globalfreedomofexpression.columbia.edu/cases/delfi-as-v-estonia/&lt;/a&gt;&lt;/li&gt; <text:s text:c="26"/>&lt;li&gt;&lt;a href="http://blogs.lse.ac.uk/mediapolicyproject/2015/06/16/the-delfi-as-vs-estonia-judgement-explained/"&gt;http://blogs.lse.ac.uk/mediapolicyproject/2015/06/16/the-delfi-as-vs-estonia-judgement-explained/&lt;/a&gt;&lt;/li&gt; <text:s text:c="24"/>&lt;/ul&gt; <text:s text:c="22"/>&lt;/p&gt; <text:s text:c="20"/>&lt;/div&gt; <text:s text:c="18"/>&lt;/div&gt; <text:s text:c="16"/>&lt;/div&gt; <text:s text:c="17"/>&lt;p data-unq="020"&gt;</text:p>
          </table:table-cell>
          <table:table-cell table:style-name="ce53" table:number-columns-repeated="1012"/>
          <table:table-cell table:number-columns-repeated="8"/>
        </table:table-row>
        <table:table-row table:style-name="ro19">
          <table:table-cell office:value-type="string" calcext:value-type="string">
            <text:p>020</text:p>
          </table:table-cell>
          <table:table-cell office:value-type="string" calcext:value-type="string">
            <text:p>29</text:p>
          </table:table-cell>
          <table:table-cell office:value-type="string" calcext:value-type="string">
            <text:p>Also it has become essential that the information explaining the basic concepts around freedom of expression and the relevant court’s jurisprudence are simplified and explained to a large audience that could be interested in the subject.</text:p>
          </table:table-cell>
          <table:table-cell office:value-type="string" calcext:value-type="string">
            <text:p>Elengedhetetlenné vált továbbá, hogy a szólásszabadság alapvető fogalmai és a vonatkozó bírósági gyakorlat egyszerű és közérthető formában elérhető legyen a széles közönség számára, akiket érdekelhet a téma.</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p&gt; <text:s text:c="17"/>&lt;div class="citecontainer"&gt; <text:s text:c="18"/>&lt;cite data-unq="021"&gt;</text:p>
          </table:table-cell>
          <table:table-cell table:style-name="ce53" table:number-columns-repeated="1012"/>
          <table:table-cell table:number-columns-repeated="8"/>
        </table:table-row>
        <table:table-row table:style-name="ro19">
          <table:table-cell office:value-type="string" calcext:value-type="string">
            <text:p>021</text:p>
          </table:table-cell>
          <table:table-cell office:value-type="string" calcext:value-type="string">
            <text:p>30</text:p>
          </table:table-cell>
          <table:table-cell office:value-type="string" calcext:value-type="string">
            <text:p>“the function of bloggers and popular users of the social media may be also assimilated to that of “public watchdogs” in so far as the protection afforded by Article 10 is concerned.”</text:p>
          </table:table-cell>
          <table:table-cell office:value-type="string" calcext:value-type="string">
            <text:p/>
            <text:p>"A bloggerek és a közösségi média felhasználóinak funkciója szintén hasonlóvá válhat a „társadalmi kontrollfunkciót” (public watchdog) ellátó szervezetekéhez, ami a 10. cikk által biztosított védelmet illeti."</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cite&gt; <text:s text:c="18"/>&lt;p class="refer" data-unq="022"&gt; <text:s text:c="20"/></text:p>
          </table:table-cell>
          <table:table-cell table:style-name="ce53" table:number-columns-repeated="1012"/>
          <table:table-cell table:number-columns-repeated="8"/>
        </table:table-row>
        <table:table-row table:style-name="ro10">
          <table:table-cell table:style-name="ce15" office:value-type="string" calcext:value-type="string">
            <text:p>022</text:p>
          </table:table-cell>
          <table:table-cell table:style-name="ce15" office:value-type="string" calcext:value-type="string">
            <text:p>31</text:p>
          </table:table-cell>
          <table:table-cell table:style-name="ce55" office:value-type="string" calcext:value-type="string">
            <text:p>Case Magyar Helsinki Bizottság v. Hungary [Grand Chamber], ECtHR, 2016</text:p>
          </table:table-cell>
          <table:table-cell table:style-name="ce50" office:value-type="string" calcext:value-type="string">
            <text:p>Magyar Helsinki Bizottság kontra Magyarország, [Nagykamara], EJEB, 2016</text:p>
          </table:table-cell>
          <table:table-cell table:style-name="ce85" table:number-columns-repeated="1012"/>
          <table:table-cell table:number-columns-repeated="8"/>
        </table:table-row>
        <table:table-row table:style-name="ro14">
          <table:table-cell table:style-name="ce22" table:number-columns-repeated="2"/>
          <table:table-cell table:number-columns-repeated="2" table:style-name="ce56" office:value-type="string" calcext:value-type="string">
            <text:p><text:s/>&amp;nbsp; <text:s text:c="20"/>&lt;a class="btn btn-info btn-collapse" data-toggle="collapse" href="#caseMHBvHu16" aria-expanded="false" aria-controls="collapseExample"&gt;Case summary&lt;/a&gt; <text:s text:c="18"/>&lt;/p&gt; <text:s text:c="18"/>&lt;div class="case-details collapse" id="caseMHBvHu16"&gt; <text:s text:c="20"/>&lt;div class="card card-block"&gt; <text:s text:c="22"/>&lt;h5 data-unq="022-01"&gt;</text:p>
          </table:table-cell>
          <table:table-cell table:style-name="ce53" table:number-columns-repeated="1012"/>
          <table:table-cell table:number-columns-repeated="8"/>
        </table:table-row>
        <table:table-row table:style-name="ro13">
          <table:table-cell table:style-name="ce29" office:value-type="string" calcext:value-type="string">
            <text:p>022-01</text:p>
          </table:table-cell>
          <table:table-cell table:style-name="ce29" office:value-type="string" calcext:value-type="string">
            <text:p>273</text:p>
          </table:table-cell>
          <table:table-cell table:style-name="ce52" office:value-type="string" calcext:value-type="string">
            <text:p>Magyar Helsinki Bizottság v. Hungary, Application no. 18030/11, Judgement 8 November 2016</text:p>
          </table:table-cell>
          <table:table-cell table:style-name="ce52" office:value-type="string" calcext:value-type="string">
            <text:p>Magyar Helsinki Bizottság kontra Magyarország, <text:s/>Ügyiratszám: 18030/11, <text:s/>Ítélet: 2016. november 8.</text:p>
          </table:table-cell>
          <table:table-cell table:style-name="ce52" table:number-columns-repeated="1012"/>
          <table:table-cell table:number-columns-repeated="8"/>
        </table:table-row>
        <table:table-row table:style-name="ro10">
          <table:table-cell table:style-name="ce22" table:number-columns-repeated="2"/>
          <table:table-cell table:number-columns-repeated="2" table:style-name="ce53" office:value-type="string" calcext:value-type="string">
            <text:p>&lt;/h5&gt; <text:s text:c="22"/>&lt;p data-unq="022-02"&gt; <text:s text:c="24"/></text:p>
          </table:table-cell>
          <table:table-cell table:style-name="ce53" table:number-columns-repeated="1012"/>
          <table:table-cell table:number-columns-repeated="8"/>
        </table:table-row>
        <table:table-row table:style-name="ro18">
          <table:table-cell table:style-name="ce29" office:value-type="string" calcext:value-type="string">
            <text:p>022-02</text:p>
          </table:table-cell>
          <table:table-cell table:style-name="ce29" office:value-type="string" calcext:value-type="string">
            <text:p>274</text:p>
          </table:table-cell>
          <table:table-cell table:style-name="ce52" office:value-type="string" calcext:value-type="string">
            <text:p>The case originated in an application lodged with the Court by the Hungarian Helsinki Committee after being denied by the national authorities access to information about the ex officio defense counsels appointed by two police stations. The Court found that there has been a violation of the right to freedom of expression of the applicant NGO, and has articulated the four threshold criteria for assessing whether a denial of access to State-held information engages Article 10 of the Convention.</text:p>
          </table:table-cell>
          <table:table-cell table:style-name="ce52" office:value-type="string" calcext:value-type="string">
            <text:p>Az ügy a Magyar Helsinki Bizottság által a Bírósághoz benyújtott keresetindítás után indult meg, miután a nemzeti hatóságok megtagadták a két rendőrkapitányság által kinevezett hivatali védőügyvédi információhoz való hozzáférést. A Számvevőszék megállapította, hogy megsértették a felperes nem kormányzati szervezet véleménynyilvánítási szabadságát, és megfogalmazta a négy küszöbérték kritériumát annak megítéléséhez, hogy az állami tulajdonban lévő információkhoz való hozzáférés megtagadása az Egyezmény 10. cikkét érinti-e.</text:p>
          </table:table-cell>
          <table:table-cell table:style-name="ce52" table:number-columns-repeated="1012"/>
          <table:table-cell table:number-columns-repeated="8"/>
        </table:table-row>
        <table:table-row table:style-name="ro23">
          <table:table-cell table:style-name="ce22" table:number-columns-repeated="2"/>
          <table:table-cell table:number-columns-repeated="2" table:style-name="ce53" office:value-type="string" calcext:value-type="string">
            <text:p><text:s text:c="23"/>&lt;/p&gt; <text:s text:c="22"/>&lt;p&gt; <text:s text:c="24"/>&lt;strong&gt;Judgement: &lt;/strong&gt; <text:s text:c="24"/>&lt;a href="http://hudoc.echr.coe.int/eng?i=001-167828"&gt;http://hudoc.echr.coe.int/eng?i=001-167828&lt;/a&gt; <text:s text:c="22"/>&lt;/p&gt; <text:s text:c="22"/>&lt;p&gt; <text:s text:c="24"/>&lt;strong&gt;Legal summaries and comments: &lt;/strong&gt; <text:s text:c="24"/>&lt;ul&gt; <text:s text:c="26"/>&lt;li&gt;&lt;a href="http://hudoc.echr.coe.int/eng?i=002-11282"&gt;http://hudoc.echr.coe.int/eng?i=002-11282&lt;/a&gt;&lt;/li&gt; <text:s text:c="26"/>&lt;li&gt;&lt;a href="https://globalfreedomofexpression.columbia.edu/cases/magyar-helsinki-bizottsag-v-hungary/"&gt;https://globalfreedomofexpression.columbia.edu/cases/magyar-helsinki-bizottsag-v-hungary/&lt;/a&gt;&lt;/li&gt; <text:s text:c="26"/>&lt;li&gt;&lt;a href="http://www.mediadefence.org/news/european-court-human-rights-and-access-information-clarifying-status-room-improvement"&gt;http://www.mediadefence.org/news/european-court-human-rights-and-access-information-clarifying-status-room-improvement&lt;/a&gt;&lt;/li&gt; <text:s text:c="26"/>&lt;li&gt;&lt;a href="https://strasbourgobservers.com/2016/11/30/magyar-helsinki-bizottsag-v-hungary-a-limited-right-of-access-to-information-under-article-10-echr/"&gt;https://strasbourgobservers.com/2016/11/30/magyar-helsinki-bizottsag-v-hungary-a-limited-right-of-access-to-information-under-article-10-echr/&lt;/a&gt;&lt;/li&gt; <text:s text:c="24"/>&lt;/ul&gt; <text:s text:c="22"/>&lt;/p&gt; <text:s text:c="20"/>&lt;/div&gt; <text:s text:c="18"/>&lt;/div&gt; <text:s text:c="16"/>&lt;/div&gt; <text:s text:c="17"/>&lt;p data-unq="023"&gt;</text:p>
          </table:table-cell>
          <table:table-cell table:style-name="ce53" table:number-columns-repeated="1012"/>
          <table:table-cell table:number-columns-repeated="8"/>
        </table:table-row>
        <table:table-row table:style-name="ro18">
          <table:table-cell office:value-type="string" calcext:value-type="string">
            <text:p>023</text:p>
          </table:table-cell>
          <table:table-cell office:value-type="string" calcext:value-type="string">
            <text:p>32</text:p>
          </table:table-cell>
          <table:table-cell office:value-type="string" calcext:value-type="string">
            <text:p>While many books and legal studies for judges or other legal practitioners have been published on the subject matter, we believe there is now even greater need to simplify and explain the fundamentals of freedom of expression, especially as applied to the digital world. All this is presented through the lens of the current jurisprudence of the European Court of Human Rights (ECtHR), that should be the main reference point for all European Internet users.</text:p>
          </table:table-cell>
          <table:table-cell office:value-type="string" calcext:value-type="string">
            <text:p>Bár számos könyvet, továbbá bíráknak és jogászoknak szóló jogi tanulmányt tettek közzé ebben a témában, meggyőződésünk, hogy az eddigieknél is nagyobb <text:s/>igény mutatkozik a véleménynyilvánítási szabadság alapjainak egyszerűsített magyarázatára, különösen a digitális világ vonatkozásában. Mindezt az Emberi Jogok Európai Bíróságának (EJEB) aktuális esetjogán keresztül mutatjuk be, hiszen az hivatkozási alapként szolgál minden európai internet-felhasználó számára. </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p&gt; <text:s text:c="17"/>&lt;p data-unq="024"&gt;</text:p>
          </table:table-cell>
          <table:table-cell table:style-name="ce53" table:number-columns-repeated="1012"/>
          <table:table-cell table:number-columns-repeated="8"/>
        </table:table-row>
        <table:table-row table:style-name="ro16">
          <table:table-cell office:value-type="string" calcext:value-type="string">
            <text:p>024</text:p>
          </table:table-cell>
          <table:table-cell office:value-type="string" calcext:value-type="string">
            <text:p>33</text:p>
          </table:table-cell>
          <table:table-cell office:value-type="string" calcext:value-type="string">
            <text:p>The idea of this brochure emerged also as a result of a few personal experiences in dealing with freedom of expression in the past years:</text:p>
          </table:table-cell>
          <table:table-cell office:value-type="string" calcext:value-type="string">
            <text:p>A kiadvány ötlete személyes tapasztalatok eredményeként is értelmezhető, amelyeket a szólásszabadsággal kapcsolatos tevékenységünkből merítettünk az elmúlt években.</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p&gt; <text:s text:c="17"/>&lt;p data-unq="025"&gt;</text:p>
          </table:table-cell>
          <table:table-cell table:style-name="ce53" table:number-columns-repeated="1012"/>
          <table:table-cell table:number-columns-repeated="8"/>
        </table:table-row>
        <table:table-row table:style-name="ro14">
          <table:table-cell office:value-type="string" calcext:value-type="string">
            <text:p>025</text:p>
          </table:table-cell>
          <table:table-cell office:value-type="string" calcext:value-type="string">
            <text:p>34</text:p>
          </table:table-cell>
          <table:table-cell office:value-type="string" calcext:value-type="string">
            <text:p>First, the subject seems to be interesting not only for professional journalists, but also for various other kinds of Internet users who have very diverse educational backgrounds, and, in general, not too much legal knowledge. Nevertheless, they all engage in communicating information on the Internet and sometimes claim the breach of their freedom of expression rights.</text:p>
          </table:table-cell>
          <table:table-cell office:value-type="string" calcext:value-type="string">
            <text:p>Először is, a téma nem csak hivatásos újságíróknak lehet érdekes, hanem számos más internethasználónak is, akik nagyon különböző háttérrel, és jellemzően kevés jogi ismerettel rendelkeznek. Mindazonáltal mindannyian részt vesznek az internetes kommunikációban és előfordul, hogy a véleménynyilvánítási szabadságuk megsértésére hivatkoznak.</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p&gt; <text:s text:c="17"/>&lt;p data-unq="026"&gt;</text:p>
          </table:table-cell>
          <table:table-cell table:style-name="ce53" table:number-columns-repeated="1012"/>
          <table:table-cell table:number-columns-repeated="8"/>
        </table:table-row>
        <table:table-row table:style-name="ro18">
          <table:table-cell office:value-type="string" calcext:value-type="string">
            <text:p>026</text:p>
          </table:table-cell>
          <table:table-cell office:value-type="string" calcext:value-type="string">
            <text:p>35</text:p>
          </table:table-cell>
          <table:table-cell office:value-type="string" calcext:value-type="string">
            <text:p>Secondly, the policy decision making process surrounding freedom of expression often seems to be hasty, without enough time being allowed for lengthy public debates or for the use of detailed or comprehensive reports, as basis for the decisions. This is especially true for certain countries in South and Eastern Europe. Therefore excerpts of ECtHR arguments and conclusions can be widely accepted points of reference and, as a consequence, a useful advocacy tool in a debate.</text:p>
          </table:table-cell>
          <table:table-cell office:value-type="string" calcext:value-type="string">
            <text:p>Másrészt a véleményszabadsággal kapcsolatos jogalkotás gyakran tűnik elhamarkodottnak, olyannak, amely nélkülözi az időt a hosszas társadalmi vitára vagy a részletes, átfogó tanulmányok felhasználására a döntés meghozatalához. Ez különösen igaz egyes dél- és kelet-európai országokra. Éppen ezért az EJEB érveiből származó részletek és követekeztetések széles körben elfogadott igazodási pontok lehetnek, és ezért hasznos eszközként szolgálhatnak a vitákban.</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p&gt; <text:s text:c="17"/>&lt;p data-unq="027"&gt;</text:p>
          </table:table-cell>
          <table:table-cell table:style-name="ce53" table:number-columns-repeated="1012"/>
          <table:table-cell table:number-columns-repeated="8"/>
        </table:table-row>
        <table:table-row table:style-name="ro16">
          <table:table-cell office:value-type="string" calcext:value-type="string">
            <text:p>027</text:p>
          </table:table-cell>
          <table:table-cell office:value-type="string" calcext:value-type="string">
            <text:p>36</text:p>
          </table:table-cell>
          <table:table-cell office:value-type="string" calcext:value-type="string">
            <text:p>Thirdly, in front on the information flow available today many users are looking for easy to understand, distilled information in order to shape their opinion (and not for blocks of legalese text that could look far away or from another century).</text:p>
          </table:table-cell>
          <table:table-cell office:value-type="string" calcext:value-type="string">
            <text:p>Harmadszor, a ma rendelkezésre álló információk áramlása előtt sok felhasználó véleményük formálására könnyedén érthető, tiszta, megszűrt információt keres <text:s/>(nem jogi szövegek blokkjait, vagy más korok nézeteit).</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p&gt; <text:s text:c="17"/>&lt;p data-unq="028"&gt;</text:p>
          </table:table-cell>
          <table:table-cell table:style-name="ce53" table:number-columns-repeated="1012"/>
          <table:table-cell table:number-columns-repeated="8"/>
        </table:table-row>
        <table:table-row table:style-name="ro16">
          <table:table-cell office:value-type="string" calcext:value-type="string">
            <text:p>028</text:p>
          </table:table-cell>
          <table:table-cell office:value-type="string" calcext:value-type="string">
            <text:p>37</text:p>
          </table:table-cell>
          <table:table-cell office:value-type="string" calcext:value-type="string">
            <text:p>But we believe most of the decisions and arguments for freedom of expression in the ECtHR jurisprudence are easily understandable for a wider audience, if presented properly.</text:p>
          </table:table-cell>
          <table:table-cell office:value-type="string" calcext:value-type="string">
            <text:p>Nekünk azonban meggyőződésünk, hogy az EJEB véleményszabadsággal kapcsolatos döntéseinek és érveinek jelentős része könnyen érthető a nagyközönség számára, ha megfelelően mutatják be azokat.</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p&gt; <text:s text:c="17"/>&lt;div class="citecontainer"&gt; <text:s text:c="18"/>&lt;cite data-unq="029"&gt;</text:p>
          </table:table-cell>
          <table:table-cell table:style-name="ce53" table:number-columns-repeated="1012"/>
          <table:table-cell table:number-columns-repeated="8"/>
        </table:table-row>
        <table:table-row table:style-name="ro24">
          <table:table-cell office:value-type="string" calcext:value-type="string">
            <text:p>029</text:p>
          </table:table-cell>
          <table:table-cell office:value-type="string" calcext:value-type="string">
            <text:p>38</text:p>
          </table:table-cell>
          <table:table-cell office:value-type="string" calcext:value-type="string">
            <text:p>“Article 10 of the Convention guarantees freedom of expression to “everyone”. No distinction is made in it according to whether the aim pursued is profit-making or not.”</text:p>
          </table:table-cell>
          <table:table-cell office:value-type="string" calcext:value-type="string">
            <text:p>"Az Egyezmény 10. cikke "mindenki" számára biztostja a véleménynyilvánítás szabadságát. Nem tesz különbséget aszerint, hogy az elérni kívánt cél profitorientált-e vagy sem."</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cite&gt; <text:s text:c="18"/>&lt;p class="refer" data-unq="030"&gt; <text:s text:c="20"/></text:p>
          </table:table-cell>
          <table:table-cell table:style-name="ce53" table:number-columns-repeated="1012"/>
          <table:table-cell table:number-columns-repeated="8"/>
        </table:table-row>
        <table:table-row table:style-name="ro10">
          <table:table-cell table:style-name="ce15" office:value-type="string" calcext:value-type="string">
            <text:p>030</text:p>
          </table:table-cell>
          <table:table-cell table:style-name="ce15" office:value-type="string" calcext:value-type="string">
            <text:p>39</text:p>
          </table:table-cell>
          <table:table-cell table:style-name="ce50" office:value-type="string" calcext:value-type="string">
            <text:p>Neij and Sunde Kolmisoppi v. Sweden, ECtHR, 2013</text:p>
          </table:table-cell>
          <table:table-cell table:style-name="ce50" office:value-type="string" calcext:value-type="string">
            <text:p>Neij és Sunde Kolmisoppi kontra Svédország, az EJEB, 2013</text:p>
          </table:table-cell>
          <table:table-cell table:style-name="ce85" table:number-columns-repeated="1012"/>
          <table:table-cell table:number-columns-repeated="8"/>
        </table:table-row>
        <table:table-row table:style-name="ro14">
          <table:table-cell table:style-name="ce22" table:number-columns-repeated="2"/>
          <table:table-cell table:number-columns-repeated="2" table:style-name="ce51" office:value-type="string" calcext:value-type="string">
            <text:p><text:s/>&amp;nbsp; <text:s text:c="20"/>&lt;a class="btn btn-info btn-collapse" data-toggle="collapse" href="#caseNSKvSv2013" aria-expanded="false" aria-controls="collapseExample"&gt;Case summary&lt;/a&gt; <text:s text:c="18"/>&lt;/p&gt; <text:s text:c="18"/>&lt;div class="case-details collapse" id="caseNSKvSv2013"&gt; <text:s text:c="20"/>&lt;div class="card card-block"&gt; <text:s text:c="22"/>&lt;h5 data-unq="030-01"&gt;</text:p>
          </table:table-cell>
          <table:table-cell table:style-name="ce53" table:number-columns-repeated="1012"/>
          <table:table-cell table:number-columns-repeated="8"/>
        </table:table-row>
        <table:table-row table:style-name="ro13">
          <table:table-cell table:style-name="ce29" office:value-type="string" calcext:value-type="string">
            <text:p>030-01</text:p>
          </table:table-cell>
          <table:table-cell table:style-name="ce29" office:value-type="string" calcext:value-type="string">
            <text:p>419</text:p>
          </table:table-cell>
          <table:table-cell table:style-name="ce52" office:value-type="string" calcext:value-type="string">
            <text:p>Neij and Sunde Kolmisoppi v. Sweden, application no. 40397/12, Decision 19 February 2013</text:p>
          </table:table-cell>
          <table:table-cell table:style-name="ce52" office:value-type="string" calcext:value-type="string">
            <text:p>Neij és Sunde Kolmisoppi kontra Svédország, Ügyiratszám: 40397/12, Döntés 2013. február 19.</text:p>
          </table:table-cell>
          <table:table-cell table:style-name="ce52" table:number-columns-repeated="1012"/>
          <table:table-cell table:number-columns-repeated="8"/>
        </table:table-row>
        <table:table-row table:style-name="ro10">
          <table:table-cell table:style-name="ce22" table:number-columns-repeated="2"/>
          <table:table-cell table:number-columns-repeated="2" table:style-name="ce53" office:value-type="string" calcext:value-type="string">
            <text:p>&lt;/h5&gt; <text:s text:c="22"/>&lt;p data-unq="030-02"&gt; <text:s text:c="24"/></text:p>
          </table:table-cell>
          <table:table-cell table:style-name="ce53" table:number-columns-repeated="1012"/>
          <table:table-cell table:number-columns-repeated="8"/>
        </table:table-row>
        <table:table-row table:style-name="ro25">
          <table:table-cell table:style-name="ce29" office:value-type="string" calcext:value-type="string">
            <text:p>030-02</text:p>
          </table:table-cell>
          <table:table-cell table:style-name="ce29" office:value-type="string" calcext:value-type="string">
            <text:p>420</text:p>
          </table:table-cell>
          <table:table-cell table:style-name="ce105" office:value-type="string" calcext:value-type="string">
            <text:p>This case concerned the complaint by two of the co-founders of “The Pirate Bay”, one of the world’s largest websites for sharing torrent files, that their conviction for complicity to commit crimes in violation of the Copyright Act had breached their freedom of expression.</text:p>
          </table:table-cell>
          <table:table-cell table:style-name="ce105" office:value-type="string" calcext:value-type="string">
            <text:p>Ez az ügy a "The Pirate Bay" két társalapítójának, a torrent fájlok megosztására szolgáló egyik legnagyobb weboldalának panaszáról szólt. Szerzői jog megsértését visszautasították. Tagadták a szerzői jogot sértettek volna, véleményük szerint saját ellenben a véleménynyilvánítás szabadságuk sérült.</text:p>
          </table:table-cell>
          <table:table-cell table:style-name="ce52" table:number-columns-repeated="1012"/>
          <table:table-cell table:number-columns-repeated="8"/>
        </table:table-row>
        <table:table-row table:style-name="ro10">
          <table:table-cell table:style-name="ce22" table:number-columns-repeated="2"/>
          <table:table-cell table:number-columns-repeated="2" table:style-name="ce53" office:value-type="string" calcext:value-type="string">
            <text:p><text:s text:c="23"/>&lt;/p&gt; <text:s text:c="22"/>&lt;p data-unq="030-03"&gt; <text:s text:c="24"/></text:p>
          </table:table-cell>
          <table:table-cell table:style-name="ce53" table:number-columns-repeated="1012"/>
          <table:table-cell table:number-columns-repeated="8"/>
        </table:table-row>
        <table:table-row table:style-name="ro26">
          <table:table-cell table:style-name="ce29" office:value-type="string" calcext:value-type="string">
            <text:p>030-03</text:p>
          </table:table-cell>
          <table:table-cell table:style-name="ce29" office:value-type="string" calcext:value-type="string">
            <text:p>421</text:p>
          </table:table-cell>
          <table:table-cell table:style-name="ce105" office:value-type="string" calcext:value-type="string">
            <text:p>The Court declared the application inadmissible as being manifestly ill-founded. It held that sharing, or allowing others to share, files of this kind on the Internet, even copyright-protected material and for profit-making purposes, was covered by the right to “receive and impart information” under Article 10 (freedom of expression) of the Convention. However, it considered that the domestic courts had rightly balanced the competing interests at stake – i.e. the right of the applicants to receive and impart information and the necessity to protect copyright – when convicting the applicants.</text:p>
          </table:table-cell>
          <table:table-cell table:style-name="ce105" office:value-type="string" calcext:value-type="string">
            <text:p>A Törvényszék nyilvánvalóan megalapozatlannak nyilvánította a keresetet mint elfogadhatatlant. Úgy ítélte meg, hogy az interneten, akár szerzői jogi védelem alatt álló anyagokkal és nyereségorientált célra szolgáló fájlok megosztása vagy mások számára lehetővé tételére is kiterjedt a 10. cikk szerinti "információk fogadására és átadására" vonatkozó jog (a véleménynyilvánítás szabadsága ). Mindazonáltal úgy ítélte meg, hogy a belga bíróságok helyesen egyensúllyal mérték a szóban forgó ellentétes érdekeket - azaz a felperesek azon jogát, hogy információt kapjanak és átadjanak, valamint a szerzői jogok védelmének szükségességét.</text:p>
          </table:table-cell>
          <table:table-cell table:style-name="ce52" table:number-columns-repeated="1012"/>
          <table:table-cell table:number-columns-repeated="8"/>
        </table:table-row>
        <table:table-row table:style-name="ro27">
          <table:table-cell table:style-name="ce22" table:number-columns-repeated="2"/>
          <table:table-cell table:number-columns-repeated="2" table:style-name="ce53" office:value-type="string" calcext:value-type="string">
            <text:p><text:s text:c="23"/>&lt;/p&gt; <text:s text:c="22"/>&lt;p&gt; <text:s text:c="24"/>&lt;strong&gt;Judgement: &lt;/strong&gt; <text:s text:c="24"/>&lt;a href="http://hudoc.echr.coe.int/eng?i=001-117513"&gt;http://hudoc.echr.coe.int/eng?i=001-117513&lt;/a&gt; <text:s text:c="24"/>&lt;p&gt; <text:s text:c="26"/>&lt;strong&gt;Legal summaries and comments: &lt;/strong&gt; <text:s text:c="26"/>&lt;a href="http://hudoc.echr.coe.int/eng?i=002-7408"&gt;http://hudoc.echr.coe.int/eng?i=002-7408&lt;/a&gt; <text:s text:c="24"/>&lt;/p&gt; <text:s text:c="22"/>&lt;/p&gt; <text:s text:c="20"/>&lt;/div&gt; <text:s text:c="18"/>&lt;/div&gt; <text:s text:c="16"/>&lt;/div&gt; <text:s text:c="14"/>&lt;/article&gt; <text:s text:c="15"/>&lt;article class="section"&gt; <text:s text:c="17"/>&lt;h3 id="whDoWeStartFrom"&gt; <text:s text:c="18"/>&lt;span class="stepblue"&gt; <text:s text:c="20"/>&lt;a href="#whDoWeStartFromtoc"&gt;1.2.&lt;/a&gt; <text:s text:c="18"/>&lt;/span&gt; <text:s text:c="18"/>&lt;span class="pinkish largechar" data-unq="031"&gt;</text:p>
          </table:table-cell>
          <table:table-cell table:style-name="ce53" table:number-columns-repeated="1012"/>
          <table:table-cell table:number-columns-repeated="8"/>
        </table:table-row>
        <table:table-row table:style-name="ro10">
          <table:table-cell office:value-type="string" calcext:value-type="string">
            <text:p>031</text:p>
          </table:table-cell>
          <table:table-cell office:value-type="string" calcext:value-type="string">
            <text:p>40</text:p>
          </table:table-cell>
          <table:table-cell table:style-name="ce108" office:value-type="string" calcext:value-type="string">
            <text:p>Freedom of expression. Where do we start from?</text:p>
          </table:table-cell>
          <table:table-cell table:style-name="ce108" office:value-type="string" calcext:value-type="string">
            <text:p>A véleménynyilvánítás szabadsága. Mik az alapok?</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span&gt; <text:s text:c="16"/>&lt;/h3&gt;&lt;br&gt; <text:s text:c="17"/>&lt;p data-unq="032"&gt;</text:p>
          </table:table-cell>
          <table:table-cell table:style-name="ce53" table:number-columns-repeated="1012"/>
          <table:table-cell table:number-columns-repeated="8"/>
        </table:table-row>
        <table:table-row table:style-name="ro28">
          <table:table-cell office:value-type="string" calcext:value-type="string">
            <text:p>032</text:p>
          </table:table-cell>
          <table:table-cell office:value-type="string" calcext:value-type="string">
            <text:p>41</text:p>
          </table:table-cell>
          <table:table-cell table:style-name="ce108" office:value-type="string" calcext:value-type="string">
            <text:p>Freedom of expression is a widely used, many times abused, and yet insufficiently understood fundamental right.</text:p>
          </table:table-cell>
          <table:table-cell table:style-name="ce108" office:value-type="string" calcext:value-type="string">
            <text:p>A véleménynyilvánítás szabadsága egy széles körben használt, gyakran megsértett és mégis meg nem értett alapvető jog.</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p&gt; <text:s text:c="17"/>&lt;p data-unq="033"&gt;</text:p>
          </table:table-cell>
          <table:table-cell table:style-name="ce53" table:number-columns-repeated="1012"/>
          <table:table-cell table:number-columns-repeated="8"/>
        </table:table-row>
        <table:table-row table:style-name="ro28">
          <table:table-cell office:value-type="string" calcext:value-type="string">
            <text:p>033</text:p>
          </table:table-cell>
          <table:table-cell office:value-type="string" calcext:value-type="string">
            <text:p>42</text:p>
          </table:table-cell>
          <table:table-cell office:value-type="string" calcext:value-type="string">
            <text:p>When we don’t like what someone else says, we want them silenced and admonished.</text:p>
          </table:table-cell>
          <table:table-cell office:value-type="string" calcext:value-type="string">
            <text:p>Ha nem szeretjük hallani, amit valaki más mond, az illető elhallgattatását és megbüntetését kívánjuk.</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p&gt; <text:s text:c="17"/>&lt;p data-unq="034"&gt;</text:p>
          </table:table-cell>
          <table:table-cell table:style-name="ce53" table:number-columns-repeated="1012"/>
          <table:table-cell table:number-columns-repeated="8"/>
        </table:table-row>
        <table:table-row table:style-name="ro24">
          <table:table-cell office:value-type="string" calcext:value-type="string">
            <text:p>034</text:p>
          </table:table-cell>
          <table:table-cell office:value-type="string" calcext:value-type="string">
            <text:p>43</text:p>
          </table:table-cell>
          <table:table-cell office:value-type="string" calcext:value-type="string">
            <text:p>When we want to say something, ostensibly under the same lines as the speech we disagree with, we think we are entitled to freely do so.</text:p>
          </table:table-cell>
          <table:table-cell office:value-type="string" calcext:value-type="string">
            <text:p>Ha a saját mondandónkat szeretnénk közölni, látszólag nagyon hasonlóan ahhoz a véleményhez, amellyel nem értünk egyet, azt gondoljuk, hogy jogunk van ezt szabadon megtenni.</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p&gt; <text:s text:c="17"/>&lt;p data-unq="035"&gt;</text:p>
          </table:table-cell>
          <table:table-cell table:style-name="ce53" table:number-columns-repeated="1012"/>
          <table:table-cell table:number-columns-repeated="8"/>
        </table:table-row>
        <table:table-row table:style-name="ro29">
          <table:table-cell office:value-type="string" calcext:value-type="string">
            <text:p>035</text:p>
          </table:table-cell>
          <table:table-cell office:value-type="string" calcext:value-type="string">
            <text:p>44</text:p>
          </table:table-cell>
          <table:table-cell office:value-type="string" calcext:value-type="string">
            <text:p>But why do we have a fundamental right to freedom of expression, what is it useful for and why and when and how shall this right be limited, we rarely consider.</text:p>
          </table:table-cell>
          <table:table-cell table:style-name="ce127" office:value-type="string" calcext:value-type="string">
            <text:p>De hogy miért alapvető jogunk a véleménynyilvánítás szabadsága, mire való, miért, mikor és hogyan korlátozható, azt ritkán vesszük számításba.</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p&gt; <text:s text:c="17"/>&lt;div class="citecontainer" data-unq="036"&gt; <text:s text:c="18"/></text:p>
          </table:table-cell>
          <table:table-cell table:style-name="ce53" table:number-columns-repeated="1012"/>
          <table:table-cell table:number-columns-repeated="8"/>
        </table:table-row>
        <table:table-row table:style-name="ro3">
          <table:table-cell office:value-type="string" calcext:value-type="string">
            <text:p>036</text:p>
          </table:table-cell>
          <table:table-cell office:value-type="string" calcext:value-type="string">
            <text:p>45</text:p>
          </table:table-cell>
          <table:table-cell office:value-type="string" calcext:value-type="string">
            <text:p>Freedom of expression &lt;cite&gt;is applicable not only to "information" or "ideas" that are favourably received or regarded as inoffensive or as a matter of indifference, but also to those that offend, shock or disturb. Such are the demands of pluralism, tolerance and broadmindedness without which there is no “democratic society"</text:p>
          </table:table-cell>
          <table:table-cell office:value-type="string" calcext:value-type="string">
            <text:p>A véleménynyilvánítás szabadsága &lt;cite&gt;nem csupán azokra az „információkra” vagy „eszmékre” alkalmazandó, amelyek kedvező fogadtatásúak, vagyamelyeket ártalmatlannak, illetve közömbösnek tartanak, hanem azokra is, amelyek sértenek, megütközést keltenek vagy felkavarnak; ezek a pluralizmus, a tolerancia és a nyitottság követelményei, amelyek nélkül nem létezik „egy demokratikus társadalom”.</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cite&gt;. <text:s text:c="18"/>&lt;p class="refer" data-unq="037"&gt; <text:s text:c="20"/></text:p>
          </table:table-cell>
          <table:table-cell table:style-name="ce53" table:number-columns-repeated="1012"/>
          <table:table-cell table:number-columns-repeated="8"/>
        </table:table-row>
        <table:table-row table:style-name="ro10">
          <table:table-cell table:style-name="ce15" office:value-type="string" calcext:value-type="string">
            <text:p>037</text:p>
          </table:table-cell>
          <table:table-cell table:style-name="ce15" office:value-type="string" calcext:value-type="string">
            <text:p>46</text:p>
          </table:table-cell>
          <table:table-cell table:style-name="ce50" office:value-type="string" calcext:value-type="string">
            <text:p>Axel Springer v. Germany [Grand Chamber], ECtHR, 2012</text:p>
          </table:table-cell>
          <table:table-cell table:style-name="ce50" office:value-type="string" calcext:value-type="string">
            <text:p>Axel Springer kontra Németország [Nagy Kamara], EJEB , 2012</text:p>
          </table:table-cell>
          <table:table-cell table:style-name="ce85" table:number-columns-repeated="1012"/>
          <table:table-cell table:number-columns-repeated="8"/>
        </table:table-row>
        <table:table-row table:style-name="ro30">
          <table:table-cell table:style-name="ce22" table:number-columns-repeated="2"/>
          <table:table-cell table:number-columns-repeated="2" table:style-name="ce51" office:value-type="string" calcext:value-type="string">
            <text:p><text:s/>&amp;nbsp; <text:s text:c="20"/>&lt;a class="btn btn-info btn-collapse" data-toggle="collapse" href="#caseASvger2012" aria-expanded="false" aria-controls="collapseExample"&gt;Case summary&lt;/a&gt; <text:s text:c="18"/>&lt;/p&gt; <text:s text:c="18"/>&lt;div class="case-details collapse" id="caseASvger2012"&gt; <text:s text:c="20"/>&lt;div class="card card-block"&gt; <text:s text:c="22"/>&lt;h5 data-unq="037-01"&gt;</text:p>
          </table:table-cell>
          <table:table-cell table:style-name="ce53" table:number-columns-repeated="1012"/>
          <table:table-cell table:number-columns-repeated="8"/>
        </table:table-row>
        <table:table-row table:style-name="ro28">
          <table:table-cell table:style-name="ce29" office:value-type="string" calcext:value-type="string">
            <text:p>037-01</text:p>
          </table:table-cell>
          <table:table-cell table:style-name="ce29" office:value-type="string" calcext:value-type="string">
            <text:p>384</text:p>
          </table:table-cell>
          <table:table-cell table:style-name="ce52" office:value-type="string" calcext:value-type="string">
            <text:p>Axel Springer v. Germany [Grand Chamber], Application no. 48311/10, Judgement 7 February 2012</text:p>
          </table:table-cell>
          <table:table-cell table:style-name="ce52" office:value-type="string" calcext:value-type="string">
            <text:p>Axel Springer kontra Németország <text:s/>[Nagy Kamara], Ügyiratszám: 48311/10, <text:s/>Ítélet : 2012. február 7.</text:p>
          </table:table-cell>
          <table:table-cell table:style-name="ce52" table:number-columns-repeated="1012"/>
          <table:table-cell table:number-columns-repeated="8"/>
        </table:table-row>
        <table:table-row table:style-name="ro10">
          <table:table-cell table:style-name="ce22" table:number-columns-repeated="2"/>
          <table:table-cell table:number-columns-repeated="2" table:style-name="ce53" office:value-type="string" calcext:value-type="string">
            <text:p>&lt;/h5&gt; <text:s text:c="22"/>&lt;p data-unq="037-02"&gt; <text:s text:c="24"/></text:p>
          </table:table-cell>
          <table:table-cell table:style-name="ce53" table:number-columns-repeated="1012"/>
          <table:table-cell table:number-columns-repeated="8"/>
        </table:table-row>
        <table:table-row table:style-name="ro26">
          <table:table-cell table:style-name="ce29" office:value-type="string" calcext:value-type="string">
            <text:p>037-02</text:p>
          </table:table-cell>
          <table:table-cell table:style-name="ce29" office:value-type="string" calcext:value-type="string">
            <text:p>385</text:p>
          </table:table-cell>
          <table:table-cell table:style-name="ce52" office:value-type="string" calcext:value-type="string">
            <text:p>The applicant company is the publisher of a national daily newspaper with a large-circulation which published in September 2004 a front-page article about the star of a popular television series who had been arrested at the Munich beer festival for possession of cocaine. The article was supplemented by a more detailed article on another page. Immediately after that article appeared, the actor obtained an injunction restraining any further publication of the article. The applicant company complained about the injunction imposed on it against reporting on the arrest and conviction of the actor in question.</text:p>
          </table:table-cell>
          <table:table-cell table:style-name="ce52" office:value-type="string" calcext:value-type="string">
            <text:p>A felperes cég egy nagy forgalomú nemzeti napilap, amely 2004 szeptemberében vezércikket jelentetett meg egy népszerű televíziós sorozatban szereplő sztárról, akit a müncheni sörfesztiválon letartóztattak kokain birtoklása miatt. A cikket másik oldalon egy részletesebb irás egészitette ki. <text:s/>Közvetlenül a cikk megjelentetése után a színész megtiltotta a cikk további közzétételét. <text:s/>A felperes cég kifogásolta a színész letartóztatásával kapcsolatos cikkel szemben kiszabott rendelkezést.</text:p>
          </table:table-cell>
          <table:table-cell table:style-name="ce52" table:number-columns-repeated="1012"/>
          <table:table-cell table:number-columns-repeated="8"/>
        </table:table-row>
        <table:table-row table:style-name="ro10">
          <table:table-cell table:style-name="ce22" table:number-columns-repeated="2"/>
          <table:table-cell table:number-columns-repeated="2" table:style-name="ce53" office:value-type="string" calcext:value-type="string">
            <text:p><text:s text:c="23"/>&lt;/p&gt; <text:s text:c="22"/>&lt;p data-unq="037-03"&gt; <text:s text:c="24"/></text:p>
          </table:table-cell>
          <table:table-cell table:style-name="ce53" table:number-columns-repeated="1012"/>
          <table:table-cell table:number-columns-repeated="8"/>
        </table:table-row>
        <table:table-row table:style-name="ro25">
          <table:table-cell table:style-name="ce29" office:value-type="string" calcext:value-type="string">
            <text:p>037-03</text:p>
          </table:table-cell>
          <table:table-cell table:style-name="ce29" office:value-type="string" calcext:value-type="string">
            <text:p>386</text:p>
          </table:table-cell>
          <table:table-cell table:style-name="ce52" office:value-type="string" calcext:value-type="string">
            <text:p>The Court held that there had been a violation of Article 10 (freedom of expression) of the Convention, finding that the restrictions imposed on the applicant company had not been reasonably proportionate to the legitimate aim of protecting the reputation or rights of others.</text:p>
          </table:table-cell>
          <table:table-cell table:style-name="ce52" office:value-type="string" calcext:value-type="string">
            <text:p>A Bíróság megállapította az Egyezmény 10. cikkének (szólásszabadság) sérelmét, amikor úgy ítélte meg, hogy a felperes cégre vonatkozó korlátozások nem voltak arányosak mások jó hírnevének vagy jogaik védelmének megőrzésével szemben.</text:p>
          </table:table-cell>
          <table:table-cell table:style-name="ce52" table:number-columns-repeated="1012"/>
          <table:table-cell table:number-columns-repeated="8"/>
        </table:table-row>
        <table:table-row table:style-name="ro31">
          <table:table-cell table:style-name="ce22" table:number-columns-repeated="2"/>
          <table:table-cell table:number-columns-repeated="2" table:style-name="ce53" office:value-type="string" calcext:value-type="string">
            <text:p><text:s text:c="23"/>&lt;/p&gt; <text:s text:c="22"/>&lt;p&gt; <text:s text:c="24"/>&lt;strong&gt;Judgement: &lt;/strong&gt; <text:s text:c="24"/>&lt;a href="http://hudoc.echr.coe.int/eng?i=001-145700"&gt;http://hudoc.echr.coe.int/eng?i=001-145700&lt;/a&gt; <text:s text:c="22"/>&lt;/p&gt; <text:s text:c="22"/>&lt;p&gt; <text:s text:c="24"/>&lt;strong&gt;Legal summaries and comments: &lt;/strong&gt; <text:s text:c="24"/>&lt;a href="http://hudoc.echr.coe.int/eng?i=002-9955"&gt;http://hudoc.echr.coe.int/eng?i=002-9955&lt;/a&gt; <text:s text:c="22"/>&lt;/p&gt; <text:s text:c="20"/>&lt;/div&gt; <text:s text:c="18"/>&lt;/div&gt; <text:s text:c="16"/>&lt;/div&gt; <text:s text:c="17"/>&lt;p data-unq="038"&gt;</text:p>
          </table:table-cell>
          <table:table-cell table:style-name="ce53" table:number-columns-repeated="1012"/>
          <table:table-cell table:number-columns-repeated="8"/>
        </table:table-row>
        <table:table-row table:style-name="ro32">
          <table:table-cell office:value-type="string" calcext:value-type="string">
            <text:p>038</text:p>
          </table:table-cell>
          <table:table-cell office:value-type="string" calcext:value-type="string">
            <text:p>47</text:p>
          </table:table-cell>
          <table:table-cell office:value-type="string" calcext:value-type="string">
            <text:p>There is no agreed line of thinking answering to the above statements. The good news is that there are plenty of political philosophy thinkers, legal documents and court decisions that give us some guidance. And the even better news is that since the legal and juridical implementation of this right in various contexts is always dynamic, anyone could have a say and influence the way policy is implemented. To do so, we need to better understand the basic fundamentals of this right.</text:p>
          </table:table-cell>
          <table:table-cell table:style-name="ce127" office:value-type="string" calcext:value-type="string">
            <text:p>Nincs egyértelmű egyetértés a fenti felvetések megválaszolásában. A jó hír, hogy rengeteg politikai filozófus, jogi dokumentum és bírósági döntés áll rendelkezésünkre, hogy iránymutatást adjanak. Még jobb hír, hogy a véleményszabadság jogi és bírói kikényszerítése különböző körülmények között mindig dinamikusan fejlődik, így bárkinek lehet beleszólása ebbe a folyamatba. Azonban ehhez jobban meg kell értenünk ennek a jognak a legalapvetőbb jellemzőit.</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p&gt; <text:s text:c="17"/>&lt;p data-unq="039"&gt;</text:p>
          </table:table-cell>
          <table:table-cell table:style-name="ce53" table:number-columns-repeated="1012"/>
          <table:table-cell table:number-columns-repeated="8"/>
        </table:table-row>
        <table:table-row table:style-name="ro33">
          <table:table-cell office:value-type="string" calcext:value-type="string">
            <text:p>039</text:p>
          </table:table-cell>
          <table:table-cell office:value-type="string" calcext:value-type="string">
            <text:p>48</text:p>
          </table:table-cell>
          <table:table-cell office:value-type="string" calcext:value-type="string">
            <text:p>A summary of some of the key concepts behind the right to freedom of expression is listed below.</text:p>
          </table:table-cell>
          <table:table-cell office:value-type="string" calcext:value-type="string">
            <text:p>Összegyűjtöttünk néhányat a véleményszabadság alapjául szolgáló nézetek közül. </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p&gt; <text:s text:c="17"/>&lt;h4 class="azure largechar" data-unq="040"&gt;</text:p>
          </table:table-cell>
          <table:table-cell table:style-name="ce53" table:number-columns-repeated="1012"/>
          <table:table-cell table:number-columns-repeated="8"/>
        </table:table-row>
        <table:table-row table:style-name="ro10">
          <table:table-cell office:value-type="string" calcext:value-type="string">
            <text:p>040</text:p>
          </table:table-cell>
          <table:table-cell office:value-type="string" calcext:value-type="string">
            <text:p>49</text:p>
          </table:table-cell>
          <table:table-cell office:value-type="string" calcext:value-type="string">
            <text:p>&lt;i&gt;What&lt;/i&gt; is freedom of expression?</text:p>
          </table:table-cell>
          <table:table-cell table:style-name="ce127" office:value-type="string" calcext:value-type="string">
            <text:p>&lt;i&gt;Mit jelent&lt;/i&gt; a véleménynyilvánítás szabadsága?</text:p>
          </table:table-cell>
          <table:table-cell table:number-columns-repeated="1020"/>
        </table:table-row>
        <table:table-row table:style-name="ro10">
          <table:table-cell table:style-name="ce22"/>
          <table:table-cell table:style-name="ce13"/>
          <table:table-cell table:number-columns-repeated="2" table:style-name="ce48" office:value-type="string" calcext:value-type="string">
            <text:p>&lt;/h4&gt;&lt;br&gt; <text:s text:c="17"/>&lt;div class="citecontainer"&gt; <text:s text:c="18"/>&lt;cite data-unq="041"&gt;</text:p>
          </table:table-cell>
          <table:table-cell table:style-name="ce48" table:number-columns-repeated="1012"/>
          <table:table-cell table:number-columns-repeated="8"/>
        </table:table-row>
        <table:table-row table:style-name="ro34">
          <table:table-cell office:value-type="string" calcext:value-type="string">
            <text:p>041</text:p>
          </table:table-cell>
          <table:table-cell office:value-type="string" calcext:value-type="string">
            <text:p>50</text:p>
          </table:table-cell>
          <table:table-cell office:value-type="string" calcext:value-type="string">
            <text:p>“​Freedom of expression constitutes one of the essential foundations of a democratic society and one of the basic conditions for its progress and for each individual’s self-fulfilment.”</text:p>
          </table:table-cell>
          <table:table-cell table:style-name="ce127" office:value-type="string" calcext:value-type="string">
            <text:p>"A véleménynyilvánítás szabadsága a demokratikus társadalom egyik elengedhetetlen alapja és fejlődésének, valamint az egyének önmegvalósításának lényegi feltétele."</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cite&gt; <text:s text:c="18"/>&lt;p class="refer" data-unq="042"&gt; <text:s text:c="20"/></text:p>
          </table:table-cell>
          <table:table-cell table:style-name="ce53" table:number-columns-repeated="1012"/>
          <table:table-cell table:number-columns-repeated="8"/>
        </table:table-row>
        <table:table-row table:style-name="ro10">
          <table:table-cell table:style-name="ce15" office:value-type="string" calcext:value-type="string">
            <text:p>042</text:p>
          </table:table-cell>
          <table:table-cell table:style-name="ce15" office:value-type="string" calcext:value-type="string">
            <text:p>51</text:p>
          </table:table-cell>
          <table:table-cell table:style-name="ce57" office:value-type="string" calcext:value-type="string">
            <text:p>Axel Springer v. Germany [Grand Chamber], ECtHR, 2012</text:p>
          </table:table-cell>
          <table:table-cell table:style-name="ce57" office:value-type="string" calcext:value-type="string">
            <text:p>Axel Springer kontra Németország [Nagy Kamara], EJEB, 2012</text:p>
          </table:table-cell>
          <table:table-cell table:style-name="ce85" table:number-columns-repeated="1012"/>
          <table:table-cell table:number-columns-repeated="8"/>
        </table:table-row>
        <table:table-row table:style-name="ro30">
          <table:table-cell table:style-name="ce22" table:number-columns-repeated="2"/>
          <table:table-cell table:number-columns-repeated="2" table:style-name="ce51" office:value-type="string" calcext:value-type="string">
            <text:p><text:s/>&amp;nbsp; <text:s text:c="20"/>&lt;a class="btn btn-info btn-collapse" data-toggle="collapse" href="#caseASvger2012-01" aria-expanded="false" aria-controls="collapseExample"&gt;Case summary&lt;/a&gt; <text:s text:c="18"/>&lt;/p&gt; <text:s text:c="18"/>&lt;div class="case-details collapse" id="caseASvger2012-01"&gt; <text:s text:c="20"/>&lt;div class="card card-block"&gt; <text:s text:c="22"/>&lt;h5 data-unq="037-01"&gt;</text:p>
          </table:table-cell>
          <table:table-cell table:style-name="ce53" table:number-columns-repeated="1012"/>
          <table:table-cell table:number-columns-repeated="8"/>
        </table:table-row>
        <table:table-row table:style-name="ro28">
          <table:table-cell table:style-name="ce29" office:value-type="string" calcext:value-type="string">
            <text:p>037-01</text:p>
          </table:table-cell>
          <table:table-cell table:style-name="ce29"/>
          <table:table-cell table:style-name="ce52" table:formula="of:=[.C100]" office:value-type="string" office:string-value="Axel Springer v. Germany [Grand Chamber], Application no. 48311/10, Judgement 7 February 2012" calcext:value-type="string">
            <text:p>Axel Springer v. Germany [Grand Chamber], Application no. 48311/10, Judgement 7 February 2012</text:p>
          </table:table-cell>
          <table:table-cell table:style-name="ce52" table:formula="of:=[.D100]" office:value-type="string" office:string-value="Axel Springer kontra Németország  [Nagy Kamara], Ügyiratszám: 48311/10,  Ítélet : 2012. február 7." calcext:value-type="string">
            <text:p>Axel Springer kontra Németország <text:s/>[Nagy Kamara], Ügyiratszám: 48311/10, <text:s/>Ítélet : 2012. február 7.</text:p>
          </table:table-cell>
          <table:table-cell table:style-name="ce52" table:number-columns-repeated="1012"/>
          <table:table-cell table:number-columns-repeated="8"/>
        </table:table-row>
        <table:table-row table:style-name="ro10">
          <table:table-cell table:style-name="ce22" table:number-columns-repeated="2"/>
          <table:table-cell table:number-columns-repeated="2" table:style-name="ce53" office:value-type="string" calcext:value-type="string">
            <text:p>&lt;/h5&gt; <text:s text:c="22"/>&lt;p data-unq="037-02"&gt; <text:s text:c="24"/></text:p>
          </table:table-cell>
          <table:table-cell table:style-name="ce53" table:number-columns-repeated="1012"/>
          <table:table-cell table:number-columns-repeated="8"/>
        </table:table-row>
        <table:table-row table:style-name="ro26">
          <table:table-cell table:style-name="ce29" office:value-type="string" calcext:value-type="string">
            <text:p>037-02</text:p>
          </table:table-cell>
          <table:table-cell table:style-name="ce29"/>
          <table:table-cell table:style-name="ce52" table:formula="of:=[.C102]" office:value-type="string" office:string-value="The applicant company is the publisher of a national daily newspaper with a large-circulation which published in September 2004 a front-page article about the star of a popular television series who had been arrested at the Munich beer festival for possession of cocaine. The article was supplemented by a more detailed article on another page. Immediately after that article appeared, the actor obtained an injunction restraining any further publication of the article. The applicant company complained about the injunction imposed on it against reporting on the arrest and conviction of the actor in question." calcext:value-type="string">
            <text:p>The applicant company is the publisher of a national daily newspaper with a large-circulation which published in September 2004 a front-page article about the star of a popular television series who had been arrested at the Munich beer festival for possession of cocaine. The article was supplemented by a more detailed article on another page. Immediately after that article appeared, the actor obtained an injunction restraining any further publication of the article. The applicant company complained about the injunction imposed on it against reporting on the arrest and conviction of the actor in question.</text:p>
          </table:table-cell>
          <table:table-cell table:style-name="ce52" table:formula="of:=[.D102]" office:value-type="string" office:string-value="A felperes cég egy nagy forgalomú nemzeti napilap, amely 2004 szeptemberében vezércikket jelentetett meg egy népszerű televíziós sorozatban szereplő sztárról, akit a müncheni sörfesztiválon letartóztattak kokain birtoklása miatt. A cikket másik oldalon egy részletesebb irás egészitette ki.  Közvetlenül a cikk megjelentetése után a színész megtiltotta a cikk további közzétételét.  A felperes cég kifogásolta a színész letartóztatásával kapcsolatos cikkel szemben kiszabott rendelkezést." calcext:value-type="string">
            <text:p>A felperes cég egy nagy forgalomú nemzeti napilap, amely 2004 szeptemberében vezércikket jelentetett meg egy népszerű televíziós sorozatban szereplő sztárról, akit a müncheni sörfesztiválon letartóztattak kokain birtoklása miatt. A cikket másik oldalon egy részletesebb irás egészitette ki. <text:s/>Közvetlenül a cikk megjelentetése után a színész megtiltotta a cikk további közzétételét. <text:s/>A felperes cég kifogásolta a színész letartóztatásával kapcsolatos cikkel szemben kiszabott rendelkezést.</text:p>
          </table:table-cell>
          <table:table-cell table:style-name="ce52" table:number-columns-repeated="1012"/>
          <table:table-cell table:number-columns-repeated="8"/>
        </table:table-row>
        <table:table-row table:style-name="ro10">
          <table:table-cell table:style-name="ce22" table:number-columns-repeated="2"/>
          <table:table-cell table:number-columns-repeated="2" table:style-name="ce53" office:value-type="string" calcext:value-type="string">
            <text:p><text:s text:c="23"/>&lt;/p&gt; <text:s text:c="22"/>&lt;p data-unq="037-03"&gt; <text:s text:c="24"/></text:p>
          </table:table-cell>
          <table:table-cell table:style-name="ce53" table:number-columns-repeated="1012"/>
          <table:table-cell table:number-columns-repeated="8"/>
        </table:table-row>
        <table:table-row table:style-name="ro25">
          <table:table-cell table:style-name="ce29" office:value-type="string" calcext:value-type="string">
            <text:p>037-03</text:p>
          </table:table-cell>
          <table:table-cell table:style-name="ce29"/>
          <table:table-cell table:style-name="ce52" table:formula="of:=[.C104]" office:value-type="string" office:string-value="The Court held that there had been a violation of Article 10 (freedom of expression) of the Convention, finding that the restrictions imposed on the applicant company had not been reasonably proportionate to the legitimate aim of protecting the reputation or rights of others." calcext:value-type="string">
            <text:p>The Court held that there had been a violation of Article 10 (freedom of expression) of the Convention, finding that the restrictions imposed on the applicant company had not been reasonably proportionate to the legitimate aim of protecting the reputation or rights of others.</text:p>
          </table:table-cell>
          <table:table-cell table:style-name="ce52" table:formula="of:=[.D104]" office:value-type="string" office:string-value="A Bíróság megállapította az Egyezmény 10. cikkének (szólásszabadság) sérelmét, amikor úgy ítélte meg, hogy a felperes cégre vonatkozó korlátozások nem voltak arányosak mások jó hírnevének vagy jogaik védelmének megőrzésével szemben." calcext:value-type="string">
            <text:p>A Bíróság megállapította az Egyezmény 10. cikkének (szólásszabadság) sérelmét, amikor úgy ítélte meg, hogy a felperes cégre vonatkozó korlátozások nem voltak arányosak mások jó hírnevének vagy jogaik védelmének megőrzésével szemben.</text:p>
          </table:table-cell>
          <table:table-cell table:style-name="ce52" table:number-columns-repeated="1012"/>
          <table:table-cell table:number-columns-repeated="8"/>
        </table:table-row>
        <table:table-row table:style-name="ro26">
          <table:table-cell table:style-name="ce22" table:number-columns-repeated="2"/>
          <table:table-cell table:number-columns-repeated="2" table:style-name="ce53" office:value-type="string" calcext:value-type="string">
            <text:p><text:s text:c="23"/>&lt;/p&gt; <text:s text:c="22"/>&lt;p&gt; <text:s text:c="24"/>&lt;strong&gt;Judgement: &lt;/strong&gt; <text:s text:c="24"/>&lt;a href="http://hudoc.echr.coe.int/eng?i=001-145700"&gt;http://hudoc.echr.coe.int/eng?i=001-145700&lt;/a&gt; <text:s text:c="22"/>&lt;/p&gt; <text:s text:c="22"/>&lt;p&gt; <text:s text:c="24"/>&lt;strong&gt;Legal summaries and comments: &lt;/strong&gt; <text:s text:c="24"/>&lt;a href="http://hudoc.echr.coe.int/eng?i=002-9955"&gt;http://hudoc.echr.coe.int/eng?i=002-9955&lt;/a&gt; <text:s text:c="22"/>&lt;/p&gt; <text:s text:c="20"/>&lt;/div&gt; <text:s text:c="18"/>&lt;/div&gt; <text:s text:c="16"/>&lt;/div&gt; <text:s text:c="17"/>&lt;ul&gt; <text:s text:c="18"/>&lt;li data-unq="043"&gt;</text:p>
          </table:table-cell>
          <table:table-cell table:style-name="ce53" table:number-columns-repeated="1012"/>
          <table:table-cell table:number-columns-repeated="8"/>
        </table:table-row>
        <table:table-row table:style-name="ro35">
          <table:table-cell office:value-type="string" calcext:value-type="string">
            <text:p>043</text:p>
          </table:table-cell>
          <table:table-cell office:value-type="string" calcext:value-type="string">
            <text:p>52</text:p>
          </table:table-cell>
          <table:table-cell office:value-type="string" calcext:value-type="string">
            <text:p>It is an important instrument of freedom of conscience</text:p>
          </table:table-cell>
          <table:table-cell table:style-name="ce127" office:value-type="string" calcext:value-type="string">
            <text:p>A lelkiismereti szabadság fontos eszköze</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li&gt; <text:s text:c="18"/>&lt;li data-unq="044"&gt;</text:p>
          </table:table-cell>
          <table:table-cell table:style-name="ce53" table:number-columns-repeated="1012"/>
          <table:table-cell table:number-columns-repeated="8"/>
        </table:table-row>
        <table:table-row table:style-name="ro28">
          <table:table-cell office:value-type="string" calcext:value-type="string">
            <text:p>044</text:p>
          </table:table-cell>
          <table:table-cell office:value-type="string" calcext:value-type="string">
            <text:p>53</text:p>
          </table:table-cell>
          <table:table-cell office:value-type="string" calcext:value-type="string">
            <text:p>It allows for conscient choices based on adherence to certain values, and therefore grants individual autonomy and defines each person’s identity</text:p>
          </table:table-cell>
          <table:table-cell office:value-type="string" calcext:value-type="string">
            <text:p>Lehetővé teszi a bizonyos értékek mentén meghozott, tudatos döntést, és ezért egyéni autonómiát biztosít, valamint meghatározza a személyes identitást</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li&gt; <text:s text:c="18"/>&lt;li data-unq="045"&gt;</text:p>
          </table:table-cell>
          <table:table-cell table:style-name="ce53" table:number-columns-repeated="1012"/>
          <table:table-cell table:number-columns-repeated="8"/>
        </table:table-row>
        <table:table-row table:style-name="ro28">
          <table:table-cell office:value-type="string" calcext:value-type="string">
            <text:p>045</text:p>
          </table:table-cell>
          <table:table-cell office:value-type="string" calcext:value-type="string">
            <text:p>54</text:p>
          </table:table-cell>
          <table:table-cell office:value-type="string" calcext:value-type="string">
            <text:p>It contributes to knowledge and understanding, by debating about social and moral values and allowing for a marketplace-of-ideas</text:p>
          </table:table-cell>
          <table:table-cell office:value-type="string" calcext:value-type="string">
            <text:p>Fejleszti a tudást és a megértést, azáltal, hogy lehetővé teszi a társadalmi és erkölcsi értékekről szóló vitát és az "nézetek piacterének" létrejöttét</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li&gt; <text:s text:c="18"/>&lt;li data-unq="046"&gt;</text:p>
          </table:table-cell>
          <table:table-cell table:style-name="ce53" table:number-columns-repeated="1012"/>
          <table:table-cell table:number-columns-repeated="8"/>
        </table:table-row>
        <table:table-row table:style-name="ro28">
          <table:table-cell office:value-type="string" calcext:value-type="string">
            <text:p>046</text:p>
          </table:table-cell>
          <table:table-cell office:value-type="string" calcext:value-type="string">
            <text:p>55</text:p>
          </table:table-cell>
          <table:table-cell office:value-type="string" calcext:value-type="string">
            <text:p>It allows for the communication of political ideas, and therefore contributes to democracy</text:p>
          </table:table-cell>
          <table:table-cell office:value-type="string" calcext:value-type="string">
            <text:p>Lehetővé teszi a politikai nézetek kommunikációját, így hozzájárulva a demokráciához</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li&gt; <text:s text:c="18"/>&lt;li data-unq="047"&gt;</text:p>
          </table:table-cell>
          <table:table-cell table:style-name="ce53" table:number-columns-repeated="1012"/>
          <table:table-cell table:number-columns-repeated="8"/>
        </table:table-row>
        <table:table-row table:style-name="ro10">
          <table:table-cell office:value-type="string" calcext:value-type="string">
            <text:p>047</text:p>
          </table:table-cell>
          <table:table-cell office:value-type="string" calcext:value-type="string">
            <text:p>56</text:p>
          </table:table-cell>
          <table:table-cell office:value-type="string" calcext:value-type="string">
            <text:p>It builds tolerance by allowing the others to express themselves</text:p>
          </table:table-cell>
          <table:table-cell office:value-type="string" calcext:value-type="string">
            <text:p>Toleranciát épít azáltal, hogy lehetővé teszi az önkifejezést a kisebbségek számára</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li&gt; <text:s text:c="18"/>&lt;li data-unq="048"&gt;</text:p>
          </table:table-cell>
          <table:table-cell table:style-name="ce53" table:number-columns-repeated="1012"/>
          <table:table-cell table:number-columns-repeated="8"/>
        </table:table-row>
        <table:table-row table:style-name="ro28">
          <table:table-cell office:value-type="string" calcext:value-type="string">
            <text:p>048</text:p>
          </table:table-cell>
          <table:table-cell table:style-name="ce42" office:value-type="string" calcext:value-type="string">
            <text:p>57</text:p>
          </table:table-cell>
          <table:table-cell office:value-type="string" calcext:value-type="string">
            <text:p>It contributes to the artistic development, and it facilitates academic and scientific progress</text:p>
          </table:table-cell>
          <table:table-cell office:value-type="string" calcext:value-type="string">
            <text:p>Hozzájárul a művészeti fejlődéshez, és elősegíti az akadémiai és tudományos haladást</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sup&gt;&lt;a href="#" data-toggle="tooltip" title="</text:p>
          </table:table-cell>
          <table:table-cell table:style-name="ce53" table:number-columns-repeated="1012"/>
          <table:table-cell table:number-columns-repeated="8"/>
        </table:table-row>
        <table:table-row table:style-name="ro28">
          <table:table-cell/>
          <table:table-cell table:style-name="ce42"/>
          <table:table-cell office:value-type="string" calcext:value-type="string">
            <text:p>David Feldman “Civil Liberties and Human Rights in England and Wales”, Oxford University Press 2002 (p.772 – 766</text:p>
          </table:table-cell>
          <table:table-cell office:value-type="string" calcext:value-type="string">
            <text:p>David Feldman "Állampolgári Szabadság és Emberi Jogok Angliában és Walesben", Oxford University Press 2002 <text:s/>(742-766 oldalak)</text:p>
          </table:table-cell>
          <table:table-cell table:number-columns-repeated="1020"/>
        </table:table-row>
        <table:table-row table:style-name="ro28">
          <table:table-cell table:style-name="ce22" table:number-columns-repeated="2"/>
          <table:table-cell table:number-columns-repeated="2" table:style-name="ce58" office:value-type="string" calcext:value-type="string">
            <text:p>"&gt;1&lt;/a&gt;&lt;/sup&gt;&lt;/li&gt; <text:s text:c="16"/>&lt;/ul&gt; <text:s text:c="17"/>&lt;h4 class="azure largechar" data-unq="049"&gt;</text:p>
          </table:table-cell>
          <table:table-cell table:style-name="ce53" table:number-columns-repeated="1012"/>
          <table:table-cell table:number-columns-repeated="8"/>
        </table:table-row>
        <table:table-row table:style-name="ro10">
          <table:table-cell office:value-type="string" calcext:value-type="string">
            <text:p>049</text:p>
          </table:table-cell>
          <table:table-cell office:value-type="string" calcext:value-type="string">
            <text:p>58</text:p>
          </table:table-cell>
          <table:table-cell office:value-type="string" calcext:value-type="string">
            <text:p>&lt;i&gt;What&lt;/i&gt; does freedom of expression consist of?</text:p>
          </table:table-cell>
          <table:table-cell office:value-type="string" calcext:value-type="string">
            <text:p>&lt;i&gt;Mit foglal&lt;/i&gt; magában a véleménynyilvánítás szabadsága?</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h4&gt; <text:s text:c="17"/>&lt;ul&gt; <text:s text:c="18"/>&lt;li data-unq="050"&gt;</text:p>
          </table:table-cell>
          <table:table-cell table:style-name="ce53" table:number-columns-repeated="1012"/>
          <table:table-cell table:number-columns-repeated="8"/>
        </table:table-row>
        <table:table-row table:style-name="ro10">
          <table:table-cell office:value-type="string" calcext:value-type="string">
            <text:p>050</text:p>
          </table:table-cell>
          <table:table-cell office:value-type="string" calcext:value-type="string">
            <text:p>59</text:p>
          </table:table-cell>
          <table:table-cell office:value-type="string" calcext:value-type="string">
            <text:p>the right to disseminate information, in all forms and shapes, and;</text:p>
          </table:table-cell>
          <table:table-cell office:value-type="string" calcext:value-type="string">
            <text:p>A jogot az információ terjesztéséhez, bármilyen formában vagy alakban és</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li&gt; <text:s text:c="18"/>&lt;li data-unq="051"&gt;</text:p>
          </table:table-cell>
          <table:table-cell table:style-name="ce53" table:number-columns-repeated="1012"/>
          <table:table-cell table:number-columns-repeated="8"/>
        </table:table-row>
        <table:table-row table:style-name="ro10">
          <table:table-cell office:value-type="string" calcext:value-type="string">
            <text:p>051</text:p>
          </table:table-cell>
          <table:table-cell office:value-type="string" calcext:value-type="string">
            <text:p>60</text:p>
          </table:table-cell>
          <table:table-cell office:value-type="string" calcext:value-type="string">
            <text:p>the right of the others to receive it.</text:p>
          </table:table-cell>
          <table:table-cell office:value-type="string" calcext:value-type="string">
            <text:p>mások jogát, hogy megismerhessék azt.</text:p>
          </table:table-cell>
          <table:table-cell table:number-columns-repeated="1020"/>
        </table:table-row>
        <table:table-row table:style-name="ro28">
          <table:table-cell table:style-name="ce22" table:number-columns-repeated="2"/>
          <table:table-cell table:number-columns-repeated="2" table:style-name="ce53" office:value-type="string" calcext:value-type="string">
            <text:p>&lt;/li&gt; <text:s text:c="16"/>&lt;/ul&gt; <text:s text:c="17"/>&lt;div class="citecontainer" data-unq="052"&gt; <text:s text:c="18"/></text:p>
          </table:table-cell>
          <table:table-cell table:style-name="ce53" table:number-columns-repeated="1012"/>
          <table:table-cell table:number-columns-repeated="8"/>
        </table:table-row>
        <table:table-row table:style-name="ro25">
          <table:table-cell office:value-type="string" calcext:value-type="string">
            <text:p>052</text:p>
          </table:table-cell>
          <table:table-cell office:value-type="string" calcext:value-type="string">
            <text:p>61</text:p>
          </table:table-cell>
          <table:table-cell office:value-type="string" calcext:value-type="string">
            <text:p>Freedom of expression &lt;cite&gt;“applies not only to the content of information but also to the means of dissemination, since any restriction imposed on the means necessarily interferes with the right to receive and impart information.”&lt;/cite&gt;</text:p>
          </table:table-cell>
          <table:table-cell office:value-type="string" calcext:value-type="string">
            <text:p>A véleménynyilvánítás szabadása &lt;cite&gt;nem csak az információ tartalmára vonatkozik, de a terjesztés eszközeire is, mivel bármilyen, ezen eszközökre alkalmazott korlátozás szükségképpen beavatkozik az információhoz való hozzáféréshez és annak terjesztéséhez való jogba ".&lt;/cite&gt;</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text:s text:c="19"/>&lt;p class="refer" data-unq="053"&gt; <text:s text:c="20"/></text:p>
          </table:table-cell>
          <table:table-cell table:style-name="ce53" table:number-columns-repeated="1012"/>
          <table:table-cell table:number-columns-repeated="8"/>
        </table:table-row>
        <table:table-row table:style-name="ro10">
          <table:table-cell table:style-name="ce15" office:value-type="string" calcext:value-type="string">
            <text:p>053</text:p>
          </table:table-cell>
          <table:table-cell table:style-name="ce15" office:value-type="string" calcext:value-type="string">
            <text:p>62</text:p>
          </table:table-cell>
          <table:table-cell table:style-name="ce50" office:value-type="string" calcext:value-type="string">
            <text:p>Özturk vs Turkey [Grand Chamber], ECtHR, 1999</text:p>
          </table:table-cell>
          <table:table-cell table:style-name="ce50" office:value-type="string" calcext:value-type="string">
            <text:p>Özturk kontra Törökország [Nagy Kamara], EJEB, 1999</text:p>
          </table:table-cell>
          <table:table-cell table:style-name="ce85" table:number-columns-repeated="1012"/>
          <table:table-cell table:number-columns-repeated="8"/>
        </table:table-row>
        <table:table-row table:style-name="ro28">
          <table:table-cell table:style-name="ce22" table:number-columns-repeated="2"/>
          <table:table-cell table:number-columns-repeated="2" table:style-name="ce51" office:value-type="string" calcext:value-type="string">
            <text:p><text:s text:c="21"/>&lt;!-- TODO: O altă referință care nu are summary --&gt; <text:s text:c="18"/>&lt;/p&gt; <text:s text:c="16"/>&lt;/div&gt; <text:s text:c="17"/>&lt;h4 class="azure largechar" data-unq="054"&gt;</text:p>
          </table:table-cell>
          <table:table-cell table:style-name="ce53" table:number-columns-repeated="1012"/>
          <table:table-cell table:number-columns-repeated="8"/>
        </table:table-row>
        <table:table-row table:style-name="ro10">
          <table:table-cell office:value-type="string" calcext:value-type="string">
            <text:p>054</text:p>
          </table:table-cell>
          <table:table-cell office:value-type="string" calcext:value-type="string">
            <text:p>63</text:p>
          </table:table-cell>
          <table:table-cell office:value-type="string" calcext:value-type="string">
            <text:p>&lt;i&gt;Why&lt;/i&gt; are we limiting freedom of expression?</text:p>
          </table:table-cell>
          <table:table-cell office:value-type="string" calcext:value-type="string">
            <text:p>&lt;i&gt;Miért korlátozzuk&lt;/i&gt; a véleménynyilvánítás szabadságát?</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h4&gt; <text:s text:c="17"/>&lt;ul&gt; <text:s text:c="18"/>&lt;li data-unq="055"&gt;</text:p>
          </table:table-cell>
          <table:table-cell table:style-name="ce53" table:number-columns-repeated="1012"/>
          <table:table-cell table:number-columns-repeated="8"/>
        </table:table-row>
        <table:table-row table:style-name="ro25">
          <table:table-cell office:value-type="string" calcext:value-type="string">
            <text:p>055</text:p>
          </table:table-cell>
          <table:table-cell office:value-type="string" calcext:value-type="string">
            <text:p>64</text:p>
          </table:table-cell>
          <table:table-cell office:value-type="string" calcext:value-type="string">
            <text:p>Because it is harming the exercise of other rights (the right to privacy, the right to a fair trial, the right to freedom of thought, conscience and religion) or it is overstepping fundamental human rights boundaries (the prohibition of discrimination and the prohibition of abuse of rights)</text:p>
          </table:table-cell>
          <table:table-cell office:value-type="string" calcext:value-type="string">
            <text:p>Azért, mert veszélyezteti más jogok gyakorlását (magánélethez való jog, tisztességes eljráráshoz való jog, gondolat-, lelkiismeret- és vallásszabadsághoz való jog) vagy azért, mert megsérti az alapvető jogok gyakorlásának korlátait (a diszkrimináció és a joggal való visszaélés tilalmait)</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li&gt; <text:s text:c="18"/>&lt;li data-unq="056"&gt;</text:p>
          </table:table-cell>
          <table:table-cell table:style-name="ce53" table:number-columns-repeated="1012"/>
          <table:table-cell table:number-columns-repeated="8"/>
        </table:table-row>
        <table:table-row table:style-name="ro28">
          <table:table-cell office:value-type="string" calcext:value-type="string">
            <text:p>056</text:p>
          </table:table-cell>
          <table:table-cell office:value-type="string" calcext:value-type="string">
            <text:p>65</text:p>
          </table:table-cell>
          <table:table-cell office:value-type="string" calcext:value-type="string">
            <text:p>Because it is not done in good faith (publication of insufficiently verified facts, pure offensive language that serves no public interest debate, etc.)</text:p>
          </table:table-cell>
          <table:table-cell office:value-type="string" calcext:value-type="string">
            <text:p>Azért, mert nem jóhiszeműen gyakorolják (elégtelenül igazolt tények közzététele, öncélú sértegetés, amely nem szolgálja a közéleti vitát, stb.)</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li&gt; <text:s text:c="18"/>&lt;li data-unq="057"&gt;</text:p>
          </table:table-cell>
          <table:table-cell table:style-name="ce53" table:number-columns-repeated="1012"/>
          <table:table-cell table:number-columns-repeated="8"/>
        </table:table-row>
        <table:table-row table:style-name="ro10">
          <table:table-cell office:value-type="string" calcext:value-type="string">
            <text:p>057</text:p>
          </table:table-cell>
          <table:table-cell office:value-type="string" calcext:value-type="string">
            <text:p>66</text:p>
          </table:table-cell>
          <table:table-cell office:value-type="string" calcext:value-type="string">
            <text:p>Because it is harmful and it is not of public interest</text:p>
          </table:table-cell>
          <table:table-cell office:value-type="string" calcext:value-type="string">
            <text:p>Azért, mert káros és nem szolgálja a közérdeket</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li&gt; <text:s text:c="18"/>&lt;li data-unq="058"&gt;</text:p>
          </table:table-cell>
          <table:table-cell table:style-name="ce53" table:number-columns-repeated="1012"/>
          <table:table-cell table:number-columns-repeated="8"/>
        </table:table-row>
        <table:table-row table:style-name="ro28">
          <table:table-cell office:value-type="string" calcext:value-type="string">
            <text:p>058</text:p>
          </table:table-cell>
          <table:table-cell office:value-type="string" calcext:value-type="string">
            <text:p>67</text:p>
          </table:table-cell>
          <table:table-cell office:value-type="string" calcext:value-type="string">
            <text:p>Because it is endangering the safeguarding of democracy or the law and order (divulging state secrets, risking a breach of peace, etc.)</text:p>
          </table:table-cell>
          <table:table-cell office:value-type="string" calcext:value-type="string">
            <text:p>Azért, mert veszélyezteti a demokrácia biztosítékait, vagy a törvényes rendet (államtitkok felfedése, a béke veszélyeztetése, stb.)</text:p>
          </table:table-cell>
          <table:table-cell table:number-columns-repeated="1020"/>
        </table:table-row>
        <table:table-row table:style-name="ro28">
          <table:table-cell table:style-name="ce22" table:number-columns-repeated="2"/>
          <table:table-cell table:number-columns-repeated="2" table:style-name="ce53" office:value-type="string" calcext:value-type="string">
            <text:p>&lt;/li&gt; <text:s text:c="16"/>&lt;/ul&gt; <text:s text:c="17"/>&lt;div class="citecontainer"&gt; <text:s text:c="18"/>&lt;cite data-unq="059"&gt;</text:p>
          </table:table-cell>
          <table:table-cell table:style-name="ce53" table:number-columns-repeated="1012"/>
          <table:table-cell table:number-columns-repeated="8"/>
        </table:table-row>
        <table:table-row table:style-name="ro24">
          <table:table-cell office:value-type="string" calcext:value-type="string">
            <text:p>059</text:p>
          </table:table-cell>
          <table:table-cell office:value-type="string" calcext:value-type="string">
            <text:p>68</text:p>
          </table:table-cell>
          <table:table-cell office:value-type="string" calcext:value-type="string">
            <text:p>“As set forth in Article 10, freedom of expression is subject to exceptions, which must, however, be construed strictly, and the need for any restrictions must be established convincingly.”</text:p>
          </table:table-cell>
          <table:table-cell office:value-type="string" calcext:value-type="string">
            <text:p>Ahogyan a 10. cikk is kimondja, a véleménynyilvánítás szabadságát bizonyos korlátok között lehet gyakorolni, amelyeket azonban szűken kell értelmezni, és a korlátozás szükségességét meggyőzően kell megalapozni.</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cite&gt; <text:s text:c="18"/>&lt;p class="refer" data-unq="060"&gt; <text:s text:c="20"/></text:p>
          </table:table-cell>
          <table:table-cell table:style-name="ce53" table:number-columns-repeated="1012"/>
          <table:table-cell table:number-columns-repeated="8"/>
        </table:table-row>
        <table:table-row table:style-name="ro10">
          <table:table-cell table:style-name="ce15" office:value-type="string" calcext:value-type="string">
            <text:p>060</text:p>
          </table:table-cell>
          <table:table-cell table:style-name="ce15" office:value-type="string" calcext:value-type="string">
            <text:p>69</text:p>
          </table:table-cell>
          <table:table-cell table:style-name="ce57" office:value-type="string" calcext:value-type="string">
            <text:p>Axel Springer v. Germany [Grand Chamber], ECtHR, 2012</text:p>
          </table:table-cell>
          <table:table-cell table:style-name="ce80" office:value-type="string" calcext:value-type="string">
            <text:p>Axel Springer kontra Németország <text:s/>[Nagy Kamara], EJEB, 2012</text:p>
          </table:table-cell>
          <table:table-cell table:style-name="ce85" table:number-columns-repeated="1012"/>
          <table:table-cell table:number-columns-repeated="8"/>
        </table:table-row>
        <table:table-row table:style-name="ro3">
          <table:table-cell table:style-name="ce22" table:number-columns-repeated="2"/>
          <table:table-cell table:number-columns-repeated="2" table:style-name="ce51" office:value-type="string" calcext:value-type="string">
            <text:p><text:s/>&amp;nbsp; <text:s text:c="20"/>&lt;a class="btn btn-info btn-collapse" data-toggle="collapse" href="#caseASvger2012-02" aria-expanded="false" aria-controls="collapseExample"&gt;Case summary&lt;/a&gt; <text:s text:c="18"/>&lt;/p&gt; <text:s text:c="18"/>&lt;div class="case-details collapse" id="caseASvger2012-02"&gt; <text:s text:c="20"/>&lt;div class="card card-block"&gt; <text:s text:c="22"/>&lt;h5 data-unq="037-01"&gt;</text:p>
          </table:table-cell>
          <table:table-cell table:style-name="ce53" table:number-columns-repeated="1012"/>
          <table:table-cell table:number-columns-repeated="8"/>
        </table:table-row>
        <table:table-row table:style-name="ro28">
          <table:table-cell table:style-name="ce29" office:value-type="string" calcext:value-type="string">
            <text:p>037-01</text:p>
          </table:table-cell>
          <table:table-cell table:style-name="ce29"/>
          <table:table-cell table:style-name="ce52" table:formula="of:=[.C100]" office:value-type="string" office:string-value="Axel Springer v. Germany [Grand Chamber], Application no. 48311/10, Judgement 7 February 2012" calcext:value-type="string">
            <text:p>Axel Springer v. Germany [Grand Chamber], Application no. 48311/10, Judgement 7 February 2012</text:p>
          </table:table-cell>
          <table:table-cell table:style-name="ce52" table:formula="of:=[.D100]" office:value-type="string" office:string-value="Axel Springer kontra Németország  [Nagy Kamara], Ügyiratszám: 48311/10,  Ítélet : 2012. február 7." calcext:value-type="string">
            <text:p>Axel Springer kontra Németország <text:s/>[Nagy Kamara], Ügyiratszám: 48311/10, <text:s/>Ítélet : 2012. február 7.</text:p>
          </table:table-cell>
          <table:table-cell table:style-name="ce52" table:number-columns-repeated="1012"/>
          <table:table-cell table:number-columns-repeated="8"/>
        </table:table-row>
        <table:table-row table:style-name="ro10">
          <table:table-cell table:style-name="ce22" table:number-columns-repeated="2"/>
          <table:table-cell table:number-columns-repeated="2" table:style-name="ce53" office:value-type="string" calcext:value-type="string">
            <text:p>&lt;/h5&gt; <text:s text:c="22"/>&lt;p data-unq="037-02"&gt; <text:s text:c="24"/></text:p>
          </table:table-cell>
          <table:table-cell table:style-name="ce53" table:number-columns-repeated="1012"/>
          <table:table-cell table:number-columns-repeated="8"/>
        </table:table-row>
        <table:table-row table:style-name="ro26">
          <table:table-cell table:style-name="ce29" office:value-type="string" calcext:value-type="string">
            <text:p>037-02</text:p>
          </table:table-cell>
          <table:table-cell table:style-name="ce29"/>
          <table:table-cell table:style-name="ce52" table:formula="of:=[.C102]" office:value-type="string" office:string-value="The applicant company is the publisher of a national daily newspaper with a large-circulation which published in September 2004 a front-page article about the star of a popular television series who had been arrested at the Munich beer festival for possession of cocaine. The article was supplemented by a more detailed article on another page. Immediately after that article appeared, the actor obtained an injunction restraining any further publication of the article. The applicant company complained about the injunction imposed on it against reporting on the arrest and conviction of the actor in question." calcext:value-type="string">
            <text:p>The applicant company is the publisher of a national daily newspaper with a large-circulation which published in September 2004 a front-page article about the star of a popular television series who had been arrested at the Munich beer festival for possession of cocaine. The article was supplemented by a more detailed article on another page. Immediately after that article appeared, the actor obtained an injunction restraining any further publication of the article. The applicant company complained about the injunction imposed on it against reporting on the arrest and conviction of the actor in question.</text:p>
          </table:table-cell>
          <table:table-cell table:style-name="ce52" table:formula="of:=[.D102]" office:value-type="string" office:string-value="A felperes cég egy nagy forgalomú nemzeti napilap, amely 2004 szeptemberében vezércikket jelentetett meg egy népszerű televíziós sorozatban szereplő sztárról, akit a müncheni sörfesztiválon letartóztattak kokain birtoklása miatt. A cikket másik oldalon egy részletesebb irás egészitette ki.  Közvetlenül a cikk megjelentetése után a színész megtiltotta a cikk további közzétételét.  A felperes cég kifogásolta a színész letartóztatásával kapcsolatos cikkel szemben kiszabott rendelkezést." calcext:value-type="string">
            <text:p>A felperes cég egy nagy forgalomú nemzeti napilap, amely 2004 szeptemberében vezércikket jelentetett meg egy népszerű televíziós sorozatban szereplő sztárról, akit a müncheni sörfesztiválon letartóztattak kokain birtoklása miatt. A cikket másik oldalon egy részletesebb irás egészitette ki. <text:s/>Közvetlenül a cikk megjelentetése után a színész megtiltotta a cikk további közzétételét. <text:s/>A felperes cég kifogásolta a színész letartóztatásával kapcsolatos cikkel szemben kiszabott rendelkezést.</text:p>
          </table:table-cell>
          <table:table-cell table:style-name="ce52" table:number-columns-repeated="1012"/>
          <table:table-cell table:number-columns-repeated="8"/>
        </table:table-row>
        <table:table-row table:style-name="ro10">
          <table:table-cell table:style-name="ce22" table:number-columns-repeated="2"/>
          <table:table-cell table:style-name="ce53" table:number-columns-repeated="1014"/>
          <table:table-cell table:number-columns-repeated="8"/>
        </table:table-row>
        <table:table-row table:style-name="ro25">
          <table:table-cell table:style-name="ce29" office:value-type="string" calcext:value-type="string">
            <text:p>037-03</text:p>
          </table:table-cell>
          <table:table-cell table:style-name="ce29"/>
          <table:table-cell table:style-name="ce52" table:formula="of:=[.C104]" office:value-type="string" office:string-value="The Court held that there had been a violation of Article 10 (freedom of expression) of the Convention, finding that the restrictions imposed on the applicant company had not been reasonably proportionate to the legitimate aim of protecting the reputation or rights of others." calcext:value-type="string">
            <text:p>The Court held that there had been a violation of Article 10 (freedom of expression) of the Convention, finding that the restrictions imposed on the applicant company had not been reasonably proportionate to the legitimate aim of protecting the reputation or rights of others.</text:p>
          </table:table-cell>
          <table:table-cell table:style-name="ce52" table:formula="of:=[.D104]" office:value-type="string" office:string-value="A Bíróság megállapította az Egyezmény 10. cikkének (szólásszabadság) sérelmét, amikor úgy ítélte meg, hogy a felperes cégre vonatkozó korlátozások nem voltak arányosak mások jó hírnevének vagy jogaik védelmének megőrzésével szemben." calcext:value-type="string">
            <text:p>A Bíróság megállapította az Egyezmény 10. cikkének (szólásszabadság) sérelmét, amikor úgy ítélte meg, hogy a felperes cégre vonatkozó korlátozások nem voltak arányosak mások jó hírnevének vagy jogaik védelmének megőrzésével szemben.</text:p>
          </table:table-cell>
          <table:table-cell table:style-name="ce52" table:number-columns-repeated="1012"/>
          <table:table-cell table:number-columns-repeated="8"/>
        </table:table-row>
        <table:table-row table:style-name="ro26">
          <table:table-cell table:style-name="ce22" table:number-columns-repeated="2"/>
          <table:table-cell table:number-columns-repeated="2" table:style-name="ce53" office:value-type="string" calcext:value-type="string">
            <text:p><text:s text:c="23"/>&lt;/p&gt; <text:s text:c="22"/>&lt;p&gt; <text:s text:c="24"/>&lt;strong&gt;Judgement: &lt;/strong&gt; <text:s text:c="24"/>&lt;a href="http://hudoc.echr.coe.int/eng?i=001-145700"&gt;http://hudoc.echr.coe.int/eng?i=001-145700&lt;/a&gt; <text:s text:c="22"/>&lt;/p&gt; <text:s text:c="22"/>&lt;p&gt; <text:s text:c="24"/>&lt;strong&gt;Legal summaries and comments: &lt;/strong&gt; <text:s text:c="24"/>&lt;a href="http://hudoc.echr.coe.int/eng?i=002-9955"&gt;http://hudoc.echr.coe.int/eng?i=002-9955&lt;/a&gt; <text:s text:c="22"/>&lt;/p&gt; <text:s text:c="20"/>&lt;/div&gt; <text:s text:c="18"/>&lt;/div&gt; <text:s text:c="16"/>&lt;/div&gt; <text:s text:c="17"/>&lt;h4 class="azure largechar" data-unq="061"&gt;</text:p>
          </table:table-cell>
          <table:table-cell table:style-name="ce53" table:number-columns-repeated="1012"/>
          <table:table-cell table:number-columns-repeated="8"/>
        </table:table-row>
        <table:table-row table:style-name="ro10">
          <table:table-cell office:value-type="string" calcext:value-type="string">
            <text:p>061</text:p>
          </table:table-cell>
          <table:table-cell office:value-type="string" calcext:value-type="string">
            <text:p>70</text:p>
          </table:table-cell>
          <table:table-cell office:value-type="string" calcext:value-type="string">
            <text:p>&lt;i&gt;How&lt;/i&gt; should these limits be?</text:p>
          </table:table-cell>
          <table:table-cell office:value-type="string" calcext:value-type="string">
            <text:p>&lt;i&gt;Milyeneknek kell&lt;/i&gt; lennie ezeknek a korlátoknak?</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h4&gt;&lt;br&gt; <text:s text:c="17"/>&lt;ul&gt; <text:s text:c="18"/>&lt;li data-unq="062"&gt;</text:p>
          </table:table-cell>
          <table:table-cell table:style-name="ce53" table:number-columns-repeated="1012"/>
          <table:table-cell table:number-columns-repeated="8"/>
        </table:table-row>
        <table:table-row table:style-name="ro10">
          <table:table-cell office:value-type="string" calcext:value-type="string">
            <text:p>062</text:p>
          </table:table-cell>
          <table:table-cell office:value-type="string" calcext:value-type="string">
            <text:p>71</text:p>
          </table:table-cell>
          <table:table-cell office:value-type="string" calcext:value-type="string">
            <text:p>Provided by law</text:p>
          </table:table-cell>
          <table:table-cell office:value-type="string" calcext:value-type="string">
            <text:p>Törvényben rögzítettnek</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li&gt; <text:s text:c="18"/>&lt;li data-unq="063"&gt;</text:p>
          </table:table-cell>
          <table:table-cell table:style-name="ce53" table:number-columns-repeated="1012"/>
          <table:table-cell table:number-columns-repeated="8"/>
        </table:table-row>
        <table:table-row table:style-name="ro10">
          <table:table-cell office:value-type="string" calcext:value-type="string">
            <text:p>063</text:p>
          </table:table-cell>
          <table:table-cell office:value-type="string" calcext:value-type="string">
            <text:p>72</text:p>
          </table:table-cell>
          <table:table-cell office:value-type="string" calcext:value-type="string">
            <text:p>Pursue a legitimate aim (protect other rights or interests)</text:p>
          </table:table-cell>
          <table:table-cell office:value-type="string" calcext:value-type="string">
            <text:p>Egy legitim célt szolgálónak (más jogokat vagy érdekeket védőnek)</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li&gt; <text:s text:c="18"/>&lt;li data-unq="064"&gt;</text:p>
          </table:table-cell>
          <table:table-cell table:style-name="ce53" table:number-columns-repeated="1012"/>
          <table:table-cell table:number-columns-repeated="8"/>
        </table:table-row>
        <table:table-row table:style-name="ro28">
          <table:table-cell office:value-type="string" calcext:value-type="string">
            <text:p>064</text:p>
          </table:table-cell>
          <table:table-cell office:value-type="string" calcext:value-type="string">
            <text:p>73</text:p>
          </table:table-cell>
          <table:table-cell office:value-type="string" calcext:value-type="string">
            <text:p>Necessary in a democratic society (there has to exist a pressing social need)</text:p>
          </table:table-cell>
          <table:table-cell office:value-type="string" calcext:value-type="string">
            <text:p>Szükségesnek egy demokratikus társadalomban (léteznie kell egy nyomós társadalmi érdeknek)</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li&gt; <text:s text:c="18"/>&lt;li data-unq="065"&gt;</text:p>
          </table:table-cell>
          <table:table-cell table:style-name="ce53" table:number-columns-repeated="1012"/>
          <table:table-cell table:number-columns-repeated="8"/>
        </table:table-row>
        <table:table-row table:style-name="ro10">
          <table:table-cell office:value-type="string" calcext:value-type="string">
            <text:p>065</text:p>
          </table:table-cell>
          <table:table-cell office:value-type="string" calcext:value-type="string">
            <text:p>74</text:p>
          </table:table-cell>
          <table:table-cell office:value-type="string" calcext:value-type="string">
            <text:p>Proportional</text:p>
          </table:table-cell>
          <table:table-cell office:value-type="string" calcext:value-type="string">
            <text:p>Arányosnak</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li&gt; <text:s text:c="16"/>&lt;/ul&gt; <text:s text:c="17"/>&lt;p data-unq="066"&gt;</text:p>
          </table:table-cell>
          <table:table-cell table:style-name="ce53" table:number-columns-repeated="1012"/>
          <table:table-cell table:number-columns-repeated="8"/>
        </table:table-row>
        <table:table-row table:style-name="ro36">
          <table:table-cell office:value-type="string" calcext:value-type="string">
            <text:p>066</text:p>
          </table:table-cell>
          <table:table-cell office:value-type="string" calcext:value-type="string">
            <text:p>75</text:p>
          </table:table-cell>
          <table:table-cell office:value-type="string" calcext:value-type="string">
            <text:p>Expression can take various forms: spoken and written words, art works, films, theatre music, other performing arts or happenings, including the destruction of property, when such an act has a “speech” content (real-life examples would include the burning of the national flag, throwing a paint can on a statue). Refraining from expression is also a form of the right to freedom of expression (the right to be silent).</text:p>
          </table:table-cell>
          <table:table-cell office:value-type="string" calcext:value-type="string">
            <text:p>A vélemény kinyilvántása számos formát ölthet: kimondott és írott szavak, művészeti alkotások, film, színház, zene, egyéb alkalmazott művészetek vagy események, ide értve egyes tárgyak megsemmisítését, ha ennek a cselekménynek van "beszéd" tartalma (a valós életből vett példák magukban foglalják a nemzeti zászló elégetését, vagy festékesdoboz szoborra dobását). A véleménynyilvánítástól való tartózkodás szintén a véleménynyilvánítás szabadságának megnyilvánilása (a hallgatás joga).</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p&gt; <text:s text:c="17"/>&lt;p data-unq="067"&gt;</text:p>
          </table:table-cell>
          <table:table-cell table:style-name="ce53" table:number-columns-repeated="1012"/>
          <table:table-cell table:number-columns-repeated="8"/>
        </table:table-row>
        <table:table-row table:style-name="ro26">
          <table:table-cell office:value-type="string" calcext:value-type="string">
            <text:p>067</text:p>
          </table:table-cell>
          <table:table-cell office:value-type="string" calcext:value-type="string">
            <text:p>76</text:p>
          </table:table-cell>
          <table:table-cell office:value-type="string" calcext:value-type="string">
            <text:p>Freedom of expression encompasses a wide spectrum of communications, from political expression, to academic, artistic or commercial communication, each of these being afforded different levels of protection. Freedom of expression includes the right to access information, which in the case of journalists could mean being granted access in a public institution, including courts, or to a public document, including data of secret services. Whereas in the case of citizens, it could mean no censorship on access to information on the Internet.</text:p>
          </table:table-cell>
          <table:table-cell office:value-type="string" calcext:value-type="string">
            <text:p>A véleménynyilvánítás szabadása a kommunikáció széles spektrumát foglalja magában, a politikai véleménynyilvánítástól kezdve a tudományos, művészi és kereskedelmi kommunikációig: mindezek a védelem más-más szintjeiben részesülnek. A véleménynyilvánítás szabadsága magában foglalja az információhoz való hozzáférés jogát, ami újságírók esetében hozzáférést jelenthet közintézményekben, ide értve a bíróságokat, közérdekű dokumentumokhoz, például nemzetbiztonsági információkhoz. Míg polgárok esetében ez a cenzúra hiányát jelentheti az interneten elérhető adatokhoz való hozzáférés során.</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p&gt; <text:s text:c="17"/>&lt;p data-unq="068"&gt;</text:p>
          </table:table-cell>
          <table:table-cell table:style-name="ce53" table:number-columns-repeated="1012"/>
          <table:table-cell table:number-columns-repeated="8"/>
        </table:table-row>
        <table:table-row table:style-name="ro24">
          <table:table-cell office:value-type="string" calcext:value-type="string">
            <text:p>068</text:p>
          </table:table-cell>
          <table:table-cell office:value-type="string" calcext:value-type="string">
            <text:p>77</text:p>
          </table:table-cell>
          <table:table-cell office:value-type="string" calcext:value-type="string">
            <text:p>Expression can be communicated via various channels: print media, books, letters, posters, broadcasting channels, and – of course, in the past years - mostly via the Internet.</text:p>
          </table:table-cell>
          <table:table-cell office:value-type="string" calcext:value-type="string">
            <text:p>A véleményt kommunikálására számos csatorna áll rendelkezésre: nyomtatott média, könyvek, levelek, poszterek, távközlési csatornák és - természetesen az utóbbi években - főleg az internet.</text:p>
          </table:table-cell>
          <table:table-cell table:number-columns-repeated="1020"/>
        </table:table-row>
        <table:table-row table:style-name="ro24">
          <table:table-cell table:style-name="ce22" table:number-columns-repeated="2"/>
          <table:table-cell table:number-columns-repeated="2" table:style-name="ce53" office:value-type="string" calcext:value-type="string">
            <text:p>&lt;/p&gt; <text:s text:c="14"/>&lt;/article&gt; <text:s text:c="15"/>&lt;article class="section"&gt; <text:s text:c="17"/>&lt;h3&gt; <text:s text:c="18"/>&lt;span class="stepblue"&gt;1.3.&lt;/span&gt; <text:s text:c="18"/>&lt;span class="pinkish largechar" data-unq="069"&gt;</text:p>
          </table:table-cell>
          <table:table-cell table:style-name="ce53" table:number-columns-repeated="1012"/>
          <table:table-cell table:number-columns-repeated="8"/>
        </table:table-row>
        <table:table-row table:style-name="ro10">
          <table:table-cell office:value-type="string" calcext:value-type="string">
            <text:p>069</text:p>
          </table:table-cell>
          <table:table-cell office:value-type="string" calcext:value-type="string">
            <text:p>78</text:p>
          </table:table-cell>
          <table:table-cell office:value-type="string" calcext:value-type="string">
            <text:p>Freedom of expression as a fundamental right</text:p>
          </table:table-cell>
          <table:table-cell table:style-name="ce130" office:value-type="string" calcext:value-type="string">
            <text:p>A véleménynyilvánítás szabadsága mint alapvető jog</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span&gt; <text:s text:c="16"/>&lt;/h3&gt;&lt;br&gt; <text:s text:c="17"/>&lt;p data-unq="070"&gt;</text:p>
          </table:table-cell>
          <table:table-cell table:style-name="ce53" table:number-columns-repeated="1012"/>
          <table:table-cell table:number-columns-repeated="8"/>
        </table:table-row>
        <table:table-row table:style-name="ro28">
          <table:table-cell office:value-type="string" calcext:value-type="string">
            <text:p>070</text:p>
          </table:table-cell>
          <table:table-cell office:value-type="string" calcext:value-type="string">
            <text:p>79</text:p>
          </table:table-cell>
          <table:table-cell office:value-type="string" calcext:value-type="string">
            <text:p>As a fundamental human right, the right to freedom of expression is guaranteed by a number of relevant international law documents and treaties.</text:p>
          </table:table-cell>
          <table:table-cell office:value-type="string" calcext:value-type="string">
            <text:p>Számos nemzetközi jogi dokumentum és szerződés garantálja a véleménynyilvánítás szabadságát alapvető emberi jogként.</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p&gt; <text:s text:c="17"/>&lt;p data-unq="071"&gt;</text:p>
          </table:table-cell>
          <table:table-cell table:style-name="ce53" table:number-columns-repeated="1012"/>
          <table:table-cell table:number-columns-repeated="8"/>
        </table:table-row>
        <table:table-row table:style-name="ro3">
          <table:table-cell office:value-type="string" calcext:value-type="string">
            <text:p>071</text:p>
          </table:table-cell>
          <table:table-cell office:value-type="string" calcext:value-type="string">
            <text:p>80</text:p>
          </table:table-cell>
          <table:table-cell office:value-type="string" calcext:value-type="string">
            <text:p>The Universal Declaration of Human Rights adopted by the United Nations General Assembly in 1948 guarantees the right to freedom of speech in Article 19, and so does the International Covenant on Civil and Political Rights adopted by the same body in 1966; it guarantees this right, also under Article 19.</text:p>
          </table:table-cell>
          <table:table-cell office:value-type="string" calcext:value-type="string">
            <text:p>Az Egyesült Nemzetek Szervezetének Közgyűlése 1948-ban fogadta el az Emberi Jogok Egyetemes Nyilatkozatát, amely 19. cikkében garantálja a véleménynyilvánítás szabadságához való jogot. Az ugyenez testület által 1966-ban elfogadott Polgári és Politikai Jogok Nemzetközi Egyezségokmánya szintén biztosítja ezt a jogot, ugyancsak a 19. cikkében.</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p&gt; <text:s text:c="17"/>&lt;p data-unq="072"&gt;</text:p>
          </table:table-cell>
          <table:table-cell table:style-name="ce53" table:number-columns-repeated="1012"/>
          <table:table-cell table:number-columns-repeated="8"/>
        </table:table-row>
        <table:table-row table:style-name="ro25">
          <table:table-cell office:value-type="string" calcext:value-type="string">
            <text:p>072</text:p>
          </table:table-cell>
          <table:table-cell office:value-type="string" calcext:value-type="string">
            <text:p>81</text:p>
          </table:table-cell>
          <table:table-cell office:value-type="string" calcext:value-type="string">
            <text:p>The Charter of Fundamental Rights of the European Union was adopted in 2000 by the European Parliament, the Council of Ministers and the European Commission, and came into force in 2009, and it is considered the ‘Constitution’ of the European Union. It also safeguards the right to freedom of expression under its Article 11.</text:p>
          </table:table-cell>
          <table:table-cell office:value-type="string" calcext:value-type="string">
            <text:p>Az Európai Unió "alkotmányának" tartott Alapjogi Chartát 2000-ben fogadta el az Európai Parlament, a Miniszterek Tanácsa és az Európai Bizottság, majd 2009-ben lépett hatályba. Ez is biztosítja a véleménynyilvánítás szabadságát a 11. cikkében.</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p&gt; <text:s text:c="17"/>&lt;p data-unq="073"&gt;</text:p>
          </table:table-cell>
          <table:table-cell table:style-name="ce53" table:number-columns-repeated="1012"/>
          <table:table-cell table:number-columns-repeated="8"/>
        </table:table-row>
        <table:table-row table:style-name="ro37">
          <table:table-cell office:value-type="string" calcext:value-type="string">
            <text:p>073</text:p>
          </table:table-cell>
          <table:table-cell table:style-name="ce42" office:value-type="string" calcext:value-type="string">
            <text:p>82</text:p>
          </table:table-cell>
          <table:table-cell office:value-type="string" calcext:value-type="string">
            <text:p>Of special relevance is the European Convention on Human Rights (ECHR) of the Council of Europe, opened for signature in 1950 that has included freedom of expression in Article 10. It came into force in 1953 and was amended, during the years, by the adoption of 16 Protocols</text:p>
          </table:table-cell>
          <table:table-cell office:value-type="string" calcext:value-type="string">
            <text:p>Különös jelentősége van az Európa Tanács Emberi Jogok Európai Egyezményének (EJEE), amelyhez 1950 óta csatlakozhatnak államok, és amely 10. cikkében található a véleménynyilvánítás szabadságához való jog. 1953-ban lépett hatályba, és az évek során 16 kiegészítő jegyzőkönyvvel módosították. A kiegészítő jegyzőkönyvek némelyikét még nem fogadta el minden részes állam. Az Európa Tanács 47 tagállamában az Emberi Jogok Euórpai Bírósága felügyeli az Egyezmény végrehajtását.</text:p>
          </table:table-cell>
          <table:table-cell table:number-columns-repeated="1020"/>
        </table:table-row>
        <table:table-row table:style-name="ro28">
          <table:table-cell table:style-name="ce22"/>
          <table:table-cell table:style-name="ce13"/>
          <table:table-cell table:number-columns-repeated="2" table:style-name="ce48" office:value-type="string" calcext:value-type="string">
            <text:p>&lt;sup&gt;&lt;a href="http://www.echr.coe.int/Documents/Convention_ENG.pdf" data-toggle="tooltip" title="</text:p>
          </table:table-cell>
          <table:table-cell table:style-name="ce48" table:number-columns-repeated="1012"/>
          <table:table-cell table:number-columns-repeated="8"/>
        </table:table-row>
        <table:table-row table:style-name="ro28">
          <table:table-cell/>
          <table:table-cell table:style-name="ce42"/>
          <table:table-cell office:value-type="string" calcext:value-type="string">
            <text:p>See the full text online at <text:a xlink:href="http://www.echr.coe.int/Documents/Convention_ENG.pdf" xlink:type="simple">http://www.echr.coe.int/Documents/Convention_ENG.pdf</text:a></text:p>
          </table:table-cell>
          <table:table-cell office:value-type="string" calcext:value-type="string">
            <text:p>A teljes szöveg megtekinthető "on-line" -ban, cím: http://www.echr.coe.int/Documents/Convention_ENG.pdf <text:s/>címen</text:p>
          </table:table-cell>
          <table:table-cell table:number-columns-repeated="1020"/>
        </table:table-row>
        <table:table-row table:style-name="ro10">
          <table:table-cell table:style-name="ce22" table:number-columns-repeated="2"/>
          <table:table-cell table:number-columns-repeated="2" table:style-name="ce48" office:value-type="string" calcext:value-type="string">
            <text:p>"&gt;&lt;sup&gt;2&lt;/sup&gt;&lt;/a&gt;</text:p>
          </table:table-cell>
          <table:table-cell table:style-name="ce53" table:number-columns-repeated="1012"/>
          <table:table-cell table:number-columns-repeated="8"/>
        </table:table-row>
        <table:table-row table:style-name="ro24">
          <table:table-cell/>
          <table:table-cell table:style-name="ce42"/>
          <table:table-cell office:value-type="string" calcext:value-type="string">
            <text:p>. Some protocols to the Convention are not yet ratified by each country. The European Court of Human Rights is the body that oversees the implementation of the Convention in the 47 Council of Europe member states.</text:p>
          </table:table-cell>
          <table:table-cell office:value-type="string" calcext:value-type="string">
            <text:p><text:s/>jegyzőkönyv elfogadásával. Az egyezmény egyes jegyzőkönyveit még nem ratifikáltak egyes országok. Az Emberi Jogok Európai Bírósága az Európa Tanács 47 tagállamában az egyezmény végrehajtását felügyelő testület ellenőrzi.</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p&gt; <text:s text:c="17"/>&lt;p data-unq="074"&gt;</text:p>
          </table:table-cell>
          <table:table-cell table:style-name="ce53" table:number-columns-repeated="1012"/>
          <table:table-cell table:number-columns-repeated="8"/>
        </table:table-row>
        <table:table-row table:style-name="ro24">
          <table:table-cell office:value-type="string" calcext:value-type="string">
            <text:p>074</text:p>
          </table:table-cell>
          <table:table-cell office:value-type="string" calcext:value-type="string">
            <text:p>83</text:p>
          </table:table-cell>
          <table:table-cell office:value-type="string" calcext:value-type="string">
            <text:p>As the European Convention on Human Rights represents the main human rights instrument for the Council of Europe states, this brochure focuses mainly on the jurisprudence developed by the European Court of Human Rights.</text:p>
          </table:table-cell>
          <table:table-cell office:value-type="string" calcext:value-type="string">
            <text:p>Mivel az Európa Tanács részes államaiban az Emberi Jogok Európai Egyezménye a fő emberi jogi dokumentum, ezért ez a kiadvány elsősorban az Emberi Jogok Európai Bíróságának esetjogára koncentrál.</text:p>
          </table:table-cell>
          <table:table-cell table:number-columns-repeated="1020"/>
        </table:table-row>
        <table:table-row table:style-name="ro24">
          <table:table-cell table:style-name="ce22" table:number-columns-repeated="2"/>
          <table:table-cell table:number-columns-repeated="2" table:style-name="ce53" office:value-type="string" calcext:value-type="string">
            <text:p>&lt;/p&gt; <text:s text:c="17"/>&lt;img src="img/timeline.svg" alt="timeline" width="100%"&gt; <text:s text:c="17"/>&lt;div&gt; <text:s text:c="18"/>&lt;h4&gt; <text:s text:c="20"/>&lt;span class="azure largechar"&gt; <text:s text:c="22"/>&lt;strong&gt; <text:s text:c="24"/>&lt;i data-unq="075"&gt;</text:p>
          </table:table-cell>
          <table:table-cell table:style-name="ce53" table:number-columns-repeated="1012"/>
          <table:table-cell table:number-columns-repeated="8"/>
        </table:table-row>
        <table:table-row table:style-name="ro10">
          <table:table-cell office:value-type="string" calcext:value-type="string">
            <text:p>075</text:p>
          </table:table-cell>
          <table:table-cell office:value-type="string" calcext:value-type="string">
            <text:p>85</text:p>
          </table:table-cell>
          <table:table-cell office:value-type="string" calcext:value-type="string">
            <text:p>Article 10 of the European Convention on Human Rights</text:p>
          </table:table-cell>
          <table:table-cell office:value-type="string" calcext:value-type="string">
            <text:p>Az Emberi Jogok Európai Egyezményének 10. cikke</text:p>
          </table:table-cell>
          <table:table-cell table:number-columns-repeated="1020"/>
        </table:table-row>
        <table:table-row table:style-name="ro24">
          <table:table-cell table:style-name="ce22" table:number-columns-repeated="2"/>
          <table:table-cell table:number-columns-repeated="2" table:style-name="ce53" office:value-type="string" calcext:value-type="string">
            <text:p>&lt;/i&gt; <text:s text:c="22"/>&lt;/strong&gt; <text:s text:c="20"/>&lt;/span&gt; <text:s text:c="18"/>&lt;/h4&gt; <text:s text:c="18"/>&lt;h4&gt; <text:s text:c="20"/>&lt;span class="azure largechar"&gt; <text:s text:c="22"/>&lt;strong&gt; <text:s text:c="24"/>&lt;i data-unq="076"&gt;</text:p>
          </table:table-cell>
          <table:table-cell table:style-name="ce53" table:number-columns-repeated="1012"/>
          <table:table-cell table:number-columns-repeated="8"/>
        </table:table-row>
        <table:table-row table:style-name="ro10">
          <table:table-cell office:value-type="string" calcext:value-type="string">
            <text:p>076</text:p>
          </table:table-cell>
          <table:table-cell office:value-type="string" calcext:value-type="string">
            <text:p>86</text:p>
          </table:table-cell>
          <table:table-cell office:value-type="string" calcext:value-type="string">
            <text:p>Freedom of expression</text:p>
          </table:table-cell>
          <table:table-cell office:value-type="string" calcext:value-type="string">
            <text:p>Véleménynyilvánítás szabadsága</text:p>
          </table:table-cell>
          <table:table-cell table:number-columns-repeated="1020"/>
        </table:table-row>
        <table:table-row table:style-name="ro38">
          <table:table-cell table:style-name="ce22" table:number-columns-repeated="2"/>
          <table:table-cell table:number-columns-repeated="2" table:style-name="ce53" office:value-type="string" calcext:value-type="string">
            <text:p>&lt;/i&gt; <text:s text:c="22"/>&lt;/strong&gt; <text:s text:c="20"/>&lt;/span&gt; <text:s text:c="18"/>&lt;/h4&gt;&lt;br&gt; <text:s text:c="19"/>&lt;dl class="olpinkish"&gt; <text:s text:c="20"/>&lt;dt&gt;&lt;i&gt;1&lt;/i&gt;&lt;/dt&gt; <text:s text:c="20"/>&lt;dd&gt;&lt;i data-unq="077"&gt;</text:p>
          </table:table-cell>
          <table:table-cell table:style-name="ce53" table:number-columns-repeated="1012"/>
          <table:table-cell table:number-columns-repeated="8"/>
        </table:table-row>
        <table:table-row table:style-name="ro39">
          <table:table-cell office:value-type="string" calcext:value-type="string">
            <text:p>077</text:p>
          </table:table-cell>
          <table:table-cell office:value-type="string" calcext:value-type="string">
            <text:p>87</text:p>
          </table:table-cell>
          <table:table-cell office:value-type="string" calcext:value-type="string">
            <text:p>Everyone has the right to freedom of expression. This right shall include freedom to hold opinions and to receive and impart information and ideas without interference by public authority and regardless of frontiers. This Article shall not prevent States from requiring the licensing of broadcasting, television or cinema enterprises.</text:p>
          </table:table-cell>
          <table:table-cell table:style-name="ce131" office:value-type="string" calcext:value-type="string">
            <text:p>Mindenkinek joga van a véleménynyilvánítás szabadságához. Ez a jog magában foglalja a véleményalkotás szabadságát és az információk, eszmék megismerésének és közlésének szabadságát országhatárokra tekintet nélkül és anélkül, hogy ebbe hatósági szerv beavatkozhasson. Ez a Cikk nem akadályozza, hogy az államok a rádió-, televízió- vagy mozgókép vállalatok működését engedélyezéshez kössék.</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i&gt;&lt;/dd&gt; <text:s text:c="21"/>&lt;dt&gt;&lt;i&gt;2&lt;/i&gt;&lt;/dt&gt; <text:s text:c="20"/>&lt;dd&gt;&lt;i data-unq="078"&gt;</text:p>
          </table:table-cell>
          <table:table-cell table:style-name="ce53" table:number-columns-repeated="1012"/>
          <table:table-cell table:number-columns-repeated="8"/>
        </table:table-row>
        <table:table-row table:style-name="ro40">
          <table:table-cell office:value-type="string" calcext:value-type="string">
            <text:p>078</text:p>
          </table:table-cell>
          <table:table-cell office:value-type="string" calcext:value-type="string">
            <text:p>88</text:p>
          </table:table-cell>
          <table:table-cell office:value-type="string" calcext:value-type="string">
            <text:p>The exercise of these freedoms, since it carries with it duties and responsibilities, may be subject to such formalities, conditions, restrictions or penalties as are prescribed by law and are necessary in a democratic society, in the interests of national security, territorial integrity or public safety, for the prevention of disorder or crime, for the protection of health or morals, for the protection of the reputation or rights of others, for preventing the disclosure of information received in confidence, or for maintaining the authority and impartiality of the judiciary</text:p>
          </table:table-cell>
          <table:table-cell office:value-type="string" calcext:value-type="string">
            <text:p>E kötelezettségekkel és felelősséggel együttjáró szabadságok gyakorlása a törvényben meghatározott, olyan alakszerűségeknek, feltételeknek, korlátozásoknak vagy szankcióknak vethető alá, amelyek szükséges intézkedéseknek minősülnek egy demokratikus társadalomban a nemzetbiztonság, a területi sértetlenség, a közbiztonság, a zavargás vagy bűnözés megelőzése, a közegészség vagy az erkölcsök védelme, mások jó hírneve vagy jogai védelme, a bizalmas értesülés közlésének megakadályozása, vagy a bíróságok tekintélyének és pártatlanságának fenntartása céljából.</text:p>
          </table:table-cell>
          <table:table-cell table:number-columns-repeated="1020"/>
        </table:table-row>
        <table:table-row table:style-name="ro25">
          <table:table-cell table:style-name="ce22" table:number-columns-repeated="2"/>
          <table:table-cell table:number-columns-repeated="2" table:style-name="ce53" office:value-type="string" calcext:value-type="string">
            <text:p>&lt;/i&gt;.&lt;/dd&gt; <text:s text:c="18"/>&lt;/dl&gt; <text:s text:c="16"/>&lt;/div&gt; <text:s text:c="15"/>&lt;/article&gt; <text:s text:c="15"/>&lt;article class="section"&gt; <text:s text:c="17"/>&lt;h3 id="howToUnderThBro"&gt; <text:s text:c="18"/>&lt;span class="stepblue"&gt;1.4.&lt;/span&gt; <text:s text:c="18"/>&lt;span class="pinkish largechar" data-unq="079"&gt;</text:p>
          </table:table-cell>
          <table:table-cell table:style-name="ce53" table:number-columns-repeated="1012"/>
          <table:table-cell table:number-columns-repeated="8"/>
        </table:table-row>
        <table:table-row table:style-name="ro10">
          <table:table-cell office:value-type="string" calcext:value-type="string">
            <text:p>079</text:p>
          </table:table-cell>
          <table:table-cell office:value-type="string" calcext:value-type="string">
            <text:p>90</text:p>
          </table:table-cell>
          <table:table-cell office:value-type="string" calcext:value-type="string">
            <text:p>How to understand this brochure</text:p>
          </table:table-cell>
          <table:table-cell office:value-type="string" calcext:value-type="string">
            <text:p>Hogyan kell értelmezni ezt a kiadványt?</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span&gt; <text:s text:c="16"/>&lt;/h3&gt;&lt;br&gt; <text:s text:c="17"/>&lt;p data-unq="080"&gt;</text:p>
          </table:table-cell>
          <table:table-cell table:style-name="ce53" table:number-columns-repeated="1012"/>
          <table:table-cell table:number-columns-repeated="8"/>
        </table:table-row>
        <table:table-row table:style-name="ro25">
          <table:table-cell office:value-type="string" calcext:value-type="string">
            <text:p>080</text:p>
          </table:table-cell>
          <table:table-cell office:value-type="string" calcext:value-type="string">
            <text:p>91</text:p>
          </table:table-cell>
          <table:table-cell office:value-type="string" calcext:value-type="string">
            <text:p>The scope of the right to freedom of expression is based on changing philosophical, political and legal concepts. It has to be analyzed bringing in the specific geographical, legal, and social contexts. Most of the times it involves a balancing exercise with other rights and fundamental values.</text:p>
          </table:table-cell>
          <table:table-cell office:value-type="string" calcext:value-type="string">
            <text:p>A véleménynyilvánítás szabadságának terjedelme folyamatosan változó filozófiai, politikai és jogi elveken alapszik. Az elemzéséhez figyelembe kell venni a különleges földrajzi, jogi és társadalmi környezetet. A legtöbb esetben más jogokat és alapvető értékeket is mérlegre kell tenni.</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p&gt; <text:s text:c="17"/>&lt;p data-unq="081"&gt;</text:p>
          </table:table-cell>
          <table:table-cell table:style-name="ce53" table:number-columns-repeated="1012"/>
          <table:table-cell table:number-columns-repeated="8"/>
        </table:table-row>
        <table:table-row table:style-name="ro40">
          <table:table-cell office:value-type="string" calcext:value-type="string">
            <text:p>081</text:p>
          </table:table-cell>
          <table:table-cell office:value-type="string" calcext:value-type="string">
            <text:p>92</text:p>
          </table:table-cell>
          <table:table-cell office:value-type="string" calcext:value-type="string">
            <text:p>Therefore, the cases presented in this brochure should only be given a reference value. Such jurisprudence as that of the ECtHR is ever-changing, and sometimes conflicting in itself. It can even be sometimes left to criticism as it results every now and then in disappointing outcomes for those who promote the fundamental rights to freedom of expression and access to information. Moreover, the technical developments of the Internet might change certain assumptions that we have today and that could be included in future decisions.</text:p>
          </table:table-cell>
          <table:table-cell office:value-type="string" calcext:value-type="string">
            <text:p>Éppen ezért a jelen kiadványban bemutatott esetek csak kiindulási pontként szolgálnak. Az EJEB-éhez hasonló esetjog folyamatosan változik, néha önelletmondóan. Néha bizony kiritkát is érdemel, hiszen időről-időre kiábrándító döntéseket szül a véleményszabadság és az információszabadság alapjogait hirdetők számára. Mi több, az internet technikai fejlődése átalakíthatja a jelenlegi elképzeléseinket, és ez megmutatkozhat a jövő döntéseiben.</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p&gt; <text:s text:c="17"/>&lt;p data-unq="082"&gt;</text:p>
          </table:table-cell>
          <table:table-cell table:style-name="ce53" table:number-columns-repeated="1012"/>
          <table:table-cell table:number-columns-repeated="8"/>
        </table:table-row>
        <table:table-row table:style-name="ro24">
          <table:table-cell office:value-type="string" calcext:value-type="string">
            <text:p>082</text:p>
          </table:table-cell>
          <table:table-cell office:value-type="string" calcext:value-type="string">
            <text:p>93</text:p>
          </table:table-cell>
          <table:table-cell office:value-type="string" calcext:value-type="string">
            <text:p>Nevertheless, such jurisprudence as that of ECtHR can be visionary many times, and it has the important value of promoting the basic standards in legally granting the rights to freedom of expression and access to information.</text:p>
          </table:table-cell>
          <table:table-cell office:value-type="string" calcext:value-type="string">
            <text:p>Mindazonáltal az EJEB-éhez hasonló esetjog sok esetben előremutató, és fontos értéke, hogy jogilag biztosítja a véleményszabadság és az információhoz való hozzáférés jogát.</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p&gt; <text:s text:c="17"/>&lt;p data-unq="083"&gt;</text:p>
          </table:table-cell>
          <table:table-cell table:style-name="ce53" table:number-columns-repeated="1012"/>
          <table:table-cell table:number-columns-repeated="8"/>
        </table:table-row>
        <table:table-row table:style-name="ro40">
          <table:table-cell office:value-type="string" calcext:value-type="string">
            <text:p>083</text:p>
          </table:table-cell>
          <table:table-cell office:value-type="string" calcext:value-type="string">
            <text:p>94</text:p>
          </table:table-cell>
          <table:table-cell office:value-type="string" calcext:value-type="string">
            <text:p>The distillation of the entire ECtHR current jurisprudence comes at a cost that it is well worth pointing. First of all, the information in this brochure may not constitute in any case legal advice. Second, the editors of the brochure had to limit the information to be presented, a choice that for certain legal professionals might be a shortcoming. Also, the selection of the domains and cases forced us to leave certain important aspects covered very briefly – such as the issues of “hate speech” or “protection of journalistic sources”.</text:p>
          </table:table-cell>
          <table:table-cell office:value-type="string" calcext:value-type="string">
            <text:p>Az EJEB teljes aktuális esetjogának kivonatolása olyan következményekkel jár, amelyeket érdemes rögzíteni. Egyrészt, a jelen kiadványban található információ sosem minősül jogi tanácsnak. Másrészt a kiadvány szerkesztőinek le kellett határolniuk a bemutatott ismereteket, amely bizonyos jogászok számára hiányérzetet kelthet. Továbbá a témák és az ügyek kiválasztása arra kényszerített bennünket, hogy bizonyos fontos szempontokat csak érintőlegesen tárgyaljunk - ilyen volt például a gyűlöletbeszéd vagy az újságírói források védelme.</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p&gt; <text:s text:c="17"/>&lt;p data-unq="084"&gt;</text:p>
          </table:table-cell>
          <table:table-cell table:style-name="ce53" table:number-columns-repeated="1012"/>
          <table:table-cell table:number-columns-repeated="8"/>
        </table:table-row>
        <table:table-row table:style-name="ro41">
          <table:table-cell office:value-type="string" calcext:value-type="string">
            <text:p>084</text:p>
          </table:table-cell>
          <table:table-cell office:value-type="string" calcext:value-type="string">
            <text:p>95</text:p>
          </table:table-cell>
          <table:table-cell office:value-type="string" calcext:value-type="string">
            <text:p>In order to simplify the text in the brochure version, certain quotes have been stripped down from internal references to other ECtHR cases or documents. Also, the name of the case is indicated at a minimum, as “Name of plaintiffs v. Country, year”. The cases decided by the Grand Chamber are marked as such. All the bolding of the text in the quotes belongs to the editors in order to highlight the main keywords relevant for the reader. Footnote text references are included at the end of the brochure.</text:p>
          </table:table-cell>
          <table:table-cell office:value-type="string" calcext:value-type="string">
            <text:p/>
            <text:p>Azért, hogy leegyszerűsítsük a kiadvány szövegét, egyes idézetekből elhagytuk a belső hivatkozásokat más EJEB döntésekre vagy dokumentumokra. Az ügyek elnevezését szintén a minimumra szorítottuk: "panaszosok neve kontra ország, év". A Nagykamara által eldöntött ügyeket külön jelöltük. Az idézetek szövegében minden vastagott szedett formázás a szerkesztőktől származik, céljuk az olvasó számára releváns kulcsszavak kiemelése.</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p&gt; <text:s text:c="17"/>&lt;p data-unq="085"&gt;</text:p>
          </table:table-cell>
          <table:table-cell table:style-name="ce53" table:number-columns-repeated="1012"/>
          <table:table-cell table:number-columns-repeated="8"/>
        </table:table-row>
        <table:table-row table:style-name="ro30">
          <table:table-cell office:value-type="string" calcext:value-type="string">
            <text:p>085</text:p>
          </table:table-cell>
          <table:table-cell office:value-type="string" calcext:value-type="string">
            <text:p>96</text:p>
          </table:table-cell>
          <table:table-cell office:value-type="string" calcext:value-type="string">
            <text:p>More details are included in the web version, available at &lt;a href="https://cases.internetfreedom.blog"&gt;https://cases.internetfreedom.blog&lt;/a&gt;, that includes a short summary of each case, and links to the actual text of the judgement/decision or to legal summaries.</text:p>
          </table:table-cell>
          <table:table-cell table:style-name="ce127" office:value-type="string" calcext:value-type="string">
            <text:p><text:span text:style-name="T3">Az online verzióban további részletek olvashatóak, amely a </text:span><text:span text:style-name="T4">&lt;a href="</text:span><text:span text:style-name="T4"><text:a xlink:href="https://cases.internetfreedom.blog/" xlink:type="simple">https://cases.internetfreedom.blog</text:a></text:span><text:span text:style-name="T4">"&gt;https://cases.internetfreedom.blog&lt;/a&gt;</text:span> címen érhető el, és minden ügy rövid összefoglalóját tartalmazza, továbbá az ítéletek/döntések teljes szövegére vagy jogi összefoglalójára mutató linket is.</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p&gt; <text:s text:c="17"/>&lt;p data-unq="086"&gt;</text:p>
          </table:table-cell>
          <table:table-cell table:style-name="ce53" table:number-columns-repeated="1012"/>
          <table:table-cell table:number-columns-repeated="8"/>
        </table:table-row>
        <table:table-row table:style-name="ro3">
          <table:table-cell office:value-type="string" calcext:value-type="string">
            <text:p>086</text:p>
          </table:table-cell>
          <table:table-cell office:value-type="string" calcext:value-type="string">
            <text:p>97</text:p>
          </table:table-cell>
          <table:table-cell office:value-type="string" calcext:value-type="string">
            <text:p>We would also have to acknowledge that our work has been helped not only by the fact that all information related to the case-law of the ECtHR is publicly available on the Internet, but also due to the existence of various other projects and publications – all available online - that have systematized or analyzed in more detail a lot of the ECtHR jurisprudence related (also to) Article 10.</text:p>
          </table:table-cell>
          <table:table-cell office:value-type="string" calcext:value-type="string">
            <text:p>El kell ismernünk továbbá azt a segítséget, amelyet a munkánkhoz nyújtott az EJEB esetjogával kapcsoaltos információ széleskörű internetes elérhetősége, továbbá számos más - online szintén elérhető - projekt és kiadvány, amelyek jóval részletesebben rendszerezték és elemezték az EJEB 10. cikkhez (is) kapcsolódó esetjogának jelentős részét.</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p&gt; <text:s text:c="17"/>&lt;p data-unq="087"&gt;</text:p>
          </table:table-cell>
          <table:table-cell table:style-name="ce53" table:number-columns-repeated="1012"/>
          <table:table-cell table:number-columns-repeated="8"/>
        </table:table-row>
        <table:table-row table:style-name="ro34">
          <table:table-cell office:value-type="string" calcext:value-type="string">
            <text:p>087</text:p>
          </table:table-cell>
          <table:table-cell office:value-type="string" calcext:value-type="string">
            <text:p>98</text:p>
          </table:table-cell>
          <table:table-cell office:value-type="string" calcext:value-type="string">
            <text:p>We list here the most important ones, especially for users that might like or need to go into more detail on certain specificities of freedom of expression:</text:p>
          </table:table-cell>
          <table:table-cell table:style-name="ce127" office:value-type="string" calcext:value-type="string">
            <text:p>Itt közöljük ezek közül a legfontosabbakat, főleg olyan felhasználóknak, akik számára a véleményszabadság egyes részleteinek mélyebb megismerése érdekes vagy szükséges:</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p&gt; <text:s text:c="17"/>&lt;ul&gt; <text:s text:c="18"/>&lt;li data-unq="088"&gt;</text:p>
          </table:table-cell>
          <table:table-cell table:style-name="ce53" table:number-columns-repeated="1012"/>
          <table:table-cell table:number-columns-repeated="8"/>
        </table:table-row>
        <table:table-row table:style-name="ro28">
          <table:table-cell office:value-type="string" calcext:value-type="string">
            <text:p>088</text:p>
          </table:table-cell>
          <table:table-cell table:style-name="ce42" office:value-type="string" calcext:value-type="string">
            <text:p>99</text:p>
          </table:table-cell>
          <table:table-cell office:value-type="string" calcext:value-type="string">
            <text:p>The factsheets by theme on the Court’s case-law and pending cases compiled by the Press Service of the Court</text:p>
          </table:table-cell>
          <table:table-cell office:value-type="string" calcext:value-type="string">
            <text:p>Az EJEB tematikus összefoglalói a bíróság esetjogáról és a bíróság előtt folyamatban lévő ügyekről, amelyet a bíróság sajtóosztálya állít össze</text:p>
          </table:table-cell>
          <table:table-cell table:number-columns-repeated="1020"/>
        </table:table-row>
        <table:table-row table:style-name="ro28">
          <table:table-cell table:style-name="ce22" table:number-columns-repeated="2"/>
          <table:table-cell table:number-columns-repeated="2" table:style-name="ce53" office:value-type="string" calcext:value-type="string">
            <text:p>&lt;sup&gt;&lt;a href="http://www.echr.coe.int/Pages/home.aspx?p=press/factsheets" data-toggle="tooltip" title="</text:p>
          </table:table-cell>
          <table:table-cell table:style-name="ce53" table:number-columns-repeated="1012"/>
          <table:table-cell table:number-columns-repeated="8"/>
        </table:table-row>
        <table:table-row table:style-name="ro28">
          <table:table-cell/>
          <table:table-cell table:style-name="ce42"/>
          <table:table-cell table:style-name="ce7" office:value-type="string" calcext:value-type="string">
            <text:p>All factsheets are available at http://www.echr.coe.int/Pages/home.aspx?p=press/factsheets</text:p>
          </table:table-cell>
          <table:table-cell office:value-type="string" calcext:value-type="string">
            <text:p>Összes tudnivaló elérhető <text:s/>a <text:s/>http://www.echr.coe.int/Pages/home.aspx?p=press/factsheets <text:s/>címen</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gt;3&lt;/a&gt;&lt;/sup&gt;&lt;/li&gt; <text:s text:c="19"/>&lt;li data-unq="089"&gt;</text:p>
          </table:table-cell>
          <table:table-cell table:style-name="ce53" table:number-columns-repeated="1012"/>
          <table:table-cell table:number-columns-repeated="8"/>
        </table:table-row>
        <table:table-row table:style-name="ro25">
          <table:table-cell office:value-type="string" calcext:value-type="string">
            <text:p>089</text:p>
          </table:table-cell>
          <table:table-cell table:style-name="ce42" office:value-type="string" calcext:value-type="string">
            <text:p>100</text:p>
          </table:table-cell>
          <table:table-cell office:value-type="string" calcext:value-type="string">
            <text:p>Fundamental Rights Agency – Case-law Database provides a compilation of Court of Justice of the European Union (CJEU) and European Court of Human Rights (ECtHR) case-law with direct references to the Charter of Fundamental Rights of the European Union</text:p>
          </table:table-cell>
          <table:table-cell office:value-type="string" calcext:value-type="string">
            <text:p>Az EU Alapjogi Ügynökségének Esetjogi Adatbázisa az Európai Bíróság (EUiB) és az Emberi Jogok Európai Bírósága (EJEB) esetjogából merítő összállítás, közvetlen hivatkozásokkal az Európai Unió Alapjogi Chartájára</text:p>
          </table:table-cell>
          <table:table-cell table:number-columns-repeated="1020"/>
        </table:table-row>
        <table:table-row table:style-name="ro10">
          <table:table-cell table:style-name="ce22" table:number-columns-repeated="2"/>
          <table:table-cell table:number-columns-repeated="2" table:style-name="ce59" office:value-type="string" calcext:value-type="string">
            <text:p>&lt;sup&gt;&lt;a href="htt://fra.europa.eu/en/case-law-database" <text:s/>data-toggle="tooltip" title="</text:p>
          </table:table-cell>
          <table:table-cell table:style-name="ce53" table:number-columns-repeated="1012"/>
          <table:table-cell table:number-columns-repeated="8"/>
        </table:table-row>
        <table:table-row table:style-name="ro10">
          <table:table-cell/>
          <table:table-cell table:style-name="ce42"/>
          <table:table-cell table:style-name="ce7" office:value-type="string" calcext:value-type="string">
            <text:p>The database is available at http://fra.europa.eu/en/case-law-database</text:p>
          </table:table-cell>
          <table:table-cell office:value-type="string" calcext:value-type="string">
            <text:p>Az adatbázis elérhető, a <text:s/>http://fra.europa.eu/en/case-law-database <text:s text:c="2"/>címen</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gt;4&lt;/a&gt;&lt;/sup&gt;&lt;/li&gt; <text:s text:c="19"/>&lt;li data-unq="090"&gt;</text:p>
          </table:table-cell>
          <table:table-cell table:style-name="ce53" table:number-columns-repeated="1012"/>
          <table:table-cell table:number-columns-repeated="8"/>
        </table:table-row>
        <table:table-row table:style-name="ro10">
          <table:table-cell office:value-type="string" calcext:value-type="string">
            <text:p>090</text:p>
          </table:table-cell>
          <table:table-cell table:style-name="ce42" office:value-type="string" calcext:value-type="string">
            <text:p>101</text:p>
          </table:table-cell>
          <table:table-cell office:value-type="string" calcext:value-type="string">
            <text:p>Internet: case-law of the European Court of Human Rights (2015)</text:p>
          </table:table-cell>
          <table:table-cell office:value-type="string" calcext:value-type="string">
            <text:p>Internet: az Emberi Jogok Európai Bíróságának esetjoga (2015)</text:p>
          </table:table-cell>
          <table:table-cell table:number-columns-repeated="1020"/>
        </table:table-row>
        <table:table-row table:style-name="ro28">
          <table:table-cell table:style-name="ce22" table:number-columns-repeated="2"/>
          <table:table-cell table:number-columns-repeated="2" table:style-name="ce53" office:value-type="string" calcext:value-type="string">
            <text:p>&lt;sup&gt;&lt;a href="ht //www.echr.coe.int/Documents/Research_report_internet_ENG.pdf" <text:s text:c="2"/>data-toggle="tooltip" title="</text:p>
          </table:table-cell>
          <table:table-cell table:style-name="ce53" table:number-columns-repeated="1012"/>
          <table:table-cell table:number-columns-repeated="8"/>
        </table:table-row>
        <table:table-row table:style-name="ro33">
          <table:table-cell/>
          <table:table-cell table:style-name="ce42"/>
          <table:table-cell table:style-name="ce7" office:value-type="string" calcext:value-type="string">
            <text:p>Available at http://www.echr.coe.int/Documents/Research_report_internet_ENG.pdf</text:p>
          </table:table-cell>
          <table:table-cell office:value-type="string" calcext:value-type="string">
            <text:p>Elérhető : http://www.echr.coe.int/Documents/Research_report_internet_ENG.pdf <text:s/>címen</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gt;5&lt;/a&gt;&lt;/sup&gt;&lt;/li&gt; <text:s text:c="19"/>&lt;li data-unq="091"&gt;</text:p>
          </table:table-cell>
          <table:table-cell table:style-name="ce53" table:number-columns-repeated="1012"/>
          <table:table-cell table:number-columns-repeated="8"/>
        </table:table-row>
        <table:table-row table:style-name="ro25">
          <table:table-cell office:value-type="string" calcext:value-type="string">
            <text:p>091</text:p>
          </table:table-cell>
          <table:table-cell table:style-name="ce42" office:value-type="string" calcext:value-type="string">
            <text:p>102</text:p>
          </table:table-cell>
          <table:table-cell office:value-type="string" calcext:value-type="string">
            <text:p>Freedom of expression in Europe Case-law concerning Article 10 of the European Convention on Human Rights (2007)&lt;sup&gt;&lt;a href="http://www.echr.coe.int/LibraryDocs/DG2/HRFILES/DG2-EN-HRFILES-18(2007).pdf"&gt;6&lt;/a&gt;&lt;/sup&gt;</text:p>
          </table:table-cell>
          <table:table-cell office:value-type="string" calcext:value-type="string">
            <text:p>Szólásszabadság Európában -Emberi Jogok Európai Egyezményének 10. cikkére vonatkozó ítélkezési gyakorlat (2007)&lt;sup&gt;&lt;a href="http://www.echr.coe.int/LibraryDocs/DG2/HRFILES/DG2-EN-HRFILES-18(2007).pdf"&gt;6&lt;/a&gt;&lt;/sup&gt;</text:p>
          </table:table-cell>
          <table:table-cell table:number-columns-repeated="1020"/>
        </table:table-row>
        <table:table-row table:style-name="ro28">
          <table:table-cell table:style-name="ce22" table:number-columns-repeated="2"/>
          <table:table-cell table:number-columns-repeated="2" table:style-name="ce53" office:value-type="string" calcext:value-type="string">
            <text:p>&lt;sup&gt;&lt;a href="http://www.echr.coe.int/LibraryDocs/DG2/HRFILES/DG2-EN-HRFILES-18(2007).pdf" <text:s/>data-toggle="tooltip" title="</text:p>
          </table:table-cell>
          <table:table-cell table:style-name="ce53" table:number-columns-repeated="1012"/>
          <table:table-cell table:number-columns-repeated="8"/>
        </table:table-row>
        <table:table-row table:style-name="ro28">
          <table:table-cell/>
          <table:table-cell table:style-name="ce42"/>
          <table:table-cell table:style-name="ce7" office:value-type="string" calcext:value-type="string">
            <text:p>Text available at http://www.echr.coe.int/LibraryDocs/DG2/HRFILES/DG2-EN-HRFILES-18(2007).pdf</text:p>
          </table:table-cell>
          <table:table-cell office:value-type="string" calcext:value-type="string">
            <text:p>A szöveg elérhető <text:s/>a <text:s/>http://www.echr.coe.int/LibraryDocs/DG2/HRFILES/DG2-EN-HRFILES-18(2007).pdf <text:s/>címen</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f"&gt;6&lt;/a&gt;&lt;/sup&gt;&lt;/li&gt; <text:s text:c="19"/>&lt;li data-unq="092"&gt;</text:p>
          </table:table-cell>
          <table:table-cell table:style-name="ce53" table:number-columns-repeated="1012"/>
          <table:table-cell table:number-columns-repeated="8"/>
        </table:table-row>
        <table:table-row table:style-name="ro28">
          <table:table-cell office:value-type="string" calcext:value-type="string">
            <text:p>092</text:p>
          </table:table-cell>
          <table:table-cell table:style-name="ce42" office:value-type="string" calcext:value-type="string">
            <text:p>103</text:p>
          </table:table-cell>
          <table:table-cell office:value-type="string" calcext:value-type="string">
            <text:p>Freedom of Expression, the Media and Journalists. Case-law of the European Court of Human Rights – published by the European Audiovisual Observatory (2015)</text:p>
          </table:table-cell>
          <table:table-cell office:value-type="string" calcext:value-type="string">
            <text:p>A Véleménynyilvánítás Szabadsága, a Média és az Újságírók. Az Emberi Jogok Európai Bíróságának ítélkezési gyakorlata - az Európai Audiovizuális Megfigyelő Intézet (2015)</text:p>
          </table:table-cell>
          <table:table-cell table:number-columns-repeated="1020"/>
        </table:table-row>
        <table:table-row table:style-name="ro36">
          <table:table-cell table:style-name="ce22" table:number-columns-repeated="2"/>
          <table:table-cell table:number-columns-repeated="2" table:style-name="ce53" office:value-type="string" calcext:value-type="string">
            <text:p>&lt;sup&gt;&lt;a href="http://www.obs.coe.int/documents/205595/2667238/IRIS+Themes+-+Vol+III++-+Ed+2015+EN.pdf/2f3d578d-2e05-442f-8326-917beab7626d#%5B%7B%22num%22%3A98%2C%22gen%22%3A0%7D%2C%7B%22name%22%3A%22XYZ%22%7D%2C69%2C720%2C0%5D" <text:s/>data-toggle="tooltip" title="</text:p>
          </table:table-cell>
          <table:table-cell table:style-name="ce53" table:number-columns-repeated="1012"/>
          <table:table-cell table:number-columns-repeated="8"/>
        </table:table-row>
        <table:table-row table:style-name="ro30">
          <table:table-cell/>
          <table:table-cell table:style-name="ce42"/>
          <table:table-cell table:style-name="ce7" office:value-type="string" calcext:value-type="string">
            <text:p>Available at http://www.obs.coe.int/documents/205595/2667238/IRIS+Themes+-+Vol+III++-+Ed+2015+EN.pdf/2f3d578d-2e05-442f-8326-917beab7626d#%5B%7B%22num%22%3A98%2C%22gen%22%3A0%7D%2C%7B%22name%22%3A%22XYZ%22%7D%2C69%2C720%2C0%5D</text:p>
          </table:table-cell>
          <table:table-cell office:value-type="string" calcext:value-type="string">
            <text:p>Elérhető az alábbi címen: <text:s text:c="2"/>http://www.obs.coe.int/documents/205595/2667238/IRIS+Themes+-+Vol+III+++++++++++++01+++++++.pdf/2f3d578d-2e05-442f-8326-917beab7626d#%5B % 7B% 22num% 22% 3A98% 2C% 22gen% 22% 3A0% 7D% 2C% 7B% 22name% 22% 3A% 22XYZ% 22% 7D% 2C69% 2C720% 2C0% 5D</text:p>
          </table:table-cell>
          <table:table-cell table:number-columns-repeated="1020"/>
        </table:table-row>
        <table:table-row table:style-name="ro10">
          <table:table-cell table:style-name="ce13" table:number-columns-repeated="2"/>
          <table:table-cell table:number-columns-repeated="2" table:style-name="ce48" office:value-type="string" calcext:value-type="string">
            <text:p>"&gt;7&lt;/a&gt;&lt;/sup&gt;&lt;/li&gt; <text:s text:c="19"/>&lt;li data-unq="093"&gt;</text:p>
          </table:table-cell>
          <table:table-cell table:style-name="ce48" table:number-columns-repeated="1012"/>
          <table:table-cell table:number-columns-repeated="8"/>
        </table:table-row>
        <table:table-row table:style-name="ro28">
          <table:table-cell office:value-type="string" calcext:value-type="string">
            <text:p>093</text:p>
          </table:table-cell>
          <table:table-cell table:style-name="ce42" office:value-type="string" calcext:value-type="string">
            <text:p>104</text:p>
          </table:table-cell>
          <table:table-cell office:value-type="string" calcext:value-type="string">
            <text:p>A guide to the implementation of Article 10 of the European Convention on Human Rights – (2004)</text:p>
          </table:table-cell>
          <table:table-cell office:value-type="string" calcext:value-type="string">
            <text:p>Útmutató az Emberi Jogok Európai Egyezménye 10. cikkének végrehajtásához – (2004)</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sup&gt;&lt;a href="https://rm.coe.int/168007ff48" data-toggle="tooltip" title="</text:p>
          </table:table-cell>
          <table:table-cell table:style-name="ce53" table:number-columns-repeated="1012"/>
          <table:table-cell table:number-columns-repeated="8"/>
        </table:table-row>
        <table:table-row table:style-name="ro10">
          <table:table-cell/>
          <table:table-cell table:style-name="ce42"/>
          <table:table-cell table:style-name="ce7" office:value-type="string" calcext:value-type="string">
            <text:p>Text available at https://rm.coe.int/168007ff48</text:p>
          </table:table-cell>
          <table:table-cell office:value-type="string" calcext:value-type="string">
            <text:p>A szöveg elérhető a https://rm.coe.int/168007ff48 címen</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gt;8&lt;/a&gt;&lt;/sup&gt;&lt;/li&gt; <text:s text:c="19"/>&lt;li data-unq="094"&gt;</text:p>
          </table:table-cell>
          <table:table-cell table:style-name="ce53" table:number-columns-repeated="1012"/>
          <table:table-cell table:number-columns-repeated="8"/>
        </table:table-row>
        <table:table-row table:style-name="ro28">
          <table:table-cell office:value-type="string" calcext:value-type="string">
            <text:p>094</text:p>
          </table:table-cell>
          <table:table-cell table:style-name="ce42" office:value-type="string" calcext:value-type="string">
            <text:p>105</text:p>
          </table:table-cell>
          <table:table-cell office:value-type="string" calcext:value-type="string">
            <text:p>Freedom of expression and defamation - A study of the case-law of the European Court of Human Rights (2016)</text:p>
          </table:table-cell>
          <table:table-cell office:value-type="string" calcext:value-type="string">
            <text:p>A véleménynyilvánítás és a rágalmazás szabadsága - Az Emberi Jogok Európai Bíróságának ítélkezési gyakorlatáról szóló tanulmány (2016)</text:p>
          </table:table-cell>
          <table:table-cell table:number-columns-repeated="1020"/>
        </table:table-row>
        <table:table-row table:style-name="ro10">
          <table:table-cell table:style-name="ce13" table:number-columns-repeated="2"/>
          <table:table-cell table:number-columns-repeated="2" table:style-name="ce48" office:value-type="string" calcext:value-type="string">
            <text:p>&lt;sup&gt;&lt;a href="https://rm.coe.int/16806ac95b” <text:s/>data-toggle="tooltip" title="</text:p>
          </table:table-cell>
          <table:table-cell table:style-name="ce48" table:number-columns-repeated="1012"/>
          <table:table-cell table:number-columns-repeated="8"/>
        </table:table-row>
        <table:table-row table:style-name="ro10">
          <table:table-cell/>
          <table:table-cell table:style-name="ce42"/>
          <table:table-cell table:style-name="ce7" office:value-type="string" calcext:value-type="string">
            <text:p>Text available at https://rm.coe.int/16806ac95b</text:p>
          </table:table-cell>
          <table:table-cell office:value-type="string" calcext:value-type="string">
            <text:p>A szöveg elérhető a https://rm.coe.int/16806ac95b címen</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gt;9&lt;/a&gt;&lt;/sup&gt;&lt;/li&gt; <text:s text:c="19"/>&lt;li data-unq="095"&gt;</text:p>
          </table:table-cell>
          <table:table-cell table:style-name="ce53" table:number-columns-repeated="1012"/>
          <table:table-cell table:number-columns-repeated="8"/>
        </table:table-row>
        <table:table-row table:style-name="ro33">
          <table:table-cell office:value-type="string" calcext:value-type="string">
            <text:p>095</text:p>
          </table:table-cell>
          <table:table-cell table:style-name="ce42" office:value-type="string" calcext:value-type="string">
            <text:p>106</text:p>
          </table:table-cell>
          <table:table-cell office:value-type="string" calcext:value-type="string">
            <text:p>Media Regulatory Authorities and Hate Speech (2017)</text:p>
          </table:table-cell>
          <table:table-cell office:value-type="string" calcext:value-type="string">
            <text:p/>
            <text:p><text:span text:style-name="T2">Média szabályzó hivatalok és gyűlöletbeszéd (2017)</text:span></text:p>
          </table:table-cell>
          <table:table-cell table:number-columns-repeated="1020"/>
        </table:table-row>
        <table:table-row table:style-name="ro28">
          <table:table-cell table:style-name="ce22" table:number-columns-repeated="2"/>
          <table:table-cell table:number-columns-repeated="2" table:style-name="ce53" office:value-type="string" calcext:value-type="string">
            <text:p>&lt;sup&gt;&lt;a href="https://rm.coe.int/media-regulatory-authorities-and-hate-speech/16807338f5” data-toggle="tooltip" title="</text:p>
          </table:table-cell>
          <table:table-cell table:style-name="ce53" table:number-columns-repeated="1012"/>
          <table:table-cell table:number-columns-repeated="8"/>
        </table:table-row>
        <table:table-row table:style-name="ro33">
          <table:table-cell/>
          <table:table-cell table:style-name="ce42"/>
          <table:table-cell table:style-name="ce7" office:value-type="string" calcext:value-type="string">
            <text:p>Text available at https://rm.coe.int/media-regulatory-authorities-and-hate-speech/16807338f5</text:p>
          </table:table-cell>
          <table:table-cell office:value-type="string" calcext:value-type="string">
            <text:p>A szöveg elérhető az alábbi címen: https://rm.coe.int/media-regulatory-authorities-and-hate-speech/16807338f5</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gt;10&lt;/a&gt;&lt;/sup&gt;&lt;/li&gt; <text:s text:c="19"/>&lt;li data-unq="096"&gt;</text:p>
          </table:table-cell>
          <table:table-cell table:style-name="ce53" table:number-columns-repeated="1012"/>
          <table:table-cell table:number-columns-repeated="8"/>
        </table:table-row>
        <table:table-row table:style-name="ro28">
          <table:table-cell office:value-type="string" calcext:value-type="string">
            <text:p>096</text:p>
          </table:table-cell>
          <table:table-cell table:style-name="ce42" office:value-type="string" calcext:value-type="string">
            <text:p>107</text:p>
          </table:table-cell>
          <table:table-cell office:value-type="string" calcext:value-type="string">
            <text:p>Strasbourg Observers Blog&lt;/a&gt; of the Human Rights Centre of Ghent University in Belgium</text:p>
          </table:table-cell>
          <table:table-cell office:value-type="string" calcext:value-type="string">
            <text:p>A belgiumi Ghent Egyetem Emberi Jogi Központjának strasbourgi megfigyelő blogja.</text:p>
          </table:table-cell>
          <table:table-cell table:number-columns-repeated="1020"/>
        </table:table-row>
        <table:table-row table:style-name="ro28">
          <table:table-cell table:style-name="ce22" table:number-columns-repeated="2"/>
          <table:table-cell table:number-columns-repeated="2" table:style-name="ce53" office:value-type="string" calcext:value-type="string">
            <text:p>&lt;sup&gt;&lt;a href="https://rm.coe.int/media-regulatory-authorities-and-hate-speech/16807338f5" data-toggle="tooltip" title="</text:p>
          </table:table-cell>
          <table:table-cell table:style-name="ce53" table:number-columns-repeated="1012"/>
          <table:table-cell table:number-columns-repeated="8"/>
        </table:table-row>
        <table:table-row table:style-name="ro10">
          <table:table-cell/>
          <table:table-cell table:style-name="ce42"/>
          <table:table-cell table:style-name="ce7" office:value-type="string" calcext:value-type="string">
            <text:p>Blog available online at https://strasbourgobservers.com</text:p>
          </table:table-cell>
          <table:table-cell office:value-type="string" calcext:value-type="string">
            <text:p>A blog elérhető "online"-ban, cím: <text:s/>https://strasbourgobservers.com </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gt;11&lt;/a&gt;&lt;/sup&gt;&lt;/li&gt; <text:s text:c="19"/>&lt;li data-unq="097"&gt;</text:p>
          </table:table-cell>
          <table:table-cell table:style-name="ce53" table:number-columns-repeated="1012"/>
          <table:table-cell table:number-columns-repeated="8"/>
        </table:table-row>
        <table:table-row table:style-name="ro24">
          <table:table-cell office:value-type="string" calcext:value-type="string">
            <text:p>097</text:p>
          </table:table-cell>
          <table:table-cell table:style-name="ce42" office:value-type="string" calcext:value-type="string">
            <text:p>108</text:p>
          </table:table-cell>
          <table:table-cell office:value-type="string" calcext:value-type="string">
            <text:p>Global Freedom of Expression – Columbia University – database of over <text:s/>1027 cases worldwide</text:p>
          </table:table-cell>
          <table:table-cell office:value-type="string" calcext:value-type="string">
            <text:p>Globális Szólószabadság - Columbia Egyetem - adatbázis több mint 1027 esetet tartalmaz világszerte&lt;sup&gt;&lt;a href="https://globalfreedomofexpression.columbia.edu/cases/"&gt;12&lt;/a&gt;&lt;/sup&gt;</text:p>
          </table:table-cell>
          <table:table-cell table:number-columns-repeated="1020"/>
        </table:table-row>
        <table:table-row table:style-name="ro28">
          <table:table-cell table:style-name="ce22" table:number-columns-repeated="2"/>
          <table:table-cell table:number-columns-repeated="2" table:style-name="ce53" office:value-type="string" calcext:value-type="string">
            <text:p>&lt;sup&gt;&lt;a href="https://globalfreedomofexpression.columbia.edu/cases/” <text:s/>data-toggle="tooltip" title="</text:p>
          </table:table-cell>
          <table:table-cell table:style-name="ce53" table:number-columns-repeated="1012"/>
          <table:table-cell table:number-columns-repeated="8"/>
        </table:table-row>
        <table:table-row table:style-name="ro33">
          <table:table-cell/>
          <table:table-cell table:style-name="ce42"/>
          <table:table-cell table:style-name="ce7" office:value-type="string" calcext:value-type="string">
            <text:p>Database is available at https://globalfreedomofexpression.columbia.edu/cases/</text:p>
          </table:table-cell>
          <table:table-cell office:value-type="string" calcext:value-type="string">
            <text:p>Adatbázis elérhető az alábbi címen: https://globalfreedomofexpression.columbia.edu/cases/</text:p>
          </table:table-cell>
          <table:table-cell table:number-columns-repeated="1020"/>
        </table:table-row>
        <table:table-row table:style-name="ro37">
          <table:table-cell table:style-name="ce22" table:number-columns-repeated="2"/>
          <table:table-cell table:number-columns-repeated="2" table:style-name="ce60" office:value-type="string" calcext:value-type="string">
            <text:p>"&gt;12&lt;/a&gt;&lt;/sup&gt;&lt;/li&gt; <text:s text:c="16"/>&lt;/ul&gt; <text:s text:c="14"/>&lt;/article&gt; <text:s text:c="12"/>&lt;/div&gt; <text:s text:c="10"/>&lt;/div&gt; <text:s text:c="8"/>&lt;/div&gt; <text:s text:c="6"/>&lt;/div&gt; <text:s text:c="4"/>&lt;/section&gt; <text:s text:c="5"/>&lt;section class="pinkishb"&gt; <text:s text:c="6"/>&lt;div class="container"&gt; <text:s text:c="8"/>&lt;div class="col-lg-12 whitechar"&gt; <text:s text:c="10"/>&lt;div id="doi" class="chaptercont"&gt; <text:s text:c="12"/>&lt;p class="chaptertitle"&gt; <text:s text:c="14"/>&lt;img src="img/smileyChap2.png"&gt; <text:s text:c="12"/>&lt;/p&gt; <text:s text:c="10"/>&lt;/div&gt; <text:s text:c="10"/>&lt;h1 class="text-center" data-unq="098"&gt;</text:p>
          </table:table-cell>
          <table:table-cell table:style-name="ce53" table:number-columns-repeated="1012"/>
          <table:table-cell table:number-columns-repeated="8"/>
        </table:table-row>
        <table:table-row table:style-name="ro10">
          <table:table-cell office:value-type="string" calcext:value-type="string">
            <text:p>098</text:p>
          </table:table-cell>
          <table:table-cell office:value-type="string" calcext:value-type="string">
            <text:p>112</text:p>
          </table:table-cell>
          <table:table-cell office:value-type="string" calcext:value-type="string">
            <text:p>Content Regulation</text:p>
          </table:table-cell>
          <table:table-cell office:value-type="string" calcext:value-type="string">
            <text:p>Tartalomszabályozás</text:p>
          </table:table-cell>
          <table:table-cell table:number-columns-repeated="1020"/>
        </table:table-row>
        <table:table-row table:style-name="ro24">
          <table:table-cell table:style-name="ce22" table:number-columns-repeated="2"/>
          <table:table-cell table:number-columns-repeated="2" table:style-name="ce53" office:value-type="string" calcext:value-type="string">
            <text:p>&lt;/h1&gt; <text:s text:c="8"/>&lt;/div&gt; <text:s text:c="6"/>&lt;/div&gt; <text:s text:c="4"/>&lt;/section&gt; <text:s text:c="5"/>&lt;section id="continutdoi"&gt; <text:s text:c="6"/>&lt;div class="container"&gt; <text:s text:c="10"/>&lt;div class="col-lg-12 my-auto"&gt; <text:s text:c="12"/>&lt;div class="container-fluid"&gt; <text:s text:c="15"/>&lt;p data-unq="099"&gt;</text:p>
          </table:table-cell>
          <table:table-cell table:style-name="ce53" table:number-columns-repeated="1012"/>
          <table:table-cell table:number-columns-repeated="8"/>
        </table:table-row>
        <table:table-row table:style-name="ro37">
          <table:table-cell office:value-type="string" calcext:value-type="string">
            <text:p>099</text:p>
          </table:table-cell>
          <table:table-cell office:value-type="string" calcext:value-type="string">
            <text:p>113</text:p>
          </table:table-cell>
          <table:table-cell office:value-type="string" calcext:value-type="string">
            <text:p>Freedom from censorship is the most poignant claim done in the name of freedom of expression, maybe even the ground zero action for which the right is claimed. Nevertheless, censorship can take legally accepted forms. Prior restraints (court injunctions forbidding publication of certain material) and seizure of publications can be found to be acceptable forms of content regulation, even if they are many times debatable or controversial.</text:p>
          </table:table-cell>
          <table:table-cell office:value-type="string" calcext:value-type="string">
            <text:p>A cenzúrától való mentesség a véleményszabadság nevében tett legélesebb követelés, úgy is mondhatjuk, hogy a központi eleme e jogi igénynek. Mindazonáltal a cenzúrának lehetnek jogilag elfogadható módjai. Az előzetes korlátozás (bírósági határozat, amely megtiltja bizonyos anyagok közzétételét) és a kiadványok lefoglalása a tartalomszabályozás elfogadott módjai lehetnek, még akkor is, ha sokszor vitathatóak vagy ellentmondásosak.</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p&gt; <text:s text:c="15"/>&lt;p data-unq="100"&gt;</text:p>
          </table:table-cell>
          <table:table-cell table:style-name="ce53" table:number-columns-repeated="1012"/>
          <table:table-cell table:number-columns-repeated="8"/>
        </table:table-row>
        <table:table-row table:style-name="ro42">
          <table:table-cell office:value-type="string" calcext:value-type="string">
            <text:p>100</text:p>
          </table:table-cell>
          <table:table-cell office:value-type="string" calcext:value-type="string">
            <text:p>114</text:p>
          </table:table-cell>
          <table:table-cell office:value-type="string" calcext:value-type="string">
            <text:p>Censorship represents the system of control over the publishing of books, movies, letters, etc. It could include even user comments on the Internet. There can be state censorship (enforced through its agencies, based on its laws and regulations), but it can also take the form of private censorship, where a private actor decides not to allow certain speech reach into the public arena. Private censorship is more difficult to prove and more challenging. For example, a journalist whose article is not published by a private media outlet will be given by her/his editors the argument of freedom of editorial policy. A user publishing a comment on a website will probably be presented with the argument of the comments policies and regulations.</text:p>
          </table:table-cell>
          <table:table-cell office:value-type="string" calcext:value-type="string">
            <text:p>A cenzúra nem más, mint a könyvek, filmek, levelek, stb. közzétételét ellenőrző rendszer. Akár az interentes felhasználók kommentjeire is kiterjedhet. Létezik állami cenzúra (amelyet hivatalok kényszerítenek ki törvények és szabályozások alapján), de magáncenzúra alakot is ölthet, amikor egy nem állami szereplő dönt úgy, hogy bizonyos közléseknek nem teszi lehetővé, hogy megjelenjenek a közbeszédben. A magáncenzúrát nehezebb bizonyítani és több kihívást rejt magában. Ha például egy újságíró cikkét nem teszi közzé egy magán médiaszolgáltató, a szerkesztők döntésüket a szerkesztői szabadsággal fogják magyarázni. Egy kommentelő felhasználót valószínűleg a kommentelési szabályzattal fogják szembesíteni. </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p&gt; <text:s text:c="15"/>&lt;h4 class="azure largechar" data-unq="101"&gt;</text:p>
          </table:table-cell>
          <table:table-cell table:style-name="ce53" table:number-columns-repeated="1012"/>
          <table:table-cell table:number-columns-repeated="8"/>
        </table:table-row>
        <table:table-row table:style-name="ro10">
          <table:table-cell office:value-type="string" calcext:value-type="string">
            <text:p>101</text:p>
          </table:table-cell>
          <table:table-cell office:value-type="string" calcext:value-type="string">
            <text:p>115</text:p>
          </table:table-cell>
          <table:table-cell office:value-type="string" calcext:value-type="string">
            <text:p>Concepts such as:</text:p>
          </table:table-cell>
          <table:table-cell office:value-type="string" calcext:value-type="string">
            <text:p>A következő igazolások, mint:</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h4&gt;&lt;br&gt; <text:s text:c="14"/>&lt;p&gt; <text:s text:c="16"/>&lt;ul&gt; <text:s text:c="18"/>&lt;li data-unq="102"&gt;</text:p>
          </table:table-cell>
          <table:table-cell table:style-name="ce53" table:number-columns-repeated="1012"/>
          <table:table-cell table:number-columns-repeated="8"/>
        </table:table-row>
        <table:table-row table:style-name="ro10">
          <table:table-cell office:value-type="string" calcext:value-type="string">
            <text:p>102</text:p>
          </table:table-cell>
          <table:table-cell office:value-type="string" calcext:value-type="string">
            <text:p>116</text:p>
          </table:table-cell>
          <table:table-cell office:value-type="string" calcext:value-type="string">
            <text:p>the need for granting a fair trial,</text:p>
          </table:table-cell>
          <table:table-cell office:value-type="string" calcext:value-type="string">
            <text:p>a tisztességes eljáráshoz való jog</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li&gt; <text:s text:c="18"/>&lt;li data-unq="103"&gt;</text:p>
          </table:table-cell>
          <table:table-cell table:style-name="ce53" table:number-columns-repeated="1012"/>
          <table:table-cell table:number-columns-repeated="8"/>
        </table:table-row>
        <table:table-row table:style-name="ro10">
          <table:table-cell office:value-type="string" calcext:value-type="string">
            <text:p>103</text:p>
          </table:table-cell>
          <table:table-cell office:value-type="string" calcext:value-type="string">
            <text:p>117</text:p>
          </table:table-cell>
          <table:table-cell office:value-type="string" calcext:value-type="string">
            <text:p>the need for the protection of children, or health and morals,</text:p>
          </table:table-cell>
          <table:table-cell office:value-type="string" calcext:value-type="string">
            <text:p>a gyermekek, a közegészség és az erkölcsök védelme,</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li&gt; <text:s text:c="18"/>&lt;li data-unq="104"&gt;</text:p>
          </table:table-cell>
          <table:table-cell table:style-name="ce53" table:number-columns-repeated="1012"/>
          <table:table-cell table:number-columns-repeated="8"/>
        </table:table-row>
        <table:table-row table:style-name="ro10">
          <table:table-cell office:value-type="string" calcext:value-type="string">
            <text:p>104</text:p>
          </table:table-cell>
          <table:table-cell office:value-type="string" calcext:value-type="string">
            <text:p>118</text:p>
          </table:table-cell>
          <table:table-cell office:value-type="string" calcext:value-type="string">
            <text:p>the need for the protection of the reputation or rights of others,</text:p>
          </table:table-cell>
          <table:table-cell office:value-type="string" calcext:value-type="string">
            <text:p>mások jóhírének vagy jogainak védelme</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li&gt; <text:s text:c="18"/>&lt;li data-unq="105"&gt;</text:p>
          </table:table-cell>
          <table:table-cell table:style-name="ce53" table:number-columns-repeated="1012"/>
          <table:table-cell table:number-columns-repeated="8"/>
        </table:table-row>
        <table:table-row table:style-name="ro10">
          <table:table-cell office:value-type="string" calcext:value-type="string">
            <text:p>105</text:p>
          </table:table-cell>
          <table:table-cell office:value-type="string" calcext:value-type="string">
            <text:p>119</text:p>
          </table:table-cell>
          <table:table-cell office:value-type="string" calcext:value-type="string">
            <text:p>the need for preventing the disclosure of information received in confidence, or</text:p>
          </table:table-cell>
          <table:table-cell office:value-type="string" calcext:value-type="string">
            <text:p>a titkos információk nyilvánosságra kerülésének megelőzése</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li&gt; <text:s text:c="18"/>&lt;li data-unq="106"&gt;</text:p>
          </table:table-cell>
          <table:table-cell table:style-name="ce53" table:number-columns-repeated="1012"/>
          <table:table-cell table:number-columns-repeated="8"/>
        </table:table-row>
        <table:table-row table:style-name="ro10">
          <table:table-cell office:value-type="string" calcext:value-type="string">
            <text:p>106</text:p>
          </table:table-cell>
          <table:table-cell office:value-type="string" calcext:value-type="string">
            <text:p>120</text:p>
          </table:table-cell>
          <table:table-cell office:value-type="string" calcext:value-type="string">
            <text:p>national security</text:p>
          </table:table-cell>
          <table:table-cell office:value-type="string" calcext:value-type="string">
            <text:p>a nemzetbiztonság</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li&gt; <text:s text:c="16"/>&lt;/ul&gt; <text:s text:c="16"/>&lt;span data-unq="107"&gt;</text:p>
          </table:table-cell>
          <table:table-cell table:style-name="ce53" table:number-columns-repeated="1012"/>
          <table:table-cell table:number-columns-repeated="8"/>
        </table:table-row>
        <table:table-row table:style-name="ro10">
          <table:table-cell office:value-type="string" calcext:value-type="string">
            <text:p>107</text:p>
          </table:table-cell>
          <table:table-cell office:value-type="string" calcext:value-type="string">
            <text:p>121</text:p>
          </table:table-cell>
          <table:table-cell office:value-type="string" calcext:value-type="string">
            <text:p>are all used as arguments and legal grounds in regulating content.</text:p>
          </table:table-cell>
          <table:table-cell office:value-type="string" calcext:value-type="string">
            <text:p>mind olyan érvek, amelyeket a tartalom jogi szabályozásának alapjaként használnak.</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span&gt; <text:s text:c="14"/>&lt;/p&gt; <text:s text:c="15"/>&lt;p data-unq="108"&gt;</text:p>
          </table:table-cell>
          <table:table-cell table:style-name="ce53" table:number-columns-repeated="1012"/>
          <table:table-cell table:number-columns-repeated="8"/>
        </table:table-row>
        <table:table-row table:style-name="ro25">
          <table:table-cell office:value-type="string" calcext:value-type="string">
            <text:p>108</text:p>
          </table:table-cell>
          <table:table-cell office:value-type="float" office:value="122" calcext:value-type="float">
            <text:p>122</text:p>
          </table:table-cell>
          <table:table-cell office:value-type="string" calcext:value-type="string">
            <text:p>In preventing the excessive use of punitive measures aimed at regulating content and, consequently leading to free expression being discouraged, the European Court of Human Rights has developed a vast jurisprudence. Some guiding principles can be found below.</text:p>
          </table:table-cell>
          <table:table-cell office:value-type="string" calcext:value-type="string">
            <text:p>Az Emberi Jogok Európai Bírósága jelentős esetjogot dolgozott ki annak érdekében, hogy megelőzze a túlzott szankciók használatát a tartalomszabályozás terén, amelyek elriasztanak a szabad véleménynyilvánítástól. Néhány irányelv ezek közül megtalálható alább.</text:p>
          </table:table-cell>
          <table:table-cell table:number-columns-repeated="1020"/>
        </table:table-row>
        <table:table-row table:style-name="ro28">
          <table:table-cell table:style-name="ce22" table:number-columns-repeated="2"/>
          <table:table-cell table:number-columns-repeated="2" table:style-name="ce53" office:value-type="string" calcext:value-type="string">
            <text:p>&lt;/p&gt; <text:s text:c="15"/>&lt;h4 class="azure largechar" data-unq="109"&gt; <text:s text:c="16"/>&lt;img src="img/key.svg" alt="element cheie"&gt;</text:p>
          </table:table-cell>
          <table:table-cell table:style-name="ce53" table:number-columns-repeated="1012"/>
          <table:table-cell table:number-columns-repeated="8"/>
        </table:table-row>
        <table:table-row table:style-name="ro10">
          <table:table-cell office:value-type="string" calcext:value-type="string">
            <text:p>109</text:p>
          </table:table-cell>
          <table:table-cell office:value-type="string" calcext:value-type="string">
            <text:p>123</text:p>
          </table:table-cell>
          <table:table-cell office:value-type="string" calcext:value-type="string">
            <text:p>Key aspects from relevant ECtHR cases:</text:p>
          </table:table-cell>
          <table:table-cell office:value-type="string" calcext:value-type="string">
            <text:p>Alapvető megállapítások releváns EJEB ügyekből:</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text:s text:c="15"/>&lt;/h4&gt;&lt;br&gt; <text:s text:c="15"/>&lt;h5 class="azure largechar bulleted" data-unq="110"&gt;</text:p>
          </table:table-cell>
          <table:table-cell table:style-name="ce53" table:number-columns-repeated="1012"/>
          <table:table-cell table:number-columns-repeated="8"/>
        </table:table-row>
        <table:table-row table:style-name="ro28">
          <table:table-cell office:value-type="string" calcext:value-type="string">
            <text:p>110</text:p>
          </table:table-cell>
          <table:table-cell office:value-type="string" calcext:value-type="string">
            <text:p>124</text:p>
          </table:table-cell>
          <table:table-cell office:value-type="string" calcext:value-type="string">
            <text:p>Seizure of publications and prior restraint - only under strict court scrutiny</text:p>
          </table:table-cell>
          <table:table-cell office:value-type="string" calcext:value-type="string">
            <text:p>Kiadványok lefoglalása és előzetes korlátozás - kizárólag szigorú bírósági ellenőrzés mellett </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h5&gt;&lt;br&gt; <text:s text:c="15"/>&lt;div class="citecontainer"&gt; <text:s text:c="16"/>&lt;cite data-unq="111"&gt;</text:p>
          </table:table-cell>
          <table:table-cell table:style-name="ce53" table:number-columns-repeated="1012"/>
          <table:table-cell table:number-columns-repeated="8"/>
        </table:table-row>
        <table:table-row table:style-name="ro36">
          <table:table-cell office:value-type="string" calcext:value-type="string">
            <text:p>111</text:p>
          </table:table-cell>
          <table:table-cell office:value-type="string" calcext:value-type="string">
            <text:p>125</text:p>
          </table:table-cell>
          <table:table-cell office:value-type="string" calcext:value-type="string">
            <text:p>“(...) &lt;span class="pinkish"&gt;the &lt;strong&gt;dangers inherent in prior restrictions are such that they call for the most careful scrutiny&lt;/strong&gt;&lt;/span&gt; on the part of the Court. This is especially so as far as the press is concerned, for news is a perishable commodity and to delay its publication, even for a short period, may well deprive it of all its value and interest.”</text:p>
          </table:table-cell>
          <table:table-cell office:value-type="string" calcext:value-type="string">
            <text:p/>
            <text:p>"(...) &lt;span class="pinkish"&gt;az előzetes korlátozások által hordozott veszélyek olyan jelentősek, hogy a legalaposabb ellenőrzést igénylik a Bíróság részéről. Ez különösen így van, amennyiben a sajtót érintik, mivel a hírek gyorsan elvesztik a szavatosságukat, ezért a közzétételük késleltetése, mégoly rövid időre is, értéküktől és érdekességüktől foszthatja meg őket."</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cite&gt; <text:s text:c="16"/>&lt;p class="refer" data-unq="112"&gt; <text:s text:c="18"/></text:p>
          </table:table-cell>
          <table:table-cell table:style-name="ce53" table:number-columns-repeated="1012"/>
          <table:table-cell table:number-columns-repeated="8"/>
        </table:table-row>
        <table:table-row table:style-name="ro10">
          <table:table-cell table:style-name="ce15" office:value-type="string" calcext:value-type="string">
            <text:p>112</text:p>
          </table:table-cell>
          <table:table-cell table:style-name="ce15" office:value-type="string" calcext:value-type="string">
            <text:p>126</text:p>
          </table:table-cell>
          <table:table-cell table:style-name="ce50" office:value-type="string" calcext:value-type="string">
            <text:p>Observer and Guardian v. the United Kingdom, 1991</text:p>
          </table:table-cell>
          <table:table-cell table:style-name="ce50" office:value-type="string" calcext:value-type="string">
            <text:p>Observer és Guardian kontra. <text:s/>Egyesült Királyság, 1991</text:p>
          </table:table-cell>
          <table:table-cell table:style-name="ce85" table:number-columns-repeated="1012"/>
          <table:table-cell table:number-columns-repeated="8"/>
        </table:table-row>
        <table:table-row table:style-name="ro3">
          <table:table-cell table:style-name="ce22" table:number-columns-repeated="2"/>
          <table:table-cell table:number-columns-repeated="2" table:style-name="ce51" office:value-type="string" calcext:value-type="string">
            <text:p><text:s/>&amp;nbsp; <text:s text:c="18"/>&lt;a class="btn btn-info btn-collapse" data-toggle="collapse" href="#caseOG91" aria-expanded="false" aria-controls="collapseExample"&gt;Case summary&lt;/a&gt; <text:s text:c="16"/>&lt;/p&gt; <text:s text:c="16"/>&lt;div class="case-details collapse" id="caseOG91"&gt; <text:s text:c="18"/>&lt;div class="card card-block"&gt; <text:s text:c="20"/>&lt;h5 data-unq="112-01"&gt;</text:p>
          </table:table-cell>
          <table:table-cell table:style-name="ce53" table:number-columns-repeated="1012"/>
          <table:table-cell table:number-columns-repeated="8"/>
        </table:table-row>
        <table:table-row table:style-name="ro24">
          <table:table-cell table:style-name="ce29" office:value-type="string" calcext:value-type="string">
            <text:p>112-01</text:p>
          </table:table-cell>
          <table:table-cell table:style-name="ce29" office:value-type="string" calcext:value-type="string">
            <text:p>32</text:p>
          </table:table-cell>
          <table:table-cell table:style-name="ce52" office:value-type="string" calcext:value-type="string">
            <text:p>Observer and Guardian v. the United Kingdom, Application no. 13585/88, Judgement 26 November 1991</text:p>
          </table:table-cell>
          <table:table-cell table:style-name="ce52" office:value-type="string" calcext:value-type="string">
            <text:p/>
            <text:p>Observer és Guardian kontra  Egyesült Királyság, Ügyszám 13585/88, 1991. november 26-i ítélet</text:p>
          </table:table-cell>
          <table:table-cell table:style-name="ce52" table:number-columns-repeated="1012"/>
          <table:table-cell table:number-columns-repeated="8"/>
        </table:table-row>
        <table:table-row table:style-name="ro10">
          <table:table-cell table:style-name="ce22" table:number-columns-repeated="2"/>
          <table:table-cell table:number-columns-repeated="2" table:style-name="ce53" office:value-type="string" calcext:value-type="string">
            <text:p>&lt;/h5&gt; <text:s text:c="21"/>&lt;p data-unq="112-02"&gt; <text:s text:c="22"/></text:p>
          </table:table-cell>
          <table:table-cell table:style-name="ce53" table:number-columns-repeated="1012"/>
          <table:table-cell table:number-columns-repeated="8"/>
        </table:table-row>
        <table:table-row table:style-name="ro25">
          <table:table-cell table:style-name="ce29" office:value-type="string" calcext:value-type="string">
            <text:p>112-02</text:p>
          </table:table-cell>
          <table:table-cell table:style-name="ce29" office:value-type="string" calcext:value-type="string">
            <text:p>33</text:p>
          </table:table-cell>
          <table:table-cell table:style-name="ce52" office:value-type="string" calcext:value-type="string">
            <text:p>The newspapers The Observer and The Guardian have complained to the European Court of Human Rights after the national courts issued an injunction prohibiting the publication of specific articles on the ground that they would endanger national security. The Court ruled in favor of the newspapers.</text:p>
          </table:table-cell>
          <table:table-cell table:style-name="ce52" office:value-type="string" calcext:value-type="string">
            <text:p>Az Observer és a The Guardian panaszt tett az Emberi Jogok Európai Bíróságán, miután a nemzeti bíróságok kiadtak egy olyan rendelkezést, amely megtiltja bizonyos cikkek közzétételét azzal az indokkal, hogy veszélyeztetné a nemzetbiztonságot. A Bíróság az újságok mellett döntött.</text:p>
          </table:table-cell>
          <table:table-cell table:style-name="ce52" table:number-columns-repeated="1012"/>
          <table:table-cell table:number-columns-repeated="8"/>
        </table:table-row>
        <table:table-row table:style-name="ro26">
          <table:table-cell table:style-name="ce22" table:number-columns-repeated="2"/>
          <table:table-cell table:number-columns-repeated="2" table:style-name="ce53" office:value-type="string" calcext:value-type="string">
            <text:p><text:s text:c="21"/>&lt;/p&gt; <text:s text:c="21"/>&lt;p&gt; <text:s text:c="22"/>&lt;strong&gt;Judgement: &lt;/strong&gt; <text:s text:c="22"/>&lt;a href="http://hudoc.echr.coe.int/eng?i=001-57705"&gt;http://hudoc.echr.coe.int/eng?i=001-57705&lt;/a&gt; <text:s text:c="20"/>&lt;/p&gt; <text:s text:c="20"/>&lt;p&gt; <text:s text:c="22"/>&lt;strong&gt;Legal summaries and comments: &lt;/strong&gt; <text:s text:c="22"/>&lt;a href="https://rm.coe.int/168007ff48"&gt;https://rm.coe.int/168007ff48&lt;/a&gt; <text:s text:c="20"/>&lt;/p&gt; <text:s text:c="18"/>&lt;/div&gt; <text:s text:c="16"/>&lt;/div&gt; <text:s text:c="14"/>&lt;/div&gt; <text:s text:c="15"/>&lt;div class="citecontainer"&gt; <text:s text:c="16"/>&lt;cite data-unq="113"&gt;</text:p>
          </table:table-cell>
          <table:table-cell table:style-name="ce53" table:number-columns-repeated="1012"/>
          <table:table-cell table:number-columns-repeated="8"/>
        </table:table-row>
        <table:table-row table:style-name="ro43">
          <table:table-cell office:value-type="string" calcext:value-type="string">
            <text:p>113</text:p>
          </table:table-cell>
          <table:table-cell office:value-type="string" calcext:value-type="string">
            <text:p>127</text:p>
          </table:table-cell>
          <table:table-cell office:value-type="string" calcext:value-type="string">
            <text:p>&lt;span class="pinkish"&gt;“&lt;strong&gt;The effect of the injunction was... partly to censor&lt;/strong&gt;&lt;/span&gt; the applicant’s work and substantially to reduce his ability to put forward in public views which have their place in a public debate whose existence cannot be denied. It matters little that his opinion is a minority one and may appear to be devoid of merit since, in a sphere in which it is unlikely that any certainty exists, it would be particularly unreasonable to restrict freedom of expression only to generally accepted ideas.”</text:p>
          </table:table-cell>
          <table:table-cell table:style-name="ce83" office:value-type="string" calcext:value-type="string">
            <text:p>&lt;span class="pinkish"&gt;“&lt;strong&gt;Az közzététel előzetes megtiltásának hatása (...) részben az volt, hogy cenzúrázta a panaszos munkáját, és lényegében pedig az, hogy korlátozta őt abban, hogy nyilvánosan közöljön olyan meglátásokat, amelyeknek van helye egy tagadhatatlanul létező közéleti vitában. Nincs annak jelentősége, hogy a véleménye a kisebbséghez tartozik, és hogy nem tűnik érdeminek, mivel egy olyan közegben, ahol valószínűtlen bármilyen bizonyosság, különösen értelmetlen lenne a véleménynyilvánítás szabadságát kizárólag általánosan elfogadott vélemények körére szűkíteni."</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cite&gt; <text:s text:c="17"/>&lt;p class="refer" data-unq="114"&gt; <text:s text:c="18"/></text:p>
          </table:table-cell>
          <table:table-cell table:style-name="ce53" table:number-columns-repeated="1012"/>
          <table:table-cell table:number-columns-repeated="8"/>
        </table:table-row>
        <table:table-row table:style-name="ro10">
          <table:table-cell table:style-name="ce15" office:value-type="string" calcext:value-type="string">
            <text:p>114</text:p>
          </table:table-cell>
          <table:table-cell table:style-name="ce15" office:value-type="string" calcext:value-type="string">
            <text:p>128</text:p>
          </table:table-cell>
          <table:table-cell table:style-name="ce50" office:value-type="string" calcext:value-type="string">
            <text:p>Hertel v. Switzerland, 1998</text:p>
          </table:table-cell>
          <table:table-cell table:style-name="ce50" office:value-type="string" calcext:value-type="string">
            <text:p>Hertel kontra. Svájc, 1998</text:p>
          </table:table-cell>
          <table:table-cell table:style-name="ce85" table:number-columns-repeated="1012"/>
          <table:table-cell table:number-columns-repeated="8"/>
        </table:table-row>
        <table:table-row table:style-name="ro3">
          <table:table-cell table:style-name="ce22" table:number-columns-repeated="2"/>
          <table:table-cell table:number-columns-repeated="2" table:style-name="ce51" office:value-type="string" calcext:value-type="string">
            <text:p>&amp;nbsp; <text:s text:c="18"/>&lt;a class="btn btn-info btn-collapse" data-toggle="collapse" href="#caseHS98" aria-expanded="false" aria-controls="collapseExample"&gt;Case summary&lt;/a&gt; <text:s text:c="16"/>&lt;/p&gt; <text:s text:c="16"/>&lt;div class="case-details collapse" id="caseHS98"&gt; <text:s text:c="18"/>&lt;div class="card card-block"&gt; <text:s text:c="20"/>&lt;h5 data-unq="114-01"&gt;</text:p>
          </table:table-cell>
          <table:table-cell table:style-name="ce53" table:number-columns-repeated="1012"/>
          <table:table-cell table:number-columns-repeated="8"/>
        </table:table-row>
        <table:table-row table:style-name="ro10">
          <table:table-cell table:style-name="ce29" office:value-type="string" calcext:value-type="string">
            <text:p>114-01</text:p>
          </table:table-cell>
          <table:table-cell table:style-name="ce29" office:value-type="string" calcext:value-type="string">
            <text:p>44</text:p>
          </table:table-cell>
          <table:table-cell table:style-name="ce52" office:value-type="string" calcext:value-type="string">
            <text:p>Hertel v. Switzerland, Application no. 25181/94, Judgement 25 August 1998</text:p>
          </table:table-cell>
          <table:table-cell table:style-name="ce52" office:value-type="string" calcext:value-type="string">
            <text:p>Hertel kontra. Svájc, Ügyszám. 25181/94, 1998. augusztus 25-i ítélet</text:p>
          </table:table-cell>
          <table:table-cell table:style-name="ce52" table:number-columns-repeated="1012"/>
          <table:table-cell table:number-columns-repeated="8"/>
        </table:table-row>
        <table:table-row table:style-name="ro10">
          <table:table-cell table:style-name="ce22" table:number-columns-repeated="2"/>
          <table:table-cell table:number-columns-repeated="2" table:style-name="ce53" office:value-type="string" calcext:value-type="string">
            <text:p>&lt;/h5&gt; <text:s text:c="21"/>&lt;p data-unq="114-02"&gt;</text:p>
          </table:table-cell>
          <table:table-cell table:style-name="ce53" table:number-columns-repeated="1012"/>
          <table:table-cell table:number-columns-repeated="8"/>
        </table:table-row>
        <table:table-row table:style-name="ro25">
          <table:table-cell table:style-name="ce29" office:value-type="string" calcext:value-type="string">
            <text:p>114-02</text:p>
          </table:table-cell>
          <table:table-cell table:style-name="ce29" office:value-type="string" calcext:value-type="string">
            <text:p>45</text:p>
          </table:table-cell>
          <table:table-cell table:style-name="ce52" office:value-type="string" calcext:value-type="string">
            <text:p>The applicant, Mr. Hertel, had been prohibited from publishing articles on the topic of potential health dangers of microwave ovens usage. The Court considered that the prohibition measures were disproportionate and therefore there had been a violation of Article 10.</text:p>
          </table:table-cell>
          <table:table-cell table:style-name="ce52" office:value-type="string" calcext:value-type="string">
            <text:p>Betiltották Hertel úr (kérelmező) a mikrohullámú sütők használatának lehetséges egészségügyi veszélyeiről szóló cikkének megjelenését. <text:s/>A bíróság úgy ítélete szerint a tilalomra vonatkozó intézkedések aránytalanok voltak, melynek következtében a vonatkozó <text:s/>10. cikket megsértették.</text:p>
          </table:table-cell>
          <table:table-cell table:style-name="ce52" table:number-columns-repeated="1012"/>
          <table:table-cell table:number-columns-repeated="8"/>
        </table:table-row>
        <table:table-row table:style-name="ro27">
          <table:table-cell table:style-name="ce22" table:number-columns-repeated="2"/>
          <table:table-cell table:number-columns-repeated="2" table:style-name="ce53" office:value-type="string" calcext:value-type="string">
            <text:p>&lt;/p&gt; <text:s text:c="21"/>&lt;p&gt; <text:s text:c="22"/>&lt;strong&gt;Judgement: &lt;/strong&gt; <text:s text:c="22"/>&lt;a href="http://hudoc.echr.coe.int/eng?i=001-59366"&gt;http://hudoc.echr.coe.int/eng?i=001-59366&lt;/a&gt; <text:s text:c="20"/>&lt;/p&gt; <text:s text:c="20"/>&lt;p&gt; <text:s text:c="22"/>&lt;strong&gt;Legal summaries and comments:&lt;/strong&gt; <text:s text:c="22"/>&lt;ul&gt; <text:s text:c="24"/>&lt;li&gt; <text:s text:c="26"/>&lt;a href="http://www.echr.coe.int/LibraryDocs/DG2/HRFILES/DG2-EN-HRFILES-18(2007).pdf"&gt;http://www.echr.coe.int/LibraryDocs/DG2/HRFILES/DG2-EN-HRFILES-18(2007).pdf&lt;/a&gt; <text:s text:c="24"/>&lt;/li&gt; <text:s text:c="24"/>&lt;li&gt; <text:s text:c="26"/>&lt;a href="https://rm.coe.int/168007ff48"&gt;https://rm.coe.int/168007ff48&lt;/a&gt; <text:s text:c="24"/>&lt;/li&gt; <text:s text:c="22"/>&lt;/ul&gt; <text:s text:c="20"/>&lt;/p&gt; <text:s text:c="18"/>&lt;/div&gt; <text:s text:c="16"/>&lt;/div&gt; <text:s text:c="14"/>&lt;/div&gt; <text:s text:c="15"/>&lt;div class="citecontainer"&gt; <text:s text:c="16"/>&lt;cite data-unq="115"&gt;</text:p>
          </table:table-cell>
          <table:table-cell table:style-name="ce53" table:number-columns-repeated="1012"/>
          <table:table-cell table:number-columns-repeated="8"/>
        </table:table-row>
        <table:table-row table:style-name="ro41">
          <table:table-cell office:value-type="string" calcext:value-type="string">
            <text:p>115</text:p>
          </table:table-cell>
          <table:table-cell office:value-type="string" calcext:value-type="string">
            <text:p>129</text:p>
          </table:table-cell>
          <table:table-cell office:value-type="string" calcext:value-type="string">
            <text:p>“… however, observe that &lt;span class="pinkish"&gt;&lt;strong&gt;prior restraints may be more readily justified in cases which demonstrate no pressing need for immediate publication&lt;/strong&gt;&lt;/span&gt; and in which there is no obvious contribution to a debate of general public interest. (...) The limited scope under Article 10 for restrictions on the freedom of the press to publish material which contributes to debate on matters of general public interest must be borne in mind.”</text:p>
          </table:table-cell>
          <table:table-cell office:value-type="string" calcext:value-type="string">
            <text:p/>
            <text:p>"... mindazonáltal az előzetes &lt;span class="pinkish"&gt;&lt;strong&gt;korlátozások jobban igazolhatóak lehetnek olyan ügyekben, melyekben az azonnali közzététel igénye nem nyomós és amelyekben nincs nyilvánvaló hozzájárulás&lt;/strong&gt;&lt;/span&gt; kapcsolatos vitához. (...) Szem előtt kell tartnai, hogy a 10. cikk szűkre szabja a korlátozás lehetőségét a sajtó azon szabadságával kapcsolatban, hogy olyan anyagokat tegyen közzé, amelyek hozzájárulnak a közügyekkel kapcsolatos vitákhoz.</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cite&gt; <text:s text:c="17"/>&lt;p class="refer" data-unq="116"&gt; <text:s text:c="18"/></text:p>
          </table:table-cell>
          <table:table-cell table:style-name="ce53" table:number-columns-repeated="1012"/>
          <table:table-cell table:number-columns-repeated="8"/>
        </table:table-row>
        <table:table-row table:style-name="ro10">
          <table:table-cell table:style-name="ce15" office:value-type="string" calcext:value-type="string">
            <text:p>116</text:p>
          </table:table-cell>
          <table:table-cell table:style-name="ce15" office:value-type="string" calcext:value-type="string">
            <text:p>130</text:p>
          </table:table-cell>
          <table:table-cell table:style-name="ce50" office:value-type="string" calcext:value-type="string">
            <text:p>Mosley v. UK, 2011</text:p>
          </table:table-cell>
          <table:table-cell table:style-name="ce50" office:value-type="string" calcext:value-type="string">
            <text:p>Mosley kontra. Egyesült Királyság, 2011</text:p>
          </table:table-cell>
          <table:table-cell table:style-name="ce85" table:number-columns-repeated="1012"/>
          <table:table-cell table:number-columns-repeated="8"/>
        </table:table-row>
        <table:table-row table:style-name="ro3">
          <table:table-cell table:style-name="ce22" table:number-columns-repeated="2"/>
          <table:table-cell table:number-columns-repeated="2" table:style-name="ce51" office:value-type="string" calcext:value-type="string">
            <text:p><text:s/>&amp;nbsp; <text:s text:c="18"/>&lt;a class="btn btn-info btn-collapse" data-toggle="collapse" href="#caseMU11" aria-expanded="false" aria-controls="collapseExample"&gt;Case summary&lt;/a&gt; <text:s text:c="16"/>&lt;/p&gt; <text:s text:c="17"/>&lt;div class="case-details collapse" id="caseMU11"&gt; <text:s text:c="18"/>&lt;div class="card card-block"&gt; <text:s text:c="20"/>&lt;h5 data-unq="116-01"&gt;</text:p>
          </table:table-cell>
          <table:table-cell table:style-name="ce53" table:number-columns-repeated="1012"/>
          <table:table-cell table:number-columns-repeated="8"/>
        </table:table-row>
        <table:table-row table:style-name="ro10">
          <table:table-cell table:style-name="ce29" office:value-type="string" calcext:value-type="string">
            <text:p>116-01</text:p>
          </table:table-cell>
          <table:table-cell table:style-name="ce29" office:value-type="string" calcext:value-type="string">
            <text:p>50</text:p>
          </table:table-cell>
          <table:table-cell table:style-name="ce52" office:value-type="string" calcext:value-type="string">
            <text:p>Mosley v. UK, Application no. 48009/08, Judgement 10 May 2011</text:p>
          </table:table-cell>
          <table:table-cell table:style-name="ce52" office:value-type="string" calcext:value-type="string">
            <text:p>Mosley kontra. UK, Ügyszám. 48009/08, Ítélet: 2011. május 10.</text:p>
          </table:table-cell>
          <table:table-cell table:style-name="ce52" table:number-columns-repeated="1012"/>
          <table:table-cell table:number-columns-repeated="8"/>
        </table:table-row>
        <table:table-row table:style-name="ro10">
          <table:table-cell table:style-name="ce22" table:number-columns-repeated="2"/>
          <table:table-cell table:number-columns-repeated="2" table:style-name="ce53" office:value-type="string" calcext:value-type="string">
            <text:p>&lt;/h5&gt; <text:s text:c="20"/>&lt;p data-unq="116-02"&gt; <text:s text:c="22"/></text:p>
          </table:table-cell>
          <table:table-cell table:style-name="ce53" table:number-columns-repeated="1012"/>
          <table:table-cell table:number-columns-repeated="8"/>
        </table:table-row>
        <table:table-row table:style-name="ro26">
          <table:table-cell table:style-name="ce29" office:value-type="string" calcext:value-type="string">
            <text:p>116-02</text:p>
          </table:table-cell>
          <table:table-cell table:style-name="ce29" office:value-type="string" calcext:value-type="string">
            <text:p>51</text:p>
          </table:table-cell>
          <table:table-cell table:style-name="ce52" office:value-type="string" calcext:value-type="string">
            <text:p>Mr. Mosley complained to the European Court of Human Rights after the publication in the United Kingdom of articles that infringed his right to privacy. Even if he won moral damages in court, Mr. Mosley complained to the European Court of Human Rights that the absence of a legal requirement for the media in giving advance notice to a person before publishing private details (prior notification) violates the right to privacy. The European Court of Human Rights unanimously held that the absence of such legal prior-notification requirements on newspapers did not violate his right to privacy.</text:p>
          </table:table-cell>
          <table:table-cell table:style-name="ce52" office:value-type="string" calcext:value-type="string">
            <text:p>Az Egyesült Királyságban megjelent egy cikk, amely a panaszos Mosley úr szerint a magánélethez való jogát sértette. A bíróságon erkölcsi kártérítést kapott, <text:s/>ezután Mosley úr a médiára vonatkozó jogi kötelezettségek hiányát emlitve <text:s/>panasszal fordult az Emberi Jogok Európai Bíróságához. <text:s/>Véleménye szerint azzal, hogy média mielőtt személyekhez tartozó információt közölne, nem értesiti az adott személyt sérti a magánélethez való jogot. <text:s/>Az Emberi Jogok Európai Bírósága egyhangúlag úgy ítélte meg, hogy az ilyen, az újságokra vonatkozó előzetes bejelentési kötelezettség hiánya nem sértette meg a magánélethez való jogát.</text:p>
          </table:table-cell>
          <table:table-cell table:style-name="ce52" table:number-columns-repeated="1012"/>
          <table:table-cell table:number-columns-repeated="8"/>
        </table:table-row>
        <table:table-row table:style-name="ro44">
          <table:table-cell table:style-name="ce22" table:number-columns-repeated="2"/>
          <table:table-cell table:number-columns-repeated="2" table:style-name="ce53" office:value-type="string" calcext:value-type="string">
            <text:p><text:s text:c="21"/>&lt;/p&gt; <text:s text:c="20"/>&lt;p&gt; <text:s text:c="22"/>&lt;strong&gt;Judgement: &lt;/strong&gt; <text:s text:c="22"/>&lt;a href="http://hudoc.echr.coe.int/eng?i=001-104712"&gt;http://hudoc.echr.coe.int/eng?i=001-104712&lt;/a&gt; <text:s text:c="20"/>&lt;/p&gt; <text:s text:c="20"/>&lt;p&gt; <text:s text:c="22"/>&lt;strong&gt;Legal summaries and comments:&lt;/strong&gt; <text:s text:c="22"/>&lt;ul&gt; <text:s text:c="24"/>&lt;li&gt; <text:s text:c="26"/>&lt;a href="http://hudoc.echr.coe.int/eng?i=002-533"&gt;http://hudoc.echr.coe.int/eng?i=002-533&lt;/a&gt; <text:s text:c="24"/>&lt;/li&gt; <text:s text:c="24"/>&lt;li&gt; <text:s text:c="26"/>&lt;a href="https://inforrm.org/2011/05/10/case-law-mosley-v-united-kingdom-pre-notification-rejected-by-strasbourg-hugh-tomlinson-qc/"&gt;https://inforrm.org/2011/05/10/case-law-mosley-v-united-kingdom-pre-notification-rejected-by-strasbourg-hugh-tomlinson-qc/&lt;/a&gt; <text:s text:c="24"/>&lt;/li&gt; <text:s text:c="24"/>&lt;li&gt; <text:s text:c="26"/>&lt;a href="http://merlin.obs.coe.int/iris/2011/7/article1.en.html"&gt;http://merlin.obs.coe.int/iris/2011/7/article1.en.html&lt;/a&gt; <text:s text:c="24"/>&lt;/li&gt; <text:s text:c="24"/>&lt;li&gt; <text:s text:c="26"/>&lt;a href="https://strasbourgobservers.com/2011/05/11/absence-of-prior-notification-requirement-does-not-violate-article-8-mosley-v-uk/#more-1028"&gt;https://strasbourgobservers.com/2011/05/11/absence-of-prior-notification-requirement-does-not-violate-article-8-mosley-v-uk/#more-1028&lt;/a&gt;&lt;/p&gt; <text:s text:c="24"/>&lt;/li&gt; <text:s text:c="22"/>&lt;/ul&gt; <text:s text:c="20"/>&lt;/p&gt; <text:s text:c="18"/>&lt;/div&gt; <text:s text:c="16"/>&lt;/div&gt; <text:s text:c="14"/>&lt;/div&gt; <text:s text:c="15"/>&lt;h5 class="azure largechar bulleted" data-unq="117"&gt;</text:p>
          </table:table-cell>
          <table:table-cell table:style-name="ce53" table:number-columns-repeated="1012"/>
          <table:table-cell table:number-columns-repeated="8"/>
        </table:table-row>
        <table:table-row table:style-name="ro10">
          <table:table-cell office:value-type="string" calcext:value-type="string">
            <text:p>117</text:p>
          </table:table-cell>
          <table:table-cell office:value-type="string" calcext:value-type="string">
            <text:p>131</text:p>
          </table:table-cell>
          <table:table-cell office:value-type="string" calcext:value-type="string">
            <text:p>Political speech is the most protected form of speech</text:p>
          </table:table-cell>
          <table:table-cell office:value-type="string" calcext:value-type="string">
            <text:p>A politikai beszéd a beszéd legvédettebb fajtája</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h5&gt; <text:s text:c="15"/>&lt;div class="citecontainer"&gt; <text:s text:c="16"/>&lt;cite data-unq="118"&gt;</text:p>
          </table:table-cell>
          <table:table-cell table:style-name="ce53" table:number-columns-repeated="1012"/>
          <table:table-cell table:number-columns-repeated="8"/>
        </table:table-row>
        <table:table-row table:style-name="ro45">
          <table:table-cell office:value-type="string" calcext:value-type="string">
            <text:p>118</text:p>
          </table:table-cell>
          <table:table-cell office:value-type="string" calcext:value-type="string">
            <text:p>132</text:p>
          </table:table-cell>
          <table:table-cell office:value-type="string" calcext:value-type="string">
            <text:p>“(…) &lt;span class="pinkish"&gt;&lt;strong&gt;freedom of political debate is at the very core of the concept of a democratic society which prevails throughout the Convention&lt;/strong&gt;&lt;/span&gt;. The limits of acceptable criticism are accordingly wider as regards a politician as such than as regards a private individual. Unlike the latter, the former inevitably and knowingly lays himself open to close scrutiny of his every word and deed by both journalists and the public at large, and he must consequently display a greater degree of tolerance. No doubt Article 10 para. 2 enables the reputation of others - that is to say, of all individuals - to be protected, and this protection extends to politicians too, even when they are not acting in their private capacity; but in such cases the requirements of such protection have to be weighed in relation to the interests of open discussion of political issues”.</text:p>
          </table:table-cell>
          <table:table-cell table:style-name="ce83" office:value-type="string" calcext:value-type="string">
            <text:p/>
            <text:p>"(...) &lt;span class="pinkish"&gt;&lt;strong&gt;a politikai vita szabadsága az Egyezmény egészén végigvonuló demokratikus társadalom központi fogalma&lt;/strong&gt;&lt;/span&gt;. Ennek megfelelően az elfogadható kritika határai szélesebbek a politikusok vonatkozásában a magánemberekhez képest. Míg az utóbbiak nem, az előbbiek elkerülhetetlenül és tudatosan teszik ki minden szavukat és tettüket az újságírók és a széles közönség alapos vizsgálatának, és ennek következtében nagyobb tűrési kötelezettséget kell tanúsítaniuk. Kétségtelen, hogy a 10. cikk 2. bekezdése védi mások - ide értve minden egyént - jó hírnevét, és ez a védelem a politikusokra is kiterjed, még akkor is, amikor nem magánemberi minőségükben járnak el; de ezekben az esetekben az ilyen típusú védelemet a közügyek szabad megvitatásának érdekével kell összemérni."</text:p>
          </table:table-cell>
          <table:table-cell table:number-columns-repeated="1020"/>
        </table:table-row>
        <table:table-row table:style-name="ro10">
          <table:table-cell table:style-name="ce22" table:number-columns-repeated="2"/>
          <table:table-cell table:number-columns-repeated="2" table:style-name="ce53" office:value-type="string" calcext:value-type="string">
            <text:p>&lt;/cite&gt;." <text:s text:c="16"/>&lt;p class="refer" data-unq="119"&gt; <text:s text:c="18"/></text:p>
          </table:table-cell>
          <table:table-cell table:style-name="ce53" table:number-columns-repeated="1012"/>
          <table:table-cell table:number-columns-repeated="8"/>
        </table:table-row>
        <table:table-row table:style-name="ro10">
          <table:table-cell table:style-name="ce15" office:value-type="string" calcext:value-type="string">
            <text:p>119</text:p>
          </table:table-cell>
          <table:table-cell table:style-name="ce15" office:value-type="string" calcext:value-type="string">
            <text:p>133</text:p>
          </table:table-cell>
          <table:table-cell table:style-name="ce50" office:value-type="string" calcext:value-type="string">
            <text:p>Lingens v. Austria, 1986</text:p>
          </table:table-cell>
          <table:table-cell table:style-name="ce50" office:value-type="string" calcext:value-type="string">
            <text:p>Lingens kontra Ausztria, 1986</text:p>
          </table:table-cell>
          <table:table-cell table:style-name="ce85" table:number-columns-repeated="1012"/>
          <table:table-cell table:number-columns-repeated="8"/>
        </table:table-row>
        <table:table-row table:style-name="ro3">
          <table:table-cell table:style-name="ce22" table:number-columns-repeated="2"/>
          <table:table-cell table:number-columns-repeated="2" table:style-name="ce51" office:value-type="string" calcext:value-type="string">
            <text:p><text:s/>&amp;nbsp; <text:s text:c="18"/>&lt;a class="btn btn-info btn-collapse" data-toggle="collapse" href="#caseLA86" aria-expanded="false" aria-controls="collapseExample"&gt;Case summary&lt;/a&gt; <text:s text:c="16"/>&lt;/p&gt; <text:s text:c="16"/>&lt;div class="case-details collapse" id="caseLA86"&gt; <text:s text:c="18"/>&lt;div class="card card-block"&gt; <text:s text:c="20"/>&lt;h5 data-unq="119-01"&gt;</text:p>
          </table:table-cell>
          <table:table-cell table:style-name="ce53" table:number-columns-repeated="1012"/>
          <table:table-cell table:number-columns-repeated="8"/>
        </table:table-row>
        <table:table-row table:style-name="ro10">
          <table:table-cell table:style-name="ce29" office:value-type="string" calcext:value-type="string">
            <text:p>119-01</text:p>
          </table:table-cell>
          <table:table-cell table:style-name="ce29" office:value-type="string" calcext:value-type="string">
            <text:p>65</text:p>
          </table:table-cell>
          <table:table-cell table:style-name="ce52" office:value-type="string" calcext:value-type="string">
            <text:p>Lingens v. Austria, Application no. 9815/82, Judgement 8 July 1986</text:p>
          </table:table-cell>
          <table:table-cell table:style-name="ce52" office:value-type="string" calcext:value-type="string">
            <text:p>A Lingens kontra Ausztria, Ügyszám 9815/82., Ítélet: 1986. július 8.</text:p>
          </table:table-cell>
          <table:table-cell table:style-name="ce52" table:number-columns-repeated="1012"/>
          <table:table-cell table:number-columns-repeated="8"/>
        </table:table-row>
        <table:table-row table:style-name="ro10">
          <table:table-cell table:style-name="ce22" table:number-columns-repeated="2"/>
          <table:table-cell table:number-columns-repeated="2" table:style-name="ce53" office:value-type="string" calcext:value-type="string">
            <text:p>&lt;/h5&gt; <text:s text:c="20"/>&lt;p data-unq="119-02"&gt; <text:s text:c="22"/></text:p>
          </table:table-cell>
          <table:table-cell table:style-name="ce53" table:number-columns-repeated="1012"/>
          <table:table-cell table:number-columns-repeated="8"/>
        </table:table-row>
        <table:table-row table:style-name="ro3">
          <table:table-cell table:style-name="ce29" office:value-type="string" calcext:value-type="string">
            <text:p>119-02</text:p>
          </table:table-cell>
          <table:table-cell table:style-name="ce29" office:value-type="string" calcext:value-type="string">
            <text:p>66</text:p>
          </table:table-cell>
          <table:table-cell table:style-name="ce52" office:value-type="string" calcext:value-type="string">
            <text:p>Mr. Lingens, an Austrian journalist, successfully complained to the European Court of Human Rights after being criminally convicted of defamation. The journalist conviction came after he harshly criticized, in his articles, the retiring Chancellor of Austria. He used words such as “the basest opportunism”, “immoral”, and “undignified” to describe the politician’s behavior.</text:p>
          </table:table-cell>
          <table:table-cell table:style-name="ce52" office:value-type="string" calcext:value-type="string">
            <text:p>Lingens úr, egy osztrák újságíró, sikeresen lépett fel <text:s/>az Emberi Jogok Európai Bíróságánál, miután - rágalmazás miatt - büntetőjogilag felelősségre vonták. <text:s/>Az újságírót azután ítélték el, hogy cikkeiben durván bíráltaAusztria visszavonult <text:s/>kancellárját. <text:s/>Olyan szavakat használt, mint a "legalantasabb opportunizmus", "erkölcstelen" és "méltatlan", hogy leírja a politikus magatartását.</text:p>
          </table:table-cell>
          <table:table-cell table:style-name="ce52" table:number-columns-repeated="1012"/>
          <table:table-cell table:number-columns-repeated="8"/>
        </table:table-row>
        <table:table-row table:style-name="ro26">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57523"&gt;http://hudoc.echr.coe.int/eng?i=001-57523&lt;/a&gt; <text:s text:c="22"/>&lt;p&gt;&lt;strong&gt;Legal summaries and comments: &lt;/strong&gt;&lt;a href="https://globalfreedomofexpression.columbia.edu/cases/lingens-v-austria/"&gt;https://globalfreedomofexpression.columbia.edu/cases/lingens-v-austria/&lt;/a&gt;&lt;/p&gt; <text:s text:c="20"/>&lt;/p&gt; <text:s text:c="18"/>&lt;/div&gt; <text:s text:c="16"/>&lt;/div&gt; <text:s text:c="14"/>&lt;/div&gt; <text:s text:c="15"/>&lt;div class="citecontainer"&gt; <text:s text:c="16"/>&lt;cite data-unq="120"&gt;</text:p>
          </table:table-cell>
          <table:table-cell table:style-name="ce61" table:number-columns-repeated="1012"/>
          <table:table-cell table:number-columns-repeated="8"/>
        </table:table-row>
        <table:table-row table:style-name="ro43">
          <table:table-cell office:value-type="string" calcext:value-type="string">
            <text:p>120</text:p>
          </table:table-cell>
          <table:table-cell office:value-type="string" calcext:value-type="string">
            <text:p>134</text:p>
          </table:table-cell>
          <table:table-cell office:value-type="string" calcext:value-type="string">
            <text:p>&lt;span class="pinkish"&gt;&lt;strong&gt;“The limits of permissible criticism are wider with regard to the Government than in relation to a private citizen, or even a politician.&lt;/strong&gt;&lt;/span&gt; In a democratic system the actions or omissions of the Government must be subject to the close scrutiny not only of the legislative and judicial authorities but also of the press and public opinion. Furthermore, the dominant position which the Government occupies makes it necessary for it to display restraint in resorting to criminal proceedings, particularly where other means are available for replying to the unjustified attacks and criticisms of its adversaries or the media”.</text:p>
          </table:table-cell>
          <table:table-cell table:style-name="ce83" office:value-type="string" calcext:value-type="string">
            <text:p>&lt;span class="pinkish"&gt;&lt;strong&gt;"A bírálat határai szélesebbek a kormányzattal szemben a magánemberekhez, sőt, még a politikokhoz képest is.&lt;/strong&gt;&lt;/span&gt; Egy demokratikus rendszerben a kormányzat tevékenységét és megnyilatkozásait nemcsak a törvényhozás és a bírói hatalom, hanem a közvélemény és a sajtó is szoros ellenőrés alatt kell, hogy tartsa. Továbbá a kormányzatnak az elfoglalt hatalmi szerepéből fakadóan szigorú önmérsékletet szükséges tanúsítania a kritikára válaszként adott állami büntetőhatalom gyakorolhatósága során, különösen akkor, ha a jogtalan kritikával szembeni védekezéshez más eszközök is rendelkezésére állnak."</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121"&gt; <text:s text:c="18"/></text:p>
          </table:table-cell>
          <table:table-cell table:style-name="ce61" table:number-columns-repeated="1012"/>
          <table:table-cell table:number-columns-repeated="8"/>
        </table:table-row>
        <table:table-row table:style-name="ro10">
          <table:table-cell table:style-name="ce15" office:value-type="string" calcext:value-type="string">
            <text:p>121</text:p>
          </table:table-cell>
          <table:table-cell table:style-name="ce15" office:value-type="string" calcext:value-type="string">
            <text:p>135</text:p>
          </table:table-cell>
          <table:table-cell table:style-name="ce50" office:value-type="string" calcext:value-type="string">
            <text:p>Castells v. Spain, 1992</text:p>
          </table:table-cell>
          <table:table-cell table:style-name="ce50" office:value-type="string" calcext:value-type="string">
            <text:p>Castells kontra Spanyolország, 1992</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CS92" aria-expanded="false" aria-controls="collapseExample"&gt;Case summary&lt;/a&gt; <text:s text:c="16"/>&lt;/p&gt; <text:s text:c="16"/>&lt;div class="case-details collapse" id="caseCS92"&gt; <text:s text:c="18"/>&lt;div class="card card-block"&gt; <text:s text:c="20"/>&lt;h5 data-unq="121-01"&gt;</text:p>
          </table:table-cell>
          <table:table-cell table:style-name="ce61" table:number-columns-repeated="1012"/>
          <table:table-cell table:number-columns-repeated="8"/>
        </table:table-row>
        <table:table-row table:style-name="ro10">
          <table:table-cell table:style-name="ce29" office:value-type="string" calcext:value-type="string">
            <text:p>121-01</text:p>
          </table:table-cell>
          <table:table-cell table:style-name="ce29" office:value-type="string" calcext:value-type="string">
            <text:p>69</text:p>
          </table:table-cell>
          <table:table-cell table:number-columns-repeated="2" table:style-name="ce52" office:value-type="string" calcext:value-type="string">
            <text:p>Castells v. Spain, Application no. 11798/85, Judgement 23 April 1992</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121-02"&gt; <text:s text:c="22"/></text:p>
          </table:table-cell>
          <table:table-cell table:style-name="ce61" table:number-columns-repeated="1012"/>
          <table:table-cell table:number-columns-repeated="8"/>
        </table:table-row>
        <table:table-row table:style-name="ro37">
          <table:table-cell table:style-name="ce29" office:value-type="string" calcext:value-type="string">
            <text:p>121-02</text:p>
          </table:table-cell>
          <table:table-cell table:style-name="ce29" office:value-type="string" calcext:value-type="string">
            <text:p>70</text:p>
          </table:table-cell>
          <table:table-cell table:style-name="ce52" office:value-type="string" calcext:value-type="string">
            <text:p>Mr. Castells, a Spanish politician, was criminally convicted (to a term of imprisonment; he was also disqualified for the same period from holding any public office and exercising a profession and ordered to pay costs) for strong accusations against the Government. Mr. Castells was denied the right to proof the truth of his allegations. European Court of Human Rights ruled that there had been a violation of Article 10.</text:p>
          </table:table-cell>
          <table:table-cell table:style-name="ce52" office:value-type="string" calcext:value-type="string">
            <text:p>Г-дин Castelles, шпански политичар, беше кривично осуден (на затворска казна; тој исто така беше дисквалификуван во истиот период од секаква јавна функција и вршење на професија и му беше наложено да плати трошоци) за сериозни обвиненија против владата. На г-дин Castells му беше одземено правото да ја докаже вистинитоста на неговите наводи. Европскиот суд за човекови права одлучи дека постои повреда на Член 10.</text:p>
          </table:table-cell>
          <table:table-cell table:style-name="ce52" table:number-columns-repeated="1012"/>
          <table:table-cell table:number-columns-repeated="8"/>
        </table:table-row>
        <table:table-row table:style-name="ro26">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57772"&gt;http://hudoc.echr.coe.int/eng?i=001-57772&lt;/a&gt; <text:s text:c="22"/>&lt;p&gt;&lt;strong&gt;Legal summaries and comments: &lt;/strong&gt;&lt;a href="https://globalfreedomofexpression.columbia.edu/cases/castells-v-spain/"&gt;https://globalfreedomofexpression.columbia.edu/cases/castells-v-spain/&lt;/a&gt;&lt;/p&gt; <text:s text:c="20"/>&lt;/p&gt; <text:s text:c="18"/>&lt;/div&gt; <text:s text:c="16"/>&lt;/div&gt; <text:s text:c="14"/>&lt;/div&gt; <text:s text:c="15"/>&lt;h5 class="azure largechar bulleted" data-unq="122"&gt;</text:p>
          </table:table-cell>
          <table:table-cell table:style-name="ce61" table:number-columns-repeated="1012"/>
          <table:table-cell table:number-columns-repeated="8"/>
        </table:table-row>
        <table:table-row table:style-name="ro10">
          <table:table-cell office:value-type="string" calcext:value-type="string">
            <text:p>122</text:p>
          </table:table-cell>
          <table:table-cell office:value-type="string" calcext:value-type="string">
            <text:p>136</text:p>
          </table:table-cell>
          <table:table-cell office:value-type="string" calcext:value-type="string">
            <text:p>Media have special protection under the Convention</text:p>
          </table:table-cell>
          <table:table-cell office:value-type="string" calcext:value-type="string">
            <text:p>A média az Egyezmény különleges védelmét élvezi</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 <text:s text:c="15"/>&lt;div class="citecontainer"&gt; <text:s text:c="16"/>&lt;cite data-unq="123"&gt;</text:p>
          </table:table-cell>
          <table:table-cell table:style-name="ce61" table:number-columns-repeated="1012"/>
          <table:table-cell table:number-columns-repeated="8"/>
        </table:table-row>
        <table:table-row table:style-name="ro26">
          <table:table-cell office:value-type="string" calcext:value-type="string">
            <text:p>123</text:p>
          </table:table-cell>
          <table:table-cell office:value-type="string" calcext:value-type="string">
            <text:p>137</text:p>
          </table:table-cell>
          <table:table-cell office:value-type="string" calcext:value-type="string">
            <text:p>“As the Court remarked in its Handyside Judgement, freedom of expression constitutes one of the essential foundations of a democratic society; subject to paragraph 2 of Article 10, it is applicable &lt;span class="pinkish"&gt;&lt;strong&gt;not only to information or ideas that are favourably received or regarded as inoffensive or as a matter of indifference, but also to those that offend, shock or disturb the State or any sector of the population&lt;/strong&gt;&lt;/span&gt; (…). These principles are of particular importance as far as the press is concerned.”</text:p>
          </table:table-cell>
          <table:table-cell office:value-type="string" calcext:value-type="string">
            <text:p>"Ahogy azt a Bíróság a Handyside ügyben már megállapította, a véleménynyilvánítás szabadsága a demokratikus társadalom egyik lényegi alapja; a 10. cikk 2. bekezdésében &lt;span class="pinkish"&gt;&lt;strong&gt;foglaltaknak megfelelően nem csak olyan információk vagy nézetek tartoznak ide, amelyek kedvező fogadtatásban részesülnek vagy semlegesnek vagy érdektelennek minősülnek, hanem azok is, amelyek támadóak, sokkolóak vagy zavaróak az állam vagy a népesség bármely szegmense számára" &lt;/strong&gt;&lt;/span&gt; (...). Ezek az elvek különösen fontosak akkor, amikor a sajtóról van szó."</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124"&gt; <text:s text:c="18"/></text:p>
          </table:table-cell>
          <table:table-cell table:style-name="ce61" table:number-columns-repeated="1012"/>
          <table:table-cell table:number-columns-repeated="8"/>
        </table:table-row>
        <table:table-row table:style-name="ro10">
          <table:table-cell table:style-name="ce15" office:value-type="string" calcext:value-type="string">
            <text:p>124</text:p>
          </table:table-cell>
          <table:table-cell table:style-name="ce15" office:value-type="string" calcext:value-type="string">
            <text:p>138</text:p>
          </table:table-cell>
          <table:table-cell table:style-name="ce50" office:value-type="string" calcext:value-type="string">
            <text:p>Sunday Times v. The United Kingdom, 1979</text:p>
          </table:table-cell>
          <table:table-cell table:style-name="ce50" office:value-type="string" calcext:value-type="string">
            <text:p>Sunday Times kontra Egyesült Királyság, 1979</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ST79" aria-expanded="false" aria-controls="collapseExample"&gt;Case summary&lt;/a&gt; <text:s text:c="16"/>&lt;/p&gt; <text:s text:c="16"/>&lt;div class="case-details collapse" id="caseST79"&gt; <text:s text:c="18"/>&lt;div class="card card-block"&gt; <text:s text:c="20"/>&lt;h5 data-unq="124-01"&gt;</text:p>
          </table:table-cell>
          <table:table-cell table:style-name="ce61" table:number-columns-repeated="1012"/>
          <table:table-cell table:number-columns-repeated="8"/>
        </table:table-row>
        <table:table-row table:style-name="ro28">
          <table:table-cell table:style-name="ce29" office:value-type="string" calcext:value-type="string">
            <text:p>124-01</text:p>
          </table:table-cell>
          <table:table-cell table:style-name="ce29" office:value-type="string" calcext:value-type="string">
            <text:p>75</text:p>
          </table:table-cell>
          <table:table-cell table:style-name="ce52" office:value-type="string" calcext:value-type="string">
            <text:p>Sunday Times v. The United Kingdom, Application no. 6538/74, Judgement 26 April 1979</text:p>
          </table:table-cell>
          <table:table-cell table:style-name="ce52" office:value-type="string" calcext:value-type="string">
            <text:p>Sunday Times kontra Egyesült Királyság, Ügyszám 6538/74. Ítélet: 1979. április 26.</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124-02"&gt; <text:s text:c="22"/></text:p>
          </table:table-cell>
          <table:table-cell table:style-name="ce61" table:number-columns-repeated="1012"/>
          <table:table-cell table:number-columns-repeated="8"/>
        </table:table-row>
        <table:table-row table:style-name="ro3">
          <table:table-cell table:style-name="ce29" office:value-type="string" calcext:value-type="string">
            <text:p>124-02</text:p>
          </table:table-cell>
          <table:table-cell table:style-name="ce29" office:value-type="string" calcext:value-type="string">
            <text:p>76</text:p>
          </table:table-cell>
          <table:table-cell table:style-name="ce52" office:value-type="string" calcext:value-type="string">
            <text:p>The Sunday Times successfully complained to the European Court of Human Rights, after an injunction was granted by the English courts to stop the publication of the newspaper article on the serious health risks posed by a drug (thalidomide). The article discussed also the settlement negotiations for the “thalidomide children”, following pregnant women’s use of the thalidomide drug which resulted in severe birth defects.</text:p>
          </table:table-cell>
          <table:table-cell table:style-name="ce52" office:value-type="string" calcext:value-type="string">
            <text:p>A Sunday Times sikeresen perelt az Emberi Jogok Európai Bíróságánál miután egy angol bíróság végzése megtiltotta egy cikk publikálását, egy gyógyszer (thalidomide) súlyos egészségi kockázatáról. A cikk szintén emlitette az egyeztetési tárgyalásokat a "thalidomid gyermekekkel" kapcsolatban, terhes anyák által szedett thaliudomine gyógyszer miatt, melyek különféle születési rendellenességet okoztak.</text:p>
          </table:table-cell>
          <table:table-cell table:style-name="ce52" table:number-columns-repeated="1012"/>
          <table:table-cell table:number-columns-repeated="8"/>
        </table:table-row>
        <table:table-row table:style-name="ro26">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57584"&gt;http://hudoc.echr.coe.int/eng?i=001-57584&lt;/a&gt; <text:s text:c="22"/>&lt;p&gt;&lt;strong&gt;Legal summaries and comments: &lt;/strong&gt;&lt;a href="https://globalfreedomofexpression.columbia.edu/cases/the-sunday-times-v-united-kingdom/"&gt;https://globalfreedomofexpression.columbia.edu/cases/the-sunday-times-v-united-kingdom/&lt;/a&gt;&lt;/p&gt; <text:s text:c="20"/>&lt;/p&gt; <text:s text:c="18"/>&lt;/div&gt; <text:s text:c="16"/>&lt;/div&gt; <text:s text:c="14"/>&lt;/div&gt; <text:s text:c="15"/>&lt;div class="citecontainer"&gt; <text:s text:c="16"/>&lt;cite data-unq="125"&gt;</text:p>
          </table:table-cell>
          <table:table-cell table:style-name="ce61" table:number-columns-repeated="1012"/>
          <table:table-cell table:number-columns-repeated="8"/>
        </table:table-row>
        <table:table-row table:style-name="ro46">
          <table:table-cell office:value-type="string" calcext:value-type="string">
            <text:p>125</text:p>
          </table:table-cell>
          <table:table-cell office:value-type="string" calcext:value-type="string">
            <text:p>139</text:p>
          </table:table-cell>
          <table:table-cell office:value-type="string" calcext:value-type="string">
            <text:p>“Whilst the press must not overstep the bounds set, inter alia, for the “protection of the reputation of others”, it is nevertheless incumbent on it to impart information and ideas on political issues just as on those in other areas of public interest. Not only does the press have the task of imparting such information and ideas: the public also has a right to receive them (...). In this connection, the Court cannot accept the opinion, expressed in the Judgement of the Vienna Court of Appeal, to the effect that the task of the press was to impart information, the interpretation of which had to be left primarily to the reader (...). &lt;span class="pinkish"&gt;&lt;strong&gt;Freedom of the press furthermore affords the public one of the best means of discovering and forming an opinion of the ideas and attitudes of political leaders.&lt;/strong&gt;&lt;/span&gt;”</text:p>
          </table:table-cell>
          <table:table-cell office:value-type="string" calcext:value-type="string">
            <text:p>"Miközben a sajtó nem lépheti át a kijelölt, többek között a "mások jóhírnevét védő" korátokat, mindazonáltal kötelessége, hogy politikai ügyekkel és a közérdeklődésre számot tartó egyéb témákkal kapcsolatos ismereteket és nézeteket terjesszen. Nem csak a sajtó feladata, hogy ilyen ismereteket és nézeteket terjesszen: a közönségnek is joga van megismerni ezeket (...). Ezzel összefüggésben a Bíróság nem fogadhatja el a Bécsi Fellebbviteli Bíróság ítéletében kifejtett véleményt, miszerint a sajtó feladata az információ terjesztése, amelynek értelmezését elsősorban az olvasóra kell bízni (...).. Ezzel összefüggésben az Elsőfokú Bíróság nem fogadhatja el a Bécsi Fellebbviteli Bíróság ítéletében kifejtett véleményét, amely szerint a sajtó feladata az volt, hogy információt szolgáltasson, amelynek értelmezését elsősorban az olvasóra kell hagyni (... ). &lt;span class="pinkish"&gt;&lt;strong&gt;Továbbá a sajtószabadság nyújtja a nagyközönség számára az egyik legjobb eszközt a politikai vezetők nézeteinek és viselkedésének megismeréséhez és az arról való véleményformáláshoz.&lt;/strong&gt;&lt;/span&g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126"&gt; <text:s text:c="18"/></text:p>
          </table:table-cell>
          <table:table-cell table:style-name="ce61" table:number-columns-repeated="1012"/>
          <table:table-cell table:number-columns-repeated="8"/>
        </table:table-row>
        <table:table-row table:style-name="ro10">
          <table:table-cell table:style-name="ce15" office:value-type="string" calcext:value-type="string">
            <text:p>126</text:p>
          </table:table-cell>
          <table:table-cell table:style-name="ce15" office:value-type="string" calcext:value-type="string">
            <text:p>140</text:p>
          </table:table-cell>
          <table:table-cell table:style-name="ce57" office:value-type="string" calcext:value-type="string">
            <text:p>Lingens v. Austria, 1986</text:p>
          </table:table-cell>
          <table:table-cell table:style-name="ce57" office:value-type="string" calcext:value-type="string">
            <text:p>Lingens kontra Ausztria, 1986</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LA86-01" aria-expanded="false" aria-controls="collapseExample"&gt;Case summary&lt;/a&gt; <text:s text:c="16"/>&lt;/p&gt; <text:s text:c="16"/>&lt;div class="case-details collapse" id="caseLA86-01"&gt; <text:s text:c="18"/>&lt;div class="card card-block"&gt; <text:s text:c="20"/>&lt;h5 data-unq="119-01"&gt;</text:p>
          </table:table-cell>
          <table:table-cell table:style-name="ce61" table:number-columns-repeated="1012"/>
          <table:table-cell table:number-columns-repeated="8"/>
        </table:table-row>
        <table:table-row table:style-name="ro10">
          <table:table-cell table:style-name="ce29" office:value-type="string" calcext:value-type="string">
            <text:p>119-01</text:p>
          </table:table-cell>
          <table:table-cell table:style-name="ce29"/>
          <table:table-cell table:style-name="ce52" table:formula="of:=[.C320]" office:value-type="string" office:string-value="Lingens v. Austria, Application no. 9815/82, Judgement 8 July 1986" calcext:value-type="string">
            <text:p>Lingens v. Austria, Application no. 9815/82, Judgement 8 July 1986</text:p>
          </table:table-cell>
          <table:table-cell table:style-name="ce52" table:formula="of:=[.D320]" office:value-type="string" office:string-value="A Lingens kontra Ausztria, Ügyszám 9815/82., Ítélet: 1986. július 8." calcext:value-type="string">
            <text:p>A Lingens kontra Ausztria, Ügyszám 9815/82., Ítélet: 1986. július 8.</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119-02"&gt; <text:s text:c="22"/></text:p>
          </table:table-cell>
          <table:table-cell table:style-name="ce61" table:number-columns-repeated="1012"/>
          <table:table-cell table:number-columns-repeated="8"/>
        </table:table-row>
        <table:table-row table:style-name="ro3">
          <table:table-cell table:style-name="ce29" office:value-type="string" calcext:value-type="string">
            <text:p>119-02</text:p>
          </table:table-cell>
          <table:table-cell table:style-name="ce29"/>
          <table:table-cell table:style-name="ce52" table:formula="of:=[.C322]" office:value-type="string" office:string-value="Mr. Lingens, an Austrian journalist, successfully complained to the European Court of Human Rights after being criminally convicted of defamation. The journalist conviction came after he harshly criticized, in his articles, the retiring Chancellor of Austria. He used words such as “the basest opportunism”, “immoral”, and “undignified” to describe the politician’s behavior." calcext:value-type="string">
            <text:p>Mr. Lingens, an Austrian journalist, successfully complained to the European Court of Human Rights after being criminally convicted of defamation. The journalist conviction came after he harshly criticized, in his articles, the retiring Chancellor of Austria. He used words such as “the basest opportunism”, “immoral”, and “undignified” to describe the politician’s behavior.</text:p>
          </table:table-cell>
          <table:table-cell table:style-name="ce52" table:formula="of:=[.D322]" office:value-type="string" office:string-value="Lingens úr, egy osztrák újságíró, sikeresen lépett fel  az Emberi Jogok Európai Bíróságánál, miután - rágalmazás miatt - büntetőjogilag felelősségre vonták.  Az újságírót azután ítélték el, hogy cikkeiben durván bíráltaAusztria visszavonult  kancellárját.  Olyan szavakat használt, mint a &quot;legalantasabb opportunizmus&quot;, &quot;erkölcstelen&quot; és &quot;méltatlan&quot;, hogy leírja a politikus magatartását." calcext:value-type="string">
            <text:p>Lingens úr, egy osztrák újságíró, sikeresen lépett fel <text:s/>az Emberi Jogok Európai Bíróságánál, miután - rágalmazás miatt - büntetőjogilag felelősségre vonták. <text:s/>Az újságírót azután ítélték el, hogy cikkeiben durván bíráltaAusztria visszavonult <text:s/>kancellárját. <text:s/>Olyan szavakat használt, mint a "legalantasabb opportunizmus", "erkölcstelen" és "méltatlan", hogy leírja a politikus magatartását.</text:p>
          </table:table-cell>
          <table:table-cell table:style-name="ce52" table:number-columns-repeated="1012"/>
          <table:table-cell table:number-columns-repeated="8"/>
        </table:table-row>
        <table:table-row table:style-name="ro26">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57523"&gt;http://hudoc.echr.coe.int/eng?i=001-57523&lt;/a&gt; <text:s text:c="22"/>&lt;p&gt;&lt;strong&gt;Legal summaries and comments: &lt;/strong&gt;&lt;a href="https://globalfreedomofexpression.columbia.edu/cases/lingens-v-austria/"&gt;https://globalfreedomofexpression.columbia.edu/cases/lingens-v-austria/&lt;/a&gt;&lt;/p&gt; <text:s text:c="20"/>&lt;/p&gt; <text:s text:c="18"/>&lt;/div&gt; <text:s text:c="16"/>&lt;/div&gt; <text:s text:c="14"/>&lt;/div&gt; <text:s text:c="15"/>&lt;div class="citecontainer"&gt; <text:s text:c="16"/>&lt;cite data-unq="127"&gt;</text:p>
          </table:table-cell>
          <table:table-cell table:style-name="ce61" table:number-columns-repeated="1012"/>
          <table:table-cell table:number-columns-repeated="8"/>
        </table:table-row>
        <table:table-row table:style-name="ro3">
          <table:table-cell office:value-type="string" calcext:value-type="string">
            <text:p>127</text:p>
          </table:table-cell>
          <table:table-cell office:value-type="string" calcext:value-type="string">
            <text:p>141</text:p>
          </table:table-cell>
          <table:table-cell office:value-type="string" calcext:value-type="string">
            <text:p>“In the present case, the applicant expressed his views by having them published in a newspaper. Regard must therefore be had to the pre-eminent role of the press in a State governed by the rule of law. (...) Were it otherwise, &lt;span class="pinkish"&gt;&lt;strong&gt;the press&lt;/strong&gt;&lt;/span&gt; would be unable to play its vital &lt;span class="pinkish"&gt;&lt;strong&gt;role of "public watchdog"&lt;/strong&gt;&lt;/span&gt;.”</text:p>
          </table:table-cell>
          <table:table-cell office:value-type="string" calcext:value-type="string">
            <text:p>"Jelen ügyben a panaszos úgy fejezte ki a nézeteit, hogy közzétette őket egy újságban. Éppen ezért figyelelmbe kell venni a sajtó kimagasló szerepét egy jogállamban. (...) &lt;span class="pinkish"&gt;&lt;strong&gt;Máskülönben&lt;/strong&gt;&lt;/span&gt; a sajtó nem lenne képes ellátni a nélkülözhetetlen "nyilvánosság házőrzőkutyája" (public watchdog) szerepét."&lt;/strong&gt;&lt;/span&g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128"&gt; <text:s text:c="18"/></text:p>
          </table:table-cell>
          <table:table-cell table:style-name="ce61" table:number-columns-repeated="1012"/>
          <table:table-cell table:number-columns-repeated="8"/>
        </table:table-row>
        <table:table-row table:style-name="ro10">
          <table:table-cell table:style-name="ce15" office:value-type="string" calcext:value-type="string">
            <text:p>128</text:p>
          </table:table-cell>
          <table:table-cell table:style-name="ce15" office:value-type="string" calcext:value-type="string">
            <text:p>142</text:p>
          </table:table-cell>
          <table:table-cell table:style-name="ce50" office:value-type="string" calcext:value-type="string">
            <text:p>Thorgeirson v. Iceland, 1992</text:p>
          </table:table-cell>
          <table:table-cell table:style-name="ce50" office:value-type="string" calcext:value-type="string">
            <text:p>Thorgeirson kontra Izland, 1992</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TvI92" aria-expanded="false" aria-controls="collapseExample"&gt;Case summary&lt;/a&gt; <text:s text:c="16"/>&lt;/p&gt; <text:s text:c="16"/>&lt;div class="case-details collapse" id="caseTvI92"&gt; <text:s text:c="18"/>&lt;div class="card card-block"&gt; <text:s text:c="20"/>&lt;h5 data-unq="128-01"&gt;</text:p>
          </table:table-cell>
          <table:table-cell table:style-name="ce61" table:number-columns-repeated="1012"/>
          <table:table-cell table:number-columns-repeated="8"/>
        </table:table-row>
        <table:table-row table:style-name="ro10">
          <table:table-cell table:style-name="ce29" office:value-type="string" calcext:value-type="string">
            <text:p>128-01</text:p>
          </table:table-cell>
          <table:table-cell table:style-name="ce29" office:value-type="string" calcext:value-type="string">
            <text:p>80</text:p>
          </table:table-cell>
          <table:table-cell table:style-name="ce52" office:value-type="string" calcext:value-type="string">
            <text:p>Thorgeirson v. Iceland, Application no. 13778/88, Judgement 25 June 1992</text:p>
          </table:table-cell>
          <table:table-cell table:style-name="ce52" office:value-type="string" calcext:value-type="string">
            <text:p>Thorgeirson kontra Izland, Ügyszám 13778/88, Ítélet: 1992. június 25.</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128-02"&gt; <text:s text:c="22"/></text:p>
          </table:table-cell>
          <table:table-cell table:style-name="ce61" table:number-columns-repeated="1012"/>
          <table:table-cell table:number-columns-repeated="8"/>
        </table:table-row>
        <table:table-row table:style-name="ro37">
          <table:table-cell table:style-name="ce29" office:value-type="string" calcext:value-type="string">
            <text:p>128-02</text:p>
          </table:table-cell>
          <table:table-cell table:style-name="ce29" office:value-type="string" calcext:value-type="string">
            <text:p>81</text:p>
          </table:table-cell>
          <table:table-cell table:style-name="ce52" office:value-type="string" calcext:value-type="string">
            <text:p>Mr. Thorgeirson wrote an article calling for the investigation of police brutality. He used strong expressions such as: “wild beasts in uniform that creep around, silently or not, in the jungle of our town’s night-life”. He was sentenced to pay a criminal fine for defamation of unspecified members of the police. Following a complaint from Mr. Thorgeirson, European Court of Human Rights ruled in his favor, considering that his conviction constituted a violation of Article 10.</text:p>
          </table:table-cell>
          <table:table-cell table:style-name="ce52" office:value-type="string" calcext:value-type="string">
            <text:p>Thorgeirson úr egy cikkében a rendőri brutalitásra hívta fel a figyelmet. Olyan erős kifejezéseket használt, mint "vad szörnyek egyenruhában, melyek körbevesznek városunk éjszakai életének dzsungelében." <text:s/>Pénzbírságot szabtak ki rá, a rendőrség meg nem nevezett tagjainak rágalmazásáért. <text:s/>Thorgeirson úr panasza után, az Emberi Jogok Európai Bírósága a javára döntötta, a 10. cikk megsértését állapította meg. <text:s/></text:p>
          </table:table-cell>
          <table:table-cell table:style-name="ce52" table:number-columns-repeated="1012"/>
          <table:table-cell table:number-columns-repeated="8"/>
        </table:table-row>
        <table:table-row table:style-name="ro40">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57795"&gt;http://hudoc.echr.coe.int/eng?i=001-57795&lt;/a&gt; <text:s text:c="22"/>&lt;p&gt;&lt;strong&gt;Legal summaries and comments: &lt;/strong&gt;&lt;a href="https://rm.coe.int/168007ff48"&gt;https://rm.coe.int/168007ff48&lt;/a&gt;&lt;/p&gt; <text:s text:c="20"/>&lt;/p&gt; <text:s text:c="18"/>&lt;/div&gt; <text:s text:c="16"/>&lt;/div&gt; <text:s text:c="14"/>&lt;/div&gt; <text:s text:c="15"/>&lt;h5 class="azure largechar bulleted" data-unq="129"&gt;</text:p>
          </table:table-cell>
          <table:table-cell table:style-name="ce61" table:number-columns-repeated="1012"/>
          <table:table-cell table:number-columns-repeated="8"/>
        </table:table-row>
        <table:table-row table:style-name="ro33">
          <table:table-cell office:value-type="string" calcext:value-type="string">
            <text:p>129</text:p>
          </table:table-cell>
          <table:table-cell office:value-type="string" calcext:value-type="string">
            <text:p>143</text:p>
          </table:table-cell>
          <table:table-cell office:value-type="string" calcext:value-type="string">
            <text:p>Expression limitations – only if necessary in a democratic society</text:p>
          </table:table-cell>
          <table:table-cell office:value-type="string" calcext:value-type="string">
            <text:p>A vélemény korlátozása - csak akkor, ha az szükséges egy demokratikus társadalomban</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 <text:s text:c="15"/>&lt;div class="citecontainer"&gt; <text:s text:c="16"/>&lt;cite data-unq="130"&gt;</text:p>
          </table:table-cell>
          <table:table-cell table:style-name="ce61" table:number-columns-repeated="1012"/>
          <table:table-cell table:number-columns-repeated="8"/>
        </table:table-row>
        <table:table-row table:style-name="ro26">
          <table:table-cell office:value-type="string" calcext:value-type="string">
            <text:p>130</text:p>
          </table:table-cell>
          <table:table-cell office:value-type="string" calcext:value-type="string">
            <text:p>144</text:p>
          </table:table-cell>
          <table:table-cell office:value-type="string" calcext:value-type="string">
            <text:p>“It is open to question whether the information in the report was sufficiently sensitive to justify preventing its distribution. [...] In this latter connection, the Court points out that it has already held that it was &lt;span class="pinkish"&gt;&lt;strong&gt;unnecessary&lt;/strong&gt;&lt;/span&gt; to prevent the disclosure of certain information seeing that it had already been made public or had ceased to be confidential. [...] &lt;span class="pinkish"&gt;&lt;strong&gt;In short, as the measure was not necessary in a democratic society, there has been a breach of Article 10.&lt;/strong&gt;&lt;/span&gt;”</text:p>
          </table:table-cell>
          <table:table-cell office:value-type="string" calcext:value-type="string">
            <text:p>"Kérdéses, hogy a riportban szereplő információ kellőképpen érzékeny volt-e ahhoz, hogy igazolja a közzététel előzetes megakadályozását. [...] Ezzel az utóbbival összefüggésben a Bíróság kiemeli, hogy már korábban megállapította, hogy &lt;span class="pinkish"&gt;&lt;strong&gt;szükségtelen&lt;/strong&gt;&lt;/span&gt; volt egy bizonyos információ közzétételének előzetes megakadályozása, mivel azt már korábban nyilvánosságra hozták vagy megszűnt bizalmasnak lenni. [...] &lt;span class="pinkish"&gt;&lt;strong&gt;Röviden, mivel az intézkedés nem volt szükséges egy demokratikus társadalomban, sérült a 10. cikk.&lt;/strong&gt;&lt;/span&g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131"&gt; <text:s text:c="18"/></text:p>
          </table:table-cell>
          <table:table-cell table:style-name="ce61" table:number-columns-repeated="1012"/>
          <table:table-cell table:number-columns-repeated="8"/>
        </table:table-row>
        <table:table-row table:style-name="ro10">
          <table:table-cell table:style-name="ce15" office:value-type="string" calcext:value-type="string">
            <text:p>131</text:p>
          </table:table-cell>
          <table:table-cell table:style-name="ce15" office:value-type="string" calcext:value-type="string">
            <text:p>145</text:p>
          </table:table-cell>
          <table:table-cell table:style-name="ce50" office:value-type="string" calcext:value-type="string">
            <text:p>Vereniging Weekblad Bluf! v. The Netherlands, 1995</text:p>
          </table:table-cell>
          <table:table-cell table:style-name="ce50" office:value-type="string" calcext:value-type="string">
            <text:p>Vereniging Weekblad Bluf! Kontra <text:s/>Hollandia, 1995</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VWB95" aria-expanded="false" aria-controls="collapseExample"&gt;Case summary&lt;/a&gt; <text:s text:c="16"/>&lt;/p&gt; <text:s text:c="16"/>&lt;div class="case-details collapse" id="caseVWB95"&gt; <text:s text:c="18"/>&lt;div class="card card-block"&gt; <text:s text:c="20"/>&lt;h5 data-unq="131-01"&gt;</text:p>
          </table:table-cell>
          <table:table-cell table:style-name="ce61" table:number-columns-repeated="1012"/>
          <table:table-cell table:number-columns-repeated="8"/>
        </table:table-row>
        <table:table-row table:style-name="ro28">
          <table:table-cell table:style-name="ce29" office:value-type="string" calcext:value-type="string">
            <text:p>131-01</text:p>
          </table:table-cell>
          <table:table-cell table:style-name="ce29" office:value-type="string" calcext:value-type="string">
            <text:p>384</text:p>
          </table:table-cell>
          <table:table-cell table:style-name="ce52" office:value-type="string" calcext:value-type="string">
            <text:p>Vereniging Weekblad Bluf! V. The Netherlands, Application no. 16616/90, Judgement 09 February 1995</text:p>
          </table:table-cell>
          <table:table-cell table:style-name="ce52" office:value-type="string" calcext:value-type="string">
            <text:p>Vereniging Weekblad Bluf! kontra Hollandia, Ügyszám. 16616/90, Ítélet:1995. február 09.</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131-02"&gt; <text:s text:c="22"/></text:p>
          </table:table-cell>
          <table:table-cell table:style-name="ce61" table:number-columns-repeated="1012"/>
          <table:table-cell table:number-columns-repeated="8"/>
        </table:table-row>
        <table:table-row table:style-name="ro27">
          <table:table-cell table:style-name="ce29" office:value-type="string" calcext:value-type="string">
            <text:p>131-02</text:p>
          </table:table-cell>
          <table:table-cell table:style-name="ce29" office:value-type="string" calcext:value-type="string">
            <text:p>39</text:p>
          </table:table-cell>
          <table:table-cell table:style-name="ce52" office:value-type="string" calcext:value-type="string">
            <text:p>The applicant was a Dutch association which was publishing a weekly magazine called Bluf!. In 1987, Bluf! obtained a confidential report of the Dutch internal secret service and decided to publish it. As a consequence, their premises were searched following an order of the investigating judge. The entire print-run of that Bluf! issue was seized. During that night, the staff of Bluf! secretly reprinted the issue, and about 2,500 copies were distributed the next day on the streets. After closing the investigation, no criminal charges were pressed against the staff of Bluf!, but the Dutch courts maintained that all copies of that issue need to be withdraw from public circulation. European Court of Human Rights found that the Dutch authorities violated Article 10 of the Convention.</text:p>
          </table:table-cell>
          <table:table-cell table:style-name="ce52" office:value-type="string" calcext:value-type="string">
            <text:p>A kérelmező egy Holland egyesület volt, amely egy <text:s/>Bluf! nevű heti magazint publikált. 1987-ben Bluff! bizalmas jelentést kapott a holland belső titkosszolgálatról, és úgy határozott, hogy közzéteszi. Ennek következtében a helyiségeiket a nyomozóbíró utasítását követve átkutatták. Az egész Bluff! kinyomtatott anyagot lefoglalták. Aznap éjjel a Bluff! munkatársai titokban újranyomtatták a <text:s/>jelentést és másnap mintegy 2.500 példányt osztottak szét az utcán. A vizsgálat lezárását követően nem merült fel büntetőügylet a Bluf! munkatársaival szemben, de a holland bíróságok azt állították, hogy a kiadvány összes példányát vissza kell vonni a nyilvános forgalomból. Az Emberi Jogok Európai Bírósága megállapította, hogy a holland hatóságok megsértették az Egyezmény 10. cikkét.</text:p>
          </table:table-cell>
          <table:table-cell table:style-name="ce52" table:number-columns-repeated="1012"/>
          <table:table-cell table:number-columns-repeated="8"/>
        </table:table-row>
        <table:table-row table:style-name="ro26">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57915"&gt;http://hudoc.echr.coe.int/eng?i=001-57915&lt;/a&gt; <text:s text:c="22"/>&lt;p&gt;&lt;strong&gt;Legal summaries and comments: &lt;/strong&gt;&lt;a href="http://merlin.obs.coe.int/iris/1995/3/article6.en.html"&gt;http://merlin.obs.coe.int/iris/1995/3/article6.en.html&lt;/a&gt;&lt;/p&gt; <text:s text:c="20"/>&lt;/p&gt; <text:s text:c="18"/>&lt;/div&gt; <text:s text:c="16"/>&lt;/div&gt; <text:s text:c="14"/>&lt;/div&gt; <text:s text:c="15"/>&lt;div class="citecontainer"&gt; <text:s text:c="16"/>&lt;cite data-unq="132"&gt;</text:p>
          </table:table-cell>
          <table:table-cell table:style-name="ce61" table:number-columns-repeated="1012"/>
          <table:table-cell table:number-columns-repeated="8"/>
        </table:table-row>
        <table:table-row table:style-name="ro47">
          <table:table-cell office:value-type="string" calcext:value-type="string">
            <text:p>132</text:p>
          </table:table-cell>
          <table:table-cell office:value-type="string" calcext:value-type="string">
            <text:p>146</text:p>
          </table:table-cell>
          <table:table-cell office:value-type="string" calcext:value-type="string">
            <text:p>“(...) a limitation of free expression in the interests of national security should not be regarded as necessary unless there was a &lt;span class="pinkish"&gt;&lt;strong&gt;"pressing social need"&lt;/strong&gt;&lt;/span&gt; for the limitation and it was &lt;span class="pinkish"&gt;&lt;strong&gt;"proportionate to the legitimate aims pursued"&lt;/strong&gt;&lt;/span&gt;.</text:p>
          </table:table-cell>
          <table:table-cell office:value-type="string" calcext:value-type="string">
            <text:p><text:span text:style-name="T2">"(...) a véleménynyilvánítás szabadságának korlátozása a nemzetbiztonság érdekében nem tekinthető szükségesnek hacsak nincs egy &lt;span class="pinkish"&gt;&lt;strong&gt;"nyomós társadalmi szükséglet"&lt;/strong&gt;&lt;/span&gt; a korlátozásra és az &lt;span class="pinkish"&gt;&lt;strong&gt;"arányos az elérni kívánt célhoz képest"&lt;/strong&gt;&lt;/span&gt;</text:span>.</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133"&gt; <text:s text:c="18"/></text:p>
          </table:table-cell>
          <table:table-cell table:style-name="ce61" table:number-columns-repeated="1012"/>
          <table:table-cell table:number-columns-repeated="8"/>
        </table:table-row>
        <table:table-row table:style-name="ro10">
          <table:table-cell table:style-name="ce15" office:value-type="string" calcext:value-type="string">
            <text:p>133</text:p>
          </table:table-cell>
          <table:table-cell table:style-name="ce15" office:value-type="string" calcext:value-type="string">
            <text:p>147</text:p>
          </table:table-cell>
          <table:table-cell table:style-name="ce63" office:value-type="string" calcext:value-type="string">
            <text:p>Observer and Guardian v. the United Kingdom, 1991</text:p>
          </table:table-cell>
          <table:table-cell table:style-name="ce57" office:value-type="string" calcext:value-type="string">
            <text:p>Observer és Guardian <text:s/>kontra Egyesült Királyság, 1991</text:p>
          </table:table-cell>
          <table:table-cell table:style-name="ce85" table:number-columns-repeated="1012"/>
          <table:table-cell table:number-columns-repeated="8"/>
        </table:table-row>
        <table:table-row table:style-name="ro47">
          <table:table-cell table:style-name="ce33" table:number-columns-repeated="2"/>
          <table:table-cell table:number-columns-repeated="2" table:style-name="ce64" office:value-type="string" calcext:value-type="string">
            <text:p><text:s/>&amp;nbsp; <text:s text:c="18"/>&lt;a class="btn btn-info btn-collapse" data-toggle="collapse" href="#caseOG91-01" aria-expanded="false" aria-controls="collapseExample"&gt;Case summary&lt;/a&gt; <text:s text:c="16"/>&lt;/p&gt; <text:s text:c="16"/>&lt;div class="case-details collapse" id="caseOG91-01"&gt; <text:s text:c="18"/>&lt;div class="card card-block"&gt; <text:s text:c="20"/>&lt;h5 data-unq="112-01"&gt;</text:p>
          </table:table-cell>
          <table:table-cell table:style-name="ce61" table:number-columns-repeated="1012"/>
          <table:table-cell table:number-columns-repeated="8"/>
        </table:table-row>
        <table:table-row table:style-name="ro24">
          <table:table-cell table:style-name="ce29" office:value-type="string" calcext:value-type="string">
            <text:p>112-01</text:p>
          </table:table-cell>
          <table:table-cell table:style-name="ce29"/>
          <table:table-cell table:style-name="ce52" table:formula="of:=[.C294]" office:value-type="string" office:string-value="Observer and Guardian v. the United Kingdom, Application no. 13585/88, Judgement 26 November 1991" calcext:value-type="string">
            <text:p>Observer and Guardian v. the United Kingdom, Application no. 13585/88, Judgement 26 November 1991</text:p>
          </table:table-cell>
          <table:table-cell table:style-name="ce52" table:formula="of:=[.D294]" office:value-type="string" office:string-value="&#10;Observer és Guardian kontra  Egyesült Királyság, Ügyszám 13585/88, 1991. november 26-i ítélet" calcext:value-type="string">
            <text:p/>
            <text:p>Observer és Guardian kontra  Egyesült Királyság, Ügyszám 13585/88, 1991. november 26-i ítélet</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1"/>&lt;p data-unq="112-01"&gt;</text:p>
          </table:table-cell>
          <table:table-cell table:style-name="ce61" table:number-columns-repeated="1012"/>
          <table:table-cell table:number-columns-repeated="8"/>
        </table:table-row>
        <table:table-row table:style-name="ro48">
          <table:table-cell table:style-name="ce29" office:value-type="string" calcext:value-type="string">
            <text:p>112-02</text:p>
          </table:table-cell>
          <table:table-cell table:style-name="ce29"/>
          <table:table-cell table:style-name="ce52" table:formula="of:=[.C296]" office:value-type="string" office:string-value="The newspapers The Observer and The Guardian have complained to the European Court of Human Rights after the national courts issued an injunction prohibiting the publication of specific articles on the ground that they would endanger national security. The Court ruled in favor of the newspapers." calcext:value-type="string">
            <text:p>The newspapers The Observer and The Guardian have complained to the European Court of Human Rights after the national courts issued an injunction prohibiting the publication of specific articles on the ground that they would endanger national security. The Court ruled in favor of the newspapers.</text:p>
          </table:table-cell>
          <table:table-cell table:style-name="ce52" table:formula="of:=[.D296]" office:value-type="string" office:string-value="Az Observer és a The Guardian panaszt tett az Emberi Jogok Európai Bíróságán, miután a nemzeti bíróságok kiadtak egy olyan rendelkezést, amely megtiltja bizonyos cikkek közzétételét azzal az indokkal, hogy veszélyeztetné a nemzetbiztonságot. A Bíróság az újságok mellett döntött." calcext:value-type="string">
            <text:p>Az Observer és a The Guardian panaszt tett az Emberi Jogok Európai Bíróságán, miután a nemzeti bíróságok kiadtak egy olyan rendelkezést, amely megtiltja bizonyos cikkek közzétételét azzal az indokkal, hogy veszélyeztetné a nemzetbiztonságot. A Bíróság az újságok mellett döntött.</text:p>
          </table:table-cell>
          <table:table-cell table:style-name="ce52" table:number-columns-repeated="1012"/>
          <table:table-cell table:number-columns-repeated="8"/>
        </table:table-row>
        <table:table-row table:style-name="ro37">
          <table:table-cell table:style-name="ce33" table:number-columns-repeated="2"/>
          <table:table-cell table:number-columns-repeated="2" table:style-name="ce61" office:value-type="string" calcext:value-type="string">
            <text:p>&lt;/p&gt; <text:s text:c="21"/>&lt;p&gt;&lt;strong&gt;Judgement: &lt;/strong&gt;&lt;a href="http://hudoc.echr.coe.int/eng?i=001-57705"&gt;http://hudoc.echr.coe.int/eng?i=001-57705&lt;/a&gt;&lt;/p&gt; <text:s text:c="20"/>&lt;p&gt;&lt;strong&gt;Legal summaries and comments: &lt;/strong&gt;&lt;a href="https://rm.coe.int/168007ff48"&gt;https://rm.coe.int/168007ff48&lt;/a&gt;&lt;/p&gt; <text:s text:c="18"/>&lt;/div&gt; <text:s text:c="16"/>&lt;/div&gt; <text:s text:c="14"/>&lt;/div&gt; <text:s text:c="15"/>&lt;div class="citecontainer"&gt; <text:s text:c="16"/>&lt;cite data-unq="134"&gt;</text:p>
          </table:table-cell>
          <table:table-cell table:style-name="ce61" table:number-columns-repeated="1012"/>
          <table:table-cell table:number-columns-repeated="8"/>
        </table:table-row>
        <table:table-row table:style-name="ro24">
          <table:table-cell office:value-type="string" calcext:value-type="string">
            <text:p>134</text:p>
          </table:table-cell>
          <table:table-cell office:value-type="string" calcext:value-type="string">
            <text:p>148</text:p>
          </table:table-cell>
          <table:table-cell office:value-type="string" calcext:value-type="string">
            <text:p>“The adjective &lt;span class="pinkish"&gt;&lt;strong&gt;"necessary"&lt;/strong&gt;&lt;/span&gt;, within the meaning of Article 10 para. 2, implies the existence of a &lt;span class="pinkish"&gt;&lt;strong&gt;“pressing social need”&lt;/strong&gt;&lt;/span&gt;.”</text:p>
          </table:table-cell>
          <table:table-cell office:value-type="string" calcext:value-type="string">
            <text:p>"A &lt;span class="pinkish"&gt;&lt;strong&gt;"szükséges"&lt;/strong&gt;&lt;/span&gt; jelző a 10. cikk 2. bekezdésének értelmében egy <text:s/>&lt;span class="pinkish"&gt;&lt;strong&gt;"nyomós társadalmi szükséglet" létét feltételezi"&lt;/strong&gt;&lt;/span&g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135"&gt; <text:s text:c="18"/></text:p>
          </table:table-cell>
          <table:table-cell table:style-name="ce61" table:number-columns-repeated="1012"/>
          <table:table-cell table:number-columns-repeated="8"/>
        </table:table-row>
        <table:table-row table:style-name="ro10">
          <table:table-cell table:style-name="ce15" office:value-type="string" calcext:value-type="string">
            <text:p>135</text:p>
          </table:table-cell>
          <table:table-cell table:style-name="ce15" office:value-type="string" calcext:value-type="string">
            <text:p>149</text:p>
          </table:table-cell>
          <table:table-cell table:style-name="ce57" office:value-type="string" calcext:value-type="string">
            <text:p>Observer and Guardian v. the United Kingdom, 1991</text:p>
          </table:table-cell>
          <table:table-cell table:style-name="ce57" office:value-type="string" calcext:value-type="string">
            <text:p>Observer és Guardian kontra Egyesült Királyság, 1991</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OG91-02" aria-expanded="false" aria-controls="collapseExample"&gt;Case summary&lt;/a&gt; <text:s text:c="16"/>&lt;/p&gt; <text:s text:c="16"/>&lt;div class="case-details collapse" id="caseOG91-02"&gt; <text:s text:c="18"/>&lt;div class="card card-block"&gt; <text:s text:c="20"/>&lt;h5 data-unq="112-01"&gt;</text:p>
          </table:table-cell>
          <table:table-cell table:style-name="ce61" table:number-columns-repeated="1012"/>
          <table:table-cell table:number-columns-repeated="8"/>
        </table:table-row>
        <table:table-row table:style-name="ro24">
          <table:table-cell table:style-name="ce29" office:value-type="string" calcext:value-type="string">
            <text:p>112-01</text:p>
          </table:table-cell>
          <table:table-cell table:style-name="ce29"/>
          <table:table-cell table:style-name="ce52" table:formula="of:=[.C294]" office:value-type="string" office:string-value="Observer and Guardian v. the United Kingdom, Application no. 13585/88, Judgement 26 November 1991" calcext:value-type="string">
            <text:p>Observer and Guardian v. the United Kingdom, Application no. 13585/88, Judgement 26 November 1991</text:p>
          </table:table-cell>
          <table:table-cell table:style-name="ce52" table:formula="of:=[.D294]" office:value-type="string" office:string-value="&#10;Observer és Guardian kontra  Egyesült Királyság, Ügyszám 13585/88, 1991. november 26-i ítélet" calcext:value-type="string">
            <text:p/>
            <text:p>Observer és Guardian kontra  Egyesült Királyság, Ügyszám 13585/88, 1991. november 26-i ítélet</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1"/>&lt;p data-unq="112-02"&gt;</text:p>
          </table:table-cell>
          <table:table-cell table:style-name="ce61" table:number-columns-repeated="1012"/>
          <table:table-cell table:number-columns-repeated="8"/>
        </table:table-row>
        <table:table-row table:style-name="ro48">
          <table:table-cell table:style-name="ce29" office:value-type="string" calcext:value-type="string">
            <text:p>112-02</text:p>
          </table:table-cell>
          <table:table-cell table:style-name="ce29"/>
          <table:table-cell table:style-name="ce52" table:formula="of:=[.C296]" office:value-type="string" office:string-value="The newspapers The Observer and The Guardian have complained to the European Court of Human Rights after the national courts issued an injunction prohibiting the publication of specific articles on the ground that they would endanger national security. The Court ruled in favor of the newspapers." calcext:value-type="string">
            <text:p>The newspapers The Observer and The Guardian have complained to the European Court of Human Rights after the national courts issued an injunction prohibiting the publication of specific articles on the ground that they would endanger national security. The Court ruled in favor of the newspapers.</text:p>
          </table:table-cell>
          <table:table-cell table:style-name="ce52" table:formula="of:=[.D296]" office:value-type="string" office:string-value="Az Observer és a The Guardian panaszt tett az Emberi Jogok Európai Bíróságán, miután a nemzeti bíróságok kiadtak egy olyan rendelkezést, amely megtiltja bizonyos cikkek közzétételét azzal az indokkal, hogy veszélyeztetné a nemzetbiztonságot. A Bíróság az újságok mellett döntött." calcext:value-type="string">
            <text:p>Az Observer és a The Guardian panaszt tett az Emberi Jogok Európai Bíróságán, miután a nemzeti bíróságok kiadtak egy olyan rendelkezést, amely megtiltja bizonyos cikkek közzétételét azzal az indokkal, hogy veszélyeztetné a nemzetbiztonságot. A Bíróság az újságok mellett döntött.</text:p>
          </table:table-cell>
          <table:table-cell table:style-name="ce52" table:number-columns-repeated="1012"/>
          <table:table-cell table:number-columns-repeated="8"/>
        </table:table-row>
        <table:table-row table:style-name="ro37">
          <table:table-cell table:style-name="ce33" table:number-columns-repeated="2"/>
          <table:table-cell table:number-columns-repeated="2" table:style-name="ce61" office:value-type="string" calcext:value-type="string">
            <text:p>&lt;/p&gt; <text:s text:c="21"/>&lt;p&gt;&lt;strong&gt;Judgement: &lt;/strong&gt;&lt;a href="http://hudoc.echr.coe.int/eng?i=001-57705"&gt;http://hudoc.echr.coe.int/eng?i=001-57705&lt;/a&gt;&lt;/p&gt; <text:s text:c="20"/>&lt;p&gt;&lt;strong&gt;Legal summaries and comments: &lt;/strong&gt;&lt;a href="https://rm.coe.int/168007ff48"&gt;https://rm.coe.int/168007ff48&lt;/a&gt;&lt;/p&gt; <text:s text:c="18"/>&lt;/div&gt; <text:s text:c="16"/>&lt;/div&gt; <text:s text:c="14"/>&lt;/div&gt; <text:s text:c="15"/>&lt;h5 class="azure largechar bulleted" data-unq="136"&gt;</text:p>
          </table:table-cell>
          <table:table-cell table:style-name="ce61" table:number-columns-repeated="1012"/>
          <table:table-cell table:number-columns-repeated="8"/>
        </table:table-row>
        <table:table-row table:style-name="ro10">
          <table:table-cell office:value-type="string" calcext:value-type="string">
            <text:p>136</text:p>
          </table:table-cell>
          <table:table-cell office:value-type="string" calcext:value-type="string">
            <text:p>150</text:p>
          </table:table-cell>
          <table:table-cell office:value-type="string" calcext:value-type="string">
            <text:p>Offensive speech is protected speech</text:p>
          </table:table-cell>
          <table:table-cell office:value-type="string" calcext:value-type="string">
            <text:p>Az offenzív beszéd védett beszéd</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 <text:s text:c="15"/>&lt;div class="citecontainer"&gt; <text:s text:c="16"/>&lt;cite data-unq="137"&gt;</text:p>
          </table:table-cell>
          <table:table-cell table:style-name="ce61" table:number-columns-repeated="1012"/>
          <table:table-cell table:number-columns-repeated="8"/>
        </table:table-row>
        <table:table-row table:style-name="ro49">
          <table:table-cell office:value-type="string" calcext:value-type="string">
            <text:p>137</text:p>
          </table:table-cell>
          <table:table-cell office:value-type="string" calcext:value-type="string">
            <text:p>151</text:p>
          </table:table-cell>
          <table:table-cell office:value-type="string" calcext:value-type="string">
            <text:p>“In the Court’s view, the applicant’s article, and in particular the word Trottel [“idiot”], may certainly be considered polemical, but they did not on that account constitute a gratuitous personal attack as the author provided an objectively understandable explanation for them derived from Mr Haider’s speech, which was itself provocative. (...) It is true that calling a politician a Trottel in public may offend him. In the instant case, however, the word does not seem disproportionate to the indignation knowingly aroused by Mr Haider. As to the polemical tone of the article, which the Court should not be taken to approve, &lt;span class="pinkish"&gt;&lt;strong&gt;​ it must be remembered that Article 10 protects not only the substance of the ideas and information expressed but also the form in which they are conveyed.&lt;/strong&gt;&lt;/span&gt;”</text:p>
          </table:table-cell>
          <table:table-cell office:value-type="string" calcext:value-type="string">
            <text:p><text:span text:style-name="T2">"A Bíróság álláspontja szerint, a panaszos cikke, és különösen a Trottel kifejezés ["idióta"] bizonyosan polemikusnak nevezhető, de ebben a tekintetben nem jelentettek indokolatlan személyes támadást, mivel a szerző egy objektíven értelmezhető magyarázatot kínált rájuk, amely Haider úr egyébként provokatív beszédéből fakadt. (...) Igaz, hogy egy politikust nyilvánosan Trottelnek nevezni sértheti az illetőt. Jelen ügyben azonban ez a szó nem tűnik aránytalannak a Haider úr által tudatosan gerjesztett felháborodáshoz képest. A cikk polemikus stílusával kapcsolatban, amelynek igazolása nem a Bíróság feladata, &lt;span class="pinkish"&gt;&lt;strong&gt;​felidézendő, hogy a 10. cikk nem csupán a nézetek és információk tartalmát védi, hanem a közlésük módját is.&lt;/strong&gt;&lt;/span&gt;</text:span>"</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138"&gt; <text:s text:c="18"/></text:p>
          </table:table-cell>
          <table:table-cell table:style-name="ce61" table:number-columns-repeated="1012"/>
          <table:table-cell table:number-columns-repeated="8"/>
        </table:table-row>
        <table:table-row table:style-name="ro10">
          <table:table-cell table:style-name="ce15" office:value-type="string" calcext:value-type="string">
            <text:p>138</text:p>
          </table:table-cell>
          <table:table-cell table:style-name="ce15" office:value-type="string" calcext:value-type="string">
            <text:p>152</text:p>
          </table:table-cell>
          <table:table-cell table:style-name="ce50" office:value-type="string" calcext:value-type="string">
            <text:p>Oberschlick v. Austria, 1997</text:p>
          </table:table-cell>
          <table:table-cell table:style-name="ce50" office:value-type="string" calcext:value-type="string">
            <text:p>Oberschlick kontra Ausztria, 1997</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OvA97-02" aria-expanded="false" aria-controls="collapseExample"&gt;Case summary&lt;/a&gt; <text:s text:c="16"/>&lt;/p&gt; <text:s text:c="16"/>&lt;div class="case-details collapse" id="caseOvA97-02"&gt; <text:s text:c="18"/>&lt;div class="card card-block"&gt; <text:s text:c="20"/>&lt;h5 data-unq="138-01"&gt;</text:p>
          </table:table-cell>
          <table:table-cell table:style-name="ce61" table:number-columns-repeated="1012"/>
          <table:table-cell table:number-columns-repeated="8"/>
        </table:table-row>
        <table:table-row table:style-name="ro10">
          <table:table-cell table:style-name="ce29" office:value-type="string" calcext:value-type="string">
            <text:p>138-01</text:p>
          </table:table-cell>
          <table:table-cell table:style-name="ce29" office:value-type="string" calcext:value-type="string">
            <text:p>86</text:p>
          </table:table-cell>
          <table:table-cell table:style-name="ce52" office:value-type="string" calcext:value-type="string">
            <text:p>Oberschlick v. Austria, Application no. 20834/92, Judgement 1 July 1997</text:p>
          </table:table-cell>
          <table:table-cell table:style-name="ce52" office:value-type="string" calcext:value-type="string">
            <text:p>Oberschlick kontra Ausztria, Ügyszám. 20834/92, Ítélet: 1997. július 1.</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138-02"&gt; <text:s text:c="22"/></text:p>
          </table:table-cell>
          <table:table-cell table:style-name="ce61" table:number-columns-repeated="1012"/>
          <table:table-cell table:number-columns-repeated="8"/>
        </table:table-row>
        <table:table-row table:style-name="ro50">
          <table:table-cell table:style-name="ce29" office:value-type="string" calcext:value-type="string">
            <text:p>138-02</text:p>
          </table:table-cell>
          <table:table-cell table:style-name="ce29" office:value-type="string" calcext:value-type="string">
            <text:p>87</text:p>
          </table:table-cell>
          <table:table-cell table:style-name="ce52" office:value-type="string" calcext:value-type="string">
            <text:p>Oberschlick, a journalist, was criminally convicted of defamation after publishing an article about a high ranking Austrian politician in which he wrote: “I will say of Jörg Haider, firstly, that he is not a Nazi and, secondly, that he is, however, an idiot. That I justify as follows (…)”. The Austrian courts have ordered the payment of a criminal fine and the seizure of the impugned publication. European Court of Human Rights found that there had been a violation of Article 10.</text:p>
          </table:table-cell>
          <table:table-cell table:style-name="ce52" office:value-type="string" calcext:value-type="string">
            <text:p>Oberschlick, újságírót, elítélték rágalmazásért, miután közzétett egy cikket egy magas rangú osztrák politikusról, amelyben azt írta: "Elmondom Jörg Haider, először is, <text:s/>nem náci, másrészt pedig idióta. Ezt a következőkben igazolom (...)". Az osztrák bíróság bírságot szabott ki és a vitatott kiadványt lefoglalták. Az Emberi Jogok Európai Bírósága megállapította, hogy az osztrák biróság a 10. cikket megsértette.</text:p>
          </table:table-cell>
          <table:table-cell table:style-name="ce52" table:number-columns-repeated="1012"/>
          <table:table-cell table:number-columns-repeated="8"/>
        </table:table-row>
        <table:table-row table:style-name="ro40">
          <table:table-cell table:style-name="ce33" table:number-columns-repeated="2"/>
          <table:table-cell table:number-columns-repeated="2" table:style-name="ce61" office:value-type="string" calcext:value-type="string">
            <text:p><text:s text:c="21"/>&lt;/p&gt; <text:s text:c="20"/>&lt;p&gt;&lt;strong&gt;Judgement: &lt;/strong&gt;&lt;a href="http://hudoc.echr.coe.int/eng?i=001-58044"&gt;http://hudoc.echr.coe.int/eng?i=001-58044&lt;/a&gt;&lt;/p&gt; <text:s text:c="20"/>&lt;p&gt;&lt;strong&gt;Legal summaries and comments: &lt;/strong&gt;&lt;a href="http://merlin.obs.coe.int/iris/1997/7/article4.en.html"&gt;http://merlin.obs.coe.int/iris/1997/7/article4.en.html&lt;/a&gt;&lt;/p&gt; <text:s text:c="18"/>&lt;/div&gt; <text:s text:c="16"/>&lt;/div&gt; <text:s text:c="14"/>&lt;/div&gt; <text:s text:c="15"/>&lt;div class="citecontainer"&gt; <text:s text:c="16"/>&lt;cite data-unq="139"&gt;</text:p>
          </table:table-cell>
          <table:table-cell table:style-name="ce61" table:number-columns-repeated="1012"/>
          <table:table-cell table:number-columns-repeated="8"/>
        </table:table-row>
        <table:table-row table:style-name="ro51">
          <table:table-cell office:value-type="string" calcext:value-type="string">
            <text:p>139</text:p>
          </table:table-cell>
          <table:table-cell office:value-type="string" calcext:value-type="string">
            <text:p>153</text:p>
          </table:table-cell>
          <table:table-cell office:value-type="string" calcext:value-type="string">
            <text:p>“The Court agrees that describing S.P.’s conduct as that of a &lt;span class="pinkish"&gt;&lt;strong&gt;​ “cerebral bankrupt”&lt;/strong&gt;&lt;/span&gt; (...), was indeed extreme and could legitimately be considered offensive. However, it is noted that the impugned remark was a value Judgement, as acknowledged by the Government. It is true that in the absence of any factual basis even value Judgements can be considered excessive. Nevertheless, in the present case the facts on which the impugned statement was based were outlined in considerable detail; (...) In the context of what appears to be an intense debate in which opinions were expressed with little restraint (...), &lt;span class="pinkish"&gt;&lt;strong&gt;​ the Court would interpret the impugned statement as an expression of strong disagreement, even contempt for S.P.’s position, rather than a factual assessment of his intellectual abilities​.&lt;/strong&gt;&lt;/span&gt; Viewed in this light, the description of the parliamentarian’s speech and conduct can be regarded as a sufficient foundation for the author’s statement. (...) the Court considers that even offensive language, which may fall outside the protection of freedom of expression if its sole intent is to insult, may be protected by Article 10 when serving merely stylistic purposes. (...) the Court considers that the statement did not amount to a gratuitous personal attack on S.P.“</text:p>
          </table:table-cell>
          <table:table-cell table:style-name="ce127" office:value-type="string" calcext:value-type="string">
            <text:p><text:span text:style-name="T5">"A Bíróság egyetért azzal, hogy S. P. tevékenységét úgy leírni, mint </text:span><text:span text:style-name="T6">&lt;span class="pinkish"&gt;&lt;strong&gt;</text:span><text:span text:style-name="T7">"mentális csődtömeg"</text:span><text:span text:style-name="T6">&lt;/strong&gt;&lt;/span&gt;</text:span><text:span text:style-name="T7"> (...) valóban extrém volt és jogosan értelmezhető offenzívnak. Mindazonáltal, ahogyan azt a Kormány is elismerte, a szóban forgó kifejezés értékítélet volt. Igaz, hogy értékítéletek is minősülhetnek túlzónak, amennyiben minden ténybeli alapot nélkülöznek. Mindazonáltal a jelen ügyben a vitatott közlés alapjául szolgáló tényeket részletesen kifejtették; (...) Abban a kontextusban, amely egy éles vitának tűnik és amelyben nem fogták vissza magukat az egyes vélemények kifejtői (...), </text:span><text:span text:style-name="T6">&lt;span class="pinkish"&gt;&lt;strong&gt;</text:span><text:span text:style-name="T7">a Bíróság erős egyet nem értésként értelmezi a szóban forgó közlést, akár az S. P. álláspontja iránti megvetésként az intellektuális képességeinek ténybeli értékelése helyett</text:span><text:span text:style-name="T6">&lt;/strong&gt;&lt;/span&gt;</text:span>. Ennek fényében, a képviselő beszéde és tevékenysége a szerző állításának megfelelő alapjaként tekinthetőek. (...) A Bíróság megítélése szerint még a sértő nyelvezet is, amely kívül eshet a véleményszabadság védelmén, amennyiben egyedüli célja a sértés, élvezheti a 10. cikk védelmét, amennyiben kizárólag stilisztikai célokat szolgál. (...) a Bíróság úgy véli, hogy a közlés nem minősült S. P. elleni indokolatlan személyes támadásnak." </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text:s text:c="17"/>&lt;/cite&gt; <text:s text:c="16"/>&lt;p class="refer" data-unq="140"&gt; <text:s text:c="18"/></text:p>
          </table:table-cell>
          <table:table-cell table:style-name="ce61" table:number-columns-repeated="1012"/>
          <table:table-cell table:number-columns-repeated="8"/>
        </table:table-row>
        <table:table-row table:style-name="ro10">
          <table:table-cell table:style-name="ce15" office:value-type="string" calcext:value-type="string">
            <text:p>140</text:p>
          </table:table-cell>
          <table:table-cell table:style-name="ce15" office:value-type="string" calcext:value-type="string">
            <text:p>154</text:p>
          </table:table-cell>
          <table:table-cell table:style-name="ce50" office:value-type="string" calcext:value-type="string">
            <text:p>Mladina D.D. Ljubliana v. Slovenia, 2014</text:p>
          </table:table-cell>
          <table:table-cell table:style-name="ce50" office:value-type="string" calcext:value-type="string">
            <text:p>Mladina D.D. Ljubliana kontra Szlovénia, 2014</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MDDL14" aria-expanded="false" aria-controls="collapseExample"&gt;Case summary&lt;/a&gt; <text:s text:c="16"/>&lt;/p&gt; <text:s text:c="16"/>&lt;div class="case-details collapse" id="caseMDDL14"&gt; <text:s text:c="18"/>&lt;div class="card card-block"&gt; <text:s text:c="20"/>&lt;h5 data-unq="140-01"&gt;</text:p>
          </table:table-cell>
          <table:table-cell table:style-name="ce61" table:number-columns-repeated="1012"/>
          <table:table-cell table:number-columns-repeated="8"/>
        </table:table-row>
        <table:table-row table:style-name="ro52">
          <table:table-cell table:style-name="ce29" office:value-type="string" calcext:value-type="string">
            <text:p>140-01</text:p>
          </table:table-cell>
          <table:table-cell table:style-name="ce29" office:value-type="string" calcext:value-type="string">
            <text:p>90</text:p>
          </table:table-cell>
          <table:table-cell table:style-name="ce52" office:value-type="string" calcext:value-type="string">
            <text:p>Mladina D.D. Ljubliana v. Slovenia, Application no. 20981/10, Judgement 17 April 2014</text:p>
          </table:table-cell>
          <table:table-cell table:style-name="ce52" office:value-type="string" calcext:value-type="string">
            <text:p>Mladina D.D. Ljubliana kontra Szlovénia, Ügyszám: 20981/10, Ítélet: 2014. április 17.</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140-02"&gt; <text:s text:c="22"/></text:p>
          </table:table-cell>
          <table:table-cell table:style-name="ce61" table:number-columns-repeated="1012"/>
          <table:table-cell table:number-columns-repeated="8"/>
        </table:table-row>
        <table:table-row table:style-name="ro27">
          <table:table-cell table:style-name="ce29" office:value-type="string" calcext:value-type="string">
            <text:p>140-02</text:p>
          </table:table-cell>
          <table:table-cell table:style-name="ce29" office:value-type="string" calcext:value-type="string">
            <text:p>91</text:p>
          </table:table-cell>
          <table:table-cell table:style-name="ce52" office:value-type="string" calcext:value-type="string">
            <text:p>Mladina, a weekly news magazine in Slovenia, complained to the European Court of Human Rights after being ordered to pay €3,000 in damages to a politician. In the context of a debate on LGBT rights, the politician made controversial declarations. The weekly publication admonished the politician in harsh words, saying, amongst others, that his behavior was “the typical attitude of a cerebral bankrupt who is lucky to be living in a country with such a limited pool of human resources that a person of his characteristics can even end up in Parliament, when in a normal country worthy of any respect he could not even be a janitor in the average urban primary school”. European Court of Human Rights ruled in favor of the weekly magazine, stating that there had been a violation of Article 10.</text:p>
          </table:table-cell>
          <table:table-cell table:style-name="ce52" office:value-type="string" calcext:value-type="string">
            <text:p>Szlovén <text:s/>magazin Mladina, panaszt nyújtott be az Emberi Jogok Európai Bíróságához, miután 3 000 euró kártérítés kifizetésére kötelezték, kárpótlásként egy politikusnak.. Az LGBT jogairól szóló vita keretében a politikus ellentmondásos nyilatkozatokat tett. A hetilap durva szavakkal figyelmeztette a politikusot, mondván többek között, hogy viselkedése "az agyi csődbe jutott olyan tipikus hozzáállását mutatja, aki szerencsés mert egy olyan országban él, ahol korlátozott számú emberi erőforrás található, hogy egy ilyen tulajdonságú személy még végén a Prlamentbe jut, amikor egy tiszteletre méltó rendes országban átlagos városi általános iskolában gondnok sem lehetne." Európai Emberi Jogi Bírósága a hetilap javára döntött, megállapítva, hogy megsértették a 10. cikket.</text:p>
          </table:table-cell>
          <table:table-cell table:style-name="ce52" table:number-columns-repeated="1012"/>
          <table:table-cell table:number-columns-repeated="8"/>
        </table:table-row>
        <table:table-row table:style-name="ro53">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42424"&gt;http://hudoc.echr.coe.int/eng?i=001-142424&lt;/a&gt; <text:s text:c="22"/>&lt;p&gt;&lt;strong&gt;Legal summaries and comments: &lt;/strong&gt;&lt;a href="https://strasbourgobservers.com/2014/05/05/if-you-cant-stand-the-heat-dont-turn-up-the-oven-strasbourg-court-expands-tolerance-for-criticism-of-xenophobia-to-criticism-of-homophobia/"&gt;https://strasbourgobservers.com/2014/05/05/if-you-cant-stand-the-heat-dont-turn-up-the-oven-strasbourg-court-expands-tolerance-for-criticism-of-xenophobia-to-criticism-of-homophobia/&lt;/a&gt;&lt;/p&gt; <text:s text:c="20"/>&lt;/p&gt; <text:s text:c="18"/>&lt;/div&gt; <text:s text:c="16"/>&lt;/div&gt; <text:s text:c="14"/>&lt;/div&gt; <text:s text:c="15"/>&lt;div class="citecontainer"&gt; <text:s text:c="16"/>&lt;cite data-unq="141"&gt;</text:p>
          </table:table-cell>
          <table:table-cell table:style-name="ce61" table:number-columns-repeated="1012"/>
          <table:table-cell table:number-columns-repeated="8"/>
        </table:table-row>
        <table:table-row table:style-name="ro50">
          <table:table-cell office:value-type="string" calcext:value-type="string">
            <text:p>141</text:p>
          </table:table-cell>
          <table:table-cell office:value-type="string" calcext:value-type="string">
            <text:p>155</text:p>
          </table:table-cell>
          <table:table-cell office:value-type="string" calcext:value-type="string">
            <text:p>“&lt;span class="pinkish"&gt;&lt;strong&gt;(...)​ both articles were framed in particularly strong terms. However, having regard to their purpose and the impact which they were designed to have, the Court is of the opinion that the language used cannot be regarded as excessive​.&lt;/strong&gt;&lt;/span&gt; (…) the conviction and sentence were capable of discouraging open discussion of matters of public concern”</text:p>
          </table:table-cell>
          <table:table-cell office:value-type="string" calcext:value-type="string">
            <text:p/>
            <text:p><text:span text:style-name="T2">"&lt;span class="pinkish"&gt;&lt;strong&gt;"(...) mindkét cikk különösen erős kifejezéseket tartalmaz. Figyelembe véve azonban a céljukat és a célzott hatásukat, a Bíróság megítélése szerint a használt nyelvezet nem tikinthető túlzónak.&lt;/strong&gt;&lt;/span&gt;</text:span> (...) az ítélet és a büntetés alkalmas voltak arra, hogy elbátortalanítsák a nyílt vitát bizonyos közéleti kérdésekről."</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142"&gt; <text:s text:c="18"/></text:p>
          </table:table-cell>
          <table:table-cell table:style-name="ce61" table:number-columns-repeated="1012"/>
          <table:table-cell table:number-columns-repeated="8"/>
        </table:table-row>
        <table:table-row table:style-name="ro10">
          <table:table-cell table:style-name="ce15" office:value-type="string" calcext:value-type="string">
            <text:p>142</text:p>
          </table:table-cell>
          <table:table-cell table:style-name="ce15" office:value-type="string" calcext:value-type="string">
            <text:p>156</text:p>
          </table:table-cell>
          <table:table-cell table:style-name="ce57" office:value-type="string" calcext:value-type="string">
            <text:p>Thorgeirson v. Iceland, 1992</text:p>
          </table:table-cell>
          <table:table-cell table:style-name="ce57" office:value-type="string" calcext:value-type="string">
            <text:p>Thorgeirson kontra Izland, 1992</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TvI92-01" aria-expanded="false" aria-controls="collapseExample"&gt;Case summary&lt;/a&gt; <text:s text:c="16"/>&lt;/p&gt; <text:s text:c="16"/>&lt;div class="case-details collapse" id="caseTvI92-01"&gt; <text:s text:c="18"/>&lt;div class="card card-block"&gt; <text:s text:c="20"/>&lt;h5 data-unq="128-01"&gt;</text:p>
          </table:table-cell>
          <table:table-cell table:style-name="ce61" table:number-columns-repeated="1012"/>
          <table:table-cell table:number-columns-repeated="8"/>
        </table:table-row>
        <table:table-row table:style-name="ro10">
          <table:table-cell table:style-name="ce29" office:value-type="string" calcext:value-type="string">
            <text:p>128-01</text:p>
          </table:table-cell>
          <table:table-cell table:style-name="ce29"/>
          <table:table-cell table:style-name="ce52" table:formula="of:=[.C354]" office:value-type="string" office:string-value="Thorgeirson v. Iceland, Application no. 13778/88, Judgement 25 June 1992" calcext:value-type="string">
            <text:p>Thorgeirson v. Iceland, Application no. 13778/88, Judgement 25 June 1992</text:p>
          </table:table-cell>
          <table:table-cell table:style-name="ce52" table:formula="of:=[.D354]" office:value-type="string" office:string-value="Thorgeirson kontra Izland, Ügyszám 13778/88, Ítélet: 1992. június 25." calcext:value-type="string">
            <text:p>Thorgeirson kontra Izland, Ügyszám 13778/88, Ítélet: 1992. június 25.</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128-02"&gt; <text:s text:c="22"/></text:p>
          </table:table-cell>
          <table:table-cell table:style-name="ce61" table:number-columns-repeated="1012"/>
          <table:table-cell table:number-columns-repeated="8"/>
        </table:table-row>
        <table:table-row table:style-name="ro50">
          <table:table-cell table:style-name="ce29" office:value-type="string" calcext:value-type="string">
            <text:p>128-02</text:p>
          </table:table-cell>
          <table:table-cell table:style-name="ce29"/>
          <table:table-cell table:style-name="ce52" table:formula="of:=[.C356]" office:value-type="string" office:string-value="Mr. Thorgeirson wrote an article calling for the investigation of police brutality. He used strong expressions such as: “wild beasts in uniform that creep around, silently or not, in the jungle of our town’s night-life”. He was sentenced to pay a criminal fine for defamation of unspecified members of the police. Following a complaint from Mr. Thorgeirson, European Court of Human Rights ruled in his favor, considering that his conviction constituted a violation of Article 10." calcext:value-type="string">
            <text:p>Mr. Thorgeirson wrote an article calling for the investigation of police brutality. He used strong expressions such as: “wild beasts in uniform that creep around, silently or not, in the jungle of our town’s night-life”. He was sentenced to pay a criminal fine for defamation of unspecified members of the police. Following a complaint from Mr. Thorgeirson, European Court of Human Rights ruled in his favor, considering that his conviction constituted a violation of Article 10.</text:p>
          </table:table-cell>
          <table:table-cell table:style-name="ce52" table:formula="of:=[.D356]" office:value-type="string" office:string-value="Thorgeirson úr egy cikkében a rendőri brutalitásra hívta fel a figyelmet. Olyan erős kifejezéseket használt, mint &quot;vad szörnyek egyenruhában, melyek körbevesznek városunk éjszakai életének dzsungelében.&quot;  Pénzbírságot szabtak ki rá, a rendőrség meg nem nevezett tagjainak rágalmazásáért.  Thorgeirson úr panasza után, az Emberi Jogok Európai Bírósága a javára döntötta, a 10. cikk megsértését állapította meg.  " calcext:value-type="string">
            <text:p>Thorgeirson úr egy cikkében a rendőri brutalitásra hívta fel a figyelmet. Olyan erős kifejezéseket használt, mint "vad szörnyek egyenruhában, melyek körbevesznek városunk éjszakai életének dzsungelében." <text:s/>Pénzbírságot szabtak ki rá, a rendőrség meg nem nevezett tagjainak rágalmazásáért. <text:s/>Thorgeirson úr panasza után, az Emberi Jogok Európai Bírósága a javára döntötta, a 10. cikk megsértését állapította meg. <text:s/></text:p>
          </table:table-cell>
          <table:table-cell table:style-name="ce52" table:number-columns-repeated="1012"/>
          <table:table-cell table:number-columns-repeated="8"/>
        </table:table-row>
        <table:table-row table:style-name="ro26">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57795"&gt;http://hudoc.echr.coe.int/eng?i=001-57795&lt;/a&gt; <text:s text:c="22"/>&lt;p&gt; <text:s text:c="24"/>&lt;strong&gt;Legal summaries and comments: &lt;/strong&gt;&lt;a href="https://rm.coe.int/168007ff48"&gt;https://rm.coe.int/168007ff48&lt;/a&gt; <text:s text:c="22"/>&lt;/p&gt; <text:s text:c="20"/>&lt;/p&gt; <text:s text:c="18"/>&lt;/div&gt; <text:s text:c="16"/>&lt;/div&gt; <text:s text:c="14"/>&lt;/div&gt; <text:s text:c="15"/>&lt;h5 class="azure largechar bulleted" data-unq="143"&gt;</text:p>
          </table:table-cell>
          <table:table-cell table:style-name="ce61" table:number-columns-repeated="1012"/>
          <table:table-cell table:number-columns-repeated="8"/>
        </table:table-row>
        <table:table-row table:style-name="ro10">
          <table:table-cell office:value-type="string" calcext:value-type="string">
            <text:p>143</text:p>
          </table:table-cell>
          <table:table-cell office:value-type="string" calcext:value-type="string">
            <text:p>157</text:p>
          </table:table-cell>
          <table:table-cell office:value-type="string" calcext:value-type="string">
            <text:p>Limited restrictions on public interest information, published in good faith</text:p>
          </table:table-cell>
          <table:table-cell office:value-type="string" calcext:value-type="string">
            <text:p>A jóhiszeműen közzétett közérdekű adatok szűk korlátozhatósága</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 <text:s text:c="15"/>&lt;div class="citecontainer"&gt; <text:s text:c="16"/>&lt;cite data-unq="144"&gt;</text:p>
          </table:table-cell>
          <table:table-cell table:style-name="ce61" table:number-columns-repeated="1012"/>
          <table:table-cell table:number-columns-repeated="8"/>
        </table:table-row>
        <table:table-row table:style-name="ro3">
          <table:table-cell office:value-type="string" calcext:value-type="string">
            <text:p>144</text:p>
          </table:table-cell>
          <table:table-cell office:value-type="string" calcext:value-type="string">
            <text:p>158</text:p>
          </table:table-cell>
          <table:table-cell office:value-type="string" calcext:value-type="string">
            <text:p>“The Court reiterates that &lt;span class="pinkish"&gt;&lt;strong&gt;there is little scope&lt;/strong&gt;&lt;/span&gt; under Article 10 § 2 &lt;span class="pinkish"&gt;&lt;strong&gt;​ for restrictions on freedom of expression in the area of political speech or debate – where freedom of expression is of the utmost importance – or in matters of public interest.​&lt;/strong&gt;&lt;/span&gt;”</text:p>
          </table:table-cell>
          <table:table-cell office:value-type="string" calcext:value-type="string">
            <text:p>"A Bíróság megismétli, hogy a politikai beszéd vagy vita estén - amikor a véleménynyilvánítás szabadsága legfontosabb - vagy közérdekű témákban a korlátozás a 10. cikk 2 bekezdése alapján csak szűk körben történhe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145"&gt; <text:s text:c="18"/></text:p>
          </table:table-cell>
          <table:table-cell table:style-name="ce61" table:number-columns-repeated="1012"/>
          <table:table-cell table:number-columns-repeated="8"/>
        </table:table-row>
        <table:table-row table:style-name="ro10">
          <table:table-cell table:style-name="ce15" office:value-type="string" calcext:value-type="string">
            <text:p>145</text:p>
          </table:table-cell>
          <table:table-cell table:style-name="ce15" office:value-type="string" calcext:value-type="string">
            <text:p>159</text:p>
          </table:table-cell>
          <table:table-cell table:style-name="ce50" office:value-type="string" calcext:value-type="string">
            <text:p>Eon v. France, 2013</text:p>
          </table:table-cell>
          <table:table-cell table:style-name="ce50" office:value-type="string" calcext:value-type="string">
            <text:p>Eon kontra Franciaország, 2013</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EvF13" aria-expanded="false" aria-controls="collapseExample"&gt;Case summary&lt;/a&gt; <text:s text:c="16"/>&lt;/p&gt; <text:s text:c="16"/>&lt;div class="case-details collapse" id="caseEvF13"&gt; <text:s text:c="18"/>&lt;div class="card card-block"&gt; <text:s text:c="20"/>&lt;h5 data-unq="145-01"&gt;</text:p>
          </table:table-cell>
          <table:table-cell table:style-name="ce61" table:number-columns-repeated="1012"/>
          <table:table-cell table:number-columns-repeated="8"/>
        </table:table-row>
        <table:table-row table:style-name="ro10">
          <table:table-cell table:style-name="ce29" office:value-type="string" calcext:value-type="string">
            <text:p>145-01</text:p>
          </table:table-cell>
          <table:table-cell table:style-name="ce29" office:value-type="string" calcext:value-type="string">
            <text:p>95</text:p>
          </table:table-cell>
          <table:table-cell table:style-name="ce52" office:value-type="string" calcext:value-type="string">
            <text:p>Eon v. France, Application no. 26118/10, Judgement 14 March 2013</text:p>
          </table:table-cell>
          <table:table-cell table:style-name="ce52" office:value-type="string" calcext:value-type="string">
            <text:p>Eon kontra Franciaország, Ügyszám. 26118/10, <text:s/>Ítélet: 2013. március 14.</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145-02"&gt; <text:s text:c="22"/></text:p>
          </table:table-cell>
          <table:table-cell table:style-name="ce61" table:number-columns-repeated="1012"/>
          <table:table-cell table:number-columns-repeated="8"/>
        </table:table-row>
        <table:table-row table:style-name="ro37">
          <table:table-cell table:style-name="ce29" office:value-type="string" calcext:value-type="string">
            <text:p>145-02</text:p>
          </table:table-cell>
          <table:table-cell table:style-name="ce29" office:value-type="string" calcext:value-type="string">
            <text:p>96</text:p>
          </table:table-cell>
          <table:table-cell table:style-name="ce52" office:value-type="string" calcext:value-type="string">
            <text:p>In 2013, European Court of Human Rights ruled in favor of an activist who was criminally convicted for insulting the French president Nicolas Sarkozy. Mr. Eon, the activist, held a placard reading “Get lost, you sad prick” during a public appearance of the French President in 2008. Mr. Eon was arrested and later convicted to the payment of a fine.</text:p>
          </table:table-cell>
          <table:table-cell table:style-name="ce52" office:value-type="string" calcext:value-type="string">
            <text:p>2013-ban az Emberi Jogok Európai Bírósága egy olyan aktivista mellett döntött, akit bűnösnekt ítéltek a francia elnök Nicolas Sarkozy megsértése miatt. Eon úr,  aktivista, a francia elnök 2008-as nyilvános  megjelenésénél a következő feliratú poszter tartotta  "Elveszetél, te egy szomorú pöcs". Eon úr letartóztatását követően pénzbírsággal büntették.   </text:p>
            <text:p> </text:p>
          </table:table-cell>
          <table:table-cell table:style-name="ce52" table:number-columns-repeated="1012"/>
          <table:table-cell table:number-columns-repeated="8"/>
        </table:table-row>
        <table:table-row table:style-name="ro9">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17137"&gt;http://hudoc.echr.coe.int/eng?i=001-117137&lt;/a&gt; and &lt;a href="http://hudoc.echr.coe.int/eng?i=001-117742"&gt;http://hudoc.echr.coe.int/eng?i=001-117742&lt;/a&gt; <text:s text:c="22"/>&lt;p&gt;&lt;strong&gt;Legal summaries and comments: &lt;/strong&gt; <text:s text:c="24"/>&lt;ul&gt; <text:s text:c="26"/>&lt;li&gt; <text:s text:c="28"/>&lt;a href="https://inforrm.org/2013/03/17/case-law-strasbourg-eon-v-france-satirical-insult-of-head-of-state-should-not-be-a-criminal-offence-rosalind-english/"&gt;https://inforrm.org/2013/03/17/case-law-strasbourg-eon-v-france-satirical-insult-of-head-of-state-should-not-be-a-criminal-offence-rosalind-english/&lt;/a&gt; <text:s text:c="26"/>&lt;/li&gt; <text:s text:c="26"/>&lt;li&gt; <text:s text:c="28"/>&lt;a href="http://merlin.obs.coe.int/iris/2013/5/article1.en.html"&gt;http://merlin.obs.coe.int/iris/2013/5/article1.en.html&lt;/a&gt; <text:s text:c="26"/>&lt;/li&gt; <text:s text:c="24"/>&lt;/ul&gt; <text:s text:c="22"/>&lt;/p&gt; <text:s text:c="20"/>&lt;/p&gt; <text:s text:c="18"/>&lt;/div&gt; <text:s text:c="16"/>&lt;/div&gt; <text:s text:c="14"/>&lt;/div&gt; <text:s text:c="15"/>&lt;div class="citecontainer"&gt; <text:s text:c="16"/>&lt;cite data-unq="146"&gt;</text:p>
          </table:table-cell>
          <table:table-cell table:style-name="ce61" table:number-columns-repeated="1012"/>
          <table:table-cell table:number-columns-repeated="8"/>
        </table:table-row>
        <table:table-row table:style-name="ro47">
          <table:table-cell office:value-type="string" calcext:value-type="string">
            <text:p>146</text:p>
          </table:table-cell>
          <table:table-cell office:value-type="string" calcext:value-type="string">
            <text:p>160</text:p>
          </table:table-cell>
          <table:table-cell office:value-type="string" calcext:value-type="string">
            <text:p>“(...) the pre-eminent role of the press in a State governed by the rule of law must not be forgotten. Although it must not overstep various bounds set, inter alia, for the prevention of disorder and the protection of the reputation of others, &lt;span class="pinkish"&gt;&lt;strong&gt;it is nevertheless incumbent on it to impart information and ideas on political questions and on other matters of public interest.&lt;/strong&gt;&lt;/span&gt;”</text:p>
          </table:table-cell>
          <table:table-cell office:value-type="string" calcext:value-type="string">
            <text:p>"(...) a sajtó kiemelkedő szerepe nem felejthető el egy jogállamban. Ugyan bizonyos célból, többek között a zavarkeltés megelőzése céljából és mások jóhírnevének védelme érdekében kijelölt határokat nem léphet át, kétségtelenül rá hárul a feladat, hogy politikai és egyéb közérdeklődésre számot tartó ügyekben terjesszen infomrációkat és nézeteket." <text:s/></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147"&gt; <text:s text:c="18"/></text:p>
          </table:table-cell>
          <table:table-cell table:style-name="ce61" table:number-columns-repeated="1012"/>
          <table:table-cell table:number-columns-repeated="8"/>
        </table:table-row>
        <table:table-row table:style-name="ro10">
          <table:table-cell table:style-name="ce15" office:value-type="string" calcext:value-type="string">
            <text:p>147</text:p>
          </table:table-cell>
          <table:table-cell table:style-name="ce15" office:value-type="string" calcext:value-type="string">
            <text:p>161</text:p>
          </table:table-cell>
          <table:table-cell table:style-name="ce57" office:value-type="string" calcext:value-type="string">
            <text:p>Castells v. Spain, 1992</text:p>
          </table:table-cell>
          <table:table-cell table:style-name="ce57" office:value-type="string" calcext:value-type="string">
            <text:p>Castells kontra. Spanyolország, 1992</text:p>
          </table:table-cell>
          <table:table-cell table:style-name="ce85" table:number-columns-repeated="1012"/>
          <table:table-cell table:number-columns-repeated="8"/>
        </table:table-row>
        <table:table-row table:style-name="ro47">
          <table:table-cell table:style-name="ce33" table:number-columns-repeated="2"/>
          <table:table-cell table:number-columns-repeated="2" table:style-name="ce62" office:value-type="string" calcext:value-type="string">
            <text:p><text:s/>&amp;nbsp; <text:s text:c="18"/>&lt;a class="btn btn-info btn-collapse" data-toggle="collapse" href="#caseCS92-01" aria-expanded="false" aria-controls="collapseExample"&gt;Case summary&lt;/a&gt; <text:s text:c="16"/>&lt;/p&gt; <text:s text:c="16"/>&lt;div class="case-details collapse" id="caseCS92-01"&gt; <text:s text:c="18"/>&lt;div class="card card-block"&gt; <text:s text:c="20"/>&lt;h5 data-unq="121-01"&gt;</text:p>
          </table:table-cell>
          <table:table-cell table:style-name="ce61" table:number-columns-repeated="1012"/>
          <table:table-cell table:number-columns-repeated="8"/>
        </table:table-row>
        <table:table-row table:style-name="ro10">
          <table:table-cell table:style-name="ce29" office:value-type="string" calcext:value-type="string">
            <text:p>121-01</text:p>
          </table:table-cell>
          <table:table-cell table:style-name="ce29"/>
          <table:table-cell table:style-name="ce52" table:formula="of:=[.C328]" office:value-type="string" office:string-value="Castells v. Spain, Application no. 11798/85, Judgement 23 April 1992" calcext:value-type="string">
            <text:p>Castells v. Spain, Application no. 11798/85, Judgement 23 April 1992</text:p>
          </table:table-cell>
          <table:table-cell table:style-name="ce52" table:formula="of:=[.D328]" office:value-type="string" office:string-value="Castells v. Spain, Application no. 11798/85, Judgement 23 April 1992" calcext:value-type="string">
            <text:p>Castells v. Spain, Application no. 11798/85, Judgement 23 April 1992</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121-02"&gt; <text:s text:c="22"/></text:p>
          </table:table-cell>
          <table:table-cell table:style-name="ce61" table:number-columns-repeated="1012"/>
          <table:table-cell table:number-columns-repeated="8"/>
        </table:table-row>
        <table:table-row table:style-name="ro3">
          <table:table-cell table:style-name="ce29" office:value-type="string" calcext:value-type="string">
            <text:p>121-02</text:p>
          </table:table-cell>
          <table:table-cell table:style-name="ce29"/>
          <table:table-cell table:style-name="ce52" table:formula="of:=[.C330]" office:value-type="string" office:string-value="Mr. Castells, a Spanish politician, was criminally convicted (to a term of imprisonment; he was also disqualified for the same period from holding any public office and exercising a profession and ordered to pay costs) for strong accusations against the Government. Mr. Castells was denied the right to proof the truth of his allegations. European Court of Human Rights ruled that there had been a violation of Article 10." calcext:value-type="string">
            <text:p>Mr. Castells, a Spanish politician, was criminally convicted (to a term of imprisonment; he was also disqualified for the same period from holding any public office and exercising a profession and ordered to pay costs) for strong accusations against the Government. Mr. Castells was denied the right to proof the truth of his allegations. European Court of Human Rights ruled that there had been a violation of Article 10.</text:p>
          </table:table-cell>
          <table:table-cell table:style-name="ce52" office:value-type="string" calcext:value-type="string">
            <text:p>Castells egy spanyol politikus büntetőjogi felelősségre vonása miatt (börtönbüntetésre ítélték, mely időszakban eltiltották hivatali működésétől, tevékenysége gyakorlásától és a költségek viselésére kötelezték) a kormány ellenes <text:s/>kemény vádak miatt. Castellst jogát elutasították, hogy az állításait igazolja. <text:s/>Az Emberi Jogok Európai Bírósága úgy ítélte meg, hogy a 10. cikket megsértették. </text:p>
          </table:table-cell>
          <table:table-cell table:style-name="ce52" table:number-columns-repeated="1012"/>
          <table:table-cell table:number-columns-repeated="8"/>
        </table:table-row>
        <table:table-row table:style-name="ro26">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57772"&gt;http://hudoc.echr.coe.int/eng?i=001-57772&lt;/a&gt; <text:s text:c="22"/>&lt;p&gt;&lt;strong&gt;Legal summaries and comments: &lt;/strong&gt;&lt;a href="https://globalfreedomofexpression.columbia.edu/cases/castells-v-spain/"&gt;https://globalfreedomofexpression.columbia.edu/cases/castells-v-spain/&lt;/a&gt;&lt;/p&gt; <text:s text:c="20"/>&lt;/p&gt; <text:s text:c="18"/>&lt;/div&gt; <text:s text:c="16"/>&lt;/div&gt; <text:s text:c="16"/>&lt;/p&gt; <text:s text:c="14"/>&lt;/div&gt; <text:s text:c="15"/>&lt;div class="citecontainer"&gt; <text:s text:c="16"/>&lt;cite data-unq="148"&gt;</text:p>
          </table:table-cell>
          <table:table-cell table:style-name="ce61" table:number-columns-repeated="1012"/>
          <table:table-cell table:number-columns-repeated="8"/>
        </table:table-row>
        <table:table-row table:style-name="ro26">
          <table:table-cell office:value-type="string" calcext:value-type="string">
            <text:p>148</text:p>
          </table:table-cell>
          <table:table-cell office:value-type="string" calcext:value-type="string">
            <text:p>162</text:p>
          </table:table-cell>
          <table:table-cell office:value-type="string" calcext:value-type="string">
            <text:p>“The articles in issue concerned a matter of public interest: the management of State assets and the manner in which politicians fulfil their mandate. (...) In addition, the &lt;span class="pinkish"&gt;&lt;strong&gt;​ Court is mindful of the fact that journalistic freedom also covers possible recourse to a degree of exaggeration, or even provocation.&lt;/strong&gt;&lt;/span&gt; (…) In the instant case the Court, like the Commission, observes that &lt;span class="pinkish"&gt;&lt;strong&gt;there is no proof that the description of events given in the articles was totally untrue and was designed to fuel a defamation campaign &lt;/strong&gt;&lt;/span&gt;(…).”</text:p>
          </table:table-cell>
          <table:table-cell office:value-type="string" calcext:value-type="string">
            <text:p>"A szóban forgó cikkek közéleti témájúak voltak: az állami tulajdon kezelésével és azzal foglalkoztak, hogy a politikusok hogyan töltik be a mandátumukat. (...) Továbbá a a Bíróság szem előtt tartja a tényt, hogy az újságírói szabadság magában foglalja bizonyos mértékű túlzás, sőt akár provokáció alkalmazásának lehetőségét. (...) Jelen ügyben a Bíróság, ahogyan a Tanács is, úgy ítéli meg, hogy nincs arra bizonyíték, hogy a cikkekben leírt események teljesen alaptalanok lettek volna és egy becsületésértési kampány táplálására szolgáltak."</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149"&gt; <text:s text:c="18"/></text:p>
          </table:table-cell>
          <table:table-cell table:style-name="ce61" table:number-columns-repeated="1012"/>
          <table:table-cell table:number-columns-repeated="8"/>
        </table:table-row>
        <table:table-row table:style-name="ro10">
          <table:table-cell table:style-name="ce15" office:value-type="string" calcext:value-type="string">
            <text:p>149</text:p>
          </table:table-cell>
          <table:table-cell table:style-name="ce15" office:value-type="string" calcext:value-type="string">
            <text:p>163</text:p>
          </table:table-cell>
          <table:table-cell table:style-name="ce50" office:value-type="string" calcext:value-type="string">
            <text:p>Dalban v. Romania, 1999</text:p>
          </table:table-cell>
          <table:table-cell table:style-name="ce50" office:value-type="string" calcext:value-type="string">
            <text:p>Dalban kontra Románia, 1999</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DvR99" aria-expanded="false" aria-controls="collapseExample"&gt;Case summary&lt;/a&gt; <text:s text:c="16"/>&lt;/p&gt; <text:s text:c="16"/>&lt;div class="case-details collapse" id="caseDvR99"&gt; <text:s text:c="18"/>&lt;div class="card card-block"&gt; <text:s text:c="20"/>&lt;h5 data-unq="149-01"&gt;</text:p>
          </table:table-cell>
          <table:table-cell table:style-name="ce61" table:number-columns-repeated="1012"/>
          <table:table-cell table:number-columns-repeated="8"/>
        </table:table-row>
        <table:table-row table:style-name="ro10">
          <table:table-cell table:style-name="ce29" office:value-type="string" calcext:value-type="string">
            <text:p>149-01</text:p>
          </table:table-cell>
          <table:table-cell table:style-name="ce29" office:value-type="string" calcext:value-type="string">
            <text:p>101</text:p>
          </table:table-cell>
          <table:table-cell table:style-name="ce52" office:value-type="string" calcext:value-type="string">
            <text:p>Dalban v. Romania, Application no. 28114/95, 28 September 1999</text:p>
          </table:table-cell>
          <table:table-cell table:style-name="ce52" office:value-type="string" calcext:value-type="string">
            <text:p>Dalban kontra Romania, Ügyszám 28114/95, 1999. szeptember 28</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149-02"&gt; <text:s text:c="22"/></text:p>
          </table:table-cell>
          <table:table-cell table:style-name="ce61" table:number-columns-repeated="1012"/>
          <table:table-cell table:number-columns-repeated="8"/>
        </table:table-row>
        <table:table-row table:style-name="ro3">
          <table:table-cell table:style-name="ce29" office:value-type="string" calcext:value-type="string">
            <text:p>149-02</text:p>
          </table:table-cell>
          <table:table-cell table:style-name="ce29" office:value-type="string" calcext:value-type="string">
            <text:p>102</text:p>
          </table:table-cell>
          <table:table-cell table:style-name="ce52" office:value-type="string" calcext:value-type="string">
            <text:p>Dalban, a journalist, was convicted of criminal defamation, receiving a suspended sentence, and being ordered to pay costs as a consequence of several articles that he had published. The impugned articles were allegations against a senator and the chief executive of a State-owned agricultural company. European Court of Human Rights ruled in favor of the journalist.</text:p>
          </table:table-cell>
          <table:table-cell table:style-name="ce52" office:value-type="string" calcext:value-type="string">
            <text:p>Dalban újságírót rágalmazás büntett okán felfüggesztett büntetést kapott és a költségek viselésére kötelezték, az általa kiadott cikkei következményeként.  A kifogásolt cikkek egy szenátor és egy állami tulajdonú mezőgazdasági vállalat vezérigazgatója elleni állítások voltak. Az Emberi Jogok Európai Bírósága az újságíró mellett döntött.</text:p>
            <text:p/>
          </table:table-cell>
          <table:table-cell table:style-name="ce52" table:number-columns-repeated="1012"/>
          <table:table-cell table:number-columns-repeated="8"/>
        </table:table-row>
        <table:table-row table:style-name="ro42">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58306"&gt;http://hudoc.echr.coe.int/eng?i=001-58306&lt;/a&gt; <text:s text:c="22"/>&lt;p&gt; <text:s text:c="24"/>&lt;strong&gt;Legal summaries and comments: &lt;/strong&gt; <text:s text:c="24"/>&lt;a href="http://echr.coe.int/Documents/Reports_Recueil_1999-VI.pdf"&gt;http://echr.coe.int/Documents/Reports_Recueil_1999-VI.pdf&lt;/a&gt; <text:s text:c="22"/>&lt;/p&gt; <text:s text:c="20"/>&lt;/p&gt; <text:s text:c="18"/>&lt;/div&gt; <text:s text:c="16"/>&lt;/div&gt; <text:s text:c="14"/>&lt;/div&gt; <text:s text:c="15"/>&lt;div class="citecontainer"&gt; <text:s text:c="16"/>&lt;cite data-unq="150"&gt;</text:p>
          </table:table-cell>
          <table:table-cell table:style-name="ce61" table:number-columns-repeated="1012"/>
          <table:table-cell table:number-columns-repeated="8"/>
        </table:table-row>
        <table:table-row table:style-name="ro25">
          <table:table-cell office:value-type="string" calcext:value-type="string">
            <text:p>150</text:p>
          </table:table-cell>
          <table:table-cell office:value-type="string" calcext:value-type="string">
            <text:p>164</text:p>
          </table:table-cell>
          <table:table-cell office:value-type="string" calcext:value-type="string">
            <text:p>&lt;span class="pinkish"&gt;&lt;strong&gt;“​Article 10 “protects journalists’ rights to divulge information of general interest provided that they are acting in good faith and on an accurate factual basis&lt;/strong&gt;&lt;/span&gt; and provide reliable and precise information in accordance with the ethics of journalism​”.</text:p>
          </table:table-cell>
          <table:table-cell office:value-type="string" calcext:value-type="string">
            <text:p>"A 10. cikk által az újságíróknak nyújtott garanciák a közérdeklődésre számot tartó kérdésekben tudósítással összefüggésben azzal a feltétellel valósulnak meg, hogy jóhiszeműen járnak el annak érdekében, hogy pontos és megbízható információt szolgáltassanak az újságírói etika szabályainak megfelelően (...) </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151"&gt; <text:s text:c="18"/></text:p>
          </table:table-cell>
          <table:table-cell table:style-name="ce61" table:number-columns-repeated="1012"/>
          <table:table-cell table:number-columns-repeated="8"/>
        </table:table-row>
        <table:table-row table:style-name="ro10">
          <table:table-cell table:style-name="ce15" office:value-type="string" calcext:value-type="string">
            <text:p>151</text:p>
          </table:table-cell>
          <table:table-cell table:style-name="ce15" office:value-type="string" calcext:value-type="string">
            <text:p>165</text:p>
          </table:table-cell>
          <table:table-cell table:style-name="ce55" office:value-type="string" calcext:value-type="string">
            <text:p>Fressoz and Roire v. France [Grand Chamber], 1999</text:p>
          </table:table-cell>
          <table:table-cell table:style-name="ce50" office:value-type="string" calcext:value-type="string">
            <text:p>Fressoz és Roire kontra <text:s/>Franciaország [Nagy Kamara], 1999</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4" office:value-type="string" calcext:value-type="string">
            <text:p><text:s/>&amp;nbsp; <text:s text:c="18"/>&lt;a class="btn btn-info btn-collapse" data-toggle="collapse" href="#caseFrRoVFr" aria-expanded="false" aria-controls="collapseExample"&gt;Case summary&lt;/a&gt; <text:s text:c="16"/>&lt;/p&gt; <text:s text:c="16"/>&lt;div class="case-details collapse" id="caseFrRoVFr"&gt; <text:s text:c="18"/>&lt;div class="card card-block"&gt; <text:s text:c="20"/>&lt;h5 data-unq="151-01"&gt;</text:p>
          </table:table-cell>
          <table:table-cell table:style-name="ce61" table:number-columns-repeated="1012"/>
          <table:table-cell table:number-columns-repeated="8"/>
        </table:table-row>
        <table:table-row table:style-name="ro28">
          <table:table-cell table:style-name="ce29" office:value-type="string" calcext:value-type="string">
            <text:p>151-01</text:p>
          </table:table-cell>
          <table:table-cell table:style-name="ce29" office:value-type="string" calcext:value-type="string">
            <text:p>107</text:p>
          </table:table-cell>
          <table:table-cell table:style-name="ce52" office:value-type="string" calcext:value-type="string">
            <text:p>Fressoz and Roire v. France [Grand Chamber], Application no. 29183/95, Judgement 21 January 1999</text:p>
          </table:table-cell>
          <table:table-cell table:style-name="ce52" office:value-type="string" calcext:value-type="string">
            <text:p>Fressoz és Roire kontra Franciaország [Nagy Kamara], Ügyszám 29183/95, Ítélet: 1999. január 21.</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151-02"&gt; <text:s text:c="22"/></text:p>
          </table:table-cell>
          <table:table-cell table:style-name="ce61" table:number-columns-repeated="1012"/>
          <table:table-cell table:number-columns-repeated="8"/>
        </table:table-row>
        <table:table-row table:style-name="ro3">
          <table:table-cell table:style-name="ce29" office:value-type="string" calcext:value-type="string">
            <text:p>151-02</text:p>
          </table:table-cell>
          <table:table-cell table:style-name="ce29" office:value-type="string" calcext:value-type="string">
            <text:p>108</text:p>
          </table:table-cell>
          <table:table-cell table:style-name="ce52" office:value-type="string" calcext:value-type="string">
            <text:p>In its Judgement in Fressoz and Roire, the European Court of Human Rights held that the criminal conviction for possessing photocopies of tax documents was a violation of Article 10. The documents were used for publishing an article giving details of pay increases to the chairman of the Peugeot automobile company in the satirical weekly Le Canard enchaîné.</text:p>
          </table:table-cell>
          <table:table-cell table:style-name="ce52" office:value-type="string" calcext:value-type="string">
            <text:p>A Fressoz és Roire ügyben hozott ítéletében az Emberi Jogok Európai Bírósága döntése szerint az adózási okmányok fénymásolatának publikálása büntett és a 10. cikk megsértését jelenti. A dokumentumokat egy olyan cikkben használták fel, amely a <text:s/>Peugeot autógyártó elnökének fizetésemelését tartalmazta. Megjelent a Le Canard enchaîné szatirikus magazinba.</text:p>
          </table:table-cell>
          <table:table-cell table:style-name="ce52" table:number-columns-repeated="1012"/>
          <table:table-cell table:number-columns-repeated="8"/>
        </table:table-row>
        <table:table-row table:style-name="ro27">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58906"&gt;http://hudoc.echr.coe.int/eng?i=001-58906&lt;/a&gt; <text:s text:c="22"/>&lt;p&gt; <text:s text:c="24"/>&lt;strong&gt;Legal summaries and comments: &lt;/strong&gt; <text:s text:c="24"/>&lt;a href="http://www.echr.coe.int/LibraryDocs/DG2/HRFILES/DG2-EN-HRFILES-18(2007).pdf"&gt;http://www.echr.coe.int/LibraryDocs/DG2/HRFILES/DG2-EN-HRFILES-18(2007).pdf&lt;/a&gt; <text:s text:c="22"/>&lt;/p&gt; <text:s text:c="20"/>&lt;/p&gt; <text:s text:c="18"/>&lt;/div&gt; <text:s text:c="16"/>&lt;/div&gt; <text:s text:c="14"/>&lt;/div&gt; <text:s text:c="15"/>&lt;div class="citecontainer"&gt; <text:s text:c="16"/>&lt;cite data-unq="152"&gt;</text:p>
          </table:table-cell>
          <table:table-cell table:style-name="ce61" table:number-columns-repeated="1012"/>
          <table:table-cell table:number-columns-repeated="8"/>
        </table:table-row>
        <table:table-row table:style-name="ro25">
          <table:table-cell office:value-type="string" calcext:value-type="string">
            <text:p>152</text:p>
          </table:table-cell>
          <table:table-cell office:value-type="string" calcext:value-type="string">
            <text:p>166</text:p>
          </table:table-cell>
          <table:table-cell office:value-type="string" calcext:value-type="string">
            <text:p>“In situations where on the one hand a statement of fact is made and insufficient evidence is adduced to prove it, and on the other hand the journalist is discussing an issue of genuine public interest, ​verifying whether the journalist has acted professionally and in good faith becomes paramount​.”</text:p>
          </table:table-cell>
          <table:table-cell office:value-type="string" calcext:value-type="string">
            <text:p>"Olyan esetekben, amikor egyik oldalon egy kellő bizonyítékokat nélkülöző tényállítás áll, míg a másik oldalon az újságíró egy valódi közérdeklődésre számot tartó témát fejt ki, annak igazolása válik elsődlegessé, hogy az újságíró professzionálisan és jóhiszeműen cselekedett-e."</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4"/>&lt;/div&gt; <text:s text:c="16"/>&lt;p class="refer" data-unq="153"&gt; <text:s text:c="18"/></text:p>
          </table:table-cell>
          <table:table-cell table:style-name="ce61" table:number-columns-repeated="1012"/>
          <table:table-cell table:number-columns-repeated="8"/>
        </table:table-row>
        <table:table-row table:style-name="ro10">
          <table:table-cell table:style-name="ce15" office:value-type="string" calcext:value-type="string">
            <text:p>153</text:p>
          </table:table-cell>
          <table:table-cell table:style-name="ce15" office:value-type="string" calcext:value-type="string">
            <text:p>167</text:p>
          </table:table-cell>
          <table:table-cell table:style-name="ce50" office:value-type="string" calcext:value-type="string">
            <text:p>Ghiulfer Predescu v. Romania, 2017</text:p>
          </table:table-cell>
          <table:table-cell table:style-name="ce50" office:value-type="string" calcext:value-type="string">
            <text:p>Ghiulfer Predescu kontra Románia, 2017</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GPvR" aria-expanded="false" aria-controls="collapseExample"&gt;Case summary&lt;/a&gt; <text:s text:c="16"/>&lt;/p&gt; <text:s text:c="16"/>&lt;div class="case-details collapse" id="caseGPvR"&gt; <text:s text:c="18"/>&lt;div class="card card-block"&gt; <text:s text:c="20"/>&lt;h5 data-unq="153-01"&gt;</text:p>
          </table:table-cell>
          <table:table-cell table:style-name="ce61" table:number-columns-repeated="1012"/>
          <table:table-cell table:number-columns-repeated="8"/>
        </table:table-row>
        <table:table-row table:style-name="ro10">
          <table:table-cell table:style-name="ce29" office:value-type="string" calcext:value-type="string">
            <text:p>153-01</text:p>
          </table:table-cell>
          <table:table-cell table:style-name="ce29" office:value-type="string" calcext:value-type="string">
            <text:p>112</text:p>
          </table:table-cell>
          <table:table-cell table:style-name="ce52" office:value-type="string" calcext:value-type="string">
            <text:p>Ghiulfer Predescu v. Romania, Application no. 29751/09, Judgement 27 June 2017</text:p>
          </table:table-cell>
          <table:table-cell table:style-name="ce52" office:value-type="string" calcext:value-type="string">
            <text:p>Ghiulfer Predescu kontra Románia, Ügyszám 29751/09, Ítélet: 2017. június 27.</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153-02"&gt; <text:s text:c="22"/></text:p>
          </table:table-cell>
          <table:table-cell table:style-name="ce61" table:number-columns-repeated="1012"/>
          <table:table-cell table:number-columns-repeated="8"/>
        </table:table-row>
        <table:table-row table:style-name="ro54">
          <table:table-cell table:style-name="ce29" office:value-type="string" calcext:value-type="string">
            <text:p>153-02</text:p>
          </table:table-cell>
          <table:table-cell table:style-name="ce29" office:value-type="string" calcext:value-type="string">
            <text:p>113</text:p>
          </table:table-cell>
          <table:table-cell table:style-name="ce52" office:value-type="string" calcext:value-type="string">
            <text:p>Predescu is a Romanian journalist who expressed, on a TV show, opinions about the local mayor, saying that he had connections to the underground businesses in the city. The mayor sued her and, during the civil trial, the journalist could not provide a clear factual basis for her allegations. Predescu complained to the European Court of Human Rights, who found that her statements represented an opinion, were made in good faith, and had a reasonable factual basis. Considering also the high amount of damages that had been awarded, there had been a violation of Article 10.</text:p>
          </table:table-cell>
          <table:table-cell table:style-name="ce52" office:value-type="string" calcext:value-type="string">
            <text:p>Predescu <text:s/>román újságíró, aki televíziós műsorban fejtette ki a véleményét a helyi polgármesterről, mondván, hogy kapcsolatban áll a város illegális üzletelőivel . A polgármester beperelte őt, és a polgári bírósági tárgyalás során az újságíró állitásainak nem tudott valós alapot adni. <text:s/>Predescu panaszt nyújtott be az Emberi Jogok Európai Bíróságához, mely szerint az ujságiró nyilatkozata vélemény, és tények alapján, <text:s/>jóhiszeműen fogalmazódott meg. A 10 cikk megsértését és nagy összegű kártéritést állapitott meg. <text:s/></text:p>
          </table:table-cell>
          <table:table-cell table:style-name="ce52" table:number-columns-repeated="1012"/>
          <table:table-cell table:number-columns-repeated="8"/>
        </table:table-row>
        <table:table-row table:style-name="ro42">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74614"&gt;http://hudoc.echr.coe.int/eng?i=001-174614&lt;/a&gt; <text:s text:c="22"/>&lt;p&gt; <text:s text:c="24"/>&lt;strong&gt;Legal summaries and comments: &lt;/strong&gt; <text:s text:c="24"/>&lt;a href="http://merlin.obs.coe.int/iris/2017/8/article2.en.html"&gt;http://merlin.obs.coe.int/iris/2017/8/article2.en.html&lt;/a&gt; <text:s text:c="22"/>&lt;/p&gt; <text:s text:c="20"/>&lt;/p&gt; <text:s text:c="18"/>&lt;/div&gt; <text:s text:c="16"/>&lt;/div&gt; <text:s text:c="14"/>&lt;/div&gt; <text:s text:c="15"/>&lt;h5 class="azure largechar bulleted" data-unq="154"&gt;</text:p>
          </table:table-cell>
          <table:table-cell table:style-name="ce61" table:number-columns-repeated="1012"/>
          <table:table-cell table:number-columns-repeated="8"/>
        </table:table-row>
        <table:table-row table:style-name="ro10">
          <table:table-cell office:value-type="string" calcext:value-type="string">
            <text:p>154</text:p>
          </table:table-cell>
          <table:table-cell office:value-type="string" calcext:value-type="string">
            <text:p>168</text:p>
          </table:table-cell>
          <table:table-cell office:value-type="string" calcext:value-type="string">
            <text:p>The sanctionatory measures that are taken have to be proportional</text:p>
          </table:table-cell>
          <table:table-cell office:value-type="string" calcext:value-type="string">
            <text:p>Az alkalmazott szankciós eszközöknek arányosnak kell lenniük</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 <text:s text:c="15"/>&lt;div class="citecontainer"&gt; <text:s text:c="16"/>&lt;cite data-unq="155"&gt;</text:p>
          </table:table-cell>
          <table:table-cell table:style-name="ce61" table:number-columns-repeated="1012"/>
          <table:table-cell table:number-columns-repeated="8"/>
        </table:table-row>
        <table:table-row table:style-name="ro42">
          <table:table-cell office:value-type="string" calcext:value-type="string">
            <text:p>155</text:p>
          </table:table-cell>
          <table:table-cell office:value-type="string" calcext:value-type="string">
            <text:p>169</text:p>
          </table:table-cell>
          <table:table-cell office:value-type="string" calcext:value-type="string">
            <text:p>“(…) although &lt;span class="pinkish"&gt;&lt;strong&gt;the penalty imposed&lt;/strong&gt;&lt;/span&gt; on the author did not strictly speaking prevent him from expressing himself, it nonetheless​ &lt;span class="pinkish"&gt;&lt;strong&gt;amounted to a kind of censure, which would be likely to discourage him from making criticisms of that kind&lt;/strong&gt;&lt;/span&gt; again in future (...). [...] From the various foregoing considerations it appears that the interference with Mr. Lingens’ exercise of the freedom of expression was not “necessary in a democratic society ... for the protection of the reputation ... of others”; it was disproportionate to the legitimate aim pursued. There was accordingly a breach of Article 10 (art. 10) of the Convention.”</text:p>
          </table:table-cell>
          <table:table-cell office:value-type="string" calcext:value-type="string">
            <text:p>(...) ugyan a szerzőre kiszabott büntetés tulajdonképpen nem akadályozta meg, hogy kifejezhesse magát, az mindazonáltal egyfajta cenzúrának számított, ami valószínűleg eltántorítja attól, hogy a jövőben hasonló kritikát fogalmazzon meg (...). [...] A korábban felsorolt okokból megállapítható, hogy Lingens úr véleménynyilvánítási szaabdságának gyakorlásába való beavatkozás nem volt "szükséges egy demokratikus társadalomban ... mások ... jóhírnevének megvédése érdekében"; aránytalan volt az elérni kívánt célhoz képest. Ennek megfelelően sérült az Egyezmény 10. cikke."</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156"&gt; <text:s text:c="18"/></text:p>
          </table:table-cell>
          <table:table-cell table:style-name="ce61" table:number-columns-repeated="1012"/>
          <table:table-cell table:number-columns-repeated="8"/>
        </table:table-row>
        <table:table-row table:style-name="ro10">
          <table:table-cell table:style-name="ce15" office:value-type="string" calcext:value-type="string">
            <text:p>156</text:p>
          </table:table-cell>
          <table:table-cell table:style-name="ce15" office:value-type="string" calcext:value-type="string">
            <text:p>170</text:p>
          </table:table-cell>
          <table:table-cell table:style-name="ce57" office:value-type="string" calcext:value-type="string">
            <text:p>Lingens v. Austria, 1986</text:p>
          </table:table-cell>
          <table:table-cell table:style-name="ce57" office:value-type="string" calcext:value-type="string">
            <text:p>Lingens kontra Ausztria, 1986</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LA86-02" aria-expanded="false" aria-controls="collapseExample"&gt;Case summary&lt;/a&gt; <text:s text:c="16"/>&lt;/p&gt; <text:s text:c="16"/>&lt;div class="case-details collapse" id="caseLA86-02"&gt; <text:s text:c="18"/>&lt;div class="card card-block"&gt; <text:s text:c="20"/>&lt;h5 data-unq="119-01"&gt;</text:p>
          </table:table-cell>
          <table:table-cell table:style-name="ce61" table:number-columns-repeated="1012"/>
          <table:table-cell table:number-columns-repeated="8"/>
        </table:table-row>
        <table:table-row table:style-name="ro10">
          <table:table-cell table:style-name="ce29" office:value-type="string" calcext:value-type="string">
            <text:p>119-01</text:p>
          </table:table-cell>
          <table:table-cell table:style-name="ce29"/>
          <table:table-cell table:style-name="ce52" table:formula="of:=[.C320]" office:value-type="string" office:string-value="Lingens v. Austria, Application no. 9815/82, Judgement 8 July 1986" calcext:value-type="string">
            <text:p>Lingens v. Austria, Application no. 9815/82, Judgement 8 July 1986</text:p>
          </table:table-cell>
          <table:table-cell table:style-name="ce52" table:formula="of:=[.D320]" office:value-type="string" office:string-value="A Lingens kontra Ausztria, Ügyszám 9815/82., Ítélet: 1986. július 8." calcext:value-type="string">
            <text:p>A Lingens kontra Ausztria, Ügyszám 9815/82., Ítélet: 1986. július 8.</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119-02"&gt; <text:s text:c="22"/></text:p>
          </table:table-cell>
          <table:table-cell table:style-name="ce61" table:number-columns-repeated="1012"/>
          <table:table-cell table:number-columns-repeated="8"/>
        </table:table-row>
        <table:table-row table:style-name="ro3">
          <table:table-cell table:style-name="ce29" office:value-type="string" calcext:value-type="string">
            <text:p>119-02</text:p>
          </table:table-cell>
          <table:table-cell table:style-name="ce29"/>
          <table:table-cell table:style-name="ce52" table:formula="of:=[.C322]" office:value-type="string" office:string-value="Mr. Lingens, an Austrian journalist, successfully complained to the European Court of Human Rights after being criminally convicted of defamation. The journalist conviction came after he harshly criticized, in his articles, the retiring Chancellor of Austria. He used words such as “the basest opportunism”, “immoral”, and “undignified” to describe the politician’s behavior." calcext:value-type="string">
            <text:p>Mr. Lingens, an Austrian journalist, successfully complained to the European Court of Human Rights after being criminally convicted of defamation. The journalist conviction came after he harshly criticized, in his articles, the retiring Chancellor of Austria. He used words such as “the basest opportunism”, “immoral”, and “undignified” to describe the politician’s behavior.</text:p>
          </table:table-cell>
          <table:table-cell table:style-name="ce52" table:formula="of:=[.D322]" office:value-type="string" office:string-value="Lingens úr, egy osztrák újságíró, sikeresen lépett fel  az Emberi Jogok Európai Bíróságánál, miután - rágalmazás miatt - büntetőjogilag felelősségre vonták.  Az újságírót azután ítélték el, hogy cikkeiben durván bíráltaAusztria visszavonult  kancellárját.  Olyan szavakat használt, mint a &quot;legalantasabb opportunizmus&quot;, &quot;erkölcstelen&quot; és &quot;méltatlan&quot;, hogy leírja a politikus magatartását." calcext:value-type="string">
            <text:p>Lingens úr, egy osztrák újságíró, sikeresen lépett fel <text:s/>az Emberi Jogok Európai Bíróságánál, miután - rágalmazás miatt - büntetőjogilag felelősségre vonták. <text:s/>Az újságírót azután ítélték el, hogy cikkeiben durván bíráltaAusztria visszavonult <text:s/>kancellárját. <text:s/>Olyan szavakat használt, mint a "legalantasabb opportunizmus", "erkölcstelen" és "méltatlan", hogy leírja a politikus magatartását.</text:p>
          </table:table-cell>
          <table:table-cell table:style-name="ce52" table:number-columns-repeated="1012"/>
          <table:table-cell table:number-columns-repeated="8"/>
        </table:table-row>
        <table:table-row table:style-name="ro26">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57523"&gt;http://hudoc.echr.coe.int/eng?i=001-57523&lt;/a&gt; <text:s text:c="22"/>&lt;p&gt;&lt;strong&gt;Legal summaries and comments: &lt;/strong&gt;&lt;a href="https://globalfreedomofexpression.columbia.edu/cases/lingens-v-austria/"&gt;https://globalfreedomofexpression.columbia.edu/cases/lingens-v-austria/&lt;/a&gt;&lt;/p&gt; <text:s text:c="20"/>&lt;/p&gt; <text:s text:c="18"/>&lt;/div&gt; <text:s text:c="16"/>&lt;/div&gt; <text:s text:c="16"/>&lt;/p&gt; <text:s text:c="14"/>&lt;/div&gt; <text:s text:c="15"/>&lt;h5 class="azure largechar bulleted" data-unq="157"&gt;</text:p>
          </table:table-cell>
          <table:table-cell table:style-name="ce61" table:number-columns-repeated="1012"/>
          <table:table-cell table:number-columns-repeated="8"/>
        </table:table-row>
        <table:table-row table:style-name="ro10">
          <table:table-cell office:value-type="string" calcext:value-type="string">
            <text:p>157</text:p>
          </table:table-cell>
          <table:table-cell office:value-type="string" calcext:value-type="string">
            <text:p>171</text:p>
          </table:table-cell>
          <table:table-cell office:value-type="string" calcext:value-type="string">
            <text:p>A high amount of moral damages might be disproportionate</text:p>
          </table:table-cell>
          <table:table-cell office:value-type="string" calcext:value-type="string">
            <text:p>A magas nem vagyoni kártérítés aránytalan lehe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 <text:s text:c="15"/>&lt;div class="citecontainer"&gt; <text:s text:c="16"/>&lt;cite data-unq="158"&gt;</text:p>
          </table:table-cell>
          <table:table-cell table:style-name="ce61" table:number-columns-repeated="1012"/>
          <table:table-cell table:number-columns-repeated="8"/>
        </table:table-row>
        <table:table-row table:style-name="ro10">
          <table:table-cell office:value-type="string" calcext:value-type="string">
            <text:p>158</text:p>
          </table:table-cell>
          <table:table-cell table:style-name="ce42" office:value-type="string" calcext:value-type="string">
            <text:p>172</text:p>
          </table:table-cell>
          <table:table-cell office:value-type="string" calcext:value-type="string">
            <text:p>“having regard to the &lt;span class="pinkish"&gt;&lt;strong&gt;size of the award </text:p>
          </table:table-cell>
          <table:table-cell office:value-type="string" calcext:value-type="string">
            <text:p><text:span text:style-name="T2">"figyelembe véve a  &lt;span class="pinkish"&gt;&lt;strong&gt;</text:span>kártérítés mértékét</text:p>
          </table:table-cell>
          <table:table-cell table:number-columns-repeated="1020"/>
        </table:table-row>
        <table:table-row table:style-name="ro10">
          <table:table-cell table:style-name="ce33" table:number-columns-repeated="2"/>
          <table:table-cell table:style-name="ce61" office:value-type="string" calcext:value-type="string">
            <text:p><text:span text:style-name="T2">&lt;sup&gt;</text:span>&lt;a href="#" data-toggle="tooltip" title="</text:p>
          </table:table-cell>
          <table:table-cell table:style-name="ce61" office:value-type="string" calcext:value-type="string">
            <text:p><text:span text:style-name="T2">&lt;sup&gt;</text:span>&lt;a href="#" data-toggle="tooltip" title="</text:p>
          </table:table-cell>
          <table:table-cell table:style-name="ce61" table:number-columns-repeated="1012"/>
          <table:table-cell table:number-columns-repeated="8"/>
        </table:table-row>
        <table:table-row table:style-name="ro52">
          <table:table-cell/>
          <table:table-cell table:style-name="ce42"/>
          <table:table-cell table:style-name="ce7" office:value-type="string" calcext:value-type="string">
            <text:p>In this case, by “award” the Court is referring on the moral damages obtained in that specific case.</text:p>
          </table:table-cell>
          <table:table-cell table:style-name="ce127" office:value-type="string" calcext:value-type="string">
            <text:p><text:s/>panaszos ügyében, összevetve az aránytalanul magas kártérítések</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gt;13&lt;/a&gt;&lt;/sup&gt; </text:p>
          </table:table-cell>
          <table:table-cell table:style-name="ce61" table:number-columns-repeated="1012"/>
          <table:table-cell table:number-columns-repeated="8"/>
        </table:table-row>
        <table:table-row table:style-name="ro48">
          <table:table-cell/>
          <table:table-cell table:style-name="ce42"/>
          <table:table-cell office:value-type="string" calcext:value-type="string">
            <text:p>in the applicant’s case in conjunction with the lack of adequate and effective safeguards at the relevant time against a disproportionately large award&lt;/strong&gt;&lt;/span&gt;, the Court finds that there has been a violation of the applicant’s right under Article 10 of the Convention”</text:p>
          </table:table-cell>
          <table:table-cell table:style-name="ce127" office:value-type="string" calcext:value-type="string">
            <text:p><text:span text:style-name="T8">elkerülését szolgáló megfelelő és hatékony garanciák hiányával az adott időszakban</text:span><text:span text:style-name="T9">&lt;/strong&gt;&lt;/span&gt;</text:span>, a Bíróság megállapítja a panaszosnak az Egyezmény 10. cikkében biztosított jogainak sérelmé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159"&gt; <text:s text:c="18"/></text:p>
          </table:table-cell>
          <table:table-cell table:style-name="ce61" table:number-columns-repeated="1012"/>
          <table:table-cell table:number-columns-repeated="8"/>
        </table:table-row>
        <table:table-row table:style-name="ro10">
          <table:table-cell table:style-name="ce15" office:value-type="string" calcext:value-type="string">
            <text:p>159</text:p>
          </table:table-cell>
          <table:table-cell table:style-name="ce15" office:value-type="string" calcext:value-type="string">
            <text:p>173</text:p>
          </table:table-cell>
          <table:table-cell table:style-name="ce50" office:value-type="string" calcext:value-type="string">
            <text:p>Tolstoy Miloslavsky v. the United Kingdom, 1995</text:p>
          </table:table-cell>
          <table:table-cell table:style-name="ce50" office:value-type="string" calcext:value-type="string">
            <text:p>Tolstoy Miloslavsky kontra Egyesült Királyság, 1995</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ToMivUK" aria-expanded="false" aria-controls="collapseExample"&gt;Case summary&lt;/a&gt; <text:s text:c="16"/>&lt;/p&gt; <text:s text:c="16"/>&lt;div class="case-details collapse" id="caseToMivUK"&gt; <text:s text:c="18"/>&lt;div class="card card-block"&gt; <text:s text:c="20"/>&lt;h5 data-unq="159-01"&gt;</text:p>
          </table:table-cell>
          <table:table-cell table:style-name="ce61" table:number-columns-repeated="1012"/>
          <table:table-cell table:number-columns-repeated="8"/>
        </table:table-row>
        <table:table-row table:style-name="ro28">
          <table:table-cell table:style-name="ce29" office:value-type="string" calcext:value-type="string">
            <text:p>159-01</text:p>
          </table:table-cell>
          <table:table-cell table:style-name="ce29" office:value-type="string" calcext:value-type="string">
            <text:p>118</text:p>
          </table:table-cell>
          <table:table-cell table:style-name="ce52" office:value-type="string" calcext:value-type="string">
            <text:p>Tolstoy Miloslavsky v. the United Kingdom, Application no. 18139/91, Judgement 13 July 1995</text:p>
          </table:table-cell>
          <table:table-cell table:style-name="ce52" office:value-type="string" calcext:value-type="string">
            <text:p>Tolstoy Miloslavsky kontra Egyesült Királyság, Ügyszám. 18139/91, Ítélet: 1995. július 13.</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159-02"&gt; <text:s text:c="22"/></text:p>
          </table:table-cell>
          <table:table-cell table:style-name="ce61" table:number-columns-repeated="1012"/>
          <table:table-cell table:number-columns-repeated="8"/>
        </table:table-row>
        <table:table-row table:style-name="ro3">
          <table:table-cell table:style-name="ce29" office:value-type="string" calcext:value-type="string">
            <text:p>159-02</text:p>
          </table:table-cell>
          <table:table-cell table:style-name="ce29" office:value-type="string" calcext:value-type="string">
            <text:p>119</text:p>
          </table:table-cell>
          <table:table-cell table:style-name="ce52" office:value-type="string" calcext:value-type="string">
            <text:p>Mr. Miloslavsky was ordered to pay civil damages after publishing a pamphlet about a public person. European Court of Human Rights unanimously held that the size of libel damages (amounting to 1.5 million pounds) represented a violation of his right to freedom of expression as guaranteed by Article 10 of the European Convention on Human Rights.</text:p>
          </table:table-cell>
          <table:table-cell table:style-name="ce52" office:value-type="string" calcext:value-type="string">
            <text:p>Miloslavsky úrnak polgári kártérítést kellett fizetnie, miután pamfletet publikát egy nyilvános személyről. Az Emberi Jogok Európai Bírósága egyhangúlag úgy ítélte meg, hogy a becsületsértés összege (amely 1,5 millió fontot tett ki) megsértette a szólásszabadsághoz való jogát, amint azt az Emberi Jogok Európai Egyezményének 10. cikke biztosít.</text:p>
          </table:table-cell>
          <table:table-cell table:style-name="ce52" table:number-columns-repeated="1012"/>
          <table:table-cell table:number-columns-repeated="8"/>
        </table:table-row>
        <table:table-row table:style-name="ro26">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57947"&gt;http://hudoc.echr.coe.int/eng?i=001-57947&lt;/a&gt; <text:s text:c="22"/>&lt;p&gt; <text:s text:c="24"/>&lt;strong&gt;Legal summaries and comments: &lt;/strong&gt; <text:s text:c="24"/>&lt;a href="http://hudoc.echr.coe.int/eng?i=002-10202"&gt;http://hudoc.echr.coe.int/eng?i=002-10202&lt;/a&gt; <text:s text:c="22"/>&lt;/p&gt; <text:s text:c="20"/>&lt;/p&gt; <text:s text:c="18"/>&lt;/div&gt; <text:s text:c="16"/>&lt;/div&gt; <text:s text:c="14"/>&lt;/div&gt; <text:s text:c="15"/>&lt;div class="citecontainer"&gt; <text:s text:c="16"/>&lt;cite data-unq="160"&gt;</text:p>
          </table:table-cell>
          <table:table-cell table:style-name="ce61" table:number-columns-repeated="1012"/>
          <table:table-cell table:number-columns-repeated="8"/>
        </table:table-row>
        <table:table-row table:style-name="ro54">
          <table:table-cell office:value-type="string" calcext:value-type="string">
            <text:p>160</text:p>
          </table:table-cell>
          <table:table-cell office:value-type="string" calcext:value-type="string">
            <text:p>174</text:p>
          </table:table-cell>
          <table:table-cell office:value-type="string" calcext:value-type="string">
            <text:p>“… the Court reiterates that, under the Convention, &lt;span class="pinkish"&gt;&lt;strong&gt;an award of damages for defamation must bear a reasonable relationship of proportionality to the injury to reputation suffered.&lt;/strong&gt;&lt;/span&gt; (...) The Court notes that the amount the applicant was ordered to pay was extremely high. It was thus, in the Court’s view, capable of ​&lt;span class="pinkish"&gt;&lt;strong&gt;having a “chilling”, dissuasive effect on the applicant’s freedom of expression.&lt;/strong&gt;”&lt;/span&gt;&lt;/cite&gt;</text:p>
          </table:table-cell>
          <table:table-cell office:value-type="string" calcext:value-type="string">
            <text:p>"... a Bíróság megismétli, &lt;span class="pinkish"&gt;&lt;strong&gt;hogy az Egyzemény szerint egy becsületsértés miatti kártérítésnek ésszerű arányossági kapcsolatban kell állnia a jóhírnéveben elszenvedett sérelemmel.&lt;/strong&gt;&lt;/span&gt; (...). A Bíróság megjegyzi, hogy az összeg, melynek megfizetésére a panaszost kötelezték, aránytalanul magas volt. Ennek megfelelően a Bíróság meglátása szerint alkalmas volt arra, hogy egy "dermesztő", visszatartó hatást gyakoroljon a panaszos véleménynyilvánítási szabadságára."</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text:s text:c="17"/>&lt;p class="refer" data-unq="161"&gt; <text:s text:c="18"/></text:p>
          </table:table-cell>
          <table:table-cell table:style-name="ce61" table:number-columns-repeated="1012"/>
          <table:table-cell table:number-columns-repeated="8"/>
        </table:table-row>
        <table:table-row table:style-name="ro10">
          <table:table-cell table:style-name="ce15" office:value-type="string" calcext:value-type="string">
            <text:p>161</text:p>
          </table:table-cell>
          <table:table-cell table:style-name="ce15" office:value-type="string" calcext:value-type="string">
            <text:p>175</text:p>
          </table:table-cell>
          <table:table-cell table:style-name="ce57" office:value-type="string" calcext:value-type="string">
            <text:p>Ghiulfer Predescu v. Romania, 2017</text:p>
          </table:table-cell>
          <table:table-cell table:style-name="ce57" office:value-type="string" calcext:value-type="string">
            <text:p>Ghiulfer Predescu kontra Románia, 2017</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GPvR-01" aria-expanded="false" aria-controls="collapseExample"&gt;Case summary&lt;/a&gt; <text:s text:c="16"/>&lt;/p&gt; <text:s text:c="16"/>&lt;div class="case-details collapse" id="caseGPvR-01"&gt; <text:s text:c="18"/>&lt;div class="card card-block"&gt; <text:s text:c="20"/>&lt;h5 <text:s/>data-unq="153-01"&gt;</text:p>
          </table:table-cell>
          <table:table-cell table:style-name="ce61" table:number-columns-repeated="1012"/>
          <table:table-cell table:number-columns-repeated="8"/>
        </table:table-row>
        <table:table-row table:style-name="ro10">
          <table:table-cell table:style-name="ce29" office:value-type="string" calcext:value-type="string">
            <text:p>153-01</text:p>
          </table:table-cell>
          <table:table-cell table:style-name="ce29"/>
          <table:table-cell table:style-name="ce52" table:formula="of:=[.C448]" office:value-type="string" office:string-value="Ghiulfer Predescu v. Romania, Application no. 29751/09, Judgement 27 June 2017" calcext:value-type="string">
            <text:p>Ghiulfer Predescu v. Romania, Application no. 29751/09, Judgement 27 June 2017</text:p>
          </table:table-cell>
          <table:table-cell table:style-name="ce52" table:formula="of:=[.D448]" office:value-type="string" office:string-value="Ghiulfer Predescu kontra Románia, Ügyszám 29751/09, Ítélet: 2017. június 27." calcext:value-type="string">
            <text:p>Ghiulfer Predescu kontra Románia, Ügyszám 29751/09, Ítélet: 2017. június 27.</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text:s/>data-unq="153-02"&gt; <text:s text:c="22"/></text:p>
          </table:table-cell>
          <table:table-cell table:style-name="ce61" table:number-columns-repeated="1012"/>
          <table:table-cell table:number-columns-repeated="8"/>
        </table:table-row>
        <table:table-row table:style-name="ro40">
          <table:table-cell table:style-name="ce29" office:value-type="string" calcext:value-type="string">
            <text:p>153-02</text:p>
          </table:table-cell>
          <table:table-cell table:style-name="ce29"/>
          <table:table-cell table:style-name="ce52" table:formula="of:=[.C450]" office:value-type="string" office:string-value="Predescu is a Romanian journalist who expressed, on a TV show, opinions about the local mayor, saying that he had connections to the underground businesses in the city. The mayor sued her and, during the civil trial, the journalist could not provide a clear factual basis for her allegations. Predescu complained to the European Court of Human Rights, who found that her statements represented an opinion, were made in good faith, and had a reasonable factual basis. Considering also the high amount of damages that had been awarded, there had been a violation of Article 10." calcext:value-type="string">
            <text:p>Predescu is a Romanian journalist who expressed, on a TV show, opinions about the local mayor, saying that he had connections to the underground businesses in the city. The mayor sued her and, during the civil trial, the journalist could not provide a clear factual basis for her allegations. Predescu complained to the European Court of Human Rights, who found that her statements represented an opinion, were made in good faith, and had a reasonable factual basis. Considering also the high amount of damages that had been awarded, there had been a violation of Article 10.</text:p>
          </table:table-cell>
          <table:table-cell table:style-name="ce52" table:formula="of:=[.D450]" office:value-type="string" office:string-value="Predescu  román újságíró, aki televíziós műsorban fejtette ki a véleményét a helyi polgármesterről, mondván, hogy kapcsolatban áll a város illegális üzletelőivel . A polgármester beperelte őt, és a polgári bírósági tárgyalás során az újságíró állitásainak nem tudott valós alapot adni.  Predescu panaszt nyújtott be az Emberi Jogok Európai Bíróságához, mely szerint az ujságiró nyilatkozata vélemény, és tények alapján,  jóhiszeműen fogalmazódott meg. A 10 cikk megsértését és nagy összegű kártéritést állapitott meg.  " calcext:value-type="string">
            <text:p>Predescu <text:s/>román újságíró, aki televíziós műsorban fejtette ki a véleményét a helyi polgármesterről, mondván, hogy kapcsolatban áll a város illegális üzletelőivel . A polgármester beperelte őt, és a polgári bírósági tárgyalás során az újságíró állitásainak nem tudott valós alapot adni. <text:s/>Predescu panaszt nyújtott be az Emberi Jogok Európai Bíróságához, mely szerint az ujságiró nyilatkozata vélemény, és tények alapján, <text:s/>jóhiszeműen fogalmazódott meg. A 10 cikk megsértését és nagy összegű kártéritést állapitott meg. <text:s/></text:p>
          </table:table-cell>
          <table:table-cell table:style-name="ce52" table:number-columns-repeated="1012"/>
          <table:table-cell table:number-columns-repeated="8"/>
        </table:table-row>
        <table:table-row table:style-name="ro55">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74614"&gt;http://hudoc.echr.coe.int/eng?i=001-174614&lt;/a&gt; <text:s text:c="22"/>&lt;p&gt; <text:s text:c="24"/>&lt;strong&gt;Legal summaries and comments: &lt;/strong&gt; <text:s text:c="24"/>&lt;a href="http://merlin.obs.coe.int/iris/2017/8/article2.en.html"&gt;http://merlin.obs.coe.int/iris/2017/8/article2.en.html&lt;/a&gt; <text:s text:c="22"/>&lt;/p&gt; <text:s text:c="20"/>&lt;/p&gt; <text:s text:c="18"/>&lt;/div&gt; <text:s text:c="16"/>&lt;/div&gt; <text:s text:c="14"/>&lt;/div&gt; <text:s text:c="12"/>&lt;/div&gt; <text:s text:c="10"/>&lt;/div&gt; <text:s text:c="8"/>&lt;/div&gt; <text:s text:c="6"/>&lt;/div&gt; <text:s text:c="4"/>&lt;/section&gt; <text:s text:c="5"/>&lt;section class="pinkishb"&gt; <text:s text:c="6"/>&lt;div class="container"&gt; <text:s text:c="8"/>&lt;div class="col-lg-12 whitechar"&gt; <text:s text:c="10"/>&lt;div id="trei" class="chaptercont"&gt; <text:s text:c="12"/>&lt;p class="chaptertitle"&gt; <text:s text:c="14"/>&lt;img src="img/smileyChap3.png"&gt; <text:s text:c="12"/>&lt;/p&gt; <text:s text:c="10"/>&lt;/div&gt; <text:s text:c="10"/>&lt;h1 class="text-center" data-unq="162"&gt;</text:p>
          </table:table-cell>
          <table:table-cell table:style-name="ce61" table:number-columns-repeated="1012"/>
          <table:table-cell table:number-columns-repeated="8"/>
        </table:table-row>
        <table:table-row table:style-name="ro52">
          <table:table-cell office:value-type="string" calcext:value-type="string">
            <text:p>162</text:p>
          </table:table-cell>
          <table:table-cell office:value-type="string" calcext:value-type="string">
            <text:p>177</text:p>
          </table:table-cell>
          <table:table-cell office:value-type="string" calcext:value-type="string">
            <text:p>Duties and Responsibilities - online and offline</text:p>
          </table:table-cell>
          <table:table-cell office:value-type="string" calcext:value-type="string">
            <text:p>Kötelezettségek és felelősség - online és offline</text:p>
            <text:p/>
          </table:table-cell>
          <table:table-cell table:number-columns-repeated="1020"/>
        </table:table-row>
        <table:table-row table:style-name="ro24">
          <table:table-cell table:style-name="ce33" table:number-columns-repeated="2"/>
          <table:table-cell table:number-columns-repeated="2" table:style-name="ce61" office:value-type="string" calcext:value-type="string">
            <text:p>&lt;/h1&gt; <text:s text:c="8"/>&lt;/div&gt; <text:s text:c="6"/>&lt;/div&gt; <text:s text:c="4"/>&lt;/section&gt; <text:s text:c="5"/>&lt;section id="continuttrei"&gt; <text:s text:c="6"/>&lt;div class="container"&gt; <text:s text:c="10"/>&lt;div class="col-lg-12 my-auto"&gt; <text:s text:c="12"/>&lt;div class="container-fluid"&gt; <text:s text:c="15"/>&lt;p data-unq="163"&gt;</text:p>
          </table:table-cell>
          <table:table-cell table:style-name="ce61" table:number-columns-repeated="1012"/>
          <table:table-cell table:number-columns-repeated="8"/>
        </table:table-row>
        <table:table-row table:style-name="ro25">
          <table:table-cell office:value-type="string" calcext:value-type="string">
            <text:p>163</text:p>
          </table:table-cell>
          <table:table-cell office:value-type="string" calcext:value-type="string">
            <text:p>178</text:p>
          </table:table-cell>
          <table:table-cell office:value-type="string" calcext:value-type="string">
            <text:p>As stated in paragraph 2 of Article 10, the exercise of freedom of expression comes with duties and responsibilities. When expressing publicly, one should act in good faith, provide, in as much as possible, reliable and accurate information, and pursue the public interest.</text:p>
          </table:table-cell>
          <table:table-cell office:value-type="string" calcext:value-type="string">
            <text:p>Ahogyan azt a 10. cikk 2. bekezdése kimondja, a véleménynyilvánítás szabadságának gyakorlása kötelezettségekkel és felelősséggel jár. Nyilvános közlés alkalmával jóhiszeműen kell eljárni, a lehető legmegbízhatóbb és legpontosabb információt kell nyújtani és a köz érdekében kell cselekedni.</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p data-unq="164"&gt;</text:p>
          </table:table-cell>
          <table:table-cell table:style-name="ce61" table:number-columns-repeated="1012"/>
          <table:table-cell table:number-columns-repeated="8"/>
        </table:table-row>
        <table:table-row table:style-name="ro26">
          <table:table-cell office:value-type="string" calcext:value-type="string">
            <text:p>164</text:p>
          </table:table-cell>
          <table:table-cell office:value-type="string" calcext:value-type="string">
            <text:p>179</text:p>
          </table:table-cell>
          <table:table-cell office:value-type="string" calcext:value-type="string">
            <text:p>The media and the NGOs (when acting as public or social watchdogs) are given more protection under the Convention, but only when respecting the conditions above, as there are greater expectations from them in promoting responsible messages to the public. The protection (as well as the special responsibilities) extends to the individuals in these two types of organizations, namely the journalists and the NGO activists and workers. Especially journalists might be expected to maintain the same professional duties and obligations, even when publishing in their own name.</text:p>
          </table:table-cell>
          <table:table-cell office:value-type="string" calcext:value-type="string">
            <text:p>A média és a civil szervezetek (amikor politikai vagy társadalmi ellenőrző szerepüket töltik be) az Egyezmény erősebb védelmét élvezik, de csak ha tiszteletben tartják a fenti feltételeket, mivel velük szemben erősebben érvényesül az elvárás, hogy felelősségteljes üzeneteket tegyenek közzé nyilvánosan. A védelem (ahogyan a felelősség is) kiterjed az egyénekre ezekeben a szervezetekben, nevezetesen az újságírókra és a civil szervezetek aktivistáira és munkatársaira. Az újságírókkal szemben különösen felmerülhet az elvárás, hogy ugyanazokat szerint a szakmai feladatok és kötelezettségek szerint járjanak el akkor is, ha a saját nevükön publikálnak.</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p data-unq="165"&gt;</text:p>
          </table:table-cell>
          <table:table-cell table:style-name="ce61" table:number-columns-repeated="1012"/>
          <table:table-cell table:number-columns-repeated="8"/>
        </table:table-row>
        <table:table-row table:style-name="ro26">
          <table:table-cell office:value-type="string" calcext:value-type="string">
            <text:p>165</text:p>
          </table:table-cell>
          <table:table-cell office:value-type="string" calcext:value-type="string">
            <text:p>180</text:p>
          </table:table-cell>
          <table:table-cell office:value-type="string" calcext:value-type="string">
            <text:p>Any private individual expressing publicly should respect the same conditions in order to benefit from the safeguards afforded by Article 10, even if the expectations for providing accurate information are obviously lower in their case. A private individual has limited means of verifying an information, other than sources publicly and easily available. At the same time, while opinions should be freely expressed, it is expected that they have a factual basis. Attribution of facts, such as, let’s say, corruption facts, should not be done careless, as it can lead to the loss of Article 10 safeguards.</text:p>
          </table:table-cell>
          <table:table-cell office:value-type="string" calcext:value-type="string">
            <text:p>Bármely magánszemélynek is ugyanezeket a feltételeket kell betartania, ha nyilvánosan fejezi ki magát, ha részesülni kíván a 10. cikk biztosította garanciákból, még ha a pontos információ nyújtásának kötelezettsége nyilvánvalóan alacsonyabb is az ő esetükben. Egy magánszemélynek korlátozottak a lehetőségei az információk igazolására a nyilvánosan és könnyen elérhető forrásokon túl. Mindazonáltal, bár a véleményeknek szabadon kifejthetőeknek kell lenniük, elvárás, hogy rendelkezzenek egy ténybeli alappal. A tények megfogalmazása, például korrupciós állítások formájában, nem történhet felelőtlenül, mert az a 10. cikk szerinti védelem elvesztését eredményezheti.</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p data-unq="166"&gt;</text:p>
          </table:table-cell>
          <table:table-cell table:style-name="ce61" table:number-columns-repeated="1012"/>
          <table:table-cell table:number-columns-repeated="8"/>
        </table:table-row>
        <table:table-row table:style-name="ro37">
          <table:table-cell office:value-type="string" calcext:value-type="string">
            <text:p>166</text:p>
          </table:table-cell>
          <table:table-cell office:value-type="string" calcext:value-type="string">
            <text:p>181</text:p>
          </table:table-cell>
          <table:table-cell office:value-type="string" calcext:value-type="string">
            <text:p>The speech of public servants and members of the armed forces is protected, but they also have to give away some of their free speech rights, in interests such as keeping the confidentiality of sensitive or even secret state information, maintaining the military authority or the discipline in the police force. Public employees have a “duty of loyalty, reserve and discretion to their employer” (Guja v. Moldova [Grand Chamber], 2008, ECtHR).</text:p>
          </table:table-cell>
          <table:table-cell office:value-type="string" calcext:value-type="string">
            <text:p>A közszolgák és a fegyveres szervek tagjainak beszéde védett, de fel is kell adniuk bizonyos, a szólásszabadságból fakadó jogaikat olyan célok érdekében, mint az érzékeny vagy éppen titkos információk bizalmasságának megőrzése, a hadsereg autoritásának fenntartása vagy a rendőri köteléken belüli fegyelem megőrzése. A közalkalmazottakat "lojalitás, tartózkodás és diszkréció kötelezettsége terheli a munkáltatójuk irányába" (Guja kontra Moldova [Nagykamara], 2008, EJEB).</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p data-unq="167"&gt;</text:p>
          </table:table-cell>
          <table:table-cell table:style-name="ce61" table:number-columns-repeated="1012"/>
          <table:table-cell table:number-columns-repeated="8"/>
        </table:table-row>
        <table:table-row table:style-name="ro40">
          <table:table-cell office:value-type="string" calcext:value-type="string">
            <text:p>167</text:p>
          </table:table-cell>
          <table:table-cell office:value-type="string" calcext:value-type="string">
            <text:p>182</text:p>
          </table:table-cell>
          <table:table-cell office:value-type="string" calcext:value-type="string">
            <text:p>nline expression carries with it even more duties and responsibilities, as the Internet nature gives a potentially permanent existence to all published information and makes it world wide accessible. Analyzing on the matter, the ECtHR considered that a notice about a pending lawsuit can be published online next to litigious articles without being a disproportionate interference with the right to freedom of expression. On the other hand, ECtHR considered that the obligation to remove articles from the Internet, in defamation cases, violates Article 10.</text:p>
          </table:table-cell>
          <table:table-cell office:value-type="string" calcext:value-type="string">
            <text:p>Az online véleménynyilvánítás még több kötelezettséggel és felelősséggel jár, az internet azon jellegéből fakadóan, hogy akár állanódan elérhető marad az ott közzétett információ, és világszerte hozzáférhetővé teszi azt. A téma elemzését követően az EJEB arra a következtetésre jutott, hogy nem számít aránytalan beavatkozásnak a véleménynyilvánítás szabadságába, ha a vitatott cikkek mellet közzétesznek egy megjegyzést a folyamatban lévő jogi eljárásról. Másrészről az EJEB megállapítása szerint a 10. cikk sérelmét jelenti a becsületsértési eljárásokban a cikk eltávolítási kötelezettsége.</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p data-unq="168"&gt;</text:p>
          </table:table-cell>
          <table:table-cell table:style-name="ce61" table:number-columns-repeated="1012"/>
          <table:table-cell table:number-columns-repeated="8"/>
        </table:table-row>
        <table:table-row table:style-name="ro40">
          <table:table-cell office:value-type="string" calcext:value-type="string">
            <text:p>168</text:p>
          </table:table-cell>
          <table:table-cell office:value-type="string" calcext:value-type="string">
            <text:p>183</text:p>
          </table:table-cell>
          <table:table-cell office:value-type="string" calcext:value-type="string">
            <text:p>Hate speech as well as incitement to violence, when a violent act is likely to occur, are not protected under the Convention, as they interfere with the principles of the “prohibition of abuse of rights” (Article 17 ECHR) and the “general prohibition of discrimination” (Protocol no. 12 to ECHR, Article 1). This again has a strong impact on the online expression. Nevertheless, hate speech should be differentiated from offensive speech (details about offensive speech in the “Content Regulation” chapter).</text:p>
          </table:table-cell>
          <table:table-cell office:value-type="string" calcext:value-type="string">
            <text:p>A gyűlöletbeszédet, csakúgy, mint az erőszakra uszítást, ha egy erőszakos cselekmény bekövetekzése valószínű, nem védi az Egyezmény, mivel ezek a megnyilvánulások összeütközésbe kerülnek a "joggal való visszaélés tilalmával" (EJEE 17. cikk) és "a megkülönböztetés általános tilalmával" (EJEE 12. kiegészítő jegyzőkönyv, 1. cikk). Ennek megintcsak komoly hatása van az online véleménynyilvánításra. Mindazonáltal a gyűlöletbeszédet meg kell különböztetni a sértő beszédtől (a sértő beszéddel kapcsolatos részletekért lásd a "Tartalomszabályozás" című fejezetet).</text:p>
          </table:table-cell>
          <table:table-cell table:number-columns-repeated="1020"/>
        </table:table-row>
        <table:table-row table:style-name="ro28">
          <table:table-cell table:style-name="ce33" table:number-columns-repeated="2"/>
          <table:table-cell table:number-columns-repeated="2" table:style-name="ce61" office:value-type="string" calcext:value-type="string">
            <text:p>&lt;/p&gt; <text:s text:c="15"/>&lt;div class="citecontainer"&gt; <text:s text:c="16"/>&lt;h4&gt;&lt;span class="azure largechar"&gt;&lt;strong&gt;&lt;i data-unq="169"&gt;</text:p>
          </table:table-cell>
          <table:table-cell table:style-name="ce61" table:number-columns-repeated="1012"/>
          <table:table-cell table:number-columns-repeated="8"/>
        </table:table-row>
        <table:table-row table:style-name="ro10">
          <table:table-cell office:value-type="string" calcext:value-type="string">
            <text:p>169</text:p>
          </table:table-cell>
          <table:table-cell office:value-type="string" calcext:value-type="string">
            <text:p>185</text:p>
          </table:table-cell>
          <table:table-cell office:value-type="string" calcext:value-type="string">
            <text:p>Article 17 of the European Convention on Human Rights</text:p>
          </table:table-cell>
          <table:table-cell office:value-type="string" calcext:value-type="string">
            <text:p>Az Emberi Jogok Európai Egyzeményének 17. cikke</text:p>
          </table:table-cell>
          <table:table-cell table:number-columns-repeated="1020"/>
        </table:table-row>
        <table:table-row table:style-name="ro52">
          <table:table-cell table:style-name="ce33" table:number-columns-repeated="2"/>
          <table:table-cell table:number-columns-repeated="2" table:style-name="ce61" office:value-type="string" calcext:value-type="string">
            <text:p>&lt;/i&gt;&lt;/strong&gt;&lt;/span&gt;&lt;/h4&gt; <text:s text:c="16"/>&lt;h4&gt;&lt;span class="azure largechar"&gt;&lt;strong&gt;&lt;i data-unq="170"&gt;</text:p>
          </table:table-cell>
          <table:table-cell table:style-name="ce61" table:number-columns-repeated="1012"/>
          <table:table-cell table:number-columns-repeated="8"/>
        </table:table-row>
        <table:table-row table:style-name="ro10">
          <table:table-cell office:value-type="string" calcext:value-type="string">
            <text:p>170</text:p>
          </table:table-cell>
          <table:table-cell office:value-type="string" calcext:value-type="string">
            <text:p>186</text:p>
          </table:table-cell>
          <table:table-cell office:value-type="string" calcext:value-type="string">
            <text:p>Prohibition of abuse of rights</text:p>
          </table:table-cell>
          <table:table-cell office:value-type="string" calcext:value-type="string">
            <text:p>Joggal való visszaélés tilalma</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i&gt;&lt;/strong&gt;&lt;/span&gt;&lt;/h4&gt;&lt;br&gt; <text:s text:c="16"/>&lt;p class="largechar"&gt;&lt;i <text:s/>data-unq="171"&gt;</text:p>
          </table:table-cell>
          <table:table-cell table:style-name="ce61" table:number-columns-repeated="1012"/>
          <table:table-cell table:number-columns-repeated="8"/>
        </table:table-row>
        <table:table-row table:style-name="ro3">
          <table:table-cell office:value-type="string" calcext:value-type="string">
            <text:p>171</text:p>
          </table:table-cell>
          <table:table-cell office:value-type="string" calcext:value-type="string">
            <text:p>187</text:p>
          </table:table-cell>
          <table:table-cell office:value-type="string" calcext:value-type="string">
            <text:p>Nothing in this Convention may be interpreted as implying for any State, group or person any right to engage in any activity or perform any act aimed at the destruction of any of the rights and freedoms set forth herein or at their limitation to a greater extent than is provided for in the Convention.</text:p>
          </table:table-cell>
          <table:table-cell office:value-type="string" calcext:value-type="string">
            <text:p>Az Egyezmény egyetlen rendelkezését sem lehet úgy értelmezni, hogy az bármely állam, csoport vagy személy számára jogot biztosítana olyan tevékenység folytatására vagy olyan cselekedet végrehajtására, amely az Egyezményben foglalt jogok és szabadságok megsértésére vagy pedig az Egyezményben meghatározottnál nagyobb mértékű korlátozására irányul.</text:p>
          </table:table-cell>
          <table:table-cell table:number-columns-repeated="1020"/>
        </table:table-row>
        <table:table-row table:style-name="ro28">
          <table:table-cell table:style-name="ce33" table:number-columns-repeated="2"/>
          <table:table-cell table:number-columns-repeated="2" table:style-name="ce61" office:value-type="string" calcext:value-type="string">
            <text:p>&lt;/i&gt;&lt;/p&gt; <text:s text:c="14"/>&lt;/div&gt; <text:s text:c="15"/>&lt;div class="citecontainer"&gt; <text:s text:c="16"/>&lt;h4&gt;&lt;span class="azure largechar"&gt;&lt;strong&gt;&lt;i data-unq="172"&gt;</text:p>
          </table:table-cell>
          <table:table-cell table:style-name="ce61" table:number-columns-repeated="1012"/>
          <table:table-cell table:number-columns-repeated="8"/>
        </table:table-row>
        <table:table-row table:style-name="ro28">
          <table:table-cell office:value-type="string" calcext:value-type="string">
            <text:p>172</text:p>
          </table:table-cell>
          <table:table-cell office:value-type="string" calcext:value-type="string">
            <text:p>188</text:p>
          </table:table-cell>
          <table:table-cell office:value-type="string" calcext:value-type="string">
            <text:p>Article 1 to the Protocol no. 12 of the European Convention on Human Rights</text:p>
          </table:table-cell>
          <table:table-cell office:value-type="string" calcext:value-type="string">
            <text:p>Az Emberi Jogok Európai Egyzeményének Tizenkettedik Kiegászítő Jegyzőkönyvének 1. cikke</text:p>
          </table:table-cell>
          <table:table-cell table:number-columns-repeated="1020"/>
        </table:table-row>
        <table:table-row table:style-name="ro28">
          <table:table-cell table:style-name="ce33" table:number-columns-repeated="2"/>
          <table:table-cell table:number-columns-repeated="2" table:style-name="ce61" office:value-type="string" calcext:value-type="string">
            <text:p>&lt;/i&gt;&lt;/strong&gt;&lt;/span&gt;&lt;/h4&gt; <text:s text:c="16"/>&lt;h4&gt;&lt;span class="azure largechar"&gt;&lt;strong&gt;&lt;i data-unq="173"&gt;</text:p>
          </table:table-cell>
          <table:table-cell table:style-name="ce61" table:number-columns-repeated="1012"/>
          <table:table-cell table:number-columns-repeated="8"/>
        </table:table-row>
        <table:table-row table:style-name="ro10">
          <table:table-cell office:value-type="string" calcext:value-type="string">
            <text:p>173</text:p>
          </table:table-cell>
          <table:table-cell office:value-type="string" calcext:value-type="string">
            <text:p>189</text:p>
          </table:table-cell>
          <table:table-cell office:value-type="string" calcext:value-type="string">
            <text:p>General prohibition of discrimination</text:p>
          </table:table-cell>
          <table:table-cell office:value-type="string" calcext:value-type="string">
            <text:p>A megkülönböztetés általános tilalma</text:p>
          </table:table-cell>
          <table:table-cell table:number-columns-repeated="1020"/>
        </table:table-row>
        <table:table-row table:style-name="ro28">
          <table:table-cell table:style-name="ce33" table:number-columns-repeated="2"/>
          <table:table-cell table:number-columns-repeated="2" table:style-name="ce61" office:value-type="string" calcext:value-type="string">
            <text:p>&lt;/i&gt;&lt;/strong&gt;&lt;/span&gt;&lt;/h4&gt;&lt;br&gt; <text:s text:c="16"/>&lt;dl class="olpinkish"&gt; <text:s text:c="18"/>&lt;dt&gt;&lt;i&gt;1&lt;/i&gt;&lt;/dt&gt; <text:s text:c="18"/>&lt;dd&gt;&lt;i data-unq="174"&gt;</text:p>
          </table:table-cell>
          <table:table-cell table:style-name="ce61" table:number-columns-repeated="1012"/>
          <table:table-cell table:number-columns-repeated="8"/>
        </table:table-row>
        <table:table-row table:style-name="ro25">
          <table:table-cell office:value-type="string" calcext:value-type="string">
            <text:p>174</text:p>
          </table:table-cell>
          <table:table-cell office:value-type="string" calcext:value-type="string">
            <text:p>190</text:p>
          </table:table-cell>
          <table:table-cell office:value-type="string" calcext:value-type="string">
            <text:p>The enjoyment of any right set forth by law shall be secured without discrimination on any ground such as sex, race, colour, language, religion, political or other opinion, national or social origin, association with a national minority, property, birth or other status.</text:p>
          </table:table-cell>
          <table:table-cell office:value-type="string" calcext:value-type="string">
            <text:p>A törvényben meghatározott jogok élvezetét minden megkülönböztetés, például nem, faj, szín, nyelv, vallás, politikai vagy egyéb vélemény, nemzeti vagy társadalmi származás, nemzeti kisebbséghez való tartozás, vagyoni helyzet, születés szerinti vagy egyéb helyzet alapján történő megkülönböztetés nélkül kell biztosítani.</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i&gt;&lt;/dd&gt; <text:s text:c="18"/>&lt;dt&gt;&lt;i&gt;2&lt;/i&gt;&lt;/dt&gt; <text:s text:c="18"/>&lt;dd&gt;&lt;i data-unq="175"&gt;</text:p>
          </table:table-cell>
          <table:table-cell table:style-name="ce61" table:number-columns-repeated="1012"/>
          <table:table-cell table:number-columns-repeated="8"/>
        </table:table-row>
        <table:table-row table:style-name="ro28">
          <table:table-cell office:value-type="string" calcext:value-type="string">
            <text:p>175</text:p>
          </table:table-cell>
          <table:table-cell office:value-type="string" calcext:value-type="string">
            <text:p>191</text:p>
          </table:table-cell>
          <table:table-cell office:value-type="string" calcext:value-type="string">
            <text:p>No one shall be discriminated against by any public authority on any ground such as those mentioned in paragraph 1.</text:p>
          </table:table-cell>
          <table:table-cell office:value-type="string" calcext:value-type="string">
            <text:p>Hatóság senki ellen nem alkalmazhat megkülönböztetést semmilyen, például az 1. bekezdésben említett alapon.</text:p>
          </table:table-cell>
          <table:table-cell table:number-columns-repeated="1020"/>
        </table:table-row>
        <table:table-row table:style-name="ro28">
          <table:table-cell table:style-name="ce33" table:number-columns-repeated="2"/>
          <table:table-cell table:number-columns-repeated="2" table:style-name="ce61" office:value-type="string" calcext:value-type="string">
            <text:p>&lt;/i&gt; <text:s text:c="16"/>&lt;/dd&gt; <text:s text:c="14"/>&lt;/div&gt; <text:s text:c="15"/>&lt;h4 class="azure largechar" data-unq="176"&gt;</text:p>
          </table:table-cell>
          <table:table-cell table:style-name="ce61" table:number-columns-repeated="1012"/>
          <table:table-cell table:number-columns-repeated="8"/>
        </table:table-row>
        <table:table-row table:style-name="ro28">
          <table:table-cell office:value-type="string" calcext:value-type="string">
            <text:p>176</text:p>
          </table:table-cell>
          <table:table-cell office:value-type="string" calcext:value-type="string">
            <text:p>193</text:p>
          </table:table-cell>
          <table:table-cell office:value-type="string" calcext:value-type="string">
            <text:p>&lt;img src="img/key.svg" alt="element cheie"&gt;Key aspects from relevant ECtHR cases:</text:p>
          </table:table-cell>
          <table:table-cell office:value-type="string" calcext:value-type="string">
            <text:p>&lt;img src="img/key.svg" alt="element cheie"&gt;Alapvető megállapítások relveáns EJEB ügyekből:</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4&gt;&lt;br&gt; <text:s text:c="15"/>&lt;h5 class="azure largechar bulleted" data-unq="177"&gt;</text:p>
          </table:table-cell>
          <table:table-cell table:style-name="ce61" table:number-columns-repeated="1012"/>
          <table:table-cell table:number-columns-repeated="8"/>
        </table:table-row>
        <table:table-row table:style-name="ro10">
          <table:table-cell office:value-type="string" calcext:value-type="string">
            <text:p>177</text:p>
          </table:table-cell>
          <table:table-cell office:value-type="string" calcext:value-type="string">
            <text:p>194</text:p>
          </table:table-cell>
          <table:table-cell office:value-type="string" calcext:value-type="string">
            <text:p>Act in good faith, provide reliable information, and pursue the public interest</text:p>
          </table:table-cell>
          <table:table-cell office:value-type="string" calcext:value-type="string">
            <text:p>Jóhiszemű eljárás, megbízható információk közlése és a közérdek szolgálása</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lt;br&gt; <text:s text:c="15"/>&lt;div class="citecontainer"&gt; <text:s text:c="16"/>&lt;cite data-unq="178"&gt;</text:p>
          </table:table-cell>
          <table:table-cell table:style-name="ce61" table:number-columns-repeated="1012"/>
          <table:table-cell table:number-columns-repeated="8"/>
        </table:table-row>
        <table:table-row table:style-name="ro55">
          <table:table-cell office:value-type="string" calcext:value-type="string">
            <text:p>178</text:p>
          </table:table-cell>
          <table:table-cell office:value-type="string" calcext:value-type="string">
            <text:p>195</text:p>
          </table:table-cell>
          <table:table-cell office:value-type="string" calcext:value-type="string">
            <text:p>“The crucial watchdog role of the press in a democratic society has been positively asserted and defended by this Court in the course of a large corpus of cases concerning freedom of expression which have stressed not only the right of the press to impart information but also the right of the public to receive it. In so doing the Court has played an important role in laying the foundations for the principles which govern a free press within the Convention community and beyond. However, for the first time the Court is confronted with the question of how to reconcile the role of newspapers to cover a story which is undoubtedly in the public interest with the right to reputation of a group of identifiable private individuals at the centre of the story. In our view the fact that a strong public interest is involved should not have the consequence of exonerating newspapers from either the basic ethics of their trade or the laws of defamation.</text:p>
          </table:table-cell>
          <table:table-cell office:value-type="string" calcext:value-type="string">
            <text:p>"A létfontosságú watchdog szerep, amit a sajtó egy demokratikus társadalomban betölt, megfelelő megítélésben és védelemben részesült a Bíróság hatalmas esetjoga során azokban az ügyekben, amelyek a véleménynyilvánítás szabadságát érintették, és amelyekben nem csak a sajtó jogát hangsúlyozták az infiormációk terjesztésére, de a közönség jogát is, hogy ezeket megismerje. Ennek során a Bíróság fontos szerepet játszott azoknak az elveknek az alapjainak a lefektetésében, amelyek az Egyezmény közösségén belül és azon túl a szabad sajtót vezetik. Azonban most először szembesült a Bíróság azzal a kérdéssel, hogyan egyeztethető össze egy újság szerepe egy nyilvánvalóan közérdeklődésre számot tartó történet bemutatása során egy, a történet középpontjában álló, beazonsítható egyénekből álló csoport jóhírnévhez való jogával. Meglátásunk szerint egy erős közérdeklődés jelenléte nem mentheti fel az újságokat a szakmájuk alapvető etikai szabályai, sem pedig a becsületsértés jogi szabályai alól.</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text:s text:c="17"/>&lt;/cite&gt;&lt;br&gt; <text:s text:c="17"/>&lt;cite data-unq="179"&gt;</text:p>
          </table:table-cell>
          <table:table-cell table:style-name="ce61" table:number-columns-repeated="1012"/>
          <table:table-cell table:number-columns-repeated="8"/>
        </table:table-row>
        <table:table-row table:style-name="ro37">
          <table:table-cell office:value-type="string" calcext:value-type="string">
            <text:p>179</text:p>
          </table:table-cell>
          <table:table-cell office:value-type="string" calcext:value-type="string">
            <text:p>196</text:p>
          </table:table-cell>
          <table:table-cell office:value-type="string" calcext:value-type="string">
            <text:p>By reason of the “duties and responsibilities” inherent in the exercise of the freedom of expression, &lt;span class="pinkish"&gt;&lt;strong&gt;the safeguard&lt;/strong&gt;&lt;/span&gt; afforded by Article 10 to journalists in relation to reporting on issues of general interest is subject to the provision that they are &lt;span class="pinkish"&gt;&lt;strong&gt;acting in good faith in order to provide accurate and reliable information in accordance with the ethics of journalism​...&lt;/strong&gt;&lt;/span&gt;</text:p>
          </table:table-cell>
          <table:table-cell office:value-type="string" calcext:value-type="string">
            <text:p>Mivel a "kötelezettségek és felelősség" lényegi velejárója a véleménynyilvánítási szabadság gyakorlásának, a 10. cikk által az újságíróknak nyújtott garanciák a közérdeklődésre számot tartó kérdésekben tudósítással összefüggésben azzal a feltétellel valósulnak meg, hogy jóhiszeműen járnak el annak érdekében, hogy pontos és megbízható információt szolgáltassanak az újságírói etika szabályainak megfelelően…</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lt;br&gt; <text:s text:c="17"/>&lt;cite data-unq="180"&gt;</text:p>
          </table:table-cell>
          <table:table-cell table:style-name="ce61" table:number-columns-repeated="1012"/>
          <table:table-cell table:number-columns-repeated="8"/>
        </table:table-row>
        <table:table-row table:style-name="ro3">
          <table:table-cell office:value-type="string" calcext:value-type="string">
            <text:p>180</text:p>
          </table:table-cell>
          <table:table-cell office:value-type="float" office:value="197" calcext:value-type="float">
            <text:p>197</text:p>
          </table:table-cell>
          <table:table-cell office:value-type="string" calcext:value-type="string">
            <text:p>In the view of the Court, &lt;span class="pinkish"&gt;&lt;strong&gt;the press should normally be entitled, when contributing to public debate on matters of legitimate concern, to rely on the contents of official reports without having to undertake independent research​.&lt;/strong&gt;&lt;/span&gt; Otherwise, the vital public-watchdog role of the press may be undermined.”</text:p>
          </table:table-cell>
          <table:table-cell office:value-type="string" calcext:value-type="string">
            <text:p>A Bíróság megítélése szerint a sajtó, amikor a közzététellel hozzájárul a közvélemény jogos érdeklődésére számot tartó kérdések nyilvános megvitatásához, anélkül is joggal kell, hogy bízhasson a hivatalos jelentésekben, hogy valóságtartalmukat független vizsgálatnak vetné alá. Ellenkező esetben a sajtót legalapvetőbb funkciójától, a nyilvánosság őreként betöltött szerepétől fosztanánk meg".</text:p>
          </table:table-cell>
          <table:table-cell table:number-columns-repeated="1020"/>
        </table:table-row>
        <table:table-row table:style-name="ro56">
          <table:table-cell table:style-name="ce33" table:number-columns-repeated="2"/>
          <table:table-cell table:number-columns-repeated="2" table:style-name="ce61" office:value-type="string" calcext:value-type="string">
            <text:p>&lt;/cite&gt; <text:s text:c="16"/>&lt;p class="refer" data-unq="181"&gt; <text:s text:c="18"/></text:p>
          </table:table-cell>
          <table:table-cell table:style-name="ce61" table:number-columns-repeated="1012"/>
          <table:table-cell table:number-columns-repeated="8"/>
        </table:table-row>
        <table:table-row table:style-name="ro10">
          <table:table-cell table:style-name="ce15" office:value-type="string" calcext:value-type="string">
            <text:p>181</text:p>
          </table:table-cell>
          <table:table-cell table:style-name="ce15" office:value-type="string" calcext:value-type="string">
            <text:p>198</text:p>
          </table:table-cell>
          <table:table-cell table:style-name="ce50" office:value-type="string" calcext:value-type="string">
            <text:p>Bladet Tromsø and Stensaas v. Norway [Grand Chamber], 1999</text:p>
          </table:table-cell>
          <table:table-cell table:style-name="ce50" office:value-type="string" calcext:value-type="string">
            <text:p>Bladet Tromsø és Stensaas kontra Norvégia [Nagy Tanács], 1999 </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BTvN" aria-expanded="false" aria-controls="collapseExample"&gt;Case summary&lt;/a&gt; <text:s text:c="16"/>&lt;/p&gt; <text:s text:c="16"/>&lt;div class="case-details collapse" id="caseBTvN"&gt; <text:s text:c="18"/>&lt;div class="card card-block"&gt; <text:s text:c="20"/>&lt;h5 data-unq="181-01"&gt;</text:p>
          </table:table-cell>
          <table:table-cell table:style-name="ce61" table:number-columns-repeated="1012"/>
          <table:table-cell table:number-columns-repeated="8"/>
        </table:table-row>
        <table:table-row table:style-name="ro52">
          <table:table-cell table:style-name="ce29" office:value-type="string" calcext:value-type="string">
            <text:p>181-01</text:p>
          </table:table-cell>
          <table:table-cell table:style-name="ce29" office:value-type="string" calcext:value-type="string">
            <text:p>144</text:p>
          </table:table-cell>
          <table:table-cell table:style-name="ce52" office:value-type="string" calcext:value-type="string">
            <text:p>Bladet Tromsø and Stensaas v. Norway [Grand Chamber], Application no. 21980/93, Judgement 20 May 1999</text:p>
          </table:table-cell>
          <table:table-cell table:style-name="ce52" office:value-type="string" calcext:value-type="string">
            <text:p>A Bladet Tromsø és a Stensaas kontra Norvégia (Nagy Kamara) Ügyszám 21980/93, Ítélet: 1999. május 20.</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181-02"&gt; <text:s text:c="22"/></text:p>
          </table:table-cell>
          <table:table-cell table:style-name="ce61" table:number-columns-repeated="1012"/>
          <table:table-cell table:number-columns-repeated="8"/>
        </table:table-row>
        <table:table-row table:style-name="ro3">
          <table:table-cell table:style-name="ce29" office:value-type="string" calcext:value-type="string">
            <text:p>181-02</text:p>
          </table:table-cell>
          <table:table-cell table:style-name="ce29" office:value-type="string" calcext:value-type="string">
            <text:p>145</text:p>
          </table:table-cell>
          <table:table-cell table:style-name="ce52" office:value-type="string" calcext:value-type="string">
            <text:p>A newspaper and its editor complained to the European Court of Human Rights after they were ordered to pay damages for defamation, following the publication of statements made by a third party concerning alleged violations of seal hunting regulations. European Court of Human Rights found that there had been a violation of Article 10.</text:p>
          </table:table-cell>
          <table:table-cell table:style-name="ce52" office:value-type="string" calcext:value-type="string">
            <text:p>Az újság és annak szerkesztője panaszt tett az Emberi Jogok Európai Bíróságán, miután elrendelték a rágalmazás cimén kártéritésre kötelezték őket, mert közzétették egy harmadik fél nyilatkozatát <text:s/>a fókavadászat szabályainak állítólagos megsértéséről. Az Emberi Jogok Európai Bírósága a 10. cikk megsértését állapitotta meg.</text:p>
          </table:table-cell>
          <table:table-cell table:style-name="ce52" table:number-columns-repeated="1012"/>
          <table:table-cell table:number-columns-repeated="8"/>
        </table:table-row>
        <table:table-row table:style-name="ro27">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58369"&gt;http://hudoc.echr.coe.int/eng?i=001-58369&lt;/a&gt; <text:s text:c="22"/>&lt;p&gt; <text:s text:c="24"/>&lt;strong&gt;Legal summaries and comments: &lt;/strong&gt; <text:s text:c="24"/>&lt;a href="http://www.echr.coe.int/LibraryDocs/DG2/HRFILES/DG2-EN-HRFILES-18(2007).pdf"&gt;http://www.echr.coe.int/LibraryDocs/DG2/HRFILES/DG2-EN-HRFILES-18(2007).pdf&lt;/a&gt; <text:s text:c="22"/>&lt;/p&gt; <text:s text:c="20"/>&lt;/p&gt; <text:s text:c="18"/>&lt;/div&gt; <text:s text:c="16"/>&lt;/div&gt; <text:s text:c="14"/>&lt;/div&gt; <text:s text:c="15"/>&lt;div class="citecontainer"&gt; <text:s text:c="16"/>&lt;cite data-unq="182"&gt;</text:p>
          </table:table-cell>
          <table:table-cell table:style-name="ce61" table:number-columns-repeated="1012"/>
          <table:table-cell table:number-columns-repeated="8"/>
        </table:table-row>
        <table:table-row table:style-name="ro27">
          <table:table-cell office:value-type="string" calcext:value-type="string">
            <text:p>182</text:p>
          </table:table-cell>
          <table:table-cell office:value-type="string" calcext:value-type="string">
            <text:p>199</text:p>
          </table:table-cell>
          <table:table-cell office:value-type="string" calcext:value-type="string">
            <text:p>“(...) it is not clear whether the applicant intended to post these statements in his capacity as a journalist providing information to the public, or whether he simply expressed his personal opinions as an ordinary citizen in the course of an Internet debate. Nevertheless, it is clear that, (...) the applicant, being a popular journalist, did not hide his identity and that he publicly disseminated his statements by posting them on a freely accessible popular Internet forum, a medium which in modern times has no less powerful an effect than the print media. (...) &lt;span class="pinkish"&gt;&lt;strong&gt;directly accusing specific individuals of a specific form of misconduct entails an obligation to provide a sufficient factual basis for such an assertion&lt;/strong&gt;&lt;/span&gt; (...).”</text:p>
          </table:table-cell>
          <table:table-cell office:value-type="string" calcext:value-type="string">
            <text:p>"(...) nem világos, hogy a panaszos újságírói minőségében tette közzé ezeket az állításokat, hogy ezzel a nagyközönséget tájékoztassa, vagy csupán a saját személyes véleményét fejezte ki mindennapi állampolgárként egy internetes vita során. Mindazonáltal az világos, hogy (...) a panaszos népszerű újságíróként nem rejtette el a személyazonosságát és nyilvánosan terjesztette az állításait azáltal, hogy közzétette őket egy népszerű, szabadon hozzáférhető internetes fórumon, egy olyan médiumban, amely a modern időkben nem kevésbé erős hatással bír a nyomtatott médiához képest. (...) Konkrét személyek egyértelmű megvádolása kötelezettségszegések konkrét formájával magával hozza a kötelezettséget arra, hogy az állításokhoz megfelelő ténybeli alap társuljon (...)".</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183"&gt; <text:s text:c="18"/></text:p>
          </table:table-cell>
          <table:table-cell table:style-name="ce61" table:number-columns-repeated="1012"/>
          <table:table-cell table:number-columns-repeated="8"/>
        </table:table-row>
        <table:table-row table:style-name="ro10">
          <table:table-cell table:style-name="ce15" office:value-type="string" calcext:value-type="string">
            <text:p>183</text:p>
          </table:table-cell>
          <table:table-cell table:style-name="ce15" office:value-type="string" calcext:value-type="string">
            <text:p>200</text:p>
          </table:table-cell>
          <table:table-cell table:style-name="ce50" office:value-type="string" calcext:value-type="string">
            <text:p>Fatullayev v. Azerbaijan, 2010</text:p>
          </table:table-cell>
          <table:table-cell table:style-name="ce50" office:value-type="string" calcext:value-type="string">
            <text:p>Fatullayev kontra <text:s/>Azerbaijan, 2010</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FvAzB" aria-expanded="false" aria-controls="collapseExample"&gt;Case summary&lt;/a&gt; <text:s text:c="16"/>&lt;/p&gt; <text:s text:c="16"/>&lt;div class="case-details collapse" id="caseFvAzB"&gt; <text:s text:c="18"/>&lt;div class="card card-block"&gt; <text:s text:c="20"/>&lt;h5 data-unq="183-01"&gt;</text:p>
          </table:table-cell>
          <table:table-cell table:style-name="ce61" table:number-columns-repeated="1012"/>
          <table:table-cell table:number-columns-repeated="8"/>
        </table:table-row>
        <table:table-row table:style-name="ro10">
          <table:table-cell table:style-name="ce29" office:value-type="string" calcext:value-type="string">
            <text:p>183-01</text:p>
          </table:table-cell>
          <table:table-cell table:style-name="ce29" office:value-type="string" calcext:value-type="string">
            <text:p>190</text:p>
          </table:table-cell>
          <table:table-cell table:style-name="ce52" office:value-type="string" calcext:value-type="string">
            <text:p>Fatullayev. v Azerbaijan, Application no. 40984/07, Judgement 22 April 2010</text:p>
          </table:table-cell>
          <table:table-cell table:style-name="ce52" office:value-type="string" calcext:value-type="string">
            <text:p>Fatullayev. kontra Azerbajdzsán, Ügyiratszám: 40984/07, <text:s/>Ítélet: 2010. április 22.</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183-02"&gt; <text:s text:c="22"/></text:p>
          </table:table-cell>
          <table:table-cell table:style-name="ce61" table:number-columns-repeated="1012"/>
          <table:table-cell table:number-columns-repeated="8"/>
        </table:table-row>
        <table:table-row table:style-name="ro57">
          <table:table-cell table:style-name="ce29" office:value-type="string" calcext:value-type="string">
            <text:p>183-02</text:p>
          </table:table-cell>
          <table:table-cell table:style-name="ce29" office:value-type="string" calcext:value-type="string">
            <text:p>191</text:p>
          </table:table-cell>
          <table:table-cell table:style-name="ce52" office:value-type="string" calcext:value-type="string">
            <text:p>The applicant, a newspaper editor, was prosecuted in connection with two articles he had published. He was found guilty of defamation, threat of terrorism and inciting ethnic hostility and sentenced to a total of eight and a half years’ imprisonment. The Court considered that both the applicant's conviction and the particularly severe sanction imposed were capable of producing a chilling effect on the exercise of journalistic freedom of expression in Azerbaijan, and leading to dissuading the press from openly discussing matters of public concern, and therefore found there was a violation of Article 10.</text:p>
          </table:table-cell>
          <table:table-cell table:style-name="ce52" office:value-type="string" calcext:value-type="string">
            <text:p>A kérelmezőt, egy újságszerkesztőt két kiadott cikk kapcsán vád alá vonták. Bűnösnek találták a rágalmazást, a terrorizmussal való fenyegetésért, <text:s/>etnikai ellenségeskedésért, összességében nyolc és fél év börtönbüntetésre ítélték.</text:p>
          </table:table-cell>
          <table:table-cell table:style-name="ce52" table:number-columns-repeated="1012"/>
          <table:table-cell table:number-columns-repeated="8"/>
        </table:table-row>
        <table:table-row table:style-name="ro26">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98401"&gt;http://hudoc.echr.coe.int/eng?i=001-98401&lt;/a&gt; <text:s text:c="22"/>&lt;p&gt; <text:s text:c="24"/>&lt;strong&gt;Legal summaries and comments: &lt;/strong&gt; <text:s text:c="24"/>&lt;a href="http://hudoc.echr.coe.int/eng?i=002-984"&gt;http://hudoc.echr.coe.int/eng?i=002-984&lt;/a&gt; <text:s text:c="22"/>&lt;/p&gt; <text:s text:c="20"/>&lt;/p&gt; <text:s text:c="18"/>&lt;/div&gt; <text:s text:c="16"/>&lt;/div&gt; <text:s text:c="14"/>&lt;/div&gt; <text:s text:c="15"/>&lt;h5 class="azure largechar bulleted" data-unq="184"&gt;</text:p>
          </table:table-cell>
          <table:table-cell table:style-name="ce61" table:number-columns-repeated="1012"/>
          <table:table-cell table:number-columns-repeated="8"/>
        </table:table-row>
        <table:table-row table:style-name="ro10">
          <table:table-cell office:value-type="string" calcext:value-type="string">
            <text:p>184</text:p>
          </table:table-cell>
          <table:table-cell office:value-type="string" calcext:value-type="string">
            <text:p>201</text:p>
          </table:table-cell>
          <table:table-cell office:value-type="string" calcext:value-type="string">
            <text:p>NGOs have been recognized a public watchdog role</text:p>
          </table:table-cell>
          <table:table-cell office:value-type="string" calcext:value-type="string">
            <text:p>A civil szervezetek elismerést nyertek a nyilvánosság őrekén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 <text:s text:c="15"/>&lt;div class="citecontainer"&gt; <text:s text:c="16"/>&lt;cite data-unq="185"&gt;</text:p>
          </table:table-cell>
          <table:table-cell table:style-name="ce61" table:number-columns-repeated="1012"/>
          <table:table-cell table:number-columns-repeated="8"/>
        </table:table-row>
        <table:table-row table:style-name="ro25">
          <table:table-cell office:value-type="string" calcext:value-type="string">
            <text:p>185</text:p>
          </table:table-cell>
          <table:table-cell office:value-type="string" calcext:value-type="string">
            <text:p>202</text:p>
          </table:table-cell>
          <table:table-cell office:value-type="string" calcext:value-type="string">
            <text:p>“(...) when an NGO draws attention to matters of public interest, it is exercising a public watchdog role of similar importance to that of the press and &lt;span class="pinkish"&gt;&lt;strong&gt;may be characterised as a social “watchdog”&lt;/strong&gt;&lt;/span&gt; warranting similar protection under the Convention as that afforded to the press.”</text:p>
          </table:table-cell>
          <table:table-cell office:value-type="string" calcext:value-type="string">
            <text:p>"(...) amikor egy civil szervezet közérdeklődésre számot tartó témákra hívja fel a figyelmet, a sajtóhoz hasonló fontosságú public watchdog szerepet tölt be, és "társadalmi házőrzőkutyának" minősülhet, ami a sajtónak nyújtott védelemhez hasonlót élvezhet az Egyezmény szerint."</text:p>
          </table:table-cell>
          <table:table-cell table:number-columns-repeated="1020"/>
        </table:table-row>
        <table:table-row table:style-name="ro28">
          <table:table-cell table:style-name="ce33" table:number-columns-repeated="2"/>
          <table:table-cell table:number-columns-repeated="2" table:style-name="ce61" office:value-type="string" calcext:value-type="string">
            <text:p>&lt;/cite&gt; <text:s text:c="16"/>&lt;!-- data-unq="186" a fost retras după reducerea duplicatului de referință a citării --&gt; <text:s text:c="16"/>&lt;cite data-unq="187"&gt;</text:p>
          </table:table-cell>
          <table:table-cell table:style-name="ce61" table:number-columns-repeated="1012"/>
          <table:table-cell table:number-columns-repeated="8"/>
        </table:table-row>
        <table:table-row table:style-name="ro3">
          <table:table-cell office:value-type="string" calcext:value-type="string">
            <text:p>187</text:p>
          </table:table-cell>
          <table:table-cell office:value-type="string" calcext:value-type="string">
            <text:p>203</text:p>
          </table:table-cell>
          <table:table-cell office:value-type="string" calcext:value-type="string">
            <text:p>“(…) an&lt;span class="pinkish"&gt;&lt;strong&gt; ​NGO performing a public watchdog role is likely to have greater impact when reporting on irregularities of public officials​,&lt;/strong&gt;&lt;/span&gt; and will often dispose of greater means of verifying and corroborating the veracity of criticism than would be the case of an individual reporting on what he or she has observed personally.”</text:p>
          </table:table-cell>
          <table:table-cell office:value-type="string" calcext:value-type="string">
            <text:p>"(...) egy civil szervezet, amely public watchdog szerepet tölt be, valószínűleg nagyobb hatást ér el, amikor köztisztviselők szabálytalanságairól számol be, és gyakran több eszköz is áll rendelkezésére, hogy igazolja és megerősítse a kritika igazságtartalmát, mint egy magánszemélynek, aki arról számol be, amit ő maga személyesen megfigyel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188"&gt; <text:s text:c="18"/></text:p>
          </table:table-cell>
          <table:table-cell table:style-name="ce61" table:number-columns-repeated="1012"/>
          <table:table-cell table:number-columns-repeated="8"/>
        </table:table-row>
        <table:table-row table:style-name="ro28">
          <table:table-cell table:style-name="ce15" office:value-type="string" calcext:value-type="string">
            <text:p>188</text:p>
          </table:table-cell>
          <table:table-cell table:style-name="ce15" office:value-type="string" calcext:value-type="string">
            <text:p>204</text:p>
          </table:table-cell>
          <table:table-cell table:style-name="ce50" office:value-type="string" calcext:value-type="string">
            <text:p>Medžlis Islamske Zajednice Brčko and Others v. Bosnia and Herzegovina [Grand Chamber], 2017</text:p>
          </table:table-cell>
          <table:table-cell table:style-name="ce50" office:value-type="string" calcext:value-type="string">
            <text:p>Medžlis Islamske Zajednice Brčko és Mások kontra Bosznia és Hercegovina [Nagy Tanács], <text:s/>2017</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MIZvBiH-01" aria-expanded="false" aria-controls="collapseExample"&gt;Case summary&lt;/a&gt; <text:s text:c="16"/>&lt;/p&gt; <text:s text:c="16"/>&lt;div class="case-details collapse" id="caseMIZvBiH-01"&gt; <text:s text:c="18"/>&lt;div class="card card-block"&gt; <text:s text:c="20"/>&lt;h5 data-unq="188-01"&gt;</text:p>
          </table:table-cell>
          <table:table-cell table:style-name="ce61" table:number-columns-repeated="1012"/>
          <table:table-cell table:number-columns-repeated="8"/>
        </table:table-row>
        <table:table-row table:style-name="ro52">
          <table:table-cell table:style-name="ce29" office:value-type="string" calcext:value-type="string">
            <text:p>188-01</text:p>
          </table:table-cell>
          <table:table-cell table:style-name="ce29" office:value-type="string" calcext:value-type="string">
            <text:p>148</text:p>
          </table:table-cell>
          <table:table-cell table:style-name="ce52" office:value-type="string" calcext:value-type="string">
            <text:p>Medžlis Islamske Zajednice Brčko and Others v. Bosnia and Herzegovina (Grand Chamber), Application no. 17224/11, Judgement 27 June 2017</text:p>
          </table:table-cell>
          <table:table-cell table:style-name="ce52" office:value-type="string" calcext:value-type="string">
            <text:p>Medzlis Iszlám Közösség Brcko és Mások <text:s/>kontra Bosznia-Hercegovina (Nagy Kamara) Ügyszám. 17224/11, Ítélet: 2017. június 27.</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188-02"&gt; <text:s text:c="22"/></text:p>
          </table:table-cell>
          <table:table-cell table:style-name="ce61" table:number-columns-repeated="1012"/>
          <table:table-cell table:number-columns-repeated="8"/>
        </table:table-row>
        <table:table-row table:style-name="ro54">
          <table:table-cell table:style-name="ce29" office:value-type="string" calcext:value-type="string">
            <text:p>188-02</text:p>
          </table:table-cell>
          <table:table-cell table:style-name="ce29" office:value-type="string" calcext:value-type="string">
            <text:p>149</text:p>
          </table:table-cell>
          <table:table-cell table:style-name="ce52" office:value-type="string" calcext:value-type="string">
            <text:p>The applicants are four NGOs who sent a private letter to the highest district authorities, voicing their concerns about the appointment of the director of the multi-ethnic public radio station. The letter was leaked to the press. The European Court of Human Rights found that the NGOs’ domestic liability did not represent a violation of the right to freedom of expression. In addition to value Judgements, the letter at issue contained inaccurate factual allegations and the NGOs failed to take reasonable effort in verifying their truthfulness.</text:p>
          </table:table-cell>
          <table:table-cell table:style-name="ce52" office:value-type="string" calcext:value-type="string">
            <text:p>A négy kérelmező <text:s/>civil szervezetek tagjai, akik magánlevélben fejezték ki és küldték meg <text:s/>a legfelsőbb kerületi hatóságok felé aggodalmukat <text:s/>a többnemzetiségű nyilvános rádióállomás igazgatójának kinevezésével kapcsán. A levél kiszivárgott a sajtónak. Az Emberi Jogok Európai Bírósága megállapította, hogy a civil szervezetek belföldi kötelezettségei nem sértik a szólásszabadsághoz való jogot. Az értékítéletek mellett a szóban forgó levél pontatlan ténybeli állításokat tartalmazott, és a civil szervezetek nem tettek ésszerű erőfeszítét a tények igazolásában.</text:p>
          </table:table-cell>
          <table:table-cell table:style-name="ce52" table:number-columns-repeated="1012"/>
          <table:table-cell table:number-columns-repeated="8"/>
        </table:table-row>
        <table:table-row table:style-name="ro58">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75180"&gt;http://hudoc.echr.coe.int/eng?i=001-175180&lt;/a&gt; <text:s text:c="22"/>&lt;p&gt; <text:s text:c="24"/>&lt;strong&gt;Legal summaries and comments: &lt;/strong&gt; <text:s text:c="24"/>&lt;ul&gt; <text:s text:c="26"/>&lt;li&gt;&lt;a href="http://hudoc.echr.coe.int/eng?i=002-11556"&gt;http://hudoc.echr.coe.int/eng?i=002-11556&lt;/a&gt;&lt;/li&gt; <text:s text:c="26"/>&lt;li&gt;&lt;a href="https://globalfreedomofexpression.columbia.edu/cases/medzlis-islamske-zajednice-brcko-v-bosnia-herzegovina/"&gt;https://globalfreedomofexpression.columbia.edu/cases/medzlis-islamske-zajednice-brcko-v-bosnia-herzegovina/&lt;/a&gt;&lt;/li&gt; <text:s text:c="26"/>&lt;li&gt;&lt;a href="https://strasbourgobservers.com/2017/08/09/medzlis-islamske-zajednice-brcko-v-bosnia-and-herzegovina-a-simple-speech-case-made-unbelievably-complex/"&gt;https://strasbourgobservers.com/2017/08/09/medzlis-islamske-zajednice-brcko-v-bosnia-and-herzegovina-a-simple-speech-case-made-unbelievably-complex/&lt;/a&gt;&lt;/li&gt; <text:s text:c="26"/>&lt;li&gt;&lt;a href="https://strasbourgobservers.com/2017/08/09/medzlis-islamske-zajednice-brcko-v-bosnia-and-herzegovina-a-simple-speech-case-made-unbelievably-complex/"&gt;https://strasbourgobservers.com/2017/08/09/medzlis-islamske-zajednice-brcko-v-bosnia-and-herzegovina-a-simple-speech-case-made-unbelievably-complex/&lt;/a&gt;&lt;/li&gt; <text:s text:c="24"/>&lt;/ul&gt; <text:s text:c="22"/>&lt;/p&gt; <text:s text:c="20"/>&lt;/p&gt; <text:s text:c="18"/>&lt;/div&gt; <text:s text:c="16"/>&lt;/div&gt; <text:s text:c="14"/>&lt;/div&gt; <text:s text:c="15"/>&lt;h5 class="azure largechar bulleted" data-unq="189"&gt;</text:p>
          </table:table-cell>
          <table:table-cell table:style-name="ce61" table:number-columns-repeated="1012"/>
          <table:table-cell table:number-columns-repeated="8"/>
        </table:table-row>
        <table:table-row table:style-name="ro10">
          <table:table-cell office:value-type="string" calcext:value-type="string">
            <text:p>189</text:p>
          </table:table-cell>
          <table:table-cell office:value-type="string" calcext:value-type="string">
            <text:p>205</text:p>
          </table:table-cell>
          <table:table-cell office:value-type="string" calcext:value-type="string">
            <text:p>Public servants and members of the armed forces – limited speech protection</text:p>
          </table:table-cell>
          <table:table-cell office:value-type="string" calcext:value-type="string">
            <text:p>Közszolgák és a fegyveres testületek tagja - a beszéd korlátozott védelme</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 <text:s text:c="15"/>&lt;div class="citecontainer"&gt; <text:s text:c="16"/>&lt;cite data-unq="190"&gt;</text:p>
          </table:table-cell>
          <table:table-cell table:style-name="ce61" table:number-columns-repeated="1012"/>
          <table:table-cell table:number-columns-repeated="8"/>
        </table:table-row>
        <table:table-row table:style-name="ro40">
          <table:table-cell office:value-type="string" calcext:value-type="string">
            <text:p>190</text:p>
          </table:table-cell>
          <table:table-cell office:value-type="string" calcext:value-type="string">
            <text:p>206</text:p>
          </table:table-cell>
          <table:table-cell office:value-type="string" calcext:value-type="string">
            <text:p>“(...) Article 10 protects not only the substance of the ideas and information expressed but also the form in which they are conveyed. The same is true when the persons concerned are members of the armed forces, because Article 10 applies to them just as it does to other persons within the jurisdiction of the Contracting States. (...) &lt;span class="pinkish"&gt;&lt;strong&gt;the national authorities must ensure that disproportionate penalties do not dissuade trade union representatives from seeking to express and defend their members’ interests&lt;/strong&gt;&lt;/span&gt; (...).”</text:p>
          </table:table-cell>
          <table:table-cell office:value-type="string" calcext:value-type="string">
            <text:p>"(...) a 10. cikk nemcsak az eszmék és információk tartalmát, hanem a tartalmat hordozó formát is védelemben részesíti. Ugyanez igaz akkor is, ha az érintett személyek fegyveres szervek tagjai, mivel a 10. cikk ugyanúgy vonatkozik rájuk is, mint a szerződő államok joghatósága alatt álló bármely más személyre. (...) a nemzeti hatóságoknak biztosítaniuk kell, hogy a szakszervezeti képviselőket ne riasszák el aránytalan büntetésekkel attól, hogy megpróbálják kifejezésre juttatni és megvédeni tagjaik érdekeit (...)."</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191"&gt; <text:s text:c="18"/></text:p>
          </table:table-cell>
          <table:table-cell table:style-name="ce61" table:number-columns-repeated="1012"/>
          <table:table-cell table:number-columns-repeated="8"/>
        </table:table-row>
        <table:table-row table:style-name="ro10">
          <table:table-cell table:style-name="ce15" office:value-type="string" calcext:value-type="string">
            <text:p>191</text:p>
          </table:table-cell>
          <table:table-cell table:style-name="ce15" office:value-type="string" calcext:value-type="string">
            <text:p>207</text:p>
          </table:table-cell>
          <table:table-cell table:style-name="ce50" office:value-type="string" calcext:value-type="string">
            <text:p>Szima v. Hungary, 2012</text:p>
          </table:table-cell>
          <table:table-cell table:style-name="ce50" office:value-type="string" calcext:value-type="string">
            <text:p>Szima kontra Magyarország, 2012</text:p>
          </table:table-cell>
          <table:table-cell table:style-name="ce85" table:number-columns-repeated="1012"/>
          <table:table-cell table:number-columns-repeated="8"/>
        </table:table-row>
        <table:table-row table:style-name="ro47">
          <table:table-cell table:style-name="ce33" table:number-columns-repeated="2"/>
          <table:table-cell table:number-columns-repeated="2" table:style-name="ce62" office:value-type="string" calcext:value-type="string">
            <text:p><text:s text:c="19"/>&lt;a class="btn btn-info btn-collapse" data-toggle="collapse" href="#caseSvHun" aria-expanded="false" aria-controls="collapseExample"&gt;Case summary&lt;/a&gt; <text:s text:c="16"/>&lt;/p&gt; <text:s text:c="16"/>&lt;div class="case-details collapse" id="caseSvHun"&gt; <text:s text:c="18"/>&lt;div class="card card-block"&gt; <text:s text:c="20"/>&lt;h5 data-unq="191-01"&gt;</text:p>
          </table:table-cell>
          <table:table-cell table:style-name="ce61" table:number-columns-repeated="1012"/>
          <table:table-cell table:number-columns-repeated="8"/>
        </table:table-row>
        <table:table-row table:style-name="ro10">
          <table:table-cell table:style-name="ce29" office:value-type="string" calcext:value-type="string">
            <text:p>192-01</text:p>
          </table:table-cell>
          <table:table-cell table:style-name="ce29" office:value-type="string" calcext:value-type="string">
            <text:p>156</text:p>
          </table:table-cell>
          <table:table-cell table:style-name="ce52" office:value-type="string" calcext:value-type="string">
            <text:p>Szima v. Hungary, Application no. 29723/11, Judgement 9 October 2012</text:p>
          </table:table-cell>
          <table:table-cell table:style-name="ce52" office:value-type="string" calcext:value-type="string">
            <text:p>Szima kontra. Magyarország, Ügyszám. 29723/11, Ítélet: 2012. október 9.</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191-02"&gt; <text:s text:c="22"/></text:p>
          </table:table-cell>
          <table:table-cell table:style-name="ce61" table:number-columns-repeated="1012"/>
          <table:table-cell table:number-columns-repeated="8"/>
        </table:table-row>
        <table:table-row table:style-name="ro26">
          <table:table-cell table:style-name="ce29" office:value-type="string" calcext:value-type="string">
            <text:p>192-02</text:p>
          </table:table-cell>
          <table:table-cell table:style-name="ce29" office:value-type="string" calcext:value-type="string">
            <text:p>157</text:p>
          </table:table-cell>
          <table:table-cell table:style-name="ce52" office:value-type="string" calcext:value-type="string">
            <text:p>The applicant, a retired senior police officer, was the chairperson of a police trade union. In this quality she published articles on the trade union’s website, that she was also editorially coordinating. The publications concerned topics such as the outstanding remuneration due to police staff, alleged nepotism and undue political influence in the force, as well as dubious qualifications of senior police staff. She was found guilty of instigation to insubordination, and sentenced to a fine and demotion. The Court found the interference with the applicant’s freedom of expression to be proportionate and thus in line with the limits under Article 10.</text:p>
          </table:table-cell>
          <table:table-cell table:style-name="ce52" office:value-type="string" calcext:value-type="string">
            <text:p>A nyugdijas kérelmező, korábban volt rendőri vezető, aki rendőri szakszervezet elnöke volt. <text:s/>A szakszervezet weboldalán ebben a minőségben tett közzé cikkeket, valamint a szerkesztői munkát is koordinálta. A kiadványok olyan témákat érintettek, mint például a rendőrök kiemelkedő díjazása, az állítólagos nepotizmus, jogtalan politikai befolyás, valamint az idősebb rendőri személyzet kétes képzettsége. Bűnösnek találták fegyelmsértés miatt, <text:s/>bírság és lefokozás volt az ítélet. Bíróság úgy ítélte meg, hogy a felperes véleménynyilvánítási szabadsága arányos, és így a 10. cikk szerinti korlátozásoknak megfelel.</text:p>
          </table:table-cell>
          <table:table-cell table:style-name="ce52" table:number-columns-repeated="1012"/>
          <table:table-cell table:number-columns-repeated="8"/>
        </table:table-row>
        <table:table-row table:style-name="ro26">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13386"&gt;http://hudoc.echr.coe.int/eng?i=001-113386&lt;/a&gt; <text:s text:c="22"/>&lt;p&gt; <text:s text:c="24"/>&lt;strong&gt;Legal summaries and comments: &lt;/strong&gt; <text:s text:c="24"/>&lt;a href="http://hudoc.echr.coe.int/eng?i=002-7254"&gt;http://hudoc.echr.coe.int/eng?i=002-7254&lt;/a&gt; <text:s text:c="22"/>&lt;/p&gt; <text:s text:c="20"/>&lt;/p&gt; <text:s text:c="18"/>&lt;/div&gt; <text:s text:c="16"/>&lt;/div&gt; <text:s text:c="14"/>&lt;/div&gt; <text:s text:c="15"/>&lt;div class="citecontainer"&gt; <text:s text:c="16"/>&lt;cite data-unq="192"&gt;</text:p>
          </table:table-cell>
          <table:table-cell table:style-name="ce61" table:number-columns-repeated="1012"/>
          <table:table-cell table:number-columns-repeated="8"/>
        </table:table-row>
        <table:table-row table:style-name="ro37">
          <table:table-cell office:value-type="string" calcext:value-type="string">
            <text:p>192</text:p>
          </table:table-cell>
          <table:table-cell office:value-type="string" calcext:value-type="string">
            <text:p>208</text:p>
          </table:table-cell>
          <table:table-cell office:value-type="string" calcext:value-type="string">
            <text:p>“(...) the Court will consider the extent to which the right to freedom of expression of a member of the police force can be restricted in order to prevent disorder within the police, a hierarchically organised body where discipline is quintessential for the carrying out of its functions. (...) The Court notes that, &lt;span class="pinkish"&gt;&lt;strong&gt;by entering the police, the applicant should have been aware of the restrictions that apply to staff in the exercise of their rights.&lt;/strong&gt;&lt;/span&gt;”</text:p>
          </table:table-cell>
          <table:table-cell office:value-type="string" calcext:value-type="string">
            <text:p>"(...) a Bíróság azt a mértéket vizsgálja, amelyben a rendőrség tagjának véleménynyilvánítás szabadságához való joga a feladatok ellátásához elengedhetetlenül fegyelmet kívánó, hierarchikus testületként szervezett rendőrségen belüli zavargás megelőzése érdekében korlátozható. (...) A Bíróság megjegyzi, hogy a kérelmezőnek a rendőrség kötelékébe történt belépéskor tisztában kellett volna lennie a személyi állomány joggyakorlását érintő korlátozásokkal."</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193"&gt; <text:s text:c="18"/></text:p>
          </table:table-cell>
          <table:table-cell table:style-name="ce61" table:number-columns-repeated="1012"/>
          <table:table-cell table:number-columns-repeated="8"/>
        </table:table-row>
        <table:table-row table:style-name="ro10">
          <table:table-cell table:style-name="ce15" office:value-type="string" calcext:value-type="string">
            <text:p>193</text:p>
          </table:table-cell>
          <table:table-cell table:style-name="ce15" office:value-type="string" calcext:value-type="string">
            <text:p>209</text:p>
          </table:table-cell>
          <table:table-cell table:style-name="ce57" office:value-type="string" calcext:value-type="string">
            <text:p>Szima v. Hungary, 2012</text:p>
          </table:table-cell>
          <table:table-cell table:style-name="ce57" office:value-type="string" calcext:value-type="string">
            <text:p>Szima kontra Magyarország, 2012</text:p>
          </table:table-cell>
          <table:table-cell table:style-name="ce85" table:number-columns-repeated="1012"/>
          <table:table-cell table:number-columns-repeated="8"/>
        </table:table-row>
        <table:table-row table:style-name="ro47">
          <table:table-cell table:style-name="ce33" table:number-columns-repeated="2"/>
          <table:table-cell table:number-columns-repeated="2" table:style-name="ce62" office:value-type="string" calcext:value-type="string">
            <text:p><text:s/>&amp;nbsp; <text:s text:c="18"/>&lt;a class="btn btn-info btn-collapse" data-toggle="collapse" href="#caseSvHun-01" aria-expanded="false" aria-controls="collapseExample"&gt;Case summary&lt;/a&gt; <text:s text:c="16"/>&lt;/p&gt; <text:s text:c="16"/>&lt;div class="case-details collapse" id="caseSvHun-01"&gt; <text:s text:c="18"/>&lt;div class="card card-block"&gt; <text:s text:c="20"/>&lt;h5 data-unq="191-01"&gt;</text:p>
          </table:table-cell>
          <table:table-cell table:style-name="ce61" table:number-columns-repeated="1012"/>
          <table:table-cell table:number-columns-repeated="8"/>
        </table:table-row>
        <table:table-row table:style-name="ro10">
          <table:table-cell table:style-name="ce29" office:value-type="string" calcext:value-type="string">
            <text:p>192-01</text:p>
          </table:table-cell>
          <table:table-cell table:style-name="ce29"/>
          <table:table-cell table:style-name="ce52" table:formula="of:=[.C554]" office:value-type="string" office:string-value="Szima v. Hungary, Application no. 29723/11, Judgement 9 October 2012" calcext:value-type="string">
            <text:p>Szima v. Hungary, Application no. 29723/11, Judgement 9 October 2012</text:p>
          </table:table-cell>
          <table:table-cell table:style-name="ce52" table:formula="of:=[.D554]" office:value-type="string" office:string-value="Szima kontra. Magyarország, Ügyszám. 29723/11, Ítélet: 2012. október 9." calcext:value-type="string">
            <text:p>Szima kontra. Magyarország, Ügyszám. 29723/11, Ítélet: 2012. október 9.</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191-02"&gt; <text:s text:c="22"/></text:p>
          </table:table-cell>
          <table:table-cell table:style-name="ce61" table:number-columns-repeated="1012"/>
          <table:table-cell table:number-columns-repeated="8"/>
        </table:table-row>
        <table:table-row table:style-name="ro57">
          <table:table-cell table:style-name="ce29" office:value-type="string" calcext:value-type="string">
            <text:p>192-02</text:p>
          </table:table-cell>
          <table:table-cell table:style-name="ce29"/>
          <table:table-cell table:style-name="ce52" table:formula="of:=[.C556]" office:value-type="string" office:string-value="The applicant, a retired senior police officer, was the chairperson of a police trade union. In this quality she published articles on the trade union’s website, that she was also editorially coordinating. The publications concerned topics such as the outstanding remuneration due to police staff, alleged nepotism and undue political influence in the force, as well as dubious qualifications of senior police staff. She was found guilty of instigation to insubordination, and sentenced to a fine and demotion. The Court found the interference with the applicant’s freedom of expression to be proportionate and thus in line with the limits under Article 10." calcext:value-type="string">
            <text:p>The applicant, a retired senior police officer, was the chairperson of a police trade union. In this quality she published articles on the trade union’s website, that she was also editorially coordinating. The publications concerned topics such as the outstanding remuneration due to police staff, alleged nepotism and undue political influence in the force, as well as dubious qualifications of senior police staff. She was found guilty of instigation to insubordination, and sentenced to a fine and demotion. The Court found the interference with the applicant’s freedom of expression to be proportionate and thus in line with the limits under Article 10.</text:p>
          </table:table-cell>
          <table:table-cell table:style-name="ce52" table:formula="of:=[.D556]" office:value-type="string" office:string-value="A nyugdijas kérelmező, korábban volt rendőri vezető, aki rendőri szakszervezet elnöke volt.  A szakszervezet weboldalán ebben a minőségben tett közzé cikkeket, valamint a szerkesztői munkát is koordinálta. A kiadványok olyan témákat érintettek, mint például a rendőrök kiemelkedő díjazása, az állítólagos nepotizmus, jogtalan politikai befolyás, valamint az idősebb rendőri személyzet kétes képzettsége. Bűnösnek találták fegyelmsértés miatt,  bírság és lefokozás volt az ítélet. Bíróság úgy ítélte meg, hogy a felperes véleménynyilvánítási szabadsága arányos, és így a 10. cikk szerinti korlátozásoknak megfelel." calcext:value-type="string">
            <text:p>A nyugdijas kérelmező, korábban volt rendőri vezető, aki rendőri szakszervezet elnöke volt. <text:s/>A szakszervezet weboldalán ebben a minőségben tett közzé cikkeket, valamint a szerkesztői munkát is koordinálta. A kiadványok olyan témákat érintettek, mint például a rendőrök kiemelkedő díjazása, az állítólagos nepotizmus, jogtalan politikai befolyás, valamint az idősebb rendőri személyzet kétes képzettsége. Bűnösnek találták fegyelmsértés miatt, <text:s/>bírság és lefokozás volt az ítélet. Bíróság úgy ítélte meg, hogy a felperes véleménynyilvánítási szabadsága arányos, és így a 10. cikk szerinti korlátozásoknak megfelel.</text:p>
          </table:table-cell>
          <table:table-cell table:style-name="ce52" table:number-columns-repeated="1012"/>
          <table:table-cell table:number-columns-repeated="8"/>
        </table:table-row>
        <table:table-row table:style-name="ro59">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13386"&gt;http://hudoc.echr.coe.int/eng?i=001-113386&lt;/a&gt; <text:s text:c="22"/>&lt;p&gt; <text:s text:c="24"/>&lt;strong&gt;Legal summaries and comments: &lt;/strong&gt; <text:s text:c="24"/>&lt;a href="http://hudoc.echr.coe.int/eng?i=002-7254"&gt;http://hudoc.echr.coe.int/eng?i=002-7254&lt;/a&gt; <text:s text:c="22"/>&lt;/p&gt; <text:s text:c="20"/>&lt;/p&gt; <text:s text:c="18"/>&lt;/div&gt; <text:s text:c="16"/>&lt;/div&gt; <text:s text:c="14"/>&lt;/div&gt; <text:s text:c="15"/>&lt;div class="citecontainer"&gt; <text:s text:c="16"/>&lt;cite data-unq="194"&gt;</text:p>
          </table:table-cell>
          <table:table-cell table:style-name="ce61" table:number-columns-repeated="1012"/>
          <table:table-cell table:number-columns-repeated="8"/>
        </table:table-row>
        <table:table-row table:style-name="ro40">
          <table:table-cell office:value-type="string" calcext:value-type="string">
            <text:p>194</text:p>
          </table:table-cell>
          <table:table-cell office:value-type="string" calcext:value-type="string">
            <text:p>210</text:p>
          </table:table-cell>
          <table:table-cell office:value-type="string" calcext:value-type="string">
            <text:p>“Article 10 applies also to the workplace, and that civil servants, such as the applicant, enjoy the right to freedom of expression (...). At the same time, the Court is mindful that employees have a duty of loyalty, reserve and discretion to their employer. (...) In addition, in view of the very nature of their position, civil servants often have access to information which the government, for various legitimate reasons, may have an interest in keeping confidential or secret. Therefore, &lt;span class="pinkish"&gt;&lt;strong&gt;​the duty of discretion owed by civil servants will also generally be a strong one&lt;/strong&gt;&lt;/span&gt;.”</text:p>
          </table:table-cell>
          <table:table-cell office:value-type="string" calcext:value-type="string">
            <text:p>"A 10. cikk a munkahelyre is vonatkozik, és a közszolgáknak, ahogyan a panaszosnak is, jogosuk van a véleménynyilvánítás szabadságához. (...). Mindazonáltal a Bíróság figyelembe veszi, hogy a munkavállalókat lojalitás, tartózkodás és diszkréció kötelezettsége terheli a munkáltatójuk irányába. (...) Továbbá a pozíciójuk jellegéből fakadóan a közszolgák gyakran hozzáférnek olyan információkhoz, amelyek bizalmasságának vagy titkosságának megőrzésében a kormány számos jogos indok miatt érdekelt lehet. Így tehát a közszolgák jellemzően szigorú bizalmasságra kötelezettek."</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195"&gt; <text:s text:c="18"/></text:p>
          </table:table-cell>
          <table:table-cell table:style-name="ce61" table:number-columns-repeated="1012"/>
          <table:table-cell table:number-columns-repeated="8"/>
        </table:table-row>
        <table:table-row table:style-name="ro10">
          <table:table-cell table:style-name="ce15" office:value-type="string" calcext:value-type="string">
            <text:p>195</text:p>
          </table:table-cell>
          <table:table-cell table:style-name="ce15" office:value-type="string" calcext:value-type="string">
            <text:p>211</text:p>
          </table:table-cell>
          <table:table-cell table:style-name="ce50" office:value-type="string" calcext:value-type="string">
            <text:p>Guja v. Moldova [Grand Chamber], 2008</text:p>
          </table:table-cell>
          <table:table-cell table:style-name="ce50" office:value-type="string" calcext:value-type="string">
            <text:p>Guja kontra Moldova [Nagy Kamara], 2008 </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GvMd08" aria-expanded="false" aria-controls="collapseExample"&gt;Case summary&lt;/a&gt; <text:s text:c="16"/>&lt;/p&gt; <text:s text:c="16"/>&lt;div class="case-details collapse" id="caseGvMd08"&gt; <text:s text:c="18"/>&lt;div class="card card-block"&gt; <text:s text:c="20"/>&lt;h5 data-unq="195-01"&gt;</text:p>
          </table:table-cell>
          <table:table-cell table:style-name="ce61" table:number-columns-repeated="1012"/>
          <table:table-cell table:number-columns-repeated="8"/>
        </table:table-row>
        <table:table-row table:style-name="ro52">
          <table:table-cell table:style-name="ce29" office:value-type="string" calcext:value-type="string">
            <text:p>195-01</text:p>
          </table:table-cell>
          <table:table-cell table:style-name="ce29" office:value-type="string" calcext:value-type="string">
            <text:p>162</text:p>
          </table:table-cell>
          <table:table-cell table:style-name="ce52" office:value-type="string" calcext:value-type="string">
            <text:p>Guja v. Moldova (Grand Chamber), Application no. 14277/04, Judgement 12 February 2008</text:p>
          </table:table-cell>
          <table:table-cell table:style-name="ce52" office:value-type="string" calcext:value-type="string">
            <text:p>Guja kontra Moldova (Nagy Kamara), ügyiratsám: 14277/04, Ítélet: 2008. február 12.</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195-02"&gt; <text:s text:c="22"/></text:p>
          </table:table-cell>
          <table:table-cell table:style-name="ce61" table:number-columns-repeated="1012"/>
          <table:table-cell table:number-columns-repeated="8"/>
        </table:table-row>
        <table:table-row table:style-name="ro50">
          <table:table-cell table:style-name="ce29" office:value-type="string" calcext:value-type="string">
            <text:p>195-02</text:p>
          </table:table-cell>
          <table:table-cell table:style-name="ce29" office:value-type="string" calcext:value-type="string">
            <text:p>163</text:p>
          </table:table-cell>
          <table:table-cell table:style-name="ce52" office:value-type="string" calcext:value-type="string">
            <text:p>In a case where the European Court of Human Rights found that there had been a violation of the right to freedom of expression of a public servant, who was dismissed after revealing information regarding attempts by high-ranking politicians to influence the judiciary, the Court developed the criteria that should be used in assessing the proportionality of an interference with a civil servant’s freedom of expression.</text:p>
          </table:table-cell>
          <table:table-cell table:style-name="ce52" office:value-type="string" calcext:value-type="string">
            <text:p>Egy ügyben, ahol az Emberi Jogok Európai Bírósága úgy ítélte meg, hogy megsértették a közalkalmazotti szabadsághoz fűződő szólásszaabadságot, amikor <text:s/>a magas rangú politikusok bírósági befolyásolására irányuló kísérletekkel kapcsolatos információk feltárása után megszüntettek, a Bíróság kifejlesztett olyan kritériumokat, amelyeket fel kell használni a köztisztviselő véleménynyilvánítási szabadságának arányos korlátozása tekintetében.</text:p>
          </table:table-cell>
          <table:table-cell table:style-name="ce52" table:number-columns-repeated="1012"/>
          <table:table-cell table:number-columns-repeated="8"/>
        </table:table-row>
        <table:table-row table:style-name="ro9">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sites/eng/pages/search.aspx?i=001-85016"&gt;http://hudoc.echr.coe.int/sites/eng/pages/search.aspx?i=001-85016&lt;/a&gt; <text:s text:c="22"/>&lt;p&gt; <text:s text:c="24"/>&lt;strong&gt;Legal summaries and comments: &lt;/strong&gt; <text:s text:c="24"/>&lt;ul&gt; <text:s text:c="26"/>&lt;li&gt;&lt;a href="http://hudoc.echr.coe.int/eng?i=002-2265"&gt;http://hudoc.echr.coe.int/eng?i=002-2265&lt;/a&gt;&lt;/li&gt; <text:s text:c="26"/>&lt;li&gt;&lt;a href="http://merlin.obs.coe.int/iris/2008/6/article1.en.html"&gt;http://merlin.obs.coe.int/iris/2008/6/article1.en.html&lt;/a&gt;&lt;/li&gt; <text:s text:c="26"/>&lt;li&gt;&lt;a href="http://merlin.obs.coe.int/iris/2008/6/article1.en.html"&gt;http://merlin.obs.coe.int/iris/2008/6/article1.en.html&lt;/a&gt;&lt;/li&gt; <text:s text:c="26"/>&lt;li&gt;&lt;a href="https://www.onebrickcourt.com/cases.aspx?menu=main&amp;pageid=42&amp;caseid=221"&gt;https://www.onebrickcourt.com/cases.aspx?menu=main&amp;pageid=42&amp;caseid=221&lt;/a&gt;&lt;/li&gt; <text:s text:c="24"/>&lt;/ul&gt; <text:s text:c="22"/>&lt;/p&gt; <text:s text:c="20"/>&lt;/p&gt; <text:s text:c="18"/>&lt;/div&gt; <text:s text:c="16"/>&lt;/div&gt; <text:s text:c="14"/>&lt;/div&gt; <text:s text:c="15"/>&lt;h5 class="azure largechar bulleted" data-unq="196"&gt;</text:p>
          </table:table-cell>
          <table:table-cell table:style-name="ce61" table:number-columns-repeated="1012"/>
          <table:table-cell table:number-columns-repeated="8"/>
        </table:table-row>
        <table:table-row table:style-name="ro28">
          <table:table-cell office:value-type="string" calcext:value-type="string">
            <text:p>196</text:p>
          </table:table-cell>
          <table:table-cell office:value-type="string" calcext:value-type="string">
            <text:p>212</text:p>
          </table:table-cell>
          <table:table-cell office:value-type="string" calcext:value-type="string">
            <text:p>Internet archives have an important role within freedom of expression</text:p>
          </table:table-cell>
          <table:table-cell office:value-type="string" calcext:value-type="string">
            <text:p>Az internetes archívumok fontos szerepet játszanak a véleménynyilvánítás szabadságában</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 <text:s text:c="15"/>&lt;div class="citecontainer"&gt; <text:s text:c="16"/>&lt;cite data-unq="197"&gt;</text:p>
          </table:table-cell>
          <table:table-cell table:style-name="ce61" table:number-columns-repeated="1012"/>
          <table:table-cell table:number-columns-repeated="8"/>
        </table:table-row>
        <table:table-row table:style-name="ro47">
          <table:table-cell office:value-type="string" calcext:value-type="string">
            <text:p>197</text:p>
          </table:table-cell>
          <table:table-cell office:value-type="string" calcext:value-type="string">
            <text:p>213</text:p>
          </table:table-cell>
          <table:table-cell office:value-type="string" calcext:value-type="string">
            <text:p>“In the light of its accessibility and its capacity to store and communicate vast amounts of information, &lt;span class="pinkish"&gt;&lt;strong&gt;the Internet plays an important role in enhancing the public’s access to news and facilitating the dissemination of information in general. The maintenance of Internet archives is a critical aspect of this role&lt;/strong&gt;&lt;/span&gt;.”</text:p>
          </table:table-cell>
          <table:table-cell office:value-type="string" calcext:value-type="string">
            <text:p>"Az internet hozzáférhetősége, valamint hatalmas mennyiségű információ tárolását és közlését lehetővé tévő jellege miatt a közvélemény hírekhez való hozzáférésének és az információ általános terjesztésének elősegítése fényében fontos szerepet játszik. Az internetes archívumok fenntartása ennek a szerepnek a szempontjából létfontosságú."</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198"&gt; <text:s text:c="18"/></text:p>
          </table:table-cell>
          <table:table-cell table:style-name="ce61" table:number-columns-repeated="1012"/>
          <table:table-cell table:number-columns-repeated="8"/>
        </table:table-row>
        <table:table-row table:style-name="ro10">
          <table:table-cell table:style-name="ce15" office:value-type="string" calcext:value-type="string">
            <text:p>198</text:p>
          </table:table-cell>
          <table:table-cell table:style-name="ce15" office:value-type="string" calcext:value-type="string">
            <text:p>214</text:p>
          </table:table-cell>
          <table:table-cell table:style-name="ce57" office:value-type="string" calcext:value-type="string">
            <text:p>Times Newspapers Limited v. UK (nos 1 and 2), 2009</text:p>
          </table:table-cell>
          <table:table-cell table:style-name="ce57" office:value-type="string" calcext:value-type="string">
            <text:p>Times Newspapers Limited kontra UK (1 és 2 szám), 2009</text:p>
          </table:table-cell>
          <table:table-cell table:style-name="ce85" table:number-columns-repeated="1012"/>
          <table:table-cell table:number-columns-repeated="8"/>
        </table:table-row>
        <table:table-row table:style-name="ro47">
          <table:table-cell table:style-name="ce33" table:number-columns-repeated="2"/>
          <table:table-cell table:number-columns-repeated="2" table:style-name="ce62" office:value-type="string" calcext:value-type="string">
            <text:p><text:s/>&amp;nbsp; <text:s text:c="18"/>&lt;a class="btn btn-info btn-collapse" data-toggle="collapse" href="#caseTNLvUK" aria-expanded="false" aria-controls="collapseExample"&gt;Case summary&lt;/a&gt; <text:s text:c="16"/>&lt;/p&gt; <text:s text:c="16"/>&lt;div class="case-details collapse" id="caseTNLvUK"&gt; <text:s text:c="18"/>&lt;div class="card card-block"&gt; <text:s text:c="20"/>&lt;h5 data-unq="016-01"&gt;</text:p>
          </table:table-cell>
          <table:table-cell table:style-name="ce61" table:number-columns-repeated="1012"/>
          <table:table-cell table:number-columns-repeated="8"/>
        </table:table-row>
        <table:table-row table:style-name="ro52">
          <table:table-cell table:style-name="ce29" office:value-type="string" calcext:value-type="string">
            <text:p>016-01</text:p>
          </table:table-cell>
          <table:table-cell table:style-name="ce29"/>
          <table:table-cell table:style-name="ce52" table:formula="of:=[.C40]" office:value-type="string" office:string-value="Times Newspapers Limited v. UK (nos 1 and 2), Applications no. 3002/03 and 23676/03, Judgement 10 March 2009" calcext:value-type="string">
            <text:p>Times Newspapers Limited v. UK (nos 1 and 2), Applications no. 3002/03 and 23676/03, Judgement 10 March 2009</text:p>
          </table:table-cell>
          <table:table-cell table:style-name="ce52" table:formula="of:=[.D40]" office:value-type="string" office:string-value="Times Newspapers Limited kontra. UK ( 1 és 2 számúak) , Ügyiratszám: 3002/03 és 23676/03.  Ítélet: 2009. március 10. " calcext:value-type="string">
            <text:p>Times Newspapers Limited kontra. UK ( 1 és 2 számúak) , Ügyiratszám: 3002/03 és 23676/03. <text:s/>Ítélet: 2009. március 10. </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016-02"&gt; <text:s text:c="22"/></text:p>
          </table:table-cell>
          <table:table-cell table:style-name="ce61" table:number-columns-repeated="1012"/>
          <table:table-cell table:number-columns-repeated="8"/>
        </table:table-row>
        <table:table-row table:style-name="ro50">
          <table:table-cell table:style-name="ce29" office:value-type="string" calcext:value-type="string">
            <text:p>016-02</text:p>
          </table:table-cell>
          <table:table-cell table:style-name="ce29"/>
          <table:table-cell table:style-name="ce52" table:formula="of:=[.C42]" office:value-type="string" office:string-value="European Court of Human Rights ruled that there had been no disproportionate interference with the freedom of the press under Article 10 of the European Convention on Human Rights when a newspaper was ordered by the courts to publish a notice to its Internet archives announcing that two articles were subject to libel litigation and were not to be reproduced or relied on without reference to its legal department." calcext:value-type="string">
            <text:p>European Court of Human Rights ruled that there had been no disproportionate interference with the freedom of the press under Article 10 of the European Convention on Human Rights when a newspaper was ordered by the courts to publish a notice to its Internet archives announcing that two articles were subject to libel litigation and were not to be reproduced or relied on without reference to its legal department.</text:p>
          </table:table-cell>
          <table:table-cell table:style-name="ce52" table:formula="of:=[.D42]" office:value-type="string" office:string-value="Az Emberi Jogok Európai Bírósága úgy ítélte meg, hogy az Emberi Jogok Európai Egyezményének 10. cikke értelmében nem sértették aránytalanul a sajtószabadságot, amikor egy ujság, birósági határozatra egy figyelmeztetést jelentett meg, az Internet archívumokkal kapcsolatban. Ebben kijelentették, hogy az ujságban két cikk rágalmazási pereskedés tárgyát képezi, és azokat nem szabad ujra publikálni  vagy hivatkozni rá a jogi osztályra való hivatkozás nélkül." calcext:value-type="string">
            <text:p>Az Emberi Jogok Európai Bírósága úgy ítélte meg, hogy az Emberi Jogok Európai Egyezményének 10. cikke értelmében nem sértették aránytalanul a sajtószabadságot, amikor egy ujság, birósági határozatra egy figyelmeztetést jelentett meg, az Internet archívumokkal kapcsolatban. Ebben kijelentették, hogy az ujságban két cikk rágalmazási pereskedés tárgyát képezi, és azokat nem szabad ujra publikálni <text:s/>vagy hivatkozni rá a jogi osztályra való hivatkozás nélkül.</text:p>
          </table:table-cell>
          <table:table-cell table:style-name="ce52" table:number-columns-repeated="1012"/>
          <table:table-cell table:number-columns-repeated="8"/>
        </table:table-row>
        <table:table-row table:style-name="ro26">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91706"&gt;http://hudoc.echr.coe.int/eng?i=001-91706&lt;/a&gt; <text:s text:c="22"/>&lt;p&gt; <text:s text:c="24"/>&lt;strong&gt;Legal summaries and comments: &lt;/strong&gt; <text:s text:c="24"/>&lt;a href="http://hudoc.echr.coe.int/eng?i=002-1623"&gt;http://hudoc.echr.coe.int/eng?i=002-1623&lt;/a&gt; <text:s text:c="22"/>&lt;/p&gt; <text:s text:c="20"/>&lt;/p&gt; <text:s text:c="18"/>&lt;/div&gt; <text:s text:c="16"/>&lt;/div&gt; <text:s text:c="14"/>&lt;/div&gt; <text:s text:c="15"/>&lt;h5 class="azure largechar bulleted" data-unq="199"&gt;</text:p>
          </table:table-cell>
          <table:table-cell table:style-name="ce61" table:number-columns-repeated="1012"/>
          <table:table-cell table:number-columns-repeated="8"/>
        </table:table-row>
        <table:table-row table:style-name="ro28">
          <table:table-cell office:value-type="string" calcext:value-type="string">
            <text:p>199</text:p>
          </table:table-cell>
          <table:table-cell office:value-type="string" calcext:value-type="string">
            <text:p>215</text:p>
          </table:table-cell>
          <table:table-cell office:value-type="string" calcext:value-type="string">
            <text:p>Updating an article, as required by a court decision, in an Internet archive, can be an acceptable interference with freedom of expression</text:p>
          </table:table-cell>
          <table:table-cell office:value-type="string" calcext:value-type="string">
            <text:p>Egy cikk frissítése egy internetes archívumban, ahogyan azt egy bírósági ítélet előírta, elfogadható beavatkozás lehet a véleménynyilvánítás szabadságába</text:p>
          </table:table-cell>
          <table:table-cell table:number-columns-repeated="1020"/>
        </table:table-row>
        <table:table-row table:style-name="ro28">
          <table:table-cell table:style-name="ce33" table:number-columns-repeated="2"/>
          <table:table-cell table:number-columns-repeated="2" table:style-name="ce61" office:value-type="string" calcext:value-type="string">
            <text:p>&lt;/h5&gt; <text:s text:c="15"/>&lt;div class="citecontainer"&gt; <text:s text:c="16"/>&lt;cite data-unq="200"&gt; <text:s text:c="18"/></text:p>
          </table:table-cell>
          <table:table-cell table:style-name="ce61" table:number-columns-repeated="1012"/>
          <table:table-cell table:number-columns-repeated="8"/>
        </table:table-row>
        <table:table-row table:style-name="ro27">
          <table:table-cell office:value-type="string" calcext:value-type="string">
            <text:p>200</text:p>
          </table:table-cell>
          <table:table-cell office:value-type="string" calcext:value-type="string">
            <text:p>216</text:p>
          </table:table-cell>
          <table:table-cell office:value-type="string" calcext:value-type="string">
            <text:p>“(...) while the primary function of the press in a democracy is to act as a “public watchdog”, it has a &lt;span class="pinkish"&gt;&lt;strong&gt;valuable secondary role in maintaining and making available to the public archives containing news which has previously been reported​.&lt;/strong&gt;&lt;/span&gt; However, the margin of appreciation afforded to States in striking the balance between the competing rights is likely to be greater where news archives of past events, rather than news reporting of current affairs, are concerned. In particular, the duty of the press to act in accordance with the principles of responsible journalism by ensuring the accuracy of historical, rather than perishable, information published is likely to be more stringent in the absence of any urgency in publishing the material.</text:p>
          </table:table-cell>
          <table:table-cell office:value-type="string" calcext:value-type="string">
            <text:p>"(...) miközben a sajtó elsődleges feladata egy demokráciában, hogy "public watchdog"-ként viselkedjen, van egy fontos másodlagos szerepe is abban, hogy fenntartsa és elérhetővé tegye a közönség számára azokat az archívumokat, amelyek a korábban közzétett híreket tartalmazzák. Mindazonáltal az országok részére biztosított mérlegelési szabadság nagyobb a múltbéli eseményeket tartalmazó hírarchívumok esetében, mint a jelen ügyekről beszámoló hírekkel kapcsolatban, amikor mérlegelik a versengő jogosultságokat. Konkretizálva, a sajtó kötelessége, hogy a felelősségteljes újságírás alapelveivel összhangban járjon el és biztosítsa a régebbi és már nem újdonságként ható információk pontosságát valószínűleg szigorúbb akkor, ha az adott anyag közzététele nem sürgős.</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text:s text:c="17"/>&lt;/cite&gt;&lt;/br&gt; <text:s text:c="17"/>&lt;cite data-unq="201"&gt; <text:s text:c="18"/></text:p>
          </table:table-cell>
          <table:table-cell table:style-name="ce61" table:number-columns-repeated="1012"/>
          <table:table-cell table:number-columns-repeated="8"/>
        </table:table-row>
        <table:table-row table:style-name="ro37">
          <table:table-cell office:value-type="string" calcext:value-type="string">
            <text:p>201</text:p>
          </table:table-cell>
          <table:table-cell office:value-type="string" calcext:value-type="string">
            <text:p>217</text:p>
          </table:table-cell>
          <table:table-cell office:value-type="string" calcext:value-type="string">
            <text:p><text:s text:c="2"/>"(…) the Court (…) &lt;span class="pinkish"&gt;&lt;strong&gt;does not consider that the requirement to publish an appropriate qualification to an article contained in an Internet archive&lt;/strong&gt;&lt;/span&gt;, where it has been brought to the notice of a newspaper that a libel action has been initiated in respect of that same article published in the written press, constitutes a disproportionate interference with the right to freedom of expression.”</text:p>
          </table:table-cell>
          <table:table-cell office:value-type="string" calcext:value-type="string">
            <text:p>(...) a Bíróság (...) nem ítéli meg úgy, hogy a követelmény, miszerint közzé kell tenni egy megfelelő minősítést egy internetes archívumban megtalálható cikk mellett, aránytalan beavatkozást jelentene a véleménynyilvánítás szabadságába, amennyiben az újság tudomására hozták, hogy egy rágalmazási eljárást kezdeményeztek ugyanannak a cikknek a nyomtatott sajtóban megjelent változata miat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text:s text:c="17"/>&lt;/cite&gt; <text:s text:c="16"/>&lt;p class="refer" data-unq="202"&gt; <text:s text:c="18"/></text:p>
          </table:table-cell>
          <table:table-cell table:style-name="ce61" table:number-columns-repeated="1012"/>
          <table:table-cell table:number-columns-repeated="8"/>
        </table:table-row>
        <table:table-row table:style-name="ro10">
          <table:table-cell table:style-name="ce15" office:value-type="string" calcext:value-type="string">
            <text:p>202</text:p>
          </table:table-cell>
          <table:table-cell table:style-name="ce15" office:value-type="string" calcext:value-type="string">
            <text:p>218</text:p>
          </table:table-cell>
          <table:table-cell table:style-name="ce57" office:value-type="string" calcext:value-type="string">
            <text:p>Times Newspapers Limited v. UK (nos 1 and 2), 10 March 2009</text:p>
          </table:table-cell>
          <table:table-cell table:style-name="ce57" office:value-type="string" calcext:value-type="string">
            <text:p>Times Newspapers Limited kontra UK (1 és 2 szám), 2009. március 10.</text:p>
          </table:table-cell>
          <table:table-cell table:style-name="ce85" table:number-columns-repeated="1012"/>
          <table:table-cell table:number-columns-repeated="8"/>
        </table:table-row>
        <table:table-row table:style-name="ro47">
          <table:table-cell table:style-name="ce33" table:number-columns-repeated="2"/>
          <table:table-cell table:number-columns-repeated="2" table:style-name="ce62" office:value-type="string" calcext:value-type="string">
            <text:p><text:s/>&amp;nbsp; <text:s text:c="18"/>&lt;a class="btn btn-info btn-collapse" data-toggle="collapse" href="#caseTNLvUK-01" aria-expanded="false" aria-controls="collapseExample"&gt;Case summary&lt;/a&gt; <text:s text:c="16"/>&lt;/p&gt; <text:s text:c="16"/>&lt;div class="case-details collapse" id="caseTNLvUK-01"&gt; <text:s text:c="18"/>&lt;div class="card card-block"&gt; <text:s text:c="20"/>&lt;h5 data-unq="016-01"&gt;</text:p>
          </table:table-cell>
          <table:table-cell table:style-name="ce61" table:number-columns-repeated="1012"/>
          <table:table-cell table:number-columns-repeated="8"/>
        </table:table-row>
        <table:table-row table:style-name="ro52">
          <table:table-cell table:style-name="ce29" office:value-type="string" calcext:value-type="string">
            <text:p>016-01</text:p>
          </table:table-cell>
          <table:table-cell table:style-name="ce29"/>
          <table:table-cell table:style-name="ce52" table:formula="of:=[.C40]" office:value-type="string" office:string-value="Times Newspapers Limited v. UK (nos 1 and 2), Applications no. 3002/03 and 23676/03, Judgement 10 March 2009" calcext:value-type="string">
            <text:p>Times Newspapers Limited v. UK (nos 1 and 2), Applications no. 3002/03 and 23676/03, Judgement 10 March 2009</text:p>
          </table:table-cell>
          <table:table-cell table:style-name="ce52" table:formula="of:=[.D40]" office:value-type="string" office:string-value="Times Newspapers Limited kontra. UK ( 1 és 2 számúak) , Ügyiratszám: 3002/03 és 23676/03.  Ítélet: 2009. március 10. " calcext:value-type="string">
            <text:p>Times Newspapers Limited kontra. UK ( 1 és 2 számúak) , Ügyiratszám: 3002/03 és 23676/03. <text:s/>Ítélet: 2009. március 10. </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016-01"&gt; <text:s text:c="22"/></text:p>
          </table:table-cell>
          <table:table-cell table:style-name="ce61" table:number-columns-repeated="1012"/>
          <table:table-cell table:number-columns-repeated="8"/>
        </table:table-row>
        <table:table-row table:style-name="ro50">
          <table:table-cell table:style-name="ce29" office:value-type="string" calcext:value-type="string">
            <text:p>016-02</text:p>
          </table:table-cell>
          <table:table-cell table:style-name="ce29"/>
          <table:table-cell table:style-name="ce52" table:formula="of:=[.C42]" office:value-type="string" office:string-value="European Court of Human Rights ruled that there had been no disproportionate interference with the freedom of the press under Article 10 of the European Convention on Human Rights when a newspaper was ordered by the courts to publish a notice to its Internet archives announcing that two articles were subject to libel litigation and were not to be reproduced or relied on without reference to its legal department." calcext:value-type="string">
            <text:p>European Court of Human Rights ruled that there had been no disproportionate interference with the freedom of the press under Article 10 of the European Convention on Human Rights when a newspaper was ordered by the courts to publish a notice to its Internet archives announcing that two articles were subject to libel litigation and were not to be reproduced or relied on without reference to its legal department.</text:p>
          </table:table-cell>
          <table:table-cell table:style-name="ce52" table:formula="of:=[.D42]" office:value-type="string" office:string-value="Az Emberi Jogok Európai Bírósága úgy ítélte meg, hogy az Emberi Jogok Európai Egyezményének 10. cikke értelmében nem sértették aránytalanul a sajtószabadságot, amikor egy ujság, birósági határozatra egy figyelmeztetést jelentett meg, az Internet archívumokkal kapcsolatban. Ebben kijelentették, hogy az ujságban két cikk rágalmazási pereskedés tárgyát képezi, és azokat nem szabad ujra publikálni  vagy hivatkozni rá a jogi osztályra való hivatkozás nélkül." calcext:value-type="string">
            <text:p>Az Emberi Jogok Európai Bírósága úgy ítélte meg, hogy az Emberi Jogok Európai Egyezményének 10. cikke értelmében nem sértették aránytalanul a sajtószabadságot, amikor egy ujság, birósági határozatra egy figyelmeztetést jelentett meg, az Internet archívumokkal kapcsolatban. Ebben kijelentették, hogy az ujságban két cikk rágalmazási pereskedés tárgyát képezi, és azokat nem szabad ujra publikálni <text:s/>vagy hivatkozni rá a jogi osztályra való hivatkozás nélkül.</text:p>
          </table:table-cell>
          <table:table-cell table:style-name="ce52" table:number-columns-repeated="1012"/>
          <table:table-cell table:number-columns-repeated="8"/>
        </table:table-row>
        <table:table-row table:style-name="ro26">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91706"&gt;http://hudoc.echr.coe.int/eng?i=001-91706&lt;/a&gt; <text:s text:c="22"/>&lt;p&gt; <text:s text:c="24"/>&lt;strong&gt;Legal summaries and comments: &lt;/strong&gt; <text:s text:c="24"/>&lt;a href="http://hudoc.echr.coe.int/eng?i=002-1623"&gt;http://hudoc.echr.coe.int/eng?i=002-1623&lt;/a&gt; <text:s text:c="22"/>&lt;/p&gt; <text:s text:c="20"/>&lt;/p&gt; <text:s text:c="18"/>&lt;/div&gt; <text:s text:c="16"/>&lt;/div&gt; <text:s text:c="14"/>&lt;/div&gt; <text:s text:c="15"/>&lt;h5 class="azure largechar bulleted" data-unq="203"&gt;</text:p>
          </table:table-cell>
          <table:table-cell table:style-name="ce61" table:number-columns-repeated="1012"/>
          <table:table-cell table:number-columns-repeated="8"/>
        </table:table-row>
        <table:table-row table:style-name="ro28">
          <table:table-cell office:value-type="string" calcext:value-type="string">
            <text:p>203</text:p>
          </table:table-cell>
          <table:table-cell office:value-type="string" calcext:value-type="string">
            <text:p>219</text:p>
          </table:table-cell>
          <table:table-cell office:value-type="string" calcext:value-type="string">
            <text:p>Removal of articles from the Internet archives might breach Freedom of Expression</text:p>
          </table:table-cell>
          <table:table-cell office:value-type="string" calcext:value-type="string">
            <text:p>Cikkek eltávolítása internetes archívumokból megsértheti a véleménynyilvánítás szabadságát</text:p>
          </table:table-cell>
          <table:table-cell table:number-columns-repeated="1020"/>
        </table:table-row>
        <table:table-row table:style-name="ro28">
          <table:table-cell table:style-name="ce33" table:number-columns-repeated="2"/>
          <table:table-cell table:number-columns-repeated="2" table:style-name="ce61" office:value-type="string" calcext:value-type="string">
            <text:p>&lt;/h5&gt; <text:s text:c="15"/>&lt;div class="citecontainer"&gt; <text:s text:c="16"/>&lt;cite data-unq="204"&gt; <text:s text:c="18"/></text:p>
          </table:table-cell>
          <table:table-cell table:style-name="ce61" table:number-columns-repeated="1012"/>
          <table:table-cell table:number-columns-repeated="8"/>
        </table:table-row>
        <table:table-row table:style-name="ro60">
          <table:table-cell office:value-type="string" calcext:value-type="string">
            <text:p>204</text:p>
          </table:table-cell>
          <table:table-cell office:value-type="string" calcext:value-type="string">
            <text:p>220</text:p>
          </table:table-cell>
          <table:table-cell office:value-type="string" calcext:value-type="string">
            <text:p>“The Court further notes the finding made by the Warsaw Regional Court that the article in question had been published in the print edition of the newspaper. That court expressed the view that it was not for the courts to order that the article be expunged as if it had never existed. The Court accepts &lt;span class="pinkish"&gt;&lt;strong&gt;that it is not the role of judicial authorities to engage in rewriting history by ordering the removal from the public domain of all traces of publications which have in the past been found, by final judicial decisions, to amount to unjustified attacks on individual reputations.&lt;/strong&gt;&lt;/span&gt; Furthermore, it is relevant for the assessment of the case that the legitimate interest of the public in access to the public Internet archives of the press is protected under Article 10 of the Convention.</text:p>
          </table:table-cell>
          <table:table-cell table:style-name="ce127" office:value-type="string" calcext:value-type="string">
            <text:p>"A Bíróság megjegyzi továbbá, amit a Varsói Regionális Bíróság állapított meg, miszerint a kérdéses cikket közzétették az újság nyomtatott verziójában. Ez a bíróság hangot adott annak a nézetnek, hogy bíróásgi ítélettel nem lehet elrendelni a cikk törlését, mintha az sosem létezett volna. A Bíróság elfogadja, hogy nem az igazságszolgáltatási szervek feladata a történelem újraírása azáltal, hogy elrendelik az olyan kiadványok bármilyen nyomának eltüntetését a nyilvánosságból, amelyekről a múltban jogerős bírói döntéssel megállapították, hogy igazolatlan sérelmet okoztak mások jóhírnevének. Továbbá az is releváns az ügy megítélése során, hogy a 10. cikk védi a közönség jogos érdekét ahhoz, hogy hozzáférjen a sajtó nyilvános internetes archívumaihoz.</text:p>
          </table:table-cell>
          <table:table-cell table:number-columns-repeated="1020"/>
        </table:table-row>
        <table:table-row table:style-name="ro28">
          <table:table-cell table:style-name="ce33" table:number-columns-repeated="2"/>
          <table:table-cell table:number-columns-repeated="2" table:style-name="ce61" office:value-type="string" calcext:value-type="string">
            <text:p><text:s text:c="17"/>&lt;/cite&gt; <text:s text:c="14"/>&lt;/div&gt; <text:s text:c="15"/>&lt;div class="citecontainer"&gt; <text:s text:c="16"/>&lt;cite data-unq="205"&gt; <text:s text:c="18"/></text:p>
          </table:table-cell>
          <table:table-cell table:style-name="ce61" table:number-columns-repeated="1012"/>
          <table:table-cell table:number-columns-repeated="8"/>
        </table:table-row>
        <table:table-row table:style-name="ro55">
          <table:table-cell office:value-type="string" calcext:value-type="string">
            <text:p>205</text:p>
          </table:table-cell>
          <table:table-cell office:value-type="string" calcext:value-type="string">
            <text:p>221</text:p>
          </table:table-cell>
          <table:table-cell office:value-type="string" calcext:value-type="string">
            <text:p>The Court is of the view the alleged violations of rights protected under Article 8 of the Convention should be redressed by adequate remedies available under domestic law. In this respect, it is noteworthy that in the present case the Warsaw Court of Appeal observed that &lt;span class="pinkish"&gt;&lt;strong&gt;​ it would be desirable to add a comment to the article on the website informing the public of the outcome of the civil proceedings&lt;/strong&gt;&lt;/span&gt; in which the courts had allowed the applicants’ claim for the protection of their personal rights claim. The Court is therefore satisfied that the domestic courts were aware of the significance which publications available to the general public on the Internet could have for the effective protection of individual rights. In addition, the courts showed that they appreciated the value of the availability on the newspaper’s website of full information about the judicial decisions concerning the article for the effective protection of the applicant’s rights and reputation.​”</text:p>
          </table:table-cell>
          <table:table-cell office:value-type="string" calcext:value-type="string">
            <text:p>A Bíróság szerint az Egyezmény 8. cikke által védett jogok állítólagos megsértését a hazai jog szerint elérhető megfelelő jogorvoslatokkal kell jóvátenni. Ebben a tekintetben érdemes megjegyezni, hogy jelen ügyben a Varsói Fellebbviteli Bíróság megállapította, hogy kívánatos lenne egy megjegyzést fűzni a weboldalon elérhető cikkhez, amely tájékoztatja az olvasókat a polgári jogi eljárás kimeneteléről, amelyben a bíróságok eleget tettek a panaszosok személyiségi jogi igényének. A Bíróság megelégszik azzal, hogy a hazai bíróságok tudatában voltak annak, hogy az interneten a széles nyilvánosság számára elérhető kiadványoknak milyen jelentősége lehet az egyéni jogok hatékony védelmére nézve. Ezen felül a bíróságok jelezték, hogy a panaszos jogainak és hírnevének hatékony védelme érdekében értékelték annak jelentőségét, hogy minden információ elérhető volt a cikkel kapcsolatos bírósági döntésekről az újság honlapján."</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text:s text:c="17"/>&lt;/cite&gt; <text:s text:c="16"/>&lt;p class="refer" data-unq="206"&gt; <text:s text:c="18"/></text:p>
          </table:table-cell>
          <table:table-cell table:style-name="ce61" table:number-columns-repeated="1012"/>
          <table:table-cell table:number-columns-repeated="8"/>
        </table:table-row>
        <table:table-row table:style-name="ro10">
          <table:table-cell table:style-name="ce15" office:value-type="string" calcext:value-type="string">
            <text:p>206</text:p>
          </table:table-cell>
          <table:table-cell table:style-name="ce15" office:value-type="string" calcext:value-type="string">
            <text:p>222</text:p>
          </table:table-cell>
          <table:table-cell table:style-name="ce50" office:value-type="string" calcext:value-type="string">
            <text:p>Węgrzynowski and Smolczewski v. Poland, 2013</text:p>
          </table:table-cell>
          <table:table-cell table:style-name="ce50" office:value-type="string" calcext:value-type="string">
            <text:p>Węgrzynowski és Smolczewski kontra Lengyelország, 2013</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WSvPl" aria-expanded="false" aria-controls="collapseExample"&gt;Case summary&lt;/a&gt; <text:s text:c="16"/>&lt;/p&gt; <text:s text:c="16"/>&lt;div class="case-details collapse" id="caseWSvPl"&gt; <text:s text:c="18"/>&lt;div class="card card-block"&gt; <text:s text:c="20"/>&lt;h5 data-unq="206-01"&gt;</text:p>
          </table:table-cell>
          <table:table-cell table:style-name="ce61" table:number-columns-repeated="1012"/>
          <table:table-cell table:number-columns-repeated="8"/>
        </table:table-row>
        <table:table-row table:style-name="ro28">
          <table:table-cell table:style-name="ce29" office:value-type="string" calcext:value-type="string">
            <text:p>206-01</text:p>
          </table:table-cell>
          <table:table-cell table:style-name="ce29" office:value-type="string" calcext:value-type="string">
            <text:p>182</text:p>
          </table:table-cell>
          <table:table-cell table:style-name="ce52" office:value-type="string" calcext:value-type="string">
            <text:p>Węgrzynowski and Smolczewski v. Poland, Application no. 33846/07, Judgement 16 July 2013</text:p>
          </table:table-cell>
          <table:table-cell table:style-name="ce52" office:value-type="string" calcext:value-type="string">
            <text:p>Węgrzynowski és Smolczewski kontra Lengyelország, Ügyiratszám: 33846/07, <text:s/>Ítélet: 2013. július 16.</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206-01"&gt; <text:s text:c="22"/></text:p>
          </table:table-cell>
          <table:table-cell table:style-name="ce61" table:number-columns-repeated="1012"/>
          <table:table-cell table:number-columns-repeated="8"/>
        </table:table-row>
        <table:table-row table:style-name="ro25">
          <table:table-cell table:style-name="ce29" office:value-type="string" calcext:value-type="string">
            <text:p>206-02</text:p>
          </table:table-cell>
          <table:table-cell table:style-name="ce29" office:value-type="string" calcext:value-type="string">
            <text:p>183</text:p>
          </table:table-cell>
          <table:table-cell table:style-name="ce52" office:value-type="string" calcext:value-type="string">
            <text:p>The European Court of Human Rights found that the domestic courts’ refusal to order a newspaper to remove an article damaging the applicants’ reputation, from its Internet archive, did not represent a violation of the right to privacy, as a balance had been stricken between the rights protected under Article 8 and Article 10.</text:p>
          </table:table-cell>
          <table:table-cell table:style-name="ce52" office:value-type="string" calcext:value-type="string">
            <text:p>Az Emberi Jogok Európai Bírósága úgy ítélte meg, ha <text:s/>a nemzeti bíróságok visszautasitják, hogy elrendeljék ujságoknak, hogy töröljék azokat a cikkeket, az Internetes oldalukról, melyek károsan hatnak egy kérelmező hirnevére, az nem jelenti a magánélet megsértését, egyenlő jogokat biztositva a 8. és a 10. cikk szerint.</text:p>
          </table:table-cell>
          <table:table-cell table:style-name="ce52" table:number-columns-repeated="1012"/>
          <table:table-cell table:number-columns-repeated="8"/>
        </table:table-row>
        <table:table-row table:style-name="ro61">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22365"&gt;http://hudoc.echr.coe.int/eng?i=001-122365&lt;/a&gt; <text:s text:c="22"/>&lt;p&gt; <text:s text:c="24"/>&lt;strong&gt;Legal summaries and comments: &lt;/strong&gt; <text:s text:c="24"/>&lt;ul&gt; <text:s text:c="26"/>&lt;li&gt;&lt;a href="http://hudoc.echr.coe.int/eng?i=002-7637"&gt;http://hudoc.echr.coe.int/eng?i=002-7637&lt;/a&gt;&lt;/li&gt; <text:s text:c="26"/>&lt;li&gt;&lt;a href="https://globalfreedomofexpression.columbia.edu/cases/wegrzynowski-smolczewski-v-poland/"&gt;https://globalfreedomofexpression.columbia.edu/cases/wegrzynowski-smolczewski-v-poland/&lt;/a&gt;&lt;/li&gt; <text:s text:c="26"/>&lt;li&gt;&lt;a href="http://merlin.obs.coe.int/article.php?id=14422"&gt;http://merlin.obs.coe.int/article.php?id=14422&lt;/a&gt;&lt;/li&gt; <text:s text:c="24"/>&lt;/ul&gt; <text:s text:c="22"/>&lt;/p&gt; <text:s text:c="20"/>&lt;/p&gt; <text:s text:c="18"/>&lt;/div&gt; <text:s text:c="16"/>&lt;/div&gt; <text:s text:c="14"/>&lt;/div&gt; <text:s text:c="15"/>&lt;h5 class="azure largechar bulleted" data-unq="207"&gt;</text:p>
          </table:table-cell>
          <table:table-cell table:style-name="ce61" table:number-columns-repeated="1012"/>
          <table:table-cell table:number-columns-repeated="8"/>
        </table:table-row>
        <table:table-row table:style-name="ro10">
          <table:table-cell office:value-type="string" calcext:value-type="string">
            <text:p>207</text:p>
          </table:table-cell>
          <table:table-cell office:value-type="string" calcext:value-type="string">
            <text:p>223</text:p>
          </table:table-cell>
          <table:table-cell office:value-type="string" calcext:value-type="string">
            <text:p>Hate speech as well as incitement to violence - not protected speech</text:p>
          </table:table-cell>
          <table:table-cell office:value-type="string" calcext:value-type="string">
            <text:p>A gyűlöletbeszéd és az erőszakra uszítás - nem védett beszéd</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 <text:s text:c="15"/>&lt;div class="citecontainer"&gt; <text:s text:c="16"/>&lt;cite data-unq="208"&gt;</text:p>
          </table:table-cell>
          <table:table-cell table:style-name="ce61" table:number-columns-repeated="1012"/>
          <table:table-cell table:number-columns-repeated="8"/>
        </table:table-row>
        <table:table-row table:style-name="ro50">
          <table:table-cell office:value-type="string" calcext:value-type="string">
            <text:p>208</text:p>
          </table:table-cell>
          <table:table-cell office:value-type="string" calcext:value-type="string">
            <text:p>224</text:p>
          </table:table-cell>
          <table:table-cell office:value-type="string" calcext:value-type="string">
            <text:p>&lt;span class="pinkish"&gt;&lt;strong&gt;“(...) ​the imposition of a prison sentence for a press offence will be compatible&lt;/strong&gt;&lt;/span&gt; with journalists’ freedom of expression as guaranteed by Article 10 of the Convention &lt;span class="pinkish"&gt;&lt;strong&gt;only in exceptional circumstances&lt;/strong&gt;&lt;/span&gt;, notably where other fundamental rights have been seriously impaired, as​, &lt;span class="pinkish"&gt;&lt;strong&gt;for example, in cases of hate speech or incitement to violence.”&lt;/strong&gt;&lt;/span&gt;</text:p>
          </table:table-cell>
          <table:table-cell office:value-type="string" calcext:value-type="string">
            <text:p>"(...) Börtönbüntetés kiszabása egy sajtóban elkövetett jogsértés miatt csak kivételesen egyeztethető össze az Egyezmény 10. cikke által biztosított újságírói szabadsággal, nevezetesen ha más alapvető jogok súlyosan sérünek, például a gyűlöletbeszéd vagy az erőszakra uszítás esetén."</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209"&gt; <text:s text:c="18"/></text:p>
          </table:table-cell>
          <table:table-cell table:style-name="ce61" table:number-columns-repeated="1012"/>
          <table:table-cell table:number-columns-repeated="8"/>
        </table:table-row>
        <table:table-row table:style-name="ro10">
          <table:table-cell table:style-name="ce15" office:value-type="string" calcext:value-type="string">
            <text:p>209</text:p>
          </table:table-cell>
          <table:table-cell table:style-name="ce15" office:value-type="string" calcext:value-type="string">
            <text:p>225</text:p>
          </table:table-cell>
          <table:table-cell table:style-name="ce57" office:value-type="string" calcext:value-type="string">
            <text:p>Fatullayev v. Azerbaijan, 2010</text:p>
          </table:table-cell>
          <table:table-cell table:style-name="ce57" office:value-type="string" calcext:value-type="string">
            <text:p>Fatullayev kontra Azerbaijan, 2010</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FvAzB-01" aria-expanded="false" aria-controls="collapseExample"&gt;Case summary&lt;/a&gt; <text:s text:c="16"/>&lt;/p&gt; <text:s text:c="16"/>&lt;div class="case-details collapse" id="caseFvAzB-01"&gt; <text:s text:c="18"/>&lt;div class="card card-block"&gt; <text:s text:c="20"/>&lt;h5 data-unq="183-01"&gt;</text:p>
          </table:table-cell>
          <table:table-cell table:style-name="ce61" table:number-columns-repeated="1012"/>
          <table:table-cell table:number-columns-repeated="8"/>
        </table:table-row>
        <table:table-row table:style-name="ro10">
          <table:table-cell table:style-name="ce29" office:value-type="string" calcext:value-type="string">
            <text:p>183-01</text:p>
          </table:table-cell>
          <table:table-cell table:style-name="ce29"/>
          <table:table-cell table:style-name="ce52" table:formula="of:=[.C532]" office:value-type="string" office:string-value="Fatullayev. v Azerbaijan, Application no. 40984/07, Judgement 22 April 2010" calcext:value-type="string">
            <text:p>Fatullayev. v Azerbaijan, Application no. 40984/07, Judgement 22 April 2010</text:p>
          </table:table-cell>
          <table:table-cell table:style-name="ce52" table:formula="of:=[.D532]" office:value-type="string" office:string-value="Fatullayev. kontra Azerbajdzsán, Ügyiratszám: 40984/07,  Ítélet: 2010. április 22." calcext:value-type="string">
            <text:p>Fatullayev. kontra Azerbajdzsán, Ügyiratszám: 40984/07, <text:s/>Ítélet: 2010. április 22.</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183-02"&gt; <text:s text:c="22"/></text:p>
          </table:table-cell>
          <table:table-cell table:style-name="ce61" table:number-columns-repeated="1012"/>
          <table:table-cell table:number-columns-repeated="8"/>
        </table:table-row>
        <table:table-row table:style-name="ro57">
          <table:table-cell table:style-name="ce29" office:value-type="string" calcext:value-type="string">
            <text:p>183-02</text:p>
          </table:table-cell>
          <table:table-cell table:style-name="ce29"/>
          <table:table-cell table:style-name="ce52" table:formula="of:=[.C534]" office:value-type="string" office:string-value="The applicant, a newspaper editor, was prosecuted in connection with two articles he had published. He was found guilty of defamation, threat of terrorism and inciting ethnic hostility and sentenced to a total of eight and a half years’ imprisonment. The Court considered that both the applicant's conviction and the particularly severe sanction imposed were capable of producing a chilling effect on the exercise of journalistic freedom of expression in Azerbaijan, and leading to dissuading the press from openly discussing matters of public concern, and therefore found there was a violation of Article 10." calcext:value-type="string">
            <text:p>The applicant, a newspaper editor, was prosecuted in connection with two articles he had published. He was found guilty of defamation, threat of terrorism and inciting ethnic hostility and sentenced to a total of eight and a half years’ imprisonment. The Court considered that both the applicant's conviction and the particularly severe sanction imposed were capable of producing a chilling effect on the exercise of journalistic freedom of expression in Azerbaijan, and leading to dissuading the press from openly discussing matters of public concern, and therefore found there was a violation of Article 10.</text:p>
          </table:table-cell>
          <table:table-cell table:style-name="ce52" table:formula="of:=[.D534]" office:value-type="string" office:string-value="A kérelmezőt, egy újságszerkesztőt két kiadott cikk kapcsán vád alá vonták. Bűnösnek találták a rágalmazást, a terrorizmussal való fenyegetésért,  etnikai ellenségeskedésért, összességében nyolc és fél év börtönbüntetésre ítélték." calcext:value-type="string">
            <text:p>A kérelmezőt, egy újságszerkesztőt két kiadott cikk kapcsán vád alá vonták. Bűnösnek találták a rágalmazást, a terrorizmussal való fenyegetésért, <text:s/>etnikai ellenségeskedésért, összességében nyolc és fél év börtönbüntetésre ítélték.</text:p>
          </table:table-cell>
          <table:table-cell table:style-name="ce52" table:number-columns-repeated="1012"/>
          <table:table-cell table:number-columns-repeated="8"/>
        </table:table-row>
        <table:table-row table:style-name="ro26">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98401"&gt;http://hudoc.echr.coe.int/eng?i=001-98401&lt;/a&gt; <text:s text:c="22"/>&lt;p&gt; <text:s text:c="24"/>&lt;strong&gt;Legal summaries and comments: &lt;/strong&gt; <text:s text:c="24"/>&lt;a href="http://hudoc.echr.coe.int/eng?i=002-984"&gt;http://hudoc.echr.coe.int/eng?i=002-984&lt;/a&gt; <text:s text:c="22"/>&lt;/p&gt; <text:s text:c="20"/>&lt;/p&gt; <text:s text:c="18"/>&lt;/div&gt; <text:s text:c="16"/>&lt;/div&gt; <text:s text:c="14"/>&lt;/div&gt; <text:s text:c="15"/>&lt;div class="citecontainer"&gt; <text:s text:c="16"/>&lt;cite data-unq="210"&gt;</text:p>
          </table:table-cell>
          <table:table-cell table:style-name="ce61" table:number-columns-repeated="1012"/>
          <table:table-cell table:number-columns-repeated="8"/>
        </table:table-row>
        <table:table-row table:style-name="ro50">
          <table:table-cell office:value-type="string" calcext:value-type="string">
            <text:p>210</text:p>
          </table:table-cell>
          <table:table-cell office:value-type="string" calcext:value-type="string">
            <text:p>226</text:p>
          </table:table-cell>
          <table:table-cell office:value-type="string" calcext:value-type="string">
            <text:p>&lt;span class="pinkish"&gt;&lt;strong&gt;“the impugned comments&lt;/strong&gt;&lt;/span&gt; in the present case, as assessed by the Supreme Court, &lt;span class="pinkish"&gt;&lt;strong&gt;mainly constituted hate speech and speech that directly advocated acts of violence.&lt;/strong&gt;&lt;/span&gt; Thus, the establishment of their unlawful nature did not require any linguistic or legal analysis since the remarks were on their face manifestly unlawful.”</text:p>
          </table:table-cell>
          <table:table-cell office:value-type="string" calcext:value-type="string">
            <text:p>A jelen ügyben a Legfelsőbb Bíróság által kifogásolt megjegyzések főleg gyűlöletbeszédet jelentenek, amelyek közvetlenül az erőszakos cselekményekre való felbujtásként értelmezhetők. <text:s/>Így a jogellenes jellegük nem követelt nyelvi vagy jogi elemzést. </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211"&gt; <text:s text:c="18"/></text:p>
          </table:table-cell>
          <table:table-cell table:style-name="ce61" table:number-columns-repeated="1012"/>
          <table:table-cell table:number-columns-repeated="8"/>
        </table:table-row>
        <table:table-row table:style-name="ro10">
          <table:table-cell table:style-name="ce15" office:value-type="string" calcext:value-type="string">
            <text:p>211</text:p>
          </table:table-cell>
          <table:table-cell table:style-name="ce15" office:value-type="string" calcext:value-type="string">
            <text:p>227</text:p>
          </table:table-cell>
          <table:table-cell table:style-name="ce63" office:value-type="string" calcext:value-type="string">
            <text:p>Delfi AS v. Estonia [Grand Chamber], 2015</text:p>
          </table:table-cell>
          <table:table-cell table:style-name="ce57" office:value-type="string" calcext:value-type="string">
            <text:p>Delfi AS kontra Észtország [Nagy Kamara], 2015</text:p>
          </table:table-cell>
          <table:table-cell table:style-name="ce85" table:number-columns-repeated="1012"/>
          <table:table-cell table:number-columns-repeated="8"/>
        </table:table-row>
        <table:table-row table:style-name="ro47">
          <table:table-cell table:style-name="ce33" table:number-columns-repeated="2"/>
          <table:table-cell table:number-columns-repeated="2" table:style-name="ce64" office:value-type="string" calcext:value-type="string">
            <text:p><text:s/>&amp;nbsp; <text:s text:c="18"/>&lt;a class="btn btn-info btn-collapse" data-toggle="collapse" href="#caseDvEs" aria-expanded="false" aria-controls="collapseExample"&gt;Case summary&lt;/a&gt; <text:s text:c="16"/>&lt;/p&gt; <text:s text:c="16"/>&lt;div class="case-details collapse" id="caseDvEs"&gt; <text:s text:c="18"/>&lt;div class="card card-block"&gt; <text:s text:c="20"/>&lt;h5 data-unq="019-01"&gt;</text:p>
          </table:table-cell>
          <table:table-cell table:style-name="ce61" table:number-columns-repeated="1012"/>
          <table:table-cell table:number-columns-repeated="8"/>
        </table:table-row>
        <table:table-row table:style-name="ro52">
          <table:table-cell table:style-name="ce29" office:value-type="string" calcext:value-type="string">
            <text:p>019-01</text:p>
          </table:table-cell>
          <table:table-cell table:style-name="ce29"/>
          <table:table-cell table:style-name="ce52" table:formula="of:=[.C50]" office:value-type="string" office:string-value="Delfi AS v. Estonia (Grand Chamber), Application no. 64569/09, Judgement 16 June 2015" calcext:value-type="string">
            <text:p>Delfi AS v. Estonia (Grand Chamber), Application no. 64569/09, Judgement 16 June 2015</text:p>
          </table:table-cell>
          <table:table-cell table:style-name="ce52" table:formula="of:=[.D50]" office:value-type="string" office:string-value="Delfi AS kontra. Észtrország (Nagy Kamara), Ügyiratszám: 64569/09,  Ítélet: 2015 június 16." calcext:value-type="string">
            <text:p>Delfi AS kontra. Észtrország (Nagy Kamara), Ügyiratszám: 64569/09, <text:s/>Ítélet: 2015 június 16.</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019-02"&gt; <text:s text:c="22"/></text:p>
          </table:table-cell>
          <table:table-cell table:style-name="ce61" table:number-columns-repeated="1012"/>
          <table:table-cell table:number-columns-repeated="8"/>
        </table:table-row>
        <table:table-row table:style-name="ro55">
          <table:table-cell table:style-name="ce29" office:value-type="string" calcext:value-type="string">
            <text:p>019-02</text:p>
          </table:table-cell>
          <table:table-cell table:style-name="ce29"/>
          <table:table-cell table:style-name="ce52" table:formula="of:=[.C52]" office:value-type="string" office:string-value="The applicant company owned one of the largest Internet news portals in Estonia. In 2006, following the publication of an article on the portal concerning a ferry company, a number of comments containing personal threats and offensive language directed against the ferry-company owner were posted under the article. Delfi AS removed the offending comments, at the request of the lawyers of the owner of the ferry-company, some six weeks after they were published. Defamation proceedings were instituted against the applicant company, which was ultimately ordered to pay EUR 320 in damages.  Acknowledging the “important benefits that could be derived from the Internet in the exercise of freedom of expression”, the Court reiterated that there was no violation of Article 10 and “liability for defamatory or other types of unlawful speech must, in principle, be retained and constitute an effective remedy for violations of personality rights”." calcext:value-type="string">
            <text:p>The applicant company owned one of the largest Internet news portals in Estonia. In 2006, following the publication of an article on the portal concerning a ferry company, a number of comments containing personal threats and offensive language directed against the ferry-company owner were posted under the article. Delfi AS removed the offending comments, at the request of the lawyers of the owner of the ferry-company, some six weeks after they were published. Defamation proceedings were instituted against the applicant company, which was ultimately ordered to pay EUR 320 in damages. <text:s/>Acknowledging the “important benefits that could be derived from the Internet in the exercise of freedom of expression”, the Court reiterated that there was no violation of Article 10 and “liability for defamatory or other types of unlawful speech must, in principle, be retained and constitute an effective remedy for violations of personality rights”.</text:p>
          </table:table-cell>
          <table:table-cell table:style-name="ce52" table:formula="of:=[.D52]" office:value-type="string" office:string-value="A kérelmező vállalat, Észtország egyik legnagyobb internetes hírportálja volt. 2006-ban, egy cikk közleményének közzétételét követően, amely egy komp társaságáról szólt,  számos megjegyzést tettek közzé, amelyek a kompok tulajdonosa ellen sértő szóhasználatban személyi fenyegetéseket tartalmazott.  A Delfi AS hat héttel a közzététel után eltávolította a jogsértő észrevételeket a komp társaság tulajdonosa ügyvédeinek kérésére. A kérelmező társaság ellen rágalmazási eljárást indítottak, amely végül 320 euró kártérítést fizetett. Tudomásul véve  a &quot;fontos internetes előnyöket a szólásszabadság gyakorlása során&quot;, a Bíróság megismételte, hogy nem sérült a 10. cikk, és &quot;a rágalmazó vagy egyéb jogellenes beszédért való felelősség elvét fent kell tartani, a hatékony jogorvoslatot a személyi jogok megsértésével kapcsolatban." calcext:value-type="string">
            <text:p>A kérelmező vállalat, Észtország egyik legnagyobb internetes hírportálja volt. 2006-ban, egy cikk közleményének közzétételét követően, amely egy komp társaságáról szólt, <text:s/>számos megjegyzést tettek közzé, amelyek a kompok tulajdonosa ellen sértő szóhasználatban személyi fenyegetéseket tartalmazott. <text:s/>A Delfi AS hat héttel a közzététel után eltávolította a jogsértő észrevételeket a komp társaság tulajdonosa ügyvédeinek kérésére. A kérelmező társaság ellen rágalmazási eljárást indítottak, amely végül 320 euró kártérítést fizetett. Tudomásul véve <text:s/>a "fontos internetes előnyöket a szólásszabadság gyakorlása során", a Bíróság megismételte, hogy nem sérült a 10. cikk, és "a rágalmazó vagy egyéb jogellenes beszédért való felelősség elvét fent kell tartani, a hatékony jogorvoslatot a személyi jogok megsértésével kapcsolatban.</text:p>
          </table:table-cell>
          <table:table-cell table:style-name="ce52" table:number-columns-repeated="1012"/>
          <table:table-cell table:number-columns-repeated="8"/>
        </table:table-row>
        <table:table-row table:style-name="ro62">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55105"&gt;http://hudoc.echr.coe.int/eng?i=001-155105&lt;/a&gt; <text:s text:c="22"/>&lt;p&gt; <text:s text:c="24"/>&lt;strong&gt;Legal summaries and comments: &lt;/strong&gt; <text:s text:c="24"/>&lt;ul&gt; <text:s text:c="26"/>&lt;li&gt;&lt;a href="http://hudoc.echr.coe.int/eng?i=002-10636"&gt;http://hudoc.echr.coe.int/eng?i=002-10636&lt;/a&gt;&lt;/li&gt; <text:s text:c="26"/>&lt;li&gt;&lt;a href="https://strasbourgobservers.com/2015/06/18/delfi-as-v-estonia-grand-chamber-confirms-liability-of-online-news-portal-for-offensive-comments-posted-by-its-readers/"&gt;https://strasbourgobservers.com/2015/06/18/delfi-as-v-estonia-grand-chamber-confirms-liability-of-online-news-portal-for-offensive-comments-posted-by-its-readers/&lt;/a&gt;&lt;/li&gt; <text:s text:c="26"/>&lt;li&gt;&lt;a href="http://merlin.obs.coe.int/iris/2014/1/article2.en.html"&gt;http://merlin.obs.coe.int/iris/2014/1/article2.en.html&lt;/a&gt;&lt;/li&gt; <text:s text:c="26"/>&lt;li&gt;&lt;a href="https://globalfreedomofexpression.columbia.edu/cases/delfi-as-v-estonia/"&gt;https://globalfreedomofexpression.columbia.edu/cases/delfi-as-v-estonia/&lt;/a&gt;&lt;/li&gt; <text:s text:c="26"/>&lt;li&gt;&lt;a href="http://blogs.lse.ac.uk/mediapolicyproject/2015/06/16/the-delfi-as-vs-estonia-judgement-explained/"&gt;http://blogs.lse.ac.uk/mediapolicyproject/2015/06/16/the-delfi-as-vs-estonia-judgement-explained/&lt;/a&gt;&lt;/li&gt; <text:s text:c="24"/>&lt;/ul&gt; <text:s text:c="22"/>&lt;/p&gt; <text:s text:c="20"/>&lt;/p&gt; <text:s text:c="18"/>&lt;/div&gt; <text:s text:c="16"/>&lt;/div&gt; <text:s text:c="14"/>&lt;/div&gt; <text:s text:c="12"/>&lt;/div&gt; <text:s text:c="10"/>&lt;/div&gt; <text:s text:c="8"/>&lt;/div&gt; <text:s text:c="6"/>&lt;/div&gt; <text:s text:c="4"/>&lt;/section&gt; <text:s text:c="5"/>&lt;section class="pinkishb"&gt; <text:s text:c="6"/>&lt;div class="container"&gt; <text:s text:c="8"/>&lt;div class="col-lg-12 whitechar"&gt; <text:s text:c="10"/>&lt;div id="patru" class="chaptercont"&gt; <text:s text:c="12"/>&lt;p class="chaptertitle"&gt; <text:s text:c="14"/>&lt;img src="img/smileyChap4.png"&gt; <text:s text:c="12"/>&lt;/p&gt; <text:s text:c="10"/>&lt;/div&gt; <text:s text:c="10"/>&lt;h1 class="text-center" data-unq="212"&gt;</text:p>
          </table:table-cell>
          <table:table-cell table:style-name="ce61" table:number-columns-repeated="1012"/>
          <table:table-cell table:number-columns-repeated="8"/>
        </table:table-row>
        <table:table-row table:style-name="ro10">
          <table:table-cell office:value-type="string" calcext:value-type="string">
            <text:p>212</text:p>
          </table:table-cell>
          <table:table-cell office:value-type="string" calcext:value-type="string">
            <text:p>229</text:p>
          </table:table-cell>
          <table:table-cell office:value-type="string" calcext:value-type="string">
            <text:p>Intermediary liability for Internet services</text:p>
          </table:table-cell>
          <table:table-cell office:value-type="string" calcext:value-type="string">
            <text:p>Közvetítői felelősség az internetes szolgáltatásokért</text:p>
          </table:table-cell>
          <table:table-cell table:number-columns-repeated="1020"/>
        </table:table-row>
        <table:table-row table:style-name="ro24">
          <table:table-cell table:style-name="ce33" table:number-columns-repeated="2"/>
          <table:table-cell table:number-columns-repeated="2" table:style-name="ce61" office:value-type="string" calcext:value-type="string">
            <text:p>&lt;/h1&gt; <text:s text:c="8"/>&lt;/div&gt; <text:s text:c="6"/>&lt;/div&gt; <text:s text:c="4"/>&lt;/section&gt; <text:s text:c="5"/>&lt;section id="continutpatru"&gt; <text:s text:c="6"/>&lt;div class="container"&gt; <text:s text:c="10"/>&lt;div class="col-lg-12 my-auto"&gt; <text:s text:c="12"/>&lt;div class="container-fluid"&gt; <text:s text:c="15"/>&lt;p data-unq="213"&gt;</text:p>
          </table:table-cell>
          <table:table-cell table:style-name="ce61" table:number-columns-repeated="1012"/>
          <table:table-cell table:number-columns-repeated="8"/>
        </table:table-row>
        <table:table-row table:style-name="ro48">
          <table:table-cell office:value-type="string" calcext:value-type="string">
            <text:p>213</text:p>
          </table:table-cell>
          <table:table-cell office:value-type="string" calcext:value-type="string">
            <text:p>230</text:p>
          </table:table-cell>
          <table:table-cell office:value-type="string" calcext:value-type="string">
            <text:p>One of the crucial roles of the actors on the Internet has been developed by the Internet services, called intermediaries that do not directly create online content, but rather process it in various ways, becoming thus the gatekeepers of what is being published online.</text:p>
          </table:table-cell>
          <table:table-cell office:value-type="string" calcext:value-type="string">
            <text:p>Az internetes szereplők egyik alapvető szerepét azok a internetes szolgáltatók fejlesztették ki, akiket közvetítőknek nevezünk, és akik nem közvetlenül hoznak létre internetes tartalmat, hanem különböző módokon feldolgozzák azt, és ezáltal az online publikálható tartalmak kapuőrévé válnak.</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p data-unq="214"&gt;</text:p>
          </table:table-cell>
          <table:table-cell table:style-name="ce61" table:number-columns-repeated="1012"/>
          <table:table-cell table:number-columns-repeated="8"/>
        </table:table-row>
        <table:table-row table:style-name="ro3">
          <table:table-cell office:value-type="string" calcext:value-type="string">
            <text:p>214</text:p>
          </table:table-cell>
          <table:table-cell office:value-type="string" calcext:value-type="string">
            <text:p>231</text:p>
          </table:table-cell>
          <table:table-cell office:value-type="string" calcext:value-type="string">
            <text:p>If we are thinking about the current most popular Internet services – such as Facebook, Google, Twitter, Instagram or Youtube – they are all based on hosting and making available information produced by other Internet users (user-generated content), thus they are usually called “Internet intermediaries”.</text:p>
          </table:table-cell>
          <table:table-cell office:value-type="string" calcext:value-type="string">
            <text:p>Ha a jelenleg legnépszerűbb internetes szolgáltatásokra gondolunk - mint a Facebook, Google, Twitter, Instagram vagy Youtube - mindannyian arra épülnek, hogy tárolnak és hozzáférhetővé tesznek olyan információkat, amelyeket más internet-felhasználók hoztak létre (felhasználói tartalom), ezért általában "internetes közvetítő szolgáltatóknak" hívják őke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p data-unq="215"&gt;</text:p>
          </table:table-cell>
          <table:table-cell table:style-name="ce61" table:number-columns-repeated="1012"/>
          <table:table-cell table:number-columns-repeated="8"/>
        </table:table-row>
        <table:table-row table:style-name="ro54">
          <table:table-cell office:value-type="string" calcext:value-type="string">
            <text:p>215</text:p>
          </table:table-cell>
          <table:table-cell office:value-type="string" calcext:value-type="string">
            <text:p>232</text:p>
          </table:table-cell>
          <table:table-cell office:value-type="string" calcext:value-type="string">
            <text:p>But the range of Internet intermediaries is not only very diverse, but also rapidly changing – both in terms of activity and size on the Internet market, but also in their services, functions or business models. However, on several niches the market is dominated by one or two very large players, which may put them in a position of holding a communication control, that creates additional challenges as a result of their actions on human rights in general and freedom of expression in particular.</text:p>
          </table:table-cell>
          <table:table-cell table:style-name="ce127" office:value-type="string" calcext:value-type="string">
            <text:p>De az internetes közvetítő szolgáltatók skálája nem csak, hogy nagyon sokszínű, de gyorsan változó is - mind a tevékenységek körét, mind pedig az internetes piac nagyságát tekintve, de a szolgáltatásaik, szerepük és üzleti modelljük szempontjából is. Mindazonáltal, a piac számos szegmensét egy vagy két nagy szereplő uralja, ami kommunikációs uralmi helyzetbe hozza őket, és a tetteik további kihívásokat okoznak az emberi jogoknak általában, és különösen a véleménynyilvánítás szabadságának.</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div class="citecontainer"&gt; <text:s text:c="16"/>&lt;cite data-unq="216"&gt;</text:p>
          </table:table-cell>
          <table:table-cell table:style-name="ce61" table:number-columns-repeated="1012"/>
          <table:table-cell table:number-columns-repeated="8"/>
        </table:table-row>
        <table:table-row table:style-name="ro48">
          <table:table-cell office:value-type="string" calcext:value-type="string">
            <text:p>216</text:p>
          </table:table-cell>
          <table:table-cell office:value-type="string" calcext:value-type="string">
            <text:p>233</text:p>
          </table:table-cell>
          <table:table-cell office:value-type="string" calcext:value-type="string">
            <text:p>“the Court accepts that &lt;span class="pinkish"&gt;&lt;strong&gt;YouTube is a unique platform&lt;/strong&gt;&lt;/span&gt; on account of its characteristics, its accessibility and above all its potential impact, and &lt;span class="pinkish"&gt;&lt;strong&gt;that no alternatives were available&lt;/strong&gt;&lt;/span&gt; to the applicants.”</text:p>
          </table:table-cell>
          <table:table-cell table:style-name="ce127" office:value-type="string" calcext:value-type="string">
            <text:p>"a Bíróság elfogadja, hogy a YouTube egy különleges platform a jellemzői, a hozzáférhetősége és mindenekelőtt a lehetséges hatása miatt, és hogy más alternatívák nem voltak elérhetőek a panaszosoknak."</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217"&gt; <text:s text:c="18"/></text:p>
          </table:table-cell>
          <table:table-cell table:style-name="ce61" table:number-columns-repeated="1012"/>
          <table:table-cell table:number-columns-repeated="8"/>
        </table:table-row>
        <table:table-row table:style-name="ro10">
          <table:table-cell table:style-name="ce15" office:value-type="string" calcext:value-type="string">
            <text:p>217</text:p>
          </table:table-cell>
          <table:table-cell table:style-name="ce15" office:value-type="string" calcext:value-type="string">
            <text:p>234</text:p>
          </table:table-cell>
          <table:table-cell table:style-name="ce50" office:value-type="string" calcext:value-type="string">
            <text:p>Cengiz and Others v. Turkey, 2015</text:p>
          </table:table-cell>
          <table:table-cell table:style-name="ce50" office:value-type="string" calcext:value-type="string">
            <text:p>Cengiz és Mások kontra Törökország, 2015</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CeAvTr" aria-expanded="false" aria-controls="collapseExample"&gt;Case summary&lt;/a&gt; <text:s text:c="16"/>&lt;/p&gt; <text:s text:c="16"/>&lt;div class="case-details collapse" id="caseCeAvTr"&gt; <text:s text:c="18"/>&lt;div class="card card-block"&gt; <text:s text:c="20"/>&lt;h5 data-unq="217-01"&gt;</text:p>
          </table:table-cell>
          <table:table-cell table:style-name="ce61" table:number-columns-repeated="1012"/>
          <table:table-cell table:number-columns-repeated="8"/>
        </table:table-row>
        <table:table-row table:style-name="ro52">
          <table:table-cell table:style-name="ce29" office:value-type="string" calcext:value-type="string">
            <text:p>217-01</text:p>
          </table:table-cell>
          <table:table-cell table:style-name="ce29" office:value-type="string" calcext:value-type="string">
            <text:p>341</text:p>
          </table:table-cell>
          <table:table-cell table:style-name="ce52" office:value-type="string" calcext:value-type="string">
            <text:p>Cengiz and Others v. Turkey, Applications nos. 48226/10 and 14227/11, Judgement 1 December 2015</text:p>
          </table:table-cell>
          <table:table-cell table:style-name="ce52" office:value-type="string" calcext:value-type="string">
            <text:p>Cengiz és mások kontra Törökország, Ügyiratszám: 48226/10 and 14227/11, <text:s/>Ítélet: 2015. december 1.</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217-02"&gt; <text:s text:c="22"/></text:p>
          </table:table-cell>
          <table:table-cell table:style-name="ce61" table:number-columns-repeated="1012"/>
          <table:table-cell table:number-columns-repeated="8"/>
        </table:table-row>
        <table:table-row table:style-name="ro49">
          <table:table-cell table:style-name="ce29" office:value-type="string" calcext:value-type="string">
            <text:p>217-02</text:p>
          </table:table-cell>
          <table:table-cell table:style-name="ce29" office:value-type="string" calcext:value-type="string">
            <text:p>342</text:p>
          </table:table-cell>
          <table:table-cell table:style-name="ce52" office:value-type="string" calcext:value-type="string">
            <text:p>In May 2008 an Ankara court found that the content of ten pages on the YouTube website infringed the prohibition on insulting the memory of Atatürk, and therefore imposed a blocking order on the entire website. The applicants, who were active users of the website, appealed against that decision. Their appeal was dismissed on the ground that they were not parties to the investigation procedure and therefore did not have standing to challenge the blocking order. The applicants complained that the inability to access YouTube – a platform which they used extensively in their academic work – violated their right to receive and impart information and ideas. The Court found that the blocking order infringed on the applicants’ right to freedom of expression under Article 10 of the European Convention on Human Rights.</text:p>
          </table:table-cell>
          <table:table-cell table:style-name="ce52" office:value-type="string" calcext:value-type="string">
            <text:p>2008 májusában egy ankarai bíróság megállapította, hogy a YouTube oldalán tíz oldal tartalma megsértette az Atatürk emlékét sértő tilalmat, ezért blokkolási rendet szabott ki az egész weboldalra. A felperesek, akik aktívak voltak a honlapon, fellebbezést nyújtottak be e határozat ellen. A fellebbezésüket azzal az indokkal utasították el, hogy nem voltak a vizsgálati eljárásban részt vevők, és ezért nem áll módjában vitatni a tiltakozó határozatot. A pályázók panaszkodtak, hogy a YouTube-hoz való hozzáférés képtelensége - olyan platform, amelyet széles körben alkalmaztak akadémiai munkájukban - megsértette az információk és ötletek fogadásához és átadásához való jogát. A Számvevőszék megállapította, hogy a tiltó határozatban megsértették a felpereseknek az Emberi Jogok Európai Egyezményének 10. cikke szerinti szólásszabadsághoz való jogát.</text:p>
          </table:table-cell>
          <table:table-cell table:style-name="ce52" table:number-columns-repeated="1012"/>
          <table:table-cell table:number-columns-repeated="8"/>
        </table:table-row>
        <table:table-row table:style-name="ro9">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59188"&gt;http://hudoc.echr.coe.int/eng?i=001-159188&lt;/a&gt; <text:s text:c="22"/>&lt;p&gt; <text:s text:c="24"/>&lt;strong&gt;Legal summaries and comments: &lt;/strong&gt; <text:s text:c="24"/>&lt;ul&gt; <text:s text:c="26"/>&lt;li&gt;&lt;a href="http://hudoc.echr.coe.int/eng?i=002-10983"&gt;http://hudoc.echr.coe.int/eng?i=002-10983&lt;/a&gt;&lt;/li&gt; <text:s text:c="26"/>&lt;li&gt;&lt;a href="https://strasbourgobservers.com/2016/01/05/cengiz-and-others-v-turkey-a-tentative-victory-for-freedom-of-expression-online/"&gt;https://strasbourgobservers.com/2016/01/05/cengiz-and-others-v-turkey-a-tentative-victory-for-freedom-of-expression-online/&lt;/a&gt;&lt;/li&gt; <text:s text:c="26"/>&lt;li&gt;&lt;a href="https://globalfreedomofexpression.columbia.edu/cases/cengiz-v-turkey/"&gt;https://globalfreedomofexpression.columbia.edu/cases/cengiz-v-turkey/&lt;/a&gt;&lt;/li&gt; <text:s text:c="24"/>&lt;/ul&gt; <text:s text:c="22"/>&lt;/p&gt; <text:s text:c="20"/>&lt;/p&gt; <text:s text:c="18"/>&lt;/div&gt; <text:s text:c="16"/>&lt;/div&gt; <text:s text:c="14"/>&lt;/div&gt; <text:s text:c="15"/>&lt;p data-unq="218"&gt;</text:p>
          </table:table-cell>
          <table:table-cell table:style-name="ce61" table:number-columns-repeated="1012"/>
          <table:table-cell table:number-columns-repeated="8"/>
        </table:table-row>
        <table:table-row table:style-name="ro54">
          <table:table-cell office:value-type="string" calcext:value-type="string">
            <text:p>218</text:p>
          </table:table-cell>
          <table:table-cell office:value-type="string" calcext:value-type="string">
            <text:p>235</text:p>
          </table:table-cell>
          <table:table-cell office:value-type="string" calcext:value-type="string">
            <text:p>Moreover, the Internet intermediaries have adopted their own rules – known usually as terms and conditions - for the use of the platform, that include policies on content, but also rules for its blocking or removal. In the past years, these rules have constantly came into conflict with Internet users actions, that portrayed the activity of these intermediaries as censorship measures - raising questions on new systems of privatized law enforcement models that are put in place.</text:p>
          </table:table-cell>
          <table:table-cell office:value-type="string" calcext:value-type="string">
            <text:p>Mi több, az internetes közvetítő szolgáltatók kifrejlesztették a saját szabályaikat a platformjuk használatáshoz, amelyeket jellemzően felhasználási feltételekként ismerünk, és amelyek tartalomszabályozási elveket, továbbá a blokkolás és az eltávolítás szabályait tartalmazzák. Az elmúlt években ezek a szabályok folyamatosan összeütközésbe kerültek az internetes felhasználók tevékenységével, ami a közvetítők ilyen tevékenységét cenzúraként állította be és kérdéseket vetett fel az üzembe helyezett, magánkézben lévő jogérvényesítési mechanizmusokkal kapcsolatban.</text:p>
          </table:table-cell>
          <table:table-cell table:number-columns-repeated="1020"/>
        </table:table-row>
        <table:table-row table:style-name="ro63">
          <table:table-cell table:style-name="ce33" table:number-columns-repeated="2"/>
          <table:table-cell table:number-columns-repeated="2" table:style-name="ce61" office:value-type="string" calcext:value-type="string">
            <text:p>&lt;sup&gt;&lt;a href="https://edri.org/wp-content/uploads/2014/02/EDRi_HumanRights_and_PrivLaw_web.pdf" data-toggle="tooltip" title="</text:p>
          </table:table-cell>
          <table:table-cell table:style-name="ce61" table:number-columns-repeated="1012"/>
          <table:table-cell table:number-columns-repeated="8"/>
        </table:table-row>
        <table:table-row table:style-name="ro63">
          <table:table-cell table:number-columns-repeated="2"/>
          <table:table-cell table:style-name="ce7" office:value-type="string" calcext:value-type="string">
            <text:p>See https://edri.org/wp-content/uploads/2014/02/EDRi_HumanRights_and_PrivLaw_web.pdf</text:p>
          </table:table-cell>
          <table:table-cell office:value-type="string" calcext:value-type="string">
            <text:p>Lásd: https://edri.org/wp-content/uploads/2014/02/EDRi_HumanRights_and_PrivLaw_web.pdf</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gt;14&lt;/a&gt;&lt;/sup&gt;&lt;/p&gt; <text:s text:c="15"/>&lt;p data-unq="219"&gt;</text:p>
          </table:table-cell>
          <table:table-cell table:style-name="ce61" table:number-columns-repeated="1012"/>
          <table:table-cell table:number-columns-repeated="8"/>
        </table:table-row>
        <table:table-row table:style-name="ro25">
          <table:table-cell office:value-type="string" calcext:value-type="string">
            <text:p>219</text:p>
          </table:table-cell>
          <table:table-cell office:value-type="string" calcext:value-type="string">
            <text:p>236</text:p>
          </table:table-cell>
          <table:table-cell office:value-type="string" calcext:value-type="string">
            <text:p>In this context, the role of the Internet intermediaries is becoming increasingly complex, torn between their current business models, respecting human rights and receiving complaints on very diverse issues mixed up with different legislative obligations diverging from one jurisdiction to another.</text:p>
          </table:table-cell>
          <table:table-cell office:value-type="string" calcext:value-type="string">
            <text:p>Ebben a tekintetben az internetes közvetítők szerepe egyre komplexebbé válik, elaprózódva az aktuális üzleti modelljük, az emberi jogok tisztelete és rendkívül sokszínű témákban érkező panaszok között, az egészet megfejelve a különböző jogszabályi kötelezettségekkel, amelyek jogrendszerenként eltérnek egymástól.</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p data-unq="220"&gt; <text:s text:c="16"/></text:p>
          </table:table-cell>
          <table:table-cell table:style-name="ce61" table:number-columns-repeated="1012"/>
          <table:table-cell table:number-columns-repeated="8"/>
        </table:table-row>
        <table:table-row table:style-name="ro40">
          <table:table-cell office:value-type="string" calcext:value-type="string">
            <text:p>220</text:p>
          </table:table-cell>
          <table:table-cell office:value-type="string" calcext:value-type="string">
            <text:p>237</text:p>
          </table:table-cell>
          <table:table-cell office:value-type="string" calcext:value-type="string">
            <text:p>While the ECtHR jurisprudence on the matter is still in the beginning (and all the cases focus on just a specific situation - comments left by other users on other websites), it is worth pointing out the work of the Council of Europe Committee of experts on Internet Intermediaries</text:p>
          </table:table-cell>
          <table:table-cell office:value-type="string" calcext:value-type="string">
            <text:p>Miközben az EJEB joggyakorlata a témában még gyerekcipőben jár (és az ügyek mind csak egy konkrét élethelyzetre fókuszálnak - más felhasználók által az oldalon tett kommentek), érdemes kkemelni az Európa Tanács Internetes Közvetítői Szolgáltatókkal foglalkozó szakértői bizottságát, amely általános beállítási javaslatokat állított össze a közvetítő szolgáltatók szerepével és felelősségével kapcsolatban, ide értve egy tanulmányt az automatikus adatfeldolgozási technikák (különösen algoritmusok) emberi jogi vonatkozásairól és a lehetséges szabályozási következményekről.</text:p>
          </table:table-cell>
          <table:table-cell table:number-columns-repeated="1020"/>
        </table:table-row>
        <table:table-row table:style-name="ro28">
          <table:table-cell table:style-name="ce33" table:number-columns-repeated="2"/>
          <table:table-cell table:number-columns-repeated="2" table:style-name="ce61" office:value-type="string" calcext:value-type="string">
            <text:p>&lt;sup&gt;&lt;a href="https://www.coe.int/en/web/freedom-expression/committee-of-experts-on-internet-intermediaries-msi-net-" data-toggle="tooltip" title="</text:p>
          </table:table-cell>
          <table:table-cell table:style-name="ce61" table:number-columns-repeated="1012"/>
          <table:table-cell table:number-columns-repeated="8"/>
        </table:table-row>
        <table:table-row table:style-name="ro3">
          <table:table-cell table:number-columns-repeated="2"/>
          <table:table-cell table:style-name="ce7" office:value-type="string" calcext:value-type="string">
            <text:p>See for more information the committee website at https://www.coe.int/en/web/freedom-expression/committee-of-experts-on-internet-intermediaries-msi-net- The draft text is available at https://rm.coe.int/draft-recommendation-on-internet-intermediaries-7th-revised-version-/1680770c37</text:p>
          </table:table-cell>
          <table:table-cell office:value-type="string" calcext:value-type="string">
            <text:p>További információkért olvassa el a bizottság honlapját: https://www.coe.int/en/web/freedom-expression/committee-of-experts-on-internet-intermediaries-msi-net- A szövegtervezet a következő címen érhető el: https: //rm.coe.int/draft-recommendation-on-internet-intermediaries-7th-revised-version-/1680770c37</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gt;15&lt;/a&gt;&lt;/sup&gt;</text:p>
          </table:table-cell>
          <table:table-cell table:style-name="ce61" table:number-columns-repeated="1012"/>
          <table:table-cell table:number-columns-repeated="8"/>
        </table:table-row>
        <table:table-row table:style-name="ro48">
          <table:table-cell table:number-columns-repeated="2"/>
          <table:table-cell office:value-type="string" calcext:value-type="string">
            <text:p><text:s/>that has prepared standard setting proposals on the roles and responsibilities of Internet intermediaries, including a study on human rights dimensions of automated data processing techniques (in particular algorithms) and possible regulatory implications.</text:p>
          </table:table-cell>
          <table:table-cell office:value-type="string" calcext:value-type="string">
            <text:p><text:s/>szerepére és felelősségi köreire vonatkozó szabványtervezeteket készítettek, ideértve az automatizált adatfeldolgozási technikák (különösen az algoritmusok), <text:s/>emberjogi dimenzióira vonatkozó tanulmányt, és a lehetséges szabályozási következményeke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text:s text:c="15"/>&lt;/p&gt; <text:s text:c="15"/>&lt;h4 class="azure largechar" data-unq="221"&gt;</text:p>
          </table:table-cell>
          <table:table-cell table:style-name="ce61" table:number-columns-repeated="1012"/>
          <table:table-cell table:number-columns-repeated="8"/>
        </table:table-row>
        <table:table-row table:style-name="ro28">
          <table:table-cell office:value-type="string" calcext:value-type="string">
            <text:p>221</text:p>
          </table:table-cell>
          <table:table-cell office:value-type="string" calcext:value-type="string">
            <text:p>238</text:p>
          </table:table-cell>
          <table:table-cell office:value-type="string" calcext:value-type="string">
            <text:p>&lt;img src="img/key.svg" alt="element cheie"&gt;Key aspects from relevant ECtHR cases:</text:p>
          </table:table-cell>
          <table:table-cell office:value-type="string" calcext:value-type="string">
            <text:p>&lt;img src="img/key.svg" alt="element cheie"&gt;Alapvető megállapítások releváns EJEB ügyekből:</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4&gt; <text:s text:c="15"/>&lt;h5 class="azure largechar bulleted" data-unq="222"&gt;</text:p>
          </table:table-cell>
          <table:table-cell table:style-name="ce61" table:number-columns-repeated="1012"/>
          <table:table-cell table:number-columns-repeated="8"/>
        </table:table-row>
        <table:table-row table:style-name="ro28">
          <table:table-cell office:value-type="string" calcext:value-type="string">
            <text:p>222</text:p>
          </table:table-cell>
          <table:table-cell office:value-type="string" calcext:value-type="string">
            <text:p>239</text:p>
          </table:table-cell>
          <table:table-cell office:value-type="string" calcext:value-type="string">
            <text:p>Online platforms have duties and responsibilities on freedom of expression, but their role is different from a traditional publisher</text:p>
          </table:table-cell>
          <table:table-cell office:value-type="string" calcext:value-type="string">
            <text:p>Az online platformoknak kötelezettségeik és felelősségük van a véleménynyilvánítás szabadságával összefüggésben, de a szerepük különbözik a hagyományos kiadókétól</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 <text:s text:c="15"/>&lt;div class="citecontainer"&gt; <text:s text:c="16"/>&lt;cite data-unq="223"&gt;</text:p>
          </table:table-cell>
          <table:table-cell table:style-name="ce61" table:number-columns-repeated="1012"/>
          <table:table-cell table:number-columns-repeated="8"/>
        </table:table-row>
        <table:table-row table:style-name="ro27">
          <table:table-cell office:value-type="string" calcext:value-type="string">
            <text:p>223</text:p>
          </table:table-cell>
          <table:table-cell office:value-type="string" calcext:value-type="string">
            <text:p>240</text:p>
          </table:table-cell>
          <table:table-cell office:value-type="string" calcext:value-type="string">
            <text:p>“In the recent Recommendation of the Committee of Ministers to the member States of the Council of Europe on a new notion of media, this is termed a “differentiated and graduated approach [that] requires that each actor whose services are identified as media or as an intermediary or auxiliary activity benefit from both the appropriate form (differentiated) and the appropriate level (graduated) of protection and that responsibility also be delimited in conformity with Article 10 of the European Convention on Human Rights and other relevant standards developed by the Council of Europe”.</text:p>
          </table:table-cell>
          <table:table-cell office:value-type="string" calcext:value-type="string">
            <text:p>"Az Európa Tanács tagállamainak Miniszteri Bizottságának nemrégiben kiadott ajánlása szerint, amely az média új fogalmáról szólt, ez azt jelenti, hogy "egy differenciált és fokozatos hozzáállás, amely minden olyan szereplőtől, akinek a szolgáltatását médiaként, vagy közvetítő vagy kiegészítő szolgáltatásként azonosítják, részesüljön a védelem megfelelő (differenciált) formájából és megfelelő (fokozatos) szintjéből, és hogy a felelősségük az Emberi Jogok Európai Egyezményének 10. cikkével és az Európa Tanács által kifejlesztett egyéb releváns mércékkel összhangban lehatárolt legyen. Így a Bíróság megállapítja, hogy az internet különleges természete miatt, a 10. cikkből fakadó, internetes hírportálokat a harmadik személyektől származó tartalmak esetén terhelő "kötelezettségek és felelősség" bizonyos mértékben különbözhet a hagyományos kiadókéhoz képes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224"&gt; <text:s text:c="18"/></text:p>
          </table:table-cell>
          <table:table-cell table:style-name="ce61" table:number-columns-repeated="1012"/>
          <table:table-cell table:number-columns-repeated="8"/>
        </table:table-row>
        <table:table-row table:style-name="ro10">
          <table:table-cell table:style-name="ce15" office:value-type="string" calcext:value-type="string">
            <text:p>224</text:p>
          </table:table-cell>
          <table:table-cell table:style-name="ce15" office:value-type="string" calcext:value-type="string">
            <text:p>241</text:p>
          </table:table-cell>
          <table:table-cell table:style-name="ce57" office:value-type="string" calcext:value-type="string">
            <text:p>Delfi AS v. Estonia [Grand Chamber], 2015</text:p>
          </table:table-cell>
          <table:table-cell table:style-name="ce57" office:value-type="string" calcext:value-type="string">
            <text:p>Delfi AS kontra Észtország [Nagy Kamara], 2015 </text:p>
          </table:table-cell>
          <table:table-cell table:style-name="ce85" table:number-columns-repeated="1012"/>
          <table:table-cell table:number-columns-repeated="8"/>
        </table:table-row>
        <table:table-row table:style-name="ro47">
          <table:table-cell table:style-name="ce33" table:number-columns-repeated="2"/>
          <table:table-cell table:number-columns-repeated="2" table:style-name="ce62" office:value-type="string" calcext:value-type="string">
            <text:p><text:s/>&amp;nbsp; <text:s text:c="18"/>&lt;a class="btn btn-info btn-collapse" data-toggle="collapse" href="#caseDvEs-01" aria-expanded="false" aria-controls="collapseExample"&gt;Case summary&lt;/a&gt; <text:s text:c="16"/>&lt;/p&gt; <text:s text:c="16"/>&lt;div class="case-details collapse" id="caseDvEs-01"&gt; <text:s text:c="18"/>&lt;div class="card card-block"&gt; <text:s text:c="20"/>&lt;h5 data-unq="019-01"&gt;</text:p>
          </table:table-cell>
          <table:table-cell table:style-name="ce61" table:number-columns-repeated="1012"/>
          <table:table-cell table:number-columns-repeated="8"/>
        </table:table-row>
        <table:table-row table:style-name="ro52">
          <table:table-cell table:style-name="ce29" office:value-type="string" calcext:value-type="string">
            <text:p>211-01</text:p>
          </table:table-cell>
          <table:table-cell table:style-name="ce29"/>
          <table:table-cell table:style-name="ce52" table:formula="of:=[.C50]" office:value-type="string" office:string-value="Delfi AS v. Estonia (Grand Chamber), Application no. 64569/09, Judgement 16 June 2015" calcext:value-type="string">
            <text:p>Delfi AS v. Estonia (Grand Chamber), Application no. 64569/09, Judgement 16 June 2015</text:p>
          </table:table-cell>
          <table:table-cell table:style-name="ce52" table:formula="of:=[.D50]" office:value-type="string" office:string-value="Delfi AS kontra. Észtrország (Nagy Kamara), Ügyiratszám: 64569/09,  Ítélet: 2015 június 16." calcext:value-type="string">
            <text:p>Delfi AS kontra. Észtrország (Nagy Kamara), Ügyiratszám: 64569/09, <text:s/>Ítélet: 2015 június 16.</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019-02"&gt; <text:s text:c="22"/></text:p>
          </table:table-cell>
          <table:table-cell table:style-name="ce61" table:number-columns-repeated="1012"/>
          <table:table-cell table:number-columns-repeated="8"/>
        </table:table-row>
        <table:table-row table:style-name="ro21">
          <table:table-cell table:style-name="ce29" office:value-type="string" calcext:value-type="string">
            <text:p>211-02</text:p>
          </table:table-cell>
          <table:table-cell table:style-name="ce29"/>
          <table:table-cell table:style-name="ce52" table:formula="of:=[.C52]" office:value-type="string" office:string-value="The applicant company owned one of the largest Internet news portals in Estonia. In 2006, following the publication of an article on the portal concerning a ferry company, a number of comments containing personal threats and offensive language directed against the ferry-company owner were posted under the article. Delfi AS removed the offending comments, at the request of the lawyers of the owner of the ferry-company, some six weeks after they were published. Defamation proceedings were instituted against the applicant company, which was ultimately ordered to pay EUR 320 in damages.  Acknowledging the “important benefits that could be derived from the Internet in the exercise of freedom of expression”, the Court reiterated that there was no violation of Article 10 and “liability for defamatory or other types of unlawful speech must, in principle, be retained and constitute an effective remedy for violations of personality rights”." calcext:value-type="string">
            <text:p>The applicant company owned one of the largest Internet news portals in Estonia. In 2006, following the publication of an article on the portal concerning a ferry company, a number of comments containing personal threats and offensive language directed against the ferry-company owner were posted under the article. Delfi AS removed the offending comments, at the request of the lawyers of the owner of the ferry-company, some six weeks after they were published. Defamation proceedings were instituted against the applicant company, which was ultimately ordered to pay EUR 320 in damages. <text:s/>Acknowledging the “important benefits that could be derived from the Internet in the exercise of freedom of expression”, the Court reiterated that there was no violation of Article 10 and “liability for defamatory or other types of unlawful speech must, in principle, be retained and constitute an effective remedy for violations of personality rights”.</text:p>
          </table:table-cell>
          <table:table-cell table:style-name="ce52" table:formula="of:=[.D52]" office:value-type="string" office:string-value="A kérelmező vállalat, Észtország egyik legnagyobb internetes hírportálja volt. 2006-ban, egy cikk közleményének közzétételét követően, amely egy komp társaságáról szólt,  számos megjegyzést tettek közzé, amelyek a kompok tulajdonosa ellen sértő szóhasználatban személyi fenyegetéseket tartalmazott.  A Delfi AS hat héttel a közzététel után eltávolította a jogsértő észrevételeket a komp társaság tulajdonosa ügyvédeinek kérésére. A kérelmező társaság ellen rágalmazási eljárást indítottak, amely végül 320 euró kártérítést fizetett. Tudomásul véve  a &quot;fontos internetes előnyöket a szólásszabadság gyakorlása során&quot;, a Bíróság megismételte, hogy nem sérült a 10. cikk, és &quot;a rágalmazó vagy egyéb jogellenes beszédért való felelősség elvét fent kell tartani, a hatékony jogorvoslatot a személyi jogok megsértésével kapcsolatban." calcext:value-type="string">
            <text:p>A kérelmező vállalat, Észtország egyik legnagyobb internetes hírportálja volt. 2006-ban, egy cikk közleményének közzétételét követően, amely egy komp társaságáról szólt, <text:s/>számos megjegyzést tettek közzé, amelyek a kompok tulajdonosa ellen sértő szóhasználatban személyi fenyegetéseket tartalmazott. <text:s/>A Delfi AS hat héttel a közzététel után eltávolította a jogsértő észrevételeket a komp társaság tulajdonosa ügyvédeinek kérésére. A kérelmező társaság ellen rágalmazási eljárást indítottak, amely végül 320 euró kártérítést fizetett. Tudomásul véve <text:s/>a "fontos internetes előnyöket a szólásszabadság gyakorlása során", a Bíróság megismételte, hogy nem sérült a 10. cikk, és "a rágalmazó vagy egyéb jogellenes beszédért való felelősség elvét fent kell tartani, a hatékony jogorvoslatot a személyi jogok megsértésével kapcsolatban.</text:p>
          </table:table-cell>
          <table:table-cell table:style-name="ce52" table:number-columns-repeated="1012"/>
          <table:table-cell table:number-columns-repeated="8"/>
        </table:table-row>
        <table:table-row table:style-name="ro64">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55105"&gt;http://hudoc.echr.coe.int/eng?i=001-155105&lt;/a&gt; <text:s text:c="22"/>&lt;p&gt; <text:s text:c="24"/>&lt;strong&gt;Legal summaries and comments: &lt;/strong&gt; <text:s text:c="24"/>&lt;ul&gt; <text:s text:c="26"/>&lt;li&gt;&lt;a href="http://hudoc.echr.coe.int/eng?i=002-10636"&gt;http://hudoc.echr.coe.int/eng?i=002-10636&lt;/a&gt;&lt;/li&gt; <text:s text:c="26"/>&lt;li&gt;&lt;a href="https://strasbourgobservers.com/2015/06/18/delfi-as-v-estonia-grand-chamber-confirms-liability-of-online-news-portal-for-offensive-comments-posted-by-its-readers/"&gt;https://strasbourgobservers.com/2015/06/18/delfi-as-v-estonia-grand-chamber-confirms-liability-of-online-news-portal-for-offensive-comments-posted-by-its-readers/&lt;/a&gt;&lt;/li&gt; <text:s text:c="26"/>&lt;li&gt;&lt;a href="http://merlin.obs.coe.int/iris/2014/1/article2.en.html"&gt;http://merlin.obs.coe.int/iris/2014/1/article2.en.html&lt;/a&gt;&lt;/li&gt; <text:s text:c="26"/>&lt;li&gt;&lt;a href="https://globalfreedomofexpression.columbia.edu/cases/delfi-as-v-estonia/"&gt;https://globalfreedomofexpression.columbia.edu/cases/delfi-as-v-estonia/&lt;/a&gt;&lt;/li&gt; <text:s text:c="26"/>&lt;li&gt;&lt;a href="http://blogs.lse.ac.uk/mediapolicyproject/2015/06/16/the-delfi-as-vs-estonia-judgement-explained/"&gt;http://blogs.lse.ac.uk/mediapolicyproject/2015/06/16/the-delfi-as-vs-estonia-judgement-explained/&lt;/a&gt;&lt;/li&gt; <text:s text:c="24"/>&lt;/ul&gt; <text:s text:c="22"/>&lt;/p&gt; <text:s text:c="20"/>&lt;/p&gt; <text:s text:c="18"/>&lt;/div&gt; <text:s text:c="16"/>&lt;/div&gt; <text:s text:c="14"/>&lt;/div&gt; <text:s text:c="15"/>&lt;div class="citecontainer"&gt; <text:s text:c="16"/>&lt;cite data-unq="225"&gt;</text:p>
          </table:table-cell>
          <table:table-cell table:style-name="ce61" table:number-columns-repeated="1012"/>
          <table:table-cell table:number-columns-repeated="8"/>
        </table:table-row>
        <table:table-row table:style-name="ro14">
          <table:table-cell office:value-type="string" calcext:value-type="string">
            <text:p>225</text:p>
          </table:table-cell>
          <table:table-cell table:style-name="ce43" office:value-type="string" calcext:value-type="string">
            <text:p>999</text:p>
          </table:table-cell>
          <table:table-cell office:value-type="string" calcext:value-type="string">
            <text:p>Therefore, &lt;span class="pinkish"&gt;&lt;strong&gt;the Court considers that because of the particular nature of the Internet, the “duties and responsibilities” that are to be conferred on an Internet news portal for the purposes of Article 10 may differ to some degree from those of a traditional publisher, as regards third-party content​.&lt;/strong&gt;&lt;/span&gt;”</text:p>
          </table:table-cell>
          <table:table-cell table:style-name="ce75"/>
          <table:table-cell table:number-columns-repeated="1020"/>
        </table:table-row>
        <table:table-row table:style-name="ro10">
          <table:table-cell table:style-name="ce33"/>
          <table:table-cell table:style-name="ce44"/>
          <table:table-cell table:number-columns-repeated="2" table:style-name="ce61" office:value-type="string" calcext:value-type="string">
            <text:p>&lt;/cite&gt; <text:s text:c="16"/>&lt;p class="refer" data-unq="226"&gt; <text:s text:c="18"/></text:p>
          </table:table-cell>
          <table:table-cell table:style-name="ce61" table:number-columns-repeated="1012"/>
          <table:table-cell table:number-columns-repeated="8"/>
        </table:table-row>
        <table:table-row table:style-name="ro10">
          <table:table-cell table:style-name="ce15" office:value-type="string" calcext:value-type="string">
            <text:p>226</text:p>
          </table:table-cell>
          <table:table-cell table:style-name="ce45" office:value-type="string" calcext:value-type="string">
            <text:p>999</text:p>
          </table:table-cell>
          <table:table-cell table:style-name="ce57" office:value-type="string" calcext:value-type="string">
            <text:p>Delfi AS v. Estonia [Grand Chamber], 2015</text:p>
          </table:table-cell>
          <table:table-cell table:style-name="ce57" office:value-type="string" calcext:value-type="string">
            <text:p>Delfi AS kontra Észtország [Nagy Kamara], 2015 </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DvEs-02" aria-expanded="false" aria-controls="collapseExample"&gt;Case summary&lt;/a&gt; <text:s text:c="16"/>&lt;/p&gt; <text:s text:c="16"/>&lt;div class="case-details collapse" id="caseDvEs-02"&gt; <text:s text:c="18"/>&lt;div class="card card-block"&gt; <text:s text:c="20"/>&lt;h5 data-unq="019-01"&gt;</text:p>
          </table:table-cell>
          <table:table-cell table:style-name="ce61" table:number-columns-repeated="1012"/>
          <table:table-cell table:number-columns-repeated="8"/>
        </table:table-row>
        <table:table-row table:style-name="ro13">
          <table:table-cell table:style-name="ce29" office:value-type="string" calcext:value-type="string">
            <text:p>211-01</text:p>
          </table:table-cell>
          <table:table-cell table:style-name="ce29"/>
          <table:table-cell table:style-name="ce52" table:formula="of:=[.C50]" office:value-type="string" office:string-value="Delfi AS v. Estonia (Grand Chamber), Application no. 64569/09, Judgement 16 June 2015" calcext:value-type="string">
            <text:p>Delfi AS v. Estonia (Grand Chamber), Application no. 64569/09, Judgement 16 June 2015</text:p>
          </table:table-cell>
          <table:table-cell table:style-name="ce52" table:formula="of:=[.D50]" office:value-type="string" office:string-value="Delfi AS kontra. Észtrország (Nagy Kamara), Ügyiratszám: 64569/09,  Ítélet: 2015 június 16." calcext:value-type="string">
            <text:p>Delfi AS kontra. Észtrország (Nagy Kamara), Ügyiratszám: 64569/09, <text:s/>Ítélet: 2015 június 16.</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019-02"&gt; <text:s text:c="22"/></text:p>
          </table:table-cell>
          <table:table-cell table:style-name="ce61" table:number-columns-repeated="1012"/>
          <table:table-cell table:number-columns-repeated="8"/>
        </table:table-row>
        <table:table-row table:style-name="ro21">
          <table:table-cell table:style-name="ce29" office:value-type="string" calcext:value-type="string">
            <text:p>211-02</text:p>
          </table:table-cell>
          <table:table-cell table:style-name="ce29"/>
          <table:table-cell table:style-name="ce52" table:formula="of:=[.C52]" office:value-type="string" office:string-value="The applicant company owned one of the largest Internet news portals in Estonia. In 2006, following the publication of an article on the portal concerning a ferry company, a number of comments containing personal threats and offensive language directed against the ferry-company owner were posted under the article. Delfi AS removed the offending comments, at the request of the lawyers of the owner of the ferry-company, some six weeks after they were published. Defamation proceedings were instituted against the applicant company, which was ultimately ordered to pay EUR 320 in damages.  Acknowledging the “important benefits that could be derived from the Internet in the exercise of freedom of expression”, the Court reiterated that there was no violation of Article 10 and “liability for defamatory or other types of unlawful speech must, in principle, be retained and constitute an effective remedy for violations of personality rights”." calcext:value-type="string">
            <text:p>The applicant company owned one of the largest Internet news portals in Estonia. In 2006, following the publication of an article on the portal concerning a ferry company, a number of comments containing personal threats and offensive language directed against the ferry-company owner were posted under the article. Delfi AS removed the offending comments, at the request of the lawyers of the owner of the ferry-company, some six weeks after they were published. Defamation proceedings were instituted against the applicant company, which was ultimately ordered to pay EUR 320 in damages. <text:s/>Acknowledging the “important benefits that could be derived from the Internet in the exercise of freedom of expression”, the Court reiterated that there was no violation of Article 10 and “liability for defamatory or other types of unlawful speech must, in principle, be retained and constitute an effective remedy for violations of personality rights”.</text:p>
          </table:table-cell>
          <table:table-cell table:style-name="ce52" table:formula="of:=[.D52]" office:value-type="string" office:string-value="A kérelmező vállalat, Észtország egyik legnagyobb internetes hírportálja volt. 2006-ban, egy cikk közleményének közzétételét követően, amely egy komp társaságáról szólt,  számos megjegyzést tettek közzé, amelyek a kompok tulajdonosa ellen sértő szóhasználatban személyi fenyegetéseket tartalmazott.  A Delfi AS hat héttel a közzététel után eltávolította a jogsértő észrevételeket a komp társaság tulajdonosa ügyvédeinek kérésére. A kérelmező társaság ellen rágalmazási eljárást indítottak, amely végül 320 euró kártérítést fizetett. Tudomásul véve  a &quot;fontos internetes előnyöket a szólásszabadság gyakorlása során&quot;, a Bíróság megismételte, hogy nem sérült a 10. cikk, és &quot;a rágalmazó vagy egyéb jogellenes beszédért való felelősség elvét fent kell tartani, a hatékony jogorvoslatot a személyi jogok megsértésével kapcsolatban." calcext:value-type="string">
            <text:p>A kérelmező vállalat, Észtország egyik legnagyobb internetes hírportálja volt. 2006-ban, egy cikk közleményének közzétételét követően, amely egy komp társaságáról szólt, <text:s/>számos megjegyzést tettek közzé, amelyek a kompok tulajdonosa ellen sértő szóhasználatban személyi fenyegetéseket tartalmazott. <text:s/>A Delfi AS hat héttel a közzététel után eltávolította a jogsértő észrevételeket a komp társaság tulajdonosa ügyvédeinek kérésére. A kérelmező társaság ellen rágalmazási eljárást indítottak, amely végül 320 euró kártérítést fizetett. Tudomásul véve <text:s/>a "fontos internetes előnyöket a szólásszabadság gyakorlása során", a Bíróság megismételte, hogy nem sérült a 10. cikk, és "a rágalmazó vagy egyéb jogellenes beszédért való felelősség elvét fent kell tartani, a hatékony jogorvoslatot a személyi jogok megsértésével kapcsolatban.</text:p>
          </table:table-cell>
          <table:table-cell table:style-name="ce52" table:number-columns-repeated="1012"/>
          <table:table-cell table:number-columns-repeated="8"/>
        </table:table-row>
        <table:table-row table:style-name="ro64">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55105"&gt;http://hudoc.echr.coe.int/eng?i=001-155105&lt;/a&gt; <text:s text:c="22"/>&lt;p&gt; <text:s text:c="24"/>&lt;strong&gt;Legal summaries and comments: &lt;/strong&gt; <text:s text:c="24"/>&lt;ul&gt; <text:s text:c="26"/>&lt;li&gt;&lt;a href="http://hudoc.echr.coe.int/eng?i=002-10636"&gt;http://hudoc.echr.coe.int/eng?i=002-10636&lt;/a&gt;&lt;/li&gt; <text:s text:c="26"/>&lt;li&gt;&lt;a href="https://strasbourgobservers.com/2015/06/18/delfi-as-v-estonia-grand-chamber-confirms-liability-of-online-news-portal-for-offensive-comments-posted-by-its-readers/"&gt;https://strasbourgobservers.com/2015/06/18/delfi-as-v-estonia-grand-chamber-confirms-liability-of-online-news-portal-for-offensive-comments-posted-by-its-readers/&lt;/a&gt;&lt;/li&gt; <text:s text:c="26"/>&lt;li&gt;&lt;a href="http://merlin.obs.coe.int/iris/2014/1/article2.en.html"&gt;http://merlin.obs.coe.int/iris/2014/1/article2.en.html&lt;/a&gt;&lt;/li&gt; <text:s text:c="26"/>&lt;li&gt;&lt;a href="https://globalfreedomofexpression.columbia.edu/cases/delfi-as-v-estonia/"&gt;https://globalfreedomofexpression.columbia.edu/cases/delfi-as-v-estonia/&lt;/a&gt;&lt;/li&gt; <text:s text:c="26"/>&lt;li&gt;&lt;a href="http://blogs.lse.ac.uk/mediapolicyproject/2015/06/16/the-delfi-as-vs-estonia-judgement-explained/"&gt;http://blogs.lse.ac.uk/mediapolicyproject/2015/06/16/the-delfi-as-vs-estonia-judgement-explained/&lt;/a&gt;&lt;/li&gt; <text:s text:c="24"/>&lt;/ul&gt; <text:s text:c="22"/>&lt;/p&gt; <text:s text:c="20"/>&lt;/p&gt; <text:s text:c="18"/>&lt;/div&gt; <text:s text:c="16"/>&lt;/div&gt; <text:s text:c="14"/>&lt;/div&gt; <text:s text:c="15"/>&lt;h5 class="azure largechar bulleted" data-unq="227"&gt;</text:p>
          </table:table-cell>
          <table:table-cell table:style-name="ce61" table:number-columns-repeated="1012"/>
          <table:table-cell table:number-columns-repeated="8"/>
        </table:table-row>
        <table:table-row table:style-name="ro28">
          <table:table-cell office:value-type="string" calcext:value-type="string">
            <text:p>227</text:p>
          </table:table-cell>
          <table:table-cell office:value-type="string" calcext:value-type="string">
            <text:p>242</text:p>
          </table:table-cell>
          <table:table-cell office:value-type="string" calcext:value-type="string">
            <text:p>The commercial nature and the public impact/ audience of the intermediaries needs to be taken into account</text:p>
          </table:table-cell>
          <table:table-cell office:value-type="string" calcext:value-type="string">
            <text:p>Figyelembe kell venni a közvetítők kereskedelmi jellegét és a nyilvános hatásukat/közönségüket </text:p>
          </table:table-cell>
          <table:table-cell table:number-columns-repeated="1020"/>
        </table:table-row>
        <table:table-row table:style-name="ro28">
          <table:table-cell table:style-name="ce33" table:number-columns-repeated="2"/>
          <table:table-cell table:number-columns-repeated="2" table:style-name="ce61" office:value-type="string" calcext:value-type="string">
            <text:p>&lt;/h5&gt; <text:s text:c="15"/>&lt;div class="citecontainer"&gt; <text:s text:c="16"/>&lt;cite data-unq="228"&gt; <text:s text:c="18"/></text:p>
          </table:table-cell>
          <table:table-cell table:style-name="ce61" table:number-columns-repeated="1012"/>
          <table:table-cell table:number-columns-repeated="8"/>
        </table:table-row>
        <table:table-row table:style-name="ro42">
          <table:table-cell office:value-type="string" calcext:value-type="string">
            <text:p>228</text:p>
          </table:table-cell>
          <table:table-cell office:value-type="string" calcext:value-type="string">
            <text:p>243</text:p>
          </table:table-cell>
          <table:table-cell office:value-type="string" calcext:value-type="string">
            <text:p>“The Court considers that the case concerns the “duties and responsibilities” of Internet news portals, under Article 10 § 2 of the Convention, when they provide for economic purposes a platform for user-generated comments on previously published content and some users – whether identified or anonymous – engage in clearly unlawful speech, which infringes the personality rights of others and amounts to hate speech and incitement to violence against them. &lt;span class="pinkish"&gt;&lt;strong&gt;​ The Court emphasises that the present case relates to a large professionally managed Internet news portal run on a commercial basis which published news articles of its own and invited its readers to comment on them.&lt;/strong&gt;&lt;/span&gt;</text:p>
          </table:table-cell>
          <table:table-cell office:value-type="string" calcext:value-type="string">
            <text:p>"A Bíróság megállapítja, hogy az ügy az internetes híroldalaknak az Egyezemény 10. cikk 2. bekezdése szerinti "kötelezettségeit és felelősségét" érinti akkor, amikor gazdasági megfontolásból felületet biztosítanak a felhasználói tartalom számára a korábban közzétett tartalmak mellett, és néhány felhasználó - akár személyazonosságát felvállalva, akár anonim módon - nyilvánvalóan jogellenes beszédet tesz közzé, amely megsérti mások személyiségi jogait és ellenük irányuló gyűlöletbeszédnek vagy erőszakra uszításnak minősül. <text:s/>A Bíróság hangsúlyozza, hogy jelen ügy egy nagy, professzinális internetes híroldalról szól, amely kereskedelmi alapokon működik, és amely saját cikkeket tett közzé, majd felhívta az olvasókat, hogy kommenteljék azokat.</text:p>
          </table:table-cell>
          <table:table-cell table:number-columns-repeated="1020"/>
        </table:table-row>
        <table:table-row table:style-name="ro28">
          <table:table-cell table:style-name="ce33" table:number-columns-repeated="2"/>
          <table:table-cell table:number-columns-repeated="2" table:style-name="ce61" office:value-type="string" calcext:value-type="string">
            <text:p><text:s text:c="17"/>&lt;/cite&gt; <text:s text:c="14"/>&lt;/div&gt; <text:s text:c="15"/>&lt;div class="citecontainer"&gt; <text:s text:c="16"/>&lt;cite data-unq="229"&gt; <text:s text:c="18"/></text:p>
          </table:table-cell>
          <table:table-cell table:style-name="ce61" table:number-columns-repeated="1012"/>
          <table:table-cell table:number-columns-repeated="8"/>
        </table:table-row>
        <table:table-row table:style-name="ro26">
          <table:table-cell office:value-type="string" calcext:value-type="string">
            <text:p>229</text:p>
          </table:table-cell>
          <table:table-cell office:value-type="string" calcext:value-type="string">
            <text:p>244</text:p>
          </table:table-cell>
          <table:table-cell office:value-type="string" calcext:value-type="string">
            <text:p>Accordingly, &lt;span class="pinkish"&gt;&lt;strong&gt;the case does not concern other fora&lt;/strong&gt;&lt;/span&gt; on the Internet where third-party comments can be disseminated, &lt;span class="pinkish"&gt;&lt;strong&gt;for example an Internet discussion forum or a bulletin board&lt;/strong&gt;&lt;/span&gt; where users can freely set out their ideas on any topics without the discussion being channelled by any input from the forum’s manager; &lt;span class="pinkish"&gt;&lt;strong&gt;or a social media platform&lt;/strong&gt;&lt;/span&gt; where the platform provider does not offer any content and where the content provider may be a private person running the website or a blog as a hobby.”</text:p>
          </table:table-cell>
          <table:table-cell office:value-type="string" calcext:value-type="string">
            <text:p>Ennek megfelelően az ügy nem érint egyéb internetes fórumokat, ahol harmadik személy által létrehozott tartalmakat lehet terjeszteni, például egy internetes beszélgető fórumot vagy üzenőfalat, ahol a felhasználók szabadon közzétehetik bármely témával kapcsolatos nézeteiket anélkül, hogy a fórum kezelője bármilyen módon irányítaná a beszélgetést; vagy egy közösségi média platformot, ahol a platform fenntartója nem kínál semmilyen tartalmat és a tartalom szolgáltatója magánszemély is lehet, aki az oldalt vagy a blogot hobbiként üzemelteti."</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text:s text:c="19"/>&lt;p class="refer" data-unq="230"&gt; <text:s text:c="20"/></text:p>
          </table:table-cell>
          <table:table-cell table:style-name="ce61" table:number-columns-repeated="1012"/>
          <table:table-cell table:number-columns-repeated="8"/>
        </table:table-row>
        <table:table-row table:style-name="ro10">
          <table:table-cell table:style-name="ce15" office:value-type="string" calcext:value-type="string">
            <text:p>230</text:p>
          </table:table-cell>
          <table:table-cell table:style-name="ce15" office:value-type="string" calcext:value-type="string">
            <text:p>245</text:p>
          </table:table-cell>
          <table:table-cell table:style-name="ce57" office:value-type="string" calcext:value-type="string">
            <text:p>Delfi AS v. Estonia [Grand Chamber], 2015</text:p>
          </table:table-cell>
          <table:table-cell table:style-name="ce57" office:value-type="string" calcext:value-type="string">
            <text:p>Delfi AS kontra Észtország <text:s/>[Nagy Kamara], 2015 </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20"/>&lt;a class="btn btn-info btn-collapse" data-toggle="collapse" href="#caseDvEs-03" aria-expanded="false" aria-controls="collapseExample"&gt;Case summary&lt;/a&gt; <text:s text:c="18"/>&lt;/p&gt; <text:s text:c="18"/>&lt;div class="case-details collapse" id="caseDvEs-03"&gt; <text:s text:c="20"/>&lt;div class="card card-block"&gt; <text:s text:c="22"/>&lt;h5 data-unq="019-01"&gt;</text:p>
          </table:table-cell>
          <table:table-cell table:style-name="ce61" table:number-columns-repeated="1012"/>
          <table:table-cell table:number-columns-repeated="8"/>
        </table:table-row>
        <table:table-row table:style-name="ro28">
          <table:table-cell table:style-name="ce29" office:value-type="string" calcext:value-type="string">
            <text:p>019-01</text:p>
          </table:table-cell>
          <table:table-cell table:style-name="ce29"/>
          <table:table-cell table:style-name="ce52" table:formula="of:=[.C50]" office:value-type="string" office:string-value="Delfi AS v. Estonia (Grand Chamber), Application no. 64569/09, Judgement 16 June 2015" calcext:value-type="string">
            <text:p>Delfi AS v. Estonia (Grand Chamber), Application no. 64569/09, Judgement 16 June 2015</text:p>
          </table:table-cell>
          <table:table-cell table:style-name="ce52" table:formula="of:=[.D50]" office:value-type="string" office:string-value="Delfi AS kontra. Észtrország (Nagy Kamara), Ügyiratszám: 64569/09,  Ítélet: 2015 június 16." calcext:value-type="string">
            <text:p>Delfi AS kontra. Észtrország (Nagy Kamara), Ügyiratszám: 64569/09, <text:s/>Ítélet: 2015 június 16.</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019-02"&gt; <text:s text:c="22"/></text:p>
          </table:table-cell>
          <table:table-cell table:style-name="ce61" table:number-columns-repeated="1012"/>
          <table:table-cell table:number-columns-repeated="8"/>
        </table:table-row>
        <table:table-row table:style-name="ro55">
          <table:table-cell table:style-name="ce29" office:value-type="string" calcext:value-type="string">
            <text:p>019-02</text:p>
          </table:table-cell>
          <table:table-cell table:style-name="ce29"/>
          <table:table-cell table:style-name="ce52" table:formula="of:=[.C52]" office:value-type="string" office:string-value="The applicant company owned one of the largest Internet news portals in Estonia. In 2006, following the publication of an article on the portal concerning a ferry company, a number of comments containing personal threats and offensive language directed against the ferry-company owner were posted under the article. Delfi AS removed the offending comments, at the request of the lawyers of the owner of the ferry-company, some six weeks after they were published. Defamation proceedings were instituted against the applicant company, which was ultimately ordered to pay EUR 320 in damages.  Acknowledging the “important benefits that could be derived from the Internet in the exercise of freedom of expression”, the Court reiterated that there was no violation of Article 10 and “liability for defamatory or other types of unlawful speech must, in principle, be retained and constitute an effective remedy for violations of personality rights”." calcext:value-type="string">
            <text:p>The applicant company owned one of the largest Internet news portals in Estonia. In 2006, following the publication of an article on the portal concerning a ferry company, a number of comments containing personal threats and offensive language directed against the ferry-company owner were posted under the article. Delfi AS removed the offending comments, at the request of the lawyers of the owner of the ferry-company, some six weeks after they were published. Defamation proceedings were instituted against the applicant company, which was ultimately ordered to pay EUR 320 in damages. <text:s/>Acknowledging the “important benefits that could be derived from the Internet in the exercise of freedom of expression”, the Court reiterated that there was no violation of Article 10 and “liability for defamatory or other types of unlawful speech must, in principle, be retained and constitute an effective remedy for violations of personality rights”.</text:p>
          </table:table-cell>
          <table:table-cell table:style-name="ce52" table:formula="of:=[.D52]" office:value-type="string" office:string-value="A kérelmező vállalat, Észtország egyik legnagyobb internetes hírportálja volt. 2006-ban, egy cikk közleményének közzétételét követően, amely egy komp társaságáról szólt,  számos megjegyzést tettek közzé, amelyek a kompok tulajdonosa ellen sértő szóhasználatban személyi fenyegetéseket tartalmazott.  A Delfi AS hat héttel a közzététel után eltávolította a jogsértő észrevételeket a komp társaság tulajdonosa ügyvédeinek kérésére. A kérelmező társaság ellen rágalmazási eljárást indítottak, amely végül 320 euró kártérítést fizetett. Tudomásul véve  a &quot;fontos internetes előnyöket a szólásszabadság gyakorlása során&quot;, a Bíróság megismételte, hogy nem sérült a 10. cikk, és &quot;a rágalmazó vagy egyéb jogellenes beszédért való felelősség elvét fent kell tartani, a hatékony jogorvoslatot a személyi jogok megsértésével kapcsolatban." calcext:value-type="string">
            <text:p>A kérelmező vállalat, Észtország egyik legnagyobb internetes hírportálja volt. 2006-ban, egy cikk közleményének közzétételét követően, amely egy komp társaságáról szólt, <text:s/>számos megjegyzést tettek közzé, amelyek a kompok tulajdonosa ellen sértő szóhasználatban személyi fenyegetéseket tartalmazott. <text:s/>A Delfi AS hat héttel a közzététel után eltávolította a jogsértő észrevételeket a komp társaság tulajdonosa ügyvédeinek kérésére. A kérelmező társaság ellen rágalmazási eljárást indítottak, amely végül 320 euró kártérítést fizetett. Tudomásul véve <text:s/>a "fontos internetes előnyöket a szólásszabadság gyakorlása során", a Bíróság megismételte, hogy nem sérült a 10. cikk, és "a rágalmazó vagy egyéb jogellenes beszédért való felelősség elvét fent kell tartani, a hatékony jogorvoslatot a személyi jogok megsértésével kapcsolatban.</text:p>
          </table:table-cell>
          <table:table-cell table:style-name="ce52" table:number-columns-repeated="1012"/>
          <table:table-cell table:number-columns-repeated="8"/>
        </table:table-row>
        <table:table-row table:style-name="ro64">
          <table:table-cell table:style-name="ce33" table:number-columns-repeated="2"/>
          <table:table-cell table:number-columns-repeated="2" table:style-name="ce61" office:value-type="string" calcext:value-type="string">
            <text:p><text:s text:c="23"/>&lt;/p&gt; <text:s text:c="22"/>&lt;p&gt; <text:s text:c="24"/>&lt;strong&gt;Judgement: &lt;/strong&gt; <text:s text:c="24"/>&lt;a href="http://hudoc.echr.coe.int/eng?i=001-155105"&gt;http://hudoc.echr.coe.int/eng?i=001-155105&lt;/a&gt; <text:s text:c="24"/>&lt;p&gt; <text:s text:c="26"/>&lt;strong&gt;Legal summaries and comments: &lt;/strong&gt; <text:s text:c="26"/>&lt;ul&gt; <text:s text:c="28"/>&lt;li&gt;&lt;a href="http://hudoc.echr.coe.int/eng?i=002-10636"&gt;http://hudoc.echr.coe.int/eng?i=002-10636&lt;/a&gt;&lt;/li&gt; <text:s text:c="28"/>&lt;li&gt;&lt;a href="https://strasbourgobservers.com/2015/06/18/delfi-as-v-estonia-grand-chamber-confirms-liability-of-online-news-portal-for-offensive-comments-posted-by-its-readers/"&gt;https://strasbourgobservers.com/2015/06/18/delfi-as-v-estonia-grand-chamber-confirms-liability-of-online-news-portal-for-offensive-comments-posted-by-its-readers/&lt;/a&gt;&lt;/li&gt; <text:s text:c="28"/>&lt;li&gt;&lt;a href="http://merlin.obs.coe.int/iris/2014/1/article2.en.html"&gt;http://merlin.obs.coe.int/iris/2014/1/article2.en.html&lt;/a&gt;&lt;/li&gt; <text:s text:c="28"/>&lt;li&gt;&lt;a href="https://globalfreedomofexpression.columbia.edu/cases/delfi-as-v-estonia/"&gt;https://globalfreedomofexpression.columbia.edu/cases/delfi-as-v-estonia/&lt;/a&gt;&lt;/li&gt; <text:s text:c="28"/>&lt;li&gt;&lt;a href="http://blogs.lse.ac.uk/mediapolicyproject/2015/06/16/the-delfi-as-vs-estonia-judgement-explained/"&gt;http://blogs.lse.ac.uk/mediapolicyproject/2015/06/16/the-delfi-as-vs-estonia-judgement-explained/&lt;/a&gt;&lt;/li&gt; <text:s text:c="26"/>&lt;/ul&gt; <text:s text:c="24"/>&lt;/p&gt; <text:s text:c="22"/>&lt;/p&gt; <text:s text:c="20"/>&lt;/div&gt; <text:s text:c="18"/>&lt;/div&gt; <text:s text:c="16"/>&lt;/cite&gt; <text:s text:c="14"/>&lt;/div&gt; <text:s text:c="15"/>&lt;div class="citecontainer"&gt; <text:s text:c="16"/>&lt;cite data-unq="231"&gt;</text:p>
          </table:table-cell>
          <table:table-cell table:style-name="ce61" table:number-columns-repeated="1012"/>
          <table:table-cell table:number-columns-repeated="8"/>
        </table:table-row>
        <table:table-row table:style-name="ro25">
          <table:table-cell office:value-type="string" calcext:value-type="string">
            <text:p>231</text:p>
          </table:table-cell>
          <table:table-cell office:value-type="string" calcext:value-type="string">
            <text:p>246</text:p>
          </table:table-cell>
          <table:table-cell office:value-type="string" calcext:value-type="string">
            <text:p>“the second applicant is the &lt;span class="pinkish"&gt;&lt;strong&gt;owner of a large media outlet which must be regarded as having economic interests,&lt;/strong&gt;&lt;/span&gt; the first applicant is a non-profit self-regulatory association of Internet service providers, with no known such interests.”</text:p>
          </table:table-cell>
          <table:table-cell office:value-type="string" calcext:value-type="string">
            <text:p>"a második kérelmező egy nagy médiaszolgáltató – amely úgy tekintendő, mint gazdasági érdekeltséggel rendelkező társaság – az első kérelmező egy, internetes tartalomszolgáltatók által létrehozott önszabályozó testület, mely nem rendelkezik ilyen ismert érdekeltséggel."</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232"&gt; <text:s text:c="18"/></text:p>
          </table:table-cell>
          <table:table-cell table:style-name="ce61" table:number-columns-repeated="1012"/>
          <table:table-cell table:number-columns-repeated="8"/>
        </table:table-row>
        <table:table-row table:style-name="ro10">
          <table:table-cell table:style-name="ce15" office:value-type="string" calcext:value-type="string">
            <text:p>232</text:p>
          </table:table-cell>
          <table:table-cell table:style-name="ce15" office:value-type="string" calcext:value-type="string">
            <text:p>247</text:p>
          </table:table-cell>
          <table:table-cell table:style-name="ce50" office:value-type="string" calcext:value-type="string">
            <text:p>MTE and Index.hu v. Hungary, 2016</text:p>
          </table:table-cell>
          <table:table-cell table:style-name="ce50" office:value-type="string" calcext:value-type="string">
            <text:p>MTE és Index.hu <text:s/>Magyarország, 2016</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MTEvHU" aria-expanded="false" aria-controls="collapseExample"&gt;Case summary&lt;/a&gt; <text:s text:c="16"/>&lt;/p&gt; <text:s text:c="16"/>&lt;div class="case-details collapse" id="caseMTEvHU"&gt; <text:s text:c="18"/>&lt;div class="card card-block"&gt; <text:s text:c="20"/>&lt;h5 data-unq="232-01"&gt;</text:p>
          </table:table-cell>
          <table:table-cell table:style-name="ce61" table:number-columns-repeated="1012"/>
          <table:table-cell table:number-columns-repeated="8"/>
        </table:table-row>
        <table:table-row table:style-name="ro28">
          <table:table-cell table:style-name="ce29" office:value-type="string" calcext:value-type="string">
            <text:p>232-01</text:p>
          </table:table-cell>
          <table:table-cell table:style-name="ce29" office:value-type="string" calcext:value-type="string">
            <text:p>213</text:p>
          </table:table-cell>
          <table:table-cell table:style-name="ce52" office:value-type="string" calcext:value-type="string">
            <text:p>Magyar Tartalomszolgaltatok Egyesulete and Index.hu Zrt (“MTE”) v. Hungary, Application no. 22947/13, Judgement 2 February 2016</text:p>
          </table:table-cell>
          <table:table-cell table:style-name="ce52" office:value-type="string" calcext:value-type="string">
            <text:p>Magyar Tartalomszolgaltatok Egyesulete és Index.hu Zrt (“MTE”) kontra Magyarország, Ügyiratszám: 22947/13, <text:s/>Ítélet: 2016. február 2.</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232-02"&gt; <text:s text:c="22"/></text:p>
          </table:table-cell>
          <table:table-cell table:style-name="ce61" table:number-columns-repeated="1012"/>
          <table:table-cell table:number-columns-repeated="8"/>
        </table:table-row>
        <table:table-row table:style-name="ro27">
          <table:table-cell table:style-name="ce29" office:value-type="string" calcext:value-type="string">
            <text:p>232-02</text:p>
          </table:table-cell>
          <table:table-cell table:style-name="ce29" office:value-type="string" calcext:value-type="string">
            <text:p>214</text:p>
          </table:table-cell>
          <table:table-cell table:style-name="ce52" office:value-type="string" calcext:value-type="string">
            <text:p>The first applicant was a self-regulatory body of Internet content providers and the second applicant was the owner of an Internet news portal. In February 2010, the first applicant published an opinion about two real-estate management websites, the full text of which was subsequently also published on the second applicant’s portal. The opinion attracted user comments, some of which criticized the real-estate websites in derogatory terms. As a result, the company operating the websites brought a civil action against the applicants alleging damage to its reputation. The applicants immediately removed the offending user comments. They were nevertheless found by the domestic courts to bear objective liability for their publication, and ordered to pay procedural fees.</text:p>
          </table:table-cell>
          <table:table-cell table:style-name="ce52" office:value-type="string" calcext:value-type="string">
            <text:p>Az első kérelmező az internetes tartalomszolgáltatók önszabályozó testülete volt, a második kérelmező pedig egy internetes hírportál tulajdonosa. 2010 februárjában az első pályázó közzétette véleményét két ingatlanmenedzsment weboldalról, amelynek teljes szövegét később a második kérelmező portálján is közzétették. A vélemények vonzotta a felhasználói megjegyzéseket, amelyek közül néhány kritikusan kifogásolta az ingatlan weboldalakat. Ennek eredményeképpen a weboldalakat üzemeltető társaság polgári pert indított a felperesekkel szemben a hírnevének kárositása miatt. A kérelmezők azonnal eltávolították a sértő felhasználói megjegyzéseket. Mindazonáltal a nemzeti bíróság a közzétételt illetően az eljárási dij megfizetésére kötelezte őket, objektiv felelőségük alapján.</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text:s text:c="21"/>&lt;/p&gt; <text:s text:c="20"/>&lt;p data-unq="232-03"&gt; <text:s text:c="22"/></text:p>
          </table:table-cell>
          <table:table-cell table:style-name="ce61" table:number-columns-repeated="1012"/>
          <table:table-cell table:number-columns-repeated="8"/>
        </table:table-row>
        <table:table-row table:style-name="ro40">
          <table:table-cell table:style-name="ce29" office:value-type="string" calcext:value-type="string">
            <text:p>232-03</text:p>
          </table:table-cell>
          <table:table-cell table:style-name="ce29" office:value-type="string" calcext:value-type="string">
            <text:p>216</text:p>
          </table:table-cell>
          <table:table-cell table:style-name="ce52" office:value-type="string" calcext:value-type="string">
            <text:p>European Court of Human Rights had to assess whether an appropriate balance between the applicant’s right to freedom of expression under Article 10 and the plaintiff company’s right to reputation under Article 8 had been struck. Given the absence of hate speech or direct threats to physical integrity in the user comments, the Court found that there was no reason to hold that, if accompanied by effective procedures allowing for a rapid response, the notice-and-take-down-system could not have provided a viable avenue to protect the plaintiff company’s commercial reputation in the present case.</text:p>
          </table:table-cell>
          <table:table-cell table:style-name="ce52" office:value-type="string" calcext:value-type="string">
            <text:p>Az Emberi Jogok Európai Bíróságának fel kellett mérnie, hogy megfelelő egyensúly áll-e fenn a kérelmező a 10. cikk szerinti szólásszabadsághoz való jogával és a felperes társaság hírnévre vonatkozó, a 8. cikk szerinti jogával szemben. Figyelembe véve a gyűlöletbeszéd vagy a fizikai integritás közvetlen fenyegetéseit a felhasználói észrevételekben, a biróság, hogy a gyors reagálást lehetővé tevő hatékony eljárások, az értesítési és visszavonási rendszer nem tudott volna <text:s/>biztosítani a felperes társaság kereskedelmi hírnevének védelmét a jelen ügyben.</text:p>
          </table:table-cell>
          <table:table-cell table:style-name="ce52" table:number-columns-repeated="1012"/>
          <table:table-cell table:number-columns-repeated="8"/>
        </table:table-row>
        <table:table-row table:style-name="ro65">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60314"&gt;http://hudoc.echr.coe.int/eng?i=001-160314&lt;/a&gt; <text:s text:c="22"/>&lt;p&gt; <text:s text:c="24"/>&lt;strong&gt;Legal summaries and comments: &lt;/strong&gt; <text:s text:c="24"/>&lt;ul&gt; <text:s text:c="26"/>&lt;li&gt;&lt;a href="http://hudoc.echr.coe.int/eng?i=002-10868"&gt;http://hudoc.echr.coe.int/eng?i=002-10868&lt;/a&gt;&lt;/li&gt; <text:s text:c="26"/>&lt;li&gt;&lt;a href="https://globalfreedomofexpression.columbia.edu/cases/magyar-tartalomszolgaltatok-egyesulete-index-hu-zrt-v-hungary/"&gt;https://globalfreedomofexpression.columbia.edu/cases/magyar-tartalomszolgaltatok-egyesulete-index-hu-zrt-v-hungary/&lt;/a&gt;&lt;/li&gt; <text:s text:c="26"/>&lt;li&gt;&lt;a href="http://www.mediadefence.org/news/european-court-clarifies-intermediary-liability-standard"&gt;http://www.mediadefence.org/news/european-court-clarifies-intermediary-liability-standard&lt;/a&gt;&lt;/li&gt; <text:s text:c="26"/>&lt;li&gt;&lt;a href="http://echrblog.blogspot.com.es/2016/02/offensive-online-comments-new-ecthr.html"&gt;http://echrblog.blogspot.com.es/2016/02/offensive-online-comments-new-ecthr.html&lt;/a&gt;&lt;/li&gt; <text:s text:c="24"/>&lt;/ul&gt; <text:s text:c="22"/>&lt;/p&gt; <text:s text:c="20"/>&lt;/p&gt; <text:s text:c="18"/>&lt;/div&gt; <text:s text:c="16"/>&lt;/div&gt; <text:s text:c="14"/>&lt;/div&gt; <text:s text:c="15"/>&lt;div class="citecontainer"&gt; <text:s text:c="16"/>&lt;cite data-unq="233"&gt;</text:p>
          </table:table-cell>
          <table:table-cell table:style-name="ce61" table:number-columns-repeated="1012"/>
          <table:table-cell table:number-columns-repeated="8"/>
        </table:table-row>
        <table:table-row table:style-name="ro25">
          <table:table-cell office:value-type="string" calcext:value-type="string">
            <text:p>233</text:p>
          </table:table-cell>
          <table:table-cell office:value-type="string" calcext:value-type="string">
            <text:p>248</text:p>
          </table:table-cell>
          <table:table-cell office:value-type="string" calcext:value-type="string">
            <text:p>“the Court &lt;span class="pinkish"&gt;&lt;strong&gt;attaches importance to the fact that the association is a small non-profit association, unknown to the wider public&lt;/strong&gt;&lt;/span&gt;, and it was thus unlikely that it would attract a large number of comments or that the comment about the applicant would be widely read.”</text:p>
          </table:table-cell>
          <table:table-cell office:value-type="string" calcext:value-type="string">
            <text:p>"a Bíróság jelentőséget tulajdonít annak a ténynek, hogy az egyesület egy kis, non-profit egyesület, amely ismeretlen a nagyközönség számára, és ezért feltehető volt, hogy nem fog nagy számú kommenteket vonzani vagy hogy a panaszossal kapcsolatos kommentet széles körben olvasnák."</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234"&gt; <text:s text:c="18"/></text:p>
          </table:table-cell>
          <table:table-cell table:style-name="ce61" table:number-columns-repeated="1012"/>
          <table:table-cell table:number-columns-repeated="8"/>
        </table:table-row>
        <table:table-row table:style-name="ro10">
          <table:table-cell table:style-name="ce15" office:value-type="string" calcext:value-type="string">
            <text:p>234</text:p>
          </table:table-cell>
          <table:table-cell table:style-name="ce15" office:value-type="string" calcext:value-type="string">
            <text:p>249</text:p>
          </table:table-cell>
          <table:table-cell table:style-name="ce50" office:value-type="string" calcext:value-type="string">
            <text:p>Pihl v. Sweden, 2017</text:p>
          </table:table-cell>
          <table:table-cell table:style-name="ce50" office:value-type="string" calcext:value-type="string">
            <text:p>Pihl kontra Svédország, 2017</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PivSu17" aria-expanded="false" aria-controls="collapseExample"&gt;Case summary&lt;/a&gt; <text:s text:c="16"/>&lt;/p&gt; <text:s text:c="16"/>&lt;div class="case-details collapse" id="casePivSu17"&gt; <text:s text:c="18"/>&lt;div class="card card-block"&gt; <text:s text:c="20"/>&lt;h5 data-unq="234-01"&gt;</text:p>
          </table:table-cell>
          <table:table-cell table:style-name="ce61" table:number-columns-repeated="1012"/>
          <table:table-cell table:number-columns-repeated="8"/>
        </table:table-row>
        <table:table-row table:style-name="ro10">
          <table:table-cell table:style-name="ce29" office:value-type="string" calcext:value-type="string">
            <text:p>234-01</text:p>
          </table:table-cell>
          <table:table-cell table:style-name="ce29" office:value-type="string" calcext:value-type="string">
            <text:p>223</text:p>
          </table:table-cell>
          <table:table-cell table:style-name="ce65" office:value-type="string" calcext:value-type="string">
            <text:p>Pihl v. Sweden, Application no. 74742/14, Decision 7 February 2017</text:p>
          </table:table-cell>
          <table:table-cell table:style-name="ce52" office:value-type="string" calcext:value-type="string">
            <text:p>Pihl kontra Svédország, Ügyiratszám: 74742/14, <text:s/>Ítélet: 2017. február 7.</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6" office:value-type="string" calcext:value-type="string">
            <text:p>&lt;/h5&gt; <text:s text:c="20"/>&lt;p data-unq="234-01"&gt; <text:s text:c="22"/></text:p>
          </table:table-cell>
          <table:table-cell table:style-name="ce61" table:number-columns-repeated="1012"/>
          <table:table-cell table:number-columns-repeated="8"/>
        </table:table-row>
        <table:table-row table:style-name="ro27">
          <table:table-cell table:style-name="ce29" office:value-type="string" calcext:value-type="string">
            <text:p>234-02</text:p>
          </table:table-cell>
          <table:table-cell table:style-name="ce29" office:value-type="string" calcext:value-type="string">
            <text:p>224</text:p>
          </table:table-cell>
          <table:table-cell table:style-name="ce65" office:value-type="string" calcext:value-type="string">
            <text:p>The case arose from a blog and a comment that appeared on the website of a small non-profit organization and were defamatory of Mr. Pihl. Upon notice from Mr. Pihl, the organization removed the impugned blog post and the comment, acknowledged their falsity, and apologized to Mr. Pihl. Mr. Pihl subsequently brought defamation proceedings against the organization, but was unsuccessful before the domestic courts. His claim before the European Court of Human Rights rested on the fact that his right to a private life under Article 8 of the European Convention had been violated by the Swedish courts’ inability to hold the organization liable for the third-party content. Upon assessing the balance between the rights safeguarded under Articles 8 and 10 according to the Delfi AS criteria, the Court rejected the application.</text:p>
          </table:table-cell>
          <table:table-cell table:style-name="ce52" office:value-type="string" calcext:value-type="string">
            <text:p>Az ügy egy blogról és egy megjegyzésről származott, amely egy kis nonprofit szervezet honlapján jelent meg és Pihl úr rágalmazó volt. Pihl úr észrevétele után a szervezet eltávolította a vitatott blogbejegyzést és a megjegyzést, elismerte a valótlanságát, és bocsánatot kért Pihl úrtól. Pihl úr rágalmazási eljárást indított a szervezet ellen, de a hazai bíróságok előtt nem járt sikerrel. Az Emberi Jogok Európai Bírósága megerősitette, hogy az Európai Egyezmény 8. cikke szerint a magánélethez való joga sérült, és ez <text:s/>a svéd bíróságok tehetetlenségét mutatta. A Delphi AS kritériumok alapján a 8. és a 10. cikk által védett jogok közötti egyensúly felmérése után a Bíróság elutasította a kérelmet.</text:p>
          </table:table-cell>
          <table:table-cell table:style-name="ce52" table:number-columns-repeated="1012"/>
          <table:table-cell table:number-columns-repeated="8"/>
        </table:table-row>
        <table:table-row table:style-name="ro66">
          <table:table-cell table:style-name="ce33" table:number-columns-repeated="2"/>
          <table:table-cell table:number-columns-repeated="2" table:style-name="ce66" office:value-type="string" calcext:value-type="string">
            <text:p><text:s text:c="21"/>&lt;/p&gt; <text:s text:c="20"/>&lt;p&gt; <text:s text:c="22"/>&lt;strong&gt;Judgement: &lt;/strong&gt; <text:s text:c="22"/>&lt;a href="http://hudoc.echr.coe.int/eng?i=001-172145"&gt;http://hudoc.echr.coe.int/eng?i=001-172145&lt;/a&gt; <text:s text:c="22"/>&lt;p&gt; <text:s text:c="24"/>&lt;strong&gt;Legal summaries and comments: &lt;/strong&gt; <text:s text:c="24"/>&lt;ul&gt; <text:s text:c="26"/>&lt;li&gt;&lt;a href="http://hudoc.echr.coe.int/eng?i=002-11417"&gt;http://hudoc.echr.coe.int/eng?i=002-11417&lt;/a&gt;&lt;/li&gt; <text:s text:c="26"/>&lt;li&gt;&lt;a href="https://strasbourgobservers.com/2017/03/20/pihl-v-sweden-non-profit-blog-operator-is-not-liable-for-defamatory-users-comments-in-case-of-prompt-removal-upon-notice/"&gt;https://strasbourgobservers.com/2017/03/20/pihl-v-sweden-non-profit-blog-operator-is-not-liable-for-defamatory-users-comments-in-case-of-prompt-removal-upon-notice/&lt;/a&gt;&lt;/li&gt; <text:s text:c="26"/>&lt;li&gt;&lt;a href="https://globalfreedomofexpression.columbia.edu/cases/pihl-v-sweden/"&gt;https://globalfreedomofexpression.columbia.edu/cases/pihl-v-sweden/&lt;/a&gt;&lt;/li&gt; <text:s text:c="24"/>&lt;/ul&gt; <text:s text:c="22"/>&lt;/p&gt; <text:s text:c="20"/>&lt;/p&gt; <text:s text:c="18"/>&lt;/div&gt; <text:s text:c="16"/>&lt;/div&gt; <text:s text:c="14"/>&lt;/div&gt; <text:s text:c="15"/>&lt;h5 class="azure largechar bulleted" data-unq="235"&gt;</text:p>
          </table:table-cell>
          <table:table-cell table:style-name="ce61" table:number-columns-repeated="1012"/>
          <table:table-cell table:number-columns-repeated="8"/>
        </table:table-row>
        <table:table-row table:style-name="ro28">
          <table:table-cell office:value-type="string" calcext:value-type="string">
            <text:p>235</text:p>
          </table:table-cell>
          <table:table-cell office:value-type="string" calcext:value-type="string">
            <text:p>250</text:p>
          </table:table-cell>
          <table:table-cell office:value-type="string" calcext:value-type="string">
            <text:p>The nature of the material that needs to be taken down has to be taken into consideration</text:p>
          </table:table-cell>
          <table:table-cell office:value-type="string" calcext:value-type="string">
            <text:p>Figyelembe kell venni az eltávolítandó tartalom természeté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 <text:s text:c="15"/>&lt;div class="citecontainer"&gt; <text:s text:c="16"/>&lt;cite data-unq="236"&gt;</text:p>
          </table:table-cell>
          <table:table-cell table:style-name="ce61" table:number-columns-repeated="1012"/>
          <table:table-cell table:number-columns-repeated="8"/>
        </table:table-row>
        <table:table-row table:style-name="ro37">
          <table:table-cell office:value-type="string" calcext:value-type="string">
            <text:p>236</text:p>
          </table:table-cell>
          <table:table-cell office:value-type="string" calcext:value-type="string">
            <text:p>251</text:p>
          </table:table-cell>
          <table:table-cell office:value-type="string" calcext:value-type="string">
            <text:p>&lt;span class="pinkish"&gt;&lt;strong&gt;“the impugned comments&lt;/strong&gt;&lt;/span&gt; in the present case, as assessed by the Supreme Court, &lt;span class="pinkish"&gt;&lt;strong&gt;mainly constituted hate speech and speech that directly advocated acts of violence&lt;/strong&gt;&lt;/span&gt;​ . Thus, the establishment of their unlawful nature did not require any linguistic or legal analysis since the remarks were on their face manifestly unlawful.”</text:p>
          </table:table-cell>
          <table:table-cell office:value-type="string" calcext:value-type="string">
            <text:p>"a sérelmezett kommentek a jelen ügyben, ahogyan azt a Legfelsőbb Bíróság is megállapította, főleg gyűlöletbeszédnek és közvetlenül erőszakra uszító beszédnek minősülnek. Így a jogellenes mivoltuknak megállapítása nem igényel semmilyen nyelvészeti vagy jogi elemzést, hiszen a megjegyzések első látásra nyilvánvalóan jogellenesek voltak."</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237"&gt; <text:s text:c="18"/></text:p>
          </table:table-cell>
          <table:table-cell table:style-name="ce61" table:number-columns-repeated="1012"/>
          <table:table-cell table:number-columns-repeated="8"/>
        </table:table-row>
        <table:table-row table:style-name="ro10">
          <table:table-cell table:style-name="ce15" office:value-type="string" calcext:value-type="string">
            <text:p>237</text:p>
          </table:table-cell>
          <table:table-cell table:style-name="ce15" office:value-type="string" calcext:value-type="string">
            <text:p>252</text:p>
          </table:table-cell>
          <table:table-cell table:style-name="ce57" office:value-type="string" calcext:value-type="string">
            <text:p>Delfi AS v. Estonia [Grand Chamber], 2015</text:p>
          </table:table-cell>
          <table:table-cell table:style-name="ce57" office:value-type="string" calcext:value-type="string">
            <text:p>Delfi AS kontra <text:s/>Észtország [Nagy Kamara], 2015 </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DvEs-011" aria-expanded="false" aria-controls="collapseExample"&gt;Case summary&lt;/a&gt; <text:s text:c="16"/>&lt;/p&gt; <text:s text:c="16"/>&lt;div class="case-details collapse" id="caseDvEs-011"&gt; <text:s text:c="18"/>&lt;div class="card card-block"&gt; <text:s text:c="20"/>&lt;h5 data-unq="019-01"&gt;</text:p>
          </table:table-cell>
          <table:table-cell table:style-name="ce61" table:number-columns-repeated="1012"/>
          <table:table-cell table:number-columns-repeated="8"/>
        </table:table-row>
        <table:table-row table:style-name="ro10">
          <table:table-cell table:style-name="ce34" office:value-type="string" calcext:value-type="string">
            <text:p>211-01</text:p>
          </table:table-cell>
          <table:table-cell table:style-name="ce34"/>
          <table:table-cell table:style-name="ce65" table:formula="of:=[.C50]" office:value-type="string" office:string-value="Delfi AS v. Estonia (Grand Chamber), Application no. 64569/09, Judgement 16 June 2015" calcext:value-type="string">
            <text:p>Delfi AS v. Estonia (Grand Chamber), Application no. 64569/09, Judgement 16 June 2015</text:p>
          </table:table-cell>
          <table:table-cell table:style-name="ce65" table:formula="of:=[.D50]" office:value-type="string" office:string-value="Delfi AS kontra. Észtrország (Nagy Kamara), Ügyiratszám: 64569/09,  Ítélet: 2015 június 16." calcext:value-type="string">
            <text:p>Delfi AS kontra. Észtrország (Nagy Kamara), Ügyiratszám: 64569/09, <text:s/>Ítélet: 2015 június 16.</text:p>
          </table:table-cell>
          <table:table-cell table:style-name="ce65" table:number-columns-repeated="1012"/>
          <table:table-cell table:number-columns-repeated="8"/>
        </table:table-row>
        <table:table-row table:style-name="ro10">
          <table:table-cell table:style-name="ce33" table:number-columns-repeated="2"/>
          <table:table-cell table:number-columns-repeated="2" table:style-name="ce62" office:value-type="string" calcext:value-type="string">
            <text:p>&lt;/h5&gt; <text:s text:c="20"/>&lt;p data-unq="019-02"&gt; <text:s text:c="22"/></text:p>
          </table:table-cell>
          <table:table-cell table:style-name="ce61" table:number-columns-repeated="1012"/>
          <table:table-cell table:number-columns-repeated="8"/>
        </table:table-row>
        <table:table-row table:style-name="ro67">
          <table:table-cell table:style-name="ce34" office:value-type="string" calcext:value-type="string">
            <text:p>211-02</text:p>
          </table:table-cell>
          <table:table-cell table:style-name="ce34"/>
          <table:table-cell table:style-name="ce65" table:formula="of:=[.C52]" office:value-type="string" office:string-value="The applicant company owned one of the largest Internet news portals in Estonia. In 2006, following the publication of an article on the portal concerning a ferry company, a number of comments containing personal threats and offensive language directed against the ferry-company owner were posted under the article. Delfi AS removed the offending comments, at the request of the lawyers of the owner of the ferry-company, some six weeks after they were published. Defamation proceedings were instituted against the applicant company, which was ultimately ordered to pay EUR 320 in damages.  Acknowledging the “important benefits that could be derived from the Internet in the exercise of freedom of expression”, the Court reiterated that there was no violation of Article 10 and “liability for defamatory or other types of unlawful speech must, in principle, be retained and constitute an effective remedy for violations of personality rights”." calcext:value-type="string">
            <text:p>The applicant company owned one of the largest Internet news portals in Estonia. In 2006, following the publication of an article on the portal concerning a ferry company, a number of comments containing personal threats and offensive language directed against the ferry-company owner were posted under the article. Delfi AS removed the offending comments, at the request of the lawyers of the owner of the ferry-company, some six weeks after they were published. Defamation proceedings were instituted against the applicant company, which was ultimately ordered to pay EUR 320 in damages. <text:s/>Acknowledging the “important benefits that could be derived from the Internet in the exercise of freedom of expression”, the Court reiterated that there was no violation of Article 10 and “liability for defamatory or other types of unlawful speech must, in principle, be retained and constitute an effective remedy for violations of personality rights”.</text:p>
          </table:table-cell>
          <table:table-cell table:style-name="ce65" table:formula="of:=[.D52]" office:value-type="string" office:string-value="A kérelmező vállalat, Észtország egyik legnagyobb internetes hírportálja volt. 2006-ban, egy cikk közleményének közzétételét követően, amely egy komp társaságáról szólt,  számos megjegyzést tettek közzé, amelyek a kompok tulajdonosa ellen sértő szóhasználatban személyi fenyegetéseket tartalmazott.  A Delfi AS hat héttel a közzététel után eltávolította a jogsértő észrevételeket a komp társaság tulajdonosa ügyvédeinek kérésére. A kérelmező társaság ellen rágalmazási eljárást indítottak, amely végül 320 euró kártérítést fizetett. Tudomásul véve  a &quot;fontos internetes előnyöket a szólásszabadság gyakorlása során&quot;, a Bíróság megismételte, hogy nem sérült a 10. cikk, és &quot;a rágalmazó vagy egyéb jogellenes beszédért való felelősség elvét fent kell tartani, a hatékony jogorvoslatot a személyi jogok megsértésével kapcsolatban." calcext:value-type="string">
            <text:p>A kérelmező vállalat, Észtország egyik legnagyobb internetes hírportálja volt. 2006-ban, egy cikk közleményének közzétételét követően, amely egy komp társaságáról szólt, <text:s/>számos megjegyzést tettek közzé, amelyek a kompok tulajdonosa ellen sértő szóhasználatban személyi fenyegetéseket tartalmazott. <text:s/>A Delfi AS hat héttel a közzététel után eltávolította a jogsértő észrevételeket a komp társaság tulajdonosa ügyvédeinek kérésére. A kérelmező társaság ellen rágalmazási eljárást indítottak, amely végül 320 euró kártérítést fizetett. Tudomásul véve <text:s/>a "fontos internetes előnyöket a szólásszabadság gyakorlása során", a Bíróság megismételte, hogy nem sérült a 10. cikk, és "a rágalmazó vagy egyéb jogellenes beszédért való felelősség elvét fent kell tartani, a hatékony jogorvoslatot a személyi jogok megsértésével kapcsolatban.</text:p>
          </table:table-cell>
          <table:table-cell table:style-name="ce65" table:number-columns-repeated="1012"/>
          <table:table-cell table:number-columns-repeated="8"/>
        </table:table-row>
        <table:table-row table:style-name="ro64">
          <table:table-cell table:style-name="ce35" table:number-columns-repeated="2"/>
          <table:table-cell table:number-columns-repeated="2" table:style-name="ce66" office:value-type="string" calcext:value-type="string">
            <text:p><text:s text:c="21"/>&lt;/p&gt; <text:s text:c="20"/>&lt;p&gt; <text:s text:c="22"/>&lt;strong&gt;Judgement: &lt;/strong&gt; <text:s text:c="22"/>&lt;a href="http://hudoc.echr.coe.int/eng?i=001-155105"&gt;http://hudoc.echr.coe.int/eng?i=001-155105&lt;/a&gt; <text:s text:c="22"/>&lt;p&gt; <text:s text:c="24"/>&lt;strong&gt;Legal summaries and comments: &lt;/strong&gt; <text:s text:c="24"/>&lt;ul&gt; <text:s text:c="26"/>&lt;li&gt;&lt;a href="http://hudoc.echr.coe.int/eng?i=002-10636"&gt;http://hudoc.echr.coe.int/eng?i=002-10636&lt;/a&gt;&lt;/li&gt; <text:s text:c="26"/>&lt;li&gt;&lt;a href="https://strasbourgobservers.com/2015/06/18/delfi-as-v-estonia-grand-chamber-confirms-liability-of-online-news-portal-for-offensive-comments-posted-by-its-readers/"&gt;https://strasbourgobservers.com/2015/06/18/delfi-as-v-estonia-grand-chamber-confirms-liability-of-online-news-portal-for-offensive-comments-posted-by-its-readers/&lt;/a&gt;&lt;/li&gt; <text:s text:c="26"/>&lt;li&gt;&lt;a href="http://merlin.obs.coe.int/iris/2014/1/article2.en.html"&gt;http://merlin.obs.coe.int/iris/2014/1/article2.en.html&lt;/a&gt;&lt;/li&gt; <text:s text:c="26"/>&lt;li&gt;&lt;a href="https://globalfreedomofexpression.columbia.edu/cases/delfi-as-v-estonia/"&gt;https://globalfreedomofexpression.columbia.edu/cases/delfi-as-v-estonia/&lt;/a&gt;&lt;/li&gt; <text:s text:c="26"/>&lt;li&gt;&lt;a href="http://blogs.lse.ac.uk/mediapolicyproject/2015/06/16/the-delfi-as-vs-estonia-judgement-explained/"&gt;http://blogs.lse.ac.uk/mediapolicyproject/2015/06/16/the-delfi-as-vs-estonia-judgement-explained/&lt;/a&gt;&lt;/li&gt; <text:s text:c="24"/>&lt;/ul&gt; <text:s text:c="22"/>&lt;/p&gt; <text:s text:c="20"/>&lt;/p&gt; <text:s text:c="18"/>&lt;/div&gt; <text:s text:c="16"/>&lt;/div&gt; <text:s text:c="14"/>&lt;/div&gt; <text:s text:c="15"/>&lt;div class="citecontainer"&gt; <text:s text:c="16"/>&lt;cite data-unq="238"&gt;</text:p>
          </table:table-cell>
          <table:table-cell table:style-name="ce66" table:number-columns-repeated="1012"/>
          <table:table-cell table:number-columns-repeated="8"/>
        </table:table-row>
        <table:table-row table:style-name="ro26">
          <table:table-cell office:value-type="string" calcext:value-type="string">
            <text:p>238</text:p>
          </table:table-cell>
          <table:table-cell office:value-type="string" calcext:value-type="string">
            <text:p>253</text:p>
          </table:table-cell>
          <table:table-cell office:value-type="string" calcext:value-type="string">
            <text:p>“Furthermore, &lt;span class="pinkish"&gt;&lt;strong&gt;the expressions used in the comments were offensive, one of them being outright vulgar&lt;/strong&gt;&lt;/span&gt;. As the Court has previously held, offence may fall outside the protection of freedom of expression if it amounts to wanton denigration, for example where the sole intent of the offensive statement is to insult; but the use of vulgar phrases in itself is not decisive in the assessment of an offensive expression. For the Court, style constitutes part of the communication as the form of expression and is as such protected together with the content of the expression.</text:p>
          </table:table-cell>
          <table:table-cell office:value-type="string" calcext:value-type="string">
            <text:p>"Továbbá, a kommentekben használt kifejezések sértőek voltak, az egyik kifejezetten közönséges volt. Amint azt a Bíróság már megállapította, amennyiben egy sértés öncélú becsületsértés – például, amikor egy sértő megnyilatkozás kizárólagos célja mások megsértése –, akkor az kívül eshet a véleménynyilvánítási szabadság védelmének körén, azonban önmagában a közönséges kifejezések használata nem meghatározó valamely sértő véleménynyilvánítás értékelésében. A Bíróság felfogása szerint a stílus, mint kifejezési forma a kommunikáció részét képezi, és mint ilyen, a kifejezés tartalmával együtt védelmet élvez."</text:p>
          </table:table-cell>
          <table:table-cell table:number-columns-repeated="1020"/>
        </table:table-row>
        <table:table-row table:style-name="ro28">
          <table:table-cell table:style-name="ce33" table:number-columns-repeated="2"/>
          <table:table-cell table:number-columns-repeated="2" table:style-name="ce61" office:value-type="string" calcext:value-type="string">
            <text:p>&lt;/cite&gt; <text:s text:c="14"/>&lt;/div&gt; <text:s text:c="15"/>&lt;div class="citecontainer"&gt; <text:s text:c="16"/>&lt;cite data-unq="239"&gt;</text:p>
          </table:table-cell>
          <table:table-cell table:style-name="ce61" table:number-columns-repeated="1012"/>
          <table:table-cell table:number-columns-repeated="8"/>
        </table:table-row>
        <table:table-row table:style-name="ro25">
          <table:table-cell office:value-type="string" calcext:value-type="string">
            <text:p>239</text:p>
          </table:table-cell>
          <table:table-cell office:value-type="string" calcext:value-type="string">
            <text:p>254</text:p>
          </table:table-cell>
          <table:table-cell office:value-type="string" calcext:value-type="string">
            <text:p>&lt;span class="pinkish"&gt;&lt;strong&gt;For the Court, the expressions used in the comments, albeit belonging to a low register of style, are common in communication on many Internet portals&lt;/strong&gt;&lt;/span&gt; – a consideration that reduces the impact that can be attributed to those expressions.”</text:p>
          </table:table-cell>
          <table:table-cell office:value-type="string" calcext:value-type="string">
            <text:p>"A Bíróság felfogása szerint bár a kommentekben használt kifejezések egy alacsony stílusréteghez tartoznak, az internetes portálokon zajló kommunikációban gyakran előfordulnak, amely megfontolás az ilyen kifejezéseknek tulajdonítható hatást csökkentheti."</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240"&gt; <text:s text:c="18"/></text:p>
          </table:table-cell>
          <table:table-cell table:style-name="ce61" table:number-columns-repeated="1012"/>
          <table:table-cell table:number-columns-repeated="8"/>
        </table:table-row>
        <table:table-row table:style-name="ro10">
          <table:table-cell table:style-name="ce15" office:value-type="string" calcext:value-type="string">
            <text:p>240</text:p>
          </table:table-cell>
          <table:table-cell table:style-name="ce15" office:value-type="string" calcext:value-type="string">
            <text:p>255</text:p>
          </table:table-cell>
          <table:table-cell table:style-name="ce57" office:value-type="string" calcext:value-type="string">
            <text:p>MTE and Index.hu v. Hungary, 2016</text:p>
          </table:table-cell>
          <table:table-cell table:style-name="ce57" office:value-type="string" calcext:value-type="string">
            <text:p>MTE és Index.hu kontra Magyarország, 2016</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MTEvHU-01" aria-expanded="false" aria-controls="collapseExample"&gt;Case summary&lt;/a&gt; <text:s text:c="16"/>&lt;/p&gt; <text:s text:c="16"/>&lt;div class="case-details collapse" id="caseMTEvHU-01"&gt; <text:s text:c="18"/>&lt;div class="card card-block"&gt; <text:s text:c="20"/>&lt;h5 data-unq="232-01"&gt;</text:p>
          </table:table-cell>
          <table:table-cell table:style-name="ce61" table:number-columns-repeated="1012"/>
          <table:table-cell table:number-columns-repeated="8"/>
        </table:table-row>
        <table:table-row table:style-name="ro28">
          <table:table-cell table:style-name="ce29" office:value-type="string" calcext:value-type="string">
            <text:p>232-01</text:p>
          </table:table-cell>
          <table:table-cell table:style-name="ce29"/>
          <table:table-cell table:style-name="ce52" table:formula="of:=[.C690]" office:value-type="string" office:string-value="Magyar Tartalomszolgaltatok Egyesulete and Index.hu Zrt (“MTE”) v. Hungary, Application no. 22947/13, Judgement 2 February 2016" calcext:value-type="string">
            <text:p>Magyar Tartalomszolgaltatok Egyesulete and Index.hu Zrt (“MTE”) v. Hungary, Application no. 22947/13, Judgement 2 February 2016</text:p>
          </table:table-cell>
          <table:table-cell table:style-name="ce52" table:formula="of:=[.D690]" office:value-type="string" office:string-value="Magyar Tartalomszolgaltatok Egyesulete és Index.hu Zrt (“MTE”) kontra Magyarország, Ügyiratszám: 22947/13,  Ítélet: 2016. február 2." calcext:value-type="string">
            <text:p>Magyar Tartalomszolgaltatok Egyesulete és Index.hu Zrt (“MTE”) kontra Magyarország, Ügyiratszám: 22947/13, <text:s/>Ítélet: 2016. február 2.</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232-02"&gt; <text:s text:c="22"/></text:p>
          </table:table-cell>
          <table:table-cell table:style-name="ce61" table:number-columns-repeated="1012"/>
          <table:table-cell table:number-columns-repeated="8"/>
        </table:table-row>
        <table:table-row table:style-name="ro27">
          <table:table-cell table:style-name="ce29" office:value-type="string" calcext:value-type="string">
            <text:p>232-02</text:p>
          </table:table-cell>
          <table:table-cell table:style-name="ce29"/>
          <table:table-cell table:style-name="ce52" table:formula="of:=[.C692]" office:value-type="string" office:string-value="The first applicant was a self-regulatory body of Internet content providers and the second applicant was the owner of an Internet news portal. In February 2010, the first applicant published an opinion about two real-estate management websites, the full text of which was subsequently also published on the second applicant’s portal. The opinion attracted user comments, some of which criticized the real-estate websites in derogatory terms. As a result, the company operating the websites brought a civil action against the applicants alleging damage to its reputation. The applicants immediately removed the offending user comments. They were nevertheless found by the domestic courts to bear objective liability for their publication, and ordered to pay procedural fees." calcext:value-type="string">
            <text:p>The first applicant was a self-regulatory body of Internet content providers and the second applicant was the owner of an Internet news portal. In February 2010, the first applicant published an opinion about two real-estate management websites, the full text of which was subsequently also published on the second applicant’s portal. The opinion attracted user comments, some of which criticized the real-estate websites in derogatory terms. As a result, the company operating the websites brought a civil action against the applicants alleging damage to its reputation. The applicants immediately removed the offending user comments. They were nevertheless found by the domestic courts to bear objective liability for their publication, and ordered to pay procedural fees.</text:p>
          </table:table-cell>
          <table:table-cell table:style-name="ce52" table:formula="of:=[.D692]" office:value-type="string" office:string-value="Az első kérelmező az internetes tartalomszolgáltatók önszabályozó testülete volt, a második kérelmező pedig egy internetes hírportál tulajdonosa. 2010 februárjában az első pályázó közzétette véleményét két ingatlanmenedzsment weboldalról, amelynek teljes szövegét később a második kérelmező portálján is közzétették. A vélemények vonzotta a felhasználói megjegyzéseket, amelyek közül néhány kritikusan kifogásolta az ingatlan weboldalakat. Ennek eredményeképpen a weboldalakat üzemeltető társaság polgári pert indított a felperesekkel szemben a hírnevének kárositása miatt. A kérelmezők azonnal eltávolították a sértő felhasználói megjegyzéseket. Mindazonáltal a nemzeti bíróság a közzétételt illetően az eljárási dij megfizetésére kötelezte őket, objektiv felelőségük alapján." calcext:value-type="string">
            <text:p>Az első kérelmező az internetes tartalomszolgáltatók önszabályozó testülete volt, a második kérelmező pedig egy internetes hírportál tulajdonosa. 2010 februárjában az első pályázó közzétette véleményét két ingatlanmenedzsment weboldalról, amelynek teljes szövegét később a második kérelmező portálján is közzétették. A vélemények vonzotta a felhasználói megjegyzéseket, amelyek közül néhány kritikusan kifogásolta az ingatlan weboldalakat. Ennek eredményeképpen a weboldalakat üzemeltető társaság polgári pert indított a felperesekkel szemben a hírnevének kárositása miatt. A kérelmezők azonnal eltávolították a sértő felhasználói megjegyzéseket. Mindazonáltal a nemzeti bíróság a közzétételt illetően az eljárási dij megfizetésére kötelezte őket, objektiv felelőségük alapján.</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text:s text:c="21"/>&lt;/p&gt; <text:s text:c="20"/>&lt;p data-unq="232-03"&gt; <text:s text:c="22"/></text:p>
          </table:table-cell>
          <table:table-cell table:style-name="ce61" table:number-columns-repeated="1012"/>
          <table:table-cell table:number-columns-repeated="8"/>
        </table:table-row>
        <table:table-row table:style-name="ro40">
          <table:table-cell table:style-name="ce29" office:value-type="string" calcext:value-type="string">
            <text:p>232-03</text:p>
          </table:table-cell>
          <table:table-cell table:style-name="ce29"/>
          <table:table-cell table:style-name="ce52" table:formula="of:=[.C694]" office:value-type="string" office:string-value="European Court of Human Rights had to assess whether an appropriate balance between the applicant’s right to freedom of expression under Article 10 and the plaintiff company’s right to reputation under Article 8 had been struck. Given the absence of hate speech or direct threats to physical integrity in the user comments, the Court found that there was no reason to hold that, if accompanied by effective procedures allowing for a rapid response, the notice-and-take-down-system could not have provided a viable avenue to protect the plaintiff company’s commercial reputation in the present case." calcext:value-type="string">
            <text:p>European Court of Human Rights had to assess whether an appropriate balance between the applicant’s right to freedom of expression under Article 10 and the plaintiff company’s right to reputation under Article 8 had been struck. Given the absence of hate speech or direct threats to physical integrity in the user comments, the Court found that there was no reason to hold that, if accompanied by effective procedures allowing for a rapid response, the notice-and-take-down-system could not have provided a viable avenue to protect the plaintiff company’s commercial reputation in the present case.</text:p>
          </table:table-cell>
          <table:table-cell table:style-name="ce52" table:formula="of:=[.D694]" office:value-type="string" office:string-value="Az Emberi Jogok Európai Bíróságának fel kellett mérnie, hogy megfelelő egyensúly áll-e fenn a kérelmező a 10. cikk szerinti szólásszabadsághoz való jogával és a felperes társaság hírnévre vonatkozó, a 8. cikk szerinti jogával szemben. Figyelembe véve a gyűlöletbeszéd vagy a fizikai integritás közvetlen fenyegetéseit a felhasználói észrevételekben, a biróság, hogy a gyors reagálást lehetővé tevő hatékony eljárások, az értesítési és visszavonási rendszer nem tudott volna  biztosítani a felperes társaság kereskedelmi hírnevének védelmét a jelen ügyben." calcext:value-type="string">
            <text:p>Az Emberi Jogok Európai Bíróságának fel kellett mérnie, hogy megfelelő egyensúly áll-e fenn a kérelmező a 10. cikk szerinti szólásszabadsághoz való jogával és a felperes társaság hírnévre vonatkozó, a 8. cikk szerinti jogával szemben. Figyelembe véve a gyűlöletbeszéd vagy a fizikai integritás közvetlen fenyegetéseit a felhasználói észrevételekben, a biróság, hogy a gyors reagálást lehetővé tevő hatékony eljárások, az értesítési és visszavonási rendszer nem tudott volna <text:s/>biztosítani a felperes társaság kereskedelmi hírnevének védelmét a jelen ügyben.</text:p>
          </table:table-cell>
          <table:table-cell table:style-name="ce52" table:number-columns-repeated="1012"/>
          <table:table-cell table:number-columns-repeated="8"/>
        </table:table-row>
        <table:table-row table:style-name="ro44">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60314"&gt;http://hudoc.echr.coe.int/eng?i=001-160314&lt;/a&gt; <text:s text:c="22"/>&lt;p&gt; <text:s text:c="24"/>&lt;strong&gt;Legal summaries and comments: &lt;/strong&gt; <text:s text:c="24"/>&lt;ul&gt; <text:s text:c="26"/>&lt;li&gt;&lt;a href="http://hudoc.echr.coe.int/eng?i=002-10868"&gt;http://hudoc.echr.coe.int/eng?i=002-10868&lt;/a&gt;&lt;/li&gt; <text:s text:c="26"/>&lt;li&gt;&lt;a href="https://globalfreedomofexpression.columbia.edu/cases/magyar-tartalomszolgaltatok-egyesulete-index-hu-zrt-v-hungary/"&gt;https://globalfreedomofexpression.columbia.edu/cases/magyar-tartalomszolgaltatok-egyesulete-index-hu-zrt-v-hungary/&lt;/a&gt;&lt;/li&gt; <text:s text:c="26"/>&lt;li&gt;&lt;a href="http://www.mediadefence.org/news/european-court-clarifies-intermediary-liability-standard"&gt;http://www.mediadefence.org/news/european-court-clarifies-intermediary-liability-standard&lt;/a&gt;&lt;/li&gt; <text:s text:c="26"/>&lt;li&gt;&lt;a href="http://echrblog.blogspot.com.es/2016/02/offensive-online-comments-new-ecthr.html"&gt;http://echrblog.blogspot.com.es/2016/02/offensive-online-comments-new-ecthr.html&lt;/a&gt;&lt;/li&gt; <text:s text:c="24"/>&lt;/ul&gt; <text:s text:c="22"/>&lt;/p&gt; <text:s text:c="20"/>&lt;/p&gt; <text:s text:c="18"/>&lt;/div&gt; <text:s text:c="16"/>&lt;/div&gt; <text:s text:c="14"/>&lt;/div&gt; <text:s text:c="15"/>&lt;div class="citecontainer"&gt; <text:s text:c="16"/>&lt;cite data-unq="241"&gt;</text:p>
          </table:table-cell>
          <table:table-cell table:style-name="ce61" table:number-columns-repeated="1012"/>
          <table:table-cell table:number-columns-repeated="8"/>
        </table:table-row>
        <table:table-row table:style-name="ro24">
          <table:table-cell office:value-type="string" calcext:value-type="string">
            <text:p>241</text:p>
          </table:table-cell>
          <table:table-cell office:value-type="string" calcext:value-type="string">
            <text:p>256</text:p>
          </table:table-cell>
          <table:table-cell office:value-type="string" calcext:value-type="string">
            <text:p>“the Court considers that &lt;span class="pinkish"&gt;&lt;strong&gt;the comment, although offensive, certainly did not amount to hate speech&lt;/strong&gt;&lt;/span&gt; or incitement to violence”</text:p>
          </table:table-cell>
          <table:table-cell office:value-type="string" calcext:value-type="string">
            <text:p>"a Bíróság megállapítja, hogy bár a komment sértő volt, bizonyosan nem valósított meg gyűlöletbeszédet vagy erőszakra uszítás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242"&gt; <text:s text:c="18"/></text:p>
          </table:table-cell>
          <table:table-cell table:style-name="ce61" table:number-columns-repeated="1012"/>
          <table:table-cell table:number-columns-repeated="8"/>
        </table:table-row>
        <table:table-row table:style-name="ro10">
          <table:table-cell table:style-name="ce15" office:value-type="string" calcext:value-type="string">
            <text:p>242</text:p>
          </table:table-cell>
          <table:table-cell table:style-name="ce15" office:value-type="string" calcext:value-type="string">
            <text:p>257</text:p>
          </table:table-cell>
          <table:table-cell table:style-name="ce57" office:value-type="string" calcext:value-type="string">
            <text:p>Pihl v. Sweden, 2017</text:p>
          </table:table-cell>
          <table:table-cell table:style-name="ce57" office:value-type="string" calcext:value-type="string">
            <text:p>Pihl kontra Svédország 2017</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PivSu17-01" aria-expanded="false" aria-controls="collapseExample"&gt;Case summary&lt;/a&gt; <text:s text:c="16"/>&lt;/p&gt; <text:s text:c="16"/>&lt;div class="case-details collapse" id="casePivSu17-01"&gt; <text:s text:c="18"/>&lt;div class="card card-block"&gt; <text:s text:c="20"/>&lt;h5 data-unq="234-01"&gt;</text:p>
          </table:table-cell>
          <table:table-cell table:style-name="ce61" table:number-columns-repeated="1012"/>
          <table:table-cell table:number-columns-repeated="8"/>
        </table:table-row>
        <table:table-row table:style-name="ro10">
          <table:table-cell table:style-name="ce29" office:value-type="string" calcext:value-type="string">
            <text:p>234-01</text:p>
          </table:table-cell>
          <table:table-cell table:style-name="ce29"/>
          <table:table-cell table:style-name="ce52" table:formula="of:=[.C700]" office:value-type="string" office:string-value="Pihl v. Sweden, Application no. 74742/14, Decision 7 February 2017" calcext:value-type="string">
            <text:p>Pihl v. Sweden, Application no. 74742/14, Decision 7 February 2017</text:p>
          </table:table-cell>
          <table:table-cell table:style-name="ce52" table:formula="of:=[.D700]" office:value-type="string" office:string-value="Pihl kontra Svédország, Ügyiratszám: 74742/14,  Ítélet: 2017. február 7." calcext:value-type="string">
            <text:p>Pihl kontra Svédország, Ügyiratszám: 74742/14, <text:s/>Ítélet: 2017. február 7.</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234-02"&gt; <text:s text:c="22"/></text:p>
          </table:table-cell>
          <table:table-cell table:style-name="ce61" table:number-columns-repeated="1012"/>
          <table:table-cell table:number-columns-repeated="8"/>
        </table:table-row>
        <table:table-row table:style-name="ro27">
          <table:table-cell table:style-name="ce29" office:value-type="string" calcext:value-type="string">
            <text:p>234-02</text:p>
          </table:table-cell>
          <table:table-cell table:style-name="ce29"/>
          <table:table-cell table:style-name="ce52" table:formula="of:=[.C702]" office:value-type="string" office:string-value="The case arose from a blog and a comment that appeared on the website of a small non-profit organization and were defamatory of Mr. Pihl. Upon notice from Mr. Pihl, the organization removed the impugned blog post and the comment, acknowledged their falsity, and apologized to Mr. Pihl. Mr. Pihl subsequently brought defamation proceedings against the organization, but was unsuccessful before the domestic courts. His claim before the European Court of Human Rights rested on the fact that his right to a private life under Article 8 of the European Convention had been violated by the Swedish courts’ inability to hold the organization liable for the third-party content. Upon assessing the balance between the rights safeguarded under Articles 8 and 10 according to the Delfi AS criteria, the Court rejected the application." calcext:value-type="string">
            <text:p>The case arose from a blog and a comment that appeared on the website of a small non-profit organization and were defamatory of Mr. Pihl. Upon notice from Mr. Pihl, the organization removed the impugned blog post and the comment, acknowledged their falsity, and apologized to Mr. Pihl. Mr. Pihl subsequently brought defamation proceedings against the organization, but was unsuccessful before the domestic courts. His claim before the European Court of Human Rights rested on the fact that his right to a private life under Article 8 of the European Convention had been violated by the Swedish courts’ inability to hold the organization liable for the third-party content. Upon assessing the balance between the rights safeguarded under Articles 8 and 10 according to the Delfi AS criteria, the Court rejected the application.</text:p>
          </table:table-cell>
          <table:table-cell table:style-name="ce52" table:formula="of:=[.D702]" office:value-type="string" office:string-value="Az ügy egy blogról és egy megjegyzésről származott, amely egy kis nonprofit szervezet honlapján jelent meg és Pihl úr rágalmazó volt. Pihl úr észrevétele után a szervezet eltávolította a vitatott blogbejegyzést és a megjegyzést, elismerte a valótlanságát, és bocsánatot kért Pihl úrtól. Pihl úr rágalmazási eljárást indított a szervezet ellen, de a hazai bíróságok előtt nem járt sikerrel. Az Emberi Jogok Európai Bírósága megerősitette, hogy az Európai Egyezmény 8. cikke szerint a magánélethez való joga sérült, és ez  a svéd bíróságok tehetetlenségét mutatta. A Delphi AS kritériumok alapján a 8. és a 10. cikk által védett jogok közötti egyensúly felmérése után a Bíróság elutasította a kérelmet." calcext:value-type="string">
            <text:p>Az ügy egy blogról és egy megjegyzésről származott, amely egy kis nonprofit szervezet honlapján jelent meg és Pihl úr rágalmazó volt. Pihl úr észrevétele után a szervezet eltávolította a vitatott blogbejegyzést és a megjegyzést, elismerte a valótlanságát, és bocsánatot kért Pihl úrtól. Pihl úr rágalmazási eljárást indított a szervezet ellen, de a hazai bíróságok előtt nem járt sikerrel. Az Emberi Jogok Európai Bírósága megerősitette, hogy az Európai Egyezmény 8. cikke szerint a magánélethez való joga sérült, és ez <text:s/>a svéd bíróságok tehetetlenségét mutatta. A Delphi AS kritériumok alapján a 8. és a 10. cikk által védett jogok közötti egyensúly felmérése után a Bíróság elutasította a kérelmet.</text:p>
          </table:table-cell>
          <table:table-cell table:style-name="ce52" table:number-columns-repeated="1012"/>
          <table:table-cell table:number-columns-repeated="8"/>
        </table:table-row>
        <table:table-row table:style-name="ro68">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72145"&gt;http://hudoc.echr.coe.int/eng?i=001-172145&lt;/a&gt; <text:s text:c="22"/>&lt;p&gt; <text:s text:c="24"/>&lt;strong&gt;Legal summaries and comments: &lt;/strong&gt; <text:s text:c="24"/>&lt;ul&gt; <text:s text:c="26"/>&lt;li&gt;&lt;a href="http://hudoc.echr.coe.int/eng?i=002-11417"&gt;http://hudoc.echr.coe.int/eng?i=002-11417&lt;/a&gt;&lt;/li&gt; <text:s text:c="26"/>&lt;li&gt;&lt;a href="https://strasbourgobservers.com/2017/03/20/pihl-v-sweden-non-profit-blog-operator-is-not-liable-for-defamatory-users-comments-in-case-of-prompt-removal-upon-notice/"&gt;https://strasbourgobservers.com/2017/03/20/pihl-v-sweden-non-profit-blog-operator-is-not-liable-for-defamatory-users-comments-in-case-of-prompt-removal-upon-notice/&lt;/a&gt;&lt;/li&gt; <text:s text:c="26"/>&lt;li&gt;&lt;a href="https://globalfreedomofexpression.columbia.edu/cases/pihl-v-sweden/"&gt;https://globalfreedomofexpression.columbia.edu/cases/pihl-v-sweden/&lt;/a&gt;&lt;/li&gt; <text:s text:c="24"/>&lt;/ul&gt; <text:s text:c="22"/>&lt;/p&gt; <text:s text:c="20"/>&lt;/p&gt; <text:s text:c="18"/>&lt;/div&gt; <text:s text:c="16"/>&lt;/div&gt; <text:s text:c="14"/>&lt;/div&gt; <text:s text:c="15"/>&lt;h5 class="azure largechar" data-unq="243"&gt;</text:p>
          </table:table-cell>
          <table:table-cell table:style-name="ce61" table:number-columns-repeated="1012"/>
          <table:table-cell table:number-columns-repeated="8"/>
        </table:table-row>
        <table:table-row table:style-name="ro28">
          <table:table-cell office:value-type="string" calcext:value-type="string">
            <text:p>243</text:p>
          </table:table-cell>
          <table:table-cell office:value-type="string" calcext:value-type="string">
            <text:p>258</text:p>
          </table:table-cell>
          <table:table-cell office:value-type="string" calcext:value-type="string">
            <text:p>The criteria that needs to be considered to distinguish the responsibilities for online intermediaries as regards freedom of expression:</text:p>
          </table:table-cell>
          <table:table-cell office:value-type="string" calcext:value-type="string">
            <text:p>A szempontok, amelyeket figyelembe kell venni az online közvetítő szolgáltatók felelősségének lehatárolása során a véleménynyilvánítási szabadsággal kapcsolatban:</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lt;br&gt; <text:s text:c="15"/>&lt;h5 class="azure largechar" data-unq="244"&gt;</text:p>
          </table:table-cell>
          <table:table-cell table:style-name="ce61" table:number-columns-repeated="1012"/>
          <table:table-cell table:number-columns-repeated="8"/>
        </table:table-row>
        <table:table-row table:style-name="ro10">
          <table:table-cell office:value-type="string" calcext:value-type="string">
            <text:p>244</text:p>
          </table:table-cell>
          <table:table-cell office:value-type="string" calcext:value-type="string">
            <text:p>259</text:p>
          </table:table-cell>
          <table:table-cell office:value-type="string" calcext:value-type="string">
            <text:p>a) the context of the comments</text:p>
          </table:table-cell>
          <table:table-cell office:value-type="string" calcext:value-type="string">
            <text:p>a. a kommentek kontextusa</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 <text:s text:c="15"/>&lt;div class="citecontainer"&gt; <text:s text:c="16"/>&lt;cite data-unq="245"&gt;</text:p>
          </table:table-cell>
          <table:table-cell table:style-name="ce61" table:number-columns-repeated="1012"/>
          <table:table-cell table:number-columns-repeated="8"/>
        </table:table-row>
        <table:table-row table:style-name="ro3">
          <table:table-cell office:value-type="string" calcext:value-type="string">
            <text:p>245</text:p>
          </table:table-cell>
          <table:table-cell office:value-type="string" calcext:value-type="string">
            <text:p>260</text:p>
          </table:table-cell>
          <table:table-cell office:value-type="string" calcext:value-type="string">
            <text:p>“the Court considers that it was sufficiently established by the Supreme Court that &lt;span class="pinkish"&gt;&lt;strong&gt;the applicant company’s involvement in making public the comments on its news articles&lt;/strong&gt;&lt;/span&gt; on the Delfi news portal &lt;span class="pinkish"&gt;&lt;strong&gt;went beyond that of a passive, purely technical service provider&lt;/strong&gt;&lt;/span&gt;.“</text:p>
          </table:table-cell>
          <table:table-cell office:value-type="string" calcext:value-type="string">
            <text:p>"a Bíróság megállapítja, hogy a Legfelsőbb Bíróság kellően igazolta, hogy a panaszos vállalat részvétele a kommentek nyilvánosságra hozatalában a Delfi híroldalon megjelent cikkek mellett túlment a passzív, kizárólag technikai szolgáltatás nyújtásán."</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246"&gt; <text:s text:c="18"/></text:p>
          </table:table-cell>
          <table:table-cell table:style-name="ce61" table:number-columns-repeated="1012"/>
          <table:table-cell table:number-columns-repeated="8"/>
        </table:table-row>
        <table:table-row table:style-name="ro10">
          <table:table-cell table:style-name="ce15" office:value-type="string" calcext:value-type="string">
            <text:p>246</text:p>
          </table:table-cell>
          <table:table-cell table:style-name="ce15" office:value-type="string" calcext:value-type="string">
            <text:p>261</text:p>
          </table:table-cell>
          <table:table-cell table:style-name="ce57" office:value-type="string" calcext:value-type="string">
            <text:p>Delfi AS v. Estonia [Grand Chamber], 2015</text:p>
          </table:table-cell>
          <table:table-cell table:style-name="ce57" office:value-type="string" calcext:value-type="string">
            <text:p>Delfi AS kontra Esztország [Nagy Kamara], 2015 </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DvEs-04" aria-expanded="false" aria-controls="collapseExample"&gt;Case summary&lt;/a&gt; <text:s text:c="16"/>&lt;/p&gt; <text:s text:c="16"/>&lt;div class="case-details collapse" id="caseDvEs-04"&gt; <text:s text:c="18"/>&lt;div class="card card-block"&gt; <text:s text:c="20"/>&lt;h5 data-unq="019-01"&gt;</text:p>
          </table:table-cell>
          <table:table-cell table:style-name="ce61" table:number-columns-repeated="1012"/>
          <table:table-cell table:number-columns-repeated="8"/>
        </table:table-row>
        <table:table-row table:style-name="ro28">
          <table:table-cell table:style-name="ce29" office:value-type="string" calcext:value-type="string">
            <text:p>211-01</text:p>
          </table:table-cell>
          <table:table-cell table:style-name="ce29"/>
          <table:table-cell table:style-name="ce52" table:formula="of:=[.C50]" office:value-type="string" office:string-value="Delfi AS v. Estonia (Grand Chamber), Application no. 64569/09, Judgement 16 June 2015" calcext:value-type="string">
            <text:p>Delfi AS v. Estonia (Grand Chamber), Application no. 64569/09, Judgement 16 June 2015</text:p>
          </table:table-cell>
          <table:table-cell table:style-name="ce52" table:formula="of:=[.D50]" office:value-type="string" office:string-value="Delfi AS kontra. Észtrország (Nagy Kamara), Ügyiratszám: 64569/09,  Ítélet: 2015 június 16." calcext:value-type="string">
            <text:p>Delfi AS kontra. Észtrország (Nagy Kamara), Ügyiratszám: 64569/09, <text:s/>Ítélet: 2015 június 16.</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16"/>&lt;p&gt;</text:p>
          </table:table-cell>
          <table:table-cell table:style-name="ce61" table:number-columns-repeated="1012"/>
          <table:table-cell table:number-columns-repeated="8"/>
        </table:table-row>
        <table:table-row table:style-name="ro55">
          <table:table-cell table:style-name="ce29" office:value-type="string" calcext:value-type="string">
            <text:p>211-02</text:p>
          </table:table-cell>
          <table:table-cell table:style-name="ce29"/>
          <table:table-cell table:style-name="ce52" table:formula="of:=[.C52]" office:value-type="string" office:string-value="The applicant company owned one of the largest Internet news portals in Estonia. In 2006, following the publication of an article on the portal concerning a ferry company, a number of comments containing personal threats and offensive language directed against the ferry-company owner were posted under the article. Delfi AS removed the offending comments, at the request of the lawyers of the owner of the ferry-company, some six weeks after they were published. Defamation proceedings were instituted against the applicant company, which was ultimately ordered to pay EUR 320 in damages.  Acknowledging the “important benefits that could be derived from the Internet in the exercise of freedom of expression”, the Court reiterated that there was no violation of Article 10 and “liability for defamatory or other types of unlawful speech must, in principle, be retained and constitute an effective remedy for violations of personality rights”." calcext:value-type="string">
            <text:p>The applicant company owned one of the largest Internet news portals in Estonia. In 2006, following the publication of an article on the portal concerning a ferry company, a number of comments containing personal threats and offensive language directed against the ferry-company owner were posted under the article. Delfi AS removed the offending comments, at the request of the lawyers of the owner of the ferry-company, some six weeks after they were published. Defamation proceedings were instituted against the applicant company, which was ultimately ordered to pay EUR 320 in damages. <text:s/>Acknowledging the “important benefits that could be derived from the Internet in the exercise of freedom of expression”, the Court reiterated that there was no violation of Article 10 and “liability for defamatory or other types of unlawful speech must, in principle, be retained and constitute an effective remedy for violations of personality rights”.</text:p>
          </table:table-cell>
          <table:table-cell table:style-name="ce52" table:formula="of:=[.D52]" office:value-type="string" office:string-value="A kérelmező vállalat, Észtország egyik legnagyobb internetes hírportálja volt. 2006-ban, egy cikk közleményének közzétételét követően, amely egy komp társaságáról szólt,  számos megjegyzést tettek közzé, amelyek a kompok tulajdonosa ellen sértő szóhasználatban személyi fenyegetéseket tartalmazott.  A Delfi AS hat héttel a közzététel után eltávolította a jogsértő észrevételeket a komp társaság tulajdonosa ügyvédeinek kérésére. A kérelmező társaság ellen rágalmazási eljárást indítottak, amely végül 320 euró kártérítést fizetett. Tudomásul véve  a &quot;fontos internetes előnyöket a szólásszabadság gyakorlása során&quot;, a Bíróság megismételte, hogy nem sérült a 10. cikk, és &quot;a rágalmazó vagy egyéb jogellenes beszédért való felelősség elvét fent kell tartani, a hatékony jogorvoslatot a személyi jogok megsértésével kapcsolatban." calcext:value-type="string">
            <text:p>A kérelmező vállalat, Észtország egyik legnagyobb internetes hírportálja volt. 2006-ban, egy cikk közleményének közzétételét követően, amely egy komp társaságáról szólt, <text:s/>számos megjegyzést tettek közzé, amelyek a kompok tulajdonosa ellen sértő szóhasználatban személyi fenyegetéseket tartalmazott. <text:s/>A Delfi AS hat héttel a közzététel után eltávolította a jogsértő észrevételeket a komp társaság tulajdonosa ügyvédeinek kérésére. A kérelmező társaság ellen rágalmazási eljárást indítottak, amely végül 320 euró kártérítést fizetett. Tudomásul véve <text:s/>a "fontos internetes előnyöket a szólásszabadság gyakorlása során", a Bíróság megismételte, hogy nem sérült a 10. cikk, és "a rágalmazó vagy egyéb jogellenes beszédért való felelősség elvét fent kell tartani, a hatékony jogorvoslatot a személyi jogok megsértésével kapcsolatban.</text:p>
          </table:table-cell>
          <table:table-cell table:style-name="ce52" table:number-columns-repeated="1012"/>
          <table:table-cell table:number-columns-repeated="8"/>
        </table:table-row>
        <table:table-row table:style-name="ro64">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55105"&gt;http://hudoc.echr.coe.int/eng?i=001-155105&lt;/a&gt; <text:s text:c="22"/>&lt;p&gt; <text:s text:c="24"/>&lt;strong&gt;Legal summaries and comments: &lt;/strong&gt; <text:s text:c="24"/>&lt;ul&gt; <text:s text:c="26"/>&lt;li&gt;&lt;a href="http://hudoc.echr.coe.int/eng?i=002-10636"&gt;http://hudoc.echr.coe.int/eng?i=002-10636&lt;/a&gt;&lt;/li&gt; <text:s text:c="26"/>&lt;li&gt;&lt;a href="https://strasbourgobservers.com/2015/06/18/delfi-as-v-estonia-grand-chamber-confirms-liability-of-online-news-portal-for-offensive-comments-posted-by-its-readers/"&gt;https://strasbourgobservers.com/2015/06/18/delfi-as-v-estonia-grand-chamber-confirms-liability-of-online-news-portal-for-offensive-comments-posted-by-its-readers/&lt;/a&gt;&lt;/li&gt; <text:s text:c="26"/>&lt;li&gt;&lt;a href="http://merlin.obs.coe.int/iris/2014/1/article2.en.html"&gt;http://merlin.obs.coe.int/iris/2014/1/article2.en.html&lt;/a&gt;&lt;/li&gt; <text:s text:c="26"/>&lt;li&gt;&lt;a href="https://globalfreedomofexpression.columbia.edu/cases/delfi-as-v-estonia/"&gt;https://globalfreedomofexpression.columbia.edu/cases/delfi-as-v-estonia/&lt;/a&gt;&lt;/li&gt; <text:s text:c="26"/>&lt;li&gt;&lt;a href="http://blogs.lse.ac.uk/mediapolicyproject/2015/06/16/the-delfi-as-vs-estonia-judgement-explained/"&gt;http://blogs.lse.ac.uk/mediapolicyproject/2015/06/16/the-delfi-as-vs-estonia-judgement-explained/&lt;/a&gt;&lt;/li&gt; <text:s text:c="24"/>&lt;/ul&gt; <text:s text:c="22"/>&lt;/p&gt; <text:s text:c="20"/>&lt;/p&gt; <text:s text:c="18"/>&lt;/div&gt; <text:s text:c="16"/>&lt;/div&gt; <text:s text:c="14"/>&lt;/div&gt; <text:s text:c="15"/>&lt;div class="citecontainer"&gt; <text:s text:c="16"/>&lt;cite data-unq="247"&gt;</text:p>
          </table:table-cell>
          <table:table-cell table:style-name="ce61" table:number-columns-repeated="1012"/>
          <table:table-cell table:number-columns-repeated="8"/>
        </table:table-row>
        <table:table-row table:style-name="ro25">
          <table:table-cell office:value-type="string" calcext:value-type="string">
            <text:p>247</text:p>
          </table:table-cell>
          <table:table-cell office:value-type="string" calcext:value-type="string">
            <text:p>262</text:p>
          </table:table-cell>
          <table:table-cell office:value-type="string" calcext:value-type="string">
            <text:p>“The Court is therefore satisfied that the comments triggered by the article can be regarded as going to a matter of public interest. Moreover, against this background, &lt;span class="pinkish"&gt;&lt;strong&gt;the article cannot be considered to be devoid of a factual basis or provoking gratuitously offensive comments&lt;/strong&gt;&lt;/span&gt;.”</text:p>
          </table:table-cell>
          <table:table-cell office:value-type="string" calcext:value-type="string">
            <text:p>"A Bíróság ennek megfelelően meggyőződött róla, hogy a cikk által kiváltott kommenteket közérdekű témába vágónak lehet tekinteni. Sőt, ennek tükrében a cikk nem tekinthető tényalapot nélkülöző vagy indokolatlanul sértő megjegyzéseket kiváltó publikációnak."</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248"&gt; <text:s text:c="18"/></text:p>
          </table:table-cell>
          <table:table-cell table:style-name="ce61" table:number-columns-repeated="1012"/>
          <table:table-cell table:number-columns-repeated="8"/>
        </table:table-row>
        <table:table-row table:style-name="ro10">
          <table:table-cell table:style-name="ce15" office:value-type="string" calcext:value-type="string">
            <text:p>248</text:p>
          </table:table-cell>
          <table:table-cell table:style-name="ce15" office:value-type="string" calcext:value-type="string">
            <text:p>263</text:p>
          </table:table-cell>
          <table:table-cell table:style-name="ce57" office:value-type="string" calcext:value-type="string">
            <text:p>MTE and Index.hu v. Hungary, 2016</text:p>
          </table:table-cell>
          <table:table-cell table:style-name="ce57" office:value-type="string" calcext:value-type="string">
            <text:p>MTE és Index.hu kontra Magyarország, 2016</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MTEvHU-02" aria-expanded="false" aria-controls="collapseExample"&gt;Case summary&lt;/a&gt; <text:s text:c="16"/>&lt;/p&gt; <text:s text:c="16"/>&lt;div class="case-details collapse" id="caseMTEvHU-02"&gt; <text:s text:c="18"/>&lt;div class="card card-block"&gt; <text:s text:c="20"/>&lt;h5 data-unq="232-01"&gt;</text:p>
          </table:table-cell>
          <table:table-cell table:style-name="ce61" table:number-columns-repeated="1012"/>
          <table:table-cell table:number-columns-repeated="8"/>
        </table:table-row>
        <table:table-row table:style-name="ro28">
          <table:table-cell table:style-name="ce29" office:value-type="string" calcext:value-type="string">
            <text:p>232-01</text:p>
          </table:table-cell>
          <table:table-cell table:style-name="ce29"/>
          <table:table-cell table:style-name="ce52" table:formula="of:=[.C690]" office:value-type="string" office:string-value="Magyar Tartalomszolgaltatok Egyesulete and Index.hu Zrt (“MTE”) v. Hungary, Application no. 22947/13, Judgement 2 February 2016" calcext:value-type="string">
            <text:p>Magyar Tartalomszolgaltatok Egyesulete and Index.hu Zrt (“MTE”) v. Hungary, Application no. 22947/13, Judgement 2 February 2016</text:p>
          </table:table-cell>
          <table:table-cell table:style-name="ce52" table:formula="of:=[.D690]" office:value-type="string" office:string-value="Magyar Tartalomszolgaltatok Egyesulete és Index.hu Zrt (“MTE”) kontra Magyarország, Ügyiratszám: 22947/13,  Ítélet: 2016. február 2." calcext:value-type="string">
            <text:p>Magyar Tartalomszolgaltatok Egyesulete és Index.hu Zrt (“MTE”) kontra Magyarország, Ügyiratszám: 22947/13, <text:s/>Ítélet: 2016. február 2.</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232-02"&gt; <text:s text:c="22"/></text:p>
          </table:table-cell>
          <table:table-cell table:style-name="ce61" table:number-columns-repeated="1012"/>
          <table:table-cell table:number-columns-repeated="8"/>
        </table:table-row>
        <table:table-row table:style-name="ro27">
          <table:table-cell table:style-name="ce29" office:value-type="string" calcext:value-type="string">
            <text:p>232-02</text:p>
          </table:table-cell>
          <table:table-cell table:style-name="ce29"/>
          <table:table-cell table:style-name="ce52" table:formula="of:=[.C692]" office:value-type="string" office:string-value="The first applicant was a self-regulatory body of Internet content providers and the second applicant was the owner of an Internet news portal. In February 2010, the first applicant published an opinion about two real-estate management websites, the full text of which was subsequently also published on the second applicant’s portal. The opinion attracted user comments, some of which criticized the real-estate websites in derogatory terms. As a result, the company operating the websites brought a civil action against the applicants alleging damage to its reputation. The applicants immediately removed the offending user comments. They were nevertheless found by the domestic courts to bear objective liability for their publication, and ordered to pay procedural fees." calcext:value-type="string">
            <text:p>The first applicant was a self-regulatory body of Internet content providers and the second applicant was the owner of an Internet news portal. In February 2010, the first applicant published an opinion about two real-estate management websites, the full text of which was subsequently also published on the second applicant’s portal. The opinion attracted user comments, some of which criticized the real-estate websites in derogatory terms. As a result, the company operating the websites brought a civil action against the applicants alleging damage to its reputation. The applicants immediately removed the offending user comments. They were nevertheless found by the domestic courts to bear objective liability for their publication, and ordered to pay procedural fees.</text:p>
          </table:table-cell>
          <table:table-cell table:style-name="ce52" table:formula="of:=[.D692]" office:value-type="string" office:string-value="Az első kérelmező az internetes tartalomszolgáltatók önszabályozó testülete volt, a második kérelmező pedig egy internetes hírportál tulajdonosa. 2010 februárjában az első pályázó közzétette véleményét két ingatlanmenedzsment weboldalról, amelynek teljes szövegét később a második kérelmező portálján is közzétették. A vélemények vonzotta a felhasználói megjegyzéseket, amelyek közül néhány kritikusan kifogásolta az ingatlan weboldalakat. Ennek eredményeképpen a weboldalakat üzemeltető társaság polgári pert indított a felperesekkel szemben a hírnevének kárositása miatt. A kérelmezők azonnal eltávolították a sértő felhasználói megjegyzéseket. Mindazonáltal a nemzeti bíróság a közzétételt illetően az eljárási dij megfizetésére kötelezte őket, objektiv felelőségük alapján." calcext:value-type="string">
            <text:p>Az első kérelmező az internetes tartalomszolgáltatók önszabályozó testülete volt, a második kérelmező pedig egy internetes hírportál tulajdonosa. 2010 februárjában az első pályázó közzétette véleményét két ingatlanmenedzsment weboldalról, amelynek teljes szövegét később a második kérelmező portálján is közzétették. A vélemények vonzotta a felhasználói megjegyzéseket, amelyek közül néhány kritikusan kifogásolta az ingatlan weboldalakat. Ennek eredményeképpen a weboldalakat üzemeltető társaság polgári pert indított a felperesekkel szemben a hírnevének kárositása miatt. A kérelmezők azonnal eltávolították a sértő felhasználói megjegyzéseket. Mindazonáltal a nemzeti bíróság a közzétételt illetően az eljárási dij megfizetésére kötelezte őket, objektiv felelőségük alapján.</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text:s text:c="21"/>&lt;/p&gt; <text:s text:c="20"/>&lt;p&gt; <text:s text:c="22"/></text:p>
          </table:table-cell>
          <table:table-cell table:style-name="ce61" table:number-columns-repeated="1012"/>
          <table:table-cell table:number-columns-repeated="8"/>
        </table:table-row>
        <table:table-row table:style-name="ro40">
          <table:table-cell table:style-name="ce29" office:value-type="string" calcext:value-type="string">
            <text:p>232-03</text:p>
          </table:table-cell>
          <table:table-cell table:style-name="ce29"/>
          <table:table-cell table:style-name="ce52" table:formula="of:=[.C694]" office:value-type="string" office:string-value="European Court of Human Rights had to assess whether an appropriate balance between the applicant’s right to freedom of expression under Article 10 and the plaintiff company’s right to reputation under Article 8 had been struck. Given the absence of hate speech or direct threats to physical integrity in the user comments, the Court found that there was no reason to hold that, if accompanied by effective procedures allowing for a rapid response, the notice-and-take-down-system could not have provided a viable avenue to protect the plaintiff company’s commercial reputation in the present case." calcext:value-type="string">
            <text:p>European Court of Human Rights had to assess whether an appropriate balance between the applicant’s right to freedom of expression under Article 10 and the plaintiff company’s right to reputation under Article 8 had been struck. Given the absence of hate speech or direct threats to physical integrity in the user comments, the Court found that there was no reason to hold that, if accompanied by effective procedures allowing for a rapid response, the notice-and-take-down-system could not have provided a viable avenue to protect the plaintiff company’s commercial reputation in the present case.</text:p>
          </table:table-cell>
          <table:table-cell table:style-name="ce52" table:formula="of:=[.D694]" office:value-type="string" office:string-value="Az Emberi Jogok Európai Bíróságának fel kellett mérnie, hogy megfelelő egyensúly áll-e fenn a kérelmező a 10. cikk szerinti szólásszabadsághoz való jogával és a felperes társaság hírnévre vonatkozó, a 8. cikk szerinti jogával szemben. Figyelembe véve a gyűlöletbeszéd vagy a fizikai integritás közvetlen fenyegetéseit a felhasználói észrevételekben, a biróság, hogy a gyors reagálást lehetővé tevő hatékony eljárások, az értesítési és visszavonási rendszer nem tudott volna  biztosítani a felperes társaság kereskedelmi hírnevének védelmét a jelen ügyben." calcext:value-type="string">
            <text:p>Az Emberi Jogok Európai Bíróságának fel kellett mérnie, hogy megfelelő egyensúly áll-e fenn a kérelmező a 10. cikk szerinti szólásszabadsághoz való jogával és a felperes társaság hírnévre vonatkozó, a 8. cikk szerinti jogával szemben. Figyelembe véve a gyűlöletbeszéd vagy a fizikai integritás közvetlen fenyegetéseit a felhasználói észrevételekben, a biróság, hogy a gyors reagálást lehetővé tevő hatékony eljárások, az értesítési és visszavonási rendszer nem tudott volna <text:s/>biztosítani a felperes társaság kereskedelmi hírnevének védelmét a jelen ügyben.</text:p>
          </table:table-cell>
          <table:table-cell table:style-name="ce52" table:number-columns-repeated="1012"/>
          <table:table-cell table:number-columns-repeated="8"/>
        </table:table-row>
        <table:table-row table:style-name="ro44">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60314"&gt;http://hudoc.echr.coe.int/eng?i=001-160314&lt;/a&gt; <text:s text:c="22"/>&lt;p&gt; <text:s text:c="24"/>&lt;strong&gt;Legal summaries and comments: &lt;/strong&gt; <text:s text:c="24"/>&lt;ul&gt; <text:s text:c="26"/>&lt;li&gt;&lt;a href="http://hudoc.echr.coe.int/eng?i=002-10868"&gt;http://hudoc.echr.coe.int/eng?i=002-10868&lt;/a&gt;&lt;/li&gt; <text:s text:c="26"/>&lt;li&gt;&lt;a href="https://globalfreedomofexpression.columbia.edu/cases/magyar-tartalomszolgaltatok-egyesulete-index-hu-zrt-v-hungary/"&gt;https://globalfreedomofexpression.columbia.edu/cases/magyar-tartalomszolgaltatok-egyesulete-index-hu-zrt-v-hungary/&lt;/a&gt;&lt;/li&gt; <text:s text:c="26"/>&lt;li&gt;&lt;a href="http://www.mediadefence.org/news/european-court-clarifies-intermediary-liability-standard"&gt;http://www.mediadefence.org/news/european-court-clarifies-intermediary-liability-standard&lt;/a&gt;&lt;/li&gt; <text:s text:c="26"/>&lt;li&gt;&lt;a href="http://echrblog.blogspot.com.es/2016/02/offensive-online-comments-new-ecthr.html"&gt;http://echrblog.blogspot.com.es/2016/02/offensive-online-comments-new-ecthr.html&lt;/a&gt;&lt;/li&gt; <text:s text:c="24"/>&lt;/ul&gt; <text:s text:c="22"/>&lt;/p&gt; <text:s text:c="20"/>&lt;/p&gt; <text:s text:c="18"/>&lt;/div&gt; <text:s text:c="16"/>&lt;/div&gt; <text:s text:c="14"/>&lt;/div&gt; <text:s text:c="15"/>&lt;div class="citecontainer"&gt; <text:s text:c="16"/>&lt;cite data-unq="249"&gt;</text:p>
          </table:table-cell>
          <table:table-cell table:style-name="ce61" table:number-columns-repeated="1012"/>
          <table:table-cell table:number-columns-repeated="8"/>
        </table:table-row>
        <table:table-row table:style-name="ro25">
          <table:table-cell office:value-type="string" calcext:value-type="string">
            <text:p>249</text:p>
          </table:table-cell>
          <table:table-cell office:value-type="string" calcext:value-type="string">
            <text:p>264</text:p>
          </table:table-cell>
          <table:table-cell office:value-type="string" calcext:value-type="string">
            <text:p>&lt;span class="pinkish"&gt;&lt;strong&gt;“​the Court observes that the comment about the applicant did not concern his political views and had nothing to do with the content of the blog post&lt;/strong&gt;&lt;/span&gt;. It could therefore hardly have been anticipated by the association.”</text:p>
          </table:table-cell>
          <table:table-cell office:value-type="string" calcext:value-type="string">
            <text:p>"the Bíróság megállapítja, hogy a panaszosról szóló kommentek nem érintették a politikai nézeteit és semmi közük nem volt a blogbejegyzéshez. Így azokra nem lehetett számítani az egyesület részéről."</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250"&gt; <text:s text:c="18"/></text:p>
          </table:table-cell>
          <table:table-cell table:style-name="ce61" table:number-columns-repeated="1012"/>
          <table:table-cell table:number-columns-repeated="8"/>
        </table:table-row>
        <table:table-row table:style-name="ro10">
          <table:table-cell table:style-name="ce15" office:value-type="string" calcext:value-type="string">
            <text:p>250</text:p>
          </table:table-cell>
          <table:table-cell table:style-name="ce15" office:value-type="string" calcext:value-type="string">
            <text:p>265</text:p>
          </table:table-cell>
          <table:table-cell table:style-name="ce57" office:value-type="string" calcext:value-type="string">
            <text:p>Pihl v. Sweden, 2017</text:p>
          </table:table-cell>
          <table:table-cell table:style-name="ce57" office:value-type="string" calcext:value-type="string">
            <text:p>Pihl kontra Svédország, 2017</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PivSu17-011" aria-expanded="false" aria-controls="collapseExample"&gt;Case summary&lt;/a&gt; <text:s text:c="16"/>&lt;/p&gt; <text:s text:c="16"/>&lt;div class="case-details collapse" id="casePivSu17-011"&gt; <text:s text:c="18"/>&lt;div class="card card-block"&gt; <text:s text:c="20"/>&lt;h5 data-unq="234-01"&gt;</text:p>
          </table:table-cell>
          <table:table-cell table:style-name="ce61" table:number-columns-repeated="1012"/>
          <table:table-cell table:number-columns-repeated="8"/>
        </table:table-row>
        <table:table-row table:style-name="ro10">
          <table:table-cell table:style-name="ce29" office:value-type="string" calcext:value-type="string">
            <text:p>234-01</text:p>
          </table:table-cell>
          <table:table-cell table:style-name="ce29"/>
          <table:table-cell table:style-name="ce52" table:formula="of:=[.C700]" office:value-type="string" office:string-value="Pihl v. Sweden, Application no. 74742/14, Decision 7 February 2017" calcext:value-type="string">
            <text:p>Pihl v. Sweden, Application no. 74742/14, Decision 7 February 2017</text:p>
          </table:table-cell>
          <table:table-cell table:style-name="ce52" table:formula="of:=[.D700]" office:value-type="string" office:string-value="Pihl kontra Svédország, Ügyiratszám: 74742/14,  Ítélet: 2017. február 7." calcext:value-type="string">
            <text:p>Pihl kontra Svédország, Ügyiratszám: 74742/14, <text:s/>Ítélet: 2017. február 7.</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234-02"&gt; <text:s text:c="22"/></text:p>
          </table:table-cell>
          <table:table-cell table:style-name="ce61" table:number-columns-repeated="1012"/>
          <table:table-cell table:number-columns-repeated="8"/>
        </table:table-row>
        <table:table-row table:style-name="ro27">
          <table:table-cell table:style-name="ce29" office:value-type="string" calcext:value-type="string">
            <text:p>234-02</text:p>
          </table:table-cell>
          <table:table-cell table:style-name="ce29"/>
          <table:table-cell table:style-name="ce52" table:formula="of:=[.C702]" office:value-type="string" office:string-value="The case arose from a blog and a comment that appeared on the website of a small non-profit organization and were defamatory of Mr. Pihl. Upon notice from Mr. Pihl, the organization removed the impugned blog post and the comment, acknowledged their falsity, and apologized to Mr. Pihl. Mr. Pihl subsequently brought defamation proceedings against the organization, but was unsuccessful before the domestic courts. His claim before the European Court of Human Rights rested on the fact that his right to a private life under Article 8 of the European Convention had been violated by the Swedish courts’ inability to hold the organization liable for the third-party content. Upon assessing the balance between the rights safeguarded under Articles 8 and 10 according to the Delfi AS criteria, the Court rejected the application." calcext:value-type="string">
            <text:p>The case arose from a blog and a comment that appeared on the website of a small non-profit organization and were defamatory of Mr. Pihl. Upon notice from Mr. Pihl, the organization removed the impugned blog post and the comment, acknowledged their falsity, and apologized to Mr. Pihl. Mr. Pihl subsequently brought defamation proceedings against the organization, but was unsuccessful before the domestic courts. His claim before the European Court of Human Rights rested on the fact that his right to a private life under Article 8 of the European Convention had been violated by the Swedish courts’ inability to hold the organization liable for the third-party content. Upon assessing the balance between the rights safeguarded under Articles 8 and 10 according to the Delfi AS criteria, the Court rejected the application.</text:p>
          </table:table-cell>
          <table:table-cell table:style-name="ce52" table:formula="of:=[.D702]" office:value-type="string" office:string-value="Az ügy egy blogról és egy megjegyzésről származott, amely egy kis nonprofit szervezet honlapján jelent meg és Pihl úr rágalmazó volt. Pihl úr észrevétele után a szervezet eltávolította a vitatott blogbejegyzést és a megjegyzést, elismerte a valótlanságát, és bocsánatot kért Pihl úrtól. Pihl úr rágalmazási eljárást indított a szervezet ellen, de a hazai bíróságok előtt nem járt sikerrel. Az Emberi Jogok Európai Bírósága megerősitette, hogy az Európai Egyezmény 8. cikke szerint a magánélethez való joga sérült, és ez  a svéd bíróságok tehetetlenségét mutatta. A Delphi AS kritériumok alapján a 8. és a 10. cikk által védett jogok közötti egyensúly felmérése után a Bíróság elutasította a kérelmet." calcext:value-type="string">
            <text:p>Az ügy egy blogról és egy megjegyzésről származott, amely egy kis nonprofit szervezet honlapján jelent meg és Pihl úr rágalmazó volt. Pihl úr észrevétele után a szervezet eltávolította a vitatott blogbejegyzést és a megjegyzést, elismerte a valótlanságát, és bocsánatot kért Pihl úrtól. Pihl úr rágalmazási eljárást indított a szervezet ellen, de a hazai bíróságok előtt nem járt sikerrel. Az Emberi Jogok Európai Bírósága megerősitette, hogy az Európai Egyezmény 8. cikke szerint a magánélethez való joga sérült, és ez <text:s/>a svéd bíróságok tehetetlenségét mutatta. A Delphi AS kritériumok alapján a 8. és a 10. cikk által védett jogok közötti egyensúly felmérése után a Bíróság elutasította a kérelmet.</text:p>
          </table:table-cell>
          <table:table-cell table:style-name="ce52" table:number-columns-repeated="1012"/>
          <table:table-cell table:number-columns-repeated="8"/>
        </table:table-row>
        <table:table-row table:style-name="ro68">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72145"&gt;http://hudoc.echr.coe.int/eng?i=001-172145&lt;/a&gt; <text:s text:c="22"/>&lt;p&gt; <text:s text:c="24"/>&lt;strong&gt;Legal summaries and comments: &lt;/strong&gt; <text:s text:c="24"/>&lt;ul&gt; <text:s text:c="26"/>&lt;li&gt;&lt;a href="http://hudoc.echr.coe.int/eng?i=002-11417"&gt;http://hudoc.echr.coe.int/eng?i=002-11417&lt;/a&gt;&lt;/li&gt; <text:s text:c="26"/>&lt;li&gt;&lt;a href="https://strasbourgobservers.com/2017/03/20/pihl-v-sweden-non-profit-blog-operator-is-not-liable-for-defamatory-users-comments-in-case-of-prompt-removal-upon-notice/"&gt;https://strasbourgobservers.com/2017/03/20/pihl-v-sweden-non-profit-blog-operator-is-not-liable-for-defamatory-users-comments-in-case-of-prompt-removal-upon-notice/&lt;/a&gt;&lt;/li&gt; <text:s text:c="26"/>&lt;li&gt;&lt;a href="https://globalfreedomofexpression.columbia.edu/cases/pihl-v-sweden/"&gt;https://globalfreedomofexpression.columbia.edu/cases/pihl-v-sweden/&lt;/a&gt;&lt;/li&gt; <text:s text:c="24"/>&lt;/ul&gt; <text:s text:c="22"/>&lt;/p&gt; <text:s text:c="20"/>&lt;/p&gt; <text:s text:c="18"/>&lt;/div&gt; <text:s text:c="16"/>&lt;/div&gt; <text:s text:c="14"/>&lt;/div&gt; <text:s text:c="15"/>&lt;h5 class="azure largechar" data-unq="251"&gt;</text:p>
          </table:table-cell>
          <table:table-cell table:style-name="ce61" table:number-columns-repeated="1012"/>
          <table:table-cell table:number-columns-repeated="8"/>
        </table:table-row>
        <table:table-row table:style-name="ro28">
          <table:table-cell office:value-type="string" calcext:value-type="string">
            <text:p>251</text:p>
          </table:table-cell>
          <table:table-cell office:value-type="string" calcext:value-type="string">
            <text:p>266</text:p>
          </table:table-cell>
          <table:table-cell office:value-type="string" calcext:value-type="string">
            <text:p>b) the measures applied by the applicant company in order to prevent or remove defamatory comments</text:p>
          </table:table-cell>
          <table:table-cell office:value-type="string" calcext:value-type="string">
            <text:p>b. a panaszos cég által alkalmazott eszközök a becsületsértő kommentek megelőzésére vagy eltávolítására</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 <text:s text:c="15"/>&lt;div class="citecontainer"&gt; <text:s text:c="16"/>&lt;cite data-unq="252"&gt;</text:p>
          </table:table-cell>
          <table:table-cell table:style-name="ce61" table:number-columns-repeated="1012"/>
          <table:table-cell table:number-columns-repeated="8"/>
        </table:table-row>
        <table:table-row table:style-name="ro53">
          <table:table-cell office:value-type="string" calcext:value-type="string">
            <text:p>252</text:p>
          </table:table-cell>
          <table:table-cell office:value-type="string" calcext:value-type="string">
            <text:p>267</text:p>
          </table:table-cell>
          <table:table-cell office:value-type="string" calcext:value-type="string">
            <text:p>&lt;span class="pinkish"&gt;&lt;strong&gt;“​If accompanied by effective procedures allowing for rapid response, this system (​i.e. a notice and take down procedure​) can in the Court’s view function in many cases as an appropriate tool for balancing the rights and interests of all those involved&lt;/strong&gt;&lt;/span&gt;. ​However, in cases such as the present one, where third-party user comments are in the form of hate speech and direct threats to the physical integrity of individuals, (...) the Court considers that the rights and interests of others and of society as a whole may entitle Contracting States to impose liability on Internet news portals, without contravening Article 10 of the Convention, if they fail to take measures to remove clearly unlawful comments without delay, even without notice from the alleged victim or from third parties.”</text:p>
          </table:table-cell>
          <table:table-cell office:value-type="string" calcext:value-type="string">
            <text:p>"Amennyiben hatékony eljárások kísérik, amelyek lehetővé teszik a a gyors reagálást, ez a rendszer (ti. az értesítési és levételi eljárás) a Bíróság meglátása szerint sok esetben megfelelő eszközként szolgálhat az összes résztvevő jogaink és érdekeinek összeegyeztetése során. Mindazonáltal a jelenlegihez hasonló ügyekben, amikor a harmadik személyek által tett kommentek gyűlöletbeszédet és az egyének fizikai integritására közvetlen fenyegetést tartalmaznak, (...), a Bíróság úgy ítéli meg, hogy mások és az egész társadalom jogai és érdekei feljogosíthatják a szerződő államokat arra, hogy felelősséget telepítsenek az internetes híroldalakra, anélkül, hogy megsértenék az Egyezmény 10. cikkét, amennyiben azok nem tesznek lépéseket a nyilvánvalóan jogsértő kommentek haladéktalan eltávolítása iránt, akár anélkül, hogy az állítólagos áldozat vagy harmadik személyek erre felhívnák őke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253"&gt; <text:s text:c="18"/></text:p>
          </table:table-cell>
          <table:table-cell table:style-name="ce61" table:number-columns-repeated="1012"/>
          <table:table-cell table:number-columns-repeated="8"/>
        </table:table-row>
        <table:table-row table:style-name="ro10">
          <table:table-cell table:style-name="ce15" office:value-type="string" calcext:value-type="string">
            <text:p>253</text:p>
          </table:table-cell>
          <table:table-cell table:style-name="ce15" office:value-type="string" calcext:value-type="string">
            <text:p>268</text:p>
          </table:table-cell>
          <table:table-cell table:style-name="ce57" office:value-type="string" calcext:value-type="string">
            <text:p>Delfi AS v. Estonia [Grand Chamber], 2015</text:p>
          </table:table-cell>
          <table:table-cell table:style-name="ce57" office:value-type="string" calcext:value-type="string">
            <text:p>Delfi AS kontra Esztország [Nagy Kamara], 2015</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DvEs-05" aria-expanded="false" aria-controls="collapseExample"&gt;Case summary&lt;/a&gt; <text:s text:c="16"/>&lt;/p&gt; <text:s text:c="16"/>&lt;div class="case-details collapse" id="caseDvEs-05"&gt; <text:s text:c="18"/>&lt;div class="card card-block"&gt; <text:s text:c="20"/>&lt;h5 data-unq="019-01"&gt;</text:p>
          </table:table-cell>
          <table:table-cell table:style-name="ce61" table:number-columns-repeated="1012"/>
          <table:table-cell table:number-columns-repeated="8"/>
        </table:table-row>
        <table:table-row table:style-name="ro28">
          <table:table-cell table:style-name="ce29" office:value-type="string" calcext:value-type="string">
            <text:p>211-01</text:p>
          </table:table-cell>
          <table:table-cell table:style-name="ce29"/>
          <table:table-cell table:style-name="ce52" table:formula="of:=[.C50]" office:value-type="string" office:string-value="Delfi AS v. Estonia (Grand Chamber), Application no. 64569/09, Judgement 16 June 2015" calcext:value-type="string">
            <text:p>Delfi AS v. Estonia (Grand Chamber), Application no. 64569/09, Judgement 16 June 2015</text:p>
          </table:table-cell>
          <table:table-cell table:style-name="ce52" table:formula="of:=[.D50]" office:value-type="string" office:string-value="Delfi AS kontra. Észtrország (Nagy Kamara), Ügyiratszám: 64569/09,  Ítélet: 2015 június 16." calcext:value-type="string">
            <text:p>Delfi AS kontra. Észtrország (Nagy Kamara), Ügyiratszám: 64569/09, <text:s/>Ítélet: 2015 június 16.</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019-02"&gt; <text:s text:c="22"/></text:p>
          </table:table-cell>
          <table:table-cell table:style-name="ce61" table:number-columns-repeated="1012"/>
          <table:table-cell table:number-columns-repeated="8"/>
        </table:table-row>
        <table:table-row table:style-name="ro55">
          <table:table-cell table:style-name="ce29" office:value-type="string" calcext:value-type="string">
            <text:p>211-02</text:p>
          </table:table-cell>
          <table:table-cell table:style-name="ce29"/>
          <table:table-cell table:style-name="ce52" table:formula="of:=[.C52]" office:value-type="string" office:string-value="The applicant company owned one of the largest Internet news portals in Estonia. In 2006, following the publication of an article on the portal concerning a ferry company, a number of comments containing personal threats and offensive language directed against the ferry-company owner were posted under the article. Delfi AS removed the offending comments, at the request of the lawyers of the owner of the ferry-company, some six weeks after they were published. Defamation proceedings were instituted against the applicant company, which was ultimately ordered to pay EUR 320 in damages.  Acknowledging the “important benefits that could be derived from the Internet in the exercise of freedom of expression”, the Court reiterated that there was no violation of Article 10 and “liability for defamatory or other types of unlawful speech must, in principle, be retained and constitute an effective remedy for violations of personality rights”." calcext:value-type="string">
            <text:p>The applicant company owned one of the largest Internet news portals in Estonia. In 2006, following the publication of an article on the portal concerning a ferry company, a number of comments containing personal threats and offensive language directed against the ferry-company owner were posted under the article. Delfi AS removed the offending comments, at the request of the lawyers of the owner of the ferry-company, some six weeks after they were published. Defamation proceedings were instituted against the applicant company, which was ultimately ordered to pay EUR 320 in damages. <text:s/>Acknowledging the “important benefits that could be derived from the Internet in the exercise of freedom of expression”, the Court reiterated that there was no violation of Article 10 and “liability for defamatory or other types of unlawful speech must, in principle, be retained and constitute an effective remedy for violations of personality rights”.</text:p>
          </table:table-cell>
          <table:table-cell table:style-name="ce52" table:formula="of:=[.D52]" office:value-type="string" office:string-value="A kérelmező vállalat, Észtország egyik legnagyobb internetes hírportálja volt. 2006-ban, egy cikk közleményének közzétételét követően, amely egy komp társaságáról szólt,  számos megjegyzést tettek közzé, amelyek a kompok tulajdonosa ellen sértő szóhasználatban személyi fenyegetéseket tartalmazott.  A Delfi AS hat héttel a közzététel után eltávolította a jogsértő észrevételeket a komp társaság tulajdonosa ügyvédeinek kérésére. A kérelmező társaság ellen rágalmazási eljárást indítottak, amely végül 320 euró kártérítést fizetett. Tudomásul véve  a &quot;fontos internetes előnyöket a szólásszabadság gyakorlása során&quot;, a Bíróság megismételte, hogy nem sérült a 10. cikk, és &quot;a rágalmazó vagy egyéb jogellenes beszédért való felelősség elvét fent kell tartani, a hatékony jogorvoslatot a személyi jogok megsértésével kapcsolatban." calcext:value-type="string">
            <text:p>A kérelmező vállalat, Észtország egyik legnagyobb internetes hírportálja volt. 2006-ban, egy cikk közleményének közzétételét követően, amely egy komp társaságáról szólt, <text:s/>számos megjegyzést tettek közzé, amelyek a kompok tulajdonosa ellen sértő szóhasználatban személyi fenyegetéseket tartalmazott. <text:s/>A Delfi AS hat héttel a közzététel után eltávolította a jogsértő észrevételeket a komp társaság tulajdonosa ügyvédeinek kérésére. A kérelmező társaság ellen rágalmazási eljárást indítottak, amely végül 320 euró kártérítést fizetett. Tudomásul véve <text:s/>a "fontos internetes előnyöket a szólásszabadság gyakorlása során", a Bíróság megismételte, hogy nem sérült a 10. cikk, és "a rágalmazó vagy egyéb jogellenes beszédért való felelősség elvét fent kell tartani, a hatékony jogorvoslatot a személyi jogok megsértésével kapcsolatban.</text:p>
          </table:table-cell>
          <table:table-cell table:style-name="ce52" table:number-columns-repeated="1012"/>
          <table:table-cell table:number-columns-repeated="8"/>
        </table:table-row>
        <table:table-row table:style-name="ro64">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55105"&gt;http://hudoc.echr.coe.int/eng?i=001-155105&lt;/a&gt; <text:s text:c="22"/>&lt;p&gt; <text:s text:c="24"/>&lt;strong&gt;Legal summaries and comments: &lt;/strong&gt; <text:s text:c="24"/>&lt;ul&gt; <text:s text:c="26"/>&lt;li&gt;&lt;a href="http://hudoc.echr.coe.int/eng?i=002-10636"&gt;http://hudoc.echr.coe.int/eng?i=002-10636&lt;/a&gt;&lt;/li&gt; <text:s text:c="26"/>&lt;li&gt;&lt;a href="https://strasbourgobservers.com/2015/06/18/delfi-as-v-estonia-grand-chamber-confirms-liability-of-online-news-portal-for-offensive-comments-posted-by-its-readers/"&gt;https://strasbourgobservers.com/2015/06/18/delfi-as-v-estonia-grand-chamber-confirms-liability-of-online-news-portal-for-offensive-comments-posted-by-its-readers/&lt;/a&gt;&lt;/li&gt; <text:s text:c="26"/>&lt;li&gt;&lt;a href="http://merlin.obs.coe.int/iris/2014/1/article2.en.html"&gt;http://merlin.obs.coe.int/iris/2014/1/article2.en.html&lt;/a&gt;&lt;/li&gt; <text:s text:c="26"/>&lt;li&gt;&lt;a href="https://globalfreedomofexpression.columbia.edu/cases/delfi-as-v-estonia/"&gt;https://globalfreedomofexpression.columbia.edu/cases/delfi-as-v-estonia/&lt;/a&gt;&lt;/li&gt; <text:s text:c="26"/>&lt;li&gt;&lt;a href="http://blogs.lse.ac.uk/mediapolicyproject/2015/06/16/the-delfi-as-vs-estonia-judgement-explained/"&gt;http://blogs.lse.ac.uk/mediapolicyproject/2015/06/16/the-delfi-as-vs-estonia-judgement-explained/&lt;/a&gt;&lt;/li&gt; <text:s text:c="24"/>&lt;/ul&gt; <text:s text:c="22"/>&lt;/p&gt; <text:s text:c="20"/>&lt;/p&gt; <text:s text:c="18"/>&lt;/div&gt; <text:s text:c="16"/>&lt;/div&gt; <text:s text:c="14"/>&lt;/div&gt; <text:s text:c="15"/>&lt;h5 class="azure largechar" data-unq="254"&gt;</text:p>
          </table:table-cell>
          <table:table-cell table:style-name="ce61" table:number-columns-repeated="1012"/>
          <table:table-cell table:number-columns-repeated="8"/>
        </table:table-row>
        <table:table-row table:style-name="ro28">
          <table:table-cell office:value-type="string" calcext:value-type="string">
            <text:p>254</text:p>
          </table:table-cell>
          <table:table-cell office:value-type="string" calcext:value-type="string">
            <text:p>269</text:p>
          </table:table-cell>
          <table:table-cell office:value-type="string" calcext:value-type="string">
            <text:p>c) the liability of the actual authors of the comments as an alternative to the intermediary’s liability; anonymity needs to be respected</text:p>
          </table:table-cell>
          <table:table-cell office:value-type="string" calcext:value-type="string">
            <text:p>c. a kommentek valódi szerzőinek felelőssége mint a közvetítői felelősség alternatívája; az anonimitást tiszteletben kell tartani</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 <text:s text:c="15"/>&lt;div class="citecontainer"&gt; <text:s text:c="16"/>&lt;cite data-unq="255"&gt;</text:p>
          </table:table-cell>
          <table:table-cell table:style-name="ce61" table:number-columns-repeated="1012"/>
          <table:table-cell table:number-columns-repeated="8"/>
        </table:table-row>
        <table:table-row table:style-name="ro40">
          <table:table-cell office:value-type="string" calcext:value-type="string">
            <text:p>255</text:p>
          </table:table-cell>
          <table:table-cell office:value-type="string" calcext:value-type="string">
            <text:p>270</text:p>
          </table:table-cell>
          <table:table-cell office:value-type="string" calcext:value-type="string">
            <text:p>“In connection with the question whether the liability of the actual authors of the comments could serve as a sensible alternative to the liability of the Internet news portal in a case like the present one, &lt;span class="pinkish"&gt;&lt;strong&gt;the Court is mindful of the interest of Internet users in not disclosing their identity. Anonymity has long been a means of avoiding reprisals or unwanted attention. As such, it is capable of promoting the free flow of ideas and information in an important manner, including, notably, on the Internet&lt;/strong&gt;&lt;/span&gt;.”</text:p>
          </table:table-cell>
          <table:table-cell office:value-type="string" calcext:value-type="string">
            <text:p>"Azzal a kérdéssel összefüggésben, hogy a kommentek valódi szerzőinek felelőssége valódi alternatívaként szolgálhat az internetes híroldal felelősségéhez képest egy olyan ügyben, mint ez, a Bíróság tudatában van annak, hogy az internetes felhasználóknak az az érdeke, hogy ne fedjék fel a személyazonosságukat. Az anonimitás mindig is a felelősség vagy a nem kívánatos figyelem elkerülésének eszköze volt. Ilyen minőségében az anonimitás fontos módon képes a nézetek és infomrációk szabad folyását elősegíteni, ideértve különösen az internete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256"&gt; <text:s text:c="18"/></text:p>
          </table:table-cell>
          <table:table-cell table:style-name="ce61" table:number-columns-repeated="1012"/>
          <table:table-cell table:number-columns-repeated="8"/>
        </table:table-row>
        <table:table-row table:style-name="ro10">
          <table:table-cell table:style-name="ce15" office:value-type="string" calcext:value-type="string">
            <text:p>256</text:p>
          </table:table-cell>
          <table:table-cell table:style-name="ce15" office:value-type="string" calcext:value-type="string">
            <text:p>271</text:p>
          </table:table-cell>
          <table:table-cell table:style-name="ce57" office:value-type="string" calcext:value-type="string">
            <text:p>Delfi AS v. Estonia [Grand Chamber], 2015</text:p>
          </table:table-cell>
          <table:table-cell table:style-name="ce57" office:value-type="string" calcext:value-type="string">
            <text:p>Delfi AS Kontra Észtország [Nagy Kamara], 2015</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DvEs-06" aria-expanded="false" aria-controls="collapseExample"&gt;Case summary&lt;/a&gt; <text:s text:c="16"/>&lt;/p&gt; <text:s text:c="16"/>&lt;div class="case-details collapse" id="caseDvEs-06"&gt; <text:s text:c="18"/>&lt;div class="card card-block"&gt; <text:s text:c="20"/>&lt;h5 data-unq="019-01"&gt;</text:p>
          </table:table-cell>
          <table:table-cell table:style-name="ce61" table:number-columns-repeated="1012"/>
          <table:table-cell table:number-columns-repeated="8"/>
        </table:table-row>
        <table:table-row table:style-name="ro28">
          <table:table-cell table:style-name="ce29" office:value-type="string" calcext:value-type="string">
            <text:p>211-01</text:p>
          </table:table-cell>
          <table:table-cell table:style-name="ce29"/>
          <table:table-cell table:style-name="ce52" table:formula="of:=[.C50]" office:value-type="string" office:string-value="Delfi AS v. Estonia (Grand Chamber), Application no. 64569/09, Judgement 16 June 2015" calcext:value-type="string">
            <text:p>Delfi AS v. Estonia (Grand Chamber), Application no. 64569/09, Judgement 16 June 2015</text:p>
          </table:table-cell>
          <table:table-cell table:style-name="ce52" table:formula="of:=[.D50]" office:value-type="string" office:string-value="Delfi AS kontra. Észtrország (Nagy Kamara), Ügyiratszám: 64569/09,  Ítélet: 2015 június 16." calcext:value-type="string">
            <text:p>Delfi AS kontra. Észtrország (Nagy Kamara), Ügyiratszám: 64569/09, <text:s/>Ítélet: 2015 június 16.</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019-02"&gt; <text:s text:c="22"/></text:p>
          </table:table-cell>
          <table:table-cell table:style-name="ce61" table:number-columns-repeated="1012"/>
          <table:table-cell table:number-columns-repeated="8"/>
        </table:table-row>
        <table:table-row table:style-name="ro55">
          <table:table-cell table:style-name="ce29" office:value-type="string" calcext:value-type="string">
            <text:p>211-02</text:p>
          </table:table-cell>
          <table:table-cell table:style-name="ce29"/>
          <table:table-cell table:style-name="ce52" table:formula="of:=[.C52]" office:value-type="string" office:string-value="The applicant company owned one of the largest Internet news portals in Estonia. In 2006, following the publication of an article on the portal concerning a ferry company, a number of comments containing personal threats and offensive language directed against the ferry-company owner were posted under the article. Delfi AS removed the offending comments, at the request of the lawyers of the owner of the ferry-company, some six weeks after they were published. Defamation proceedings were instituted against the applicant company, which was ultimately ordered to pay EUR 320 in damages.  Acknowledging the “important benefits that could be derived from the Internet in the exercise of freedom of expression”, the Court reiterated that there was no violation of Article 10 and “liability for defamatory or other types of unlawful speech must, in principle, be retained and constitute an effective remedy for violations of personality rights”." calcext:value-type="string">
            <text:p>The applicant company owned one of the largest Internet news portals in Estonia. In 2006, following the publication of an article on the portal concerning a ferry company, a number of comments containing personal threats and offensive language directed against the ferry-company owner were posted under the article. Delfi AS removed the offending comments, at the request of the lawyers of the owner of the ferry-company, some six weeks after they were published. Defamation proceedings were instituted against the applicant company, which was ultimately ordered to pay EUR 320 in damages. <text:s/>Acknowledging the “important benefits that could be derived from the Internet in the exercise of freedom of expression”, the Court reiterated that there was no violation of Article 10 and “liability for defamatory or other types of unlawful speech must, in principle, be retained and constitute an effective remedy for violations of personality rights”.</text:p>
          </table:table-cell>
          <table:table-cell table:style-name="ce52" table:formula="of:=[.D52]" office:value-type="string" office:string-value="A kérelmező vállalat, Észtország egyik legnagyobb internetes hírportálja volt. 2006-ban, egy cikk közleményének közzétételét követően, amely egy komp társaságáról szólt,  számos megjegyzést tettek közzé, amelyek a kompok tulajdonosa ellen sértő szóhasználatban személyi fenyegetéseket tartalmazott.  A Delfi AS hat héttel a közzététel után eltávolította a jogsértő észrevételeket a komp társaság tulajdonosa ügyvédeinek kérésére. A kérelmező társaság ellen rágalmazási eljárást indítottak, amely végül 320 euró kártérítést fizetett. Tudomásul véve  a &quot;fontos internetes előnyöket a szólásszabadság gyakorlása során&quot;, a Bíróság megismételte, hogy nem sérült a 10. cikk, és &quot;a rágalmazó vagy egyéb jogellenes beszédért való felelősség elvét fent kell tartani, a hatékony jogorvoslatot a személyi jogok megsértésével kapcsolatban." calcext:value-type="string">
            <text:p>A kérelmező vállalat, Észtország egyik legnagyobb internetes hírportálja volt. 2006-ban, egy cikk közleményének közzétételét követően, amely egy komp társaságáról szólt, <text:s/>számos megjegyzést tettek közzé, amelyek a kompok tulajdonosa ellen sértő szóhasználatban személyi fenyegetéseket tartalmazott. <text:s/>A Delfi AS hat héttel a közzététel után eltávolította a jogsértő észrevételeket a komp társaság tulajdonosa ügyvédeinek kérésére. A kérelmező társaság ellen rágalmazási eljárást indítottak, amely végül 320 euró kártérítést fizetett. Tudomásul véve <text:s/>a "fontos internetes előnyöket a szólásszabadság gyakorlása során", a Bíróság megismételte, hogy nem sérült a 10. cikk, és "a rágalmazó vagy egyéb jogellenes beszédért való felelősség elvét fent kell tartani, a hatékony jogorvoslatot a személyi jogok megsértésével kapcsolatban.</text:p>
          </table:table-cell>
          <table:table-cell table:style-name="ce52" table:number-columns-repeated="1012"/>
          <table:table-cell table:number-columns-repeated="8"/>
        </table:table-row>
        <table:table-row table:style-name="ro64">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55105"&gt;http://hudoc.echr.coe.int/eng?i=001-155105&lt;/a&gt; <text:s text:c="22"/>&lt;p&gt; <text:s text:c="24"/>&lt;strong&gt;Legal summaries and comments: &lt;/strong&gt; <text:s text:c="24"/>&lt;ul&gt; <text:s text:c="26"/>&lt;li&gt;&lt;a href="http://hudoc.echr.coe.int/eng?i=002-10636"&gt;http://hudoc.echr.coe.int/eng?i=002-10636&lt;/a&gt;&lt;/li&gt; <text:s text:c="26"/>&lt;li&gt;&lt;a href="https://strasbourgobservers.com/2015/06/18/delfi-as-v-estonia-grand-chamber-confirms-liability-of-online-news-portal-for-offensive-comments-posted-by-its-readers/"&gt;https://strasbourgobservers.com/2015/06/18/delfi-as-v-estonia-grand-chamber-confirms-liability-of-online-news-portal-for-offensive-comments-posted-by-its-readers/&lt;/a&gt;&lt;/li&gt; <text:s text:c="26"/>&lt;li&gt;&lt;a href="http://merlin.obs.coe.int/iris/2014/1/article2.en.html"&gt;http://merlin.obs.coe.int/iris/2014/1/article2.en.html&lt;/a&gt;&lt;/li&gt; <text:s text:c="26"/>&lt;li&gt;&lt;a href="https://globalfreedomofexpression.columbia.edu/cases/delfi-as-v-estonia/"&gt;https://globalfreedomofexpression.columbia.edu/cases/delfi-as-v-estonia/&lt;/a&gt;&lt;/li&gt; <text:s text:c="26"/>&lt;li&gt;&lt;a href="http://blogs.lse.ac.uk/mediapolicyproject/2015/06/16/the-delfi-as-vs-estonia-judgement-explained/"&gt;http://blogs.lse.ac.uk/mediapolicyproject/2015/06/16/the-delfi-as-vs-estonia-judgement-explained/&lt;/a&gt;&lt;/li&gt; <text:s text:c="24"/>&lt;/ul&gt; <text:s text:c="22"/>&lt;/p&gt; <text:s text:c="20"/>&lt;/p&gt; <text:s text:c="18"/>&lt;/div&gt; <text:s text:c="16"/>&lt;/div&gt; <text:s text:c="14"/>&lt;/div&gt; <text:s text:c="15"/>&lt;h5 class="azure largechar" data-unq="257"&gt;</text:p>
          </table:table-cell>
          <table:table-cell table:style-name="ce61" table:number-columns-repeated="1012"/>
          <table:table-cell table:number-columns-repeated="8"/>
        </table:table-row>
        <table:table-row table:style-name="ro10">
          <table:table-cell office:value-type="string" calcext:value-type="string">
            <text:p>257</text:p>
          </table:table-cell>
          <table:table-cell office:value-type="string" calcext:value-type="string">
            <text:p>272</text:p>
          </table:table-cell>
          <table:table-cell office:value-type="string" calcext:value-type="string">
            <text:p>d) the consequences of the domestic proceedings for the applicant company</text:p>
          </table:table-cell>
          <table:table-cell office:value-type="string" calcext:value-type="string">
            <text:p>d. a hazai eljárások követekzményei a panaszos cégre</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 <text:s text:c="15"/>&lt;div class="citecontainer"&gt; <text:s text:c="16"/>&lt;cite data-unq="258"&gt;</text:p>
          </table:table-cell>
          <table:table-cell table:style-name="ce61" table:number-columns-repeated="1012"/>
          <table:table-cell table:number-columns-repeated="8"/>
        </table:table-row>
        <table:table-row table:style-name="ro53">
          <table:table-cell office:value-type="string" calcext:value-type="string">
            <text:p>258</text:p>
          </table:table-cell>
          <table:table-cell office:value-type="string" calcext:value-type="string">
            <text:p>273</text:p>
          </table:table-cell>
          <table:table-cell office:value-type="string" calcext:value-type="string">
            <text:p>“The Court also observes that it does not appear that the applicant company had to change its business model as a result of the domestic proceedings. According to the information available, the Delfi news portal has continued to be one of Estonia’s largest Internet publications and by far the most popular for posting comments, the number of which has continued to increase. Anonymous comments – now existing alongside the possibility of posting registered comments, which are displayed to readers first – are still predominant and the applicant company has set up a team of moderators carrying out follow-up moderation of comments posted on the portal. In these circumstances, &lt;span class="pinkish"&gt;&lt;strong&gt;the Court cannot conclude that the interference with the applicant company’s freedom of expression was disproportionate on that account either.​”&lt;/strong&gt;&lt;/span&gt;</text:p>
          </table:table-cell>
          <table:table-cell office:value-type="string" calcext:value-type="string">
            <text:p>"A Bíróság megjegyzi, hogy nem tűnik úgy, mintha a panaszos cégnek meg kellett volna változtatnia az üzleti modelljét a hazai eljárások eredményeként. A rendelkezésre álló információk alapján a Delfi híroldal továbbra is Észtország egyik legnagyobb internetes kiadványa, és egyértelműen a legnépszerűbb a kommentek közzététele szempontjából, amelyek száma folyamatosan növekszik. A névtelen kommentek - amelyek már egymás melett léteznek a regisztrált, az olvasók számára először megjelenő kommentek közzétételének lehetőségével - továbbra is dominánsak, és a panaszos cég felállított egy moderátori csapatot, amelyek utólagosan moderálják az oldalon közzétett kommenteket. Ezen körülmények alapján sem juthat a Bíróság arra a következtetésre, hogy a beavatkozás a panaszos cég véleménynyilvánítási szabadságába aránytalan lett volna."</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259"&gt; <text:s text:c="18"/></text:p>
          </table:table-cell>
          <table:table-cell table:style-name="ce61" table:number-columns-repeated="1012"/>
          <table:table-cell table:number-columns-repeated="8"/>
        </table:table-row>
        <table:table-row table:style-name="ro10">
          <table:table-cell table:style-name="ce15" office:value-type="string" calcext:value-type="string">
            <text:p>259</text:p>
          </table:table-cell>
          <table:table-cell table:style-name="ce15" office:value-type="string" calcext:value-type="string">
            <text:p>274</text:p>
          </table:table-cell>
          <table:table-cell table:style-name="ce57" office:value-type="string" calcext:value-type="string">
            <text:p>Delfi AS v. Estonia [Grand Chamber], 2015</text:p>
          </table:table-cell>
          <table:table-cell table:style-name="ce57" office:value-type="string" calcext:value-type="string">
            <text:p>Delfi AS kontra Észtország [Nagy Kamara], 2015</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DvEs-07" aria-expanded="false" aria-controls="collapseExample"&gt;Case summary&lt;/a&gt; <text:s text:c="16"/>&lt;/p&gt; <text:s text:c="16"/>&lt;div class="case-details collapse" id="caseDvEs-07"&gt; <text:s text:c="18"/>&lt;div class="card card-block"&gt; <text:s text:c="20"/>&lt;h5 data-unq="019-01"&gt;</text:p>
          </table:table-cell>
          <table:table-cell table:style-name="ce61" table:number-columns-repeated="1012"/>
          <table:table-cell table:number-columns-repeated="8"/>
        </table:table-row>
        <table:table-row table:style-name="ro28">
          <table:table-cell table:style-name="ce29" office:value-type="string" calcext:value-type="string">
            <text:p>211-01</text:p>
          </table:table-cell>
          <table:table-cell table:style-name="ce29"/>
          <table:table-cell table:style-name="ce52" table:formula="of:=[.C50]" office:value-type="string" office:string-value="Delfi AS v. Estonia (Grand Chamber), Application no. 64569/09, Judgement 16 June 2015" calcext:value-type="string">
            <text:p>Delfi AS v. Estonia (Grand Chamber), Application no. 64569/09, Judgement 16 June 2015</text:p>
          </table:table-cell>
          <table:table-cell table:style-name="ce52" table:formula="of:=[.D50]" office:value-type="string" office:string-value="Delfi AS kontra. Észtrország (Nagy Kamara), Ügyiratszám: 64569/09,  Ítélet: 2015 június 16." calcext:value-type="string">
            <text:p>Delfi AS kontra. Észtrország (Nagy Kamara), Ügyiratszám: 64569/09, <text:s/>Ítélet: 2015 június 16.</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019-02"&gt; <text:s text:c="22"/></text:p>
          </table:table-cell>
          <table:table-cell table:style-name="ce61" table:number-columns-repeated="1012"/>
          <table:table-cell table:number-columns-repeated="8"/>
        </table:table-row>
        <table:table-row table:style-name="ro55">
          <table:table-cell table:style-name="ce29" office:value-type="string" calcext:value-type="string">
            <text:p>211-02</text:p>
          </table:table-cell>
          <table:table-cell table:style-name="ce29"/>
          <table:table-cell table:style-name="ce52" table:formula="of:=[.C52]" office:value-type="string" office:string-value="The applicant company owned one of the largest Internet news portals in Estonia. In 2006, following the publication of an article on the portal concerning a ferry company, a number of comments containing personal threats and offensive language directed against the ferry-company owner were posted under the article. Delfi AS removed the offending comments, at the request of the lawyers of the owner of the ferry-company, some six weeks after they were published. Defamation proceedings were instituted against the applicant company, which was ultimately ordered to pay EUR 320 in damages.  Acknowledging the “important benefits that could be derived from the Internet in the exercise of freedom of expression”, the Court reiterated that there was no violation of Article 10 and “liability for defamatory or other types of unlawful speech must, in principle, be retained and constitute an effective remedy for violations of personality rights”." calcext:value-type="string">
            <text:p>The applicant company owned one of the largest Internet news portals in Estonia. In 2006, following the publication of an article on the portal concerning a ferry company, a number of comments containing personal threats and offensive language directed against the ferry-company owner were posted under the article. Delfi AS removed the offending comments, at the request of the lawyers of the owner of the ferry-company, some six weeks after they were published. Defamation proceedings were instituted against the applicant company, which was ultimately ordered to pay EUR 320 in damages. <text:s/>Acknowledging the “important benefits that could be derived from the Internet in the exercise of freedom of expression”, the Court reiterated that there was no violation of Article 10 and “liability for defamatory or other types of unlawful speech must, in principle, be retained and constitute an effective remedy for violations of personality rights”.</text:p>
          </table:table-cell>
          <table:table-cell table:style-name="ce52" table:formula="of:=[.D52]" office:value-type="string" office:string-value="A kérelmező vállalat, Észtország egyik legnagyobb internetes hírportálja volt. 2006-ban, egy cikk közleményének közzétételét követően, amely egy komp társaságáról szólt,  számos megjegyzést tettek közzé, amelyek a kompok tulajdonosa ellen sértő szóhasználatban személyi fenyegetéseket tartalmazott.  A Delfi AS hat héttel a közzététel után eltávolította a jogsértő észrevételeket a komp társaság tulajdonosa ügyvédeinek kérésére. A kérelmező társaság ellen rágalmazási eljárást indítottak, amely végül 320 euró kártérítést fizetett. Tudomásul véve  a &quot;fontos internetes előnyöket a szólásszabadság gyakorlása során&quot;, a Bíróság megismételte, hogy nem sérült a 10. cikk, és &quot;a rágalmazó vagy egyéb jogellenes beszédért való felelősség elvét fent kell tartani, a hatékony jogorvoslatot a személyi jogok megsértésével kapcsolatban." calcext:value-type="string">
            <text:p>A kérelmező vállalat, Észtország egyik legnagyobb internetes hírportálja volt. 2006-ban, egy cikk közleményének közzétételét követően, amely egy komp társaságáról szólt, <text:s/>számos megjegyzést tettek közzé, amelyek a kompok tulajdonosa ellen sértő szóhasználatban személyi fenyegetéseket tartalmazott. <text:s/>A Delfi AS hat héttel a közzététel után eltávolította a jogsértő észrevételeket a komp társaság tulajdonosa ügyvédeinek kérésére. A kérelmező társaság ellen rágalmazási eljárást indítottak, amely végül 320 euró kártérítést fizetett. Tudomásul véve <text:s/>a "fontos internetes előnyöket a szólásszabadság gyakorlása során", a Bíróság megismételte, hogy nem sérült a 10. cikk, és "a rágalmazó vagy egyéb jogellenes beszédért való felelősség elvét fent kell tartani, a hatékony jogorvoslatot a személyi jogok megsértésével kapcsolatban.</text:p>
          </table:table-cell>
          <table:table-cell table:style-name="ce52" table:number-columns-repeated="1012"/>
          <table:table-cell table:number-columns-repeated="8"/>
        </table:table-row>
        <table:table-row table:style-name="ro64">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55105"&gt;http://hudoc.echr.coe.int/eng?i=001-155105&lt;/a&gt; <text:s text:c="22"/>&lt;p&gt; <text:s text:c="24"/>&lt;strong&gt;Legal summaries and comments: &lt;/strong&gt; <text:s text:c="24"/>&lt;ul&gt; <text:s text:c="26"/>&lt;li&gt;&lt;a href="http://hudoc.echr.coe.int/eng?i=002-10636"&gt;http://hudoc.echr.coe.int/eng?i=002-10636&lt;/a&gt;&lt;/li&gt; <text:s text:c="26"/>&lt;li&gt;&lt;a href="https://strasbourgobservers.com/2015/06/18/delfi-as-v-estonia-grand-chamber-confirms-liability-of-online-news-portal-for-offensive-comments-posted-by-its-readers/"&gt;https://strasbourgobservers.com/2015/06/18/delfi-as-v-estonia-grand-chamber-confirms-liability-of-online-news-portal-for-offensive-comments-posted-by-its-readers/&lt;/a&gt;&lt;/li&gt; <text:s text:c="26"/>&lt;li&gt;&lt;a href="http://merlin.obs.coe.int/iris/2014/1/article2.en.html"&gt;http://merlin.obs.coe.int/iris/2014/1/article2.en.html&lt;/a&gt;&lt;/li&gt; <text:s text:c="26"/>&lt;li&gt;&lt;a href="https://globalfreedomofexpression.columbia.edu/cases/delfi-as-v-estonia/"&gt;https://globalfreedomofexpression.columbia.edu/cases/delfi-as-v-estonia/&lt;/a&gt;&lt;/li&gt; <text:s text:c="26"/>&lt;li&gt;&lt;a href="http://blogs.lse.ac.uk/mediapolicyproject/2015/06/16/the-delfi-as-vs-estonia-judgement-explained/"&gt;http://blogs.lse.ac.uk/mediapolicyproject/2015/06/16/the-delfi-as-vs-estonia-judgement-explained/&lt;/a&gt;&lt;/li&gt; <text:s text:c="24"/>&lt;/ul&gt; <text:s text:c="22"/>&lt;/p&gt; <text:s text:c="20"/>&lt;/p&gt; <text:s text:c="18"/>&lt;/div&gt; <text:s text:c="16"/>&lt;/div&gt; <text:s text:c="14"/>&lt;/div&gt; <text:s text:c="15"/>&lt;div class="citecontainer"&gt; <text:s text:c="16"/>&lt;cite data-unq="260"&gt;</text:p>
          </table:table-cell>
          <table:table-cell table:style-name="ce61" table:number-columns-repeated="1012"/>
          <table:table-cell table:number-columns-repeated="8"/>
        </table:table-row>
        <table:table-row table:style-name="ro27">
          <table:table-cell office:value-type="string" calcext:value-type="string">
            <text:p>260</text:p>
          </table:table-cell>
          <table:table-cell office:value-type="string" calcext:value-type="string">
            <text:p>275</text:p>
          </table:table-cell>
          <table:table-cell office:value-type="string" calcext:value-type="string">
            <text:p>“the Court is of the view that the decisive question when assessing the consequence for the applicants is not the absence of damages payable, &lt;span class="pinkish"&gt;&lt;strong&gt;but the manner in which Internet portals such as theirs can be held liable for third-party comments&lt;/strong&gt;&lt;/span&gt;. Such liability may have foreseeable negative consequences on the comment environment of an Internet portal, for example by impelling it to close the commenting space altogether. For the Court, &lt;span class="pinkish"&gt;&lt;strong&gt;these consequences may have, directly or indirectly, a chilling effect on the freedom of expression on the Internet. This effect could be particularly detrimental for a non-commercial website such as the first applicant&lt;/strong&gt;&lt;/span&gt;.”</text:p>
          </table:table-cell>
          <table:table-cell office:value-type="string" calcext:value-type="string">
            <text:p>"a Bíróság álláspontja szerint a kérelmezőkre vonatkozó következmények mérlegelésekor a döntő kérdés nem a kártérítési kötelezettség hiánya, hanem az a mód, ahogyan a hozzájuk hasonló internetes portálok üzemeltetői harmadik felek kommentjeiért felelősségre vonhatók. A jogi felelősség ily módon való megállapítása előreláthatóan negatív következményekkel járhat egy internetes portál kommentkörnyezetére, például azáltal, hogy az üzemeltetőket arra ösztönözheti, hogy a kommentálási felületet teljes mértékben megszüntessék."</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261"&gt; <text:s text:c="18"/></text:p>
          </table:table-cell>
          <table:table-cell table:style-name="ce61" table:number-columns-repeated="1012"/>
          <table:table-cell table:number-columns-repeated="8"/>
        </table:table-row>
        <table:table-row table:style-name="ro10">
          <table:table-cell table:style-name="ce15" office:value-type="string" calcext:value-type="string">
            <text:p>261</text:p>
          </table:table-cell>
          <table:table-cell table:style-name="ce15" office:value-type="string" calcext:value-type="string">
            <text:p>276</text:p>
          </table:table-cell>
          <table:table-cell table:style-name="ce57" office:value-type="string" calcext:value-type="string">
            <text:p>MTE and Index.hu v. Hungary, 2016</text:p>
          </table:table-cell>
          <table:table-cell table:style-name="ce57" office:value-type="string" calcext:value-type="string">
            <text:p>MTE és Index.hu kontra Magyarország, 2016</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MTEvHU-03" aria-expanded="false" aria-controls="collapseExample"&gt;Case summary&lt;/a&gt; <text:s text:c="16"/>&lt;/p&gt; <text:s text:c="16"/>&lt;div class="case-details collapse" id="caseMTEvHU-03"&gt; <text:s text:c="18"/>&lt;div class="card card-block"&gt; <text:s text:c="20"/>&lt;h5 data-unq="232-01"&gt;</text:p>
          </table:table-cell>
          <table:table-cell table:style-name="ce61" table:number-columns-repeated="1012"/>
          <table:table-cell table:number-columns-repeated="8"/>
        </table:table-row>
        <table:table-row table:style-name="ro28">
          <table:table-cell table:style-name="ce29" office:value-type="string" calcext:value-type="string">
            <text:p>232-01</text:p>
          </table:table-cell>
          <table:table-cell table:style-name="ce29"/>
          <table:table-cell table:style-name="ce52" table:formula="of:=[.C690]" office:value-type="string" office:string-value="Magyar Tartalomszolgaltatok Egyesulete and Index.hu Zrt (“MTE”) v. Hungary, Application no. 22947/13, Judgement 2 February 2016" calcext:value-type="string">
            <text:p>Magyar Tartalomszolgaltatok Egyesulete and Index.hu Zrt (“MTE”) v. Hungary, Application no. 22947/13, Judgement 2 February 2016</text:p>
          </table:table-cell>
          <table:table-cell table:style-name="ce52" table:formula="of:=[.D690]" office:value-type="string" office:string-value="Magyar Tartalomszolgaltatok Egyesulete és Index.hu Zrt (“MTE”) kontra Magyarország, Ügyiratszám: 22947/13,  Ítélet: 2016. február 2." calcext:value-type="string">
            <text:p>Magyar Tartalomszolgaltatok Egyesulete és Index.hu Zrt (“MTE”) kontra Magyarország, Ügyiratszám: 22947/13, <text:s/>Ítélet: 2016. február 2.</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232-02"&gt; <text:s text:c="22"/></text:p>
          </table:table-cell>
          <table:table-cell table:style-name="ce61" table:number-columns-repeated="1012"/>
          <table:table-cell table:number-columns-repeated="8"/>
        </table:table-row>
        <table:table-row table:style-name="ro27">
          <table:table-cell table:style-name="ce29" office:value-type="string" calcext:value-type="string">
            <text:p>232-02</text:p>
          </table:table-cell>
          <table:table-cell table:style-name="ce29"/>
          <table:table-cell table:style-name="ce52" table:formula="of:=[.C692]" office:value-type="string" office:string-value="The first applicant was a self-regulatory body of Internet content providers and the second applicant was the owner of an Internet news portal. In February 2010, the first applicant published an opinion about two real-estate management websites, the full text of which was subsequently also published on the second applicant’s portal. The opinion attracted user comments, some of which criticized the real-estate websites in derogatory terms. As a result, the company operating the websites brought a civil action against the applicants alleging damage to its reputation. The applicants immediately removed the offending user comments. They were nevertheless found by the domestic courts to bear objective liability for their publication, and ordered to pay procedural fees." calcext:value-type="string">
            <text:p>The first applicant was a self-regulatory body of Internet content providers and the second applicant was the owner of an Internet news portal. In February 2010, the first applicant published an opinion about two real-estate management websites, the full text of which was subsequently also published on the second applicant’s portal. The opinion attracted user comments, some of which criticized the real-estate websites in derogatory terms. As a result, the company operating the websites brought a civil action against the applicants alleging damage to its reputation. The applicants immediately removed the offending user comments. They were nevertheless found by the domestic courts to bear objective liability for their publication, and ordered to pay procedural fees.</text:p>
          </table:table-cell>
          <table:table-cell table:style-name="ce52" table:formula="of:=[.D692]" office:value-type="string" office:string-value="Az első kérelmező az internetes tartalomszolgáltatók önszabályozó testülete volt, a második kérelmező pedig egy internetes hírportál tulajdonosa. 2010 februárjában az első pályázó közzétette véleményét két ingatlanmenedzsment weboldalról, amelynek teljes szövegét később a második kérelmező portálján is közzétették. A vélemények vonzotta a felhasználói megjegyzéseket, amelyek közül néhány kritikusan kifogásolta az ingatlan weboldalakat. Ennek eredményeképpen a weboldalakat üzemeltető társaság polgári pert indított a felperesekkel szemben a hírnevének kárositása miatt. A kérelmezők azonnal eltávolították a sértő felhasználói megjegyzéseket. Mindazonáltal a nemzeti bíróság a közzétételt illetően az eljárási dij megfizetésére kötelezte őket, objektiv felelőségük alapján." calcext:value-type="string">
            <text:p>Az első kérelmező az internetes tartalomszolgáltatók önszabályozó testülete volt, a második kérelmező pedig egy internetes hírportál tulajdonosa. 2010 februárjában az első pályázó közzétette véleményét két ingatlanmenedzsment weboldalról, amelynek teljes szövegét később a második kérelmező portálján is közzétették. A vélemények vonzotta a felhasználói megjegyzéseket, amelyek közül néhány kritikusan kifogásolta az ingatlan weboldalakat. Ennek eredményeképpen a weboldalakat üzemeltető társaság polgári pert indított a felperesekkel szemben a hírnevének kárositása miatt. A kérelmezők azonnal eltávolították a sértő felhasználói megjegyzéseket. Mindazonáltal a nemzeti bíróság a közzétételt illetően az eljárási dij megfizetésére kötelezte őket, objektiv felelőségük alapján.</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text:s text:c="21"/>&lt;/p&gt; <text:s text:c="20"/>&lt;p data-unq="232-03"&gt; <text:s text:c="22"/></text:p>
          </table:table-cell>
          <table:table-cell table:style-name="ce61" table:number-columns-repeated="1012"/>
          <table:table-cell table:number-columns-repeated="8"/>
        </table:table-row>
        <table:table-row table:style-name="ro40">
          <table:table-cell table:style-name="ce29" office:value-type="string" calcext:value-type="string">
            <text:p>232-03</text:p>
          </table:table-cell>
          <table:table-cell table:style-name="ce29"/>
          <table:table-cell table:style-name="ce52" table:formula="of:=[.C694]" office:value-type="string" office:string-value="European Court of Human Rights had to assess whether an appropriate balance between the applicant’s right to freedom of expression under Article 10 and the plaintiff company’s right to reputation under Article 8 had been struck. Given the absence of hate speech or direct threats to physical integrity in the user comments, the Court found that there was no reason to hold that, if accompanied by effective procedures allowing for a rapid response, the notice-and-take-down-system could not have provided a viable avenue to protect the plaintiff company’s commercial reputation in the present case." calcext:value-type="string">
            <text:p>European Court of Human Rights had to assess whether an appropriate balance between the applicant’s right to freedom of expression under Article 10 and the plaintiff company’s right to reputation under Article 8 had been struck. Given the absence of hate speech or direct threats to physical integrity in the user comments, the Court found that there was no reason to hold that, if accompanied by effective procedures allowing for a rapid response, the notice-and-take-down-system could not have provided a viable avenue to protect the plaintiff company’s commercial reputation in the present case.</text:p>
          </table:table-cell>
          <table:table-cell table:style-name="ce52" table:formula="of:=[.D694]" office:value-type="string" office:string-value="Az Emberi Jogok Európai Bíróságának fel kellett mérnie, hogy megfelelő egyensúly áll-e fenn a kérelmező a 10. cikk szerinti szólásszabadsághoz való jogával és a felperes társaság hírnévre vonatkozó, a 8. cikk szerinti jogával szemben. Figyelembe véve a gyűlöletbeszéd vagy a fizikai integritás közvetlen fenyegetéseit a felhasználói észrevételekben, a biróság, hogy a gyors reagálást lehetővé tevő hatékony eljárások, az értesítési és visszavonási rendszer nem tudott volna  biztosítani a felperes társaság kereskedelmi hírnevének védelmét a jelen ügyben." calcext:value-type="string">
            <text:p>Az Emberi Jogok Európai Bíróságának fel kellett mérnie, hogy megfelelő egyensúly áll-e fenn a kérelmező a 10. cikk szerinti szólásszabadsághoz való jogával és a felperes társaság hírnévre vonatkozó, a 8. cikk szerinti jogával szemben. Figyelembe véve a gyűlöletbeszéd vagy a fizikai integritás közvetlen fenyegetéseit a felhasználói észrevételekben, a biróság, hogy a gyors reagálást lehetővé tevő hatékony eljárások, az értesítési és visszavonási rendszer nem tudott volna <text:s/>biztosítani a felperes társaság kereskedelmi hírnevének védelmét a jelen ügyben.</text:p>
          </table:table-cell>
          <table:table-cell table:style-name="ce52" table:number-columns-repeated="1012"/>
          <table:table-cell table:number-columns-repeated="8"/>
        </table:table-row>
        <table:table-row table:style-name="ro69">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60314"&gt;http://hudoc.echr.coe.int/eng?i=001-160314&lt;/a&gt; <text:s text:c="22"/>&lt;p&gt; <text:s text:c="24"/>&lt;strong&gt;Legal summaries and comments: &lt;/strong&gt; <text:s text:c="24"/>&lt;ul&gt; <text:s text:c="26"/>&lt;li&gt;&lt;a href="http://hudoc.echr.coe.int/eng?i=002-10868"&gt;http://hudoc.echr.coe.int/eng?i=002-10868&lt;/a&gt;&lt;/li&gt; <text:s text:c="26"/>&lt;li&gt;&lt;a href="https://globalfreedomofexpression.columbia.edu/cases/magyar-tartalomszolgaltatok-egyesulete-index-hu-zrt-v-hungary/"&gt;https://globalfreedomofexpression.columbia.edu/cases/magyar-tartalomszolgaltatok-egyesulete-index-hu-zrt-v-hungary/&lt;/a&gt;&lt;/li&gt; <text:s text:c="26"/>&lt;li&gt;&lt;a href="http://www.mediadefence.org/news/european-court-clarifies-intermediary-liability-standard"&gt;http://www.mediadefence.org/news/european-court-clarifies-intermediary-liability-standard&lt;/a&gt;&lt;/li&gt; <text:s text:c="26"/>&lt;li&gt;&lt;a href="http://echrblog.blogspot.com.es/2016/02/offensive-online-comments-new-ecthr.html"&gt;http://echrblog.blogspot.com.es/2016/02/offensive-online-comments-new-ecthr.html&lt;/a&gt;&lt;/li&gt; <text:s text:c="24"/>&lt;/ul&gt; <text:s text:c="22"/>&lt;/p&gt; <text:s text:c="20"/>&lt;/p&gt; <text:s text:c="18"/>&lt;/div&gt; <text:s text:c="16"/>&lt;/div&gt; <text:s text:c="14"/>&lt;/div&gt; <text:s text:c="15"/>&lt;p data-unq="262"&gt;</text:p>
          </table:table-cell>
          <table:table-cell table:style-name="ce61" table:number-columns-repeated="1012"/>
          <table:table-cell table:number-columns-repeated="8"/>
        </table:table-row>
        <table:table-row table:style-name="ro25">
          <table:table-cell office:value-type="string" calcext:value-type="string">
            <text:p>262</text:p>
          </table:table-cell>
          <table:table-cell office:value-type="string" calcext:value-type="string">
            <text:p>277</text:p>
          </table:table-cell>
          <table:table-cell office:value-type="string" calcext:value-type="string">
            <text:p>Additionally there have been several decisions of the European Court of Justice that mostly focus on clarification of different services if they qualify for the regime of intermediary liability as established <text:s/>by the Articles 12 to 14 of the EU Directive 2000/31/EC.</text:p>
          </table:table-cell>
          <table:table-cell office:value-type="string" calcext:value-type="string">
            <text:p>Ezen kívül az Európai Unió Bíróságának számos döntése foglalkozik főleg a különböző szolgáltatások definiálásával, amennyiben azok a közvetítői felelősség rendszerének hatálya alá tartoznak az EU 2000/31/EK irányelvének 12. és 14. cikkei alapján. </text:p>
          </table:table-cell>
          <table:table-cell table:number-columns-repeated="1020"/>
        </table:table-row>
        <table:table-row table:style-name="ro3">
          <table:table-cell table:style-name="ce33" table:number-columns-repeated="2"/>
          <table:table-cell table:number-columns-repeated="2" table:style-name="ce61" office:value-type="string" calcext:value-type="string">
            <text:p>&lt;/p&gt; <text:s text:c="12"/>&lt;/div&gt; <text:s text:c="10"/>&lt;/div&gt; <text:s text:c="8"/>&lt;/div&gt; <text:s text:c="6"/>&lt;/div&gt; <text:s text:c="4"/>&lt;/section&gt; <text:s text:c="5"/>&lt;section class="pinkishb"&gt; <text:s text:c="6"/>&lt;div class="container"&gt; <text:s text:c="8"/>&lt;div class="col-lg-12 whitechar"&gt; <text:s text:c="10"/>&lt;div id="cinci" class="chaptercont"&gt; <text:s text:c="12"/>&lt;p class="chaptertitle"&gt; <text:s text:c="14"/>&lt;img src="img/smileyChap5.png"&gt; <text:s text:c="12"/>&lt;/p&gt; <text:s text:c="10"/>&lt;/div&gt; <text:s text:c="10"/>&lt;h1 class="text-center" data-unq="263"&gt;</text:p>
          </table:table-cell>
          <table:table-cell table:style-name="ce61" table:number-columns-repeated="1012"/>
          <table:table-cell table:number-columns-repeated="8"/>
        </table:table-row>
        <table:table-row table:style-name="ro10">
          <table:table-cell office:value-type="string" calcext:value-type="string">
            <text:p>263</text:p>
          </table:table-cell>
          <table:table-cell office:value-type="string" calcext:value-type="string">
            <text:p>279</text:p>
          </table:table-cell>
          <table:table-cell office:value-type="string" calcext:value-type="string">
            <text:p>Right to information</text:p>
          </table:table-cell>
          <table:table-cell office:value-type="string" calcext:value-type="string">
            <text:p>Az információszabadság</text:p>
          </table:table-cell>
          <table:table-cell table:number-columns-repeated="1020"/>
        </table:table-row>
        <table:table-row table:style-name="ro24">
          <table:table-cell table:style-name="ce33" table:number-columns-repeated="2"/>
          <table:table-cell table:number-columns-repeated="2" table:style-name="ce61" office:value-type="string" calcext:value-type="string">
            <text:p>&lt;/h1&gt; <text:s text:c="8"/>&lt;/div&gt; <text:s text:c="6"/>&lt;/div&gt; <text:s text:c="4"/>&lt;/section&gt; <text:s text:c="5"/>&lt;section id="continutcinci"&gt; <text:s text:c="6"/>&lt;div class="container"&gt; <text:s text:c="10"/>&lt;div class="col-lg-12 my-auto"&gt; <text:s text:c="12"/>&lt;div class="container-fluid"&gt; <text:s text:c="14"/>&lt;p data-unq="264"&gt;</text:p>
          </table:table-cell>
          <table:table-cell table:style-name="ce61" table:number-columns-repeated="1012"/>
          <table:table-cell table:number-columns-repeated="8"/>
        </table:table-row>
        <table:table-row table:style-name="ro25">
          <table:table-cell office:value-type="string" calcext:value-type="string">
            <text:p>264</text:p>
          </table:table-cell>
          <table:table-cell office:value-type="string" calcext:value-type="string">
            <text:p>280</text:p>
          </table:table-cell>
          <table:table-cell office:value-type="string" calcext:value-type="string">
            <text:p>The right to information is part of the right to freedom of expression as a right to access relevant information that would allow us to pursue further in developing and forming opinions and ideas.</text:p>
          </table:table-cell>
          <table:table-cell office:value-type="string" calcext:value-type="string">
            <text:p>Az információszabadság a véleménynyilvánítási szabadság részét képezi, olyan jogként, amely lehetővé teszi a hozzáférést olyan releváns információkhoz, amelyek lehetővé teszik számunkra hogy, előrelépjünk a véleményünk és nézeteink fejlesztésében és kialakitásában.</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article&gt; <text:s text:c="16"/>&lt;h4 class="azure largechar" data-unq="265"&gt;</text:p>
          </table:table-cell>
          <table:table-cell table:style-name="ce61" table:number-columns-repeated="1012"/>
          <table:table-cell table:number-columns-repeated="8"/>
        </table:table-row>
        <table:table-row table:style-name="ro10">
          <table:table-cell office:value-type="string" calcext:value-type="string">
            <text:p>265</text:p>
          </table:table-cell>
          <table:table-cell office:value-type="string" calcext:value-type="string">
            <text:p>282</text:p>
          </table:table-cell>
          <table:table-cell office:value-type="string" calcext:value-type="string">
            <text:p>Article 10 of the European Convention on Human Rights</text:p>
          </table:table-cell>
          <table:table-cell office:value-type="string" calcext:value-type="string">
            <text:p>Az Emberi Jogok Euórpai Egyezményének 10. cikke</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4&gt; <text:s text:c="16"/>&lt;h4 class="azure largechar" data-unq="266"&gt;</text:p>
          </table:table-cell>
          <table:table-cell table:style-name="ce61" table:number-columns-repeated="1012"/>
          <table:table-cell table:number-columns-repeated="8"/>
        </table:table-row>
        <table:table-row table:style-name="ro10">
          <table:table-cell office:value-type="string" calcext:value-type="string">
            <text:p>266</text:p>
          </table:table-cell>
          <table:table-cell office:value-type="string" calcext:value-type="string">
            <text:p>283</text:p>
          </table:table-cell>
          <table:table-cell office:value-type="string" calcext:value-type="string">
            <text:p>Freedom of expression</text:p>
          </table:table-cell>
          <table:table-cell office:value-type="string" calcext:value-type="string">
            <text:p>Véleménynyilvánítás szabadsága</text:p>
          </table:table-cell>
          <table:table-cell table:number-columns-repeated="1020"/>
        </table:table-row>
        <table:table-row table:style-name="ro28">
          <table:table-cell table:style-name="ce33" table:number-columns-repeated="2"/>
          <table:table-cell table:number-columns-repeated="2" table:style-name="ce61" office:value-type="string" calcext:value-type="string">
            <text:p>&lt;/h4&gt;&lt;br&gt; <text:s text:c="16"/>&lt;div class="citecontainer"&gt; <text:s text:c="18"/>&lt;cite class="largechar" data-unq="267"&gt;</text:p>
          </table:table-cell>
          <table:table-cell table:style-name="ce61" table:number-columns-repeated="1012"/>
          <table:table-cell table:number-columns-repeated="8"/>
        </table:table-row>
        <table:table-row table:style-name="ro24">
          <table:table-cell office:value-type="string" calcext:value-type="string">
            <text:p>267</text:p>
          </table:table-cell>
          <table:table-cell office:value-type="string" calcext:value-type="string">
            <text:p>284</text:p>
          </table:table-cell>
          <table:table-cell office:value-type="string" calcext:value-type="string">
            <text:p>...This right shall include freedom... to receive and impart information and ideas without interference by public authority and regardless of frontiers.</text:p>
          </table:table-cell>
          <table:table-cell office:value-type="string" calcext:value-type="string">
            <text:p>... Ez a jog magában foglalja ... az információk, eszmék megismerésének és közlésének szabadságát országhatárokra tekintet nélkül és anélkül, hogy ebbe hatósági szerv beavatkozhasson.</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4"/>&lt;/div&gt; <text:s text:c="14"/>&lt;/article&gt;&lt;br&gt; <text:s text:c="15"/>&lt;p data-unq="268"&gt;</text:p>
          </table:table-cell>
          <table:table-cell table:style-name="ce61" table:number-columns-repeated="1012"/>
          <table:table-cell table:number-columns-repeated="8"/>
        </table:table-row>
        <table:table-row table:style-name="ro3">
          <table:table-cell office:value-type="string" calcext:value-type="string">
            <text:p>268</text:p>
          </table:table-cell>
          <table:table-cell office:value-type="string" calcext:value-type="string">
            <text:p>286</text:p>
          </table:table-cell>
          <table:table-cell office:value-type="string" calcext:value-type="string">
            <text:p>Accessing public interest information (that allows citizens to be updated about the activity of public bodies), is a small, but important part of the right to access information, and it is seen as means for citizens to be informed about the activities performed by the states, and therefore as means of securing democracy.</text:p>
          </table:table-cell>
          <table:table-cell office:value-type="string" calcext:value-type="string">
            <text:p>A közérdekű adatokhoz való hozzáférés (amely lehetővé teszi a polgárok számára, hogy naprakészek legyenek az állami szervek tevékenységével kapcsolatban) az információszabadság kis, de fontos része, és úgy tekintenek rá, mint a polgárok eszközeként ahhoz, hogy tájékozottak legyenek az állami tevékenységről, így pedig a demokrácia megőrzésének eszköze is.</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p data-unq="269"&gt;</text:p>
          </table:table-cell>
          <table:table-cell table:style-name="ce61" table:number-columns-repeated="1012"/>
          <table:table-cell table:number-columns-repeated="8"/>
        </table:table-row>
        <table:table-row table:style-name="ro24">
          <table:table-cell office:value-type="string" calcext:value-type="string">
            <text:p>269</text:p>
          </table:table-cell>
          <table:table-cell office:value-type="string" calcext:value-type="string">
            <text:p>287</text:p>
          </table:table-cell>
          <table:table-cell office:value-type="string" calcext:value-type="string">
            <text:p>There are several European Constitutions that state a right to information, both as a human right as well as a general right of access to public interest information, both for individuals as well as for various types of organizations.</text:p>
          </table:table-cell>
          <table:table-cell office:value-type="string" calcext:value-type="string">
            <text:p>Számos európai alkotmány garantálja az információszabadság jogát, emberi jogként és általános, a közérdekű adatok hozzáféréséhez való jogként is, egyéneknek és különböző típusú szervezeteknek egyarán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p data-unq="270"&gt;</text:p>
          </table:table-cell>
          <table:table-cell table:style-name="ce61" table:number-columns-repeated="1012"/>
          <table:table-cell table:number-columns-repeated="8"/>
        </table:table-row>
        <table:table-row table:style-name="ro37">
          <table:table-cell office:value-type="string" calcext:value-type="string">
            <text:p>270</text:p>
          </table:table-cell>
          <table:table-cell office:value-type="string" calcext:value-type="string">
            <text:p>288</text:p>
          </table:table-cell>
          <table:table-cell office:value-type="string" calcext:value-type="string">
            <text:p>There are also specific laws that establish the conditions for accessing public interest information and the obligations of state authorities of putting forward such information, even without a request being made by a citizen or another interested party. These laws contain definitions and lists of what constitutes public interest information, institutions that are circumvented by the law, and means of legal remedies in case of denial of such information.</text:p>
          </table:table-cell>
          <table:table-cell office:value-type="string" calcext:value-type="string">
            <text:p>Léteznek speciális törvények, amelyek lefektetik a közérdekű adatokhoz való hozzáférés feltételeit és az állami szervek kötelezettségét, hogy közzétegyék az ilyen információkat anélkül, hogy egy polgár vagy más érdekelt fél igényelné azokat. Ezek a törvények definíciókat és felsorolásokat tartalmaznak arra nézve, hogy mi minősül közérdekű adatnak, intézményeket, amelyek nem tartoznak a törvény hatálya alá, és jogérvényesítési módokat arra az esetre, ha nem teljesítik az adatigénylés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p data-unq="271"&gt;</text:p>
          </table:table-cell>
          <table:table-cell table:style-name="ce61" table:number-columns-repeated="1012"/>
          <table:table-cell table:number-columns-repeated="8"/>
        </table:table-row>
        <table:table-row table:style-name="ro24">
          <table:table-cell office:value-type="string" calcext:value-type="string">
            <text:p>271</text:p>
          </table:table-cell>
          <table:table-cell office:value-type="string" calcext:value-type="string">
            <text:p>289</text:p>
          </table:table-cell>
          <table:table-cell office:value-type="string" calcext:value-type="string">
            <text:p>In its case-law ECtHR has developed &lt;span class="azure"&gt;four threshold criteria for assessing whether a denial of access to State-held information engages Article 10 of the Convention (detailed below).&lt;/span&gt;</text:p>
          </table:table-cell>
          <table:table-cell office:value-type="string" calcext:value-type="string">
            <text:p>Az EJEB négy alapvető &lt;span class="azure"&gt;kritériumot dolgozott ki az esetjogában annak meállapításához, hogy egy, az állam által kezelt adathoz való hozzáférés megtagadása a 10. cikk hatálya alá tartozik-e (lásd alább).&lt;/span&g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span&gt;&lt;/p&gt; <text:s text:c="15"/>&lt;p data-unq="272"&gt;</text:p>
          </table:table-cell>
          <table:table-cell table:style-name="ce61" table:number-columns-repeated="1012"/>
          <table:table-cell table:number-columns-repeated="8"/>
        </table:table-row>
        <table:table-row table:style-name="ro27">
          <table:table-cell office:value-type="string" calcext:value-type="string">
            <text:p>272</text:p>
          </table:table-cell>
          <table:table-cell office:value-type="string" calcext:value-type="string">
            <text:p>290</text:p>
          </table:table-cell>
          <table:table-cell office:value-type="string" calcext:value-type="string">
            <text:p>Also, the Court stated that national authorities should not discourage the right through measures limiting the access to public interest information, more precisely by allowing “arbitrary restrictions which may become a form of indirect censorship should the authorities create obstacles to the gathering of information.” (TASZ v. Hungary, 2009). Such could be the case of intelligence agencies. The Court said that they might be the subject to the same provisions regarding access to information as any other public body (Case Youth Initiative for Human Rights v. Serbia, 2013). Also, the Court has included the Internet among the protected means of accessing information.</text:p>
          </table:table-cell>
          <table:table-cell office:value-type="string" calcext:value-type="string">
            <text:p>Továbbá a Bíróság megállapította, hogy a nemzeti hatóságok nem nehezíthetik a jog gyakorlását azáltal, hogy szűkítik a hozzáférést a közérdeű adatokhoz, pontosabban "nem engedhetnek meg olyan önkényes korlátozásokat, amelyek a közvetett cenzúra egyik formájává válhatnak, ha a hatóságok akadályokat gördítenek az információk összegyűjtésének útjába." (TASZ kontra Magyarorszgág, 2009) Ugyanez a helyzet fennállhat a hírszerző hivatalok esetében is. A Bíróság kimondta, hogy velük szemben is alkalmazhatóak ugyanazok az információszabadsággal kapcsolatos előírások, mint bármely más állami szervvel szemben (Youth Initiative for Human Rights kontra Szerbia, 2013). Továbbá a Bíróság az internetet is belefoglalta az információhoz való hozzáférés védett eszközeinek körébe.</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h4 class="azure largechar" data-unq="273"&gt;</text:p>
          </table:table-cell>
          <table:table-cell table:style-name="ce61" table:number-columns-repeated="1012"/>
          <table:table-cell table:number-columns-repeated="8"/>
        </table:table-row>
        <table:table-row table:style-name="ro28">
          <table:table-cell office:value-type="string" calcext:value-type="string">
            <text:p>273</text:p>
          </table:table-cell>
          <table:table-cell office:value-type="string" calcext:value-type="string">
            <text:p>291</text:p>
          </table:table-cell>
          <table:table-cell office:value-type="string" calcext:value-type="string">
            <text:p>&lt;img src="img/key.svg" alt="element cheie"&gt;Key aspects from relevant ECtHR cases:</text:p>
          </table:table-cell>
          <table:table-cell office:value-type="string" calcext:value-type="string">
            <text:p>&lt;img src="img/key.svg" alt="element cheie"&gt;Alapvető megállapítások releváns EJEB ügyekből:</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4&gt;&lt;br&gt; <text:s text:c="15"/>&lt;h5 class="azure largechar bulleted" data-unq="274"&gt;</text:p>
          </table:table-cell>
          <table:table-cell table:style-name="ce61" table:number-columns-repeated="1012"/>
          <table:table-cell table:number-columns-repeated="8"/>
        </table:table-row>
        <table:table-row table:style-name="ro10">
          <table:table-cell office:value-type="string" calcext:value-type="string">
            <text:p>274</text:p>
          </table:table-cell>
          <table:table-cell office:value-type="string" calcext:value-type="string">
            <text:p>292</text:p>
          </table:table-cell>
          <table:table-cell office:value-type="string" calcext:value-type="string">
            <text:p>Definition of the freedom to receive information</text:p>
          </table:table-cell>
          <table:table-cell office:value-type="string" calcext:value-type="string">
            <text:p>Az információhoz való hozzáférés szabadságának definíciója</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4&gt;&lt;br&gt; <text:s text:c="15"/>&lt;div class="citecontainer"&gt; <text:s text:c="16"/>&lt;cite data-unq="275"&gt;</text:p>
          </table:table-cell>
          <table:table-cell table:style-name="ce61" table:number-columns-repeated="1012"/>
          <table:table-cell table:number-columns-repeated="8"/>
        </table:table-row>
        <table:table-row table:style-name="ro70">
          <table:table-cell office:value-type="string" calcext:value-type="string">
            <text:p>275</text:p>
          </table:table-cell>
          <table:table-cell office:value-type="string" calcext:value-type="string">
            <text:p>293</text:p>
          </table:table-cell>
          <table:table-cell office:value-type="string" calcext:value-type="string">
            <text:p>“(…) &lt;span class="pinkish"&gt;&lt;strong&gt;the right to receive and impart information explicitly forms part of the right to freedom of expression under Article 10. That right basically prohibits a Government from restricting a person from receiving information that others wish or may be willing to impart to him&lt;/strong&gt;&lt;/span&gt;.”</text:p>
          </table:table-cell>
          <table:table-cell office:value-type="string" calcext:value-type="string">
            <text:p>(...) &lt;span class="pinkish"&gt;&lt;strong&gt;„az információ megismerésének és terjesztésének joga explicit módon része a 10. cikk által garantált véleménynyilvánítási szabadságnak. Ez a jog megtiltja a kormányok számára, hogy valamely személyt olyan információ megismerésében korlátozzanak, amelyet mások közölni kívánnak, vagy hajlandók lehetnek közölni a személlyel.”&lt;/strong&gt;&lt;/span&gt;”</text:p>
            <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276"&gt; <text:s text:c="18"/></text:p>
          </table:table-cell>
          <table:table-cell table:style-name="ce61" table:number-columns-repeated="1012"/>
          <table:table-cell table:number-columns-repeated="8"/>
        </table:table-row>
        <table:table-row table:style-name="ro10">
          <table:table-cell table:style-name="ce15" office:value-type="string" calcext:value-type="string">
            <text:p>276</text:p>
          </table:table-cell>
          <table:table-cell table:style-name="ce15" office:value-type="string" calcext:value-type="string">
            <text:p>294</text:p>
          </table:table-cell>
          <table:table-cell table:style-name="ce50" office:value-type="string" calcext:value-type="string">
            <text:p>TASZ v. Hungary, 2009, citing Leander v. Sweden, 1987</text:p>
          </table:table-cell>
          <table:table-cell table:style-name="ce50" office:value-type="string" calcext:value-type="string">
            <text:p>TASZ kontra Magyarország, 2009, hivatkozva <text:s/>Leander kontra Svédország, 1987</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TvH09" aria-expanded="false" aria-controls="collapseExample"&gt;Case summary&lt;/a&gt; <text:s text:c="16"/>&lt;/p&gt; <text:s text:c="16"/>&lt;div class="case-details collapse" id="caseTvH09"&gt; <text:s text:c="18"/>&lt;div class="card card-block"&gt; <text:s text:c="20"/>&lt;h5 data-unq="276-01"&gt;</text:p>
          </table:table-cell>
          <table:table-cell table:style-name="ce61" table:number-columns-repeated="1012"/>
          <table:table-cell table:number-columns-repeated="8"/>
        </table:table-row>
        <table:table-row table:style-name="ro28">
          <table:table-cell table:style-name="ce29" office:value-type="string" calcext:value-type="string">
            <text:p>276-01</text:p>
          </table:table-cell>
          <table:table-cell table:style-name="ce29" office:value-type="string" calcext:value-type="string">
            <text:p>264</text:p>
          </table:table-cell>
          <table:table-cell table:style-name="ce52" office:value-type="string" calcext:value-type="string">
            <text:p>Társaság a Szabadságjogokért v. Hungary ("TASZ v. Hungary”), Application no. 37374/05, Judgement 14 July 2009</text:p>
          </table:table-cell>
          <table:table-cell table:style-name="ce52" office:value-type="string" calcext:value-type="string">
            <text:p>Társaság a Szabadságjogokért kontra Magyarország ("TASZ v. Magyarország"), Ügyiratszám: 37374/05 Ítélet: 2009. július 14.</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276-02"&gt; <text:s text:c="22"/></text:p>
          </table:table-cell>
          <table:table-cell table:style-name="ce61" table:number-columns-repeated="1012"/>
          <table:table-cell table:number-columns-repeated="8"/>
        </table:table-row>
        <table:table-row table:style-name="ro25">
          <table:table-cell table:style-name="ce29" office:value-type="string" calcext:value-type="string">
            <text:p>276-02</text:p>
          </table:table-cell>
          <table:table-cell table:style-name="ce29" office:value-type="string" calcext:value-type="string">
            <text:p>265</text:p>
          </table:table-cell>
          <table:table-cell table:style-name="ce52" office:value-type="string" calcext:value-type="string">
            <text:p>In the case of TASZ (the Hungarian Civil Liberties Union) v. Hungary the European Court of Human Rights had to decide whether the denial of access to a document held by the Hungarian Constitutional Court represented an infringement of the organization’s right of access to information, as stated in Article 10 of the Convention.</text:p>
          </table:table-cell>
          <table:table-cell table:style-name="ce52" office:value-type="string" calcext:value-type="string">
            <text:p>Az Emberi Jogok Európai Bírósága a ( TASZ) <text:s/>ügyben hozott ítéletében az Emberi Jogok Európai Bíróságának el kellett döntenie, hogy a Magyar Alkotmánybíróság által birtokolt dokumentumhoz való hozzáférés megtagadása a szervezet információhoz való hozzáférésének jogát sérti-e, amint az az Egyezmény 10. cikkében szerepel.</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text:s text:c="21"/>&lt;/p&gt; <text:s text:c="20"/>&lt;p data-unq="276-03"&gt; <text:s text:c="22"/></text:p>
          </table:table-cell>
          <table:table-cell table:style-name="ce61" table:number-columns-repeated="1012"/>
          <table:table-cell table:number-columns-repeated="8"/>
        </table:table-row>
        <table:table-row table:style-name="ro46">
          <table:table-cell table:style-name="ce29" office:value-type="string" calcext:value-type="string">
            <text:p>276-03</text:p>
          </table:table-cell>
          <table:table-cell table:style-name="ce29" office:value-type="string" calcext:value-type="string">
            <text:p>266</text:p>
          </table:table-cell>
          <table:table-cell table:style-name="ce52" office:value-type="string" calcext:value-type="string">
            <text:p>The document, that the Hungarian Civil Liberties Union requested access to, was a complaint filed by an MP with the Constitutional Court (a request for constitutional review of some amendments to the Criminal Code, which concerned drug-related offenses). The Hungarian Civil Liberties Union needed access to this complaint due to its interest in drug-related policies. The Constitutional Court denied the Hungarian Civil Liberties Union’s access to the document, without having consulted the MP, explaining that a complaint pending before it could not be made available to outsiders without the approval of its author. The Hungarian Civil Liberties Union brought a legal action against the Constitutional Court, but the domestic courts ruled against the NGO, considering that the MP’s complaint contained some “data”, but that data was “personal” and could not be accessed without the author’s approval. European Court of Human Rights ruled in favor of the Hungarian Civil Liberties Union, considering that there has been a violation of Article 10 of the Convention.</text:p>
          </table:table-cell>
          <table:table-cell table:style-name="ce52" office:value-type="string" calcext:value-type="string">
            <text:p>A dokumentum, amelyet a TASZ kért, az Alkotmánybírósághoz benyújtott panasz (a büntető törvénykönyv néhány, a kábítószerrel kapcsolatos bűncselekményre vonatkozó módosításának alkotmányos felülvizsgálata iránti kérelem). A TASZ ehhez a kifogáshoz hozzáférhetett a kábítószerekkel kapcsolatos politikák iránti érdeklődése miatt. Az Alkotmánybíróság megtagadta a TASZ hozzáférését a dokumentumhoz anélkül, hogy konzultált volna a képviselővel, és kifejtette, hogy az előtte folyamatban lévő panasz nem bocsátható ki a szerzők engedélye nélkül. A TASZ az Alkotmánybíróság ellen jogi eljárást indított, azonban a nemzeti bíróságok a nem kormányzati szervezet ellen döntött, figyelembe véve, hogy a képviselő panaszában néhány "adat" található, és ezek "személyesek" voltak, és nem férhettek hozzá a szerző jóváhagyása nélkül . Az Emberi Jogok Európai Bírósága a TASZ javára ítélte úgy, hogy megsértette az Egyezmény 10. cikkét.</text:p>
          </table:table-cell>
          <table:table-cell table:style-name="ce52" table:number-columns-repeated="1012"/>
          <table:table-cell table:number-columns-repeated="8"/>
        </table:table-row>
        <table:table-row table:style-name="ro9">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92171"&gt;http://hudoc.echr.coe.int/eng?i=001-92171&lt;/a&gt; <text:s text:c="22"/>&lt;p&gt; <text:s text:c="24"/>&lt;strong&gt;Legal summaries and comments: &lt;/strong&gt; <text:s text:c="24"/>&lt;ul&gt; <text:s text:c="26"/>&lt;li&gt;&lt;a href="http://merlin.obs.coe.int/iris/2009/7/article1"&gt;http://merlin.obs.coe.int/iris/2009/7/article1&lt;/a&gt;&lt;/li&gt; <text:s text:c="26"/>&lt;li&gt;&lt;a href="https://globalfreedomofexpression.columbia.edu/cases/hungarian-civil-liberties-union-v-hungary/"&gt;https://globalfreedomofexpression.columbia.edu/cases/hungarian-civil-liberties-union-v-hungary/&lt;/a&gt;&lt;/li&gt; <text:s text:c="26"/>&lt;li&gt;&lt;a href="http://echrblog.blogspot.ro/2016/11/mhv-v-hungary-Judgement-on-access-to.html"&gt;http://echrblog.blogspot.ro/2016/11/mhv-v-hungary-Judgement-on-access-to.html&lt;/a&gt;&lt;/li&gt; <text:s text:c="24"/>&lt;/ul&gt; <text:s text:c="22"/>&lt;/p&gt; <text:s text:c="20"/>&lt;/p&gt; <text:s text:c="18"/>&lt;/div&gt; <text:s text:c="16"/>&lt;/div&gt; <text:s text:c="14"/>&lt;/div&gt; <text:s text:c="15"/>&lt;h5 class="azure largechar bulleted" data-unq="277"&gt;</text:p>
          </table:table-cell>
          <table:table-cell table:style-name="ce61" table:number-columns-repeated="1012"/>
          <table:table-cell table:number-columns-repeated="8"/>
        </table:table-row>
        <table:table-row table:style-name="ro28">
          <table:table-cell office:value-type="string" calcext:value-type="string">
            <text:p>277</text:p>
          </table:table-cell>
          <table:table-cell office:value-type="string" calcext:value-type="string">
            <text:p>295</text:p>
          </table:table-cell>
          <table:table-cell office:value-type="string" calcext:value-type="string">
            <text:p>Four threshold criteria for assessing if the freedom of expression is breached by the state not providing the public information requested</text:p>
          </table:table-cell>
          <table:table-cell office:value-type="string" calcext:value-type="string">
            <text:p>Négy lényegi kritérium annak eldöntéséhez, hogy megsérti-e a véleménynyilvánítási szabadságot az állam azzal, hogy nem teszi közzé az igényelt közérdekű adato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lt;br&gt; <text:s text:c="15"/>&lt;h5 class="azure largechar" data-unq="278"&gt;</text:p>
          </table:table-cell>
          <table:table-cell table:style-name="ce61" table:number-columns-repeated="1012"/>
          <table:table-cell table:number-columns-repeated="8"/>
        </table:table-row>
        <table:table-row table:style-name="ro10">
          <table:table-cell office:value-type="string" calcext:value-type="string">
            <text:p>278</text:p>
          </table:table-cell>
          <table:table-cell office:value-type="string" calcext:value-type="string">
            <text:p>296</text:p>
          </table:table-cell>
          <table:table-cell office:value-type="string" calcext:value-type="string">
            <text:p>a) The purpose of the information request (contributing to a public debate)</text:p>
          </table:table-cell>
          <table:table-cell office:value-type="string" calcext:value-type="string">
            <text:p>a) Az adatigénylés célja (hozzájárulás a közéleti vitához)</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lt;br&gt; <text:s text:c="15"/>&lt;div class="citecontainer"&gt; <text:s text:c="16"/>&lt;cite data-unq="279"&gt;</text:p>
          </table:table-cell>
          <table:table-cell table:style-name="ce61" table:number-columns-repeated="1012"/>
          <table:table-cell table:number-columns-repeated="8"/>
        </table:table-row>
        <table:table-row table:style-name="ro42">
          <table:table-cell office:value-type="string" calcext:value-type="string">
            <text:p>279</text:p>
          </table:table-cell>
          <table:table-cell office:value-type="string" calcext:value-type="string">
            <text:p>297</text:p>
          </table:table-cell>
          <table:table-cell office:value-type="string" calcext:value-type="string">
            <text:p>“(...) the Court has placed emphasis on whether &lt;span class="pinkish"&gt;&lt;strong&gt;​ the gathering of the information ​was​ a relevant preparatory step in journalistic activities or in other activities creating a forum for, or constituting an essential element of, public debate&lt;/strong&gt;&lt;/span&gt; ​(...). For the Court, &lt;span class="pinkish"&gt;&lt;strong&gt;​obtaining access to information would be considered necessary if withholding it would hinder or impair the individual’s exercise of his or her right to freedom of expression&lt;/strong&gt;&lt;/span&gt; (...), including the freedom “to receive and impart information and ideas”, in a manner consistent with such “duties and responsibilities” as may follow from paragraph 2 of Article 10.”</text:p>
          </table:table-cell>
          <table:table-cell office:value-type="string" calcext:value-type="string">
            <text:p>"(...) A Bíróság hangsúlyt fektet arra, hogy az információgyűjtés releváns előkészítő lépés volt-e újságírói vagy egyéb, nyilvános vitának fórumot biztosító vagy nyilvános vita alapvető elemét képező tevékenység végzéséhez (...). A Bíróság megítélése szerint az információhoz való hozzáférés megszerzése akkor minősül szükségesnek, ha az információ visszatartása hátráltatná vagy megakadályozná az egyén véleménynyilvánítási jogának gyakorlását (...), az „információk, eszmék megismerésének és közlésének” szabadságát is beleértve, olyan módon, ami összhangban áll a szóban forgó „kötelezettségekkel és felelősséggel”, ahogyan ez a 10. cikk 2. bekezdéséből következik."</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280"&gt; <text:s text:c="18"/></text:p>
          </table:table-cell>
          <table:table-cell table:style-name="ce61" table:number-columns-repeated="1012"/>
          <table:table-cell table:number-columns-repeated="8"/>
        </table:table-row>
        <table:table-row table:style-name="ro10">
          <table:table-cell table:style-name="ce15" office:value-type="string" calcext:value-type="string">
            <text:p>280</text:p>
          </table:table-cell>
          <table:table-cell table:style-name="ce15" office:value-type="string" calcext:value-type="string">
            <text:p>298</text:p>
          </table:table-cell>
          <table:table-cell table:style-name="ce57" office:value-type="string" calcext:value-type="string">
            <text:p>Magyar Helsinki Bizottság v. Hungary [Grand Chamber], 2016</text:p>
          </table:table-cell>
          <table:table-cell table:style-name="ce57" office:value-type="string" calcext:value-type="string">
            <text:p>Magyar Helsinki Bizottság kontra Magyarország [Nagy Kamara], 2016 </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MHBvHu" aria-expanded="false" aria-controls="collapseExample"&gt;Case summary&lt;/a&gt; <text:s text:c="16"/>&lt;/p&gt; <text:s text:c="16"/>&lt;div class="case-details collapse" id="caseMHBvHu"&gt; <text:s text:c="18"/>&lt;div class="card card-block"&gt; <text:s text:c="20"/>&lt;h5 data-unq="022-01"&gt;</text:p>
          </table:table-cell>
          <table:table-cell table:style-name="ce61" table:number-columns-repeated="1012"/>
          <table:table-cell table:number-columns-repeated="8"/>
        </table:table-row>
        <table:table-row table:style-name="ro28">
          <table:table-cell table:style-name="ce29" office:value-type="string" calcext:value-type="string">
            <text:p>022-01</text:p>
          </table:table-cell>
          <table:table-cell table:style-name="ce29"/>
          <table:table-cell table:style-name="ce52" table:formula="of:=[.C60]" office:value-type="string" office:string-value="Magyar Helsinki Bizottság v. Hungary, Application no. 18030/11, Judgement 8 November 2016" calcext:value-type="string">
            <text:p>Magyar Helsinki Bizottság v. Hungary, Application no. 18030/11, Judgement 8 November 2016</text:p>
          </table:table-cell>
          <table:table-cell table:style-name="ce52" table:formula="of:=[.D60]" office:value-type="string" office:string-value="Magyar Helsinki Bizottság kontra Magyarország,  Ügyiratszám: 18030/11,  Ítélet: 2016. november 8." calcext:value-type="string">
            <text:p>Magyar Helsinki Bizottság kontra Magyarország, <text:s/>Ügyiratszám: 18030/11, <text:s/>Ítélet: 2016. november 8.</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022-02"&gt; <text:s text:c="22"/></text:p>
          </table:table-cell>
          <table:table-cell table:style-name="ce61" table:number-columns-repeated="1012"/>
          <table:table-cell table:number-columns-repeated="8"/>
        </table:table-row>
        <table:table-row table:style-name="ro40">
          <table:table-cell table:style-name="ce29" office:value-type="string" calcext:value-type="string">
            <text:p>022-02</text:p>
          </table:table-cell>
          <table:table-cell table:style-name="ce29"/>
          <table:table-cell table:style-name="ce52" table:formula="of:=[.C62]" office:value-type="string" office:string-value="The case originated in an application lodged with the Court by the Hungarian Helsinki Committee after being denied by the national authorities access to information about the ex officio defense counsels appointed by two police stations. The Court found that there has been a violation of the right to freedom of expression of the applicant NGO, and has articulated the four threshold criteria for assessing whether a denial of access to State-held information engages Article 10 of the Convention." calcext:value-type="string">
            <text:p>The case originated in an application lodged with the Court by the Hungarian Helsinki Committee after being denied by the national authorities access to information about the ex officio defense counsels appointed by two police stations. The Court found that there has been a violation of the right to freedom of expression of the applicant NGO, and has articulated the four threshold criteria for assessing whether a denial of access to State-held information engages Article 10 of the Convention.</text:p>
          </table:table-cell>
          <table:table-cell table:style-name="ce52" table:formula="of:=[.D62]" office:value-type="string" office:string-value="Az ügy a Magyar Helsinki Bizottság által a Bírósághoz benyújtott keresetindítás után indult meg, miután a nemzeti hatóságok megtagadták a két rendőrkapitányság által kinevezett hivatali védőügyvédi információhoz való hozzáférést. A Számvevőszék megállapította, hogy megsértették a felperes nem kormányzati szervezet véleménynyilvánítási szabadságát, és megfogalmazta a négy küszöbérték kritériumát annak megítéléséhez, hogy az állami tulajdonban lévő információkhoz való hozzáférés megtagadása az Egyezmény 10. cikkét érinti-e." calcext:value-type="string">
            <text:p>Az ügy a Magyar Helsinki Bizottság által a Bírósághoz benyújtott keresetindítás után indult meg, miután a nemzeti hatóságok megtagadták a két rendőrkapitányság által kinevezett hivatali védőügyvédi információhoz való hozzáférést. A Számvevőszék megállapította, hogy megsértették a felperes nem kormányzati szervezet véleménynyilvánítási szabadságát, és megfogalmazta a négy küszöbérték kritériumát annak megítéléséhez, hogy az állami tulajdonban lévő információkhoz való hozzáférés megtagadása az Egyezmény 10. cikkét érinti-e.</text:p>
          </table:table-cell>
          <table:table-cell table:style-name="ce52" table:number-columns-repeated="1012"/>
          <table:table-cell table:number-columns-repeated="8"/>
        </table:table-row>
        <table:table-row table:style-name="ro71">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67828"&gt;http://hudoc.echr.coe.int/eng?i=001-167828&lt;/a&gt; <text:s text:c="22"/>&lt;p&gt; <text:s text:c="24"/>&lt;strong&gt;Legal summaries and comments: &lt;/strong&gt; <text:s text:c="24"/>&lt;ul&gt; <text:s text:c="26"/>&lt;li&gt;&lt;a href="http://hudoc.echr.coe.int/eng?i=002-11282"&gt;http://hudoc.echr.coe.int/eng?i=002-11282&lt;/a&gt;&lt;/li&gt; <text:s text:c="26"/>&lt;li&gt;&lt;a href="https://globalfreedomofexpression.columbia.edu/cases/magyar-helsinki-bizottsag-v-hungary/"&gt;https://globalfreedomofexpression.columbia.edu/cases/magyar-helsinki-bizottsag-v-hungary/&lt;/a&gt;&lt;/li&gt; <text:s text:c="26"/>&lt;li&gt;&lt;a href="http://www.mediadefence.org/news/european-court-human-rights-and-access-information-clarifying-status-room-improvement"&gt;http://www.mediadefence.org/news/european-court-human-rights-and-access-information-clarifying-status-room-improvement&lt;/a&gt;&lt;/li&gt; <text:s text:c="26"/>&lt;li&gt;&lt;a href="https://strasbourgobservers.com/2016/11/30/magyar-helsinki-bizottsag-v-hungary-a-limited-right-of-access-to-information-under-article-10-echr/"&gt;https://strasbourgobservers.com/2016/11/30/magyar-helsinki-bizottsag-v-hungary-a-limited-right-of-access-to-information-under-article-10-echr/&lt;/a&gt;&lt;/li&gt; <text:s text:c="24"/>&lt;/ul&gt; <text:s text:c="22"/>&lt;/p&gt; <text:s text:c="20"/>&lt;/p&gt; <text:s text:c="18"/>&lt;/div&gt; <text:s text:c="16"/>&lt;/div&gt; <text:s text:c="14"/>&lt;/div&gt; <text:s text:c="15"/>&lt;h5 class="azure largechar" data-unq="281"&gt;</text:p>
          </table:table-cell>
          <table:table-cell table:style-name="ce61" table:number-columns-repeated="1012"/>
          <table:table-cell table:number-columns-repeated="8"/>
        </table:table-row>
        <table:table-row table:style-name="ro10">
          <table:table-cell office:value-type="string" calcext:value-type="string">
            <text:p>281</text:p>
          </table:table-cell>
          <table:table-cell office:value-type="string" calcext:value-type="string">
            <text:p>299</text:p>
          </table:table-cell>
          <table:table-cell office:value-type="string" calcext:value-type="string">
            <text:p>b) The nature of the information sought (it must be information of public interest)</text:p>
          </table:table-cell>
          <table:table-cell office:value-type="string" calcext:value-type="string">
            <text:p>b) a megsimerni kívánt információ jellege (közérdeket szolgáló adatnak kell lennie)</text:p>
          </table:table-cell>
          <table:table-cell table:number-columns-repeated="1020"/>
        </table:table-row>
        <table:table-row table:style-name="ro28">
          <table:table-cell table:style-name="ce33" table:number-columns-repeated="2"/>
          <table:table-cell table:number-columns-repeated="2" table:style-name="ce61" office:value-type="string" calcext:value-type="string">
            <text:p>&lt;/h5&gt;&lt;br&gt; <text:s text:c="15"/>&lt;div class="citecontainer"&gt; <text:s text:c="16"/>&lt;cite&gt; <text:s text:c="18"/>&lt;p data-unq="282"&gt;</text:p>
          </table:table-cell>
          <table:table-cell table:style-name="ce61" table:number-columns-repeated="1012"/>
          <table:table-cell table:number-columns-repeated="8"/>
        </table:table-row>
        <table:table-row table:style-name="ro37">
          <table:table-cell office:value-type="string" calcext:value-type="string">
            <text:p>282</text:p>
          </table:table-cell>
          <table:table-cell office:value-type="string" calcext:value-type="string">
            <text:p>300</text:p>
          </table:table-cell>
          <table:table-cell office:value-type="string" calcext:value-type="string">
            <text:p>“the Court considers that the &lt;span class="pinkish"&gt;&lt;strong&gt;information, data or documents to which access is sought must generally meet a public interest test in order to prompt a need for disclosure&lt;/strong&gt;&lt;/span&gt; under the Convention. Such a need may exist where, inter alia, disclosure provides transparency on the manner of conduct of public affairs and on matters of interest for society as a whole and thereby allows participation in public governance by the public at large.</text:p>
          </table:table-cell>
          <table:table-cell office:value-type="string" calcext:value-type="string">
            <text:p>"a Bíróság úgy véli, hogy a kért információknak, adatoknak vagy dokumentumoknak általánosságban meg kell felelniük a közérdekű szempontnak ahhoz, hogy az Egyezmény értelmében ki kelljen szolgáltatni őket. A kiszolgáltatás szükségessége többek között akkor is fennáll, ha a közlés átláthatóságot biztosít a közügyek viteléhez, valamint az egész társadalom számára érdekes kérdésekkel kapcsolatban, és ezáltal lehetővé teszi a nagyközönség számára a szabad részvételt a közszféra irányításában."</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lt;br&gt; <text:s text:c="19"/>&lt;p data-unq="282-01"&gt;</text:p>
          </table:table-cell>
          <table:table-cell table:style-name="ce61" table:number-columns-repeated="1012"/>
          <table:table-cell table:number-columns-repeated="8"/>
        </table:table-row>
        <table:table-row table:style-name="ro46">
          <table:table-cell office:value-type="string" calcext:value-type="string">
            <text:p>282-01</text:p>
          </table:table-cell>
          <table:table-cell office:value-type="string" calcext:value-type="string">
            <text:p>301</text:p>
          </table:table-cell>
          <table:table-cell office:value-type="string" calcext:value-type="string">
            <text:p>The Court has emphasized that the definition of &lt;span class="pinkish"&gt;&lt;strong&gt;what might constitute a subject of public interest will depend on the circumstances of each case&lt;/strong&gt;&lt;/span&gt;. The public interest relates to matters which affect the public to such an extent that it may legitimately take an interest in them, which attract its attention or which concern it to a significant degree, especially in that they affect the well-being of citizens or the life of the community. This is also the case with regard to matters which are capable of giving rise to considerable controversy, which concern an important social issue, or which involve a problem that the public would have an interest in being informed about. The public interest cannot be reduced to the public’s thirst for information about the private life of others, or to an audience’s wish for sensationalism or even voyeurism. In order to ascertain whether a publication relates to a subject of general importance, it is necessary to assess the publication as a whole, having regard to the context in which it appears.“</text:p>
          </table:table-cell>
          <table:table-cell office:value-type="string" calcext:value-type="string">
            <text:p>A Bíróság kiemelte, hogy annak meghatározása, hogy mi minősülhet közérdekűnek, az egyes ügyek körülményeitől függ. A közérdek olyan kérdésekre vonatkozik, amelyek olyan mértékben érintik a nagyközönséget, hogy az jogosan érdeklődhet irántuk, megragadják a nyilvánosság figyelmét, vagy jelentős mértékben foglalkoztatják az embereket, különösen ha a polgárok jólétét vagy a közösség életét érintik. Ez a helyzet azokkal a dolgokkal is, amelyek adott esetben súlyosan ellentmondásosak lehetnek, amelyek fontos társadalmi kérdést érintenek, vagy olyan problémával függnek össze, amelyről a nagyközönségnek tudnia kell. A közérdek nem korlátozódhat a nagyközönség mások magánéletével kapcsolatos információéhségére, illetve a közönség szenzációéhségére vagy leskelődési hajlamának kiélésére. Annak megállapításához, hogy egy tájékoztatás tárgya általános érdeklődésre számot tartó-e, az adott tájékoztatás egészét kell értékelni, figyelemmel a kontextusra, amelyben megjelenik.</text:p>
          </table:table-cell>
          <table:table-cell table:number-columns-repeated="1020"/>
        </table:table-row>
        <table:table-row table:style-name="ro28">
          <table:table-cell table:style-name="ce33" table:number-columns-repeated="2"/>
          <table:table-cell table:number-columns-repeated="2" table:style-name="ce61" office:value-type="string" calcext:value-type="string">
            <text:p><text:s text:c="19"/>&lt;/p&gt; <text:s text:c="16"/>&lt;/cite&gt; <text:s text:c="16"/>&lt;p class="refer" data-unq="283"&gt; <text:s text:c="18"/></text:p>
          </table:table-cell>
          <table:table-cell table:style-name="ce61" table:number-columns-repeated="1012"/>
          <table:table-cell table:number-columns-repeated="8"/>
        </table:table-row>
        <table:table-row table:style-name="ro10">
          <table:table-cell table:style-name="ce15" office:value-type="string" calcext:value-type="string">
            <text:p>283</text:p>
          </table:table-cell>
          <table:table-cell table:style-name="ce15" office:value-type="string" calcext:value-type="string">
            <text:p>302</text:p>
          </table:table-cell>
          <table:table-cell table:style-name="ce57" office:value-type="string" calcext:value-type="string">
            <text:p>Magyar Helsinki Bizottság v. Hungary [Grand Chamber], 2016</text:p>
          </table:table-cell>
          <table:table-cell table:style-name="ce57" office:value-type="string" calcext:value-type="string">
            <text:p>Magyar Helsinki Bizottság kontra Magyarország [Nagy Kamara], 2016 </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MHBvHu-01" aria-expanded="false" aria-controls="collapseExample"&gt;Case summary&lt;/a&gt; <text:s text:c="16"/>&lt;/p&gt; <text:s text:c="16"/>&lt;div class="case-details collapse" id="caseMHBvHu-01"&gt; <text:s text:c="18"/>&lt;div class="card card-block"&gt; <text:s text:c="20"/>&lt;h5 data-unq="022-01"&gt;</text:p>
          </table:table-cell>
          <table:table-cell table:style-name="ce61" table:number-columns-repeated="1012"/>
          <table:table-cell table:number-columns-repeated="8"/>
        </table:table-row>
        <table:table-row table:style-name="ro28">
          <table:table-cell table:style-name="ce29" office:value-type="string" calcext:value-type="string">
            <text:p>022-01</text:p>
          </table:table-cell>
          <table:table-cell table:style-name="ce29"/>
          <table:table-cell table:style-name="ce52" table:formula="of:=[.C60]" office:value-type="string" office:string-value="Magyar Helsinki Bizottság v. Hungary, Application no. 18030/11, Judgement 8 November 2016" calcext:value-type="string">
            <text:p>Magyar Helsinki Bizottság v. Hungary, Application no. 18030/11, Judgement 8 November 2016</text:p>
          </table:table-cell>
          <table:table-cell table:style-name="ce52" table:formula="of:=[.D60]" office:value-type="string" office:string-value="Magyar Helsinki Bizottság kontra Magyarország,  Ügyiratszám: 18030/11,  Ítélet: 2016. november 8." calcext:value-type="string">
            <text:p>Magyar Helsinki Bizottság kontra Magyarország, <text:s/>Ügyiratszám: 18030/11, <text:s/>Ítélet: 2016. november 8.</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022-02"&gt; <text:s text:c="22"/></text:p>
          </table:table-cell>
          <table:table-cell table:style-name="ce61" table:number-columns-repeated="1012"/>
          <table:table-cell table:number-columns-repeated="8"/>
        </table:table-row>
        <table:table-row table:style-name="ro40">
          <table:table-cell table:style-name="ce29" office:value-type="string" calcext:value-type="string">
            <text:p>022-02</text:p>
          </table:table-cell>
          <table:table-cell table:style-name="ce29"/>
          <table:table-cell table:style-name="ce52" table:formula="of:=[.C62]" office:value-type="string" office:string-value="The case originated in an application lodged with the Court by the Hungarian Helsinki Committee after being denied by the national authorities access to information about the ex officio defense counsels appointed by two police stations. The Court found that there has been a violation of the right to freedom of expression of the applicant NGO, and has articulated the four threshold criteria for assessing whether a denial of access to State-held information engages Article 10 of the Convention." calcext:value-type="string">
            <text:p>The case originated in an application lodged with the Court by the Hungarian Helsinki Committee after being denied by the national authorities access to information about the ex officio defense counsels appointed by two police stations. The Court found that there has been a violation of the right to freedom of expression of the applicant NGO, and has articulated the four threshold criteria for assessing whether a denial of access to State-held information engages Article 10 of the Convention.</text:p>
          </table:table-cell>
          <table:table-cell table:style-name="ce52" table:formula="of:=[.D62]" office:value-type="string" office:string-value="Az ügy a Magyar Helsinki Bizottság által a Bírósághoz benyújtott keresetindítás után indult meg, miután a nemzeti hatóságok megtagadták a két rendőrkapitányság által kinevezett hivatali védőügyvédi információhoz való hozzáférést. A Számvevőszék megállapította, hogy megsértették a felperes nem kormányzati szervezet véleménynyilvánítási szabadságát, és megfogalmazta a négy küszöbérték kritériumát annak megítéléséhez, hogy az állami tulajdonban lévő információkhoz való hozzáférés megtagadása az Egyezmény 10. cikkét érinti-e." calcext:value-type="string">
            <text:p>Az ügy a Magyar Helsinki Bizottság által a Bírósághoz benyújtott keresetindítás után indult meg, miután a nemzeti hatóságok megtagadták a két rendőrkapitányság által kinevezett hivatali védőügyvédi információhoz való hozzáférést. A Számvevőszék megállapította, hogy megsértették a felperes nem kormányzati szervezet véleménynyilvánítási szabadságát, és megfogalmazta a négy küszöbérték kritériumát annak megítéléséhez, hogy az állami tulajdonban lévő információkhoz való hozzáférés megtagadása az Egyezmény 10. cikkét érinti-e.</text:p>
          </table:table-cell>
          <table:table-cell table:style-name="ce52" table:number-columns-repeated="1012"/>
          <table:table-cell table:number-columns-repeated="8"/>
        </table:table-row>
        <table:table-row table:style-name="ro71">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67828"&gt;http://hudoc.echr.coe.int/eng?i=001-167828&lt;/a&gt; <text:s text:c="22"/>&lt;p&gt; <text:s text:c="24"/>&lt;strong&gt;Legal summaries and comments: &lt;/strong&gt; <text:s text:c="24"/>&lt;ul&gt; <text:s text:c="26"/>&lt;li&gt;&lt;a href="http://hudoc.echr.coe.int/eng?i=002-11282"&gt;http://hudoc.echr.coe.int/eng?i=002-11282&lt;/a&gt;&lt;/li&gt; <text:s text:c="26"/>&lt;li&gt;&lt;a href="https://globalfreedomofexpression.columbia.edu/cases/magyar-helsinki-bizottsag-v-hungary/"&gt;https://globalfreedomofexpression.columbia.edu/cases/magyar-helsinki-bizottsag-v-hungary/&lt;/a&gt;&lt;/li&gt; <text:s text:c="26"/>&lt;li&gt;&lt;a href="http://www.mediadefence.org/news/european-court-human-rights-and-access-information-clarifying-status-room-improvement"&gt;http://www.mediadefence.org/news/european-court-human-rights-and-access-information-clarifying-status-room-improvement&lt;/a&gt;&lt;/li&gt; <text:s text:c="26"/>&lt;li&gt;&lt;a href="https://strasbourgobservers.com/2016/11/30/magyar-helsinki-bizottsag-v-hungary-a-limited-right-of-access-to-information-under-article-10-echr/"&gt;https://strasbourgobservers.com/2016/11/30/magyar-helsinki-bizottsag-v-hungary-a-limited-right-of-access-to-information-under-article-10-echr/&lt;/a&gt;&lt;/li&gt; <text:s text:c="24"/>&lt;/ul&gt; <text:s text:c="22"/>&lt;/p&gt; <text:s text:c="20"/>&lt;/p&gt; <text:s text:c="18"/>&lt;/div&gt; <text:s text:c="16"/>&lt;/div&gt; <text:s text:c="14"/>&lt;/div&gt; <text:s text:c="15"/>&lt;h5 class="azure largechar" data-unq="284"&gt;</text:p>
          </table:table-cell>
          <table:table-cell table:style-name="ce61" table:number-columns-repeated="1012"/>
          <table:table-cell table:number-columns-repeated="8"/>
        </table:table-row>
        <table:table-row table:style-name="ro28">
          <table:table-cell office:value-type="string" calcext:value-type="string">
            <text:p>284</text:p>
          </table:table-cell>
          <table:table-cell office:value-type="string" calcext:value-type="string">
            <text:p>303</text:p>
          </table:table-cell>
          <table:table-cell office:value-type="string" calcext:value-type="string">
            <text:p>c) The role of the applicant (social watchdogs – including bloggers and social media users):</text:p>
          </table:table-cell>
          <table:table-cell office:value-type="string" calcext:value-type="string">
            <text:p>c) A panaszos szerepe (társadalmi házőrzőkutyák - ide értve a bloggereket és a közösségi média felhasználókat)</text:p>
          </table:table-cell>
          <table:table-cell table:number-columns-repeated="1020"/>
        </table:table-row>
        <table:table-row table:style-name="ro28">
          <table:table-cell table:style-name="ce33" table:number-columns-repeated="2"/>
          <table:table-cell table:number-columns-repeated="2" table:style-name="ce61" office:value-type="string" calcext:value-type="string">
            <text:p>&lt;/h5&gt;&lt;br&gt; <text:s text:c="15"/>&lt;div class="citecontainer"&gt; <text:s text:c="16"/>&lt;cite&gt; <text:s text:c="18"/>&lt;p data-unq="285"&gt; <text:s text:c="20"/></text:p>
          </table:table-cell>
          <table:table-cell table:style-name="ce61" table:number-columns-repeated="1012"/>
          <table:table-cell table:number-columns-repeated="8"/>
        </table:table-row>
        <table:table-row table:style-name="ro70">
          <table:table-cell office:value-type="string" calcext:value-type="string">
            <text:p>285</text:p>
          </table:table-cell>
          <table:table-cell office:value-type="string" calcext:value-type="string">
            <text:p>304</text:p>
          </table:table-cell>
          <table:table-cell office:value-type="string" calcext:value-type="string">
            <text:p>“(...) in assessing whether the respondent State had interfered with the applicants’ Article 10 rights by denying access to certain documents, &lt;span class="pinkish"&gt;&lt;strong&gt;​ the​ ​Court has previously attached particular weight to the applicant’s role as a journalist (...) ​or as a social watchdog or non-governmental organisation to matters of public interest&lt;/strong&gt;&lt;/span&gt; (…).</text:p>
          </table:table-cell>
          <table:table-cell office:value-type="string" calcext:value-type="string">
            <text:p>"(...) annak értékelése során, hogy az alperes Állam azzal, hogy megtagadta a hozzáférést bizonyos dokumentumokhoz, beavatkozott-e a kérelmezők 10. cikk szerinti jogaiba, a Bíróság korábban különleges fontosságot tulajdonított a kérelmező újságírói szerepének (...), illetve társadalmi kontrollfunkciójának vagy annak, hogy a kérelmező civilszervezet, amelynek tevékenysége közérdekű kérdésekhez kapcsolódik(...).</text:p>
            <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text:s text:c="19"/>&lt;/p&gt;&lt;br&gt; <text:s text:c="18"/>&lt;p data-unq="285-01"&gt;</text:p>
          </table:table-cell>
          <table:table-cell table:style-name="ce61" table:number-columns-repeated="1012"/>
          <table:table-cell table:number-columns-repeated="8"/>
        </table:table-row>
        <table:table-row table:style-name="ro24">
          <table:table-cell office:value-type="string" calcext:value-type="string">
            <text:p>285-01</text:p>
          </table:table-cell>
          <table:table-cell office:value-type="string" calcext:value-type="string">
            <text:p>305</text:p>
          </table:table-cell>
          <table:table-cell office:value-type="string" calcext:value-type="string">
            <text:p>While Article 10 guarantees freedom of expression to “everyone”, it has been the Court’s practice to recognise the essential role played by the press in a democratic society (...).”</text:p>
          </table:table-cell>
          <table:table-cell office:value-type="string" calcext:value-type="string">
            <text:p>Bár a 10. cikk a véleménynyilvánítás szabadságát „mindenkinek” biztosítja, a Bíróság gyakorlatában elismeri a demokratikus társadalomban a sajtó alapvető szerepét és ezzel kapcsolatban az újságírók különleges helyzetét (...)."</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6"/>&lt;/cite&gt; <text:s text:c="16"/>&lt;p class="refer" data-unq="286"&gt; <text:s text:c="18"/></text:p>
          </table:table-cell>
          <table:table-cell table:style-name="ce61" table:number-columns-repeated="1012"/>
          <table:table-cell table:number-columns-repeated="8"/>
        </table:table-row>
        <table:table-row table:style-name="ro10">
          <table:table-cell table:style-name="ce15" office:value-type="string" calcext:value-type="string">
            <text:p>286</text:p>
          </table:table-cell>
          <table:table-cell table:style-name="ce15" office:value-type="string" calcext:value-type="string">
            <text:p>306</text:p>
          </table:table-cell>
          <table:table-cell table:style-name="ce57" office:value-type="string" calcext:value-type="string">
            <text:p>Magyar Helsinki Bizottság v. Hungary [Grand Chamber], 2016</text:p>
          </table:table-cell>
          <table:table-cell table:style-name="ce57" office:value-type="string" calcext:value-type="string">
            <text:p>Magyar Helsinki Bizottság kontra Magyarország [Nagy Kamara], <text:s/>2016 </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MHBvHu-02" aria-expanded="false" aria-controls="collapseExample"&gt;Case summary&lt;/a&gt; <text:s text:c="16"/>&lt;/p&gt; <text:s text:c="16"/>&lt;div class="case-details collapse" id="caseMHBvHu-02"&gt; <text:s text:c="18"/>&lt;div class="card card-block"&gt; <text:s text:c="20"/>&lt;h5 data-unq="022-01"&gt;</text:p>
          </table:table-cell>
          <table:table-cell table:style-name="ce61" table:number-columns-repeated="1012"/>
          <table:table-cell table:number-columns-repeated="8"/>
        </table:table-row>
        <table:table-row table:style-name="ro28">
          <table:table-cell table:style-name="ce29" office:value-type="string" calcext:value-type="string">
            <text:p>022-01</text:p>
          </table:table-cell>
          <table:table-cell table:style-name="ce29"/>
          <table:table-cell table:style-name="ce52" table:formula="of:=[.C60]" office:value-type="string" office:string-value="Magyar Helsinki Bizottság v. Hungary, Application no. 18030/11, Judgement 8 November 2016" calcext:value-type="string">
            <text:p>Magyar Helsinki Bizottság v. Hungary, Application no. 18030/11, Judgement 8 November 2016</text:p>
          </table:table-cell>
          <table:table-cell table:style-name="ce52" table:formula="of:=[.D60]" office:value-type="string" office:string-value="Magyar Helsinki Bizottság kontra Magyarország,  Ügyiratszám: 18030/11,  Ítélet: 2016. november 8." calcext:value-type="string">
            <text:p>Magyar Helsinki Bizottság kontra Magyarország, <text:s/>Ügyiratszám: 18030/11, <text:s/>Ítélet: 2016. november 8.</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022-02"&gt; <text:s text:c="22"/></text:p>
          </table:table-cell>
          <table:table-cell table:style-name="ce61" table:number-columns-repeated="1012"/>
          <table:table-cell table:number-columns-repeated="8"/>
        </table:table-row>
        <table:table-row table:style-name="ro40">
          <table:table-cell table:style-name="ce29" office:value-type="string" calcext:value-type="string">
            <text:p>022-02</text:p>
          </table:table-cell>
          <table:table-cell table:style-name="ce29"/>
          <table:table-cell table:style-name="ce52" table:formula="of:=[.C62]" office:value-type="string" office:string-value="The case originated in an application lodged with the Court by the Hungarian Helsinki Committee after being denied by the national authorities access to information about the ex officio defense counsels appointed by two police stations. The Court found that there has been a violation of the right to freedom of expression of the applicant NGO, and has articulated the four threshold criteria for assessing whether a denial of access to State-held information engages Article 10 of the Convention." calcext:value-type="string">
            <text:p>The case originated in an application lodged with the Court by the Hungarian Helsinki Committee after being denied by the national authorities access to information about the ex officio defense counsels appointed by two police stations. The Court found that there has been a violation of the right to freedom of expression of the applicant NGO, and has articulated the four threshold criteria for assessing whether a denial of access to State-held information engages Article 10 of the Convention.</text:p>
          </table:table-cell>
          <table:table-cell table:style-name="ce52" table:formula="of:=[.D62]" office:value-type="string" office:string-value="Az ügy a Magyar Helsinki Bizottság által a Bírósághoz benyújtott keresetindítás után indult meg, miután a nemzeti hatóságok megtagadták a két rendőrkapitányság által kinevezett hivatali védőügyvédi információhoz való hozzáférést. A Számvevőszék megállapította, hogy megsértették a felperes nem kormányzati szervezet véleménynyilvánítási szabadságát, és megfogalmazta a négy küszöbérték kritériumát annak megítéléséhez, hogy az állami tulajdonban lévő információkhoz való hozzáférés megtagadása az Egyezmény 10. cikkét érinti-e." calcext:value-type="string">
            <text:p>Az ügy a Magyar Helsinki Bizottság által a Bírósághoz benyújtott keresetindítás után indult meg, miután a nemzeti hatóságok megtagadták a két rendőrkapitányság által kinevezett hivatali védőügyvédi információhoz való hozzáférést. A Számvevőszék megállapította, hogy megsértették a felperes nem kormányzati szervezet véleménynyilvánítási szabadságát, és megfogalmazta a négy küszöbérték kritériumát annak megítéléséhez, hogy az állami tulajdonban lévő információkhoz való hozzáférés megtagadása az Egyezmény 10. cikkét érinti-e.</text:p>
          </table:table-cell>
          <table:table-cell table:style-name="ce52" table:number-columns-repeated="1012"/>
          <table:table-cell table:number-columns-repeated="8"/>
        </table:table-row>
        <table:table-row table:style-name="ro71">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67828"&gt;http://hudoc.echr.coe.int/eng?i=001-167828&lt;/a&gt; <text:s text:c="22"/>&lt;p&gt; <text:s text:c="24"/>&lt;strong&gt;Legal summaries and comments: &lt;/strong&gt; <text:s text:c="24"/>&lt;ul&gt; <text:s text:c="26"/>&lt;li&gt;&lt;a href="http://hudoc.echr.coe.int/eng?i=002-11282"&gt;http://hudoc.echr.coe.int/eng?i=002-11282&lt;/a&gt;&lt;/li&gt; <text:s text:c="26"/>&lt;li&gt;&lt;a href="https://globalfreedomofexpression.columbia.edu/cases/magyar-helsinki-bizottsag-v-hungary/"&gt;https://globalfreedomofexpression.columbia.edu/cases/magyar-helsinki-bizottsag-v-hungary/&lt;/a&gt;&lt;/li&gt; <text:s text:c="26"/>&lt;li&gt;&lt;a href="http://www.mediadefence.org/news/european-court-human-rights-and-access-information-clarifying-status-room-improvement"&gt;http://www.mediadefence.org/news/european-court-human-rights-and-access-information-clarifying-status-room-improvement&lt;/a&gt;&lt;/li&gt; <text:s text:c="26"/>&lt;li&gt;&lt;a href="https://strasbourgobservers.com/2016/11/30/magyar-helsinki-bizottsag-v-hungary-a-limited-right-of-access-to-information-under-article-10-echr/"&gt;https://strasbourgobservers.com/2016/11/30/magyar-helsinki-bizottsag-v-hungary-a-limited-right-of-access-to-information-under-article-10-echr/&lt;/a&gt;&lt;/li&gt; <text:s text:c="24"/>&lt;/ul&gt; <text:s text:c="22"/>&lt;/p&gt; <text:s text:c="20"/>&lt;/p&gt; <text:s text:c="18"/>&lt;/div&gt; <text:s text:c="16"/>&lt;/div&gt; <text:s text:c="14"/>&lt;/div&gt; <text:s text:c="15"/>&lt;div class="citecontainer"&gt; <text:s text:c="16"/>&lt;cite data-unq="287"&gt;</text:p>
          </table:table-cell>
          <table:table-cell table:style-name="ce61" table:number-columns-repeated="1012"/>
          <table:table-cell table:number-columns-repeated="8"/>
        </table:table-row>
        <table:table-row table:style-name="ro40">
          <table:table-cell office:value-type="string" calcext:value-type="string">
            <text:p>287</text:p>
          </table:table-cell>
          <table:table-cell office:value-type="string" calcext:value-type="string">
            <text:p>307</text:p>
          </table:table-cell>
          <table:table-cell office:value-type="string" calcext:value-type="string">
            <text:p>“The function of the press includes the creation of forums for public debate. However, the realisation of this function is not limited to the media or professional journalists. In the present case, the preparation of the forum of public debate was conducted by a non-governmental organisation. The purpose of the applicant’s activities can therefore be said to have been an essential element of informed public debate. &lt;span class="pinkish"&gt;&lt;strong&gt;The Court has repeatedly recognised civil society's important contribution to the discussion of public affairs&lt;/strong&gt;&lt;/span&gt; (...).”</text:p>
          </table:table-cell>
          <table:table-cell office:value-type="string" calcext:value-type="string">
            <text:p>"A sajtó funkciója magában foglalja a nyilvános vita fórumainak a megteremtését is. E funkció realizálása azonban nem korlátozódik a médiára vagy a hivatásos újságírókra. A jelen ügyben a nyilvános vita fórumának előkészítését egy nem kormányzati szerv végezte. A kérelmező tevékenységének a céljáról tehát megállapítható, hogy az a tájékozott nyilvános vita alapvető fontosságú elemét képezte. A Bíróság többször elismerte a civil társadalom közügyek megvitatásához nyújtott fontos hozzájárulását (...)."</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288"&gt; <text:s text:c="18"/></text:p>
          </table:table-cell>
          <table:table-cell table:style-name="ce61" table:number-columns-repeated="1012"/>
          <table:table-cell table:number-columns-repeated="8"/>
        </table:table-row>
        <table:table-row table:style-name="ro10">
          <table:table-cell table:style-name="ce15" office:value-type="string" calcext:value-type="string">
            <text:p>288</text:p>
          </table:table-cell>
          <table:table-cell table:style-name="ce15" office:value-type="string" calcext:value-type="string">
            <text:p>308</text:p>
          </table:table-cell>
          <table:table-cell table:style-name="ce57" office:value-type="string" calcext:value-type="string">
            <text:p>TASZ v. Hungary, 2009</text:p>
          </table:table-cell>
          <table:table-cell table:style-name="ce57" office:value-type="string" calcext:value-type="string">
            <text:p>TASZ kontra Magyarország, 2009</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TvH09-01" aria-expanded="false" aria-controls="collapseExample"&gt;Case summary&lt;/a&gt; <text:s text:c="16"/>&lt;/p&gt; <text:s text:c="16"/>&lt;div class="case-details collapse" id="caseTvH09-01"&gt; <text:s text:c="18"/>&lt;div class="card card-block"&gt; <text:s text:c="20"/>&lt;h5 data-unq="276-01"&gt;</text:p>
          </table:table-cell>
          <table:table-cell table:style-name="ce61" table:number-columns-repeated="1012"/>
          <table:table-cell table:number-columns-repeated="8"/>
        </table:table-row>
        <table:table-row table:style-name="ro28">
          <table:table-cell table:style-name="ce29" office:value-type="string" calcext:value-type="string">
            <text:p>276-01</text:p>
          </table:table-cell>
          <table:table-cell table:style-name="ce29"/>
          <table:table-cell table:style-name="ce52" table:formula="of:=[.C834]" office:value-type="string" office:string-value="Társaság a Szabadságjogokért v. Hungary (&quot;TASZ v. Hungary”), Application no. 37374/05, Judgement 14 July 2009" calcext:value-type="string">
            <text:p>Társaság a Szabadságjogokért v. Hungary ("TASZ v. Hungary”), Application no. 37374/05, Judgement 14 July 2009</text:p>
          </table:table-cell>
          <table:table-cell table:style-name="ce52" table:formula="of:=[.D834]" office:value-type="string" office:string-value="Társaság a Szabadságjogokért kontra Magyarország (&quot;TASZ v. Magyarország&quot;), Ügyiratszám: 37374/05 Ítélet: 2009. július 14." calcext:value-type="string">
            <text:p>Társaság a Szabadságjogokért kontra Magyarország ("TASZ v. Magyarország"), Ügyiratszám: 37374/05 Ítélet: 2009. július 14.</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276-01"&gt; <text:s text:c="22"/></text:p>
          </table:table-cell>
          <table:table-cell table:style-name="ce61" table:number-columns-repeated="1012"/>
          <table:table-cell table:number-columns-repeated="8"/>
        </table:table-row>
        <table:table-row table:style-name="ro25">
          <table:table-cell table:style-name="ce29" office:value-type="string" calcext:value-type="string">
            <text:p>276-02</text:p>
          </table:table-cell>
          <table:table-cell table:style-name="ce29"/>
          <table:table-cell table:style-name="ce52" table:formula="of:=[.C836]" office:value-type="string" office:string-value="In the case of TASZ (the Hungarian Civil Liberties Union) v. Hungary the European Court of Human Rights had to decide whether the denial of access to a document held by the Hungarian Constitutional Court represented an infringement of the organization’s right of access to information, as stated in Article 10 of the Convention." calcext:value-type="string">
            <text:p>In the case of TASZ (the Hungarian Civil Liberties Union) v. Hungary the European Court of Human Rights had to decide whether the denial of access to a document held by the Hungarian Constitutional Court represented an infringement of the organization’s right of access to information, as stated in Article 10 of the Convention.</text:p>
          </table:table-cell>
          <table:table-cell table:style-name="ce52" table:formula="of:=[.D836]" office:value-type="string" office:string-value="Az Emberi Jogok Európai Bírósága a ( TASZ)  ügyben hozott ítéletében az Emberi Jogok Európai Bíróságának el kellett döntenie, hogy a Magyar Alkotmánybíróság által birtokolt dokumentumhoz való hozzáférés megtagadása a szervezet információhoz való hozzáférésének jogát sérti-e, amint az az Egyezmény 10. cikkében szerepel." calcext:value-type="string">
            <text:p>Az Emberi Jogok Európai Bírósága a ( TASZ) <text:s/>ügyben hozott ítéletében az Emberi Jogok Európai Bíróságának el kellett döntenie, hogy a Magyar Alkotmánybíróság által birtokolt dokumentumhoz való hozzáférés megtagadása a szervezet információhoz való hozzáférésének jogát sérti-e, amint az az Egyezmény 10. cikkében szerepel.</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text:s text:c="21"/>&lt;/p&gt; <text:s text:c="20"/>&lt;p data-unq="276-01"&gt; <text:s text:c="22"/></text:p>
          </table:table-cell>
          <table:table-cell table:style-name="ce61" table:number-columns-repeated="1012"/>
          <table:table-cell table:number-columns-repeated="8"/>
        </table:table-row>
        <table:table-row table:style-name="ro46">
          <table:table-cell table:style-name="ce29" office:value-type="string" calcext:value-type="string">
            <text:p>276-03</text:p>
          </table:table-cell>
          <table:table-cell table:style-name="ce29"/>
          <table:table-cell table:style-name="ce52" table:formula="of:=[.C838]" office:value-type="string" office:string-value="The document, that the Hungarian Civil Liberties Union requested access to, was a complaint filed by an MP with the Constitutional Court (a request for constitutional review of some amendments to the Criminal Code, which concerned drug-related offenses). The Hungarian Civil Liberties Union needed access to this complaint due to its interest in drug-related policies. The Constitutional Court denied the Hungarian Civil Liberties Union’s access to the document, without having consulted the MP, explaining that a complaint pending before it could not be made available to outsiders without the approval of its author. The Hungarian Civil Liberties Union brought a legal action against the Constitutional Court, but the domestic courts ruled against the NGO, considering that the MP’s complaint contained some “data”, but that data was “personal” and could not be accessed without the author’s approval. European Court of Human Rights ruled in favor of the Hungarian Civil Liberties Union, considering that there has been a violation of Article 10 of the Convention." calcext:value-type="string">
            <text:p>The document, that the Hungarian Civil Liberties Union requested access to, was a complaint filed by an MP with the Constitutional Court (a request for constitutional review of some amendments to the Criminal Code, which concerned drug-related offenses). The Hungarian Civil Liberties Union needed access to this complaint due to its interest in drug-related policies. The Constitutional Court denied the Hungarian Civil Liberties Union’s access to the document, without having consulted the MP, explaining that a complaint pending before it could not be made available to outsiders without the approval of its author. The Hungarian Civil Liberties Union brought a legal action against the Constitutional Court, but the domestic courts ruled against the NGO, considering that the MP’s complaint contained some “data”, but that data was “personal” and could not be accessed without the author’s approval. European Court of Human Rights ruled in favor of the Hungarian Civil Liberties Union, considering that there has been a violation of Article 10 of the Convention.</text:p>
          </table:table-cell>
          <table:table-cell table:style-name="ce52" table:formula="of:=[.D838]" office:value-type="string" office:string-value="A dokumentum, amelyet a TASZ kért, az Alkotmánybírósághoz benyújtott panasz (a büntető törvénykönyv néhány, a kábítószerrel kapcsolatos bűncselekményre vonatkozó módosításának alkotmányos felülvizsgálata iránti kérelem). A TASZ ehhez a kifogáshoz hozzáférhetett a kábítószerekkel kapcsolatos politikák iránti érdeklődése miatt. Az Alkotmánybíróság megtagadta a TASZ hozzáférését a dokumentumhoz anélkül, hogy konzultált volna a képviselővel, és kifejtette, hogy az előtte folyamatban lévő panasz nem bocsátható ki a szerzők engedélye nélkül. A TASZ az Alkotmánybíróság ellen jogi eljárást indított, azonban a nemzeti bíróságok a nem kormányzati szervezet ellen döntött, figyelembe véve, hogy a képviselő panaszában néhány &quot;adat&quot; található, és ezek &quot;személyesek&quot; voltak, és nem férhettek hozzá a szerző jóváhagyása nélkül . Az Emberi Jogok Európai Bírósága a TASZ javára ítélte úgy, hogy megsértette az Egyezmény 10. cikkét." calcext:value-type="string">
            <text:p>A dokumentum, amelyet a TASZ kért, az Alkotmánybírósághoz benyújtott panasz (a büntető törvénykönyv néhány, a kábítószerrel kapcsolatos bűncselekményre vonatkozó módosításának alkotmányos felülvizsgálata iránti kérelem). A TASZ ehhez a kifogáshoz hozzáférhetett a kábítószerekkel kapcsolatos politikák iránti érdeklődése miatt. Az Alkotmánybíróság megtagadta a TASZ hozzáférését a dokumentumhoz anélkül, hogy konzultált volna a képviselővel, és kifejtette, hogy az előtte folyamatban lévő panasz nem bocsátható ki a szerzők engedélye nélkül. A TASZ az Alkotmánybíróság ellen jogi eljárást indított, azonban a nemzeti bíróságok a nem kormányzati szervezet ellen döntött, figyelembe véve, hogy a képviselő panaszában néhány "adat" található, és ezek "személyesek" voltak, és nem férhettek hozzá a szerző jóváhagyása nélkül . Az Emberi Jogok Európai Bírósága a TASZ javára ítélte úgy, hogy megsértette az Egyezmény 10. cikkét.</text:p>
          </table:table-cell>
          <table:table-cell table:style-name="ce52" table:number-columns-repeated="1012"/>
          <table:table-cell table:number-columns-repeated="8"/>
        </table:table-row>
        <table:table-row table:style-name="ro9">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92171"&gt;http://hudoc.echr.coe.int/eng?i=001-92171&lt;/a&gt; <text:s text:c="22"/>&lt;p&gt; <text:s text:c="24"/>&lt;strong&gt;Legal summaries and comments: &lt;/strong&gt; <text:s text:c="24"/>&lt;ul&gt; <text:s text:c="26"/>&lt;li&gt;&lt;a href="http://merlin.obs.coe.int/iris/2009/7/article1"&gt;http://merlin.obs.coe.int/iris/2009/7/article1&lt;/a&gt;&lt;/li&gt; <text:s text:c="26"/>&lt;li&gt;&lt;a href="https://globalfreedomofexpression.columbia.edu/cases/hungarian-civil-liberties-union-v-hungary/"&gt;https://globalfreedomofexpression.columbia.edu/cases/hungarian-civil-liberties-union-v-hungary/&lt;/a&gt;&lt;/li&gt; <text:s text:c="26"/>&lt;li&gt;&lt;a href="http://echrblog.blogspot.ro/2016/11/mhv-v-hungary-Judgement-on-access-to.html"&gt;http://echrblog.blogspot.ro/2016/11/mhv-v-hungary-Judgement-on-access-to.html&lt;/a&gt;&lt;/li&gt; <text:s text:c="24"/>&lt;/ul&gt; <text:s text:c="22"/>&lt;/p&gt; <text:s text:c="20"/>&lt;/p&gt; <text:s text:c="18"/>&lt;/div&gt; <text:s text:c="16"/>&lt;/div&gt; <text:s text:c="14"/>&lt;/div&gt; <text:s text:c="15"/>&lt;div class="citecontainer"&gt; <text:s text:c="16"/>&lt;cite data-unq="289"&gt;</text:p>
          </table:table-cell>
          <table:table-cell table:style-name="ce61" table:number-columns-repeated="1012"/>
          <table:table-cell table:number-columns-repeated="8"/>
        </table:table-row>
        <table:table-row table:style-name="ro37">
          <table:table-cell office:value-type="string" calcext:value-type="string">
            <text:p>289</text:p>
          </table:table-cell>
          <table:table-cell office:value-type="string" calcext:value-type="string">
            <text:p>309</text:p>
          </table:table-cell>
          <table:table-cell office:value-type="string" calcext:value-type="string">
            <text:p>“(...)​ ​the function of creating forums for public debate is not limited to the press. That function may also be exercised by non-governmental organisations, the activities of which are an essential element of informed public debate. The Court has therefore accepted that &lt;span class="pinkish"&gt;&lt;strong&gt;​ non-governmental organisations, like the press, may be characterised as social “watchdogs”&lt;/strong&gt;&lt;/span&gt;. In that connection their activities warrant similar Convention protection to that afforded to the press.”</text:p>
          </table:table-cell>
          <table:table-cell office:value-type="string" calcext:value-type="string">
            <text:p>"(...) a képességgel, hogy fórumot teremtsen a közéleti viták számára, nem csupán a sajtó rendelkezik. Ezt a funkciót a nem kormányzati szervezetek is gyakorolhatják, amelyeknek a tevékenysége elengedhetetlen eleme a tájékozott közéleti vitának. A Bróság éppen ezért elfogadta, hogy a civil szervezetek, ugyanúgy, ahogy a sajtó, társadalmi "házőrző kutyák" lehetnek. Ebben a tekintetben a tevékenységük hasonló védelmet élvez az Egyezmény részéről, mint amiben a sajtó is részesül." </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290"&gt;</text:p>
          </table:table-cell>
          <table:table-cell table:style-name="ce61" table:number-columns-repeated="1012"/>
          <table:table-cell table:number-columns-repeated="8"/>
        </table:table-row>
        <table:table-row table:style-name="ro28">
          <table:table-cell office:value-type="string" calcext:value-type="string">
            <text:p>290</text:p>
          </table:table-cell>
          <table:table-cell office:value-type="string" calcext:value-type="string">
            <text:p>310</text:p>
          </table:table-cell>
          <table:table-cell office:value-type="string" calcext:value-type="string">
            <text:p>Österreichische Vereinigung zur Erhaltung, Stärkung und Schaffung eines wirtschaftlich gesunden land - und forstwirtschaftlichen Grundbesitzes v. Austria, 2013</text:p>
          </table:table-cell>
          <table:table-cell office:value-type="string" calcext:value-type="string">
            <text:p>Österreichische Vereinigung zur Erhaltung, Stärkung und Schaffung eines wirtschaftlich gesunden land- und forstwirtschaftlichen Grundbesitzes kontra Ausztria, 2013</text:p>
          </table:table-cell>
          <table:table-cell table:number-columns-repeated="1020"/>
        </table:table-row>
        <table:table-row table:style-name="ro28">
          <table:table-cell table:style-name="ce33" table:number-columns-repeated="2"/>
          <table:table-cell table:number-columns-repeated="2" table:style-name="ce61" office:value-type="string" calcext:value-type="string">
            <text:p>&lt;/p&gt; <text:s text:c="14"/>&lt;/div&gt; <text:s text:c="15"/>&lt;div class="citecontainer"&gt; <text:s text:c="16"/>&lt;cite data-unq="291"&gt;</text:p>
          </table:table-cell>
          <table:table-cell table:style-name="ce61" table:number-columns-repeated="1012"/>
          <table:table-cell table:number-columns-repeated="8"/>
        </table:table-row>
        <table:table-row table:style-name="ro3">
          <table:table-cell office:value-type="string" calcext:value-type="string">
            <text:p>291</text:p>
          </table:table-cell>
          <table:table-cell office:value-type="string" calcext:value-type="string">
            <text:p>311</text:p>
          </table:table-cell>
          <table:table-cell office:value-type="string" calcext:value-type="string">
            <text:p>“The Court would also note that given the important role played by the Internet in enhancing the public’s access to news and facilitating the dissemination of information (...),&lt;span class="pinkish"&gt;&lt;strong&gt;​ the function of bloggers and popular users of the social media may be also assimilated to that of “public watchdogs​”&lt;/strong&gt;&lt;/span&gt; in so far as the protection afforded by Article 10 is concerned.”</text:p>
          </table:table-cell>
          <table:table-cell office:value-type="string" calcext:value-type="string">
            <text:p>"A Bíróság azt is jelzi, hogy figyelemmel az internet fontos szerepére a nyilvánosság hírekhez való hozzáférésének javításában és az információk terjesztésének megkönnyítésében, a blogíróknak és a közösségi média felhasználóinak funkciója szintén hasonlóvá válhat a „társadalmi kontrollfunkciót” ellátó szervezetekéhez, ami a 10. cikk által biztosított védelmet illeti."</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292"&gt; <text:s text:c="18"/></text:p>
          </table:table-cell>
          <table:table-cell table:style-name="ce61" table:number-columns-repeated="1012"/>
          <table:table-cell table:number-columns-repeated="8"/>
        </table:table-row>
        <table:table-row table:style-name="ro10">
          <table:table-cell table:style-name="ce15" office:value-type="string" calcext:value-type="string">
            <text:p>292</text:p>
          </table:table-cell>
          <table:table-cell table:style-name="ce15" office:value-type="string" calcext:value-type="string">
            <text:p>312</text:p>
          </table:table-cell>
          <table:table-cell table:style-name="ce57" office:value-type="string" calcext:value-type="string">
            <text:p>Magyar Helsinki Bizottság v. Hungary [Grand Chamber], 2016</text:p>
          </table:table-cell>
          <table:table-cell table:style-name="ce57" office:value-type="string" calcext:value-type="string">
            <text:p>Magyar Helsinki Bizottság kontra Magyarország <text:s/>[Nagy Kamara], <text:s/>2016 </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MHBvHu-03" aria-expanded="false" aria-controls="collapseExample"&gt;Case summary&lt;/a&gt; <text:s text:c="16"/>&lt;/p&gt; <text:s text:c="16"/>&lt;div class="case-details collapse" id="caseMHBvHu-03"&gt; <text:s text:c="18"/>&lt;div class="card card-block"&gt; <text:s text:c="20"/>&lt;h5 data-unq="022-01"&gt;</text:p>
          </table:table-cell>
          <table:table-cell table:style-name="ce61" table:number-columns-repeated="1012"/>
          <table:table-cell table:number-columns-repeated="8"/>
        </table:table-row>
        <table:table-row table:style-name="ro28">
          <table:table-cell table:style-name="ce29" office:value-type="string" calcext:value-type="string">
            <text:p>022-01</text:p>
          </table:table-cell>
          <table:table-cell table:style-name="ce29"/>
          <table:table-cell table:style-name="ce52" table:formula="of:=[.C60]" office:value-type="string" office:string-value="Magyar Helsinki Bizottság v. Hungary, Application no. 18030/11, Judgement 8 November 2016" calcext:value-type="string">
            <text:p>Magyar Helsinki Bizottság v. Hungary, Application no. 18030/11, Judgement 8 November 2016</text:p>
          </table:table-cell>
          <table:table-cell table:style-name="ce52" table:formula="of:=[.D60]" office:value-type="string" office:string-value="Magyar Helsinki Bizottság kontra Magyarország,  Ügyiratszám: 18030/11,  Ítélet: 2016. november 8." calcext:value-type="string">
            <text:p>Magyar Helsinki Bizottság kontra Magyarország, <text:s/>Ügyiratszám: 18030/11, <text:s/>Ítélet: 2016. november 8.</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022-01"&gt; <text:s text:c="22"/></text:p>
          </table:table-cell>
          <table:table-cell table:style-name="ce61" table:number-columns-repeated="1012"/>
          <table:table-cell table:number-columns-repeated="8"/>
        </table:table-row>
        <table:table-row table:style-name="ro40">
          <table:table-cell table:style-name="ce29" office:value-type="string" calcext:value-type="string">
            <text:p>022-02</text:p>
          </table:table-cell>
          <table:table-cell table:style-name="ce29"/>
          <table:table-cell table:style-name="ce52" table:formula="of:=[.C62]" office:value-type="string" office:string-value="The case originated in an application lodged with the Court by the Hungarian Helsinki Committee after being denied by the national authorities access to information about the ex officio defense counsels appointed by two police stations. The Court found that there has been a violation of the right to freedom of expression of the applicant NGO, and has articulated the four threshold criteria for assessing whether a denial of access to State-held information engages Article 10 of the Convention." calcext:value-type="string">
            <text:p>The case originated in an application lodged with the Court by the Hungarian Helsinki Committee after being denied by the national authorities access to information about the ex officio defense counsels appointed by two police stations. The Court found that there has been a violation of the right to freedom of expression of the applicant NGO, and has articulated the four threshold criteria for assessing whether a denial of access to State-held information engages Article 10 of the Convention.</text:p>
          </table:table-cell>
          <table:table-cell table:style-name="ce52" table:formula="of:=[.D62]" office:value-type="string" office:string-value="Az ügy a Magyar Helsinki Bizottság által a Bírósághoz benyújtott keresetindítás után indult meg, miután a nemzeti hatóságok megtagadták a két rendőrkapitányság által kinevezett hivatali védőügyvédi információhoz való hozzáférést. A Számvevőszék megállapította, hogy megsértették a felperes nem kormányzati szervezet véleménynyilvánítási szabadságát, és megfogalmazta a négy küszöbérték kritériumát annak megítéléséhez, hogy az állami tulajdonban lévő információkhoz való hozzáférés megtagadása az Egyezmény 10. cikkét érinti-e." calcext:value-type="string">
            <text:p>Az ügy a Magyar Helsinki Bizottság által a Bírósághoz benyújtott keresetindítás után indult meg, miután a nemzeti hatóságok megtagadták a két rendőrkapitányság által kinevezett hivatali védőügyvédi információhoz való hozzáférést. A Számvevőszék megállapította, hogy megsértették a felperes nem kormányzati szervezet véleménynyilvánítási szabadságát, és megfogalmazta a négy küszöbérték kritériumát annak megítéléséhez, hogy az állami tulajdonban lévő információkhoz való hozzáférés megtagadása az Egyezmény 10. cikkét érinti-e.</text:p>
          </table:table-cell>
          <table:table-cell table:style-name="ce52" table:number-columns-repeated="1012"/>
          <table:table-cell table:number-columns-repeated="8"/>
        </table:table-row>
        <table:table-row table:style-name="ro71">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67828"&gt;http://hudoc.echr.coe.int/eng?i=001-167828&lt;/a&gt; <text:s text:c="22"/>&lt;p&gt; <text:s text:c="24"/>&lt;strong&gt;Legal summaries and comments: &lt;/strong&gt; <text:s text:c="24"/>&lt;ul&gt; <text:s text:c="26"/>&lt;li&gt;&lt;a href="http://hudoc.echr.coe.int/eng?i=002-11282"&gt;http://hudoc.echr.coe.int/eng?i=002-11282&lt;/a&gt;&lt;/li&gt; <text:s text:c="26"/>&lt;li&gt;&lt;a href="https://globalfreedomofexpression.columbia.edu/cases/magyar-helsinki-bizottsag-v-hungary/"&gt;https://globalfreedomofexpression.columbia.edu/cases/magyar-helsinki-bizottsag-v-hungary/&lt;/a&gt;&lt;/li&gt; <text:s text:c="26"/>&lt;li&gt;&lt;a href="http://www.mediadefence.org/news/european-court-human-rights-and-access-information-clarifying-status-room-improvement"&gt;http://www.mediadefence.org/news/european-court-human-rights-and-access-information-clarifying-status-room-improvement&lt;/a&gt;&lt;/li&gt; <text:s text:c="26"/>&lt;li&gt;&lt;a href="https://strasbourgobservers.com/2016/11/30/magyar-helsinki-bizottsag-v-hungary-a-limited-right-of-access-to-information-under-article-10-echr/"&gt;https://strasbourgobservers.com/2016/11/30/magyar-helsinki-bizottsag-v-hungary-a-limited-right-of-access-to-information-under-article-10-echr/&lt;/a&gt;&lt;/li&gt; <text:s text:c="24"/>&lt;/ul&gt; <text:s text:c="22"/>&lt;/p&gt; <text:s text:c="20"/>&lt;/p&gt; <text:s text:c="18"/>&lt;/div&gt; <text:s text:c="16"/>&lt;/div&gt; <text:s text:c="14"/>&lt;/div&gt; <text:s text:c="15"/>&lt;h5 class="azure largechar" data-unq="293"&gt;</text:p>
          </table:table-cell>
          <table:table-cell table:style-name="ce61" table:number-columns-repeated="1012"/>
          <table:table-cell table:number-columns-repeated="8"/>
        </table:table-row>
        <table:table-row table:style-name="ro10">
          <table:table-cell office:value-type="string" calcext:value-type="string">
            <text:p>293</text:p>
          </table:table-cell>
          <table:table-cell office:value-type="string" calcext:value-type="string">
            <text:p>313</text:p>
          </table:table-cell>
          <table:table-cell office:value-type="string" calcext:value-type="string">
            <text:p>d) The information requested was ready and available</text:p>
          </table:table-cell>
          <table:table-cell office:value-type="string" calcext:value-type="string">
            <text:p>d) Az igényelt adat már elérhető vol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 <text:s text:c="15"/>&lt;div class="citecontainer"&gt; <text:s text:c="16"/>&lt;cite data-unq="294"&gt;</text:p>
          </table:table-cell>
          <table:table-cell table:style-name="ce61" table:number-columns-repeated="1012"/>
          <table:table-cell table:number-columns-repeated="8"/>
        </table:table-row>
        <table:table-row table:style-name="ro37">
          <table:table-cell office:value-type="string" calcext:value-type="string">
            <text:p>294</text:p>
          </table:table-cell>
          <table:table-cell office:value-type="string" calcext:value-type="string">
            <text:p>314</text:p>
          </table:table-cell>
          <table:table-cell office:value-type="string" calcext:value-type="string">
            <text:p>“(...) the Court has previously had regard to the fact that the &lt;span class="pinkish"&gt;&lt;strong&gt;information sought was “ready and available” and did not necessitate the collection of any data by the Government&lt;/strong&gt;&lt;/span&gt; (...). On the other hand, the Court dismissed a domestic authority’s reliance on the anticipated difficulty of gathering information as a ground for its refusal to provide the applicant with documents, where such difficulty was generated by the authority’s own practice (...).”</text:p>
          </table:table-cell>
          <table:table-cell office:value-type="string" calcext:value-type="string">
            <text:p>"(...) a Bíróság már korábban figyelembe vette, hogy a kért információ „azonnal elérhető, kész” volt, semmiféle adatgyűjtést nem igényelt a Kormány részéről (...). Másrészről a Bíróság elutasította, amikor egy nemzeti hatóság az információgyűjtés várható nehézségére hivatkozva tagadta meg dokumentumok kiszolgáltatását, miközben a szóban forgó nehézség magának a hatóságnak a gyakorlatából származott (...).</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295"&gt; <text:s text:c="18"/></text:p>
          </table:table-cell>
          <table:table-cell table:style-name="ce61" table:number-columns-repeated="1012"/>
          <table:table-cell table:number-columns-repeated="8"/>
        </table:table-row>
        <table:table-row table:style-name="ro10">
          <table:table-cell table:style-name="ce15" office:value-type="string" calcext:value-type="string">
            <text:p>295</text:p>
          </table:table-cell>
          <table:table-cell table:style-name="ce15" office:value-type="string" calcext:value-type="string">
            <text:p>315</text:p>
          </table:table-cell>
          <table:table-cell table:style-name="ce57" office:value-type="string" calcext:value-type="string">
            <text:p>Magyar Helsinki Bizottság v. Hungary [Grand Chamber], 2016</text:p>
          </table:table-cell>
          <table:table-cell table:style-name="ce57" office:value-type="string" calcext:value-type="string">
            <text:p>Magyar Helsinki Bizottság kontra Magyarország <text:s/>[Nagy Kamara], 2016 </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MHBvHu-04" aria-expanded="false" aria-controls="collapseExample"&gt;Case summary&lt;/a&gt; <text:s text:c="16"/>&lt;/p&gt; <text:s text:c="16"/>&lt;div class="case-details collapse" id="caseMHBvHu-04"&gt; <text:s text:c="18"/>&lt;div class="card card-block"&gt; <text:s text:c="20"/>&lt;h5 data-unq="022-01"&gt;</text:p>
          </table:table-cell>
          <table:table-cell table:style-name="ce61" table:number-columns-repeated="1012"/>
          <table:table-cell table:number-columns-repeated="8"/>
        </table:table-row>
        <table:table-row table:style-name="ro28">
          <table:table-cell table:style-name="ce29" office:value-type="string" calcext:value-type="string">
            <text:p>022-01</text:p>
          </table:table-cell>
          <table:table-cell table:style-name="ce29"/>
          <table:table-cell table:style-name="ce52" table:formula="of:=[.C60]" office:value-type="string" office:string-value="Magyar Helsinki Bizottság v. Hungary, Application no. 18030/11, Judgement 8 November 2016" calcext:value-type="string">
            <text:p>Magyar Helsinki Bizottság v. Hungary, Application no. 18030/11, Judgement 8 November 2016</text:p>
          </table:table-cell>
          <table:table-cell table:style-name="ce52" table:formula="of:=[.D60]" office:value-type="string" office:string-value="Magyar Helsinki Bizottság kontra Magyarország,  Ügyiratszám: 18030/11,  Ítélet: 2016. november 8." calcext:value-type="string">
            <text:p>Magyar Helsinki Bizottság kontra Magyarország, <text:s/>Ügyiratszám: 18030/11, <text:s/>Ítélet: 2016. november 8.</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022-02"&gt; <text:s text:c="22"/></text:p>
          </table:table-cell>
          <table:table-cell table:style-name="ce61" table:number-columns-repeated="1012"/>
          <table:table-cell table:number-columns-repeated="8"/>
        </table:table-row>
        <table:table-row table:style-name="ro40">
          <table:table-cell table:style-name="ce29" office:value-type="string" calcext:value-type="string">
            <text:p>022-02</text:p>
          </table:table-cell>
          <table:table-cell table:style-name="ce29"/>
          <table:table-cell table:style-name="ce52" table:formula="of:=[.C62]" office:value-type="string" office:string-value="The case originated in an application lodged with the Court by the Hungarian Helsinki Committee after being denied by the national authorities access to information about the ex officio defense counsels appointed by two police stations. The Court found that there has been a violation of the right to freedom of expression of the applicant NGO, and has articulated the four threshold criteria for assessing whether a denial of access to State-held information engages Article 10 of the Convention." calcext:value-type="string">
            <text:p>The case originated in an application lodged with the Court by the Hungarian Helsinki Committee after being denied by the national authorities access to information about the ex officio defense counsels appointed by two police stations. The Court found that there has been a violation of the right to freedom of expression of the applicant NGO, and has articulated the four threshold criteria for assessing whether a denial of access to State-held information engages Article 10 of the Convention.</text:p>
          </table:table-cell>
          <table:table-cell table:style-name="ce52" table:formula="of:=[.D62]" office:value-type="string" office:string-value="Az ügy a Magyar Helsinki Bizottság által a Bírósághoz benyújtott keresetindítás után indult meg, miután a nemzeti hatóságok megtagadták a két rendőrkapitányság által kinevezett hivatali védőügyvédi információhoz való hozzáférést. A Számvevőszék megállapította, hogy megsértették a felperes nem kormányzati szervezet véleménynyilvánítási szabadságát, és megfogalmazta a négy küszöbérték kritériumát annak megítéléséhez, hogy az állami tulajdonban lévő információkhoz való hozzáférés megtagadása az Egyezmény 10. cikkét érinti-e." calcext:value-type="string">
            <text:p>Az ügy a Magyar Helsinki Bizottság által a Bírósághoz benyújtott keresetindítás után indult meg, miután a nemzeti hatóságok megtagadták a két rendőrkapitányság által kinevezett hivatali védőügyvédi információhoz való hozzáférést. A Számvevőszék megállapította, hogy megsértették a felperes nem kormányzati szervezet véleménynyilvánítási szabadságát, és megfogalmazta a négy küszöbérték kritériumát annak megítéléséhez, hogy az állami tulajdonban lévő információkhoz való hozzáférés megtagadása az Egyezmény 10. cikkét érinti-e.</text:p>
          </table:table-cell>
          <table:table-cell table:style-name="ce52" table:number-columns-repeated="1012"/>
          <table:table-cell table:number-columns-repeated="8"/>
        </table:table-row>
        <table:table-row table:style-name="ro71">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67828"&gt;http://hudoc.echr.coe.int/eng?i=001-167828&lt;/a&gt; <text:s text:c="22"/>&lt;p&gt; <text:s text:c="24"/>&lt;strong&gt;Legal summaries and comments: &lt;/strong&gt; <text:s text:c="24"/>&lt;ul&gt; <text:s text:c="26"/>&lt;li&gt;&lt;a href="http://hudoc.echr.coe.int/eng?i=002-11282"&gt;http://hudoc.echr.coe.int/eng?i=002-11282&lt;/a&gt;&lt;/li&gt; <text:s text:c="26"/>&lt;li&gt;&lt;a href="https://globalfreedomofexpression.columbia.edu/cases/magyar-helsinki-bizottsag-v-hungary/"&gt;https://globalfreedomofexpression.columbia.edu/cases/magyar-helsinki-bizottsag-v-hungary/&lt;/a&gt;&lt;/li&gt; <text:s text:c="26"/>&lt;li&gt;&lt;a href="http://www.mediadefence.org/news/european-court-human-rights-and-access-information-clarifying-status-room-improvement"&gt;http://www.mediadefence.org/news/european-court-human-rights-and-access-information-clarifying-status-room-improvement&lt;/a&gt;&lt;/li&gt; <text:s text:c="26"/>&lt;li&gt;&lt;a href="https://strasbourgobservers.com/2016/11/30/magyar-helsinki-bizottsag-v-hungary-a-limited-right-of-access-to-information-under-article-10-echr/"&gt;https://strasbourgobservers.com/2016/11/30/magyar-helsinki-bizottsag-v-hungary-a-limited-right-of-access-to-information-under-article-10-echr/&lt;/a&gt;&lt;/li&gt; <text:s text:c="24"/>&lt;/ul&gt; <text:s text:c="22"/>&lt;/p&gt; <text:s text:c="20"/>&lt;/p&gt; <text:s text:c="18"/>&lt;/div&gt; <text:s text:c="16"/>&lt;/div&gt; <text:s text:c="14"/>&lt;/div&gt; <text:s text:c="15"/>&lt;h5 class="azure largechar" data-unq="296"&gt;</text:p>
          </table:table-cell>
          <table:table-cell table:style-name="ce61" table:number-columns-repeated="1012"/>
          <table:table-cell table:number-columns-repeated="8"/>
        </table:table-row>
        <table:table-row table:style-name="ro28">
          <table:table-cell office:value-type="string" calcext:value-type="string">
            <text:p>296</text:p>
          </table:table-cell>
          <table:table-cell office:value-type="string" calcext:value-type="string">
            <text:p>316</text:p>
          </table:table-cell>
          <table:table-cell office:value-type="string" calcext:value-type="string">
            <text:p>No arbitrary restrictions in accessing public information</text:p>
          </table:table-cell>
          <table:table-cell office:value-type="string" calcext:value-type="string">
            <text:p>Az önkényes korlátozások nem megengedettek a közérdekű adatok hozzáférésével kapcsoaltban</text:p>
          </table:table-cell>
          <table:table-cell table:number-columns-repeated="1020"/>
        </table:table-row>
        <table:table-row table:style-name="ro28">
          <table:table-cell table:style-name="ce33" table:number-columns-repeated="2"/>
          <table:table-cell table:number-columns-repeated="2" table:style-name="ce61" office:value-type="string" calcext:value-type="string">
            <text:p>&lt;/h5&gt;&lt;br&gt; <text:s text:c="15"/>&lt;div class="citecontainer"&gt; <text:s text:c="16"/>&lt;cite&gt; <text:s text:c="18"/>&lt;p data-unq="297"&gt; <text:s text:c="20"/></text:p>
          </table:table-cell>
          <table:table-cell table:style-name="ce61" table:number-columns-repeated="1012"/>
          <table:table-cell table:number-columns-repeated="8"/>
        </table:table-row>
        <table:table-row table:style-name="ro3">
          <table:table-cell office:value-type="string" calcext:value-type="string">
            <text:p>297</text:p>
          </table:table-cell>
          <table:table-cell office:value-type="string" calcext:value-type="string">
            <text:p>317</text:p>
          </table:table-cell>
          <table:table-cell office:value-type="string" calcext:value-type="string">
            <text:p>“The most careful scrutiny on the part of the Court is called for when the measures taken by the national authority are capable of discouraging the participation of the press, one of society’s “watchdogs”, in the public debate on matters of legitimate public concern (...), even measures which merely make access to information more cumbersome.</text:p>
          </table:table-cell>
          <table:table-cell office:value-type="string" calcext:value-type="string">
            <text:p>"A Bíróságnak a legnagyobb gondossággal kell vizsgálódását lefolytatnia akkor, ha a nemzeti hatóságok által tett intézkedések – beleértve az olyan intézkedéseket is, amelyek csupán megnehezítik az információhoz való hozzáférést – alkalmasak arra, hogy elbátortalanítsák a sajtót, a társadalom egyik „házőrző kutyáját” („watchdog”) attól, hogy jogosan közérdekűnek tekintett ügyekről folytatott nyilvános vitában részt vegyen (...). </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text:s text:c="19"/>&lt;/p&gt;&lt;br&gt; <text:s text:c="18"/>&lt;p data-unq="297-01"&gt; <text:s text:c="20"/></text:p>
          </table:table-cell>
          <table:table-cell table:style-name="ce61" table:number-columns-repeated="1012"/>
          <table:table-cell table:number-columns-repeated="8"/>
        </table:table-row>
        <table:table-row table:style-name="ro25">
          <table:table-cell office:value-type="string" calcext:value-type="string">
            <text:p>297-01</text:p>
          </table:table-cell>
          <table:table-cell office:value-type="string" calcext:value-type="string">
            <text:p>318</text:p>
          </table:table-cell>
          <table:table-cell office:value-type="string" calcext:value-type="string">
            <text:p>&lt;span class="pinkish"&gt;&lt;strong&gt;In view of the interest protected by Article 10, the law cannot allow arbitrary restrictions which may become a form of indirect censorship should the authorities create obstacles to the gathering of information&lt;/strong&gt;&lt;/span&gt;.”</text:p>
          </table:table-cell>
          <table:table-cell office:value-type="string" calcext:value-type="string">
            <text:p>&lt;span class="pinkish"&gt;&lt;strong&gt;"A 10. cikk által védett érdekre figyelemmel a jog nem engedhet meg olyan önkényes korlátozásokat, amelyek a közvetett cenzúra egyik formájává válhatnak, ha a hatóságok akadályokat gördítenek az információk összegyűjtésének útjába.&lt;/strong&gt;&lt;/span&gt;"</text:p>
          </table:table-cell>
          <table:table-cell table:number-columns-repeated="1020"/>
        </table:table-row>
        <table:table-row table:style-name="ro28">
          <table:table-cell table:style-name="ce33" table:number-columns-repeated="2"/>
          <table:table-cell table:number-columns-repeated="2" table:style-name="ce61" office:value-type="string" calcext:value-type="string">
            <text:p><text:s text:c="19"/>&lt;/p&gt; <text:s text:c="16"/>&lt;/cite&gt; <text:s text:c="16"/>&lt;p class="refer" data-unq="298"&gt; <text:s text:c="18"/></text:p>
          </table:table-cell>
          <table:table-cell table:style-name="ce61" table:number-columns-repeated="1012"/>
          <table:table-cell table:number-columns-repeated="8"/>
        </table:table-row>
        <table:table-row table:style-name="ro10">
          <table:table-cell table:style-name="ce15" office:value-type="string" calcext:value-type="string">
            <text:p>298</text:p>
          </table:table-cell>
          <table:table-cell table:style-name="ce15" office:value-type="string" calcext:value-type="string">
            <text:p>319</text:p>
          </table:table-cell>
          <table:table-cell table:style-name="ce57" office:value-type="string" calcext:value-type="string">
            <text:p>TASZ v. Hungary - 2009</text:p>
          </table:table-cell>
          <table:table-cell table:style-name="ce57" office:value-type="string" calcext:value-type="string">
            <text:p>TASZ kontra Magyarország - <text:s/>2009</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TvH09-02" aria-expanded="false" aria-controls="collapseExample"&gt;Case summary&lt;/a&gt; <text:s text:c="16"/>&lt;/p&gt; <text:s text:c="16"/>&lt;div class="case-details collapse" id="caseTvH09-02"&gt; <text:s text:c="18"/>&lt;div class="card card-block"&gt; <text:s text:c="20"/>&lt;h5 data-unq="276-01"&gt;</text:p>
          </table:table-cell>
          <table:table-cell table:style-name="ce61" table:number-columns-repeated="1012"/>
          <table:table-cell table:number-columns-repeated="8"/>
        </table:table-row>
        <table:table-row table:style-name="ro28">
          <table:table-cell table:style-name="ce34" office:value-type="string" calcext:value-type="string">
            <text:p>276-01</text:p>
          </table:table-cell>
          <table:table-cell table:style-name="ce34"/>
          <table:table-cell table:style-name="ce65" table:formula="of:=[.C834]" office:value-type="string" office:string-value="Társaság a Szabadságjogokért v. Hungary (&quot;TASZ v. Hungary”), Application no. 37374/05, Judgement 14 July 2009" calcext:value-type="string">
            <text:p>Társaság a Szabadságjogokért v. Hungary ("TASZ v. Hungary”), Application no. 37374/05, Judgement 14 July 2009</text:p>
          </table:table-cell>
          <table:table-cell table:style-name="ce65" table:formula="of:=[.D834]" office:value-type="string" office:string-value="Társaság a Szabadságjogokért kontra Magyarország (&quot;TASZ v. Magyarország&quot;), Ügyiratszám: 37374/05 Ítélet: 2009. július 14." calcext:value-type="string">
            <text:p>Társaság a Szabadságjogokért kontra Magyarország ("TASZ v. Magyarország"), Ügyiratszám: 37374/05 Ítélet: 2009. július 14.</text:p>
          </table:table-cell>
          <table:table-cell table:style-name="ce65" table:number-columns-repeated="1012"/>
          <table:table-cell table:number-columns-repeated="8"/>
        </table:table-row>
        <table:table-row table:style-name="ro10">
          <table:table-cell table:style-name="ce33" table:number-columns-repeated="2"/>
          <table:table-cell table:number-columns-repeated="2" table:style-name="ce62" office:value-type="string" calcext:value-type="string">
            <text:p>&lt;/h5&gt; <text:s text:c="20"/>&lt;p data-unq="276-02"&gt; <text:s text:c="22"/></text:p>
          </table:table-cell>
          <table:table-cell table:style-name="ce61" table:number-columns-repeated="1012"/>
          <table:table-cell table:number-columns-repeated="8"/>
        </table:table-row>
        <table:table-row table:style-name="ro25">
          <table:table-cell table:style-name="ce34" office:value-type="string" calcext:value-type="string">
            <text:p>276-02</text:p>
          </table:table-cell>
          <table:table-cell table:style-name="ce34"/>
          <table:table-cell table:style-name="ce65" table:formula="of:=[.C836]" office:value-type="string" office:string-value="In the case of TASZ (the Hungarian Civil Liberties Union) v. Hungary the European Court of Human Rights had to decide whether the denial of access to a document held by the Hungarian Constitutional Court represented an infringement of the organization’s right of access to information, as stated in Article 10 of the Convention." calcext:value-type="string">
            <text:p>In the case of TASZ (the Hungarian Civil Liberties Union) v. Hungary the European Court of Human Rights had to decide whether the denial of access to a document held by the Hungarian Constitutional Court represented an infringement of the organization’s right of access to information, as stated in Article 10 of the Convention.</text:p>
          </table:table-cell>
          <table:table-cell table:style-name="ce65" table:formula="of:=[.D836]" office:value-type="string" office:string-value="Az Emberi Jogok Európai Bírósága a ( TASZ)  ügyben hozott ítéletében az Emberi Jogok Európai Bíróságának el kellett döntenie, hogy a Magyar Alkotmánybíróság által birtokolt dokumentumhoz való hozzáférés megtagadása a szervezet információhoz való hozzáférésének jogát sérti-e, amint az az Egyezmény 10. cikkében szerepel." calcext:value-type="string">
            <text:p>Az Emberi Jogok Európai Bírósága a ( TASZ) <text:s/>ügyben hozott ítéletében az Emberi Jogok Európai Bíróságának el kellett döntenie, hogy a Magyar Alkotmánybíróság által birtokolt dokumentumhoz való hozzáférés megtagadása a szervezet információhoz való hozzáférésének jogát sérti-e, amint az az Egyezmény 10. cikkében szerepel.</text:p>
          </table:table-cell>
          <table:table-cell table:style-name="ce65"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text:s text:c="21"/>&lt;/p&gt; <text:s text:c="20"/>&lt;p data-unq="276-03"&gt; <text:s text:c="22"/></text:p>
          </table:table-cell>
          <table:table-cell table:style-name="ce61" table:number-columns-repeated="1012"/>
          <table:table-cell table:number-columns-repeated="8"/>
        </table:table-row>
        <table:table-row table:style-name="ro46">
          <table:table-cell table:style-name="ce29" office:value-type="string" calcext:value-type="string">
            <text:p>276-03</text:p>
          </table:table-cell>
          <table:table-cell table:style-name="ce29"/>
          <table:table-cell table:style-name="ce52" table:formula="of:=[.C838]" office:value-type="string" office:string-value="The document, that the Hungarian Civil Liberties Union requested access to, was a complaint filed by an MP with the Constitutional Court (a request for constitutional review of some amendments to the Criminal Code, which concerned drug-related offenses). The Hungarian Civil Liberties Union needed access to this complaint due to its interest in drug-related policies. The Constitutional Court denied the Hungarian Civil Liberties Union’s access to the document, without having consulted the MP, explaining that a complaint pending before it could not be made available to outsiders without the approval of its author. The Hungarian Civil Liberties Union brought a legal action against the Constitutional Court, but the domestic courts ruled against the NGO, considering that the MP’s complaint contained some “data”, but that data was “personal” and could not be accessed without the author’s approval. European Court of Human Rights ruled in favor of the Hungarian Civil Liberties Union, considering that there has been a violation of Article 10 of the Convention." calcext:value-type="string">
            <text:p>The document, that the Hungarian Civil Liberties Union requested access to, was a complaint filed by an MP with the Constitutional Court (a request for constitutional review of some amendments to the Criminal Code, which concerned drug-related offenses). The Hungarian Civil Liberties Union needed access to this complaint due to its interest in drug-related policies. The Constitutional Court denied the Hungarian Civil Liberties Union’s access to the document, without having consulted the MP, explaining that a complaint pending before it could not be made available to outsiders without the approval of its author. The Hungarian Civil Liberties Union brought a legal action against the Constitutional Court, but the domestic courts ruled against the NGO, considering that the MP’s complaint contained some “data”, but that data was “personal” and could not be accessed without the author’s approval. European Court of Human Rights ruled in favor of the Hungarian Civil Liberties Union, considering that there has been a violation of Article 10 of the Convention.</text:p>
          </table:table-cell>
          <table:table-cell table:style-name="ce52" table:formula="of:=[.D838]" office:value-type="string" office:string-value="A dokumentum, amelyet a TASZ kért, az Alkotmánybírósághoz benyújtott panasz (a büntető törvénykönyv néhány, a kábítószerrel kapcsolatos bűncselekményre vonatkozó módosításának alkotmányos felülvizsgálata iránti kérelem). A TASZ ehhez a kifogáshoz hozzáférhetett a kábítószerekkel kapcsolatos politikák iránti érdeklődése miatt. Az Alkotmánybíróság megtagadta a TASZ hozzáférését a dokumentumhoz anélkül, hogy konzultált volna a képviselővel, és kifejtette, hogy az előtte folyamatban lévő panasz nem bocsátható ki a szerzők engedélye nélkül. A TASZ az Alkotmánybíróság ellen jogi eljárást indított, azonban a nemzeti bíróságok a nem kormányzati szervezet ellen döntött, figyelembe véve, hogy a képviselő panaszában néhány &quot;adat&quot; található, és ezek &quot;személyesek&quot; voltak, és nem férhettek hozzá a szerző jóváhagyása nélkül . Az Emberi Jogok Európai Bírósága a TASZ javára ítélte úgy, hogy megsértette az Egyezmény 10. cikkét." calcext:value-type="string">
            <text:p>A dokumentum, amelyet a TASZ kért, az Alkotmánybírósághoz benyújtott panasz (a büntető törvénykönyv néhány, a kábítószerrel kapcsolatos bűncselekményre vonatkozó módosításának alkotmányos felülvizsgálata iránti kérelem). A TASZ ehhez a kifogáshoz hozzáférhetett a kábítószerekkel kapcsolatos politikák iránti érdeklődése miatt. Az Alkotmánybíróság megtagadta a TASZ hozzáférését a dokumentumhoz anélkül, hogy konzultált volna a képviselővel, és kifejtette, hogy az előtte folyamatban lévő panasz nem bocsátható ki a szerzők engedélye nélkül. A TASZ az Alkotmánybíróság ellen jogi eljárást indított, azonban a nemzeti bíróságok a nem kormányzati szervezet ellen döntött, figyelembe véve, hogy a képviselő panaszában néhány "adat" található, és ezek "személyesek" voltak, és nem férhettek hozzá a szerző jóváhagyása nélkül . Az Emberi Jogok Európai Bírósága a TASZ javára ítélte úgy, hogy megsértette az Egyezmény 10. cikkét.</text:p>
          </table:table-cell>
          <table:table-cell table:style-name="ce52" table:number-columns-repeated="1012"/>
          <table:table-cell table:number-columns-repeated="8"/>
        </table:table-row>
        <table:table-row table:style-name="ro9">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92171"&gt;http://hudoc.echr.coe.int/eng?i=001-92171&lt;/a&gt; <text:s text:c="22"/>&lt;p&gt; <text:s text:c="24"/>&lt;strong&gt;Legal summaries and comments: &lt;/strong&gt; <text:s text:c="24"/>&lt;ul&gt; <text:s text:c="26"/>&lt;li&gt;&lt;a href="http://merlin.obs.coe.int/iris/2009/7/article1"&gt;http://merlin.obs.coe.int/iris/2009/7/article1&lt;/a&gt;&lt;/li&gt; <text:s text:c="26"/>&lt;li&gt;&lt;a href="https://globalfreedomofexpression.columbia.edu/cases/hungarian-civil-liberties-union-v-hungary/"&gt;https://globalfreedomofexpression.columbia.edu/cases/hungarian-civil-liberties-union-v-hungary/&lt;/a&gt;&lt;/li&gt; <text:s text:c="26"/>&lt;li&gt;&lt;a href="http://echrblog.blogspot.ro/2016/11/mhv-v-hungary-Judgement-on-access-to.html"&gt;http://echrblog.blogspot.ro/2016/11/mhv-v-hungary-Judgement-on-access-to.html&lt;/a&gt;&lt;/li&gt; <text:s text:c="24"/>&lt;/ul&gt; <text:s text:c="22"/>&lt;/p&gt; <text:s text:c="20"/>&lt;/p&gt; <text:s text:c="18"/>&lt;/div&gt; <text:s text:c="16"/>&lt;/div&gt; <text:s text:c="14"/>&lt;/div&gt; <text:s text:c="15"/>&lt;h5 class="azure largechar bulleted" data-unq="299"&gt;</text:p>
          </table:table-cell>
          <table:table-cell table:style-name="ce61" table:number-columns-repeated="1012"/>
          <table:table-cell table:number-columns-repeated="8"/>
        </table:table-row>
        <table:table-row table:style-name="ro10">
          <table:table-cell office:value-type="string" calcext:value-type="string">
            <text:p>299</text:p>
          </table:table-cell>
          <table:table-cell office:value-type="string" calcext:value-type="string">
            <text:p>320</text:p>
          </table:table-cell>
          <table:table-cell office:value-type="string" calcext:value-type="string">
            <text:p>Intelligence agencies have to grant access to public interest information</text:p>
          </table:table-cell>
          <table:table-cell office:value-type="string" calcext:value-type="string">
            <text:p>A hírszerző szerveknek hozzáférést kell biztosítaniuk a közérdekű adatokhoz</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 <text:s text:c="15"/>&lt;div class="citecontainer"&gt; <text:s text:c="16"/>&lt;cite data-unq="300"&gt;</text:p>
          </table:table-cell>
          <table:table-cell table:style-name="ce61" table:number-columns-repeated="1012"/>
          <table:table-cell table:number-columns-repeated="8"/>
        </table:table-row>
        <table:table-row table:style-name="ro25">
          <table:table-cell office:value-type="string" calcext:value-type="string">
            <text:p>300</text:p>
          </table:table-cell>
          <table:table-cell office:value-type="string" calcext:value-type="string">
            <text:p>321</text:p>
          </table:table-cell>
          <table:table-cell office:value-type="string" calcext:value-type="string">
            <text:p>“The exercise of freedom of expression may be subject to restrictions, but any such restrictions ought to be in accordance with domestic law. &lt;span class="pinkish"&gt;&lt;strong&gt;The Court finds that the restrictions imposed by the intelligence agency in the present case did not meet that criterion&lt;/strong&gt;&lt;/span&gt;.”</text:p>
          </table:table-cell>
          <table:table-cell office:value-type="string" calcext:value-type="string">
            <text:p>"A véleménynyilvánítási szabadság gykorlását korlátozásoknak lehet alávetni, de minden ilyen korlátozásnak összhangban kell lennie a nemzeti joggal. A Bíróság megállapítja, hogy a hírszerző szerv által alkalmazott korlátozás nem felel meg ennek a feltételnek."</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301"&gt; <text:s text:c="18"/></text:p>
          </table:table-cell>
          <table:table-cell table:style-name="ce61" table:number-columns-repeated="1012"/>
          <table:table-cell table:number-columns-repeated="8"/>
        </table:table-row>
        <table:table-row table:style-name="ro10">
          <table:table-cell table:style-name="ce15" office:value-type="string" calcext:value-type="string">
            <text:p>301</text:p>
          </table:table-cell>
          <table:table-cell table:style-name="ce15" office:value-type="string" calcext:value-type="string">
            <text:p>322</text:p>
          </table:table-cell>
          <table:table-cell table:style-name="ce50" office:value-type="string" calcext:value-type="string">
            <text:p>Youth Initiative for Human Rights v. Serbia, 2013</text:p>
          </table:table-cell>
          <table:table-cell table:style-name="ce50" office:value-type="string" calcext:value-type="string">
            <text:p>Youth Initiative for Human Rights kontra Szerbia, 2013 </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YIHRvSR" aria-expanded="false" aria-controls="collapseExample"&gt;Case summary&lt;/a&gt; <text:s text:c="16"/>&lt;/p&gt; <text:s text:c="16"/>&lt;div class="case-details collapse" id="caseYIHRvSR"&gt; <text:s text:c="18"/>&lt;div class="card card-block"&gt; <text:s text:c="20"/>&lt;h5 data-unq="301-01"&gt;</text:p>
          </table:table-cell>
          <table:table-cell table:style-name="ce61" table:number-columns-repeated="1012"/>
          <table:table-cell table:number-columns-repeated="8"/>
        </table:table-row>
        <table:table-row table:style-name="ro28">
          <table:table-cell table:style-name="ce29" office:value-type="string" calcext:value-type="string">
            <text:p>301-01</text:p>
          </table:table-cell>
          <table:table-cell table:style-name="ce29" office:value-type="string" calcext:value-type="string">
            <text:p>288</text:p>
          </table:table-cell>
          <table:table-cell table:style-name="ce52" office:value-type="string" calcext:value-type="string">
            <text:p>Youth Initiative for Human Rights v. Serbia, Application no. 48135/06, Judgement 25 June 2013</text:p>
          </table:table-cell>
          <table:table-cell table:style-name="ce52" office:value-type="string" calcext:value-type="string">
            <text:p>Youth Initiative for Human Rights kontra Szerbia, Ügyiratszám: 48135/06, <text:s/>Ítélet: <text:s/>2013. június 25.</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302"&gt; <text:s text:c="22"/></text:p>
          </table:table-cell>
          <table:table-cell table:style-name="ce61" table:number-columns-repeated="1012"/>
          <table:table-cell table:number-columns-repeated="8"/>
        </table:table-row>
        <table:table-row table:style-name="ro37">
          <table:table-cell table:style-name="ce29" office:value-type="string" calcext:value-type="string">
            <text:p>301-02</text:p>
          </table:table-cell>
          <table:table-cell table:style-name="ce29" office:value-type="string" calcext:value-type="string">
            <text:p>289</text:p>
          </table:table-cell>
          <table:table-cell table:style-name="ce52" office:value-type="string" calcext:value-type="string">
            <text:p>The applicant is a non-governmental organization who complained that the Serbian Intelligence Agency has refused to provide it with the information on how many people were subjected to electronic surveillance in 2005. Youth Initiative for Human Rights complained that the denial of information has prevented it from exercising its role as “public watchdog”. European Court of Human Rights decided in favor of the applicant.</text:p>
          </table:table-cell>
          <table:table-cell table:style-name="ce52" office:value-type="string" calcext:value-type="string">
            <text:p>A kérelmező nem kormányzati szervezet, amely panaszt emelt, hogy a Szerb Hírszerző Ügynökség megtagadta, hogy megadja azt a tájékoztatást, hogy hányan vettek részt az elektronikus felügyelet alatt 2005-ben. Az Ifjúsági Kezdeményezés az Emberi Jogokért panaszkodott, hogy az információ megtagadása megakadályozta azt, hogy gyakorolja "nyilvános megfigyelőként" betöltött szerepét. Az Emberi Jogok Európai Bírósága a felperes javára döntött.</text:p>
          </table:table-cell>
          <table:table-cell table:style-name="ce52" table:number-columns-repeated="1012"/>
          <table:table-cell table:number-columns-repeated="8"/>
        </table:table-row>
        <table:table-row table:style-name="ro68">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20955"&gt;http://hudoc.echr.coe.int/eng?i=001-120955&lt;/a&gt; <text:s text:c="22"/>&lt;p&gt; <text:s text:c="24"/>&lt;strong&gt;Legal summaries and comments: &lt;/strong&gt; <text:s text:c="24"/>&lt;ul&gt; <text:s text:c="26"/>&lt;li&gt;&lt;a href="http://hudoc.echr.coe.int/eng?i=002-7585"&gt;http://hudoc.echr.coe.int/eng?i=002-7585&lt;/a&gt;&lt;/li&gt; <text:s text:c="26"/>&lt;li&gt;&lt;a href="https://globalfreedomofexpression.columbia.edu/cases/youth-initiative-for-human-rights-v-serbia/"&gt;https://globalfreedomofexpression.columbia.edu/cases/youth-initiative-for-human-rights-v-serbia/&lt;/a&gt;&lt;/li&gt; <text:s text:c="26"/>&lt;li&gt;&lt;a href="http://strasbourgobservers.com/2013/07/08/article-10-of-the-convention-includes-the-right-of-access-to-data-held-by-intelligence-agency/"&gt;http://strasbourgobservers.com/2013/07/08/article-10-of-the-convention-includes-the-right-of-access-to-data-held-by-intelligence-agency/&lt;/a&gt;&lt;/li&gt; <text:s text:c="24"/>&lt;/ul&gt; <text:s text:c="22"/>&lt;/p&gt; <text:s text:c="20"/>&lt;/p&gt; <text:s text:c="18"/>&lt;/div&gt; <text:s text:c="16"/>&lt;/div&gt; <text:s text:c="14"/>&lt;/div&gt; <text:s text:c="15"/>&lt;h5 class="azure largechar bulleted" data-unq="302"&gt;</text:p>
          </table:table-cell>
          <table:table-cell table:style-name="ce61" table:number-columns-repeated="1012"/>
          <table:table-cell table:number-columns-repeated="8"/>
        </table:table-row>
        <table:table-row table:style-name="ro10">
          <table:table-cell office:value-type="string" calcext:value-type="string">
            <text:p>302</text:p>
          </table:table-cell>
          <table:table-cell office:value-type="string" calcext:value-type="string">
            <text:p>323</text:p>
          </table:table-cell>
          <table:table-cell office:value-type="string" calcext:value-type="string">
            <text:p>Access to certain Internet sites is part of the right to access information</text:p>
          </table:table-cell>
          <table:table-cell office:value-type="string" calcext:value-type="string">
            <text:p>A hozzáférés bizonyos internetes oldalakhoz része az információszabadságnak</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 <text:s text:c="15"/>&lt;div class="citecontainer"&gt; <text:s text:c="16"/>&lt;cite data-unq="303"&gt;</text:p>
          </table:table-cell>
          <table:table-cell table:style-name="ce61" table:number-columns-repeated="1012"/>
          <table:table-cell table:number-columns-repeated="8"/>
        </table:table-row>
        <table:table-row table:style-name="ro72">
          <table:table-cell office:value-type="string" calcext:value-type="string">
            <text:p>303</text:p>
          </table:table-cell>
          <table:table-cell office:value-type="string" calcext:value-type="string">
            <text:p>324</text:p>
          </table:table-cell>
          <table:table-cell office:value-type="string" calcext:value-type="string">
            <text:p>“It considers that &lt;span class="pinkish"&gt;&lt;strong&gt;Article 10 cannot be interpreted as imposing a general obligation to provide access to the Internet, or to specific Internet sites, for prisoners​. ​However&lt;/strong&gt;&lt;/span&gt;​ , it finds that in the circumstances of the case, since access to certain sites containing legal information is granted under Estonian law, &lt;span class="pinkish"&gt;&lt;strong&gt;the restriction of access to other sites that also contain legal information constitutes an interference with the right to receive information&lt;/strong&gt;&lt;/span&gt;.”</text:p>
          </table:table-cell>
          <table:table-cell table:style-name="ce127" office:value-type="string" calcext:value-type="string">
            <text:p>"Megállapítja, hogy a 10. cikk nem értelmezhető egy általános kötelezettségként arra, hogy biztosítsák az internethez vagy egyes internetes oldalakhoz való hozzáférést a fogvatartottak számára. Mindazonáltal úgy ítéli meg, hogy jelen ügy körülményei alapján, mivel az észt jog biztosítja a hozzáférést bizonyos jogi információt tartalmazó oldalakhoz, más oldalak elérésének akadályozása, amelyek szintén jogi információkat tartalmaznak, beavatkozást jelent az információ megismeréséhez való jogba."</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304"&gt; <text:s text:c="18"/></text:p>
          </table:table-cell>
          <table:table-cell table:style-name="ce61" table:number-columns-repeated="1012"/>
          <table:table-cell table:number-columns-repeated="8"/>
        </table:table-row>
        <table:table-row table:style-name="ro10">
          <table:table-cell table:style-name="ce15" office:value-type="string" calcext:value-type="string">
            <text:p>304</text:p>
          </table:table-cell>
          <table:table-cell table:style-name="ce15" office:value-type="string" calcext:value-type="string">
            <text:p>325</text:p>
          </table:table-cell>
          <table:table-cell table:style-name="ce50" office:value-type="string" calcext:value-type="string">
            <text:p>Kalda v. Estonia, 2016</text:p>
          </table:table-cell>
          <table:table-cell table:style-name="ce50" office:value-type="string" calcext:value-type="string">
            <text:p>Kalda kontra Észtország, 2016</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KvE16" aria-expanded="false" aria-controls="collapseExample"&gt;Case summary&lt;/a&gt; <text:s text:c="16"/>&lt;/p&gt; <text:s text:c="16"/>&lt;div class="case-details collapse" id="caseKvE16"&gt; <text:s text:c="18"/>&lt;div class="card card-block"&gt; <text:s text:c="20"/>&lt;h5 data-unq="304-01"&gt;</text:p>
          </table:table-cell>
          <table:table-cell table:style-name="ce61" table:number-columns-repeated="1012"/>
          <table:table-cell table:number-columns-repeated="8"/>
        </table:table-row>
        <table:table-row table:style-name="ro10">
          <table:table-cell table:style-name="ce29" office:value-type="string" calcext:value-type="string">
            <text:p>304-01</text:p>
          </table:table-cell>
          <table:table-cell table:style-name="ce29" office:value-type="string" calcext:value-type="string">
            <text:p>296</text:p>
          </table:table-cell>
          <table:table-cell table:style-name="ce52" office:value-type="string" calcext:value-type="string">
            <text:p>Kalda v. Estonia, Application no. 17429/10, Judgement 19 January 2016</text:p>
          </table:table-cell>
          <table:table-cell table:style-name="ce52" office:value-type="string" calcext:value-type="string">
            <text:p>Kalda kontra Észtország, Ügyiratszám: 17429/10, <text:s/>Ítélet: <text:s/>2016. január 19.</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304-0"&gt; <text:s text:c="22"/></text:p>
          </table:table-cell>
          <table:table-cell table:style-name="ce61" table:number-columns-repeated="1012"/>
          <table:table-cell table:number-columns-repeated="8"/>
        </table:table-row>
        <table:table-row table:style-name="ro37">
          <table:table-cell table:style-name="ce29" office:value-type="string" calcext:value-type="string">
            <text:p>304-02</text:p>
          </table:table-cell>
          <table:table-cell table:style-name="ce29" office:value-type="string" calcext:value-type="string">
            <text:p>297</text:p>
          </table:table-cell>
          <table:table-cell table:style-name="ce52" office:value-type="string" calcext:value-type="string">
            <text:p>The applicant, a prisoner, was denied access, by the prison authorities, to the website of the local Council of Europe Information Office and some State-run databases containing legislation and judicial decisions. The reason, upheld by the domestic courts, was the risk of prisoners engaging in prohibited communication. The European Court of Human Rights ruled there had been a violation of Article 10.</text:p>
          </table:table-cell>
          <table:table-cell table:style-name="ce52" office:value-type="string" calcext:value-type="string">
            <text:p>A fogvatartottnak megtagadták a büntetés-végrehajtási hatóságok, hogy hozzáférjen az Európa Tanács Információs Irodája honlapjához és néhány államilag működtetett adatbázishoz, amelyekben jogszabályokat és bírósági döntéseket találhatott. A hazai bíróságok által fenntartott ok az volt, hogy a fogvatartottak tiltott kommunikációt végezhetnek. Az Emberi Jogok Európai Bírósága úgy ítélte meg, hogy megsértette a 10. cikket.</text:p>
          </table:table-cell>
          <table:table-cell table:style-name="ce52" table:number-columns-repeated="1012"/>
          <table:table-cell table:number-columns-repeated="8"/>
        </table:table-row>
        <table:table-row table:style-name="ro73">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60270"&gt;http://hudoc.echr.coe.int/eng?i=001-160270&lt;/a&gt; <text:s text:c="22"/>&lt;p&gt; <text:s text:c="24"/>&lt;strong&gt;Legal summaries and comments: &lt;/strong&gt; <text:s text:c="24"/>&lt;ul&gt; <text:s text:c="26"/>&lt;li&gt;&lt;a href="http://hudoc.echr.coe.int/eng?i=002-10858"&gt;http://hudoc.echr.coe.int/eng?i=002-10858&lt;/a&gt;&lt;/li&gt; <text:s text:c="26"/>&lt;li&gt;&lt;a href="https://globalfreedomofexpression.columbia.edu/cases/kalda-v-estonia/"&gt;https://globalfreedomofexpression.columbia.edu/cases/kalda-v-estonia/&lt;/a&gt;&lt;/li&gt; <text:s text:c="26"/>&lt;li&gt;&lt;a href="http://merlin.obs.coe.int/iris/2016/4/article2.en.html"&gt;http://merlin.obs.coe.int/iris/2016/4/article2.en.html&lt;/a&gt;&lt;/li&gt; <text:s text:c="24"/>&lt;/ul&gt; <text:s text:c="22"/>&lt;/p&gt; <text:s text:c="20"/>&lt;/p&gt; <text:s text:c="18"/>&lt;/div&gt; <text:s text:c="16"/>&lt;/div&gt; <text:s text:c="14"/>&lt;/div&gt; <text:s text:c="12"/>&lt;/div&gt; <text:s text:c="10"/>&lt;/div&gt; <text:s text:c="8"/>&lt;/div&gt; <text:s text:c="6"/>&lt;/div&gt; <text:s text:c="4"/>&lt;/section&gt; <text:s text:c="5"/>&lt;section class="pinkishb"&gt; <text:s text:c="6"/>&lt;div class="container"&gt; <text:s text:c="8"/>&lt;div class="col-lg-12 whitechar"&gt; <text:s text:c="10"/>&lt;div id="sase" class="chaptercont"&gt; <text:s text:c="12"/>&lt;p class="chaptertitle"&gt; <text:s text:c="14"/>&lt;img src="img/smileyChap6.png"&gt; <text:s text:c="12"/>&lt;/p&gt; <text:s text:c="10"/>&lt;/div&gt; <text:s text:c="10"/>&lt;h1 class="text-center" data-unq="305"&gt;</text:p>
          </table:table-cell>
          <table:table-cell table:style-name="ce61" table:number-columns-repeated="1012"/>
          <table:table-cell table:number-columns-repeated="8"/>
        </table:table-row>
        <table:table-row table:style-name="ro10">
          <table:table-cell office:value-type="string" calcext:value-type="string">
            <text:p>305</text:p>
          </table:table-cell>
          <table:table-cell office:value-type="string" calcext:value-type="string">
            <text:p>327</text:p>
          </table:table-cell>
          <table:table-cell office:value-type="string" calcext:value-type="string">
            <text:p>Internet blocking</text:p>
          </table:table-cell>
          <table:table-cell office:value-type="string" calcext:value-type="string">
            <text:p>Internet blokkolása</text:p>
          </table:table-cell>
          <table:table-cell table:number-columns-repeated="1020"/>
        </table:table-row>
        <table:table-row table:style-name="ro24">
          <table:table-cell table:style-name="ce33" table:number-columns-repeated="2"/>
          <table:table-cell table:number-columns-repeated="2" table:style-name="ce61" office:value-type="string" calcext:value-type="string">
            <text:p>&lt;/h1&gt; <text:s text:c="8"/>&lt;/div&gt; <text:s text:c="6"/>&lt;/div&gt; <text:s text:c="4"/>&lt;/section&gt; <text:s text:c="5"/>&lt;section id="continutsase"&gt; <text:s text:c="6"/>&lt;div class="container"&gt; <text:s text:c="10"/>&lt;div class="col-lg-12 my-auto"&gt; <text:s text:c="12"/>&lt;div class="container-fluid"&gt; <text:s text:c="15"/>&lt;p data-unq="306"&gt;</text:p>
          </table:table-cell>
          <table:table-cell table:style-name="ce61" table:number-columns-repeated="1012"/>
          <table:table-cell table:number-columns-repeated="8"/>
        </table:table-row>
        <table:table-row table:style-name="ro28">
          <table:table-cell office:value-type="string" calcext:value-type="string">
            <text:p>306</text:p>
          </table:table-cell>
          <table:table-cell office:value-type="string" calcext:value-type="string">
            <text:p>328</text:p>
          </table:table-cell>
          <table:table-cell office:value-type="string" calcext:value-type="string">
            <text:p>The Internet blocking of a web page via Internet Service Providers (ISPs) that provide access to the Internet is a form of limitation of access to content.</text:p>
          </table:table-cell>
          <table:table-cell office:value-type="string" calcext:value-type="string">
            <text:p>Az interetes oldalok blokkolása az internethez való hozzáférést biztosító internetszolgáltatókon keresztül a tartalomszabályozás egy módja. </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p data-unq="307"&gt;</text:p>
          </table:table-cell>
          <table:table-cell table:style-name="ce61" table:number-columns-repeated="1012"/>
          <table:table-cell table:number-columns-repeated="8"/>
        </table:table-row>
        <table:table-row table:style-name="ro25">
          <table:table-cell office:value-type="string" calcext:value-type="string">
            <text:p>307</text:p>
          </table:table-cell>
          <table:table-cell office:value-type="string" calcext:value-type="string">
            <text:p>329</text:p>
          </table:table-cell>
          <table:table-cell office:value-type="string" calcext:value-type="string">
            <text:p>While Internet blocking often seems a simple and easy solution for some policy makers to deal with illegal content, in fact it raises some very complicated technical see ISOC’s Internet Society Perspectives on Internet Content Blocking: An Overview</text:p>
          </table:table-cell>
          <table:table-cell office:value-type="string" calcext:value-type="string">
            <text:p>Miközben az internetes blokkolás gyakran egyszerű és könnyű megoldásnak tűnik a döntéshozók számára a jogellenes tartalmak kezelésére, valójában számos nagyon bonyolult technikai és jogi kérdést vet fel, többek között a blokkolás és a véleménynyilvánítási szabadság közti konfliktust.</text:p>
          </table:table-cell>
          <table:table-cell table:style-name="ce86"/>
          <table:table-cell table:number-columns-repeated="1019"/>
        </table:table-row>
        <table:table-row table:style-name="ro28">
          <table:table-cell table:style-name="ce33" table:number-columns-repeated="2"/>
          <table:table-cell table:number-columns-repeated="2" table:style-name="ce61" office:value-type="string" calcext:value-type="string">
            <text:p>&lt;sup&gt;&lt;a href="https://www.internetsociety.org/resources/doc/2017/internet-content-blocking/" data-toggle="tooltip" title="</text:p>
          </table:table-cell>
          <table:table-cell table:style-name="ce87"/>
          <table:table-cell table:style-name="ce61" table:number-columns-repeated="1011"/>
          <table:table-cell table:number-columns-repeated="8"/>
        </table:table-row>
        <table:table-row table:style-name="ro28">
          <table:table-cell table:number-columns-repeated="2"/>
          <table:table-cell table:style-name="ce7" office:value-type="string" calcext:value-type="string">
            <text:p>See ISOC’s Internet Society Perspectives on Internet Content Blocking: An Overview https://www.internetsociety.org/resources/doc/2017/internet-content-blocking/</text:p>
          </table:table-cell>
          <table:table-cell office:value-type="string" calcext:value-type="string">
            <text:p>Lásd az ISOC Internetes Társadalom Távlatai az Internetes Tartalom Blokkolásáról: <text:s/>Áttekintés https://www.internetsociety.org/resources/doc/2017/internet-content-blocking/</text:p>
          </table:table-cell>
          <table:table-cell table:style-name="ce86"/>
          <table:table-cell table:number-columns-repeated="1019"/>
        </table:table-row>
        <table:table-row table:style-name="ro10">
          <table:table-cell table:style-name="ce33" table:number-columns-repeated="2"/>
          <table:table-cell table:number-columns-repeated="2" table:style-name="ce61" office:value-type="string" calcext:value-type="string">
            <text:p>"&gt;16&lt;/a&gt;&lt;/sup&gt; </text:p>
          </table:table-cell>
          <table:table-cell table:style-name="ce87"/>
          <table:table-cell table:style-name="ce61" table:number-columns-repeated="1011"/>
          <table:table-cell table:number-columns-repeated="8"/>
        </table:table-row>
        <table:table-row table:style-name="ro10">
          <table:table-cell table:number-columns-repeated="2"/>
          <table:table-cell office:value-type="string" calcext:value-type="string">
            <text:p>and legal issues</text:p>
          </table:table-cell>
          <table:table-cell/>
          <table:table-cell table:style-name="ce86"/>
          <table:table-cell table:number-columns-repeated="1019"/>
        </table:table-row>
        <table:table-row table:style-name="ro10">
          <table:table-cell table:style-name="ce33" table:number-columns-repeated="2"/>
          <table:table-cell table:number-columns-repeated="2" table:style-name="ce61" office:value-type="string" calcext:value-type="string">
            <text:p>&lt;sup&gt;&lt;a href="http://www.aconite.com/blocking/study" data-toggle="tooltip" title="</text:p>
          </table:table-cell>
          <table:table-cell table:style-name="ce87"/>
          <table:table-cell table:style-name="ce61" table:number-columns-repeated="1011"/>
          <table:table-cell table:number-columns-repeated="8"/>
        </table:table-row>
        <table:table-row table:style-name="ro24">
          <table:table-cell table:number-columns-repeated="2"/>
          <table:table-cell table:style-name="ce7" office:value-type="string" calcext:value-type="string">
            <text:p>For a much more detailed approach on this subject see the study Internet Blocking: Balancing Cybercrime Responses in Democratic Societies available at http://www.aconite.com/blocking/study</text:p>
          </table:table-cell>
          <table:table-cell office:value-type="string" calcext:value-type="string">
            <text:p>Erről a tárgyról sokkal részletesebb megközelítésben lásd a Tanulmány Internetes Blokkolása: A Reakciók a Számítógépes Bűnözés egyensúlyára a Demokratiku Társadalmakban" <text:s/>megtalálható a <text:s/>http://www.aconite.com/blocking/study címen</text:p>
          </table:table-cell>
          <table:table-cell table:style-name="ce86"/>
          <table:table-cell table:number-columns-repeated="1019"/>
        </table:table-row>
        <table:table-row table:style-name="ro10">
          <table:table-cell table:style-name="ce33" table:number-columns-repeated="2"/>
          <table:table-cell table:number-columns-repeated="2" table:style-name="ce61" office:value-type="string" calcext:value-type="string">
            <text:p>"&gt;17&lt;/a&gt;&lt;/sup&gt;</text:p>
          </table:table-cell>
          <table:table-cell table:style-name="ce87"/>
          <table:table-cell table:style-name="ce61" table:number-columns-repeated="1011"/>
          <table:table-cell table:number-columns-repeated="8"/>
        </table:table-row>
        <table:table-row table:style-name="ro10">
          <table:table-cell table:number-columns-repeated="2"/>
          <table:table-cell office:value-type="string" calcext:value-type="string">
            <text:p><text:s/>- among which the conflict between Internet blocking and freedom of expression.</text:p>
          </table:table-cell>
          <table:table-cell/>
          <table:table-cell table:style-name="ce86"/>
          <table:table-cell table:number-columns-repeated="1019"/>
        </table:table-row>
        <table:table-row table:style-name="ro10">
          <table:table-cell table:style-name="ce36" table:number-columns-repeated="2"/>
          <table:table-cell table:number-columns-repeated="2" table:style-name="ce67" office:value-type="string" calcext:value-type="string">
            <text:p>&lt;/p&gt; <text:s text:c="15"/>&lt;p data-unq="308"&gt; <text:s text:c="16"/></text:p>
          </table:table-cell>
          <table:table-cell table:style-name="ce67" table:number-columns-repeated="1012"/>
          <table:table-cell table:number-columns-repeated="8"/>
        </table:table-row>
        <table:table-row table:style-name="ro24">
          <table:table-cell office:value-type="string" calcext:value-type="string">
            <text:p>308</text:p>
          </table:table-cell>
          <table:table-cell office:value-type="string" calcext:value-type="string">
            <text:p>330</text:p>
          </table:table-cell>
          <table:table-cell office:value-type="string" calcext:value-type="string">
            <text:p>In the past years, different solutions for Internet blocking have been implemented by many states worldwide. There are several reports produced by NGOs such as OpenNet Initiative</text:p>
          </table:table-cell>
          <table:table-cell office:value-type="string" calcext:value-type="string">
            <text:p>Az elmúlt évek során az államok világszerte különböző megoldásokat alkalmaztak <text:s/>az Internetes blokkolásra. Számos olyan civil szervezet, mint az OpenNet kezdeményezés</text:p>
          </table:table-cell>
          <table:table-cell table:style-name="ce86"/>
          <table:table-cell table:number-columns-repeated="1019"/>
        </table:table-row>
        <table:table-row table:style-name="ro10">
          <table:table-cell table:style-name="ce33" table:number-columns-repeated="2"/>
          <table:table-cell table:number-columns-repeated="2" table:style-name="ce61" office:value-type="string" calcext:value-type="string">
            <text:p>&lt;sup&gt;&lt;a href="https://opennet.net/" data-toggle="tooltip" title="</text:p>
          </table:table-cell>
          <table:table-cell table:style-name="ce87"/>
          <table:table-cell table:style-name="ce61" table:number-columns-repeated="1011"/>
          <table:table-cell table:number-columns-repeated="8"/>
        </table:table-row>
        <table:table-row table:style-name="ro10">
          <table:table-cell table:number-columns-repeated="2"/>
          <table:table-cell table:style-name="ce7" office:value-type="string" calcext:value-type="string">
            <text:p>See https://opennet.net/</text:p>
          </table:table-cell>
          <table:table-cell office:value-type="string" calcext:value-type="string">
            <text:p>Lásd: https://opennet.net/</text:p>
          </table:table-cell>
          <table:table-cell table:style-name="ce86"/>
          <table:table-cell table:number-columns-repeated="1019"/>
        </table:table-row>
        <table:table-row table:style-name="ro10">
          <table:table-cell table:style-name="ce33" table:number-columns-repeated="2"/>
          <table:table-cell table:number-columns-repeated="2" table:style-name="ce61" office:value-type="string" calcext:value-type="string">
            <text:p>"&gt;18&lt;/a&gt;&lt;/sup&gt;</text:p>
          </table:table-cell>
          <table:table-cell table:style-name="ce87"/>
          <table:table-cell table:style-name="ce61" table:number-columns-repeated="1011"/>
          <table:table-cell table:number-columns-repeated="8"/>
        </table:table-row>
        <table:table-row table:style-name="ro10">
          <table:table-cell table:number-columns-repeated="2"/>
          <table:table-cell office:value-type="string" calcext:value-type="string">
            <text:p>, ​Reporters Without Borders</text:p>
          </table:table-cell>
          <table:table-cell office:value-type="string" calcext:value-type="string">
            <text:p>, Reporters Without Borders</text:p>
          </table:table-cell>
          <table:table-cell table:style-name="ce86"/>
          <table:table-cell table:number-columns-repeated="1019"/>
        </table:table-row>
        <table:table-row table:style-name="ro10">
          <table:table-cell table:style-name="ce33" table:number-columns-repeated="2"/>
          <table:table-cell table:number-columns-repeated="2" table:style-name="ce61" office:value-type="string" calcext:value-type="string">
            <text:p>&lt;sup&gt;&lt;a href="http://surveillance.rsf.org/en" data-toggle="tooltip" title="</text:p>
          </table:table-cell>
          <table:table-cell table:style-name="ce87"/>
          <table:table-cell table:style-name="ce61" table:number-columns-repeated="1011"/>
          <table:table-cell table:number-columns-repeated="8"/>
        </table:table-row>
        <table:table-row table:style-name="ro10">
          <table:table-cell table:number-columns-repeated="2"/>
          <table:table-cell table:style-name="ce7" office:value-type="string" calcext:value-type="string">
            <text:p>See the Enemies of the Internet at http://surveillance.rsf.org/en</text:p>
          </table:table-cell>
          <table:table-cell office:value-type="string" calcext:value-type="string">
            <text:p>Lásd az "Internet Ellensége" <text:s/>a http://surveillance.rsf.org/en címen</text:p>
          </table:table-cell>
          <table:table-cell table:style-name="ce86"/>
          <table:table-cell table:number-columns-repeated="1019"/>
        </table:table-row>
        <table:table-row table:style-name="ro10">
          <table:table-cell table:style-name="ce33" table:number-columns-repeated="2"/>
          <table:table-cell table:number-columns-repeated="2" table:style-name="ce61" office:value-type="string" calcext:value-type="string">
            <text:p>"&gt;19&lt;/a&gt;&lt;/sup&gt;</text:p>
          </table:table-cell>
          <table:table-cell table:style-name="ce87"/>
          <table:table-cell table:style-name="ce61" table:number-columns-repeated="1011"/>
          <table:table-cell table:number-columns-repeated="8"/>
        </table:table-row>
        <table:table-row table:style-name="ro10">
          <table:table-cell table:number-columns-repeated="2"/>
          <table:table-cell table:number-columns-repeated="2" office:value-type="string" calcext:value-type="string">
            <text:p><text:s/>or Freedom House</text:p>
          </table:table-cell>
          <table:table-cell table:style-name="ce86"/>
          <table:table-cell table:number-columns-repeated="1019"/>
        </table:table-row>
        <table:table-row table:style-name="ro28">
          <table:table-cell table:style-name="ce33" table:number-columns-repeated="2"/>
          <table:table-cell table:number-columns-repeated="2" table:style-name="ce61" office:value-type="string" calcext:value-type="string">
            <text:p><text:s/>&lt;sup&gt;&lt;a href="https://freedomhouse.org/report-types/freedom-net" data-toggle="tooltip" title="</text:p>
          </table:table-cell>
          <table:table-cell table:style-name="ce87"/>
          <table:table-cell table:style-name="ce61" table:number-columns-repeated="1011"/>
          <table:table-cell table:number-columns-repeated="8"/>
        </table:table-row>
        <table:table-row table:style-name="ro28">
          <table:table-cell table:number-columns-repeated="2"/>
          <table:table-cell table:style-name="ce7" office:value-type="string" calcext:value-type="string">
            <text:p>See Freedom of the Net report https://freedomhouse.org/report-types/freedom-net</text:p>
          </table:table-cell>
          <table:table-cell office:value-type="string" calcext:value-type="string">
            <text:p>Lásd a <text:s/>"Net-közlés Szabadsága" <text:s/>elérhető <text:s/>https://freedomhouse.org/report-types/freedom-net</text:p>
          </table:table-cell>
          <table:table-cell table:style-name="ce86"/>
          <table:table-cell table:number-columns-repeated="1019"/>
        </table:table-row>
        <table:table-row table:style-name="ro10">
          <table:table-cell table:style-name="ce33" table:number-columns-repeated="2"/>
          <table:table-cell table:number-columns-repeated="2" table:style-name="ce61" office:value-type="string" calcext:value-type="string">
            <text:p>"&gt;20&lt;/a&gt;&lt;/sup&gt;</text:p>
          </table:table-cell>
          <table:table-cell table:style-name="ce61" table:number-columns-repeated="1012"/>
          <table:table-cell table:number-columns-repeated="8"/>
        </table:table-row>
        <table:table-row table:style-name="ro28">
          <table:table-cell table:number-columns-repeated="2"/>
          <table:table-cell office:value-type="string" calcext:value-type="string">
            <text:p>, that provide in-depth analyses of different countries’ practices on Internet censorship that often includes blocking.</text:p>
          </table:table-cell>
          <table:table-cell office:value-type="string" calcext:value-type="string">
            <text:p>. A különboző országokban a mélyreható elemzések gyakran tartalmaztak az Internetes cenzúrára vonatkozó részeket, melyek magukba foglalták az Internet blokkolását is.</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text:s text:c="15"/>&lt;/p&gt; <text:s text:c="15"/>&lt;p data-unq="309"&gt;</text:p>
          </table:table-cell>
          <table:table-cell table:style-name="ce61" table:number-columns-repeated="1012"/>
          <table:table-cell table:number-columns-repeated="8"/>
        </table:table-row>
        <table:table-row table:style-name="ro37">
          <table:table-cell office:value-type="string" calcext:value-type="string">
            <text:p>309</text:p>
          </table:table-cell>
          <table:table-cell office:value-type="string" calcext:value-type="string">
            <text:p>331</text:p>
          </table:table-cell>
          <table:table-cell office:value-type="string" calcext:value-type="string">
            <text:p>There is a wide range of reasons why countries decide to block content, the most common ones being: child abuse images, unauthorized online gambling, intellectual property rights or national security. Besides the Internet blocking obligations for ISPs, that are mandated by a law or a court decision, there is an on-going trend of determining or allowing ISPs to implement similar voluntary measures, that raise also other kinds of problems from a legal standpoint.</text:p>
          </table:table-cell>
          <table:table-cell office:value-type="string" calcext:value-type="string">
            <text:p>Az országok számos ok miatt döntenek egyes tartalmak blokkolása mellett, ezek közül a leggyakoribbak: gyermekpornográfia, engedély nélküli online szerencsejáték, szerzői jogok vagy a nemzetbiztonság védelme. Az interenetes blokkolási kötelezettségek mellett, amelyek a törvényekből vagy brósági döntésekből fakadnak, egyre gyakoribb az a helyzet, hogy az internetszolgáltatók számára meghatározzák vagy megengedik hasonló, önkéntes eszközök alkalmazását, amelyek újabb problémákat vetnek fel jogi szempontból.</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h4 class="azure largechar" data-unq="310"&gt;</text:p>
          </table:table-cell>
          <table:table-cell table:style-name="ce61" table:number-columns-repeated="1012"/>
          <table:table-cell table:number-columns-repeated="8"/>
        </table:table-row>
        <table:table-row table:style-name="ro28">
          <table:table-cell office:value-type="string" calcext:value-type="string">
            <text:p>310</text:p>
          </table:table-cell>
          <table:table-cell office:value-type="string" calcext:value-type="string">
            <text:p>332</text:p>
          </table:table-cell>
          <table:table-cell office:value-type="string" calcext:value-type="string">
            <text:p>&lt;img src="img/key.svg" alt="element cheie"&gt;Key aspects from relevant ECtHR cases:</text:p>
          </table:table-cell>
          <table:table-cell office:value-type="string" calcext:value-type="string">
            <text:p>&lt;img src="img/key.svg" alt="element cheie"&gt;Alapvető megállapítások releváns EJEB ügyekből:</text:p>
          </table:table-cell>
          <table:table-cell table:number-columns-repeated="1020"/>
        </table:table-row>
        <table:table-row table:style-name="ro10">
          <table:table-cell table:style-name="ce37" table:number-columns-repeated="2"/>
          <table:table-cell table:number-columns-repeated="2" table:style-name="ce68" office:value-type="string" calcext:value-type="string">
            <text:p>&lt;/h4&gt;&lt;br&gt; <text:s text:c="14"/>&lt;h5 class="azure largechar bulleted" data-unq="311"&gt;</text:p>
          </table:table-cell>
          <table:table-cell table:style-name="ce68" table:number-columns-repeated="1012"/>
          <table:table-cell table:number-columns-repeated="8"/>
        </table:table-row>
        <table:table-row table:style-name="ro10">
          <table:table-cell office:value-type="string" calcext:value-type="string">
            <text:p>311</text:p>
          </table:table-cell>
          <table:table-cell office:value-type="string" calcext:value-type="string">
            <text:p>333</text:p>
          </table:table-cell>
          <table:table-cell office:value-type="string" calcext:value-type="string">
            <text:p>Blocking a website is an interference with Freedom of Expression</text:p>
          </table:table-cell>
          <table:table-cell office:value-type="string" calcext:value-type="string">
            <text:p>Egy weboldal blokkolása beavatkozás a véleménynyilvánítás szabadságába</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lt;br&gt; <text:s text:c="15"/>&lt;div class="citecontainer"&gt; <text:s text:c="16"/>&lt;cite data-unq="312"&gt;</text:p>
          </table:table-cell>
          <table:table-cell table:style-name="ce61" table:number-columns-repeated="1012"/>
          <table:table-cell table:number-columns-repeated="8"/>
        </table:table-row>
        <table:table-row table:style-name="ro24">
          <table:table-cell office:value-type="string" calcext:value-type="string">
            <text:p>312</text:p>
          </table:table-cell>
          <table:table-cell office:value-type="string" calcext:value-type="string">
            <text:p>334</text:p>
          </table:table-cell>
          <table:table-cell office:value-type="string" calcext:value-type="string">
            <text:p>&lt;span class="pinkish"&gt;&lt;strong&gt;“​blocking access to the applicant’s website amounted to an interference with his Article 10 rights to receive and impart information “regardless of frontiers.​”&lt;/strong&gt;&lt;/span&gt;</text:p>
          </table:table-cell>
          <table:table-cell office:value-type="string" calcext:value-type="string">
            <text:p>&lt;span class="pinkish"&gt;&lt;strong&gt;a panaszos weboldalának blokkolása beavatkozást jelentett a 10. cikk által garantált jogába, hogy információkat kapjon és közöljön "határokra tekintet nélkül.&lt;/strong&gt;&lt;/span&g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313"&gt; <text:s text:c="18"/></text:p>
          </table:table-cell>
          <table:table-cell table:style-name="ce61" table:number-columns-repeated="1012"/>
          <table:table-cell table:number-columns-repeated="8"/>
        </table:table-row>
        <table:table-row table:style-name="ro10">
          <table:table-cell table:style-name="ce15" office:value-type="string" calcext:value-type="string">
            <text:p>313</text:p>
          </table:table-cell>
          <table:table-cell table:style-name="ce15" office:value-type="string" calcext:value-type="string">
            <text:p>335</text:p>
          </table:table-cell>
          <table:table-cell table:style-name="ce50" office:value-type="string" calcext:value-type="string">
            <text:p>Ahmet Yıldırım v. Turkey, 2012</text:p>
          </table:table-cell>
          <table:table-cell table:style-name="ce50" office:value-type="string" calcext:value-type="string">
            <text:p>Ahmet Yıldırım kontra <text:s/>Törökország, 2012</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AhYvTr12" aria-expanded="false" aria-controls="collapseExample"&gt;Case summary&lt;/a&gt; <text:s text:c="16"/>&lt;/p&gt; <text:s text:c="16"/>&lt;/p&gt; <text:s text:c="16"/>&lt;div class="case-details collapse" id="caseAhYvTr12"&gt; <text:s text:c="18"/>&lt;div class="card card-block"&gt; <text:s text:c="20"/>&lt;h5 data-unq="313-01"&gt;</text:p>
          </table:table-cell>
          <table:table-cell table:style-name="ce61" table:number-columns-repeated="1012"/>
          <table:table-cell table:number-columns-repeated="8"/>
        </table:table-row>
        <table:table-row table:style-name="ro10">
          <table:table-cell table:style-name="ce29" office:value-type="string" calcext:value-type="string">
            <text:p>313-01</text:p>
          </table:table-cell>
          <table:table-cell table:style-name="ce29" office:value-type="string" calcext:value-type="string">
            <text:p>329</text:p>
          </table:table-cell>
          <table:table-cell table:style-name="ce65" office:value-type="string" calcext:value-type="string">
            <text:p>Ahmet Yıldırım v. Turkey, Application no. 3111/10, Judgement 18 December 2012</text:p>
          </table:table-cell>
          <table:table-cell table:style-name="ce52" office:value-type="string" calcext:value-type="string">
            <text:p>Ahmet Yıldırım kontra Törökország, Ügyiratszám: 3111/10, <text:s/>Ítélet: 2012. december 18.</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6" office:value-type="string" calcext:value-type="string">
            <text:p>&lt;/h5&gt; <text:s text:c="20"/>&lt;p data-unq="313-02"&gt; <text:s text:c="22"/></text:p>
          </table:table-cell>
          <table:table-cell table:style-name="ce61" table:number-columns-repeated="1012"/>
          <table:table-cell table:number-columns-repeated="8"/>
        </table:table-row>
        <table:table-row table:style-name="ro37">
          <table:table-cell table:style-name="ce29" office:value-type="string" calcext:value-type="string">
            <text:p>313-02</text:p>
          </table:table-cell>
          <table:table-cell table:style-name="ce29" office:value-type="string" calcext:value-type="string">
            <text:p>330</text:p>
          </table:table-cell>
          <table:table-cell table:style-name="ce65" office:value-type="string" calcext:value-type="string">
            <text:p>The entire domain of Google Sites had been blocked in Turkey due to a single website that contained content deemed offensive to the memory of Ataturk. The interim court order incidentally blocked access to host and third-party websites in addition to the website concerned by proceedings. “The blanket blocking order of Google Sites directly affected Mr. Yıldırım’s access to his own website”, for which the Court found a violation of Article 10 of the European Convention on Human Rights.</text:p>
          </table:table-cell>
          <table:table-cell table:style-name="ce52" office:value-type="string" calcext:value-type="string">
            <text:p>A Google Webhelyek teljes domainjét blokkolták Törökországban egy olyan weboldal miatt, amely az Atatürk emlékére nézve sértőnek minősített tartalmat tartalmazott. Az ideiglenes bírósági végzés esetlegesen akadályozta a házigazda és a harmadik fél honlapjainak hozzáférését az eljárás által érintett honlap mellett. "A Google Webhelyek letiltási rendje közvetlenül érintette Mr. Yıldırım hozzáférését saját weboldalához", amely miatt a Bíróság az emberi jogok európai egyezményének 10. cikkét megsértette.</text:p>
          </table:table-cell>
          <table:table-cell table:style-name="ce52" table:number-columns-repeated="1012"/>
          <table:table-cell table:number-columns-repeated="8"/>
        </table:table-row>
        <table:table-row table:style-name="ro55">
          <table:table-cell table:style-name="ce33" table:number-columns-repeated="2"/>
          <table:table-cell table:number-columns-repeated="2" table:style-name="ce66" office:value-type="string" calcext:value-type="string">
            <text:p><text:s text:c="21"/>&lt;/p&gt; <text:s text:c="20"/>&lt;p&gt; <text:s text:c="22"/>&lt;strong&gt;Judgement: &lt;/strong&gt; <text:s text:c="22"/>&lt;a href="http://hudoc.echr.coe.int/eng?i=001-115705"&gt;http://hudoc.echr.coe.int/eng?i=001-115705&lt;/a&gt; <text:s text:c="22"/>&lt;p&gt; <text:s text:c="24"/>&lt;strong&gt;Legal summaries and comments: &lt;/strong&gt; <text:s text:c="24"/>&lt;ul&gt; <text:s text:c="26"/>&lt;li&gt;&lt;a href="http://hudoc.echr.coe.int/eng?i=002-7328"&gt;http://hudoc.echr.coe.int/eng?i=002-7328&lt;/a&gt;&lt;/li&gt; <text:s text:c="26"/>&lt;li&gt;&lt;a href="https://globalfreedomofexpression.columbia.edu/cases/ahmed-yildirim-v-turkey/"&gt;https://globalfreedomofexpression.columbia.edu/cases/ahmed-yildirim-v-turkey/&lt;/a&gt;&lt;/li&gt; <text:s text:c="24"/>&lt;/ul&gt; <text:s text:c="22"/>&lt;/p&gt; <text:s text:c="20"/>&lt;/p&gt; <text:s text:c="18"/>&lt;/div&gt; <text:s text:c="16"/>&lt;/div&gt; <text:s text:c="14"/>&lt;/div&gt; <text:s text:c="15"/>&lt;h5 class="azure largechar bulleted" data-unq="314"&gt;</text:p>
          </table:table-cell>
          <table:table-cell table:style-name="ce61" table:number-columns-repeated="1012"/>
          <table:table-cell table:number-columns-repeated="8"/>
        </table:table-row>
        <table:table-row table:style-name="ro10">
          <table:table-cell office:value-type="string" calcext:value-type="string">
            <text:p>314</text:p>
          </table:table-cell>
          <table:table-cell office:value-type="string" calcext:value-type="string">
            <text:p>336</text:p>
          </table:table-cell>
          <table:table-cell office:value-type="string" calcext:value-type="string">
            <text:p>Blocking a website affects the right of the public to receive information</text:p>
          </table:table-cell>
          <table:table-cell office:value-type="string" calcext:value-type="string">
            <text:p>Egy weboldal blokkolása érinti a közönség információ megszerzéséhez való jogá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lt;br&gt; <text:s text:c="15"/>&lt;div class="citecontainer"&gt; <text:s text:c="16"/>&lt;cite data-unq="315"&gt;</text:p>
          </table:table-cell>
          <table:table-cell table:style-name="ce61" table:number-columns-repeated="1012"/>
          <table:table-cell table:number-columns-repeated="8"/>
        </table:table-row>
        <table:table-row table:style-name="ro25">
          <table:table-cell office:value-type="string" calcext:value-type="string">
            <text:p>315</text:p>
          </table:table-cell>
          <table:table-cell office:value-type="string" calcext:value-type="string">
            <text:p>337</text:p>
          </table:table-cell>
          <table:table-cell office:value-type="string" calcext:value-type="string">
            <text:p>&lt;span class="pinkish"&gt;&lt;strong&gt;“​the applicants may legitimately claim that the decision to block access to YouTube affected their right to receive and impart information and ideas even though they were not directly targeted by it.​”&lt;/strong&gt;&lt;/span&gt;</text:p>
          </table:table-cell>
          <table:table-cell office:value-type="string" calcext:value-type="string">
            <text:p>&lt;span class="pinkish"&gt;&lt;strong&gt;"a panaszosok jogosan állíthatják, hogy a döntés, amely blokkolta a hozzáférést a YouTube-hoz, érintette a jogukat az információk és nézetek megismeréséhez és terjesztéséhez még akkor is, ha a döntés maga nem célozta őket".&lt;/strong&gt;&lt;/span&g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316"&gt; <text:s text:c="18"/></text:p>
          </table:table-cell>
          <table:table-cell table:style-name="ce61" table:number-columns-repeated="1012"/>
          <table:table-cell table:number-columns-repeated="8"/>
        </table:table-row>
        <table:table-row table:style-name="ro10">
          <table:table-cell table:style-name="ce15" office:value-type="string" calcext:value-type="string">
            <text:p>316</text:p>
          </table:table-cell>
          <table:table-cell table:style-name="ce15" office:value-type="string" calcext:value-type="string">
            <text:p>338</text:p>
          </table:table-cell>
          <table:table-cell table:style-name="ce57" office:value-type="string" calcext:value-type="string">
            <text:p>Cengiz and Others v. Turkey, 2015</text:p>
          </table:table-cell>
          <table:table-cell table:style-name="ce57" office:value-type="string" calcext:value-type="string">
            <text:p>Cengiz és Mások kontra Törökország, 2015</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CeAvTr-01" aria-expanded="false" aria-controls="collapseExample"&gt;Case summary&lt;/a&gt; <text:s text:c="16"/>&lt;/p&gt; <text:s text:c="16"/>&lt;div class="case-details collapse" id="caseCeAvTr-01"&gt; <text:s text:c="18"/>&lt;div class="card card-block"&gt; <text:s text:c="20"/>&lt;h5 data-unq="217-01"&gt;</text:p>
          </table:table-cell>
          <table:table-cell table:style-name="ce61" table:number-columns-repeated="1012"/>
          <table:table-cell table:number-columns-repeated="8"/>
        </table:table-row>
        <table:table-row table:style-name="ro28">
          <table:table-cell table:style-name="ce29" office:value-type="string" calcext:value-type="string">
            <text:p>217-01</text:p>
          </table:table-cell>
          <table:table-cell table:style-name="ce29"/>
          <table:table-cell table:style-name="ce52" table:formula="of:=[.C638]" office:value-type="string" office:string-value="Cengiz and Others v. Turkey, Applications nos. 48226/10 and 14227/11, Judgement 1 December 2015" calcext:value-type="string">
            <text:p>Cengiz and Others v. Turkey, Applications nos. 48226/10 and 14227/11, Judgement 1 December 2015</text:p>
          </table:table-cell>
          <table:table-cell table:style-name="ce52" table:formula="of:=[.D638]" office:value-type="string" office:string-value="Cengiz és mások kontra Törökország, Ügyiratszám: 48226/10 and 14227/11,  Ítélet: 2015. december 1." calcext:value-type="string">
            <text:p>Cengiz és mások kontra Törökország, Ügyiratszám: 48226/10 and 14227/11, <text:s/>Ítélet: 2015. december 1.</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217-02"&gt; <text:s text:c="22"/></text:p>
          </table:table-cell>
          <table:table-cell table:style-name="ce61" table:number-columns-repeated="1012"/>
          <table:table-cell table:number-columns-repeated="8"/>
        </table:table-row>
        <table:table-row table:style-name="ro27">
          <table:table-cell table:style-name="ce29" office:value-type="string" calcext:value-type="string">
            <text:p>217-02</text:p>
          </table:table-cell>
          <table:table-cell table:style-name="ce29"/>
          <table:table-cell table:style-name="ce52" table:formula="of:=[.C640]" office:value-type="string" office:string-value="In May 2008 an Ankara court found that the content of ten pages on the YouTube website infringed the prohibition on insulting the memory of Atatürk, and therefore imposed a blocking order on the entire website. The applicants, who were active users of the website, appealed against that decision. Their appeal was dismissed on the ground that they were not parties to the investigation procedure and therefore did not have standing to challenge the blocking order. The applicants complained that the inability to access YouTube – a platform which they used extensively in their academic work – violated their right to receive and impart information and ideas. The Court found that the blocking order infringed on the applicants’ right to freedom of expression under Article 10 of the European Convention on Human Rights." calcext:value-type="string">
            <text:p>In May 2008 an Ankara court found that the content of ten pages on the YouTube website infringed the prohibition on insulting the memory of Atatürk, and therefore imposed a blocking order on the entire website. The applicants, who were active users of the website, appealed against that decision. Their appeal was dismissed on the ground that they were not parties to the investigation procedure and therefore did not have standing to challenge the blocking order. The applicants complained that the inability to access YouTube – a platform which they used extensively in their academic work – violated their right to receive and impart information and ideas. The Court found that the blocking order infringed on the applicants’ right to freedom of expression under Article 10 of the European Convention on Human Rights.</text:p>
          </table:table-cell>
          <table:table-cell table:style-name="ce52" table:formula="of:=[.D640]" office:value-type="string" office:string-value="2008 májusában egy ankarai bíróság megállapította, hogy a YouTube oldalán tíz oldal tartalma megsértette az Atatürk emlékét sértő tilalmat, ezért blokkolási rendet szabott ki az egész weboldalra. A felperesek, akik aktívak voltak a honlapon, fellebbezést nyújtottak be e határozat ellen. A fellebbezésüket azzal az indokkal utasították el, hogy nem voltak a vizsgálati eljárásban részt vevők, és ezért nem áll módjában vitatni a tiltakozó határozatot. A pályázók panaszkodtak, hogy a YouTube-hoz való hozzáférés képtelensége - olyan platform, amelyet széles körben alkalmaztak akadémiai munkájukban - megsértette az információk és ötletek fogadásához és átadásához való jogát. A Számvevőszék megállapította, hogy a tiltó határozatban megsértették a felpereseknek az Emberi Jogok Európai Egyezményének 10. cikke szerinti szólásszabadsághoz való jogát." calcext:value-type="string">
            <text:p>2008 májusában egy ankarai bíróság megállapította, hogy a YouTube oldalán tíz oldal tartalma megsértette az Atatürk emlékét sértő tilalmat, ezért blokkolási rendet szabott ki az egész weboldalra. A felperesek, akik aktívak voltak a honlapon, fellebbezést nyújtottak be e határozat ellen. A fellebbezésüket azzal az indokkal utasították el, hogy nem voltak a vizsgálati eljárásban részt vevők, és ezért nem áll módjában vitatni a tiltakozó határozatot. A pályázók panaszkodtak, hogy a YouTube-hoz való hozzáférés képtelensége - olyan platform, amelyet széles körben alkalmaztak akadémiai munkájukban - megsértette az információk és ötletek fogadásához és átadásához való jogát. A Számvevőszék megállapította, hogy a tiltó határozatban megsértették a felpereseknek az Emberi Jogok Európai Egyezményének 10. cikke szerinti szólásszabadsághoz való jogát.</text:p>
          </table:table-cell>
          <table:table-cell table:style-name="ce52" table:number-columns-repeated="1012"/>
          <table:table-cell table:number-columns-repeated="8"/>
        </table:table-row>
        <table:table-row table:style-name="ro9">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59188"&gt;http://hudoc.echr.coe.int/eng?i=001-159188&lt;/a&gt; <text:s text:c="22"/>&lt;p&gt; <text:s text:c="24"/>&lt;strong&gt;Legal summaries and comments: &lt;/strong&gt; <text:s text:c="24"/>&lt;ul&gt; <text:s text:c="26"/>&lt;li&gt;&lt;a href="http://hudoc.echr.coe.int/eng?i=002-10983"&gt;http://hudoc.echr.coe.int/eng?i=002-10983&lt;/a&gt;&lt;/li&gt; <text:s text:c="26"/>&lt;li&gt;&lt;a href="https://strasbourgobservers.com/2016/01/05/cengiz-and-others-v-turkey-a-tentative-victory-for-freedom-of-expression-online/"&gt;https://strasbourgobservers.com/2016/01/05/cengiz-and-others-v-turkey-a-tentative-victory-for-freedom-of-expression-online/&lt;/a&gt;&lt;/li&gt; <text:s text:c="26"/>&lt;li&gt;&lt;a href="https://globalfreedomofexpression.columbia.edu/cases/cengiz-v-turkey/"&gt;https://globalfreedomofexpression.columbia.edu/cases/cengiz-v-turkey/&lt;/a&gt;&lt;/li&gt; <text:s text:c="24"/>&lt;/ul&gt; <text:s text:c="22"/>&lt;/p&gt; <text:s text:c="20"/>&lt;/p&gt; <text:s text:c="18"/>&lt;/div&gt; <text:s text:c="16"/>&lt;/div&gt; <text:s text:c="14"/>&lt;/div&gt; <text:s text:c="15"/>&lt;div class="citecontainer"&gt; <text:s text:c="16"/>&lt;cite data-unq="317"&gt;</text:p>
          </table:table-cell>
          <table:table-cell table:style-name="ce61" table:number-columns-repeated="1012"/>
          <table:table-cell table:number-columns-repeated="8"/>
        </table:table-row>
        <table:table-row table:style-name="ro26">
          <table:table-cell office:value-type="string" calcext:value-type="string">
            <text:p>317</text:p>
          </table:table-cell>
          <table:table-cell office:value-type="string" calcext:value-type="string">
            <text:p>339</text:p>
          </table:table-cell>
          <table:table-cell office:value-type="string" calcext:value-type="string">
            <text:p>“the Court&lt;span class="pinkish"&gt;&lt;strong&gt; reiterates that Article 10 of the Convention guarantees “everyone” the freedom to receive and impart information and ideas and that no distinction is made according to the nature of the aim pursued or the role played by natural or legal persons in the exercise of that freedom.&lt;/strong&gt;&lt;/span&gt; Article 10 applies not only to the content of information but also to the means of dissemination, since any restriction imposed on such means necessarily interferes with the right to receive and impart information. Likewise, the Court reaffirms that Article 10 guarantees not only the right to impart information but also the right of the public to receive it.“</text:p>
          </table:table-cell>
          <table:table-cell office:value-type="string" calcext:value-type="string">
            <text:p>"a Bíróság megismétli, hogy az Egyezmény 10. cikke "mindenkinek" biztosítja az információk és nézetek megismerésének és terjesztésének szabadságát, és nem tesz különbséget a jogot gyakorló természetes vagy jogi személy által elérni kívánt cél vagy játszott szerep tekintetében. A 10. cikk nem csupán az információ tartalmára, de a terjesztés eszközére is vonatkozik, mivel az ilyen eszközökbe történő beavatkozás szükségszerűen beavatkozást jelent az információ megismeréséhez és terjesztéséhez való jogba. Ugyancsak megerősíti a Bíróság, hogy a 10. cikk nem csupán az információk terjesztésének a jogát garantálja, de a közönség jogát is az információ megismeréséhez.</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318"&gt; <text:s text:c="18"/></text:p>
          </table:table-cell>
          <table:table-cell table:style-name="ce61" table:number-columns-repeated="1012"/>
          <table:table-cell table:number-columns-repeated="8"/>
        </table:table-row>
        <table:table-row table:style-name="ro10">
          <table:table-cell table:style-name="ce15" office:value-type="string" calcext:value-type="string">
            <text:p>318</text:p>
          </table:table-cell>
          <table:table-cell table:style-name="ce15" office:value-type="string" calcext:value-type="string">
            <text:p>340</text:p>
          </table:table-cell>
          <table:table-cell table:style-name="ce57" office:value-type="string" calcext:value-type="string">
            <text:p>Cengiz and Others v. Turkey, 2015</text:p>
          </table:table-cell>
          <table:table-cell table:style-name="ce63" office:value-type="string" calcext:value-type="string">
            <text:p>Cengiz és Mások <text:s/>kontra Törökország, 2015</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CeAvTr-02" aria-expanded="false" aria-controls="collapseExample"&gt;Case summary&lt;/a&gt; <text:s text:c="16"/>&lt;/p&gt; <text:s text:c="16"/>&lt;div class="case-details collapse" id="caseCeAvTr-02"&gt; <text:s text:c="18"/>&lt;div class="card card-block"&gt; <text:s text:c="20"/>&lt;h5 data-unq="217-01"&gt;</text:p>
          </table:table-cell>
          <table:table-cell table:style-name="ce61" table:number-columns-repeated="1012"/>
          <table:table-cell table:number-columns-repeated="8"/>
        </table:table-row>
        <table:table-row table:style-name="ro28">
          <table:table-cell table:style-name="ce29" office:value-type="string" calcext:value-type="string">
            <text:p>217-01</text:p>
          </table:table-cell>
          <table:table-cell table:style-name="ce29"/>
          <table:table-cell table:style-name="ce52" table:formula="of:=[.C638]" office:value-type="string" office:string-value="Cengiz and Others v. Turkey, Applications nos. 48226/10 and 14227/11, Judgement 1 December 2015" calcext:value-type="string">
            <text:p>Cengiz and Others v. Turkey, Applications nos. 48226/10 and 14227/11, Judgement 1 December 2015</text:p>
          </table:table-cell>
          <table:table-cell table:style-name="ce52" table:formula="of:=[.D638]" office:value-type="string" office:string-value="Cengiz és mások kontra Törökország, Ügyiratszám: 48226/10 and 14227/11,  Ítélet: 2015. december 1." calcext:value-type="string">
            <text:p>Cengiz és mások kontra Törökország, Ügyiratszám: 48226/10 and 14227/11, <text:s/>Ítélet: 2015. december 1.</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217-02"&gt; <text:s text:c="22"/></text:p>
          </table:table-cell>
          <table:table-cell table:style-name="ce61" table:number-columns-repeated="1012"/>
          <table:table-cell table:number-columns-repeated="8"/>
        </table:table-row>
        <table:table-row table:style-name="ro27">
          <table:table-cell table:style-name="ce29" office:value-type="string" calcext:value-type="string">
            <text:p>217-02</text:p>
          </table:table-cell>
          <table:table-cell table:style-name="ce29"/>
          <table:table-cell table:style-name="ce52" table:formula="of:=[.C640]" office:value-type="string" office:string-value="In May 2008 an Ankara court found that the content of ten pages on the YouTube website infringed the prohibition on insulting the memory of Atatürk, and therefore imposed a blocking order on the entire website. The applicants, who were active users of the website, appealed against that decision. Their appeal was dismissed on the ground that they were not parties to the investigation procedure and therefore did not have standing to challenge the blocking order. The applicants complained that the inability to access YouTube – a platform which they used extensively in their academic work – violated their right to receive and impart information and ideas. The Court found that the blocking order infringed on the applicants’ right to freedom of expression under Article 10 of the European Convention on Human Rights." calcext:value-type="string">
            <text:p>In May 2008 an Ankara court found that the content of ten pages on the YouTube website infringed the prohibition on insulting the memory of Atatürk, and therefore imposed a blocking order on the entire website. The applicants, who were active users of the website, appealed against that decision. Their appeal was dismissed on the ground that they were not parties to the investigation procedure and therefore did not have standing to challenge the blocking order. The applicants complained that the inability to access YouTube – a platform which they used extensively in their academic work – violated their right to receive and impart information and ideas. The Court found that the blocking order infringed on the applicants’ right to freedom of expression under Article 10 of the European Convention on Human Rights.</text:p>
          </table:table-cell>
          <table:table-cell table:style-name="ce52" table:formula="of:=[.D640]" office:value-type="string" office:string-value="2008 májusában egy ankarai bíróság megállapította, hogy a YouTube oldalán tíz oldal tartalma megsértette az Atatürk emlékét sértő tilalmat, ezért blokkolási rendet szabott ki az egész weboldalra. A felperesek, akik aktívak voltak a honlapon, fellebbezést nyújtottak be e határozat ellen. A fellebbezésüket azzal az indokkal utasították el, hogy nem voltak a vizsgálati eljárásban részt vevők, és ezért nem áll módjában vitatni a tiltakozó határozatot. A pályázók panaszkodtak, hogy a YouTube-hoz való hozzáférés képtelensége - olyan platform, amelyet széles körben alkalmaztak akadémiai munkájukban - megsértette az információk és ötletek fogadásához és átadásához való jogát. A Számvevőszék megállapította, hogy a tiltó határozatban megsértették a felpereseknek az Emberi Jogok Európai Egyezményének 10. cikke szerinti szólásszabadsághoz való jogát." calcext:value-type="string">
            <text:p>2008 májusában egy ankarai bíróság megállapította, hogy a YouTube oldalán tíz oldal tartalma megsértette az Atatürk emlékét sértő tilalmat, ezért blokkolási rendet szabott ki az egész weboldalra. A felperesek, akik aktívak voltak a honlapon, fellebbezést nyújtottak be e határozat ellen. A fellebbezésüket azzal az indokkal utasították el, hogy nem voltak a vizsgálati eljárásban részt vevők, és ezért nem áll módjában vitatni a tiltakozó határozatot. A pályázók panaszkodtak, hogy a YouTube-hoz való hozzáférés képtelensége - olyan platform, amelyet széles körben alkalmaztak akadémiai munkájukban - megsértette az információk és ötletek fogadásához és átadásához való jogát. A Számvevőszék megállapította, hogy a tiltó határozatban megsértették a felpereseknek az Emberi Jogok Európai Egyezményének 10. cikke szerinti szólásszabadsághoz való jogát.</text:p>
          </table:table-cell>
          <table:table-cell table:style-name="ce52" table:number-columns-repeated="1012"/>
          <table:table-cell table:number-columns-repeated="8"/>
        </table:table-row>
        <table:table-row table:style-name="ro9">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59188"&gt;http://hudoc.echr.coe.int/eng?i=001-159188&lt;/a&gt; <text:s text:c="22"/>&lt;p&gt; <text:s text:c="24"/>&lt;strong&gt;Legal summaries and comments: &lt;/strong&gt; <text:s text:c="24"/>&lt;ul&gt; <text:s text:c="26"/>&lt;li&gt;&lt;a href="http://hudoc.echr.coe.int/eng?i=002-10983"&gt;http://hudoc.echr.coe.int/eng?i=002-10983&lt;/a&gt;&lt;/li&gt; <text:s text:c="26"/>&lt;li&gt;&lt;a href="https://strasbourgobservers.com/2016/01/05/cengiz-and-others-v-turkey-a-tentative-victory-for-freedom-of-expression-online/"&gt;https://strasbourgobservers.com/2016/01/05/cengiz-and-others-v-turkey-a-tentative-victory-for-freedom-of-expression-online/&lt;/a&gt;&lt;/li&gt; <text:s text:c="26"/>&lt;li&gt;&lt;a href="https://globalfreedomofexpression.columbia.edu/cases/cengiz-v-turkey/"&gt;https://globalfreedomofexpression.columbia.edu/cases/cengiz-v-turkey/&lt;/a&gt;&lt;/li&gt; <text:s text:c="24"/>&lt;/ul&gt; <text:s text:c="22"/>&lt;/p&gt; <text:s text:c="20"/>&lt;/p&gt; <text:s text:c="18"/>&lt;/div&gt; <text:s text:c="16"/>&lt;/div&gt; <text:s text:c="14"/>&lt;/div&gt; <text:s text:c="15"/>&lt;h5 class="azure largechar bulleted" data-unq="319"&gt;</text:p>
          </table:table-cell>
          <table:table-cell table:style-name="ce61" table:number-columns-repeated="1012"/>
          <table:table-cell table:number-columns-repeated="8"/>
        </table:table-row>
        <table:table-row table:style-name="ro28">
          <table:table-cell office:value-type="string" calcext:value-type="string">
            <text:p>319</text:p>
          </table:table-cell>
          <table:table-cell office:value-type="string" calcext:value-type="string">
            <text:p>341</text:p>
          </table:table-cell>
          <table:table-cell office:value-type="string" calcext:value-type="string">
            <text:p>Prior restraints are not necessarily incompatible with the Convention as a matter of principle, but a clear legal framework is required to be in place</text:p>
          </table:table-cell>
          <table:table-cell office:value-type="string" calcext:value-type="string">
            <text:p>Az előzetes tiltás nem szükségszerűen összeegyeztethetetlen az Egyezménnyel elvi szinten, de egy világos jogi keretrendszert kell ehhez alkalmazni</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lt;br&gt; <text:s text:c="15"/>&lt;div class="citecontainer"&gt; <text:s text:c="16"/>&lt;cite data-unq="320"&gt;</text:p>
          </table:table-cell>
          <table:table-cell table:style-name="ce61" table:number-columns-repeated="1012"/>
          <table:table-cell table:number-columns-repeated="8"/>
        </table:table-row>
        <table:table-row table:style-name="ro25">
          <table:table-cell office:value-type="string" calcext:value-type="string">
            <text:p>320</text:p>
          </table:table-cell>
          <table:table-cell office:value-type="string" calcext:value-type="string">
            <text:p>342</text:p>
          </table:table-cell>
          <table:table-cell office:value-type="string" calcext:value-type="string">
            <text:p>“&lt;span class="pinkish"&gt;&lt;strong&gt;​ Such prior restraints were not <text:s/>incompatible with the Convention as a matter of principle but had to form part of a legal framework&lt;/strong&gt;&lt;/span&gt; ensuring both tight control over the scope of the ban and effective judicial review to prevent any abuses.“</text:p>
          </table:table-cell>
          <table:table-cell office:value-type="string" calcext:value-type="string">
            <text:p>Az ilyen előzetes tiltás nem szükségszerűen összeegyeztethetetlen az Egyezménnyel elvi szinten, de egy olyan jogi keretrendszer részét kell képeznie, amely biztosítja egyrészt a szigorú ellenőrzést a tiltás hatálya felett, másrészt a túlkapások megelőzésére szolgáló hatékony jogorvoslato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321"&gt; <text:s text:c="18"/></text:p>
          </table:table-cell>
          <table:table-cell table:style-name="ce61" table:number-columns-repeated="1012"/>
          <table:table-cell table:number-columns-repeated="8"/>
        </table:table-row>
        <table:table-row table:style-name="ro10">
          <table:table-cell table:style-name="ce15" office:value-type="string" calcext:value-type="string">
            <text:p>321</text:p>
          </table:table-cell>
          <table:table-cell table:style-name="ce15" office:value-type="string" calcext:value-type="string">
            <text:p>343</text:p>
          </table:table-cell>
          <table:table-cell table:style-name="ce57" office:value-type="string" calcext:value-type="string">
            <text:p>Cengiz and Others v. Turkey, 2015</text:p>
          </table:table-cell>
          <table:table-cell table:style-name="ce57" office:value-type="string" calcext:value-type="string">
            <text:p>Cengiz és Mások kontra Törökország, <text:s/>2015</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CeAvTr-03" aria-expanded="false" aria-controls="collapseExample"&gt;Case summary&lt;/a&gt; <text:s text:c="16"/>&lt;/p&gt; <text:s text:c="16"/>&lt;div class="case-details collapse" id="caseCeAvTr-03"&gt; <text:s text:c="18"/>&lt;div class="card card-block"&gt; <text:s text:c="20"/>&lt;h5 data-unq="217-01"&gt;</text:p>
          </table:table-cell>
          <table:table-cell table:style-name="ce61" table:number-columns-repeated="1012"/>
          <table:table-cell table:number-columns-repeated="8"/>
        </table:table-row>
        <table:table-row table:style-name="ro28">
          <table:table-cell table:style-name="ce29" office:value-type="string" calcext:value-type="string">
            <text:p>217-01</text:p>
          </table:table-cell>
          <table:table-cell table:style-name="ce29"/>
          <table:table-cell table:style-name="ce52" table:formula="of:=[.C638]" office:value-type="string" office:string-value="Cengiz and Others v. Turkey, Applications nos. 48226/10 and 14227/11, Judgement 1 December 2015" calcext:value-type="string">
            <text:p>Cengiz and Others v. Turkey, Applications nos. 48226/10 and 14227/11, Judgement 1 December 2015</text:p>
          </table:table-cell>
          <table:table-cell table:style-name="ce52" table:formula="of:=[.D638]" office:value-type="string" office:string-value="Cengiz és mások kontra Törökország, Ügyiratszám: 48226/10 and 14227/11,  Ítélet: 2015. december 1." calcext:value-type="string">
            <text:p>Cengiz és mások kontra Törökország, Ügyiratszám: 48226/10 and 14227/11, <text:s/>Ítélet: 2015. december 1.</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217-02"&gt; <text:s text:c="22"/></text:p>
          </table:table-cell>
          <table:table-cell table:style-name="ce61" table:number-columns-repeated="1012"/>
          <table:table-cell table:number-columns-repeated="8"/>
        </table:table-row>
        <table:table-row table:style-name="ro27">
          <table:table-cell table:style-name="ce29" office:value-type="string" calcext:value-type="string">
            <text:p>217-02</text:p>
          </table:table-cell>
          <table:table-cell table:style-name="ce29"/>
          <table:table-cell table:style-name="ce52" table:formula="of:=[.C640]" office:value-type="string" office:string-value="In May 2008 an Ankara court found that the content of ten pages on the YouTube website infringed the prohibition on insulting the memory of Atatürk, and therefore imposed a blocking order on the entire website. The applicants, who were active users of the website, appealed against that decision. Their appeal was dismissed on the ground that they were not parties to the investigation procedure and therefore did not have standing to challenge the blocking order. The applicants complained that the inability to access YouTube – a platform which they used extensively in their academic work – violated their right to receive and impart information and ideas. The Court found that the blocking order infringed on the applicants’ right to freedom of expression under Article 10 of the European Convention on Human Rights." calcext:value-type="string">
            <text:p>In May 2008 an Ankara court found that the content of ten pages on the YouTube website infringed the prohibition on insulting the memory of Atatürk, and therefore imposed a blocking order on the entire website. The applicants, who were active users of the website, appealed against that decision. Their appeal was dismissed on the ground that they were not parties to the investigation procedure and therefore did not have standing to challenge the blocking order. The applicants complained that the inability to access YouTube – a platform which they used extensively in their academic work – violated their right to receive and impart information and ideas. The Court found that the blocking order infringed on the applicants’ right to freedom of expression under Article 10 of the European Convention on Human Rights.</text:p>
          </table:table-cell>
          <table:table-cell table:style-name="ce52" table:formula="of:=[.D640]" office:value-type="string" office:string-value="2008 májusában egy ankarai bíróság megállapította, hogy a YouTube oldalán tíz oldal tartalma megsértette az Atatürk emlékét sértő tilalmat, ezért blokkolási rendet szabott ki az egész weboldalra. A felperesek, akik aktívak voltak a honlapon, fellebbezést nyújtottak be e határozat ellen. A fellebbezésüket azzal az indokkal utasították el, hogy nem voltak a vizsgálati eljárásban részt vevők, és ezért nem áll módjában vitatni a tiltakozó határozatot. A pályázók panaszkodtak, hogy a YouTube-hoz való hozzáférés képtelensége - olyan platform, amelyet széles körben alkalmaztak akadémiai munkájukban - megsértette az információk és ötletek fogadásához és átadásához való jogát. A Számvevőszék megállapította, hogy a tiltó határozatban megsértették a felpereseknek az Emberi Jogok Európai Egyezményének 10. cikke szerinti szólásszabadsághoz való jogát." calcext:value-type="string">
            <text:p>2008 májusában egy ankarai bíróság megállapította, hogy a YouTube oldalán tíz oldal tartalma megsértette az Atatürk emlékét sértő tilalmat, ezért blokkolási rendet szabott ki az egész weboldalra. A felperesek, akik aktívak voltak a honlapon, fellebbezést nyújtottak be e határozat ellen. A fellebbezésüket azzal az indokkal utasították el, hogy nem voltak a vizsgálati eljárásban részt vevők, és ezért nem áll módjában vitatni a tiltakozó határozatot. A pályázók panaszkodtak, hogy a YouTube-hoz való hozzáférés képtelensége - olyan platform, amelyet széles körben alkalmaztak akadémiai munkájukban - megsértette az információk és ötletek fogadásához és átadásához való jogát. A Számvevőszék megállapította, hogy a tiltó határozatban megsértették a felpereseknek az Emberi Jogok Európai Egyezményének 10. cikke szerinti szólásszabadsághoz való jogát.</text:p>
          </table:table-cell>
          <table:table-cell table:style-name="ce52" table:number-columns-repeated="1012"/>
          <table:table-cell table:number-columns-repeated="8"/>
        </table:table-row>
        <table:table-row table:style-name="ro9">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59188"&gt;http://hudoc.echr.coe.int/eng?i=001-159188&lt;/a&gt; <text:s text:c="22"/>&lt;p&gt; <text:s text:c="24"/>&lt;strong&gt;Legal summaries and comments: &lt;/strong&gt; <text:s text:c="24"/>&lt;ul&gt; <text:s text:c="26"/>&lt;li&gt;&lt;a href="http://hudoc.echr.coe.int/eng?i=002-10983"&gt;http://hudoc.echr.coe.int/eng?i=002-10983&lt;/a&gt;&lt;/li&gt; <text:s text:c="26"/>&lt;li&gt;&lt;a href="https://strasbourgobservers.com/2016/01/05/cengiz-and-others-v-turkey-a-tentative-victory-for-freedom-of-expression-online/"&gt;https://strasbourgobservers.com/2016/01/05/cengiz-and-others-v-turkey-a-tentative-victory-for-freedom-of-expression-online/&lt;/a&gt;&lt;/li&gt; <text:s text:c="26"/>&lt;li&gt;&lt;a href="https://globalfreedomofexpression.columbia.edu/cases/cengiz-v-turkey/"&gt;https://globalfreedomofexpression.columbia.edu/cases/cengiz-v-turkey/&lt;/a&gt;&lt;/li&gt; <text:s text:c="24"/>&lt;/ul&gt; <text:s text:c="22"/>&lt;/p&gt; <text:s text:c="20"/>&lt;/p&gt; <text:s text:c="18"/>&lt;/div&gt; <text:s text:c="16"/>&lt;/div&gt; <text:s text:c="14"/>&lt;/div&gt; <text:s text:c="15"/>&lt;h5 class="azure largechar bulleted" data-unq="322"&gt;</text:p>
          </table:table-cell>
          <table:table-cell table:style-name="ce61" table:number-columns-repeated="1012"/>
          <table:table-cell table:number-columns-repeated="8"/>
        </table:table-row>
        <table:table-row table:style-name="ro10">
          <table:table-cell office:value-type="string" calcext:value-type="string">
            <text:p>322</text:p>
          </table:table-cell>
          <table:table-cell office:value-type="string" calcext:value-type="string">
            <text:p>344</text:p>
          </table:table-cell>
          <table:table-cell office:value-type="string" calcext:value-type="string">
            <text:p>Over-blocking and collateral effects must be considered</text:p>
          </table:table-cell>
          <table:table-cell office:value-type="string" calcext:value-type="string">
            <text:p>Figyelembe kell venni a túlzott blokkolást és a járulékos hatásoka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lt;br&gt; <text:s text:c="15"/>&lt;div class="citecontainer"&gt; <text:s text:c="16"/>&lt;cite data-unq="323"&gt;</text:p>
          </table:table-cell>
          <table:table-cell table:style-name="ce61" table:number-columns-repeated="1012"/>
          <table:table-cell table:number-columns-repeated="8"/>
        </table:table-row>
        <table:table-row table:style-name="ro25">
          <table:table-cell office:value-type="string" calcext:value-type="string">
            <text:p>323</text:p>
          </table:table-cell>
          <table:table-cell office:value-type="string" calcext:value-type="string">
            <text:p>345</text:p>
          </table:table-cell>
          <table:table-cell office:value-type="string" calcext:value-type="string">
            <text:p>“in the Court’s view, they should have taken into consideration, among other elements, the fact that &lt;span class="pinkish"&gt;&lt;strong&gt;such a measure, by rendering large quantities of information inaccessible, substantially restricted the rights of Internet users and had a significant collateral effect.&lt;/strong&gt;&lt;/span&gt;”</text:p>
          </table:table-cell>
          <table:table-cell office:value-type="string" calcext:value-type="string">
            <text:p>"a Bíróság megítélése szerint figyelembe kellett volna venniük, más szempontok mellett azt a tényt is, hogy az ilyen intézkedés, azáltal, hogy elérhetetlenné tette információk nagy tömegét, ténylegesen korlátozta az interet felhasználóinak jogait és jelentős járulékos hatásokkal is bír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324"&gt; <text:s text:c="18"/></text:p>
          </table:table-cell>
          <table:table-cell table:style-name="ce61" table:number-columns-repeated="1012"/>
          <table:table-cell table:number-columns-repeated="8"/>
        </table:table-row>
        <table:table-row table:style-name="ro10">
          <table:table-cell table:style-name="ce15" office:value-type="string" calcext:value-type="string">
            <text:p>324</text:p>
          </table:table-cell>
          <table:table-cell table:style-name="ce15" office:value-type="string" calcext:value-type="string">
            <text:p>346</text:p>
          </table:table-cell>
          <table:table-cell table:style-name="ce57" office:value-type="string" calcext:value-type="string">
            <text:p>Ahmet Yıldırım v. Turkey, 2012</text:p>
          </table:table-cell>
          <table:table-cell table:style-name="ce57" office:value-type="string" calcext:value-type="string">
            <text:p>Ahmet Yıldırım kontra Törökország, <text:s/>2012</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AhYvTr12-01" aria-expanded="false" aria-controls="collapseExample"&gt;Case summary&lt;/a&gt; <text:s text:c="16"/>&lt;/p&gt; <text:s text:c="16"/>&lt;/p&gt; <text:s text:c="16"/>&lt;div class="case-details collapse" id="caseAhYvTr12-01"&gt; <text:s text:c="18"/>&lt;div class="card card-block"&gt; <text:s text:c="20"/>&lt;h5 data-unq="313-01"&gt;</text:p>
          </table:table-cell>
          <table:table-cell table:style-name="ce61" table:number-columns-repeated="1012"/>
          <table:table-cell table:number-columns-repeated="8"/>
        </table:table-row>
        <table:table-row table:style-name="ro10">
          <table:table-cell table:style-name="ce29" office:value-type="string" calcext:value-type="string">
            <text:p>313-01</text:p>
          </table:table-cell>
          <table:table-cell table:style-name="ce29"/>
          <table:table-cell table:style-name="ce52" table:formula="of:=[.C980]" office:value-type="string" office:string-value="Ahmet Yıldırım v. Turkey, Application no. 3111/10, Judgement 18 December 2012" calcext:value-type="string">
            <text:p>Ahmet Yıldırım v. Turkey, Application no. 3111/10, Judgement 18 December 2012</text:p>
          </table:table-cell>
          <table:table-cell table:style-name="ce52" table:formula="of:=[.D980]" office:value-type="string" office:string-value="Ahmet Yıldırım kontra Törökország, Ügyiratszám: 3111/10,  Ítélet: 2012. december 18." calcext:value-type="string">
            <text:p>Ahmet Yıldırım kontra Törökország, Ügyiratszám: 3111/10, <text:s/>Ítélet: 2012. december 18.</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313-02"&gt; <text:s text:c="22"/></text:p>
          </table:table-cell>
          <table:table-cell table:style-name="ce61" table:number-columns-repeated="1012"/>
          <table:table-cell table:number-columns-repeated="8"/>
        </table:table-row>
        <table:table-row table:style-name="ro37">
          <table:table-cell table:style-name="ce29" office:value-type="string" calcext:value-type="string">
            <text:p>313-02</text:p>
          </table:table-cell>
          <table:table-cell table:style-name="ce29"/>
          <table:table-cell table:style-name="ce52" table:formula="of:=[.C982]" office:value-type="string" office:string-value="The entire domain of Google Sites had been blocked in Turkey due to a single website that contained content deemed offensive to the memory of Ataturk. The interim court order incidentally blocked access to host and third-party websites in addition to the website concerned by proceedings. “The blanket blocking order of Google Sites directly affected Mr. Yıldırım’s access to his own website”, for which the Court found a violation of Article 10 of the European Convention on Human Rights." calcext:value-type="string">
            <text:p>The entire domain of Google Sites had been blocked in Turkey due to a single website that contained content deemed offensive to the memory of Ataturk. The interim court order incidentally blocked access to host and third-party websites in addition to the website concerned by proceedings. “The blanket blocking order of Google Sites directly affected Mr. Yıldırım’s access to his own website”, for which the Court found a violation of Article 10 of the European Convention on Human Rights.</text:p>
          </table:table-cell>
          <table:table-cell table:style-name="ce52" table:formula="of:=[.D982]" office:value-type="string" office:string-value="A Google Webhelyek teljes domainjét blokkolták Törökországban egy olyan weboldal miatt, amely az Atatürk emlékére nézve sértőnek minősített tartalmat tartalmazott. Az ideiglenes bírósági végzés esetlegesen akadályozta a házigazda és a harmadik fél honlapjainak hozzáférését az eljárás által érintett honlap mellett. &quot;A Google Webhelyek letiltási rendje közvetlenül érintette Mr. Yıldırım hozzáférését saját weboldalához&quot;, amely miatt a Bíróság az emberi jogok európai egyezményének 10. cikkét megsértette." calcext:value-type="string">
            <text:p>A Google Webhelyek teljes domainjét blokkolták Törökországban egy olyan weboldal miatt, amely az Atatürk emlékére nézve sértőnek minősített tartalmat tartalmazott. Az ideiglenes bírósági végzés esetlegesen akadályozta a házigazda és a harmadik fél honlapjainak hozzáférését az eljárás által érintett honlap mellett. "A Google Webhelyek letiltási rendje közvetlenül érintette Mr. Yıldırım hozzáférését saját weboldalához", amely miatt a Bíróság az emberi jogok európai egyezményének 10. cikkét megsértette.</text:p>
          </table:table-cell>
          <table:table-cell table:style-name="ce52" table:number-columns-repeated="1012"/>
          <table:table-cell table:number-columns-repeated="8"/>
        </table:table-row>
        <table:table-row table:style-name="ro55">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15705"&gt;http://hudoc.echr.coe.int/eng?i=001-115705&lt;/a&gt; <text:s text:c="22"/>&lt;p&gt; <text:s text:c="24"/>&lt;strong&gt;Legal summaries and comments: &lt;/strong&gt; <text:s text:c="24"/>&lt;ul&gt; <text:s text:c="26"/>&lt;li&gt;&lt;a href="http://hudoc.echr.coe.int/eng?i=002-7328"&gt;http://hudoc.echr.coe.int/eng?i=002-7328&lt;/a&gt;&lt;/li&gt; <text:s text:c="26"/>&lt;li&gt;&lt;a href="https://globalfreedomofexpression.columbia.edu/cases/ahmed-yildirim-v-turkey/"&gt;https://globalfreedomofexpression.columbia.edu/cases/ahmed-yildirim-v-turkey/&lt;/a&gt;&lt;/li&gt; <text:s text:c="24"/>&lt;/ul&gt; <text:s text:c="22"/>&lt;/p&gt; <text:s text:c="20"/>&lt;/p&gt; <text:s text:c="18"/>&lt;/div&gt; <text:s text:c="16"/>&lt;/div&gt; <text:s text:c="14"/>&lt;/div&gt; <text:s text:c="15"/>&lt;div class="citecontainer"&gt; <text:s text:c="16"/>&lt;cite data-unq="325"&gt;</text:p>
          </table:table-cell>
          <table:table-cell table:style-name="ce61" table:number-columns-repeated="1012"/>
          <table:table-cell table:number-columns-repeated="8"/>
        </table:table-row>
        <table:table-row table:style-name="ro25">
          <table:table-cell office:value-type="string" calcext:value-type="string">
            <text:p>325</text:p>
          </table:table-cell>
          <table:table-cell office:value-type="string" calcext:value-type="string">
            <text:p>347</text:p>
          </table:table-cell>
          <table:table-cell office:value-type="string" calcext:value-type="string">
            <text:p>“&lt;span class="pinkish"&gt;&lt;strong&gt;the measure in question produced arbitrary effects&lt;/strong&gt;&lt;/span&gt; and could not be said to have been aimed solely at blocking access to the offending website, since it consisted in the wholesale blocking of all the sites hosted by Google Sites.”</text:p>
          </table:table-cell>
          <table:table-cell office:value-type="string" calcext:value-type="string">
            <text:p>"a szóban forgó intézkedés önkényes hatásokkal járt és nem állítható, hogy kizárólag a sértő weboldal blokkolását célozta volna, mivel a teljes blokkolását jelentette minden olyan oldalnak, amelyet a Google Sites tárol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326"&gt; <text:s text:c="18"/></text:p>
          </table:table-cell>
          <table:table-cell table:style-name="ce61" table:number-columns-repeated="1012"/>
          <table:table-cell table:number-columns-repeated="8"/>
        </table:table-row>
        <table:table-row table:style-name="ro10">
          <table:table-cell table:style-name="ce15" office:value-type="string" calcext:value-type="string">
            <text:p>326</text:p>
          </table:table-cell>
          <table:table-cell table:style-name="ce15" office:value-type="string" calcext:value-type="string">
            <text:p>348</text:p>
          </table:table-cell>
          <table:table-cell table:style-name="ce57" office:value-type="string" calcext:value-type="string">
            <text:p>Ahmet Yıldırım v. Turkey, 2012</text:p>
          </table:table-cell>
          <table:table-cell table:style-name="ce57" office:value-type="string" calcext:value-type="string">
            <text:p>Ahmet Yıldırım kontra Törökország, 2012</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AhYvTr12-02" aria-expanded="false" aria-controls="collapseExample"&gt;Case summary&lt;/a&gt; <text:s text:c="16"/>&lt;/p&gt; <text:s text:c="16"/>&lt;/p&gt; <text:s text:c="16"/>&lt;div class="case-details collapse" id="caseAhYvTr12-02"&gt; <text:s text:c="18"/>&lt;div class="card card-block"&gt; <text:s text:c="20"/>&lt;h5 data-unq="313-01"&gt;</text:p>
          </table:table-cell>
          <table:table-cell table:style-name="ce61" table:number-columns-repeated="1012"/>
          <table:table-cell table:number-columns-repeated="8"/>
        </table:table-row>
        <table:table-row table:style-name="ro10">
          <table:table-cell table:style-name="ce29" office:value-type="string" calcext:value-type="string">
            <text:p>313-01</text:p>
          </table:table-cell>
          <table:table-cell table:style-name="ce29"/>
          <table:table-cell table:style-name="ce52" table:formula="of:=[.C980]" office:value-type="string" office:string-value="Ahmet Yıldırım v. Turkey, Application no. 3111/10, Judgement 18 December 2012" calcext:value-type="string">
            <text:p>Ahmet Yıldırım v. Turkey, Application no. 3111/10, Judgement 18 December 2012</text:p>
          </table:table-cell>
          <table:table-cell table:style-name="ce52" table:formula="of:=[.D980]" office:value-type="string" office:string-value="Ahmet Yıldırım kontra Törökország, Ügyiratszám: 3111/10,  Ítélet: 2012. december 18." calcext:value-type="string">
            <text:p>Ahmet Yıldırım kontra Törökország, Ügyiratszám: 3111/10, <text:s/>Ítélet: 2012. december 18.</text:p>
          </table:table-cell>
          <table:table-cell table:style-name="ce52" table:number-columns-repeated="1012"/>
          <table:table-cell table:number-columns-repeated="8"/>
        </table:table-row>
        <table:table-row table:style-name="ro10">
          <table:table-cell table:style-name="ce33" table:number-columns-repeated="2"/>
          <table:table-cell table:style-name="ce61" office:value-type="string" calcext:value-type="string">
            <text:p>&lt;/h5&gt; <text:s text:c="20"/>&lt;p data-unq="313-02"&gt; <text:s text:c="22"/></text:p>
          </table:table-cell>
          <table:table-cell table:style-name="ce61" table:number-columns-repeated="1013"/>
          <table:table-cell table:number-columns-repeated="8"/>
        </table:table-row>
        <table:table-row table:style-name="ro37">
          <table:table-cell table:style-name="ce29" office:value-type="string" calcext:value-type="string">
            <text:p>313-02</text:p>
          </table:table-cell>
          <table:table-cell table:style-name="ce29"/>
          <table:table-cell table:style-name="ce52" table:formula="of:=[.C982]" office:value-type="string" office:string-value="The entire domain of Google Sites had been blocked in Turkey due to a single website that contained content deemed offensive to the memory of Ataturk. The interim court order incidentally blocked access to host and third-party websites in addition to the website concerned by proceedings. “The blanket blocking order of Google Sites directly affected Mr. Yıldırım’s access to his own website”, for which the Court found a violation of Article 10 of the European Convention on Human Rights." calcext:value-type="string">
            <text:p>The entire domain of Google Sites had been blocked in Turkey due to a single website that contained content deemed offensive to the memory of Ataturk. The interim court order incidentally blocked access to host and third-party websites in addition to the website concerned by proceedings. “The blanket blocking order of Google Sites directly affected Mr. Yıldırım’s access to his own website”, for which the Court found a violation of Article 10 of the European Convention on Human Rights.</text:p>
          </table:table-cell>
          <table:table-cell table:style-name="ce52" table:formula="of:=[.D982]" office:value-type="string" office:string-value="A Google Webhelyek teljes domainjét blokkolták Törökországban egy olyan weboldal miatt, amely az Atatürk emlékére nézve sértőnek minősített tartalmat tartalmazott. Az ideiglenes bírósági végzés esetlegesen akadályozta a házigazda és a harmadik fél honlapjainak hozzáférését az eljárás által érintett honlap mellett. &quot;A Google Webhelyek letiltási rendje közvetlenül érintette Mr. Yıldırım hozzáférését saját weboldalához&quot;, amely miatt a Bíróság az emberi jogok európai egyezményének 10. cikkét megsértette." calcext:value-type="string">
            <text:p>A Google Webhelyek teljes domainjét blokkolták Törökországban egy olyan weboldal miatt, amely az Atatürk emlékére nézve sértőnek minősített tartalmat tartalmazott. Az ideiglenes bírósági végzés esetlegesen akadályozta a házigazda és a harmadik fél honlapjainak hozzáférését az eljárás által érintett honlap mellett. "A Google Webhelyek letiltási rendje közvetlenül érintette Mr. Yıldırım hozzáférését saját weboldalához", amely miatt a Bíróság az emberi jogok európai egyezményének 10. cikkét megsértette.</text:p>
          </table:table-cell>
          <table:table-cell table:style-name="ce52" table:number-columns-repeated="1012"/>
          <table:table-cell table:number-columns-repeated="8"/>
        </table:table-row>
        <table:table-row table:style-name="ro55">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15705"&gt;http://hudoc.echr.coe.int/eng?i=001-115705&lt;/a&gt; <text:s text:c="22"/>&lt;p&gt; <text:s text:c="24"/>&lt;strong&gt;Legal summaries and comments: &lt;/strong&gt; <text:s text:c="24"/>&lt;ul&gt; <text:s text:c="26"/>&lt;li&gt;&lt;a href="http://hudoc.echr.coe.int/eng?i=002-7328"&gt;http://hudoc.echr.coe.int/eng?i=002-7328&lt;/a&gt;&lt;/li&gt; <text:s text:c="26"/>&lt;li&gt;&lt;a href="https://globalfreedomofexpression.columbia.edu/cases/ahmed-yildirim-v-turkey/"&gt;https://globalfreedomofexpression.columbia.edu/cases/ahmed-yildirim-v-turkey/&lt;/a&gt;&lt;/li&gt; <text:s text:c="24"/>&lt;/ul&gt; <text:s text:c="22"/>&lt;/p&gt; <text:s text:c="20"/>&lt;/p&gt; <text:s text:c="18"/>&lt;/div&gt; <text:s text:c="16"/>&lt;/div&gt; <text:s text:c="14"/>&lt;/div&gt; <text:s text:c="15"/>&lt;h5 class="azure largechar bulleted" data-unq="327"&gt;</text:p>
          </table:table-cell>
          <table:table-cell table:style-name="ce61" table:number-columns-repeated="1012"/>
          <table:table-cell table:number-columns-repeated="8"/>
        </table:table-row>
        <table:table-row table:style-name="ro10">
          <table:table-cell office:value-type="string" calcext:value-type="string">
            <text:p>327</text:p>
          </table:table-cell>
          <table:table-cell office:value-type="string" calcext:value-type="string">
            <text:p>349</text:p>
          </table:table-cell>
          <table:table-cell office:value-type="string" calcext:value-type="string">
            <text:p>Effective judicial review measures must be in place</text:p>
          </table:table-cell>
          <table:table-cell office:value-type="string" calcext:value-type="string">
            <text:p>Hatékony jogorvoslati lehetőségeknek kell létezniük</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lt;br&gt; <text:s text:c="15"/>&lt;div class="citecontainer"&gt; <text:s text:c="16"/>&lt;cite data-unq="328"&gt;</text:p>
          </table:table-cell>
          <table:table-cell table:style-name="ce61" table:number-columns-repeated="1012"/>
          <table:table-cell table:number-columns-repeated="8"/>
        </table:table-row>
        <table:table-row table:style-name="ro3">
          <table:table-cell office:value-type="string" calcext:value-type="string">
            <text:p>328</text:p>
          </table:table-cell>
          <table:table-cell office:value-type="string" calcext:value-type="string">
            <text:p>350</text:p>
          </table:table-cell>
          <table:table-cell office:value-type="string" calcext:value-type="string">
            <text:p>“Furthermore, &lt;span class="pinkish"&gt;&lt;strong&gt;the judicial review procedures concerning the blocking of Internet sites are insufficient to meet the criteria for avoiding abuse&lt;/strong&gt;&lt;/span&gt;​, as domestic law does not provide for any safeguards to ensure that a blocking order in respect of a specific site is not used as a means of blocking access in general.”</text:p>
          </table:table-cell>
          <table:table-cell office:value-type="string" calcext:value-type="string">
            <text:p>"Továbbá az internetes oldalak blokkolásával kapcsolatos bírósági felülvizsgálati eljárások nem felelnek meg annak az elvárásnak, hogy megelőzzék a visszaéléseket, mivel a nemzeti jog semmilyen biztosítékot nem tartalmaz arra nézve, hogy egy konkrét oldallal kapcsolatos blokkolásról szóló határozatot nem használnak a hozzáférés általános blokkolására." </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329"&gt; <text:s text:c="18"/></text:p>
          </table:table-cell>
          <table:table-cell table:style-name="ce61" table:number-columns-repeated="1012"/>
          <table:table-cell table:number-columns-repeated="8"/>
        </table:table-row>
        <table:table-row table:style-name="ro10">
          <table:table-cell table:style-name="ce15" office:value-type="string" calcext:value-type="string">
            <text:p>329</text:p>
          </table:table-cell>
          <table:table-cell table:style-name="ce15" office:value-type="string" calcext:value-type="string">
            <text:p>351</text:p>
          </table:table-cell>
          <table:table-cell table:style-name="ce57" office:value-type="string" calcext:value-type="string">
            <text:p>Ahmet Yıldırım v. Turkey, 2012</text:p>
          </table:table-cell>
          <table:table-cell table:style-name="ce57" office:value-type="string" calcext:value-type="string">
            <text:p>Ahmet Yıldırım kontra Törökország, 2012</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AhYvTr12-03" aria-expanded="false" aria-controls="collapseExample"&gt;Case summary&lt;/a&gt; <text:s text:c="16"/>&lt;/p&gt; <text:s text:c="16"/>&lt;/p&gt; <text:s text:c="16"/>&lt;div class="case-details collapse" id="caseAhYvTr12-03"&gt; <text:s text:c="18"/>&lt;div class="card card-block"&gt; <text:s text:c="20"/>&lt;h5 data-unq="313-01"&gt;</text:p>
          </table:table-cell>
          <table:table-cell table:style-name="ce61" table:number-columns-repeated="1012"/>
          <table:table-cell table:number-columns-repeated="8"/>
        </table:table-row>
        <table:table-row table:style-name="ro10">
          <table:table-cell table:style-name="ce29" office:value-type="string" calcext:value-type="string">
            <text:p>313-01</text:p>
          </table:table-cell>
          <table:table-cell table:style-name="ce29"/>
          <table:table-cell table:style-name="ce52" table:formula="of:=[.C980]" office:value-type="string" office:string-value="Ahmet Yıldırım v. Turkey, Application no. 3111/10, Judgement 18 December 2012" calcext:value-type="string">
            <text:p>Ahmet Yıldırım v. Turkey, Application no. 3111/10, Judgement 18 December 2012</text:p>
          </table:table-cell>
          <table:table-cell table:style-name="ce52" table:formula="of:=[.D980]" office:value-type="string" office:string-value="Ahmet Yıldırım kontra Törökország, Ügyiratszám: 3111/10,  Ítélet: 2012. december 18." calcext:value-type="string">
            <text:p>Ahmet Yıldırım kontra Törökország, Ügyiratszám: 3111/10, <text:s/>Ítélet: 2012. december 18.</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313-02"&gt; <text:s text:c="22"/></text:p>
          </table:table-cell>
          <table:table-cell table:style-name="ce61" table:number-columns-repeated="1012"/>
          <table:table-cell table:number-columns-repeated="8"/>
        </table:table-row>
        <table:table-row table:style-name="ro37">
          <table:table-cell table:style-name="ce29" office:value-type="string" calcext:value-type="string">
            <text:p>313-02</text:p>
          </table:table-cell>
          <table:table-cell table:style-name="ce29"/>
          <table:table-cell table:style-name="ce52" table:formula="of:=[.C982]" office:value-type="string" office:string-value="The entire domain of Google Sites had been blocked in Turkey due to a single website that contained content deemed offensive to the memory of Ataturk. The interim court order incidentally blocked access to host and third-party websites in addition to the website concerned by proceedings. “The blanket blocking order of Google Sites directly affected Mr. Yıldırım’s access to his own website”, for which the Court found a violation of Article 10 of the European Convention on Human Rights." calcext:value-type="string">
            <text:p>The entire domain of Google Sites had been blocked in Turkey due to a single website that contained content deemed offensive to the memory of Ataturk. The interim court order incidentally blocked access to host and third-party websites in addition to the website concerned by proceedings. “The blanket blocking order of Google Sites directly affected Mr. Yıldırım’s access to his own website”, for which the Court found a violation of Article 10 of the European Convention on Human Rights.</text:p>
          </table:table-cell>
          <table:table-cell table:style-name="ce52" table:formula="of:=[.D982]" office:value-type="string" office:string-value="A Google Webhelyek teljes domainjét blokkolták Törökországban egy olyan weboldal miatt, amely az Atatürk emlékére nézve sértőnek minősített tartalmat tartalmazott. Az ideiglenes bírósági végzés esetlegesen akadályozta a házigazda és a harmadik fél honlapjainak hozzáférését az eljárás által érintett honlap mellett. &quot;A Google Webhelyek letiltási rendje közvetlenül érintette Mr. Yıldırım hozzáférését saját weboldalához&quot;, amely miatt a Bíróság az emberi jogok európai egyezményének 10. cikkét megsértette." calcext:value-type="string">
            <text:p>A Google Webhelyek teljes domainjét blokkolták Törökországban egy olyan weboldal miatt, amely az Atatürk emlékére nézve sértőnek minősített tartalmat tartalmazott. Az ideiglenes bírósági végzés esetlegesen akadályozta a házigazda és a harmadik fél honlapjainak hozzáférését az eljárás által érintett honlap mellett. "A Google Webhelyek letiltási rendje közvetlenül érintette Mr. Yıldırım hozzáférését saját weboldalához", amely miatt a Bíróság az emberi jogok európai egyezményének 10. cikkét megsértette.</text:p>
          </table:table-cell>
          <table:table-cell table:style-name="ce52" table:number-columns-repeated="1012"/>
          <table:table-cell table:number-columns-repeated="8"/>
        </table:table-row>
        <table:table-row table:style-name="ro55">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15705"&gt;http://hudoc.echr.coe.int/eng?i=001-115705&lt;/a&gt; <text:s text:c="22"/>&lt;p&gt; <text:s text:c="24"/>&lt;strong&gt;Legal summaries and comments: &lt;/strong&gt; <text:s text:c="24"/>&lt;ul&gt; <text:s text:c="26"/>&lt;li&gt;&lt;a href="http://hudoc.echr.coe.int/eng?i=002-7328"&gt;http://hudoc.echr.coe.int/eng?i=002-7328&lt;/a&gt;&lt;/li&gt; <text:s text:c="26"/>&lt;li&gt;&lt;a href="https://globalfreedomofexpression.columbia.edu/cases/ahmed-yildirim-v-turkey/"&gt;https://globalfreedomofexpression.columbia.edu/cases/ahmed-yildirim-v-turkey/&lt;/a&gt;&lt;/li&gt; <text:s text:c="24"/>&lt;/ul&gt; <text:s text:c="22"/>&lt;/p&gt; <text:s text:c="20"/>&lt;/p&gt; <text:s text:c="18"/>&lt;/div&gt; <text:s text:c="16"/>&lt;/div&gt; <text:s text:c="14"/>&lt;/div&gt; <text:s text:c="15"/>&lt;h4 class="azure largechar" data-unq="330"&gt;</text:p>
          </table:table-cell>
          <table:table-cell table:style-name="ce61" table:number-columns-repeated="1012"/>
          <table:table-cell table:number-columns-repeated="8"/>
        </table:table-row>
        <table:table-row table:style-name="ro10">
          <table:table-cell office:value-type="string" calcext:value-type="string">
            <text:p>330</text:p>
          </table:table-cell>
          <table:table-cell office:value-type="string" calcext:value-type="string">
            <text:p>352</text:p>
          </table:table-cell>
          <table:table-cell office:value-type="string" calcext:value-type="string">
            <text:p>Relevant cases from the European Court of Justice:</text:p>
          </table:table-cell>
          <table:table-cell office:value-type="string" calcext:value-type="string">
            <text:p>Az Európai Unió Bíróságának releváns döntései:</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4&gt;&lt;br&gt; <text:s text:c="15"/>&lt;div class="citecontainer"&gt; <text:s text:c="16"/>&lt;p data-unq="331"&gt;</text:p>
          </table:table-cell>
          <table:table-cell table:style-name="ce61" table:number-columns-repeated="1012"/>
          <table:table-cell table:number-columns-repeated="8"/>
        </table:table-row>
        <table:table-row table:style-name="ro3">
          <table:table-cell office:value-type="string" calcext:value-type="string">
            <text:p>331</text:p>
          </table:table-cell>
          <table:table-cell office:value-type="string" calcext:value-type="string">
            <text:p>353</text:p>
          </table:table-cell>
          <table:table-cell office:value-type="string" calcext:value-type="string">
            <text:p>Installing a filtering system in order to block illegal use of file sharing is unlawful and would infringe “the fundamental rights of that ISP’s customers, namely their right to protection of their personal data and their freedom to receive or impart information, which are rights safeguarded by Articles 8 and 11 of the Charter respectively.”</text:p>
          </table:table-cell>
          <table:table-cell office:value-type="string" calcext:value-type="string">
            <text:p>Egy szűrőrendszer létrehozása annak érdekében, hogy blokkolja az illegális fájlmegosztást jogellenes, és megsértené "az ezen internet‑hozzáférést nyújtó szolgáltató ügyfeleinek alapvető jogait is, nevezetesen a személyes adatok védelméhez való jogukat, valamint az információk fogadásának és közlésének szabadságát, e jogokat pedig a charta 8. és 11. cikke védi."</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332"&gt; <text:s text:c="18"/></text:p>
          </table:table-cell>
          <table:table-cell table:style-name="ce61" table:number-columns-repeated="1012"/>
          <table:table-cell table:number-columns-repeated="8"/>
        </table:table-row>
        <table:table-row table:style-name="ro10">
          <table:table-cell table:style-name="ce15" office:value-type="string" calcext:value-type="string">
            <text:p>332</text:p>
          </table:table-cell>
          <table:table-cell table:style-name="ce15" office:value-type="string" calcext:value-type="string">
            <text:p>354</text:p>
          </table:table-cell>
          <table:table-cell table:style-name="ce69" office:value-type="string" calcext:value-type="string">
            <text:p>Scarlet vs SABAM, C-70/10</text:p>
          </table:table-cell>
          <table:table-cell table:style-name="ce50" office:value-type="string" calcext:value-type="string">
            <text:p>Scarlet kontra SABAM, C-70/10</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70" office:value-type="string" calcext:value-type="string">
            <text:p><text:s/>&amp;nbsp; <text:s text:c="18"/>&lt;a class="btn btn-info btn-collapse" data-toggle="collapse" href="#caseSvS70-10" aria-expanded="false" aria-controls="collapseExample"&gt;Case summary&lt;/a&gt; <text:s text:c="16"/>&lt;/p&gt; <text:s text:c="16"/>&lt;div class="case-details collapse" id="caseSvS70-10"&gt; <text:s text:c="18"/>&lt;div class="card card-block"&gt; <text:s text:c="20"/>&lt;h5 data-unq="332-01"&gt;</text:p>
          </table:table-cell>
          <table:table-cell table:style-name="ce61" table:number-columns-repeated="1012"/>
          <table:table-cell table:number-columns-repeated="8"/>
        </table:table-row>
        <table:table-row table:style-name="ro10">
          <table:table-cell table:style-name="ce29" office:value-type="string" calcext:value-type="string">
            <text:p>332-01</text:p>
          </table:table-cell>
          <table:table-cell table:style-name="ce29" office:value-type="string" calcext:value-type="string">
            <text:p>351</text:p>
          </table:table-cell>
          <table:table-cell table:style-name="ce52" office:value-type="string" calcext:value-type="string">
            <text:p>Case C-70/10 Scarlet v. SABAM - 24 November 2011</text:p>
          </table:table-cell>
          <table:table-cell table:style-name="ce52" office:value-type="string" calcext:value-type="string">
            <text:p>C-70/10. Sz., Scarlet kontra SABAM ügyben 2011. november 24.</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332-02"&gt; <text:s text:c="22"/></text:p>
          </table:table-cell>
          <table:table-cell table:style-name="ce61" table:number-columns-repeated="1012"/>
          <table:table-cell table:number-columns-repeated="8"/>
        </table:table-row>
        <table:table-row table:style-name="ro42">
          <table:table-cell table:style-name="ce29" office:value-type="string" calcext:value-type="string">
            <text:p>332-02</text:p>
          </table:table-cell>
          <table:table-cell table:style-name="ce29" office:value-type="string" calcext:value-type="string">
            <text:p>352</text:p>
          </table:table-cell>
          <table:table-cell table:style-name="ce52" office:value-type="string" calcext:value-type="string">
            <text:p>CJEU ruled that an injunction could not be made against an Internet service provider requiring it to install a system for filtering all electronic communications passing via its services, in particular those involving the use of peer-to-peer software, which applied indiscriminately to all its customers, as a preventive measure, exclusively at its expense and for an unlimited period, and which was capable of identifying on that provider’s network the movement of electronic files containing a musical, cinematographic or audiovisual work in respect of which the applicant claimed to hold intellectual property rights, with a view to blocking the transfer of files the sharing of which would infringe copyright.</text:p>
          </table:table-cell>
          <table:table-cell table:style-name="ce52" office:value-type="string" calcext:value-type="string">
            <text:p>Az EGB úgy döntött, hogy nem lehet végzést hozni egy olyan internetszolgáltató ellen, amely megköveteli, hogy olyan rendszert telepítsen a szolgáltatásai révén átadott elektronikus hírközlési szolgáltatások szűrésére, különösen a peer-to-peer szoftver használatával ügyfeleket megelőző intézkedésként kizárólag költségén és korlátlan időtartamon keresztül, amely képes azonosítani az adott szolgáltató hálózatán olyan zenei, filmes vagy audiovizuális művek elektronikus fájljainak mozgását, amelyek tekintetében a kérelmező állítása szerint szellemi hogy megakadályozzák, hogy a fájlok átruházásával, sértené a szerzői jogot.</text:p>
          </table:table-cell>
          <table:table-cell table:style-name="ce52" table:number-columns-repeated="1012"/>
          <table:table-cell table:number-columns-repeated="8"/>
        </table:table-row>
        <table:table-row table:style-name="ro42">
          <table:table-cell table:style-name="ce33" table:number-columns-repeated="2"/>
          <table:table-cell table:number-columns-repeated="2" table:style-name="ce61" office:value-type="string" calcext:value-type="string">
            <text:p><text:s text:c="21"/>&lt;/p&gt; <text:s text:c="20"/>&lt;p&gt; <text:s text:c="22"/>&lt;strong&gt;Full decision: &lt;/strong&gt; <text:s text:c="22"/>&lt;a href="http://curia.europa.eu/juris/document/document.jsf?text=&amp;docid=115202&amp;pageIndex=0&amp;doclang=EN&amp;mode=lst&amp;dir=&amp;occ=first&amp;part=1&amp;cid=854226"&gt;http://curia.europa.eu/juris/document/document.jsf?text=&amp;docid=115202&amp;pageIndex=0&amp;doclang=EN&amp;mode=lst&amp;dir=&amp;occ=first&amp;part=1&amp;cid=854226&lt;/a&gt; <text:s text:c="20"/>&lt;/p&gt; <text:s text:c="18"/>&lt;/div&gt; <text:s text:c="16"/>&lt;/div&gt; <text:s text:c="14"/>&lt;/div&gt; <text:s text:c="15"/>&lt;h4 class="azure largechar" data-unq="333"&gt;Other relevant cases implying blocking or filtering:&lt;/h4&gt;&lt;br&gt; <text:s text:c="15"/>&lt;div&gt; <text:s text:c="16"/>&lt;p class="refer" data-unq="334"&gt; <text:s text:c="18"/></text:p>
          </table:table-cell>
          <table:table-cell table:style-name="ce61" table:number-columns-repeated="1012"/>
          <table:table-cell table:number-columns-repeated="8"/>
        </table:table-row>
        <table:table-row table:style-name="ro10">
          <table:table-cell office:value-type="string" calcext:value-type="string">
            <text:p>333</text:p>
          </table:table-cell>
          <table:table-cell office:value-type="string" calcext:value-type="string">
            <text:p>355</text:p>
          </table:table-cell>
          <table:table-cell office:value-type="string" calcext:value-type="string">
            <text:p>Other relevant cases implying blocking or filtering:</text:p>
          </table:table-cell>
          <table:table-cell office:value-type="string" calcext:value-type="string">
            <text:p>Blokkolással és szűréssel kapcsolatos más releváns ügyek:</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4&gt;&lt;br&gt; <text:s text:c="15"/>&lt;div&gt; <text:s text:c="16"/>&lt;p class="refer" data-unq="334"&gt; <text:s text:c="18"/></text:p>
          </table:table-cell>
          <table:table-cell table:style-name="ce61" table:number-columns-repeated="1012"/>
          <table:table-cell table:number-columns-repeated="8"/>
        </table:table-row>
        <table:table-row table:style-name="ro10">
          <table:table-cell table:style-name="ce15" office:value-type="string" calcext:value-type="string">
            <text:p>334</text:p>
          </table:table-cell>
          <table:table-cell table:style-name="ce15" office:value-type="string" calcext:value-type="string">
            <text:p>356</text:p>
          </table:table-cell>
          <table:table-cell table:style-name="ce50" office:value-type="string" calcext:value-type="string">
            <text:p>C -610/15 - Stichting Brein vs Ziggo BV &amp; XS4ALL Internet BV, 2017</text:p>
          </table:table-cell>
          <table:table-cell table:style-name="ce50" office:value-type="string" calcext:value-type="string">
            <text:p>C -610/15 - Stichting Brein kontra Ziggo BV &amp; XS4ALL Internet BV, 2017</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SBvZ17" aria-expanded="false" aria-controls="collapseExample"&gt;Case summary&lt;/a&gt; <text:s text:c="16"/>&lt;/p&gt; <text:s text:c="16"/>&lt;div class="case-details collapse" id="caseSBvZ17"&gt; <text:s text:c="18"/>&lt;div class="card card-block"&gt; <text:s text:c="20"/>&lt;h5 data-unq="334-01"&gt;</text:p>
          </table:table-cell>
          <table:table-cell table:style-name="ce61" table:number-columns-repeated="1012"/>
          <table:table-cell table:number-columns-repeated="8"/>
        </table:table-row>
        <table:table-row table:style-name="ro28">
          <table:table-cell table:style-name="ce29" office:value-type="string" calcext:value-type="string">
            <text:p>334-01</text:p>
          </table:table-cell>
          <table:table-cell table:style-name="ce29" office:value-type="string" calcext:value-type="string">
            <text:p>355</text:p>
          </table:table-cell>
          <table:table-cell table:style-name="ce52" office:value-type="string" calcext:value-type="string">
            <text:p>Case C-610/15 Stichting Brein v. Ziggo BV &amp; XS4ALL Internet BV - 14 June 2017</text:p>
          </table:table-cell>
          <table:table-cell table:style-name="ce52" office:value-type="string" calcext:value-type="string">
            <text:p>A C-610/15. Sz. Stichting Brein kontra Ziggo BV &amp; XS4ALL Internet BV ügyben, - 2017. június 14.</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334-02"&gt; <text:s text:c="22"/></text:p>
          </table:table-cell>
          <table:table-cell table:style-name="ce61" table:number-columns-repeated="1012"/>
          <table:table-cell table:number-columns-repeated="8"/>
        </table:table-row>
        <table:table-row table:style-name="ro26">
          <table:table-cell table:style-name="ce29" office:value-type="string" calcext:value-type="string">
            <text:p>334-02</text:p>
          </table:table-cell>
          <table:table-cell table:style-name="ce29" office:value-type="string" calcext:value-type="string">
            <text:p>356</text:p>
          </table:table-cell>
          <table:table-cell table:style-name="ce52" office:value-type="string" calcext:value-type="string">
            <text:p>The concept of ‘communication to the public’, within the meaning of Article 3(1) of Directive 2001/29/EC of the European Parliament and of the Council of 22 May 2001 on the harmonisation of certain aspects of copyright and related rights in the information society, must be interpreted as covering, in circumstances such as those at issue in the main proceedings, the making available and management, on the Internet, of a sharing platform which, by means of indexation of metadata relating to protected works and the provision of a search engine, allows users of that platform to locate those works and to share them in the context of a peer-to-peer network.</text:p>
          </table:table-cell>
          <table:table-cell table:style-name="ce52" office:value-type="string" calcext:value-type="string">
            <text:p>A "kommunikáció a nyílvánosság felé" koncepció, az információs társadalomban a <text:s/>szerzői és szomszédos jogok egyes vonatkozásainak összehangolásáról szóló, 2001. május 22-i 2001/29 / EK európai parlamenti és tanácsi irányelv 3. cikkének (1) <text:s/>úgy kell értelmezni, hogy az alapügyben szereplőhöz hasonló körülmények között olyan megosztási platform hozzáférhetővé tételét és kezelését teszi lehetővé az interneten, amely a védett művekkel kapcsolatos metaadatok indexálásával és az egy kereső rendelkezésre bocsátása révén lehetővé teszi a webhely felhasználói számára, hogy rátaláljanak ezekre az alkotásokra és megosszák azokat egy peer-to-peer hálózat keretében.</text:p>
          </table:table-cell>
          <table:table-cell table:style-name="ce52" table:number-columns-repeated="1012"/>
          <table:table-cell table:number-columns-repeated="8"/>
        </table:table-row>
        <table:table-row table:style-name="ro9">
          <table:table-cell table:style-name="ce33" table:number-columns-repeated="2"/>
          <table:table-cell table:number-columns-repeated="2" table:style-name="ce61" office:value-type="string" calcext:value-type="string">
            <text:p><text:s text:c="21"/>&lt;/p&gt; <text:s text:c="20"/>&lt;p&gt; <text:s text:c="22"/>&lt;strong&gt;Full decision: &lt;/strong&gt; <text:s text:c="22"/>&lt;a href="http://curia.europa.eu/juris/document/document.jsf;jsessionid=9ea7d0f130d5152abe8ca2264347841cf5d5161654a4.e34KaxiLc3eQc40LaxqMbN4PaxmSe0?text=&amp;docid=191707&amp;pageIndex=0&amp;doclang=EN&amp;mode=req&amp;dir=&amp;occ=first&amp;part=1&amp;cid=235732"&gt;http://curia.europa.eu/juris/document/document.jsf;jsessionid=9ea7d0f130d5152abe8ca2264347841cf5d5161654a4.e34KaxiLc3eQc40LaxqMbN4PaxmSe0?text=&amp;docid=191707&amp;pageIndex=0&amp;doclang=EN&amp;mode=req&amp;dir=&amp;occ=first&amp;part=1&amp;cid=235732&lt;/a&gt; <text:s text:c="20"/>&lt;/p&gt; <text:s text:c="18"/>&lt;/div&gt; <text:s text:c="16"/>&lt;/div&gt; <text:s text:c="14"/>&lt;/div&gt; <text:s text:c="12"/>&lt;/div&gt; <text:s text:c="10"/>&lt;/div&gt; <text:s text:c="8"/>&lt;/div&gt; <text:s text:c="6"/>&lt;/div&gt; <text:s text:c="4"/>&lt;/section&gt; <text:s text:c="5"/>&lt;section class="pinkishb"&gt; <text:s text:c="6"/>&lt;div class="container"&gt; <text:s text:c="8"/>&lt;div class="col-lg-12 whitechar"&gt; <text:s text:c="10"/>&lt;div id="sapte" class="chaptercont"&gt; <text:s text:c="12"/>&lt;p class="chaptertitle"&gt; <text:s text:c="14"/>&lt;img src="img/smileyChap7.png"&gt; <text:s text:c="12"/>&lt;/p&gt; <text:s text:c="10"/>&lt;/div&gt; <text:s text:c="10"/>&lt;h1 class="text-center" data-unq="335"&gt;</text:p>
          </table:table-cell>
          <table:table-cell table:style-name="ce61" table:number-columns-repeated="1012"/>
          <table:table-cell table:number-columns-repeated="8"/>
        </table:table-row>
        <table:table-row table:style-name="ro10">
          <table:table-cell office:value-type="string" calcext:value-type="string">
            <text:p>335</text:p>
          </table:table-cell>
          <table:table-cell office:value-type="string" calcext:value-type="string">
            <text:p>358</text:p>
          </table:table-cell>
          <table:table-cell office:value-type="string" calcext:value-type="string">
            <text:p>Freedom of expression versus privacy</text:p>
          </table:table-cell>
          <table:table-cell office:value-type="string" calcext:value-type="string">
            <text:p>A véleménynyilvánítás szabadsága kontra magánélet</text:p>
          </table:table-cell>
          <table:table-cell table:number-columns-repeated="1020"/>
        </table:table-row>
        <table:table-row table:style-name="ro24">
          <table:table-cell table:style-name="ce33" table:number-columns-repeated="2"/>
          <table:table-cell table:number-columns-repeated="2" table:style-name="ce61" office:value-type="string" calcext:value-type="string">
            <text:p>&lt;/h1&gt; <text:s text:c="8"/>&lt;/div&gt; <text:s text:c="6"/>&lt;/div&gt; <text:s text:c="4"/>&lt;/section&gt; <text:s text:c="5"/>&lt;section id="continutsapte"&gt; <text:s text:c="6"/>&lt;div class="container"&gt; <text:s text:c="10"/>&lt;div class="col-lg-12 my-auto"&gt; <text:s text:c="12"/>&lt;div class="container-fluid"&gt; <text:s text:c="15"/>&lt;p data-unq="336"&gt;</text:p>
          </table:table-cell>
          <table:table-cell table:style-name="ce61" table:number-columns-repeated="1012"/>
          <table:table-cell table:number-columns-repeated="8"/>
        </table:table-row>
        <table:table-row table:style-name="ro25">
          <table:table-cell office:value-type="string" calcext:value-type="string">
            <text:p>336</text:p>
          </table:table-cell>
          <table:table-cell office:value-type="string" calcext:value-type="string">
            <text:p>359</text:p>
          </table:table-cell>
          <table:table-cell office:value-type="string" calcext:value-type="string">
            <text:p>One of the most complicated limitations of the right to freedom of expression is when the other party is also claiming that they have their own fundamental rights breached, and especially the right to privacy – or as the European Convention defines it in Article 8 – the right to respect for private and family life.</text:p>
          </table:table-cell>
          <table:table-cell office:value-type="string" calcext:value-type="string">
            <text:p>A véleménynyilvánítási szabadság egyik legbonyolultabb korlátja az, amikor a másik fél is azt állítja, hogy megsértették egy alapvető jogát, különösen, ha ez a jog a magánélet védelméhez való jog - vagy ahogyan azt az Emberi Jogok Európai Egyezménye 8. cikkében definiálja - a magán- és családi élet tiszteletben tartásához való jog.</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article&gt; <text:s text:c="16"/>&lt;h4 class="azure largechar" data-unq="337"&gt;</text:p>
          </table:table-cell>
          <table:table-cell table:style-name="ce61" table:number-columns-repeated="1012"/>
          <table:table-cell table:number-columns-repeated="8"/>
        </table:table-row>
        <table:table-row table:style-name="ro10">
          <table:table-cell office:value-type="string" calcext:value-type="string">
            <text:p>337</text:p>
          </table:table-cell>
          <table:table-cell office:value-type="string" calcext:value-type="string">
            <text:p>361</text:p>
          </table:table-cell>
          <table:table-cell office:value-type="string" calcext:value-type="string">
            <text:p>Article 8 of the European Convention on Human Rights</text:p>
          </table:table-cell>
          <table:table-cell office:value-type="string" calcext:value-type="string">
            <text:p>Az Emberi Jogok Európai Egyezményének 8. cikke</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4&gt; <text:s text:c="16"/>&lt;h4 class="azure largechar" data-unq="338"&gt;</text:p>
          </table:table-cell>
          <table:table-cell table:style-name="ce61" table:number-columns-repeated="1012"/>
          <table:table-cell table:number-columns-repeated="8"/>
        </table:table-row>
        <table:table-row table:style-name="ro10">
          <table:table-cell office:value-type="string" calcext:value-type="string">
            <text:p>338</text:p>
          </table:table-cell>
          <table:table-cell office:value-type="string" calcext:value-type="string">
            <text:p>362</text:p>
          </table:table-cell>
          <table:table-cell office:value-type="string" calcext:value-type="string">
            <text:p>Right to respect for private and family life</text:p>
          </table:table-cell>
          <table:table-cell office:value-type="string" calcext:value-type="string">
            <text:p>Magán- és családi élet tiszteletben tartásához való jog</text:p>
          </table:table-cell>
          <table:table-cell table:number-columns-repeated="1020"/>
        </table:table-row>
        <table:table-row table:style-name="ro28">
          <table:table-cell table:style-name="ce33" table:number-columns-repeated="2"/>
          <table:table-cell table:number-columns-repeated="2" table:style-name="ce61" office:value-type="string" calcext:value-type="string">
            <text:p>&lt;/h4&gt; <text:s text:c="17"/>&lt;dl class="olpinkish"&gt; <text:s text:c="18"/>&lt;dt&gt;&lt;i&gt;1&lt;/i&gt;&lt;/dt&gt; <text:s text:c="18"/>&lt;dd&gt;&lt;i data-unq="339"&gt;</text:p>
          </table:table-cell>
          <table:table-cell table:style-name="ce61" table:number-columns-repeated="1012"/>
          <table:table-cell table:number-columns-repeated="8"/>
        </table:table-row>
        <table:table-row table:style-name="ro28">
          <table:table-cell office:value-type="string" calcext:value-type="string">
            <text:p>339</text:p>
          </table:table-cell>
          <table:table-cell office:value-type="string" calcext:value-type="string">
            <text:p>363</text:p>
          </table:table-cell>
          <table:table-cell office:value-type="string" calcext:value-type="string">
            <text:p>Everyone has the right to respect for his private and family life, his home and his correspondence.</text:p>
          </table:table-cell>
          <table:table-cell office:value-type="string" calcext:value-type="string">
            <text:p>Mindenkinek joga van arra, hogy magán- és családi életét, lakását és levelezését tiszteletben tartsák.</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i&gt;&lt;/dd&gt; <text:s text:c="19"/>&lt;dt&gt;&lt;i&gt;2&lt;/i&gt;&lt;/dt&gt; <text:s text:c="18"/>&lt;dd&gt;&lt;i data-unq="340"&gt;</text:p>
          </table:table-cell>
          <table:table-cell table:style-name="ce61" table:number-columns-repeated="1012"/>
          <table:table-cell table:number-columns-repeated="8"/>
        </table:table-row>
        <table:table-row table:style-name="ro74">
          <table:table-cell office:value-type="string" calcext:value-type="string">
            <text:p>340</text:p>
          </table:table-cell>
          <table:table-cell office:value-type="string" calcext:value-type="string">
            <text:p>364</text:p>
          </table:table-cell>
          <table:table-cell office:value-type="string" calcext:value-type="string">
            <text:p>There shall be no interference by a public authority with the exercise of this right except such as is in accordance with the law and is necessary in a democratic society in the interests of national security, public safety or the economic well-being of the country, for the prevention of disorder or crime, for the protection of health or morals, or for the protection of the rights and freedoms of others.</text:p>
          </table:table-cell>
          <table:table-cell table:style-name="ce83" office:value-type="string" calcext:value-type="string">
            <text:p>E jog gyakorlásába hatóság csak a törvényben meghatározott, olyan esetekben avatkozhat be, amikor az egy demokratikus társadalomban a nemzetbiztonság, a közbiztonság vagy az ország gazdasági jóléte érdekében, zavargás vagy bűncselekmény megelőzése, a közegészség vagy az erkölcsök védelme, avagy mások jogainak és szabadságainak védelme érdekében szükséges.</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i&gt;&lt;/dd&gt; <text:s text:c="16"/>&lt;/dl&gt; <text:s text:c="14"/>&lt;/article&gt; <text:s text:c="15"/>&lt;p data-unq="341"&gt;</text:p>
          </table:table-cell>
          <table:table-cell table:style-name="ce61" table:number-columns-repeated="1012"/>
          <table:table-cell table:number-columns-repeated="8"/>
        </table:table-row>
        <table:table-row table:style-name="ro75">
          <table:table-cell office:value-type="string" calcext:value-type="string">
            <text:p>341</text:p>
          </table:table-cell>
          <table:table-cell office:value-type="string" calcext:value-type="string">
            <text:p>366</text:p>
          </table:table-cell>
          <table:table-cell office:value-type="string" calcext:value-type="string">
            <text:p>One of the reasons for which the notion of private life creates so many problems is that the concept is rather broad and can not have a very strict definition, even according to the ECtHR’s jurisprudence.</text:p>
          </table:table-cell>
          <table:table-cell table:style-name="ce127" office:value-type="string" calcext:value-type="string">
            <text:p>Az egyik ok, ami miatt a magánélet fogalma sok problémát okoz, az, hogy egy meglehetősen átfogó koncepció áll mögötte, és nem lehet pontosan definiálni, még az EJEB joggyakorlata szerint sem.</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div class="citecontainer"&gt; <text:s text:c="16"/>&lt;cite data-unq="342"&gt;</text:p>
          </table:table-cell>
          <table:table-cell table:style-name="ce61" table:number-columns-repeated="1012"/>
          <table:table-cell table:number-columns-repeated="8"/>
        </table:table-row>
        <table:table-row table:style-name="ro42">
          <table:table-cell office:value-type="string" calcext:value-type="string">
            <text:p>342</text:p>
          </table:table-cell>
          <table:table-cell office:value-type="string" calcext:value-type="string">
            <text:p>367</text:p>
          </table:table-cell>
          <table:table-cell office:value-type="string" calcext:value-type="string">
            <text:p>Thus private live “extends to &lt;span class="pinkish"&gt;&lt;strong&gt;aspects relating to personal identity&lt;/strong&gt;&lt;/span&gt;, such as a person’s name, photograph, or physical and moral integrity. This concept also includes &lt;span class="pinkish"&gt;&lt;strong&gt;the right to live privately, away from unwanted attention&lt;/strong&gt;&lt;/span&gt;. The guarantee afforded by Article 8 of the Convention in this regard is primarily intended &lt;span class="pinkish"&gt;&lt;strong&gt;to ensure the development, without outside interference, of the personality of each individual&lt;/strong&gt;&lt;/span&gt; in his or her relations with other human beings. There is thus a zone of interaction of a person with others, even in a public context, which may fall within the scope of private life.”</text:p>
          </table:table-cell>
          <table:table-cell table:style-name="ce83" office:value-type="string" calcext:value-type="string">
            <text:p>"Így a magánélet "kiterjed a személyes identitáshoz kapcsolódó területekre, mint például egy személy neve, fényképe, fizikai vagy erkölcsi integritása. Ez a koncepció magában foglalja a jogot a megánélethez, a nem kívánt figyelemtől való elzárkózást. Az Egyezmény 8. cikke által nyújtott garanciák ebben a tekintetben elsődlegesen arra szolgálnak, hogy minden egyén külső beavatkozás nélkül alakíthassa a személyiségét és kapcsolatait más emberekkel. Ennek megfelelően létezik a másokkal való érintkezésnek egy olyan köre - még a nyilvános közegben is - ami a magánélet területére tartozik."</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343"&gt; <text:s text:c="18"/></text:p>
          </table:table-cell>
          <table:table-cell table:style-name="ce61" table:number-columns-repeated="1012"/>
          <table:table-cell table:number-columns-repeated="8"/>
        </table:table-row>
        <table:table-row table:style-name="ro10">
          <table:table-cell table:style-name="ce15" office:value-type="string" calcext:value-type="string">
            <text:p>343</text:p>
          </table:table-cell>
          <table:table-cell table:style-name="ce15" office:value-type="string" calcext:value-type="string">
            <text:p>368</text:p>
          </table:table-cell>
          <table:table-cell table:style-name="ce50" office:value-type="string" calcext:value-type="string">
            <text:p>Couderc and Hachette Filipacchi Associés v. France [Grand Chamber], 2015</text:p>
          </table:table-cell>
          <table:table-cell table:style-name="ce50" office:value-type="string" calcext:value-type="string">
            <text:p>Couderc and Hachette Filipacchi Associés kontra Franciaország [Nagy Kamara], 2015</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CHFAvFr" aria-expanded="false" aria-controls="collapseExample"&gt;Case summary&lt;/a&gt; <text:s text:c="16"/>&lt;/p&gt; <text:s text:c="16"/>&lt;div class="case-details collapse" id="caseCHFAvFr"&gt; <text:s text:c="18"/>&lt;div class="card card-block"&gt; <text:s text:c="20"/>&lt;h5 data-unq="343-01"&gt;</text:p>
          </table:table-cell>
          <table:table-cell table:style-name="ce61" table:number-columns-repeated="1012"/>
          <table:table-cell table:number-columns-repeated="8"/>
        </table:table-row>
        <table:table-row table:style-name="ro28">
          <table:table-cell table:style-name="ce29" office:value-type="string" calcext:value-type="string">
            <text:p>343-01</text:p>
          </table:table-cell>
          <table:table-cell table:style-name="ce29" office:value-type="string" calcext:value-type="string">
            <text:p>365</text:p>
          </table:table-cell>
          <table:table-cell table:style-name="ce52" office:value-type="string" calcext:value-type="string">
            <text:p>Couderc and Hachette Filipacchi Associés v. France [Grand Chamber], Application no. 40454/07, Judgement 10 November 2015</text:p>
          </table:table-cell>
          <table:table-cell table:style-name="ce52" office:value-type="string" calcext:value-type="string">
            <text:p>Couderc aés Hachette Filipacchi Associés kontra Franciország <text:s/>[Nagy Kamara], Ügyiratszám: 40454/07, Ítélet : 2015. november 10.</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343-02"&gt; <text:s text:c="22"/></text:p>
          </table:table-cell>
          <table:table-cell table:style-name="ce61" table:number-columns-repeated="1012"/>
          <table:table-cell table:number-columns-repeated="8"/>
        </table:table-row>
        <table:table-row table:style-name="ro40">
          <table:table-cell table:style-name="ce29" office:value-type="string" calcext:value-type="string">
            <text:p>343-02</text:p>
          </table:table-cell>
          <table:table-cell table:style-name="ce29" office:value-type="string" calcext:value-type="string">
            <text:p>366</text:p>
          </table:table-cell>
          <table:table-cell table:style-name="ce52" office:value-type="string" calcext:value-type="string">
            <text:p>This case concerned the conviction of the applicants – the publication director and publisher of the weekly magazine Paris Match – following the publication of a ten-page article, announced on the magazine cover under the headline “Albert of Monaco: A., the secret child” and containing several photographs of the prince de Monaco, his alleged child and the mother of the child. The applicants alleged that the Judgement against them had amounted to unjustified interference with the exercise of their right to freedom of information.</text:p>
          </table:table-cell>
          <table:table-cell table:style-name="ce52" office:value-type="string" calcext:value-type="string">
            <text:p>A jelen ügy a felperesek ellen hozott ítélettel foglalkozik, melyet a Paris Match magazin igazgatója és kiadója által publikált tízoldalas cikk közzétételét követően ítéltek meg. A magazin cikke az "Albert of Monaco: A., a titkos gyermek " című volt és több fényképet is tartalmazott a hercegről, az állítólagos gyermekkoráról, a gyermek anyjától. A felperesek azt állították, hogy a velük szemben hozott ítélet indokolatlanul beavatkozik az információ szabadságához való joguk gyakorlásába.</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text:s text:c="21"/>&lt;/p&gt; <text:s text:c="20"/>&lt;p data-unq="343-03"&gt; <text:s text:c="22"/></text:p>
          </table:table-cell>
          <table:table-cell table:style-name="ce61" table:number-columns-repeated="1012"/>
          <table:table-cell table:number-columns-repeated="8"/>
        </table:table-row>
        <table:table-row table:style-name="ro40">
          <table:table-cell table:style-name="ce38" office:value-type="string" calcext:value-type="string">
            <text:p>343-03</text:p>
          </table:table-cell>
          <table:table-cell table:style-name="ce38"/>
          <table:table-cell table:style-name="ce71" office:value-type="string" calcext:value-type="string">
            <text:p>This case concerned the conviction of the applicants – the publication director and publisher of the weekly magazine Paris Match – following the publication of a ten-page article, announced on the magazine cover under the headline “Albert of Monaco: A., the secret child” and containing several photographs of the prince de Monaco, his alleged child and the mother of the child. The applicants alleged that the Judgement against them had amounted to unjustified interference with the exercise of their right to freedom of information.</text:p>
          </table:table-cell>
          <table:table-cell table:style-name="ce71" office:value-type="string" calcext:value-type="string">
            <text:p>A jelen ügy a felperesek ellen hozott ítélettel foglalkozik, melyet a Paris Match magazin igazgatója és kiadója által publikált tízoldalas cikk közzétételét követően ítéltek meg. A magazin cikke az "Albert of Monaco: A., a titkos gyermek " című volt és több fényképet is tartalmazott a hercegről, az állítólagos gyermekkoráról, a gyermek anyjától. A felperesek azt állították, hogy a velük szemben hozott ítélet indokolatlanul beavatkozik az információ szabadságához való joguk gyakorlásába.</text:p>
          </table:table-cell>
          <table:table-cell table:style-name="ce71" table:number-columns-repeated="1012"/>
          <table:table-cell table:number-columns-repeated="8"/>
        </table:table-row>
        <table:table-row table:style-name="ro26">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58861"&gt;http://hudoc.echr.coe.int/eng?i=001-158861&lt;/a&gt; <text:s text:c="22"/>&lt;p&gt; <text:s text:c="24"/>&lt;strong&gt;Legal summaries and comments: &lt;/strong&gt; <text:s text:c="24"/>&lt;a href="http://hudoc.echr.coe.int/eng?i=002-10950"&gt;http://hudoc.echr.coe.int/eng?i=002-10950&lt;/a&gt; <text:s text:c="22"/>&lt;/p&gt; <text:s text:c="20"/>&lt;/p&gt; <text:s text:c="18"/>&lt;/div&gt; <text:s text:c="16"/>&lt;/div&gt; <text:s text:c="14"/>&lt;/div&gt; <text:s text:c="15"/>&lt;p data-unq="344"&gt;</text:p>
          </table:table-cell>
          <table:table-cell table:style-name="ce61" table:number-columns-repeated="1012"/>
          <table:table-cell table:number-columns-repeated="8"/>
        </table:table-row>
        <table:table-row table:style-name="ro76">
          <table:table-cell office:value-type="string" calcext:value-type="string">
            <text:p>344</text:p>
          </table:table-cell>
          <table:table-cell office:value-type="string" calcext:value-type="string">
            <text:p>369</text:p>
          </table:table-cell>
          <table:table-cell office:value-type="string" calcext:value-type="string">
            <text:p>ECtHR considers that both rights (freedom of expression and the right to privacy) have equal respect and, therefore, it is irrelevant on what article was based an application, as a case assessment that leads to a good solution is one that should respect both.</text:p>
          </table:table-cell>
          <table:table-cell table:style-name="ce83" office:value-type="string" calcext:value-type="string">
            <text:p>Az EJEB megítélése szerint mindkét jog (a véleménynyilvánítás szabadsága és a magánélethez való jog) azonos tiszteletet érdemel, és ezért irreleváns, hogy a panasz mely cikken alapszik, mivel egy ügy helyes elbírálása mindkettőt tiszteletben kell, hogy tartsa.</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p data-unq="345"&gt;</text:p>
          </table:table-cell>
          <table:table-cell table:style-name="ce61" table:number-columns-repeated="1012"/>
          <table:table-cell table:number-columns-repeated="8"/>
        </table:table-row>
        <table:table-row table:style-name="ro24">
          <table:table-cell office:value-type="string" calcext:value-type="string">
            <text:p>345</text:p>
          </table:table-cell>
          <table:table-cell office:value-type="string" calcext:value-type="string">
            <text:p>370</text:p>
          </table:table-cell>
          <table:table-cell office:value-type="string" calcext:value-type="string">
            <text:p>Attempting to find a proper solution in giving priority to one of the two rights is called “balancing” in the jargon of the ECtHR and it is very often linked to the particularities of every case.</text:p>
          </table:table-cell>
          <table:table-cell office:value-type="string" calcext:value-type="string">
            <text:p>A kísérletet, melynek során arra keresnek megoldást, hogy melyik jognak adjanak a kettő közül elsőbbséget, "mérlegelésnek" nevezi az EJEB szakmai nyelve, és gyakran kapcsolódik az egyes ügyek sajátos jellemzőihez.</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div class="citecontainer"&gt; <text:s text:c="16"/>&lt;cite data-unq="346"&gt;</text:p>
          </table:table-cell>
          <table:table-cell table:style-name="ce61" table:number-columns-repeated="1012"/>
          <table:table-cell table:number-columns-repeated="8"/>
        </table:table-row>
        <table:table-row table:style-name="ro40">
          <table:table-cell office:value-type="string" calcext:value-type="string">
            <text:p>346</text:p>
          </table:table-cell>
          <table:table-cell office:value-type="string" calcext:value-type="string">
            <text:p>371</text:p>
          </table:table-cell>
          <table:table-cell office:value-type="string" calcext:value-type="string">
            <text:p>“When examining whether there is a need for an interference with freedom of expression in a democratic society in the interests of the “protection of the reputation or rights of others”, &lt;span class="pinkish"&gt;&lt;strong&gt;the Court may be required to ascertain whether the domestic authorities have struck a fair balance when protecting two values guaranteed by the Convention which may come into conflict with each other in certain cases&lt;/strong&gt;&lt;/span&gt;​, namely on the one hand freedom of expression protected by Article 10, and on the other the right to respect for private life enshrined in Article 8.”</text:p>
          </table:table-cell>
          <table:table-cell office:value-type="string" calcext:value-type="string">
            <text:p>" A Bíróságnak, amikor a véleménynyilvánítási szabadságába való, a „mások jó hírnevének és jogainak védelmére” végzett beavatkozás szükségszerűségét vizsgálja, meg kell győződnie arról, hogy a nemzeti hatóságok megfelelő egyensúlyt alakítottak-e ki e két, az Egyezmény által védett – és olykor egymással ütköző – érték között, nevezetesen egyrészről a 10. cikk által védett véleménynyilvánítási szabadság, másrészről a 8. cikkben rögzített magánélethez való jog közö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347"&gt; <text:s text:c="18"/></text:p>
          </table:table-cell>
          <table:table-cell table:style-name="ce61" table:number-columns-repeated="1012"/>
          <table:table-cell table:number-columns-repeated="8"/>
        </table:table-row>
        <table:table-row table:style-name="ro10">
          <table:table-cell table:style-name="ce15" office:value-type="string" calcext:value-type="string">
            <text:p>347</text:p>
          </table:table-cell>
          <table:table-cell table:style-name="ce15" office:value-type="string" calcext:value-type="string">
            <text:p>372</text:p>
          </table:table-cell>
          <table:table-cell table:style-name="ce57" office:value-type="string" calcext:value-type="string">
            <text:p>MTE and Index.hu v. Hungary, 2016</text:p>
          </table:table-cell>
          <table:table-cell table:style-name="ce57" office:value-type="string" calcext:value-type="string">
            <text:p>MTE and Index.hu kontra Magyarország, 2016</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MTEvHU-04" aria-expanded="false" aria-controls="collapseExample"&gt;Case summary&lt;/a&gt; <text:s text:c="16"/>&lt;/p&gt; <text:s text:c="16"/>&lt;div class="case-details collapse" id="caseMTEvHU-04"&gt; <text:s text:c="18"/>&lt;div class="card card-block"&gt; <text:s text:c="20"/>&lt;h5 data-unq="232-01"&gt;</text:p>
          </table:table-cell>
          <table:table-cell table:style-name="ce61" table:number-columns-repeated="1012"/>
          <table:table-cell table:number-columns-repeated="8"/>
        </table:table-row>
        <table:table-row table:style-name="ro28">
          <table:table-cell table:style-name="ce29" office:value-type="string" calcext:value-type="string">
            <text:p>232-01</text:p>
          </table:table-cell>
          <table:table-cell table:style-name="ce29"/>
          <table:table-cell table:style-name="ce52" table:formula="of:=[.C690]" office:value-type="string" office:string-value="Magyar Tartalomszolgaltatok Egyesulete and Index.hu Zrt (“MTE”) v. Hungary, Application no. 22947/13, Judgement 2 February 2016" calcext:value-type="string">
            <text:p>Magyar Tartalomszolgaltatok Egyesulete and Index.hu Zrt (“MTE”) v. Hungary, Application no. 22947/13, Judgement 2 February 2016</text:p>
          </table:table-cell>
          <table:table-cell table:style-name="ce52" table:formula="of:=[.D690]" office:value-type="string" office:string-value="Magyar Tartalomszolgaltatok Egyesulete és Index.hu Zrt (“MTE”) kontra Magyarország, Ügyiratszám: 22947/13,  Ítélet: 2016. február 2." calcext:value-type="string">
            <text:p>Magyar Tartalomszolgaltatok Egyesulete és Index.hu Zrt (“MTE”) kontra Magyarország, Ügyiratszám: 22947/13, <text:s/>Ítélet: 2016. február 2.</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232-02"&gt; <text:s text:c="22"/></text:p>
          </table:table-cell>
          <table:table-cell table:style-name="ce61" table:number-columns-repeated="1012"/>
          <table:table-cell table:number-columns-repeated="8"/>
        </table:table-row>
        <table:table-row table:style-name="ro27">
          <table:table-cell table:style-name="ce29" office:value-type="string" calcext:value-type="string">
            <text:p>232-02</text:p>
          </table:table-cell>
          <table:table-cell table:style-name="ce29"/>
          <table:table-cell table:style-name="ce52" table:formula="of:=[.C692]" office:value-type="string" office:string-value="The first applicant was a self-regulatory body of Internet content providers and the second applicant was the owner of an Internet news portal. In February 2010, the first applicant published an opinion about two real-estate management websites, the full text of which was subsequently also published on the second applicant’s portal. The opinion attracted user comments, some of which criticized the real-estate websites in derogatory terms. As a result, the company operating the websites brought a civil action against the applicants alleging damage to its reputation. The applicants immediately removed the offending user comments. They were nevertheless found by the domestic courts to bear objective liability for their publication, and ordered to pay procedural fees." calcext:value-type="string">
            <text:p>The first applicant was a self-regulatory body of Internet content providers and the second applicant was the owner of an Internet news portal. In February 2010, the first applicant published an opinion about two real-estate management websites, the full text of which was subsequently also published on the second applicant’s portal. The opinion attracted user comments, some of which criticized the real-estate websites in derogatory terms. As a result, the company operating the websites brought a civil action against the applicants alleging damage to its reputation. The applicants immediately removed the offending user comments. They were nevertheless found by the domestic courts to bear objective liability for their publication, and ordered to pay procedural fees.</text:p>
          </table:table-cell>
          <table:table-cell table:style-name="ce52" table:formula="of:=[.D692]" office:value-type="string" office:string-value="Az első kérelmező az internetes tartalomszolgáltatók önszabályozó testülete volt, a második kérelmező pedig egy internetes hírportál tulajdonosa. 2010 februárjában az első pályázó közzétette véleményét két ingatlanmenedzsment weboldalról, amelynek teljes szövegét később a második kérelmező portálján is közzétették. A vélemények vonzotta a felhasználói megjegyzéseket, amelyek közül néhány kritikusan kifogásolta az ingatlan weboldalakat. Ennek eredményeképpen a weboldalakat üzemeltető társaság polgári pert indított a felperesekkel szemben a hírnevének kárositása miatt. A kérelmezők azonnal eltávolították a sértő felhasználói megjegyzéseket. Mindazonáltal a nemzeti bíróság a közzétételt illetően az eljárási dij megfizetésére kötelezte őket, objektiv felelőségük alapján." calcext:value-type="string">
            <text:p>Az első kérelmező az internetes tartalomszolgáltatók önszabályozó testülete volt, a második kérelmező pedig egy internetes hírportál tulajdonosa. 2010 februárjában az első pályázó közzétette véleményét két ingatlanmenedzsment weboldalról, amelynek teljes szövegét később a második kérelmező portálján is közzétették. A vélemények vonzotta a felhasználói megjegyzéseket, amelyek közül néhány kritikusan kifogásolta az ingatlan weboldalakat. Ennek eredményeképpen a weboldalakat üzemeltető társaság polgári pert indított a felperesekkel szemben a hírnevének kárositása miatt. A kérelmezők azonnal eltávolították a sértő felhasználói megjegyzéseket. Mindazonáltal a nemzeti bíróság a közzétételt illetően az eljárási dij megfizetésére kötelezte őket, objektiv felelőségük alapján.</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text:s text:c="21"/>&lt;/p&gt; <text:s text:c="20"/>&lt;p data-unq="232-03"&gt; <text:s text:c="22"/></text:p>
          </table:table-cell>
          <table:table-cell table:style-name="ce61" table:number-columns-repeated="1012"/>
          <table:table-cell table:number-columns-repeated="8"/>
        </table:table-row>
        <table:table-row table:style-name="ro40">
          <table:table-cell table:style-name="ce29" office:value-type="string" calcext:value-type="string">
            <text:p>232-03</text:p>
          </table:table-cell>
          <table:table-cell table:style-name="ce29"/>
          <table:table-cell table:style-name="ce52" table:formula="of:=[.C694]" office:value-type="string" office:string-value="European Court of Human Rights had to assess whether an appropriate balance between the applicant’s right to freedom of expression under Article 10 and the plaintiff company’s right to reputation under Article 8 had been struck. Given the absence of hate speech or direct threats to physical integrity in the user comments, the Court found that there was no reason to hold that, if accompanied by effective procedures allowing for a rapid response, the notice-and-take-down-system could not have provided a viable avenue to protect the plaintiff company’s commercial reputation in the present case." calcext:value-type="string">
            <text:p>European Court of Human Rights had to assess whether an appropriate balance between the applicant’s right to freedom of expression under Article 10 and the plaintiff company’s right to reputation under Article 8 had been struck. Given the absence of hate speech or direct threats to physical integrity in the user comments, the Court found that there was no reason to hold that, if accompanied by effective procedures allowing for a rapid response, the notice-and-take-down-system could not have provided a viable avenue to protect the plaintiff company’s commercial reputation in the present case.</text:p>
          </table:table-cell>
          <table:table-cell table:style-name="ce52" table:formula="of:=[.D694]" office:value-type="string" office:string-value="Az Emberi Jogok Európai Bíróságának fel kellett mérnie, hogy megfelelő egyensúly áll-e fenn a kérelmező a 10. cikk szerinti szólásszabadsághoz való jogával és a felperes társaság hírnévre vonatkozó, a 8. cikk szerinti jogával szemben. Figyelembe véve a gyűlöletbeszéd vagy a fizikai integritás közvetlen fenyegetéseit a felhasználói észrevételekben, a biróság, hogy a gyors reagálást lehetővé tevő hatékony eljárások, az értesítési és visszavonási rendszer nem tudott volna  biztosítani a felperes társaság kereskedelmi hírnevének védelmét a jelen ügyben." calcext:value-type="string">
            <text:p>Az Emberi Jogok Európai Bíróságának fel kellett mérnie, hogy megfelelő egyensúly áll-e fenn a kérelmező a 10. cikk szerinti szólásszabadsághoz való jogával és a felperes társaság hírnévre vonatkozó, a 8. cikk szerinti jogával szemben. Figyelembe véve a gyűlöletbeszéd vagy a fizikai integritás közvetlen fenyegetéseit a felhasználói észrevételekben, a biróság, hogy a gyors reagálást lehetővé tevő hatékony eljárások, az értesítési és visszavonási rendszer nem tudott volna <text:s/>biztosítani a felperes társaság kereskedelmi hírnevének védelmét a jelen ügyben.</text:p>
          </table:table-cell>
          <table:table-cell table:style-name="ce52" table:number-columns-repeated="1012"/>
          <table:table-cell table:number-columns-repeated="8"/>
        </table:table-row>
        <table:table-row table:style-name="ro69">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60314"&gt;http://hudoc.echr.coe.int/eng?i=001-160314&lt;/a&gt; <text:s text:c="22"/>&lt;p&gt; <text:s text:c="24"/>&lt;strong&gt;Legal summaries and comments: &lt;/strong&gt; <text:s text:c="24"/>&lt;ul&gt; <text:s text:c="26"/>&lt;li&gt;&lt;a href="http://hudoc.echr.coe.int/eng?i=002-10868"&gt;http://hudoc.echr.coe.int/eng?i=002-10868&lt;/a&gt;&lt;/li&gt; <text:s text:c="26"/>&lt;li&gt;&lt;a href="https://globalfreedomofexpression.columbia.edu/cases/magyar-tartalomszolgaltatok-egyesulete-index-hu-zrt-v-hungary/"&gt;https://globalfreedomofexpression.columbia.edu/cases/magyar-tartalomszolgaltatok-egyesulete-index-hu-zrt-v-hungary/&lt;/a&gt;&lt;/li&gt; <text:s text:c="26"/>&lt;li&gt;&lt;a href="http://www.mediadefence.org/news/european-court-clarifies-intermediary-liability-standard"&gt;http://www.mediadefence.org/news/european-court-clarifies-intermediary-liability-standard&lt;/a&gt;&lt;/li&gt; <text:s text:c="26"/>&lt;li&gt;&lt;a href="http://echrblog.blogspot.com.es/2016/02/offensive-online-comments-new-ecthr.html"&gt;http://echrblog.blogspot.com.es/2016/02/offensive-online-comments-new-ecthr.html&lt;/a&gt;&lt;/li&gt; <text:s text:c="24"/>&lt;/ul&gt; <text:s text:c="22"/>&lt;/p&gt; <text:s text:c="20"/>&lt;/p&gt; <text:s text:c="18"/>&lt;/div&gt; <text:s text:c="16"/>&lt;/div&gt; <text:s text:c="12"/>&lt;/div&gt; <text:s text:c="15"/>&lt;p data-unq="348"&gt;</text:p>
          </table:table-cell>
          <table:table-cell table:style-name="ce61" table:number-columns-repeated="1012"/>
          <table:table-cell table:number-columns-repeated="8"/>
        </table:table-row>
        <table:table-row table:style-name="ro42">
          <table:table-cell office:value-type="string" calcext:value-type="string">
            <text:p>348</text:p>
          </table:table-cell>
          <table:table-cell office:value-type="string" calcext:value-type="string">
            <text:p>373</text:p>
          </table:table-cell>
          <table:table-cell office:value-type="string" calcext:value-type="string">
            <text:p>The conflicts between the right to freedom of expression and the right to privacy have appeared well before the Internet existed, so the ECtHR has already a significant jurisprudence in this respect. However, the digital world has also brought into this debate the particularities of the way privacy and personal data are managed (or should we better say mismanaged?) into the online sphere – that is more personal data being collected by digital means and used in so many ways, it is even hard to imagine.&lt;sup&gt;&lt;a href="https://freedomhouse.org/report-types/freedom-net" data-toggle="tooltip" title="We are not making this up, just check with Data Detox website if you want to find more - https://datadetox.myshadow.org/detox"&gt;21&lt;/a&gt;&lt;/sup&gt;</text:p>
          </table:table-cell>
          <table:table-cell office:value-type="string" calcext:value-type="string">
            <text:p>A véleménynyilvánítási szabadság és a magánélet védelme közötti konfliktusok jóval az internet létezése előtt megjelentek, így az EJEB már jelentős joggyakorlattal rendelkezik ebben a tekintetben. Mindazonáltal a digitális világ azokat a sajátosságokat is hozzátette ehhez a vitához, ahogyan a magánéletet és a személyes adatokat kezelik (vagy mondhatnánk azt is, hogy félrekezelik) az online térben - vagyis hogy több adatot gyűjtenek digitális eszközökkel és kezelnek olyan sok módon, hogy azt még elképzelni is nehéz.&lt;sup&gt;&lt;a href="https://freedomhouse.org/report-types/freedom-net" data-toggle="tooltip" title="We are not making this up, just check with Data Detox website if you want to find more - https://datadetox.myshadow.org/detox"&gt;21&lt;/a&gt;&lt;/sup&g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p data-unq="349"&gt;</text:p>
          </table:table-cell>
          <table:table-cell table:style-name="ce61" table:number-columns-repeated="1012"/>
          <table:table-cell table:number-columns-repeated="8"/>
        </table:table-row>
        <table:table-row table:style-name="ro61">
          <table:table-cell office:value-type="string" calcext:value-type="string">
            <text:p>349</text:p>
          </table:table-cell>
          <table:table-cell office:value-type="string" calcext:value-type="string">
            <text:p>374</text:p>
          </table:table-cell>
          <table:table-cell office:value-type="string" calcext:value-type="string">
            <text:p>This chapter will not include the cases that only relate to the right to privacy in the digital world, as that will fall beyond the scope of the current brochure. And they would probably deserve a dedicated analysis and comment.&lt;sup&gt;&lt;a href="https://freedomhouse.org/report-types/freedom-net" data-toggle="tooltip" title="There are already several factsheets produced by the Court’s press unit that cover the right to privacy, such as New technologies - http://www.echr.coe.int/Documents/FS_New_technologies_ENG.pdf​ Right to the protections of one’s image - ​http://www.echr.coe.int/Documents/FS_Own_image_ENG.pdf​ and Personal data protection - http://www.echr.coe.int/Documents/FS_Data_ENG.pdf​ Mass surveillance - http://www.echr.coe.int/Documents/FS_Mass_surveillance_ENG.pdf​, Surveillance at workplace - http://www.echr.coe.int/Documents/FS_Workplace_surveillance_ENG.pdf"&gt;22&lt;/a&gt;&lt;/sup&gt;</text:p>
          </table:table-cell>
          <table:table-cell office:value-type="string" calcext:value-type="string">
            <text:p>Ez a fejezet nem tartalmazza azokat az ügyeket, amelyek kizárólag a magánélethez való joggal foglalkoznak a digitális világban, mivel az kívül esik a jelen kiadvány témáján. Ezen felül valószínűleg saját elemzést és magyarázatot igényelnének.&lt;sup&gt;&lt;a href="https://freedomhouse.org/report-types/freedom-net" data-toggle="tooltip" title="There are already several factsheets produced by the Court’s press unit that cover the right to privacy, such as New technologies - http://www.echr.coe.int/Documents/FS_New_technologies_ENG.pdf​ Right to the protections of one’s image - ​http://www.echr.coe.int/Documents/FS_Own_image_ENG.pdf​ and Personal data protection - http://www.echr.coe.int/Documents/FS_Data_ENG.pdf​ Mass surveillance - http://www.echr.coe.int/Documents/FS_Mass_surveillance_ENG.pdf​, Surveillance at workplace - http://www.echr.coe.int/Documents/FS_Workplace_surveillance_ENG.pdf"&gt;22&lt;/a&gt;&lt;/sup&g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h4 class="azure largechar" data-unq="350"&gt;</text:p>
          </table:table-cell>
          <table:table-cell table:style-name="ce61" table:number-columns-repeated="1012"/>
          <table:table-cell table:number-columns-repeated="8"/>
        </table:table-row>
        <table:table-row table:style-name="ro28">
          <table:table-cell office:value-type="string" calcext:value-type="string">
            <text:p>350</text:p>
          </table:table-cell>
          <table:table-cell office:value-type="string" calcext:value-type="string">
            <text:p>375</text:p>
          </table:table-cell>
          <table:table-cell office:value-type="string" calcext:value-type="string">
            <text:p>&lt;img src="img/key.svg" alt="element cheie"&gt;Key aspects from relevant ECtHR cases:</text:p>
          </table:table-cell>
          <table:table-cell office:value-type="string" calcext:value-type="string">
            <text:p>&lt;img src="img/key.svg" alt="element cheie"&gt;Alapvető megállapítások releváns EJEB ügyekből:</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4&gt;&lt;br&gt; <text:s text:c="14"/>&lt;h5 class="azure largechar" data-unq="351"&gt;</text:p>
          </table:table-cell>
          <table:table-cell table:style-name="ce61" table:number-columns-repeated="1012"/>
          <table:table-cell table:number-columns-repeated="8"/>
        </table:table-row>
        <table:table-row table:style-name="ro28">
          <table:table-cell office:value-type="string" calcext:value-type="string">
            <text:p>351</text:p>
          </table:table-cell>
          <table:table-cell office:value-type="string" calcext:value-type="string">
            <text:p>376</text:p>
          </table:table-cell>
          <table:table-cell office:value-type="string" calcext:value-type="string">
            <text:p>There are differences between Internet and print media as regards their potential in breaching of privacy</text:p>
          </table:table-cell>
          <table:table-cell office:value-type="string" calcext:value-type="string">
            <text:p>Az internet és a nyomtatott sajtó különbözik abban, hogyan képesek megsérteni a magánéletet </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 <text:s text:c="15"/>&lt;div class="citecontainer"&gt; <text:s text:c="16"/>&lt;cite data-unq="352"&gt;</text:p>
          </table:table-cell>
          <table:table-cell table:style-name="ce61" table:number-columns-repeated="1012"/>
          <table:table-cell table:number-columns-repeated="8"/>
        </table:table-row>
        <table:table-row table:style-name="ro40">
          <table:table-cell office:value-type="string" calcext:value-type="string">
            <text:p>352</text:p>
          </table:table-cell>
          <table:table-cell office:value-type="string" calcext:value-type="string">
            <text:p>377</text:p>
          </table:table-cell>
          <table:table-cell office:value-type="string" calcext:value-type="string">
            <text:p>“&lt;span class="pinkish"&gt;&lt;strong&gt;​ The risk of harm posed by content and communications on the Internet to the exercise and enjoyment of human rights and freedoms, particularly the right to respect for private life, is certainly higher than that posed by the press.&lt;/strong&gt;&lt;/span&gt; Therefore, the policies governing reproduction of material from the printed media and the Internet may differ. The latter undeniably have to be adjusted according to the technology’s specific features in order to secure the protection and promotion of the rights and freedoms concerned.”</text:p>
          </table:table-cell>
          <table:table-cell office:value-type="string" calcext:value-type="string">
            <text:p>”&lt;span class="pinkish"&gt;&lt;strong&gt;​"Az interneten közzétett tartalmakból és az ott folyó kommunikációból fakadó, az emberi jogok és szabadságok gyakorlását fenyegető veszély, különösen a magánélet védelmével kapcsolatban bizonyosan nagyobb, mint a nyomtatott sajtó esetén. Ennek következtében az egyes tartalmak újra felhasználását szabályozó elvek különbözhetnek a nyomtatott sajtóban és az interneten. Az utóbbit kétség kívül a technológia speciális jellemzőihez kell igazítani az érintett jogok és szabadságok védelme és támogatása érdekében." </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353"&gt;</text:p>
          </table:table-cell>
          <table:table-cell table:style-name="ce61" table:number-columns-repeated="1012"/>
          <table:table-cell table:number-columns-repeated="8"/>
        </table:table-row>
        <table:table-row table:style-name="ro10">
          <table:table-cell table:style-name="ce15" office:value-type="string" calcext:value-type="string">
            <text:p>353</text:p>
          </table:table-cell>
          <table:table-cell table:style-name="ce15" office:value-type="string" calcext:value-type="string">
            <text:p>378</text:p>
          </table:table-cell>
          <table:table-cell table:style-name="ce50" office:value-type="string" calcext:value-type="string">
            <text:p>Editorial Board of Pravoye Delo and Shtekel v. Ukraine, 2011</text:p>
          </table:table-cell>
          <table:table-cell table:style-name="ce50" office:value-type="string" calcext:value-type="string">
            <text:p>Editorial Board of Pravoye Delo és Shtekel kontra Ukrajna, 2011</text:p>
          </table:table-cell>
          <table:table-cell table:style-name="ce85" table:number-columns-repeated="1012"/>
          <table:table-cell table:number-columns-repeated="8"/>
        </table:table-row>
        <table:table-row table:style-name="ro28">
          <table:table-cell table:style-name="ce33" table:number-columns-repeated="2"/>
          <table:table-cell table:number-columns-repeated="2" table:style-name="ce62" office:value-type="string" calcext:value-type="string">
            <text:p>&lt;/p&gt; <text:s text:c="16"/>&lt;!--TODO: a se completa, dacă există pe undeva o referință la caz --&gt; <text:s text:c="14"/>&lt;/div&gt; <text:s text:c="15"/>&lt;h4 class="azure largechar" data-unq="354"&gt;</text:p>
          </table:table-cell>
          <table:table-cell table:style-name="ce61" table:number-columns-repeated="1012"/>
          <table:table-cell table:number-columns-repeated="8"/>
        </table:table-row>
        <table:table-row table:style-name="ro37">
          <table:table-cell office:value-type="string" calcext:value-type="string">
            <text:p>354</text:p>
          </table:table-cell>
          <table:table-cell office:value-type="string" calcext:value-type="string">
            <text:p>379</text:p>
          </table:table-cell>
          <table:table-cell office:value-type="string" calcext:value-type="string">
            <text:p>&lt;img src="img/key.svg" alt="element cheie"&gt;Key Factors to be considered in the balancing of the two rights:&lt;sup&gt;&lt;a href="#" data-toggle="tooltip" title="The factors are detailed in decisions such as Couderc and Hachette Filipacchi Associés v. France [Grand Chamber], 2016 <text:s/>Von Hannover vs. Germany (no. 2),[Grand Chamber] 2012; and Axel Springer AG vs. Germany [Grand Chamber], 2012"&gt;23&lt;/a&gt;&lt;/sup&gt;</text:p>
          </table:table-cell>
          <table:table-cell office:value-type="string" calcext:value-type="string">
            <text:p>&lt;img src="img/key.svg" alt="element cheie"&gt;A két joggal kapcsolatos mérlegelés során figyelembe veendő kulcsfontosságú szempontok:&lt;sup&gt;&lt;a href="#" data-toggle="tooltip" title="The factors are detailed in decisions such as Couderc and Hachette Filipacchi Associés v. France [Grand Chamber], 2016 <text:s/>Von Hannover vs. Germany (no. 2),[Grand Chamber] 2012; and Axel Springer AG vs. Germany [Grand Chamber], 2012"&gt;23&lt;/a&gt;&lt;/sup&g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4&gt;&lt;br&gt; <text:s text:c="15"/>&lt;h5 class="azure largechar" data-unq="355"&gt;</text:p>
          </table:table-cell>
          <table:table-cell table:style-name="ce61" table:number-columns-repeated="1012"/>
          <table:table-cell table:number-columns-repeated="8"/>
        </table:table-row>
        <table:table-row table:style-name="ro10">
          <table:table-cell office:value-type="string" calcext:value-type="string">
            <text:p>355</text:p>
          </table:table-cell>
          <table:table-cell office:value-type="string" calcext:value-type="string">
            <text:p>380</text:p>
          </table:table-cell>
          <table:table-cell office:value-type="string" calcext:value-type="string">
            <text:p>a) contribution to a debate of public interest</text:p>
          </table:table-cell>
          <table:table-cell office:value-type="string" calcext:value-type="string">
            <text:p>a) hozzájárulás a közérdekű kérdésben folyó vitához</text:p>
          </table:table-cell>
          <table:table-cell table:number-columns-repeated="1020"/>
        </table:table-row>
        <table:table-row table:style-name="ro28">
          <table:table-cell table:style-name="ce33" table:number-columns-repeated="2"/>
          <table:table-cell table:number-columns-repeated="2" table:style-name="ce61" office:value-type="string" calcext:value-type="string">
            <text:p>&lt;/h5&gt; <text:s text:c="15"/>&lt;div class="citecontainer"&gt; <text:s text:c="16"/>&lt;cite&gt;&lt;span class="pinkish"&gt;&lt;strong data-unq="356"&gt;</text:p>
          </table:table-cell>
          <table:table-cell table:style-name="ce61" table:number-columns-repeated="1012"/>
          <table:table-cell table:number-columns-repeated="8"/>
        </table:table-row>
        <table:table-row table:style-name="ro28">
          <table:table-cell office:value-type="string" calcext:value-type="string">
            <text:p>356</text:p>
          </table:table-cell>
          <table:table-cell office:value-type="string" calcext:value-type="string">
            <text:p>381</text:p>
          </table:table-cell>
          <table:table-cell office:value-type="string" calcext:value-type="string">
            <text:p>“​the Court emphasises that the definition of what might constitute a subject of public interest will depend on the circumstances of each case.”</text:p>
          </table:table-cell>
          <table:table-cell office:value-type="string" calcext:value-type="string">
            <text:p><text:s/>“ a Bíróság kiemelte, hogy a közérdek tárgyának meghatározása az egyes esetek körülményeitől függ.“</text:p>
          </table:table-cell>
          <table:table-cell table:number-columns-repeated="1020"/>
        </table:table-row>
        <table:table-row table:style-name="ro28">
          <table:table-cell table:style-name="ce33" table:number-columns-repeated="2"/>
          <table:table-cell table:number-columns-repeated="2" table:style-name="ce61" office:value-type="string" calcext:value-type="string">
            <text:p>&lt;/strong&gt;&lt;/span&gt;&lt;/cite&gt; <text:s text:c="14"/>&lt;/div&gt; <text:s text:c="15"/>&lt;div class="citecontainer"&gt; <text:s text:c="16"/>&lt;cite data-unq="357"&gt;</text:p>
          </table:table-cell>
          <table:table-cell table:style-name="ce61" table:number-columns-repeated="1012"/>
          <table:table-cell table:number-columns-repeated="8"/>
        </table:table-row>
        <table:table-row table:style-name="ro25">
          <table:table-cell office:value-type="string" calcext:value-type="string">
            <text:p>357</text:p>
          </table:table-cell>
          <table:table-cell office:value-type="string" calcext:value-type="string">
            <text:p>382</text:p>
          </table:table-cell>
          <table:table-cell office:value-type="string" calcext:value-type="string">
            <text:p>The Court​ “took into account a number of factors in ascertaining &lt;span class="pinkish"&gt;&lt;strong&gt;whether a publication disclosing elements of private life also concerned a question of public interest.&lt;/strong&gt;&lt;/span&gt; Relevant factors include the importance of the question for the public and the nature of the information disclosed.”</text:p>
          </table:table-cell>
          <table:table-cell office:value-type="string" calcext:value-type="string">
            <text:p>A Bíróság "számos tényezőt figyelembe vett annak megállapítása során, hogy a magánélet elemeit nyilvánosságra hozó kiadvány közérdekű kérdésre is vonatkozott-e. <text:s/>Komoly tényezők közé tartozik a kérdés fontossága a nyilvánosság számára és a közzétett információ jellegét illetően. "</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358"&gt; <text:s text:c="18"/></text:p>
          </table:table-cell>
          <table:table-cell table:style-name="ce61" table:number-columns-repeated="1012"/>
          <table:table-cell table:number-columns-repeated="8"/>
        </table:table-row>
        <table:table-row table:style-name="ro10">
          <table:table-cell table:style-name="ce15" office:value-type="string" calcext:value-type="string">
            <text:p>358</text:p>
          </table:table-cell>
          <table:table-cell table:style-name="ce15" office:value-type="string" calcext:value-type="string">
            <text:p>383</text:p>
          </table:table-cell>
          <table:table-cell table:style-name="ce57" office:value-type="string" calcext:value-type="string">
            <text:p>Couderc and Hachette Filipacchi Associés v. France [Grand Chamber], 2015</text:p>
          </table:table-cell>
          <table:table-cell table:style-name="ce57" office:value-type="string" calcext:value-type="string">
            <text:p>Couderc and Hachette Filipacchi Associés kontra Franciaország <text:s/>[Nagy Kamara], 2015</text:p>
          </table:table-cell>
          <table:table-cell table:style-name="ce85" table:number-columns-repeated="1012"/>
          <table:table-cell table:number-columns-repeated="8"/>
        </table:table-row>
        <table:table-row table:style-name="ro28">
          <table:table-cell table:style-name="ce34" office:value-type="string" calcext:value-type="string">
            <text:p>343-01</text:p>
          </table:table-cell>
          <table:table-cell table:style-name="ce34"/>
          <table:table-cell table:style-name="ce65" table:formula="of:=[.C1076]" office:value-type="string" office:string-value="Couderc and Hachette Filipacchi Associés v. France [Grand Chamber], Application no. 40454/07, Judgement 10 November 2015" calcext:value-type="string">
            <text:p>Couderc and Hachette Filipacchi Associés v. France [Grand Chamber], Application no. 40454/07, Judgement 10 November 2015</text:p>
          </table:table-cell>
          <table:table-cell table:style-name="ce65" table:formula="of:=[.D1076]" office:value-type="string" office:string-value="Couderc aés Hachette Filipacchi Associés kontra Franciország  [Nagy Kamara], Ügyiratszám: 40454/07, Ítélet : 2015. november 10." calcext:value-type="string">
            <text:p>Couderc aés Hachette Filipacchi Associés kontra Franciország <text:s/>[Nagy Kamara], Ügyiratszám: 40454/07, Ítélet : 2015. november 10.</text:p>
          </table:table-cell>
          <table:table-cell table:style-name="ce65" table:number-columns-repeated="1012"/>
          <table:table-cell table:number-columns-repeated="8"/>
        </table:table-row>
        <table:table-row table:style-name="ro3">
          <table:table-cell table:style-name="ce33" table:number-columns-repeated="2"/>
          <table:table-cell table:number-columns-repeated="2" table:style-name="ce61" office:value-type="string" calcext:value-type="string">
            <text:p><text:s/>&amp;nbsp; <text:s text:c="18"/>&lt;a class="btn btn-info btn-collapse" data-toggle="collapse" href="#caseCHFAvFr-01" aria-expanded="false" aria-controls="collapseExample"&gt;Case summary&lt;/a&gt; <text:s text:c="16"/>&lt;/p&gt; <text:s text:c="16"/>&lt;div class="case-details collapse" id="caseCHFAvFr-01"&gt; <text:s text:c="18"/>&lt;div class="card card-block"&gt; <text:s text:c="20"/>&lt;h5 data-unq="343-01"&gt;</text:p>
          </table:table-cell>
          <table:table-cell table:style-name="ce61" table:number-columns-repeated="1012"/>
          <table:table-cell table:number-columns-repeated="8"/>
        </table:table-row>
        <table:table-row table:style-name="ro40">
          <table:table-cell table:style-name="ce29" office:value-type="string" calcext:value-type="string">
            <text:p>343-02</text:p>
          </table:table-cell>
          <table:table-cell table:style-name="ce29"/>
          <table:table-cell table:style-name="ce52" table:formula="of:=[.C1078]" office:value-type="string" office:string-value="This case concerned the conviction of the applicants – the publication director and publisher of the weekly magazine Paris Match – following the publication of a ten-page article, announced on the magazine cover under the headline “Albert of Monaco: A., the secret child” and containing several photographs of the prince de Monaco, his alleged child and the mother of the child. The applicants alleged that the Judgement against them had amounted to unjustified interference with the exercise of their right to freedom of information." calcext:value-type="string">
            <text:p>This case concerned the conviction of the applicants – the publication director and publisher of the weekly magazine Paris Match – following the publication of a ten-page article, announced on the magazine cover under the headline “Albert of Monaco: A., the secret child” and containing several photographs of the prince de Monaco, his alleged child and the mother of the child. The applicants alleged that the Judgement against them had amounted to unjustified interference with the exercise of their right to freedom of information.</text:p>
          </table:table-cell>
          <table:table-cell table:style-name="ce52" table:formula="of:=[.D1078]" office:value-type="string" office:string-value="A jelen ügy a felperesek ellen hozott ítélettel foglalkozik, melyet a Paris Match magazin igazgatója és kiadója által publikált tízoldalas cikk közzétételét követően ítéltek meg. A magazin cikke az &quot;Albert of Monaco: A., a titkos gyermek &quot; című volt és több fényképet is tartalmazott a hercegről, az állítólagos gyermekkoráról, a gyermek anyjától. A felperesek azt állították, hogy a velük szemben hozott ítélet indokolatlanul beavatkozik az információ szabadságához való joguk gyakorlásába." calcext:value-type="string">
            <text:p>A jelen ügy a felperesek ellen hozott ítélettel foglalkozik, melyet a Paris Match magazin igazgatója és kiadója által publikált tízoldalas cikk közzétételét követően ítéltek meg. A magazin cikke az "Albert of Monaco: A., a titkos gyermek " című volt és több fényképet is tartalmazott a hercegről, az állítólagos gyermekkoráról, a gyermek anyjától. A felperesek azt állították, hogy a velük szemben hozott ítélet indokolatlanul beavatkozik az információ szabadságához való joguk gyakorlásába.</text:p>
          </table:table-cell>
          <table:table-cell table:style-name="ce52" table:number-columns-repeated="1012"/>
          <table:table-cell table:number-columns-repeated="8"/>
        </table:table-row>
        <table:table-row table:style-name="ro10">
          <table:table-cell table:style-name="ce61" table:number-columns-repeated="2"/>
          <table:table-cell table:number-columns-repeated="2" table:style-name="ce61" office:value-type="string" calcext:value-type="string">
            <text:p><text:s text:c="21"/>&lt;/p&gt; <text:s text:c="20"/>&lt;p data-unq="343-03"&gt; <text:s text:c="22"/></text:p>
          </table:table-cell>
          <table:table-cell table:style-name="ce61" table:number-columns-repeated="1012"/>
          <table:table-cell table:number-columns-repeated="8"/>
        </table:table-row>
        <table:table-row table:style-name="ro40">
          <table:table-cell table:style-name="ce29" office:value-type="string" calcext:value-type="string">
            <text:p>343-03</text:p>
          </table:table-cell>
          <table:table-cell table:style-name="ce29"/>
          <table:table-cell table:style-name="ce52" table:formula="of:=[.C1080]" office:value-type="string" office:string-value="This case concerned the conviction of the applicants – the publication director and publisher of the weekly magazine Paris Match – following the publication of a ten-page article, announced on the magazine cover under the headline “Albert of Monaco: A., the secret child” and containing several photographs of the prince de Monaco, his alleged child and the mother of the child. The applicants alleged that the Judgement against them had amounted to unjustified interference with the exercise of their right to freedom of information." calcext:value-type="string">
            <text:p>This case concerned the conviction of the applicants – the publication director and publisher of the weekly magazine Paris Match – following the publication of a ten-page article, announced on the magazine cover under the headline “Albert of Monaco: A., the secret child” and containing several photographs of the prince de Monaco, his alleged child and the mother of the child. The applicants alleged that the Judgement against them had amounted to unjustified interference with the exercise of their right to freedom of information.</text:p>
          </table:table-cell>
          <table:table-cell table:style-name="ce52" table:formula="of:=[.D1080]" office:value-type="string" office:string-value="A jelen ügy a felperesek ellen hozott ítélettel foglalkozik, melyet a Paris Match magazin igazgatója és kiadója által publikált tízoldalas cikk közzétételét követően ítéltek meg. A magazin cikke az &quot;Albert of Monaco: A., a titkos gyermek &quot; című volt és több fényképet is tartalmazott a hercegről, az állítólagos gyermekkoráról, a gyermek anyjától. A felperesek azt állították, hogy a velük szemben hozott ítélet indokolatlanul beavatkozik az információ szabadságához való joguk gyakorlásába." calcext:value-type="string">
            <text:p>A jelen ügy a felperesek ellen hozott ítélettel foglalkozik, melyet a Paris Match magazin igazgatója és kiadója által publikált tízoldalas cikk közzétételét követően ítéltek meg. A magazin cikke az "Albert of Monaco: A., a titkos gyermek " című volt és több fényképet is tartalmazott a hercegről, az állítólagos gyermekkoráról, a gyermek anyjától. A felperesek azt állították, hogy a velük szemben hozott ítélet indokolatlanul beavatkozik az információ szabadságához való joguk gyakorlásába.</text:p>
          </table:table-cell>
          <table:table-cell table:style-name="ce52" table:number-columns-repeated="1012"/>
          <table:table-cell table:number-columns-repeated="8"/>
        </table:table-row>
        <table:table-row table:style-name="ro42">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58861"&gt;http://hudoc.echr.coe.int/eng?i=001-158861&lt;/a&gt; <text:s text:c="22"/>&lt;p&gt; <text:s text:c="24"/>&lt;strong&gt;Legal summaries and comments: &lt;/strong&gt; <text:s text:c="24"/>&lt;a href="http://hudoc.echr.coe.int/eng?i=002-10950"&gt;http://hudoc.echr.coe.int/eng?i=002-10950&lt;/a&gt; <text:s text:c="22"/>&lt;/p&gt; <text:s text:c="20"/>&lt;/p&gt; <text:s text:c="18"/>&lt;/div&gt; <text:s text:c="16"/>&lt;/div&gt; <text:s text:c="14"/>&lt;/div&gt; <text:s text:c="15"/>&lt;div class="citecontainer"&gt; <text:s text:c="16"/>&lt;cite&gt;&lt;span class="pinkish"&gt;&lt;strong data-unq="359"&gt;</text:p>
          </table:table-cell>
          <table:table-cell table:style-name="ce61" table:number-columns-repeated="1012"/>
          <table:table-cell table:number-columns-repeated="8"/>
        </table:table-row>
        <table:table-row table:style-name="ro25">
          <table:table-cell office:value-type="string" calcext:value-type="string">
            <text:p>359</text:p>
          </table:table-cell>
          <table:table-cell office:value-type="string" calcext:value-type="string">
            <text:p>384</text:p>
          </table:table-cell>
          <table:table-cell office:value-type="string" calcext:value-type="string">
            <text:p>“​A fundamental distinction needs to be made between reporting facts capable of contributing to a debate in a democratic society, relating to politicians in the exercise of their official functions for example, and reporting details of the private life of an individual who does not exercise such functions​.”</text:p>
          </table:table-cell>
          <table:table-cell office:value-type="string" calcext:value-type="string">
            <text:p>"Alapvető különbséget kell tenni például hivatalos minőségükben eljáró politikusok kapcsán egy demokratikus társadalomban zajló vitához hozzájárulni képes tények közzététele, és aközött, amikor ilyen szerepet be nem töltő természetes személyek magánéletének részleteiről számolnak be."</text:p>
          </table:table-cell>
          <table:table-cell table:number-columns-repeated="1020"/>
        </table:table-row>
        <table:table-row table:style-name="ro28">
          <table:table-cell table:style-name="ce33" table:number-columns-repeated="2"/>
          <table:table-cell table:number-columns-repeated="2" table:style-name="ce61" office:value-type="string" calcext:value-type="string">
            <text:p><text:s text:c="2"/>&lt;/strong&gt; <text:s text:c="14"/>&lt;/span&gt; <text:s text:c="12"/>&lt;/cite&gt; <text:s text:c="16"/>&lt;p class="refer" data-unq="360"&gt; <text:s text:c="18"/></text:p>
          </table:table-cell>
          <table:table-cell table:style-name="ce61" table:number-columns-repeated="1012"/>
          <table:table-cell table:number-columns-repeated="8"/>
        </table:table-row>
        <table:table-row table:style-name="ro10">
          <table:table-cell table:style-name="ce15" office:value-type="string" calcext:value-type="string">
            <text:p>360</text:p>
          </table:table-cell>
          <table:table-cell table:style-name="ce15" office:value-type="string" calcext:value-type="string">
            <text:p>385</text:p>
          </table:table-cell>
          <table:table-cell table:style-name="ce50" office:value-type="string" calcext:value-type="string">
            <text:p>Von Hannover v. Germany (no. 2) [Grand Chamber], 2012</text:p>
          </table:table-cell>
          <table:table-cell table:style-name="ce50" office:value-type="string" calcext:value-type="string">
            <text:p>Von Hannover kontra Németország <text:s/>( 2 számú) [Nagy Kamara], 2012</text:p>
          </table:table-cell>
          <table:table-cell table:style-name="ce85" table:number-columns-repeated="1012"/>
          <table:table-cell table:number-columns-repeated="8"/>
        </table:table-row>
        <table:table-row table:style-name="ro10">
          <table:table-cell table:style-name="ce15" table:number-columns-repeated="2"/>
          <table:table-cell table:style-name="ce50" table:number-columns-repeated="2"/>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VHvG" aria-expanded="false" aria-controls="collapseExample"&gt;Case summary&lt;/a&gt; <text:s text:c="16"/>&lt;/p&gt; <text:s text:c="16"/>&lt;div class="case-details collapse" id="caseVHvG"&gt; <text:s text:c="18"/>&lt;div class="card card-block"&gt; <text:s text:c="20"/>&lt;h5 data-unq="360-01"&gt;</text:p>
          </table:table-cell>
          <table:table-cell table:style-name="ce61" table:number-columns-repeated="1012"/>
          <table:table-cell table:number-columns-repeated="8"/>
        </table:table-row>
        <table:table-row table:style-name="ro28">
          <table:table-cell table:style-name="ce29" office:value-type="string" calcext:value-type="string">
            <text:p>363-01</text:p>
          </table:table-cell>
          <table:table-cell table:style-name="ce29" office:value-type="string" calcext:value-type="string">
            <text:p>373</text:p>
          </table:table-cell>
          <table:table-cell table:style-name="ce52" office:value-type="string" calcext:value-type="string">
            <text:p>Von Hannover v. Germany (no. 2) [Grand Chamber], Application no. 40660/08 and 60641/08, Judgement 7 February 2012</text:p>
          </table:table-cell>
          <table:table-cell table:style-name="ce52" office:value-type="string" calcext:value-type="string">
            <text:p>Von Hannove kontra Németország, Ügyiratszám: 59320/00, Ítélet <text:s/>2004. június 24</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360-02"&gt; <text:s text:c="22"/></text:p>
          </table:table-cell>
          <table:table-cell table:style-name="ce61" table:number-columns-repeated="1012"/>
          <table:table-cell table:number-columns-repeated="8"/>
        </table:table-row>
        <table:table-row table:style-name="ro40">
          <table:table-cell table:style-name="ce29" office:value-type="string" calcext:value-type="string">
            <text:p>363-02</text:p>
          </table:table-cell>
          <table:table-cell table:style-name="ce29" office:value-type="string" calcext:value-type="string">
            <text:p>374</text:p>
          </table:table-cell>
          <table:table-cell table:style-name="ce52" office:value-type="string" calcext:value-type="string">
            <text:p>The applicants, Princess Caroline von Hannover and her husband Prince Ernst August von Hannover, complained of the German courts’ refusal to prohibit any further publication of two photographs which had been taken during their holiday, without their knowledge, and which had appeared in two German magazines. They alleged in particular that the domestic courts had not taken sufficient account of the European Court’s 2004 Judgement in von Hannover v. Germany (see above).</text:p>
          </table:table-cell>
          <table:table-cell table:style-name="ce52" office:value-type="string" calcext:value-type="string">
            <text:p>A felperes Caroline von Hannover hercegnő kérelmet nyújtott be a német bíróságokhoz, hogy megtiltsák a német magazinokban megjelent magánéletével kapcsolatos két fényképsorozat további közzétételét azzal az indokkal, hogy megsértették a magánélethez való jogát, és személyiségét. <text:s/>Mivel a hercegnő elégedetlen a nemzeti bírósági határozatokkal, panaszt nyújtott be <text:s/>az Emberi Jogok Európai Bíróságához. Azzal érvelt, hogy ezek a határozatok sértették a magánélet tiszteletben tartásához való jogát,kudarcot vallott az erőfeszitése, hogy megfelelő védelmben részesüljön <text:s/>a fotográfusokkal szemben</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text:s text:c="21"/>&lt;/p&gt; <text:s text:c="20"/>&lt;p data-unq="360-03"&gt; <text:s text:c="22"/></text:p>
          </table:table-cell>
          <table:table-cell table:style-name="ce61" table:number-columns-repeated="1012"/>
          <table:table-cell table:number-columns-repeated="8"/>
        </table:table-row>
        <table:table-row table:style-name="ro24">
          <table:table-cell table:style-name="ce29" office:value-type="string" calcext:value-type="string">
            <text:p>363-03</text:p>
          </table:table-cell>
          <table:table-cell table:style-name="ce29" office:value-type="string" calcext:value-type="string">
            <text:p>375</text:p>
          </table:table-cell>
          <table:table-cell table:style-name="ce52" office:value-type="string" calcext:value-type="string">
            <text:p>protection from the publication of photographs, taken without her knowledge by paparazzi, on the ground that, in view of her origins, she was a figure of contemporary society “par excellence”.</text:p>
          </table:table-cell>
          <table:table-cell table:style-name="ce52" office:value-type="string" calcext:value-type="string">
            <text:p>tudta nélkül készitett <text:s/>paparazzi felvételeket, a származását tekintve a hercegnő volt a kortárs társadalom "par excellence" alakja.</text:p>
          </table:table-cell>
          <table:table-cell table:style-name="ce52" table:number-columns-repeated="1012"/>
          <table:table-cell table:number-columns-repeated="8"/>
        </table:table-row>
        <table:table-row table:style-name="ro26">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09029"&gt;http://hudoc.echr.coe.int/eng?i=001-109029&lt;/a&gt; <text:s text:c="22"/>&lt;p&gt; <text:s text:c="24"/>&lt;strong&gt;Legal summaries and comments: &lt;/strong&gt; <text:s text:c="24"/>&lt;a href="http://hudoc.echr.coe.int/eng?i=002-98"&gt;http://hudoc.echr.coe.int/eng?i=002-98&lt;/a&gt; <text:s text:c="22"/>&lt;/p&gt; <text:s text:c="20"/>&lt;/p&gt; <text:s text:c="18"/>&lt;/div&gt; <text:s text:c="16"/>&lt;/div&gt; <text:s text:c="14"/>&lt;/div&gt; <text:s text:c="15"/>&lt;h5 class="azure largechar" data-unq="361"&gt;</text:p>
          </table:table-cell>
          <table:table-cell table:style-name="ce61" table:number-columns-repeated="1012"/>
          <table:table-cell table:number-columns-repeated="8"/>
        </table:table-row>
        <table:table-row table:style-name="ro10">
          <table:table-cell office:value-type="string" calcext:value-type="string">
            <text:p>361</text:p>
          </table:table-cell>
          <table:table-cell office:value-type="string" calcext:value-type="string">
            <text:p>386</text:p>
          </table:table-cell>
          <table:table-cell office:value-type="string" calcext:value-type="string">
            <text:p>b) the subject of the report</text:p>
          </table:table-cell>
          <table:table-cell office:value-type="string" calcext:value-type="string">
            <text:p>b) a riport témája</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lt;/br&gt; <text:s text:c="15"/>&lt;div class="citecontainer"&gt; <text:s text:c="16"/>&lt;cite data-unq="362"&gt;</text:p>
          </table:table-cell>
          <table:table-cell table:style-name="ce61" table:number-columns-repeated="1012"/>
          <table:table-cell table:number-columns-repeated="8"/>
        </table:table-row>
        <table:table-row table:style-name="ro42">
          <table:table-cell office:value-type="string" calcext:value-type="string">
            <text:p>362</text:p>
          </table:table-cell>
          <table:table-cell office:value-type="string" calcext:value-type="string">
            <text:p>387</text:p>
          </table:table-cell>
          <table:table-cell office:value-type="string" calcext:value-type="string">
            <text:p>“The role or function of the person concerned and the nature of the activities that are the subject of the report and/or photo constitute another important criterion, related to the preceding one. In that connection &lt;span class="pinkish"&gt;&lt;strong&gt;a distinction has to be made between private individuals and persons acting in a public context, as political figures or public figures&lt;/strong&gt;&lt;/span&gt;. Accordingly, whilst a private individual unknown to the public may claim particular protection of his or her right to private life, the same is not true of public figures.”</text:p>
          </table:table-cell>
          <table:table-cell table:style-name="ce83" office:value-type="string" calcext:value-type="string">
            <text:p>"Az érintett személy szerepe vagy beosztása, a riport vagy a fénykép témájaként szolgáló tevékenységek természete egy másik fontos, az előzőhöz kapcsolódó feltétel. Ezzel összefüggésben különbséget kell tenni magánszemélyek és közéleti kontextusban eljáró személyek - politikai szereplők vagy közszereplők - között. Ennek megfelelően, amíg egy a nyilvánosság számára ismeretlen magánszemély igényt tarthat a magánéletének bizonyos típusú védelmére, addig a közéleti szereplőkre ugyanez nem igaz."</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363"&gt; <text:s text:c="18"/></text:p>
          </table:table-cell>
          <table:table-cell table:style-name="ce61" table:number-columns-repeated="1012"/>
          <table:table-cell table:number-columns-repeated="8"/>
        </table:table-row>
        <table:table-row table:style-name="ro10">
          <table:table-cell table:style-name="ce15" office:value-type="string" calcext:value-type="string">
            <text:p>363</text:p>
          </table:table-cell>
          <table:table-cell table:style-name="ce15" office:value-type="string" calcext:value-type="string">
            <text:p>388</text:p>
          </table:table-cell>
          <table:table-cell table:style-name="ce57" office:value-type="string" calcext:value-type="string">
            <text:p>Von Hannover v. Germany (no. 2) [Grand Chamber], 2012</text:p>
          </table:table-cell>
          <table:table-cell table:style-name="ce57" office:value-type="string" calcext:value-type="string">
            <text:p>Von Hannover kontra Németország (2 szám) [Nagy Kamara], 2012</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VHvG-01" aria-expanded="false" aria-controls="collapseExample"&gt;Case summary&lt;/a&gt; <text:s text:c="16"/>&lt;/p&gt; <text:s text:c="16"/>&lt;div class="case-details collapse" id="caseVHvG-02"&gt; <text:s text:c="18"/>&lt;div class="card card-block"&gt; <text:s text:c="20"/>&lt;h5 data-unq="360-01"&gt;</text:p>
          </table:table-cell>
          <table:table-cell table:style-name="ce61" table:number-columns-repeated="1012"/>
          <table:table-cell table:number-columns-repeated="8"/>
        </table:table-row>
        <table:table-row table:style-name="ro28">
          <table:table-cell table:style-name="ce29" office:value-type="string" calcext:value-type="string">
            <text:p>363-01</text:p>
          </table:table-cell>
          <table:table-cell table:style-name="ce29"/>
          <table:table-cell table:style-name="ce52" table:formula="of:=[.C1128]" office:value-type="string" office:string-value="Von Hannover v. Germany (no. 2) [Grand Chamber], Application no. 40660/08 and 60641/08, Judgement 7 February 2012" calcext:value-type="string">
            <text:p>Von Hannover v. Germany (no. 2) [Grand Chamber], Application no. 40660/08 and 60641/08, Judgement 7 February 2012</text:p>
          </table:table-cell>
          <table:table-cell table:style-name="ce52" table:formula="of:=[.D1128]" office:value-type="string" office:string-value="Von Hannove kontra Németország, Ügyiratszám: 59320/00, Ítélet  2004. június 24" calcext:value-type="string">
            <text:p>Von Hannove kontra Németország, Ügyiratszám: 59320/00, Ítélet <text:s/>2004. június 24</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360-02"&gt; <text:s text:c="22"/></text:p>
          </table:table-cell>
          <table:table-cell table:style-name="ce61" table:number-columns-repeated="1012"/>
          <table:table-cell table:number-columns-repeated="8"/>
        </table:table-row>
        <table:table-row table:style-name="ro40">
          <table:table-cell table:style-name="ce29" office:value-type="string" calcext:value-type="string">
            <text:p>363-02</text:p>
          </table:table-cell>
          <table:table-cell table:style-name="ce29"/>
          <table:table-cell table:style-name="ce52" table:formula="of:=[.C1130]" office:value-type="string" office:string-value="The applicants, Princess Caroline von Hannover and her husband Prince Ernst August von Hannover, complained of the German courts’ refusal to prohibit any further publication of two photographs which had been taken during their holiday, without their knowledge, and which had appeared in two German magazines. They alleged in particular that the domestic courts had not taken sufficient account of the European Court’s 2004 Judgement in von Hannover v. Germany (see above)." calcext:value-type="string">
            <text:p>The applicants, Princess Caroline von Hannover and her husband Prince Ernst August von Hannover, complained of the German courts’ refusal to prohibit any further publication of two photographs which had been taken during their holiday, without their knowledge, and which had appeared in two German magazines. They alleged in particular that the domestic courts had not taken sufficient account of the European Court’s 2004 Judgement in von Hannover v. Germany (see above).</text:p>
          </table:table-cell>
          <table:table-cell table:style-name="ce52" table:formula="of:=[.D1130]" office:value-type="string" office:string-value="A felperes Caroline von Hannover hercegnő kérelmet nyújtott be a német bíróságokhoz, hogy megtiltsák a német magazinokban megjelent magánéletével kapcsolatos két fényképsorozat további közzétételét azzal az indokkal, hogy megsértették a magánélethez való jogát, és személyiségét.  Mivel a hercegnő elégedetlen a nemzeti bírósági határozatokkal, panaszt nyújtott be  az Emberi Jogok Európai Bíróságához. Azzal érvelt, hogy ezek a határozatok sértették a magánélet tiszteletben tartásához való jogát,kudarcot vallott az erőfeszitése, hogy megfelelő védelmben részesüljön  a fotográfusokkal szemben" calcext:value-type="string">
            <text:p>A felperes Caroline von Hannover hercegnő kérelmet nyújtott be a német bíróságokhoz, hogy megtiltsák a német magazinokban megjelent magánéletével kapcsolatos két fényképsorozat további közzétételét azzal az indokkal, hogy megsértették a magánélethez való jogát, és személyiségét. <text:s/>Mivel a hercegnő elégedetlen a nemzeti bírósági határozatokkal, panaszt nyújtott be <text:s/>az Emberi Jogok Európai Bíróságához. Azzal érvelt, hogy ezek a határozatok sértették a magánélet tiszteletben tartásához való jogát,kudarcot vallott az erőfeszitése, hogy megfelelő védelmben részesüljön <text:s/>a fotográfusokkal szemben</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text:s text:c="21"/>&lt;/p&gt; <text:s text:c="20"/>&lt;p data-unq="360-03"&gt; <text:s text:c="22"/></text:p>
          </table:table-cell>
          <table:table-cell table:style-name="ce61" table:number-columns-repeated="1012"/>
          <table:table-cell table:number-columns-repeated="8"/>
        </table:table-row>
        <table:table-row table:style-name="ro24">
          <table:table-cell table:style-name="ce29" office:value-type="string" calcext:value-type="string">
            <text:p>363-03</text:p>
          </table:table-cell>
          <table:table-cell table:style-name="ce29"/>
          <table:table-cell table:style-name="ce52" table:formula="of:=[.C1132]" office:value-type="string" office:string-value="protection from the publication of photographs, taken without her knowledge by paparazzi, on the ground that, in view of her origins, she was a figure of contemporary society “par excellence”." calcext:value-type="string">
            <text:p>protection from the publication of photographs, taken without her knowledge by paparazzi, on the ground that, in view of her origins, she was a figure of contemporary society “par excellence”.</text:p>
          </table:table-cell>
          <table:table-cell table:style-name="ce52" table:formula="of:=[.D1132]" office:value-type="string" office:string-value="tudta nélkül készitett  paparazzi felvételeket, a származását tekintve a hercegnő volt a kortárs társadalom &quot;par excellence&quot; alakja." calcext:value-type="string">
            <text:p>tudta nélkül készitett <text:s/>paparazzi felvételeket, a származását tekintve a hercegnő volt a kortárs társadalom "par excellence" alakja.</text:p>
          </table:table-cell>
          <table:table-cell table:style-name="ce52" table:number-columns-repeated="1012"/>
          <table:table-cell table:number-columns-repeated="8"/>
        </table:table-row>
        <table:table-row table:style-name="ro26">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09029"&gt;http://hudoc.echr.coe.int/eng?i=001-109029&lt;/a&gt; <text:s text:c="22"/>&lt;p&gt; <text:s text:c="24"/>&lt;strong&gt;Legal summaries and comments: &lt;/strong&gt; <text:s text:c="24"/>&lt;a href="http://hudoc.echr.coe.int/eng?i=002-98"&gt;http://hudoc.echr.coe.int/eng?i=002-98&lt;/a&gt; <text:s text:c="22"/>&lt;/p&gt; <text:s text:c="20"/>&lt;/p&gt; <text:s text:c="18"/>&lt;/div&gt; <text:s text:c="16"/>&lt;/div&gt; <text:s text:c="14"/>&lt;/div&gt; <text:s text:c="15"/>&lt;div class="citecontainer"&gt; <text:s text:c="16"/>&lt;cite data-unq="364"&gt;</text:p>
          </table:table-cell>
          <table:table-cell table:style-name="ce61" table:number-columns-repeated="1012"/>
          <table:table-cell table:number-columns-repeated="8"/>
        </table:table-row>
        <table:table-row table:style-name="ro77">
          <table:table-cell office:value-type="string" calcext:value-type="string">
            <text:p>364</text:p>
          </table:table-cell>
          <table:table-cell office:value-type="string" calcext:value-type="string">
            <text:p>389</text:p>
          </table:table-cell>
          <table:table-cell office:value-type="string" calcext:value-type="string">
            <text:p>“Although &lt;span class="pinkish"&gt;&lt;strong&gt;in certain special circumstances the public’s right to be informed can even extend to aspects of the private life of public figures, particularly where politicians are concerned&lt;/strong&gt;&lt;/span&gt;,​ this will not be the case – despite the person concerned being well known to the public – where the published photos and accompanying commentaries relate exclusively to details of the person’s private life and have the sole aim of satisfying public curiosity in that respect private life, however well-known that person might be, cannot be deemed to contribute to any debate of general interest to society.“</text:p>
          </table:table-cell>
          <table:table-cell table:style-name="ce83" office:value-type="string" calcext:value-type="string">
            <text:p>"Bár bizonyos esetekben a közönség tájékozódáshoz való joga akár a közéleti szereplők magánéletének határait is átlépheti, különösen, amikor politikusokról van szó, ez a helyzet nem áll fenn - legyen az érintett személy akármilyen ismert -, amikor a közzétett fotók és a kapcsolódó megjegyzések kizárólag az adott személy magánéletéhez kapcsolódnak, és egyetlen céljuk a nyilvánosság kíváncsiságának kielégítése a magánélet azon szeletével kapcsolatban, bár akármennyire is ismert az adott személy, mégsem tekinthető úgy, hogy ez hozzájárulna társadalom általános érdekét szolgáló vitához."</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365"&gt; <text:s text:c="18"/></text:p>
          </table:table-cell>
          <table:table-cell table:style-name="ce61" table:number-columns-repeated="1012"/>
          <table:table-cell table:number-columns-repeated="8"/>
        </table:table-row>
        <table:table-row table:style-name="ro10">
          <table:table-cell table:style-name="ce15" office:value-type="string" calcext:value-type="string">
            <text:p>365</text:p>
          </table:table-cell>
          <table:table-cell table:style-name="ce15" office:value-type="string" calcext:value-type="string">
            <text:p>390</text:p>
          </table:table-cell>
          <table:table-cell table:style-name="ce57" office:value-type="string" calcext:value-type="string">
            <text:p>Von Hannover v. Germany (no. 2) [Grand Chamber], 2012</text:p>
          </table:table-cell>
          <table:table-cell table:style-name="ce57" office:value-type="string" calcext:value-type="string">
            <text:p>Von Hannover kontra Námetország (2 szám) [Nagy Kamara], 2012</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VHvG-02" aria-expanded="false" aria-controls="collapseExample"&gt;Case summary&lt;/a&gt; <text:s text:c="16"/>&lt;/p&gt; <text:s text:c="16"/>&lt;div class="case-details collapse" id="caseVHvG-02"&gt; <text:s text:c="18"/>&lt;div class="card card-block"&gt; <text:s text:c="20"/>&lt;h5 data-unq="360-01"&gt;</text:p>
          </table:table-cell>
          <table:table-cell table:style-name="ce61" table:number-columns-repeated="1012"/>
          <table:table-cell table:number-columns-repeated="8"/>
        </table:table-row>
        <table:table-row table:style-name="ro28">
          <table:table-cell table:style-name="ce29" office:value-type="string" calcext:value-type="string">
            <text:p>363-01</text:p>
          </table:table-cell>
          <table:table-cell table:style-name="ce29"/>
          <table:table-cell table:style-name="ce52" table:formula="of:=[.C1128]" office:value-type="string" office:string-value="Von Hannover v. Germany (no. 2) [Grand Chamber], Application no. 40660/08 and 60641/08, Judgement 7 February 2012" calcext:value-type="string">
            <text:p>Von Hannover v. Germany (no. 2) [Grand Chamber], Application no. 40660/08 and 60641/08, Judgement 7 February 2012</text:p>
          </table:table-cell>
          <table:table-cell table:style-name="ce52" table:formula="of:=[.D1128]" office:value-type="string" office:string-value="Von Hannove kontra Németország, Ügyiratszám: 59320/00, Ítélet  2004. június 24" calcext:value-type="string">
            <text:p>Von Hannove kontra Németország, Ügyiratszám: 59320/00, Ítélet <text:s/>2004. június 24</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360-02"&gt; <text:s text:c="22"/></text:p>
          </table:table-cell>
          <table:table-cell table:style-name="ce61" table:number-columns-repeated="1012"/>
          <table:table-cell table:number-columns-repeated="8"/>
        </table:table-row>
        <table:table-row table:style-name="ro78">
          <table:table-cell table:style-name="ce29" office:value-type="string" calcext:value-type="string">
            <text:p>363-02</text:p>
          </table:table-cell>
          <table:table-cell table:style-name="ce29"/>
          <table:table-cell table:style-name="ce52" table:formula="of:=[.C1130]" office:value-type="string" office:string-value="The applicants, Princess Caroline von Hannover and her husband Prince Ernst August von Hannover, complained of the German courts’ refusal to prohibit any further publication of two photographs which had been taken during their holiday, without their knowledge, and which had appeared in two German magazines. They alleged in particular that the domestic courts had not taken sufficient account of the European Court’s 2004 Judgement in von Hannover v. Germany (see above)." calcext:value-type="string">
            <text:p>The applicants, Princess Caroline von Hannover and her husband Prince Ernst August von Hannover, complained of the German courts’ refusal to prohibit any further publication of two photographs which had been taken during their holiday, without their knowledge, and which had appeared in two German magazines. They alleged in particular that the domestic courts had not taken sufficient account of the European Court’s 2004 Judgement in von Hannover v. Germany (see above).</text:p>
          </table:table-cell>
          <table:table-cell table:style-name="ce52" table:formula="of:=[.D1130]" office:value-type="string" office:string-value="A felperes Caroline von Hannover hercegnő kérelmet nyújtott be a német bíróságokhoz, hogy megtiltsák a német magazinokban megjelent magánéletével kapcsolatos két fényképsorozat további közzétételét azzal az indokkal, hogy megsértették a magánélethez való jogát, és személyiségét.  Mivel a hercegnő elégedetlen a nemzeti bírósági határozatokkal, panaszt nyújtott be  az Emberi Jogok Európai Bíróságához. Azzal érvelt, hogy ezek a határozatok sértették a magánélet tiszteletben tartásához való jogát,kudarcot vallott az erőfeszitése, hogy megfelelő védelmben részesüljön  a fotográfusokkal szemben" calcext:value-type="string">
            <text:p>A felperes Caroline von Hannover hercegnő kérelmet nyújtott be a német bíróságokhoz, hogy megtiltsák a német magazinokban megjelent magánéletével kapcsolatos két fényképsorozat további közzétételét azzal az indokkal, hogy megsértették a magánélethez való jogát, és személyiségét. <text:s/>Mivel a hercegnő elégedetlen a nemzeti bírósági határozatokkal, panaszt nyújtott be <text:s/>az Emberi Jogok Európai Bíróságához. Azzal érvelt, hogy ezek a határozatok sértették a magánélet tiszteletben tartásához való jogát,kudarcot vallott az erőfeszitése, hogy megfelelő védelmben részesüljön <text:s/>a fotográfusokkal szemben</text:p>
          </table:table-cell>
          <table:table-cell table:style-name="ce52" table:number-columns-repeated="1012"/>
          <table:table-cell table:number-columns-repeated="8"/>
        </table:table-row>
        <table:table-row table:style-name="ro10">
          <table:table-cell table:style-name="ce61" table:number-columns-repeated="2"/>
          <table:table-cell table:number-columns-repeated="2" table:style-name="ce61" office:value-type="string" calcext:value-type="string">
            <text:p><text:s text:c="21"/>&lt;/p&gt; <text:s text:c="20"/>&lt;p data-unq="360-03"&gt; <text:s text:c="22"/></text:p>
          </table:table-cell>
          <table:table-cell table:style-name="ce61" table:number-columns-repeated="1012"/>
          <table:table-cell table:number-columns-repeated="8"/>
        </table:table-row>
        <table:table-row table:style-name="ro24">
          <table:table-cell table:style-name="ce29" office:value-type="string" calcext:value-type="string">
            <text:p>363-03</text:p>
          </table:table-cell>
          <table:table-cell table:style-name="ce29"/>
          <table:table-cell table:style-name="ce52" table:formula="of:=[.C1132]" office:value-type="string" office:string-value="protection from the publication of photographs, taken without her knowledge by paparazzi, on the ground that, in view of her origins, she was a figure of contemporary society “par excellence”." calcext:value-type="string">
            <text:p>protection from the publication of photographs, taken without her knowledge by paparazzi, on the ground that, in view of her origins, she was a figure of contemporary society “par excellence”.</text:p>
          </table:table-cell>
          <table:table-cell table:style-name="ce52" table:formula="of:=[.D1132]" office:value-type="string" office:string-value="tudta nélkül készitett  paparazzi felvételeket, a származását tekintve a hercegnő volt a kortárs társadalom &quot;par excellence&quot; alakja." calcext:value-type="string">
            <text:p>tudta nélkül készitett <text:s/>paparazzi felvételeket, a származását tekintve a hercegnő volt a kortárs társadalom "par excellence" alakja.</text:p>
          </table:table-cell>
          <table:table-cell table:style-name="ce52" table:number-columns-repeated="1012"/>
          <table:table-cell table:number-columns-repeated="8"/>
        </table:table-row>
        <table:table-row table:style-name="ro26">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09029"&gt;http://hudoc.echr.coe.int/eng?i=001-109029&lt;/a&gt; <text:s text:c="22"/>&lt;p&gt; <text:s text:c="24"/>&lt;strong&gt;Legal summaries and comments: &lt;/strong&gt; <text:s text:c="24"/>&lt;a href="http://hudoc.echr.coe.int/eng?i=002-98"&gt;http://hudoc.echr.coe.int/eng?i=002-98&lt;/a&gt; <text:s text:c="22"/>&lt;/p&gt; <text:s text:c="20"/>&lt;/p&gt; <text:s text:c="18"/>&lt;/div&gt; <text:s text:c="16"/>&lt;/div&gt; <text:s text:c="14"/>&lt;/div&gt; <text:s text:c="15"/>&lt;h5 class="azure largechar" data-unq="366"&gt;</text:p>
          </table:table-cell>
          <table:table-cell table:style-name="ce61" table:number-columns-repeated="1012"/>
          <table:table-cell table:number-columns-repeated="8"/>
        </table:table-row>
        <table:table-row table:style-name="ro10">
          <table:table-cell office:value-type="string" calcext:value-type="string">
            <text:p>366</text:p>
          </table:table-cell>
          <table:table-cell office:value-type="string" calcext:value-type="string">
            <text:p>391</text:p>
          </table:table-cell>
          <table:table-cell office:value-type="string" calcext:value-type="string">
            <text:p>c) The way in which the information was obtained and its veracity</text:p>
          </table:table-cell>
          <table:table-cell office:value-type="string" calcext:value-type="string">
            <text:p>c) Az információ megszerzésének módja és valóssága</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lt;br&gt; <text:s text:c="15"/>&lt;div class="citecontainer"&gt; <text:s text:c="16"/>&lt;cite data-unq="367"&gt;</text:p>
          </table:table-cell>
          <table:table-cell table:style-name="ce61" table:number-columns-repeated="1012"/>
          <table:table-cell table:number-columns-repeated="8"/>
        </table:table-row>
        <table:table-row table:style-name="ro79">
          <table:table-cell office:value-type="string" calcext:value-type="string">
            <text:p>367</text:p>
          </table:table-cell>
          <table:table-cell office:value-type="string" calcext:value-type="string">
            <text:p>392</text:p>
          </table:table-cell>
          <table:table-cell office:value-type="string" calcext:value-type="string">
            <text:p>“&lt;span class="pinkish"&gt;&lt;strong&gt;​ The safeguard afforded by Article 10 to journalists in relation to reporting on issues of general interest is subject to the proviso that they are acting in good faith and on an accurate factual basis and provide “reliable and precise” information in accordance with the ethics of journalism&lt;/strong&gt;&lt;/span&gt; (...) It observes in the present case that although the parties referred to different sources, they nonetheless agreed in substance that the use of a hidden camera was not absolutely prohibited in domestic law, but could be accepted subject to strict conditions. It was not disputed among the parties that the use of this technique was permitted only where there was an overriding public interest in the dissemination of the relevant information, provided that such information could not be obtained by any other means. The Court has already established that the report concerned a matter of public interest.”</text:p>
          </table:table-cell>
          <table:table-cell table:style-name="ce83" office:value-type="string" calcext:value-type="string">
            <text:p><text:span text:style-name="T10">&lt;span class="pinkish"&gt;&lt;strong&gt;​</text:span><text:span text:style-name="T11">a 10. cikk által az újságíróknak nyújtott garanciák a közérdeklődésre számot tartó kérdésekben tudósítással összefüggésben azzal a feltétellel valósulnak meg, hogy jóhiszeműen járnak el annak érdekében, hogy pontos és megbízható információt szolgáltassanak az újságírói etika szabályainak megfelelően </text:span><text:span text:style-name="T12">&lt;/strong&gt;&lt;/span&gt;</text:span>(...) Megállapítja, hogy jelen ügyben, bár a felek különbözü forrásokra utaltak, abban egyetértettek, hogy a rejtett kamera használata nem volt abszoltú tiltott a hazai jogban, és szigorú feltételek teljesülése esetén elfogadható volt. Nem volt vitatott a felek között, hogy ennek a technikának a használata csak abban az esetben volt megengedett, ha a túlnyomó közérdek a releváns információ terjesztése oldalán állt, feltéve, hogy az adott információ más módon nem volt megszerezhető. A Bíróság korábban már megállapította, hogy a riport közérdekű témát érintett." </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368"&gt; <text:s text:c="18"/></text:p>
          </table:table-cell>
          <table:table-cell table:style-name="ce61" table:number-columns-repeated="1012"/>
          <table:table-cell table:number-columns-repeated="8"/>
        </table:table-row>
        <table:table-row table:style-name="ro10">
          <table:table-cell table:style-name="ce15" office:value-type="string" calcext:value-type="string">
            <text:p>368</text:p>
          </table:table-cell>
          <table:table-cell table:style-name="ce15" office:value-type="string" calcext:value-type="string">
            <text:p>393</text:p>
          </table:table-cell>
          <table:table-cell table:style-name="ce50" office:value-type="string" calcext:value-type="string">
            <text:p>Haldiman and others v. Switzerland, 2015</text:p>
          </table:table-cell>
          <table:table-cell table:style-name="ce50" office:value-type="string" calcext:value-type="string">
            <text:p>Haldiman és Mások kontra Svájc 2015</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amp;nbsp; <text:s text:c="18"/>&lt;a class="btn btn-info btn-collapse" data-toggle="collapse" href="#caseHEtAlvCHR" aria-expanded="false" aria-controls="collapseExample"&gt;Case summary&lt;/a&gt; <text:s text:c="16"/>&lt;/p&gt; <text:s text:c="16"/>&lt;div class="case-details collapse" id="caseHEtAlvCHR"&gt; <text:s text:c="18"/>&lt;div class="card card-block"&gt; <text:s text:c="20"/>&lt;h5 data-unq="368-01"&gt;</text:p>
          </table:table-cell>
          <table:table-cell table:style-name="ce61" table:number-columns-repeated="1012"/>
          <table:table-cell table:number-columns-repeated="8"/>
        </table:table-row>
        <table:table-row table:style-name="ro28">
          <table:table-cell table:style-name="ce29" office:value-type="string" calcext:value-type="string">
            <text:p>368-01</text:p>
          </table:table-cell>
          <table:table-cell table:style-name="ce29" office:value-type="string" calcext:value-type="string">
            <text:p>392</text:p>
          </table:table-cell>
          <table:table-cell table:style-name="ce52" office:value-type="string" calcext:value-type="string">
            <text:p>Haldimann and Others v. Switzerland, Application no. 21830/09, Judgement 24 February 2015</text:p>
          </table:table-cell>
          <table:table-cell table:style-name="ce52" office:value-type="string" calcext:value-type="string">
            <text:p>Haldimann és Mások kontra Svájc <text:s/>Ügyiratszám 21830/09, <text:s/>Ítélet : 2015. február 24.</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368-02"&gt; <text:s text:c="22"/></text:p>
          </table:table-cell>
          <table:table-cell table:style-name="ce61" table:number-columns-repeated="1012"/>
          <table:table-cell table:number-columns-repeated="8"/>
        </table:table-row>
        <table:table-row table:style-name="ro3">
          <table:table-cell table:style-name="ce29" office:value-type="string" calcext:value-type="string">
            <text:p>368-02</text:p>
          </table:table-cell>
          <table:table-cell table:style-name="ce29" office:value-type="string" calcext:value-type="string">
            <text:p>393</text:p>
          </table:table-cell>
          <table:table-cell table:style-name="ce52" office:value-type="string" calcext:value-type="string">
            <text:p>This case concerned the conviction of four journalists for having recorded and broadcast an interview of a private insurance broker using a hidden camera, as part of a television documentary intended to denounce the misleading advice provided by insurance brokers. The applicants complained that their sentence to payment of fines had amounted to a disproportionate interference in their right to freedom of expression.</text:p>
          </table:table-cell>
          <table:table-cell table:style-name="ce52" office:value-type="string" calcext:value-type="string">
            <text:p>Az ügy négy újságíró ellen hozott ítélettel foglalkozik, akik egy magánbiztosítóval készítettek interjút, rejtett kamera segítségével, egy olyan televíziós dokumentumfilm részeként, amely a biztosítási ügynökök megtévesztő tanácsainak elutasítására bíztatott. <text:s/>A felperesek panaszt tettek arra, hogy a pénzbírság kiszabására vonatkozó büntetés aránytalan beavatkozást jelentett a véleménynyilvánítás szabadságához.</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text:s text:c="21"/>&lt;/p&gt; <text:s text:c="20"/>&lt;p data-unq="368-03"&gt; <text:s text:c="22"/></text:p>
          </table:table-cell>
          <table:table-cell table:style-name="ce61" table:number-columns-repeated="1012"/>
          <table:table-cell table:number-columns-repeated="8"/>
        </table:table-row>
        <table:table-row table:style-name="ro26">
          <table:table-cell table:style-name="ce29" office:value-type="string" calcext:value-type="string">
            <text:p>368-03</text:p>
          </table:table-cell>
          <table:table-cell table:style-name="ce29" office:value-type="string" calcext:value-type="string">
            <text:p>394</text:p>
          </table:table-cell>
          <table:table-cell table:style-name="ce52" office:value-type="string" calcext:value-type="string">
            <text:p>The Court held that, in the applicants’ case, there had been a violation of Article 10 (freedom of expression) of the Convention, considering in particular that the interference in the private life of the broker, who had turned down an opportunity to express his views on the interview in question, had not been serious enough to override the public interest in information on malpractice in the field of insurance brokerage. The Court further also asserted that the applicants deserved the benefit of the doubt in relation to their desire to observe the ethics of journalism as defined by Swiss law, citing the example of their limited use of the hidden camera.</text:p>
          </table:table-cell>
          <table:table-cell table:style-name="ce52" office:value-type="string" calcext:value-type="string">
            <text:p>A Bíróság úgy ítélte meg, hogy a felperesek esetében megsértették az Egyezmény 10. cikkét (a véleménynyilvánítás szabadságát), különös tekintettel arra, hogy a broker magánéletébe való beavatkozás, aki nem élt azzal a lehetőséggel, hogy kifejezze az interjú során <text:s/>nem írja felül a közérdekű, megtévesztő ügynökökről szóló <text:s/>információk, <text:s/>közlésének jogát. <text:s/>A Bíróság továbbá hozzátette, hogy a felperesek kamera használata kétséges, a svájci törvényben meghatározott újságírás etikájának betartásával kapcsolatban hivatkozva a rejtett kamera korlátozott használatának példájára.</text:p>
          </table:table-cell>
          <table:table-cell table:style-name="ce52" table:number-columns-repeated="1012"/>
          <table:table-cell table:number-columns-repeated="8"/>
        </table:table-row>
        <table:table-row table:style-name="ro26">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52711"&gt;http://hudoc.echr.coe.int/eng?i=001-152711&lt;/a&gt; <text:s text:c="22"/>&lt;p&gt; <text:s text:c="24"/>&lt;strong&gt;Legal summaries and comments: &lt;/strong&gt; <text:s text:c="24"/>&lt;a href="http://hudoc.echr.coe.int/eng?i=002-10509"&gt;http://hudoc.echr.coe.int/eng?i=002-10509&lt;/a&gt; <text:s text:c="22"/>&lt;/p&gt; <text:s text:c="20"/>&lt;/p&gt; <text:s text:c="18"/>&lt;/div&gt; <text:s text:c="16"/>&lt;/div&gt; <text:s text:c="14"/>&lt;/div&gt; <text:s text:c="15"/>&lt;div class="citecontainer"&gt; <text:s text:c="16"/>&lt;cite data-unq="369"&gt;</text:p>
          </table:table-cell>
          <table:table-cell table:style-name="ce61" table:number-columns-repeated="1012"/>
          <table:table-cell table:number-columns-repeated="8"/>
        </table:table-row>
        <table:table-row table:style-name="ro80">
          <table:table-cell office:value-type="string" calcext:value-type="string">
            <text:p>369</text:p>
          </table:table-cell>
          <table:table-cell office:value-type="string" calcext:value-type="string">
            <text:p>394</text:p>
          </table:table-cell>
          <table:table-cell office:value-type="string" calcext:value-type="string">
            <text:p>“As regards the method used for producing the documentary, the Court considered that the use of hidden cameras should be restricted as a matter of principle, since that technique is highly intrusive and flouts the right to respect for private life. Nevertheless, the Court is aware of the importance of covert investigative methods for the production of certain types of documentaries. &lt;span class="pinkish"&gt;&lt;strong&gt;In some cases, journalists are obliged to use hidden cameras, for instance where information is difficult to obtain by any other means. However, this facility must be used as a last resort, sparingly, and in compliance with the relevant codes of ethics.”</text:p>
          </table:table-cell>
          <table:table-cell table:style-name="ce83" office:value-type="string" calcext:value-type="string">
            <text:p>"A dokumentumfilm elkészítésének módszerével összefüggésben a Bíróság figyelmbe vette, hogy a rejtett kamerák használatát főszabály szerint korlátozni kell, mivel ez a technológia rendkívül tolakodó és súlytalanná teszi a magánélet tiszteletbentartásához való jogot. Mindazonáltal a Bíróság tisztában van a rejtett oknyomozó módszerek fontosságával bizonyos típusú dokumentumfilmek elkészítése során. Bizonyos esetekben az újságírók rejtett kamera használatára kényszerülnek, például amikor az infomáció megeszerzése bonyolult lenne más eszközökkel. Mindazonáltal ez az eszköz csak végső megoldásként használható, akkor is csak mértékletesen, és a vonatkozó etikai szabályzatokkal összhangban."</text:p>
          </table:table-cell>
          <table:table-cell table:number-columns-repeated="1020"/>
        </table:table-row>
        <table:table-row table:style-name="ro28">
          <table:table-cell table:style-name="ce33" table:number-columns-repeated="2"/>
          <table:table-cell table:number-columns-repeated="2" table:style-name="ce61" office:value-type="string" calcext:value-type="string">
            <text:p>&lt;/strong&gt; <text:s text:c="14"/>&lt;/span&gt;&lt;/cite&gt; <text:s text:c="16"/>&lt;p class="refer" data-unq="370"&gt; <text:s text:c="18"/></text:p>
          </table:table-cell>
          <table:table-cell table:style-name="ce61" table:number-columns-repeated="1012"/>
          <table:table-cell table:number-columns-repeated="8"/>
        </table:table-row>
        <table:table-row table:style-name="ro10">
          <table:table-cell table:style-name="ce15" office:value-type="string" calcext:value-type="string">
            <text:p>370</text:p>
          </table:table-cell>
          <table:table-cell table:style-name="ce15" office:value-type="string" calcext:value-type="string">
            <text:p>395</text:p>
          </table:table-cell>
          <table:table-cell table:style-name="ce50" office:value-type="string" calcext:value-type="string">
            <text:p>Bremner v. Turkey, 2015</text:p>
          </table:table-cell>
          <table:table-cell table:style-name="ce50" office:value-type="string" calcext:value-type="string">
            <text:p>Bremner kontra Törökország, 2015</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BreVTr" aria-expanded="false" aria-controls="collapseExample"&gt;Case summary&lt;/a&gt; <text:s text:c="16"/>&lt;/p&gt; <text:s text:c="16"/>&lt;div class="case-details collapse" id="caseBreVTr"&gt; <text:s text:c="18"/>&lt;div class="card card-block"&gt; <text:s text:c="20"/>&lt;h5 data-unq="370-01"&gt;</text:p>
          </table:table-cell>
          <table:table-cell table:style-name="ce61" table:number-columns-repeated="1012"/>
          <table:table-cell table:number-columns-repeated="8"/>
        </table:table-row>
        <table:table-row table:style-name="ro10">
          <table:table-cell table:style-name="ce29" office:value-type="string" calcext:value-type="string">
            <text:p>370-01</text:p>
          </table:table-cell>
          <table:table-cell table:style-name="ce29" office:value-type="string" calcext:value-type="string">
            <text:p>398</text:p>
          </table:table-cell>
          <table:table-cell table:style-name="ce52" office:value-type="string" calcext:value-type="string">
            <text:p>Bremner v. Turkey, Application no. 37428/06, Judgement 13 October 2015</text:p>
          </table:table-cell>
          <table:table-cell table:style-name="ce52" office:value-type="string" calcext:value-type="string">
            <text:p>Bremner kontra Törökország, Ügyiratszám: 37428/06, <text:s/>Ítélet : 2015. október 13.</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370-02"&gt; <text:s text:c="22"/></text:p>
          </table:table-cell>
          <table:table-cell table:style-name="ce61" table:number-columns-repeated="1012"/>
          <table:table-cell table:number-columns-repeated="8"/>
        </table:table-row>
        <table:table-row table:style-name="ro37">
          <table:table-cell table:style-name="ce29" office:value-type="string" calcext:value-type="string">
            <text:p>370-02</text:p>
          </table:table-cell>
          <table:table-cell table:style-name="ce29" office:value-type="string" calcext:value-type="string">
            <text:p>399</text:p>
          </table:table-cell>
          <table:table-cell table:style-name="ce52" office:value-type="string" calcext:value-type="string">
            <text:p>This case concerned the broadcasting of a television documentary in which the applicant, who was shown promoting his evangelical Christian beliefs, was described as a “foreign pedlar of religion” engaged in covert activities in Turkey. The applicant alleged that the broadcasting of the documentary and the refusal of the judicial authorities to grant his request for compensation had breached his right to respect for his private life.</text:p>
          </table:table-cell>
          <table:table-cell table:style-name="ce52" office:value-type="string" calcext:value-type="string">
            <text:p>Ez az eset egy olyan televíziós dokumentumfilm közvetítésére vonatkozott, amelyben a kérelmező, akit az evangélikus keresztény hitének ismertetéseként bemutattak, "titkos tevékenységnek" nevezett, a törökországi tevékenységet folytató "külföldi pedlar" -ként írta le. A felperes azt állította, hogy a dokumentumfilm közvetítése és az igazságszolgáltatási hatóságok megtagadása a kárpótlására vonatkozóan sértették magánéletének tiszteletben tartásához való jogát.</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text:s text:c="21"/>&lt;/p&gt; <text:s text:c="20"/>&lt;p data-unq="370-03"&gt; <text:s text:c="22"/></text:p>
          </table:table-cell>
          <table:table-cell table:style-name="ce61" table:number-columns-repeated="1012"/>
          <table:table-cell table:number-columns-repeated="8"/>
        </table:table-row>
        <table:table-row table:style-name="ro3">
          <table:table-cell table:style-name="ce29" office:value-type="string" calcext:value-type="string">
            <text:p>370-03</text:p>
          </table:table-cell>
          <table:table-cell table:style-name="ce29" office:value-type="string" calcext:value-type="string">
            <text:p>400</text:p>
          </table:table-cell>
          <table:table-cell table:style-name="ce52" office:value-type="string" calcext:value-type="string">
            <text:p>The Court held that there had been a violation of Article 8 (right to respect for private life) of the Convention, finding in particular that the broadcasting of the applicant’s image without blurring it could not be regarded as a contribution to any debate of general interest for society, regardless of the degree of public interest in the question of religious proselytising.</text:p>
          </table:table-cell>
          <table:table-cell table:style-name="ce52" office:value-type="string" calcext:value-type="string">
            <text:p>A Bíróság az Egyezmény 8. cikkét (a magánélet tiszteletben tartásának joga) megsértését állapította meg, különös tekintettel arra, hogy a felperes képének kitakarás nélküli sugárzása nem tekinthető eszköznek egy <text:s/>általános érdeklődést keltő vitákhoz, függetlenül attól, hogy a vallás kérdései mennyire közérdekűek.</text:p>
          </table:table-cell>
          <table:table-cell table:style-name="ce52" table:number-columns-repeated="1012"/>
          <table:table-cell table:number-columns-repeated="8"/>
        </table:table-row>
        <table:table-row table:style-name="ro26">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58077"&gt;http://hudoc.echr.coe.int/eng?i=001-158077&lt;/a&gt; <text:s text:c="22"/>&lt;p&gt; <text:s text:c="24"/>&lt;strong&gt;Legal summaries and comments: &lt;/strong&gt; <text:s text:c="24"/>&lt;a href="http://hudoc.echr.coe.int/eng?i=002-10915"&gt;http://hudoc.echr.coe.int/eng?i=002-10915&lt;/a&gt; <text:s text:c="22"/>&lt;/p&gt; <text:s text:c="20"/>&lt;/p&gt; <text:s text:c="18"/>&lt;/div&gt; <text:s text:c="16"/>&lt;/div&gt; <text:s text:c="14"/>&lt;/div&gt; <text:s text:c="15"/>&lt;h5 class="azure largechar" data-unq="371"&gt;</text:p>
          </table:table-cell>
          <table:table-cell table:style-name="ce61" table:number-columns-repeated="1012"/>
          <table:table-cell table:number-columns-repeated="8"/>
        </table:table-row>
        <table:table-row table:style-name="ro10">
          <table:table-cell office:value-type="string" calcext:value-type="string">
            <text:p>371</text:p>
          </table:table-cell>
          <table:table-cell office:value-type="string" calcext:value-type="string">
            <text:p>396</text:p>
          </table:table-cell>
          <table:table-cell office:value-type="string" calcext:value-type="string">
            <text:p>d) the prior conduct of the person concerned</text:p>
          </table:table-cell>
          <table:table-cell office:value-type="string" calcext:value-type="string">
            <text:p>d) az érintett személy korábbi tevékenysége</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lt;br&gt; <text:s text:c="15"/>&lt;div class="citecontainer"&gt; <text:s text:c="16"/>&lt;cite data-unq="372"&gt;</text:p>
          </table:table-cell>
          <table:table-cell table:style-name="ce61" table:number-columns-repeated="1012"/>
          <table:table-cell table:number-columns-repeated="8"/>
        </table:table-row>
        <table:table-row table:style-name="ro37">
          <table:table-cell office:value-type="string" calcext:value-type="string">
            <text:p>372</text:p>
          </table:table-cell>
          <table:table-cell office:value-type="string" calcext:value-type="string">
            <text:p>397</text:p>
          </table:table-cell>
          <table:table-cell office:value-type="string" calcext:value-type="string">
            <text:p>“&lt;span class="pinkish"&gt;&lt;strong&gt;​ The conduct of the person concerned prior to publication of the report or the fact that the photo and the related information have already appeared in an earlier publication are also factors to be taken into consideration.​&lt;/strong&gt;&lt;/span&gt; However, the mere fact of having cooperated with the press on previous occasions cannot serve as an argument for depriving the party concerned of all protection against publication of the photo at issue.”</text:p>
          </table:table-cell>
          <table:table-cell office:value-type="string" calcext:value-type="string">
            <text:p>"&lt;span class="pinkish"&gt;&lt;strong&gt;​"Az érintett személy tevékenysége a riport közzététele előtt, vagy a tény, hogy a fénykép és a kapcsolódó információ már egy korábbi kiadványban is megjelentek, mind olyan tényezők, amelyeket figyelembe kell venni.&lt;/strong&gt;&lt;/span&gt; Mindazonáltal a puszta tény, hogy korábban együttműködött a sajtóval, nem szolgálhat alapként ahhoz, hogy az érintett fél minden jogvédelmi lehetőséget elveszítsen a szóban forgó kép közzétételével kapcsolatban."</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373"&gt; <text:s text:c="18"/></text:p>
          </table:table-cell>
          <table:table-cell table:style-name="ce61" table:number-columns-repeated="1012"/>
          <table:table-cell table:number-columns-repeated="8"/>
        </table:table-row>
        <table:table-row table:style-name="ro10">
          <table:table-cell table:style-name="ce15" office:value-type="string" calcext:value-type="string">
            <text:p>373</text:p>
          </table:table-cell>
          <table:table-cell table:style-name="ce15" office:value-type="string" calcext:value-type="string">
            <text:p>398</text:p>
          </table:table-cell>
          <table:table-cell table:style-name="ce57" office:value-type="string" calcext:value-type="string">
            <text:p>Von Hannover v. Germany (no. 2) [Grand Chamber], 2012</text:p>
          </table:table-cell>
          <table:table-cell table:style-name="ce57" office:value-type="string" calcext:value-type="string">
            <text:p>Von Hannover kontra Németország (2 szám) [Nagy Kamara], 2012</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VHvG-03" aria-expanded="false" aria-controls="collapseExample"&gt;Case summary&lt;/a&gt; <text:s text:c="16"/>&lt;/p&gt; <text:s text:c="16"/>&lt;div class="case-details collapse" id="caseVHvG-03"&gt; <text:s text:c="18"/>&lt;div class="card card-block"&gt; <text:s text:c="20"/>&lt;h5 data-unq="363-01"&gt;</text:p>
          </table:table-cell>
          <table:table-cell table:style-name="ce61" table:number-columns-repeated="1012"/>
          <table:table-cell table:number-columns-repeated="8"/>
        </table:table-row>
        <table:table-row table:style-name="ro28">
          <table:table-cell table:style-name="ce29" office:value-type="string" calcext:value-type="string">
            <text:p>363-01</text:p>
          </table:table-cell>
          <table:table-cell table:style-name="ce29"/>
          <table:table-cell table:style-name="ce52" table:formula="of:=[.C1128]" office:value-type="string" office:string-value="Von Hannover v. Germany (no. 2) [Grand Chamber], Application no. 40660/08 and 60641/08, Judgement 7 February 2012" calcext:value-type="string">
            <text:p>Von Hannover v. Germany (no. 2) [Grand Chamber], Application no. 40660/08 and 60641/08, Judgement 7 February 2012</text:p>
          </table:table-cell>
          <table:table-cell table:style-name="ce52" table:formula="of:=[.D1128]" office:value-type="string" office:string-value="Von Hannove kontra Németország, Ügyiratszám: 59320/00, Ítélet  2004. június 24" calcext:value-type="string">
            <text:p>Von Hannove kontra Németország, Ügyiratszám: 59320/00, Ítélet <text:s/>2004. június 24</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363-02"&gt; <text:s text:c="22"/></text:p>
          </table:table-cell>
          <table:table-cell table:style-name="ce61" table:number-columns-repeated="1012"/>
          <table:table-cell table:number-columns-repeated="8"/>
        </table:table-row>
        <table:table-row table:style-name="ro40">
          <table:table-cell table:style-name="ce29" office:value-type="string" calcext:value-type="string">
            <text:p>363-02</text:p>
          </table:table-cell>
          <table:table-cell table:style-name="ce29"/>
          <table:table-cell table:style-name="ce52" table:formula="of:=[.C1130]" office:value-type="string" office:string-value="The applicants, Princess Caroline von Hannover and her husband Prince Ernst August von Hannover, complained of the German courts’ refusal to prohibit any further publication of two photographs which had been taken during their holiday, without their knowledge, and which had appeared in two German magazines. They alleged in particular that the domestic courts had not taken sufficient account of the European Court’s 2004 Judgement in von Hannover v. Germany (see above)." calcext:value-type="string">
            <text:p>The applicants, Princess Caroline von Hannover and her husband Prince Ernst August von Hannover, complained of the German courts’ refusal to prohibit any further publication of two photographs which had been taken during their holiday, without their knowledge, and which had appeared in two German magazines. They alleged in particular that the domestic courts had not taken sufficient account of the European Court’s 2004 Judgement in von Hannover v. Germany (see above).</text:p>
          </table:table-cell>
          <table:table-cell table:style-name="ce52" table:formula="of:=[.D1130]" office:value-type="string" office:string-value="A felperes Caroline von Hannover hercegnő kérelmet nyújtott be a német bíróságokhoz, hogy megtiltsák a német magazinokban megjelent magánéletével kapcsolatos két fényképsorozat további közzétételét azzal az indokkal, hogy megsértették a magánélethez való jogát, és személyiségét.  Mivel a hercegnő elégedetlen a nemzeti bírósági határozatokkal, panaszt nyújtott be  az Emberi Jogok Európai Bíróságához. Azzal érvelt, hogy ezek a határozatok sértették a magánélet tiszteletben tartásához való jogát,kudarcot vallott az erőfeszitése, hogy megfelelő védelmben részesüljön  a fotográfusokkal szemben" calcext:value-type="string">
            <text:p>A felperes Caroline von Hannover hercegnő kérelmet nyújtott be a német bíróságokhoz, hogy megtiltsák a német magazinokban megjelent magánéletével kapcsolatos két fényképsorozat további közzétételét azzal az indokkal, hogy megsértették a magánélethez való jogát, és személyiségét. <text:s/>Mivel a hercegnő elégedetlen a nemzeti bírósági határozatokkal, panaszt nyújtott be <text:s/>az Emberi Jogok Európai Bíróságához. Azzal érvelt, hogy ezek a határozatok sértették a magánélet tiszteletben tartásához való jogát,kudarcot vallott az erőfeszitése, hogy megfelelő védelmben részesüljön <text:s/>a fotográfusokkal szemben</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text:s text:c="21"/>&lt;/p&gt; <text:s text:c="20"/>&lt;p data-unq="363-03"&gt; <text:s text:c="22"/></text:p>
          </table:table-cell>
          <table:table-cell table:style-name="ce61" table:number-columns-repeated="1012"/>
          <table:table-cell table:number-columns-repeated="8"/>
        </table:table-row>
        <table:table-row table:style-name="ro24">
          <table:table-cell table:style-name="ce29" office:value-type="string" calcext:value-type="string">
            <text:p>363-03</text:p>
          </table:table-cell>
          <table:table-cell table:style-name="ce29"/>
          <table:table-cell table:style-name="ce52" table:formula="of:=[.C1132]" office:value-type="string" office:string-value="protection from the publication of photographs, taken without her knowledge by paparazzi, on the ground that, in view of her origins, she was a figure of contemporary society “par excellence”." calcext:value-type="string">
            <text:p>protection from the publication of photographs, taken without her knowledge by paparazzi, on the ground that, in view of her origins, she was a figure of contemporary society “par excellence”.</text:p>
          </table:table-cell>
          <table:table-cell table:style-name="ce52" table:formula="of:=[.D1132]" office:value-type="string" office:string-value="tudta nélkül készitett  paparazzi felvételeket, a származását tekintve a hercegnő volt a kortárs társadalom &quot;par excellence&quot; alakja." calcext:value-type="string">
            <text:p>tudta nélkül készitett <text:s/>paparazzi felvételeket, a származását tekintve a hercegnő volt a kortárs társadalom "par excellence" alakja.</text:p>
          </table:table-cell>
          <table:table-cell table:style-name="ce52" table:number-columns-repeated="1012"/>
          <table:table-cell table:number-columns-repeated="8"/>
        </table:table-row>
        <table:table-row table:style-name="ro26">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09029"&gt;http://hudoc.echr.coe.int/eng?i=001-109029&lt;/a&gt; <text:s text:c="22"/>&lt;p&gt; <text:s text:c="24"/>&lt;strong&gt;Legal summaries and comments: &lt;/strong&gt; <text:s text:c="24"/>&lt;a href="http://hudoc.echr.coe.int/eng?i=002-98"&gt;http://hudoc.echr.coe.int/eng?i=002-98&lt;/a&gt; <text:s text:c="22"/>&lt;/p&gt; <text:s text:c="20"/>&lt;/p&gt; <text:s text:c="18"/>&lt;/div&gt; <text:s text:c="16"/>&lt;/div&gt; <text:s text:c="14"/>&lt;/div&gt; <text:s text:c="15"/>&lt;h5 class="azure largechar" data-unq="374"&gt;</text:p>
          </table:table-cell>
          <table:table-cell table:style-name="ce61" table:number-columns-repeated="1012"/>
          <table:table-cell table:number-columns-repeated="8"/>
        </table:table-row>
        <table:table-row table:style-name="ro10">
          <table:table-cell office:value-type="string" calcext:value-type="string">
            <text:p>374</text:p>
          </table:table-cell>
          <table:table-cell office:value-type="string" calcext:value-type="string">
            <text:p>399</text:p>
          </table:table-cell>
          <table:table-cell office:value-type="string" calcext:value-type="string">
            <text:p>e) the content, form and consequences of the publication</text:p>
          </table:table-cell>
          <table:table-cell office:value-type="string" calcext:value-type="string">
            <text:p>e) a publikáció tartalma, formája és következményei</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lt;br&gt; <text:s text:c="15"/>&lt;div class="citecontainer"&gt; <text:s text:c="16"/>&lt;cite&gt;&lt;p data-unq="375"&gt;</text:p>
          </table:table-cell>
          <table:table-cell table:style-name="ce61" table:number-columns-repeated="1012"/>
          <table:table-cell table:number-columns-repeated="8"/>
        </table:table-row>
        <table:table-row table:style-name="ro77">
          <table:table-cell office:value-type="string" calcext:value-type="string">
            <text:p>375</text:p>
          </table:table-cell>
          <table:table-cell office:value-type="string" calcext:value-type="string">
            <text:p>400</text:p>
          </table:table-cell>
          <table:table-cell office:value-type="string" calcext:value-type="string">
            <text:p>“the Court reiterates that &lt;span class="pinkish"&gt;&lt;strong&gt;​ the approach used to cover a subject is a matter of journalistic freedom. It is not for it, nor for the national courts, to substitute their own views for those of the press in this area.&lt;/strong&gt;&lt;/span&gt; Article 10 of the Convention also leaves it for journalists to decide what details ought to be published to ensure an article’s credibility. &lt;span class="pinkish"&gt;&lt;strong&gt;In addition, journalists enjoy the freedom to choose, from the news items that come to them, which they will deal with and how they will do so.&lt;/strong&gt;&lt;/span&gt; This freedom, however, is not devoid of responsibilities.</text:p>
          </table:table-cell>
          <table:table-cell table:style-name="ce83" office:value-type="string" calcext:value-type="string">
            <text:p>"A Bíróság megismétli, hogy egy téma megközelítésére használt módszer az újságírói szabadság része. Sem a Bíróság, sem pedig a nemzeti bíróságok nem hivatottak a saját nézeteikre cserélni a sajtóét ebben a tekintetben. Az Egyezmény 10. cikke azt is az újságírókra bízza, hogy mely részleteket kell közzétenni ahhoz, hogy biztosítsák a cikk hitelességét. Ezen felül az újásgírók szabadon eldönthetik, hogy a hozzájuk eljutó hírekből melyekkel foglalkoznak és hogyan. Ez a szabadság azonban nem mentes bizonyos kötelezettségek alól.</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7"/>&lt;p data-unq="376"&gt;</text:p>
          </table:table-cell>
          <table:table-cell table:style-name="ce61" table:number-columns-repeated="1012"/>
          <table:table-cell table:number-columns-repeated="8"/>
        </table:table-row>
        <table:table-row table:style-name="ro37">
          <table:table-cell office:value-type="string" calcext:value-type="string">
            <text:p>376</text:p>
          </table:table-cell>
          <table:table-cell office:value-type="string" calcext:value-type="string">
            <text:p>401</text:p>
          </table:table-cell>
          <table:table-cell office:value-type="string" calcext:value-type="string">
            <text:p>Wherever &lt;span class="pinkish"&gt;&lt;strong&gt;information bringing into play the private life of another person is in issue, journalists are required to take into account, in so far as possible, the impact of the information and pictures to be published prior to their dissemination​.&lt;/strong&gt;&lt;/span&gt; In particular, certain events relating to private and family life enjoy particularly attentive protection under Article 8 of the Convention and must therefore lead journalists to show prudence and caution when covering them.”</text:p>
          </table:table-cell>
          <table:table-cell office:value-type="string" calcext:value-type="string">
            <text:p>Bármikor, amikor olyan információról van szó, amely egy másik személy magánéletét érinti, az újságíróknak, amennyire csak lehet, figyelembe kell venniük a közölni kívánt információ és képek hatását, még a közzététel előtt. A magán- és családi élet körébe tartozó bizonyos események különösen erős védelmet élveznek az Egyezmény 8. cikke szerint, és éppen ezért az újságíróknak megfontoltan és óvatosan kell eljárniuk, amikor ezekkel foglalkoznak."</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text:s/>&lt;/p&gt; <text:s text:c="3"/>&lt;/cite&gt; <text:s text:c="16"/>&lt;p class="refer" data-unq="377"&gt; <text:s text:c="4"/></text:p>
          </table:table-cell>
          <table:table-cell table:style-name="ce61" table:number-columns-repeated="1012"/>
          <table:table-cell table:number-columns-repeated="8"/>
        </table:table-row>
        <table:table-row table:style-name="ro10">
          <table:table-cell table:style-name="ce15" office:value-type="string" calcext:value-type="string">
            <text:p>377</text:p>
          </table:table-cell>
          <table:table-cell table:style-name="ce15" office:value-type="string" calcext:value-type="string">
            <text:p>402</text:p>
          </table:table-cell>
          <table:table-cell table:style-name="ce57" office:value-type="string" calcext:value-type="string">
            <text:p>Couderc and Hachette Filipacchi Associés v. France [Grand Chamber], 2015</text:p>
          </table:table-cell>
          <table:table-cell table:style-name="ce57" office:value-type="string" calcext:value-type="string">
            <text:p>Couderc és Hachette Filipacchi Associés kontra Franciaország [Nagy Kamara], 2015</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CHFAvFr-02" aria-expanded="false" aria-controls="collapseExample"&gt;Case summary&lt;/a&gt; <text:s text:c="16"/>&lt;/p&gt; <text:s text:c="16"/>&lt;div class="case-details collapse" id="caseCHFAvFr-02"&gt; <text:s text:c="18"/>&lt;div class="card card-block"&gt; <text:s text:c="20"/>&lt;h5 data-unq="343-01"&gt;</text:p>
          </table:table-cell>
          <table:table-cell table:style-name="ce61" table:number-columns-repeated="1012"/>
          <table:table-cell table:number-columns-repeated="8"/>
        </table:table-row>
        <table:table-row table:style-name="ro28">
          <table:table-cell table:style-name="ce29" office:value-type="string" calcext:value-type="string">
            <text:p>343-01</text:p>
          </table:table-cell>
          <table:table-cell table:style-name="ce29"/>
          <table:table-cell table:style-name="ce52" table:formula="of:=[.C1076]" office:value-type="string" office:string-value="Couderc and Hachette Filipacchi Associés v. France [Grand Chamber], Application no. 40454/07, Judgement 10 November 2015" calcext:value-type="string">
            <text:p>Couderc and Hachette Filipacchi Associés v. France [Grand Chamber], Application no. 40454/07, Judgement 10 November 2015</text:p>
          </table:table-cell>
          <table:table-cell table:style-name="ce52" table:formula="of:=[.D1076]" office:value-type="string" office:string-value="Couderc aés Hachette Filipacchi Associés kontra Franciország  [Nagy Kamara], Ügyiratszám: 40454/07, Ítélet : 2015. november 10." calcext:value-type="string">
            <text:p>Couderc aés Hachette Filipacchi Associés kontra Franciország <text:s/>[Nagy Kamara], Ügyiratszám: 40454/07, Ítélet : 2015. november 10.</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343-02"&gt; <text:s text:c="22"/></text:p>
          </table:table-cell>
          <table:table-cell table:style-name="ce61" table:number-columns-repeated="1012"/>
          <table:table-cell table:number-columns-repeated="8"/>
        </table:table-row>
        <table:table-row table:style-name="ro40">
          <table:table-cell table:style-name="ce29" office:value-type="string" calcext:value-type="string">
            <text:p>343-02</text:p>
          </table:table-cell>
          <table:table-cell table:style-name="ce29"/>
          <table:table-cell table:style-name="ce52" table:formula="of:=[.C1078]" office:value-type="string" office:string-value="This case concerned the conviction of the applicants – the publication director and publisher of the weekly magazine Paris Match – following the publication of a ten-page article, announced on the magazine cover under the headline “Albert of Monaco: A., the secret child” and containing several photographs of the prince de Monaco, his alleged child and the mother of the child. The applicants alleged that the Judgement against them had amounted to unjustified interference with the exercise of their right to freedom of information." calcext:value-type="string">
            <text:p>This case concerned the conviction of the applicants – the publication director and publisher of the weekly magazine Paris Match – following the publication of a ten-page article, announced on the magazine cover under the headline “Albert of Monaco: A., the secret child” and containing several photographs of the prince de Monaco, his alleged child and the mother of the child. The applicants alleged that the Judgement against them had amounted to unjustified interference with the exercise of their right to freedom of information.</text:p>
          </table:table-cell>
          <table:table-cell table:style-name="ce52" table:formula="of:=[.D1078]" office:value-type="string" office:string-value="A jelen ügy a felperesek ellen hozott ítélettel foglalkozik, melyet a Paris Match magazin igazgatója és kiadója által publikált tízoldalas cikk közzétételét követően ítéltek meg. A magazin cikke az &quot;Albert of Monaco: A., a titkos gyermek &quot; című volt és több fényképet is tartalmazott a hercegről, az állítólagos gyermekkoráról, a gyermek anyjától. A felperesek azt állították, hogy a velük szemben hozott ítélet indokolatlanul beavatkozik az információ szabadságához való joguk gyakorlásába." calcext:value-type="string">
            <text:p>A jelen ügy a felperesek ellen hozott ítélettel foglalkozik, melyet a Paris Match magazin igazgatója és kiadója által publikált tízoldalas cikk közzétételét követően ítéltek meg. A magazin cikke az "Albert of Monaco: A., a titkos gyermek " című volt és több fényképet is tartalmazott a hercegről, az állítólagos gyermekkoráról, a gyermek anyjától. A felperesek azt állították, hogy a velük szemben hozott ítélet indokolatlanul beavatkozik az információ szabadságához való joguk gyakorlásába.</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text:s text:c="21"/>&lt;/p&gt; <text:s text:c="20"/>&lt;p data-unq="343-03"&gt; <text:s text:c="22"/></text:p>
          </table:table-cell>
          <table:table-cell table:style-name="ce61" table:number-columns-repeated="1012"/>
          <table:table-cell table:number-columns-repeated="8"/>
        </table:table-row>
        <table:table-row table:style-name="ro40">
          <table:table-cell table:style-name="ce29" table:number-columns-repeated="2"/>
          <table:table-cell table:style-name="ce52" table:formula="of:=[.C1080]" office:value-type="string" office:string-value="This case concerned the conviction of the applicants – the publication director and publisher of the weekly magazine Paris Match – following the publication of a ten-page article, announced on the magazine cover under the headline “Albert of Monaco: A., the secret child” and containing several photographs of the prince de Monaco, his alleged child and the mother of the child. The applicants alleged that the Judgement against them had amounted to unjustified interference with the exercise of their right to freedom of information." calcext:value-type="string">
            <text:p>This case concerned the conviction of the applicants – the publication director and publisher of the weekly magazine Paris Match – following the publication of a ten-page article, announced on the magazine cover under the headline “Albert of Monaco: A., the secret child” and containing several photographs of the prince de Monaco, his alleged child and the mother of the child. The applicants alleged that the Judgement against them had amounted to unjustified interference with the exercise of their right to freedom of information.</text:p>
          </table:table-cell>
          <table:table-cell table:style-name="ce52" table:formula="of:=[.D1080]" office:value-type="string" office:string-value="A jelen ügy a felperesek ellen hozott ítélettel foglalkozik, melyet a Paris Match magazin igazgatója és kiadója által publikált tízoldalas cikk közzétételét követően ítéltek meg. A magazin cikke az &quot;Albert of Monaco: A., a titkos gyermek &quot; című volt és több fényképet is tartalmazott a hercegről, az állítólagos gyermekkoráról, a gyermek anyjától. A felperesek azt állították, hogy a velük szemben hozott ítélet indokolatlanul beavatkozik az információ szabadságához való joguk gyakorlásába." calcext:value-type="string">
            <text:p>A jelen ügy a felperesek ellen hozott ítélettel foglalkozik, melyet a Paris Match magazin igazgatója és kiadója által publikált tízoldalas cikk közzétételét követően ítéltek meg. A magazin cikke az "Albert of Monaco: A., a titkos gyermek " című volt és több fényképet is tartalmazott a hercegről, az állítólagos gyermekkoráról, a gyermek anyjától. A felperesek azt állították, hogy a velük szemben hozott ítélet indokolatlanul beavatkozik az információ szabadságához való joguk gyakorlásába.</text:p>
          </table:table-cell>
          <table:table-cell table:style-name="ce52" table:number-columns-repeated="1012"/>
          <table:table-cell table:number-columns-repeated="8"/>
        </table:table-row>
        <table:table-row table:style-name="ro26">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58861"&gt;http://hudoc.echr.coe.int/eng?i=001-158861&lt;/a&gt; <text:s text:c="22"/>&lt;p&gt; <text:s text:c="24"/>&lt;strong&gt;Legal summaries and comments: &lt;/strong&gt; <text:s text:c="24"/>&lt;a href="http://hudoc.echr.coe.int/eng?i=002-10950"&gt;http://hudoc.echr.coe.int/eng?i=002-10950&lt;/a&gt; <text:s text:c="22"/>&lt;/p&gt; <text:s text:c="20"/>&lt;/p&gt; <text:s text:c="18"/>&lt;/div&gt; <text:s text:c="16"/>&lt;/div&gt; <text:s text:c="14"/>&lt;/div&gt; <text:s text:c="15"/>&lt;div class="citecontainer"&gt; <text:s text:c="16"/>&lt;cite data-unq="378"&gt;</text:p>
          </table:table-cell>
          <table:table-cell table:style-name="ce61" table:number-columns-repeated="1012"/>
          <table:table-cell table:number-columns-repeated="8"/>
        </table:table-row>
        <table:table-row table:style-name="ro37">
          <table:table-cell office:value-type="string" calcext:value-type="string">
            <text:p>378</text:p>
          </table:table-cell>
          <table:table-cell office:value-type="string" calcext:value-type="string">
            <text:p>403</text:p>
          </table:table-cell>
          <table:table-cell office:value-type="string" calcext:value-type="string">
            <text:p>“The way in which the photo or report are published and the manner in which the person concerned is represented in the photo or report may also be factors to be taken into consideration. &lt;span class="pinkish"&gt;&lt;strong&gt;The extent to which the report and photo have been disseminated may also be an important factor, depending on whether the newspaper is a national or local one, and has a large or a limited circulation​.&lt;/strong&gt;&lt;/span&gt;”</text:p>
          </table:table-cell>
          <table:table-cell office:value-type="string" calcext:value-type="string">
            <text:p>A fénykép vagy a riport közzétételének módja, és az érintett személy ábrázolásának mikéntje a riportban vagy a fényképen szintén figyelembe vehetőek. &lt;span class="pinkish"&gt;&lt;strong&gt; A riport vagy a fénykép közzétételének köre szintén fontos szempont lehet, függően attól, hogy az újság országos vagy helyi, a példányszáma nagy vagy korlátozott&lt;/strong&gt;&lt;/span&g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379"&gt; <text:s text:c="18"/></text:p>
          </table:table-cell>
          <table:table-cell table:style-name="ce61" table:number-columns-repeated="1012"/>
          <table:table-cell table:number-columns-repeated="8"/>
        </table:table-row>
        <table:table-row table:style-name="ro10">
          <table:table-cell table:style-name="ce15" office:value-type="string" calcext:value-type="string">
            <text:p>379</text:p>
          </table:table-cell>
          <table:table-cell table:style-name="ce15" office:value-type="string" calcext:value-type="string">
            <text:p>404</text:p>
          </table:table-cell>
          <table:table-cell table:style-name="ce57" office:value-type="string" calcext:value-type="string">
            <text:p>Von Hannover v. Germany (no. 2) [Grand Chamber], 2012</text:p>
          </table:table-cell>
          <table:table-cell table:style-name="ce57" office:value-type="string" calcext:value-type="string">
            <text:p>Von Hannover kontra Németország (2 szám) [Nagy Kamara], 2012</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VHvG-04" aria-expanded="false" aria-controls="collapseExample"&gt;Case summary&lt;/a&gt; <text:s text:c="16"/>&lt;/p&gt; <text:s text:c="16"/>&lt;div class="case-details collapse" id="caseVHvG-04"&gt; <text:s text:c="18"/>&lt;div class="card card-block"&gt; <text:s text:c="20"/>&lt;h5 data-unq="363-01"&gt;</text:p>
          </table:table-cell>
          <table:table-cell table:style-name="ce61" table:number-columns-repeated="1012"/>
          <table:table-cell table:number-columns-repeated="8"/>
        </table:table-row>
        <table:table-row table:style-name="ro28">
          <table:table-cell table:style-name="ce29" office:value-type="string" calcext:value-type="string">
            <text:p>363-01</text:p>
          </table:table-cell>
          <table:table-cell table:style-name="ce29"/>
          <table:table-cell table:style-name="ce72" table:formula="of:=[.C1128]" office:value-type="string" office:string-value="Von Hannover v. Germany (no. 2) [Grand Chamber], Application no. 40660/08 and 60641/08, Judgement 7 February 2012" calcext:value-type="string">
            <text:p>Von Hannover v. Germany (no. 2) [Grand Chamber], Application no. 40660/08 and 60641/08, Judgement 7 February 2012</text:p>
          </table:table-cell>
          <table:table-cell table:style-name="ce72" table:formula="of:=[.D1128]" office:value-type="string" office:string-value="Von Hannove kontra Németország, Ügyiratszám: 59320/00, Ítélet  2004. június 24" calcext:value-type="string">
            <text:p>Von Hannove kontra Németország, Ügyiratszám: 59320/00, Ítélet <text:s/>2004. június 24</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2" office:value-type="string" calcext:value-type="string">
            <text:p>&lt;/h5&gt; <text:s text:c="20"/>&lt;p data-unq="363-02"&gt; <text:s text:c="22"/></text:p>
          </table:table-cell>
          <table:table-cell table:style-name="ce61" table:number-columns-repeated="1012"/>
          <table:table-cell table:number-columns-repeated="8"/>
        </table:table-row>
        <table:table-row table:style-name="ro26">
          <table:table-cell table:style-name="ce29" office:value-type="string" calcext:value-type="string">
            <text:p>363-02</text:p>
          </table:table-cell>
          <table:table-cell table:style-name="ce29"/>
          <table:table-cell table:style-name="ce72" table:formula="of:=[.C1130]" office:value-type="string" office:string-value="The applicants, Princess Caroline von Hannover and her husband Prince Ernst August von Hannover, complained of the German courts’ refusal to prohibit any further publication of two photographs which had been taken during their holiday, without their knowledge, and which had appeared in two German magazines. They alleged in particular that the domestic courts had not taken sufficient account of the European Court’s 2004 Judgement in von Hannover v. Germany (see above)." calcext:value-type="string">
            <text:p>The applicants, Princess Caroline von Hannover and her husband Prince Ernst August von Hannover, complained of the German courts’ refusal to prohibit any further publication of two photographs which had been taken during their holiday, without their knowledge, and which had appeared in two German magazines. They alleged in particular that the domestic courts had not taken sufficient account of the European Court’s 2004 Judgement in von Hannover v. Germany (see above).</text:p>
          </table:table-cell>
          <table:table-cell table:style-name="ce72" table:formula="of:=[.D1130]" office:value-type="string" office:string-value="A felperes Caroline von Hannover hercegnő kérelmet nyújtott be a német bíróságokhoz, hogy megtiltsák a német magazinokban megjelent magánéletével kapcsolatos két fényképsorozat további közzétételét azzal az indokkal, hogy megsértették a magánélethez való jogát, és személyiségét.  Mivel a hercegnő elégedetlen a nemzeti bírósági határozatokkal, panaszt nyújtott be  az Emberi Jogok Európai Bíróságához. Azzal érvelt, hogy ezek a határozatok sértették a magánélet tiszteletben tartásához való jogát,kudarcot vallott az erőfeszitése, hogy megfelelő védelmben részesüljön  a fotográfusokkal szemben" calcext:value-type="string">
            <text:p>A felperes Caroline von Hannover hercegnő kérelmet nyújtott be a német bíróságokhoz, hogy megtiltsák a német magazinokban megjelent magánéletével kapcsolatos két fényképsorozat további közzétételét azzal az indokkal, hogy megsértették a magánélethez való jogát, és személyiségét. <text:s/>Mivel a hercegnő elégedetlen a nemzeti bírósági határozatokkal, panaszt nyújtott be <text:s/>az Emberi Jogok Európai Bíróságához. Azzal érvelt, hogy ezek a határozatok sértették a magánélet tiszteletben tartásához való jogát,kudarcot vallott az erőfeszitése, hogy megfelelő védelmben részesüljön <text:s/>a fotográfusokkal szemben</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2" office:value-type="string" calcext:value-type="string">
            <text:p><text:s text:c="21"/>&lt;/p&gt; <text:s text:c="20"/>&lt;p data-unq="363-03"&gt; <text:s text:c="22"/></text:p>
          </table:table-cell>
          <table:table-cell table:style-name="ce61" table:number-columns-repeated="1012"/>
          <table:table-cell table:number-columns-repeated="8"/>
        </table:table-row>
        <table:table-row table:style-name="ro24">
          <table:table-cell table:style-name="ce29" office:value-type="string" calcext:value-type="string">
            <text:p>363-03</text:p>
          </table:table-cell>
          <table:table-cell table:style-name="ce29"/>
          <table:table-cell table:style-name="ce72" table:formula="of:=[.C1132]" office:value-type="string" office:string-value="protection from the publication of photographs, taken without her knowledge by paparazzi, on the ground that, in view of her origins, she was a figure of contemporary society “par excellence”." calcext:value-type="string">
            <text:p>protection from the publication of photographs, taken without her knowledge by paparazzi, on the ground that, in view of her origins, she was a figure of contemporary society “par excellence”.</text:p>
          </table:table-cell>
          <table:table-cell table:style-name="ce72" table:formula="of:=[.D1132]" office:value-type="string" office:string-value="tudta nélkül készitett  paparazzi felvételeket, a származását tekintve a hercegnő volt a kortárs társadalom &quot;par excellence&quot; alakja." calcext:value-type="string">
            <text:p>tudta nélkül készitett <text:s/>paparazzi felvételeket, a származását tekintve a hercegnő volt a kortárs társadalom "par excellence" alakja.</text:p>
          </table:table-cell>
          <table:table-cell table:style-name="ce52" table:number-columns-repeated="1012"/>
          <table:table-cell table:number-columns-repeated="8"/>
        </table:table-row>
        <table:table-row table:style-name="ro26">
          <table:table-cell table:style-name="ce33" table:number-columns-repeated="2"/>
          <table:table-cell table:number-columns-repeated="2" table:style-name="ce62" office:value-type="string" calcext:value-type="string">
            <text:p><text:s text:c="21"/>&lt;/p&gt; <text:s text:c="20"/>&lt;p&gt; <text:s text:c="22"/>&lt;strong&gt;Judgement: &lt;/strong&gt; <text:s text:c="22"/>&lt;a href="http://hudoc.echr.coe.int/eng?i=001-109029"&gt;http://hudoc.echr.coe.int/eng?i=001-109029&lt;/a&gt; <text:s text:c="22"/>&lt;p&gt; <text:s text:c="24"/>&lt;strong&gt;Legal summaries and comments: &lt;/strong&gt; <text:s text:c="24"/>&lt;a href="http://hudoc.echr.coe.int/eng?i=002-98"&gt;http://hudoc.echr.coe.int/eng?i=002-98&lt;/a&gt; <text:s text:c="22"/>&lt;/p&gt; <text:s text:c="20"/>&lt;/p&gt; <text:s text:c="18"/>&lt;/div&gt; <text:s text:c="16"/>&lt;/div&gt; <text:s text:c="14"/>&lt;/div&gt; <text:s text:c="15"/>&lt;h5 class="azure largechar" data-unq="380"&gt;</text:p>
          </table:table-cell>
          <table:table-cell table:style-name="ce61" table:number-columns-repeated="1012"/>
          <table:table-cell table:number-columns-repeated="8"/>
        </table:table-row>
        <table:table-row table:style-name="ro10">
          <table:table-cell office:value-type="string" calcext:value-type="string">
            <text:p>380</text:p>
          </table:table-cell>
          <table:table-cell office:value-type="string" calcext:value-type="string">
            <text:p>405</text:p>
          </table:table-cell>
          <table:table-cell office:value-type="string" calcext:value-type="string">
            <text:p>f) the gravity of the penalty imposed</text:p>
          </table:table-cell>
          <table:table-cell office:value-type="string" calcext:value-type="string">
            <text:p>f) <text:s/>a kiszabott büntetés súlyossága</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lt;br&gt; <text:s text:c="15"/>&lt;div class="citecontainer"&gt; <text:s text:c="16"/>&lt;cite data-unq="381"&gt;</text:p>
          </table:table-cell>
          <table:table-cell table:style-name="ce61" table:number-columns-repeated="1012"/>
          <table:table-cell table:number-columns-repeated="8"/>
        </table:table-row>
        <table:table-row table:style-name="ro37">
          <table:table-cell office:value-type="string" calcext:value-type="string">
            <text:p>381</text:p>
          </table:table-cell>
          <table:table-cell office:value-type="string" calcext:value-type="string">
            <text:p>406</text:p>
          </table:table-cell>
          <table:table-cell office:value-type="string" calcext:value-type="string">
            <text:p>“The Court reiterates that in the context of assessing proportionality, irrespective of whether or not the sanction imposed was a minor one, what matters is the very fact of Judgement being given against the person concerned, including where such a ruling is solely civil in nature.​ Any undue restriction on freedom of expression effectively entails a risk of obstructing or paralysing future media coverage of similar questions​.”</text:p>
          </table:table-cell>
          <table:table-cell office:value-type="string" calcext:value-type="string">
            <text:p>"A Bíróság megismétli, hogy az arányosság mérlegelésének körében függetlenül attól, hogy a kiszabott szankció alacsony volt-e, az érintett személlyel szemben hozott ítélet puszta ténye az, ami számít, ide értve azokat az eseteket is, amelyekben a döntés kizárólag polgári jogi természetű. A véleménynyilvánítási szabadság bármilyen igazolatlan korlátozása valóságos veszélyt horodoz a hasonló kérdések jövőbeli média-feldolgozásának akadályozásárra vagy megbénítására."</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382"&gt; <text:s text:c="18"/></text:p>
          </table:table-cell>
          <table:table-cell table:style-name="ce61" table:number-columns-repeated="1012"/>
          <table:table-cell table:number-columns-repeated="8"/>
        </table:table-row>
        <table:table-row table:style-name="ro10">
          <table:table-cell table:style-name="ce15" office:value-type="string" calcext:value-type="string">
            <text:p>382</text:p>
          </table:table-cell>
          <table:table-cell table:style-name="ce15" office:value-type="string" calcext:value-type="string">
            <text:p>407</text:p>
          </table:table-cell>
          <table:table-cell table:style-name="ce57" office:value-type="string" calcext:value-type="string">
            <text:p>Couderc and Hachette Filipacchi Associés v. France [Grand Chamber], 2015</text:p>
          </table:table-cell>
          <table:table-cell table:style-name="ce57" office:value-type="string" calcext:value-type="string">
            <text:p>Couderc és Hachette Filipacchi Associés kontra Franciaország <text:s/>[Nagy Kamara], 2015</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CHFAvFr-03" aria-expanded="false" aria-controls="collapseExample"&gt;Case summary&lt;/a&gt; <text:s text:c="16"/>&lt;/p&gt; <text:s text:c="16"/>&lt;div class="case-details collapse" id="caseCHFAvFr-03"&gt; <text:s text:c="18"/>&lt;div class="card card-block"&gt; <text:s text:c="20"/>&lt;h5 data-unq="343-01"&gt;</text:p>
          </table:table-cell>
          <table:table-cell table:style-name="ce61" table:number-columns-repeated="1012"/>
          <table:table-cell table:number-columns-repeated="8"/>
        </table:table-row>
        <table:table-row table:style-name="ro28">
          <table:table-cell table:style-name="ce29" office:value-type="string" calcext:value-type="string">
            <text:p>343-01</text:p>
          </table:table-cell>
          <table:table-cell table:style-name="ce29"/>
          <table:table-cell table:style-name="ce52" table:formula="of:=[.C1076]" office:value-type="string" office:string-value="Couderc and Hachette Filipacchi Associés v. France [Grand Chamber], Application no. 40454/07, Judgement 10 November 2015" calcext:value-type="string">
            <text:p>Couderc and Hachette Filipacchi Associés v. France [Grand Chamber], Application no. 40454/07, Judgement 10 November 2015</text:p>
          </table:table-cell>
          <table:table-cell table:style-name="ce52" table:formula="of:=[.D1076]" office:value-type="string" office:string-value="Couderc aés Hachette Filipacchi Associés kontra Franciország  [Nagy Kamara], Ügyiratszám: 40454/07, Ítélet : 2015. november 10." calcext:value-type="string">
            <text:p>Couderc aés Hachette Filipacchi Associés kontra Franciország <text:s/>[Nagy Kamara], Ügyiratszám: 40454/07, Ítélet : 2015. november 10.</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343-02"&gt; <text:s text:c="22"/></text:p>
          </table:table-cell>
          <table:table-cell table:style-name="ce61" table:number-columns-repeated="1012"/>
          <table:table-cell table:number-columns-repeated="8"/>
        </table:table-row>
        <table:table-row table:style-name="ro40">
          <table:table-cell table:style-name="ce29" office:value-type="string" calcext:value-type="string">
            <text:p>343-02</text:p>
          </table:table-cell>
          <table:table-cell table:style-name="ce29"/>
          <table:table-cell table:style-name="ce52" table:formula="of:=[.C1078]" office:value-type="string" office:string-value="This case concerned the conviction of the applicants – the publication director and publisher of the weekly magazine Paris Match – following the publication of a ten-page article, announced on the magazine cover under the headline “Albert of Monaco: A., the secret child” and containing several photographs of the prince de Monaco, his alleged child and the mother of the child. The applicants alleged that the Judgement against them had amounted to unjustified interference with the exercise of their right to freedom of information." calcext:value-type="string">
            <text:p>This case concerned the conviction of the applicants – the publication director and publisher of the weekly magazine Paris Match – following the publication of a ten-page article, announced on the magazine cover under the headline “Albert of Monaco: A., the secret child” and containing several photographs of the prince de Monaco, his alleged child and the mother of the child. The applicants alleged that the Judgement against them had amounted to unjustified interference with the exercise of their right to freedom of information.</text:p>
          </table:table-cell>
          <table:table-cell table:style-name="ce52" table:formula="of:=[.D1078]" office:value-type="string" office:string-value="A jelen ügy a felperesek ellen hozott ítélettel foglalkozik, melyet a Paris Match magazin igazgatója és kiadója által publikált tízoldalas cikk közzétételét követően ítéltek meg. A magazin cikke az &quot;Albert of Monaco: A., a titkos gyermek &quot; című volt és több fényképet is tartalmazott a hercegről, az állítólagos gyermekkoráról, a gyermek anyjától. A felperesek azt állították, hogy a velük szemben hozott ítélet indokolatlanul beavatkozik az információ szabadságához való joguk gyakorlásába." calcext:value-type="string">
            <text:p>A jelen ügy a felperesek ellen hozott ítélettel foglalkozik, melyet a Paris Match magazin igazgatója és kiadója által publikált tízoldalas cikk közzétételét követően ítéltek meg. A magazin cikke az "Albert of Monaco: A., a titkos gyermek " című volt és több fényképet is tartalmazott a hercegről, az állítólagos gyermekkoráról, a gyermek anyjától. A felperesek azt állították, hogy a velük szemben hozott ítélet indokolatlanul beavatkozik az információ szabadságához való joguk gyakorlásába.</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 <text:s text:c="20"/>&lt;/p&gt; <text:s text:c="20"/>&lt;p data-unq="343-03"&gt; <text:s text:c="22"/></text:p>
          </table:table-cell>
          <table:table-cell table:style-name="ce61" table:number-columns-repeated="1012"/>
          <table:table-cell table:number-columns-repeated="8"/>
        </table:table-row>
        <table:table-row table:style-name="ro40">
          <table:table-cell table:style-name="ce29" table:number-columns-repeated="2"/>
          <table:table-cell table:style-name="ce52" table:formula="of:=[.C1080]" office:value-type="string" office:string-value="This case concerned the conviction of the applicants – the publication director and publisher of the weekly magazine Paris Match – following the publication of a ten-page article, announced on the magazine cover under the headline “Albert of Monaco: A., the secret child” and containing several photographs of the prince de Monaco, his alleged child and the mother of the child. The applicants alleged that the Judgement against them had amounted to unjustified interference with the exercise of their right to freedom of information." calcext:value-type="string">
            <text:p>This case concerned the conviction of the applicants – the publication director and publisher of the weekly magazine Paris Match – following the publication of a ten-page article, announced on the magazine cover under the headline “Albert of Monaco: A., the secret child” and containing several photographs of the prince de Monaco, his alleged child and the mother of the child. The applicants alleged that the Judgement against them had amounted to unjustified interference with the exercise of their right to freedom of information.</text:p>
          </table:table-cell>
          <table:table-cell table:style-name="ce52" table:formula="of:=[.D1080]" office:value-type="string" office:string-value="A jelen ügy a felperesek ellen hozott ítélettel foglalkozik, melyet a Paris Match magazin igazgatója és kiadója által publikált tízoldalas cikk közzétételét követően ítéltek meg. A magazin cikke az &quot;Albert of Monaco: A., a titkos gyermek &quot; című volt és több fényképet is tartalmazott a hercegről, az állítólagos gyermekkoráról, a gyermek anyjától. A felperesek azt állították, hogy a velük szemben hozott ítélet indokolatlanul beavatkozik az információ szabadságához való joguk gyakorlásába." calcext:value-type="string">
            <text:p>A jelen ügy a felperesek ellen hozott ítélettel foglalkozik, melyet a Paris Match magazin igazgatója és kiadója által publikált tízoldalas cikk közzétételét követően ítéltek meg. A magazin cikke az "Albert of Monaco: A., a titkos gyermek " című volt és több fényképet is tartalmazott a hercegről, az állítólagos gyermekkoráról, a gyermek anyjától. A felperesek azt állították, hogy a velük szemben hozott ítélet indokolatlanul beavatkozik az információ szabadságához való joguk gyakorlásába.</text:p>
          </table:table-cell>
          <table:table-cell table:style-name="ce52" table:number-columns-repeated="1012"/>
          <table:table-cell table:number-columns-repeated="8"/>
        </table:table-row>
        <table:table-row table:style-name="ro26">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58861"&gt;http://hudoc.echr.coe.int/eng?i=001-158861&lt;/a&gt; <text:s text:c="22"/>&lt;p&gt; <text:s text:c="24"/>&lt;strong&gt;Legal summaries and comments: &lt;/strong&gt; <text:s text:c="24"/>&lt;a href="http://hudoc.echr.coe.int/eng?i=002-10950"&gt;http://hudoc.echr.coe.int/eng?i=002-10950&lt;/a&gt; <text:s text:c="22"/>&lt;/p&gt; <text:s text:c="20"/>&lt;/p&gt; <text:s text:c="18"/>&lt;/div&gt; <text:s text:c="16"/>&lt;/div&gt; <text:s text:c="14"/>&lt;/div&gt; <text:s text:c="15"/>&lt;h5 class="azure largechar bulleted" data-unq="383"&gt;</text:p>
          </table:table-cell>
          <table:table-cell table:style-name="ce61" table:number-columns-repeated="1012"/>
          <table:table-cell table:number-columns-repeated="8"/>
        </table:table-row>
        <table:table-row table:style-name="ro10">
          <table:table-cell office:value-type="string" calcext:value-type="string">
            <text:p>383</text:p>
          </table:table-cell>
          <table:table-cell office:value-type="string" calcext:value-type="string">
            <text:p>408</text:p>
          </table:table-cell>
          <table:table-cell office:value-type="string" calcext:value-type="string">
            <text:p>Legal persons may not claim they have privacy, but their owners could</text:p>
          </table:table-cell>
          <table:table-cell office:value-type="string" calcext:value-type="string">
            <text:p>A jogi személyek nem hivatkozhatnak arra, hogy magánéletük van, de a tulajdonosuk igen</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lt;br&gt; <text:s text:c="15"/>&lt;div class="citecontainer"&gt; <text:s text:c="16"/>&lt;cite data-unq="384"&gt;</text:p>
          </table:table-cell>
          <table:table-cell table:style-name="ce61" table:number-columns-repeated="1012"/>
          <table:table-cell table:number-columns-repeated="8"/>
        </table:table-row>
        <table:table-row table:style-name="ro25">
          <table:table-cell office:value-type="string" calcext:value-type="string">
            <text:p>384</text:p>
          </table:table-cell>
          <table:table-cell office:value-type="string" calcext:value-type="string">
            <text:p>409</text:p>
          </table:table-cell>
          <table:table-cell office:value-type="string" calcext:value-type="string">
            <text:p>“As the Court has previously held, &lt;span class="pinkish"&gt;&lt;strong&gt;​ legal persons could not claim to be a victim of a violation of personality rights,&lt;/strong&gt;&lt;/span&gt; whose holders could only be natural persons (...) But it cannot be excluded that the impugned comments were injurious towards the natural person behind the company.”</text:p>
          </table:table-cell>
          <table:table-cell office:value-type="string" calcext:value-type="string">
            <text:p>"A Bíróság korábbi álláspontja szerint jogi személyek nem állíthatják, hogy személyiségi jogok (amely jogok birtokosai csak természetes személyek lehetnek) megsértésének áldozatai (...) Valójában nem zárható ki, hogy a vitatott kommentek a társaság mögött álló természetes személyre nézve sérelmesek voltak"</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385"&gt; <text:s text:c="18"/></text:p>
          </table:table-cell>
          <table:table-cell table:style-name="ce61" table:number-columns-repeated="1012"/>
          <table:table-cell table:number-columns-repeated="8"/>
        </table:table-row>
        <table:table-row table:style-name="ro10">
          <table:table-cell table:style-name="ce15" office:value-type="string" calcext:value-type="string">
            <text:p>385</text:p>
          </table:table-cell>
          <table:table-cell table:style-name="ce15" office:value-type="string" calcext:value-type="string">
            <text:p>410</text:p>
          </table:table-cell>
          <table:table-cell table:style-name="ce57" office:value-type="string" calcext:value-type="string">
            <text:p>MTE and Index.hu vs Hungary, 2016</text:p>
          </table:table-cell>
          <table:table-cell table:style-name="ce57" office:value-type="string" calcext:value-type="string">
            <text:p>MTE és Index.hu kontra Magyarország, 2016</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MTEvHU-05" aria-expanded="false" aria-controls="collapseExample"&gt;Case summary&lt;/a&gt; <text:s text:c="16"/>&lt;/p&gt; <text:s text:c="16"/>&lt;div class="case-details collapse" id="caseMTEvHU-05"&gt; <text:s text:c="18"/>&lt;div class="card card-block"&gt; <text:s text:c="20"/>&lt;h5 data-unq="232-01"&gt;</text:p>
          </table:table-cell>
          <table:table-cell table:style-name="ce61" table:number-columns-repeated="1012"/>
          <table:table-cell table:number-columns-repeated="8"/>
        </table:table-row>
        <table:table-row table:style-name="ro28">
          <table:table-cell table:style-name="ce29" office:value-type="string" calcext:value-type="string">
            <text:p>232-01</text:p>
          </table:table-cell>
          <table:table-cell table:style-name="ce29"/>
          <table:table-cell table:style-name="ce52" table:formula="of:=[.C690]" office:value-type="string" office:string-value="Magyar Tartalomszolgaltatok Egyesulete and Index.hu Zrt (“MTE”) v. Hungary, Application no. 22947/13, Judgement 2 February 2016" calcext:value-type="string">
            <text:p>Magyar Tartalomszolgaltatok Egyesulete and Index.hu Zrt (“MTE”) v. Hungary, Application no. 22947/13, Judgement 2 February 2016</text:p>
          </table:table-cell>
          <table:table-cell table:style-name="ce52" table:formula="of:=[.D690]" office:value-type="string" office:string-value="Magyar Tartalomszolgaltatok Egyesulete és Index.hu Zrt (“MTE”) kontra Magyarország, Ügyiratszám: 22947/13,  Ítélet: 2016. február 2." calcext:value-type="string">
            <text:p>Magyar Tartalomszolgaltatok Egyesulete és Index.hu Zrt (“MTE”) kontra Magyarország, Ügyiratszám: 22947/13, <text:s/>Ítélet: 2016. február 2.</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232-02"&gt; <text:s text:c="22"/></text:p>
          </table:table-cell>
          <table:table-cell table:style-name="ce61" table:number-columns-repeated="1012"/>
          <table:table-cell table:number-columns-repeated="8"/>
        </table:table-row>
        <table:table-row table:style-name="ro27">
          <table:table-cell table:style-name="ce29" office:value-type="string" calcext:value-type="string">
            <text:p>232-02</text:p>
          </table:table-cell>
          <table:table-cell table:style-name="ce29"/>
          <table:table-cell table:style-name="ce52" table:formula="of:=[.C692]" office:value-type="string" office:string-value="The first applicant was a self-regulatory body of Internet content providers and the second applicant was the owner of an Internet news portal. In February 2010, the first applicant published an opinion about two real-estate management websites, the full text of which was subsequently also published on the second applicant’s portal. The opinion attracted user comments, some of which criticized the real-estate websites in derogatory terms. As a result, the company operating the websites brought a civil action against the applicants alleging damage to its reputation. The applicants immediately removed the offending user comments. They were nevertheless found by the domestic courts to bear objective liability for their publication, and ordered to pay procedural fees." calcext:value-type="string">
            <text:p>The first applicant was a self-regulatory body of Internet content providers and the second applicant was the owner of an Internet news portal. In February 2010, the first applicant published an opinion about two real-estate management websites, the full text of which was subsequently also published on the second applicant’s portal. The opinion attracted user comments, some of which criticized the real-estate websites in derogatory terms. As a result, the company operating the websites brought a civil action against the applicants alleging damage to its reputation. The applicants immediately removed the offending user comments. They were nevertheless found by the domestic courts to bear objective liability for their publication, and ordered to pay procedural fees.</text:p>
          </table:table-cell>
          <table:table-cell table:style-name="ce52" table:formula="of:=[.D692]" office:value-type="string" office:string-value="Az első kérelmező az internetes tartalomszolgáltatók önszabályozó testülete volt, a második kérelmező pedig egy internetes hírportál tulajdonosa. 2010 februárjában az első pályázó közzétette véleményét két ingatlanmenedzsment weboldalról, amelynek teljes szövegét később a második kérelmező portálján is közzétették. A vélemények vonzotta a felhasználói megjegyzéseket, amelyek közül néhány kritikusan kifogásolta az ingatlan weboldalakat. Ennek eredményeképpen a weboldalakat üzemeltető társaság polgári pert indított a felperesekkel szemben a hírnevének kárositása miatt. A kérelmezők azonnal eltávolították a sértő felhasználói megjegyzéseket. Mindazonáltal a nemzeti bíróság a közzétételt illetően az eljárási dij megfizetésére kötelezte őket, objektiv felelőségük alapján." calcext:value-type="string">
            <text:p>Az első kérelmező az internetes tartalomszolgáltatók önszabályozó testülete volt, a második kérelmező pedig egy internetes hírportál tulajdonosa. 2010 februárjában az első pályázó közzétette véleményét két ingatlanmenedzsment weboldalról, amelynek teljes szövegét később a második kérelmező portálján is közzétették. A vélemények vonzotta a felhasználói megjegyzéseket, amelyek közül néhány kritikusan kifogásolta az ingatlan weboldalakat. Ennek eredményeképpen a weboldalakat üzemeltető társaság polgári pert indított a felperesekkel szemben a hírnevének kárositása miatt. A kérelmezők azonnal eltávolították a sértő felhasználói megjegyzéseket. Mindazonáltal a nemzeti bíróság a közzétételt illetően az eljárási dij megfizetésére kötelezte őket, objektiv felelőségük alapján.</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text:s text:c="21"/>&lt;/p&gt; <text:s text:c="20"/>&lt;p data-unq="232-03"&gt; <text:s text:c="22"/></text:p>
          </table:table-cell>
          <table:table-cell table:style-name="ce61" table:number-columns-repeated="1012"/>
          <table:table-cell table:number-columns-repeated="8"/>
        </table:table-row>
        <table:table-row table:style-name="ro40">
          <table:table-cell table:style-name="ce29" office:value-type="string" calcext:value-type="string">
            <text:p>232-03</text:p>
          </table:table-cell>
          <table:table-cell table:style-name="ce29"/>
          <table:table-cell table:style-name="ce52" table:formula="of:=[.C694]" office:value-type="string" office:string-value="European Court of Human Rights had to assess whether an appropriate balance between the applicant’s right to freedom of expression under Article 10 and the plaintiff company’s right to reputation under Article 8 had been struck. Given the absence of hate speech or direct threats to physical integrity in the user comments, the Court found that there was no reason to hold that, if accompanied by effective procedures allowing for a rapid response, the notice-and-take-down-system could not have provided a viable avenue to protect the plaintiff company’s commercial reputation in the present case." calcext:value-type="string">
            <text:p>European Court of Human Rights had to assess whether an appropriate balance between the applicant’s right to freedom of expression under Article 10 and the plaintiff company’s right to reputation under Article 8 had been struck. Given the absence of hate speech or direct threats to physical integrity in the user comments, the Court found that there was no reason to hold that, if accompanied by effective procedures allowing for a rapid response, the notice-and-take-down-system could not have provided a viable avenue to protect the plaintiff company’s commercial reputation in the present case.</text:p>
          </table:table-cell>
          <table:table-cell table:style-name="ce52" table:formula="of:=[.D694]" office:value-type="string" office:string-value="Az Emberi Jogok Európai Bíróságának fel kellett mérnie, hogy megfelelő egyensúly áll-e fenn a kérelmező a 10. cikk szerinti szólásszabadsághoz való jogával és a felperes társaság hírnévre vonatkozó, a 8. cikk szerinti jogával szemben. Figyelembe véve a gyűlöletbeszéd vagy a fizikai integritás közvetlen fenyegetéseit a felhasználói észrevételekben, a biróság, hogy a gyors reagálást lehetővé tevő hatékony eljárások, az értesítési és visszavonási rendszer nem tudott volna  biztosítani a felperes társaság kereskedelmi hírnevének védelmét a jelen ügyben." calcext:value-type="string">
            <text:p>Az Emberi Jogok Európai Bíróságának fel kellett mérnie, hogy megfelelő egyensúly áll-e fenn a kérelmező a 10. cikk szerinti szólásszabadsághoz való jogával és a felperes társaság hírnévre vonatkozó, a 8. cikk szerinti jogával szemben. Figyelembe véve a gyűlöletbeszéd vagy a fizikai integritás közvetlen fenyegetéseit a felhasználói észrevételekben, a biróság, hogy a gyors reagálást lehetővé tevő hatékony eljárások, az értesítési és visszavonási rendszer nem tudott volna <text:s/>biztosítani a felperes társaság kereskedelmi hírnevének védelmét a jelen ügyben.</text:p>
          </table:table-cell>
          <table:table-cell table:style-name="ce52" table:number-columns-repeated="1012"/>
          <table:table-cell table:number-columns-repeated="8"/>
        </table:table-row>
        <table:table-row table:style-name="ro81">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60314"&gt;http://hudoc.echr.coe.int/eng?i=001-160314&lt;/a&gt; <text:s text:c="22"/>&lt;p&gt; <text:s text:c="24"/>&lt;strong&gt;Legal summaries and comments: &lt;/strong&gt; <text:s text:c="24"/>&lt;ul&gt; <text:s text:c="26"/>&lt;li&gt;&lt;a href="http://hudoc.echr.coe.int/eng?i=002-10868"&gt;http://hudoc.echr.coe.int/eng?i=002-10868&lt;/a&gt;&lt;/li&gt; <text:s text:c="26"/>&lt;li&gt;&lt;a href="https://globalfreedomofexpression.columbia.edu/cases/magyar-tartalomszolgaltatok-egyesulete-index-hu-zrt-v-hungary/"&gt;https://globalfreedomofexpression.columbia.edu/cases/magyar-tartalomszolgaltatok-egyesulete-index-hu-zrt-v-hungary/&lt;/a&gt;&lt;/li&gt; <text:s text:c="26"/>&lt;li&gt;&lt;a href="http://www.mediadefence.org/news/european-court-clarifies-intermediary-liability-standard"&gt;http://www.mediadefence.org/news/european-court-clarifies-intermediary-liability-standard&lt;/a&gt;&lt;/li&gt; <text:s text:c="26"/>&lt;li&gt;&lt;a href="http://echrblog.blogspot.com.es/2016/02/offensive-online-comments-new-ecthr.html"&gt;http://echrblog.blogspot.com.es/2016/02/offensive-online-comments-new-ecthr.html&lt;/a&gt;&lt;/li&gt; <text:s text:c="24"/>&lt;/ul&gt; <text:s text:c="22"/>&lt;/p&gt; <text:s text:c="20"/>&lt;/p&gt; <text:s text:c="18"/>&lt;/div&gt; <text:s text:c="16"/>&lt;/div&gt; <text:s text:c="14"/>&lt;/div&gt; <text:s text:c="12"/>&lt;/div&gt; <text:s text:c="10"/>&lt;/div&gt; <text:s text:c="8"/>&lt;/div&gt; <text:s text:c="6"/>&lt;/div&gt; <text:s text:c="4"/>&lt;/section&gt; <text:s text:c="5"/>&lt;section class="pinkishb"&gt; <text:s text:c="6"/>&lt;div class="container"&gt; <text:s text:c="8"/>&lt;div class="col-lg-12 whitechar"&gt; <text:s text:c="10"/>&lt;div id="opt" class="chaptercont"&gt; <text:s text:c="12"/>&lt;p class="chaptertitle"&gt; <text:s text:c="14"/>&lt;img src="img/smileyChap8.png"&gt; <text:s text:c="12"/>&lt;/p&gt; <text:s text:c="10"/>&lt;/div&gt; <text:s text:c="10"/>&lt;h1 class="text-center" data-unq="386"&gt;</text:p>
          </table:table-cell>
          <table:table-cell table:style-name="ce61" table:number-columns-repeated="1012"/>
          <table:table-cell table:number-columns-repeated="8"/>
        </table:table-row>
        <table:table-row table:style-name="ro10">
          <table:table-cell office:value-type="string" calcext:value-type="string">
            <text:p>386</text:p>
          </table:table-cell>
          <table:table-cell office:value-type="string" calcext:value-type="string">
            <text:p>412</text:p>
          </table:table-cell>
          <table:table-cell office:value-type="string" calcext:value-type="string">
            <text:p>Freedom of expression versus copyright</text:p>
          </table:table-cell>
          <table:table-cell office:value-type="string" calcext:value-type="string">
            <text:p>A véleménynyilvánítás szabadsága kontra szerzői jogok</text:p>
          </table:table-cell>
          <table:table-cell table:number-columns-repeated="1020"/>
        </table:table-row>
        <table:table-row table:style-name="ro24">
          <table:table-cell table:style-name="ce33" table:number-columns-repeated="2"/>
          <table:table-cell table:number-columns-repeated="2" table:style-name="ce61" office:value-type="string" calcext:value-type="string">
            <text:p>&lt;/h1&gt; <text:s text:c="8"/>&lt;/div&gt; <text:s text:c="6"/>&lt;/div&gt; <text:s text:c="4"/>&lt;/section&gt; <text:s text:c="5"/>&lt;section id="continutopt"&gt; <text:s text:c="6"/>&lt;div class="container"&gt; <text:s text:c="10"/>&lt;div class="col-lg-12 my-auto"&gt; <text:s text:c="12"/>&lt;div class="container-fluid"&gt; <text:s text:c="15"/>&lt;p data-unq="387"&gt;</text:p>
          </table:table-cell>
          <table:table-cell table:style-name="ce61" table:number-columns-repeated="1012"/>
          <table:table-cell table:number-columns-repeated="8"/>
        </table:table-row>
        <table:table-row table:style-name="ro25">
          <table:table-cell office:value-type="string" calcext:value-type="string">
            <text:p>387</text:p>
          </table:table-cell>
          <table:table-cell office:value-type="string" calcext:value-type="string">
            <text:p>413</text:p>
          </table:table-cell>
          <table:table-cell office:value-type="string" calcext:value-type="string">
            <text:p>Another key subject with which freedom of expression enters in conflict is intellectual property rights, and especially copyright. These tensions tend to be more significant in the digital world, when copying large amounts of works becomes technically easier and the digital copy is identical to the original.</text:p>
          </table:table-cell>
          <table:table-cell office:value-type="string" calcext:value-type="string">
            <text:p>Egy újabb kulcstéma, amivel a véleménynilvánítási szabadság konfliktusba kerül, a szellemi tulajdonnal kapcsolatos jogok, elsősorban a szerzői jogok. Ezek a feszültségek még jelentősebbnek bizonyulnak a digitális világban, ahol alkotások széles körének sokszorosítása technikailag egyszerűbb, és a digitális másolat megegyezik az eredetivel.</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p data-unq="388"&gt;</text:p>
          </table:table-cell>
          <table:table-cell table:style-name="ce61" table:number-columns-repeated="1012"/>
          <table:table-cell table:number-columns-repeated="8"/>
        </table:table-row>
        <table:table-row table:style-name="ro82">
          <table:table-cell office:value-type="string" calcext:value-type="string">
            <text:p>388</text:p>
          </table:table-cell>
          <table:table-cell office:value-type="string" calcext:value-type="string">
            <text:p>414</text:p>
          </table:table-cell>
          <table:table-cell office:value-type="string" calcext:value-type="string">
            <text:p>In this specific domain, the ECtHR has had just a few cases and a rather straightforward general line. At the same time, we note that the European Court of Justice has had its share of decisions that touched also on the conflict between freedom of expression and intellectual property rights – as enshrined in the Charter of Fundamental Rights of the European Union.</text:p>
          </table:table-cell>
          <table:table-cell table:style-name="ce127" office:value-type="string" calcext:value-type="string">
            <text:p>Ezen a speciális területen az EJEB-nek csak néhány ügye volt egy nagyrészt egy irányba mutató, általános elv mentén. Eközben meg kell jegyezni, hogy az Európai Unió Bírósága is kivette a részét a véleménynyilvánítási szabadság és a szellemi alkotások joga közötti konfliktusról szóló ítélkezésből - az Európai Unió Alapjogi Chartájában foglaltaknak megfelelően. <text:s text:c="2"/></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p data-unq="389"&gt;</text:p>
          </table:table-cell>
          <table:table-cell table:style-name="ce61" table:number-columns-repeated="1012"/>
          <table:table-cell table:number-columns-repeated="8"/>
        </table:table-row>
        <table:table-row table:style-name="ro75">
          <table:table-cell office:value-type="string" calcext:value-type="string">
            <text:p>389</text:p>
          </table:table-cell>
          <table:table-cell office:value-type="string" calcext:value-type="string">
            <text:p>415</text:p>
          </table:table-cell>
          <table:table-cell office:value-type="string" calcext:value-type="string">
            <text:p>First, we need to clarify that the ECtHR considers that intellectual property is a form of property and thus is covered by Article 1 of the Protocol no. 1 of the European Convention on Human Rights:</text:p>
          </table:table-cell>
          <table:table-cell table:style-name="ce127" office:value-type="string" calcext:value-type="string">
            <text:p>Először is tisztázni kell, hogy az EJEB a szellemi alkotásokat a tulajdonjog egy formájának tekinti, amire kiterjed az Emberi Jogok Európai Egyezményének Első Kiegészítő Jegyzőkönyv 1. cikke:</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article&gt; <text:s text:c="16"/>&lt;h4 class="azure largechar" data-unq="390"&gt;</text:p>
          </table:table-cell>
          <table:table-cell table:style-name="ce61" table:number-columns-repeated="1012"/>
          <table:table-cell table:number-columns-repeated="8"/>
        </table:table-row>
        <table:table-row table:style-name="ro10">
          <table:table-cell office:value-type="string" calcext:value-type="string">
            <text:p>390</text:p>
          </table:table-cell>
          <table:table-cell office:value-type="string" calcext:value-type="string">
            <text:p>416</text:p>
          </table:table-cell>
          <table:table-cell office:value-type="string" calcext:value-type="string">
            <text:p>Art. 1 Protection of property</text:p>
          </table:table-cell>
          <table:table-cell office:value-type="string" calcext:value-type="string">
            <text:p>1. cikk Tulajdonjog védelme</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4&gt;&lt;br&gt; <text:s text:c="16"/>&lt;p class="largechar"&gt;&lt;strong data-unq="391"&gt;</text:p>
          </table:table-cell>
          <table:table-cell table:style-name="ce61" table:number-columns-repeated="1012"/>
          <table:table-cell table:number-columns-repeated="8"/>
        </table:table-row>
        <table:table-row table:style-name="ro24">
          <table:table-cell office:value-type="string" calcext:value-type="string">
            <text:p>391</text:p>
          </table:table-cell>
          <table:table-cell office:value-type="string" calcext:value-type="string">
            <text:p>417</text:p>
          </table:table-cell>
          <table:table-cell office:value-type="string" calcext:value-type="string">
            <text:p>Every natural or legal person is entitled to the peaceful enjoyment of his possessions. No one shall be deprived of his possessions except in the public interest and subject to the conditions provided for by law and by the general principles of international law.</text:p>
          </table:table-cell>
          <table:table-cell office:value-type="string" calcext:value-type="string">
            <text:p>Minden természetes vagy jogi személynek joga van javai tiszteletben tartásához. Senkit sem lehet tulajdonától megfosztani, kivéve, ha ez közérdekből és a törvényben meghatározott feltételek, valamint a nemzetközi jog általános elvei szerint történik.</text:p>
          </table:table-cell>
          <table:table-cell table:number-columns-repeated="1020"/>
        </table:table-row>
        <table:table-row table:style-name="ro28">
          <table:table-cell table:style-name="ce33" table:number-columns-repeated="2"/>
          <table:table-cell table:number-columns-repeated="2" table:style-name="ce61" office:value-type="string" calcext:value-type="string">
            <text:p>&lt;/strong&gt;&lt;/p&gt; <text:s text:c="14"/>&lt;/article&gt; <text:s text:c="15"/>&lt;div class="citecontainer"&gt; <text:s text:c="16"/>&lt;cite data-unq="392"&gt;</text:p>
          </table:table-cell>
          <table:table-cell table:style-name="ce61" table:number-columns-repeated="1012"/>
          <table:table-cell table:number-columns-repeated="8"/>
        </table:table-row>
        <table:table-row table:style-name="ro24">
          <table:table-cell office:value-type="string" calcext:value-type="string">
            <text:p>392</text:p>
          </table:table-cell>
          <table:table-cell office:value-type="string" calcext:value-type="string">
            <text:p>418</text:p>
          </table:table-cell>
          <table:table-cell office:value-type="string" calcext:value-type="string">
            <text:p>“In the light of the above-mentioned decisions, the Grand Chamber agrees with the Chamber’s conclusion that &lt;span class="pinkish"&gt;&lt;strong&gt;Article 1 of Protocol No. 1 is applicable to intellectual property as such​.&lt;/strong&gt;&lt;/span&gt;”</text:p>
          </table:table-cell>
          <table:table-cell office:value-type="string" calcext:value-type="string">
            <text:p>"A fent említett döntések fényében a Nagyakamra egyetért a Tanács következtetésével, miszerint az Első Kiegészítő Jegyzőkönyv&lt;span class="pinkish"&gt;&lt;strong&gt; 1. cikke alkalmazandó a szellemi alkotásokra&lt;/strong&gt;&lt;/span&g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393"&gt; <text:s text:c="18"/></text:p>
          </table:table-cell>
          <table:table-cell table:style-name="ce61" table:number-columns-repeated="1012"/>
          <table:table-cell table:number-columns-repeated="8"/>
        </table:table-row>
        <table:table-row table:style-name="ro10">
          <table:table-cell table:style-name="ce15" office:value-type="string" calcext:value-type="string">
            <text:p>393</text:p>
          </table:table-cell>
          <table:table-cell table:style-name="ce15" office:value-type="string" calcext:value-type="string">
            <text:p>419</text:p>
          </table:table-cell>
          <table:table-cell table:style-name="ce50" office:value-type="string" calcext:value-type="string">
            <text:p>Anheuser-Busch Inc. v. Portugal [Grand Chamber], 2007</text:p>
          </table:table-cell>
          <table:table-cell table:style-name="ce50" office:value-type="string" calcext:value-type="string">
            <text:p>Anheuser-Busch Inc. kontra Portugália [Nagy Kamara], 2007 </text:p>
          </table:table-cell>
          <table:table-cell table:style-name="ce85" table:number-columns-repeated="1012"/>
          <table:table-cell table:number-columns-repeated="8"/>
        </table:table-row>
        <table:table-row table:style-name="ro28">
          <table:table-cell table:style-name="ce33" table:number-columns-repeated="2"/>
          <table:table-cell table:number-columns-repeated="2" table:style-name="ce62" office:value-type="string" calcext:value-type="string">
            <text:p><text:s/>&amp;nbsp; <text:s text:c="18"/>&lt;!-- TODO: a se căuta referința dacă există pentru a completa aici --&gt; <text:s text:c="16"/>&lt;/p&gt; <text:s text:c="14"/>&lt;/div&gt; <text:s text:c="15"/>&lt;p data-unq="394"&gt;</text:p>
          </table:table-cell>
          <table:table-cell table:style-name="ce61" table:number-columns-repeated="1012"/>
          <table:table-cell table:number-columns-repeated="8"/>
        </table:table-row>
        <table:table-row table:style-name="ro3">
          <table:table-cell office:value-type="string" calcext:value-type="string">
            <text:p>394</text:p>
          </table:table-cell>
          <table:table-cell office:value-type="string" calcext:value-type="string">
            <text:p>420</text:p>
          </table:table-cell>
          <table:table-cell office:value-type="string" calcext:value-type="string">
            <text:p>Similar to the cases of conflict with privacy, in this situation the Court also needs to do a balancing exercise between two rights established by the Convention. In these cases when the exercise has been done by the national courts based on the criteria from the Court jurisprudence, usually the ECtHR intervenes only if there are very strict arguments for the case to be revisited.</text:p>
          </table:table-cell>
          <table:table-cell office:value-type="string" calcext:value-type="string">
            <text:p>A magánélettel való konfliktusról szóló ügyekhez hasonlóan, a Bíróságnak ebben a helyzetben is két, az Egyezményben foglalt jog közöt kell mérlegelnie. Azokban az esetekben, amikor a nemzeti bíróságok elvégezték ezt a feladatot a Bíróság által kidolgozott feltételrendszer alapján, az EJEB jellemzően csak akkor avatkozik be, ha kényszerítő érvek szólnak az ügy újratárgyalása mellett.</text:p>
          </table:table-cell>
          <table:table-cell table:number-columns-repeated="1020"/>
        </table:table-row>
        <table:table-row table:style-name="ro28">
          <table:table-cell table:style-name="ce33" table:number-columns-repeated="2"/>
          <table:table-cell table:number-columns-repeated="2" table:style-name="ce61" office:value-type="string" calcext:value-type="string">
            <text:p>&lt;/p&gt; <text:s text:c="15"/>&lt;h4 class="azure largechar" data-unq="395"&gt;&lt;img src="img/key.svg" alt="element cheie"&gt;</text:p>
          </table:table-cell>
          <table:table-cell table:style-name="ce61" table:number-columns-repeated="1012"/>
          <table:table-cell table:number-columns-repeated="8"/>
        </table:table-row>
        <table:table-row table:style-name="ro10">
          <table:table-cell office:value-type="string" calcext:value-type="string">
            <text:p>395</text:p>
          </table:table-cell>
          <table:table-cell office:value-type="string" calcext:value-type="string">
            <text:p>421</text:p>
          </table:table-cell>
          <table:table-cell office:value-type="string" calcext:value-type="string">
            <text:p>Key aspects from relevant ECtHR cases:</text:p>
          </table:table-cell>
          <table:table-cell office:value-type="string" calcext:value-type="string">
            <text:p>Alapvető megállapítások releváns EJEB ügyekből:</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4&gt;&lt;br&gt; <text:s text:c="14"/>&lt;h5 class="azure largechar" data-unq="396"&gt;</text:p>
          </table:table-cell>
          <table:table-cell table:style-name="ce61" table:number-columns-repeated="1012"/>
          <table:table-cell table:number-columns-repeated="8"/>
        </table:table-row>
        <table:table-row table:style-name="ro10">
          <table:table-cell office:value-type="string" calcext:value-type="string">
            <text:p>396</text:p>
          </table:table-cell>
          <table:table-cell office:value-type="string" calcext:value-type="string">
            <text:p>422</text:p>
          </table:table-cell>
          <table:table-cell office:value-type="string" calcext:value-type="string">
            <text:p>There is a wide margin of appreciation from the national authorities in these cases</text:p>
          </table:table-cell>
          <table:table-cell office:value-type="string" calcext:value-type="string">
            <text:p>A hazai hatóságok széles mérlegelési szabadsággal rendelkeznek ezekben az ügyekben</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lt;br&gt; <text:s text:c="15"/>&lt;div class="citecontainer"&gt; <text:s text:c="16"/>&lt;cite data-unq="397"&gt;</text:p>
          </table:table-cell>
          <table:table-cell table:style-name="ce61" table:number-columns-repeated="1012"/>
          <table:table-cell table:number-columns-repeated="8"/>
        </table:table-row>
        <table:table-row table:style-name="ro3">
          <table:table-cell office:value-type="string" calcext:value-type="string">
            <text:p>397</text:p>
          </table:table-cell>
          <table:table-cell office:value-type="string" calcext:value-type="string">
            <text:p>423</text:p>
          </table:table-cell>
          <table:table-cell office:value-type="string" calcext:value-type="string">
            <text:p>“&lt;span class="pinkish"&gt;&lt;strong&gt;​ The domestic authorities had a particularly wide margin of appreciation in this case considering the aim of the interference&lt;/strong&gt;&lt;/span&gt; and the fact that, as Article 1 of Protocol No. 1 applied to intellectual property, the interference was also aimed at protecting rights safeguarded by the Convention or its Protocols.”</text:p>
          </table:table-cell>
          <table:table-cell office:value-type="string" calcext:value-type="string">
            <text:p>"A hazai hatóságok különösen széles mérlegelési szabadsággal rendelkeztek ebben az ügyben, figyelembe véve a beavatkozás célját és a tényt, hogy az Első Kiegészítő Jegyzőkönyv 1. cikkét szellemi alkotásra alkalmazva a beavatkozás célja is az Egyezmény vagy annak kiegészítő jegyzőkönyvei által biztosított jog védelme volt."</text:p>
          </table:table-cell>
          <table:table-cell table:number-columns-repeated="1020"/>
        </table:table-row>
        <table:table-row table:style-name="ro10">
          <table:table-cell table:style-name="ce37" table:number-columns-repeated="2"/>
          <table:table-cell table:number-columns-repeated="2" table:style-name="ce68" office:value-type="string" calcext:value-type="string">
            <text:p>&lt;/cite&gt; <text:s text:c="16"/>&lt;p class="refer" data-unq="398"&gt; <text:s text:c="18"/></text:p>
          </table:table-cell>
          <table:table-cell table:style-name="ce68" table:number-columns-repeated="1012"/>
          <table:table-cell table:number-columns-repeated="8"/>
        </table:table-row>
        <table:table-row table:style-name="ro10">
          <table:table-cell table:style-name="ce15" office:value-type="string" calcext:value-type="string">
            <text:p>398</text:p>
          </table:table-cell>
          <table:table-cell table:style-name="ce15" office:value-type="string" calcext:value-type="string">
            <text:p>424</text:p>
          </table:table-cell>
          <table:table-cell table:style-name="ce50" office:value-type="string" calcext:value-type="string">
            <text:p>Ashby Donald and Others v. France, 2013</text:p>
          </table:table-cell>
          <table:table-cell table:style-name="ce50" office:value-type="string" calcext:value-type="string">
            <text:p>Ashby Donald és Mások <text:s/>kontra Franciaország, 2013</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ADeAvFr" aria-expanded="false" aria-controls="collapseExample"&gt;Case summary&lt;/a&gt; <text:s text:c="16"/>&lt;/p&gt; <text:s text:c="16"/>&lt;div class="case-details collapse" id="caseADeAvFr"&gt; <text:s text:c="18"/>&lt;div class="card card-block"&gt; <text:s text:c="20"/>&lt;h5 data-unq="398-01"&gt;</text:p>
          </table:table-cell>
          <table:table-cell table:style-name="ce61" table:number-columns-repeated="1012"/>
          <table:table-cell table:number-columns-repeated="8"/>
        </table:table-row>
        <table:table-row table:style-name="ro28">
          <table:table-cell table:style-name="ce29" office:value-type="string" calcext:value-type="string">
            <text:p>398-01</text:p>
          </table:table-cell>
          <table:table-cell table:style-name="ce29" office:value-type="string" calcext:value-type="string">
            <text:p>412</text:p>
          </table:table-cell>
          <table:table-cell table:style-name="ce65" office:value-type="string" calcext:value-type="string">
            <text:p>Ashby Donald and Others v. France, Application no. 36769/08 Judgement 10 January 2013</text:p>
          </table:table-cell>
          <table:table-cell table:style-name="ce52" office:value-type="string" calcext:value-type="string">
            <text:p>Ashby Donald és Mások kontra Franciaország Ügyiratszám,36769/08. <text:s/>Ítélet : 2013. január 10.</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6" office:value-type="string" calcext:value-type="string">
            <text:p>&lt;/h5&gt; <text:s text:c="20"/>&lt;p data-unq="398-02"&gt; <text:s text:c="22"/></text:p>
          </table:table-cell>
          <table:table-cell table:style-name="ce61" table:number-columns-repeated="1012"/>
          <table:table-cell table:number-columns-repeated="8"/>
        </table:table-row>
        <table:table-row table:style-name="ro25">
          <table:table-cell table:style-name="ce29" office:value-type="string" calcext:value-type="string">
            <text:p>398-02</text:p>
          </table:table-cell>
          <table:table-cell table:style-name="ce29" office:value-type="string" calcext:value-type="string">
            <text:p>413</text:p>
          </table:table-cell>
          <table:table-cell table:style-name="ce65" office:value-type="string" calcext:value-type="string">
            <text:p>This case concerned the conviction of fashion photographers for copyright infringement following the publication on the Internet site of a fashion company run by two of the applicants, without the authorisation of the fashion houses concerned, of photos taken by the other applicant at fashion shows in 2003.</text:p>
          </table:table-cell>
          <table:table-cell table:style-name="ce52" office:value-type="string" calcext:value-type="string">
            <text:p>Ez az ügy a divatfotósok ítéletére vonatkozott a szerzői jog megsértése miatt, miután a divatcég másik két divatcég által 2003-ban készitett fotókat közzétette az érintettek engedélye nélkül. </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6" office:value-type="string" calcext:value-type="string">
            <text:p><text:s text:c="21"/>&lt;/p&gt; <text:s text:c="20"/>&lt;p data-unq="398-03"&gt; <text:s text:c="22"/></text:p>
          </table:table-cell>
          <table:table-cell table:style-name="ce61" table:number-columns-repeated="1012"/>
          <table:table-cell table:number-columns-repeated="8"/>
        </table:table-row>
        <table:table-row table:style-name="ro3">
          <table:table-cell table:style-name="ce29" office:value-type="string" calcext:value-type="string">
            <text:p>398-03</text:p>
          </table:table-cell>
          <table:table-cell table:style-name="ce29" office:value-type="string" calcext:value-type="string">
            <text:p>414</text:p>
          </table:table-cell>
          <table:table-cell table:style-name="ce65" office:value-type="string" calcext:value-type="string">
            <text:p>The Court held that there had been no violation of Article 10 (freedom of expression) of the Convention. In the circumstances of the case and regard being had to the particularly wide margin of appreciation open to the domestic authorities, the nature and gravity of the penalties imposed on the applicants were not such that the Court could find that the interference at issue was disproportionate to the aim pursued.</text:p>
          </table:table-cell>
          <table:table-cell table:style-name="ce52" office:value-type="string" calcext:value-type="string">
            <text:p>A Bíróság megállapította, hogy nem történt meg az Egyezmény 10. cikkének (szólásszabadság) megsértése. <text:s/>Ebben a helyzetben , <text:s/>tekintettel a belföldi hatóságok számára rendkívül széles mérlegelési mozgástérre, a felperesekre kiszabott szankciók jellege és súlyossága nem volt olyan, hogy a Bíróság megállapíthatta volna, hogy a szóban forgó beavatkozás aránytalan.</text:p>
          </table:table-cell>
          <table:table-cell table:style-name="ce52" table:number-columns-repeated="1012"/>
          <table:table-cell table:number-columns-repeated="8"/>
        </table:table-row>
        <table:table-row table:style-name="ro26">
          <table:table-cell table:style-name="ce37" table:number-columns-repeated="2"/>
          <table:table-cell table:number-columns-repeated="2" table:style-name="ce73" office:value-type="string" calcext:value-type="string">
            <text:p><text:s text:c="21"/>&lt;/p&gt; <text:s text:c="20"/>&lt;p&gt; <text:s text:c="22"/>&lt;strong&gt;Judgement (only in French): &lt;/strong&gt; <text:s text:c="22"/>&lt;a href="http://hudoc.echr.coe.int/eng?i=001-115979"&gt;http://hudoc.echr.coe.int/eng?i=001-115979&lt;/a&gt; <text:s text:c="22"/>&lt;p&gt; <text:s text:c="24"/>&lt;strong&gt;Legal summaries and comments: &lt;/strong&gt; <text:s text:c="24"/>&lt;a href="http://hudoc.echr.coe.int/eng?i=002-7393"&gt;http://hudoc.echr.coe.int/eng?i=002-7393&lt;/a&gt; <text:s text:c="22"/>&lt;/p&gt; <text:s text:c="20"/>&lt;/p&gt; <text:s text:c="18"/>&lt;/div&gt; <text:s text:c="16"/>&lt;/div&gt; <text:s text:c="14"/>&lt;/div&gt; <text:s text:c="15"/>&lt;h5 class="azure largechar bulleted" data-unq="399"&gt;</text:p>
          </table:table-cell>
          <table:table-cell table:style-name="ce68" table:number-columns-repeated="1012"/>
          <table:table-cell table:number-columns-repeated="8"/>
        </table:table-row>
        <table:table-row table:style-name="ro28">
          <table:table-cell office:value-type="string" calcext:value-type="string">
            <text:p>399</text:p>
          </table:table-cell>
          <table:table-cell office:value-type="string" calcext:value-type="string">
            <text:p>425</text:p>
          </table:table-cell>
          <table:table-cell office:value-type="string" calcext:value-type="string">
            <text:p>A copyright conviction is an interference with the freedom of expression</text:p>
          </table:table-cell>
          <table:table-cell office:value-type="string" calcext:value-type="string">
            <text:p>Egy szerzői jogi jogsértés megállapítása beavatkozás a véleménynyilvánítás szabadságába</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lt;br&gt; <text:s text:c="15"/>&lt;div class="citecontainer"&gt; <text:s text:c="16"/>&lt;cite data-unq="400"&gt;</text:p>
          </table:table-cell>
          <table:table-cell table:style-name="ce61" table:number-columns-repeated="1012"/>
          <table:table-cell table:number-columns-repeated="8"/>
        </table:table-row>
        <table:table-row table:style-name="ro83">
          <table:table-cell office:value-type="string" calcext:value-type="string">
            <text:p>400</text:p>
          </table:table-cell>
          <table:table-cell office:value-type="string" calcext:value-type="string">
            <text:p>426</text:p>
          </table:table-cell>
          <table:table-cell office:value-type="string" calcext:value-type="string">
            <text:p>“In the present case, &lt;span class="pinkish"&gt;&lt;strong&gt;the applicants put in place the means for others to impart and receive information within the meaning of Article 10 of the Convention.&lt;/strong&gt;&lt;/span&gt; The Court considers that the actions taken by the applicants are afforded protection under Article 10 § 1 of the Convention and, consequently, &lt;span class="pinkish"&gt;&lt;strong&gt;the applicants’ convictions interfered with their right to freedom of expression​.&lt;/strong&gt;&lt;/span&gt; Such interference breaches Article 10 unless it was “prescribed by law”, pursued one or more of the legitimate aims referred to in Article 10 § 2 and was “necessary in a democratic society” to attain such aim or aims.”</text:p>
          </table:table-cell>
          <table:table-cell table:style-name="ce127" office:value-type="string" calcext:value-type="string">
            <text:p>"Jelen ügyben a panaszosok eszközöket adtak másoknak ahhoz, hogy az Egyezmény 10. cikkének megfelelően terjesszenek és szerezennek információt. A Bíróság megállapítja, hogy a panaszosok által tett lépések védelmet élveznek az Egyezmény 10. cikkének 1. bekezdése szerint, következésképpen a panaszosok elítélése beavatkozás volt a véleménynyilvánítási szabadságukba. Az ilyen beavatkozás ellentétes a 10. cikkel, hacsak nem "törvény által előírt", célja a 10. cikk 2. bekezdésében foglaltak közül egy vagy több megvalósítása, és "szükséges egy demokratikus társdalomban" ezeknek a célnak vagy céloknak az eléréséhez."</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401"&gt; <text:s text:c="18"/></text:p>
          </table:table-cell>
          <table:table-cell table:style-name="ce61" table:number-columns-repeated="1012"/>
          <table:table-cell table:number-columns-repeated="8"/>
        </table:table-row>
        <table:table-row table:style-name="ro10">
          <table:table-cell table:style-name="ce15" office:value-type="string" calcext:value-type="string">
            <text:p>401</text:p>
          </table:table-cell>
          <table:table-cell table:style-name="ce15" office:value-type="string" calcext:value-type="string">
            <text:p>427</text:p>
          </table:table-cell>
          <table:table-cell table:style-name="ce57" office:value-type="string" calcext:value-type="string">
            <text:p>Neij and Sunde Kolmisoppi v. Sweden, 2013</text:p>
          </table:table-cell>
          <table:table-cell table:style-name="ce57" office:value-type="string" calcext:value-type="string">
            <text:p>Neij és Sunde Kolmisoppi kontra Svédország, 2013</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NSKvSv" aria-expanded="false" aria-controls="collapseExample"&gt;Case summary&lt;/a&gt; <text:s text:c="16"/>&lt;/p&gt; <text:s text:c="16"/>&lt;div class="case-details collapse" id="caseNSKvSv"&gt; <text:s text:c="18"/>&lt;div class="card card-block"&gt; <text:s text:c="20"/>&lt;h5 data-unq="030-01"&gt;</text:p>
          </table:table-cell>
          <table:table-cell table:style-name="ce61" table:number-columns-repeated="1012"/>
          <table:table-cell table:number-columns-repeated="8"/>
        </table:table-row>
        <table:table-row table:style-name="ro28">
          <table:table-cell table:style-name="ce29" office:value-type="string" calcext:value-type="string">
            <text:p>030-01</text:p>
          </table:table-cell>
          <table:table-cell table:style-name="ce29"/>
          <table:table-cell table:style-name="ce65" table:formula="of:=[.C80]" office:value-type="string" office:string-value="Neij and Sunde Kolmisoppi v. Sweden, application no. 40397/12, Decision 19 February 2013" calcext:value-type="string">
            <text:p>Neij and Sunde Kolmisoppi v. Sweden, application no. 40397/12, Decision 19 February 2013</text:p>
          </table:table-cell>
          <table:table-cell table:style-name="ce65" table:formula="of:=[.D80]" office:value-type="string" office:string-value="Neij és Sunde Kolmisoppi kontra Svédország, Ügyiratszám: 40397/12, Döntés 2013. február 19." calcext:value-type="string">
            <text:p>Neij és Sunde Kolmisoppi kontra Svédország, Ügyiratszám: 40397/12, Döntés 2013. február 19.</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6" office:value-type="string" calcext:value-type="string">
            <text:p>&lt;/h5&gt; <text:s text:c="20"/>&lt;p data-unq="030-02"&gt; <text:s text:c="22"/></text:p>
          </table:table-cell>
          <table:table-cell table:style-name="ce61" table:number-columns-repeated="1012"/>
          <table:table-cell table:number-columns-repeated="8"/>
        </table:table-row>
        <table:table-row table:style-name="ro25">
          <table:table-cell table:style-name="ce29" office:value-type="string" calcext:value-type="string">
            <text:p>030-02</text:p>
          </table:table-cell>
          <table:table-cell table:style-name="ce29"/>
          <table:table-cell table:style-name="ce65" table:formula="of:=[.C82]" office:value-type="string" office:string-value="This case concerned the complaint by two of the co-founders of “The Pirate Bay”, one of the world’s largest websites for sharing torrent files, that their conviction for complicity to commit crimes in violation of the Copyright Act had breached their freedom of expression." calcext:value-type="string">
            <text:p>This case concerned the complaint by two of the co-founders of “The Pirate Bay”, one of the world’s largest websites for sharing torrent files, that their conviction for complicity to commit crimes in violation of the Copyright Act had breached their freedom of expression.</text:p>
          </table:table-cell>
          <table:table-cell table:style-name="ce65" table:formula="of:=[.D82]" office:value-type="string" office:string-value="Ez az ügy a &quot;The Pirate Bay&quot; két társalapítójának, a torrent fájlok megosztására szolgáló egyik legnagyobb weboldalának panaszáról szólt. Szerzői jog megsértését visszautasították. Tagadták a szerzői jogot sértettek volna, véleményük szerint saját ellenben a véleménynyilvánítás szabadságuk sérült." calcext:value-type="string">
            <text:p>Ez az ügy a "The Pirate Bay" két társalapítójának, a torrent fájlok megosztására szolgáló egyik legnagyobb weboldalának panaszáról szólt. Szerzői jog megsértését visszautasították. Tagadták a szerzői jogot sértettek volna, véleményük szerint saját ellenben a véleménynyilvánítás szabadságuk sérült.</text:p>
          </table:table-cell>
          <table:table-cell table:style-name="ce52" table:number-columns-repeated="1012"/>
          <table:table-cell table:number-columns-repeated="8"/>
        </table:table-row>
        <table:table-row table:style-name="ro10">
          <table:table-cell table:style-name="ce37" table:number-columns-repeated="2"/>
          <table:table-cell table:number-columns-repeated="2" table:style-name="ce73" office:value-type="string" calcext:value-type="string">
            <text:p><text:s text:c="21"/>&lt;/p&gt; <text:s text:c="20"/>&lt;p data-unq="030-03"&gt; <text:s text:c="22"/></text:p>
          </table:table-cell>
          <table:table-cell table:style-name="ce68" table:number-columns-repeated="1012"/>
          <table:table-cell table:number-columns-repeated="8"/>
        </table:table-row>
        <table:table-row table:style-name="ro26">
          <table:table-cell table:style-name="ce29" office:value-type="string" calcext:value-type="string">
            <text:p>030-03</text:p>
          </table:table-cell>
          <table:table-cell table:style-name="ce29"/>
          <table:table-cell table:style-name="ce65" table:formula="of:=[.C84]" office:value-type="string" office:string-value="The Court declared the application inadmissible as being manifestly ill-founded. It held that sharing, or allowing others to share, files of this kind on the Internet, even copyright-protected material and for profit-making purposes, was covered by the right to “receive and impart information” under Article 10 (freedom of expression) of the Convention. However, it considered that the domestic courts had rightly balanced the competing interests at stake – i.e. the right of the applicants to receive and impart information and the necessity to protect copyright – when convicting the applicants." calcext:value-type="string">
            <text:p>The Court declared the application inadmissible as being manifestly ill-founded. It held that sharing, or allowing others to share, files of this kind on the Internet, even copyright-protected material and for profit-making purposes, was covered by the right to “receive and impart information” under Article 10 (freedom of expression) of the Convention. However, it considered that the domestic courts had rightly balanced the competing interests at stake – i.e. the right of the applicants to receive and impart information and the necessity to protect copyright – when convicting the applicants.</text:p>
          </table:table-cell>
          <table:table-cell table:style-name="ce65" table:formula="of:=[.D84]" office:value-type="string" office:string-value="A Törvényszék nyilvánvalóan megalapozatlannak nyilvánította a keresetet mint elfogadhatatlant. Úgy ítélte meg, hogy az interneten, akár szerzői jogi védelem alatt álló anyagokkal és nyereségorientált célra szolgáló fájlok megosztása vagy mások számára lehetővé tételére is kiterjedt a 10. cikk szerinti &quot;információk fogadására és átadására&quot; vonatkozó jog (a véleménynyilvánítás szabadsága ). Mindazonáltal úgy ítélte meg, hogy a belga bíróságok helyesen egyensúllyal mérték a szóban forgó ellentétes érdekeket - azaz a felperesek azon jogát, hogy információt kapjanak és átadjanak, valamint a szerzői jogok védelmének szükségességét." calcext:value-type="string">
            <text:p>A Törvényszék nyilvánvalóan megalapozatlannak nyilvánította a keresetet mint elfogadhatatlant. Úgy ítélte meg, hogy az interneten, akár szerzői jogi védelem alatt álló anyagokkal és nyereségorientált célra szolgáló fájlok megosztása vagy mások számára lehetővé tételére is kiterjedt a 10. cikk szerinti "információk fogadására és átadására" vonatkozó jog (a véleménynyilvánítás szabadsága ). Mindazonáltal úgy ítélte meg, hogy a belga bíróságok helyesen egyensúllyal mérték a szóban forgó ellentétes érdekeket - azaz a felperesek azon jogát, hogy információt kapjanak és átadjanak, valamint a szerzői jogok védelmének szükségességét.</text:p>
          </table:table-cell>
          <table:table-cell table:style-name="ce52" table:number-columns-repeated="1012"/>
          <table:table-cell table:number-columns-repeated="8"/>
        </table:table-row>
        <table:table-row table:style-name="ro26">
          <table:table-cell table:style-name="ce33" table:number-columns-repeated="2"/>
          <table:table-cell table:number-columns-repeated="2" table:style-name="ce66" office:value-type="string" calcext:value-type="string">
            <text:p><text:s text:c="21"/>&lt;/p&gt; <text:s text:c="20"/>&lt;p&gt; <text:s text:c="22"/>&lt;strong&gt;Judgement: &lt;/strong&gt; <text:s text:c="22"/>&lt;a href="http://hudoc.echr.coe.int/eng?i=001-117513"&gt;http://hudoc.echr.coe.int/eng?i=001-117513&lt;/a&gt; <text:s text:c="22"/>&lt;p&gt; <text:s text:c="24"/>&lt;strong&gt;Legal summaries and comments: &lt;/strong&gt; <text:s text:c="24"/>&lt;a href="http://hudoc.echr.coe.int/eng?i=002-7408"&gt;http://hudoc.echr.coe.int/eng?i=002-7408&lt;/a&gt; <text:s text:c="22"/>&lt;/p&gt; <text:s text:c="20"/>&lt;/p&gt; <text:s text:c="18"/>&lt;/div&gt; <text:s text:c="16"/>&lt;/div&gt; <text:s text:c="14"/>&lt;/div&gt; <text:s text:c="15"/>&lt;div class="citecontainer"&gt; <text:s text:c="16"/>&lt;cite data-unq="402"&gt;</text:p>
          </table:table-cell>
          <table:table-cell table:style-name="ce61" table:number-columns-repeated="1012"/>
          <table:table-cell table:number-columns-repeated="8"/>
        </table:table-row>
        <table:table-row table:style-name="ro37">
          <table:table-cell office:value-type="string" calcext:value-type="string">
            <text:p>402</text:p>
          </table:table-cell>
          <table:table-cell office:value-type="string" calcext:value-type="string">
            <text:p>428</text:p>
          </table:table-cell>
          <table:table-cell office:value-type="string" calcext:value-type="string">
            <text:p>“The Court concludes that the &lt;span class="pinkish"&gt;&lt;strong&gt;publication of the contentious photographs on a website&lt;/strong&gt;&lt;/span&gt; dedicated to fashion and publicly offering the images of parades for free or paid and for sale &lt;span class="pinkish"&gt;&lt;strong&gt;is the exercise of the right to freedom of expression&lt;/strong&gt;&lt;/span&gt;, and that the applicants’ conviction for these acts amount to an interference with this right.”</text:p>
          </table:table-cell>
          <table:table-cell office:value-type="string" calcext:value-type="string">
            <text:p>"A Bíróság arra a következtetésre jut, hogy a vitás fényképek közzététele egy divatról szóló weboldalon és a felvonulásokról készült képek nyilvánosság számára felajánlása akár ingyen, akár ellenérték fejében eladásra a véleménynyilvánítási szabadság gyakorlásának minősül, és a panaszos elítélése ezekért a tettekért beavatkozásnak minősül ebbe a jogba."</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403"&gt; <text:s text:c="18"/></text:p>
          </table:table-cell>
          <table:table-cell table:style-name="ce61" table:number-columns-repeated="1012"/>
          <table:table-cell table:number-columns-repeated="8"/>
        </table:table-row>
        <table:table-row table:style-name="ro10">
          <table:table-cell table:style-name="ce15" office:value-type="string" calcext:value-type="string">
            <text:p>403</text:p>
          </table:table-cell>
          <table:table-cell table:style-name="ce15" office:value-type="string" calcext:value-type="string">
            <text:p>429</text:p>
          </table:table-cell>
          <table:table-cell table:style-name="ce57" office:value-type="string" calcext:value-type="string">
            <text:p>Ashby Donald and Others v. France, 2013</text:p>
          </table:table-cell>
          <table:table-cell table:style-name="ce57" office:value-type="string" calcext:value-type="string">
            <text:p><text:s text:c="3"/>Ashby Donald és Mások <text:s/>kontra Farnciaország 2013</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ADeAvFr-01" aria-expanded="false" aria-controls="collapseExample"&gt;Case summary&lt;/a&gt; <text:s text:c="16"/>&lt;/p&gt; <text:s text:c="16"/>&lt;div class="case-details collapse" id="caseADeAvFr-01"&gt; <text:s text:c="18"/>&lt;div class="card card-block"&gt; <text:s text:c="20"/>&lt;h5 data-unq="398-01"&gt;</text:p>
          </table:table-cell>
          <table:table-cell table:style-name="ce61" table:number-columns-repeated="1012"/>
          <table:table-cell table:number-columns-repeated="8"/>
        </table:table-row>
        <table:table-row table:style-name="ro28">
          <table:table-cell table:style-name="ce29" office:value-type="string" calcext:value-type="string">
            <text:p>398-01</text:p>
          </table:table-cell>
          <table:table-cell table:style-name="ce29"/>
          <table:table-cell table:style-name="ce52" table:formula="of:=[.C1264]" office:value-type="string" office:string-value="Ashby Donald and Others v. France, Application no. 36769/08 Judgement 10 January 2013" calcext:value-type="string">
            <text:p>Ashby Donald and Others v. France, Application no. 36769/08 Judgement 10 January 2013</text:p>
          </table:table-cell>
          <table:table-cell table:style-name="ce52" table:formula="of:=[.D1264]" office:value-type="string" office:string-value="Ashby Donald és Mások kontra Franciaország Ügyiratszám,36769/08.  Ítélet : 2013. január 10." calcext:value-type="string">
            <text:p>Ashby Donald és Mások kontra Franciaország Ügyiratszám,36769/08. <text:s/>Ítélet : 2013. január 10.</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398-02"&gt; <text:s text:c="22"/></text:p>
          </table:table-cell>
          <table:table-cell table:style-name="ce61" table:number-columns-repeated="1012"/>
          <table:table-cell table:number-columns-repeated="8"/>
        </table:table-row>
        <table:table-row table:style-name="ro25">
          <table:table-cell table:style-name="ce29" office:value-type="string" calcext:value-type="string">
            <text:p>398-02</text:p>
          </table:table-cell>
          <table:table-cell table:style-name="ce29"/>
          <table:table-cell table:style-name="ce52" table:formula="of:=[.C1266]" office:value-type="string" office:string-value="This case concerned the conviction of fashion photographers for copyright infringement following the publication on the Internet site of a fashion company run by two of the applicants, without the authorisation of the fashion houses concerned, of photos taken by the other applicant at fashion shows in 2003." calcext:value-type="string">
            <text:p>This case concerned the conviction of fashion photographers for copyright infringement following the publication on the Internet site of a fashion company run by two of the applicants, without the authorisation of the fashion houses concerned, of photos taken by the other applicant at fashion shows in 2003.</text:p>
          </table:table-cell>
          <table:table-cell table:style-name="ce52" table:formula="of:=[.D1266]" office:value-type="string" office:string-value="Ez az ügy a divatfotósok ítéletére vonatkozott a szerzői jog megsértése miatt, miután a divatcég másik két divatcég által 2003-ban készitett fotókat közzétette az érintettek engedélye nélkül. " calcext:value-type="string">
            <text:p>Ez az ügy a divatfotósok ítéletére vonatkozott a szerzői jog megsértése miatt, miután a divatcég másik két divatcég által 2003-ban készitett fotókat közzétette az érintettek engedélye nélkül. </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text:s text:c="21"/>&lt;/p&gt; <text:s text:c="20"/>&lt;p data-unq="398-03"&gt; <text:s text:c="22"/></text:p>
          </table:table-cell>
          <table:table-cell table:style-name="ce61" table:number-columns-repeated="1012"/>
          <table:table-cell table:number-columns-repeated="8"/>
        </table:table-row>
        <table:table-row table:style-name="ro3">
          <table:table-cell table:style-name="ce29" office:value-type="string" calcext:value-type="string">
            <text:p>398-03</text:p>
          </table:table-cell>
          <table:table-cell table:style-name="ce29"/>
          <table:table-cell table:style-name="ce52" table:formula="of:=[.C1268]" office:value-type="string" office:string-value="The Court held that there had been no violation of Article 10 (freedom of expression) of the Convention. In the circumstances of the case and regard being had to the particularly wide margin of appreciation open to the domestic authorities, the nature and gravity of the penalties imposed on the applicants were not such that the Court could find that the interference at issue was disproportionate to the aim pursued." calcext:value-type="string">
            <text:p>The Court held that there had been no violation of Article 10 (freedom of expression) of the Convention. In the circumstances of the case and regard being had to the particularly wide margin of appreciation open to the domestic authorities, the nature and gravity of the penalties imposed on the applicants were not such that the Court could find that the interference at issue was disproportionate to the aim pursued.</text:p>
          </table:table-cell>
          <table:table-cell table:style-name="ce52" table:formula="of:=[.D1268]" office:value-type="string" office:string-value="A Bíróság megállapította, hogy nem történt meg az Egyezmény 10. cikkének (szólásszabadság) megsértése.  Ebben a helyzetben ,  tekintettel a belföldi hatóságok számára rendkívül széles mérlegelési mozgástérre, a felperesekre kiszabott szankciók jellege és súlyossága nem volt olyan, hogy a Bíróság megállapíthatta volna, hogy a szóban forgó beavatkozás aránytalan." calcext:value-type="string">
            <text:p>A Bíróság megállapította, hogy nem történt meg az Egyezmény 10. cikkének (szólásszabadság) megsértése. <text:s/>Ebben a helyzetben , <text:s/>tekintettel a belföldi hatóságok számára rendkívül széles mérlegelési mozgástérre, a felperesekre kiszabott szankciók jellege és súlyossága nem volt olyan, hogy a Bíróság megállapíthatta volna, hogy a szóban forgó beavatkozás aránytalan.</text:p>
          </table:table-cell>
          <table:table-cell table:style-name="ce52" table:number-columns-repeated="1012"/>
          <table:table-cell table:number-columns-repeated="8"/>
        </table:table-row>
        <table:table-row table:style-name="ro26">
          <table:table-cell table:style-name="ce33" table:number-columns-repeated="2"/>
          <table:table-cell table:number-columns-repeated="2" table:style-name="ce61" office:value-type="string" calcext:value-type="string">
            <text:p><text:s text:c="21"/>&lt;/p&gt; <text:s text:c="20"/>&lt;p&gt; <text:s text:c="22"/>&lt;strong&gt;Judgement (only in French): &lt;/strong&gt; <text:s text:c="22"/>&lt;a href="http://hudoc.echr.coe.int/eng?i=001-115979"&gt;http://hudoc.echr.coe.int/eng?i=001-115979&lt;/a&gt; <text:s text:c="22"/>&lt;p&gt; <text:s text:c="24"/>&lt;strong&gt;Legal summaries and comments: &lt;/strong&gt; <text:s text:c="24"/>&lt;a href="http://hudoc.echr.coe.int/eng?i=002-7393"&gt;http://hudoc.echr.coe.int/eng?i=002-7393&lt;/a&gt; <text:s text:c="22"/>&lt;/p&gt; <text:s text:c="20"/>&lt;/p&gt; <text:s text:c="18"/>&lt;/div&gt; <text:s text:c="16"/>&lt;/div&gt; <text:s text:c="14"/>&lt;/div&gt; <text:s text:c="15"/>&lt;h5 class="azure largechar bulleted" data-unq="404"&gt;</text:p>
          </table:table-cell>
          <table:table-cell table:style-name="ce61" table:number-columns-repeated="1012"/>
          <table:table-cell table:number-columns-repeated="8"/>
        </table:table-row>
        <table:table-row table:style-name="ro28">
          <table:table-cell office:value-type="string" calcext:value-type="string">
            <text:p>404</text:p>
          </table:table-cell>
          <table:table-cell office:value-type="string" calcext:value-type="string">
            <text:p>430</text:p>
          </table:table-cell>
          <table:table-cell office:value-type="string" calcext:value-type="string">
            <text:p>The safeguards for “commercial” speech are much lower than the ones for political or other public interest speech</text:p>
          </table:table-cell>
          <table:table-cell office:value-type="string" calcext:value-type="string">
            <text:p>A "kereskedelmi" beszéd számára biztosított garanciák sokkal alacsonyabbak, mint a politikai vagy egyéb közérdekű beszéd esetében</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lt;br&gt; <text:s text:c="15"/>&lt;div class="citecontainer"&gt; <text:s text:c="16"/>&lt;cite data-unq="405"&gt;</text:p>
          </table:table-cell>
          <table:table-cell table:style-name="ce61" table:number-columns-repeated="1012"/>
          <table:table-cell table:number-columns-repeated="8"/>
        </table:table-row>
        <table:table-row table:style-name="ro42">
          <table:table-cell office:value-type="string" calcext:value-type="string">
            <text:p>405</text:p>
          </table:table-cell>
          <table:table-cell office:value-type="string" calcext:value-type="string">
            <text:p>431</text:p>
          </table:table-cell>
          <table:table-cell office:value-type="string" calcext:value-type="string">
            <text:p>“In this connection, the Court would also underline that the width of the margin of appreciation afforded to States varies depending on a number of factors, among which the type of information at issue is of particular importance. In the present case, although protected by Article 10, the &lt;span class="pinkish"&gt;&lt;strong&gt;safeguards afforded to the distributed material in respect of which the applicants were convicted cannot reach the same level as that afforded to political expression and debate.&lt;/strong&gt;&lt;/span&gt; It follows that the nature of the information at hand, and the balancing interest mentioned above, both are such as to afford the State a wide margin of appreciation which, when accumulated as in the present case, makes the margin of appreciation particularly wide.”</text:p>
          </table:table-cell>
          <table:table-cell office:value-type="string" calcext:value-type="string">
            <text:p>"Ezzel összefüggésben a Bíróság szintén kiemeli, hogy az államok számára biztosított mérlegelési szabadság számos körülménytől függ, amelyek közül a szóban forgó információ típusa különös jelentőséggel bír. Jelen ügyben, bár a 10. cikk védi, a panaszosok által terjesztett anyagoknak járó védelem, amelyek miatt végül elítélték őket, nem érheti el a politikai véleménynyilvánításnak és vitának nyújtott védelmet. Ebből következően a szóban forgó információ és a fent említett mérlegelendő érték egyaránt széles mérlegelési szabadságot biztosítanak az állam számára, amelyek összeadódva, mint a jelen ügyben is, különösen szélessé teszik a mérlegelési szabadságo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406"&gt; <text:s text:c="18"/></text:p>
          </table:table-cell>
          <table:table-cell table:style-name="ce61" table:number-columns-repeated="1012"/>
          <table:table-cell table:number-columns-repeated="8"/>
        </table:table-row>
        <table:table-row table:style-name="ro10">
          <table:table-cell table:style-name="ce15" office:value-type="string" calcext:value-type="string">
            <text:p>406</text:p>
          </table:table-cell>
          <table:table-cell table:style-name="ce15" office:value-type="string" calcext:value-type="string">
            <text:p>432</text:p>
          </table:table-cell>
          <table:table-cell table:style-name="ce57" office:value-type="string" calcext:value-type="string">
            <text:p>Neij and Sunde Kolmisoppi v. Sweden, 2013</text:p>
          </table:table-cell>
          <table:table-cell table:style-name="ce57" office:value-type="string" calcext:value-type="string">
            <text:p>Neij és Sunde Kolmisoppi kontra Svédország 2013</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NSKvSv-01" aria-expanded="false" aria-controls="collapseExample"&gt;Case summary&lt;/a&gt; <text:s text:c="16"/>&lt;/p&gt; <text:s text:c="16"/>&lt;div class="case-details collapse" id="caseNSKvSv-01"&gt; <text:s text:c="18"/>&lt;div class="card card-block"&gt; <text:s text:c="20"/>&lt;h5 data-unq="030-01"&gt;</text:p>
          </table:table-cell>
          <table:table-cell table:style-name="ce61" table:number-columns-repeated="1012"/>
          <table:table-cell table:number-columns-repeated="8"/>
        </table:table-row>
        <table:table-row table:style-name="ro28">
          <table:table-cell table:style-name="ce29" office:value-type="string" calcext:value-type="string">
            <text:p>030-01</text:p>
          </table:table-cell>
          <table:table-cell table:style-name="ce29"/>
          <table:table-cell table:style-name="ce72" table:formula="of:=[.C80]" office:value-type="string" office:string-value="Neij and Sunde Kolmisoppi v. Sweden, application no. 40397/12, Decision 19 February 2013" calcext:value-type="string">
            <text:p>Neij and Sunde Kolmisoppi v. Sweden, application no. 40397/12, Decision 19 February 2013</text:p>
          </table:table-cell>
          <table:table-cell table:style-name="ce72" table:formula="of:=[.D80]" office:value-type="string" office:string-value="Neij és Sunde Kolmisoppi kontra Svédország, Ügyiratszám: 40397/12, Döntés 2013. február 19." calcext:value-type="string">
            <text:p>Neij és Sunde Kolmisoppi kontra Svédország, Ügyiratszám: 40397/12, Döntés 2013. február 19.</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2" office:value-type="string" calcext:value-type="string">
            <text:p>&lt;/h5&gt; <text:s text:c="20"/>&lt;p data-unq="030-02"&gt; <text:s text:c="22"/></text:p>
          </table:table-cell>
          <table:table-cell table:style-name="ce61" table:number-columns-repeated="1012"/>
          <table:table-cell table:number-columns-repeated="8"/>
        </table:table-row>
        <table:table-row table:style-name="ro25">
          <table:table-cell table:style-name="ce29" office:value-type="string" calcext:value-type="string">
            <text:p>030-02</text:p>
          </table:table-cell>
          <table:table-cell table:style-name="ce29"/>
          <table:table-cell table:style-name="ce72" table:formula="of:=[.C82]" office:value-type="string" office:string-value="This case concerned the complaint by two of the co-founders of “The Pirate Bay”, one of the world’s largest websites for sharing torrent files, that their conviction for complicity to commit crimes in violation of the Copyright Act had breached their freedom of expression." calcext:value-type="string">
            <text:p>This case concerned the complaint by two of the co-founders of “The Pirate Bay”, one of the world’s largest websites for sharing torrent files, that their conviction for complicity to commit crimes in violation of the Copyright Act had breached their freedom of expression.</text:p>
          </table:table-cell>
          <table:table-cell table:style-name="ce72" table:formula="of:=[.D82]" office:value-type="string" office:string-value="Ez az ügy a &quot;The Pirate Bay&quot; két társalapítójának, a torrent fájlok megosztására szolgáló egyik legnagyobb weboldalának panaszáról szólt. Szerzői jog megsértését visszautasították. Tagadták a szerzői jogot sértettek volna, véleményük szerint saját ellenben a véleménynyilvánítás szabadságuk sérült." calcext:value-type="string">
            <text:p>Ez az ügy a "The Pirate Bay" két társalapítójának, a torrent fájlok megosztására szolgáló egyik legnagyobb weboldalának panaszáról szólt. Szerzői jog megsértését visszautasították. Tagadták a szerzői jogot sértettek volna, véleményük szerint saját ellenben a véleménynyilvánítás szabadságuk sérült.</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2" office:value-type="string" calcext:value-type="string">
            <text:p><text:s text:c="21"/>&lt;/p&gt; <text:s text:c="20"/>&lt;p data-unq="030-03"&gt; <text:s text:c="22"/></text:p>
          </table:table-cell>
          <table:table-cell table:style-name="ce61" table:number-columns-repeated="1012"/>
          <table:table-cell table:number-columns-repeated="8"/>
        </table:table-row>
        <table:table-row table:style-name="ro26">
          <table:table-cell table:style-name="ce29" office:value-type="string" calcext:value-type="string">
            <text:p>030-03</text:p>
          </table:table-cell>
          <table:table-cell table:style-name="ce29"/>
          <table:table-cell table:style-name="ce72" table:formula="of:=[.C84]" office:value-type="string" office:string-value="The Court declared the application inadmissible as being manifestly ill-founded. It held that sharing, or allowing others to share, files of this kind on the Internet, even copyright-protected material and for profit-making purposes, was covered by the right to “receive and impart information” under Article 10 (freedom of expression) of the Convention. However, it considered that the domestic courts had rightly balanced the competing interests at stake – i.e. the right of the applicants to receive and impart information and the necessity to protect copyright – when convicting the applicants." calcext:value-type="string">
            <text:p>The Court declared the application inadmissible as being manifestly ill-founded. It held that sharing, or allowing others to share, files of this kind on the Internet, even copyright-protected material and for profit-making purposes, was covered by the right to “receive and impart information” under Article 10 (freedom of expression) of the Convention. However, it considered that the domestic courts had rightly balanced the competing interests at stake – i.e. the right of the applicants to receive and impart information and the necessity to protect copyright – when convicting the applicants.</text:p>
          </table:table-cell>
          <table:table-cell table:style-name="ce72" table:formula="of:=[.D84]" office:value-type="string" office:string-value="A Törvényszék nyilvánvalóan megalapozatlannak nyilvánította a keresetet mint elfogadhatatlant. Úgy ítélte meg, hogy az interneten, akár szerzői jogi védelem alatt álló anyagokkal és nyereségorientált célra szolgáló fájlok megosztása vagy mások számára lehetővé tételére is kiterjedt a 10. cikk szerinti &quot;információk fogadására és átadására&quot; vonatkozó jog (a véleménynyilvánítás szabadsága ). Mindazonáltal úgy ítélte meg, hogy a belga bíróságok helyesen egyensúllyal mérték a szóban forgó ellentétes érdekeket - azaz a felperesek azon jogát, hogy információt kapjanak és átadjanak, valamint a szerzői jogok védelmének szükségességét." calcext:value-type="string">
            <text:p>A Törvényszék nyilvánvalóan megalapozatlannak nyilvánította a keresetet mint elfogadhatatlant. Úgy ítélte meg, hogy az interneten, akár szerzői jogi védelem alatt álló anyagokkal és nyereségorientált célra szolgáló fájlok megosztása vagy mások számára lehetővé tételére is kiterjedt a 10. cikk szerinti "információk fogadására és átadására" vonatkozó jog (a véleménynyilvánítás szabadsága ). Mindazonáltal úgy ítélte meg, hogy a belga bíróságok helyesen egyensúllyal mérték a szóban forgó ellentétes érdekeket - azaz a felperesek azon jogát, hogy információt kapjanak és átadjanak, valamint a szerzői jogok védelmének szükségességét.</text:p>
          </table:table-cell>
          <table:table-cell table:style-name="ce52" table:number-columns-repeated="1012"/>
          <table:table-cell table:number-columns-repeated="8"/>
        </table:table-row>
        <table:table-row table:style-name="ro26">
          <table:table-cell table:style-name="ce33" table:number-columns-repeated="2"/>
          <table:table-cell table:number-columns-repeated="2" table:style-name="ce62" office:value-type="string" calcext:value-type="string">
            <text:p><text:s text:c="21"/>&lt;/p&gt; <text:s text:c="20"/>&lt;p&gt; <text:s text:c="22"/>&lt;strong&gt;Judgement: &lt;/strong&gt; <text:s text:c="22"/>&lt;a href="http://hudoc.echr.coe.int/eng?i=001-117513"&gt;http://hudoc.echr.coe.int/eng?i=001-117513&lt;/a&gt; <text:s text:c="22"/>&lt;p&gt; <text:s text:c="24"/>&lt;strong&gt;Legal summaries and comments: &lt;/strong&gt; <text:s text:c="24"/>&lt;a href="http://hudoc.echr.coe.int/eng?i=002-7408"&gt;http://hudoc.echr.coe.int/eng?i=002-7408&lt;/a&gt; <text:s text:c="22"/>&lt;/p&gt; <text:s text:c="20"/>&lt;/p&gt; <text:s text:c="18"/>&lt;/div&gt; <text:s text:c="16"/>&lt;/div&gt; <text:s text:c="14"/>&lt;/div&gt; <text:s text:c="15"/>&lt;div class="citecontainer"&gt; <text:s text:c="16"/>&lt;cite data-unq="407"&gt;</text:p>
          </table:table-cell>
          <table:table-cell table:style-name="ce61" table:number-columns-repeated="1012"/>
          <table:table-cell table:number-columns-repeated="8"/>
        </table:table-row>
        <table:table-row table:style-name="ro37">
          <table:table-cell office:value-type="string" calcext:value-type="string">
            <text:p>407</text:p>
          </table:table-cell>
          <table:table-cell office:value-type="string" calcext:value-type="string">
            <text:p>433</text:p>
          </table:table-cell>
          <table:table-cell office:value-type="string" calcext:value-type="string">
            <text:p>“&lt;span class="pinkish"&gt;&lt;strong&gt;Contracting states have a wide margin of appreciation when they regulate the freedom of expression in the commercial sphere&lt;/strong&gt;&lt;/span&gt;, given that the scope of the expression must be relativized when it’s not &lt;span class="pinkish"&gt;&lt;strong&gt;about the expression strictly “commercial”​&lt;/strong&gt;&lt;/span&gt; of such individual but his participation in a debate concerning the public interest”.</text:p>
          </table:table-cell>
          <table:table-cell office:value-type="string" calcext:value-type="string">
            <text:p>"A szerződő államok széles mérlegelési szabadsággal rendelkeznek, amikor a kereskedelmi szférában szabályozzák a véleménynyilvánítás szabadságát, feltéve, hogy a vélemény jellegét újra kell értelmezni, ha nem szigorúan "kereskedelmi" jellegű egy bizonyos személy részéről, hanem a részvétele egy közérdekű vitában."</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408"&gt; <text:s text:c="18"/></text:p>
          </table:table-cell>
          <table:table-cell table:style-name="ce61" table:number-columns-repeated="1012"/>
          <table:table-cell table:number-columns-repeated="8"/>
        </table:table-row>
        <table:table-row table:style-name="ro10">
          <table:table-cell table:style-name="ce15" office:value-type="string" calcext:value-type="string">
            <text:p>408</text:p>
          </table:table-cell>
          <table:table-cell table:style-name="ce15" office:value-type="string" calcext:value-type="string">
            <text:p>434</text:p>
          </table:table-cell>
          <table:table-cell table:style-name="ce57" office:value-type="string" calcext:value-type="string">
            <text:p>Ashby Donald and Others v. France, 2013</text:p>
          </table:table-cell>
          <table:table-cell table:style-name="ce57" office:value-type="string" calcext:value-type="string">
            <text:p>Ashby Donald és Mások <text:s/>kontra France, 2013</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ADeAvFr-02" aria-expanded="false" aria-controls="collapseExample"&gt;Case summary&lt;/a&gt; <text:s text:c="16"/>&lt;/p&gt; <text:s text:c="16"/>&lt;div class="case-details collapse" id="caseADeAvFr-02"&gt; <text:s text:c="18"/>&lt;div class="card card-block"&gt; <text:s text:c="20"/>&lt;h5 data-unq="398-01"&gt;</text:p>
          </table:table-cell>
          <table:table-cell table:style-name="ce61" table:number-columns-repeated="1012"/>
          <table:table-cell table:number-columns-repeated="8"/>
        </table:table-row>
        <table:table-row table:style-name="ro28">
          <table:table-cell table:style-name="ce29" office:value-type="string" calcext:value-type="string">
            <text:p>398-01</text:p>
          </table:table-cell>
          <table:table-cell table:style-name="ce29"/>
          <table:table-cell table:style-name="ce52" table:formula="of:=[.C1264]" office:value-type="string" office:string-value="Ashby Donald and Others v. France, Application no. 36769/08 Judgement 10 January 2013" calcext:value-type="string">
            <text:p>Ashby Donald and Others v. France, Application no. 36769/08 Judgement 10 January 2013</text:p>
          </table:table-cell>
          <table:table-cell table:style-name="ce52" table:formula="of:=[.D1264]" office:value-type="string" office:string-value="Ashby Donald és Mások kontra Franciaország Ügyiratszám,36769/08.  Ítélet : 2013. január 10." calcext:value-type="string">
            <text:p>Ashby Donald és Mások kontra Franciaország Ügyiratszám,36769/08. <text:s/>Ítélet : 2013. január 10.</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398-02"&gt; <text:s text:c="22"/></text:p>
          </table:table-cell>
          <table:table-cell table:style-name="ce61" table:number-columns-repeated="1012"/>
          <table:table-cell table:number-columns-repeated="8"/>
        </table:table-row>
        <table:table-row table:style-name="ro25">
          <table:table-cell table:style-name="ce29" office:value-type="string" calcext:value-type="string">
            <text:p>398-02</text:p>
          </table:table-cell>
          <table:table-cell table:style-name="ce29"/>
          <table:table-cell table:style-name="ce52" table:formula="of:=[.C1266]" office:value-type="string" office:string-value="This case concerned the conviction of fashion photographers for copyright infringement following the publication on the Internet site of a fashion company run by two of the applicants, without the authorisation of the fashion houses concerned, of photos taken by the other applicant at fashion shows in 2003." calcext:value-type="string">
            <text:p>This case concerned the conviction of fashion photographers for copyright infringement following the publication on the Internet site of a fashion company run by two of the applicants, without the authorisation of the fashion houses concerned, of photos taken by the other applicant at fashion shows in 2003.</text:p>
          </table:table-cell>
          <table:table-cell table:style-name="ce52" table:formula="of:=[.D1266]" office:value-type="string" office:string-value="Ez az ügy a divatfotósok ítéletére vonatkozott a szerzői jog megsértése miatt, miután a divatcég másik két divatcég által 2003-ban készitett fotókat közzétette az érintettek engedélye nélkül. " calcext:value-type="string">
            <text:p>Ez az ügy a divatfotósok ítéletére vonatkozott a szerzői jog megsértése miatt, miután a divatcég másik két divatcég által 2003-ban készitett fotókat közzétette az érintettek engedélye nélkül. </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text:s text:c="21"/>&lt;/p&gt; <text:s text:c="20"/>&lt;p data-unq="4398-03"&gt; <text:s text:c="22"/></text:p>
          </table:table-cell>
          <table:table-cell table:style-name="ce61" table:number-columns-repeated="1012"/>
          <table:table-cell table:number-columns-repeated="8"/>
        </table:table-row>
        <table:table-row table:style-name="ro3">
          <table:table-cell table:style-name="ce29" office:value-type="string" calcext:value-type="string">
            <text:p>398-03</text:p>
          </table:table-cell>
          <table:table-cell table:style-name="ce29"/>
          <table:table-cell table:style-name="ce52" table:formula="of:=[.C1268]" office:value-type="string" office:string-value="The Court held that there had been no violation of Article 10 (freedom of expression) of the Convention. In the circumstances of the case and regard being had to the particularly wide margin of appreciation open to the domestic authorities, the nature and gravity of the penalties imposed on the applicants were not such that the Court could find that the interference at issue was disproportionate to the aim pursued." calcext:value-type="string">
            <text:p>The Court held that there had been no violation of Article 10 (freedom of expression) of the Convention. In the circumstances of the case and regard being had to the particularly wide margin of appreciation open to the domestic authorities, the nature and gravity of the penalties imposed on the applicants were not such that the Court could find that the interference at issue was disproportionate to the aim pursued.</text:p>
          </table:table-cell>
          <table:table-cell table:style-name="ce52" table:formula="of:=[.D1268]" office:value-type="string" office:string-value="A Bíróság megállapította, hogy nem történt meg az Egyezmény 10. cikkének (szólásszabadság) megsértése.  Ebben a helyzetben ,  tekintettel a belföldi hatóságok számára rendkívül széles mérlegelési mozgástérre, a felperesekre kiszabott szankciók jellege és súlyossága nem volt olyan, hogy a Bíróság megállapíthatta volna, hogy a szóban forgó beavatkozás aránytalan." calcext:value-type="string">
            <text:p>A Bíróság megállapította, hogy nem történt meg az Egyezmény 10. cikkének (szólásszabadság) megsértése. <text:s/>Ebben a helyzetben , <text:s/>tekintettel a belföldi hatóságok számára rendkívül széles mérlegelési mozgástérre, a felperesekre kiszabott szankciók jellege és súlyossága nem volt olyan, hogy a Bíróság megállapíthatta volna, hogy a szóban forgó beavatkozás aránytalan.</text:p>
          </table:table-cell>
          <table:table-cell table:style-name="ce52" table:number-columns-repeated="1012"/>
          <table:table-cell table:number-columns-repeated="8"/>
        </table:table-row>
        <table:table-row table:style-name="ro26">
          <table:table-cell table:style-name="ce33" table:number-columns-repeated="2"/>
          <table:table-cell table:number-columns-repeated="2" table:style-name="ce61" office:value-type="string" calcext:value-type="string">
            <text:p><text:s text:c="21"/>&lt;/p&gt; <text:s text:c="20"/>&lt;p&gt; <text:s text:c="22"/>&lt;strong&gt;Judgement (only in French): &lt;/strong&gt; <text:s text:c="22"/>&lt;a href="http://hudoc.echr.coe.int/eng?i=001-115979"&gt;http://hudoc.echr.coe.int/eng?i=001-115979&lt;/a&gt; <text:s text:c="22"/>&lt;p&gt; <text:s text:c="24"/>&lt;strong&gt;Legal summaries and comments: &lt;/strong&gt; <text:s text:c="24"/>&lt;a href="http://hudoc.echr.coe.int/eng?i=002-7393"&gt;http://hudoc.echr.coe.int/eng?i=002-7393&lt;/a&gt; <text:s text:c="22"/>&lt;/p&gt; <text:s text:c="20"/>&lt;/p&gt; <text:s text:c="18"/>&lt;/div&gt; <text:s text:c="16"/>&lt;/div&gt; <text:s text:c="14"/>&lt;/div&gt; <text:s text:c="15"/>&lt;h5 class="azure largechar bulleted" data-unq="409"&gt;</text:p>
          </table:table-cell>
          <table:table-cell table:style-name="ce61" table:number-columns-repeated="1012"/>
          <table:table-cell table:number-columns-repeated="8"/>
        </table:table-row>
        <table:table-row table:style-name="ro28">
          <table:table-cell office:value-type="string" calcext:value-type="string">
            <text:p>409</text:p>
          </table:table-cell>
          <table:table-cell office:value-type="string" calcext:value-type="string">
            <text:p>435</text:p>
          </table:table-cell>
          <table:table-cell office:value-type="string" calcext:value-type="string">
            <text:p>Criminal copyright conviction and damage could be proportional</text:p>
          </table:table-cell>
          <table:table-cell office:value-type="string" calcext:value-type="string">
            <text:p>A büntetőjogi felelősség megállapítása és a kártérítés a szerői jogok megsértéséért arányos lehet </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lt;br&gt; <text:s text:c="15"/>&lt;div class="citecontainer"&gt; <text:s text:c="16"/>&lt;cite data-unq="410"&gt;</text:p>
          </table:table-cell>
          <table:table-cell table:style-name="ce61" table:number-columns-repeated="1012"/>
          <table:table-cell table:number-columns-repeated="8"/>
        </table:table-row>
        <table:table-row table:style-name="ro42">
          <table:table-cell office:value-type="string" calcext:value-type="string">
            <text:p>410</text:p>
          </table:table-cell>
          <table:table-cell office:value-type="string" calcext:value-type="string">
            <text:p>436</text:p>
          </table:table-cell>
          <table:table-cell office:value-type="string" calcext:value-type="string">
            <text:p>“Finally, the Court reiterates ​that the nature and severity of the penalties imposed are factors to be taken into account when assessing the proportionality of interference with the freedom of expression guaranteed by Article 10. ​In the present case, the Court considers that the prison sentence and award of damages cannot be regarded as disproportionate.​ In reaching this conclusion, the Court has regard to the fact that the domestic courts found that the applicants had not taken any action to remove the torrent files in question, despite having been urged to do so. Instead they had been indifferent to the fact that copyright-protected works had been the subject of file-sharing activities (...).”</text:p>
          </table:table-cell>
          <table:table-cell office:value-type="string" calcext:value-type="string">
            <text:p>"Végezetül a Bíróság megismétli, hogy a kiszabott büntetések természete és súlyossága olyan szempontok, amelyeket figyelembe kell venni a 10. cikk által garantált jogokba történt beavatkozás arányosságának megítélése során. Jelen ügyben a Bíróság úgy ítéli meg, hogy a börtönbüntetés és a kártérítés megítélése nem tekinthető aránytalannak. A Bíróság figyelembe vette ennek a következtetésnek a kialakításában azt, hogy a panaszosok semmilyen lépést nem tettek a torrentfájlok eltávolítására, holott erre felszólították őket. Ehelyett közömbösek voltak aziránt, hogy szerői jogi védelmet élvező művek elréhetőek voltak fájlmegosztó szolgáltatásokban (...)" </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411"&gt; <text:s text:c="18"/></text:p>
          </table:table-cell>
          <table:table-cell table:style-name="ce61" table:number-columns-repeated="1012"/>
          <table:table-cell table:number-columns-repeated="8"/>
        </table:table-row>
        <table:table-row table:style-name="ro10">
          <table:table-cell table:style-name="ce15" office:value-type="string" calcext:value-type="string">
            <text:p>411</text:p>
          </table:table-cell>
          <table:table-cell table:style-name="ce15" office:value-type="string" calcext:value-type="string">
            <text:p>437</text:p>
          </table:table-cell>
          <table:table-cell table:style-name="ce57" office:value-type="string" calcext:value-type="string">
            <text:p>Neij and Sunde Kolmisoppi v. Sweden, 2013</text:p>
          </table:table-cell>
          <table:table-cell table:style-name="ce57" office:value-type="string" calcext:value-type="string">
            <text:p>Neij és Sunde Kolmisoppi kontra Svédország, 2013</text:p>
          </table:table-cell>
          <table:table-cell table:style-name="ce85" table:number-columns-repeated="1012"/>
          <table:table-cell table:number-columns-repeated="8"/>
        </table:table-row>
        <table:table-row table:style-name="ro3">
          <table:table-cell table:style-name="ce37" table:number-columns-repeated="2"/>
          <table:table-cell table:number-columns-repeated="2" table:style-name="ce70" office:value-type="string" calcext:value-type="string">
            <text:p><text:s/>&amp;nbsp; <text:s text:c="18"/>&lt;a class="btn btn-info btn-collapse" data-toggle="collapse" href="#caseNSKvSv-02" aria-expanded="false" aria-controls="collapseExample"&gt;Case summary&lt;/a&gt; <text:s text:c="16"/>&lt;/p&gt; <text:s text:c="16"/>&lt;div class="case-details collapse" id="caseNSKvSv-02"&gt; <text:s text:c="18"/>&lt;div class="card card-block"&gt; <text:s text:c="20"/>&lt;h5 data-unq="030-01"&gt;</text:p>
          </table:table-cell>
          <table:table-cell table:style-name="ce68" table:number-columns-repeated="1012"/>
          <table:table-cell table:number-columns-repeated="8"/>
        </table:table-row>
        <table:table-row table:style-name="ro28">
          <table:table-cell table:style-name="ce29" office:value-type="string" calcext:value-type="string">
            <text:p>030-01</text:p>
          </table:table-cell>
          <table:table-cell table:style-name="ce29"/>
          <table:table-cell table:style-name="ce52" table:formula="of:=[.C80]" office:value-type="string" office:string-value="Neij and Sunde Kolmisoppi v. Sweden, application no. 40397/12, Decision 19 February 2013" calcext:value-type="string">
            <text:p>Neij and Sunde Kolmisoppi v. Sweden, application no. 40397/12, Decision 19 February 2013</text:p>
          </table:table-cell>
          <table:table-cell table:style-name="ce52" table:formula="of:=[.D80]" office:value-type="string" office:string-value="Neij és Sunde Kolmisoppi kontra Svédország, Ügyiratszám: 40397/12, Döntés 2013. február 19." calcext:value-type="string">
            <text:p>Neij és Sunde Kolmisoppi kontra Svédország, Ügyiratszám: 40397/12, Döntés 2013. február 19.</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030-02"&gt; <text:s text:c="22"/></text:p>
          </table:table-cell>
          <table:table-cell table:style-name="ce61" table:number-columns-repeated="1012"/>
          <table:table-cell table:number-columns-repeated="8"/>
        </table:table-row>
        <table:table-row table:style-name="ro25">
          <table:table-cell table:style-name="ce29" office:value-type="string" calcext:value-type="string">
            <text:p>030-02</text:p>
          </table:table-cell>
          <table:table-cell table:style-name="ce29"/>
          <table:table-cell table:style-name="ce52" table:formula="of:=[.C82]" office:value-type="string" office:string-value="This case concerned the complaint by two of the co-founders of “The Pirate Bay”, one of the world’s largest websites for sharing torrent files, that their conviction for complicity to commit crimes in violation of the Copyright Act had breached their freedom of expression." calcext:value-type="string">
            <text:p>This case concerned the complaint by two of the co-founders of “The Pirate Bay”, one of the world’s largest websites for sharing torrent files, that their conviction for complicity to commit crimes in violation of the Copyright Act had breached their freedom of expression.</text:p>
          </table:table-cell>
          <table:table-cell table:style-name="ce52" table:formula="of:=[.D82]" office:value-type="string" office:string-value="Ez az ügy a &quot;The Pirate Bay&quot; két társalapítójának, a torrent fájlok megosztására szolgáló egyik legnagyobb weboldalának panaszáról szólt. Szerzői jog megsértését visszautasították. Tagadták a szerzői jogot sértettek volna, véleményük szerint saját ellenben a véleménynyilvánítás szabadságuk sérült." calcext:value-type="string">
            <text:p>Ez az ügy a "The Pirate Bay" két társalapítójának, a torrent fájlok megosztására szolgáló egyik legnagyobb weboldalának panaszáról szólt. Szerzői jog megsértését visszautasították. Tagadták a szerzői jogot sértettek volna, véleményük szerint saját ellenben a véleménynyilvánítás szabadságuk sérült.</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text:s text:c="21"/>&lt;/p&gt; <text:s text:c="20"/>&lt;p data-unq="030-03"&gt; <text:s text:c="22"/></text:p>
          </table:table-cell>
          <table:table-cell table:style-name="ce61" table:number-columns-repeated="1012"/>
          <table:table-cell table:number-columns-repeated="8"/>
        </table:table-row>
        <table:table-row table:style-name="ro26">
          <table:table-cell table:style-name="ce29" office:value-type="string" calcext:value-type="string">
            <text:p>030-03</text:p>
          </table:table-cell>
          <table:table-cell table:style-name="ce29"/>
          <table:table-cell table:style-name="ce52" table:formula="of:=[.C84]" office:value-type="string" office:string-value="The Court declared the application inadmissible as being manifestly ill-founded. It held that sharing, or allowing others to share, files of this kind on the Internet, even copyright-protected material and for profit-making purposes, was covered by the right to “receive and impart information” under Article 10 (freedom of expression) of the Convention. However, it considered that the domestic courts had rightly balanced the competing interests at stake – i.e. the right of the applicants to receive and impart information and the necessity to protect copyright – when convicting the applicants." calcext:value-type="string">
            <text:p>The Court declared the application inadmissible as being manifestly ill-founded. It held that sharing, or allowing others to share, files of this kind on the Internet, even copyright-protected material and for profit-making purposes, was covered by the right to “receive and impart information” under Article 10 (freedom of expression) of the Convention. However, it considered that the domestic courts had rightly balanced the competing interests at stake – i.e. the right of the applicants to receive and impart information and the necessity to protect copyright – when convicting the applicants.</text:p>
          </table:table-cell>
          <table:table-cell table:style-name="ce52" table:formula="of:=[.D84]" office:value-type="string" office:string-value="A Törvényszék nyilvánvalóan megalapozatlannak nyilvánította a keresetet mint elfogadhatatlant. Úgy ítélte meg, hogy az interneten, akár szerzői jogi védelem alatt álló anyagokkal és nyereségorientált célra szolgáló fájlok megosztása vagy mások számára lehetővé tételére is kiterjedt a 10. cikk szerinti &quot;információk fogadására és átadására&quot; vonatkozó jog (a véleménynyilvánítás szabadsága ). Mindazonáltal úgy ítélte meg, hogy a belga bíróságok helyesen egyensúllyal mérték a szóban forgó ellentétes érdekeket - azaz a felperesek azon jogát, hogy információt kapjanak és átadjanak, valamint a szerzői jogok védelmének szükségességét." calcext:value-type="string">
            <text:p>A Törvényszék nyilvánvalóan megalapozatlannak nyilvánította a keresetet mint elfogadhatatlant. Úgy ítélte meg, hogy az interneten, akár szerzői jogi védelem alatt álló anyagokkal és nyereségorientált célra szolgáló fájlok megosztása vagy mások számára lehetővé tételére is kiterjedt a 10. cikk szerinti "információk fogadására és átadására" vonatkozó jog (a véleménynyilvánítás szabadsága ). Mindazonáltal úgy ítélte meg, hogy a belga bíróságok helyesen egyensúllyal mérték a szóban forgó ellentétes érdekeket - azaz a felperesek azon jogát, hogy információt kapjanak és átadjanak, valamint a szerzői jogok védelmének szükségességét.</text:p>
          </table:table-cell>
          <table:table-cell table:style-name="ce52" table:number-columns-repeated="1012"/>
          <table:table-cell table:number-columns-repeated="8"/>
        </table:table-row>
        <table:table-row table:style-name="ro26">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17513"&gt;http://hudoc.echr.coe.int/eng?i=001-117513&lt;/a&gt; <text:s text:c="22"/>&lt;p&gt; <text:s text:c="24"/>&lt;strong&gt;Legal summaries and comments: &lt;/strong&gt; <text:s text:c="24"/>&lt;a href="http://hudoc.echr.coe.int/eng?i=002-7408"&gt;http://hudoc.echr.coe.int/eng?i=002-7408&lt;/a&gt; <text:s text:c="22"/>&lt;/p&gt; <text:s text:c="20"/>&lt;/p&gt; <text:s text:c="18"/>&lt;/div&gt; <text:s text:c="16"/>&lt;/div&gt; <text:s text:c="14"/>&lt;/div&gt; <text:s text:c="15"/>&lt;h5 class="azure largechar bulleted" data-unq="412"&gt;</text:p>
          </table:table-cell>
          <table:table-cell table:style-name="ce61" table:number-columns-repeated="1012"/>
          <table:table-cell table:number-columns-repeated="8"/>
        </table:table-row>
        <table:table-row table:style-name="ro10">
          <table:table-cell office:value-type="string" calcext:value-type="string">
            <text:p>412</text:p>
          </table:table-cell>
          <table:table-cell office:value-type="string" calcext:value-type="string">
            <text:p>438</text:p>
          </table:table-cell>
          <table:table-cell office:value-type="string" calcext:value-type="string">
            <text:p>European Court of Justice relevant cases:</text:p>
          </table:table-cell>
          <table:table-cell office:value-type="string" calcext:value-type="string">
            <text:p>Az Európai Unió Bíróságának releváns ügyei:</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lt;br&gt; <text:s text:c="15"/>&lt;p data-unq="413"&gt;</text:p>
          </table:table-cell>
          <table:table-cell table:style-name="ce61" table:number-columns-repeated="1012"/>
          <table:table-cell table:number-columns-repeated="8"/>
        </table:table-row>
        <table:table-row table:style-name="ro24">
          <table:table-cell table:style-name="ce15" office:value-type="string" calcext:value-type="string">
            <text:p>413</text:p>
          </table:table-cell>
          <table:table-cell table:style-name="ce15" office:value-type="string" calcext:value-type="string">
            <text:p>439</text:p>
          </table:table-cell>
          <table:table-cell table:style-name="ce50" office:value-type="string" calcext:value-type="string">
            <text:p>GS Media BV v. Sanoma Media Netherlands BV and Others - C-160/15 (2016)&lt;/span&gt; - Hyperlinks giving access to protected works, made accessible on another website without the rightholder’s consent</text:p>
          </table:table-cell>
          <table:table-cell table:style-name="ce50" office:value-type="string" calcext:value-type="string">
            <text:p>GS Media BV kontra Sanoma Media Netherlands BV és Mások- C-160/15 (2016) - A védett művekhez való hozzáférést biztosító hiperhivatkozások, amelyeket egy másik weboldalon hozzáférhetővé tettek a jogosultak beleegyezése nélkül</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 text:c="17"/>&lt;a class="btn btn-info btn-collapse" data-toggle="collapse" href="#caseGSMvS" aria-expanded="false" aria-controls="collapseExample"&gt;Case summary&lt;/a&gt; <text:s text:c="14"/>&lt;/p&gt; <text:s text:c="14"/>&lt;div class="case-details collapse" id="caseGSMvS"&gt; <text:s text:c="16"/>&lt;div class="card card-block"&gt; <text:s text:c="18"/>&lt;h5 data-unq="413-01"&gt;</text:p>
          </table:table-cell>
          <table:table-cell table:style-name="ce61" table:number-columns-repeated="1012"/>
          <table:table-cell table:number-columns-repeated="8"/>
        </table:table-row>
        <table:table-row table:style-name="ro28">
          <table:table-cell table:style-name="ce29" office:value-type="string" calcext:value-type="string">
            <text:p>413-01</text:p>
          </table:table-cell>
          <table:table-cell table:style-name="ce29" office:value-type="string" calcext:value-type="string">
            <text:p>427</text:p>
          </table:table-cell>
          <table:table-cell table:style-name="ce65" office:value-type="string" calcext:value-type="string">
            <text:p>Case C-160/15 GS Media BV v. Sanoma Media Netherlands BV, Judgement 8 September 2016</text:p>
          </table:table-cell>
          <table:table-cell table:style-name="ce52" office:value-type="string" calcext:value-type="string">
            <text:p>Ügy-160/15. Sz. GS Media BV kontra Sanoma Media Netherlands BV, 2016. szeptember 8-i ítélet</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6" office:value-type="string" calcext:value-type="string">
            <text:p>&lt;/h5&gt; <text:s text:c="18"/>&lt;p data-unq="413-02"&gt; <text:s text:c="20"/></text:p>
          </table:table-cell>
          <table:table-cell table:style-name="ce61" table:number-columns-repeated="1012"/>
          <table:table-cell table:number-columns-repeated="8"/>
        </table:table-row>
        <table:table-row table:style-name="ro27">
          <table:table-cell table:style-name="ce29" office:value-type="string" calcext:value-type="string">
            <text:p>413-02</text:p>
          </table:table-cell>
          <table:table-cell table:style-name="ce29" office:value-type="string" calcext:value-type="string">
            <text:p>428</text:p>
          </table:table-cell>
          <table:table-cell table:style-name="ce65" office:value-type="string" calcext:value-type="string">
            <text:p>CJEU ruled that Article 3(1) of Directive 2001/29/EC of the European Parliament and of the Council of 22 May 2001 on the harmonisation of certain aspects of copyright and related rights in the information society must be interpreted as meaning that, in order to establish whether the fact of posting, on a website, hyperlinks to protected works, which are freely available on another website without the consent of the copyright holder, constitutes a ‘communication to the public’ within the meaning of that provision, it is to be determined whether those links are provided without the pursuit of financial gain by a person who did not know or could not reasonably have known the illegal nature of the publication of those works on that other website or whether, on the contrary, those links are provided for such a purpose, a situation in which that knowledge must be presumed.</text:p>
          </table:table-cell>
          <table:table-cell table:style-name="ce52" office:value-type="string" calcext:value-type="string">
            <text:p>Az Európai Unió Bírósága úgy határozott, hogy az információs társadalomban a szerzői és szomszédos jogok egyes vonatkozásainak összehangolásáról szóló, 2001. május 22-i 2001/29 / EK európai parlamenti és tanácsi irányelv 3. cikkének (1) bekezdését úgy kell értelmezni, hogy egy weboldalon a védett művek hiperhivatkozásai, amelyek a szerzői jog tulajdonosának beleegyezésével szabadon elérhetők egy másik weboldalon, e rendelkezés értelmében "nyilvánossághoz való közlésnek" minősül, hogy ezek a kapcsolatok olyan anyagi haszonszerzés nélkül valósulnak meg, <text:s/>az a személy aki nem tudott, vagy nem tudhatott volna arról, hogy e művek ezen másik honlapon történő közzététe jogellenes, <text:s/>ezt a tudást vélelmezni kell.</text:p>
          </table:table-cell>
          <table:table-cell table:style-name="ce52" table:number-columns-repeated="1012"/>
          <table:table-cell table:number-columns-repeated="8"/>
        </table:table-row>
        <table:table-row table:style-name="ro40">
          <table:table-cell table:style-name="ce33" table:number-columns-repeated="2"/>
          <table:table-cell table:number-columns-repeated="2" table:style-name="ce66" office:value-type="string" calcext:value-type="string">
            <text:p><text:s text:c="19"/>&lt;/p&gt; <text:s text:c="18"/>&lt;p&gt; <text:s text:c="20"/>&lt;strong&gt;Full decision: &lt;/strong&gt; <text:s text:c="20"/>&lt;a href="http://curia.europa.eu/juris/document/document.jsf?text=&amp;docid=183124&amp;pageIndex=0&amp;doclang=EN&amp;mode=lst&amp;dir=&amp;occ=first&amp;part=1&amp;cid=873114"&gt;http://curia.europa.eu/juris/document/document.jsf?text=&amp;docid=183124&amp;pageIndex=0&amp;doclang=EN&amp;mode=lst&amp;dir=&amp;occ=first&amp;part=1&amp;cid=873114&lt;/a&gt; <text:s text:c="18"/>&lt;/p&gt; <text:s text:c="16"/>&lt;/div&gt; <text:s text:c="14"/>&lt;/div&gt; <text:s text:c="15"/>&lt;p data-unq="414"&gt;</text:p>
          </table:table-cell>
          <table:table-cell table:style-name="ce61" table:number-columns-repeated="1012"/>
          <table:table-cell table:number-columns-repeated="8"/>
        </table:table-row>
        <table:table-row table:style-name="ro24">
          <table:table-cell table:style-name="ce15" office:value-type="string" calcext:value-type="string">
            <text:p>414</text:p>
          </table:table-cell>
          <table:table-cell table:style-name="ce15" office:value-type="string" calcext:value-type="string">
            <text:p>440</text:p>
          </table:table-cell>
          <table:table-cell table:style-name="ce50" office:value-type="string" calcext:value-type="string">
            <text:p>&lt;span class="pinkish"&gt;Scarlet vs. SABAM (C360-10) - 2012&lt;/span&gt; - injunction made against an Internet service provider which requires it to install a system for filtering copyrighted works</text:p>
          </table:table-cell>
          <table:table-cell table:style-name="ce50" office:value-type="string" calcext:value-type="string">
            <text:p>Scarlet kontra SABAM (C360-10) - 2012 - az internetszolgáltatóval szembeni jogorvoslat, amely megköveteli, hogy telepítse a szerzői jog által védett művek szűrésére szolgáló rendszert</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 text:c="17"/>&lt;a class="btn btn-info btn-collapse" data-toggle="collapse" href="#caseSvSabam" aria-expanded="false" aria-controls="collapseExample"&gt;Case summary&lt;/a&gt; <text:s text:c="14"/>&lt;/p&gt; <text:s text:c="14"/>&lt;div class="case-details collapse" id="caseSvSabam"&gt; <text:s text:c="16"/>&lt;div class="card card-block"&gt; <text:s text:c="18"/>&lt;h5 data-unq="414-01"&gt;</text:p>
          </table:table-cell>
          <table:table-cell table:style-name="ce61" table:number-columns-repeated="1012"/>
          <table:table-cell table:number-columns-repeated="8"/>
        </table:table-row>
        <table:table-row table:style-name="ro10">
          <table:table-cell table:style-name="ce29" office:value-type="string" calcext:value-type="string">
            <text:p>414-01</text:p>
          </table:table-cell>
          <table:table-cell table:style-name="ce29" office:value-type="string" calcext:value-type="string">
            <text:p>431</text:p>
          </table:table-cell>
          <table:table-cell table:style-name="ce52" office:value-type="string" calcext:value-type="string">
            <text:p>Case C-70/10 Scarlet v. SABAM - 24 November 2011</text:p>
          </table:table-cell>
          <table:table-cell table:style-name="ce52" office:value-type="string" calcext:value-type="string">
            <text:p>C-70/10. <text:s/>Scarlet kontra SABAM ügy - 2011. november 24. </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18"/>&lt;p data-unq="414-02"&gt; <text:s text:c="20"/></text:p>
          </table:table-cell>
          <table:table-cell table:style-name="ce61" table:number-columns-repeated="1012"/>
          <table:table-cell table:number-columns-repeated="8"/>
        </table:table-row>
        <table:table-row table:style-name="ro42">
          <table:table-cell table:style-name="ce29" office:value-type="string" calcext:value-type="string">
            <text:p>414-02</text:p>
          </table:table-cell>
          <table:table-cell table:style-name="ce29" office:value-type="string" calcext:value-type="string">
            <text:p>432</text:p>
          </table:table-cell>
          <table:table-cell table:style-name="ce52" office:value-type="string" calcext:value-type="string">
            <text:p>CJEU ruled that an injunction could not be made against an Internet service provider requiring it to install a system for filtering all electronic communications passing via its services, in particular those involving the use of peer-to-peer software, which applied indiscriminately to all its customers, as a preventive measure, exclusively at its expense and for an unlimited period, and which was capable of identifying on that provider’s network the movement of electronic files containing a musical, cinematographic or audiovisual work in respect of which the applicant claimed to hold intellectual property rights, with a view to blocking the transfer of files the sharing of which would infringe copyright.</text:p>
          </table:table-cell>
          <table:table-cell table:style-name="ce52" office:value-type="string" calcext:value-type="string">
            <text:p>Az EGB úgy döntött, hogy nem lehet határozatot hozni <text:s/>egy olyan internetszolgáltató ellen, amely megköveteli, hogy olyan rendszert telepítsen a szolgáltatásai révén átadott elektronikus hírközlési szolgáltatások szűrésére, különösen a peer-to-peer szoftver használatával, saját költségén és korlátlan időtartamon keresztül, amely képes azonosítani az adott szolgáltató hálózatán olyan zenei, filmes vagy audiovizuális művek elektronikus fájljainak mozgását, amelyek tekintetében a kérelmező állítása szerint megakadályozzák a fájlok átruházását, amelyek megosztása a szerzői jogot sértené.</text:p>
          </table:table-cell>
          <table:table-cell table:style-name="ce52" table:number-columns-repeated="1012"/>
          <table:table-cell table:number-columns-repeated="8"/>
        </table:table-row>
        <table:table-row table:style-name="ro40">
          <table:table-cell table:style-name="ce33" table:number-columns-repeated="2"/>
          <table:table-cell table:number-columns-repeated="2" table:style-name="ce61" office:value-type="string" calcext:value-type="string">
            <text:p><text:s text:c="19"/>&lt;/p&gt; <text:s text:c="18"/>&lt;p&gt; <text:s text:c="20"/>&lt;strong&gt;Full decision: &lt;/strong&gt; <text:s text:c="20"/>&lt;a href="http://curia.europa.eu/juris/document/document.jsf?text=&amp;docid=115202&amp;pageIndex=0&amp;doclang=EN&amp;mode=lst&amp;dir=&amp;occ=first&amp;part=1&amp;cid=854226"&gt;http://curia.europa.eu/juris/document/document.jsf?text=&amp;docid=115202&amp;pageIndex=0&amp;doclang=EN&amp;mode=lst&amp;dir=&amp;occ=first&amp;part=1&amp;cid=854226&lt;/a&gt; <text:s text:c="18"/>&lt;/p&gt; <text:s text:c="16"/>&lt;/div&gt; <text:s text:c="14"/>&lt;/div&gt; <text:s text:c="15"/>&lt;p data-unq="415"&gt;</text:p>
          </table:table-cell>
          <table:table-cell table:style-name="ce61" table:number-columns-repeated="1012"/>
          <table:table-cell table:number-columns-repeated="8"/>
        </table:table-row>
        <table:table-row table:style-name="ro24">
          <table:table-cell table:style-name="ce15" office:value-type="string" calcext:value-type="string">
            <text:p>415</text:p>
          </table:table-cell>
          <table:table-cell table:style-name="ce15" office:value-type="string" calcext:value-type="string">
            <text:p>441</text:p>
          </table:table-cell>
          <table:table-cell table:style-name="ce50" office:value-type="string" calcext:value-type="string">
            <text:p>&lt;span class="pinkish"&gt;SABAM vs Netlog (C-70/10) – 2011&lt;/span&gt; injunction made against a hosting provider which requires it to install a system for filtering copyrighted works"</text:p>
          </table:table-cell>
          <table:table-cell table:style-name="ce50" office:value-type="string" calcext:value-type="string">
            <text:p>SABAM kontra Netlog (C-70/10) - 2011-es tiltakozás a tárhelyszolgáltató ellen, amely megköveteli, hogy telepítse a szerzői jog által védett művek szűrésére szolgáló rendszert.</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 text:c="17"/>&lt;a class="btn btn-info btn-collapse" data-toggle="collapse" href="#caseSabamVNetlog" aria-expanded="false" aria-controls="collapseExample"&gt;Case summary&lt;/a&gt; <text:s text:c="14"/>&lt;/p&gt; <text:s text:c="14"/>&lt;div class="case-details collapse" id="caseSabamVNetlog"&gt; <text:s text:c="16"/>&lt;div class="card card-block"&gt; <text:s text:c="18"/>&lt;h5 data-unq="415-01"&gt;</text:p>
          </table:table-cell>
          <table:table-cell table:style-name="ce61" table:number-columns-repeated="1012"/>
          <table:table-cell table:number-columns-repeated="8"/>
        </table:table-row>
        <table:table-row table:style-name="ro10">
          <table:table-cell table:style-name="ce29" office:value-type="string" calcext:value-type="string">
            <text:p>415-01</text:p>
          </table:table-cell>
          <table:table-cell table:style-name="ce29" office:value-type="string" calcext:value-type="string">
            <text:p>435</text:p>
          </table:table-cell>
          <table:table-cell table:style-name="ce65" office:value-type="string" calcext:value-type="string">
            <text:p>Case C-360/10 SABAM v. Netlog - 16 February 2012</text:p>
          </table:table-cell>
          <table:table-cell table:style-name="ce52" office:value-type="string" calcext:value-type="string">
            <text:p>Ügy C-360/10 SABAM kontra Netlog - 2012. február 16</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6" office:value-type="string" calcext:value-type="string">
            <text:p>&lt;/h5&gt; <text:s text:c="18"/>&lt;p data-unq="415-02"&gt; <text:s text:c="20"/></text:p>
          </table:table-cell>
          <table:table-cell table:style-name="ce61" table:number-columns-repeated="1012"/>
          <table:table-cell table:number-columns-repeated="8"/>
        </table:table-row>
        <table:table-row table:style-name="ro26">
          <table:table-cell table:style-name="ce29" office:value-type="string" calcext:value-type="string">
            <text:p>415-02</text:p>
          </table:table-cell>
          <table:table-cell table:style-name="ce29" office:value-type="string" calcext:value-type="string">
            <text:p>436</text:p>
          </table:table-cell>
          <table:table-cell table:style-name="ce65" office:value-type="string" calcext:value-type="string">
            <text:p>CJEU held that EU directives precluded a national court from issuing an injunction against a hosting service provider requiring it to install a system for filtering information stored on its servers by its service users, which applied indiscriminately to all those users, as a preventive measure, exclusively at its expense and for an unlimited period, and which was capable of identifying electronic files containing musical, cinematographic or audiovisual work in respect of which the applicant for the injunction claimed to hold intellectual property rights, with a view to preventing those works from being made available to the public in breach of copyright.</text:p>
          </table:table-cell>
          <table:table-cell table:style-name="ce52" office:value-type="string" calcext:value-type="string">
            <text:p>Az EU Bírósága úgy ítélte meg, hogy az uniós irányelvek megakadályozzák a nemzeti bíróságot abban, hogy a szolgáltatótól megkövetelje, a szolgáló által a tárolt információk szűrésére szolgáló rendszert telepítsen,saját költségére, azt minden felhasználó számára válogatás nélkül alkalmazza, kizárólag megelőző jellegű intézkedésként, korlátlan időtartamra, és amely képes azon zenei, filmes vagy audiovizuális művek elektronikus fájljainak azonosítására, amelyek tekintetében a bejelentő kérelmezte a szellemi tulajdonjogai alapján <text:s/>műveit vegyék védelem alá.</text:p>
          </table:table-cell>
          <table:table-cell table:style-name="ce52" table:number-columns-repeated="1012"/>
          <table:table-cell table:number-columns-repeated="8"/>
        </table:table-row>
        <table:table-row table:style-name="ro53">
          <table:table-cell table:style-name="ce33" table:number-columns-repeated="2"/>
          <table:table-cell table:number-columns-repeated="2" table:style-name="ce66" office:value-type="string" calcext:value-type="string">
            <text:p><text:s text:c="19"/>&lt;/p&gt; <text:s text:c="18"/>&lt;p&gt; <text:s text:c="20"/>&lt;strong&gt;Full decision: &lt;/strong&gt; <text:s text:c="20"/>&lt;a href="http://curia.europa.eu/juris/document/document.jsf?text=&amp;docid=119512&amp;pageIndex=0&amp;doclang=EN&amp;mode=lst&amp;dir=&amp;occ=first&amp;part=1&amp;cid=854226"&gt;http://curia.europa.eu/juris/document/document.jsf?text=&amp;docid=119512&amp;pageIndex=0&amp;doclang=EN&amp;mode=lst&amp;dir=&amp;occ=first&amp;part=1&amp;cid=854226&lt;/a&gt; <text:s text:c="18"/>&lt;/p&gt; <text:s text:c="16"/>&lt;/div&gt; <text:s text:c="14"/>&lt;/div&gt; <text:s text:c="13"/>&lt;/div&gt; <text:s text:c="10"/>&lt;/div&gt; <text:s text:c="8"/>&lt;/div&gt; <text:s text:c="6"/>&lt;/div&gt; <text:s text:c="4"/>&lt;/section&gt; <text:s text:c="5"/>&lt;section class="pinkishb"&gt; <text:s text:c="6"/>&lt;div class="container"&gt; <text:s text:c="8"/>&lt;div class="col-lg-12 whitechar"&gt; <text:s text:c="10"/>&lt;div id="noua" class="chaptercont"&gt; <text:s text:c="12"/>&lt;p class="chaptertitle"&gt; <text:s text:c="14"/>&lt;img src="img/smileyChap9.png"&gt; <text:s text:c="12"/>&lt;/p&gt; <text:s text:c="10"/>&lt;/div&gt; <text:s text:c="10"/>&lt;h1 class="text-center" data-unq="416"&gt;</text:p>
          </table:table-cell>
          <table:table-cell table:style-name="ce61" table:number-columns-repeated="1012"/>
          <table:table-cell table:number-columns-repeated="8"/>
        </table:table-row>
        <table:table-row table:style-name="ro28">
          <table:table-cell office:value-type="string" calcext:value-type="string">
            <text:p>416</text:p>
          </table:table-cell>
          <table:table-cell office:value-type="string" calcext:value-type="string">
            <text:p>443</text:p>
          </table:table-cell>
          <table:table-cell office:value-type="string" calcext:value-type="string">
            <text:p>Other limitations&lt;br&gt; (national security, protection of health or morals, judicial proceedings)</text:p>
          </table:table-cell>
          <table:table-cell office:value-type="string" calcext:value-type="string">
            <text:p>Egyéb korlátok&lt;br&gt; (nemzetbiztonság, a közegészség vagy erkölcsök védelme, igazságszolgáltatási eljárások)</text:p>
          </table:table-cell>
          <table:table-cell table:number-columns-repeated="1020"/>
        </table:table-row>
        <table:table-row table:style-name="ro24">
          <table:table-cell table:style-name="ce33" table:number-columns-repeated="2"/>
          <table:table-cell table:number-columns-repeated="2" table:style-name="ce61" office:value-type="string" calcext:value-type="string">
            <text:p>&lt;/h1&gt; <text:s text:c="8"/>&lt;/div&gt; <text:s text:c="6"/>&lt;/div&gt; <text:s text:c="4"/>&lt;/section&gt; <text:s text:c="5"/>&lt;section id="continutnoua"&gt; <text:s text:c="6"/>&lt;div class="container"&gt; <text:s text:c="10"/>&lt;div class="col-lg-12 my-auto"&gt; <text:s text:c="12"/>&lt;div class="container-fluid"&gt; <text:s text:c="15"/>&lt;p data-unq="417"&gt;</text:p>
          </table:table-cell>
          <table:table-cell table:style-name="ce61" table:number-columns-repeated="1012"/>
          <table:table-cell table:number-columns-repeated="8"/>
        </table:table-row>
        <table:table-row table:style-name="ro3">
          <table:table-cell office:value-type="string" calcext:value-type="string">
            <text:p>417</text:p>
          </table:table-cell>
          <table:table-cell office:value-type="string" calcext:value-type="string">
            <text:p>444</text:p>
          </table:table-cell>
          <table:table-cell office:value-type="string" calcext:value-type="string">
            <text:p>Article 10, paragraph 2 of the Convention lists the interests that can be protected when limiting the right to freedom of expression. Besides the interests in the protection of the reputation or rights of others, or the prevention of the disclosure of information received in confidence, that were discussed in the previous chapters, other interests are:</text:p>
          </table:table-cell>
          <table:table-cell office:value-type="string" calcext:value-type="string">
            <text:p>Az Egyezmény 10. cikkének 2. bekezdése felsorolja azokat az értékeket, amelyek védelme érdekében a véleménynyilvánítás szabadsága korlátozható. Túl mások érdekén a jóhírnevük vagy jogaik védelmére, vagy a bizalmasan szerzett információk felfedésének megelőzésén, amelyeket az előző fejezetekben tárgyaltunk, a további értékek a következők:</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ul&gt; <text:s text:c="16"/>&lt;li data-unq="418"&gt;</text:p>
          </table:table-cell>
          <table:table-cell table:style-name="ce61" table:number-columns-repeated="1012"/>
          <table:table-cell table:number-columns-repeated="8"/>
        </table:table-row>
        <table:table-row table:style-name="ro10">
          <table:table-cell office:value-type="string" calcext:value-type="string">
            <text:p>418</text:p>
          </table:table-cell>
          <table:table-cell office:value-type="string" calcext:value-type="string">
            <text:p>445</text:p>
          </table:table-cell>
          <table:table-cell office:value-type="string" calcext:value-type="string">
            <text:p>national security, territorial integrity or public safety; the prevention of disorder or crime;</text:p>
          </table:table-cell>
          <table:table-cell office:value-type="string" calcext:value-type="string">
            <text:p>nemzetbiztonság, területi egység vagy közbiztonság; zavargás vagy bűnözés megelőzése;</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li&gt; <text:s text:c="16"/>&lt;li data-unq="419"&gt;</text:p>
          </table:table-cell>
          <table:table-cell table:style-name="ce61" table:number-columns-repeated="1012"/>
          <table:table-cell table:number-columns-repeated="8"/>
        </table:table-row>
        <table:table-row table:style-name="ro10">
          <table:table-cell office:value-type="string" calcext:value-type="string">
            <text:p>419</text:p>
          </table:table-cell>
          <table:table-cell office:value-type="string" calcext:value-type="string">
            <text:p>446</text:p>
          </table:table-cell>
          <table:table-cell office:value-type="string" calcext:value-type="string">
            <text:p>the protection of health or morals;</text:p>
          </table:table-cell>
          <table:table-cell office:value-type="string" calcext:value-type="string">
            <text:p>közegészség vagy erkölcsök védelme;</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li&gt; <text:s text:c="16"/>&lt;li data-unq="420"&gt;</text:p>
          </table:table-cell>
          <table:table-cell table:style-name="ce61" table:number-columns-repeated="1012"/>
          <table:table-cell table:number-columns-repeated="8"/>
        </table:table-row>
        <table:table-row table:style-name="ro10">
          <table:table-cell office:value-type="string" calcext:value-type="string">
            <text:p>420</text:p>
          </table:table-cell>
          <table:table-cell office:value-type="string" calcext:value-type="string">
            <text:p>447</text:p>
          </table:table-cell>
          <table:table-cell office:value-type="string" calcext:value-type="string">
            <text:p>maintaining the authority and impartiality of the judiciary.</text:p>
          </table:table-cell>
          <table:table-cell office:value-type="string" calcext:value-type="string">
            <text:p>a bíróságok tekintélyének és pártatlanságának megőrzése.</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li&gt; <text:s text:c="14"/>&lt;/ul&gt; <text:s text:c="15"/>&lt;p data-unq="421"&gt;</text:p>
          </table:table-cell>
          <table:table-cell table:style-name="ce61" table:number-columns-repeated="1012"/>
          <table:table-cell table:number-columns-repeated="8"/>
        </table:table-row>
        <table:table-row table:style-name="ro3">
          <table:table-cell office:value-type="string" calcext:value-type="string">
            <text:p>421</text:p>
          </table:table-cell>
          <table:table-cell office:value-type="string" calcext:value-type="string">
            <text:p>448</text:p>
          </table:table-cell>
          <table:table-cell office:value-type="string" calcext:value-type="string">
            <text:p>Even if, when reading the paragraph 2 of Article 10, someone might think that the Convention text allows a blanket limitation of the right to freedom of expression, for the listed interests, the jurisprudence of the ECtHR has detailed when such limitation might be “necessary in a democratic society”, as well as when that might not be the case, and the right to freedom of expression prevails.</text:p>
          </table:table-cell>
          <table:table-cell office:value-type="string" calcext:value-type="string">
            <text:p>A 10. cikk 2. bekezdését olvasva azt gondolhatnánk, hogy az Egyezmény biankó felhatalmazást ad a véleménynyilvánítás szabadságának korlátozására a felsorolt értékek alapján, de az EJEB gyakorlata részletesen kidolgozta, hogy ezek a korlátozások mikor lehetnek "szükségesek egy demokratikus társadalomban", ahogyan azt is, hogy mely esetekben nem, és olyankor a véleménynyilvánítás szabadsága érvényesül.</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p data-unq="422"&gt;</text:p>
          </table:table-cell>
          <table:table-cell table:style-name="ce61" table:number-columns-repeated="1012"/>
          <table:table-cell table:number-columns-repeated="8"/>
        </table:table-row>
        <table:table-row table:style-name="ro24">
          <table:table-cell office:value-type="string" calcext:value-type="string">
            <text:p>422</text:p>
          </table:table-cell>
          <table:table-cell office:value-type="string" calcext:value-type="string">
            <text:p>449</text:p>
          </table:table-cell>
          <table:table-cell office:value-type="string" calcext:value-type="string">
            <text:p>While there are cases when expression limitations are upheld by the ECtHR, there is also a large array of cases where the member states of the Council of Europe were found in violation of Article 10, when attempting to protect the above listed interests.</text:p>
          </table:table-cell>
          <table:table-cell office:value-type="string" calcext:value-type="string">
            <text:p>Miközben bizonyos ügyekben az EJEB fenntartja a véleményszabadságot korlátozó döntéseket, az ügyek nagy hányadában megállapítja, hogy az Európai Tanács tagállamai megsértették a 10. cikket, amikor a fent felsorolt értékek védelmére törekedtek.</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p data-unq="423"&gt;</text:p>
          </table:table-cell>
          <table:table-cell table:style-name="ce61" table:number-columns-repeated="1012"/>
          <table:table-cell table:number-columns-repeated="8"/>
        </table:table-row>
        <table:table-row table:style-name="ro24">
          <table:table-cell office:value-type="string" calcext:value-type="string">
            <text:p>423</text:p>
          </table:table-cell>
          <table:table-cell office:value-type="string" calcext:value-type="string">
            <text:p>450</text:p>
          </table:table-cell>
          <table:table-cell office:value-type="string" calcext:value-type="string">
            <text:p>For example, the need to protect national security allows for limitations of the right to freedom of expression, but it has to be proved by authorities that these limitations are indeed necessary in a democratic society.</text:p>
          </table:table-cell>
          <table:table-cell office:value-type="string" calcext:value-type="string">
            <text:p>A nemzetbiztonság védelmének szükséglete például megengedi a véleménynyilvánítási szabadság bizonyos korlátozását, de a hatóságoknak igazolniuk kell, hogy ezek a korlátozások igenis szükségesek egy demokratikus társadalomban.</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p data-unq="424"&gt;</text:p>
          </table:table-cell>
          <table:table-cell table:style-name="ce61" table:number-columns-repeated="1012"/>
          <table:table-cell table:number-columns-repeated="8"/>
        </table:table-row>
        <table:table-row table:style-name="ro24">
          <table:table-cell office:value-type="string" calcext:value-type="string">
            <text:p>424</text:p>
          </table:table-cell>
          <table:table-cell office:value-type="string" calcext:value-type="string">
            <text:p>451</text:p>
          </table:table-cell>
          <table:table-cell office:value-type="string" calcext:value-type="string">
            <text:p>On the other hand, in what regards pornography and blasphemy, these might be more easily limited in the interests of protecting health or morals. Protecting the rights of children is paramount. Child pornography is illegal.</text:p>
          </table:table-cell>
          <table:table-cell office:value-type="string" calcext:value-type="string">
            <text:p>Másrészről a pornográfia vagy az istenkáromlás könnyebben korlátozható a közegészségg és az erkölcsök védelmének érdekére hivatkozva. A gyermekek jogainak védelme elsődleges. A gyermekpornográfia jogellenes.</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h4 class="azure largechar" data-unq="425"&gt;</text:p>
          </table:table-cell>
          <table:table-cell table:style-name="ce61" table:number-columns-repeated="1012"/>
          <table:table-cell table:number-columns-repeated="8"/>
        </table:table-row>
        <table:table-row table:style-name="ro28">
          <table:table-cell office:value-type="string" calcext:value-type="string">
            <text:p>425</text:p>
          </table:table-cell>
          <table:table-cell office:value-type="string" calcext:value-type="string">
            <text:p>452</text:p>
          </table:table-cell>
          <table:table-cell office:value-type="string" calcext:value-type="string">
            <text:p>&lt;img src="img/key.svg" alt="element cheie"&gt;Key aspects from relevant ECtHR cases:</text:p>
          </table:table-cell>
          <table:table-cell office:value-type="string" calcext:value-type="string">
            <text:p>&lt;img src="img/key.svg" alt="element cheie"&gt;Alapvető megállapítások releváns EJEB ügyekből:</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4&gt;&lt;/br&gt; <text:s text:c="15"/>&lt;h5 class="azure largechar bulleted" data-unq="426"&gt;</text:p>
          </table:table-cell>
          <table:table-cell table:style-name="ce61" table:number-columns-repeated="1012"/>
          <table:table-cell table:number-columns-repeated="8"/>
        </table:table-row>
        <table:table-row table:style-name="ro28">
          <table:table-cell office:value-type="string" calcext:value-type="string">
            <text:p>426</text:p>
          </table:table-cell>
          <table:table-cell office:value-type="string" calcext:value-type="string">
            <text:p>453</text:p>
          </table:table-cell>
          <table:table-cell office:value-type="string" calcext:value-type="string">
            <text:p>National security limitations of freedom of expressions - only if proved necessary in a democratic society</text:p>
          </table:table-cell>
          <table:table-cell office:value-type="string" calcext:value-type="string">
            <text:p>A véleménynyilvánítási szabadság nemzetbiztonsági célú korlátozása - csak ha szükséges egy demokratikus társadalomban</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lt;/br&gt; <text:s text:c="15"/>&lt;div class="citecontainer"&gt; <text:s text:c="16"/>&lt;cite data-unq="427"&gt;</text:p>
          </table:table-cell>
          <table:table-cell table:style-name="ce61" table:number-columns-repeated="1012"/>
          <table:table-cell table:number-columns-repeated="8"/>
        </table:table-row>
        <table:table-row table:style-name="ro26">
          <table:table-cell office:value-type="string" calcext:value-type="string">
            <text:p>427</text:p>
          </table:table-cell>
          <table:table-cell office:value-type="string" calcext:value-type="string">
            <text:p>454</text:p>
          </table:table-cell>
          <table:table-cell office:value-type="string" calcext:value-type="string">
            <text:p>“&lt;span class="pinkish"&gt;&lt;strong&gt;​ While the press must not overstep the bounds set, inter alia, for the protection of vital interests of the State such as national security or territorial integrity&lt;/strong&gt;&lt;/span&gt; against the threat of violence or the prevention of disorder or crime, ​it is nevertheless incumbent on the press to impart information and ideas on political issues, including divisive ones.​ Not only has the press the task of imparting such information and ideas; the public has a right to receive them. Freedom of the press affords the public one of the best means of discovering and forming an opinion of the ideas and attitudes of political leaders.”</text:p>
          </table:table-cell>
          <table:table-cell office:value-type="string" calcext:value-type="string">
            <text:p>"Miközben a sajtó nem léphet át bizonyos korlátokat, többek között az állam létfontosságú érdekeinek védelmét, mint például a fellépés a nemzetbiztonság vagy a területi integritás védelmében az erőszakkal fenyegetés ellen vagy zavargás vagy a bűnözés megelőzése érdekében, a sajtónak mindazonáltal feladata, hogy poltikai kérdésekben - akár megosztó - információkat és nézeteket terjesszen. Nem csak a sajtónak van joga ilyen információk és nézetek terjesztéséhez; a közönségnek is joga van megismerni ezeket. A sajótszabadság az egyik legjobb eszköz a nagyközönség számára, hogy megismerje és véleményt alkosson a politikai vezetők nézeteiről és tevékenységéről."</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428"&gt; <text:s text:c="18"/></text:p>
          </table:table-cell>
          <table:table-cell table:style-name="ce61" table:number-columns-repeated="1012"/>
          <table:table-cell table:number-columns-repeated="8"/>
        </table:table-row>
        <table:table-row table:style-name="ro10">
          <table:table-cell table:style-name="ce15" office:value-type="string" calcext:value-type="string">
            <text:p>428</text:p>
          </table:table-cell>
          <table:table-cell table:style-name="ce15" office:value-type="string" calcext:value-type="string">
            <text:p>455</text:p>
          </table:table-cell>
          <table:table-cell table:style-name="ce50" office:value-type="string" calcext:value-type="string">
            <text:p>Sürek and Özdemir v. Turkey [Grand Chamber], 1999</text:p>
          </table:table-cell>
          <table:table-cell table:style-name="ce50" office:value-type="string" calcext:value-type="string">
            <text:p>Sürek és Özdemir kontra Törökország <text:s/>[Nagy Kamara], 1999</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SurekOvTr" aria-expanded="false" aria-controls="collapseExample"&gt;Case summary&lt;/a&gt; <text:s text:c="16"/>&lt;/p&gt; <text:s text:c="16"/>&lt;div class="case-details collapse" id="caseSurekOvTr"&gt; <text:s text:c="18"/>&lt;div class="card card-block"&gt; <text:s text:c="20"/>&lt;h5 data-unq="428-01"&gt;</text:p>
          </table:table-cell>
          <table:table-cell table:style-name="ce61" table:number-columns-repeated="1012"/>
          <table:table-cell table:number-columns-repeated="8"/>
        </table:table-row>
        <table:table-row table:style-name="ro28">
          <table:table-cell table:style-name="ce29" office:value-type="string" calcext:value-type="string">
            <text:p>428-01</text:p>
          </table:table-cell>
          <table:table-cell table:style-name="ce29" office:value-type="string" calcext:value-type="string">
            <text:p>445</text:p>
          </table:table-cell>
          <table:table-cell table:style-name="ce52" office:value-type="string" calcext:value-type="string">
            <text:p>Sürek and Özdemir v. Turkey [Grand Chamber], Application nos. 23927/94 and 24277/94, Judgement of 8 July 1999</text:p>
          </table:table-cell>
          <table:table-cell table:style-name="ce52" office:value-type="string" calcext:value-type="string">
            <text:p>Sürek és Özdemir kontra Törökország <text:s/>[Nagy Kamara], Ügyiratszám: 23927/94 és 24277/94, Ítélet: 1999. július 8.</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428-02"&gt; <text:s text:c="22"/></text:p>
          </table:table-cell>
          <table:table-cell table:style-name="ce61" table:number-columns-repeated="1012"/>
          <table:table-cell table:number-columns-repeated="8"/>
        </table:table-row>
        <table:table-row table:style-name="ro40">
          <table:table-cell table:style-name="ce29" office:value-type="string" calcext:value-type="string">
            <text:p>428-02</text:p>
          </table:table-cell>
          <table:table-cell table:style-name="ce29" office:value-type="string" calcext:value-type="string">
            <text:p>446</text:p>
          </table:table-cell>
          <table:table-cell table:style-name="ce52" office:value-type="string" calcext:value-type="string">
            <text:p>The owner and chief editor of a newspaper complained to the European Court of Human Rights after being convicted by the national authorities in Turkey to six months’ imprisonment and a fine each. They were convicted for disseminating propaganda against the integrity of the State and incitement to terrorism, following the publication of an interview of a member of the Kurdistan Workers’ Party (PKK), an organization declared illegal in Turkey. The European Court of Human Rights found there had been a violation of Article 10.</text:p>
          </table:table-cell>
          <table:table-cell table:style-name="ce52" office:value-type="string" calcext:value-type="string">
            <text:p>Az újság tulajdonosa és főszerkesztője panaszt nyújtott be az Emberi Jogok Európai Bíróságához, miután a török nemzeti hatóságok hat hónap szabadságvesztésre és pénzbüntetésre ítélte. Elitélték őket az állam integritás megsértése, terrorizmusra való fejbujtásért, <text:s/>miután a Kurdisztáni Munkáspárt tagja (PKK) egy törökországi illegálisnak nyilvánított szervezet meghallgatását közzétették. Az Emberi Jogok Európai Bírósága megállapította, hogy megsértette a 10. cikket.</text:p>
          </table:table-cell>
          <table:table-cell table:style-name="ce52" table:number-columns-repeated="1012"/>
          <table:table-cell table:number-columns-repeated="8"/>
        </table:table-row>
        <table:table-row table:style-name="ro42">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58278"&gt;http://hudoc.echr.coe.int/eng?i=001-58278&lt;/a&gt; <text:s text:c="22"/>&lt;p&gt; <text:s text:c="24"/>&lt;strong&gt;Legal summaries and comments: &lt;/strong&gt; <text:s text:c="24"/>&lt;a href="https://globalfreedomofexpression.columbia.edu/cases/surek-ozdemir-v-turkey/"&gt;https://globalfreedomofexpression.columbia.edu/cases/surek-ozdemir-v-turkey/&lt;/a&gt; <text:s text:c="22"/>&lt;/p&gt; <text:s text:c="20"/>&lt;/p&gt; <text:s text:c="18"/>&lt;/div&gt; <text:s text:c="16"/>&lt;/div&gt; <text:s text:c="14"/>&lt;/div&gt; <text:s text:c="15"/>&lt;div class="citecontainer"&gt; <text:s text:c="16"/>&lt;cite data-unq="429"&gt;</text:p>
          </table:table-cell>
          <table:table-cell table:style-name="ce61" table:number-columns-repeated="1012"/>
          <table:table-cell table:number-columns-repeated="8"/>
        </table:table-row>
        <table:table-row table:style-name="ro40">
          <table:table-cell office:value-type="string" calcext:value-type="string">
            <text:p>429</text:p>
          </table:table-cell>
          <table:table-cell office:value-type="string" calcext:value-type="string">
            <text:p>456</text:p>
          </table:table-cell>
          <table:table-cell office:value-type="string" calcext:value-type="string">
            <text:p>“The Court has paid particular attention to the terms used in these articles and the context of their publication, taking into account the circumstances surrounding the cases submitted for its consideration, in particular the difficulties related to the fight against terrorism. It finds that &lt;span class="pinkish"&gt;&lt;strong&gt;the disputed writings didn’t contain any allusion to the use of violence, armed resistance or uprising, and that they do not constitute hate speech, which in its view is the essential element to be taken into consideration​.&lt;/strong&gt;&lt;/span&gt;”</text:p>
          </table:table-cell>
          <table:table-cell office:value-type="string" calcext:value-type="string">
            <text:p>"A Bíróság különös jelentőséget tulajdonított a cikkekben használt kifejezéseknek és a közzétételük kontextusának, figyelmbe véve a vizsgálatra beterjesztett ügyek körülményeit, különösen a terrorizmus elleni küzdelemhez kapcsolódó nehézségeket. Úgy találta, hogy a vitatott írások nem tartalmaztak semmilyen utalást az erőszak használatára, a fegyveres ellenállásra vagy felkelésre, és nem valósítanak meg gyűlöletbeszédet, ami megítélése szerint egy lényegi, figyelembe veendő részle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430"&gt; <text:s text:c="18"/></text:p>
          </table:table-cell>
          <table:table-cell table:style-name="ce61" table:number-columns-repeated="1012"/>
          <table:table-cell table:number-columns-repeated="8"/>
        </table:table-row>
        <table:table-row table:style-name="ro10">
          <table:table-cell table:style-name="ce15" office:value-type="string" calcext:value-type="string">
            <text:p>430</text:p>
          </table:table-cell>
          <table:table-cell table:style-name="ce15" office:value-type="string" calcext:value-type="string">
            <text:p>457</text:p>
          </table:table-cell>
          <table:table-cell table:style-name="ce50" office:value-type="string" calcext:value-type="string">
            <text:p>Bayar and Gürbüz v. Turkey, 2012</text:p>
          </table:table-cell>
          <table:table-cell table:style-name="ce50" office:value-type="string" calcext:value-type="string">
            <text:p>Bayar és Gürbüz kontra Törökország, 2012</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BGurvTr" aria-expanded="false" aria-controls="collapseExample"&gt;Case summary&lt;/a&gt; <text:s text:c="16"/>&lt;/p&gt; <text:s text:c="16"/>&lt;div class="case-details collapse" id="caseBGurvTr"&gt; <text:s text:c="18"/>&lt;div class="card card-block"&gt; <text:s text:c="20"/>&lt;h5 data-unq="430-01"&gt;</text:p>
          </table:table-cell>
          <table:table-cell table:style-name="ce61" table:number-columns-repeated="1012"/>
          <table:table-cell table:number-columns-repeated="8"/>
        </table:table-row>
        <table:table-row table:style-name="ro28">
          <table:table-cell table:style-name="ce29" office:value-type="string" calcext:value-type="string">
            <text:p>430-01</text:p>
          </table:table-cell>
          <table:table-cell table:style-name="ce29" office:value-type="string" calcext:value-type="string">
            <text:p>451</text:p>
          </table:table-cell>
          <table:table-cell table:style-name="ce65" office:value-type="string" calcext:value-type="string">
            <text:p>Bayar and Gürbüz v. Turkey, Application no. 37569/06, Judgement of 27 November 2012</text:p>
          </table:table-cell>
          <table:table-cell table:style-name="ce52" office:value-type="string" calcext:value-type="string">
            <text:p>Bayar és Gürbüz kontra Törökország, Ügyiratszám: 37569/06, Ítélet : 2012. november 27.</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6" office:value-type="string" calcext:value-type="string">
            <text:p>&lt;/h5&gt; <text:s text:c="20"/>&lt;p data-unq="430-02"&gt; <text:s text:c="22"/></text:p>
          </table:table-cell>
          <table:table-cell table:style-name="ce61" table:number-columns-repeated="1012"/>
          <table:table-cell table:number-columns-repeated="8"/>
        </table:table-row>
        <table:table-row table:style-name="ro3">
          <table:table-cell table:style-name="ce29" office:value-type="string" calcext:value-type="string">
            <text:p>430-02</text:p>
          </table:table-cell>
          <table:table-cell table:style-name="ce29" office:value-type="string" calcext:value-type="string">
            <text:p>452</text:p>
          </table:table-cell>
          <table:table-cell table:style-name="ce65" office:value-type="string" calcext:value-type="string">
            <text:p>The applicants, who were the owner and the editor-in-chief of a daily newspaper, were fined because their newspaper had published two articles that the domestic courts described as conveying statements by an illegal armed organisation. The European Court of Human Rights found that, by fining them for publishing those statements, Turkey had violated Article 10.</text:p>
          </table:table-cell>
          <table:table-cell table:style-name="ce52" office:value-type="string" calcext:value-type="string">
            <text:p>Egy napi újság két főszerkesztője volt a felperes, akikre bírságot szabtak ki, <text:s/>mert újságukban két olyan cikket tettek közzé, amelyeket a hazai bíróságok illegális fegyveres szervezet nyilatkozatának ítéltek. Az Emberi Jogok Európai Bírósága úgy találta, hogy Törökország megsértette a 10. cikket, mivel ezeket a nyilatkozatokat közzétette.</text:p>
          </table:table-cell>
          <table:table-cell table:style-name="ce52" table:number-columns-repeated="1012"/>
          <table:table-cell table:number-columns-repeated="8"/>
        </table:table-row>
        <table:table-row table:style-name="ro53">
          <table:table-cell table:style-name="ce33" table:number-columns-repeated="2"/>
          <table:table-cell table:number-columns-repeated="2" table:style-name="ce66" office:value-type="string" calcext:value-type="string">
            <text:p><text:s text:c="21"/>&lt;/p&gt; <text:s text:c="20"/>&lt;p&gt; <text:s text:c="22"/>&lt;strong&gt;Judgement (French only): &lt;/strong&gt; <text:s text:c="22"/>&lt;a href="http://hudoc.echr.coe.int/eng?i=001-114773"&gt;http://hudoc.echr.coe.int/eng?i=001-114773&lt;/a&gt; <text:s text:c="22"/>&lt;p&gt; <text:s text:c="24"/>&lt;strong&gt;Legal summaries and comments: &lt;/strong&gt; <text:s text:c="24"/>&lt;ul&gt; <text:s text:c="26"/>&lt;li&gt;&lt;a href="http://hudoc.echr.coe.int/eng?i=002-7294"&gt;http://hudoc.echr.coe.int/eng?i=002-7294&lt;/a&gt;&lt;/li&gt; <text:s text:c="26"/>&lt;li&gt;&lt;a href="https://globalfreedomofexpression.columbia.edu/cases/bayar-v-turkey/"&gt;https://globalfreedomofexpression.columbia.edu/cases/bayar-v-turkey/&lt;/a&gt;&lt;/li&gt; <text:s text:c="24"/>&lt;/ul&gt; <text:s text:c="22"/>&lt;/p&gt; <text:s text:c="20"/>&lt;/p&gt; <text:s text:c="18"/>&lt;/div&gt; <text:s text:c="16"/>&lt;/div&gt; <text:s text:c="14"/>&lt;/div&gt; <text:s text:c="15"/>&lt;div class="citecontainer"&gt; <text:s text:c="16"/>&lt;cite data-unq="431"&gt;</text:p>
          </table:table-cell>
          <table:table-cell table:style-name="ce61" table:number-columns-repeated="1012"/>
          <table:table-cell table:number-columns-repeated="8"/>
        </table:table-row>
        <table:table-row table:style-name="ro55">
          <table:table-cell office:value-type="string" calcext:value-type="string">
            <text:p>431</text:p>
          </table:table-cell>
          <table:table-cell office:value-type="string" calcext:value-type="string">
            <text:p>458</text:p>
          </table:table-cell>
          <table:table-cell office:value-type="string" calcext:value-type="string">
            <text:p>“the impugned article associated itself with the PKK and expressed a call for the use of armed force as a means to achieve national independence of Kurdistan (...). In such a context &lt;span class="pinkish"&gt;&lt;strong&gt;the content of the article must be seen as capable of inciting to further violence in the region.&lt;/strong&gt;&lt;/span&gt; Indeed the message which is communicated to the reader is that recourse to violence is a necessary and justified measure of self-defence in the face of the aggressor. It is in this perspective that the Court finds that that reasons adduced by the respondent State for the applicant’s conviction are both relevant and sufficient to ground an interference with the applicant’s right to freedom of expression. The Court reiterates that the mere fact that “information” or “ideas” offend, shock or disturb does not suffice to justify that interference (see paragraph 36 above). What is in issue in the instant case, however, is incitement to violence.”</text:p>
          </table:table-cell>
          <table:table-cell office:value-type="string" calcext:value-type="string">
            <text:p>"a kifogásolt cikk összefüggésbe hozta magát a PKK-val és felhívást közölt a fegyveres erő használatára mint a kurdisztáni nemzeti függetlenség elérésének eszközére. (...) Ebben a kontextusban a cikk tartalmát olyannak kell tekinteni, amely alkalmas további erőszak szítására a régióban. Az olvasó felé kommunikált üzenet tehát az, hogy az erőszalhoz folyamodás az önvédelem szükséges és igazolt eszköze az agresszorral szemben. Ebben a tekintetben a Bíróság úgy találja, hogy a részes állam által a panaszos elítélése mellett felhozott indokok relevánsak és elégségesek, hogy megalapozzák a beavatkozást a panaszos véleménynyilvánítási szabadságába. A Bíróság megismétli, hogy a puszta tény, hogy "információk" vagy "nézetek" sértőek, felháborítók vagy zavaróak, nem igazolja az ilyen beavatkozást (lásd erről a 36. bekezdést). Jelen ügyben azonban erőszakra uszításról van szó."</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text:s text:c="17"/>&lt;/cite&gt; <text:s text:c="16"/>&lt;p class="refer" data-unq="432"&gt; <text:s text:c="18"/></text:p>
          </table:table-cell>
          <table:table-cell table:style-name="ce61" table:number-columns-repeated="1012"/>
          <table:table-cell table:number-columns-repeated="8"/>
        </table:table-row>
        <table:table-row table:style-name="ro10">
          <table:table-cell table:style-name="ce15" office:value-type="string" calcext:value-type="string">
            <text:p>432</text:p>
          </table:table-cell>
          <table:table-cell table:style-name="ce15" office:value-type="string" calcext:value-type="string">
            <text:p>459</text:p>
          </table:table-cell>
          <table:table-cell table:style-name="ce50" office:value-type="string" calcext:value-type="string">
            <text:p>Case of Sürek v. Turkey (No. 3), 1999</text:p>
          </table:table-cell>
          <table:table-cell table:style-name="ce50" office:value-type="string" calcext:value-type="string">
            <text:p>Sürek kontra Törökország <text:s/>eset <text:s/>(3 szám), 1999</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SuRvTr99" aria-expanded="false" aria-controls="collapseExample"&gt;Case summary&lt;/a&gt; <text:s text:c="16"/>&lt;/p&gt; <text:s text:c="16"/>&lt;div class="case-details collapse" id="caseSuRvTr99"&gt; <text:s text:c="18"/>&lt;div class="card card-block"&gt; <text:s text:c="20"/>&lt;h5 data-unq="432-01"&gt;</text:p>
          </table:table-cell>
          <table:table-cell table:style-name="ce61" table:number-columns-repeated="1012"/>
          <table:table-cell table:number-columns-repeated="8"/>
        </table:table-row>
        <table:table-row table:style-name="ro10">
          <table:table-cell table:style-name="ce29" office:value-type="string" calcext:value-type="string">
            <text:p>432-01</text:p>
          </table:table-cell>
          <table:table-cell table:style-name="ce29" office:value-type="string" calcext:value-type="string">
            <text:p>458</text:p>
          </table:table-cell>
          <table:table-cell table:style-name="ce65" office:value-type="string" calcext:value-type="string">
            <text:p>Sürek v. Turkey (No. 3), Application no. 24735/94, Judgement 8 July 1999</text:p>
          </table:table-cell>
          <table:table-cell table:style-name="ce52" office:value-type="string" calcext:value-type="string">
            <text:p>Sürek kontra Törökország (3.szám) 24735/94, Ítélet : 1999. július 8.</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6" office:value-type="string" calcext:value-type="string">
            <text:p>&lt;/h5&gt; <text:s text:c="20"/>&lt;p data-unq="432-02"&gt; <text:s text:c="22"/></text:p>
          </table:table-cell>
          <table:table-cell table:style-name="ce61" table:number-columns-repeated="1012"/>
          <table:table-cell table:number-columns-repeated="8"/>
        </table:table-row>
        <table:table-row table:style-name="ro40">
          <table:table-cell table:style-name="ce29" office:value-type="string" calcext:value-type="string">
            <text:p>432-02</text:p>
          </table:table-cell>
          <table:table-cell table:style-name="ce29" office:value-type="string" calcext:value-type="string">
            <text:p>459</text:p>
          </table:table-cell>
          <table:table-cell table:style-name="ce65" office:value-type="string" calcext:value-type="string">
            <text:p>The owner of a newspaper was charged by the Turkish authorities with disseminating propaganda against the indivisibility of the State, and was ordered to pay a fine. The conviction was the consequence of a commentary that was published in the newspaper that he owned. The Court found that the interests in protecting national security and territorial integrity, in the specific context of the case, were proportional with the restriction upon freedom of expression, as the article’s wording was not just offensive, shocking or disturbing, but had the capacity to incite to violence.</text:p>
          </table:table-cell>
          <table:table-cell table:style-name="ce52" office:value-type="string" calcext:value-type="string">
            <text:p>Az újság tulajdonosára a török hatóságok államellenes propaganda terjesztése miatt ki bírságot szabtak ki. <text:s/>Az ítélet <text:s/>egy olyan kommentár következménye volt, amelyet a az elkövető tulajdonában lévő újságban tettek közzé. A Bíróság megállapította, hogy a nemzeti biztonság és a területi integritás védelmének érdekei - az ügy sajátos összefüggései szerint - arányosak a véleménynyilvánítás szabadságának korlátozásával, mivel a cikk megfogalmazása nem csak támadó, sokkoló vagy zavaró volt, hanem erőszak elkövetésére ösztönzött. </text:p>
          </table:table-cell>
          <table:table-cell table:style-name="ce52" table:number-columns-repeated="1012"/>
          <table:table-cell table:number-columns-repeated="8"/>
        </table:table-row>
        <table:table-row table:style-name="ro26">
          <table:table-cell table:style-name="ce33" table:number-columns-repeated="2"/>
          <table:table-cell table:number-columns-repeated="2" table:style-name="ce66" office:value-type="string" calcext:value-type="string">
            <text:p><text:s text:c="21"/>&lt;/p&gt; <text:s text:c="20"/>&lt;p&gt; <text:s text:c="22"/>&lt;strong&gt;Judgement: &lt;/strong&gt; <text:s text:c="22"/>&lt;a href="http://hudoc.echr.coe.int/eng?i=001-58281"&gt;http://hudoc.echr.coe.int/eng?i=001-58281&lt;/a&gt; <text:s text:c="22"/>&lt;p&gt; <text:s text:c="24"/>&lt;strong&gt;Legal summaries and comments: &lt;/strong&gt; <text:s text:c="24"/>&lt;a href="https://rm.coe.int/168007ff48"&gt;https://rm.coe.int/168007ff48&lt;/a&gt; <text:s text:c="22"/>&lt;/p&gt; <text:s text:c="20"/>&lt;/p&gt; <text:s text:c="18"/>&lt;/div&gt; <text:s text:c="16"/>&lt;/div&gt; <text:s text:c="14"/>&lt;/div&gt; <text:s text:c="15"/>&lt;h5 class="azure largechar bulleted" data-unq="433"&gt;</text:p>
          </table:table-cell>
          <table:table-cell table:style-name="ce61" table:number-columns-repeated="1012"/>
          <table:table-cell table:number-columns-repeated="8"/>
        </table:table-row>
        <table:table-row table:style-name="ro28">
          <table:table-cell office:value-type="string" calcext:value-type="string">
            <text:p>433</text:p>
          </table:table-cell>
          <table:table-cell office:value-type="string" calcext:value-type="string">
            <text:p>460</text:p>
          </table:table-cell>
          <table:table-cell office:value-type="string" calcext:value-type="string">
            <text:p>Pornography and blasphemy can be limited for protecting health or morals</text:p>
          </table:table-cell>
          <table:table-cell office:value-type="string" calcext:value-type="string">
            <text:p>A pornográfia és az istenkáromlás korlátozható a közegészség és az erkölcsök védelme érdekében </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lt;br&gt; <text:s text:c="15"/>&lt;div class="citecontainer"&gt; <text:s text:c="16"/>&lt;cite data-unq="434"&gt;</text:p>
          </table:table-cell>
          <table:table-cell table:style-name="ce61" table:number-columns-repeated="1012"/>
          <table:table-cell table:number-columns-repeated="8"/>
        </table:table-row>
        <table:table-row table:style-name="ro27">
          <table:table-cell office:value-type="string" calcext:value-type="string">
            <text:p>434</text:p>
          </table:table-cell>
          <table:table-cell office:value-type="string" calcext:value-type="string">
            <text:p>461</text:p>
          </table:table-cell>
          <table:table-cell office:value-type="string" calcext:value-type="string">
            <text:p>“(...) in the context of religious beliefs, may legitimately be included a duty to avoid as far as possible an expression that is, in regard to objects of veneration, gratuitously offensive to others and profanatory (...). (...)&lt;span class="pinkish"&gt;&lt;strong&gt;a ​ wider margin of appreciation is generally available to the Contracting States when regulating freedom of expression in relation to matters liable to offend intimate personal convictions within the sphere of morals or, especially, religion​.&lt;/strong&gt;&lt;/span&gt;&lt;br&gt;Moreover, as in the field of morals, and perhaps to an even greater degree, there is no uniform European conception of the requirements of “the protection of the rights of others” in relation to attacks on their religious convictions. (...).”</text:p>
          </table:table-cell>
          <table:table-cell office:value-type="string" calcext:value-type="string">
            <text:p>"(...) a vallási nézetekkel összefüggésben jogosan várható el az olyan kifejezések lehetőség szerinti elkerülése, amelyek a hódolat tárgyaival összefüggésben feleslegesen sértőek mások számára és meggyalázzák azokat (...). (...) szélesebb mérlegelési szabadság adott általában a szerződő államok számára a véleménynyilvánítási szabadság korlátozása során olyan közlésekkel kapcsolatban, amelyek az erkölcsök területére tartozó bensőséges személyes meggyőződéseket, különosen a vallást sértik. Továbbá az erkölcs területén, és valószínűleg a vallási meggyőződést érő támadásokkal összefüggésben méginkább, nincs egységes európai koncepciója annak, hogy mit követel meg "mások jogainak védelme (...)." </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435"&gt; <text:s text:c="18"/></text:p>
          </table:table-cell>
          <table:table-cell table:style-name="ce61" table:number-columns-repeated="1012"/>
          <table:table-cell table:number-columns-repeated="8"/>
        </table:table-row>
        <table:table-row table:style-name="ro10">
          <table:table-cell table:style-name="ce15" office:value-type="string" calcext:value-type="string">
            <text:p>435</text:p>
          </table:table-cell>
          <table:table-cell table:style-name="ce15" office:value-type="string" calcext:value-type="string">
            <text:p>462</text:p>
          </table:table-cell>
          <table:table-cell table:style-name="ce50" office:value-type="string" calcext:value-type="string">
            <text:p>Wingrove v. the United Kingdom, 1996</text:p>
          </table:table-cell>
          <table:table-cell table:style-name="ce50" office:value-type="string" calcext:value-type="string">
            <text:p>Wingrove kontra Egyesült Királyság 1996</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WvUK96" aria-expanded="false" aria-controls="collapseExample"&gt;Case summary&lt;/a&gt; <text:s text:c="16"/>&lt;/p&gt; <text:s text:c="16"/>&lt;div class="case-details collapse" id="caseWvUK96"&gt; <text:s text:c="18"/>&lt;div class="card card-block"&gt; <text:s text:c="20"/>&lt;h5 data-unq="435-01"&gt;</text:p>
          </table:table-cell>
          <table:table-cell table:style-name="ce61" table:number-columns-repeated="1012"/>
          <table:table-cell table:number-columns-repeated="8"/>
        </table:table-row>
        <table:table-row table:style-name="ro28">
          <table:table-cell table:style-name="ce29" office:value-type="string" calcext:value-type="string">
            <text:p>435-01</text:p>
          </table:table-cell>
          <table:table-cell table:style-name="ce29" office:value-type="string" calcext:value-type="string">
            <text:p>462</text:p>
          </table:table-cell>
          <table:table-cell table:style-name="ce52" office:value-type="string" calcext:value-type="string">
            <text:p>Wingrove v. the United Kingdom, Application no. 17419/90, Judgement of 25 November 1996</text:p>
          </table:table-cell>
          <table:table-cell table:style-name="ce52" office:value-type="string" calcext:value-type="string">
            <text:p>Wingrove kontra Egyesült Királyság, Ügyiratszám 17419/90, Ítélet : 1996. november 25.</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435-02"&gt; <text:s text:c="22"/></text:p>
          </table:table-cell>
          <table:table-cell table:style-name="ce61" table:number-columns-repeated="1012"/>
          <table:table-cell table:number-columns-repeated="8"/>
        </table:table-row>
        <table:table-row table:style-name="ro37">
          <table:table-cell table:style-name="ce29" office:value-type="string" calcext:value-type="string">
            <text:p>435-02</text:p>
          </table:table-cell>
          <table:table-cell table:style-name="ce29" office:value-type="string" calcext:value-type="string">
            <text:p>463</text:p>
          </table:table-cell>
          <table:table-cell table:style-name="ce52" office:value-type="string" calcext:value-type="string">
            <text:p>Nigel Wingrove, a British film director, wrote the script for and directed a short film entitled “Visions of Ecstasy”. The British Board of Film Classification refused to certify the film as it found it was violating the criminal law of blasphemy. The European Court of Human Rights upheld the Board’s refusal to issue a classification certificate, reasoning that the interference was properly prescribed by law and pursued the legitimate aim of protecting the Christian faith from blasphemous expressions.</text:p>
          </table:table-cell>
          <table:table-cell table:style-name="ce52" office:value-type="string" calcext:value-type="string">
            <text:p>Nigel Wingrove, a brit filmrendező egy forgatókönyvet irt, amit rendezett is, a cime: <text:s/>"Visszaszámlálás az ecstasyról". A brit filmkritikus testület elutasította a film engedélyezését, <text:s/>mivel úgy találta, hogy az istenkáromlás büntetőjogát sértette. Az Emberi Jogok Európai Bírósága megerősítette, hogy a testület döntését, azzal az érveléssel, hogy törvények szerint történt, mely az a <text:s/>célt szolgálta, hogy a keresztény hitet ártalmas kifejezésekkel védje.</text:p>
          </table:table-cell>
          <table:table-cell table:style-name="ce52" table:number-columns-repeated="1012"/>
          <table:table-cell table:number-columns-repeated="8"/>
        </table:table-row>
        <table:table-row table:style-name="ro55">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58080"&gt;http://hudoc.echr.coe.int/eng?i=001-58080&lt;/a&gt; <text:s text:c="22"/>&lt;p&gt; <text:s text:c="24"/>&lt;strong&gt;Legal summaries and comments: &lt;/strong&gt; <text:s text:c="24"/>&lt;ul&gt; <text:s text:c="26"/>&lt;li&gt;&lt;a href="http://hudoc.echr.coe.int/eng?i=002-9066"&gt;http://hudoc.echr.coe.int/eng?i=002-9066&lt;/a&gt;&lt;/li&gt; <text:s text:c="26"/>&lt;li&gt;&lt;a href="https://globalfreedomofexpression.columbia.edu/cases/wingrove-v-united-kingdom/"&gt;https://globalfreedomofexpression.columbia.edu/cases/wingrove-v-united-kingdom/&lt;/a&gt;&lt;/li&gt; <text:s text:c="24"/>&lt;/ul&gt; <text:s text:c="22"/>&lt;/p&gt; <text:s text:c="20"/>&lt;/p&gt; <text:s text:c="18"/>&lt;/div&gt; <text:s text:c="16"/>&lt;/div&gt; <text:s text:c="14"/>&lt;/div&gt; <text:s text:c="15"/>&lt;div class="citecontainer"&gt; <text:s text:c="16"/>&lt;cite data-unq="436"&gt;</text:p>
          </table:table-cell>
          <table:table-cell table:style-name="ce61" table:number-columns-repeated="1012"/>
          <table:table-cell table:number-columns-repeated="8"/>
        </table:table-row>
        <table:table-row table:style-name="ro37">
          <table:table-cell office:value-type="string" calcext:value-type="string">
            <text:p>436</text:p>
          </table:table-cell>
          <table:table-cell office:value-type="string" calcext:value-type="string">
            <text:p>463</text:p>
          </table:table-cell>
          <table:table-cell office:value-type="string" calcext:value-type="string">
            <text:p>“The Court further observes that &lt;span class="pinkish"&gt;&lt;strong&gt;it would have been possible for the applicant to have avoided the harm and, consequently, the conviction, while still carrying on his business​,&lt;/strong&gt;&lt;/span&gt; by ensuring that none of the ​[pornographic] ​photographs were available on the free preview page (where there were no age checks). He chose not to do so, no doubt because he hoped to attract more customers by leaving the photographs on the free preview page.”</text:p>
          </table:table-cell>
          <table:table-cell office:value-type="string" calcext:value-type="string">
            <text:p>"A Bíróság megállapítja továbbá, hogy a panaszosnak lehetősége lett volna a kár, és következésképpen az elítélés elkerülésére, miközben továbbra is működtette volna a vállalkozását, azáltal, ha biztosította volna, hogy a [pornográf] képek egyike sem lett volna elérhető az ingyenes kezdőlapon (ahol nem alkalmazott életkor-ellenőrzést). Nem így döntött, kétségtelenül azért, mert abban bízott, hogy a fényképek kinthagyása az ingyenes kezdőlapon több felhasználót fog vonzani."</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437"&gt; <text:s text:c="18"/></text:p>
          </table:table-cell>
          <table:table-cell table:style-name="ce61" table:number-columns-repeated="1012"/>
          <table:table-cell table:number-columns-repeated="8"/>
        </table:table-row>
        <table:table-row table:style-name="ro10">
          <table:table-cell table:style-name="ce15" office:value-type="string" calcext:value-type="string">
            <text:p>437</text:p>
          </table:table-cell>
          <table:table-cell table:style-name="ce15" office:value-type="string" calcext:value-type="string">
            <text:p>464</text:p>
          </table:table-cell>
          <table:table-cell table:style-name="ce50" office:value-type="string" calcext:value-type="string">
            <text:p>Perrin v. the United Kingdom, 2005</text:p>
          </table:table-cell>
          <table:table-cell table:style-name="ce50" office:value-type="string" calcext:value-type="string">
            <text:p>Perrin kontra <text:s/>Egyesült Királyság 2005</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PvUK05" aria-expanded="false" aria-controls="collapseExample"&gt;Case summary&lt;/a&gt; <text:s text:c="16"/>&lt;/p&gt; <text:s text:c="16"/>&lt;div class="case-details collapse" id="casePvUK05"&gt; <text:s text:c="18"/>&lt;div class="card card-block"&gt; <text:s text:c="20"/>&lt;h5 data-unq="437-01"&gt;</text:p>
          </table:table-cell>
          <table:table-cell table:style-name="ce61" table:number-columns-repeated="1012"/>
          <table:table-cell table:number-columns-repeated="8"/>
        </table:table-row>
        <table:table-row table:style-name="ro10">
          <table:table-cell table:style-name="ce29" office:value-type="string" calcext:value-type="string">
            <text:p>437-01</text:p>
          </table:table-cell>
          <table:table-cell table:style-name="ce29" office:value-type="string" calcext:value-type="string">
            <text:p>467</text:p>
          </table:table-cell>
          <table:table-cell table:style-name="ce52" office:value-type="string" calcext:value-type="string">
            <text:p>Perrin v. the United Kingdom, Application no. 5446/03, Decision of 18 October 2005</text:p>
          </table:table-cell>
          <table:table-cell table:style-name="ce52" office:value-type="string" calcext:value-type="string">
            <text:p>Perrin kontra <text:s/>Egyesült Királyság, Ügyiratszám: 5446/03, Döntés 2005 otóber 18</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437-02"&gt; <text:s text:c="22"/></text:p>
          </table:table-cell>
          <table:table-cell table:style-name="ce61" table:number-columns-repeated="1012"/>
          <table:table-cell table:number-columns-repeated="8"/>
        </table:table-row>
        <table:table-row table:style-name="ro37">
          <table:table-cell table:style-name="ce29" office:value-type="string" calcext:value-type="string">
            <text:p>437-02</text:p>
          </table:table-cell>
          <table:table-cell table:style-name="ce29" office:value-type="string" calcext:value-type="string">
            <text:p>468</text:p>
          </table:table-cell>
          <table:table-cell table:style-name="ce52" office:value-type="string" calcext:value-type="string">
            <text:p>The case involved the freedom of expression rights of an individual who was the publisher of a pornographic website. The website contained on its front page freely available pictures of coprophilia, coprophagia and fellation, and therefore the publisher was convicted in the United Kingdom to a 30 months prison sentence, on the basis of the Obscene Publications Act. The European Court of Human Rights unanimously held the application was inadmissible.</text:p>
          </table:table-cell>
          <table:table-cell table:style-name="ce52" office:value-type="string" calcext:value-type="string">
            <text:p>Az eset a pornográf weboldal kiadójának egyéni szabad véleménynyilvánítási jogát érintette. A honlap az elülső oldalán szabadon elérhető fotókat fedett le a koprofíliáról, ezért a kiadót az Egyesült Királyságban az Obscene Publications Act alapján 30 hónapos börtönbüntetésre ítélték. Az Emberi Jogok Európai Bírósága egyhangúlag úgy ítélte meg, hogy a kiadó keresete elfogadhatatlan.</text:p>
          </table:table-cell>
          <table:table-cell table:style-name="ce52" table:number-columns-repeated="1012"/>
          <table:table-cell table:number-columns-repeated="8"/>
        </table:table-row>
        <table:table-row table:style-name="ro26">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70899"&gt;http://hudoc.echr.coe.int/eng?i=001-70899&lt;/a&gt; <text:s text:c="22"/>&lt;p&gt; <text:s text:c="24"/>&lt;strong&gt;Legal summaries and comments: &lt;/strong&gt; <text:s text:c="24"/>&lt;a href="http://hudoc.echr.coe.int/eng?i=002-3684"&gt;http://hudoc.echr.coe.int/eng?i=002-3684&lt;/a&gt; <text:s text:c="22"/>&lt;/p&gt; <text:s text:c="20"/>&lt;/p&gt; <text:s text:c="18"/>&lt;/div&gt; <text:s text:c="16"/>&lt;/div&gt; <text:s text:c="14"/>&lt;/div&gt; <text:s text:c="15"/>&lt;h5 class="azure largechar bulleted" data-unq="438"&gt;</text:p>
          </table:table-cell>
          <table:table-cell table:style-name="ce61" table:number-columns-repeated="1012"/>
          <table:table-cell table:number-columns-repeated="8"/>
        </table:table-row>
        <table:table-row table:style-name="ro10">
          <table:table-cell office:value-type="string" calcext:value-type="string">
            <text:p>438</text:p>
          </table:table-cell>
          <table:table-cell office:value-type="string" calcext:value-type="string">
            <text:p>465</text:p>
          </table:table-cell>
          <table:table-cell office:value-type="string" calcext:value-type="string">
            <text:p>Protecting the rights of children is paramount</text:p>
          </table:table-cell>
          <table:table-cell office:value-type="string" calcext:value-type="string">
            <text:p>A gyermekek jogainak védelme elsődleges</text:p>
          </table:table-cell>
          <table:table-cell table:number-columns-repeated="1020"/>
        </table:table-row>
        <table:table-row table:style-name="ro28">
          <table:table-cell table:style-name="ce33" table:number-columns-repeated="2"/>
          <table:table-cell table:number-columns-repeated="2" table:style-name="ce61" office:value-type="string" calcext:value-type="string">
            <text:p>&lt;/h5&gt;&lt;br&gt; <text:s text:c="15"/>&lt;div class="citecontainer"&gt; <text:s text:c="16"/>&lt;cite&gt; <text:s text:c="18"/>&lt;p data-unq="439"&gt; <text:s text:c="20"/></text:p>
          </table:table-cell>
          <table:table-cell table:style-name="ce61" table:number-columns-repeated="1012"/>
          <table:table-cell table:number-columns-repeated="8"/>
        </table:table-row>
        <table:table-row table:style-name="ro26">
          <table:table-cell office:value-type="string" calcext:value-type="string">
            <text:p>439</text:p>
          </table:table-cell>
          <table:table-cell office:value-type="string" calcext:value-type="string">
            <text:p>466</text:p>
          </table:table-cell>
          <table:table-cell office:value-type="string" calcext:value-type="string">
            <text:p>“In the Court’s view, in cases such as the present one where an offence has been committed by a minor who has not reached the statutory age of criminal responsibility and who is not considered responsible for his actions, &lt;span class="pinkish"&gt;&lt;strong&gt;a journalist’s right to impart information on a serious criminal offence must yield to the minor’s right to the effective protection of his private life.&lt;/strong&gt;&lt;/span&gt;&lt;br&gt;There can be little doubt that his repeated naming in the press in connection with the reprehensible (...) incident was particularly harmful to Mr V.’s stepgrandson’s moral and psychological development and to his private life.</text:p>
          </table:table-cell>
          <table:table-cell office:value-type="string" calcext:value-type="string">
            <text:p>"A Bíróság megítélése szerint, az olyan ügyekben, mint ez is, ahol a jogsértést egy olyan kiskorú követte el, aki nem töltötte be a büntethetőséghez szükséges életkort és aki ezért nem tartozik felelősséggel a tettéért, az újságíró jogának, hogy egy súlyos büntetőjogi jogsértésről beszámoljon, meg kell hátrálnia a kiskorú magánélet hatékony védelméhez való joga előtt. Szinte bizonyos, hogy V. úr mostohaunokája nevének ismétlődő felemlegetése a sajtóban egy elítélendő esettel összefüggésben különösen káros volt az erkölcsi és pszichológiai fejlődésére, és a magánéletére is." </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text:s text:c="19"/>&lt;/p&gt;&lt;br&gt; <text:s text:c="18"/>&lt;p data-unq="439-01"&gt; <text:s text:c="20"/></text:p>
          </table:table-cell>
          <table:table-cell table:style-name="ce61" table:number-columns-repeated="1012"/>
          <table:table-cell table:number-columns-repeated="8"/>
        </table:table-row>
        <table:table-row table:style-name="ro37">
          <table:table-cell office:value-type="string" calcext:value-type="string">
            <text:p>439-01</text:p>
          </table:table-cell>
          <table:table-cell office:value-type="string" calcext:value-type="string">
            <text:p>467</text:p>
          </table:table-cell>
          <table:table-cell office:value-type="string" calcext:value-type="string">
            <text:p>The Court concludes from the above that publication by the applicant of the names of the juvenile offenders and the official positions of their relatives did not make any contribution to a discussion of a matter of legitimate public concern. Although that information had been previously published by other newspapers, the civil liability imposed on the applicant was justified in the circumstances by the need to prevent further airing in the press of the details of the claimants’ private lives.”</text:p>
          </table:table-cell>
          <table:table-cell office:value-type="string" calcext:value-type="string">
            <text:p>A Bíróság a fentiekből arra a következtetésre jutott, hogy a fiatalkorú bűnelkövetők nevének és a a rokonaik hivatalos beosztásának közzététele a panaszos által nem járult hozzá egy legitim közéleti kérdéssel foglalkozó vitához. Bár ezeket az információkat más újságok korábban már közzétették, jelen körülmények között a panaszos polgári jogi felelősségének megállapítását igazolta az igény a felperesek részéről, hogy megelőzzék a magánéletük részleteinek további kiteregetését."</text:p>
          </table:table-cell>
          <table:table-cell table:number-columns-repeated="1020"/>
        </table:table-row>
        <table:table-row table:style-name="ro28">
          <table:table-cell table:style-name="ce33" table:number-columns-repeated="2"/>
          <table:table-cell table:number-columns-repeated="2" table:style-name="ce61" office:value-type="string" calcext:value-type="string">
            <text:p><text:s text:c="19"/>&lt;/p&gt; <text:s text:c="16"/>&lt;/cite&gt; <text:s text:c="16"/>&lt;p class="refer" data-unq="440"&gt; <text:s text:c="18"/></text:p>
          </table:table-cell>
          <table:table-cell table:style-name="ce61" table:number-columns-repeated="1012"/>
          <table:table-cell table:number-columns-repeated="8"/>
        </table:table-row>
        <table:table-row table:style-name="ro10">
          <table:table-cell table:style-name="ce40" office:value-type="string" calcext:value-type="string">
            <text:p>440</text:p>
          </table:table-cell>
          <table:table-cell table:style-name="ce40" office:value-type="string" calcext:value-type="string">
            <text:p>468</text:p>
          </table:table-cell>
          <table:table-cell table:style-name="ce50" office:value-type="string" calcext:value-type="string">
            <text:p>Aleksey Ovchinnikov v. Russia, 2010</text:p>
          </table:table-cell>
          <table:table-cell table:style-name="ce50" office:value-type="string" calcext:value-type="string">
            <text:p>Aleksey Ovchinnikov kontra Oroszország, <text:s/>2010</text:p>
          </table:table-cell>
          <table:table-cell table:style-name="ce50" table:number-columns-repeated="1012"/>
          <table:table-cell table:number-columns-repeated="8"/>
        </table:table-row>
        <table:table-row table:style-name="ro3">
          <table:table-cell table:style-name="ce35" table:number-columns-repeated="2"/>
          <table:table-cell table:number-columns-repeated="2" table:style-name="ce62" office:value-type="string" calcext:value-type="string">
            <text:p><text:s/>&amp;nbsp; <text:s text:c="18"/>&lt;a class="btn btn-info btn-collapse" data-toggle="collapse" href="#caseAOvRu10" aria-expanded="false" aria-controls="collapseExample"&gt;Case summary&lt;/a&gt; <text:s text:c="16"/>&lt;/p&gt; <text:s text:c="16"/>&lt;div class="case-details collapse" id="caseAOvRu10"&gt; <text:s text:c="18"/>&lt;div class="card card-block"&gt; <text:s text:c="20"/>&lt;h5 data-unq="440-01"&gt;</text:p>
          </table:table-cell>
          <table:table-cell table:style-name="ce62" table:number-columns-repeated="1012"/>
          <table:table-cell table:number-columns-repeated="8"/>
        </table:table-row>
        <table:table-row table:style-name="ro28">
          <table:table-cell table:style-name="ce29" office:value-type="string" calcext:value-type="string">
            <text:p>440-01</text:p>
          </table:table-cell>
          <table:table-cell table:style-name="ce29" office:value-type="string" calcext:value-type="string">
            <text:p>471</text:p>
          </table:table-cell>
          <table:table-cell table:style-name="ce52" office:value-type="string" calcext:value-type="string">
            <text:p>Aleksey Ovchinnikov v. Russia, Application no. 24061/04, Judgement 16 December 2010</text:p>
          </table:table-cell>
          <table:table-cell table:style-name="ce52" office:value-type="string" calcext:value-type="string">
            <text:p>Aleksey Ovchinnikov kontra Oroszország, Ügyiratszám: 24061/04, <text:s/>Ítélet : 2010. december 16.</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440-02"&gt; <text:s text:c="22"/></text:p>
          </table:table-cell>
          <table:table-cell table:style-name="ce61" table:number-columns-repeated="1012"/>
          <table:table-cell table:number-columns-repeated="8"/>
        </table:table-row>
        <table:table-row table:style-name="ro3">
          <table:table-cell table:style-name="ce29" office:value-type="string" calcext:value-type="string">
            <text:p>440-02</text:p>
          </table:table-cell>
          <table:table-cell table:style-name="ce29" office:value-type="string" calcext:value-type="string">
            <text:p>472</text:p>
          </table:table-cell>
          <table:table-cell table:style-name="ce52" office:value-type="string" calcext:value-type="string">
            <text:p>European Court of Human Rights found there was no violation of the right to freedom of expression in a case where a journalist complained of the outcomes of a civil defamation lawsuit, where he was ordered to pay a (small) amount of damages. The articles at stake regarded information about events that involved minors, coming from families of public persons.</text:p>
          </table:table-cell>
          <table:table-cell table:style-name="ce52" office:value-type="string" calcext:value-type="string">
            <text:p>Az Emberi Jogok Európai Bírósága úgy ítélte meg, hogy a szólásszabadsághoz való jog megsértése nem történt abban az esetben, amikor egy újságíró panaszt nyújtott be, rágalmazási perekkel kapcsolatban, amiért pénzbüntetésre ítélték. <text:s/>A tárgyalt cikkek olyan eseményekről számoltak be, amelyek a kiskorúakat érintő, a közönségből származó családokból származnak.</text:p>
          </table:table-cell>
          <table:table-cell table:style-name="ce52" table:number-columns-repeated="1012"/>
          <table:table-cell table:number-columns-repeated="8"/>
        </table:table-row>
        <table:table-row table:style-name="ro3">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102322"&gt;http://hudoc.echr.coe.int/eng?i=001-102322&lt;/a&gt; <text:s text:c="20"/>&lt;/p&gt; <text:s text:c="18"/>&lt;/div&gt; <text:s text:c="16"/>&lt;/div&gt; <text:s text:c="14"/>&lt;/div&gt; <text:s text:c="15"/>&lt;div class="citecontainer"&gt; <text:s text:c="16"/>&lt;cite data-unq="441"&gt;</text:p>
          </table:table-cell>
          <table:table-cell table:style-name="ce61" table:number-columns-repeated="1012"/>
          <table:table-cell table:number-columns-repeated="8"/>
        </table:table-row>
        <table:table-row table:style-name="ro37">
          <table:table-cell office:value-type="string" calcext:value-type="string">
            <text:p>441</text:p>
          </table:table-cell>
          <table:table-cell office:value-type="string" calcext:value-type="string">
            <text:p>469</text:p>
          </table:table-cell>
          <table:table-cell office:value-type="string" calcext:value-type="string">
            <text:p>“Although &lt;span class="pinkish"&gt;&lt;strong&gt;freedom of expression and confidentiality of communications are primary considerations&lt;/strong&gt;&lt;/span&gt; and users of telecommunications and Internet services must have a guarantee that their own privacy and freedom of expression will be respected, such guarantee​ cannot be absolute and must yield on occasion to other legitimate imperatives​, such as the prevention of disorder or crime or the protection of the rights and freedoms of others.”</text:p>
          </table:table-cell>
          <table:table-cell office:value-type="string" calcext:value-type="string">
            <text:p>"Habár a véleménynyilvánítás szabadsága és a kommunikáció bizalmassága elsődleges megfontolások és az internetes szolgáltatások felhasználóinak garanciákkal kell rendelkezniük arra, hogy a saját megánéletüket és véleménynyilvánítási szabadságukat tiszteletben tartják, az ilyen garanciák nem lehetnek abszolútak. és bizonyos esetekben meg kell hátrálniuk más legitim igények előtt, mint például a zavargás vagy bűnözés megelőzése vagy mások jogainak és szabadságának védelme előt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442"&gt; <text:s text:c="18"/></text:p>
          </table:table-cell>
          <table:table-cell table:style-name="ce61" table:number-columns-repeated="1012"/>
          <table:table-cell table:number-columns-repeated="8"/>
        </table:table-row>
        <table:table-row table:style-name="ro10">
          <table:table-cell table:style-name="ce15" office:value-type="string" calcext:value-type="string">
            <text:p>442</text:p>
          </table:table-cell>
          <table:table-cell table:style-name="ce15" office:value-type="string" calcext:value-type="string">
            <text:p>470</text:p>
          </table:table-cell>
          <table:table-cell table:style-name="ce50" office:value-type="string" calcext:value-type="string">
            <text:p>K.U. v. Finland, 2008</text:p>
          </table:table-cell>
          <table:table-cell table:style-name="ce50" office:value-type="string" calcext:value-type="string">
            <text:p>K.U. kontra Finnország, <text:s/>2008</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KUvFin08" aria-expanded="false" aria-controls="collapseExample"&gt;Case summary&lt;/a&gt; <text:s text:c="16"/>&lt;/p&gt; <text:s text:c="16"/>&lt;div class="case-details collapse" id="caseKUvFin08"&gt; <text:s text:c="18"/>&lt;div class="card card-block"&gt; <text:s text:c="20"/>&lt;h5 data-unq="442-01"&gt;</text:p>
          </table:table-cell>
          <table:table-cell table:style-name="ce61" table:number-columns-repeated="1012"/>
          <table:table-cell table:number-columns-repeated="8"/>
        </table:table-row>
        <table:table-row table:style-name="ro10">
          <table:table-cell table:style-name="ce29" office:value-type="string" calcext:value-type="string">
            <text:p>442-01</text:p>
          </table:table-cell>
          <table:table-cell table:style-name="ce29" office:value-type="string" calcext:value-type="string">
            <text:p>474</text:p>
          </table:table-cell>
          <table:table-cell table:style-name="ce52" office:value-type="string" calcext:value-type="string">
            <text:p>K.U. v. Finland, Application no. 2872/02, Judgement 2 December 2008</text:p>
          </table:table-cell>
          <table:table-cell table:style-name="ce52" office:value-type="string" calcext:value-type="string">
            <text:p>K.U. kontra Finnország, Ügyiratszám: 2872/02, Ítélet : 2008. december 2.</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442-02"&gt; <text:s text:c="22"/></text:p>
          </table:table-cell>
          <table:table-cell table:style-name="ce61" table:number-columns-repeated="1012"/>
          <table:table-cell table:number-columns-repeated="8"/>
        </table:table-row>
        <table:table-row table:style-name="ro27">
          <table:table-cell table:style-name="ce29" office:value-type="string" calcext:value-type="string">
            <text:p>442-02</text:p>
          </table:table-cell>
          <table:table-cell table:style-name="ce29" office:value-type="string" calcext:value-type="string">
            <text:p>475</text:p>
          </table:table-cell>
          <table:table-cell table:style-name="ce52" office:value-type="string" calcext:value-type="string">
            <text:p>The case concerned the failure of national authorities in Finland in protecting the right to privacy of a minor, whose photo was published by an unknown person or persons on an website, next to an announcement that was claiming that the minor was looking for an intimate relationship with a boy of his age or older. The national courts upheld the Internet Service Provider refusal of disclosing the identity of the person who has posted the photo, the contact details and the misleading announcement. The refusal was based on the legislation in effect at the time, adopted with the aim to protect freedom of expression, legislation that was prohibiting the disclosure of users’ identity. European Court of Human Rights unanimously held there had been a violation of the minor’s privacy rights.</text:p>
          </table:table-cell>
          <table:table-cell table:style-name="ce52" office:value-type="string" calcext:value-type="string">
            <text:p>Az ügy tárgya Finnország nemzeti hatóságainak a kiskorúak magánéletének védelméhez fűződő kudarca. Egy kiskorú fényképét egy ismeretlen személy vagy személyek egy weboldalon közzétették, azon bejelentés mellett, amely szerint a kiskorú intim kapcsolatot keresett egy hasonló korú, vagy idősebb fiúval. A nemzeti bíróságok nem emeltek kifogást, hogy az internetszolgáltató megtagadta a fotót közzétevő személy személyazonosságának feltüntetését, a kapcsolattartási adatokat és a félrevezető bejelentést. Az elutasítás az akkori hatályos jogszabályokon alapult, amelyet a véleménynyilvánítás szabadságának védelme érdekében fogadtak el, olyan jogszabályokat, amelyek tiltják a felhasználók azonosságának nyilvánosságra hozatalát. Az Emberi Jogok Európai Bírósága egyhangúlag úgy ítélte meg, hogy sértették a kiskorú személyi jogait.</text:p>
          </table:table-cell>
          <table:table-cell table:style-name="ce52" table:number-columns-repeated="1012"/>
          <table:table-cell table:number-columns-repeated="8"/>
        </table:table-row>
        <table:table-row table:style-name="ro55">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89964"&gt;http://hudoc.echr.coe.int/eng?i=001-89964&lt;/a&gt; <text:s text:c="22"/>&lt;p&gt; <text:s text:c="24"/>&lt;strong&gt;Legal summaries and comments: &lt;/strong&gt; <text:s text:c="24"/>&lt;ul&gt; <text:s text:c="26"/>&lt;li&gt;&lt;a href="http://hudoc.echr.coe.int/eng?i=002-1786"&gt;http://hudoc.echr.coe.int/eng?i=002-1786&lt;/a&gt;&lt;/li&gt; <text:s text:c="26"/>&lt;li&gt;&lt;a href="http://sas-space.sas.ac.uk/5452/1/1855-2575-1-SM.pdf"&gt;http://sas-space.sas.ac.uk/5452/1/1855-2575-1-SM.pdf&lt;/a&gt;&lt;/li&gt; <text:s text:c="26"/>&lt;li&gt;&lt;a href="https://www.crin.org/en/library/legal-database/ku-v-finland"&gt;https://www.crin.org/en/library/legal-database/ku-v-finland&lt;/a&gt;&lt;/li&gt; <text:s text:c="24"/>&lt;/ul&gt; <text:s text:c="22"/>&lt;/p&gt; <text:s text:c="20"/>&lt;/p&gt; <text:s text:c="18"/>&lt;/div&gt; <text:s text:c="16"/>&lt;/div&gt; <text:s text:c="14"/>&lt;/div&gt; <text:s text:c="15"/>&lt;h5 class="azure largechar bulleted" data-unq="443"&gt;</text:p>
          </table:table-cell>
          <table:table-cell table:style-name="ce61" table:number-columns-repeated="1012"/>
          <table:table-cell table:number-columns-repeated="8"/>
        </table:table-row>
        <table:table-row table:style-name="ro28">
          <table:table-cell office:value-type="string" calcext:value-type="string">
            <text:p>443</text:p>
          </table:table-cell>
          <table:table-cell office:value-type="string" calcext:value-type="string">
            <text:p>471</text:p>
          </table:table-cell>
          <table:table-cell office:value-type="string" calcext:value-type="string">
            <text:p>Judicial proceedings impose stricter obligations on those who report for the public</text:p>
          </table:table-cell>
          <table:table-cell office:value-type="string" calcext:value-type="string">
            <text:p>Az bírósági eljárások szigorúbb feltételeket támasztanak azok számára, akik a nyilvánosságnak tudósítanak róluk</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lt;br&gt; <text:s text:c="15"/>&lt;div class="citecontainer"&gt; <text:s text:c="16"/>&lt;cite data-unq="444"&gt;</text:p>
          </table:table-cell>
          <table:table-cell table:style-name="ce61" table:number-columns-repeated="1012"/>
          <table:table-cell table:number-columns-repeated="8"/>
        </table:table-row>
        <table:table-row table:style-name="ro3">
          <table:table-cell office:value-type="string" calcext:value-type="string">
            <text:p>444</text:p>
          </table:table-cell>
          <table:table-cell office:value-type="string" calcext:value-type="string">
            <text:p>472</text:p>
          </table:table-cell>
          <table:table-cell office:value-type="string" calcext:value-type="string">
            <text:p>“(...)​ it would be inconceivable to consider that there can be no prior or contemporaneous discussion of the subject matter of judicial proceedings elsewhere,​ be it in specialised journals, in the general press or amongst the public at large. Not only do the media have the task of imparting such information and ideas: the public also has a right to receive them.”</text:p>
          </table:table-cell>
          <table:table-cell office:value-type="string" calcext:value-type="string">
            <text:p>"(...) lehetetlen lenne úgy tekinteni, hogy nem lehet előzetes vagy egyidejű vitát folytatni egy bírósági eljárásról máshol, legyen az egy szaklap, a sajtó általában vagy a széles nyilvánosság. Nem csak a média joga az ilyen információk és nézetek közvetítése: a közönségnek is joga van megismerni ezeket."</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445"&gt; <text:s text:c="18"/></text:p>
          </table:table-cell>
          <table:table-cell table:style-name="ce61" table:number-columns-repeated="1012"/>
          <table:table-cell table:number-columns-repeated="8"/>
        </table:table-row>
        <table:table-row table:style-name="ro10">
          <table:table-cell table:style-name="ce15" office:value-type="string" calcext:value-type="string">
            <text:p>445</text:p>
          </table:table-cell>
          <table:table-cell table:style-name="ce15" office:value-type="string" calcext:value-type="string">
            <text:p>473</text:p>
          </table:table-cell>
          <table:table-cell table:style-name="ce50" office:value-type="string" calcext:value-type="string">
            <text:p>Dupuis and Others v. France, Application no. 1914/02, Judgement of 7 June 2007</text:p>
          </table:table-cell>
          <table:table-cell table:style-name="ce50" office:value-type="string" calcext:value-type="string">
            <text:p>Dupuis és Mások <text:s/>kontra Franciaország, Ügyiratszám: 1914/02, Itélet <text:s/>2007. június 7</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DeEAlvFr07" aria-expanded="false" aria-controls="collapseExample"&gt;Case summary&lt;/a&gt; <text:s text:c="16"/>&lt;/p&gt; <text:s text:c="16"/>&lt;div class="case-details collapse" id="caseDeEAlvFr07"&gt; <text:s text:c="18"/>&lt;div class="card card-block"&gt; <text:s text:c="20"/>&lt;h5 data-unq="445-01"&gt;</text:p>
          </table:table-cell>
          <table:table-cell table:style-name="ce61" table:number-columns-repeated="1012"/>
          <table:table-cell table:number-columns-repeated="8"/>
        </table:table-row>
        <table:table-row table:style-name="ro10">
          <table:table-cell table:style-name="ce29" office:value-type="string" calcext:value-type="string">
            <text:p>445-01</text:p>
          </table:table-cell>
          <table:table-cell table:style-name="ce29" office:value-type="string" calcext:value-type="string">
            <text:p>480</text:p>
          </table:table-cell>
          <table:table-cell table:style-name="ce52" office:value-type="string" calcext:value-type="string">
            <text:p>Dupuis and Others v. France, Application no. 1914/02, Judgement 7 June 2007</text:p>
          </table:table-cell>
          <table:table-cell table:style-name="ce52" office:value-type="string" calcext:value-type="string">
            <text:p>Dupuis és Mások <text:s/>kontra Franciaország, Ügyiratszám: 1914/02, Ítélet : 2007. június 7.</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445-02"&gt; <text:s text:c="22"/></text:p>
          </table:table-cell>
          <table:table-cell table:style-name="ce61" table:number-columns-repeated="1012"/>
          <table:table-cell table:number-columns-repeated="8"/>
        </table:table-row>
        <table:table-row table:style-name="ro25">
          <table:table-cell table:style-name="ce29" office:value-type="string" calcext:value-type="string">
            <text:p>445-02</text:p>
          </table:table-cell>
          <table:table-cell table:style-name="ce29" office:value-type="string" calcext:value-type="string">
            <text:p>481</text:p>
          </table:table-cell>
          <table:table-cell table:style-name="ce52" office:value-type="string" calcext:value-type="string">
            <text:p>The European Court of Human Rights held that there had been a violation of Article 10 in a case where journalists had been fined for disseminating information obtained illegally, from a pending criminal investigation. The Court found that the published information was regarding a matter of public interest.</text:p>
          </table:table-cell>
          <table:table-cell table:style-name="ce52" office:value-type="string" calcext:value-type="string">
            <text:p>Az Emberi Jogok Európai Bírósága szerint sértették a 10. cikket abban az esetben, amikor az újságírókat - folyamatban lévő bűnügyi nyomozás miatt, illegálisan szerzett információk terjesztése miatt bírsággal sújtották. <text:s/>A Bíróság megállapította, hogy a közzétett információk közérdekű ügyekre vonatkoztak.</text:p>
          </table:table-cell>
          <table:table-cell table:style-name="ce52" table:number-columns-repeated="1012"/>
          <table:table-cell table:number-columns-repeated="8"/>
        </table:table-row>
        <table:table-row table:style-name="ro27">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80903"&gt;http://hudoc.echr.coe.int/eng?i=001-80903&lt;/a&gt; <text:s text:c="22"/>&lt;p&gt; <text:s text:c="24"/>&lt;strong&gt;Legal summaries and comments: &lt;/strong&gt; <text:s text:c="24"/>&lt;ul&gt; <text:s text:c="26"/>&lt;li&gt;&lt;a href="http://hudoc.echr.coe.int/eng?i=002-2675"&gt;http://hudoc.echr.coe.int/eng?i=002-2675&lt;/a&gt;&lt;/li&gt; <text:s text:c="26"/>&lt;li&gt;&lt;a href="http://hudoc.echr.coe.int/eng?i=002-2675"&gt;http://hudoc.echr.coe.int/eng?i=002-2675&lt;/a&gt;&lt;/li&gt; <text:s text:c="24"/>&lt;/ul&gt; <text:s text:c="22"/>&lt;/p&gt; <text:s text:c="20"/>&lt;/p&gt; <text:s text:c="18"/>&lt;/div&gt; <text:s text:c="16"/>&lt;/div&gt; <text:s text:c="14"/>&lt;/div&gt; <text:s text:c="15"/>&lt;div class="citecontainer"&gt; <text:s text:c="16"/>&lt;cite data-unq="446"&gt;</text:p>
          </table:table-cell>
          <table:table-cell table:style-name="ce61" table:number-columns-repeated="1012"/>
          <table:table-cell table:number-columns-repeated="8"/>
        </table:table-row>
        <table:table-row table:style-name="ro27">
          <table:table-cell office:value-type="string" calcext:value-type="string">
            <text:p>446</text:p>
          </table:table-cell>
          <table:table-cell office:value-type="string" calcext:value-type="string">
            <text:p>474</text:p>
          </table:table-cell>
          <table:table-cell office:value-type="string" calcext:value-type="string">
            <text:p>“it has to be taken into account that &lt;span class="pinkish"&gt;&lt;strong&gt;everyone is entitled to the enjoyment of the guarantees of a fair trial set out in Article 6 § 1 of the Convention&lt;/strong&gt;&lt;/span&gt;, which in criminal proceedings include the right to an impartial tribunal. (…) As the Court has already had occasion to point out, “&lt;span class="pinkish"&gt;&lt;strong&gt;[t]his must be borne in mind by journalists when commenting on pending criminal proceedings&lt;/strong&gt;&lt;/span&gt; since the limits of permissible comment may not extend to statements which are likely to prejudice, whether intentionally or not, the chances of a person receiving a fair trial or to undermine the confidence of the public in the role of the courts in the administration of criminal justice. (…)”.</text:p>
          </table:table-cell>
          <table:table-cell office:value-type="string" calcext:value-type="string">
            <text:p>"figyelembe kell venni, hogy az Egyezmény 6. cikk 1. bekezdése mindenkinek biztosítja a tisztességes eljáráshoz való jog garanciáit, amely a büntetőeljárásokban magában foglalja a jogot a pártatlan bírósághoz. (...) Ahogy a Bíróságnak már volt alkalma kimondani, "[e]zt szem előtt kell tartaniuk az újágíróknak, amikor folyamatban lévő büntetőjogi eljárásokról tudósítanak, hiszen a megengedhető megjegyzések köre nem terjedhet ki olyan állításokra, amelyek szándékosan vagy sem, de előítéletességet kelthetnek egy személy tisztességes eljárásban részesülésével szemben, vagy alááshatják a közönség bizalmát a bíróságok szerepében a büntető igazságszolgáltatás vezetésében. (...)"."</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447"&gt; <text:s text:c="18"/></text:p>
          </table:table-cell>
          <table:table-cell table:style-name="ce61" table:number-columns-repeated="1012"/>
          <table:table-cell table:number-columns-repeated="8"/>
        </table:table-row>
        <table:table-row table:style-name="ro10">
          <table:table-cell table:style-name="ce15" office:value-type="string" calcext:value-type="string">
            <text:p>447</text:p>
          </table:table-cell>
          <table:table-cell table:style-name="ce15" office:value-type="string" calcext:value-type="string">
            <text:p>475</text:p>
          </table:table-cell>
          <table:table-cell table:style-name="ce57" office:value-type="string" calcext:value-type="string">
            <text:p>Dupuis and Others v. France, Application no. 1914/02, Judgement of 7 June 2007</text:p>
          </table:table-cell>
          <table:table-cell table:style-name="ce57" office:value-type="string" calcext:value-type="string">
            <text:p>Dupuis És Mások kontra Franciaország, Ügyiratszám 1914/02, Ítélet 2007. június 7</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DetAvFr07-01" aria-expanded="false" aria-controls="collapseExample"&gt;Case summary&lt;/a&gt; <text:s text:c="16"/>&lt;/p&gt; <text:s text:c="16"/>&lt;div class="case-details collapse" id="caseDetAvFr07-01"&gt; <text:s text:c="18"/>&lt;div class="card card-block"&gt; <text:s text:c="20"/>&lt;h5 data-unq="445-01"&gt;</text:p>
          </table:table-cell>
          <table:table-cell table:style-name="ce61" table:number-columns-repeated="1012"/>
          <table:table-cell table:number-columns-repeated="8"/>
        </table:table-row>
        <table:table-row table:style-name="ro10">
          <table:table-cell table:style-name="ce29" office:value-type="string" calcext:value-type="string">
            <text:p>445-01</text:p>
          </table:table-cell>
          <table:table-cell table:style-name="ce29"/>
          <table:table-cell table:style-name="ce52" table:formula="of:=[.C1436]" office:value-type="string" office:string-value="Dupuis and Others v. France, Application no. 1914/02, Judgement 7 June 2007" calcext:value-type="string">
            <text:p>Dupuis and Others v. France, Application no. 1914/02, Judgement 7 June 2007</text:p>
          </table:table-cell>
          <table:table-cell table:style-name="ce52" table:formula="of:=[.D1436]" office:value-type="string" office:string-value="Dupuis és Mások  kontra Franciaország, Ügyiratszám: 1914/02, Ítélet : 2007. június 7." calcext:value-type="string">
            <text:p>Dupuis és Mások <text:s/>kontra Franciaország, Ügyiratszám: 1914/02, Ítélet : 2007. június 7.</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445-02"&gt; <text:s text:c="22"/></text:p>
          </table:table-cell>
          <table:table-cell table:style-name="ce61" table:number-columns-repeated="1012"/>
          <table:table-cell table:number-columns-repeated="8"/>
        </table:table-row>
        <table:table-row table:style-name="ro25">
          <table:table-cell table:style-name="ce29" office:value-type="string" calcext:value-type="string">
            <text:p>445-02</text:p>
          </table:table-cell>
          <table:table-cell table:style-name="ce29"/>
          <table:table-cell table:style-name="ce52" table:formula="of:=[.C1438]" office:value-type="string" office:string-value="The European Court of Human Rights held that there had been a violation of Article 10 in a case where journalists had been fined for disseminating information obtained illegally, from a pending criminal investigation. The Court found that the published information was regarding a matter of public interest." calcext:value-type="string">
            <text:p>The European Court of Human Rights held that there had been a violation of Article 10 in a case where journalists had been fined for disseminating information obtained illegally, from a pending criminal investigation. The Court found that the published information was regarding a matter of public interest.</text:p>
          </table:table-cell>
          <table:table-cell table:style-name="ce52" table:formula="of:=[.D1438]" office:value-type="string" office:string-value="Az Emberi Jogok Európai Bírósága szerint sértették a 10. cikket abban az esetben, amikor az újságírókat - folyamatban lévő bűnügyi nyomozás miatt, illegálisan szerzett információk terjesztése miatt bírsággal sújtották.  A Bíróság megállapította, hogy a közzétett információk közérdekű ügyekre vonatkoztak." calcext:value-type="string">
            <text:p>Az Emberi Jogok Európai Bírósága szerint sértették a 10. cikket abban az esetben, amikor az újságírókat - folyamatban lévő bűnügyi nyomozás miatt, illegálisan szerzett információk terjesztése miatt bírsággal sújtották. <text:s/>A Bíróság megállapította, hogy a közzétett információk közérdekű ügyekre vonatkoztak.</text:p>
          </table:table-cell>
          <table:table-cell table:style-name="ce52" table:number-columns-repeated="1012"/>
          <table:table-cell table:number-columns-repeated="8"/>
        </table:table-row>
        <table:table-row table:style-name="ro61">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80903"&gt;http://hudoc.echr.coe.int/eng?i=001-80903&lt;/a&gt; <text:s text:c="22"/>&lt;p&gt; <text:s text:c="24"/>&lt;strong&gt;Legal summaries and comments: &lt;/strong&gt; <text:s text:c="24"/>&lt;ul&gt; <text:s text:c="26"/>&lt;li&gt;&lt;a href="http://hudoc.echr.coe.int/eng?i=002-2675"&gt;http://hudoc.echr.coe.int/eng?i=002-2675&lt;/a&gt;&lt;/li&gt; <text:s text:c="26"/>&lt;li&gt;&lt;a href="http://hudoc.echr.coe.int/eng?i=002-2675"&gt;http://hudoc.echr.coe.int/eng?i=002-2675&lt;/a&gt;&lt;/li&gt; <text:s text:c="24"/>&lt;/ul&gt; <text:s text:c="22"/>&lt;/p&gt; <text:s text:c="20"/>&lt;/p&gt; <text:s text:c="18"/>&lt;/div&gt; <text:s text:c="16"/>&lt;/div&gt; <text:s text:c="14"/>&lt;/div&gt; <text:s text:c="12"/>&lt;/div&gt; <text:s text:c="10"/>&lt;/div&gt; <text:s text:c="8"/>&lt;/div&gt; <text:s text:c="6"/>&lt;/div&gt; <text:s text:c="4"/>&lt;/section&gt; <text:s text:c="5"/>&lt;section class="pinkishb"&gt; <text:s text:c="6"/>&lt;div class="container"&gt; <text:s text:c="8"/>&lt;div class="col-lg-12 whitechar"&gt; <text:s text:c="10"/>&lt;div id="zece" class="chaptercont"&gt; <text:s text:c="12"/>&lt;p class="chaptertitle"&gt; <text:s text:c="14"/>&lt;img src="img/smileyChap10.png"&gt; <text:s text:c="12"/>&lt;/p&gt; <text:s text:c="10"/>&lt;/div&gt; <text:s text:c="10"/>&lt;h1 class="text-center" data-unq="448"&gt;</text:p>
          </table:table-cell>
          <table:table-cell table:style-name="ce61" table:number-columns-repeated="1012"/>
          <table:table-cell table:number-columns-repeated="8"/>
        </table:table-row>
        <table:table-row table:style-name="ro10">
          <table:table-cell office:value-type="string" calcext:value-type="string">
            <text:p>448</text:p>
          </table:table-cell>
          <table:table-cell office:value-type="string" calcext:value-type="string">
            <text:p>477</text:p>
          </table:table-cell>
          <table:table-cell office:value-type="string" calcext:value-type="string">
            <text:p>Licensing</text:p>
          </table:table-cell>
          <table:table-cell office:value-type="string" calcext:value-type="string">
            <text:p>Engedélyezés</text:p>
          </table:table-cell>
          <table:table-cell table:number-columns-repeated="1020"/>
        </table:table-row>
        <table:table-row table:style-name="ro24">
          <table:table-cell table:style-name="ce33" table:number-columns-repeated="2"/>
          <table:table-cell table:number-columns-repeated="2" table:style-name="ce61" office:value-type="string" calcext:value-type="string">
            <text:p>&lt;/h1&gt; <text:s text:c="8"/>&lt;/div&gt; <text:s text:c="6"/>&lt;/div&gt; <text:s text:c="4"/>&lt;/section&gt; <text:s text:c="5"/>&lt;section id="continutzece"&gt; <text:s text:c="6"/>&lt;div class="container"&gt; <text:s text:c="10"/>&lt;div class="col-lg-12 my-auto"&gt; <text:s text:c="12"/>&lt;div class="container-fluid"&gt; <text:s text:c="15"/>&lt;p data-unq="449"&gt;</text:p>
          </table:table-cell>
          <table:table-cell table:style-name="ce61" table:number-columns-repeated="1012"/>
          <table:table-cell table:number-columns-repeated="8"/>
        </table:table-row>
        <table:table-row table:style-name="ro28">
          <table:table-cell office:value-type="string" calcext:value-type="string">
            <text:p>449</text:p>
          </table:table-cell>
          <table:table-cell office:value-type="string" calcext:value-type="string">
            <text:p>478</text:p>
          </table:table-cell>
          <table:table-cell office:value-type="string" calcext:value-type="string">
            <text:p>There is a common understanding, reflected in the European legal systems, and the ECtHR jurisprudence, that there should exist no licensing systems for print publications.</text:p>
          </table:table-cell>
          <table:table-cell office:value-type="string" calcext:value-type="string">
            <text:p>Létezik egy közmegegyezés, ami az európai jogrendszerben és az EJEB esetjogában is tükröződik, miszerint a nyomtatott sajtó esetében nem létezhet engedélyezési rendszer.</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p data-unq="450"&gt;</text:p>
          </table:table-cell>
          <table:table-cell table:style-name="ce61" table:number-columns-repeated="1012"/>
          <table:table-cell table:number-columns-repeated="8"/>
        </table:table-row>
        <table:table-row table:style-name="ro24">
          <table:table-cell office:value-type="string" calcext:value-type="string">
            <text:p>450</text:p>
          </table:table-cell>
          <table:table-cell office:value-type="string" calcext:value-type="string">
            <text:p>479</text:p>
          </table:table-cell>
          <table:table-cell office:value-type="string" calcext:value-type="string">
            <text:p>States must not have a say in the appearance on the market of a new publication, which definitely includes Internet publications, in all their forms and shapes. This is a basic principle of freedom of the press.</text:p>
          </table:table-cell>
          <table:table-cell office:value-type="string" calcext:value-type="string">
            <text:p>Az államok nem szólhatnak bele az új kiadványok megjelenésébe a piacon, ami egyértelműen magában foglalja az internetes kiadványokat minden megjelenési formájukban. Ez a sajtószabadság egyik alapelve.</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p data-unq="451"&gt;</text:p>
          </table:table-cell>
          <table:table-cell table:style-name="ce61" table:number-columns-repeated="1012"/>
          <table:table-cell table:number-columns-repeated="8"/>
        </table:table-row>
        <table:table-row table:style-name="ro40">
          <table:table-cell office:value-type="string" calcext:value-type="string">
            <text:p>451</text:p>
          </table:table-cell>
          <table:table-cell office:value-type="string" calcext:value-type="string">
            <text:p>480</text:p>
          </table:table-cell>
          <table:table-cell office:value-type="string" calcext:value-type="string">
            <text:p>Nevertheless, there also exists an agreement that, for broadcast media, a licensing system should exist. This limitation is argued to come, amongst others, from the practical matter of a limited availability of broadcasting spectrum, and it brings with it further limitations, such as the existence of national broadcasting legislation that settles restrictive conditions for broadcasting (for example, limitative programming requirements). National broadcasting supervision authorities are established in the European states for the implementation of such legislation.</text:p>
          </table:table-cell>
          <table:table-cell office:value-type="string" calcext:value-type="string">
            <text:p>Mindazonáltal abban is létezik egy közmegegyezés, hogy az elektronikus médiában szükség van egy engedélyezési rendszerre. Ezt a korlátozást többek között a sugárzásra rendelkezésre álló csatornák gyakorlati korlátozottáságból fakad, és magával hoz további korlátokat is, például a nemzeti sugárzási szabályozás létét, amely a műsorszolgáltatás szigorú határait szabja meg (például a műsorszerkesztéssel szembeni elvárásokkal). Az európai országok nemzeti médiafelügyeleti hatóságokat hoznak létre az ilyen szabályozások kikényszerítésére. </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p&gt; <text:s text:c="15"/>&lt;article&gt; <text:s text:c="16"/>&lt;h4 class="azure largechar" data-unq="452"&gt;</text:p>
          </table:table-cell>
          <table:table-cell table:style-name="ce61" table:number-columns-repeated="1012"/>
          <table:table-cell table:number-columns-repeated="8"/>
        </table:table-row>
        <table:table-row table:style-name="ro10">
          <table:table-cell office:value-type="string" calcext:value-type="string">
            <text:p>452</text:p>
          </table:table-cell>
          <table:table-cell office:value-type="string" calcext:value-type="string">
            <text:p>482</text:p>
          </table:table-cell>
          <table:table-cell office:value-type="string" calcext:value-type="string">
            <text:p>Article 10, Paragraph 1 of the European Convention on Human Rights</text:p>
          </table:table-cell>
          <table:table-cell office:value-type="string" calcext:value-type="string">
            <text:p>Az Emberi Jogok Európai Egyezményének 10. cikk 1. bekezdése</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4&gt; <text:s text:c="16"/>&lt;h4 class="azure largechar" data-unq="453"&gt;</text:p>
          </table:table-cell>
          <table:table-cell table:style-name="ce61" table:number-columns-repeated="1012"/>
          <table:table-cell table:number-columns-repeated="8"/>
        </table:table-row>
        <table:table-row table:style-name="ro10">
          <table:table-cell office:value-type="string" calcext:value-type="string">
            <text:p>453</text:p>
          </table:table-cell>
          <table:table-cell office:value-type="string" calcext:value-type="string">
            <text:p>483</text:p>
          </table:table-cell>
          <table:table-cell office:value-type="string" calcext:value-type="string">
            <text:p>Freedom of expression</text:p>
          </table:table-cell>
          <table:table-cell office:value-type="string" calcext:value-type="string">
            <text:p>Véleménynyilvánítás szabadsága</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4&gt;&lt;br&gt; <text:s text:c="16"/>&lt;cite data-unq="454"&gt;</text:p>
          </table:table-cell>
          <table:table-cell table:style-name="ce61" table:number-columns-repeated="1012"/>
          <table:table-cell table:number-columns-repeated="8"/>
        </table:table-row>
        <table:table-row table:style-name="ro28">
          <table:table-cell office:value-type="string" calcext:value-type="string">
            <text:p>454</text:p>
          </table:table-cell>
          <table:table-cell office:value-type="string" calcext:value-type="string">
            <text:p>484</text:p>
          </table:table-cell>
          <table:table-cell office:value-type="string" calcext:value-type="string">
            <text:p>“(…) This Article shall not prevent States from requiring the licensing of broadcasting, television or cinema enterprises.</text:p>
          </table:table-cell>
          <table:table-cell office:value-type="string" calcext:value-type="string">
            <text:p>"(...) Ez a cikk nem akadályozza, hogy az államok a rádió-, televízió- vagy mozgókép vállalatok működését engedélyezéshez kössék."</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4"/>&lt;/article&gt;&lt;br&gt; <text:s text:c="15"/>&lt;h4 class="azure largechar" data-unq="455"&gt;</text:p>
          </table:table-cell>
          <table:table-cell table:style-name="ce61" table:number-columns-repeated="1012"/>
          <table:table-cell table:number-columns-repeated="8"/>
        </table:table-row>
        <table:table-row table:style-name="ro28">
          <table:table-cell office:value-type="string" calcext:value-type="string">
            <text:p>455</text:p>
          </table:table-cell>
          <table:table-cell office:value-type="string" calcext:value-type="string">
            <text:p>486</text:p>
          </table:table-cell>
          <table:table-cell office:value-type="string" calcext:value-type="string">
            <text:p>&lt;img src="img/key.svg" alt="element cheie"&gt;Key aspects from relevant ECtHR cases:</text:p>
          </table:table-cell>
          <table:table-cell office:value-type="string" calcext:value-type="string">
            <text:p>&lt;img src="img/key.svg" alt="element cheie"&gt;Alapvető megállapítások releváns EJEB ügyekből:</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4&gt; <text:s text:c="15"/>&lt;h5 class="azure largechar bulleted" data-unq="456"&gt;</text:p>
          </table:table-cell>
          <table:table-cell table:style-name="ce61" table:number-columns-repeated="1012"/>
          <table:table-cell table:number-columns-repeated="8"/>
        </table:table-row>
        <table:table-row table:style-name="ro28">
          <table:table-cell office:value-type="string" calcext:value-type="string">
            <text:p>456</text:p>
          </table:table-cell>
          <table:table-cell office:value-type="string" calcext:value-type="string">
            <text:p>487</text:p>
          </table:table-cell>
          <table:table-cell office:value-type="string" calcext:value-type="string">
            <text:p>The denial of registration for a publication has to be an objective and foreseeable measure</text:p>
          </table:table-cell>
          <table:table-cell office:value-type="string" calcext:value-type="string">
            <text:p>Egy kiadvány regisztrációjának megtagadásának objektív és előre látható intézkedésnek kell lennie</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lt;br/&gt; <text:s text:c="15"/>&lt;div class="citecontainer"&gt; <text:s text:c="16"/>&lt;cite data-unq="457"&gt;</text:p>
          </table:table-cell>
          <table:table-cell table:style-name="ce61" table:number-columns-repeated="1012"/>
          <table:table-cell table:number-columns-repeated="8"/>
        </table:table-row>
        <table:table-row table:style-name="ro37">
          <table:table-cell office:value-type="string" calcext:value-type="string">
            <text:p>457</text:p>
          </table:table-cell>
          <table:table-cell office:value-type="string" calcext:value-type="string">
            <text:p>488</text:p>
          </table:table-cell>
          <table:table-cell office:value-type="string" calcext:value-type="string">
            <text:p>“&lt;span class="pinkish"&gt;&lt;strong&gt;the relevant law must provide a clear indication of the circumstances where such restraints are permissible, and, a fortiori, when the consequences of the restraint, as in the present case, are to block completely publication of a periodical.&lt;/strong&gt;&lt;/span&gt; This is so because of the potential threat that such prior restraints, by their very nature, pose to the freedom of expression guaranteed by Article 10.”</text:p>
          </table:table-cell>
          <table:table-cell office:value-type="string" calcext:value-type="string">
            <text:p>"a vonatkozó jogszabályoknak világosan kell jelezniük, hogy mely körülmények között engedhetőek meg az ilyen tiltások, és méginkább így van ez, ha a tiltás következményei, ahogyan a jelen ügyben is, a folyóirat kiadásának teljes megakadáloyázást jelentik. Ez az előzetes tiltások által a jellegükből fakadóan a 10. cikkben garantált véleménynyilvánítási szabadságra hordozott veszély miatt van így."</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458"&gt; <text:s text:c="18"/></text:p>
          </table:table-cell>
          <table:table-cell table:style-name="ce61" table:number-columns-repeated="1012"/>
          <table:table-cell table:number-columns-repeated="8"/>
        </table:table-row>
        <table:table-row table:style-name="ro10">
          <table:table-cell table:style-name="ce15" office:value-type="string" calcext:value-type="string">
            <text:p>458</text:p>
          </table:table-cell>
          <table:table-cell table:style-name="ce15" office:value-type="string" calcext:value-type="string">
            <text:p>489</text:p>
          </table:table-cell>
          <table:table-cell table:style-name="ce50" office:value-type="string" calcext:value-type="string">
            <text:p>Gawęda v. Poland, 2002</text:p>
          </table:table-cell>
          <table:table-cell table:style-name="ce50" office:value-type="string" calcext:value-type="string">
            <text:p>Gawęda kontra Lengyelország 2002</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GvPol02" aria-expanded="false" aria-controls="collapseExample"&gt;Case summary&lt;/a&gt; <text:s text:c="16"/>&lt;/p&gt; <text:s text:c="16"/>&lt;div class="case-details collapse" id="caseGvPol02"&gt; <text:s text:c="18"/>&lt;div class="card card-block"&gt; <text:s text:c="20"/>&lt;h5 data-unq="458-01"&gt;</text:p>
          </table:table-cell>
          <table:table-cell table:style-name="ce61" table:number-columns-repeated="1012"/>
          <table:table-cell table:number-columns-repeated="8"/>
        </table:table-row>
        <table:table-row table:style-name="ro10">
          <table:table-cell table:style-name="ce29" office:value-type="string" calcext:value-type="string">
            <text:p>458-01</text:p>
          </table:table-cell>
          <table:table-cell table:style-name="ce29" office:value-type="string" calcext:value-type="string">
            <text:p>507</text:p>
          </table:table-cell>
          <table:table-cell table:style-name="ce52" office:value-type="string" calcext:value-type="string">
            <text:p>Gawęda v. Poland, Application No. 26229/95, Judgement <text:s/>14 March 2002</text:p>
          </table:table-cell>
          <table:table-cell table:style-name="ce52" office:value-type="string" calcext:value-type="string">
            <text:p>Gawęda kontra Lengyelország, Ügyiratszám: 26229/95, Ítélet : 2002. március 14.</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458-02"&gt; <text:s text:c="22"/></text:p>
          </table:table-cell>
          <table:table-cell table:style-name="ce61" table:number-columns-repeated="1012"/>
          <table:table-cell table:number-columns-repeated="8"/>
        </table:table-row>
        <table:table-row table:style-name="ro24">
          <table:table-cell table:style-name="ce29" office:value-type="string" calcext:value-type="string">
            <text:p>458-02</text:p>
          </table:table-cell>
          <table:table-cell table:style-name="ce29" office:value-type="string" calcext:value-type="string">
            <text:p>508</text:p>
          </table:table-cell>
          <table:table-cell table:style-name="ce52" office:value-type="string" calcext:value-type="string">
            <text:p>The case concerned the refusal by Polish authorities to register the titles of two periodicals, arguing that their titles were “in conflict with reality”. European Court of Human Rights found a violation of Article 10.</text:p>
          </table:table-cell>
          <table:table-cell table:style-name="ce52" office:value-type="string" calcext:value-type="string">
            <text:p>Az ügy tárgya a lengyel hatóságok elutasítása két folyóirat címének nyilvántartásba vételére, azzal érvelve, hogy címük "ellentétben áll a valósággal". Az Emberi Jogok Európai Bírósága megsértette a 10. cikket.</text:p>
          </table:table-cell>
          <table:table-cell table:style-name="ce52" table:number-columns-repeated="1012"/>
          <table:table-cell table:number-columns-repeated="8"/>
        </table:table-row>
        <table:table-row table:style-name="ro53">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60325"&gt;http://hudoc.echr.coe.int/eng?i=001-60325&lt;/a&gt; <text:s text:c="22"/>&lt;p&gt; <text:s text:c="24"/>&lt;strong&gt;Legal summaries and comments: &lt;/strong&gt; <text:s text:c="24"/>&lt;ul&gt; <text:s text:c="26"/>&lt;li&gt;&lt;a href="https://rm.coe.int/168007ff48"&gt;https://rm.coe.int/168007ff48&lt;/a&gt;&lt;/li&gt; <text:s text:c="26"/>&lt;li&gt;&lt;a href="http://www.echr.coe.int/LibraryDocs/DG2/HRFILES/DG2-EN-HRFILES-18(2007).pdf"&gt;http://www.echr.coe.int/LibraryDocs/DG2/HRFILES/DG2-EN-HRFILES-18(2007).pdf&lt;/a&gt;&lt;/li&gt; <text:s text:c="24"/>&lt;/ul&gt; <text:s text:c="22"/>&lt;/p&gt; <text:s text:c="20"/>&lt;/p&gt; <text:s text:c="18"/>&lt;/div&gt; <text:s text:c="16"/>&lt;/div&gt; <text:s text:c="14"/>&lt;/div&gt; <text:s text:c="15"/>&lt;h5 class="azure largechar bulleted" data-unq="459"&gt;</text:p>
          </table:table-cell>
          <table:table-cell table:style-name="ce61" table:number-columns-repeated="1012"/>
          <table:table-cell table:number-columns-repeated="8"/>
        </table:table-row>
        <table:table-row table:style-name="ro10">
          <table:table-cell office:value-type="string" calcext:value-type="string">
            <text:p>459</text:p>
          </table:table-cell>
          <table:table-cell office:value-type="string" calcext:value-type="string">
            <text:p>490</text:p>
          </table:table-cell>
          <table:table-cell office:value-type="string" calcext:value-type="string">
            <text:p>Audiovisual media can be regulated more strictly than the press</text:p>
          </table:table-cell>
          <table:table-cell office:value-type="string" calcext:value-type="string">
            <text:p>Az audiovizuális média szigorúbban korlátozható, mint a sajtó</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lt;br&gt; <text:s text:c="15"/>&lt;div class="citecontainer"&gt; <text:s text:c="16"/>&lt;cite data-unq="460"&gt;</text:p>
          </table:table-cell>
          <table:table-cell table:style-name="ce61" table:number-columns-repeated="1012"/>
          <table:table-cell table:number-columns-repeated="8"/>
        </table:table-row>
        <table:table-row table:style-name="ro40">
          <table:table-cell office:value-type="string" calcext:value-type="string">
            <text:p>460</text:p>
          </table:table-cell>
          <table:table-cell office:value-type="string" calcext:value-type="string">
            <text:p>491</text:p>
          </table:table-cell>
          <table:table-cell office:value-type="string" calcext:value-type="string">
            <text:p>“&lt;span class="pinkish"&gt;&lt;strong&gt;​States are permitted to regulate by a licensing system the way in which broadcasting is organised in their territories, particularly in its technical aspects&lt;/strong&gt;&lt;/span&gt; (....). Technical aspects are undeniably important, but the grant or refusal of a licence may also be made conditional on other considerations, including such matters as the nature and objectives of a proposed station, its potential audience at national, regional or local level, the rights and needs of a specific audience and the obligations deriving from international legal instruments.</text:p>
          </table:table-cell>
          <table:table-cell office:value-type="string" calcext:value-type="string">
            <text:p>"Az államoknak joguk van engedélyezési rendszerrel szabályozni a területükön működő műsorszolgáltatás módját, különösen annak technikai aspektusait (...). A technikai részletek tagadhatatlanul fontosak, de az engedély megadása vagy megtagadása függővé tehető más feltételektől is, beleértve az olyan jellemzőket, mint a tervezett csatorna természete és céljai, potenciális közönsége országos, regionális ls helyi szinten, a közönség speciális szegmensének jogai és szükségletei és a nemzetközi jogból fakadó kötelezettségek."</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461"&gt; <text:s text:c="18"/></text:p>
          </table:table-cell>
          <table:table-cell table:style-name="ce61" table:number-columns-repeated="1012"/>
          <table:table-cell table:number-columns-repeated="8"/>
        </table:table-row>
        <table:table-row table:style-name="ro10">
          <table:table-cell table:style-name="ce15" office:value-type="string" calcext:value-type="string">
            <text:p>461</text:p>
          </table:table-cell>
          <table:table-cell table:style-name="ce15" office:value-type="string" calcext:value-type="string">
            <text:p>492</text:p>
          </table:table-cell>
          <table:table-cell table:style-name="ce50" office:value-type="string" calcext:value-type="string">
            <text:p>Case of Informationsverein Lentia and Others v. Austria, 1993</text:p>
          </table:table-cell>
          <table:table-cell table:style-name="ce50" office:value-type="string" calcext:value-type="string">
            <text:p>Az Informationsverein Lentia és Mások kontra Ausztria ügy 1993</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ILeneAvAu93" aria-expanded="false" aria-controls="collapseExample"&gt;Case summary&lt;/a&gt; <text:s text:c="16"/>&lt;/p&gt; <text:s text:c="16"/>&lt;div class="case-details collapse" id="caseILeneAvAu93"&gt; <text:s text:c="18"/>&lt;div class="card card-block"&gt; <text:s text:c="20"/>&lt;h5 data-unq="461-01"&gt;</text:p>
          </table:table-cell>
          <table:table-cell table:style-name="ce61" table:number-columns-repeated="1012"/>
          <table:table-cell table:number-columns-repeated="8"/>
        </table:table-row>
        <table:table-row table:style-name="ro28">
          <table:table-cell table:style-name="ce29" office:value-type="string" calcext:value-type="string">
            <text:p>461-01</text:p>
          </table:table-cell>
          <table:table-cell table:style-name="ce29" office:value-type="string" calcext:value-type="string">
            <text:p>514</text:p>
          </table:table-cell>
          <table:table-cell table:style-name="ce52" office:value-type="string" calcext:value-type="string">
            <text:p>Case of Informationsverein Lentia and Others v. Austria, Application no. 13914/88; 15041/89; 15717/89; 15779/89; 17207/90, Judgement 24 November 1993</text:p>
          </table:table-cell>
          <table:table-cell table:style-name="ce52" office:value-type="string" calcext:value-type="string">
            <text:p>Informationsverein Lentia és Mások <text:s/>kontra Ausztria ügy, Ügyiratszám: 13914/88; 15041/89; 15717/89; 15779/89; 17207/90, 1993. november 24-i ítélet</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461-02"&gt; <text:s text:c="22"/></text:p>
          </table:table-cell>
          <table:table-cell table:style-name="ce61" table:number-columns-repeated="1012"/>
          <table:table-cell table:number-columns-repeated="8"/>
        </table:table-row>
        <table:table-row table:style-name="ro28">
          <table:table-cell table:style-name="ce29" office:value-type="string" calcext:value-type="string">
            <text:p>461-02</text:p>
          </table:table-cell>
          <table:table-cell table:style-name="ce29" office:value-type="string" calcext:value-type="string">
            <text:p>515</text:p>
          </table:table-cell>
          <table:table-cell table:style-name="ce52" office:value-type="string" calcext:value-type="string">
            <text:p>European Court of Human Rights found a violation of Article 10 in the maintaining by the Austrian authorities of a monopoly in the audiovisual.</text:p>
          </table:table-cell>
          <table:table-cell table:style-name="ce52" office:value-type="string" calcext:value-type="string">
            <text:p>Az Emberi Jogok Európai Bírósága a 10. cikk sérelmét állapította meg, <text:s/>az osztrák hatóságok az audiovizuális monopólium fenntartása miatt. </text:p>
          </table:table-cell>
          <table:table-cell table:style-name="ce52" table:number-columns-repeated="1012"/>
          <table:table-cell table:number-columns-repeated="8"/>
        </table:table-row>
        <table:table-row table:style-name="ro26">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57854"&gt;http://hudoc.echr.coe.int/eng?i=001-57854&lt;/a&gt; <text:s text:c="20"/>&lt;/p&gt; <text:s text:c="20"/>&lt;p&gt; <text:s text:c="22"/>&lt;strong&gt;Legal summaries and comments: &lt;/strong&gt; <text:s text:c="22"/>&lt;a href="http://hudoc.echr.coe.int/eng?i=002-9742"&gt;http://hudoc.echr.coe.int/eng?i=002-9742&lt;/a&gt; <text:s text:c="20"/>&lt;/p&gt; <text:s text:c="18"/>&lt;/div&gt; <text:s text:c="16"/>&lt;/div&gt; <text:s text:c="14"/>&lt;/div&gt; <text:s text:c="15"/>&lt;h5 class="azure largechar bulleted" data-unq="462"&gt;</text:p>
          </table:table-cell>
          <table:table-cell table:style-name="ce61" table:number-columns-repeated="1012"/>
          <table:table-cell table:number-columns-repeated="8"/>
        </table:table-row>
        <table:table-row table:style-name="ro10">
          <table:table-cell office:value-type="string" calcext:value-type="string">
            <text:p>462</text:p>
          </table:table-cell>
          <table:table-cell office:value-type="string" calcext:value-type="string">
            <text:p>493</text:p>
          </table:table-cell>
          <table:table-cell office:value-type="string" calcext:value-type="string">
            <text:p>Pluralism – key for the free communication of information and ideas</text:p>
          </table:table-cell>
          <table:table-cell office:value-type="string" calcext:value-type="string">
            <text:p>Pluralizmus - az információk és nézetek szabad kommunikációjának kulcsa</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h5&gt;&lt;br&gt; <text:s text:c="15"/>&lt;div class="citecontainer"&gt; <text:s text:c="16"/>&lt;cite data-unq="463"&gt;</text:p>
          </table:table-cell>
          <table:table-cell table:style-name="ce61" table:number-columns-repeated="1012"/>
          <table:table-cell table:number-columns-repeated="8"/>
        </table:table-row>
        <table:table-row table:style-name="ro40">
          <table:table-cell office:value-type="string" calcext:value-type="string">
            <text:p>463</text:p>
          </table:table-cell>
          <table:table-cell office:value-type="string" calcext:value-type="string">
            <text:p>494</text:p>
          </table:table-cell>
          <table:table-cell office:value-type="string" calcext:value-type="string">
            <text:p>“(...) The Court has frequently stressed the fundamental role of freedom of expression in a democratic society, in particular where, through the press, it serves to impart information and ideas of general interest, which the public is moreover entitled to receive (...). Such an undertaking cannot be successfully accomplished unless it is grounded in &lt;span class="pinkish"&gt;&lt;strong&gt;the principle of pluralism, of which the State is the ultimate guarantor&lt;/strong&gt;&lt;/span&gt;. This observation is especially valid in relation to audiovisual media, whose programmes are often broadcast very widely.”</text:p>
          </table:table-cell>
          <table:table-cell office:value-type="string" calcext:value-type="string">
            <text:p>(...) A Bíróság gyakran hangsúlyozta a véleménynyilvánítási szabadság alapvető szerepét egy demokratikus társadalomban, különösen ahol a sajtón keresztül a közérdeklődésre számot tartó információk és nézetek terjesztését szolgálja, amelyek megszerzésére a közönség méginkább jogosult (...). Egy ilyen vállalás nem lehet sikeresen teljesíthető, ha nem a pluralizmus elvében gyökerezik, amit végső soron az államnak kell garantálnia. Ez a megfigyelés különösen érvényes az audiovizuális média kapcsán, amelynek műsorait gyakran nagyon széles körben sugározzák."</text:p>
          </table:table-cell>
          <table:table-cell table:number-columns-repeated="1020"/>
        </table:table-row>
        <table:table-row table:style-name="ro10">
          <table:table-cell table:style-name="ce33" table:number-columns-repeated="2"/>
          <table:table-cell table:number-columns-repeated="2" table:style-name="ce61" office:value-type="string" calcext:value-type="string">
            <text:p>&lt;/cite&gt; <text:s text:c="16"/>&lt;p class="refer" data-unq="464"&gt; <text:s text:c="18"/></text:p>
          </table:table-cell>
          <table:table-cell table:style-name="ce61" table:number-columns-repeated="1012"/>
          <table:table-cell table:number-columns-repeated="8"/>
        </table:table-row>
        <table:table-row table:style-name="ro10">
          <table:table-cell table:style-name="ce15" office:value-type="string" calcext:value-type="string">
            <text:p>464</text:p>
          </table:table-cell>
          <table:table-cell table:style-name="ce15" office:value-type="string" calcext:value-type="string">
            <text:p>495</text:p>
          </table:table-cell>
          <table:table-cell table:style-name="ce57" office:value-type="string" calcext:value-type="string">
            <text:p>Case of Informationsverein Lentia and Others v. Austria, 1993</text:p>
          </table:table-cell>
          <table:table-cell table:style-name="ce57" office:value-type="string" calcext:value-type="string">
            <text:p>Informationsverein Lentia és Mások <text:s/>kontra Austria ügye, 1993</text:p>
          </table:table-cell>
          <table:table-cell table:style-name="ce85" table:number-columns-repeated="1012"/>
          <table:table-cell table:number-columns-repeated="8"/>
        </table:table-row>
        <table:table-row table:style-name="ro3">
          <table:table-cell table:style-name="ce33" table:number-columns-repeated="2"/>
          <table:table-cell table:number-columns-repeated="2" table:style-name="ce62" office:value-type="string" calcext:value-type="string">
            <text:p><text:s/>&amp;nbsp; <text:s text:c="18"/>&lt;a class="btn btn-info btn-collapse" data-toggle="collapse" href="#caseILeneAvAu93-01" aria-expanded="false" aria-controls="collapseExample"&gt;Case summary&lt;/a&gt; <text:s text:c="16"/>&lt;/p&gt; <text:s text:c="16"/>&lt;div class="case-details collapse" id="caseILeneAvAu93-01"&gt; <text:s text:c="18"/>&lt;div class="card card-block"&gt; <text:s text:c="20"/>&lt;h5 data-unq="461-01"&gt;</text:p>
          </table:table-cell>
          <table:table-cell table:style-name="ce61" table:number-columns-repeated="1012"/>
          <table:table-cell table:number-columns-repeated="8"/>
        </table:table-row>
        <table:table-row table:style-name="ro28">
          <table:table-cell table:style-name="ce29" office:value-type="string" calcext:value-type="string">
            <text:p>461-01</text:p>
          </table:table-cell>
          <table:table-cell table:style-name="ce29"/>
          <table:table-cell table:style-name="ce52" table:formula="of:=[.C1480]" office:value-type="string" office:string-value="Case of Informationsverein Lentia and Others v. Austria, Application no. 13914/88; 15041/89; 15717/89; 15779/89; 17207/90, Judgement 24 November 1993" calcext:value-type="string">
            <text:p>Case of Informationsverein Lentia and Others v. Austria, Application no. 13914/88; 15041/89; 15717/89; 15779/89; 17207/90, Judgement 24 November 1993</text:p>
          </table:table-cell>
          <table:table-cell table:style-name="ce52" table:formula="of:=[.D1480]" office:value-type="string" office:string-value="Informationsverein Lentia és Mások  kontra Ausztria ügy, Ügyiratszám: 13914/88; 15041/89; 15717/89; 15779/89; 17207/90, 1993. november 24-i ítélet" calcext:value-type="string">
            <text:p>Informationsverein Lentia és Mások <text:s/>kontra Ausztria ügy, Ügyiratszám: 13914/88; 15041/89; 15717/89; 15779/89; 17207/90, 1993. november 24-i ítélet</text:p>
          </table:table-cell>
          <table:table-cell table:style-name="ce52" table:number-columns-repeated="1012"/>
          <table:table-cell table:number-columns-repeated="8"/>
        </table:table-row>
        <table:table-row table:style-name="ro10">
          <table:table-cell table:style-name="ce33" table:number-columns-repeated="2"/>
          <table:table-cell table:number-columns-repeated="2" table:style-name="ce61" office:value-type="string" calcext:value-type="string">
            <text:p>&lt;/h5&gt; <text:s text:c="20"/>&lt;p data-unq="461-02"&gt; <text:s text:c="22"/></text:p>
          </table:table-cell>
          <table:table-cell table:style-name="ce61" table:number-columns-repeated="1012"/>
          <table:table-cell table:number-columns-repeated="8"/>
        </table:table-row>
        <table:table-row table:style-name="ro28">
          <table:table-cell table:style-name="ce29" office:value-type="string" calcext:value-type="string">
            <text:p>461-02</text:p>
          </table:table-cell>
          <table:table-cell table:style-name="ce29"/>
          <table:table-cell table:style-name="ce52" table:formula="of:=[.C1482]" office:value-type="string" office:string-value="European Court of Human Rights found a violation of Article 10 in the maintaining by the Austrian authorities of a monopoly in the audiovisual." calcext:value-type="string">
            <text:p>European Court of Human Rights found a violation of Article 10 in the maintaining by the Austrian authorities of a monopoly in the audiovisual.</text:p>
          </table:table-cell>
          <table:table-cell table:style-name="ce52" table:formula="of:=[.D1482]" office:value-type="string" office:string-value="Az Emberi Jogok Európai Bírósága a 10. cikk sérelmét állapította meg,  az osztrák hatóságok az audiovizuális monopólium fenntartása miatt. " calcext:value-type="string">
            <text:p>Az Emberi Jogok Európai Bírósága a 10. cikk sérelmét állapította meg, <text:s/>az osztrák hatóságok az audiovizuális monopólium fenntartása miatt. </text:p>
          </table:table-cell>
          <table:table-cell table:style-name="ce52" table:number-columns-repeated="1012"/>
          <table:table-cell table:number-columns-repeated="8"/>
        </table:table-row>
        <table:table-row table:style-name="ro26">
          <table:table-cell table:style-name="ce33" table:number-columns-repeated="2"/>
          <table:table-cell table:number-columns-repeated="2" table:style-name="ce61" office:value-type="string" calcext:value-type="string">
            <text:p><text:s text:c="21"/>&lt;/p&gt; <text:s text:c="20"/>&lt;p&gt; <text:s text:c="22"/>&lt;strong&gt;Judgement: &lt;/strong&gt; <text:s text:c="22"/>&lt;a href="http://hudoc.echr.coe.int/eng?i=001-57854"&gt;http://hudoc.echr.coe.int/eng?i=001-57854&lt;/a&gt; <text:s text:c="20"/>&lt;/p&gt; <text:s text:c="20"/>&lt;p&gt; <text:s text:c="22"/>&lt;strong&gt;Legal summaries and comments: &lt;/strong&gt; <text:s text:c="22"/>&lt;a href="http://hudoc.echr.coe.int/eng?i=002-9742"&gt;http://hudoc.echr.coe.int/eng?i=002-9742&lt;/a&gt; <text:s text:c="20"/>&lt;/p&gt; <text:s text:c="18"/>&lt;/div&gt; <text:s text:c="16"/>&lt;/div&gt; <text:s text:c="14"/>&lt;/div&gt; <text:s text:c="12"/>&lt;/div&gt; <text:s text:c="10"/>&lt;/div&gt; <text:s text:c="8"/>&lt;/div&gt; <text:s text:c="6"/>&lt;/div&gt; <text:s text:c="4"/>&lt;/section&gt;</text:p>
          </table:table-cell>
          <table:table-cell table:style-name="ce61" table:number-columns-repeated="1012"/>
          <table:table-cell table:number-columns-repeated="8"/>
        </table:table-row>
        <table:table-row table:style-name="ro84">
          <table:table-cell table:style-name="ce16" table:number-columns-repeated="2"/>
          <table:table-cell table:number-columns-repeated="2" table:style-name="ce104" office:value-type="string" calcext:value-type="string">
            <text:p><text:s text:c="4"/>&lt;section class="azureb" id="toc"&gt; <text:s text:c="6"/>&lt;div class="container"&gt; <text:s text:c="8"/>&lt;div class="col-lg-12 whitechar"&gt; <text:s text:c="10"/>&lt;p data-unq="465"&gt;In order to promote its content and to allow using it in any derivative works as much as possible, this brochure is licensed under a &lt;strong&gt;Creative Commons Attribution-ShareAlike 4.0 International License.&lt;/strong&gt;&lt;/p&gt; <text:s text:c="10"/>&lt;p class="text-center" data-unq="465"&gt;&lt;img src="img/CC.png" alt="" width="100px"&gt; &lt;img src="img/BY.png" alt="" width="100px"&gt; &lt;img src="img/SA.png" alt="" width="100px"&gt;&lt;/p&gt; <text:s text:c="10"/>&lt;/p&gt; <text:s text:c="10"/>&lt;hr&gt; <text:s text:c="8"/>&lt;/div&gt; <text:s text:c="6"/>&lt;/div&gt; <text:s text:c="4"/>&lt;/section&gt; <text:s text:c="5"/>&lt;!-- Bootstrap core JavaScript --&gt; <text:s text:c="4"/>&lt;script src="vendor/jquery/jquery.min.js"&gt;&lt;/script&gt; <text:s text:c="4"/>&lt;script src="js/tether.min.js"&gt; <text:s text:c="5"/>&lt;/script&gt; <text:s text:c="4"/>&lt;script src="vendor/bootstrap/js/bootstrap.bundle.min.js"&gt;&lt;/script&gt; <text:s text:c="5"/>&lt;!-- Plugin JavaScript --&gt; <text:s text:c="4"/>&lt;script src="vendor/jquery-easing/jquery.easing.min.js"&gt;&lt;/script&gt; <text:s text:c="5"/>&lt;!-- Custom scripts for this template --&gt; <text:s text:c="4"/>&lt;script src="js/new-age.min.js"&gt;&lt;/script&gt; <text:s text:c="4"/>&lt;!-- &lt;script src="js/popper.js" charset="utf-8"&gt;&lt;/script&gt; <text:s text:c="4"/>&lt;script src="js/tooltip.js" charset="utf-8"&gt;&lt;/script&gt; --&gt; <text:s text:c="3"/>&lt;/body&gt; <text:s/>&lt;/html&gt;</text:p>
          </table:table-cell>
          <table:table-cell table:style-name="ce104" table:number-columns-repeated="1012"/>
          <table:table-cell table:number-columns-repeated="8"/>
        </table:table-row>
        <table:table-row table:style-name="ro10">
          <table:table-cell table:number-columns-repeated="1024"/>
        </table:table-row>
        <table:table-row table:style-name="ro10">
          <table:table-cell table:number-columns-repeated="2"/>
          <table:table-cell office:value-type="string" calcext:value-type="string">
            <text:p>Case summary</text:p>
          </table:table-cell>
          <table:table-cell office:value-type="string" calcext:value-type="string">
            <text:p>Eter összefoglaló</text:p>
          </table:table-cell>
          <table:table-cell table:number-columns-repeated="1020"/>
        </table:table-row>
        <table:table-row table:style-name="ro85">
          <table:table-cell table:number-columns-repeated="2"/>
          <table:table-cell table:style-name="ce129" office:value-type="string" calcext:value-type="string">
            <text:p>Case Summary (English):</text:p>
          </table:table-cell>
          <table:table-cell office:value-type="string" calcext:value-type="string">
            <text:p>Eter összefoglaló (angol): </text:p>
          </table:table-cell>
          <table:table-cell table:number-columns-repeated="1020"/>
        </table:table-row>
        <table:table-row table:style-name="ro10">
          <table:table-cell table:number-columns-repeated="2"/>
          <table:table-cell office:value-type="string" calcext:value-type="string">
            <text:p>Judgement:</text:p>
          </table:table-cell>
          <table:table-cell office:value-type="string" calcext:value-type="string">
            <text:p>Ítélet</text:p>
          </table:table-cell>
          <table:table-cell table:number-columns-repeated="1020"/>
        </table:table-row>
        <table:table-row table:style-name="ro10">
          <table:table-cell table:number-columns-repeated="2"/>
          <table:table-cell office:value-type="string" calcext:value-type="string">
            <text:p>only in French</text:p>
          </table:table-cell>
          <table:table-cell office:value-type="string" calcext:value-type="string">
            <text:p>Ítélet (csak franciául)</text:p>
          </table:table-cell>
          <table:table-cell table:number-columns-repeated="1020"/>
        </table:table-row>
        <table:table-row table:style-name="ro10">
          <table:table-cell table:number-columns-repeated="2"/>
          <table:table-cell office:value-type="string" calcext:value-type="string">
            <text:p>Legal summaries and comments</text:p>
          </table:table-cell>
          <table:table-cell office:value-type="string" calcext:value-type="string">
            <text:p>Jogi összefoglalók, megjegyzések:</text:p>
          </table:table-cell>
          <table:table-cell table:number-columns-repeated="1020"/>
        </table:table-row>
        <table:table-row table:style-name="ro10" table:number-rows-repeated="1047075">
          <table:table-cell table:number-columns-repeated="1024"/>
        </table:table-row>
        <table:table-row table:style-name="ro10">
          <table:table-cell table:number-columns-repeated="1024"/>
        </table:table-row>
      </table:table>
      <table:table table:name="SumatorFragmente" table:style-name="ta1">
        <table:table-column table:style-name="co23" table:default-cell-style-name="ce4"/>
        <table:table-column table:style-name="co24" table:default-cell-style-name="ce4"/>
        <table:table-column table:style-name="co25"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column table:style-name="co30" table:default-cell-style-name="ce4"/>
        <table:table-column table:style-name="co31" table:default-cell-style-name="ce4"/>
        <table:table-column table:style-name="co1" table:number-columns-repeated="1015" table:default-cell-style-name="ce4"/>
        <table:table-row table:style-name="ro10">
          <table:table-cell office:value-type="string" calcext:value-type="string">
            <text:p>Translated text in Albanian</text:p>
          </table:table-cell>
          <table:table-cell office:value-type="string" calcext:value-type="string">
            <text:p>Translated text in Georgian</text:p>
          </table:table-cell>
          <table:table-cell office:value-type="string" calcext:value-type="string">
            <text:p>Translated text in Language Hungarian</text:p>
          </table:table-cell>
          <table:table-cell office:value-type="string" calcext:value-type="string">
            <text:p>Translated text in Language Macedonian</text:p>
          </table:table-cell>
          <table:table-cell office:value-type="string" calcext:value-type="string">
            <text:p>Translated text in Language Serbian</text:p>
          </table:table-cell>
          <table:table-cell office:value-type="string" calcext:value-type="string">
            <text:p>Translated text in Language Ukrainean</text:p>
          </table:table-cell>
          <table:table-cell office:value-type="string" calcext:value-type="string">
            <text:p>Text tradus în limba română</text:p>
          </table:table-cell>
          <table:table-cell office:value-type="string" calcext:value-type="string">
            <text:p>Russian</text:p>
          </table:table-cell>
          <table:table-cell table:number-columns-repeated="1016"/>
        </table:table-row>
        <table:table-row table:style-name="ro4">
          <table:table-cell office:value-type="string" calcext:value-type="string">
            <text:p>Hapat e para të kuptimit të Lirisë së Shprehjes, Online dhe Offline</text:p>
          </table:table-cell>
          <table:table-cell office:value-type="string" calcext:value-type="string">
            <text:p>პირველი ნაბიჯები გამოხატვის თავისუფლების გაგებისკენ ონლაინ და ოფლაინ</text:p>
          </table:table-cell>
          <table:table-cell office:value-type="string" calcext:value-type="string">
            <text:p>Első lépések az online és offline Szólásszabadság kifejezésének a megértésében </text:p>
            <text:p>kifejezés kifejeződésének megértéséhez</text:p>
          </table:table-cell>
          <table:table-cell office:value-type="string" calcext:value-type="string">
            <text:p>Први чекори кон разбирањето на Слободата на изразување онлајн и офлајн</text:p>
          </table:table-cell>
          <table:table-cell office:value-type="string" calcext:value-type="string">
            <text:p>Prvi koraci u razumevanju slobode izražavanja na Internetu i van Interneta</text:p>
          </table:table-cell>
          <table:table-cell office:value-type="string" calcext:value-type="string">
            <text:p>Перші кроки на шляху до розуміння свободи вираження поглядів онлайн та офлайн </text:p>
          </table:table-cell>
          <table:table-cell office:value-type="string" calcext:value-type="string">
            <text:p>Primii pași în înțelegerea Libertății de Exprimare online și offline </text:p>
          </table:table-cell>
          <table:table-cell office:value-type="string" calcext:value-type="string">
            <text:p>Первые шаги в понимании свободы выражения мнения онлайн и офлайн</text:p>
          </table:table-cell>
          <table:table-cell table:number-columns-repeated="1016"/>
        </table:table-row>
        <table:table-row table:style-name="ro86">
          <table:table-cell office:value-type="string" calcext:value-type="string">
            <text:p>‘- bazuar në jurisprudencën aktuale të Gjykatës Evropiane për të Drejtat e Njeriut</text:p>
          </table:table-cell>
          <table:table-cell office:value-type="string" calcext:value-type="string">
            <text:p>_ ადამიანის უფლებათა ევროპული სასამართლოს პრაქტიკის საფუძველზე _</text:p>
          </table:table-cell>
          <table:table-cell office:value-type="string" calcext:value-type="string">
            <text:p>az Emberi Jogok Európai Bíróságának <text:s/>esetjoga szerint </text:p>
          </table:table-cell>
          <table:table-cell office:value-type="string" calcext:value-type="string">
            <text:p>врз основа на важечката релевантната судска пракса на Европскиот Суд за Човекови Права-</text:p>
          </table:table-cell>
          <table:table-cell office:value-type="string" calcext:value-type="string">
            <text:p>na osnovu tekuće sudske prakse Evropskog suda za ljudska prava</text:p>
          </table:table-cell>
          <table:table-cell office:value-type="string" calcext:value-type="string">
            <text:p>- на основі сучасної судової практики Європейського суду з прав людини -</text:p>
          </table:table-cell>
          <table:table-cell office:value-type="string" calcext:value-type="string">
            <text:p>pe baza jurisprudenței actuale a Curții Europene a Drepturilor Omului</text:p>
          </table:table-cell>
          <table:table-cell office:value-type="string" calcext:value-type="string">
            <text:p>- на основе действующего судебной практики </text:p>
            <text:p>Европейского суда по правам человека</text:p>
          </table:table-cell>
          <table:table-cell table:number-columns-repeated="1016"/>
        </table:table-row>
        <table:table-row table:style-name="ro87">
          <table:table-cell office:value-type="string" calcext:value-type="string">
            <text:p>Redaktorë teknikë: Bogdan Manolea dhe Liana Ganea</text:p>
          </table:table-cell>
          <table:table-cell office:value-type="string" calcext:value-type="string">
            <text:p>რედაქტორები: ბოგდან მანოლეა და ლიანა განეა</text:p>
          </table:table-cell>
          <table:table-cell office:value-type="string" calcext:value-type="string">
            <text:p>Szerkesztők: Bogdan Manolea és Liana Ganea</text:p>
          </table:table-cell>
          <table:table-cell office:value-type="string" calcext:value-type="string">
            <text:p>Уредници: Богдан Манолеа и Лиана Ганеа</text:p>
          </table:table-cell>
          <table:table-cell office:value-type="string" calcext:value-type="string">
            <text:p>Urednici: Bogdan Manolea &amp; Liana Ganea</text:p>
          </table:table-cell>
          <table:table-cell office:value-type="string" calcext:value-type="string">
            <text:p>Редактори: Богдан Манолеа та Ліана Ганеа </text:p>
          </table:table-cell>
          <table:table-cell office:value-type="string" calcext:value-type="string">
            <text:p>Editori: Bogdan Manolea &amp; Liana Ganea</text:p>
          </table:table-cell>
          <table:table-cell office:value-type="string" calcext:value-type="string">
            <text:p>Редакторы: Богдан Манолея и Лиана Ганеа</text:p>
          </table:table-cell>
          <table:table-cell table:number-columns-repeated="1016"/>
        </table:table-row>
        <table:table-row table:style-name="ro87">
          <table:table-cell office:value-type="string" calcext:value-type="string">
            <text:p>Asistentë për Mbledhjen e të Dhënave: Patricia Iacob, Cezara Panait</text:p>
          </table:table-cell>
          <table:table-cell office:value-type="string" calcext:value-type="string">
            <text:p>მონაცემთა შეგროვების ასისტენტები: პატრიცია იაკობი, კეზატა პანაიტი </text:p>
          </table:table-cell>
          <table:table-cell office:value-type="string" calcext:value-type="string">
            <text:p>Adatgyűjtési asszisztensek: Patricia Iacob, Cezara Panait</text:p>
          </table:table-cell>
          <table:table-cell office:value-type="string" calcext:value-type="string">
            <text:p>Асистенти за собирање податоци: Патрициа Иакоб, Цезара Панаит</text:p>
          </table:table-cell>
          <table:table-cell office:value-type="string" calcext:value-type="string">
            <text:p>Asistenti na prikupljanju podataka: Patricia Iacob, Cezara Panait</text:p>
          </table:table-cell>
          <table:table-cell office:value-type="string" calcext:value-type="string">
            <text:p>Помічники зі збору даних: Патриція Якоб та Чезара Панаіт </text:p>
          </table:table-cell>
          <table:table-cell office:value-type="string" calcext:value-type="string">
            <text:p>Asistenți colectare date: Patricia Iacob, Cezara Panait</text:p>
          </table:table-cell>
          <table:table-cell office:value-type="string" calcext:value-type="string">
            <text:p>Помощники по сбору данных: Патриция Якоб, </text:p>
            <text:p>Цезара Панаит</text:p>
          </table:table-cell>
          <table:table-cell table:number-columns-repeated="1016"/>
        </table:table-row>
        <table:table-row table:style-name="ro87">
          <table:table-cell office:value-type="string" calcext:value-type="string">
            <text:p>Redaktore gjuhësore: Valentina Pavel</text:p>
          </table:table-cell>
          <table:table-cell office:value-type="string" calcext:value-type="string">
            <text:p>ტექსტის მიმოხილვა: ვალენტინა პაველი <text:s/></text:p>
          </table:table-cell>
          <table:table-cell office:value-type="string" calcext:value-type="string">
            <text:p>Szöveges felülvizsgálat : Valentina Pavel</text:p>
          </table:table-cell>
          <table:table-cell office:value-type="string" calcext:value-type="string">
            <text:p>Ревизија на текст: Валентина Павел</text:p>
          </table:table-cell>
          <table:table-cell office:value-type="string" calcext:value-type="string">
            <text:p>Recenzija teksta: Valentina Pavel</text:p>
          </table:table-cell>
          <table:table-cell office:value-type="string" calcext:value-type="string">
            <text:p>Рецензування тексту: Валентіна Павел </text:p>
          </table:table-cell>
          <table:table-cell office:value-type="string" calcext:value-type="string">
            <text:p>Revizuire text: Valentina Pavel</text:p>
          </table:table-cell>
          <table:table-cell office:value-type="string" calcext:value-type="string">
            <text:p>Корректировка текста: Валентина Павел</text:p>
          </table:table-cell>
          <table:table-cell table:number-columns-repeated="1016"/>
        </table:table-row>
        <table:table-row table:style-name="ro10">
          <table:table-cell office:value-type="string" calcext:value-type="string">
            <text:p>Grafika: Lucian Niță</text:p>
          </table:table-cell>
          <table:table-cell office:value-type="string" calcext:value-type="string">
            <text:p>დიზაინი: ლუციან ნიტა</text:p>
          </table:table-cell>
          <table:table-cell office:value-type="string" calcext:value-type="string">
            <text:p>Tervezés: Lucian Niţă</text:p>
          </table:table-cell>
          <table:table-cell office:value-type="string" calcext:value-type="string">
            <text:p>Дизајн: Луциан Нита</text:p>
          </table:table-cell>
          <table:table-cell office:value-type="string" calcext:value-type="string">
            <text:p>Dizajn: Lucian Niță</text:p>
          </table:table-cell>
          <table:table-cell office:value-type="string" calcext:value-type="string">
            <text:p>Дизайн: Лучіан Ніца </text:p>
          </table:table-cell>
          <table:table-cell office:value-type="string" calcext:value-type="string">
            <text:p>Design: Lucian Niță</text:p>
          </table:table-cell>
          <table:table-cell office:value-type="string" calcext:value-type="string">
            <text:p>Дизайн: Лучан Нита</text:p>
          </table:table-cell>
          <table:table-cell table:number-columns-repeated="1016"/>
        </table:table-row>
        <table:table-row table:style-name="ro10">
          <table:table-cell office:value-type="string" calcext:value-type="string">
            <text:p>Përkthimi: Vasinela Mice</text:p>
          </table:table-cell>
          <table:table-cell office:value-type="string" calcext:value-type="string">
            <text:p>თარგმნა: ნინო მერებაშვილი </text:p>
          </table:table-cell>
          <table:table-cell office:value-type="string" calcext:value-type="string">
            <text:p>Fordítás: Kostadinovska Dzulia</text:p>
          </table:table-cell>
          <table:table-cell office:value-type="string" calcext:value-type="string">
            <text:p>Превод:</text:p>
          </table:table-cell>
          <table:table-cell office:value-type="string" calcext:value-type="string">
            <text:p>Prevod: Ljiljana Šobajić</text:p>
          </table:table-cell>
          <table:table-cell office:value-type="string" calcext:value-type="string">
            <text:p>Переклад:</text:p>
          </table:table-cell>
          <table:table-cell office:value-type="string" calcext:value-type="string">
            <text:p>Traducere: Anca Argeșiu</text:p>
          </table:table-cell>
          <table:table-cell office:value-type="string" calcext:value-type="string">
            <text:p>Перевод: Дарья Иванова</text:p>
          </table:table-cell>
          <table:table-cell table:number-columns-repeated="1016"/>
        </table:table-row>
        <table:table-row table:style-name="ro88">
          <table:table-cell office:value-type="string" calcext:value-type="string">
            <text:p>Ky botim u përgatit në kuadër të programit “Zhvillimi dhe Përmirësimi i Kuadrit Ligjor në vendet e Evropës Lindore dhe Euroazisë për Mbrojtjen e Lirisë së Internetit”, që zbatohet nga Nisma për Shtetin e së Drejtës e Shoqatës Amerikane të Dhomës të Avokatisë (ABA ROLI) dhe mbështetet nga Departamenti i Shtetit i Shteteve të Bashkuara të Amerikës.</text:p>
          </table:table-cell>
          <table:table-cell office:value-type="string" calcext:value-type="string">
            <text:p>ეს გამოცემა შემუშავდა პროგრამის „სამართლებრივ ჩარჩოთა განვითარება და ხელშეწყობა სამხრეთ ევროპასა და ევრაზიაში ინტერნეტ თავისუფლების დაცვის მიზნით“ ფარგლებში. პროგრამას ახორციელებს ამერიკის იურისტთა ასოციაციის კანონის უზენაესობის ინიციატივა (ABA ROLI) აშშ-ს სახელმწიფო დეპარტამენტის მხარდაჭერით. </text:p>
          </table:table-cell>
          <table:table-cell office:value-type="string" calcext:value-type="string">
            <text:p>Ez a kiadvány az Amerikai Szabadalmi Ügyvivői Szövetség (ABA ROLI) az Egyesült Államok Külügyminisztériuma által támogatott "Az internetes szabadság védelmét szolgáló kelet-európai és eurázsiai jogi keretrendszerek fejlesztése " című program keretében készült.</text:p>
          </table:table-cell>
          <table:table-cell office:value-type="string" calcext:value-type="string">
            <text:p>Оваа публикација е изработена во рамките на програмата "Развој и зајакнување на правните рамки во Источна Европа и Евроазија за заштита на слободата на интернет", имплементирана од Иницијативата за владеење на правото на Американската адвокатска комора <text:s/>(ABA ROLI) и е поддржана од Стејт департментот на САД.</text:p>
          </table:table-cell>
          <table:table-cell office:value-type="string" calcext:value-type="string">
            <text:p>Ova publikacija je sačinjena u okviru programa “Razvoj i unapređenje zakonskog okvira u Istočnoj Evropi i Evroaziji u cilju zaštite slobode na Internetu”, koji sprovodi Inicijativa za vladavinu prava Američke advokatske komore (ABA ROLI) uz podršku Ministarstva spoljnih poslova Sjedinjenih Američkih Država.</text:p>
          </table:table-cell>
          <table:table-cell office:value-type="string" calcext:value-type="string">
            <text:p>Цей документ було розроблено в межах програми «Розвиток та вдосконалення нормативно-правової бази у Східній Європі та Євразії з метою захисту свободи вираження поглядів в Інтернеті», яка впроваджується «Ініціативою з верховенства права» Американської асоціації юристів (ABA ROLI) та за підтримки Державного департаменту Сполучених Штатів Америки.</text:p>
          </table:table-cell>
          <table:table-cell office:value-type="string" calcext:value-type="string">
            <text:p>Această publicație a fost creată în cadrul programului “Dezvoltarea și Extinderea Legislației Cadru din Europa de Est și Eurasia pentru protejarea Libertății pe Internet” implementat de către American Bar Association Rule of Law Initiative (ABA ROLI) și susținut de către Departamentul de Stat al Statelor Unite.</text:p>
          </table:table-cell>
          <table:table-cell office:value-type="string" calcext:value-type="string">
            <text:p>Данный материал разработан в рамках программы «Развитие и совершенствование правовых основ для защиты свободы cлова в интернете в </text:p>
            <text:p>Восточной Европе и Евразии», осуществляемой Инициативой по Вопросам Верховенства Права Американской ассоциации юристов (ABA ROLI) при поддержке Государственного департамента США.</text:p>
          </table:table-cell>
          <table:table-cell table:number-columns-repeated="1016"/>
        </table:table-row>
        <table:table-row table:style-name="ro10">
          <table:table-cell office:value-type="string" calcext:value-type="string">
            <text:p>Përmbajtja</text:p>
          </table:table-cell>
          <table:table-cell office:value-type="string" calcext:value-type="string">
            <text:p>შინაარსი </text:p>
          </table:table-cell>
          <table:table-cell office:value-type="string" calcext:value-type="string">
            <text:p>Tartalomjegyzék</text:p>
          </table:table-cell>
          <table:table-cell office:value-type="string" calcext:value-type="string">
            <text:p>Содржина</text:p>
          </table:table-cell>
          <table:table-cell office:value-type="string" calcext:value-type="string">
            <text:p>Sadržaj</text:p>
          </table:table-cell>
          <table:table-cell office:value-type="string" calcext:value-type="string">
            <text:p>Зміст</text:p>
          </table:table-cell>
          <table:table-cell office:value-type="string" calcext:value-type="string">
            <text:p>Cuprins</text:p>
          </table:table-cell>
          <table:table-cell office:value-type="string" calcext:value-type="string">
            <text:p>Содержание</text:p>
          </table:table-cell>
          <table:table-cell table:number-columns-repeated="1016"/>
        </table:table-row>
        <table:table-row table:style-name="ro10">
          <table:table-cell office:value-type="string" calcext:value-type="string">
            <text:p>Hyrje</text:p>
          </table:table-cell>
          <table:table-cell office:value-type="string" calcext:value-type="string">
            <text:p>შესავალი</text:p>
          </table:table-cell>
          <table:table-cell office:value-type="string" calcext:value-type="string">
            <text:p>Bevezetés</text:p>
          </table:table-cell>
          <table:table-cell office:value-type="string" calcext:value-type="string">
            <text:p>Вовед</text:p>
          </table:table-cell>
          <table:table-cell office:value-type="string" calcext:value-type="string">
            <text:p>Uvod</text:p>
          </table:table-cell>
          <table:table-cell office:value-type="string" calcext:value-type="string">
            <text:p>Вступ</text:p>
          </table:table-cell>
          <table:table-cell office:value-type="string" calcext:value-type="string">
            <text:p>Introducere</text:p>
          </table:table-cell>
          <table:table-cell office:value-type="string" calcext:value-type="string">
            <text:p>Введение</text:p>
          </table:table-cell>
          <table:table-cell table:number-columns-repeated="1016"/>
        </table:table-row>
        <table:table-row table:style-name="ro10">
          <table:table-cell office:value-type="string" calcext:value-type="string">
            <text:p>Rregullimi i Përmbajtjes</text:p>
          </table:table-cell>
          <table:table-cell office:value-type="string" calcext:value-type="string">
            <text:p>კონტენტის რეგულირება </text:p>
          </table:table-cell>
          <table:table-cell office:value-type="string" calcext:value-type="string">
            <text:p>Tartalomi szabályzás</text:p>
          </table:table-cell>
          <table:table-cell office:value-type="string" calcext:value-type="string">
            <text:p>Регулирање на содржината</text:p>
          </table:table-cell>
          <table:table-cell office:value-type="string" calcext:value-type="string">
            <text:p>Regulisanje sadržaja</text:p>
          </table:table-cell>
          <table:table-cell office:value-type="string" calcext:value-type="string">
            <text:p>Контроль за змістом</text:p>
          </table:table-cell>
          <table:table-cell office:value-type="string" calcext:value-type="string">
            <text:p>Reglementarea conținutului</text:p>
          </table:table-cell>
          <table:table-cell office:value-type="string" calcext:value-type="string">
            <text:p>Регулирование содержания</text:p>
          </table:table-cell>
          <table:table-cell table:number-columns-repeated="1016"/>
        </table:table-row>
        <table:table-row table:style-name="ro86">
          <table:table-cell office:value-type="string" calcext:value-type="string">
            <text:p>Detyrat dhe Përgjegjësitë - online dhe offline</text:p>
          </table:table-cell>
          <table:table-cell office:value-type="string" calcext:value-type="string">
            <text:p>ვალდებულებები და პასუხისმგებლობები - ონლაინ და ოფლაინ</text:p>
          </table:table-cell>
          <table:table-cell office:value-type="string" calcext:value-type="string">
            <text:p>Feladatok és felelősségek - online és offline</text:p>
          </table:table-cell>
          <table:table-cell office:value-type="string" calcext:value-type="string">
            <text:p>Должности и одговорности-онлајн и офлајн</text:p>
          </table:table-cell>
          <table:table-cell office:value-type="string" calcext:value-type="string">
            <text:p>Dužnosti i obaveze – na Internetu i van Interneta</text:p>
          </table:table-cell>
          <table:table-cell office:value-type="string" calcext:value-type="string">
            <text:p>Обов'язки та відповідальність онлайн та офлайн </text:p>
          </table:table-cell>
          <table:table-cell office:value-type="string" calcext:value-type="string">
            <text:p>Obligații și responsabilități - online și offline</text:p>
          </table:table-cell>
          <table:table-cell office:value-type="string" calcext:value-type="string">
            <text:p>Обязанности и обязательства - онлайн и офлайн</text:p>
          </table:table-cell>
          <table:table-cell table:number-columns-repeated="1016"/>
        </table:table-row>
        <table:table-row table:style-name="ro87">
          <table:table-cell office:value-type="string" calcext:value-type="string">
            <text:p>Detyrimi i ndërmjetësit për shërbimet e internetit</text:p>
          </table:table-cell>
          <table:table-cell office:value-type="string" calcext:value-type="string">
            <text:p>ინტერნეტ სერვისების შუალედური პასუხისმგებლობა</text:p>
          </table:table-cell>
          <table:table-cell office:value-type="string" calcext:value-type="string">
            <text:p>Közvetítői felelősség az internetes szolgáltatásoknál</text:p>
          </table:table-cell>
          <table:table-cell office:value-type="string" calcext:value-type="string">
            <text:p>Посредна одговорност за интернет услугите </text:p>
          </table:table-cell>
          <table:table-cell office:value-type="string" calcext:value-type="string">
            <text:p>Odgovornost posrednika za Internet usluge</text:p>
          </table:table-cell>
          <table:table-cell office:value-type="string" calcext:value-type="string">
            <text:p>Відповідальність посередників за надання Інтернет-послуг </text:p>
          </table:table-cell>
          <table:table-cell office:value-type="string" calcext:value-type="string">
            <text:p>Responsabilitatea furnizorilor de servicii ale societății informaționale</text:p>
          </table:table-cell>
          <table:table-cell office:value-type="string" calcext:value-type="string">
            <text:p>Ответственность посредников за оказываемые </text:p>
            <text:p>Интернет-услуги</text:p>
          </table:table-cell>
          <table:table-cell table:number-columns-repeated="1016"/>
        </table:table-row>
        <table:table-row table:style-name="ro10">
          <table:table-cell office:value-type="string" calcext:value-type="string">
            <text:p>E drejta e informimit</text:p>
          </table:table-cell>
          <table:table-cell office:value-type="string" calcext:value-type="string">
            <text:p>ინფორმაციის თავისუფლება </text:p>
          </table:table-cell>
          <table:table-cell office:value-type="string" calcext:value-type="string">
            <text:p>Az információhoz való jog</text:p>
          </table:table-cell>
          <table:table-cell office:value-type="string" calcext:value-type="string">
            <text:p>Право на информирање</text:p>
          </table:table-cell>
          <table:table-cell office:value-type="string" calcext:value-type="string">
            <text:p>Pravo na informisanje</text:p>
          </table:table-cell>
          <table:table-cell office:value-type="string" calcext:value-type="string">
            <text:p>Право на доступ до інформації </text:p>
          </table:table-cell>
          <table:table-cell office:value-type="string" calcext:value-type="string">
            <text:p>Dreptul de a avea acces la informații</text:p>
          </table:table-cell>
          <table:table-cell office:value-type="string" calcext:value-type="string">
            <text:p>Право на информацию</text:p>
          </table:table-cell>
          <table:table-cell table:number-columns-repeated="1016"/>
        </table:table-row>
        <table:table-row table:style-name="ro10">
          <table:table-cell office:value-type="string" calcext:value-type="string">
            <text:p>Bllokimi i Internetit</text:p>
          </table:table-cell>
          <table:table-cell office:value-type="string" calcext:value-type="string">
            <text:p>ინტერნეტის დაბლოკვა </text:p>
          </table:table-cell>
          <table:table-cell office:value-type="string" calcext:value-type="string">
            <text:p>Internet blokkolás</text:p>
          </table:table-cell>
          <table:table-cell office:value-type="string" calcext:value-type="string">
            <text:p>Интернет блокирање</text:p>
          </table:table-cell>
          <table:table-cell office:value-type="string" calcext:value-type="string">
            <text:p>Blokiranje Interneta</text:p>
          </table:table-cell>
          <table:table-cell office:value-type="string" calcext:value-type="string">
            <text:p>Блокування доступу до Інтернет-ресурсів</text:p>
          </table:table-cell>
          <table:table-cell office:value-type="string" calcext:value-type="string">
            <text:p>Blocarea Internetului</text:p>
          </table:table-cell>
          <table:table-cell office:value-type="string" calcext:value-type="string">
            <text:p>Блокирование Интернета</text:p>
          </table:table-cell>
          <table:table-cell table:number-columns-repeated="1016"/>
        </table:table-row>
        <table:table-row table:style-name="ro87">
          <table:table-cell office:value-type="string" calcext:value-type="string">
            <text:p>Liria e shprehjes kundrejt privatësisë</text:p>
          </table:table-cell>
          <table:table-cell office:value-type="string" calcext:value-type="string">
            <text:p>გამოხატვის თავისუფლება პირადი ცხოვრების ხელშეუხებლობის წინაღმდეგ </text:p>
          </table:table-cell>
          <table:table-cell office:value-type="string" calcext:value-type="string">
            <text:p>A véleménynyilvánítás szabadsága kontra adatvédelem</text:p>
          </table:table-cell>
          <table:table-cell office:value-type="string" calcext:value-type="string">
            <text:p>Слобода на изразување наспроти приватност</text:p>
          </table:table-cell>
          <table:table-cell office:value-type="string" calcext:value-type="string">
            <text:p>Sloboda izražavanja u odnosu na privatnost</text:p>
          </table:table-cell>
          <table:table-cell office:value-type="string" calcext:value-type="string">
            <text:p>Свобода вираження поглядів і недоторканість приватного життя</text:p>
          </table:table-cell>
          <table:table-cell office:value-type="string" calcext:value-type="string">
            <text:p>Libertatea de exprimare versus viață privată</text:p>
          </table:table-cell>
          <table:table-cell office:value-type="string" calcext:value-type="string">
            <text:p>Свобода выражения мнения и</text:p>
            <text:p>конфиденциальность</text:p>
          </table:table-cell>
          <table:table-cell table:number-columns-repeated="1016"/>
        </table:table-row>
        <table:table-row table:style-name="ro87">
          <table:table-cell office:value-type="string" calcext:value-type="string">
            <text:p>Liria e shprehjes kundrejt të drejtës së autorit</text:p>
          </table:table-cell>
          <table:table-cell office:value-type="string" calcext:value-type="string">
            <text:p>გამოხატვის თავისუფლება საავტორო უფლებების წინააღმდეგ</text:p>
          </table:table-cell>
          <table:table-cell office:value-type="string" calcext:value-type="string">
            <text:p>A véleménynyilvánítás szabadsága kontra szerzői jog</text:p>
          </table:table-cell>
          <table:table-cell office:value-type="string" calcext:value-type="string">
            <text:p>Слобода на изразување наспроти авторско право</text:p>
          </table:table-cell>
          <table:table-cell office:value-type="string" calcext:value-type="string">
            <text:p>Sloboda izražavanja u odnosu na autorsko pravo</text:p>
          </table:table-cell>
          <table:table-cell office:value-type="string" calcext:value-type="string">
            <text:p>Свобода вираження поглядів і захист авторських прав </text:p>
          </table:table-cell>
          <table:table-cell office:value-type="string" calcext:value-type="string">
            <text:p>Libertatea de exprimare versus drepturi de autor</text:p>
          </table:table-cell>
          <table:table-cell office:value-type="string" calcext:value-type="string">
            <text:p>Свобода выражения мнения и авторское право</text:p>
          </table:table-cell>
          <table:table-cell table:number-columns-repeated="1016"/>
        </table:table-row>
        <table:table-row table:style-name="ro89">
          <table:table-cell office:value-type="string" calcext:value-type="string">
            <text:p>Kufizime të tjera (siguria kombëtare, mbrojtja e shëndetit apo moralit, procedurat gjyqësore)</text:p>
          </table:table-cell>
          <table:table-cell office:value-type="string" calcext:value-type="string">
            <text:p>სხვა შეზღუდვები (ეროვნული უსაფრთხოება, ჯამრთელობისა და მორალის დაცვა, სამართალწარმოების მიმდინარეობა) </text:p>
          </table:table-cell>
          <table:table-cell office:value-type="string" calcext:value-type="string">
            <text:p>Egyéb korlátozások, <text:s/>(az egészség vagy erkölcs védelme, bírósági eljárás)</text:p>
          </table:table-cell>
          <table:table-cell office:value-type="string" calcext:value-type="string">
            <text:p>Други ограничувања (национална безбедност, заштита на здравјето и моралот, судска постапка)</text:p>
          </table:table-cell>
          <table:table-cell office:value-type="string" calcext:value-type="string">
            <text:p>Ostala ograničenja (nacionalna bezbednost, zaštita zdravlja ili morala, sudski postupci) </text:p>
          </table:table-cell>
          <table:table-cell office:value-type="string" calcext:value-type="string">
            <text:p>Інші обмеження (національна безпека, охорона здоров'я або моралі та судове провадження)</text:p>
          </table:table-cell>
          <table:table-cell office:value-type="string" calcext:value-type="string">
            <text:p>Alte limitări (securitate națională, protecția sănătății sau moralei, proceduri judiciare)</text:p>
          </table:table-cell>
          <table:table-cell office:value-type="string" calcext:value-type="string">
            <text:p>Другие ограничения (национальная безопасность, охрана здоровья или нравственности, </text:p>
            <text:p>судебные разбирательства)</text:p>
          </table:table-cell>
          <table:table-cell table:number-columns-repeated="1016"/>
        </table:table-row>
        <table:table-row table:style-name="ro10">
          <table:table-cell office:value-type="string" calcext:value-type="string">
            <text:p>Licencimi </text:p>
          </table:table-cell>
          <table:table-cell office:value-type="string" calcext:value-type="string">
            <text:p>ლიცენზირება </text:p>
          </table:table-cell>
          <table:table-cell office:value-type="string" calcext:value-type="string">
            <text:p>Engedélyezés</text:p>
          </table:table-cell>
          <table:table-cell office:value-type="string" calcext:value-type="string">
            <text:p>Лиценцирање</text:p>
          </table:table-cell>
          <table:table-cell office:value-type="string" calcext:value-type="string">
            <text:p><text:s/>Licenciranje</text:p>
          </table:table-cell>
          <table:table-cell office:value-type="string" calcext:value-type="string">
            <text:p>Ліцензування </text:p>
          </table:table-cell>
          <table:table-cell office:value-type="string" calcext:value-type="string">
            <text:p>Licențe</text:p>
          </table:table-cell>
          <table:table-cell office:value-type="string" calcext:value-type="string">
            <text:p>Лицензирование</text:p>
          </table:table-cell>
          <table:table-cell table:number-columns-repeated="1016"/>
        </table:table-row>
        <table:table-row table:style-name="ro10">
          <table:table-cell office:value-type="string" calcext:value-type="string">
            <text:p>Hyrje <text:s text:c="2"/></text:p>
          </table:table-cell>
          <table:table-cell office:value-type="string" calcext:value-type="string">
            <text:p>შესავალი </text:p>
          </table:table-cell>
          <table:table-cell office:value-type="string" calcext:value-type="string">
            <text:p>Bevezetés</text:p>
          </table:table-cell>
          <table:table-cell/>
          <table:table-cell office:value-type="string" calcext:value-type="string">
            <text:p>Uvod</text:p>
          </table:table-cell>
          <table:table-cell office:value-type="string" calcext:value-type="string">
            <text:p>Вступ</text:p>
          </table:table-cell>
          <table:table-cell office:value-type="string" calcext:value-type="string">
            <text:p>1. Introducere</text:p>
          </table:table-cell>
          <table:table-cell office:value-type="string" calcext:value-type="string">
            <text:p>Введение</text:p>
          </table:table-cell>
          <table:table-cell table:number-columns-repeated="1016"/>
        </table:table-row>
        <table:table-row table:style-name="ro86">
          <table:table-cell office:value-type="string" calcext:value-type="string">
            <text:p>1.1. Përse u hartua kjo broshurë për Internetin dhe Lirinë e Shprehjes?</text:p>
          </table:table-cell>
          <table:table-cell office:value-type="string" calcext:value-type="string">
            <text:p>1.1. რატომ ეს ბროშურა ინტერნეტსა და გამოხატვის თავისუფლებაზე? </text:p>
          </table:table-cell>
          <table:table-cell office:value-type="string" calcext:value-type="string">
            <text:p>1.1 Miért van ez az internetes brosúra és a Véleménynyilvánítás Szabadsága?</text:p>
          </table:table-cell>
          <table:table-cell office:value-type="string" calcext:value-type="string">
            <text:p>1.1. Зошто оваа брошура за интернет и слобода на изразување?</text:p>
          </table:table-cell>
          <table:table-cell office:value-type="string" calcext:value-type="string">
            <text:p>1.1. Koja je svrha ove brošure o Internetu i slobodi izražavanja?</text:p>
          </table:table-cell>
          <table:table-cell office:value-type="string" calcext:value-type="string">
            <text:p>1.1. Чому ця брошура присвячена Інтернету та свободі вираження поглядів?</text:p>
          </table:table-cell>
          <table:table-cell office:value-type="string" calcext:value-type="string">
            <text:p>1.1. De ce această broșură despre Internet și libertatea de exprimare?</text:p>
          </table:table-cell>
          <table:table-cell office:value-type="string" calcext:value-type="string">
            <text:p>1.1. Зачем эта брошюра об Интернете и </text:p>
            <text:p>свободе выражения мнения?</text:p>
          </table:table-cell>
          <table:table-cell table:number-columns-repeated="1016"/>
        </table:table-row>
        <table:table-row table:style-name="ro90">
          <table:table-cell office:value-type="string" calcext:value-type="string">
            <text:p>Interneti ka ndryshuar ndjeshëm jetët tona këto vitet e fundit në shumë fusha, duke përfshirë edhe mënyrën e aksesit dhe publikimit <text:s/>të informacionit. Më e rëndësishmja, Interneti ka shtuar dhe ka përmirësuar ushtrimin e të drejtave tona të lirisë të fjalës si për mundësimin e aksesit tek burime informimi të larmishme, ashtu edhe duke demokratizuar në mënyrë të konsiderueshme publikimin e hapur të çdo lloj informacioni. </text:p>
          </table:table-cell>
          <table:table-cell office:value-type="string" calcext:value-type="string">
            <text:p>ბოლო წლების განმავლობაში ინტერნეტმა საგრძნობლად შეცვალა ჩვენი ცხოვრება სხვადასხვა მიმართულებით, მათ შორის ჩვენს მიერ ინფორმაციის მიღებისა და გავრცელების გზები. თუმცა რაც ყველაზე მნიშვნელოვანია, მან გააძლიერა ჩვენს მიერ გამოხატვის თავისუფლებით სარგებლობა, ინფორმაციის სხვადასხვა წყაროზე წვდომის შესაძლებლობის შექმნისა და ნებისმიერი ინფორმაციის საჯაროდ გამოქვეყნების პროცესის მნიშვნელოვნად დემოკრატიზაციის გზით. </text:p>
          </table:table-cell>
          <table:table-cell office:value-type="string" calcext:value-type="string">
            <text:p>Az Internet számos területen jelentősen megváltoztatta az életet az elmúlt évek során, beleértve az információhoz való hozzáférés és közzététel módját. A legfontosabb azonban, hogy a véleménynyilvánítás szabadságának gyakorlását növelte, mind a különböző információforrásokhoz való hozzáférést, mind az információk bármilyen formában történő nyilvános közzétételének jelentős demokratizálását.</text:p>
          </table:table-cell>
          <table:table-cell office:value-type="string" calcext:value-type="string">
            <text:p>Интернетот значително го промени нашиот живот во изминатите години во многу области, вклучувајќи го и начинот на пристап до и објавување на информации. Но, она што е најважно, го подобри остварувањето на нашите права на слобода на изразување како со овозможување на пристап до разни извори на информации, така и со значително демократизирање на отвореното објавување на било каков вид на информации.</text:p>
          </table:table-cell>
          <table:table-cell office:value-type="string" calcext:value-type="string">
            <text:p>Proteklih godina Internet je značajno promenio naš život u mnogim oblastima, uključujući i način na koji pristupamo informacijama i objavljujemo ih. Međutim, ono što je najznačajnije, unapredio je naše ostvarivanje prava na slobodu izražavanja tako što je obezbedio pristup raznim izvorima informacija, a isto tako značajno demokratizovao otvoreno objavljivanje bilo koje vrste informacija.</text:p>
          </table:table-cell>
          <table:table-cell office:value-type="string" calcext:value-type="string">
            <text:p>Протягом останніх років Інтернет суттєво змінив наше життя у багатьох галузях, включаючи спосіб, у який ми отримаємо доступ до інформації, а також публікуємо її. Але найголовнішим є те, що Інтернет розширив можливості щодо здійснення наших прав на свободу вираження поглядів як шляхом надання доступу до різних джерел інформації, так і завдяки значній демократизації механізму відкритої публікації будь-якої інформації.</text:p>
          </table:table-cell>
          <table:table-cell office:value-type="string" calcext:value-type="string">
            <text:p>Internetul ne-a schimbat semnificativ viețile în ultimii ani, în multe domenii, inclusiv modul în care accesăm informațiile publicate. Dar, cel mai important, a crescut exercitarea drepturilor noastre la libera exprimare atât prin permiterea accesului la diverse surse de informații, dar și prin democratizarea semnificativă a publicării libere a oricărui tip de informații. </text:p>
          </table:table-cell>
          <table:table-cell office:value-type="string" calcext:value-type="string">
            <text:p>В последние годы Интернет значительно изменил нашу жизнь во многих сферах, включая </text:p>
            <text:p>способы доступа к информации и ее публикации. Но самое главное, он расширил сферу осуществления наших прав на свободу выражения мнения как путем предоставления доступа к различным источникам информации, так и путем значительной демократизации открытой публикации информации любого рода.</text:p>
          </table:table-cell>
          <table:table-cell table:number-columns-repeated="1016"/>
        </table:table-row>
        <table:table-row table:style-name="ro91">
          <table:table-cell office:value-type="string" calcext:value-type="string">
            <text:p>“Në dritën e aksesueshmërisë dhe kapacitetit të tij për ruajtjen dhe përçimin e sasive të mëdha të informacionit, interneti luan rol të rëndësishëm në rritjen e aksesit të publikut tek lajmet dhe në lehtësimin e përhapjes së informacionit në përgjithësi.”</text:p>
          </table:table-cell>
          <table:table-cell office:value-type="string" calcext:value-type="string">
            <text:p>“ხელმისაწვდომობისა და საკუთარი შესაძლებლობის გათვალიწინებით შეინახოს და გაავრცელოს განსაკუთრებით დიდი მოცულობის ინფორმაცია, ინტერნეტი თამაშობს მნიშვნელოვან როლს ახალი ამბებისადმი საზოგადოების წვდომის გაძლიერებისა და ზოგადად ინფორმაციის გავრცელების პროცესში.”</text:p>
          </table:table-cell>
          <table:table-cell office:value-type="string" calcext:value-type="string">
            <text:p>"Mivel az internet nagy mennyiségű információval rendelkezik, és nagy mennyiségű információ tárolására és kommunikálására képes, fontos szerepet játszik a hírekhez való nyilvános hozzáférés javításában és általában az információ terjesztésében."</text:p>
            <text:p/>
          </table:table-cell>
          <table:table-cell office:value-type="string" calcext:value-type="string">
            <text:p>„Со оглед на неговата достапност и неговиот капацитет за складирање и соопштување на огромни количини на информации, Интернетот игра важна улога во подобрувањето на пристапот на јавноста до вести и воопшто олеснувањето на ширењето на информациите.“</text:p>
          </table:table-cell>
          <table:table-cell office:value-type="string" calcext:value-type="string">
            <text:p>„S obzirom na svoju dostupnost i sposobnost skladištenja i saopštavanja ogromnih količina informacija, Internet igra važnu ulogu u unapređenju pristupa javnosti informacijama i omogućavanju opšteg širenja informacija.”</text:p>
          </table:table-cell>
          <table:table-cell office:value-type="string" calcext:value-type="string">
            <text:p>«З огляду на свою доступність і здатність зберігати та передавати величезну кількість інформації, Інтернет відіграє важливу роль у збільшенні доступу громадськості до новин і сприянні поширенню інформації загалом.»</text:p>
          </table:table-cell>
          <table:table-cell office:value-type="string" calcext:value-type="string">
            <text:p>“În lumina accesibilității și capacității sale de stocare și de comunicare a unui vast număr de informații, Internetul joacă un rol important în creșterea accesului publicului la știri și la facilitarea diseminării informațiilor în general.”</text:p>
          </table:table-cell>
          <table:table-cell office:value-type="string" calcext:value-type="string">
            <text:p>«В свете его доступности и возможности хранить и передавать огромное количество информации, </text:p>
            <text:p>Интернет играет важную роль в расширении общественного доступа к новостям и в содействии распространению информации в целом».</text:p>
          </table:table-cell>
          <table:table-cell table:number-columns-repeated="1016"/>
        </table:table-row>
        <table:table-row table:style-name="ro89">
          <table:table-cell office:value-type="string" calcext:value-type="string">
            <text:p>Times Newspapers Ltd kundër Mbretërisë së Bashkuar (Nr. 1 dhe 2), GJEDNJ, 2009</text:p>
          </table:table-cell>
          <table:table-cell office:value-type="string" calcext:value-type="string">
            <text:p>შპს „Times Newspapers“ გაერთიანებული სამეფოს წინააღმდეგ (საქმეები№1 და №2), ადამიანის უფლებათა ევროპული სასამართლო, 2009 წელი</text:p>
          </table:table-cell>
          <table:table-cell office:value-type="string" calcext:value-type="string">
            <text:p/>
            <text:p>Times Újság Ltd kontra Egyesült Királyság (1. és 2. szám),  Emberi Jogok Európai Bírósága, 2009</text:p>
          </table:table-cell>
          <table:table-cell office:value-type="string" calcext:value-type="string">
            <text:p>Times Newspapers Ltd против Обединетото Кралство (бр. 1 и 2), ЕСЧП, 2009</text:p>
          </table:table-cell>
          <table:table-cell office:value-type="string" calcext:value-type="string">
            <text:p>Times Newspapers Ltd protiv Ujedinjenog Kraljevstva (br. 1 i 2), ESLJP, 2009.</text:p>
          </table:table-cell>
          <table:table-cell office:value-type="string" calcext:value-type="string">
            <text:p>«Times Newspapers Limited» проти Великобританії (№ 1 та № 2), ЄСПЛ, 2009</text:p>
          </table:table-cell>
          <table:table-cell office:value-type="string" calcext:value-type="string">
            <text:p>Times Newspapers Ltd v. UK (nr. 1 și 2), CEDO, 2009</text:p>
          </table:table-cell>
          <table:table-cell office:value-type="string" calcext:value-type="string">
            <text:p>"Таймс Ньюспейперс Лтд" (Times Newspapers Ltd) против Соединенного Королевства (no 1 и 2), ЕСПЧ, 2009</text:p>
          </table:table-cell>
          <table:table-cell table:number-columns-repeated="1016"/>
        </table:table-row>
        <table:table-row table:style-name="ro92">
          <table:table-cell office:value-type="string" calcext:value-type="string">
            <text:p>Për rrjedhojë, kjo solli që liria e shprehjes – sidomos në mjedisin online – është çështje që i përket të gjithëve dhe jo vetëm gazetarëve apo OJQ-ve që merren me lirinë e shprehjes. </text:p>
          </table:table-cell>
          <table:table-cell office:value-type="string" calcext:value-type="string">
            <text:p>შედეგად, აღნიშნულმა გამოხატვის თავისუფლება - განსაკუთრებით ონლაინ გარემოში - განავითარა როგორც საკითხი, რომელიც ეხება არა მხოლოდ <text:s/>ჟურნალისტებსა და არასამთავრობო ორგანიზაციებს, რომლებიც საქმიანობენ გამოხატვის თავისუფლების სფეროში, არამედ ჩვენ ყველას. </text:p>
          </table:table-cell>
          <table:table-cell office:value-type="string" calcext:value-type="string">
            <text:p>Következésképpen a szólásszabadság - különösen az online környezetben -  mindannyiunkat érinti. Nem csak az újságírókat vagy a szólásszabadsággal foglalkozó nem kormányzati szervezeteket.</text:p>
            <text:p/>
          </table:table-cell>
          <table:table-cell office:value-type="string" calcext:value-type="string">
            <text:p>Следствено, ова ја претвори слободата на изразување - особено во онлајн средината - во тема која ги засега сите, а не само новинарите или невладините организации кои се занимаваат со слобода на изразување.</text:p>
          </table:table-cell>
          <table:table-cell office:value-type="string" calcext:value-type="string">
            <text:p>Kao ishod toga, sloboda izražavanja – naročito u okruženju Interneta – postala je tema koja se tiče svih nas. Ne samo novinara ili NVO koje se bave slobodom izražavanja.</text:p>
          </table:table-cell>
          <table:table-cell office:value-type="string" calcext:value-type="string">
            <text:p>Таким чином, свобода вираження поглядів – особливо в онлайн-середовищі – перетворилася на тему, яка стосується всіх нас, а не лише журналістів та НУО, які мають справу зі свободою вираження поглядів.</text:p>
          </table:table-cell>
          <table:table-cell office:value-type="string" calcext:value-type="string">
            <text:p>Prin urmare, acesta a transformat libertatea de exprimare - în special în mediul online - într-un subiect care ne preocupă pe toți. Nu doar pe jurnaliști sau ONG-uri care se ocupă de libertatea de exprimare. </text:p>
          </table:table-cell>
          <table:table-cell office:value-type="string" calcext:value-type="string">
            <text:p>Таким образом, свобода выражения мнения - особенно в онлайн-среде - превратилась в аспект, который затрагивает каждого. Не только журналистов или НПО, деятельность которых связана с вопросами свободы выражения мнения.</text:p>
          </table:table-cell>
          <table:table-cell table:number-columns-repeated="1016"/>
        </table:table-row>
        <table:table-row table:style-name="ro93">
          <table:table-cell office:value-type="string" calcext:value-type="string">
            <text:p>“Aktiviteti shprehës i krijuar nga përdoruesit në Internet jep një platformë të paprecedentë për ushtrimin e Lirisë së Shprehjes.” </text:p>
          </table:table-cell>
          <table:table-cell office:value-type="string" calcext:value-type="string">
            <text:p>“მომხმარებელთა მიერ გენერირებული გამოხატვითი საქმიანობა ინტერნეტში წარმოადგენს უპრეცედენტო პლატფორმას გამოხატვის თავისუფლებით სარგებლობისთვის.” </text:p>
          </table:table-cell>
          <table:table-cell office:value-type="string" calcext:value-type="string">
            <text:p>”A felhasználó által létrehozott expresszív tevékenység az interneten példátlan platformot biztosít a szólásszabadság gyakorlására.” </text:p>
          </table:table-cell>
          <table:table-cell office:value-type="string" calcext:value-type="string">
            <text:p>Експресивната активност генерирана од корисниците на интернет обезбедува невидена платформа за остварување на слободата на изразување.</text:p>
          </table:table-cell>
          <table:table-cell office:value-type="string" calcext:value-type="string">
            <text:p>„Aktivnost izražavanja korisnika na Internetu pruža do sada nezabeleženu platformu za ostvarivanje slobode izražavanja.”</text:p>
          </table:table-cell>
          <table:table-cell office:value-type="string" calcext:value-type="string">
            <text:p>«Можливості, які Інтернет надає користувачам для самовираження через створюваний ними контент, служать унікальною платформою для реалізації ними права на свободу вираження поглядів</text:p>
          </table:table-cell>
          <table:table-cell office:value-type="string" calcext:value-type="string">
            <text:p>“Activitatea de exprimare generată de utilizatori pe Internet asigură o platformă fără precedent pentru exercitarea libertății de exprimare.” </text:p>
          </table:table-cell>
          <table:table-cell office:value-type="string" calcext:value-type="string">
            <text:p>«Создаваемые пользователями формы самовыражения в Интернете породили новую платформу для осуществления права на свободу выражения мнения».</text:p>
          </table:table-cell>
          <table:table-cell table:number-columns-repeated="1016"/>
        </table:table-row>
        <table:table-row table:style-name="ro86">
          <table:table-cell office:value-type="string" calcext:value-type="string">
            <text:p>Delfi AS kundër Estonisë 2015 [Dhoma e Madhe], GJEDNJ, 2015</text:p>
          </table:table-cell>
          <table:table-cell office:value-type="string" calcext:value-type="string">
            <text:p>Delfi AS ესტონეთის წინააღმდეგ, 2015 [დიდი პალატა], ადამიანის უფლებათა ევროპული სასამართლო, 2015</text:p>
          </table:table-cell>
          <table:table-cell office:value-type="string" calcext:value-type="string">
            <text:p>Delfi AS kontra Észtország 2015 [Nagy Kamara], EJEB, 2015</text:p>
          </table:table-cell>
          <table:table-cell office:value-type="string" calcext:value-type="string">
            <text:p>Delfi AS против Естонија 2015 [Голем судски совет], ЕСЧП, 2015</text:p>
          </table:table-cell>
          <table:table-cell office:value-type="string" calcext:value-type="string">
            <text:p>Delfi AS protiv Estonije 2015. [Veliko veće], ESLJP, 2015.</text:p>
          </table:table-cell>
          <table:table-cell office:value-type="string" calcext:value-type="string">
            <text:p>«Delfi AS» проти Естонії 2015 [Велика палата], ЄСПЛ, 2015</text:p>
          </table:table-cell>
          <table:table-cell office:value-type="string" calcext:value-type="string">
            <text:p>Delfi AS v. Estonia 2015 [Marea Cameră], CEDO, 2015</text:p>
          </table:table-cell>
          <table:table-cell office:value-type="string" calcext:value-type="string">
            <text:p>"Делфи АС" (Delfi AS) против Эстонии 2015 [Большая Палата], ЕСПЧ, 2015</text:p>
          </table:table-cell>
          <table:table-cell table:number-columns-repeated="1016"/>
        </table:table-row>
        <table:table-row table:style-name="ro88">
          <table:table-cell office:value-type="string" calcext:value-type="string">
            <text:p>Gjithashtu, është bërë thelbësore që informacioni shpjegues i koncepteve themelore të lirisë së shprehjes dhe jurisprudencës të gjykatës kompetente të thjeshtohen dhe të shpjegohen për një auditor më të madh që mund të ketë interes për këtë temë. </text:p>
          </table:table-cell>
          <table:table-cell office:value-type="string" calcext:value-type="string">
            <text:p>ამასთან, განსაკუთრებული მნიშვნელობა შეიძინა, გამოხატვის თავისუფლების ძირითადი ასპექტების, ისევე როგორც შესაბამის სასამართლოთა იურისდიქციის შესახებ ინფორმაციის მარტივად გადმოცემამ და განმარტებამ ფართო საზოგადოების იმ წვერებისათვის, რომლებიც შესაძლებელია დაინტერესებულნი იყვნენ <text:s/>მოცემული საკითხით. <text:s/></text:p>
          </table:table-cell>
          <table:table-cell office:value-type="string" calcext:value-type="string">
            <text:p/>
            <text:p>Továbbá elengedhetetlenné vált, hogy a véleménynyilvánítás szabadságát és a releváns bírósági joggyakorlat alapfogalmát megmagyarázó információkat egyszerűsítsék és elmagyarázzák a nagyközönségnek, amely érdeklődésre tarthat számot.</text:p>
          </table:table-cell>
          <table:table-cell office:value-type="string" calcext:value-type="string">
            <text:p>Исто така стана неопходно информациите што ги објаснуваат основните концепти околу слободата на изразување и судската практика да се поедностават и да и се објаснат на широката публика која може да биде заинтересирана за оваа тема.</text:p>
          </table:table-cell>
          <table:table-cell office:value-type="string" calcext:value-type="string">
            <text:p>Takođe, postalo je bitno da se informacije kroz koje se objašnjavaju osnovni pojmovi u vezi sa slobodom izražavanja i relevantnom sudskom praksom, pojednostave i razjasne širokom auditorijumu koji može biti zainteresovan za tu temu.</text:p>
          </table:table-cell>
          <table:table-cell office:value-type="string" calcext:value-type="string">
            <text:p>Також стало важливо, щоб інформація, яка пояснює основні поняття в царині свободи вираження поглядів та відповідну судову практику, була спрощеною та зрозумілою для широкої аудиторії, яка може бути зацікавлена в цій темі.</text:p>
          </table:table-cell>
          <table:table-cell office:value-type="string" calcext:value-type="string">
            <text:p>A devenit, de asemenea, esențial ca informațiile care explică conceptele de bază ale libertății de exprimare și jurisprudența relevantă să fie simplificate și explicate unei largi audiențe ce poate fi interesată de subiect. </text:p>
          </table:table-cell>
          <table:table-cell office:value-type="string" calcext:value-type="string">
            <text:p>Также в последнее время возникла необходимость в упрощении и разъяснении для широкой аудитории заинтересованной в предмете, основных концепций свободы выражения мнения и соответствующей судебной практики.</text:p>
          </table:table-cell>
          <table:table-cell table:number-columns-repeated="1016"/>
        </table:table-row>
        <table:table-row table:style-name="ro94">
          <table:table-cell office:value-type="string" calcext:value-type="string">
            <text:p>“Funksioni i blogerëve dhe përdoruesve të mirënjohur nëpër mediat sociale mund të asimilohen edhe përmes “mbikëqyrësve publikë ” për aq sa mund të sigurojë mbrojtja sipas Nenit 10.”</text:p>
          </table:table-cell>
          <table:table-cell office:value-type="string" calcext:value-type="string">
            <text:p>“ბლოგერებისა <text:s/>და სოციალური მედიის აქტიურ მომხმარებელთა ფუნქციები შეიძლება ასევე გაიგივებულ იქნეს “მოდარაჯე ძაღლის” ფუნქციებთან მე-10 მუხლის მიზნებიდან გამომდინარე.”</text:p>
          </table:table-cell>
          <table:table-cell office:value-type="string" calcext:value-type="string">
            <text:p/>
            <text:p>” a bloggerek és a szociális média népszerű felhasználóinak szerepe szintén hasonlítható a "térsadalomőréhez", amennyiben a 10. cikkben biztosított védelemről van szó. "</text:p>
          </table:table-cell>
          <table:table-cell office:value-type="string" calcext:value-type="string">
            <text:p>„функцијата на блогерите и популарните корисници на социјалните медиуми може да биде асимилирана од онаа на јавните чувари ", доколку се работи за заштитата од член 10."</text:p>
          </table:table-cell>
          <table:table-cell office:value-type="string" calcext:value-type="string">
            <text:p>„funkcija blogera i popularnih korisnika društvenih mreža može se poistovetiti i sa ulogom ’javnog kontrolora’, bar kad je reč o zaštiti utvrđenoj Članom 10 .”</text:p>
          </table:table-cell>
          <table:table-cell office:value-type="string" calcext:value-type="string">
            <text:p>«Функція блогерів і популярних користувачів соціальних медіа може бути також віднесена до таких “громадських контролерів” в частині захисту, що надається статтею 10». </text:p>
          </table:table-cell>
          <table:table-cell office:value-type="string" calcext:value-type="string">
            <text:p>“Funcția blogger-ilor și a utilizatorilor populari ai rețelelor de socializare poate fi asimilată cu cea a “câinilor de pază publici” în ceea ce privește protecția oferită de Articolul 10.”</text:p>
          </table:table-cell>
          <table:table-cell office:value-type="string" calcext:value-type="string">
            <text:p>«Функция блогеров и популярных пользователей социальных сетей может также отождествляться с функцией «общественных наблюдателей» в том, что касается защиты, предоставляемой статьей 10».</text:p>
          </table:table-cell>
          <table:table-cell table:number-columns-repeated="1016"/>
        </table:table-row>
        <table:table-row table:style-name="ro89">
          <table:table-cell office:value-type="string" calcext:value-type="string">
            <text:p>Rasti Magyar Helsinki Bizottság kundër Hungarisë [Dhoma e Madhe], GJEDNJ, 2016 </text:p>
          </table:table-cell>
          <table:table-cell office:value-type="string" calcext:value-type="string">
            <text:p>საქმე Magyar Helsinki Bizottság უნგრეთის წინააღმდეგ [დიდი პალატა], ადამიანის უფლებათა ევროპული სასამართლო, 2016 </text:p>
          </table:table-cell>
          <table:table-cell office:value-type="string" calcext:value-type="string">
            <text:p/>
            <text:p>Ügy: Magyar Helsinki Bizottság kontra Magyarország [Nagy Kamara], EJEB, 2016</text:p>
          </table:table-cell>
          <table:table-cell office:value-type="string" calcext:value-type="string">
            <text:p>Предмет Magyar Helsinki Bizottság против Унгарија [Голем судски совет], ЕСЧП, 2016 </text:p>
          </table:table-cell>
          <table:table-cell office:value-type="string" calcext:value-type="string">
            <text:p>Predmet Magyar Helsinki Bizottság protiv Mađarske [Veliko veće], ESLJP, 2016.</text:p>
          </table:table-cell>
          <table:table-cell office:value-type="string" calcext:value-type="string">
            <text:p>Справа Magyar Helsinki Bizottság проти Угорщини [Велика палата], ЄСПЛ, 2016 </text:p>
          </table:table-cell>
          <table:table-cell office:value-type="string" calcext:value-type="string">
            <text:p>Caz Magyar Helsinki Bizottság v. Ungaria [Marea Cameră], CEDO, 2016 </text:p>
          </table:table-cell>
          <table:table-cell office:value-type="string" calcext:value-type="string">
            <text:p>Дело "Венгерский Хельсинский комитет" (Magyar Helsinki Bizottság) против Венгрии [Большая Палата], ЕСПЧ, 2016 </text:p>
          </table:table-cell>
          <table:table-cell table:number-columns-repeated="1016"/>
        </table:table-row>
        <table:table-row table:style-name="ro95">
          <table:table-cell office:value-type="string" calcext:value-type="string">
            <text:p>Edhe pse për këtë temë janë botuar shumë libra dhe studime juridike për gjyqtarë apo juristë të tjerë , ne shprehim besimin se tashmë ka një nevojë edhe më të madhe për të thjeshtuar dhe për të shpjeguar bazat e Lirisë së Shprehjes dhe fjalës, sidomos për zbatimin e tyre në botën digjitale. E gjithë kjo jepet me lupën e jurisprudencës aktuale të Gjykatës Evropiane për të Drejtat e Njeriut (GJEDNJ), që duhet të jetë pika kryesore referimi për të gjithë përdoruesit evropianë të Internetit. </text:p>
          </table:table-cell>
          <table:table-cell office:value-type="string" calcext:value-type="string">
            <text:p>მიუხედავად იმისა, რომ მოცემულ საკითხზე გამოქვეყნებულია მრავალი წიგნი თუ სამართლებრივი კვლევა მოსამართლეთა და იურიდიული სფეროს პრაქტიკოსთათვის, მიგვაჩნია, რომ ახლა კიდევ უფრო მნიშვნელოვანია ციფრულ სამყაროში გამოხატვის თავისუფლების ძირითადი ასპექტების მარტივ ენაზე ახსნა და განმარტება. ყოველივე აღნიშნული მოცემულია ადამიანის უფლებათა ევროპული სასამართლოს ხედვის ჭრილში, რომელიც უნდა წარმოადგენდეს ევროპაში ინტერნეტის ნებისმიერი მომხმარებლის მთავარ დაინტერესების საგანს. </text:p>
          </table:table-cell>
          <table:table-cell office:value-type="string" calcext:value-type="string">
            <text:p>Míg számos, a bírók vagy más jogi szakértők számára szóló könyveket és jogi tanulmányokat publikáltunk e témában, úgy véljük, hogy még nagyobb szükség van a szólásszabadság alapjainak egyszerűsítésére és megmagyarázására, különösen a digitális világban. Mindez az Európai Emberi Jogi Bíróság (EJEB) jelenlegi ítélkezési gyakorlatát figyelembe véve valósulhat meg, amely az európai Internethasználók fő referenciapontjának kell lennie.</text:p>
          </table:table-cell>
          <table:table-cell office:value-type="string" calcext:value-type="string">
            <text:p>Иако голем број книги и правни истражувања за судиите или другите правници се објавени на оваа тема, ние веруваме дека сега има уште поголема потреба да се поедностават и објаснат основите на слободата на изразување, особено оние кои се применува во дигиталниот свет. Сето ова е претставено низ призмата на сегашната судска практика на Европскиот суд за човекови права (ЕСЧП), што треба да биде главната референтна точка за сите европски интернет корисници.</text:p>
          </table:table-cell>
          <table:table-cell office:value-type="string" calcext:value-type="string">
            <text:p>Iako su na ovu temu objavljene mnoge knjige i pravne studije namenjene sudijama i drugim pripadnicima pravne profesije, mi smatramo da sada postoji još veća potreba za pojednostavljenjem i objašnjenjem osnovnih premisa slobode izražavanja, naročito onih koje se tiču digitalnog sveta. Sve ovo je izloženo kroz prizmu tekuće sudske prakse Evropskog suda za ljudska prava (ESLJP), koja bi trebalo da bude glavno merilo za sve korisnike Interneta u Evropi. </text:p>
          </table:table-cell>
          <table:table-cell office:value-type="string" calcext:value-type="string">
            <text:p>Хоча з цього питання було опубліковано багато книг і юридичних досліджень для суддів та інших практикуючих юристів, ми переконані в тому, що наразі існує навіть більша потреба в спрощенні та поясненні основ свободи вираження поглядів, особливо в межах цифрового світу. Все це представлено через призму судової практики Європейського суду з прав людини (ЄСПЛ), яка повинна стати основним орієнтиром для всіх європейських користувачів Інтернету.</text:p>
          </table:table-cell>
          <table:table-cell office:value-type="string" calcext:value-type="string">
            <text:p>În vreme ce, pe acest subiect, au fost publicate multe cărți și alte studii legale pentru judecători sau alți practicieni din domeniul legal, credem că acum este o nevoie chiar mai mare de a simplifica și explica elementele de bază ale libertății de exprimare, în special în modul în care se aplică în lumea digitală. Toate acestea sunt prezentate prin lumina jurisprudenței actuale a Curții Europene a Drepturilor Omului (CEDO), care ar trebui să fie punctul principal de referință pentru toți utilizatorii europeni de Internet. </text:p>
          </table:table-cell>
          <table:table-cell office:value-type="string" calcext:value-type="string">
            <text:p>Хотя по данному вопросу было опубликовано много книг и юридических исследований для судей или других юристов-практиков, мы считаем, что в настоящее время существует еще большая необходимость упрощать и объяснять основы свободы выражения мнения, особенно те, которые применимы к цифровому миру. Все это представлено через призму действующей судебной практики Европейского суда по правам человека (ЕСПЧ), которая должна быть основным ориентиром для всех европейских пользователей Интернета.</text:p>
          </table:table-cell>
          <table:table-cell table:number-columns-repeated="1016"/>
        </table:table-row>
        <table:table-row table:style-name="ro93">
          <table:table-cell office:value-type="string" calcext:value-type="string">
            <text:p>Ideja për këtë broshurë lindi edhe si rezultat i disa përvojave vetjake gjatë trajtimit të Lirisë së Shprehjes në këto vitet e fundit:</text:p>
          </table:table-cell>
          <table:table-cell office:value-type="string" calcext:value-type="string">
            <text:p>მოცემული ბროშურის შექმნის იდეა ასევე წარმოიშვა გამოხატვის თავისუფლების საკითხზე მუშაობის პროცესში ბოლო წლებში მიღებული პირადი გამოცდილებიდან: </text:p>
          </table:table-cell>
          <table:table-cell office:value-type="string" calcext:value-type="string">
            <text:p>A kiadvány ötlete az elmúlt évek néhány személyes tapasztalatának eredményeképpen jött létre a szólásszabadság kezelésében:</text:p>
          </table:table-cell>
          <table:table-cell office:value-type="string" calcext:value-type="string">
            <text:p>Идејата за оваа брошура се појави исто така како резултат на неколку лични искуства од работата поврзана со слободата на изразување во изминатите години:</text:p>
          </table:table-cell>
          <table:table-cell office:value-type="string" calcext:value-type="string">
            <text:p>Ideja na kojoj se zasniva ova brošura pojavila se i kao rezultat nekoliko ličnih iskustava u bavljenju slobodom izražavanja proteklih godina: </text:p>
          </table:table-cell>
          <table:table-cell office:value-type="string" calcext:value-type="string">
            <text:p>Ідея цієї брошури виникла також як результат особистого досвіду в галузі свободи вираження поглядів, отриманого протягом останніх років:</text:p>
          </table:table-cell>
          <table:table-cell office:value-type="string" calcext:value-type="string">
            <text:p>Ideea acestei broșuri a apărut și ca rezultat al unor experiențe personale legate de libertatea de exprimare din ultimii ani:</text:p>
          </table:table-cell>
          <table:table-cell office:value-type="string" calcext:value-type="string">
            <text:p>Идея этой брошюры возникла также в результате некоторого личного опыта работы с темой свободы выражения мнения в последние годы:</text:p>
          </table:table-cell>
          <table:table-cell table:number-columns-repeated="1016"/>
        </table:table-row>
        <table:table-row table:style-name="ro96">
          <table:table-cell office:value-type="string" calcext:value-type="string">
            <text:p>Së pari, tema paraqet interes jo vetëm për gazetarët profesionistë, por edhe për disa kategori të tjera përdoruesish të Internetit që kanë formim arsimor të larmishëm dhe që, përgjithësisht, nuk kanë shumë njohuri juridike. Sidoqoftë, të gjithë janë të angazhuar drejt komunikimit të informacionit përmes Internetit dhe ndonjëherë shfaqin pretendime për shkeljen e të drejtave të tyre të Lirisë së Shprehjes. <text:s/></text:p>
          </table:table-cell>
          <table:table-cell office:value-type="string" calcext:value-type="string">
            <text:p>პირველი, მოცემული საკითხით დაინტერესებულნი არიან არა მარტო პროფესიონალი ჟურნალისტები არამედ ინტერნეტის მრავალი სხვა მომხმარებლები, განსხვავებული განათლებითა და როგორც წესი მწირი იურიდიული განათლებით. მიუხედავად აღნიშნულისა, ისინი ჩართულნი არიან ინტერნეტში ინფორმაციის კომუნიკაციის პროცესში და ზოგიერთ შემთხვევაში აცხადებენ, რომ დაირღვა მათი გამოხატვის თავისუფლება. </text:p>
          </table:table-cell>
          <table:table-cell office:value-type="string" calcext:value-type="string">
            <text:p/>
            <text:p>Először is, a téma érdekesnek tűnik nemcsak a professzionális újságírók számára, hanem számos különböző Internetes felhasználónak is, akiknek különféle oktatási háttere van, és általában kevesebb jogi ismerete. Mindazonáltal mindannyian részt vesznek az Internetes információkkal való kommunikációban, és néha azt állítják, hogy megsértik jogulat a véleménynyilvánítás szabadsága terén.</text:p>
          </table:table-cell>
          <table:table-cell office:value-type="string" calcext:value-type="string">
            <text:p>Прво, се чини дека темата е интересна не само за професионалните новинари, туку и за разни други корисници на интернет кои имаат многу различно образование и во суштина не многу познавање од правото. Сепак, сите тие се вклучени во пренесување на информации на интернет и понекогаш тврдат дека е извршена повреда на нивните права на слобода на изразување.</text:p>
          </table:table-cell>
          <table:table-cell office:value-type="string" calcext:value-type="string">
            <text:p>Kao prvo, tema je interesantna ne samo za profesionalne novinare, već i za razne druge vrste korisnika Interneta koji imaju različite obrazovne kvalifikacije, a uglavnom ne raspolažu velikim <text:s/>znanjem iz oblasti prava. Ipak, oni se svi bave saopštavanjem informacija preko Interneta, a ponekad tvrde da im je povređeno pravo na slobodu izražavanja. </text:p>
          </table:table-cell>
          <table:table-cell office:value-type="string" calcext:value-type="string">
            <text:p>По-перше, ця тема здається цікавою не тільки для професійних журналістів, а й для інших користувачів Інтернету, які мають дуже різноманітний освітній досвід і, як правило, не дуже багато юридичних знань. Проте, всі вони беруть участь у поширенні інформації в Інтернеті і іноді заявляють про порушення своїх прав на свободу вираження поглядів.</text:p>
          </table:table-cell>
          <table:table-cell office:value-type="string" calcext:value-type="string">
            <text:p>În primul rând, subiectul pare să fie interesant nu numai pentru jurnaliștii profesioniști dar și pentru diverse alte tipuri de utilizatori ai Internetului care au baze diferite de educație și, în general, nu prea multe cunoștințe legale. Cu toate astea, toți sunt implicați în comunicarea de informații pe Internet și uneori reclamă încălcarea dreptului lor la liberă exprimare. </text:p>
          </table:table-cell>
          <table:table-cell office:value-type="string" calcext:value-type="string">
            <text:p>Во-первых, тема представляется интересной не только для профессиональных журналистов, но и для других типов интернет-пользователей, имеющих разнообразную профессиональную подготовку и, как правило, не обладающих глубокими знаниями в области юриспруденции. Тем не менее, все они участвуют в распространении информации в Интернете и иногда заявляют о нарушении своих прав на свободу выражения мнения.</text:p>
          </table:table-cell>
          <table:table-cell table:number-columns-repeated="1016"/>
        </table:table-row>
        <table:table-row table:style-name="ro97">
          <table:table-cell office:value-type="string" calcext:value-type="string">
            <text:p>Së dyti, shpesh procesi i vendimmarrjes rreth Lirisë së Shprehjes është i nxituar, nuk merr kohë të mjaftueshme për debate të gjata publike ose për përdorimin e raporteve të hollësishme apo gjithë përfshirëse si bazë për vendimet e marra. Kjo është e vërteta, sidomos për disa vende në Evropën Juglindore dhe Jugore. Kështu, fragmentet e argumenteve dhe konkluzioneve të GJEDNJ mund të pranohen gjerësisht si pika referimi dhe, për rrjedhojë, si një mjet i rëndësishëm mbrojtjeje në një debat. </text:p>
          </table:table-cell>
          <table:table-cell office:value-type="string" calcext:value-type="string">
            <text:p>მეორე, გამოხატვის თავისუფლებასთან დაკავშირებული პოლიტიკის შემუშავების პროცესი ხშირად შესაძლებელია წარიმართოს ნაჩქარევად, ხანგრძლივი საჯარო დებატებისა თუ დეტალური ანგარიშების განხილვისთვის საკმარისი დროის დათმობის გარეშე. აღნიშნული განსაკუთრებით ეხება სამხრეთ და აღმოსავლეთ ევროპის ქვეყნებს. ადამიანის უფლებათა ევროპული სასამართლოს გადაწყვეტილებებისა და არგუმენტთა ამონარიდები წარმოადგენს საყოველთაოდ აღიარებულ წყაროს და შესაბამისად ადვოკატირების მნიშვნელოვან ინსტრუმენტს დისკუსიის პროცესში. </text:p>
          </table:table-cell>
          <table:table-cell office:value-type="string" calcext:value-type="string">
            <text:p>Másodszor, a véleménynyilvánítási szabadságot körülvevő politikai döntéshozatali folyamat gyakran úgy tűnik, hogy elhamarkodott, anélkül, hogy elegendő idő lenne a hosszadalmas nyilvános vitákra, illetve a részletes vagy átfogó jelentések felhasználására, a döntések alapjául. Ez különösen igaz bizonyos Dél- és Kelet-Európai országokra. Ezért az EJEB érveinek és következtetéseinek kivonatai széles körben elfogadott referenciapontok, és ennek következtében egy vita során hasznos vitarendezési eszközök.</text:p>
          </table:table-cell>
          <table:table-cell office:value-type="string" calcext:value-type="string">
            <text:p>Второ, процесот на донесување одлуки за политиките во врска со слободата на изразување се чини дека честопати е избрзан, без да се овозможи доволно време за долги јавни дебати или за користење на детални или сеопфатни извештаи, како основа за одлуките. Ова особено важи за одредени земји во Јужна и Источна Европа. Затоа, извадоците од аргументите и заклучоците на ЕСЧП можат да бидат широко прифатени референтни точки и, како последица на тоа, корисна алатка за одбрана во дебатата.</text:p>
          </table:table-cell>
          <table:table-cell office:value-type="string" calcext:value-type="string">
            <text:p>Kao drugo, proces donošenja političkih odluka povezanih sa slobodom izražavanja, po svemu sudeći, odvija se na brzinu, ne ostavljajući dovoljno vremena za duge javne debate ili za korišćenje detaljnih ili sveobuhvatnih izveštaja, kao osnove za donošenje odluka. Ovo je slučaj naročito u određenim zemljama Južne i Istočne Evrope. Stoga, izvodi iz argumentacije i zaključaka ESLJP mogu poslužiti kao široko prihvaćena merila, a prema tome, i kao koristan alat za odbranu stavova tokom debate.</text:p>
          </table:table-cell>
          <table:table-cell office:value-type="string" calcext:value-type="string">
            <text:p>По-друге, процес прийняття політичних рішень, що стосуються свободи вираження поглядів, часто здається поспішним, йому бракує достатньої кількості часу для проведення тривалих публічних обговорень <text:s/>або для використання детальних та всеосяжних звітів в якості основи для прийняття рішень. Це особливо актуально у випадку деяких країн Південної та Східної Європи. Тому витяги зі змагань сторін та висновків ЄСПЛ можуть бути широко визнаними вихідними точками і, як наслідок, корисним аргументом під час дискусій.</text:p>
          </table:table-cell>
          <table:table-cell office:value-type="string" calcext:value-type="string">
            <text:p>În al doilea rând, procesul decizional legat de libertatea de exprimare pare deseori grăbit, fără suficient timp pentru dezbateri publice largi sau utilizarea de rapoarte complete sau detaliate ca bază pentru decizii. Acest lucru este în special adevărat pentru anumite țări din Europa de Sud-Est. Prin urmare, fragmente din argumentele și concluziile CEDO pot fi puncte de referință larg acceptate și, deci, instrumente folositoare într-o dezbatere. </text:p>
          </table:table-cell>
          <table:table-cell office:value-type="string" calcext:value-type="string">
            <text:p>Во-вторых, процесс принятия решений по вопросу регулирования свободы выражения мнения часто кажется необдуманным, проводимым без выделения достаточного количества времени для длительных общественных обсуждений вопроса или для анализа подробных, глубоких и всесторонних докладов, которые могли бы лечь в основу принимаемых решений. Это наблюдение особенно актуально для некоторых стран Южной и Восточной Европы. Поэтому выдержки из доводов и заключений ЕСПЧ могут послужить общепризнанными точками отсчета и, как следствие, могут быть полезным инструментом убеждения в дискуссии.</text:p>
          </table:table-cell>
          <table:table-cell table:number-columns-repeated="1016"/>
        </table:table-row>
        <table:table-row table:style-name="ro92">
          <table:table-cell office:value-type="string" calcext:value-type="string">
            <text:p>Së treti, të ballafaquar me rrjedhën e madhe të informacioneve të disponueshme në ditët e sotme, që të mund të krijojnë opinionin e tyre mjaft përdorues kërkojnë informacione të filtruara e të thjeshta për t’u kuptuar (sesa blloqe tekstesh plot gjuhë juridike të ardhur nga larg apo nga ndonjë shekull tjetër).</text:p>
          </table:table-cell>
          <table:table-cell office:value-type="string" calcext:value-type="string">
            <text:p>მესამე, დღეს არსებული ინფორმაციის ნაკადის გათვალისწინებით მრავალი მომხმარებელი საკუთარი მოსაზრების ჩამოსაყალიბებლად ეძებს ადვილად გასაგებ, <text:s/>გამარტივებულ ინფორმაციას (და არა სამართლებრივი ტექსტების სვეტებს, რომლებიც უცხოა მომხმარებლისთვის). <text:s text:c="2"/></text:p>
          </table:table-cell>
          <table:table-cell office:value-type="string" calcext:value-type="string">
            <text:p>Harmadszor, a ma rendelkezésre álló információk áramlása előtt sok felhasználó véleményük formálására könnyedén érthető, tiszta, megszűrt információt keres <text:s/>(nem jogi szövegek blokkjait, vagy más korok nézeteit).</text:p>
          </table:table-cell>
          <table:table-cell office:value-type="string" calcext:value-type="string">
            <text:p>Трето, во однос на протокот на информации достапен денес, многу корисници бараат лесно разбирливи, дестилирани информации со цел да го обликуваат своето мислење (а не огромни текстови со правнички жаргон кои би можеле да изгледаат далечни или од друг век).</text:p>
          </table:table-cell>
          <table:table-cell office:value-type="string" calcext:value-type="string">
            <text:p>Treće, pristupajući danas raspoloživom toku informacija, mnogi korisnici traže lako razumljive, prečišćene informacije kako bi oformili svoje mišljenje (a ne odeljke teško razumljivog pravnog teksta koji im se čini nepristupačnim ili kao da je iz neke druge epohe). </text:p>
          </table:table-cell>
          <table:table-cell office:value-type="string" calcext:value-type="string">
            <text:p>По-третє, в сьогоднішніх умовах доступності потоків інформації багато користувачів шукають легку для розуміння, відфільтровану інформацію, щоб сформувати свою думку (а не замудрі юридичні тексти, які можуть здаватися далекими від теми або такими, що були написані в іншому столітті).</text:p>
          </table:table-cell>
          <table:table-cell office:value-type="string" calcext:value-type="string">
            <text:p>În al treilea rând, aflați în fața fuxului de informații disponibile în zilele noastre mulți utilizatori caută informații ușor de înțeles, distilate, pentru a-și forma o opinie (și nu blocuri de texte legale ce pot merge foarte departe sau din alte țări).</text:p>
          </table:table-cell>
          <table:table-cell office:value-type="string" calcext:value-type="string">
            <text:p>В-третьих, сталкиваясь с современными потоками информации, многие пользователи ищут легкую для понимания, обработанную информацию, чтобы сформировать свое мнение (а не пассажи заумных юридических формулировок, которые могут показаться чем-то далеким или устаревшим (из прошлого века).</text:p>
          </table:table-cell>
          <table:table-cell table:number-columns-repeated="1016"/>
        </table:table-row>
        <table:table-row table:style-name="ro91">
          <table:table-cell office:value-type="string" calcext:value-type="string">
            <text:p>Ne besojmë se shumica e vendimeve dhe argumenteve për lirinë e shprehjes në jurisprudencën e GJEDNJ-së janë lehtësisht të kuptueshme për një auditor më të gjerë, kur paraqiten drejt.</text:p>
          </table:table-cell>
          <table:table-cell office:value-type="string" calcext:value-type="string">
            <text:p>ჩვენ მიგვაჩნია, რომ გამოხატვის თავისუფლებასთან დაკავშირებით ადამიანის უფლებათა ევროპული სასამართლოს მიერ მიღებულ გადაწყვეტილებათა და გამოყენებულ დასაბუთებათა <text:s/>უმეტესობა ადვილად გასაგები იქნება ფართო საზოგადოებისთვის მათი სწორედ გადმოცემის შემთხვევაში. </text:p>
          </table:table-cell>
          <table:table-cell office:value-type="string" calcext:value-type="string">
            <text:p>Úgy véljük azonban, hogy az EJEB joggyakorlatában a véleménynyilvánítás szabadságára vonatkozó döntések és érvek nagy része könnyen érthető a szélesebb közönség számára, ha helyes magyarázatot kapnak.</text:p>
          </table:table-cell>
          <table:table-cell office:value-type="string" calcext:value-type="string">
            <text:p>Но, ние веруваме дека повеќето од одлуките и аргументите за слобода на изразување во судската пракса на ЕСЧП се лесно разбирливи за пошироката публика, доколку се презентираат правилно.</text:p>
          </table:table-cell>
          <table:table-cell office:value-type="string" calcext:value-type="string">
            <text:p>Međutim, mi smo uvereni da je većina odluka i argumenata u prilog slobode izražavanja u sudskoj praksi ESLJP-a lako razumljiva širem auditorijumu, ukoliko se predstave na odgovarajući način. </text:p>
          </table:table-cell>
          <table:table-cell office:value-type="string" calcext:value-type="string">
            <text:p>Але ми вважаємо, що більшість рішень і аргументів на користь свободи вираження поглядів в судовій практиці ЄСПЛ стане доступнішою для розуміння більш широкою аудиторією, якщо вони будуть належним чином представлені.</text:p>
          </table:table-cell>
          <table:table-cell office:value-type="string" calcext:value-type="string">
            <text:p>Dar credem că majoritatea deciziilor și argumentelor pentru libertatea de exprimare din jurisprudența CEDO sunt ușor de înțeles pentru o audiență mai largă, dacă sunt prezentate corespunzător. </text:p>
          </table:table-cell>
          <table:table-cell office:value-type="string" calcext:value-type="string">
            <text:p>Но мы считаем, что большинство решений и доводов в защиту свободы выражения мнения в практике ЕСПЧ могут быть с легкостью поняты более широкой аудиторией, если информация будет представлена в удобной форме.</text:p>
          </table:table-cell>
          <table:table-cell table:number-columns-repeated="1016"/>
        </table:table-row>
        <table:table-row table:style-name="ro98">
          <table:table-cell office:value-type="string" calcext:value-type="string">
            <text:p>“Neni 10 i Konventës garanton lirinë e shprehjes për “të gjithë”. Nuk bëhet asnjë dallim nëse qëllimi i ndjekur është fitimi ose jo.”</text:p>
          </table:table-cell>
          <table:table-cell office:value-type="string" calcext:value-type="string">
            <text:p>“კონვენციის მე-10 მუხლი უზრუნველყოფს გამოხატვის თავისუფლებას „ყველასთვის“, განურჩევლად <text:s/>იმისა ქმედება ხორციელდება მოგების მიღების მიზნით თუ არა.”</text:p>
          </table:table-cell>
          <table:table-cell office:value-type="string" calcext:value-type="string">
            <text:p>"Az egyezmény 10. cikke garantálja a "mindenki számára" kifejezés szabadságát. Nincs különbség abban, hogy a kitűzött cél nyereséges-e vagy sem. "</text:p>
          </table:table-cell>
          <table:table-cell office:value-type="string" calcext:value-type="string">
            <text:p>„Членот 10 од Конвенцијата ја гарантира слободата на изразување на " сите ". Таа не прави никаква разлика во однос на тоа дали целта која треба да се постигне е остварување на добивка или не. "</text:p>
          </table:table-cell>
          <table:table-cell office:value-type="string" calcext:value-type="string">
            <text:p>„Na osnovu Člana 10 Konvencije, sloboda izražavanja  garantuje se ’svakome’. Na osnovu ovog člana ne pravi se nikakva razlika između toga da li je cilj ostvarivanje dobiti ili ne.“  </text:p>
            <text:p/>
            <text:p/>
          </table:table-cell>
          <table:table-cell office:value-type="string" calcext:value-type="string">
            <text:p>«Стаття 10 Конвенції гарантує свободу вираження поглядів «кожному». Виключень з цього положення немає, незалежно від того, лежить в основі мети, що переслідується, отримання прибутку чи ні». </text:p>
          </table:table-cell>
          <table:table-cell office:value-type="string" calcext:value-type="string">
            <text:p>“Articolul 10 al Convenției garantează libertatea de exprimare pentru “toată lumea”. Nu se face nici o distincție dacă scopul urmărit este realizarea de profit sau nu.”</text:p>
          </table:table-cell>
          <table:table-cell office:value-type="string" calcext:value-type="string">
            <text:p>«Статья 10 Конвенции гарантирует свободу выражения мнения «каждому». </text:p>
            <text:p>Никакие различия не проводятся в зависимости от того, преследует ли лицо цель получения прибыли или нет».</text:p>
          </table:table-cell>
          <table:table-cell table:number-columns-repeated="1016"/>
        </table:table-row>
        <table:table-row table:style-name="ro86">
          <table:table-cell office:value-type="string" calcext:value-type="string">
            <text:p>Neij dhe Sunde Kolmisoppi kundër Suedisë, GJEDNJ, 2013</text:p>
          </table:table-cell>
          <table:table-cell office:value-type="string" calcext:value-type="string">
            <text:p>Neij და Sunde Kolmisoppi შვედეთის წინააღმდეგ, ადამიანის უფლებათა ევროპული სასამართლო, 2013</text:p>
          </table:table-cell>
          <table:table-cell office:value-type="string" calcext:value-type="string">
            <text:p>Neij és Sunde Kolmisoppi kontra Svédország, az EJEB, 2013</text:p>
          </table:table-cell>
          <table:table-cell office:value-type="string" calcext:value-type="string">
            <text:p><text:s text:c="3"/>Neij и Sunde Kolmisoppi против Шведска, ЕСЧП, 2013</text:p>
          </table:table-cell>
          <table:table-cell office:value-type="string" calcext:value-type="string">
            <text:p>Neij i Sunde Kolmisoppi protiv Švedske, ESLJP, 2013.</text:p>
          </table:table-cell>
          <table:table-cell office:value-type="string" calcext:value-type="string">
            <text:p>Ней та Сунде Колмісоппі проти Швеції, ЄСПЛ, 2013 </text:p>
          </table:table-cell>
          <table:table-cell office:value-type="string" calcext:value-type="string">
            <text:p>Neij și Sunde Kolmisoppi v. Suedia, CEDO, 2013</text:p>
          </table:table-cell>
          <table:table-cell office:value-type="string" calcext:value-type="string">
            <text:p>Ней (Neij) и Сунде Колмисоппи (Sunde Kolmisoppi) против Швеции, ЕСПЧ, 2013</text:p>
          </table:table-cell>
          <table:table-cell table:number-columns-repeated="1016"/>
        </table:table-row>
        <table:table-row table:style-name="ro87">
          <table:table-cell office:value-type="string" calcext:value-type="string">
            <text:p>1.2. Liria e shprehjes. Nga t’ia nisim?</text:p>
          </table:table-cell>
          <table:table-cell office:value-type="string" calcext:value-type="string">
            <text:p>1.2. გამოხატვის თავისუფლება. საიდან უნდა დავიწყოთ? </text:p>
          </table:table-cell>
          <table:table-cell office:value-type="string" calcext:value-type="string">
            <text:p>1.2. A kifejezés szabadsága. Honnan indulunk?</text:p>
          </table:table-cell>
          <table:table-cell office:value-type="string" calcext:value-type="string">
            <text:p>1.2. Слобода на изразување. Од каде да почнеме?</text:p>
          </table:table-cell>
          <table:table-cell office:value-type="string" calcext:value-type="string">
            <text:p>1.2. Sloboda izražavanja. Odakle da krenemo? </text:p>
          </table:table-cell>
          <table:table-cell office:value-type="string" calcext:value-type="string">
            <text:p>1.2. Свобода вираження поглядів. Звідки брати відлік?</text:p>
          </table:table-cell>
          <table:table-cell office:value-type="string" calcext:value-type="string">
            <text:p>1.2. Libertatea de exprimare. De unde începem?</text:p>
          </table:table-cell>
          <table:table-cell office:value-type="string" calcext:value-type="string">
            <text:p>1.2. Свобода выражения мнения. С чего начнем?</text:p>
          </table:table-cell>
          <table:table-cell table:number-columns-repeated="1016"/>
        </table:table-row>
        <table:table-row table:style-name="ro89">
          <table:table-cell office:value-type="string" calcext:value-type="string">
            <text:p>Liria e shprehjes është e drejtë themelore e përdorur gjerësisht, shpesh e keqpërdorur, dhe që prapëseprapë nuk kuptohet mjaftueshëm.</text:p>
          </table:table-cell>
          <table:table-cell office:value-type="string" calcext:value-type="string">
            <text:p>გამოხატვის თავისუფლება არის ფართოდ გამოყენებული, ხშირად ხელყოფილი და მაინც არასაკმარისად გააზრებული ფუნდამენტური უფლება. </text:p>
          </table:table-cell>
          <table:table-cell office:value-type="string" calcext:value-type="string">
            <text:p>A véleménynyilvánítás szabadsága széles körben használt, sokszor visszaélésszerű, de még nem eléggé megértett alapvető jog.</text:p>
          </table:table-cell>
          <table:table-cell office:value-type="string" calcext:value-type="string">
            <text:p>Слободата на изразување е широко употребувано, многупати кршено, а сепак недоволно разбрано основно право. </text:p>
          </table:table-cell>
          <table:table-cell office:value-type="string" calcext:value-type="string">
            <text:p>Sloboda izražavanja je osnovno pravo koje ima široku primenu, koje se, međutim, često zloupotrebljava, a pritom nije dovoljno shvaćeno. <text:s/></text:p>
          </table:table-cell>
          <table:table-cell office:value-type="string" calcext:value-type="string">
            <text:p>Свобода вираження поглядів – це основне право, яке широко використовується, часто порушується, але все ще не є достатньо зрозумілим.</text:p>
          </table:table-cell>
          <table:table-cell office:value-type="string" calcext:value-type="string">
            <text:p>Libertatea de exprimare este un drept fundamental larg folosit, de care se face de multe ori abuz și care e totuși insuficient înțeles. </text:p>
          </table:table-cell>
          <table:table-cell office:value-type="string" calcext:value-type="string">
            <text:p>Свобода выражения мнения - это основополагающее право, которое широко реализуется, часто нарушается и все еще недостаточно хорошо понимается.</text:p>
          </table:table-cell>
          <table:table-cell table:number-columns-repeated="1016"/>
        </table:table-row>
        <table:table-row table:style-name="ro89">
          <table:table-cell office:value-type="string" calcext:value-type="string">
            <text:p>Kur nuk na pëlqejnë fjalët e të tjerëve, duam që ata të heshtin dhe të paralajmërohen. </text:p>
          </table:table-cell>
          <table:table-cell office:value-type="string" calcext:value-type="string">
            <text:p>როდესაც არ მოგვწონს რას ამბობს სხვა, გვსურს მათი დადუმება და შენიშვნით მიმართვა. <text:s/></text:p>
          </table:table-cell>
          <table:table-cell office:value-type="string" calcext:value-type="string">
            <text:p>Amikor nem szeretjük, amit mások mondanak, azt akarjuk, hogy hallgassanak <text:s/>és figyelmeztessék őket.</text:p>
          </table:table-cell>
          <table:table-cell office:value-type="string" calcext:value-type="string">
            <text:p>Кога не ни се допаѓа она што некој го кажува, сакаме тој да биде замолчен и опоменат.</text:p>
          </table:table-cell>
          <table:table-cell office:value-type="string" calcext:value-type="string">
            <text:p>Kada nam se ne sviđa ono što neko kaže, želimo da to lice bude ućutkano i sudski opomenuto.</text:p>
          </table:table-cell>
          <table:table-cell office:value-type="string" calcext:value-type="string">
            <text:p>Коли нам не подобається те, що каже хтось інший, ми хочемо, щоб цей хтось замовк та отримав зауваження.</text:p>
          </table:table-cell>
          <table:table-cell office:value-type="string" calcext:value-type="string">
            <text:p>Când nu ne place ce spune cineva, dorim să fie redus la tăcere sau admonestat. </text:p>
          </table:table-cell>
          <table:table-cell office:value-type="string" calcext:value-type="string">
            <text:p>Когда нам не нравится то, что говорит кто-то другой, мы хотим, чтобы их заставили замолчать и наказали.</text:p>
          </table:table-cell>
          <table:table-cell table:number-columns-repeated="1016"/>
        </table:table-row>
        <table:table-row table:style-name="ro93">
          <table:table-cell office:value-type="string" calcext:value-type="string">
            <text:p>Kur duam të shprehemi, qoftë edhe me terma të ngjashme me ligjëratën që kundërshtojmë, mendojmë se jemi të lirë ta bëjmë këtë gjë .</text:p>
          </table:table-cell>
          <table:table-cell office:value-type="string" calcext:value-type="string">
            <text:p>როდესაც აზრის გამოთქმა გვსურს, ვფიქრობთ რომ გვაქვს ამის უფლება, იმ შემთხვევაშიც კი თუ ჩვენი მოსაზრება არის ისევე უსაფუძვლო, როგორც განცხადება რომელსაც არ ვეთანხმებით. <text:s/></text:p>
          </table:table-cell>
          <table:table-cell office:value-type="string" calcext:value-type="string">
            <text:p>Ha valamit akarunk mondani, ugyanabban a témában, mint a beszéd, amellyel nem értünk egyet, úgy gondoljuk, hogy ezt jogunk van szabadon megtenni.</text:p>
          </table:table-cell>
          <table:table-cell office:value-type="string" calcext:value-type="string">
            <text:p>Кога сакаме нешто да кажеме, наводно на истиот начин како и говорот со кој не се согласуваме, мислиме дека имаме право слободно да го сториме тоа.</text:p>
          </table:table-cell>
          <table:table-cell office:value-type="string" calcext:value-type="string">
            <text:p>Kada želimo nešto da kažemo, navodno, u istom smislu kao i izjava sa kojom se ne slažemo, smatramo da imamo pravo da to slobodno učinimo. </text:p>
          </table:table-cell>
          <table:table-cell office:value-type="string" calcext:value-type="string">
            <text:p>Коли ми хочемо щось сказати, нібито на ту ж тему, з якою ми не згодні, ми вважаємо, що маємо право вільно робити це.</text:p>
          </table:table-cell>
          <table:table-cell office:value-type="string" calcext:value-type="string">
            <text:p>Când vrem să spunem ceva, aparent pe aceeași linie cu discursul pe care îl dezaprobăm, credem că avem dreptul s-o facem liber. </text:p>
          </table:table-cell>
          <table:table-cell office:value-type="string" calcext:value-type="string">
            <text:p>Когда мы хотим что-то сказать, формально в аналогичном ключе, что и высказывания, с которыми мы не согласны, мы думаем, что имеем право действовпть свободно.</text:p>
          </table:table-cell>
          <table:table-cell table:number-columns-repeated="1016"/>
        </table:table-row>
        <table:table-row table:style-name="ro98">
          <table:table-cell office:value-type="string" calcext:value-type="string">
            <text:p>Arsyet pse kemi të drejtë themelore për lirinë e shprehjes, përse shërben, kur, për ç‘arsye dhe si kufizohet kjo e drejtë, i shqyrtojmë rrallë .</text:p>
          </table:table-cell>
          <table:table-cell office:value-type="string" calcext:value-type="string">
            <text:p>მაგრამ რატომ გვაქვს გამოხატვის თავისუფლების ფუნდამენტური უფლება, რისთვის არის ის საჭირო და როდის, როგორ და რატომ შეიძლება შეიზღუდოს მოცემული უფლება, რომელსაც იშვიათად ვითვალისწინებთ. </text:p>
          </table:table-cell>
          <table:table-cell office:value-type="string" calcext:value-type="string">
            <text:p>De miért van alapvető jogunk a véleménynyilvánítás szabadságához, mi az, ami hasznos és miért és mikor és hogyan korlátozható ez a jog, ezen ritkán gondolkodunk.</text:p>
          </table:table-cell>
          <table:table-cell office:value-type="string" calcext:value-type="string">
            <text:p>Но ретко размислуваме зошто имаме основно право на слобода на изразување, за што е корисно и зошто и кога и како ова право ќе биде ограничено.</text:p>
          </table:table-cell>
          <table:table-cell office:value-type="string" calcext:value-type="string">
            <text:p>Ali, mi retko razmišljamo zašto postoji osnovno pravo na slobodu izražavanja, čemu ono služi i zbog čega je korisno i kada i na koji način se to pravo ograničava. <text:s text:c="2"/></text:p>
          </table:table-cell>
          <table:table-cell office:value-type="string" calcext:value-type="string">
            <text:p>Але чому ми маємо основне право на свободу вираження поглядів, що в цьому корисного, коли і як воно обмежується, ми розглядаємо не часто.</text:p>
          </table:table-cell>
          <table:table-cell office:value-type="string" calcext:value-type="string">
            <text:p>Dar foarte rar ne gândim de ce avem un drept fundamental la liberă exprimare, la ce folosește și de ce, când și cum va fi limitat acest drept.</text:p>
          </table:table-cell>
          <table:table-cell office:value-type="string" calcext:value-type="string">
            <text:p>У нас есть основополагающее право на свободу выражения мнения, но мы редко принимаем во внимание то, зачем оно нам нужно, почему, когда и каким образом это право может быть ограничено.</text:p>
          </table:table-cell>
          <table:table-cell table:number-columns-repeated="1016"/>
        </table:table-row>
        <table:table-row table:style-name="ro96">
          <table:table-cell office:value-type="string" calcext:value-type="string">
            <text:p>Liria e shprehjes “zbatohet jo vetëm tek “informacioni” apo “idetë ” që pranohen në mënyrë të favorshme ose konsiderohen si të padëmshme a cështje indiference, por edhe tek informacionet/ idetë që kanë qëllim të fyejnë, tronditin apo të shqetësojnë , si psh. Kërkesat për pluralizëm, tolerancë, zgjerimin e botëkuptimit, pa të cilat nuk do të ekzistonte “shoqëria demokratike”.</text:p>
          </table:table-cell>
          <table:table-cell office:value-type="string" calcext:value-type="string">
            <text:p>გამოხატვის თავისუფლება: “მიემართება არა მარტო იმ “ინფორმაციას” ან “იდეებს”, რომლებიც მიიღება <text:s/>დადებითად ან ინდიფერენტულად ან ითვლება არაშეურაცხმყოფელად, არამედ ასევე იმ “ინფორმაციასა” ან “იდეებს”, რომლებიც არის შეურაცხმყოფელი, შოკისმომგვრელი ან შემაშფოთებელი. ასეთია პლურალიზმის, ტოლერანტობისა და ფართო თვალთახედვის მოთხოვნები, რომელთა გარეშეც არ არსებობს “დემოკრატიული საზოგადოება”. <text:s/></text:p>
          </table:table-cell>
          <table:table-cell office:value-type="string" calcext:value-type="string">
            <text:p>A véleménynyilvánítás szabadsága "nemcsak "információ" vagy "ötlet", amit örömmel veszünk, vagy sértőnek tekintünk, hanem azok is beletartoznak, akik ezt megsértik, zavarják. Ilyenek például a pluralizmus, a tolerancia és az egyetértés igényei, amelyek nélkül nincs "demokratikus társadalom".</text:p>
          </table:table-cell>
          <table:table-cell office:value-type="string" calcext:value-type="string">
            <text:p>Слободата на изразување "се применува не само за "информации" или "идеи" кои се примени со одобрување или се сметаат за ненавредливи или ве оставаат рамнодушни, туку и за оние што навредуваат, шокираат или вознемируваат. Такви се барањата на плурализмот, толеранцијата и широките сфаќања без кои нема "демократско општество".</text:p>
          </table:table-cell>
          <table:table-cell office:value-type="string" calcext:value-type="string">
            <text:p>Sloboda izražavanja „merodavna je ne samo za 'informacije' i ’ideje’ koje su naišle na dobar prijem ili koje se smatraju dobronamernim ili indiferentnim, već i za one koje su uvredljive i koje izazivaju zaprepašćenje ili uznemirenje. To su zahtevi pluralizma, tolerancije i širokoumnosti bez kojih ne postoji ’demokratsko društvo’“.</text:p>
          </table:table-cell>
          <table:table-cell office:value-type="string" calcext:value-type="string">
            <text:p>Свобода вираження поглядів «стосується не лише «інформації» чи «ідей», які приймаються прихильно або розцінюються як необразливі чи нейтральні, але і до інформації або ідей, які ображають, шокують або викликають тривогу. Такими є вимоги плюралізму, терпимості і широти поглядів, без яких неможливе існування «демократичного суспільства». </text:p>
          </table:table-cell>
          <table:table-cell office:value-type="string" calcext:value-type="string">
            <text:p>Libertatea de exprimare “este aplicabilă nu numai la “informații” sau “idei” care sunt primite favorabil, văzute ca inofensive sau indiferente, dar se aplică și celor despre care se consideră că ofensează, șochează sau deranjează. Acestea sunt cerințele pluralismului, toleranței și unei gândiri libere în lipsa cărora nu ar exista “societate democratică”.</text:p>
          </table:table-cell>
          <table:table-cell office:value-type="string" calcext:value-type="string">
            <text:p>Свобода выражения мнения «применима не только к положительно воспринятой «информации» и «идеям», которые считаются безобидными или незначительными, но также и к тем высказываниям, которые оскорбляют, шокируют или вызывают беспокойство. Таковы требования плюрализма, терпимости и широты взглядов, без которых невозможно существование «демократического общества».</text:p>
          </table:table-cell>
          <table:table-cell table:number-columns-repeated="1016"/>
        </table:table-row>
        <table:table-row table:style-name="ro86">
          <table:table-cell office:value-type="string" calcext:value-type="string">
            <text:p>Axel Springer kundër Gjermanisë [Dhoma e Madhe], GJEDNJ, 2012</text:p>
          </table:table-cell>
          <table:table-cell office:value-type="string" calcext:value-type="string">
            <text:p>Axel Springer გერმანიის წინააღმდეგ [დიდი პალატა], ადამიანის უფლებათა ევროპული სასამართლო, 2012</text:p>
          </table:table-cell>
          <table:table-cell office:value-type="string" calcext:value-type="string">
            <text:p>Axel Springer kontra Németország [Nagy Kamara], EJEB , 2012</text:p>
          </table:table-cell>
          <table:table-cell office:value-type="string" calcext:value-type="string">
            <text:p>Axel Springer против Германија [Голем судски совет], ЕСЧП, 2012</text:p>
          </table:table-cell>
          <table:table-cell office:value-type="string" calcext:value-type="string">
            <text:p>Axel Springer protiv Nemačke [Veliko veće], ESLJP, 2012.</text:p>
          </table:table-cell>
          <table:table-cell office:value-type="string" calcext:value-type="string">
            <text:p>Аксель Шпрінгер проти Німеччини [Велика палата], ЄСПЛ, 2012</text:p>
          </table:table-cell>
          <table:table-cell office:value-type="string" calcext:value-type="string">
            <text:p>Axel Springer v. Germania [Marea Cameră], CEDO, 2012</text:p>
          </table:table-cell>
          <table:table-cell office:value-type="string" calcext:value-type="string">
            <text:p>Axel Springer против Германии [Большая Палата], ЕСПЧ, 2012</text:p>
          </table:table-cell>
          <table:table-cell table:number-columns-repeated="1016"/>
        </table:table-row>
        <table:table-row table:style-name="ro99">
          <table:table-cell office:value-type="string" calcext:value-type="string">
            <text:p>Deklaratave të mësipërme nuk i përgjigjet asnjë linjë e miratuar mendimi. Lajmi i mirë është se ka shumë opinionistë në filozofinë politike, dokumente ligjore dhe vendime gjyqësore të cilat mund të na orientojnë. Madje, një lajm edhe më i mirë është se, meqenëse zbatimi ligjor dhe juridik i kësaj të drejte në kontekste të ndryshme është përherë dinamik, çdokush mund të ketë të drejtën e fjalës dhe ndikim në mënyrën e zbatimit të politikave. Për ta bërë këtë , na duhet t’i kuptojmë më mirë themelet kryesore të kësaj të drejte. </text:p>
          </table:table-cell>
          <table:table-cell office:value-type="string" calcext:value-type="string">
            <text:p>ჩამოთვლილ შეკითხვებზე არ არსებობს საერთო შეთანხმებული პასუხი. კარგი ახალი ამბავი არის ის, რომ არსებობს მიმართულების მომცემი უამრავი პოლიტიკურ-ფილოსოფიური მოაზროვნე, სამართლებრივი დოკუმენტი და სასამართლო გადაწყვეტილება. და კიდევ უფრო კარგი ახალი ამბავი არის ის, რომ ნებისმიერმა შეიძლება შეიტანოს წვლილი მოცემულ საკითხზე პოლიტიკის შემუშავების პროცესში, რადგან მოცემული უფლების იურიდიული და სამართლებრივი იმპლემენტაცია სხვადასხვა კონტექსტში ყოველთვის დინამიურია. ამისთვის კი აუცილებელია უკეთ გვესმოდეს აღნიშნულ უფლებასთან დაკავშირებული ძირითადი საკითხები. </text:p>
          </table:table-cell>
          <table:table-cell office:value-type="string" calcext:value-type="string">
            <text:p>A fenti kijelentéseknek nincs elfogadott vonala, reflexiója. A jó hír az, hogy több politikai filozófiai gondolkodó, jogi dokumentumok és bírósági döntések születtek, <text:s/>amelyek segítséget nyújtanak nekünk. És még jobb hír az, hogy mivel ezen jog <text:s/>végrehajtása különböző kontextusokban mindig dinamikus, seenki sem tudja mondani és befolyásolni a politika végrehajtásának módját. Ehhez jobban meg kell értenünk ennek a jognak az alapjait.</text:p>
          </table:table-cell>
          <table:table-cell office:value-type="string" calcext:value-type="string">
            <text:p>Не постои договорено размислување кое дава одговор на горенаведените изјави. Добрата вест е дека постојат многу мудреци по политичка филозофија, правни документи и судски одлуки кои ни даваат некои насоки. И уште подобра вест е дека, бидејќи правното и судското спроведување на ова право во различни контексти е секогаш динамично, секој може да каже нешто и да влијае на начинот на спроведување на политиката. За да го сториме тоа, треба подобро да ги разбереме основните постулати на ова право.</text:p>
          </table:table-cell>
          <table:table-cell office:value-type="string" calcext:value-type="string">
            <text:p>Ne postoji usaglašen stav kao odgovor na gore navedene konstatacije. Ono što je dobro jeste da postoji mnogo političkih filozofa, pravnih dokumenata i sudskih odluka koje nam daju smernice. Još značajnije je to da, pošto je zakonsko i sudsko sprovođenje ovog prava u različitim kontekstima uvek dinamično, svako može izneti svoj stav i uticati na sprovođenje politika. <text:s/>Da bi se to ostvarilo, potrebno je da bolje razumemo osnove ovog prava.</text:p>
          </table:table-cell>
          <table:table-cell office:value-type="string" calcext:value-type="string">
            <text:p>Не існує узгодженої лінії мислення, що дала б відповідь на вищевказані заяви. Хороша новина полягає в тому, що є багато мислителів у галузі політичної філософії, юридичних документів і судових рішень, які дають нам деякі рекомендації. Ще краща новина в тому, що оскільки юридична реалізація цього права в різних контекстах завжди має динамічний характер, кожен може мати право голосу і впливати на реалізацію політики. Для цього нам потрібно краще зрозуміти основні засади цього права.</text:p>
          </table:table-cell>
          <table:table-cell office:value-type="string" calcext:value-type="string">
            <text:p>Nu există un mod de gândire agreat care să răspundă afirmațiilor de mai sus. Vestea bună este că sunt mulți gânditori de filozofie politică, documente legale sau decizii ale curților de judecată care ne dau niște linii directoare. Și vestea încă și mai bună este că implementarea legală și juridică a acestui drept în diverse contexte este tot timpul dinamică și oricine poate avea ceva de spus sau poate influența modul în care se implementează o politică. Pentru a face acest lucru, avem nevoie să înțelegem elementele de bază ale acestui drept.</text:p>
          </table:table-cell>
          <table:table-cell office:value-type="string" calcext:value-type="string">
            <text:p>Согласованной позиции по вышеуказанным утверждениям нет. К счастью, есть множество политических философов, юридических документов и судебных решений, которые дают нам некоторые ориентиры. Более того, поскольку юридическая и судебная реализация этого права в различных обстоятельствах всегда динамична, каждый теоретически имеет возможность высказаться и повлиять на правоприменительную практику. Для этого нам и нужно лучше понимать сущность права на свободу выражения мнения.</text:p>
          </table:table-cell>
          <table:table-cell table:number-columns-repeated="1016"/>
        </table:table-row>
        <table:table-row table:style-name="ro89">
          <table:table-cell office:value-type="string" calcext:value-type="string">
            <text:p>Më poshtë renditen të përmbledhura disa nga konceptet kyçe të të drejtës së Lirisë së Shprehjes.</text:p>
          </table:table-cell>
          <table:table-cell office:value-type="string" calcext:value-type="string">
            <text:p>ქვემოთ მოცემულია გამოხატვის თავისუფლების ძირითადი ასპექტების მოკლე შეჯამება. <text:s/></text:p>
          </table:table-cell>
          <table:table-cell office:value-type="string" calcext:value-type="string">
            <text:p>A véleménynyilvánításhoz való jog kulcsfontosságú <text:s/>fogalmának összefoglalása az alábbiakban található.</text:p>
          </table:table-cell>
          <table:table-cell office:value-type="string" calcext:value-type="string">
            <text:p>Резиме на некои од клучните концепти зад правото на слобода на изразување е наведено подолу.</text:p>
          </table:table-cell>
          <table:table-cell office:value-type="string" calcext:value-type="string">
            <text:p>U daljem tekstu izložen je spisak nekih od ključnih pojmova na kojima se zasniva pravo na slobodu izražavanja. </text:p>
          </table:table-cell>
          <table:table-cell office:value-type="string" calcext:value-type="string">
            <text:p>Нижче наведено короткий зміст деяких ключових концепцій права на свободу вираження поглядів.</text:p>
          </table:table-cell>
          <table:table-cell office:value-type="string" calcext:value-type="string">
            <text:p>Mai jos e listat un rezumat al unora dintre conceptele cheie legate de libertatea de exprimare.</text:p>
          </table:table-cell>
          <table:table-cell office:value-type="string" calcext:value-type="string">
            <text:p>Ниже приводится краткое изложение некоторых ключевых концепций права на свободу выражения мнения.</text:p>
          </table:table-cell>
          <table:table-cell table:number-columns-repeated="1016"/>
        </table:table-row>
        <table:table-row table:style-name="ro10">
          <table:table-cell office:value-type="string" calcext:value-type="string">
            <text:p>Ç’është “liria e shprehjes”?</text:p>
          </table:table-cell>
          <table:table-cell office:value-type="string" calcext:value-type="string">
            <text:p>რა არის გამოხატვის თავისუფლება?</text:p>
          </table:table-cell>
          <table:table-cell office:value-type="string" calcext:value-type="string">
            <text:p>Mi a véleménynyilvánítás szabadsága?</text:p>
          </table:table-cell>
          <table:table-cell office:value-type="string" calcext:value-type="string">
            <text:p>Што е слобода на изразување?</text:p>
          </table:table-cell>
          <table:table-cell office:value-type="string" calcext:value-type="string">
            <text:p>Šta je sloboda izražavanja? </text:p>
          </table:table-cell>
          <table:table-cell office:value-type="string" calcext:value-type="string">
            <text:p>Що ми розуміємо під «свободою вираження поглядів»?</text:p>
          </table:table-cell>
          <table:table-cell office:value-type="string" calcext:value-type="string">
            <text:p>Ce este libertatea de exprimare?</text:p>
          </table:table-cell>
          <table:table-cell office:value-type="string" calcext:value-type="string">
            <text:p>Что такое свобода выражения мнения?</text:p>
          </table:table-cell>
          <table:table-cell table:number-columns-repeated="1016"/>
        </table:table-row>
        <table:table-row table:style-name="ro94">
          <table:table-cell office:value-type="string" calcext:value-type="string">
            <text:p>“Liria e shprehjes është një nga themelet jetike të një shoqërie demokratike dhe një nga kushtet bazë për përparimin e saj dhe vetëpërmbushjen e çdo individi”.</text:p>
          </table:table-cell>
          <table:table-cell office:value-type="string" calcext:value-type="string">
            <text:p>“გამოხატვის თავისუფლების წარმოადგენს დემოკრატიული საზოგადოების ერთ-ერთ უმნიშვნელოვანეს საფუძველს და მისი პროგრესისა და თითოეული ინდივიდის თვითგანვითარების ერთ-ერთ აუცილებელ პირობას.”</text:p>
          </table:table-cell>
          <table:table-cell office:value-type="string" calcext:value-type="string">
            <text:p>"A véleménynyilvánítás szabadsága a demokratikus társadalom egyik fontos része és az egyik alapvető feltétele a fejlődésnek és az egyének önmegvalósításának."</text:p>
          </table:table-cell>
          <table:table-cell office:value-type="string" calcext:value-type="string">
            <text:p>„Слободата на изразување претставува еден од основните постулати на едно демократско општество и еден од основните услови за неговиот напредок и за самореализација на секој поединец.“</text:p>
          </table:table-cell>
          <table:table-cell office:value-type="string" calcext:value-type="string">
            <text:p>„​Sloboda izražavanja sačinjava jedan od osnovnih temelja demokratskog društva i jedan od osnovnih uslova za njegov napredak i za samoispunjenje svakog pojedinca.“</text:p>
          </table:table-cell>
          <table:table-cell office:value-type="string" calcext:value-type="string">
            <text:p>«Свобода вираження поглядів є однією з важливих основ демократичного суспільства, а також <text:s/>однією з основних умов для його прогресу та самореалізації кожної людини».</text:p>
          </table:table-cell>
          <table:table-cell office:value-type="string" calcext:value-type="string">
            <text:p>“Libertatea de exprimare constituie unul dintre elementele de bază esențiale într-o societate democratică pentru progresul său și pentru realizarea personală a fiecărui individ.”</text:p>
          </table:table-cell>
          <table:table-cell office:value-type="string" calcext:value-type="string">
            <text:p>«Свобода выражения мнения является одной из важнейших основ демократического общества и одним из основных условий развития этого общества и самореализации каждого человека».</text:p>
          </table:table-cell>
          <table:table-cell table:number-columns-repeated="1016"/>
        </table:table-row>
        <table:table-row table:style-name="ro86">
          <table:table-cell office:value-type="string" calcext:value-type="string">
            <text:p>Axel Springer kundër Gjermanisë [Dhoma e Madhe], GJEDNJ, 2012</text:p>
          </table:table-cell>
          <table:table-cell office:value-type="string" calcext:value-type="string">
            <text:p>Axel Springer გერმანიის წინააღმდეგ [დიდი პალატა], ადამიანის უფლებათა ევროპული სასამართლო, 2012</text:p>
          </table:table-cell>
          <table:table-cell office:value-type="string" calcext:value-type="string">
            <text:p>Axel Springer kontra Németország [Nagy Kamara], EJEB, 2012</text:p>
          </table:table-cell>
          <table:table-cell office:value-type="string" calcext:value-type="string">
            <text:p>Axel Springer против Германија [Голем судски совет], ЕСЧП, 2012</text:p>
          </table:table-cell>
          <table:table-cell office:value-type="string" calcext:value-type="string">
            <text:p>Axel Springer protiv Nemačke <text:s/>[Veliko veće], ESLJP, 2012.</text:p>
          </table:table-cell>
          <table:table-cell office:value-type="string" calcext:value-type="string">
            <text:p>Аксель Шпрінгер проти Німеччини [Велика палата], ЄСПЛ, 2012</text:p>
          </table:table-cell>
          <table:table-cell office:value-type="string" calcext:value-type="string">
            <text:p>Axel Springer v. Germania [Marea Cameră], CEDO, 2012</text:p>
          </table:table-cell>
          <table:table-cell office:value-type="string" calcext:value-type="string">
            <text:p>Axel Springer против Германии [Большая Палата], ЕСПЧ, 2012</text:p>
          </table:table-cell>
          <table:table-cell table:number-columns-repeated="1016"/>
        </table:table-row>
        <table:table-row table:style-name="ro86">
          <table:table-cell office:value-type="string" calcext:value-type="string">
            <text:p>Është instrument i rëndësishëm i lirisë së ndërgjegjes</text:p>
          </table:table-cell>
          <table:table-cell office:value-type="string" calcext:value-type="string">
            <text:p>ის წარმოადგენს სინდისის თავისუფლების ერთ-ერთი მნიშვნელოვან ინსტრუმენტს </text:p>
          </table:table-cell>
          <table:table-cell office:value-type="string" calcext:value-type="string">
            <text:p>Ez a lelkiismereti szabadság fontos eszköze</text:p>
          </table:table-cell>
          <table:table-cell office:value-type="string" calcext:value-type="string">
            <text:p>Таа е важен инструмент за слободата на мислата</text:p>
          </table:table-cell>
          <table:table-cell office:value-type="string" calcext:value-type="string">
            <text:p>Ona je važan instrument slobode savesti <text:s/></text:p>
          </table:table-cell>
          <table:table-cell office:value-type="string" calcext:value-type="string">
            <text:p>Це важливий інструмент свободи совісті</text:p>
          </table:table-cell>
          <table:table-cell office:value-type="string" calcext:value-type="string">
            <text:p>Este un instrument important al libertății de conștiință</text:p>
          </table:table-cell>
          <table:table-cell office:value-type="string" calcext:value-type="string">
            <text:p>Она является важным инструментом реализации права на свободу совести</text:p>
          </table:table-cell>
          <table:table-cell table:number-columns-repeated="1016"/>
        </table:table-row>
        <table:table-row table:style-name="ro94">
          <table:table-cell office:value-type="string" calcext:value-type="string">
            <text:p>Jep zgjidhje të ndërgjegjshme të mbështetura në respektimin e vlerave të caktuara dhe, kësisoj, jep autonomi individuale dhe përcakton identitetin e çdo personi</text:p>
          </table:table-cell>
          <table:table-cell office:value-type="string" calcext:value-type="string">
            <text:p>ის გვანიჭებს ფასეულობებზე დაფუძნებული ინფორმირებული არჩევანის გაკეთების შესაძლებლობას, შესაბამისად იძლევა ინდივიდუალურ ავტონომიას და განსაზღვრავს თითოეული პირის იდენტობას</text:p>
          </table:table-cell>
          <table:table-cell office:value-type="string" calcext:value-type="string">
            <text:p/>
            <text:p>Engedi a bizonyos értékekhez való ragaszkodáson alapuló lelkiismeretes választásokat, és így az egyéni autonómiát biztosítja, és meghatározza az egyes személyek azonosságát</text:p>
          </table:table-cell>
          <table:table-cell office:value-type="string" calcext:value-type="string">
            <text:p>Таа овозможува свесни избори кои се базираат на почитувањето на одредени вредности, а со тоа дава индивидуална автономија и го дефинира идентитетот на секој поединец.</text:p>
          </table:table-cell>
          <table:table-cell office:value-type="string" calcext:value-type="string">
            <text:p>Njome se omogućava savestan izbor zasnovan na pridržavanju određenih vrednosti, a shodno tome, pojedincu se daje autonomija i utvrđuje identitet svakog lica </text:p>
          </table:table-cell>
          <table:table-cell office:value-type="string" calcext:value-type="string">
            <text:p>Вона дозволяє робити свідомий вибір, заснований на дотриманні певних цінностей, і тому надає індивідуальну автономію та визначає ідентичність кожної людини</text:p>
          </table:table-cell>
          <table:table-cell office:value-type="string" calcext:value-type="string">
            <text:p>Permite alegeri conștiente bazate pe aderarea la anumite valori și, prin urmare, asigură autonomie individuală și definește identitatea fiecărei persoane</text:p>
          </table:table-cell>
          <table:table-cell office:value-type="string" calcext:value-type="string">
            <text:p>Она допускает выбор по совести, основанный на соблюдении определенных ценностей, и, следовательно, предоставляет личную независимость и определяет индентичность каждого человека</text:p>
          </table:table-cell>
          <table:table-cell table:number-columns-repeated="1016"/>
        </table:table-row>
        <table:table-row table:style-name="ro98">
          <table:table-cell office:value-type="string" calcext:value-type="string">
            <text:p>Kontribuon drejt marrjes së dijeve dhe njohurive përmes debatimit të vlerave sociale dhe morale dhe duke lejuar tregun e ideve</text:p>
          </table:table-cell>
          <table:table-cell office:value-type="string" calcext:value-type="string">
            <text:p>მას წვლილი შეაქვს ამა თუ იმ საკითხზე ცოდნის მიღებისა და გააზრების პროცესში, სოციალურ თუ მორალურ ღირებულებებზე დებატის ხელშეწყობისა <text:s/>და მოსაზრებების გაცვლის სივრცის შექმნის გზით </text:p>
          </table:table-cell>
          <table:table-cell office:value-type="string" calcext:value-type="string">
            <text:p>Hozzájárul a tudáshoz és a megértéshez, a társadalmi és erkölcsi értékek megvitatásával, valamint a gondolatok piacával</text:p>
          </table:table-cell>
          <table:table-cell office:value-type="string" calcext:value-type="string">
            <text:p>Таа придонесува кон знаењето и разбирањето, преку дебатирање за општествените и моралните вредности и обезбедува пазар на идеи</text:p>
          </table:table-cell>
          <table:table-cell office:value-type="string" calcext:value-type="string">
            <text:p>Ona doprinosi znanju i razumevanju, kroz debatu o društvenim i moralnim vrednostima i omogućavanju tržišta ideja </text:p>
          </table:table-cell>
          <table:table-cell office:value-type="string" calcext:value-type="string">
            <text:p>Вона сприяє отриманню знань та розумінню через обговорення соціальних та моральних цінностей, створюючи майданчик для генерування ідей</text:p>
          </table:table-cell>
          <table:table-cell office:value-type="string" calcext:value-type="string">
            <text:p>Contribuie la cunoaștere și înțelegere prin dezbateri privind valori sociale și morale și prin permiterea unei piețe de idei</text:p>
          </table:table-cell>
          <table:table-cell office:value-type="string" calcext:value-type="string">
            <text:p>Она способствует развитию знаний и взаимопонимания за счет обсуждения социальных и нравственных ценностей, а также создания платформы для обмена идеями</text:p>
          </table:table-cell>
          <table:table-cell table:number-columns-repeated="1016"/>
        </table:table-row>
        <table:table-row table:style-name="ro89">
          <table:table-cell office:value-type="string" calcext:value-type="string">
            <text:p>Mundëson komunikimin e ideve politike, prandaj kontribuon për demokracinë</text:p>
          </table:table-cell>
          <table:table-cell office:value-type="string" calcext:value-type="string">
            <text:p>იგი იძლევა პოლიტიკური იდეების გავრცელების შესაძლებლობას და შესაბამისად წვლილი შეაქვს დემოკრატიის განვითარებაში </text:p>
          </table:table-cell>
          <table:table-cell office:value-type="string" calcext:value-type="string">
            <text:p>Lehetővé teszi a politikai eszmék közlését, és ezáltal hozzájárul a demokráciához</text:p>
          </table:table-cell>
          <table:table-cell office:value-type="string" calcext:value-type="string">
            <text:p>Таа овозможува соопштување на политички идеи, а со тоа придонесува за демократијата</text:p>
          </table:table-cell>
          <table:table-cell office:value-type="string" calcext:value-type="string">
            <text:p>Ona omogućava saopštavanje političkih ideja, a stoga doprinosi demokratiji </text:p>
          </table:table-cell>
          <table:table-cell office:value-type="string" calcext:value-type="string">
            <text:p>Вона сприяє обміну політичними ідеями, а отже, підсилює розвиток демократії</text:p>
          </table:table-cell>
          <table:table-cell office:value-type="string" calcext:value-type="string">
            <text:p>Permite comunicarea de idei politice și contribuie, deci, la democrație</text:p>
          </table:table-cell>
          <table:table-cell office:value-type="string" calcext:value-type="string">
            <text:p>Она позволяет распространять политические идеи и, следовательно, </text:p>
            <text:p>способствует развитию демократии</text:p>
          </table:table-cell>
          <table:table-cell table:number-columns-repeated="1016"/>
        </table:table-row>
        <table:table-row table:style-name="ro89">
          <table:table-cell office:value-type="string" calcext:value-type="string">
            <text:p>Ndërton tolerancën duke i lejuar të tjerëve të shprehen.</text:p>
          </table:table-cell>
          <table:table-cell office:value-type="string" calcext:value-type="string">
            <text:p>იგი ხელს უწყობს ტოლერანტობის განვითარებას, სხვებისთვის საკუთარი აზრის გამოხატვის შესაძლებლობის შექმნის გზით </text:p>
          </table:table-cell>
          <table:table-cell office:value-type="string" calcext:value-type="string">
            <text:p>Toleranciát épített, amely lehetővé teszi mások számára, hogy kifejezzék magukat</text:p>
          </table:table-cell>
          <table:table-cell office:value-type="string" calcext:value-type="string">
            <text:p>Гради толеранција со тоа што им овозможува на другите да се изразат</text:p>
          </table:table-cell>
          <table:table-cell office:value-type="string" calcext:value-type="string">
            <text:p>Gradi toleranciju dopuštajući drugima da se izraze </text:p>
          </table:table-cell>
          <table:table-cell office:value-type="string" calcext:value-type="string">
            <text:p>Вона створює толерантність, дозволяючи іншим висловлювати свої думки </text:p>
          </table:table-cell>
          <table:table-cell office:value-type="string" calcext:value-type="string">
            <text:p>Crește toleranța permițând celorlalți să se exprime</text:p>
          </table:table-cell>
          <table:table-cell office:value-type="string" calcext:value-type="string">
            <text:p>Она укрепляет терпимость, позволяя другим выражать себя</text:p>
          </table:table-cell>
          <table:table-cell table:number-columns-repeated="1016"/>
        </table:table-row>
        <table:table-row table:style-name="ro86">
          <table:table-cell office:value-type="string" calcext:value-type="string">
            <text:p>Kontribuon në zhvillimin artistik, dhe lehtëson progresin akademik dhe shkencor.</text:p>
          </table:table-cell>
          <table:table-cell office:value-type="string" calcext:value-type="string">
            <text:p>მას წვლილი შეაქვს ხელოვნების განვითარებაში და ხელს უწყობს აკადემიურ და მეცნიერულ პროგრესს</text:p>
          </table:table-cell>
          <table:table-cell office:value-type="string" calcext:value-type="string">
            <text:p>Hozzájárul a művészi fejlődéshez, és megkönnyíti a akadémikus és a tudományos <text:s/>fejlődést</text:p>
          </table:table-cell>
          <table:table-cell office:value-type="string" calcext:value-type="string">
            <text:p>Придонесува кон уметнички развој, и го олеснува академскиот и научен напредок</text:p>
          </table:table-cell>
          <table:table-cell office:value-type="string" calcext:value-type="string">
            <text:p>Doprinosi umetničkom razvoju i omogućava napredak teorije i nauke1</text:p>
          </table:table-cell>
          <table:table-cell office:value-type="string" calcext:value-type="string">
            <text:p>Вона сприяє художньому розвитку, а також академічному та науковому прогресу</text:p>
          </table:table-cell>
          <table:table-cell office:value-type="string" calcext:value-type="string">
            <office:annotation draw:style-name="gr1" draw:text-style-name="P2" svg:width="82.23pt" svg:height="16.92pt" svg:x="1661.64pt" svg:y="3224.78pt" draw:caption-point-x="0pt" draw:caption-point-y="0pt">
              <dc:date>2018-02-03T00:00:00</dc:date>
              <text:p text:style-name="P1"><text:span text:style-name="T1">Footnote 1</text:span></text:p>
            </office:annotation>
            <text:p>Contribuie la dezvoltarea artistică și facilitează progresul academic și științific </text:p>
          </table:table-cell>
          <table:table-cell office:value-type="string" calcext:value-type="string">
            <text:p>Она способствует художественному развитию и содействует образовательному и научному прогрессу</text:p>
          </table:table-cell>
          <table:table-cell table:number-columns-repeated="1016"/>
        </table:table-row>
        <table:table-row table:style-name="ro87">
          <table:table-cell office:value-type="string" calcext:value-type="string">
            <text:p>Nga se përbëhet liria e shprehjes?</text:p>
          </table:table-cell>
          <table:table-cell office:value-type="string" calcext:value-type="string">
            <text:p>რას <text:s/>მოიცავს გამოხატვის თავისუფლება? </text:p>
          </table:table-cell>
          <table:table-cell office:value-type="string" calcext:value-type="string">
            <text:p>Mit jelent a véleménynyilvánítás szabadsága, miből áll?</text:p>
          </table:table-cell>
          <table:table-cell office:value-type="string" calcext:value-type="string">
            <text:p>Од што се состои слободата на изразување?</text:p>
          </table:table-cell>
          <table:table-cell office:value-type="string" calcext:value-type="string">
            <text:p>Iz čega se sastoji sloboda izražavanja? </text:p>
          </table:table-cell>
          <table:table-cell office:value-type="string" calcext:value-type="string">
            <text:p>З чого складається свобода вираження поглядів?</text:p>
          </table:table-cell>
          <table:table-cell office:value-type="string" calcext:value-type="string">
            <text:p>În ce constă libertatea de exprimare?</text:p>
          </table:table-cell>
          <table:table-cell office:value-type="string" calcext:value-type="string">
            <text:p>Из чего состоит свобода выражения мнения?</text:p>
          </table:table-cell>
          <table:table-cell table:number-columns-repeated="1016"/>
        </table:table-row>
        <table:table-row table:style-name="ro86">
          <table:table-cell office:value-type="string" calcext:value-type="string">
            <text:p>e drejta për të përhapur informacione të të gjitha formave dhe trajtave, dhe;</text:p>
          </table:table-cell>
          <table:table-cell office:value-type="string" calcext:value-type="string">
            <text:p>ნებისმიერი ფორმისა და სახის ინფორმაციის თავისუფლად გავრცელების უფლებას, და; <text:s/></text:p>
          </table:table-cell>
          <table:table-cell office:value-type="string" calcext:value-type="string">
            <text:p>információhoz való jog terjesztését, minden alakban és formában, és; </text:p>
          </table:table-cell>
          <table:table-cell office:value-type="string" calcext:value-type="string">
            <text:p>правото на ширење информации, во сите форми и облици, и;</text:p>
          </table:table-cell>
          <table:table-cell office:value-type="string" calcext:value-type="string">
            <text:p>pravo na širenje informacija, u svim vidovima i oblicima i; <text:s/></text:p>
          </table:table-cell>
          <table:table-cell office:value-type="string" calcext:value-type="string">
            <text:p>право поширювати інформацію у будь-якій формі;</text:p>
          </table:table-cell>
          <table:table-cell office:value-type="string" calcext:value-type="string">
            <text:p>dreptul de a disemina informații, în toate formele, și;</text:p>
          </table:table-cell>
          <table:table-cell office:value-type="string" calcext:value-type="string">
            <text:p>право распространять информацию во всех формах и любыми средствами;</text:p>
          </table:table-cell>
          <table:table-cell table:number-columns-repeated="1016"/>
        </table:table-row>
        <table:table-row table:style-name="ro87">
          <table:table-cell office:value-type="string" calcext:value-type="string">
            <text:p>e drejta e të tjerëve për ta marrë atë.</text:p>
          </table:table-cell>
          <table:table-cell office:value-type="string" calcext:value-type="string">
            <text:p>სხვათა უფლებას მიიღოს ის.</text:p>
          </table:table-cell>
          <table:table-cell office:value-type="string" calcext:value-type="string">
            <text:p>másoknak joga van arra, hogy ebben részesüljenek</text:p>
          </table:table-cell>
          <table:table-cell office:value-type="string" calcext:value-type="string">
            <text:p>правото да другите да ги примаат.</text:p>
          </table:table-cell>
          <table:table-cell office:value-type="string" calcext:value-type="string">
            <text:p>pravo drugih na primanje informacija. <text:s/></text:p>
          </table:table-cell>
          <table:table-cell office:value-type="string" calcext:value-type="string">
            <text:p>право інших одержувати її.</text:p>
          </table:table-cell>
          <table:table-cell office:value-type="string" calcext:value-type="string">
            <text:p>dreptul celorlalți de a le primi.</text:p>
          </table:table-cell>
          <table:table-cell office:value-type="string" calcext:value-type="string">
            <text:p>право получать информацию.</text:p>
          </table:table-cell>
          <table:table-cell table:number-columns-repeated="1016"/>
        </table:table-row>
        <table:table-row table:style-name="ro92">
          <table:table-cell office:value-type="string" calcext:value-type="string">
            <text:p>Liria e shprehjes “zbatohet jo vetëm tek përmbajtja e informacionit por edhe tek mjetet e shpërndarjes së tij, meqenëse çdo kufizim në mjete me doemos ndërhyn tek e drejta për të marrë dhe për të dhënë informacion”.</text:p>
          </table:table-cell>
          <table:table-cell office:value-type="string" calcext:value-type="string">
            <text:p>გამოხატვის თავისუფლება “მიემართება არა მარტო ინფორმაციის შინაარსს, არამედ ასევე მისი გავრცელების საშუალებებს, რადგან მათზე დაწესებული ნებისმიერი შეზღუდვა გარდაუვლად ახდენს გავლენას ინფორმაციის მიღებისა და გავრცელების უფლებაზე”. <text:s/></text:p>
          </table:table-cell>
          <table:table-cell office:value-type="string" calcext:value-type="string">
            <text:p>A véleménynyilvánítás szabadsága nemcsak az információ tartalmára vonatkozik, hanem a terjesztés eszközeire is, mivel az eszközökre vonatkozó minden korlátozás szükségképpen akadályozza az információ fogadását és átadását ".</text:p>
          </table:table-cell>
          <table:table-cell office:value-type="string" calcext:value-type="string">
            <text:p>Слободата на изразување "се однесува не само на содржината на информациите туку и на средствата за нивно ширење, бидејќи секое ограничување наметнато врз средствата нужно го попречува правото на примање и пренесување информации".</text:p>
          </table:table-cell>
          <table:table-cell office:value-type="string" calcext:value-type="string">
            <text:p>Sloboda izražavanja „se odnosi ne samo za sadržinu informacija, već i na sredstva njihove distribucije, pošto se svako ograničenje koje se uvodi na sredstva nužno odražava na pravo na prijem i saopštavanje informacija“. <text:s/></text:p>
          </table:table-cell>
          <table:table-cell office:value-type="string" calcext:value-type="string">
            <text:p>«Свобода вираження поглядів «поширюється не тільки на зміст інформації, а й на засоби поширення, оскільки будь-яке обмеження, що накладається на засоби, обов'язково перешкоджає здійсненню права на отримання та передачу інформації».</text:p>
          </table:table-cell>
          <table:table-cell office:value-type="string" calcext:value-type="string">
            <text:p>Libertatea de exprimare “se aplică nu numai la conținutul informațiilor ci și la mijloacele de diseminare, deoarece orice restricții impuse asupra mijloacelor intră în conflict cu dreptul de a primi și comunica informații”.</text:p>
          </table:table-cell>
          <table:table-cell office:value-type="string" calcext:value-type="string">
            <text:p>Свобода выражения мнения "применяется не только к содержанию информации, но и к средствам ее распространения, поскольку любое ограничение, налагаемое на такие средства, обязательно препятствует праву на получение и передачу информации».</text:p>
          </table:table-cell>
          <table:table-cell table:number-columns-repeated="1016"/>
        </table:table-row>
        <table:table-row table:style-name="ro86">
          <table:table-cell office:value-type="string" calcext:value-type="string">
            <text:p>Özturk kundër Turqisë [Dhoma e Madhe], GJEDNJ, 1999</text:p>
          </table:table-cell>
          <table:table-cell office:value-type="string" calcext:value-type="string">
            <text:p>Özturk თურქეთის წინააღმდეგ [დიდი პალატა], ადამიანის უფლებათა ევროპული სასამართლო, 1999</text:p>
          </table:table-cell>
          <table:table-cell office:value-type="string" calcext:value-type="string">
            <text:p>Özturk kontra Törökország [Nagy Kamara], EJEB, 1999</text:p>
          </table:table-cell>
          <table:table-cell office:value-type="string" calcext:value-type="string">
            <text:p>Özturk против Турција [Голем судски совет], ЕСЧП, 1999</text:p>
          </table:table-cell>
          <table:table-cell office:value-type="string" calcext:value-type="string">
            <text:p>Özturk <text:s/>protiv Turske [Veliko veće], ESLJP, 1999.</text:p>
          </table:table-cell>
          <table:table-cell office:value-type="string" calcext:value-type="string">
            <text:p>Озтюрк проти Туреччини [Велика палата], ЄСПЛ, 1999</text:p>
          </table:table-cell>
          <table:table-cell office:value-type="string" calcext:value-type="string">
            <text:p>Özturk vs Turcia [Marea Cameră], CEDO, 1999</text:p>
          </table:table-cell>
          <table:table-cell office:value-type="string" calcext:value-type="string">
            <text:p>Озтюрк (Özturk) против Турции [Большая Палата], ЕСПЧ, 1999</text:p>
          </table:table-cell>
          <table:table-cell table:number-columns-repeated="1016"/>
        </table:table-row>
        <table:table-row table:style-name="ro87">
          <table:table-cell office:value-type="string" calcext:value-type="string">
            <text:p>Pse e kufizojmë lirinë e shprehjes?</text:p>
          </table:table-cell>
          <table:table-cell office:value-type="string" calcext:value-type="string">
            <text:p>რატომ <text:s/>ვზღუდავთ გამოხატვის თავისუფლებას? </text:p>
          </table:table-cell>
          <table:table-cell office:value-type="string" calcext:value-type="string">
            <text:p>Miért korlátozzuk a szólásszabadságot?</text:p>
          </table:table-cell>
          <table:table-cell office:value-type="string" calcext:value-type="string">
            <text:p>Зошто ја ограничуваме слободата на изразување?</text:p>
          </table:table-cell>
          <table:table-cell office:value-type="string" calcext:value-type="string">
            <text:p>Zašto se sloboda izražavanja ograničava?</text:p>
          </table:table-cell>
          <table:table-cell office:value-type="string" calcext:value-type="string">
            <text:p>Чому ми обмежуємо свободу вираження поглядів?</text:p>
          </table:table-cell>
          <table:table-cell office:value-type="string" calcext:value-type="string">
            <text:p>De ce limităm libertatea de exprimare?</text:p>
          </table:table-cell>
          <table:table-cell office:value-type="string" calcext:value-type="string">
            <text:p>Почему мы ограничиваем свободу выражения мнения?</text:p>
          </table:table-cell>
          <table:table-cell table:number-columns-repeated="1016"/>
        </table:table-row>
        <table:table-row table:style-name="ro91">
          <table:table-cell office:value-type="string" calcext:value-type="string">
            <text:p>Për shkak se dëmton ushtrimin e të drejtave të tjera (e drejta për privatësi, e drejta për gjykim të drejtë, e drejta për lirinë e mendimit, ndërgjegjes dhe fesë) ose tejkalon caqet themelore të të drejtave të njeriut (ndalimi i diskriminimit dhe ndalimi i keqpërdorimit të të drejtave)</text:p>
          </table:table-cell>
          <table:table-cell office:value-type="string" calcext:value-type="string">
            <text:p>იმიტომ, რომ ის ვნებს სხვათა უფლებებს (პირადი ცხოვრების ხელშეუხებლობას, უფლებას სამართლიანი სასამართლოზე, აზრის, სინდისისა და რელიგიის <text:s/>თავისუფლებას) ან არღვევს ადამიანის ფუნდამენტურ უფლებათა საზღვრებს (დისკრიმინაციისა და უფლებათა ბოროტად გამოყენების აკრძალვა)</text:p>
          </table:table-cell>
          <table:table-cell office:value-type="string" calcext:value-type="string">
            <text:p/>
            <text:p>Mivel hátrányosan érinti más jogok (a magánélet tiszteletben tartásához való jog, a tisztességes eljáráshoz való jog, a gondolat, a lelkiismeret és a vallás szabadságához való jog) sérelmét, vagy az emberi jogok alapvető kereteit (a hátrányos megkülönböztetés tilalmát és a joggal való visszaélés tilalmát)</text:p>
          </table:table-cell>
          <table:table-cell office:value-type="string" calcext:value-type="string">
            <text:p>Бидејќи им штети на остварувањето на други права (правото на приватност, правото на правично судење, правото на слобода на мислата, совеста и религијата) или ги пречекорува основните граници за човекови права (забраната на дискриминација и забраната на злоупотреба на права)</text:p>
          </table:table-cell>
          <table:table-cell office:value-type="string" calcext:value-type="string">
            <text:p>Zato što narušava ostvarivanje drugih prava (pravo na privatnost, pravo na pravično suđenje, pravo na slobodu misli, savesti i veroispovesti), ili prekoračuje osnovne okvire ljudskih prava (zabrana diskriminacije i zabrana zloupotrebe prava) <text:s/></text:p>
          </table:table-cell>
          <table:table-cell office:value-type="string" calcext:value-type="string">
            <text:p>Оскільки це шкодить здійсненню інших прав (право на недоторканність приватного життя, право на справедливий судовий розгляд, право на свободу думки, совісті та релігії) або перевищує межі основних прав людини (заборона дискримінації та заборона зловживання правами)</text:p>
          </table:table-cell>
          <table:table-cell office:value-type="string" calcext:value-type="string">
            <text:p>Pentru că dăunează exercitării altor drepturi (dreptul la viață privată, dreptul la o judecată corectă, dreptul la libera gândire, conștiință sau religie) sau încalcă limitele drepturilor fundamentale ale omului (interzicerea discriminării și interzicerea abuzului drepturilor)</text:p>
          </table:table-cell>
          <table:table-cell office:value-type="string" calcext:value-type="string">
            <text:p>Потому что она вмешивается в осуществление других прав (права на неприкосновенность частной жизни, права на справедливое судебное разбирательство, права на свободу мысли, совести и религии) или она выходит за рамки основных границ прав человека (запрет на дискриминацию и злоупотребление правами)</text:p>
          </table:table-cell>
          <table:table-cell table:number-columns-repeated="1016"/>
        </table:table-row>
        <table:table-row table:style-name="ro92">
          <table:table-cell office:value-type="string" calcext:value-type="string">
            <text:p>Për shkak se nuk është bërë në mirëbesim (publikimi i fakteve të pamjaftueshme të verifikuara, gjuhë fyese e pastër që nuk i shërben asnjë debati me interes publik, etj.)</text:p>
          </table:table-cell>
          <table:table-cell office:value-type="string" calcext:value-type="string">
            <text:p>იმიტომ, რომ ის ხორციელდება არაკეთილსინდისიერად (დაუზუსტებელი ფაქტების გამოქვეყნება, შეურაცხმყოფელი ენის გამოყენება, რომელსაც არ შეაქვს წვლილი საზოგადოებრივი ინტერსის საგანზე დებატების წარმართვის პროცესში და ა.შ.) </text:p>
          </table:table-cell>
          <table:table-cell office:value-type="string" calcext:value-type="string">
            <text:p/>
            <text:p>Mivel ez nem jóhiszeműen történik (nem kielégitően ellenőrzött tények közzététele, tisztán sértő nyelv, amely nem szolgálja a  közérdekű vitát stb.)</text:p>
          </table:table-cell>
          <table:table-cell office:value-type="string" calcext:value-type="string">
            <text:p>Бидејќи не се прави со добра волја (објавување на недоволно потврдени факти), чист навредлив јазик кој не служи за дебата од јавен интерес, и слично)</text:p>
          </table:table-cell>
          <table:table-cell office:value-type="string" calcext:value-type="string">
            <text:p>Zato što se ne postupa savesno (objava nedovoljno proverenih činjenica, uvredljiv govor koji ne služi debati u javnom interesu, itd.) </text:p>
          </table:table-cell>
          <table:table-cell office:value-type="string" calcext:value-type="string">
            <text:p>Тому що це не було зроблено в сумлінній формі (публікація недостатньо перевірених фактів, вочевидь образлива мова, яка не сприяє проведенню публічної дискусії тощо)</text:p>
          </table:table-cell>
          <table:table-cell office:value-type="string" calcext:value-type="string">
            <text:p>Pentru că nu este făcută cu bună credință (publicarea faptelor insuficient verificate, limbaj pur ofensator care nu servește dezbaterii de interes public etc.)</text:p>
          </table:table-cell>
          <table:table-cell office:value-type="string" calcext:value-type="string">
            <text:p>Потому что она реализуется недобросовестно (публикация непроверенных фактов, чисто оскорбительных высказываний, не служащих общественным интересам и т.д.)</text:p>
          </table:table-cell>
          <table:table-cell table:number-columns-repeated="1016"/>
        </table:table-row>
        <table:table-row table:style-name="ro86">
          <table:table-cell office:value-type="string" calcext:value-type="string">
            <text:p>Për shkak se është e dëmshme dhe nuk është në interesin publik</text:p>
          </table:table-cell>
          <table:table-cell office:value-type="string" calcext:value-type="string">
            <text:p>იმიტომ, რომ ის არის ზიანის მომტანი და არ წარმოადგენს საჯარო ინტერესის საგანს </text:p>
          </table:table-cell>
          <table:table-cell office:value-type="string" calcext:value-type="string">
            <text:p>Mert káros, és nem közérdek</text:p>
          </table:table-cell>
          <table:table-cell office:value-type="string" calcext:value-type="string">
            <text:p>Бидејќи е штетна и не е од јавен интерес</text:p>
          </table:table-cell>
          <table:table-cell office:value-type="string" calcext:value-type="string">
            <text:p>Zato što nanosi štetu i nije u javnom interesu </text:p>
          </table:table-cell>
          <table:table-cell office:value-type="string" calcext:value-type="string">
            <text:p>Через те, що це шкідливо і не представляє суспільних інтересів</text:p>
          </table:table-cell>
          <table:table-cell office:value-type="string" calcext:value-type="string">
            <text:p>Pentru că este dăunătoare și nu este de interes public </text:p>
          </table:table-cell>
          <table:table-cell office:value-type="string" calcext:value-type="string">
            <text:p>Потому что она наносит ущерб и не представляет общественного интереса</text:p>
          </table:table-cell>
          <table:table-cell table:number-columns-repeated="1016"/>
        </table:table-row>
        <table:table-row table:style-name="ro93">
          <table:table-cell office:value-type="string" calcext:value-type="string">
            <text:p>Për shkak se vë në rrezik ruajtjen e demokracisë ose të ligjit dhe rendit (nxjerrja e <text:s/>sekreteve shtetërore, duke rrezikuar prishjen e paqes, etj.)</text:p>
          </table:table-cell>
          <table:table-cell office:value-type="string" calcext:value-type="string">
            <text:p>იმიტომ, რომ ის საფრთხეს უქმნის დემოკრატიის, კანონმდებლობისა თუ წესრიგის <text:s/>შენარჩუნებას (გასცემს სახელმწიფო საიდუმლოებას, საფრთხეს უქმნის მშვიდობას და ა.შ.) </text:p>
          </table:table-cell>
          <table:table-cell office:value-type="string" calcext:value-type="string">
            <text:p>Mert veszélyezteti a demokrácia a törvény és a rend megőrzését (államtitok nyilvánosságra hozatala, a béke megszegésének kockázata stb.)</text:p>
          </table:table-cell>
          <table:table-cell office:value-type="string" calcext:value-type="string">
            <text:p>Бидејќи го загрозува зачувувањето на демократијата или законот и редот (откривање државни тајни, претставува ризик за кршење на мирот итн.),</text:p>
          </table:table-cell>
          <table:table-cell office:value-type="string" calcext:value-type="string">
            <text:p>Zato što ugrožava mere zaštite demokratije ili zakona i reda (odavanje državnih tajni, stvaranje mogućnosti da dođe do narušavanja mira, itd.)</text:p>
          </table:table-cell>
          <table:table-cell office:value-type="string" calcext:value-type="string">
            <text:p>Оскільки це ставить під загрозу захист демократії чи правопорядку (розголошення державної таємниці, ризик порушення миру та інше)</text:p>
          </table:table-cell>
          <table:table-cell office:value-type="string" calcext:value-type="string">
            <text:p>Pentru că pune în pericol siguranța democrației sau a legii și ordinii (divulgarea de secrete de stat, riscul de încălcare a păcii etc.)</text:p>
          </table:table-cell>
          <table:table-cell office:value-type="string" calcext:value-type="string">
            <text:p>Потому что она ставит под угрозу защиту демократии или правопорядка (разглашение государственной тайны, риcк нарушения мира и т. д.)</text:p>
          </table:table-cell>
          <table:table-cell table:number-columns-repeated="1016"/>
        </table:table-row>
        <table:table-row table:style-name="ro98">
          <table:table-cell office:value-type="string" calcext:value-type="string">
            <text:p>“Siç përcaktohet në nenin 10, Liria e shprehjes është subjekt i përjashtimeve, të cilat duhet të interpretohen në mënyrë strikte, dhe duhet të jepet bindshëm domosdoshmëria për çdo kufizim.”</text:p>
          </table:table-cell>
          <table:table-cell office:value-type="string" calcext:value-type="string">
            <text:p>“მე-10 მუხლის თანახმად გამოხატვის თავისუფლება შესაძლებელია შეიზღუდოს გამონაკლის შემთხვევებში, რომლებიც უნდა იყოს მკაცრად განსაზღვრული და ნათლად ჩამოყალიბებული.”</text:p>
          </table:table-cell>
          <table:table-cell office:value-type="string" calcext:value-type="string">
            <text:p>"A 10. cikk szerint a véleménynyilvánítás szabadsága kivételt képez, amelyet azonban szigorúan kell értelmezni, és minden korlátozás szükségességét meggyőzően kell megfogalmazni."</text:p>
          </table:table-cell>
          <table:table-cell office:value-type="string" calcext:value-type="string">
            <text:p>„Како што е наведено во член 10, слободата на изразување подлежи на исклучоци, кои, сепак, мора да се толкуваат строго, а потребата за какви било ограничувања мора да се утврди како неопходна.“</text:p>
          </table:table-cell>
          <table:table-cell office:value-type="string" calcext:value-type="string">
            <text:p>„Kao što je izloženo u Članu 10, sloboda izražavanja podleže izuzećima koja, međutim, moraju biti strogo tumačena, a potreba za bilo kojim ograničenjem mora biti ubedljivo utvrđena.“ <text:s/></text:p>
          </table:table-cell>
          <table:table-cell office:value-type="string" calcext:value-type="string">
            <text:p>«Як зазначено в статті 10, свобода вираження поглядів може бути пов'язана з певними обмеженнями, які, однак, повинні інтерпретуватися конкретно, і необхідність будь-яких обмежень повинна бути переконливо обґрунтована»</text:p>
          </table:table-cell>
          <table:table-cell office:value-type="string" calcext:value-type="string">
            <text:p>“După cum e stipulat în Articolul 10, libertatea de exprimare este supusă unor excepții care trebuie, totuși, interpretate strict, și necesitatea unor restricții trebuie stabilită în mod convingător.”</text:p>
          </table:table-cell>
          <table:table-cell office:value-type="string" calcext:value-type="string">
            <text:p>«Как установлено в статье 10, в отношении свободы выражения мнения действуют исключения, которые, однако, не терпят вольного толкования, а необходимость каких-либо ограничений должна быть убедительно установлена».</text:p>
          </table:table-cell>
          <table:table-cell table:number-columns-repeated="1016"/>
        </table:table-row>
        <table:table-row table:style-name="ro86">
          <table:table-cell office:value-type="string" calcext:value-type="string">
            <text:p>Axel Springer kundër Gjermanisë [Dhoma e Madhe], GJEDNJ, 2012</text:p>
          </table:table-cell>
          <table:table-cell office:value-type="string" calcext:value-type="string">
            <text:p>Axel Springer გერმანიის წინააღმდეგ, [დიდი პალატა], ადამიანის უფლებათა ევროპული სასამართლო, 2012</text:p>
          </table:table-cell>
          <table:table-cell office:value-type="string" calcext:value-type="string">
            <text:p>Axel Springer kontra Németország <text:s/>[Nagy Kamara], EJEB, 2012</text:p>
          </table:table-cell>
          <table:table-cell office:value-type="string" calcext:value-type="string">
            <text:p>Axel Springer против Германија [Голем судски совет], ЕСЧП, 2012</text:p>
          </table:table-cell>
          <table:table-cell office:value-type="string" calcext:value-type="string">
            <text:p>Axel Springer protiv Nemačke <text:s/>[Veliko veće], ESLJP, 2012.</text:p>
          </table:table-cell>
          <table:table-cell office:value-type="string" calcext:value-type="string">
            <text:p>Аксель Шпрінгер проти Німеччини [Велика палата], ЄСПЛ, 2012</text:p>
          </table:table-cell>
          <table:table-cell office:value-type="string" calcext:value-type="string">
            <text:p>Axel Springer v. Germania [Marea Cameră], CEDO, 2012</text:p>
          </table:table-cell>
          <table:table-cell office:value-type="string" calcext:value-type="string">
            <text:p>Axel Springer против Германии [Большая Палата], ЕСПЧ, 2012</text:p>
          </table:table-cell>
          <table:table-cell table:number-columns-repeated="1016"/>
        </table:table-row>
        <table:table-row table:style-name="ro87">
          <table:table-cell office:value-type="string" calcext:value-type="string">
            <text:p>Si duhet të jenë këto kufizime?</text:p>
          </table:table-cell>
          <table:table-cell office:value-type="string" calcext:value-type="string">
            <text:p>როგორი <text:s/>უნდა იყოს აღნიშნული შეზღუდვები?</text:p>
          </table:table-cell>
          <table:table-cell office:value-type="string" calcext:value-type="string">
            <text:p>Miért kellenek ezek a korlátozások?</text:p>
          </table:table-cell>
          <table:table-cell office:value-type="string" calcext:value-type="string">
            <text:p>Какви треба да бидат овие ограничувања?</text:p>
          </table:table-cell>
          <table:table-cell office:value-type="string" calcext:value-type="string">
            <text:p>Kakva treba da budu ta ograničenja?</text:p>
          </table:table-cell>
          <table:table-cell office:value-type="string" calcext:value-type="string">
            <text:p>Якими повинні бути ці обмеження? </text:p>
          </table:table-cell>
          <table:table-cell office:value-type="string" calcext:value-type="string">
            <text:p>Cum ar trebui să fie aceste limite?</text:p>
          </table:table-cell>
          <table:table-cell office:value-type="string" calcext:value-type="string">
            <text:p>Какими должны быть эти ограничения?</text:p>
          </table:table-cell>
          <table:table-cell table:number-columns-repeated="1016"/>
        </table:table-row>
        <table:table-row table:style-name="ro86">
          <table:table-cell office:value-type="string" calcext:value-type="string">
            <text:p>Të parashikohen me ligj</text:p>
          </table:table-cell>
          <table:table-cell office:value-type="string" calcext:value-type="string">
            <text:p>კანონით გათვალისწინებული </text:p>
            <text:p/>
            <text:p/>
          </table:table-cell>
          <table:table-cell office:value-type="string" calcext:value-type="string">
            <text:p>Törvény által előírt</text:p>
          </table:table-cell>
          <table:table-cell office:value-type="string" calcext:value-type="string">
            <text:p>Да бидат утврдени со закон</text:p>
          </table:table-cell>
          <table:table-cell office:value-type="string" calcext:value-type="string">
            <text:p>Utvrđena zakonom</text:p>
          </table:table-cell>
          <table:table-cell office:value-type="string" calcext:value-type="string">
            <text:p>Передбачатися законодавством</text:p>
          </table:table-cell>
          <table:table-cell office:value-type="string" calcext:value-type="string">
            <text:p>Asigurate prin lege</text:p>
          </table:table-cell>
          <table:table-cell office:value-type="string" calcext:value-type="string">
            <text:p>Предусмотрены законом</text:p>
          </table:table-cell>
          <table:table-cell table:number-columns-repeated="1016"/>
        </table:table-row>
        <table:table-row table:style-name="ro89">
          <table:table-cell office:value-type="string" calcext:value-type="string">
            <text:p>Të ndjekin një qëllim legjitim (mbrojtjen e të drejtave ose interesave të tjera)</text:p>
          </table:table-cell>
          <table:table-cell office:value-type="string" calcext:value-type="string">
            <text:p>კანონიერი მიზნის მიღწევის საშუალება (სხვათა უფლებებისა და ინტერესების დაცვა) </text:p>
            <text:p/>
          </table:table-cell>
          <table:table-cell office:value-type="string" calcext:value-type="string">
            <text:p>Jogos cél elérése (más jogok vagy érdekek védelme)</text:p>
          </table:table-cell>
          <table:table-cell office:value-type="string" calcext:value-type="string">
            <text:p>Да имаат легитимна цел (да ги штитат другите права или интереси)</text:p>
          </table:table-cell>
          <table:table-cell office:value-type="string" calcext:value-type="string">
            <text:p>Usmerena ka legitimnom cilju (zaštita drugih prava ili interesa)</text:p>
          </table:table-cell>
          <table:table-cell office:value-type="string" calcext:value-type="string">
            <text:p>Переслідувати законну мету (захист інших прав або інтересів)</text:p>
          </table:table-cell>
          <table:table-cell office:value-type="string" calcext:value-type="string">
            <text:p>Să urmărească un scop legitim (protejarea altor drepturi sau interese)</text:p>
          </table:table-cell>
          <table:table-cell office:value-type="string" calcext:value-type="string">
            <text:p>Преследуют законную цель (защитить другие права и интересы)</text:p>
          </table:table-cell>
          <table:table-cell table:number-columns-repeated="1016"/>
        </table:table-row>
        <table:table-row table:style-name="ro93">
          <table:table-cell office:value-type="string" calcext:value-type="string">
            <text:p>Të nevojshme në një shoqëri demokratike (duhet të ekzistojë nevojë sociale e ngutshme)</text:p>
          </table:table-cell>
          <table:table-cell office:value-type="string" calcext:value-type="string">
            <text:p>აუცილებელი დემოკრატიულ საზოგადოებაში (უნდა არსებობდეს მწველი საზოგადოებრივი საჭიროება) </text:p>
            <text:p/>
            <text:p/>
          </table:table-cell>
          <table:table-cell office:value-type="string" calcext:value-type="string">
            <text:p>Nélkülözhetetlen egy demokratikus társadalomban</text:p>
            <text:p>(alapvető társadalmi igény)</text:p>
          </table:table-cell>
          <table:table-cell office:value-type="string" calcext:value-type="string">
            <text:p>Да бидат неопходни во демократско општество (мора да постои итна општествена потреба)</text:p>
          </table:table-cell>
          <table:table-cell office:value-type="string" calcext:value-type="string">
            <text:p>Neophodna u demokratskom društvu <text:s/>(treba da postoji neodložna društvena potreba) </text:p>
          </table:table-cell>
          <table:table-cell office:value-type="string" calcext:value-type="string">
            <text:p>Визначатися необхідністю в демократичному суспільстві (повинна існувати нагальна соціальна потреба)</text:p>
          </table:table-cell>
          <table:table-cell office:value-type="string" calcext:value-type="string">
            <text:p>În mod necesar într-o societate democratică (trebuie să existe o necesitate socială presantă)</text:p>
          </table:table-cell>
          <table:table-cell office:value-type="string" calcext:value-type="string">
            <text:p>Необходимы в демократическом обществе (должна быть насущная общественная необходимость)</text:p>
          </table:table-cell>
          <table:table-cell table:number-columns-repeated="1016"/>
        </table:table-row>
        <table:table-row table:style-name="ro10">
          <table:table-cell office:value-type="string" calcext:value-type="string">
            <text:p>Proporcionale </text:p>
          </table:table-cell>
          <table:table-cell office:value-type="string" calcext:value-type="string">
            <text:p>პროპორციული </text:p>
          </table:table-cell>
          <table:table-cell office:value-type="string" calcext:value-type="string">
            <text:p>Arányos</text:p>
          </table:table-cell>
          <table:table-cell office:value-type="string" calcext:value-type="string">
            <text:p>Да бидат пропорционални</text:p>
          </table:table-cell>
          <table:table-cell office:value-type="string" calcext:value-type="string">
            <text:p>Proporcionalna</text:p>
          </table:table-cell>
          <table:table-cell office:value-type="string" calcext:value-type="string">
            <text:p>Пропорційні</text:p>
          </table:table-cell>
          <table:table-cell office:value-type="string" calcext:value-type="string">
            <text:p>Proporțional</text:p>
          </table:table-cell>
          <table:table-cell office:value-type="string" calcext:value-type="string">
            <text:p>Пропорциональны</text:p>
          </table:table-cell>
          <table:table-cell table:number-columns-repeated="1016"/>
        </table:table-row>
        <table:table-row table:style-name="ro100">
          <table:table-cell office:value-type="string" calcext:value-type="string">
            <text:p>Të shprehurit mund të marrin forma të ndryshme: fjalë të folura dhe të shkruara, veprat e artit, filmat, teatri, muzika, artet ose ngjarjet e tjera të interpretimit, përfshirë shkatërrimin e pronës, kur një akt i tillë ka përmbajtje “të të shprehurit“ (shembuj të jetës reale janë djegia e flamurit kombëtar, hedhja e bojës në një statujë). Edhe refuzimi i të shprehurit <text:s/>është formë e të drejtës së lirisë së shprehjes (e drejta për të heshtur). </text:p>
          </table:table-cell>
          <table:table-cell office:value-type="string" calcext:value-type="string">
            <text:p>გამოხატვა შესაძლებელია განხორციელდეს სხვადასხვა ფორმით: ზეპირად ან წერილობით, ხელოვნური ნაწარმოების, ფილმის, თეატრის, მუსიკის ან გამოხატვის სხვა გზით, მათ შორის საკუთრების განადგურებით, როდესაც მსგავსი ქმედება ატარებს <text:s/>“სიტყვის” <text:s/>შინაარსს (აღნიშნულის ცხოვრებისეული მაგალითები მოიცავს ეროვნული დროშის დაწვას, ძეგლზე საღებავის ქილის სროლას). გამოხატვისგან თავის შეკავება ასევე წარმოადგენს გამოხატვის თავისუფლების შემადგენელ ნაწილს (დუმილის უფლება). </text:p>
          </table:table-cell>
          <table:table-cell office:value-type="string" calcext:value-type="string">
            <text:p>A kifejezés különböző formákat ölthet: beszélt és írott szavakat, művészeti alkotásokat, filmeket, színházi zenét, egyéb előadóművészetet vagy eseményeket, beleértve a tulajdon pusztulását is, ha egy ilyen cselekmény "beszéd" jelentésű (beleértve a valódi életben, a nemzeti zászló égetését, vagy egy festék dobozát egy szoborra dobva). A kifejezéstől való megtagadás szintén a szólásszabadsághoz való jog (a hallgatás joga) formája. </text:p>
          </table:table-cell>
          <table:table-cell office:value-type="string" calcext:value-type="string">
            <text:p>Изразувањето може да има различни форми: кажани и писмени зборови, уметнички дела, филмови, театарска музика, други изведувачки уметности или настани, вклучувајќи го и уништувањето на имотот, кога таквото дело има "говорна" содржина (примери од реалниот живот би вклучиле горење од националното знаме, фрлање канта со боја врз статуа). Воздржувањето од изразување е исто така форма на правото на слобода на изразување (право да се молчи).</text:p>
          </table:table-cell>
          <table:table-cell office:value-type="string" calcext:value-type="string">
            <text:p>Izražavanje može imati različite vidove: izgovorena i pisana reč, umetnička dela, filmovi, pozorišna muzika, druge izvođačke umetnosti ili događanja, uključujući i uništenje imovine, kada takav čin predstavlja ’govor’ (primeri iz stvarnog života bi uključivali paljenje državne zastave, bacanje farbe na statue). Suzdržavanje od izražavanja takođe je jedan vid prava na slobodu izražavanja (pravo na ćutanje). </text:p>
          </table:table-cell>
          <table:table-cell office:value-type="string" calcext:value-type="string">
            <text:p>Вираження може приймати різні форми: розмовна та письмова мова, художні твори, фільми, театральна музика, інші виконавські мистецтва або події, включаючи руйнування майна, коли такий акт має «мовний» зміст (реальні приклади включають спалення національного прапора, обливання фарбою статуй). Відмова від вираження також є формою права на свободу вираження поглядів (право на мовчання).</text:p>
          </table:table-cell>
          <table:table-cell office:value-type="string" calcext:value-type="string">
            <text:p>Exprimarea poate lua diverse forme: cuvinte vorbite sau scrise, lucrări de artă, filme, muzică, teatru, alte arte, evenimente sau spectacole, inclusiv distrugerea de proprietate când un asemenea act are un conținut de “discurs” (exemple din viața reală pot include arderea steagului național, aruncarea de vopsea pe o statuie). Reținerea de la exprimare este de asemenea o formă a dreptului libertății de exprimare (dreptul la tăcere). </text:p>
          </table:table-cell>
          <table:table-cell office:value-type="string" calcext:value-type="string">
            <text:p>Выражение мнения может принимать различные формы: устная и письменная речь, произведения искусства, фильмы, театральные, музыкальные и другие исполнительские виды искусства или мероприятия, в том числе разрушение имущества, когда такой акт имеет «выразительное» содержание (примеры из жизни включают в себя сжигание национального флага, швыряние банки с краской в статую). Отказ от выражения мнения также является формой реализации права на свободу выражения мнения (право хранить молчание).</text:p>
          </table:table-cell>
          <table:table-cell table:number-columns-repeated="1016"/>
        </table:table-row>
        <table:table-row table:style-name="ro101">
          <table:table-cell office:value-type="string" calcext:value-type="string">
            <text:p>Liria e shprehjes përfshin një spektër të gjerë komunikimesh, nga kumtimi politike, tek komunikimi akademik, artistik ose tregtar, secili prej tyre merr nivele të ndryshme mbrojtjeje. Liria e shprehjes përfshin të drejtën për akses në informacion që, në rastin e gazetarëve, mund të ketë kuptimin e dhënies të aksesit në një institucion publik, përfshirë gjykatat, ose në një dokument publik, përfshirë të dhënat e shërbimeve sekrete. Ndërkaq, në rastin e qytetarëve, kuptimi i lirisë së shprehjes mund të jetë moscensurimi i aksesit të informacionit në internet. </text:p>
          </table:table-cell>
          <table:table-cell office:value-type="string" calcext:value-type="string">
            <text:p>გამოხატვის თავისუფლება მოიცავს კომუნიკაციის ფართო სპექტრს, პოლიტიკური გამოხატვიდან, აკადემიურ, არტისტულ თუ კომერციულ კომუნიკაციამდე და თითოეულ მათგანს ანიჭებს დაცვის სხვადასხვა ხარისხს. გამოხატვის თავისუფლება მოიცავს ინფორმაციისადმი წვდომის უფლებას, რომელიც ჟურნალისტების შემთხვევაში შესაძლებელია ნიშნავდეს საჯარო დაწესებულებაში, მაგალითად სასამართლოებში დაცულ ინფორმაციაზე ან საჯარო დოკუმენტებზე, მათ შორის საიდუმლო სამსახურთა მონაცემებზე <text:s/>დაშვებას. მაშინ როდესაც მოქალაქეთა შემთხვევაში ის შესაძლებელია ნიშნავდეს ინტერნეტში ინფორმაციის მიღებას ცენზურის გარეშე. </text:p>
          </table:table-cell>
          <table:table-cell office:value-type="string" calcext:value-type="string">
            <text:p/>
            <text:p>A szólásszabadság a kommunikáció széles spektrumát foglalja magában, a politikai kifejezéstől a tudományos, művészeti vagy kereskedelmi kommunikációig, mindegyikük különböző szintű védelmet biztosít. A véleménynyilvánítás szabadsága magában foglalja az információhoz való jogot is, amely az újságírók esetében azt jelenti, hogy hozzáférést kell biztosítani egy állami intézményben, beleértve a bíróságokat is, vagy egy nyilvános dokumentumhoz, beleértve a titkosszolgálatok adatait is. Míg a polgárok esetében ez nem jelenthet cenzúrát az internetes információhoz való hozzáférés tekintetében.</text:p>
          </table:table-cell>
          <table:table-cell office:value-type="string" calcext:value-type="string">
            <text:p>Слободата на изразување опфаќа широк спектар на комуникации, од политички израз, до академска, уметничка или комерцијална комуникација, при што секоја од нив добива различни нивоа на заштита. Слободата на изразување го вклучува правото на пристап до информации, што во случај на новинари може да значи да се добие пристап во јавна институција, вклучувајќи ги и судовите, или до јавен документ, вклучувајќи и податоци на тајните служби. Од друга страна пак, доколку се работи за граѓани, тоа би можело да значи дека нема цензура за пристап до информации на Интернет.</text:p>
          </table:table-cell>
          <table:table-cell office:value-type="string" calcext:value-type="string">
            <text:p>Sloboda izražavanja <text:s/>obuhvata širok spektar komunikacija, od političkog izražavanja, do akademske, umetničke ili komercijalne komunikacije, pri čemu je za svaki od ovih vidova obezbeđen različit nivo zaštite. Sloboda izražavanja obuhvata pravo na pristup informacijama, što u slučaju novinara može značiti dobijanje prava na pristup u javnoj instituciji, uključujući sudove, ili pristup javnom dokumentu, uključujući podatke tajnih službi. Kada je reč o građanima, sloboda izražavanja može značiti nepostojanje kontrole pristupa informacijama na Internetu</text:p>
          </table:table-cell>
          <table:table-cell office:value-type="string" calcext:value-type="string">
            <text:p>Свобода вираження поглядів охоплює широкий спектр комунікацій: від політичного висловлювання до академічного, художнього або комерційного спілкування, кожному з яких надається різний рівень захисту. Свобода вираження поглядів включає право на доступ до інформації, яке у випадку журналістів може означати надання доступу до державної установи, включаючи суди, або до публічного документа, включаючи дані секретних служб. Враховуючи, що у випадку громадян це може означати відсутність цензури на доступ до інформації в Інтернеті.</text:p>
          </table:table-cell>
          <table:table-cell office:value-type="string" calcext:value-type="string">
            <text:p>Libertatea de exprimare acoperă un spectru larg de comunicații, de la exprimarea politică la cea academică, artistică sau comercială, fiecare dintre acestea având nivele diferite de protecție. Libertatea de exprimare include dreptul de acces la informație care, în cazul jurnaliștilor, poate însemna permiterea accesului într-o instituție publică, inclusiv tribunale, sau la un document public, inclusiv date de la serviciile secrete. În vreme ce pentru cetățeni poate însemna lipsa cenzurii la accesul la informații pe Internet. </text:p>
          </table:table-cell>
          <table:table-cell office:value-type="string" calcext:value-type="string">
            <text:p>Свобода выражения мнения охватывает широкий спектр коммуникаций, от политической, до научной художественной, деловой коммуникации, причем для каждой из них предусматриваются различные уровни защиты. Свобода выражения мнения включает в себя право доступа к информации, которое в случае журналистов может означать получение доступа к информации в государственном учреждении, в том числе в судах, или к публичному документу, включая данные секретных служб. Тогда как в случае с рядовыми гражданами оно может подразумевать отсутствие цензуры при доступе к информации в Интернете.</text:p>
          </table:table-cell>
          <table:table-cell table:number-columns-repeated="1016"/>
        </table:table-row>
        <table:table-row table:style-name="ro94">
          <table:table-cell office:value-type="string" calcext:value-type="string">
            <text:p>Shprehja mund të përcillet me një mori kanalesh komunikimi: media e shkruar, librat, letrat, posterët, transmetimet audiovizive dhe televizive dhe – padyshim më këto vitet e fundit – kryesisht përmes internetit.</text:p>
          </table:table-cell>
          <table:table-cell office:value-type="string" calcext:value-type="string">
            <text:p>გამოხატვის კომუნიკაცია შესაძლებელია განხორციელდეს სხვადასხვა გზით: ბეჭდვითი მედით, წიგნებით, წერილებით, პოსტერებით, სამაუწყებლო არხებით და რა თქმა უნდა - ბოლო წლების განმავლობაში - ძირითადად ინტერნეტის საშუალებით. </text:p>
          </table:table-cell>
          <table:table-cell office:value-type="string" calcext:value-type="string">
            <text:p>Az kifejezés <text:s/>különböző csatornákon keresztül kommunikálható: nyomtatott médiumok, könyvek, levelek, poszterek, műsorszóró csatornák, és - természetesen az elmúlt években - főként az interneten keresztül.</text:p>
          </table:table-cell>
          <table:table-cell office:value-type="string" calcext:value-type="string">
            <text:p>Изразувањето може да се пренесе преку разни канали: печатени медиуми, книги, писма, постери, канали за емитување и, се разбира, во изминатите години, главно преку Интернет.</text:p>
          </table:table-cell>
          <table:table-cell office:value-type="string" calcext:value-type="string">
            <text:p>Izražavanje može biti saopšteno putem raznih kanala: štampanih medija, knjiga, pisama, postera, radiodifuznih kanala i – naravno, poslednjih godina – pretežno putem Interneta. </text:p>
          </table:table-cell>
          <table:table-cell office:value-type="string" calcext:value-type="string">
            <text:p>Вираження можна передавати різними каналами: через друковані засоби масової інформації, книги, листи, афіші, канали трансляції та - звичайно, в останні роки - переважно через Інтернет.</text:p>
          </table:table-cell>
          <table:table-cell office:value-type="string" calcext:value-type="string">
            <text:p>Exprimarea se poate face prin diverse canale: media tipărită, cărți, scrisori, postere, canale de difuzare și – desigur în ultimii ani - în special prin Internet. </text:p>
          </table:table-cell>
          <table:table-cell office:value-type="string" calcext:value-type="string">
            <text:p>Мнения могут распростряняться по различным каналам: печатные СМИ, книги, письма, плакаты, вещательные каналы и, конечно же, в последние годы - в основном через Интернет.</text:p>
          </table:table-cell>
          <table:table-cell table:number-columns-repeated="1016"/>
        </table:table-row>
        <table:table-row table:style-name="ro87">
          <table:table-cell office:value-type="string" calcext:value-type="string">
            <text:p>1.3. Liria e shprehjes si e drejtë themelore </text:p>
          </table:table-cell>
          <table:table-cell office:value-type="string" calcext:value-type="string">
            <text:p>1.3. გამოხატვის თავისუფლება როგორც ძირითადი უფლება </text:p>
          </table:table-cell>
          <table:table-cell office:value-type="string" calcext:value-type="string">
            <text:p>1.3. A szólásszabadság mint alapvető jog</text:p>
          </table:table-cell>
          <table:table-cell office:value-type="string" calcext:value-type="string">
            <text:p>1.3. Слободата на изразување како основно право</text:p>
          </table:table-cell>
          <table:table-cell office:value-type="string" calcext:value-type="string">
            <text:p>1.3. Sloboda izražavanja kao osnovno pravo </text:p>
          </table:table-cell>
          <table:table-cell office:value-type="string" calcext:value-type="string">
            <text:p>1.3. Свобода вираження поглядів як основне право</text:p>
          </table:table-cell>
          <table:table-cell office:value-type="string" calcext:value-type="string">
            <text:p>1.3. Libertatea de exprimare ca drept fundamental </text:p>
          </table:table-cell>
          <table:table-cell office:value-type="string" calcext:value-type="string">
            <text:p>1.3 Свобода выражения мнения как основополагающее право</text:p>
          </table:table-cell>
          <table:table-cell table:number-columns-repeated="1016"/>
        </table:table-row>
        <table:table-row table:style-name="ro93">
          <table:table-cell office:value-type="string" calcext:value-type="string">
            <text:p>Si e drejtë themelore e njeriut, e drejta e lirisë së shprehjes garantohet nga disa traktate dhe dokumente të ligjit ndërkombëtar në këtë fushë. </text:p>
          </table:table-cell>
          <table:table-cell office:value-type="string" calcext:value-type="string">
            <text:p>როგორც ადამიანის ფუნდამენტური უფლება, გამოხატვის თავისუფლება გარანტირებულია რიგი საერთაშორისო სამართლებრივი დოკუმენტითა და ხელშეკრულებებით. </text:p>
          </table:table-cell>
          <table:table-cell office:value-type="string" calcext:value-type="string">
            <text:p>Alapvető emberi jogként a szólásszabadsághoz való jogot számos nemzetközi jogi dokumentum és szerződés biztosítja.</text:p>
          </table:table-cell>
          <table:table-cell office:value-type="string" calcext:value-type="string">
            <text:p>Како основно човеково право, правото на слобода на изразување е загарантирано со голем број релевантни документи и договори од меѓународното право.</text:p>
          </table:table-cell>
          <table:table-cell office:value-type="string" calcext:value-type="string">
            <text:p>Kao osnovno ljudsko pravo, pravo na slobodu izražavanja garantovano je nizom relevantnih međunarodnih pravnih dokumenata i ugovora.</text:p>
          </table:table-cell>
          <table:table-cell office:value-type="string" calcext:value-type="string">
            <text:p>Як основне право людини, право на свободу вираження поглядів гарантується низкою відповідних міжнародно-правових документів та договорів.</text:p>
          </table:table-cell>
          <table:table-cell office:value-type="string" calcext:value-type="string">
            <text:p>Ca parte din suita drepturilor omului, dreptul la libertatea de exprimare este garantat de un număr relevant de documente legale și tratate internaționale. </text:p>
          </table:table-cell>
          <table:table-cell office:value-type="string" calcext:value-type="string">
            <text:p>В качестве основополагающего права человека право на свободу выражения мнения гарантируется рядом международных договоров и документов, содержащих нормы международного права.</text:p>
          </table:table-cell>
          <table:table-cell table:number-columns-repeated="1016"/>
        </table:table-row>
        <table:table-row table:style-name="ro21">
          <table:table-cell office:value-type="string" calcext:value-type="string">
            <text:p>Deklarata Universale e të Drejtave të Njeriut, e miratuar nga Asambleja e Përgjithshme e Kombeve të Bashkuara në vitin 1948, garanton të drejtën e lirisë së fjalës në Nenin 19. Edhe Konventa Ndërkombëtare për të Drejtat Civile dhe Politike e miratuar nga i njëjti organ në vitin 1966 e garanton këtë të drejtë, gjithashtu në nenin 19.</text:p>
          </table:table-cell>
          <table:table-cell office:value-type="string" calcext:value-type="string">
            <text:p>ადამიანის უფლებათა უნივერსალური დეკლარაცია, მიღებული გაერთიანებული ერების ორგანიზაციის გენერალური ასამბლეის მიერ 1948 წელს, იცავს სიტყვის თავისუფლებას - მუხლი 19. აღნიშნულ უფლებას იცავს ასევე საერთაშორისო პაქტი სამოქალაქო და პოლიტიკურ უფლებათა შესახებ, რომელიც მიღებულ იქნა იმავე ორგანოს მიერ 1966 წელს. სიტყვის თავისუფლება გარანტირებულია პაქტის მე-19 მუხლით. </text:p>
          </table:table-cell>
          <table:table-cell office:value-type="string" calcext:value-type="string">
            <text:p>Az Egyesült Nemzetek Közgyűlése által 1948-ban elfogadott Emberi Jogok Egyetemes Nyilatkozata garantálja a szólásszabadsághoz való jogot a 19. cikkben, valamint a polgári és politikai jogokról szóló, 1966. évi egyezmény által elfogadott nemzetközi egyezségokmányt is; 19. cikk szintén garantálja ezt a jogot. </text:p>
          </table:table-cell>
          <table:table-cell office:value-type="string" calcext:value-type="string">
            <text:p>Универзалната декларација за човекови права усвоена од Генералното собрание на Обединетите нации во 1948 година го гарантира правото на слобода на говорот во членот 19, <text:s/>како што го гарантира и Меѓународниот пакт за граѓански и политички права усвоен од истото тело во 1966 година; исто така според член 19.</text:p>
          </table:table-cell>
          <table:table-cell office:value-type="string" calcext:value-type="string">
            <text:p>Univerzalna deklaracija o ljudskim pravima, koju je usvojila Generalna skupština Ujedinjenih nacija 1948. godine, garantuje pravo na slobodu govora u Članu 19, a to isto čini i Međunarodni pakt o građanskim i političkim pravima, usvojen od strane tog istog tela 1966. godine; <text:s/>u njemu se to pravo garantuje takođe u Članu 19. </text:p>
          </table:table-cell>
          <table:table-cell office:value-type="string" calcext:value-type="string">
            <text:p>Загальна декларація прав людини, прийнята Генеральною Асамблеєю Організації Об'єднаних Націй в 1948 році, гарантує право на свободу слова в статті 19, а також Міжнародний пакт про громадянські та політичні права, прийнятий цим органом в 1966 році; він гарантує це право, також згідно зі статтею 19.</text:p>
          </table:table-cell>
          <table:table-cell office:value-type="string" calcext:value-type="string">
            <text:p>Declarația Universală a Drepturilor Omului adoptată de Adunarea Generală a Națiunilor Unite în 1948 garantează dreptul la libera exprimare în Articolul 19, și la fel Acordul Internațional privind Drepturile Civile și Politice adoptat de același organism în 1966; acesta garantează acest drept tot în Articolul 19. </text:p>
          </table:table-cell>
          <table:table-cell office:value-type="string" calcext:value-type="string">
            <text:p>Всеобщая декларация прав человека, принятая Генеральной Ассамблеей Организации Объединенных Наций в 1948 году, </text:p>
            <text:p>гарантирует право на свободу cлова в статье 19, как и Международный пакт о гражданских и политических правах, принятый тем же органом в 1966 году; он гарантирует право на свободное выражение своего мнения также согласно статье 19.</text:p>
          </table:table-cell>
          <table:table-cell table:number-columns-repeated="1016"/>
        </table:table-row>
        <table:table-row table:style-name="ro91">
          <table:table-cell office:value-type="string" calcext:value-type="string">
            <text:p>Karta e të Drejtave Themelore e Bashkimit Evropian u miratua në vitin 2000 nga Parlamenti Evropian, Këshilli i Ministrave dhe Komisioni Europian dhe hyri në fuqi në vitin 2009 dhe konsiderohet si “Kushtetuta” e Bashkimit Evropian. Karta gjithashtu mbron të drejtën e lirisë së shprehjes sipas nenit 11 të tij. </text:p>
          </table:table-cell>
          <table:table-cell office:value-type="string" calcext:value-type="string">
            <text:p>ევროკავშირის ფუნდამენტურ უფლებათა ქარტია მიღებულ იქნა 2000 წელს ევროკავშირის პარლამენტის, მინისტრთა საბჭოსა და ევროკომისიისმიერ და ძალაში შევიდა 2009 წელს. ის განიხილება, როგორც ევროკავშირის 'კონსტიტუცია'. აღნიშნული დოკუმენტის მე-11 მუხლი იცავს გამოხატვის თავისუფლებას. </text:p>
          </table:table-cell>
          <table:table-cell office:value-type="string" calcext:value-type="string">
            <text:p>Az Európai Unió Alapjogi Chartáját 2000-ben fogadta el az Európai Parlament, a Miniszterek Tanácsa és az Európai Bizottság, és 2009-ben lépett hatályba, és az Európai Unió "alkotmányának" tekintendő. Ezenkívül a 11. cikk a szólásszabadsághoz való jogot is védi.</text:p>
          </table:table-cell>
          <table:table-cell office:value-type="string" calcext:value-type="string">
            <text:p>Повелбата за основните права на Европската унија беше усвоена во 2000 година од страна на Европскиот парламент, Советот на министри и Европската комисија и стапи во сила во 2009 година и се смета за "Устав" на Европската унија. Исто така, го заштитува правото на слобода на изразување според членот 11.</text:p>
          </table:table-cell>
          <table:table-cell office:value-type="string" calcext:value-type="string">
            <text:p>Povelja o osnovnim pravima <text:s/>Evropske unije, usvojena je 2000. godine od strane Evropskog parlamenta, Saveta ministara i Evropske komisije, a stupila je na snagu 2009. Ona se smatra ’Ustavom’ Evropske unije. Njome se takođe garantuje pravo na slobodu izražavana, u Članu 11. </text:p>
          </table:table-cell>
          <table:table-cell office:value-type="string" calcext:value-type="string">
            <text:p>Хартія основних прав Європейського Союзу була прийнята Європейським Парламентом, Радою Міністрів та Європейською Комісією у 2000 році та набрала чинності у 2009 році, і вважається "Конституцією" Європейського Союзу. Вона також гарантує право на свободу вираження поглядів відповідно до статті 11.</text:p>
          </table:table-cell>
          <table:table-cell office:value-type="string" calcext:value-type="string">
            <text:p>Carta Drepturilor Fundamentale a Uniunii Europene a fost adoptată în 2000 de către Parlamentul European, Consiliul de Miniștri și Comisia Europeană și a intrat în vigoare în 2009, și este considerată “Constituția” Uniunii Europene. Aceasta protejează de asemenea dreptul la libertatea de exprimare în Articolul 11. </text:p>
          </table:table-cell>
          <table:table-cell office:value-type="string" calcext:value-type="string">
            <text:p>Хартия основных прав Европейского Союза была принята в 2000 году Европейским парламентом, Советом министров и Европейской комиссией и вступила в силу в 2009 году. Она считается «Конституцией» Европейского союза. Данный документ также защищает право на свободу слова в соответствии со статьей 11.</text:p>
          </table:table-cell>
          <table:table-cell table:number-columns-repeated="1016"/>
        </table:table-row>
        <table:table-row table:style-name="ro95">
          <table:table-cell office:value-type="string" calcext:value-type="string">
            <text:p>Një rëndësi të veçantë ka Konventa Evropiane e të Drejtave të Njeriut (KEDNJ) e Këshillit të Evropës, e hapur për nënshkrim në vitin 1950, e cila përmban në nenin 10 të saj lirinë e shprehjes. Konventa hyri në fuqi në vitin 1953 dhe përgjatë viteve u ndryshua me miratimin e 16 Protokolleve. Disa protokolle të Konventës ende nuk janë ratifikuar nga secili shtet. Gjykata Evropiane e të Drejtave të Njeriut është organi mbikëqyrës i zbatimit të Konventës në 47 shtetet anëtare të Këshillit të Evropës. </text:p>
          </table:table-cell>
          <table:table-cell office:value-type="string" calcext:value-type="string">
            <text:p>განსაკუთრებით საყურადღებოა ევროსაბჭოს ადამიანის უფლებათა ევროპული კონვენცია, რომელიც ხელმოსაწერად გაიხსნა 1950 წელს და მოიცავდა გამოხატვის თავისუფლებას მე-10 მუხლში. კონვენცია ძალაში შევიდა 1953 წელს და დროთა განმალობაში შეიცვალა, მე-16 პროტოკოლის მიღებით. <text:s/>კონვენციის ზოგიერთი პროტოკოლი დღეის მდგომარეობით არ არის რატიფიცირებული ყველა სახელმწიფოს მიერ. ადამიანის უფლებათა ევროპული სასამართლო არის ორგანო, რომელიც ზედამხედველობს საბჭოს წევრი 47 სახელმწიფოს მიერ კონვენციის იმპლემენტაციას. </text:p>
          </table:table-cell>
          <table:table-cell office:value-type="string" calcext:value-type="string">
            <text:p/>
            <text:p>Különösen fontos az Európa Tanácsnak az 1950-ben aláírásra megnyitott Európa Emberi Jogok Európai Egyezménye (EJEE), amely magában foglalta a 10. cikkben foglalt szólásszabadságot is. 1953-ban lépett hatályba, és az évek során módosult, 16 jegyzőkönyv elfogadásával. Az egyezmény egyes jegyzőkönyveit még nem ratifikáltak egyes országok. Az Emberi Jogok Európai Bírósága az Európa Tanács 47 tagállamában az egyezmény végrehajtását felügyelő testület ellenőrzi.</text:p>
          </table:table-cell>
          <table:table-cell office:value-type="string" calcext:value-type="string">
            <text:p>Од посебно значење е Европската конвенција за човекови права (ЕКЧП) на Советот на Европа, отворена за потпишување во 1950 година, која ја вклучува слободата на изразување во член 10. Таа стапи во сила во 1953 година и беше изменета, во текот на годините, со усвојувањето на 16 протоколи. Некои протоколи кон Конвенцијата сè уште не се ратификувани од секоја земја. Европскиот суд за човекови права е тело кое го надгледува спроведувањето на Конвенцијата во 47 земји-членки на Советот на Европа.</text:p>
          </table:table-cell>
          <table:table-cell office:value-type="string" calcext:value-type="string">
            <text:p>Od posebnog značaja je Evropska konvencija o ljudskim pravima (EKLJP) Saveta Evrope, <text:s/>otvorena za potpisivanje 1950. godine, koja je obuhvatila slobodu izražavanja u Članu 10. Ona je stupila na snagu 1953. godine, a tokom vremena je pretrpela izmene i dopune, usvajanjem 16 Protokola. Neki od protokola uz Konvenciju još nisu ratifikovani od svih zemalja. Evropski sud za ljudska prava je telo koje nadzire sprovođenje Konvencije u 47 država članica Saveta Evrope. </text:p>
          </table:table-cell>
          <table:table-cell office:value-type="string" calcext:value-type="string">
            <text:p>Особливе значення має Європейська конвенція з прав людини (ЄКПЛ) Ради Європи, відкрита для підписання в 1950 році, що містить положення про свободу вираження поглядів у статті 10. Вона набрала чинності у 1953 році і з часом була змінена шляхом прийняття 16 протоколів. Деякі протоколи до Конвенції ще не були ратифіковані всіма країнами. Європейський суд з прав людини є органом, який здійснює контроль за виконанням Конвенції в 47 державах-членах Ради Європи.</text:p>
          </table:table-cell>
          <table:table-cell office:value-type="string" calcext:value-type="string">
            <office:annotation draw:style-name="gr2" draw:text-style-name="P2" svg:width="82.23pt" svg:height="16.7pt" svg:x="1661.64pt" svg:y="4812.58pt" draw:caption-point-x="0pt" draw:caption-point-y="0pt">
              <dc:date>2018-02-03T00:00:00</dc:date>
              <text:p text:style-name="P1"><text:span text:style-name="T1">Footnote 2</text:span></text:p>
            </office:annotation>
            <text:p>Convenția Europeană a Drepturilor Omului a Consiliului Europei, deschisă spre semnare în 1950 are o relevanță deosebită incluzând libertatea de exprimare în Articolul 10. A intrat în vigoare în 1953 și a fost amendată, în decursul anilor, prin adoptarea de 16 Protocoale. Unele protocoale ale Convenției nu sunt încă ratificate de toate țările. Curtea Europeană a Drepturilor Omului este un organism care supraveghează implementarea Convenției de către cele 47 state membre ale Consiliului Europei. </text:p>
          </table:table-cell>
          <table:table-cell office:value-type="string" calcext:value-type="string">
            <text:p>Особое значение имеет Конвенция о защите прав человека и основных свобод (Европейская конвенция по правам человека, Конвенция, ЕКПЧ) Совета Европы, открытая для подписания в 1950 году. Свобода выражения мнения провозглашается в 10 статье Конвенции. Конвенция вступила в силу в 1953 году и с течением времени претерпела ряд поправок, принятых в форме 16 протоколов к Конвенции. Некоторые протоколы к Конвенции еще не ратифицированы каждой страной-участницей. Европейский суд по правам человека является органом контроля за соблюдением Конвенции в 47 государствах-членах Совета Европы.</text:p>
          </table:table-cell>
          <table:table-cell table:number-columns-repeated="1016"/>
        </table:table-row>
        <table:table-row table:style-name="ro91">
          <table:table-cell office:value-type="string" calcext:value-type="string">
            <text:p>Meqenëse Konventa Evropiane për të Drejtat e Njeriut përfaqëson instrumentin kryesor të të drejtave të njeriut të shteteve të Këshillit të Evropës, kjo broshurë përqendrohet kryesisht në jurisprudencën e zhvilluar nga Gjykata Evropiane për të Drejtat e Njeriut.</text:p>
          </table:table-cell>
          <table:table-cell office:value-type="string" calcext:value-type="string">
            <text:p>იქიდან გამომდინარე, რომ ადამიანის უფლებათა ევროპული კონვენცია წარმოადგენს ადამიანის უფლებათა დაცვის მთავარ ინსტრუმენტს ევროსაბჭოს ქვეყნებისთვის, ეს ბროშურა ძირითად ყურადღებას ამახვილებს ადამიანის უფლებათა ევროპული სასამართლოს მიერ ჩამოყალიბებულ სამართალზე. </text:p>
          </table:table-cell>
          <table:table-cell office:value-type="string" calcext:value-type="string">
            <text:p>Mivel az Emberi Jogok Európai Egyezménye képviseli az Európa Tanács legfontosabb emberi jogi eszközeit, ez a tájékoztató elsősorban az Emberi Jogok Európai Bírósága által kidolgozott joggyakorlatra összpontosít.</text:p>
          </table:table-cell>
          <table:table-cell office:value-type="string" calcext:value-type="string">
            <text:p>Бидејќи Европската конвенција за човекови права претставува главен инструмент за човекови права за државите на Советот на Европа, оваа брошура главно се фокусира на јуриспруденцијата развиена од страна на Европскиот суд за човекови права.</text:p>
          </table:table-cell>
          <table:table-cell office:value-type="string" calcext:value-type="string">
            <text:p>Pošto Evropska konvencija o ljudskim pravima predstavlja glavni instrument zaštite ljudskih prava za zemlje Saveta Evrope, ova brošura je usredsređena uglavnom na sudsku praksu Evropskog suda za ljudska prava. </text:p>
          </table:table-cell>
          <table:table-cell office:value-type="string" calcext:value-type="string">
            <text:p>Оскільки Європейська конвенція з прав людини є основним документом в галузі прав людини для держав-членів Ради Європи, ця брошура зосереджується головним чином на судовій практиці, розробленій Європейським судом з прав людини.</text:p>
          </table:table-cell>
          <table:table-cell office:value-type="string" calcext:value-type="string">
            <text:p>Deoarece Convenția Europeană a Drepturilor Omului reprezintă principalul instrument pentru statele Consiliului Europei, această broșură se concentrează în principal pe jurisprudența elaborată de Curtea Europeană a Drepturile Omului.</text:p>
          </table:table-cell>
          <table:table-cell office:value-type="string" calcext:value-type="string">
            <text:p>Поскольку Европейская конвенция по правам человека является основным документом по правам человека для государств, входящих в Совет Европы, основное внимание в этой брошюре будет уделено судебной практике Европейского суда по правам человека.</text:p>
          </table:table-cell>
          <table:table-cell table:number-columns-repeated="1016"/>
        </table:table-row>
        <table:table-row table:style-name="ro10">
          <table:table-cell office:value-type="string" calcext:value-type="string">
            <text:p>-------</text:p>
          </table:table-cell>
          <table:table-cell/>
          <table:table-cell table:number-columns-repeated="6" office:value-type="string" calcext:value-type="string">
            <text:p>-------</text:p>
          </table:table-cell>
          <table:table-cell table:number-columns-repeated="1016"/>
        </table:table-row>
        <table:table-row table:style-name="ro87">
          <table:table-cell office:value-type="string" calcext:value-type="string">
            <text:p>NENI 10 i Konventës Evropiane të të Drejtave të Njeriut</text:p>
          </table:table-cell>
          <table:table-cell office:value-type="string" calcext:value-type="string">
            <text:p>ადამიანის უფლებათა ევროპული კონვენციის მე-10 მუხლი</text:p>
          </table:table-cell>
          <table:table-cell office:value-type="string" calcext:value-type="string">
            <text:p>Az Emberi Jogok Európai Egyezményének 10. cikke</text:p>
          </table:table-cell>
          <table:table-cell office:value-type="string" calcext:value-type="string">
            <text:p>ЧЛЕН 10 од Европската конвенција за заштита на човековите права</text:p>
          </table:table-cell>
          <table:table-cell office:value-type="string" calcext:value-type="string">
            <text:p>ČLAN 10 Evropske konvencije o ljudskim pravima </text:p>
          </table:table-cell>
          <table:table-cell office:value-type="string" calcext:value-type="string">
            <text:p>Стаття 10 Європейської конвенції з прав людини</text:p>
          </table:table-cell>
          <table:table-cell office:value-type="string" calcext:value-type="string">
            <text:p>Articolul 10 al Convenției Europeane a Drepturilor Omului</text:p>
          </table:table-cell>
          <table:table-cell office:value-type="string" calcext:value-type="string">
            <text:p>Статья 10 Европейской конвенции о защите прав человека и основных свобод </text:p>
          </table:table-cell>
          <table:table-cell table:number-columns-repeated="1016"/>
        </table:table-row>
        <table:table-row table:style-name="ro10">
          <table:table-cell office:value-type="string" calcext:value-type="string">
            <text:p>Liria e shprehjes</text:p>
          </table:table-cell>
          <table:table-cell office:value-type="string" calcext:value-type="string">
            <text:p>გამოხატვის თავისუფლება</text:p>
          </table:table-cell>
          <table:table-cell office:value-type="string" calcext:value-type="string">
            <text:p>Véleménynyilvánitás szabadsága</text:p>
          </table:table-cell>
          <table:table-cell office:value-type="string" calcext:value-type="string">
            <text:p>Слобода на изразување</text:p>
          </table:table-cell>
          <table:table-cell office:value-type="string" calcext:value-type="string">
            <text:p>Sloboda izražavanja</text:p>
          </table:table-cell>
          <table:table-cell office:value-type="string" calcext:value-type="string">
            <text:p>Свобода вираження поглядів</text:p>
          </table:table-cell>
          <table:table-cell office:value-type="string" calcext:value-type="string">
            <text:p>Libertatea de exprimare</text:p>
          </table:table-cell>
          <table:table-cell office:value-type="string" calcext:value-type="string">
            <text:p>Свобода выражения мнения</text:p>
          </table:table-cell>
          <table:table-cell table:number-columns-repeated="1016"/>
        </table:table-row>
        <table:table-row table:style-name="ro21">
          <table:table-cell office:value-type="string" calcext:value-type="string">
            <text:p>1.     Çdokush ka të drejtën e lirisë së shprehjes. Kjo e drejtë përfshin lirinë e mendimit dhe lirinë për të marrë ose për të dhënë informacione dhe ide pa ndërhyrjen e autoriteteve publike dhe pa marrë parasysh kufijtë. Ky nen nuk i pengon Shtetet që të kërkojnë licencimin e ndërmarrjeve të transmetimit audio-viziv, televiziv ose kinematografik.</text:p>
          </table:table-cell>
          <table:table-cell office:value-type="string" calcext:value-type="string">
            <text:p>1. ყველას აქვს უფლება გამოხატვის თავისუფლებისა. ეს უფლება მოიცავს პირის თავისუფლებას, ჰქონდეს შეხედუელებები, მიიღოს ან გაავრცელოს ინფორმაცია თუ მოსაზრებები საჯარო ხელისუფლების ჩაურევლად და სახელმწიფო საზღვრების მიუხედავად. ეს მუხლი ხელს არ უშლის სახელმწიფოებს, განახორციელონ რადიომაუწყებლობის, სატელევიზიო ან კინემატოგრაფიულ საწარმოთა ლიცენზირება.</text:p>
          </table:table-cell>
          <table:table-cell office:value-type="string" calcext:value-type="string">
            <text:p>1. Mindenkinek joga van a szólásszabadsághoz. Ez a jog magában foglalja a véleménynyilvánítás szabadságát, valamint az információk és a gondolatok fogadását és eljuttatását a közigazgatási hivatalok beavatkozása nélkül, határoktól függetlenül. Ez a cikk nem gátolja meg az államokat abban, hogy engedélyezést irjanak elő <text:s/>a műsorszóró, televíziós vagy mozi vállalkozások számára.</text:p>
          </table:table-cell>
          <table:table-cell office:value-type="string" calcext:value-type="string">
            <text:p>1. Секој човек има право на слобода на изразувањето. Ова право ги опфаќа слободата на мислење и слободата на примање и пренесување информации или идеи, без мешање на јавната власт и без оглед на границите. Овој член не ги спречува државите да им наметнуваат лиценци на радиодифузните, телевизиските претпријатија или кината.</text:p>
          </table:table-cell>
          <table:table-cell office:value-type="string" calcext:value-type="string">
            <text:p>1.  Svako ima pravo na slobodu izražavanja. Ovo pravo uključuje slobodu posedovanja sopstvenog mišljenja, primanje i saopštavanje informacija i ideja bez mešanja javne vlasti i bez obzira na granice. Ovim članom se ne sprečava da države zahtevaju dozvole za rad televizijskih, radio i bioskopskih preduzeća.</text:p>
          </table:table-cell>
          <table:table-cell office:value-type="string" calcext:value-type="string">
            <text:p>Кожен має право на свободу вираження поглядів. Це право включає свободу дотримуватися своїх поглядів, одержувати і передавати інформацію та ідеї без втручання органів державної влади і незалежно від кордонів. Ця стаття не перешкоджає державам вимагати ліцензування діяльності радіомовних, телевізійних або кінематографічних підприємств.</text:p>
          </table:table-cell>
          <table:table-cell office:value-type="string" calcext:value-type="string">
            <text:p>1. Orice persoană are dreptul la libertate de exprimare. Acest drept include libertatea de opinie şi libertatea de a primi sau a comunica informaţii ori idei fără amestecul autorităţilor publice şi fără a ţine seama de frontiere. Prezentul articol nu împiedică Statele să supună societăţile de radiodifuziune, cinematografie sau televiziune unui regim de autorizare.</text:p>
          </table:table-cell>
          <table:table-cell office:value-type="string" calcext:value-type="string">
            <text:p>1. Каждый имеет право свободно выражать свое мнение. Это право включает свободу придерживаться своего мнения и свободу получать и распространять информацию и идеи без какого-либо вмешательства со стороны публичных властей и независимо от государственных границ. Настоящая статья не препятствует государствам осуществлять лицензирование радиовещательных, телевизионных или кинематографических предприятий.</text:p>
            <text:p/>
            <text:p/>
          </table:table-cell>
          <table:table-cell table:number-columns-repeated="1016"/>
        </table:table-row>
        <table:table-row table:style-name="ro102">
          <table:table-cell office:value-type="string" calcext:value-type="string">
            <text:p>2.     Ushtrimi i këtyre lirive, që përmban detyrime dhe përgjegjësi, mund t’u nënshtrohet këtyre formaliteteve, kushteve, kufizimeve ose sanksioneve të parashikuara me ligj dhe që janë të nevojshme në një shoqëri demokratike, në interes të sigurisë kombëtare, integritetit territorial ose sigurisë publike, për mbrojtjen e rendit dhe parandalimin e krimit, për mbrojtjen e shëndetit ose të moralit, për mbrojtjen e dinjitetit ose të të drejtave të të tjerëve, për të ndaluar përhapjen e të dhënave konfidenciale ose për të garantuar autoritetin dhe paanshmërinë e pushtetit gjyqësor</text:p>
          </table:table-cell>
          <table:table-cell office:value-type="string" calcext:value-type="string">
            <text:p>2. ამ თავისუფლებათა განხორციელება, რამდენადაც ის განუყოფელია შესაბამისი ვალდებულებისა და პასუხისმგებლობისაგან, შეიძლება დაექვემდებაროს ისეთ წესებს, პირობებს, შეზღუდვებს ან სანქციებს, რომლებიც გათვალისწინებულია კანონით და აუცილებელია დემოკრატიულ საზოგადოებაში ეროვნული უშიშროების, ტერიტორიული მთლიანობის ან საზოგადოებრივი უსაფრთხოების ინტერესებისათვის, უწესრიგობისა თუ დანაშაულის აღსაკვეთად, ჯანმრთელობის ან მორალის დაცვის მიზნით, სხვათა რეპუტაციის ან უფლებების დასაცავად, საიდუმლოდ მიღებული ინფორმაციის გამჟღავნების თავიდან ასაცილებლად ან სასამართლო ხელისუფლების ავტორიტეტისა და მიუკერძოებლობის უზრუნველსაყოფად.</text:p>
          </table:table-cell>
          <table:table-cell office:value-type="string" calcext:value-type="string">
            <text:p/>
            <text:p>A szabadságjogok gyakorlásához - mivel kötelességeket és felelősséget is hordoznak magukban - az igazságszolgáltatás a nemzeti törvények által előírt, a demokratikus társadalomban szükséges formaságokat, feltételeket, korlátozásokat vagy szankciókat kell alkalmazni a nemzetbiztonság, a területi az integritás vagy a közbiztonság, a rendellenesség vagy a bűncselekmények megelőzése, az egészség vagy erkölcs védelme, mások jó hírneve vagy jogaik védelme, a bizalmasan kézhezvitt információk nyilvánosságra hozatalának megakadályozása vagy a hatósági és pártatlanság fenntartása érdekében.</text:p>
          </table:table-cell>
          <table:table-cell office:value-type="string" calcext:value-type="string">
            <text:p>2. Остварувањето на овие слободи, коешто вклучува обврски и одговорности, може да подлежи на одредени формалности, услови, ограничувања и санкции предвидени со закон, кои во едно демократско општество претставуваат мерки неопходни за државната безбедност, територијалниот интегритет и јавната безбедност, заштитата на редот и спречувањето на нереди и злосторства, заштитата на здравјето или моралот, угледот или правата на другите, за спречување на ширењето на доверливи информации или за зачувување на авторитетот и непристрасноста на судството.</text:p>
          </table:table-cell>
          <table:table-cell office:value-type="string" calcext:value-type="string">
            <text:p>2.  Pošto korišćenje ovih sloboda povlači za sobom dužnosti i odgovornosti, ono se može podvrgnuti formalnostima, uslovima, ograničenjima ili kaznama propisanim zakonom i neophodnim u <text:s/>demokratskom društvu u interesu nacionalne bezbednosti, teritorijalnog integriteta ili javne <text:s/>bezbednosti, radi sprečavanja nereda ili kriminala, zaštite zdravlja ili morala, zaštite ugleda ili <text:s/>prava drugih, sprečavanja obelodanjivanja obaveštenja dobijenih u poverenju, ili radi očuvanja <text:s/>autoriteta i nepristrasnosti sudstva</text:p>
          </table:table-cell>
          <table:table-cell office:value-type="string" calcext:value-type="string">
            <text:p>2. Здійснення цих свобод, оскільки воно пов'язане з обов'язками і відповідальністю, може підлягати таким формальностям, умовам, обмеженням або санкціям, що встановлені законом і є необхідними в демократичному суспільстві в інтересах національної безпеки, територіальної цілісності або громадської безпеки, для запобігання заворушенням чи злочинам, для охорони здоров'я чи моралі, для захисту репутації чи прав інших осіб, для запобігання розголошенню конфіденційної інформації або для підтримання авторитету і безсторонності суду.</text:p>
          </table:table-cell>
          <table:table-cell office:value-type="string" calcext:value-type="string">
            <text:p>2. Exercitarea acestor libertăţi ce comportă îndatoriri şi responsabilităţi poate fi supusă unor formalităţi, condiţii, restrângeri sau sancţiuni prevăzute de lege care, într-o societate democratică, constituie măsuri necesare pentru securitatea naţională, integritatea teritorială sau siguranţa publică, apărarea ordinii şi prevenirea infracţiunilor, protecţia sănătăţii, a moralei, a reputaţiei sau a drepturilor altora, pentru a împiedica divulgarea informaţiilor confidenţiale sau pentru a garanta autoritatea şi imparţialitatea puterii judecătoreşti. </text:p>
          </table:table-cell>
          <table:table-cell office:value-type="string" calcext:value-type="string">
            <text:p>2. Осуществление этих свобод, налагающее обязанности и ответственность, может быть сопряжено с определенными формальностями, условиями, ограничениями или санкциями, которые предусмотрены законом и необходимы в демократическом обществе в интересах национальной безопасности, территориальной целостности или общественного порядка, в целях предотвращения беспорядков или преступлений, для охраны здоровья и нравственности, защиты репутации или прав других лиц, предотвращения разглашения информации, полученной конфиденциально, или обеспечения авторитета и беспристрастности правосудия.</text:p>
            <text:p/>
            <text:p/>
          </table:table-cell>
          <table:table-cell table:number-columns-repeated="1016"/>
        </table:table-row>
        <table:table-row table:style-name="ro10">
          <table:table-cell office:value-type="string" calcext:value-type="string">
            <text:p>-------</text:p>
          </table:table-cell>
          <table:table-cell/>
          <table:table-cell table:number-columns-repeated="6" office:value-type="string" calcext:value-type="string">
            <text:p>-------</text:p>
          </table:table-cell>
          <table:table-cell table:number-columns-repeated="1016"/>
        </table:table-row>
        <table:table-row table:style-name="ro10">
          <table:table-cell office:value-type="string" calcext:value-type="string">
            <text:p>1.4. Si ta kuptojmë këtë broshurë </text:p>
          </table:table-cell>
          <table:table-cell office:value-type="string" calcext:value-type="string">
            <text:p><text:s/>1.4. როგორ უნდა გავიგოთ ეს ბროშურა </text:p>
          </table:table-cell>
          <table:table-cell office:value-type="string" calcext:value-type="string">
            <text:p>1.4. Hogyan értsük meg ezt a brosúrát?</text:p>
          </table:table-cell>
          <table:table-cell office:value-type="string" calcext:value-type="string">
            <text:p>1.4. Како да се разбере оваа брошура</text:p>
          </table:table-cell>
          <table:table-cell office:value-type="string" calcext:value-type="string">
            <text:p>1.4. Kako shvatiti ovu brošuru?</text:p>
          </table:table-cell>
          <table:table-cell office:value-type="string" calcext:value-type="string">
            <text:p>1.4. Як зрозуміти цю брошуру</text:p>
          </table:table-cell>
          <table:table-cell office:value-type="string" calcext:value-type="string">
            <text:p>1.4. Cum trebuie înțeleasă această broșură</text:p>
          </table:table-cell>
          <table:table-cell office:value-type="string" calcext:value-type="string">
            <text:p>1.4. Как следует пользоваться этой брошюрой</text:p>
          </table:table-cell>
          <table:table-cell table:number-columns-repeated="1016"/>
        </table:table-row>
        <table:table-row table:style-name="ro88">
          <table:table-cell office:value-type="string" calcext:value-type="string">
            <text:p>Objekti i të drejtës së lirisë së shprehjes mbështetet tek ndryshimet e koncepteve filozofike, politike dhe ligjore. Ai duhet të analizohet në kontekstin specifik gjeografik, ligjor dhe social. Shpesh, kemi të bëjmë me ushtrimin e raportit të kësaj të drejte me të drejtat e tjera dhe me vlerat themelore.</text:p>
          </table:table-cell>
          <table:table-cell office:value-type="string" calcext:value-type="string">
            <text:p>გამოხატვის თავისუფლების ცნება ემყარება რთულ ფილოსოფიურ, პოლიტიკურ და სამართლებრივ კონცეფციებს. ის გაანალიზირებულ <text:s/>უნდა იქნას გეოგრაფიულ, პოლიტიკურ და სამართლებრივ კონტექსტებში. როგორც წესი ის მოიცავს ბალანსის დადგენას სხვა უფლებათა და ფუნდამენტურ ღირებულებებთან მიმართებაში.</text:p>
          </table:table-cell>
          <table:table-cell office:value-type="string" calcext:value-type="string">
            <text:p>A szólásszabadsághoz való jog terjedelme a filozófiai, politikai és jogi fogalmak megváltoztatásán alapul. Meg kell vizsgálni a konkrét földrajzi, jogi és társadalmi összefüggéseket. A legtöbb esetben egy olyan kiegyensúlyozó gyakorlatot foglal magában, amely más jogokkal és alapvető értékekkel rendelkezik.</text:p>
          </table:table-cell>
          <table:table-cell office:value-type="string" calcext:value-type="string">
            <text:p>Обемот на правото на слобода на изразување се заснова на менување на филозофските, политичките и правните концепти. Треба да се анализира воведување на специфични географски, правни и социјални контексти. Во најголем дел тоа вклучува воспоставување рамнотежа со остварувањето на други права и основни вредности.</text:p>
          </table:table-cell>
          <table:table-cell office:value-type="string" calcext:value-type="string">
            <text:p>Delokrug prava na slobodu izražavanja zasniva se na promenljivim filozofskim, političkim i pravnim pojmovima. To pravo treba biti analizirano sagledavanjem konkretnog geografskog, pravnog i društvenog konteksta. U najvećem broju slučajeva, ono obuhvata uspostavljanje ravnoteže u odnosu na druga prava i osnovne vrednosti. </text:p>
          </table:table-cell>
          <table:table-cell office:value-type="string" calcext:value-type="string">
            <text:p>Обсяг права на свободу вираження поглядів заснований на філософських, політичних і правових концепціях, які розвиваються. Він повинен бути проаналізований з урахуванням конкретних географічних, правових і соціальних умов. У більшості випадків це передбачає знаходження балансу з іншими правами і основними цінностями.</text:p>
          </table:table-cell>
          <table:table-cell office:value-type="string" calcext:value-type="string">
            <text:p>Scopul dreptului la libertatea de exprimare se bazează pe schimbarea conceptelor filozofice, politice și legale. Trebuie analizat în contextele specifice geografice, legale și sociale. În majoritatea timpului implică un exercițiu de echilibrare cu alte drepturi și valori fundamentale. </text:p>
          </table:table-cell>
          <table:table-cell office:value-type="string" calcext:value-type="string">
            <text:p>Объем осуществления права на свободу выражения мнения основан на изменениях, произошедших в соответствующих философских, политических и правовых концепциях. Содержание данного права следует анализировать с учетом конкретных географических, правовых и социальных условий. В большинстве случаев это предполагает соблюдение баланса с другими правами и фундаментальными ценностями.</text:p>
          </table:table-cell>
          <table:table-cell table:number-columns-repeated="1016"/>
        </table:table-row>
        <table:table-row table:style-name="ro103">
          <table:table-cell office:value-type="string" calcext:value-type="string">
            <text:p>Kështu, rastet e paraqitura në këtë broshurë duhet të marrin vetëm vlerë referimi. Kjo jurisprudencë, sikurse e GJEDNJ-së, është në ndryshim të përhershëm dhe ndonjëherë është kundërshtuese në vetvete. Ndonjëherë i lihet kritikës pasi herë pas here sjell rezultate zhgënjyese për promovuesit e të drejtave themelore të lirisë së shprehjes dhe aksesit në informacion. Për më tepër, zhvillimet teknike të internetit mund të shkaktojnë ndryshimin e disa supozimeve të deritanishme dhe që mund të bëhen pjesë e vendimeve në të ardhmen. </text:p>
          </table:table-cell>
          <table:table-cell office:value-type="string" calcext:value-type="string">
            <text:p>შესაბამისად, მოცემულ ბროშურაში წარმოდგენილი საქმეები გამოყენებულ უნდა იყოს წყაროს მნიშვნელობით. ადამიანის უფლებათა ევროპული სასამართლოს კანონმდებლობა მუდმივად იცვლება და ზოგჯერ წინააღმდეგობაში მოდის საკუთარ თავთან. ის შესაძლებელია ზოგჯერ კრიტიკის საგანიც გახდეს, რადგან მას დრო გამოშვებით შედეგად მოაქვს იმედის გამაცრუებელი შედეგები მათთვის ვინც <text:s/>მხარს უჭერს <text:s/>გამოხატვის თავისუფლებისა და ინფორმაციის მიღების ფუნდამენტურ უფლებას. ამასთან, ინტერნეტის ტექნიკურ განვითარებასთან ერთად შეიძლება შეიცვალოს ჩვენი ხედვები, რამაც შესაძლებელია სახვა ჰპოვოს სასამართლოს მომავალ გადაწყვეტილებებში. </text:p>
          </table:table-cell>
          <table:table-cell office:value-type="string" calcext:value-type="string">
            <text:p>A brossúra csak referenciaértéket kaphat. Az EJEB ilyen joggyakorlata folyamatosan változik, és néha egymásnak ellentmondó. Néha kritikát is eredményez, mivel ez időről időre kiábrándító eredményekkel jár azok számára, akik előmozdítják a szólásszabadsághoz és az információkhoz való hozzáférés alapvető jogait. Ráadásul az internet technikai fejlődése megváltoztathatja bizonyos feltételezéseket, amelyek ma már léteznek, és amelyek a jövőbeni döntésekbe is bekerülhetnek.</text:p>
          </table:table-cell>
          <table:table-cell office:value-type="string" calcext:value-type="string">
            <text:p>Затоа, предметите претставени во оваа брошура треба да служат само како упатување. Судската практика како онаа на ЕСЧП се менува постојано, а понекогаш е во судир и самата со себе. Понекогаш може да подлежи и на критика, бидејќи од време на време резултира со разочарувачки исходи за оние кои ги промовираат основните права <text:s/>на слобода на изразување и пристап до информации. Освен тоа, техничкиот развој на интернетот може да промени одредени претпоставки што ги имаме денес и кои би можеле да бидат вклучени во идните одлуки.</text:p>
          </table:table-cell>
          <table:table-cell office:value-type="string" calcext:value-type="string">
            <text:p>Stoga, sudskim predmetima izloženim u ovoj brošuri treba pripisati samo referentnu vrednost. Sudska praksa kao što je ona koju stvara ESLJP, konstantno se menja i ponekad je u koliziji sama sa sobom. Ponekad je čak izložena kritici, pošto povremeno dovodi do razočaravajućih ishoda za one koji unapređuju osnovna prava na slobodu izražavanja i pristup informacijama. Štaviše, tehnički razvoj Interneta mogao bi da izmeni određene, danas postojeće pretpostavke, koje bi mogle da budu uključene u buduće odluke. </text:p>
          </table:table-cell>
          <table:table-cell office:value-type="string" calcext:value-type="string">
            <text:p>Тому справи, представлені в цій брошурі, слід сприймати виключно як опорний матеріал. Судова практика ЄСПЛ постійно змінюється, а іноді і суперечить сама по собі. Її часом можна навіть критикувати, оскільки її результати подекуди розчаровують тих, хто просуває основні права на свободу вираження поглядів та доступ до інформації. Більш того, технічний розвиток Інтернету може змінити певні припущення, які ми маємо сьогодні, і які можуть бути включені в майбутні рішення. </text:p>
          </table:table-cell>
          <table:table-cell office:value-type="string" calcext:value-type="string">
            <text:p>Prin urmare, cazurile prezentate în această broșură ar trebui să aibă doar o valoare de referință. O jurisprudență ca cea a CEDO este în permanentă schimbare și uneori în conflict cu ea însăși. Poate fi uneori chiar supusă criticii deoarece, când și când, poate avea rezultate dezamăgitoare pentru cei care promovează drepturile fundamentale la libertatea de exprimare și accesul la informație. În plus, dezvoltările tehnice ale Internetului pot schimba anumite presupuneri pe care le avem azi și care ar putea fi incluse în decizii viitoare.</text:p>
          </table:table-cell>
          <table:table-cell office:value-type="string" calcext:value-type="string">
            <text:p>Поэтому дела, приведенные в настоящей брошюре, следует воспринимать как отправную точку анализа свободы выражения мнений. Судебная практика ЕСПЧ, </text:p>
            <text:p>постоянно меняется, а иногда и сама себе противоречит. Иногда она даже подвергается критике, поскольку время от времени решения ЕСПЧ разочаровывают тех, кто продвигает основополагающие права на свободу выражения мнения и доступ к информации. Более того, техническое развитие Интернета может изменить определенные позиции, которые сформировались на сегодняшний день, и которые могут быть применены в будущих судебных делах и решениях.</text:p>
          </table:table-cell>
          <table:table-cell table:number-columns-repeated="1016"/>
        </table:table-row>
        <table:table-row table:style-name="ro91">
          <table:table-cell office:value-type="string" calcext:value-type="string">
            <text:p>Sidoqoftë, mjaft herë, jurisprudencat si ajo e GJEDNJ-së mund të jetë vizionare dhe të mbartin vlerën e rëndësishme të promovimit të standardeve bazë të dhënies, ligjërisht, të të drejtave të lirisë së shprehjes dhe aksesit në informacion. </text:p>
          </table:table-cell>
          <table:table-cell office:value-type="string" calcext:value-type="string">
            <text:p>მიუხედავად აღნიშნულია, ადამიანის უფლებათა ევროპული სასამართლოს კანონმდებლობა შესაძლებელია ხშირად იდეალისტური იყოს და ის მნიშვნელოვან როლს თამაშობს გამოხატვის თავისუფლებისა და ინფორმაციის მიღების უფლების ძირითად სტანდარტთა ხელის შეწყობის პროცესში. </text:p>
          </table:table-cell>
          <table:table-cell office:value-type="string" calcext:value-type="string">
            <text:p>Mindazonáltal az EJEB joggyakorlatának nagy látóköre lehet, és jelentős értékkel bír az alapvető normák előmozdításában a szólásszabadsághoz és az információhoz való hozzáférés joga tekintetében.</text:p>
          </table:table-cell>
          <table:table-cell office:value-type="string" calcext:value-type="string">
            <text:p>Сепак, таквата судска практика како онаа на ЕСЧП може многупати да биде визионерска <text:s/>и има големо значење во промоцијата на основните стандарди со кои законски се доделуваат правата на слобода на изразување и пристап до информации.</text:p>
          </table:table-cell>
          <table:table-cell office:value-type="string" calcext:value-type="string">
            <text:p>Ipak, sudska praksa, poput one koju stvara <text:s/>ESLJP, može mnogo puta biti vizionarska i imati značajnu vrednost u unapređenju osnovnih standarda zakonskog odobrenja prava na slobodu izražavanja i pristupa informacijama.</text:p>
          </table:table-cell>
          <table:table-cell office:value-type="string" calcext:value-type="string">
            <text:p>Проте така судова практика, як у ЄСПЛ, може бути взірцевою у багатьох випадках, і вона має важливе значення для розвитку основних стандартів надання прав на свободу вираження поглядів і доступу до інформації.</text:p>
          </table:table-cell>
          <table:table-cell office:value-type="string" calcext:value-type="string">
            <text:p>Cu toate acestea, o jurisprudență ca cea CEDO poate fi una vizionară de multe ori și are o valoare importantă în a promova standardele clasice ce asigură în mod legal drepturile la liberă exprimare și de acces la informație. </text:p>
          </table:table-cell>
          <table:table-cell office:value-type="string" calcext:value-type="string">
            <text:p>Тем не менее, судебная практика ЕСПЧ часто может быть и провидческоц, а также имеет важное значение для продвижения основополагающих стандартов предоставления прав на свободу выражения мнения и доступа к информации с точки зрения закона.</text:p>
          </table:table-cell>
          <table:table-cell table:number-columns-repeated="1016"/>
        </table:table-row>
        <table:table-row table:style-name="ro102">
          <table:table-cell office:value-type="string" calcext:value-type="string">
            <text:p>Filtrimi i gjithë jurisprudencës aktuale të GJEDNJ-së ka një kosto që vlen të theksohet. Pikë së pari, në asnjë rast informacioni i kësaj broshure nuk përbën këshillë ligjore. Së dyti, redaktorëve të kësaj broshure iu desh të kufizonin informacionin që do të paraqitej, një zgjedhje që për disa profesionistë ligjorë mund të jetë mangësi. Gjithashtu, përzgjedhja e fushave dhe rasteve na detyroi të përmendim shumë pak disa aspekte të rëndësishme si p.sh. problematikat e “gjuhës së urrejtjes” apo “mbrojtja e burimeve të gazetarisë”.</text:p>
          </table:table-cell>
          <table:table-cell office:value-type="string" calcext:value-type="string">
            <text:p>ადამიანის უფლებათა ევროპული სასამართლოს მოქმედი სამართლის გადარჩევის პროცესს აქვს საკუთარი შეზღუდვები, როლებიც აუცილებელია აღინიშნოს. <text:s/>უპირველესყოვლისა ამ ბროშურაში მოცემული ინფორმაცია არცერთ შემთხვევაში არ უნდა იქნეს მიღებული, როგორც სამართლებრივი კონსულტაცია. მეორე, მოცემული ბროშურის რედაქტორებს უნდა შეემცირებინათ წარმოსადგენი ინფორმაციის მოცულობა, რაც ზოგიერთი სამართლის სპეციალისტის მიერ შეიძლება აღქმულ იქნეს როგორც ხარვეზი. ამასთან, სხვადასხვა ასპექტისა და საქმის შერჩევის აუცილებლობამ, გვაიძულა მხოლოდ ზედაპირულად დაგვეფარა ზოგიერთი საკითხი, როგორიც არის მაგალითად “სიძულვილის ენა” ან “ჟურნალისტურ წყაროთა დაცვა”. </text:p>
          </table:table-cell>
          <table:table-cell office:value-type="string" calcext:value-type="string">
            <text:p>Az EJEB teljes ítélkezési gyakorlatának lepárlása olyan áron történik, amelyet érdemes kiemelni. Először is, a jelen brosúra információi nem jelenthetnek jogi tanácsadást. Másodszor, a brosúra szerkesztõinek korlátozniuk kellett a bemutatandó információkat, amelyek bizonyos jogi szakemberek számára hátrányos helyzetet jelenthetnek. A domainek és az esetek megválasztása is lehetővé tette számunkra, hogy néhány olyan fontos szempontot hagyjanak el, amelyek nagyon röviden le vannak fedve - például a "gyűlöletbeszéd" vagy az "újságírói források".</text:p>
          </table:table-cell>
          <table:table-cell office:value-type="string" calcext:value-type="string">
            <text:p>Цената што треба да се плати во однос на дестилирањето на целата постоечка судска практика на ЕСЧП вреди да се укаже. Прво, информациите во оваа брошура во никој случај не претставуваат правен совет. Второ, уредниците на брошурата мораа да ги ограничат информациите што треба да се презентираат, избор што за одредени правници може да биде недостаток. Исто така, со оглед на избраните домени и предмети, бевме приморани некои прашања да ги разгледаме многу кратко - како што се прашањата за "говор на омраза" или "заштита на новинарски извори".</text:p>
          </table:table-cell>
          <table:table-cell office:value-type="string" calcext:value-type="string">
            <text:p>Sažimanje celokupne sadašnje sudske prakse ESLJP do najbitnih detalja ima svoju cenu, koju ovde valja istaći. Kao prvo, informacije u ovoj brošuri ne mogu nikako predstavljati pravni savet. Drugo, urednici ove brošure su morali da ograniče izložene informacije, što za određene predstavnike pravne profesije može predstavljati nedostatak. Takođe, zbog izbora domena i predmeta bili smo primorani da <text:s/>neke važne aspekte obradimo samo površno – kao što je pitanje ’govora mržnje’ ili ’zaštite novinarskih izvora’.</text:p>
          </table:table-cell>
          <table:table-cell office:value-type="string" calcext:value-type="string">
            <text:p>Слід згадати також і ціну такої фільтрації всієї поточної судової практики ЄСПЛ. Перш за все, інформація, що міститься в цій брошурі, не може вважатися юридичною консультацією. По-друге, редактори брошури повинні були обмежувати представлену інформацію, що для деяких юристів-професіоналів може здатися недосконалим. Крім того, необхідність вибору галузей і справ змусила нас розглянути деякі важливі аспекти дуже коротко: наприклад, питання «мови ворожнечі» або «захисту джерел журналістської інформації».</text:p>
          </table:table-cell>
          <table:table-cell office:value-type="string" calcext:value-type="string">
            <text:p>Distilarea jurisprudenței actuale CEDO vine cu un cost care merită menționat. În primul rând, informațiile din această broșură nu pot constitui în nici un caz consiliere juridică. În al doilea rând, editorii au fost nevoiți să limiteze informațiile pe care le puteau prezenta în această broșură, o alegere care pentru unii profesioniști din domeniul juridic ar putea fi un neajuns. De asemenea, selectarea domeniilor și a cazurilor ne-a forțat să acoperim anumite aspecte importante într-o manieră foarte sumară – cum ar fi chestiuni ca “discursul instigator la ură” sau “protecția surselor jurnaliștilor”.</text:p>
          </table:table-cell>
          <table:table-cell office:value-type="string" calcext:value-type="string">
            <text:p>Стоит отметить, что отбор и анализ решений из текущей судебной практики ЕСПЧ имеет свои особенности. Прежде всего, информация, </text:p>
            <text:p>содержащаяся в этой брошюре, ни в коем случае не содержит юридических рекомендаций. Во-вторых, составители этой брошюры были вынуждены ограничить объемы представленной в ней информации (профессиональные юристы могут посчитать это недостатком). Кроме того, выбор областей и дел заставил нас каснуться некоторых важных аспектов весьма бегло - например, вопросов, касающихся «языка вражды» или «защиты журналистких источников информации».</text:p>
          </table:table-cell>
          <table:table-cell table:number-columns-repeated="1016"/>
        </table:table-row>
        <table:table-row table:style-name="ro95">
          <table:table-cell office:value-type="string" calcext:value-type="string">
            <text:p>Gjithashtu, për të thjeshtuar përmbajtjen tekstuale të broshurës, disa citimeve i janë hequr referencat e brendshme në dokumente apo çështje të tjera të GJEDNJ-së. Gjithashtu, emërtimi i çështjes jepet në minimum, si “Emri i paditësit kundër Shtetit, viti”. Çështjet e gjykuara nga Dhoma e Madhe shënohen si të tilla. Teksti i theksuar me ngjyrë më të errët është theksuar nga autorët e broshurës për të vënë në dukje fjalët kyçe me më shumë vlerë për lexuesin. </text:p>
          </table:table-cell>
          <table:table-cell office:value-type="string" calcext:value-type="string">
            <text:p>ამასთან, ბროშურის ტექსტის გამარტივების მიზნით, ზოგიერთი ციტატიდან ამოღებულ იქნა შიდა მითითებები ადამიანის უფლებათა ევროპული სასამართლოს სხვა გადაწყვეტილებებსა თუ დოკუმენტებზე. <text:s/>საქმეთა დასახელებები წარმოდგენილია, როგორც “მოსარჩელის სახელი სახელმწიფოს წინააღმდეგ, თარიღი”. შესაბამისად არის აღნიშნული დიდი პალატის მიერ მიღებული გადაწყვეტილებები. დოკუმენტში მოცემულ ციტატათა სხვადასხვა ნაწილის გამოყოფა მოხდა რედაქტორთა მიერ, მკითხველისთვის საინტერესო ძირითადი საკითხების ხაზგასმის მიზნით. </text:p>
          </table:table-cell>
          <table:table-cell office:value-type="string" calcext:value-type="string">
            <text:p/>
            <text:p>A brossúra-változatban szereplő szöveg egyszerűsítése érdekében bizonyos idézetek levonásra kerülnek az EJEB egyéb ügyeiről vagy dokumentumairól szóló belső hivatkozásokból. Emellett az eset nevét is minimálisan jelezzük, például "A felperes Neve kontra Ország, év". A nagytanács által elhatározott ügyeket ilyen módon jelölik ki. Az idézetekben szereplő minden félkövér betű a szerkesztőkhöz tartozik annak érdekében, hogy hangsúlyozzák az olvasó számára releváns kulcsszavakat.</text:p>
          </table:table-cell>
          <table:table-cell office:value-type="string" calcext:value-type="string">
            <text:p>Исто така, со цел да се поедностави текстот во верзијата на брошурата, одредени цитати се отстранети од внатрешните упатувања на други предмети или документи на ЕСЧП. Исто така, името на предметот е наведено што пократко, како "Име на тужителите против земјата, година". Предметите по кои одлучил Големиот судски совет се означени како такви. Сите задебелувања на текстот во цитатите го извршија уредниците со цел да ги нагласат главните клучни зборови релевантни за читателот.</text:p>
          </table:table-cell>
          <table:table-cell office:value-type="string" calcext:value-type="string">
            <text:p>Takođe, da bismo pojednostavili tekst u verziji brošure, neki citati su svedeni na minimum od internih referenci do drugih predmeta ESLJP ili dokumenata. <text:s/>Takođe, nazivi predmeta naznačeni su skraćeno kao ’ime tužioca, protiv zemlje, godina’. Na ovaj način su označeni predmeti koji su presuđeni od strane Velikog veća. Sve delove teksta citata koji su izloženi masnim slovima odredili su urednici da bi se naglasile glavne ključne reči relevantne za čitaoca.</text:p>
          </table:table-cell>
          <table:table-cell office:value-type="string" calcext:value-type="string">
            <text:p>Крім того, задля спрощення тексту в брошурі, деякі цитати були вилучені з внутрішніх посилань на інші випадки або документи ЄСПЛ. Також назва справи зазначається щонайменше як «позивачі проти країни, рік». Справи, вирішені Великою палатою, відзначені як такі. Будь-яке виділення тексту в лапках належить редакторам, з метою акцентування ключових слів, релевантних для читача.</text:p>
          </table:table-cell>
          <table:table-cell office:value-type="string" calcext:value-type="string">
            <text:p>De asemenea, pentru a simplifica textul în versiunea broșură, anumite citate au fost lăsate fără referințe interne la alte cazuri sau documente CEDO. De asemenea, numele cazului este indicat la minim, adică “Numele reclamanților v. țară, an”. Cazurile decise de către Marea Cameră sunt marcate ca atare. Toate caracterele îngroșate din citate aparțin editorilor pentru a sublinia principalele cuvinte cheie relevante pentru cititor. Notele de subsol sunt incluse la finalul broșurii.</text:p>
          </table:table-cell>
          <table:table-cell office:value-type="string" calcext:value-type="string">
            <text:p>Кроме того, чтобы упростить восприятие содержания брошюры, некоторые цитаты из внутренних ссылок на другие дела ЕСПЧ или документы были сокращены. Также ссылки на конкретные дела приведены в наиболее краткой форме по схеме «Наименование истцов, против, Страна, год». Дела, рассмотренные Большой палатой, отмечены особым образом. Чтобы выделить основные ключевые слова, имеющие значение для читателя, редакторы обозначили их кавычками.</text:p>
          </table:table-cell>
          <table:table-cell table:number-columns-repeated="1016"/>
        </table:table-row>
        <table:table-row table:style-name="ro104">
          <table:table-cell office:value-type="string" calcext:value-type="string">
            <text:p>Detajet mund t’i gjeni në variantin ueb në adresën https://cases.internetfreedom.blog, ku jepet një përmbledhëse e çdo rasti dhe lidhjet me tekstin faktik të aktgjykimit ose me përmbledhjen ligjore të tij.</text:p>
          </table:table-cell>
          <table:table-cell table:style-name="ce82" office:value-type="string" calcext:value-type="string">
            <text:p>დეტალური ინფორმაცია ხელმისაწვდომია ონლაინ ვერსიაში https://cases.internetfreedom.blog, რომელიც მოიცავს თითოეული საქმის მოკლე აღწერას და მითითებას სასამართლო გადაწყვეტილებათა თუ სამართლებრივ რეზიუმეთა წყაროებზე. <text:s text:c="2"/></text:p>
          </table:table-cell>
          <table:table-cell office:value-type="string" calcext:value-type="string">
            <text:p>További részletek találhatók a https://cases.internetfreedom.blog weboldalon, amely tartalmazza az egyes esetek rövid áttekintését, valamint az ítélet / határozat tényleges szövegére vagy jogi felülvizsgálataira mutató linkeket.</text:p>
          </table:table-cell>
          <table:table-cell office:value-type="string" calcext:value-type="string">
            <text:p>Повеќе детали се дадени во веб верзијата, достапна на https://cases.internetfreedom.blog, која вклучува кратко резиме на секој предмет, и линкови до целиот текст на пресудата/одлуката или на правните резимеа. <text:s/></text:p>
          </table:table-cell>
          <table:table-cell office:value-type="string" calcext:value-type="string">
            <text:p>Više detalja obuhvaćeno je verzijom za Internet, na adresi <text:s/>https://cases.internetfreedom.blog, <text:s/>koja sadrži kratak rezime svakog predmeta i linkove za konkretan tekst presude/odluke ili sažetke presuda.</text:p>
          </table:table-cell>
          <table:table-cell office:value-type="string" calcext:value-type="string">
            <text:p>Більш детальна інформація міститься в веб-версії, доступній за посиланням: https://cases.internetfreedom.blog , яка включає короткий огляд кожної справи та посилання на, власне, текст рішення або юридичні огляди.</text:p>
          </table:table-cell>
          <table:table-cell office:value-type="string" calcext:value-type="string">
            <text:p>În versiunea web de la https://cases.internetfreedom.blog sunt disponibile mai multe detalii care includ un scurt rezumat al fiecărui caz și linkuri către textul în sine al hotărârii/deciziei sau către rezumatele legate.</text:p>
          </table:table-cell>
          <table:table-cell office:value-type="string" calcext:value-type="string">
            <text:p>Более подробная информация содержится в веб-версии, доступной по адресу https://cases.internetfreedom.blog, </text:p>
            <text:p>включая краткую аннотацию каждого дела и ссылки на полные тексты решений или краткое изложение сущности дела.</text:p>
          </table:table-cell>
          <table:table-cell table:number-columns-repeated="1016"/>
        </table:table-row>
        <table:table-row table:style-name="ro100">
          <table:table-cell office:value-type="string" calcext:value-type="string">
            <text:p>Gjithashtu, duhet të pohojmë se puna jonë është ndihmuar jo vetëm nga fakti se gjithë informacioni i praktikës gjyqësore të GJEDNJ-së është publik dhe i disponueshëm në internet, por edhe nga ekzistenca e projekteve dhe botimeve të tjera - të gjitha të disponueshme online - të cilat kanë sistematizuar dhe analizuar më në imtësi shumë nga jurisprudenca e GJEDNJ-së e lidhur (edhe) me nenin 10. </text:p>
          </table:table-cell>
          <table:table-cell office:value-type="string" calcext:value-type="string">
            <text:p>ამასთან ხაზგასმულ უნდა იქნას, რომ მოცემული ბროშურის შექმნაში მნიშვნელოვანი დახმარება გაგვიწია არამარტო იმ ფაქტმა, რომ ადამიანის უფლებათა ევროპული სასამართლოს პრეცედენტულ სამართალთან დაკავშირებული სრული ინფორმაცია ქვეყნდება ონლაინ, არამედ ასევე იმან, რომ ონლაინ არის ხელმისაწვდომი ინფორმაცია სხვა პროექტებისა და გამოცემების შესახებ, რომლებიც ახდენენ ადამიანის უფლებათა ევროპული სასამართლოს სამართლის სისტემატიზაციასა და ანალიზს, მათ შორის მე-10 მუხლთან მიმართებით. <text:s/></text:p>
          </table:table-cell>
          <table:table-cell office:value-type="string" calcext:value-type="string">
            <text:p/>
            <text:p>Azt is el kell ismernünk, hogy munkánkat nem csupán az a tény segitette, hogy az EJEB esetjogával kapcsolatos valamennyi információ nyilvánosan elérhető az Interneten, hanem az is, hogy különféle más projektek és kiadványok - amelyek mindegyike elérhető online - rendszeresítették vagy elemezték az EJEB-hez kapcsolódó (szintén) 10. cikk szerinti számos bírósági ügyhöz.</text:p>
          </table:table-cell>
          <table:table-cell office:value-type="string" calcext:value-type="string">
            <text:p>Треба исто така <text:s/>да признаеме дека нашата работа е потпомогната не само со фактот дека сите информации поврзани со судската пракса на ЕСЧП се јавно достапни на интернет, туку и поради постоењето на разни други проекти и публикации - сите достапни онлајн - кои подетално систематизираат или анализираат голем дел од судската пракса на ЕСЧП која (исто така) се однесува на Член 10. </text:p>
          </table:table-cell>
          <table:table-cell office:value-type="string" calcext:value-type="string">
            <text:p>Takođe moramo da <text:s/>istaknemo da su nam u našem radu <text:s/>bile od pomoći sve informacije u vezi sa sudskom praksom <text:s/>ESLJP koje su javno dostupne na Internetu, kao i razni drugi projekti i publikacije - svi dostupni na Internetu – u kojima je sistematizovan ili detaljnije analiziran veliki deo sudske prakse ESLJP koja se odnosi (takođe) na Član 10. </text:p>
          </table:table-cell>
          <table:table-cell office:value-type="string" calcext:value-type="string">
            <text:p>Ми також повинні визнати, що нашій роботі допоміг не лише той факт, що вся інформація, яка стосується судової практики ЄСПЛ, є загальнодоступною в Інтернеті, але також й існування різних інших проектів і публікацій – всі знаходяться у вільному онлайн-доступі – які досягли вищого рівня систематизації або аналізу значної частині судової практики ЄСПЛ, пов’язаної (також) зі статтею 10.</text:p>
          </table:table-cell>
          <table:table-cell office:value-type="string" calcext:value-type="string">
            <text:p>Trebuie să recunoaștem că munca noastră a fost ajutată nu numai de faptul că toate informațiile relate de jurisprudența CEDO sunt disponibile public pe Internet, dar și datorită existenței diverselor proiecte și publicații – toate disponibile online - care au sistematizat sau analizat în mai multe detalii o mare parte a jurisprudenței CEDO legate (și de) Articolul 10. </text:p>
          </table:table-cell>
          <table:table-cell office:value-type="string" calcext:value-type="string">
            <text:p>Мы также должны признать, что нашей работе помог не только тот факт, что вся информация, касающаяся судебной практики ЕСПЧ, была общедоступна в Интернете, но также нам помогло и то, что есть различные другие проекты и публикации, которые систематизировали или подробно проанализировали большую часть судебной практики ЕСПЧ по статье 10.</text:p>
          </table:table-cell>
          <table:table-cell table:number-columns-repeated="1016"/>
        </table:table-row>
        <table:table-row table:style-name="ro92">
          <table:table-cell office:value-type="string" calcext:value-type="string">
            <text:p>Këtu renditim rastet më të rëndësishme, sidomos për përdoruesit që mund të dëshirojnë të kenë ose të kërkojnë më shumë detaje për specifika të veçanta të lirisë së shprehjes:</text:p>
          </table:table-cell>
          <table:table-cell office:value-type="string" calcext:value-type="string">
            <text:p>ქვემოთ ჩამოვთვლით მხოლოდ ყველაზე მნიშვნელოვან წყაროებს, განსაკუთრებით იმ მომხმარებლებისთვის, რომლებიც შესაძლებელია დაინტერესდნენ გამოხატვის თავისუფლებასთან დაკავშირებული ამა თუ იმ საკითხის უფრო დეტალური შესწავლით. </text:p>
          </table:table-cell>
          <table:table-cell office:value-type="string" calcext:value-type="string">
            <text:p/>
            <text:p>Itt felsoroljuk a legfontosabbakat, különösen azoknak a felhasználóknak, akik szeretnék részletesebben megismerni a véleménynyilvánítás szabadságának bizonyos sajátosságait:</text:p>
          </table:table-cell>
          <table:table-cell office:value-type="string" calcext:value-type="string">
            <text:p>Тука се наведени најважните, особено за корисниците кои можеби сакаат или имаат потреба подетално да разгледаат некои специфики на слободата на изразување:</text:p>
          </table:table-cell>
          <table:table-cell office:value-type="string" calcext:value-type="string">
            <text:p>Ovde navodimo najvažnije izvore, naročito korisnicima koji bi želeli detaljnije da razmotre određene karakteristike slobode izražavanja:</text:p>
          </table:table-cell>
          <table:table-cell office:value-type="string" calcext:value-type="string">
            <text:p>Тут перераховані найважливіші з них, особливо для користувачів, які хотіли б або мають потребу докладніше ознайомитись з певними особливостями свободи вираження поглядів:</text:p>
          </table:table-cell>
          <table:table-cell office:value-type="string" calcext:value-type="string">
            <text:p>Dăm aici o listă a celor mai importante documente, în special pentru utilizatorii care ar vrea sau au nevoie să intre în detaliu cu privire la anumite specificități ale libertății de exprimare:</text:p>
          </table:table-cell>
          <table:table-cell office:value-type="string" calcext:value-type="string">
            <text:p>Мы приводим здесь наиболее важные из таких проектов и публикаций, особенно для пользователей, которым может потребоваться или будет необходимо более подробно изучить определенные особенности реализации права на свободу выражения мнения:</text:p>
          </table:table-cell>
          <table:table-cell table:number-columns-repeated="1016"/>
        </table:table-row>
        <table:table-row table:style-name="ro93">
          <table:table-cell office:value-type="string" calcext:value-type="string">
            <text:p>Fletët informuese, sipas temës, për praktikën e Gjykatës dhe rastet e pazgjidhura / në pritje, përgatitur nga Shërbimi i Shtypit e Gjykatës.</text:p>
          </table:table-cell>
          <table:table-cell office:value-type="string" calcext:value-type="string">
            <text:p>სასამართლოს პრაქტიკის თემატური ბიულეტენები შედგენილი სასამართლოს პრეს ოფისის მიერ. </text:p>
          </table:table-cell>
          <table:table-cell office:value-type="string" calcext:value-type="string">
            <text:p/>
            <text:p>A Bíróság ítélkezési gyakorlata és a Bíróság sajtószolgálata által összeállított, függőben levő ügyek témakörei</text:p>
          </table:table-cell>
          <table:table-cell office:value-type="string" calcext:value-type="string">
            <text:p>Кратките прикази по теми за релевантната пракса на судот и предметите во тек собрани од страна на прес службата на Судот</text:p>
          </table:table-cell>
          <table:table-cell office:value-type="string" calcext:value-type="string">
            <text:p>Informativni dokumenti po temama u vezi sa sudskom praksom i predmetima koji su u postupku pred <text:s/>Sudom, koje je priredila Pres služba Suda</text:p>
          </table:table-cell>
          <table:table-cell office:value-type="string" calcext:value-type="string">
            <text:p>Інформаційні бюлетені, присвячені судовій практиці Суду, а також справам, які ще не були розглянуті, зібрані прес-службою Суду</text:p>
          </table:table-cell>
          <table:table-cell office:value-type="string" calcext:value-type="string">
            <office:annotation draw:style-name="gr3" draw:text-style-name="P2" svg:width="82.23pt" svg:height="17.15pt" svg:x="1661.64pt" svg:y="6733.76pt" draw:caption-point-x="0pt" draw:caption-point-y="0pt">
              <dc:date>2018-02-03T00:00:00</dc:date>
              <text:p text:style-name="P1"><text:span text:style-name="T1">Footnote 3-12</text:span></text:p>
            </office:annotation>
            <text:p>Fișele pe teme ale cazurilor jurisprudenței Curții și a cazurilor în curs, compilate de către Serviciul de Presă al Curții </text:p>
          </table:table-cell>
          <table:table-cell office:value-type="string" calcext:value-type="string">
            <text:p>Информационный бюллетень по судебной практике и делам, ожидающих рассмотрения в Суде, составленный пресс-службой Суда</text:p>
          </table:table-cell>
          <table:table-cell table:number-columns-repeated="1016"/>
        </table:table-row>
        <table:table-row table:style-name="ro91">
          <table:table-cell office:value-type="string" calcext:value-type="string">
            <text:p>Agjencia për të Drejtat Themelore - Baza e të Dhënave të së Drejtës ka një përmbledhje të jurisprudencës së Gjykatës së Drejtësisë të Bashkimit Evropian (CJEU / GJDBE) dhe Gjykatës Evropiane të të Drejtave të Njeriut (GJEDNJ) me referenca të drejtpërdrejta me Kartën e të Drejtave Themelore të Bashkimit Evropian</text:p>
          </table:table-cell>
          <table:table-cell office:value-type="string" calcext:value-type="string">
            <text:p>ფუნდამენტურ უფლებათა სააგენტო - სასამართლო პრაქტიკის მონაცემთა ბაზა, რომელიც მოიცავს ევროკავშირის მართლმსაჯულების სასამართლოსა და ადამიანის უფლებათა ევროპული სასამართლოს პრეცედენტულ სამართალს და პირდაპირ წყაროებს ევროკავშირის ადამიანის ფუნდამენტურ უფლებათა ქარტიიდან.</text:p>
          </table:table-cell>
          <table:table-cell office:value-type="string" calcext:value-type="string">
            <text:p>Az Alapjogi Ügynökség - A bírósági adatbázis összefoglalja az Európai Unió joggyakorlatát és az Emberi Jogok Európai Bíróságának (EJEE) esetjogát, amely közvetlenül hivatkozik az Európai Unió Alapjogi Chartájára</text:p>
          </table:table-cell>
          <table:table-cell office:value-type="string" calcext:value-type="string">
            <text:p>Агенцијата за основни права - Базата на податоци за судската пракса обезбедува компилација на судска пракса на Европската унија (СПЕУ) и судска пракса на Европскиот суд за човекови права (ЕСЧП) со директно упатување на Повелбата за основните права на Европската унија</text:p>
          </table:table-cell>
          <table:table-cell office:value-type="string" calcext:value-type="string">
            <text:p>Agencija za osnovna prava – Baza podataka sa sudskom praksom sadrži kompilaciju sudske prakse Suda pravde Evropske unije i Evropskog suda za ljudska prava (ESLJP ) sa direktnim upućivanjem na Povelju o osnovnim pravima Evropske unije</text:p>
          </table:table-cell>
          <table:table-cell office:value-type="string" calcext:value-type="string">
            <text:p>Агентство з основних прав - База даних судової практики надає підбірку судової практики Суду Європейського Союзу і Європейського суду з прав людини (ЄСПЛ) з прямими посиланнями на Хартію основних прав Європейського Союзу</text:p>
          </table:table-cell>
          <table:table-cell office:value-type="string" calcext:value-type="string">
            <text:p>Agenția pentru Drepturi Fundamentale – Baza de date de jurisprudență asigură o compilație a jurisprudenței Curții de Justiție a Uniunii Europene (CJUE) și a Curții Europene a Drepturilor Omului (CEDO) cu referințe directe la Carta Drepturilor Fundamentale a Uniunii Europene. </text:p>
          </table:table-cell>
          <table:table-cell office:value-type="string" calcext:value-type="string">
            <text:p>Агентство по основным правам - База данных судебной практики представляет собой собрание решений из практики Суда Справедливости Европейского Союза (Суд ЕС) и Европейского суда по правам человека (ЕСПЧ) с прямыми ссылками на Хартию основных прав Европейского Союза</text:p>
          </table:table-cell>
          <table:table-cell table:number-columns-repeated="1016"/>
        </table:table-row>
        <table:table-row table:style-name="ro86">
          <table:table-cell office:value-type="string" calcext:value-type="string">
            <text:p>Interneti: praktika ligjore e Gjykatës Evropiane të të Drejtave të Njeriut (2015)</text:p>
          </table:table-cell>
          <table:table-cell office:value-type="string" calcext:value-type="string">
            <text:p>ინტერნეტი: ადამიანის უფლებათა ევროპული სასამართლოს პრაქტიკა (2015)</text:p>
          </table:table-cell>
          <table:table-cell office:value-type="string" calcext:value-type="string">
            <text:p>Internet: az Emberi Jogok Európai Bíróságának ítélkezési gyakorlata (2015)</text:p>
          </table:table-cell>
          <table:table-cell office:value-type="string" calcext:value-type="string">
            <text:p>Интернет: релевантна судска пракса на Европскиот суд за човекови права (2015)</text:p>
          </table:table-cell>
          <table:table-cell office:value-type="string" calcext:value-type="string">
            <text:p>Internet: <text:s/>sudska praksa Evropskog suda za ljudska prava <text:s/>(2015)</text:p>
          </table:table-cell>
          <table:table-cell office:value-type="string" calcext:value-type="string">
            <text:p>Інтернет: судова практика Європейського суду з прав людини (2015 рік)</text:p>
          </table:table-cell>
          <table:table-cell office:value-type="string" calcext:value-type="string">
            <text:p>Internet: jurisprudența Curții Europene a Drepturilor Omului (2015)</text:p>
          </table:table-cell>
          <table:table-cell office:value-type="string" calcext:value-type="string">
            <text:p>Интернет: судебная практика Европейского суда по правам человека (2015)</text:p>
          </table:table-cell>
          <table:table-cell table:number-columns-repeated="1016"/>
        </table:table-row>
        <table:table-row table:style-name="ro93">
          <table:table-cell office:value-type="string" calcext:value-type="string">
            <text:p>Liria e shprehjes në Jurisprudencën Evropiane në lidhje me nenin 10 të Konventës Evropiane të të Drejtave të Njeriut (2007)</text:p>
          </table:table-cell>
          <table:table-cell office:value-type="string" calcext:value-type="string">
            <text:p>გამოხატვის თავისუფლება ევროპაში, ადამიანის უფლებათა ევროპული კონვენციის მე-10 მუხლთან დაკავშირებული სასამართლო პრაქტიკა (2007) </text:p>
          </table:table-cell>
          <table:table-cell office:value-type="string" calcext:value-type="string">
            <text:p>Szólásszabadság Európában -Emberi Jogok Európai Egyezményének 10. cikkére vonatkozó ítélkezési gyakorlat (2007)</text:p>
          </table:table-cell>
          <table:table-cell office:value-type="string" calcext:value-type="string">
            <text:p>Слобода на изразување во европската релевантна судска пракса во однос на член 10 од Европската конвенција за заштита на човековите права (2007)</text:p>
          </table:table-cell>
          <table:table-cell office:value-type="string" calcext:value-type="string">
            <text:p>Sloboda izražavanja u Evropskoj sudskoj praksi u vezi sa Članom 10 Evropske konvencije o ljudskim pravima <text:s/>(2007)</text:p>
          </table:table-cell>
          <table:table-cell office:value-type="string" calcext:value-type="string">
            <text:p>Свобода вираження поглядів в Європі. Судова практика у справах щодо статті 10 Європейської конвенції про права людини (2007 рік)</text:p>
          </table:table-cell>
          <table:table-cell office:value-type="string" calcext:value-type="string">
            <text:p>Libertatea de exprimare în jurisprudența europeană privind Articolul 10 al Convenției Europene a Drepturilor Omului (2007)</text:p>
          </table:table-cell>
          <table:table-cell office:value-type="string" calcext:value-type="string">
            <text:p>Судебная практика по свободе выражения мнения в Европе по статье 10 Европейская конвенция о защите прав человека и основных свобод <text:s/>(2007)</text:p>
          </table:table-cell>
          <table:table-cell table:number-columns-repeated="1016"/>
        </table:table-row>
        <table:table-row table:style-name="ro91">
          <table:table-cell office:value-type="string" calcext:value-type="string">
            <text:p>Liria e shprehjes, Media dhe Gazetarët. Praktika ligjore e Gjykatës Evropiane për të Drejtat e Njeriut – botuar nga Observatori Audioviziv Evropian (2015)</text:p>
          </table:table-cell>
          <table:table-cell office:value-type="string" calcext:value-type="string">
            <text:p>გამოხატვის თავისუფლება, მედია და ჟურნალისტები. ადამიანის უფლებათა ევროპული სასამართლოს პრეცედენტული სამართალი - გამოქვეყნებულია ევროპული აუდიო-ვიზუალური ობსერვატორიის მიერ (2015) </text:p>
            <text:p/>
            <text:p/>
            <text:p/>
          </table:table-cell>
          <table:table-cell office:value-type="string" calcext:value-type="string">
            <text:p>A Véleménynyilvánítás Szabadsága, a Média és az Újságírók. Az Emberi Jogok Európai Bíróságának ítélkezési gyakorlata - az Európai Audiovizuális Megfigyelő Intézet (2015)</text:p>
          </table:table-cell>
          <table:table-cell office:value-type="string" calcext:value-type="string">
            <text:p>Слобода на изразување, медиуми и новинари. Релевантна судска пракса на Европскиот суд за човекови права - објавена од Европската аудиовизуелна опсерваторија (2015)</text:p>
          </table:table-cell>
          <table:table-cell office:value-type="string" calcext:value-type="string">
            <text:p>Sloboda izražavanja, mediji i novinari. Sudska praksa Evropskog suda za ljudska prava – objavljeno od strane Evropske audiovizuelne opservatorije (2015)</text:p>
          </table:table-cell>
          <table:table-cell office:value-type="string" calcext:value-type="string">
            <text:p>Свобода вираження поглядів, ЗМІ та журналісти. Судова практика Європейського суду з прав людини, опубліковано Європейською аудіовізуальною обсерваторією (2015 рік)</text:p>
          </table:table-cell>
          <table:table-cell office:value-type="string" calcext:value-type="string">
            <text:p>Libertatea de exprimare, Mass Media și Jurnaliștii. Jurisprudența Curții Europene a Drepturilor Omului – publicată de Observatorul European Audiovizual (2015)</text:p>
          </table:table-cell>
          <table:table-cell office:value-type="string" calcext:value-type="string">
            <text:p>Свобода выражения мнения, СМИ и журналисты. Судебная практика Европейского суда по правам человека - опубликовано Европейской аудиовизуальной обсерваторией (2015)</text:p>
          </table:table-cell>
          <table:table-cell table:number-columns-repeated="1016"/>
        </table:table-row>
        <table:table-row table:style-name="ro93">
          <table:table-cell office:value-type="string" calcext:value-type="string">
            <text:p>Udhëzim për zbatimin e nenit 10 të Konventës Evropiane të të Drejtave të Njeriut - (2004)</text:p>
          </table:table-cell>
          <table:table-cell office:value-type="string" calcext:value-type="string">
            <text:p>ადამიანის უფლებათა ევროპული კონვენციის მე-10 მუხლის იმპლემენტაციის სახელმძღვანელო - (2004) </text:p>
            <text:p/>
          </table:table-cell>
          <table:table-cell office:value-type="string" calcext:value-type="string">
            <text:p>Útmutató az Emberi Jogok Európai Egyezménye 10. cikkének végrehajtásához - (2004)</text:p>
          </table:table-cell>
          <table:table-cell office:value-type="string" calcext:value-type="string">
            <text:p>Водич за примена на член 10 од Европската конвенција за заштита на човековите права - (2004)</text:p>
          </table:table-cell>
          <table:table-cell office:value-type="string" calcext:value-type="string">
            <text:p>Priručnik za primenu Člana 10 Evropske konvencije o ljudskim pravima - (2004)</text:p>
          </table:table-cell>
          <table:table-cell office:value-type="string" calcext:value-type="string">
            <text:p>Керівництво з імплементації статті 10 Європейської конвенції про права людини - (2004 рік)</text:p>
          </table:table-cell>
          <table:table-cell office:value-type="string" calcext:value-type="string">
            <text:p>Un ghid pentru implementarea Articolului 10 al Convenției Europene a Drepturile Omului - (2004)</text:p>
          </table:table-cell>
          <table:table-cell office:value-type="string" calcext:value-type="string">
            <text:p>Руководство по применению статьи 10 Европейской конвенции о защите прав человека и основных свобод <text:s/>- (2004)</text:p>
          </table:table-cell>
          <table:table-cell table:number-columns-repeated="1016"/>
        </table:table-row>
        <table:table-row table:style-name="ro98">
          <table:table-cell office:value-type="string" calcext:value-type="string">
            <text:p>Liria e shprehjes dhe shpifja – Një studim i Jurisprudencës së Gjykatës Evropiane të të Drejtave të Njeriut (2016)</text:p>
          </table:table-cell>
          <table:table-cell office:value-type="string" calcext:value-type="string">
            <text:p>გამოხატვის თავისუფლება და ცილისწამება - ადამიანის უფლებათა ევროპული სასამართლოს პრეცედენტული სამართლის კვლევა (2016) </text:p>
            <text:p/>
          </table:table-cell>
          <table:table-cell office:value-type="string" calcext:value-type="string">
            <text:p>A véleménynyilvánítás és a rágalmazás szabadsága - Az Emberi Jogok Európai Bíróságának ítélkezési gyakorlatáról szóló tanulmány (2016)</text:p>
          </table:table-cell>
          <table:table-cell office:value-type="string" calcext:value-type="string">
            <text:p>Слобода на изразување и клевета - Истражување на релевантната судска пракса на Европскиот суд за човекови права (2016)</text:p>
          </table:table-cell>
          <table:table-cell office:value-type="string" calcext:value-type="string">
            <text:p>Sloboda izražavanja i kleveta – Studija iz oblasti sudske prakse Evropskog suda za ljudska prava (2016)</text:p>
          </table:table-cell>
          <table:table-cell office:value-type="string" calcext:value-type="string">
            <text:p>Свобода вираження думок і наклеп. Вивчення судової практики Європейського суду з прав людини (2016 рік)</text:p>
          </table:table-cell>
          <table:table-cell office:value-type="string" calcext:value-type="string">
            <text:p>Libertatea de exprimare și defăimarea - un studiu al jurisprudenței Curții Europene a Drepturilor Omului (2016)</text:p>
          </table:table-cell>
          <table:table-cell office:value-type="string" calcext:value-type="string">
            <text:p>Свобода выражения мнения и диффамация - Исследование судебной практики Европейского суда по правам человека (2016)</text:p>
          </table:table-cell>
          <table:table-cell table:number-columns-repeated="1016"/>
        </table:table-row>
        <table:table-row table:style-name="ro86">
          <table:table-cell office:value-type="string" calcext:value-type="string">
            <text:p>Autoritetet Rregullatore të Mediave dhe Gjuha e Urrejtjes (2017)</text:p>
          </table:table-cell>
          <table:table-cell office:value-type="string" calcext:value-type="string">
            <text:p>მედია რეგულირების ორგანოები და სიძულვილის ენა (2017) </text:p>
            <text:p/>
          </table:table-cell>
          <table:table-cell office:value-type="string" calcext:value-type="string">
            <text:p/>
            <text:p>Média szabályzó hivatalok és gyűlöletbeszéd (2017)</text:p>
          </table:table-cell>
          <table:table-cell office:value-type="string" calcext:value-type="string">
            <text:p>Регулаторни власти за медиуми и говор на омраза (2017)</text:p>
          </table:table-cell>
          <table:table-cell office:value-type="string" calcext:value-type="string">
            <text:p>Regulatorni organi za medije i govor mržnje (2017)</text:p>
          </table:table-cell>
          <table:table-cell office:value-type="string" calcext:value-type="string">
            <text:p>Органи, які регулюють діяльність ЗМІ і мова ворожнечі (2017 рік)</text:p>
          </table:table-cell>
          <table:table-cell office:value-type="string" calcext:value-type="string">
            <text:p>Blogul Observatorilor din Strasbourg al centrului pentru Drepturile Omului din Universitatea din Ghent, Belgia</text:p>
          </table:table-cell>
          <table:table-cell office:value-type="string" calcext:value-type="string">
            <text:p>Медиарегуляторы и "язык вражды" (2017)</text:p>
          </table:table-cell>
          <table:table-cell table:number-columns-repeated="1016"/>
        </table:table-row>
        <table:table-row table:style-name="ro89">
          <table:table-cell office:value-type="string" calcext:value-type="string">
            <text:p>Blog-u i Vëzhguesve të Strasburgut, Qendra për të Drejtat e Njeriut, Universiteti Ghent, Belgjikë</text:p>
          </table:table-cell>
          <table:table-cell office:value-type="string" calcext:value-type="string">
            <text:p>ბელგიის Ghent-ის უნივერსიტეტის ადამიანის უფლებათა ცენტრის სტრასბურგის დამკვირვებელთა ბლოგი </text:p>
            <text:p/>
          </table:table-cell>
          <table:table-cell office:value-type="string" calcext:value-type="string">
            <text:p>A belgiumi Ghent Egyetem Emberi Jogi Központjának strasbourgi megfigyelő blogja.</text:p>
          </table:table-cell>
          <table:table-cell office:value-type="string" calcext:value-type="string">
            <text:p>Блог на Набљудувачите во Стразбур при Центарот за човекови права на Универзитетот Гент во Белгија</text:p>
          </table:table-cell>
          <table:table-cell office:value-type="string" calcext:value-type="string">
            <text:p>Blog posmatrača Suda u Strazburu pri Centru za ljudska prava na Univerzitetu u Gentu, Belgija</text:p>
          </table:table-cell>
          <table:table-cell office:value-type="string" calcext:value-type="string">
            <text:p>Блог «Strasbourg Observers Blog» Центру прав людини Гентського університету в Бельгії </text:p>
          </table:table-cell>
          <table:table-cell office:value-type="string" calcext:value-type="string">
            <text:p>Blogul Strasbourg Observers al Centrului pentru Drepturile Omului din Universitatea din Ghent din Belgia</text:p>
          </table:table-cell>
          <table:table-cell office:value-type="string" calcext:value-type="string">
            <text:p>Блог Страсбургских наблюдателей Центра по правам человека Гентского университета в Бельгии</text:p>
          </table:table-cell>
          <table:table-cell table:number-columns-repeated="1016"/>
        </table:table-row>
        <table:table-row table:style-name="ro89">
          <table:table-cell office:value-type="string" calcext:value-type="string">
            <text:p>Liria Globale e Shprehjes <text:s/>– Universiteti i Kolumbias – bazë të dhënash me mbi 1027 raste nga e gjithë bota.</text:p>
          </table:table-cell>
          <table:table-cell office:value-type="string" calcext:value-type="string">
            <text:p>გლობალური გამოხატვის თავისუფლება - კოლუმბიის უნივერსიტეტი - მსოფლიოს მასშტაბით 1027-ზე მეტი საქმის მონაცემთა ბაზა </text:p>
          </table:table-cell>
          <table:table-cell office:value-type="string" calcext:value-type="string">
            <text:p>Globális Szólószabadság - Columbia Egyetem - adatbázis több mint 1027 esetet tartalmaz világszerte</text:p>
          </table:table-cell>
          <table:table-cell office:value-type="string" calcext:value-type="string">
            <text:p>Глобална слобода на изразување - Универзитетот Колумбија - база на податоци од над 1027 предмети ширум светот</text:p>
          </table:table-cell>
          <table:table-cell office:value-type="string" calcext:value-type="string">
            <text:p>Globalna sloboda izražavanja – Univerzitet Kolumbija – baza podataka sa više od 1027 predmeta iz celog sveta</text:p>
          </table:table-cell>
          <table:table-cell office:value-type="string" calcext:value-type="string">
            <text:p>Глобальна свобода вираження поглядів - Колумбійський університет - база даних, що містить понад 1027 випадків з усього світу </text:p>
          </table:table-cell>
          <table:table-cell office:value-type="string" calcext:value-type="string">
            <text:p>Libertatea de exprimare globală – <text:s/>Universitatea din Columbia – bază de date cu peste 1027 cazuri din toată lumea</text:p>
          </table:table-cell>
          <table:table-cell office:value-type="string" calcext:value-type="string">
            <text:p>Свобода выражения мнения на глобальном уровне - Колумбийский университет - база данных, включающая в себя более 1027 дел по всему миру</text:p>
          </table:table-cell>
          <table:table-cell table:number-columns-repeated="1016"/>
        </table:table-row>
        <table:table-row table:style-name="ro93">
          <table:table-cell office:value-type="string" calcext:value-type="string">
            <text:p>Versioni i zgjeruar i kësaj broshure mund të shihet në internet në adresën: <text:s/>https://cases.internetfreedom.blog </text:p>
          </table:table-cell>
          <table:table-cell table:style-name="ce82" office:value-type="string" calcext:value-type="string">
            <text:p>ბროშურის სრული ვერსია ხელმისაწვდომია ონლაინ, მისამართზე https://cases.internetfreedom.blog</text:p>
          </table:table-cell>
          <table:table-cell office:value-type="string" calcext:value-type="string">
            <text:p/>
            <text:p>A brosúra teljes továbbfejlesztett változata online a https://cases.internetfreedom.blog  címen található</text:p>
          </table:table-cell>
          <table:table-cell office:value-type="string" calcext:value-type="string">
            <text:p>Целата усовршена верзија од оваа брошура може да се најде онлајн на https://cases.internetfreedom.blog </text:p>
          </table:table-cell>
          <table:table-cell office:value-type="string" calcext:value-type="string">
            <text:p>Celokupna dorađena verzija ove brošure može se naći na Internetu, na adresi ​https://cases.internetfreedom.blog</text:p>
          </table:table-cell>
          <table:table-cell office:value-type="string" calcext:value-type="string">
            <text:p>Повну версію цієї брошури можна знайти в Інтернеті за посиланням: https://cases.internetfreedom.blog </text:p>
          </table:table-cell>
          <table:table-cell office:value-type="string" calcext:value-type="string">
            <text:p>Versiunea extinsă a acestei broșuri este disponbilă online la https://cases.internetfreedom.blog </text:p>
          </table:table-cell>
          <table:table-cell office:value-type="string" calcext:value-type="string">
            <text:p>С полной, расширенной версией этой брошюры можно ознакомиться на сайте https://cases.internetfreedom.blog</text:p>
          </table:table-cell>
          <table:table-cell table:number-columns-repeated="1016"/>
        </table:table-row>
        <table:table-row table:style-name="ro89">
          <table:table-cell office:value-type="string" calcext:value-type="string">
            <text:p>Kjo broshurë gjendet në faqen e internetit edhe në gjuhën shqiptar, rumune, maqedonase, serbe, ruse, ukrainase, gjeorgjiane, hungareze dhe armene.</text:p>
          </table:table-cell>
          <table:table-cell office:value-type="string" calcext:value-type="string">
            <text:p>ბროშურა ასევე ხელმისაწვდომია რუმინულ, მაკედონიურ, სერბულ, რუსულ, უკრაინულ, ქართულ, უნგრულ,სომხურ <text:s/>და ალბანური ენებზე. </text:p>
          </table:table-cell>
          <table:table-cell office:value-type="string" calcext:value-type="string">
            <text:p>A prospektus Román, Macedón, Szerb, Orosz, Ukrán, Grúz, Magyar, Örmény és Albán <text:s/>honlapon is elérhető.</text:p>
          </table:table-cell>
          <table:table-cell office:value-type="string" calcext:value-type="string">
            <text:p>Брошурата е достапна и на веб-страницата на романски, македонски, српски, руски, украински, грузиски, унгарски, ерменски и албански јазик.</text:p>
          </table:table-cell>
          <table:table-cell office:value-type="string" calcext:value-type="string">
            <text:p>Brošura na Internetu dostupna je takođe na rumunskom, makedonskom, srpskom, ruskom, ukrajinskom, gruzijskom, mađarskom, jermenskom i albanskom <text:s/>jeziku.</text:p>
          </table:table-cell>
          <table:table-cell office:value-type="string" calcext:value-type="string">
            <text:p>Брошура також доступна на веб-сайті румунською, македонською, сербською, російською, українською, грузинською, угорською, <text:s/>вірменською та aлбанськoю мовами.</text:p>
          </table:table-cell>
          <table:table-cell office:value-type="string" calcext:value-type="string">
            <text:p>Broșura este disponibilă pe website și în limbile Română, Macedoneană, Sârbă, Rusă, Ucrainiană, Georgiană, Maghiară, Armeană și Albaneză.</text:p>
          </table:table-cell>
          <table:table-cell office:value-type="string" calcext:value-type="string">
            <text:p>Брошюра также доступна на веб-сайте на румынском, македонском, сербском, русском, украинском, грузинском, венгерском и армянском языках.</text:p>
          </table:table-cell>
          <table:table-cell table:number-columns-repeated="1016"/>
        </table:table-row>
        <table:table-row table:style-name="ro94">
          <table:table-cell office:value-type="string" calcext:value-type="string">
            <text:p>Për të promovuar përmbajtjen dhe për të lejuar përdorimin e saj sa më shumë për vepra rrjedhimore të tjera, kjo broshurë është licencuar me Licencën Ndërkombëtare <text:s/>Creative Commons Attribution-ShareAlike 4.0 International License.</text:p>
          </table:table-cell>
          <table:table-cell table:style-name="ce82" office:value-type="string" calcext:value-type="string">
            <text:p>ბროშურის შინაარსის მხარდაჭერისა და შემდგომი ნაშრომებში მისი გამოყენების შესაძლებლობის შექმნისთვის, მოცემული ბროშურა ლიცენზირებულია Creative Commons Attribution-ShareAlike 4.0 საერთაშორისო ლიცენზიით.</text:p>
          </table:table-cell>
          <table:table-cell office:value-type="string" calcext:value-type="string">
            <text:p>Annak érdekében, hogy <text:s/>tartalmát népszerűsítse és lehetővé tegye a származékos művek lehető legteljesebb használatát, ez a kiadvány a Creative Commons Attribution-ShareAlike 4.0 nemzetközi licenc alatt található.</text:p>
          </table:table-cell>
          <table:table-cell office:value-type="string" calcext:value-type="string">
            <text:p>Со цел да се промовира нејзината содржина и да се овозможи нејзина употреба како и употреба на сите изведени дела <text:s/>што е можно повеќе, оваа брошура е лиценцирана според <text:s/>Creative Commons Attribution-ShareAlike 4.0 International License.</text:p>
          </table:table-cell>
          <table:table-cell office:value-type="string" calcext:value-type="string">
            <text:p>Da bismo promovisali njen sadržaj <text:s/>i omogućili da se ona u što većoj meri koristi u bilo kojem izvedenom delu, brošura je licencirana na osnovu Creative Commons Attribution-ShareAlike 4.0 International License.</text:p>
          </table:table-cell>
          <table:table-cell office:value-type="string" calcext:value-type="string">
            <text:p>З метою популяризації змісту та надання дозволу і заохочення на його використання в будь-яких похідних роботах, ця брошура ліцензується відповідно до ліцензії «Creative Commons Attribution-ShareAlike 4.0 International License». </text:p>
          </table:table-cell>
          <table:table-cell office:value-type="string" calcext:value-type="string">
            <text:p>Pentru a-i promova conținutul și pentru a permite utilizarea sa în lucrări derivate, această broșură este publicată sub licența internațională Creative Commons Attribution-ShareAlike 4.0 International License.</text:p>
          </table:table-cell>
          <table:table-cell office:value-type="string" calcext:value-type="string">
            <text:p>Чтобы максимально расширить распространение содержания настоящей брошюры и позволить использовать его в любых производных работах, эта брошюра распространяется на условиях лицензии Creative Commons Attribution-ShareAlike 4.0 International License.</text:p>
          </table:table-cell>
          <table:table-cell table:number-columns-repeated="1016"/>
        </table:table-row>
        <table:table-row table:style-name="ro10">
          <table:table-cell office:value-type="string" calcext:value-type="string">
            <text:p>Rregullimi i Përmbajtjes</text:p>
          </table:table-cell>
          <table:table-cell office:value-type="string" calcext:value-type="string">
            <text:p>კონტენტის რეგულირება </text:p>
          </table:table-cell>
          <table:table-cell office:value-type="string" calcext:value-type="string">
            <text:p>Tartalomszabályzat</text:p>
          </table:table-cell>
          <table:table-cell office:value-type="string" calcext:value-type="string">
            <text:p>Регулирање на содржината</text:p>
          </table:table-cell>
          <table:table-cell office:value-type="string" calcext:value-type="string">
            <text:p>2. Regulisanje sadržaja</text:p>
          </table:table-cell>
          <table:table-cell office:value-type="string" calcext:value-type="string">
            <text:p>Контроль за змістом</text:p>
          </table:table-cell>
          <table:table-cell office:value-type="string" calcext:value-type="string">
            <text:p>2. Reglementarea conținutului</text:p>
          </table:table-cell>
          <table:table-cell office:value-type="string" calcext:value-type="string">
            <text:p>Регулирование содержания</text:p>
          </table:table-cell>
          <table:table-cell table:number-columns-repeated="1016"/>
        </table:table-row>
        <table:table-row table:style-name="ro103">
          <table:table-cell office:value-type="string" calcext:value-type="string">
            <text:p>Liria nga censura është kërkesa më therëse që bëhet në emër të lirisë së shprehjes, ndofta edhe pikënisja e çdo veprimi për të cilin pretendohet kjo e drejtë. Porse, censurimi mund të marrë forma të pranuara ligjërisht. Kufizimet e mëparshme (urdhrat gjyqësore që ndalojnë botimin e materialeve të caktuara) dhe sekuestrimi i botimeve mund të shihen si forma të pranuara të rregullimit të përmbajtjes, edhe në rastet kur ato janë shpesh të debatueshme ose kontradiktore.</text:p>
          </table:table-cell>
          <table:table-cell office:value-type="string" calcext:value-type="string">
            <text:p>ცენზურის აკრძალვა არის გამოხატვის თავისუფლებასთან დაკავშირებული ყველაზე სენსატიური მოთხოვნა, შეიძლება ითქვას, რომ ის წარმოადგენს ათვლის წერტილს მოცემული უფლებით სარგებლობისას. მიუხედავად აღნიშნულისა ცენზურა შესაძლებელია განხორციელდეს სამართლებრივად მისაღები ფორმით. წინასწარი ამკრძალავი ღონისძიებები (სასამართლოს შემაკავებელი დადგენილება კონკრეტული მასალის გამოქვეყნების აკრძალვის შესახებ) და გამოცემათა ჩამორთმევა შესაძლებელია წარმოადგენდეს კონტენტის რეგულირების მისაღებ ღონისძიებებს, მიუხედავად იმისა, რომ ისინი ხშირად შესაძლებელია იყოს წინააღმდეგობრივი და წარმოადგენდეს დაპირისპირების საგანს. <text:s/></text:p>
          </table:table-cell>
          <table:table-cell office:value-type="string" calcext:value-type="string">
            <text:p/>
            <text:p>A cenzúra alóli mentesség a legerősebb követelés amelyet a szólásszabadság nevében tettek meg, talán még a nulla cselekvést is, amelyre a jogot igényelik. Mindazonáltal a cenzúra  jogilag elfogadott formákat ölthet. A korábi korlátozások (az egyes anyagok közzétételét megtiltó intézkedések) és a kiadványok lefoglalása a tartalomszabályozás elfogadható formáinak tekinthetők, még akkor is, ha azok  ellentmondásosak.</text:p>
          </table:table-cell>
          <table:table-cell office:value-type="string" calcext:value-type="string">
            <text:p>Слободата од цензура е најсилното барање направено во име на правото на слобода на изразување, можеби дури и основното дејство за кое се бара ова право. Меѓутоа, цензурата може да биде и во законски прифатени форми. Може да биде одлучено дека цензурата пред објавување (судски мерки со кои се забранува издавање на одреден материјал) и заплена на изданија се прифатливи форми на регулирање на содржина, дури и ако истите биле многупати дискутабилни или контроверзни. </text:p>
          </table:table-cell>
          <table:table-cell office:value-type="string" calcext:value-type="string">
            <text:p>Ukidanje cenzure je najoštriji zahtev koji se postavlja u ime slobode izražavanja, a možda čak i polazna tačka postupka u kojem se ističe ovo pravo. Ipak, cenzura se može pojavljivati u zakonski prihvatljivom vidu. Preventivna, odnosno, prethodna ograničenja (privremene mere kojima se zabranjuje objavljivanje određenog materijala) i privremeno oduzimanje publikacija mogu se smatrati prihvatljivim vidovima regulisanja sadržaja, iako su mnogo puta do sada bili predmet rasprave ili spora.</text:p>
          </table:table-cell>
          <table:table-cell office:value-type="string" calcext:value-type="string">
            <text:p>Свобода від цензури є найбільш гострим заходом, здійсненим в ім'я свободи вираження поглядів, можливо, навіть ключовою дією, якої вимагає право. Проте, цензура може набирати законних форм. Попередні обмеження (судові заборони, які забороняють публікацію певних матеріалів) і вилучення публікацій можуть бути визнані прийнятними формами регулювання контенту, навіть якщо вони мають спірний або неоднозначний характер .</text:p>
          </table:table-cell>
          <table:table-cell office:value-type="string" calcext:value-type="string">
            <text:p>Libertatea față de cenzură este revendicarea cea mai puternică făcută în numele libertății de exprimare, poate chiar acțiunea primordială pentru care se solicită dreptul. Cu toate acestea, cenzura poate lua forme legal acceptate. Forme acceptate de reglementare a conținutului pot fi deciziile judecătorești care interzic publicarea unui material anume, precum și sechestrarea unor publicații, chiar dacă sunt, de multe ori, interpretabile sau controversate. </text:p>
          </table:table-cell>
          <table:table-cell office:value-type="string" calcext:value-type="string">
            <text:p>Свобода от цензуры является наиболее значительным тезисом, сформулированным во имя свободы выражения мнения. Возможно, он даже является отправной точкой для установления этого права. Тем не менее, цензура может принимать и законные формы. Предварительные ограничения (судебные предписания, запрещающие публикацию определенных материалов) и изъятие публикаций могут быть признаны приемлемыми формами регулирования контента, даже несмотря на их спорный или противоречивый характер.</text:p>
          </table:table-cell>
          <table:table-cell table:number-columns-repeated="1016"/>
        </table:table-row>
        <table:table-row table:style-name="ro105">
          <table:table-cell office:value-type="string" calcext:value-type="string">
            <text:p>Censura përfaqëson sistemin e kontrollit mbi botimin e librave, filmave, letrave / shkresave, etj. Në të mund të përfshihet edhe censurimi në internet i komenteve të përdoruesve. Censura mund të jetë shtetërore (nga agjensitë ligjzbatuese, e mbështetur në kuadrin ligjor dhe rregullator), por mund të marrë edhe formën e censurës private, ku një aktor privat vendos të mos lejojë që disa fjalë të arrijnë në arenën publike. Censura private është më e vështirë të provohet dhe më sfiduese. Për shembull, një gazetar, artikulli i të cilit nuk botohet nga një media private, do të marrë si përgjigje nga redaktorët argumentin e lirisë së politikës editoriale . Një përdorues që bën një koment në një faqe interneti ndoshta do të përballet me argumentin e politikave dhe rregulloreve të komenteve. <text:s/></text:p>
          </table:table-cell>
          <table:table-cell office:value-type="string" calcext:value-type="string">
            <text:p>ცენზურა წარმოადგენს ზედამხედველობის სისტემას წიგნების, ფილმების, წერილებისა და ა.შ. გამოქვეყნების პროცესზე. <text:s/>ის შეიძლება ასევე გავრცელდეს ინტერნეტში მომხმარებელთა კომენტარებზე. შეიძლება არსებობდეს სახელმწიფო ცენზურა (აღსრულებული მისი სააგენტოების მიერ საკუთარი რეგულაციებისა და კანონმდებლობის საფუძველზე), თუმცა მან შესაძლებელია ასევე მიიღოს კერძო ცენზურის სახე, როდესაც კერძო პირი იღებს გადაწყვეტილებას არ დაუშვას კონკრეტული განცხადების საჯარო სივრცეში გავრცელება. კერძო ცენზურის არსებობა შედარებით პრობლემური და რთულად სამტკიცებელია. <text:s/>მაგალითად ჟურნალისტს, რომლის სტატიაც არ გამოქვეყნდა კერძო მედია გამოცემაში, გამოცემის რედაქტორების მიერ წარედგინება საგამომცემლო თავისუფლების პოლიტიკაზე დაფუძნებული არგუმენტი. ვებსაიტზე კომენტარის ავტორს სავარაუდოდ წარედგინება ვებსაიტის პოლიტიკასა და რეგულაციებზე დაფუძნებული არგუმენტი. <text:s/></text:p>
          </table:table-cell>
          <table:table-cell office:value-type="string" calcext:value-type="string">
            <text:p/>
            <text:p>A cenzúra a könyvek, filmek, levelek stb. megjelenésének ellenőrzési rendszere. Ez magában foglalhatja még az interneten található felhasználói megjegyzéseket is. Lehet, hogy az államnak cenzúrája van, de lehet magán cenzúra  is, ahol a magánszereplő úgy dönt, nem engedélyezi hogy egy adott beszéd  nyilvánosságban hangozzék el. A magán cenzúrát nehezebb bizonyítani és kihívást jelent. Például olyan újságíró, akinek a cikkét nem egy privát média teszi közzé, a szerkesztői politika szabadságát vitatják. Az a felhasználó, aki észrevételt tesz közzé egy webhelyen, valószínűleg meg fogja jeleníteni a megjegyzésekre vonatkozó irányelvek és szabályzatok érvelését.</text:p>
          </table:table-cell>
          <table:table-cell office:value-type="string" calcext:value-type="string">
            <text:p>Цензурата претставува систем на контрола врз објавувањето на книги, филмови, писма и сл. Може да вклучува дури и коментари од корисници на интернет. Може да има државна цензура (спроведена преку нејзините агенции, врз основа на нејзините закони и регулативи), но исто така може да има форма на приватна цензура, каде приватниот актер одлучи да не дозволи одреден говор да стигне до јавноста. Приватната цензура е потешко да се докаже и е покомплицирана. На пример, кога статијата на еден новинар не е објавена од страна на приватен медиум, неговите уредници како аргумент ќе ја наведат слободата на уредувачката политика. На корисник кој објавува коментар на веб-страница најверојатно како аргумент ќе му бидат наведени политиките и прописите за коментари.</text:p>
          </table:table-cell>
          <table:table-cell office:value-type="string" calcext:value-type="string">
            <text:p>Cenzura predstavlja sistem kontrole nad objavljivanjem knjiga, filmova, pisama, itd. Ona može obuhvatiti čak i komentare korisnika na Internetu. Može postojati državna cenzura (koju sprovodi država putem svojih agencija, na osnovu svojih zakona i propisa), ali ona može imati i oblik privatne cenzure, gde privatni subjekat ne dozvoljava da određeni govor stigne do javne arene. Privatna cenzura se mnogo teže dokazuje i predstavlja veći izazov. Na primer, novinar kojem članak nije objavljen u privatnom sredstvu informisanja, dobiće od urednika argument da se radi o <text:s/>slobodi uređivačke politike. Korisniku koji objavljuje komentar na veb-sajtu, verovatno će biti izložen argument koji se poziva na politike i propise merodavne za komentare. </text:p>
          </table:table-cell>
          <table:table-cell office:value-type="string" calcext:value-type="string">
            <text:p>Цензура є системою контролю за публікацією книг, фільмів, листів тощо. Вона може включати навіть коментарі користувачів в Інтернеті. Може існувати державна цензура (здійснювана через відповідні агентства, на підставі законодавства держави), але вона також може приймати форму приватної цензури, коли приватний актор вирішує не допускати виходу певної промови на загал. Наявність приватної цензури складніше довести і клопоту вона завдає більше. Наприклад, журналісту, чия стаття не публікується приватним ЗМІ, його/її редакторами наводитиметься аргумент про свободу редакційної політики. Користувачеві, який публікує коментар на веб-сайті, ймовірно, буде представлений аргумент про політику щодо коментарів.</text:p>
          </table:table-cell>
          <table:table-cell office:value-type="string" calcext:value-type="string">
            <text:p>Cenzura reprezintă sistemul de control asupra publicării de cărți, filme, scrisori etc. Poate include însă chiar și comentariile utilizatorilor pe Internet. Poate exista cenzură din partea statului (aplicată prin agențiile sale, pe baza legilor și reglementărilor sale), dar poate lua și forma cenzurii private, când un actor privat decide să nu permită un anumit discurs să ajungă în arena publică. Cenzura privată e mai dificil de dovedit și mai provocatoare. De exemplu, unui jurnalist al cărui articol nu e publicat de un mijloc media privat, i se va da argumentul libertății politicii editoriale. Unui autor al unui comentariu pe un website i se va oferi probabil argumentul politicilor și reglementărilor legate de comentarii.</text:p>
          </table:table-cell>
          <table:table-cell office:value-type="string" calcext:value-type="string">
            <text:p>Цензура представляет собой систему контроля выпуска книг, фильмов, писем и т.д. Под цензуру могут подпадать даже комментарии пользователей в Интернете. Возможно наличие государственной цензуры (осуществляемой через государственные службы в рамках национальных законов и правил). Цензура также может принимать и частную форму, когда частное лицо решает воздержаться от определенных высказываний на общественном (публичном) уровне. Случаи частной цензуры сложнее доказать и оспорить. Например, редакторы частного СМИ будут ссылаться в своих доводах на свободу редакционной политики по вопросу отказа от публикации в своем издании статьи какого-либо журналиста. Пользователю, публикующему комментарий на веб-сайте, вероятнее всего в качестве довода будут представлены пользовательское соглашение с правилами поведения на сайте и соответствующие нормативные положения </text:p>
          </table:table-cell>
          <table:table-cell table:number-columns-repeated="1016"/>
        </table:table-row>
        <table:table-row table:style-name="ro10">
          <table:table-cell office:value-type="string" calcext:value-type="string">
            <text:p>Koncepte si:</text:p>
          </table:table-cell>
          <table:table-cell office:value-type="string" calcext:value-type="string">
            <text:p>ისეთი ცნებები როგორიც არის: </text:p>
          </table:table-cell>
          <table:table-cell office:value-type="string" calcext:value-type="string">
            <text:p>Fogalmak, mint például:</text:p>
          </table:table-cell>
          <table:table-cell office:value-type="string" calcext:value-type="string">
            <text:p>Сите концепти како што се:</text:p>
          </table:table-cell>
          <table:table-cell office:value-type="string" calcext:value-type="string">
            <text:p>Pojmovi kao što su:</text:p>
          </table:table-cell>
          <table:table-cell office:value-type="string" calcext:value-type="string">
            <text:p>Поняття, такі як:</text:p>
          </table:table-cell>
          <table:table-cell office:value-type="string" calcext:value-type="string">
            <text:p>Concepte ca:</text:p>
          </table:table-cell>
          <table:table-cell office:value-type="string" calcext:value-type="string">
            <text:p>Такие аргументы, как:</text:p>
          </table:table-cell>
          <table:table-cell table:number-columns-repeated="1016"/>
        </table:table-row>
        <table:table-row table:style-name="ro86">
          <table:table-cell office:value-type="string" calcext:value-type="string">
            <text:p>nevoja për dhënien e një gjykimi të drejtë,</text:p>
          </table:table-cell>
          <table:table-cell office:value-type="string" calcext:value-type="string">
            <text:p>სამართლიანი სასამართლოს უფლების დაცვის აუცილებლობა,</text:p>
            <text:p/>
          </table:table-cell>
          <table:table-cell office:value-type="string" calcext:value-type="string">
            <text:p>a tisztességes eljárás megindításának szükségessége</text:p>
          </table:table-cell>
          <table:table-cell office:value-type="string" calcext:value-type="string">
            <text:p>потребата од овозможување на правично судење,</text:p>
          </table:table-cell>
          <table:table-cell office:value-type="string" calcext:value-type="string">
            <text:p>potreba za obezbeđenjem pravičnog suđenja,</text:p>
          </table:table-cell>
          <table:table-cell office:value-type="string" calcext:value-type="string">
            <text:p>необхідність надання справедливого судового розгляду,</text:p>
          </table:table-cell>
          <table:table-cell office:value-type="string" calcext:value-type="string">
            <text:p>nevoia de a asigura un proces corect,</text:p>
          </table:table-cell>
          <table:table-cell office:value-type="string" calcext:value-type="string">
            <text:p>необходимость предоставления справедливого судебного разбирательства,</text:p>
          </table:table-cell>
          <table:table-cell table:number-columns-repeated="1016"/>
        </table:table-row>
        <table:table-row table:style-name="ro86">
          <table:table-cell office:value-type="string" calcext:value-type="string">
            <text:p>nevoja për mbrojtjen e fëmijëve, ose të shëndetit dhe moralit, </text:p>
          </table:table-cell>
          <table:table-cell office:value-type="string" calcext:value-type="string">
            <text:p>ბავშვთა უფლებებისა თუ ჯანმრთელობის და მორალის დაცვის აუცილებლობა, </text:p>
            <text:p/>
          </table:table-cell>
          <table:table-cell office:value-type="string" calcext:value-type="string">
            <text:p>a gyermekek, az egészség és az erkölcs védelmének igénye</text:p>
          </table:table-cell>
          <table:table-cell office:value-type="string" calcext:value-type="string">
            <text:p>потребата од заштита на децата, или здравјето и моралот,</text:p>
          </table:table-cell>
          <table:table-cell office:value-type="string" calcext:value-type="string">
            <text:p>potreba za zaštitom dece, ili zdravlja i morala, <text:s/></text:p>
          </table:table-cell>
          <table:table-cell office:value-type="string" calcext:value-type="string">
            <text:p>необхідність захисту дітей або здоров'я та моралі,</text:p>
          </table:table-cell>
          <table:table-cell office:value-type="string" calcext:value-type="string">
            <text:p>necesitatea de a proteja copiii, sau sănătatea și morala,</text:p>
          </table:table-cell>
          <table:table-cell office:value-type="string" calcext:value-type="string">
            <text:p>необходимость защиты детей, здоровья и нравственности,</text:p>
          </table:table-cell>
          <table:table-cell table:number-columns-repeated="1016"/>
        </table:table-row>
        <table:table-row table:style-name="ro86">
          <table:table-cell office:value-type="string" calcext:value-type="string">
            <text:p>nevoja për mbrojtjen e emrit të mirë ose e të drejtave të të tjerëve, </text:p>
          </table:table-cell>
          <table:table-cell office:value-type="string" calcext:value-type="string">
            <text:p>სხვათა უფლებებისა და რეპუტაციის დაცვის აუცილებლობა,  </text:p>
            <text:p/>
          </table:table-cell>
          <table:table-cell office:value-type="string" calcext:value-type="string">
            <text:p>igény a mások jó hírnevének vagy jogainak védelmére</text:p>
          </table:table-cell>
          <table:table-cell office:value-type="string" calcext:value-type="string">
            <text:p>потребата од заштита на реномето и правата на другите,</text:p>
          </table:table-cell>
          <table:table-cell office:value-type="string" calcext:value-type="string">
            <text:p>potreba za zaštitom ugleda ili prava drugih, <text:s/></text:p>
          </table:table-cell>
          <table:table-cell office:value-type="string" calcext:value-type="string">
            <text:p>необхідність захисту репутації або прав інших осіб;</text:p>
          </table:table-cell>
          <table:table-cell office:value-type="string" calcext:value-type="string">
            <text:p>necesitatea de a proteja reputația celorlalți,</text:p>
          </table:table-cell>
          <table:table-cell office:value-type="string" calcext:value-type="string">
            <text:p>необходимость защиты репутации или прав других лиц,</text:p>
          </table:table-cell>
          <table:table-cell table:number-columns-repeated="1016"/>
        </table:table-row>
        <table:table-row table:style-name="ro89">
          <table:table-cell office:value-type="string" calcext:value-type="string">
            <text:p>nevoja për parandalimin e nxjerrjes së informacionit të marrë në mirëbesim, ose</text:p>
          </table:table-cell>
          <table:table-cell office:value-type="string" calcext:value-type="string">
            <text:p>კონფიდენციალურად მიღებული ინფორმაციის გავრცელების თავიდან აცილების აუცილებლობა, ან </text:p>
            <text:p/>
          </table:table-cell>
          <table:table-cell office:value-type="string" calcext:value-type="string">
            <text:p>a bizalmasan átvett információk nyilvánosságra hozatalának megakadályozásának igénye</text:p>
          </table:table-cell>
          <table:table-cell office:value-type="string" calcext:value-type="string">
            <text:p>потребата од спречување на соопштувањето на информации примени во доверба, или</text:p>
          </table:table-cell>
          <table:table-cell office:value-type="string" calcext:value-type="string">
            <text:p>potreba za sprečavanjem obelodanjivanja informacija primljenih u poverenju, ili <text:s/></text:p>
          </table:table-cell>
          <table:table-cell office:value-type="string" calcext:value-type="string">
            <text:p>необхідність запобігання розголошенню інформації, отриманої на умовах конфіденційності, або</text:p>
          </table:table-cell>
          <table:table-cell office:value-type="string" calcext:value-type="string">
            <text:p>necesitatea de a preveni dezvăluirea de informații primite în confidențialitate, sau </text:p>
          </table:table-cell>
          <table:table-cell office:value-type="string" calcext:value-type="string">
            <text:p>необходимость предотвращения раскрытия информации, полученной конфиденциально, или</text:p>
          </table:table-cell>
          <table:table-cell table:number-columns-repeated="1016"/>
        </table:table-row>
        <table:table-row table:style-name="ro10">
          <table:table-cell office:value-type="string" calcext:value-type="string">
            <text:p>siguria kombëtare,</text:p>
          </table:table-cell>
          <table:table-cell office:value-type="string" calcext:value-type="string">
            <text:p>ეროვნული უსაფრთხოება </text:p>
          </table:table-cell>
          <table:table-cell office:value-type="string" calcext:value-type="string">
            <text:p>nemzetbiztonság</text:p>
          </table:table-cell>
          <table:table-cell office:value-type="string" calcext:value-type="string">
            <text:p>националната безбедност</text:p>
          </table:table-cell>
          <table:table-cell office:value-type="string" calcext:value-type="string">
            <text:p>nacionalna bezbednost</text:p>
          </table:table-cell>
          <table:table-cell office:value-type="string" calcext:value-type="string">
            <text:p>національна безпека</text:p>
          </table:table-cell>
          <table:table-cell office:value-type="string" calcext:value-type="string">
            <text:p>securitatea națională</text:p>
          </table:table-cell>
          <table:table-cell office:value-type="string" calcext:value-type="string">
            <text:p>в интересах национальная безопасности</text:p>
          </table:table-cell>
          <table:table-cell table:number-columns-repeated="1016"/>
        </table:table-row>
        <table:table-row table:style-name="ro86">
          <table:table-cell office:value-type="string" calcext:value-type="string">
            <text:p>të gjitha përdoren si argumente dhe bazë ligjore për rregullimin e përmbajtjes. </text:p>
          </table:table-cell>
          <table:table-cell office:value-type="string" calcext:value-type="string">
            <text:p>ხშირად გამოიყენება, როგორც კონტენტის რეგულირების სამართლებრივი საფუძვლები. </text:p>
          </table:table-cell>
          <table:table-cell office:value-type="string" calcext:value-type="string">
            <text:p>a tartalomszabályozás érvei és jogalapjai.</text:p>
          </table:table-cell>
          <table:table-cell office:value-type="string" calcext:value-type="string">
            <text:p>се користат како аргументи и правни основи во регулирањето на содржината. </text:p>
          </table:table-cell>
          <table:table-cell office:value-type="string" calcext:value-type="string">
            <text:p>svi se koriste kao argumenti i pravni osnov prilikom regulisanja sadržaja.</text:p>
          </table:table-cell>
          <table:table-cell office:value-type="string" calcext:value-type="string">
            <text:p>всі використовуються як аргументи та юридичні підстави для регулювання змісту.</text:p>
          </table:table-cell>
          <table:table-cell office:value-type="string" calcext:value-type="string">
            <text:p>toate sunt folosite ca argumente și bază legală pentru reglementarea conținutului.</text:p>
          </table:table-cell>
          <table:table-cell office:value-type="string" calcext:value-type="string">
            <text:p>все они используются в качестве доводов в пользу регулирования содержания и правовых оснований для этого.</text:p>
          </table:table-cell>
          <table:table-cell table:number-columns-repeated="1016"/>
        </table:table-row>
        <table:table-row table:style-name="ro106">
          <table:table-cell office:value-type="string" calcext:value-type="string">
            <text:p>Për parandalimin e përdorimit të tepruar të masave ndëshkuese që synojnë rregullimin e përmbajtjes dhe rrjedhimisht shkurajojnë shprehjen e lirë, Gjykata Evropiane për të Drejtat e Njeriut ka zhvilluar një jurisprudencë të gjerë. Më poshtë gjenden disa nga parimet udhëzuese. </text:p>
          </table:table-cell>
          <table:table-cell office:value-type="string" calcext:value-type="string">
            <text:p>კონტენტის რეგულირების მიზნით შემზღუდველ <text:s/>ღონისძიებათა გადამეტებით გამოყენების თავიდან აცილების მიზნით, რომელსაც შედეგად მოაქვს გამოხატვის თავისუფლებით სარგებლობისგან თავის შეკავება, ადამიანის უფლებათა ევროპულმა სასამართლომ შეიმუშავა ვრცელი სამართლებრივი ნორმები. ქვემოთ მოცემულია ზოგიერთი სახელმძღვანელო პრინციპი. </text:p>
          </table:table-cell>
          <table:table-cell office:value-type="string" calcext:value-type="string">
            <text:p/>
            <text:p>Az Emberi Jogok Európai Bírósága egy nagyszabású ítélkezési gyakorlatot dolgozott ki a tartalom szabályozása és ennek következtében a szabad véleménynyilvánítás visszaszorítását célzó büntető intézkedések túlzott mértékű felhasználásának megelőzésében. Néhány irányadó elv megtalálható az alábbiakban</text:p>
          </table:table-cell>
          <table:table-cell office:value-type="string" calcext:value-type="string">
            <text:p>Во обидот за спречување на прекумерната употреба на казнени мерки со цел регулирање на содржината со што се обесхрабрува слободното изразување, Европскиот суд за човекови права има развиено обемна судска пракса. Некои водечки принципи може да се најдат подолу.</text:p>
          </table:table-cell>
          <table:table-cell office:value-type="string" calcext:value-type="string">
            <text:p>Sprečavajući prekomernu primenu kaznenih mera čiji je cilj regulisanje sadržaja, koje dovode do potiskivanja slobode izražavanja, Evropski sud za ljudska prava razvio je ogromnu sudsku praksu. Neki od vodećih principa mogu se naći u daljem tekstu.</text:p>
          </table:table-cell>
          <table:table-cell office:value-type="string" calcext:value-type="string">
            <text:p>Для запобігання надмірного застосування каральних заходів, спрямованих на регулювання змісту і, як наслідок, перешкоджання реалізації права на свободу вираження поглядів, Європейський суд з прав людини розробив широку судову практику. Деякі керівні принципи можна знайти нижче.</text:p>
          </table:table-cell>
          <table:table-cell office:value-type="string" calcext:value-type="string">
            <text:p>Pentru prevenirea utilizării în exces a măsurilor menite să reglementeze conținutul și, prin urmare care să descurajeze libera exprimare, Curtea Europeană a Drepturilor Omului a elaborat o largă jurisprudență. Mai jos se află câteva principii directoare. </text:p>
          </table:table-cell>
          <table:table-cell office:value-type="string" calcext:value-type="string">
            <text:p>Для предотвращения чрезмерного применения карательных мер, направленных на регулирование содержания, которые, как следствие, приводят к подавлению свободы выражения мнения, Европейский суд по правам человека развил обширную судебную практику. Некоторые руководящие принципы можно найти ниже.</text:p>
          </table:table-cell>
          <table:table-cell table:number-columns-repeated="1016"/>
        </table:table-row>
        <table:table-row table:style-name="ro86">
          <table:table-cell office:value-type="string" calcext:value-type="string">
            <text:p>Aspekte kyçe nga çështje përkatëse të GJEDNJ-së:</text:p>
          </table:table-cell>
          <table:table-cell office:value-type="string" calcext:value-type="string">
            <text:p>საკვანძო საკითხები ადამიანის უფლებათა ევროპული სასამართლოს შესაბამისი პრაქტიკიდან:</text:p>
          </table:table-cell>
          <table:table-cell office:value-type="string" calcext:value-type="string">
            <text:p>Az EJEB vonatkozó eseteinek főbb szempontjai:</text:p>
          </table:table-cell>
          <table:table-cell office:value-type="string" calcext:value-type="string">
            <text:p>Клучни аспекти од релевантните предмети на ЕСЧП:</text:p>
          </table:table-cell>
          <table:table-cell office:value-type="string" calcext:value-type="string">
            <text:p>Ključni aspekti relevantnih predmeta pred <text:s/>ESLJP:</text:p>
          </table:table-cell>
          <table:table-cell office:value-type="string" calcext:value-type="string">
            <text:p>Основні аспекти з відповідних справ ЄСПЛ:</text:p>
          </table:table-cell>
          <table:table-cell office:value-type="string" calcext:value-type="string">
            <text:p>Aspecte cheie relevante din cazurile CEDO:</text:p>
          </table:table-cell>
          <table:table-cell office:value-type="string" calcext:value-type="string">
            <text:p>Ключевые аспекты соответствующих дел ЕСПЧ</text:p>
          </table:table-cell>
          <table:table-cell table:number-columns-repeated="1016"/>
        </table:table-row>
        <table:table-row table:style-name="ro89">
          <table:table-cell office:value-type="string" calcext:value-type="string">
            <text:p>Sekuestrimi i botimeve dhe kufizimi paraprak – vetëm me shqyrtim të rreptë gjyqësor.</text:p>
          </table:table-cell>
          <table:table-cell office:value-type="string" calcext:value-type="string">
            <text:p>გამოცემათა ჩამორთმევა და წინასწარი შემზღუდველი ღონისძიებები - მხოლოდ მკაცრი სამოსამართლო კონტროლის პირობებში </text:p>
          </table:table-cell>
          <table:table-cell office:value-type="string" calcext:value-type="string">
            <text:p>A kiadványok visszavonása és az előzetes korlátozás - csak szigorú bírósági felügyelet mellett</text:p>
          </table:table-cell>
          <table:table-cell office:value-type="string" calcext:value-type="string">
            <text:p>Заплена на изданија и цензура пред објавување- само под строг судски надзор</text:p>
          </table:table-cell>
          <table:table-cell office:value-type="string" calcext:value-type="string">
            <text:p>Privremeno oduzimanje publikacije i prethodno ograničenje - <text:s/>samo pod strogom kontrolom suda </text:p>
          </table:table-cell>
          <table:table-cell office:value-type="string" calcext:value-type="string">
            <text:p>Вилучення публікацій та попередня заборона - лише під суворим контролем суду </text:p>
          </table:table-cell>
          <table:table-cell office:value-type="string" calcext:value-type="string">
            <text:p>Sechestrarea publicațiilor și restricțiilor prealabile - doar sub scrutinul strict al curții</text:p>
          </table:table-cell>
          <table:table-cell office:value-type="string" calcext:value-type="string">
            <text:p>Изъятие публикаций и предварительный запрет - только при строгом контроле суда</text:p>
          </table:table-cell>
          <table:table-cell table:number-columns-repeated="1016"/>
        </table:table-row>
        <table:table-row table:style-name="ro96">
          <table:table-cell office:value-type="string" calcext:value-type="string">
            <text:p>“(...) rreziqet domethënëse të kufizimeve të mëparshme janë të tilla saqë nevojitet shqyrtim sa më i kujdesshëm nga ana e Gjykatës. Kjo është veçanërisht e rëndësishme për sa i përket shtypit, pasi lajmi është mall tejet i konsumueshëm, ndaj vonimi i botimit të tij, edhe për një periudhë të shkurtër, mund t’ia revokojë të gjithë vlerën dhe interesin që mbart”. </text:p>
          </table:table-cell>
          <table:table-cell office:value-type="string" calcext:value-type="string">
            <text:p>“(...) რისკები, რომლებიც თან სდევს წინასწარ შემზღუდველ ღონისძიებებს წარმოაჩენს სასამართლოს მიერ საკითხის ყურადღებითა და დეტალურად შესწავლის აუცილებლობას. აღნიშნული განსაკუთრებით ეხება პრესასთან დაკავშირებულ საქმეებს იქიდან გამომდინარე, რომ ახალი ამბები არის მალფუჭებადი პროდუქტი და მათი გამოქვეყნების მცირე ხნით დაყოვნებამაც კი შესაძლებელია დაუკარგოს მათ ყოველგვარი ღირებულება და მნიშვნელობა”. </text:p>
          </table:table-cell>
          <table:table-cell office:value-type="string" calcext:value-type="string">
            <text:p/>
            <text:p>"(...) a korábbi korlátozásokból eredő veszélyek olyanok, hogy a Bíróságnak a legkörültekintőbb felügyeletre van szükségük, ami különösen fontos a sajtó szempontjából, mivel a hír romlandó árucikk és a közzététel elhalasztása rövid idő alatt megfosztja értékeitől és érdeklődéseitől "</text:p>
          </table:table-cell>
          <table:table-cell office:value-type="string" calcext:value-type="string">
            <text:p>„(...) опасностите што се својствени за ограничувањата пред објавување се такви што бараат највнимателно разгледување од страна на Судот. Ова особено важи во однос на печатот, бидејќи вестите се расиплива стока и одлагањето на нивното објавување, дури и за краток период, може да доведе до губење на вредноста и интересот“.</text:p>
          </table:table-cell>
          <table:table-cell office:value-type="string" calcext:value-type="string">
            <text:p>„(...) opasnosti sadržane u prethodnim ograničenjima su takve da od Suda iziskuju najpažljivije preispitivanje. Ovo se naročito odnosi na štampu, jer su vesti <text:s/>nepostojana roba, tako da odlaganje njihovog objavljivanja, čak i nakratko, može dovesti do toga da one izgube svaku vrednost i zanimljivost.“</text:p>
          </table:table-cell>
          <table:table-cell office:value-type="string" calcext:value-type="string">
            <text:p>“(...)небезпеки, властиві попереднім обмеженням вимагають ретельного вивчення Судом. Це особливо стосується преси, оскільки новина – це швидкопсувний товар і відкладання її публікації, навіть на короткий період, цілком може позбавити її всієї цінності та інтересу»</text:p>
          </table:table-cell>
          <table:table-cell office:value-type="string" calcext:value-type="string">
            <text:p>“(...) pericolele inerente în cazurile examinării restricţiilor prealabile se axează pe o analiză atentă din partea Curţii. Acest fapt este cu atât mai specific, cut cât este vorba despre presă - pentru noutăţi este un lux exorbitant să institui, fie şi pentru scurt timp, interdicţia pentru publicarea lor, deoarece acest fapt poate deprava noutăţile de toată valoarea şi interesul lor”. </text:p>
          </table:table-cell>
          <table:table-cell office:value-type="string" calcext:value-type="string">
            <text:p>«(...) риски, связанные с предварительным запретам, таковы, что они требуют тщательного изучения со стороны Суда. Это особенно касается прессы, поскольку новость - это «скоропортящийся товар», и отсрочка ее публикации даже на короткий период вполне может лишить ее всей своей ценности и актуальности».</text:p>
          </table:table-cell>
          <table:table-cell table:number-columns-repeated="1016"/>
        </table:table-row>
        <table:table-row table:style-name="ro87">
          <table:table-cell office:value-type="string" calcext:value-type="string">
            <text:p>Observer dhe Guardian kundër Mbretërisë së Bashkuar, 1991 </text:p>
          </table:table-cell>
          <table:table-cell office:value-type="string" calcext:value-type="string">
            <text:p>Observer და Guardian გაერთიანებული სამეფოს წინააღმდეგ, 1991 <text:s/></text:p>
          </table:table-cell>
          <table:table-cell office:value-type="string" calcext:value-type="string">
            <text:p>Observer és Guardian kontra. <text:s/>Egyesült Királyság, 1991</text:p>
          </table:table-cell>
          <table:table-cell office:value-type="string" calcext:value-type="string">
            <text:p>Observer и Guardian против Обединетото Кралство, 1991 </text:p>
          </table:table-cell>
          <table:table-cell office:value-type="string" calcext:value-type="string">
            <text:p>Observer i Guardian protiv Ujedinjenog Kraljevstva, 1991.</text:p>
          </table:table-cell>
          <table:table-cell office:value-type="string" calcext:value-type="string">
            <text:p>«Observer» та «Guardian» проти Сполученого Королівства, 1991 </text:p>
          </table:table-cell>
          <table:table-cell office:value-type="string" calcext:value-type="string">
            <text:p>Observer și Guardian v. UK, 1991 </text:p>
          </table:table-cell>
          <table:table-cell office:value-type="string" calcext:value-type="string">
            <text:p>"Обсервер" (Observer) и "Гардиан" (Guardian) против Соединенного Королевства, 1991</text:p>
          </table:table-cell>
          <table:table-cell table:number-columns-repeated="1016"/>
        </table:table-row>
        <table:table-row table:style-name="ro96">
          <table:table-cell office:value-type="string" calcext:value-type="string">
            <text:p>“Efekti i urdhrit ishte ... pjesërisht për të censuruar punën e aplikantit dhe, në thelb, për të tkurrur aftësinë e tij për të parashtruar në publik <text:s/>pikëpamje që e kanë vendin e tyre në një debat publik, ekzistenca e të cilit nuk mund të mohohet. Ka pak rëndësi që opinioni i tij ishte mendim i pakicës, dhe se, në dukje, mund të zhvishet nga meritat meqenëse, në një sferë ku ka pak të ngjarë të ketë siguri, do të qe veçanërisht e paarsyeshme të kufizohej liria e shprehjes vetëm tek dhënia e ideve të pranuara gjerësisht”.</text:p>
          </table:table-cell>
          <table:table-cell office:value-type="string" calcext:value-type="string">
            <text:p>“სასამართლოს შემაკავებელი ბრძანების მიზანი იყო - მოსარჩელის საქმიანობაზე ცენზურის დაწესება და შესაბამისად სხვადასხვა საზოგადოებრივ დებატებში მისი მოსაზრებების საჯაროდ წარმოჩენის შესაძლებლობის შეზღუდვა. უმნიშვნელოა, რომ ის წარმოაჩენს უმცირესობის მოსაზრებებს ან ის, რომ არის უსაფუძვლო. არაგონივრული იქნებოდა გამოხატვის თავისუფლების მხოლოდ ზოგადად მისაღებ იდეებზე გავრცელება, სფეროში სადაც ძნელად თუ არსებობს უდავო მოცემულობები”. <text:s text:c="2"/></text:p>
          </table:table-cell>
          <table:table-cell table:style-name="ce83" office:value-type="string" calcext:value-type="string">
            <text:p>“A randelkezés hatása az volt… részben, hogy cenzúrázza a felperes munkáját és lényegesen csökkentse képességét mellyel nyilvános vitát folytathat és ezt nem lehet megtagadni. Kicsit fontos csak, hogy a véleménye kisebbségben van egy olyan közegben, ahol különösen értelmetlen lenne a véleménynyilvánítás szabadságát csak általánosan elfogadott nézetekre korlátozni.“</text:p>
          </table:table-cell>
          <table:table-cell office:value-type="string" calcext:value-type="string">
            <text:p>„Ефектот на судската мерка за забрана беше..делумно да се цензурира работата на жалителот и значително да се намали неговата можност за искажување во јавноста неговите ставови кои имаат свое место во јавната дебата и чие постоење не може да се негира. Не е важно дали неговото мислење е мислење на малцинството и може да се чини неосновано, во област во која сигурност не е веројатна, би било особено неразумно да се ограничи слободата на изразување само на општо прифатени идеи“.</text:p>
          </table:table-cell>
          <table:table-cell office:value-type="string" calcext:value-type="string">
            <text:p>„Dejstvo privremene mere je bilo ... delimično da se cenzuriše delo podnosioca predstavke i da se znatno umanji njegova mogućnost da iznosi javne stavove koji imaju svoje mesto u javnoj debati, čije se postojanje ne može osporiti. Od zanemarljivog je značaja to što njegovo mišljenje pripada manjini i što se čini kao da nema nikakve vrednosti, pošto bi, u jednoj oblasti gde nije izgledno da postoji bilo kakva sigurnost, bilo naročito nerazumno ograničiti slobodu izražavanja samo na opšte prihvaćene ideje.“</text:p>
          </table:table-cell>
          <table:table-cell office:value-type="string" calcext:value-type="string">
            <text:p>“заборона призвела до часткової цензури роботи позивача і суттєвого</text:p>
            <text:p>обмеження його можливості публічно висловлювати погляди, які знайшли відображення у суспільній дискусії, наявність якої не можна заперечувати. Не має значення той факт, що його думку розділяла меншість населення і вона може бути помилковою, оскільки в галузі, де наявність визначеності є малоймовірною, було б особливо необґрунтованим обмежувати свободу вираження поглядів лише загальновизнаними ідеями.”.</text:p>
            <text:p/>
          </table:table-cell>
          <table:table-cell office:value-type="string" calcext:value-type="string">
            <text:p>“Efectul ordinului a fost ... parțial de a cenzura munca reclamantului și, în mod substanțial, de a reduce capacitatea sa de a exprima în public opinii care-și au locul într-o dezbatere publică a cărei existență nu poate fi negată. Contează prea puțin că această opinie este una minoritară și poate părea lipsită de merit, deoarece, într-o sferă în care este nesigur dacă există vreo certitudine, ar fi mai ales nerezonabil să se restrângă libertatea de exprimare doar la ideile general acceptate”.</text:p>
          </table:table-cell>
          <table:table-cell office:value-type="string" calcext:value-type="string">
            <text:p>«Последствием судебного запрета явилось ... частичное цензурирование работы заявителя и существенное сокращение его возможностей выступать перед широкой аудиторией с заявлениями, имеющими свое значение в рамках общественной дискуссии и существование которых не может отрицаться. Неважно, что его точка зрения представляет собой мнение меньшинства и может показаться необоснованной в сфере, в которой вряд ли существует какая-либо определенность. Было бы особенно безосновательно ограничивать свободу выражения мнения только общепринятыми идеями».</text:p>
          </table:table-cell>
          <table:table-cell table:number-columns-repeated="1016"/>
        </table:table-row>
        <table:table-row table:style-name="ro10">
          <table:table-cell office:value-type="string" calcext:value-type="string">
            <text:p>Hertel kundër Zvicrës, 1998</text:p>
          </table:table-cell>
          <table:table-cell office:value-type="string" calcext:value-type="string">
            <text:p>Hertel შვეიცარიის წინააღმდეგ, 1998</text:p>
          </table:table-cell>
          <table:table-cell office:value-type="string" calcext:value-type="string">
            <text:p>Hertel kontra. Svájc, 1998</text:p>
          </table:table-cell>
          <table:table-cell office:value-type="string" calcext:value-type="string">
            <text:p>Hertel против Швајцарија, 1998</text:p>
          </table:table-cell>
          <table:table-cell office:value-type="string" calcext:value-type="string">
            <text:p>Hertel protiv Švajcarske, 1998.</text:p>
          </table:table-cell>
          <table:table-cell office:value-type="string" calcext:value-type="string">
            <text:p>Хертель проти Швейцарії, 1998</text:p>
          </table:table-cell>
          <table:table-cell office:value-type="string" calcext:value-type="string">
            <text:p>Hertel v. Elveția, 1998</text:p>
          </table:table-cell>
          <table:table-cell office:value-type="string" calcext:value-type="string">
            <text:p>Хертель (Hertel) против Швейцарии, 1998</text:p>
          </table:table-cell>
          <table:table-cell table:number-columns-repeated="1016"/>
        </table:table-row>
        <table:table-row table:style-name="ro95">
          <table:table-cell office:value-type="string" calcext:value-type="string">
            <text:p>“…  megjithatë, vërehet se kufizimet paraprake mund të justifikohen më lehtë tek rastet që nuk shfaqin nevojë imediate për publikim të menjëhershëm dhe në të cilat nuk ka kontribut të dukshëm tek një debat me interes të përgjithshëm publik. (…) Duhet të mbahet parasysh kufizimi i objektit të veprimit sipas nenit 10 për kufizimet <text:s/>në lirinë e shtypit për të botuar materiale që kontribuojnë në debate për çështje me interes të përgjithshëm publik”</text:p>
          </table:table-cell>
          <table:table-cell office:value-type="string" calcext:value-type="string">
            <text:p>“… <text:s/>მიუხედავად აღნიშნულისა, გასათვალისწინებელია, რომ წინასწარი შემზღუდველი ღონისძიებები შესაძლებელია გამართლებულ იქნეს იმ შემთხვევებში, როდესაც არ არსებობს მასალის დაუყოვნებლივ გამოქვეყნების მწვავე საჭიროება და როდესაც <text:s/>მას არ შეაქვს წვლილი საზოგადოებრივ დებატში. (…) მხედველობაში უნდა იქნეს მიღებული, რომ მე-10 მუხლით გათვალისწინებულია პრესის თავისუფლების შეზღუდვის ძალზედ შეზღუდული პირობები იმ შემთხვევაში, როდესაც მასალას წვლილი შეაქვს საჯარო დებატის მიმდინარეობის პროცესში.”</text:p>
          </table:table-cell>
          <table:table-cell office:value-type="string" calcext:value-type="string">
            <text:p/>
            <text:p>"... azonban megjegyezzük, hogy az előzetes korlátozások könnyebben igazolhatók olyan esetekben, amelyek nem mutatják a sürgős azonnali közzététel szükségességét, és amelyekben nyilvánvalóan nem hozzájárulnak hozzá az általános közérdekű vitához. (...) Figyelembe kell venni a 10. cikk korlátozott alkalmazási körét a tömegközlemények sajtószabadságának korlátozását, amely hozzájárul az általános közérdekű ügyek megvitatásához ".</text:p>
          </table:table-cell>
          <table:table-cell office:value-type="string" calcext:value-type="string">
            <text:p>„...сепак би сметал дека ограничувања пред издавање побрзо би се оправдале во случаи кои не покажуваат неопходна потреба од итни објавувања и во кои не постои очигледен придонес кон дебата од интерес на општата јавност. (...) Ограничениот обем согласно член 10 на ограничувања врз слободата на печатот да објавува материјал кој придонесува кон дебата по прашања од интерес за општата јавност мора да се земе во предвид.“</text:p>
          </table:table-cell>
          <table:table-cell office:value-type="string" calcext:value-type="string">
            <text:p>„… međutim, primećuje da <text:s/>​prethodna ograničenja mogu u većoj meri biti opravdana u slučajevima gde ne postoji hitna potreba za neodložnim objavljivanjem ​i u kojima ne postoji očigledan doprinos debati od opšteg javnog interesa. (…) Mora se imati na umu da je Članom 10 utvrđen ograničen delokrug ograničenja slobode štampe prilikom objavljivanja materijala koji doprinosi debati o pitanjima od opšteg javnog interesa.“ </text:p>
          </table:table-cell>
          <table:table-cell office:value-type="string" calcext:value-type="string">
            <text:p>«…проте, спостерігаємо, що попередні заборони простіше виправдати у випадках, в яких відсутня нагальна потреба в негайному оприлюдненні інформації і в яких не є очевидним внесок публікації в дискусію, що має суспільне значення. (…)При цьому слід пам’ятати про те, що вимоги статті 10 Конвенції надають незначну свободу при введенні обмежень на право засобів масової інформації публікувати матеріали, які роблять внесок в дискусію, що має суспільне значення.»</text:p>
          </table:table-cell>
          <table:table-cell office:value-type="string" calcext:value-type="string">
            <text:p>“… cu toate astea, trebuie observat că restrângerile prealabile pot fi mai ușor justificate în cazurile în care se demonstrează a nu exista o necesitate presantă pentru publicare imediată și în care nu există o contribuție evidentă la o dezbatere de interes general public. (…) Trebuie ținut cont de scopul limitat sub Articolul 10 pentru restricțiile asupra libertății presei de a publica material care contribuie la dezbaterea chestiunilor de interes public general.”</text:p>
          </table:table-cell>
          <table:table-cell office:value-type="string" calcext:value-type="string">
            <text:p>«... однако обратите внимание на то, что предварительные запреты могут с большей вероятнотью быть признаными как допустимые в делах, в которых нет острой необходимости в немедленной публикации материала и когда не усматривается очевидного вклада в дискуссию, представляющую общественный интерес. (...) Следует помнить об ограниченном действии статьи 10 в части ограничений свободы печатных СМИ публиковать материалы, которые вносят вклад в обсуждение вопросов, представляющих общественный интерес».</text:p>
          </table:table-cell>
          <table:table-cell table:number-columns-repeated="1016"/>
        </table:table-row>
        <table:table-row table:style-name="ro87">
          <table:table-cell office:value-type="string" calcext:value-type="string">
            <text:p>Mosley kundër Mbretërisë së Bashkuar, 2011</text:p>
          </table:table-cell>
          <table:table-cell office:value-type="string" calcext:value-type="string">
            <text:p>Mosley გაერთიანებული სამეფოს წინააღმდეგ, 2011 </text:p>
          </table:table-cell>
          <table:table-cell office:value-type="string" calcext:value-type="string">
            <text:p>Mosley kontra. Egyesült Királyság, 2011</text:p>
          </table:table-cell>
          <table:table-cell office:value-type="string" calcext:value-type="string">
            <text:p>Mosley против Обединетото Кралство, 2011</text:p>
          </table:table-cell>
          <table:table-cell office:value-type="string" calcext:value-type="string">
            <text:p>Mosley protiv Ujedinjenog Kraljevstva, 2011.</text:p>
          </table:table-cell>
          <table:table-cell office:value-type="string" calcext:value-type="string">
            <text:p>Мозлі проти Сполученого Королівства, 2011</text:p>
          </table:table-cell>
          <table:table-cell office:value-type="string" calcext:value-type="string">
            <text:p>Mosley v. UK, 2011</text:p>
          </table:table-cell>
          <table:table-cell office:value-type="string" calcext:value-type="string">
            <text:p>Мосли (Mosley) против Соединенного Королевства, 2011</text:p>
          </table:table-cell>
          <table:table-cell table:number-columns-repeated="1016"/>
        </table:table-row>
        <table:table-row table:style-name="ro86">
          <table:table-cell office:value-type="string" calcext:value-type="string">
            <text:p>Fjalimi politik është forma më e mbrojtur e fjalës</text:p>
          </table:table-cell>
          <table:table-cell office:value-type="string" calcext:value-type="string">
            <text:p>პოლიტიკური სიტყვა წარმოადგენს სიტყვის თავისუფლების ყველაზე მეტად დაცულ ფორმას </text:p>
          </table:table-cell>
          <table:table-cell office:value-type="string" calcext:value-type="string">
            <text:p>A politikai beszéd a legvédettebb beszédformát jelenti</text:p>
          </table:table-cell>
          <table:table-cell office:value-type="string" calcext:value-type="string">
            <text:p>Политичкиот говор е најзаштитената форма на говор</text:p>
          </table:table-cell>
          <table:table-cell office:value-type="string" calcext:value-type="string">
            <text:p>Politički govor je najzaštićeniji oblik govora</text:p>
          </table:table-cell>
          <table:table-cell office:value-type="string" calcext:value-type="string">
            <text:p>Політичні висловлювання є найбільш захищеною формою висловлювань</text:p>
          </table:table-cell>
          <table:table-cell office:value-type="string" calcext:value-type="string">
            <text:p>Discursul politic este cea mai protejată formă de discurs</text:p>
          </table:table-cell>
          <table:table-cell office:value-type="string" calcext:value-type="string">
            <text:p>Политическая речь - самая защищенная форма высказываний</text:p>
          </table:table-cell>
          <table:table-cell table:number-columns-repeated="1016"/>
        </table:table-row>
        <table:table-row table:style-name="ro107">
          <table:table-cell office:value-type="string" calcext:value-type="string">
            <text:p>“(...) liria e debatit politik është boshti i konceptit të një shoqërie demokratike, që mbizotëron në të gjithë Konventën. Kufijtë e kritikave të pranueshme janë, në përputhje me rrethanat, më të gjera për një politikan sesa për një individ privat. Ndryshe nga ky i fundit, i pari në mënyrë të pashmangshme dhe me vetëdije qëndron i hapur ndaj shqyrtimit të imtësishëm të çdo fjale dhe vepre të tij nga gazetarët dhe publiku i gjerë, dhe rrjedhimisht duhet të shfaqë një shkallë më të lartë tolerance. Padyshim, paragrafi 2 i nenit 10 jep mbrojtjen e reputacionit të të tjerëve – domethënë, të të gjithë individëve - dhe kjo mbrojtje shtrihet edhe tek politikanët, edhe kur ata nuk veprojnë në kapacitetin e tyre privat; por, në këto raste, kërkesat për këtë mbrojtje duhet të peshohen në raport me interesat e diskutimit të hapur të çështjeve politike”.</text:p>
          </table:table-cell>
          <table:table-cell office:value-type="string" calcext:value-type="string">
            <text:p>“(…)კონვენციის მიზნებისთვის პოლიტიკური დებატის თავისუფლება წარმოადგენს დემოკრატიული საზოგადოების ძირითად ბირთვს. შესაბამისად <text:s/>კერძო პირებთან შედარებით უფრო ფართოა დასაშვები კრიტიკის საზღვრები იმ შემთხვევაში, თუ ის პოლიტიკოსს მიემართება. მისაღები კრიტიკის საზღვრები ვრცელია, როდესაც საქმე ეხება პოლიტიკოსს და არა კერძო პირს. უკანასკნელისგან განსხვავებით პოლიტიკოსი გარდაუვლად და შეგნებულად აყენებს საზოგადოებისა და ჟურნალისტების ყურადღების ცენტრი თავის ყველა სიტყვას თუ ქმედებას და შესაბამისად მას თმენის მეტი ვალდებულება მართებს. უდავოა, რომ მე-10 მუხლის მე-2 პუნქტი იცავს თითოეული პირის, მათ შორის პოლიტიკოსთა რეპუტაციას, იმ შემთხვევებშიც კი, როდესაც ისინი არ მოქმედებენ, როგორც კერძო პირები. <text:s/>თუმცა, ამ შემთხვევაში მოცემული დაცვის აუცილებლობა უნდა განისაზღვროს პოლიტიკურ საკითხებზე ღია დისკუსიის ინტერესის გათვალისწინებით”.</text:p>
          </table:table-cell>
          <table:table-cell table:style-name="ce83" office:value-type="string" calcext:value-type="string">
            <text:p/>
            <text:p>"(...) a politikai vita szabadsága a demokratikus társadalom koncepciójának középpontjában áll, amely az Egyezmény felett érvényesül. Az elfogadható kritika korlátai szélesebb körben vannak jelen, amikor egy politikusról, és nem magánszemélyről beszélünk. A politikus elkerülhetetlenül és tudatosan olyan helyzetben van, hogy az újságírók és a közvélemény egésze gondosan megvizsgálja az összes szót és cselekedetet, ezért nagyobb mértékű toleranciát kell mutatnia. Kétségtelen, hogy a 10. cikk 2 pontja lehetővé teszi mások - azaz minden egyén hírnevének - védelmét, és ez a védelem kiterjed a politikusokra is, még akkor is, ha nem magánügyben járnak el; de ilyen esetekben az ilyen védelem követelményeit súlyozni kell a politikai kérdések nyílt vitájának érdekeivel kapcsolatban. "</text:p>
          </table:table-cell>
          <table:table-cell office:value-type="string" calcext:value-type="string">
            <text:p>„(...) слободата на политичката дебата е во самата суштина на концептот на демократското општество кој се провлекува низ Конвенцијата. Границите на прифатливиот критицизам се соодветно пошироки во однос на политичарот како таков отколку на приватно лице. За разлика од него, политичарот неминовно и знаејќи се поставува отворено на темелно испитување на секој негов збор или дело од страна на новинарите и пошироката јавност, следствено тој мора да покаже поголем степен на толеранција. Без сомнение член 10 став 2 овозможува угледот на другите - односно да се рече на сите поединци- да биде заштитен, и оваа заштита за протега на политичарите исто така, дури и тогаш кога тие не делуваат во нивно приватно својство; но во таквите случаи барањата за таква заштита мора да бидат одмерени во однос на интересот за отворена дискусија за политички прашања“. </text:p>
          </table:table-cell>
          <table:table-cell office:value-type="string" calcext:value-type="string">
            <text:p>„(…) ​sloboda političke debate leži u samoj srži pojma demokratskog društva, koji prožima celu Konvenciju. <text:s/>Shodno tome, granice prihvatljive kritike šire su u odnosu na političara, kao takvog, nego u odnosu na privatno lice. Za razliku od ovog drugog, političar neizbežno i svesno izlaže svaku svoju reč i delo detaljnoj analizi, kako novinara, tako i široke javnosti, te stoga mora iskazivati veći stepen tolerancije. Nesumnjivo je da se na osnovu Člana 10 stav 2 omogućava zaštita ugleda drugih – to jest, svih pojedinaca i da ova zaštita obuhvata i političare, čak i kada ne postupaju u svojstvu privatnog lica; ali u takvim slučajevima, zahtevi u pogledu te zaštite moraju biti odmereni u odnosu na interese otvorene rasprave o političkim pitanjima.“</text:p>
          </table:table-cell>
          <table:table-cell office:value-type="string" calcext:value-type="string">
            <text:p>«Свобода <text:s/>політичних <text:s/>дискусій <text:s/>лежить <text:s/>в <text:s/>самій <text:s/>основі <text:s/>концепції демократичного суспільства, <text:s text:c="3"/>якою <text:s text:c="3"/>пройнята <text:s text:c="3"/>вся <text:s text:c="2"/>Конвенція. Відповідно, межі <text:s/>допустимої <text:s/>критики <text:s/>є <text:s/>ширшими, <text:s/>коли вона стосується власне політика, <text:s/>а не приватної особи. <text:s/>На відміну від останньої, <text:s text:c="2"/>перший <text:s text:c="2"/>неминуче <text:s text:c="2"/>і <text:s text:c="2"/>свідомо <text:s text:c="2"/>відкривається <text:s text:c="2"/>для прискіпливого аналізу кожного свого <text:s/>слова <text:s/>і <text:s/>вчинку <text:s/>як <text:s/>з <text:s/>боку журналістів, <text:s/>так <text:s/>і громадського загалу і, <text:s/>як наслідок, <text:s/>повинен виявляти до цього більше терпимості. Безсумнівно, <text:s/>пункт 2 статті 10 дає можливість захищати репутацію інших осіб, тобто всіх людей, і цей захист поширюється і на політиків також, навіть коли вони не виступають <text:s/>як <text:s/>приватні <text:s/>особи; <text:s/>але <text:s/>в <text:s/>цьому випадку вимоги такого захисту мають <text:s/>розглядатися <text:s/>у <text:s/>зв'язку <text:s/>з <text:s/>інтересами <text:s/>відкритого обговорення політичних питань.»</text:p>
          </table:table-cell>
          <table:table-cell office:value-type="string" calcext:value-type="string">
            <text:p>“(…) libertatea dezbaterii politice este în chiar miezul conceptului unei societăți democratice care prevalează în întreaga Convenție. Limitele criticii acceptabile sunt corespunzător mai largi privind un politician decât privind o persoană privată. Spre deosebire de cea din urmă, primul este inevitabil și cu bună știință deschis unei cercetări atente a fiecărui cuvânt și faptă, atât de către jurnaliști, cât și de către public în general, și trebuie, prin urmare, să aibă un grad mai mare de toleranță. Fără îndoială, Articolul 10 para. 2 permite protecția reputației celorlalți - adică a tuturor indivizilor – această protecție se extinde și la politicieni, chiar și atunci când nu acționează în capacitatea lor privată; dar, în astfel de cazuri, cerințele pentru protecție trebuie puse în balanță cu interesele unei discuții deschise a problemelor politice.”</text:p>
          </table:table-cell>
          <table:table-cell office:value-type="string" calcext:value-type="string">
            <text:p>«(...) свобода политической дискуссии лежит в основе концепции демократического общества, преобладающей во всей Конвенции. Пределы приемлемой критики, соответственно, более широки в отношении политика как такового, чем в отношении частного лица. В отличие от последнего, первый неизбежно и сознательно соглашается на внимательное изучение каждого своего слова и поступка как журналистами, так и широкой общественностью, и поэтому он должен проявлять большую степень терпимости. Несомненно, согласно статье 10 п. 2 репутация других, то есть всех людей, защищается, и эта защита распространяется также и на политиков, даже если они не действуют в своем личном качестве; но в таких случаях требования такой защиты должны быть взвешены относительно интересов открытого обсуждения политических вопросов».</text:p>
          </table:table-cell>
          <table:table-cell table:number-columns-repeated="1016"/>
        </table:table-row>
        <table:table-row table:style-name="ro10">
          <table:table-cell office:value-type="string" calcext:value-type="string">
            <text:p>Lingens kundër Austrisë, 1986</text:p>
          </table:table-cell>
          <table:table-cell office:value-type="string" calcext:value-type="string">
            <text:p>Lingens ავსტრიის წინააღმდეგ, 1986</text:p>
          </table:table-cell>
          <table:table-cell office:value-type="string" calcext:value-type="string">
            <text:p>Lingens kontra Ausztria, 1986</text:p>
          </table:table-cell>
          <table:table-cell office:value-type="string" calcext:value-type="string">
            <text:p>Lingens против Австрија, 1986</text:p>
          </table:table-cell>
          <table:table-cell office:value-type="string" calcext:value-type="string">
            <text:p>Lingens protiv Austrije, 1986.</text:p>
          </table:table-cell>
          <table:table-cell office:value-type="string" calcext:value-type="string">
            <text:p>Лінгенс проти Австрії, 1986</text:p>
          </table:table-cell>
          <table:table-cell office:value-type="string" calcext:value-type="string">
            <text:p>Lingens v. Austria, 1986</text:p>
          </table:table-cell>
          <table:table-cell office:value-type="string" calcext:value-type="string">
            <text:p>Лингенс (Lingens) против Австрии, 1986</text:p>
          </table:table-cell>
          <table:table-cell table:number-columns-repeated="1016"/>
        </table:table-row>
        <table:table-row table:style-name="ro103">
          <table:table-cell office:value-type="string" calcext:value-type="string">
            <text:p>“Kufiri i kritikave të lejueshme është më i gjerë për Qeverinë sesa për një qytetar privat apo një politikan. Në një sistem demokratik, veprimet apo mosveprimet e Qeverisë duhet t'i nënshtrohen shqyrtimit të imtësishëm jo vetëm nga autoritetet ligjvënëse dhe gjyqësore, por edhe nga shtypit dhe opinioni publik. Për më tepër, pozicioni dominues që zë Qeveria e bën të domosdoshme shfaqjen e përmbajtjes në përdorimin e proceseve penale, sidomos kur ka në dispozicion mjete të tjera për t’iu përgjigjur sulmeve dhe kritikave të papërligjura të kundërshtarëve apo mediave”. </text:p>
          </table:table-cell>
          <table:table-cell office:value-type="string" calcext:value-type="string">
            <text:p>“დასაშვები კრიტიკის საზღვრები უფრო ფართოა მთავრობასთან მიმართებაში, ვიდრე ცალკეული მოქალაქის ან თუნდაც პოლიტიკოსის შემთხვევაში. დემოკრატიულ საზოგადოებაში მთავრობის ქმედებები დეტალურად უნდა გაანალიზდეს არა მხოლოდ <text:s/>საკანონმდებლო და სასამართლო ხელისუფლების მიერ, არამედ პრესაში საზოგადოებრივი აზრის მეშვეობით. მეტიც, მის მიერ დაკავებული დომინანტური პოზიცია, ავალდებულებს ხელისუფლებას თავი შეიკავოს სისხლისსამართლებრივი პროცედურების წამოწყებისგან, განსაკუთრებით იმ შემთხვევებში, როდესაც ოპონენტთა თუ ჟურნალისტთა დაუსაბუთებელ ბრალდებებზე საპასუხოდ შესაძლებელია სხვა ნაკლებად მძიმე ღონისძიების გამოყენება“.</text:p>
          </table:table-cell>
          <table:table-cell table:style-name="ce83" office:value-type="string" calcext:value-type="string">
            <text:p/>
            <text:p>"A megengedhető kritika korlátai szélesebbek a Kormánynál, mint egy magánszemélynél, vagy akár egy politikusnál. Demokratikus rendszerben a kormány fellépéseit vagy mulasztásait nem csak a jogalkotó és igazságügyi hatóságok, hanem a sajtó és a közvélemény szoros ellenőrzésének kell alávetni. Ezenkívül a kormány által birtokolt erőfölény szükségessé teszi, hogy a büntetőeljárások során visszafogottságot tanúsítson, a büntetőeljárások tekintetében, főleg ha más eszközök is rendelkezésre állnak az ellenségei vagy a média által indított jogtalan támadások és kritikák kezelésére."</text:p>
          </table:table-cell>
          <table:table-cell office:value-type="string" calcext:value-type="string">
            <text:p>Границите на дозволен критицизам се пошироки во однос на Владата, повторно, во однос на приватен граѓанин, па дури и политичар. Во еден демократски систем дејствата или пропустите на Владата мора да бидат предмет на непосредна контрола не само од законодавната и судската власт туку, исто така, и од печатот и јавното мислење. Понатаму, доминантната позиција која Владата ја зазема го прави неопходно покажувањето на воздржаност при прибегнувањето кон кривични постапки, особено кога има на располагање други средства за одговор на неоправдани напади и критики од нејзините противници или медиумите“.</text:p>
          </table:table-cell>
          <table:table-cell office:value-type="string" calcext:value-type="string">
            <text:p>„Granice dopuštene kritike šire su u odnosu na Državu nego u odnosu na privatnog građanina, ili čak političara. <text:s/>U demokratskom sistemu, činjenje i nečinjenje Države mora biti predmet detaljne analize ne samo zakonodavnih i sudskih organa, već i štampe i javnog mnjenja. Štaviše, dominantna pozicija Države iziskuje da ona iskaže suzdržanost u pribegavanju krivičnom postupku, naročito kada su dostupna druga sredstva za odgovor na neopravdane napade i kritike njenih protivnika ili medija.“</text:p>
          </table:table-cell>
          <table:table-cell office:value-type="string" calcext:value-type="string">
            <text:p>«Межі допустимої критики щодо уряду є ширшими, ніж по відношенню до звичайного громадянина або навіть політичного діяча. В демократичній системі дії чи бездіяльності уряду повинні ставати предметом пильної уваги не тільки з боку законодавчих і судових властей, але також і з боку преси та громадської думки. Більш того, домінуюче становище уряду зобов'язує його демонструвати стриманість, коли постає питання про кримінальне переслідування за критику, особливо при наявності інших засобів відповіді на невиправдані нападки з боку його супротивників або засобів масової інформації».</text:p>
          </table:table-cell>
          <table:table-cell office:value-type="string" calcext:value-type="string">
            <text:p>“Limitele criticii admisibile sunt mai largi în ceea ce privește guvernul în relația sa cu un cetățean privat, sau chiar un politician. Într-un sistem democratic, acțiunile și omisiunile guvernului trebuie supuse unei cercetări stricte nu doar din partea autorităților legislative și judiciare, dar și a presei și a opiniei publice. Mai mult, poziția dominantă pe care o ocupă guvernul face să devină necesară o reținere în a apela la proceduri penale, în special când sunt disponibile alte mijloace de a răspunde la atacuri și critici nejustificate a adversarilor săi sau a media.”</text:p>
          </table:table-cell>
          <table:table-cell office:value-type="string" calcext:value-type="string">
            <text:p>«Пределы допустимой критики более широки в отношении Правительства, чем в отношении частного гражданина или даже политика. В демократической системе действия Правительства или его бездействие должны подвергаться пристальному вниманию не только со стороны законодательных и судебных органов, но также и прессы, и общественного мнения. Кроме того, доминирующее положение, которое занимает Правительство, заставляет его проявлять сдержанность в применении уголовного судопроизводства, особенно там, где имеются другие средства для ответа на необоснованные нападения и критику со стороны его противников или СМИ».</text:p>
          </table:table-cell>
          <table:table-cell table:number-columns-repeated="1016"/>
        </table:table-row>
        <table:table-row table:style-name="ro10">
          <table:table-cell office:value-type="string" calcext:value-type="string">
            <text:p>Castells kundër Spanjës, 1992</text:p>
          </table:table-cell>
          <table:table-cell office:value-type="string" calcext:value-type="string">
            <text:p>Castells ესპანეთის წინააღმდეგ, 1992 <text:s/></text:p>
          </table:table-cell>
          <table:table-cell office:value-type="string" calcext:value-type="string">
            <text:p>Castells kontra Spanyolország, 1992</text:p>
          </table:table-cell>
          <table:table-cell office:value-type="string" calcext:value-type="string">
            <text:p>Castells против Шпанија, 1992</text:p>
          </table:table-cell>
          <table:table-cell office:value-type="string" calcext:value-type="string">
            <text:p>Castells protiv Španije, 1992.</text:p>
          </table:table-cell>
          <table:table-cell office:value-type="string" calcext:value-type="string">
            <text:p>Кастелс проти Іспанії, 1992</text:p>
          </table:table-cell>
          <table:table-cell office:value-type="string" calcext:value-type="string">
            <text:p>Castells v. Spania, 1992</text:p>
          </table:table-cell>
          <table:table-cell office:value-type="string" calcext:value-type="string">
            <text:p>Кастеллс (Castells) против Испании, 1992</text:p>
          </table:table-cell>
          <table:table-cell table:number-columns-repeated="1016"/>
        </table:table-row>
        <table:table-row table:style-name="ro86">
          <table:table-cell office:value-type="string" calcext:value-type="string">
            <text:p>Mediat kanë mbrojtje të posaçme sipas Konventës</text:p>
          </table:table-cell>
          <table:table-cell office:value-type="string" calcext:value-type="string">
            <text:p>მედია კონვენციის თანახმად დაცვის განსაკუთრებული ხარისხით სარგებლობს</text:p>
          </table:table-cell>
          <table:table-cell office:value-type="string" calcext:value-type="string">
            <text:p/>
            <text:p>A média különleges védelmet élvez az Egyezmény alapján</text:p>
          </table:table-cell>
          <table:table-cell office:value-type="string" calcext:value-type="string">
            <text:p>Медиумите имаат посебна заштита според Конвенцијата</text:p>
          </table:table-cell>
          <table:table-cell office:value-type="string" calcext:value-type="string">
            <text:p>Mediji imaju posebnu zaštitu na osnovu Konvencije</text:p>
          </table:table-cell>
          <table:table-cell office:value-type="string" calcext:value-type="string">
            <text:p>ЗМІ мають спеціальний захист відповідно до Конвенції </text:p>
          </table:table-cell>
          <table:table-cell office:value-type="string" calcext:value-type="string">
            <text:p>Media are protecție specială în cadrul acestei Convenții</text:p>
          </table:table-cell>
          <table:table-cell office:value-type="string" calcext:value-type="string">
            <text:p>У СМИ особенная защита по Конвенции</text:p>
          </table:table-cell>
          <table:table-cell table:number-columns-repeated="1016"/>
        </table:table-row>
        <table:table-row table:style-name="ro97">
          <table:table-cell office:value-type="string" calcext:value-type="string">
            <text:p>“Siç ka theksuar Gjykata në vendimin ‘Handyside’, liria e shprehjes është një nga themelet jetike të një shoqërie demokratike; subjekt i paragrafit 2 të nenit 10, gjen zbatim jo vetëm tek informimi ose idetë që pranohen në mënyrë të favorshme apo që konsiderohen si joformale ose si çështje indiference, por edhe atyre që ofendojnë, tronditin ose shqetësojnë shtetin ose çdo sektor të popullsisë (...). Këto parime janë të një rëndësie të veçantë sa i përket shtypit”.</text:p>
          </table:table-cell>
          <table:table-cell office:value-type="string" calcext:value-type="string">
            <text:p>“როგორც სასამართლომ Handyside-ის საქმეზე თავის გადაწყვეტილებაში მიუთითა, გამოხატვის თავისუფლება წარმოადგენს დემოკრატიული საზოგადოების ერთ-ერთ უმნიშვნელოვანეს საწყისს. მე-10 მუხლის მე-2 პუნქტის თანახმად ის მიემართება არამარტო ინფორმაციასა და იდეებს, რომლებიც დადებითად მიიღება და არ არის შეურაცხმყოფელი, არამედ ასევე იმათ, რომლებიც შეურაცხმყოფელი, შოკის მომგვრელი ან გამაღიზიანებელია სახელმწიფოსა და მოსახლეობის, რომელიმე სექტორისათვის <text:s/>(…). მოცემული პრინციპების დაცვა განსაკუთრებით მნიშვნელოვანია პრესასთან მიმართებით.”</text:p>
          </table:table-cell>
          <table:table-cell office:value-type="string" calcext:value-type="string">
            <text:p/>
            <text:p>"Amint a Bíróság a Handyside-ítéletében megjegyezte, a véleménynyilvánítás szabadsága a demokratikus társadalom egyik alapvető alapját képezi; a 10. cikk (2) bekezdésére szerint, nem csak az olyan információkra vagy ötletekre alkalmazható, amelyek kedvezően fogadottak, illetve amelyeket közömbösnek vagy közönyösnek tekintettek, hanem azoknak is, akik megsértik, sokkolják vagy zavarják az államot vagy a lakosság bármely ágazatát (...). Ezek az elvek különösen fontosak a sajtó vonatkozásában. "</text:p>
          </table:table-cell>
          <table:table-cell office:value-type="string" calcext:value-type="string">
            <text:p>„Како што судот истакна во неговата пресуда во предметот Handyside, слободата на изразување претставува една од основните темели на едно</text:p>
            <text:p>демократско општество; предмет на став 2 од член 10, тоа важи не само за информации или идеи кои се позитивно примени или се сметаат за ненавредливи или се примени со индиферентност, но исто така и на оние кои ја навредуваат, шокираат, или вознемируваат Државата или некој сектор од популацијата (...). Овие принципи се особено значајни што се однесува до печатот.“</text:p>
          </table:table-cell>
          <table:table-cell office:value-type="string" calcext:value-type="string">
            <text:p>„Kao što je Sud primetio u svojoj presudi u predmetu <text:s/>Handyside, sloboda izražavanja sačinjava jedan od osnovnih temelja demokratskog društva; na osnovu stava 2 Člana 10, ona je merodavna ne samo za informacije ili ideje koje su naišle na povoljan prijem ili se smatraju dobronamernim ili indiferentnim, već i za one koje su uvredljive, koje izazivaju zaprepašćenje ili uznemirenje Države ili bilo kojeg dela stanovništva ​(…). Ovi principi su od naročitog značaja kada se radi o štampi.“ </text:p>
          </table:table-cell>
          <table:table-cell office:value-type="string" calcext:value-type="string">
            <text:p>«Як Суд зазначив у своєму рішенні у справі Хендісайда, свобода слова є однією з основних підвалин демократичного суспільства; відповідно до пункту другого статті 10 вона застосовується не лише по відношенню до інформації або ідей, які сприятливо сприймаються в суспільстві або розглядаються як необразливі чи не варті уваги, але також і щодо тих, які шокують, ображають або викликають стурбованість у держави або частини населення (…). Ці принципи особливо важливі в тих питаннях, що стосуються преси.»</text:p>
          </table:table-cell>
          <table:table-cell office:value-type="string" calcext:value-type="string">
            <text:p>“Cum a remarcat Curtea în hotărârea Handyside, libertatea de exprimare constituie unul dintre elementele fundamentale ale unei societăți democratice; paragraful 2 al Articolului 10, se aplică nu doar informațiilor sau ideilor care sunt primite favorabil sau care sunt privite ca inofensive, dar și celor care ofensează, șochează sau deranjează Statul sau orice sector al populației (…). Aceste principii sunt de o importanță specială în ceea ce privește presa.”</text:p>
          </table:table-cell>
          <table:table-cell office:value-type="string" calcext:value-type="string">
            <text:p>«Как отметил Суд в своем решении по делу "Хэндисайд" (Handyside), свобода выражения мнения является одной из основ демократического общества; в соответствии с пунктом 2 статьи 10, она применима не только к положительно воспринятой информации, которая считается безобидной или незначительной, и аналогичным идеям, но также и к тем, которые оскорбляют, шокируют или вызывают беспокойство государства или любого слоя населения (...). Эти принципы имеют особое значение для прессы».</text:p>
          </table:table-cell>
          <table:table-cell table:number-columns-repeated="1016"/>
        </table:table-row>
        <table:table-row table:style-name="ro87">
          <table:table-cell office:value-type="string" calcext:value-type="string">
            <text:p>Sunday Times kundër Mbretërisë së Bashkuar, 1979</text:p>
          </table:table-cell>
          <table:table-cell office:value-type="string" calcext:value-type="string">
            <text:p>Sunday Times გაერთიანებული სამეფოს წინააღმდეგ, 1979</text:p>
          </table:table-cell>
          <table:table-cell office:value-type="string" calcext:value-type="string">
            <text:p>Sunday Times kontra Egyesült Királyság, 1979</text:p>
          </table:table-cell>
          <table:table-cell office:value-type="string" calcext:value-type="string">
            <text:p>Sunday Times против Обединетото Кралство, 1979</text:p>
          </table:table-cell>
          <table:table-cell office:value-type="string" calcext:value-type="string">
            <text:p>Sunday Times protiv Ujedinjenog Kraljevstva, 1979.</text:p>
          </table:table-cell>
          <table:table-cell office:value-type="string" calcext:value-type="string">
            <text:p>«Sunday Times» проти Сполученого Королівства, 1979</text:p>
          </table:table-cell>
          <table:table-cell office:value-type="string" calcext:value-type="string">
            <text:p>Sunday Times v. UK, 1979</text:p>
          </table:table-cell>
          <table:table-cell office:value-type="string" calcext:value-type="string">
            <text:p>"Сандей Таймс" (Sunday Times) против Соединенного Королевства, 1979</text:p>
          </table:table-cell>
          <table:table-cell table:number-columns-repeated="1016"/>
        </table:table-row>
        <table:table-row table:style-name="ro108">
          <table:table-cell office:value-type="string" calcext:value-type="string">
            <text:p>““Ndërkohë që shtypi nuk duhet të tejkalojë kufijtë e vendosur, ndër të tjera, për “mbrojtjen e reputacionit të të tjerëve”, gjithsesi e ka detyrë që të përhapë informacion dhe ide mbi çështjet politike sikurse për çdo fushë tjetër me interes publik. Jo vetëm shtypi ka për detyrë të japë informacione dhe ide: edhe publiku gëzon të drejtën që t’i marrë ato (...). Në lidhje me këtë, Gjykata nuk e pranon opinionin e shprehur në gjykimin e Gjykatës së Apelit të Vjenës, për efektin që detyra e shtypit është të japë informacion, interpretimi i të cilit duhej lënë kryesisht tek lexuesi (... ). Liria e shtypit, për më tepër, i siguron publikut një nga mjetet më të mira për të zbuluar dhe për të formuar një mendim për idetë dhe qëndrimet e udhëheqësve politikë (…).”</text:p>
          </table:table-cell>
          <table:table-cell office:value-type="string" calcext:value-type="string">
            <text:p>“მართალია, პრესამ არ უნდა გადააბიჯოს იმ ზღვარს, რასაც "სხვათა რეპუტაციის დაცვა" ჰქვია, მაგრამ მას მაინც ევალება ინფორმაციისა და იდეების გავრცელება პოლიტიკურ ისევე, როგორც საზოგადოების ინტერესების სფეროში შემავალ სხვა საკითხებზე. არამარტო პრესას აქვს ასეთი ინფორმაციისა და იდეების გავრცელება ამოცანა არამედ: ასევე საზოგადოებას აქვს მათი მიღების უფლება (...). აქედან გამომდინარე, სასამართლო ვერ დაეთანხმება ვენის სააპელაციო სასამართლოს გადაწყვეტილებაში გამოთქმულ აზრს, რომ პრესის ამოცანა მხოლოდ ინფორმაციის</text:p>
            <text:p>მიწოდებაა, ხოლო მისი გაანალიზების უფლება რჩება მკითხველს (...). მეტიც, პრესის თავისუფლება საზოგადოებას აძლევს საუკეთესო საშუალებას შეიქმნას, ჩამოაყალიბოს და გამოხატოს საკუთარი აზრი პოლიტიკური ლიდერების იდეებსა და პოზიციასთან დაკავშირებით.”</text:p>
            <text:p/>
          </table:table-cell>
          <table:table-cell office:value-type="string" calcext:value-type="string">
            <text:p/>
            <text:p>"Míg a sajtó nem lépheti túl a ""mások jó hírnevének védelme" kitűzött határait, mindazonáltal kötelessége, hogy a politikai kérdésekkel kapcsolatos információkat és gondolatokat ugyanúgy terjessze elő, mint más közérdekű területekehez tartozókat.  Nem csak a sajtó feladata ilyen információk és gondolatok közlése, másik oldalról a nyilvánosságnak  joga van hogy fogadja ezeket  (...). Ezzel összefüggésben az Elsőfokú Bíróság nem fogadhatja el a Bécsi Fellebbviteli Bíróság ítéletében kifejtett véleményét, amely szerint a sajtó feladata az volt, hogy információt szolgáltasson, amelynek értelmezését elsősorban az olvasóra kell hagyni (... ). A sajtószabadság továbbá a nyilvánosság számára az egyik legjobb eszköz a felfedezésre és a véleményformálásra vezetőikkel és az ő hozzáállásukkal kapcsolatban. "</text:p>
          </table:table-cell>
          <table:table-cell office:value-type="string" calcext:value-type="string">
            <text:p>„ Иако печатот не смее да ги премине поставените граници, inter alia, за „заштитата на угледот на другите“, тој е сепак должен да ги соопштува информациите и идеите од политичка природа исто како и од другите области од јавен интерес. Не само што печатот има задача да ги соопштува таквите информации и идеи: јавноста исто така има право да ги прима (...). Во оваа корелација, Судот не смее да го прифати мислењето, изразено во пресудата на Апелациониот суд на Виена, за тоа дека задача на печатот е да ги соопштува <text:s/>информациите, а толкувањето на истите треба да им биде оставено примарно на читателите (...). Слобода на печатот понатаму и го овозможува на јавноста еден од најдобрите начини за откривање и формирање на мислење за идеите и ставовите на политичките лидери.“</text:p>
          </table:table-cell>
          <table:table-cell office:value-type="string" calcext:value-type="string">
            <text:p>“Iako štampa ne sme da prekorači utvrđene granice, između ostalog, u pogledu ’zaštite ugleda drugih’, ona ipak ima dužnost da saopšti informacije i ideje o političkim pitanjima, kao i o pitanjima u drugim oblastima od javnog interesa. Ne samo što štampa ima zadatak da saopštava takve informacije i ideje, već i javnost ima pravo da ih prima (…). U vezi sa tim, Sud ne može prihvatiti mišljenje izraženo u presudi Apelacionog suda u Beču, po kojem je zadatak štampe da saopštava informacije čije tumačenje se ostavlja prvenstveno čitaocu (…). Štaviše, sloboda štampe pruža javnosti jedno od najboljih sredstava za otkrivanje ideja i stavova političkih lidera i formiranja mišljenja o njima.“</text:p>
          </table:table-cell>
          <table:table-cell office:value-type="string" calcext:value-type="string">
            <text:p>«Хоча преса не повинна переступати меж, <text:s/>встановлених, <text:s/>inter alia, для <text:s/>«захисту <text:s/>репутації <text:s/>інших <text:s/>осіб», <text:s/>на <text:s/>ній <text:s/>лежить обов'язок повідомляти інформацію та ідеї на політичні теми так само, <text:s/>як і в інших сферах, які становлять громадський інтерес. І не лише засоби масової інформації мають завдання повідомляти таку <text:s/>інформацію <text:s/>та ідеї, <text:s/>а <text:s/>й <text:s/>громадськість <text:s/>має право отримувати їх (…). <text:s/>У зв'язку з цим Суд не може погодитися з думкою, <text:s/>викладеною у рішенні Віденського апеляційного <text:s/>суду <text:s/>про те, <text:s/>що <text:s/>завдання преси - повідомляти інформацію, <text:s/>тлумачення якої має залишатися головним чином за читачем (…). Свобода <text:s/>преси <text:s/>дає <text:s/>громадськості <text:s/>одну з найкращих <text:s/>можливостей <text:s/>дізнатися про ідеї та позиції політичних лідерів і сформувати своє ставлення щодо них».</text:p>
          </table:table-cell>
          <table:table-cell office:value-type="string" calcext:value-type="string">
            <text:p>“În vreme ce presa nu trebuie să depășească limitele stabilite, inter alia, pentru "protecția reputație celorlalți", este cu toate acestea obligatoriu să distribuie informații și idei despre subiecte politice la fel precum informații din alte zone de interes public. Nu numai că presa are sarcina de a transmite astfel de informații și idei: publicul de asemenea are dreptul de a le primi (...). În această privință, Curtea nu poate accepta opinia, exprimată în hotărârea Curții de Apel de la Viena, că sarcina presei este de a transmite informații, interpretarea fiind lăsată la latitudinea cititorului (…). Libertatea presei asigură publicului unul dintre mijloacele cele mai bune de descoperire și formare a unei opinii despre ideile și atitudinile conducătorilor politici.”</text:p>
          </table:table-cell>
          <table:table-cell office:value-type="string" calcext:value-type="string">
            <text:p>«Хотя пресса не должна переступать границы, установленные, в частности, для «защиты репутации других лиц», тем не менее, она обязана распространять информацию и идеи по политическим вопросам, так же как и в других областях, представляющих общественный интерес. Но не только перед прессой ставится задача предоставлять такую информацию и идеи: общественность также имеет право на их получение (...). В этой связи Суд не может согласиться с мнением, выраженным в решении Венского апелляционного суда, о том, что задачей прессы было распространение информации, которая должна была быть интерпретирована прежде всего читателем (... ). Кроме того, свобода печати предоставляет общественности один из лучших способов получения и формирования мнений об идеях и взглядах политических лидеров».</text:p>
          </table:table-cell>
          <table:table-cell table:number-columns-repeated="1016"/>
        </table:table-row>
        <table:table-row table:style-name="ro10">
          <table:table-cell office:value-type="string" calcext:value-type="string">
            <text:p>Lingens kundër Austrisë, 1986</text:p>
          </table:table-cell>
          <table:table-cell office:value-type="string" calcext:value-type="string">
            <text:p>Lingens ავსტრიის წინააღმდეგ, 1986</text:p>
          </table:table-cell>
          <table:table-cell office:value-type="string" calcext:value-type="string">
            <text:p>Lingens kontra Ausztria, 1986</text:p>
          </table:table-cell>
          <table:table-cell office:value-type="string" calcext:value-type="string">
            <text:p>Lingens против Австрија, 1986</text:p>
          </table:table-cell>
          <table:table-cell office:value-type="string" calcext:value-type="string">
            <text:p>Lingens protiv Austrije, 1986.</text:p>
          </table:table-cell>
          <table:table-cell office:value-type="string" calcext:value-type="string">
            <text:p>Лінгенс проти Австрії, 1986</text:p>
          </table:table-cell>
          <table:table-cell office:value-type="string" calcext:value-type="string">
            <text:p>Lingens v. Austria, 1986</text:p>
          </table:table-cell>
          <table:table-cell office:value-type="string" calcext:value-type="string">
            <text:p>Лингенс (Lingens) против Австрии, 1986</text:p>
          </table:table-cell>
          <table:table-cell table:number-columns-repeated="1016"/>
        </table:table-row>
        <table:table-row table:style-name="ro106">
          <table:table-cell office:value-type="string" calcext:value-type="string">
            <text:p>“Në rastin konkret, aplikanti i shprehu pikëpamjet e tij duke i botuar në një gazetë. Për këtë arsye, duhet të merret parasysh roli i lartë i shtypit në një Shtet të prirë nga sundimi i së drejtës. (...) Të ishte ndryshe, shtypi nuk do të ishte në gjendje të luante rolin e tij jetik të “rojtarit publik”</text:p>
          </table:table-cell>
          <table:table-cell office:value-type="string" calcext:value-type="string">
            <text:p>“წინამდებარე საქმეში განმცხადებელმა თავისი მოსაზრება გამოხატა გაზეთში მათი გამოქვეყნებით. შესაბამისად, გათვალისწინებული უნდა ყოფილიყო პრესის განსაკუთრებული როლი სახელმწიფოში, რომელიც კანონის უზენაესობის საფუძველზე იმართება. (...) წინააღმდეგ შემთხვევაში პრესა უბრალოდ ვერ შეასრულებდა თავის სასიცოცხლო მნიშვნელობის - "მოდარაჯე ძაღლის" – ფუნქციას.”</text:p>
          </table:table-cell>
          <table:table-cell office:value-type="string" calcext:value-type="string">
            <text:p/>
            <text:p>"A jelen ügyben a felperes kifejtette nézeteit, és megjelentette őket egy újságban. Ezért tekintetbe kell venni a sajtó kiemelkedő szerepét a jogállamiság által szabályozott államban. (...) Ha más lenne, a sajtó nem lenne képes "társadalom őre"  szerepét játszani. "</text:p>
          </table:table-cell>
          <table:table-cell office:value-type="string" calcext:value-type="string">
            <text:p>Во овој предмет, жалителот ги изразил своите</text:p>
            <text:p>гледишта со нивно објавување во весник. Следствено, мора да се земе предвид значајната улога на печатот во Држава во која има владеење на правото. (...)  Инаку, печатот не би бил во можност да ја има својата витална улога на „јавен чувар“.</text:p>
          </table:table-cell>
          <table:table-cell office:value-type="string" calcext:value-type="string">
            <text:p>„U ovom predmetu, podnosilac predstavke izneo je svoje stavove tako što ih je objavio u novinama. Stoga, mora se imati na umu istaknuta uloga štampe u Državi u kojoj postoji vladavina prava. (…) U suprotnoj situaciji, štampa ne bi mogla vršiti svoju suštinski bitnu ulogu ’javnog kontrolora’.“</text:p>
          </table:table-cell>
          <table:table-cell office:value-type="string" calcext:value-type="string">
            <text:p><text:s/>«У даному випадку, позивач висловив свої погляди, опублікувавши їх в газеті. Таким чином, необхідно послатися на першочергову роль преси в державі, що керується верховенством права. (…) Якби все було інакше, преса була б нездатна відігравати свою життєво важливу роль "громадського наглядача".»</text:p>
          </table:table-cell>
          <table:table-cell office:value-type="string" calcext:value-type="string">
            <text:p>“În acest caz, reclamantul și-a exprimat punctele de vedere publicându-le într-un ziar. Trebuia acordată deci atenție rolului pre-eminent al presei într-un stat guvernat de statul de drept. (…) Altfel, presa ar fi incapabilă să-și joace rolul de "câine de pază public".”</text:p>
          </table:table-cell>
          <table:table-cell office:value-type="string" calcext:value-type="string">
            <text:p>«В данном деле заявитель выразил свои взгляды, опубликовав их в газете. Поэтому следует признать, что пресса играет исключительную роль в правовом государстве. (...) Если бы это было иначе, пресса не смогла бы играть свою жизненно важную роль «общественного наблюдателя».</text:p>
          </table:table-cell>
          <table:table-cell table:number-columns-repeated="1016"/>
        </table:table-row>
        <table:table-row table:style-name="ro10">
          <table:table-cell office:value-type="string" calcext:value-type="string">
            <text:p>Thorgeirson kundër Islandës, 1992</text:p>
          </table:table-cell>
          <table:table-cell office:value-type="string" calcext:value-type="string">
            <text:p>Thorgeirson ისლანდიის წინააღმდეგ, 1992</text:p>
          </table:table-cell>
          <table:table-cell office:value-type="string" calcext:value-type="string">
            <text:p>Thorgeirson kontra Izland, 1992</text:p>
          </table:table-cell>
          <table:table-cell office:value-type="string" calcext:value-type="string">
            <text:p>Thorgeirson против Исланд, 1992</text:p>
          </table:table-cell>
          <table:table-cell office:value-type="string" calcext:value-type="string">
            <text:p>Thorgeirson protiv Islanda, 1992.</text:p>
          </table:table-cell>
          <table:table-cell office:value-type="string" calcext:value-type="string">
            <text:p>Торгейрсон проти Ісландії, 1992</text:p>
          </table:table-cell>
          <table:table-cell office:value-type="string" calcext:value-type="string">
            <text:p>Thorgeirson v. Islanda, 1992</text:p>
          </table:table-cell>
          <table:table-cell office:value-type="string" calcext:value-type="string">
            <text:p>Торгерсон (Thorgeirson) против Исландии, 1992</text:p>
          </table:table-cell>
          <table:table-cell table:number-columns-repeated="1016"/>
        </table:table-row>
        <table:table-row table:style-name="ro86">
          <table:table-cell office:value-type="string" calcext:value-type="string">
            <text:p>Kufizimet e shprehjes – <text:s/>vetëm nëse është e nevojshme në një shoqëri demokratike </text:p>
          </table:table-cell>
          <table:table-cell office:value-type="string" calcext:value-type="string">
            <text:p>გამოხატვის შეზღუდვები - მხოლოდ იმ შემთხვევაში თუ აუცილებელია დემოკრატიულ საზოგადოებაში </text:p>
          </table:table-cell>
          <table:table-cell office:value-type="string" calcext:value-type="string">
            <text:p>Expressziós korlátok - csak ha szükségesek egy demokratikus társadalomban</text:p>
          </table:table-cell>
          <table:table-cell office:value-type="string" calcext:value-type="string">
            <text:p>Ограничување на изразувањето - само ако е неопходно во едно демократско општество</text:p>
          </table:table-cell>
          <table:table-cell office:value-type="string" calcext:value-type="string">
            <text:p>Ograničenja u pogledu izražavanja – samo ako je neophodno u demokratskom društvu</text:p>
          </table:table-cell>
          <table:table-cell office:value-type="string" calcext:value-type="string">
            <text:p>Обмеження висловлювань – лише за необхідності в демократичному суспільстві </text:p>
          </table:table-cell>
          <table:table-cell office:value-type="string" calcext:value-type="string">
            <text:p>Limitări ale libertății de exprimare – doar dacă e necesar într-o societate democratică</text:p>
          </table:table-cell>
          <table:table-cell office:value-type="string" calcext:value-type="string">
            <text:p>Ограничения свободы выражения мнения - только если необходимы в демократическом обществе</text:p>
          </table:table-cell>
          <table:table-cell table:number-columns-repeated="1016"/>
        </table:table-row>
        <table:table-row table:style-name="ro95">
          <table:table-cell office:value-type="string" calcext:value-type="string">
            <text:p>“Mbetet i hapur diskutimi nëse informacioni në këtë raport ishte mjaft delikat sa të përligjte ndalimin e shpërndarjes së tij. . [...] Në lidhje me këtë të fundit, Gjykata thekson se tashmë ajo e ka konsideruar të panevojshëm ndalimin e nxjerrjes së informacioneve të caktuara duke vërejtur se ishin bërë publike më herët ose që nuk përbënin më informacion konfidencial. [...] Shkurtimisht, meqenëse kjo masë nuk është e nevojshme në një shoqëri demokratike, ka patur shkelje të nenit 10.” </text:p>
          </table:table-cell>
          <table:table-cell office:value-type="string" calcext:value-type="string">
            <text:p>“გასადგენია ანგარიშში მოცემული ინფორმაცია იყო თუ არა საკმარისად სენსიტიური იმისთვის, რომ გამართლებულ იქნეს მისი გავრცელების შეზღუდვა. [...] <text:s/>ამ უკანასკნელთან კავშირში, სასამართლო მიუთითებს, რომ ინფორმაციის გავრცელების შეზღუდვა არ იყო აუცილებელი <text:s/>იქიდან გამომდინარე, რომ ის უკვე იყო საჯაროდ ხელმისაწვდომი და შესაბამისად აღარ წარმოადგენდა კონფიდენციალურ მონაცემებს. [...]მოკლედ, რომ ითქვას სახეზეა მე-10 მუხლის დარღვევა იქიდან გამომდინარე, რომ მიღებული ზომა არ იყოს აუცილებელი დემოკრატიულ საზოგადოებაში.” </text:p>
          </table:table-cell>
          <table:table-cell office:value-type="string" calcext:value-type="string">
            <text:p/>
            <text:p>"Kérdéses, hogy a jelentésben szereplő információk kellően érzékenyek-e ahhoz, hogy a terjesztést megakadályották. . [...] Ez utóbbi összefüggésben, az Elsőfokú Bíróság rámutat arra, hogy szükségtelen bizonyos információk nyilvánosságra hozatalának megakadályozása, tekintettel arra, hogy már nyilvánosságra került vagy már nem minősül bizalmasnak. Röviden, mivel az intézkedés nem volt szükséges egy demokratikus társadalomban, megsértették a 10. cikket. "</text:p>
          </table:table-cell>
          <table:table-cell office:value-type="string" calcext:value-type="string">
            <text:p>„Под знак прашање е дали информациите во извештајот се доволно чувствителни за да се оправда спречувањето на нивното ширење. . [...] Во врска со последното, Судот истакнува дека веќе одлучил дека не е потребно да се спречи откривањето на одредени информации, бидејќи тие веќе биле објавени во јавноста или повеќе не се доверливи. [...] Накратко, бидејќи мерката не беше неопходна во едно демократско општество, имаше повреда на член 10. </text:p>
          </table:table-cell>
          <table:table-cell office:value-type="string" calcext:value-type="string">
            <text:p>„Otvoreno je pitanje da li su informacije u izveštaju bile dovoljno osetljive da se opravda sprečavanje njihovog širenja. [...] U vezi sa tim, Sud ističe da je već konstatovao da je bilo nepotrebno sprečiti obelodanjivanje <text:s/>određenih informacija, s obzirom na to da su one već bile dostupne javnosti ili su prestale da budu poverljive. [...] ​Ukratko, pošto ova mera nije bila potrebna u demokratskom društvu, izvršena je povreda Člana 10.​“</text:p>
          </table:table-cell>
          <table:table-cell office:value-type="string" calcext:value-type="string">
            <text:p>«Залишається відкритим питання, чи мала інформація в доповіді настільки делікатний характер, щоб це могло виправдати застосування запобіжних заходів щодо її поширення. […] У цьому контексті, відзначає Суд, він уже доходив висновку щодо відсутності потреби перешкоджати поширенню певної інформації, якщо вона вже набула розголосу. […] Коротко кажучи, у зв’язку з тим, що захід не був необхідним у демократичному суспільстві, мало місце порушення статті 10.»</text:p>
          </table:table-cell>
          <table:table-cell office:value-type="string" calcext:value-type="string">
            <text:p>“E discutabil dacă informațiile din raport au fost atât de sensibile încât să justifice prevenirea publicării lor. [...] În chestiunea din urmă, Curtea subliniază că deja considerase ca ne-necesară prevenirea dezvăluirii anumitor informații având în vedere că erau deja publice și încetaseră să fie confidențiale. [...] Pe scurt, cum măsura nu era necesară într-o societate democratică, fusese încălcat Articolul 10.” </text:p>
          </table:table-cell>
          <table:table-cell office:value-type="string" calcext:value-type="string">
            <text:p>«Спорным остается вопрос, была ли информация в отчете достаточно секретной, чтобы оправдать превентивные меры для ее распространения. . [...] В <text:s/>связи с этим Суд указывает, что он уже выносил решение об отсутствии необходимости препятствовать раскрытию определенной информации, если таковая уже была обнародована или перестала быть конфиденциальной. [...] Словом, поскольку эта мера не была необходима в демократическом обществе, имело место нарушение статьи 10."</text:p>
          </table:table-cell>
          <table:table-cell table:number-columns-repeated="1016"/>
        </table:table-row>
        <table:table-row table:style-name="ro87">
          <table:table-cell office:value-type="string" calcext:value-type="string">
            <text:p>Vereniging Weekblad Bluf! kundër Hollandës, 1995</text:p>
          </table:table-cell>
          <table:table-cell office:value-type="string" calcext:value-type="string">
            <text:p>Vereniging Weekblad Bluf! ნიდერლანდების წინააღმდეგ, 1995</text:p>
          </table:table-cell>
          <table:table-cell office:value-type="string" calcext:value-type="string">
            <text:p>Vereniging Weekblad Bluf! Kontra <text:s/>Hollandia, 1995</text:p>
          </table:table-cell>
          <table:table-cell office:value-type="string" calcext:value-type="string">
            <text:p>Vereniging Weekblad Bluf! Против Холандија, 1995</text:p>
          </table:table-cell>
          <table:table-cell office:value-type="string" calcext:value-type="string">
            <text:p>Vereniging Weekblad Bluf! protiv Holandije, 1995.</text:p>
          </table:table-cell>
          <table:table-cell office:value-type="string" calcext:value-type="string">
            <text:p>«Vereniging Weekblad Bluf!» проти Нідерландів, 1995</text:p>
          </table:table-cell>
          <table:table-cell office:value-type="string" calcext:value-type="string">
            <text:p>Vereniging Weekblad Bluf! v. Olanda, 1995</text:p>
          </table:table-cell>
          <table:table-cell office:value-type="string" calcext:value-type="string">
            <text:p>Веренигинг Веекблад Блаф! (Vereniging Weekblad Bluf!) против Нидерландов, 1995</text:p>
          </table:table-cell>
          <table:table-cell table:number-columns-repeated="1016"/>
        </table:table-row>
        <table:table-row table:style-name="ro92">
          <table:table-cell office:value-type="string" calcext:value-type="string">
            <text:p>“(...) kufizimi i shprehjes së lirë në interes të sigurisë kombëtare nuk duhet të konsiderohet si i nevojshëm nëse nuk ekziston “një nevojë sociale e ngutshme” për këtë kufizim, dhe kur nuk është “në raport të drejtë me qëllimet legjitime të ndjekura”. </text:p>
          </table:table-cell>
          <table:table-cell office:value-type="string" calcext:value-type="string">
            <text:p>“(...) გამოხატვის თავისუფლების შეზღუდვა ეროვნული უსაფრთხოების ინტერესებიდან გამომდინარე არ ჩაითვლება აუცილებლად თუ სახეზე არ არის შეზღუდვის დაწესების "მწველი საზოგადოებრივი საჭიროება" და თუ ის არ არის "დასახული ლეგიტიმური მიზნის მიღწევის პროპორციული საშუალება". </text:p>
          </table:table-cell>
          <table:table-cell office:value-type="string" calcext:value-type="string">
            <text:p/>
            <text:p>"(...) a nemzetbiztonság érdekében a szabad véleménynyilvánítás korlátozása nem tekinthető szükségesnek, kivéve, ha a korlátozás "sürgető társadalmi igényt" jelentett, és "arányos volt a jogos célokkal".</text:p>
          </table:table-cell>
          <table:table-cell office:value-type="string" calcext:value-type="string">
            <text:p>„(...) ограничувањето на слободното изразување во интерес на националната безбедност не би требало да се смета за нужно освен ако нема „итна општествена потреба" за таквото ограничување и е „пропорционално на легитимните цели што се сака да се постигнат".</text:p>
          </table:table-cell>
          <table:table-cell office:value-type="string" calcext:value-type="string">
            <text:p>„(...) <text:s/>ograničenje slobode izražavanja u interesu nacionalne bezbednosti ne bi trebalo da se smatra potrebnim sem ukoliko ne postoji ’neodložna društvena potreba’ da se ona ograniči, a da to ograničenje bude ’srazmerno legitimnim ciljevima koji su zacrtani’.“</text:p>
          </table:table-cell>
          <table:table-cell office:value-type="string" calcext:value-type="string">
            <text:p>«(...)обмеження свободи вираження поглядів в інтересах національної безпеки не слід розглядати як необхідне, якщо не існує «невідкладної соціальної необхідності» для обмеження і вона «співмірна переслідуваним законним цілям».</text:p>
          </table:table-cell>
          <table:table-cell office:value-type="string" calcext:value-type="string">
            <text:p>“(...) o limitare a libertății de exprimare în interesul securității naționale n-ar trebui considerată ca necesară decât dacă există o "necesitate socială presantă" pentru limitare și este "proporțională cu scopurile legitime urmărite".” </text:p>
          </table:table-cell>
          <table:table-cell office:value-type="string" calcext:value-type="string">
            <text:p>«(...) ограничение свободы выражения мнения в интересах национальной безопасности не следует рассматривать как необходимость, если только не существует «острой социальной необходимости» для ограничения и оно «пропорционально преследуемым законным целям».</text:p>
          </table:table-cell>
          <table:table-cell table:number-columns-repeated="1016"/>
        </table:table-row>
        <table:table-row table:style-name="ro87">
          <table:table-cell office:value-type="string" calcext:value-type="string">
            <text:p>Observer dhe Guardian kundër Mbretërisë së Bashkuar, 1991 </text:p>
          </table:table-cell>
          <table:table-cell office:value-type="string" calcext:value-type="string">
            <text:p>Observer და Guardian გაერთიანებული სამეფოს წინააღმდეგ, 1991 </text:p>
          </table:table-cell>
          <table:table-cell office:value-type="string" calcext:value-type="string">
            <text:p>Observer és Guardian <text:s/>kontra Egyesült Királyság, 1991</text:p>
          </table:table-cell>
          <table:table-cell office:value-type="string" calcext:value-type="string">
            <text:p>Observer and Guardian против Обединетото Кралство, 1991 </text:p>
          </table:table-cell>
          <table:table-cell office:value-type="string" calcext:value-type="string">
            <text:p>Observer i Guardian protiv Ujedinjenog Kraljevstva, 1991.</text:p>
          </table:table-cell>
          <table:table-cell office:value-type="string" calcext:value-type="string">
            <text:p>«Observer» та «Guardian» проти Сполученого Королівства, 1991 </text:p>
          </table:table-cell>
          <table:table-cell office:value-type="string" calcext:value-type="string">
            <text:p>Observer și Guardian v. UK, 1991 </text:p>
          </table:table-cell>
          <table:table-cell office:value-type="string" calcext:value-type="string">
            <text:p>"Обсервер" (Observer) и "Гардиан" (Guardian) против Соединенного Королевства, 1991</text:p>
          </table:table-cell>
          <table:table-cell table:number-columns-repeated="1016"/>
        </table:table-row>
        <table:table-row table:style-name="ro89">
          <table:table-cell office:value-type="string" calcext:value-type="string">
            <text:p>“Mbiemri “i nevojshëm”, në kuptimin e paragrafit 2 të nenit 10 jep ekzistencën e një “nevoje sociale të ngutshme”.</text:p>
          </table:table-cell>
          <table:table-cell office:value-type="string" calcext:value-type="string">
            <text:p>“ზედსართავი სახელი "აუცილებელი", მე-10 მუხლის მე-2 პუნქტის მიზნებისთვის, გულისხმობს "მწველი საზოგადოებრივი საჭიროების არსებობას".” <text:s/></text:p>
          </table:table-cell>
          <table:table-cell office:value-type="string" calcext:value-type="string">
            <text:p>"A "szükséges" jelző a 10. cikk (1) bekezdése értelmében. 2, <text:s/>"sürgető társadalmi igény". " jelent</text:p>
          </table:table-cell>
          <table:table-cell office:value-type="string" calcext:value-type="string">
            <text:p>„Придавката „нужен“, во рамките на значењето на член 10 став 2 , имплицира постоење на „итна општествена потреба“.</text:p>
          </table:table-cell>
          <table:table-cell office:value-type="string" calcext:value-type="string">
            <text:p>„Pridev ’potreban’, u smislu Člana 10, stav 2, podrazumeva postojanje ’neodložne društvene potrebe’.“</text:p>
          </table:table-cell>
          <table:table-cell office:value-type="string" calcext:value-type="string">
            <text:p>«Прикметник« необхідно », за змістом частини 2 статті 10, має на увазі існування «нагальної соціальної потреби».</text:p>
          </table:table-cell>
          <table:table-cell office:value-type="string" calcext:value-type="string">
            <text:p>“Adjectivul "necesar", cu înțelesul dat de Articolul 10 para. 2, implică existența unei "necesități sociale presante".”</text:p>
          </table:table-cell>
          <table:table-cell office:value-type="string" calcext:value-type="string">
            <text:p>«Прилагательное «необходимый», по смыслу статьи 10 п. 2, предполагает существование «насущной социальной необходимости».»</text:p>
          </table:table-cell>
          <table:table-cell table:number-columns-repeated="1016"/>
        </table:table-row>
        <table:table-row table:style-name="ro87">
          <table:table-cell office:value-type="string" calcext:value-type="string">
            <text:p>Observer dhe Guardian kundër Mbretërisë së Bashkuar, 1991 </text:p>
          </table:table-cell>
          <table:table-cell office:value-type="string" calcext:value-type="string">
            <text:p>Observer და Guardian გაერთიანებული სამეფოს წინააღმდეგ, 1991</text:p>
          </table:table-cell>
          <table:table-cell office:value-type="string" calcext:value-type="string">
            <text:p>Observer és Guardian kontra Egyesült Királyság, 1991</text:p>
          </table:table-cell>
          <table:table-cell office:value-type="string" calcext:value-type="string">
            <text:p>Observer and Guardian против Обединетото Кралство, 1991 </text:p>
          </table:table-cell>
          <table:table-cell office:value-type="string" calcext:value-type="string">
            <text:p>Observer i Guardian protiv Ujedinjenog Kraljevstva, 1991.</text:p>
          </table:table-cell>
          <table:table-cell office:value-type="string" calcext:value-type="string">
            <text:p>«Observer» та «Guardian» проти Сполученого Королівства, 1991 </text:p>
          </table:table-cell>
          <table:table-cell office:value-type="string" calcext:value-type="string">
            <text:p>Observer și Guardian v. UK, 1991 </text:p>
          </table:table-cell>
          <table:table-cell office:value-type="string" calcext:value-type="string">
            <text:p>"Обсервер" (Observer) и "Гардиан" (Guardian) против Соединенного Королевства, 1991</text:p>
          </table:table-cell>
          <table:table-cell table:number-columns-repeated="1016"/>
        </table:table-row>
        <table:table-row table:style-name="ro87">
          <table:table-cell office:value-type="string" calcext:value-type="string">
            <text:p>Fjalët fyese janë fjalë të mbrojtura</text:p>
          </table:table-cell>
          <table:table-cell office:value-type="string" calcext:value-type="string">
            <text:p>შეურაცხმყოფელი სიტყვა წარმოადგენს დაცულ სიტყვას </text:p>
          </table:table-cell>
          <table:table-cell office:value-type="string" calcext:value-type="string">
            <text:p>Az offenzív beszéd védett beszéd</text:p>
          </table:table-cell>
          <table:table-cell office:value-type="string" calcext:value-type="string">
            <text:p>Навредливиот говор е заштитен говор</text:p>
          </table:table-cell>
          <table:table-cell office:value-type="string" calcext:value-type="string">
            <text:p>Uvredljivi govor je zaštićen govor</text:p>
          </table:table-cell>
          <table:table-cell office:value-type="string" calcext:value-type="string">
            <text:p>Образливі висловлювання – захищені висловлювання</text:p>
          </table:table-cell>
          <table:table-cell office:value-type="string" calcext:value-type="string">
            <text:p>Discursul ofensator este discurs protejat</text:p>
          </table:table-cell>
          <table:table-cell office:value-type="string" calcext:value-type="string">
            <text:p>Оскорбительные высказывания как защищенная речь</text:p>
          </table:table-cell>
          <table:table-cell table:number-columns-repeated="1016"/>
        </table:table-row>
        <table:table-row table:style-name="ro107">
          <table:table-cell office:value-type="string" calcext:value-type="string">
            <text:p>“Sipas mendimit të gjykatës, artikulli i aplikantit, dhe në veçanti fjala ‘Trottel’ [“idiot”], padyshim mund të konsiderohet polemik, por nuk përbën sulm personal të paarsyeshëm pasi autori ka dhënë një shpjegim objektiv të kuptueshëm për ta që rrjedh nga fjalimi i z Haider, që ishte provokues (...). Është e vërtetë që po thirrja e një politikani “Trottel” në publik, mund ta fyejë. Megjithatë, në rastin në fjalë, fjala nuk është në përpjesëtim të zhdrejtë me indinjatën e shkaktuar me vetëdije nga z. Haider. Lidhur me tonin polemik të artikullit, të cilin nuk duhet të mbahet se gjykata e miraton, duhet të sjellim në kujtesë se neni 10 mbron jo vetëm përmbajtjen e ideve dhe informacionit të shprehur, por edhe formën në të cilën ato përcillen”.</text:p>
          </table:table-cell>
          <table:table-cell office:value-type="string" calcext:value-type="string">
            <text:p>“სასამართლოს აზრით, მოსარჩელის სტატია, კერძოდ კი სიტყვა Trottel [“იდიოტი”] შესაძლებელია წარმოადგენდეს პოლემიკის საგანს, თუმცა ის არ იყო დაუსაბუთებელი პერსონალური თავდასხმა, რადგან <text:s/>ავტორმა წარმოადგინა აღნიშნულის ობიექტური, გასაგები განმარტება დამყარებული ბატონი ჰაიდარის გამოსვლაზე, რომელიც თავის მხრივ იყო პროვოკაციული. (…). მართალია, რომ პოლიტიკოსისთვის საჯაროდ იდიოტის წოდება შესაძლებელია იყოს შეურაცხმყოფელი. მიუხედავად აღნიშნულისა, მოცემულ შემთხვევაში სიტყვა არ იყო შეუსაბამო ბატონი ჰაიდერის მიერ გაკეთებული მიზანმიმართულად გამაღიზიანებელი განცხადების გათვალისწინებით. რაც შეეხება სტატიის პოლემიკურ ტონს, არ შეიძლება ითქვას, რომ სასამართლო მას მისაღებად მიიჩნევს, თუმცა არ უნდა დაგვავიწყდეს, რომ მე-10 მუხლი იცავს არა მარტო გამოთქმული აზრებისა და იდეების შინაარს, არამედ ასევე მათი გამოხატვის ფორმას.”</text:p>
          </table:table-cell>
          <table:table-cell office:value-type="string" calcext:value-type="string">
            <text:p/>
            <text:p>"A Bíróság véleménye szerint a felperes cikke, és különösen a Trottel szó (" idióta ") minden bizonnyal ellentmondásosnak tekinthető, de nem személyes támadásnak, mivel a szerző objektív érthető magyarázatot adott számukra, Haider úr beszéde, amiely önmagában  provokatív volt (...). Igaz, egy politikus számára sérthető lehet ha a nyilvánosság előtt "idióta" - nak nevezik.  A jelen esetben  a szó nem tűnik aránytalannak a felháborodás tekintetében, amelyet M. Hayder tudatosan okozott. Ami a cikk polemikus hangvételét illeti,  a Bíróság nem találta annak,  nem szabad megfeledkezni arról, hogy a 10. cikk nemcsak a kifejtett gondolatok és információk tartalmát védi, hanem a formát is, amelyben továbbítják."</text:p>
          </table:table-cell>
          <table:table-cell office:value-type="string" calcext:value-type="string">
            <text:p>Според мислењето на Судот, статијата на жалителот, а особено зборот Trottel („идиот“), со сигурност може да се смета за полемичен, но тие не го препознаваат како личен напад бидејќи авторот предвидел објективно разбирливо објаснување за тоа што произлегува од говорот на Хајдер, кој и самиот беше провокативен. (...) Точно е дека нарекувајќи го еден политичар Trottel може да биде навредливо. Во конкретниот случај, сепак, зборот изгледа дека не е диспропорционален со негодувањето кое свесно го покрена г-дин Хајдер. Што се однесува до полемичниот тон на статијата, за кое Судот не треба да одлучува дали го одобрува, мора да се запомни дека член 10 ја заштитува не само суштината на идеи и информации изразени, туку исто така и формата во која тие се пренесени.“</text:p>
          </table:table-cell>
          <table:table-cell office:value-type="string" calcext:value-type="string">
            <text:p>„Po mišljenju Suda, <text:s/>članak podnosioca predstavke, a naročito reč Trottel [’idiot’], može se sigurno smatrati polemičnim, ali se ne može smatrati da on zbog toga predstavlja bezrazložan napad na ličnost, pošto je autor izneo objektivno razumljivo objašnjenje do kojeg je došao iz govora gosp. Hajdera, koji je sam po sebi bio provokativan. (…). Tačno je da <text:s/>političar može biti uvređen ako ga u javnosti nazovete Trottel. Međutim, u ovom slučaju, ne bi se reklo da je ova reč nesrazmerna u odnosu na ogorčenje za koje je se zna da je gosp. Hajder izazvao. Što se tiče polemičkog tona članka, za koji se od Suda ne bi trebalo očekivati da ga odobrava, mora se imati na umu da se na osnovu Člana 10 štiti ne samo suština izraženih ideja i informacija, već i oblik u kojem se one saopštavaju.“ </text:p>
          </table:table-cell>
          <table:table-cell office:value-type="string" calcext:value-type="string">
            <text:p>«На думку Суду, стаття позивача і, зокрема, слово «ідіот» (Trottel), можуть розцінюватися як цілком спірні, тим не менш, вони не є особистим і недоречним випадом, оскільки автор дав об'єктивно зрозумілі роз'яснення, що випливають з виступу пана Хайдера , який сам по собі мав провокаційний характер (…). Звичайно справедливим є те, що публічне звернення до політика "ідіот" (Trottel) може образити його. Однак в даному випадку використання цього слова здається цілком пропорційним тому обуренню, яке було свідомо викликане паном Хайдером. Що стосується спірного тону статті, який Суд не схвалює, то слід нагадати, що Стаття 10 передбачає захист не тільки змісту ідей та інформації, але і способу їх передачі.»</text:p>
          </table:table-cell>
          <table:table-cell office:value-type="string" calcext:value-type="string">
            <text:p>“Conform părerii Curții, articolul reclamantului și cuvântul Trottel în particular [“idiot”], poate fi desigur considerat discutabil, dar nu au constituit un atac gratuit la persoană, deoarece autorul a dat pentru acestea o explicație ce poate fi în mod obiectiv înțeleasă și care rezultă din discursul Domului Haider, de asemenea provocator. (…). Este adevărat că a numi Trottel un politician, în public, poate fi ofensator. În cazul de față, cuvântul nu pare disproporționat față de indignarea cauzată de dl. Haider. Cât despre tonul polemic al articolului, care nu trebuie considerat ca fiind aprobat de Curte, trebuie amintit că Articolul 10 protejează nu numai substanța ideilor și informațiilor, ci și forma în care sunt transmise.”</text:p>
          </table:table-cell>
          <table:table-cell office:value-type="string" calcext:value-type="string">
            <text:p>«По мнению Суда, статья заявителя и, в частности, слово Trottel [«идиот»], безусловно, может считаться полемичной, но они не установили на этот счет, что это беспристрастное нападение на отдельного человека, поскольку автор предоставил им объективно понятное разъяснение, основывающееся на речи г-на Хайдера, которая сама была провокационной. (...). Это правда, что публичное "Trottel" в адрес политика может оскорбить его. Однако в данном случае это слово не кажется несоразмерным возмущению, сознательно вызванному г-ном Хайдером. Что касается полемичной тональности статьи, не следует считать, что Суд ее одобряет, но следует помнить, что статья 10 защищает не только суть высказанных идей и высказанной информации, но также и форму, в которой они переданы».</text:p>
          </table:table-cell>
          <table:table-cell table:number-columns-repeated="1016"/>
        </table:table-row>
        <table:table-row table:style-name="ro10">
          <table:table-cell office:value-type="string" calcext:value-type="string">
            <text:p>Oberschlick kundër Austrisë, 1997</text:p>
          </table:table-cell>
          <table:table-cell office:value-type="string" calcext:value-type="string">
            <text:p>Oberschlick ავსტრიის წინააღმდეგ, 1997 </text:p>
          </table:table-cell>
          <table:table-cell office:value-type="string" calcext:value-type="string">
            <text:p>Oberschlick kontra Ausztria, 1997</text:p>
          </table:table-cell>
          <table:table-cell office:value-type="string" calcext:value-type="string">
            <text:p>Oberschlick против Австрија, 1997</text:p>
          </table:table-cell>
          <table:table-cell office:value-type="string" calcext:value-type="string">
            <text:p>Oberschlick protiv Austrije, 1997.</text:p>
          </table:table-cell>
          <table:table-cell office:value-type="string" calcext:value-type="string">
            <text:p>Обершлік проти Австрії, 1997</text:p>
          </table:table-cell>
          <table:table-cell office:value-type="string" calcext:value-type="string">
            <text:p>Oberschlick v. Austria, 1997</text:p>
          </table:table-cell>
          <table:table-cell office:value-type="string" calcext:value-type="string">
            <text:p>Обершлик (Oberschlick) против Австрии, 1997</text:p>
          </table:table-cell>
          <table:table-cell table:number-columns-repeated="1016"/>
        </table:table-row>
        <table:table-row table:style-name="ro109">
          <table:table-cell office:value-type="string" calcext:value-type="string">
            <text:p>“Gjykata bie dakord se përshkrimi i sjelljes së S.P.-së si “falimentim cerebral” (...), ishte vërtet ekstreme dhe se mund të konsiderohej ligjërisht si sjellje fyese. Megjithatë, vihet re se vërejtja e kundërshtuar ishte gjykim vlerësues, siç pranohet nga Qeveria. Është e vërtetë se në mungesë të ndonjë baze faktike, edhe gjykimet e vlerës mund të konsiderohen të tepruara. Sidoqoftë, në rastin konkret, faktet mbi të cilat mbështetet deklarata e kundërshtuar janë përshkruar me imtësi; (...) Në kontekstin që kemi të bëjmë me një debat intensiv ku mendimet janë shprehur me pak kufizime (...), Gjykata e interpreton deklaratën e kundërshtuar si shprehje e një mospajtimi të madh, madje përbuzës për pozicionin e S.P.-së, dhe jo si vlerësim faktik të kapacitetit intelektual të tij. I parë në këtë prizëm, përshkrimi i fjalëve dhe sjelljes së parlamentarit mund të konsiderohet si bazë e mjaftueshme për deklaratën e autorit. (...) Gjykata shpreh se edhe gjuha fyese, e cila shkon përtej mbrojtjes së lirisë së shprehjes, nëse ka si qëllim të vetëm të fyejë, mund të mbrohet me nenin 10 kur ka thjesht objekt stilistikor . (...) Gjykata çmon se deklarata nuk përbënte sulm personal të paarsyeshëm ndaj S.P.-së. “</text:p>
          </table:table-cell>
          <table:table-cell office:value-type="string" calcext:value-type="string">
            <text:p>“სასამართლო მიიჩნევს, რომ ს.პ.-ს ქმედების აღწერა როგორც “ცერაბრალური გაკოტრებულის (cerebral bankrupt)” <text:s/>(...), ნამდვილად იყო გადაჭარბებული და შესაძლებელია სამართლიანად ყოფილიყო მიჩნეული შეურაცხმყოფელად. თუმცა, როგორც ეს მთავრობის მიერ იქნა დადასტურებული, <text:s/>სადავო კომენტარი წარმოადგენდა ღირებულებით შეფასებას. მართალია შესაბამისი ფაქტობრივი საფუძვლის არსებობის გარეშე ღირებულებითი შეფასებაც შეიძლება იყოს მიუღებელი, თუმცა მიუხედავად აღნიშნულისა მოცემულ შემთხვევაში დეტალურად იყო აღწერილი ის ფაქტობრივი გარემოებები, რომლებსაც ეფუძნებოდა სადავო შეფასება; <text:s text:c="4"/>(…) ინტენსიური დებატების გათვალისწინებით, რომელთა მიმდინარეობისას აზრები მხოლოდ მცირე შეზღუდვებით გამოიხატებოდა (…), სასამართლო სადავო კომენტარს განმარტავს, როგორც ძლიერი უთანხმოების გამომხატველ განცხადებას და არა როგორც ს.პ.-ს ინტელექტუალური შესაძლებლობების შეფასებას. პარლამენტარის გამოსვლისა და ქმედებების აღწერა შეიძლება მივიჩნიოთ ავტორის მიერ გაკეთებული კომენტარის საკმარის საფუძვლად. (…) სასამართლო მიიჩნევს, რომ დამამცირებელი ენაც კი, როდესაც მის ერთადერთ მიზანს შეურაცხყოფა წარმოადგენს და ხვდება გამოხატვის თავისუფლებით დაცული სფეროს გარეთ, <text:s/>შესაძლებელია დაცული იყოს მე-10 მუხლით თუ ის წმინდა სტილისტურ მიზნებს ემსახურება. (…) სასამართლო თვლის, რომ განცხადება არ წარმოადგენდა უსაფუძვლო პერსონალურ თავდასხმას ს.პ.-ზე. “</text:p>
          </table:table-cell>
          <table:table-cell office:value-type="string" calcext:value-type="string">
            <text:p>"A Bíróság egyetért azzal, <text:s/>hogy az S.P. magatartása az "agyi csőd" (...), <text:s/>valójában rendkívül szélsőséges, és jogosan tekinthető sértőnek. Megjegyzendő, hogy <text:s/>a kifogásolt megjegyzés egy értékítélet volt, amint azt a kormány is elismerte, habár bármilyen ténybeli alap hiányában még az értékítéletek is túlzottnak tekinthetők. Mindazonáltal a jelen ügyben részletesen körvonalazódtak a kifogásolt nyilatkozat alapjául szolgáló tények; (...) A véleménnyel való alacsony fenntartással (...) folytatott intenzív vita összefüggésében a Bíróság a vitatott kijelentést az komoly nézeteltérés megnyilvánulásaként értelmezi, nem pedig az intellektuális képességeinek tényleges értékeléseként. <text:s/>E tekintetben a parlamenti beszéd és a magatartás leírása elégséges alapnak tekinthető a szerző nyilatkozatához. (...) az Elsőfokú Bíróság úgy ítéli meg, hogy még a sértő nyelvezetet is, amely kívül eshet a szólásszabadság védelmén, a 10. cikk csak akkor védi, ha csak a stílushoz szolgál. (...) az Elsőfokú Bíróság úgy ítéli meg, hogy a nyilatkozat nem minősül indokolatlan személyes támadásnak S.P. "</text:p>
          </table:table-cell>
          <table:table-cell office:value-type="string" calcext:value-type="string">
            <text:p>Судот се согласува дека опишувањето на однесувањето на S.P. како однесување на „мозочен инвалид“ (...), беше навистина екстремно и оправдано може да се смета за навредливо. Сепак, се истакнува дека оспорената забелешка била субјективна проценка, како што е потврдено од страна на Владата. Точно е дека во отсуство на било каква фактичка основа дури и субјективните проценки може да се сметаат за прекумерни. Сепак, во конкретниот случај фактите на кои се засноваше оспорената изјава беа детално опишани; (...) Во контекст на она што се чини дека е интензивна дебата во која мислењата беа изразени со малку воздржаност (...), Судот би ја толкувал оспорената изјава како израз на силно несогласување, дури и непочитување на позицијата на S.P., а не фактичка процена на неговите интелектуални способности. Гледано во овој контекст, описот на говорот и однесувањето на парламентарецот може да се смета како доволна основа за изјавата на авторот. (...) Судот смета дека дури и навредлив јазик, кој може да спадне надвор од заштитата на слободата на изразување, ако неговата единствена намера е да се навреди, може да биде заштитен со член 10 кога служи само во стилски цели. (...) Судот смета дека изјавата не претставува незаслужен личен напад врз S.P. "</text:p>
          </table:table-cell>
          <table:table-cell office:value-type="string" calcext:value-type="string">
            <text:p>“Sud se slaže da je opisivanje ponašanja S.P. kao osobe koja je ’mentalni invalid’​(...), zaista bilo ekstremno i da bi se legitimno moglo smatrati uvredljivim. Međutim, napominje se da je osporena primedba bila vrednosni sud, kao što je potvrdila Vlada. Tačno je da u nedostatku bilo kakve činjenične osnove i vrednosni sudovi mogu biti smatrani preteranim. Ipak, u ovom predmetu, činjenice na kojima se zasniva osporena izjava, izložene su u prilično detalja; (…) U kontekstu jedne intenzivne debate u kojoj se mišljenja izražavaju sa malo suzdržanosti (…),​ Sud bi tumačio osporenu konstataciju kao izraz velikog neslaganja, pa čak i prezira prema položaju S.P, pre nego kao činjeničnu procenu njegovih intelektualnih sposobnosti. <text:s/>​Sagledan u ovom svetlu, opis govora i ponašanja ovog parlamentarca može se smatrati dovoljnim osnovom za autorovu izjavu. (…) Sud smatra da čak i uvredljiv jezik, koji može spadati van domena zaštite slobode izražavanja, ako je njegova isključiva namera da uvredi, može biti zaštićen Članom 10 kada služi samo u stilske svrhe. (…) Sud smatra da ova izjava ne sačinjava bezrazložan napad na ličnost S.P. “</text:p>
          </table:table-cell>
          <table:table-cell office:value-type="string" calcext:value-type="string">
            <text:p>«Суд згоден з тим, що зображення S.P. в якості «церебрального банкрута» (...), дійсно було вкрай різким і на законних підставах могло вважатися образливим. Однак зазначається, і уряд був із цим згоден, що спірне твердження було оціночним судженням. Дійсно, за відсутності будь-яких фактичних підстав навіть оціночні судження можуть бути визнані надмірними. Проте в цій справі факти, на яких ґрунтувалося спірне твердження, були дуже докладно описані; (…) В контексті очевидно напружених дебатів, в межах яких думки висловлювалися без особливої ​​стриманості, Суд схильний трактувати спірне твердження як вираз абсолютної незгоди, навіть презирства <text:s/>щодо позиції S.P., а не як фактичну оцінку його розумових здібностей. В даному світлі опис мови і поведінки парламентаря має розглядатися в якості достатньої підстави для твердження автора. (…) Суд вважає, що навіть образлива лексика, яка виходить за рамки захисту свободи вираження поглядів, коли її єдиною метою є нанесення образи, може захищатися статтею 10 Конвенції, якщо вона є лише стилістичним засобом. (…) Суд вважає, що відповідне твердження не було необґрунтованим нападом на S.P.»</text:p>
          </table:table-cell>
          <table:table-cell office:value-type="string" calcext:value-type="string">
            <text:p>“Curtea este de acord că descrierea comportamentului lui S.P. ca acela al unui “handicapat mental” (...), a fost într-adevăr extremă și poate fi considerată în mod legitim ofensatoare. Totuși, trebuie notat că remarca contestată a fost o judecată de valoare, așa cum a fost recunoscut de către guvern. Este adevărat că, în lipsa unei baze faptice, chiar judecățile de valoare pot fi considerate excesive. Cu toate astea, în cazul de față, faptele pe care se baza afirmația contestată erau prezentate în detaliu; (…) În contextul a ceea ce pare a fi o intensă dezbatere în care opiniile au fost exprimate cu puțină reținere (…), Curtea interpretează afirmația contestată ca exprimarea unui puternic dezacord, chiar dispreț pentru poziția lui S.P., mai degrabă decât o evaluare pe bază de fapte a capacităților sale intelectuale. Văzută în această lumină, descrierea discursului și comportamentului parlamentarului poate fi considerată ca o bază suficientă pentru afirmația autorului. (…) Curtea consideră că, chiar un limbaj ofensator, ce poate ieși din sfera de protecție a Libertății de exprimare dacă singura intenție este de a insulta, poate fi protejat de Articolul 10 când servește doar unor scopuri stilistice. (…) Curtea consideră că afirmația nu a reprezentat un atac personal gratuit la adresa lui S.P. “</text:p>
          </table:table-cell>
          <table:table-cell office:value-type="string" calcext:value-type="string">
            <text:p>«Суд согласен с тем, что описание поведения С.П. (S.P.), как поведение «церебрального банкрота» (...), действительно было чрезмерным и может на законных основаниях считаться оскорбительным. Вместе с тем отмечается, что оспариваемое замечание было оценочным суждением, как признано Правительством. Это правда, что в отсутствие какой-либо фактической основы даже оценочные суждения могут считаться чрезмерными. Тем не менее, в настоящем деле были подробно изложены факты, на которых основывалось оспариваемое заявление; (...) С учетом обстоятельств активного обсуждения, в котором мнения выражались не очень сдержанно (...), Суд интерпретировал оспариваемое высказывание как выражение категоричного несогласия с позицией С.П., даже презрения к его точке зрения, а не как фактическую оценку его интеллектуальных способностей. В свете этого, описание речи и поведения парламентария можно считать достаточной основой для заявления автора. (...) Суд считает, что даже оскорбительные высказывания, которые могут выходить за рамки защиты свободы выражения мнения, если их единственная цель заключается в оскорблении, может быть защищена статьей 10, если высказывание служит лишь стилистическим целям. (...) Суд считает, что это высказывание не представляет собой необоснованное нападение на С.П».</text:p>
          </table:table-cell>
          <table:table-cell table:number-columns-repeated="1016"/>
        </table:table-row>
        <table:table-row table:style-name="ro87">
          <table:table-cell office:value-type="string" calcext:value-type="string">
            <text:p>Mladina D.D. Ljubliana kundër Sllovenisë, 2014</text:p>
          </table:table-cell>
          <table:table-cell office:value-type="string" calcext:value-type="string">
            <text:p>Mladina D.D. Ljubliana სლოვენიის წინააღმდეგ, 2014</text:p>
          </table:table-cell>
          <table:table-cell office:value-type="string" calcext:value-type="string">
            <text:p>Mladina D.D. Ljubliana kontra Szlovénia, 2014</text:p>
          </table:table-cell>
          <table:table-cell office:value-type="string" calcext:value-type="string">
            <text:p>Mladina D.D. Ljubliana против Словенија, 2014</text:p>
          </table:table-cell>
          <table:table-cell office:value-type="string" calcext:value-type="string">
            <text:p>Mladina D.D. Ljubljana protiv Slovenije, 2014.</text:p>
          </table:table-cell>
          <table:table-cell office:value-type="string" calcext:value-type="string">
            <text:p>«Младіна Д.Д. Любляна» проти Словенії, 2014</text:p>
          </table:table-cell>
          <table:table-cell office:value-type="string" calcext:value-type="string">
            <text:p>Mladina D.D. Ljubliana v. Slovenia, 2014</text:p>
          </table:table-cell>
          <table:table-cell office:value-type="string" calcext:value-type="string">
            <text:p>Младина Д.Д. Любляна (Mladina D.D. Ljubliana) против Словении, 2014</text:p>
          </table:table-cell>
          <table:table-cell table:number-columns-repeated="1016"/>
        </table:table-row>
        <table:table-row table:style-name="ro21">
          <table:table-cell office:value-type="string" calcext:value-type="string">
            <text:p>“(…) të dy artikujt ishin konturuar me terma shumë të forta. Sidoqoftë, duke patur parasysh qëllimin dhe impaktin e synuar të tyre, Gjykata është e mendimit se gjuha e përdorur nuk mund të konsiderohet e tepruar . (...) vendimi dhe masa e dënimit ishin në gjendje të dekurajonin diskutimet e hapura të çështjeve me interes publik”.</text:p>
          </table:table-cell>
          <table:table-cell office:value-type="string" calcext:value-type="string">
            <text:p>“(…)ორივე სტატია მოიცავს განსაკუთრებით ძლიერ ენას. თუმცა, მათი მიზნისა და მისაღწევი შედეგის გათვალისწინებით სასამართლო მიიჩნევს, რომ მათში გამოყენებული სტილი და სიტყვები არ უნდა ჩაითვალოს გადამეტებულად. (…) გამამტყუნებელ განაჩენსა და საბრალდებო დასკვნას შეეძლო დაებრკოლებინა ღია დისკუსია საზოგადოებრივი მნიშვნელობის საკითხზე”.</text:p>
          </table:table-cell>
          <table:table-cell office:value-type="string" calcext:value-type="string">
            <text:p/>
            <text:p>"(...) mindkét cikk különösen erősen megfogalmazódott. Figyelembe véve céljukat és az általuk tervezett hatást, a Biróság azon a véleményen van, hogy az alkalmazott nyelv nem tekinthető túlzottnak. (...) a meggyőződés és a büntetés alkalmasak arra, hogy visszatartsák a közérdekű ügyek nyílt vitáját ".</text:p>
          </table:table-cell>
          <table:table-cell office:value-type="string" calcext:value-type="string">
            <text:p>„(...) <text:s/>двете статии биле обликувани во особено тешки услови. Меѓутоа, имајќи ја предвид нивната цел и влијанието што треба да го имаат, Судот е на мислење дека користениот јазик не може да се смета за претеран. (...) осудата и казна може да ја обесхрабрат отворената дискусија за прашања од јавен интерес.</text:p>
          </table:table-cell>
          <table:table-cell office:value-type="string" calcext:value-type="string">
            <text:p>„(…)​ oba članka su napisana u posebno snažnom tonu. S obzirom na njihovu svrhu i uticaj koji je trebalo da izvrše, Sud smatra da jezik upotrebljen u njima ne može biti smatran preteranim. (…) osuđujuća presuda je mogla da obeshrabri otvorenu diskusiju o pitanjima od javnog interesa.“</text:p>
          </table:table-cell>
          <table:table-cell office:value-type="string" calcext:value-type="string">
            <text:p>«(…) обидві статті написані добірними слівцями. Однак, зважаючи на цілі та результат, для яких вони писалися, Суд дотримується думки, що використовувана в статтях мова не може бути розцінена як надмірна.(…) визнання позивача винним і обвинувальний вирок можуть перешкодити веденню відкритої дискусії з суспільно значущих питань.»</text:p>
          </table:table-cell>
          <table:table-cell office:value-type="string" calcext:value-type="string">
            <text:p>“(…) ambele articole au fost descrise în termeni foarte duri. Totuși, având în vedere scopul lor și impactul pe care erau gândite să-l aibă, Curtea consideră că limbajul folosit nu poate fi considerat excesiv. (…) condamnarea și sentința puteau descuraja discuții libere pe chestiuni de interes public.”</text:p>
          </table:table-cell>
          <table:table-cell office:value-type="string" calcext:value-type="string">
            <text:p>«(...) Формулировки обеих статей были особенно резкими. Однако, принимая во внимание их цель и влияние, которое они должны были оказать, Суд считает, что используемый стиль не может считаться чрезмерным. (...) осуждение и приговор были способны воспрепятствовать открытому обсуждению вопросов, представляющих общественный интерес».</text:p>
          </table:table-cell>
          <table:table-cell table:number-columns-repeated="1016"/>
        </table:table-row>
        <table:table-row table:style-name="ro10">
          <table:table-cell office:value-type="string" calcext:value-type="string">
            <text:p>Thorgeirson kundër Islandës, 1992</text:p>
          </table:table-cell>
          <table:table-cell office:value-type="string" calcext:value-type="string">
            <text:p>Thorgeirson ისლანდიის წინააღმდეგ, 1992</text:p>
          </table:table-cell>
          <table:table-cell office:value-type="string" calcext:value-type="string">
            <text:p>Thorgeirson kontra Izland, 1992</text:p>
          </table:table-cell>
          <table:table-cell office:value-type="string" calcext:value-type="string">
            <text:p>Thorgeirson против Исланд, 1992</text:p>
          </table:table-cell>
          <table:table-cell office:value-type="string" calcext:value-type="string">
            <text:p>Thorgeirson protiv Islanda, 1992.</text:p>
          </table:table-cell>
          <table:table-cell office:value-type="string" calcext:value-type="string">
            <text:p>Торгейрсон проти Ісландії, 1992</text:p>
          </table:table-cell>
          <table:table-cell office:value-type="string" calcext:value-type="string">
            <text:p>Thorgeirson v. Islanda, 1992</text:p>
          </table:table-cell>
          <table:table-cell office:value-type="string" calcext:value-type="string">
            <text:p>Торгерсон (Thorgeirson) против Исландии, 1992</text:p>
          </table:table-cell>
          <table:table-cell table:number-columns-repeated="1016"/>
        </table:table-row>
        <table:table-row table:style-name="ro89">
          <table:table-cell office:value-type="string" calcext:value-type="string">
            <text:p>Kufizime të caktuara ndaj informacionit me interes publik, të botuar në mirëbesim </text:p>
          </table:table-cell>
          <table:table-cell office:value-type="string" calcext:value-type="string">
            <text:p>კეთილსინდისიერად გამოქვეყნებული საზოგადოებრივი ინტერესის მატარებელი ინფორმაციის ლიმიტირებული შეზღუდვები <text:s/></text:p>
          </table:table-cell>
          <table:table-cell office:value-type="string" calcext:value-type="string">
            <text:p>A közérdekű információk korlátozása, jóhiszemű közzététel</text:p>
          </table:table-cell>
          <table:table-cell office:value-type="string" calcext:value-type="string">
            <text:p>Ограничени рестрикции за информации од јавен интерес, објавени со добра намера</text:p>
          </table:table-cell>
          <table:table-cell office:value-type="string" calcext:value-type="string">
            <text:p>Limitirana ograničenja u pogledu informacija od javnog interesa koje su savesno objavljene</text:p>
          </table:table-cell>
          <table:table-cell office:value-type="string" calcext:value-type="string">
            <text:p>Незначні обмеження на інформацію, яка становить суспільний інтерес та була опублікована в належній формі </text:p>
          </table:table-cell>
          <table:table-cell office:value-type="string" calcext:value-type="string">
            <text:p>Restricții limitate privind informații de interes public, publicate cu bună credință </text:p>
          </table:table-cell>
          <table:table-cell office:value-type="string" calcext:value-type="string">
            <text:p>Ограниченный доступ к общественно важной информации,</text:p>
            <text:p>опубликованной добросовестно</text:p>
          </table:table-cell>
          <table:table-cell table:number-columns-repeated="1016"/>
        </table:table-row>
        <table:table-row table:style-name="ro106">
          <table:table-cell office:value-type="string" calcext:value-type="string">
            <text:p>“Gjykata përsërit se pika 2 e nenit 10 ka objekt veprimi të pakët tek liria e shprehjes në fushën e debatit ose fjalimit politik – ku liria e shprehjes ka rëndësi madhore – ose në çështje me interes publik.”</text:p>
          </table:table-cell>
          <table:table-cell office:value-type="string" calcext:value-type="string">
            <text:p>“სასამართლო აღნიშნავს, რომ მე-10 მუხლის მე-2 პუნქტი მოიცავს გამოხატვის თავისუფლების შეზღუდვის ვიწრო შესაძლებლობებს, როდესაც ის პოლიტიკურ გამოსვლას ან დებატს ეხება - ვითარება, რომელშიც გამოხატვის თავისუფლებას განსაკუთრებული მნიშვნელობა ენიჭება, ან იმ შემთხვევაში თუ მის საგანს საზოგადოებრივი ინტერესის საკითხი წარმოადგენს.”</text:p>
          </table:table-cell>
          <table:table-cell office:value-type="string" calcext:value-type="string">
            <text:p/>
            <text:p>"A Bíróság újólag megismétli, hogy a 10. cikk 2. bekezdése értelmében  szólásszabadság korlátozása a politikai beszéd vagy vita területén - ahol a véleménynyilvánítás szabadsága rendkívül fontos - vagy közérdekűnek tekinthető.</text:p>
          </table:table-cell>
          <table:table-cell office:value-type="string" calcext:value-type="string">
            <text:p>„Судот потсетува дека мал е обемот, согласно член 10 став 2, на ограничувања на слободата на изразување во полето на политичкиот говор или дебата – каде слободата на изразување е од најголема важност - или во работите кои се од јавен интерес. </text:p>
          </table:table-cell>
          <table:table-cell office:value-type="string" calcext:value-type="string">
            <text:p>„Sud ponavlja da na osnovu Člana 10 stav 2 ne postoji velika mogućnost za ograničenje slobode izražavanja u oblasti političkog govora ili debate – gde je sloboda izražavanja od najveće važnosti – ili u stvarima od javnog interesa.”</text:p>
          </table:table-cell>
          <table:table-cell office:value-type="string" calcext:value-type="string">
            <text:p>«Суд нагадує, що пункт 2 статті 10 Конвенції не залишає можливості для обмеження свободи вираження поглядів в контексті проголошення політичних промов і політичної дискусії, для яких свобода вираження поглядів має особливе значення, або з питань, що становлять інтерес для суспільства.»</text:p>
          </table:table-cell>
          <table:table-cell office:value-type="string" calcext:value-type="string">
            <text:p>“Curtea reiterează că domeniul de aplicare al Articolul 10 § 2 se extinde foarte puțin către restricționarea libertății de exprimare în domeniul dezbaterii sau discursului politic – unde libertatea de exprimare este de cea mai mare importanță – sau în chestiuni de interes public.”</text:p>
          </table:table-cell>
          <table:table-cell office:value-type="string" calcext:value-type="string">
            <text:p>«Суд вновь подчеркивает, что в соответствии с пунктом 2 статьи 10 существует мало возможностей для ограничений свободы выражения мнения в области политических высказываний или политической дискуссии в тех случаях, где свобода выражения мнения имеет первостепенное значение или по вопросам, представляющим общественный интерес».</text:p>
          </table:table-cell>
          <table:table-cell table:number-columns-repeated="1016"/>
        </table:table-row>
        <table:table-row table:style-name="ro10">
          <table:table-cell office:value-type="string" calcext:value-type="string">
            <text:p>Eon kundër Francës, 2013</text:p>
          </table:table-cell>
          <table:table-cell office:value-type="string" calcext:value-type="string">
            <text:p>Eon საფრანგეთის წინააღმდეგ, 2013</text:p>
          </table:table-cell>
          <table:table-cell office:value-type="string" calcext:value-type="string">
            <text:p>Eon kontra Franciaország, 2013</text:p>
          </table:table-cell>
          <table:table-cell office:value-type="string" calcext:value-type="string">
            <text:p>Eon против Франција, 2013</text:p>
          </table:table-cell>
          <table:table-cell office:value-type="string" calcext:value-type="string">
            <text:p>Eon protiv Francuske, 2013.</text:p>
          </table:table-cell>
          <table:table-cell office:value-type="string" calcext:value-type="string">
            <text:p>Еон проти Франції, 2013</text:p>
          </table:table-cell>
          <table:table-cell office:value-type="string" calcext:value-type="string">
            <text:p>Eon v. Franța, 2013</text:p>
          </table:table-cell>
          <table:table-cell office:value-type="string" calcext:value-type="string">
            <text:p>Эон (Eon) против Франции, 2013</text:p>
          </table:table-cell>
          <table:table-cell table:number-columns-repeated="1016"/>
        </table:table-row>
        <table:table-row table:style-name="ro90">
          <table:table-cell office:value-type="string" calcext:value-type="string">
            <text:p>“(…) nuk duhet të harrohet roli i shquar i shtypit në një shtet të qeverisur nga sundimi i ligjit. Ndonëse shtypi nuk duhet të kapërcejë caqet e ndryshme të vendosura, ndër të tjera, për të parandaluar prishjen e qetësisë publike dhe për mbrojtjen e reputacionit të të tjerëve, gjithsesi është i detyruar që të japë informacion dhe ide për çështjet politike dhe për çështje të tjera me interes publik”.”</text:p>
          </table:table-cell>
          <table:table-cell office:value-type="string" calcext:value-type="string">
            <text:p>“(…)არ უნდა დაგვავიწყდეს პრესის განსაკუთრებული როლი სახელმწიფოში, რომლიც კანონის უზენაესობის საფუძველზე იმართება, თუმცა მან არ უნდა გადააბიჯოს გარკვეულ ფარგლებს, რომლებიც დადგენილია inter alia არეულობისა თუ სხვათა ძირითადი უფლებების დარღვევის თავიდან აცილების მიზნით. აღსანიშნავია, რომ <text:s/>პრესის უმნიშვნელოვანეს მოვალეობას წარმოადგენს პოლიტიკურ თუ საზოგადოებრივი ინტერესის სხვა საკითხებზე ინფორმაციისა და იდეების გავრცელება.”</text:p>
          </table:table-cell>
          <table:table-cell office:value-type="string" calcext:value-type="string">
            <text:p/>
            <text:p>"(...) nem szabad elfelejteni a sajtó kiemelkedő szerepét a jogállamisággal rendelkező országban. Bár nem lépheti túl  -  többek között  - a rendellenességek megelőzésére és mások jó hírnevének védelmére megállapított különböző korlátokat, mindazonáltal feladata, hogy információt és ötleteket terjesszen elő a politikai kérdésekben és más közérdekű ügyekben. </text:p>
          </table:table-cell>
          <table:table-cell office:value-type="string" calcext:value-type="string">
            <text:p>„(...) надмоќната улога на печатот во една држава управувана со владеењето на правото не смее да се заборави. Иако не смее да ги пречекори различните ограничувања што се ставени, помеѓу другото, заради спречување неред и заштита на угледот на другите, сепак е должен на тоа за да шири информации и идеи за политички прашања и други работи од јавен интерес.“</text:p>
          </table:table-cell>
          <table:table-cell office:value-type="string" calcext:value-type="string">
            <text:p>„(…) ne sme se zaboraviti istaknuta uloga štampe u Državi gde postoji vladavina prava. Iako ona ne sme da prekorači razna ograničenja koja su utvrđena, između ostalog, radi sprečavanja nereda i zaštite ugleda drugih, ona ipak ima dužnost da saopštava informacije i ideje o političkim pitanjima i o drugim stvarima od javnog interesa.“ </text:p>
          </table:table-cell>
          <table:table-cell office:value-type="string" calcext:value-type="string">
            <text:p>«(…) не слід забувати особливу роль преси в правовій державі. Хоча вона і не повинна переступати певних меж, зокрема, встановлених в тому числі і для запобігання заворушенням чи захисту репутації і прав інших осіб, проте, її завдання полягає в тому, щоб повідомляти будь-яким способом, який узгоджується з її обов'язками і відповідальністю , - інформацію та ідеї про всі питання, що становлять суспільний інтерес.»</text:p>
          </table:table-cell>
          <table:table-cell office:value-type="string" calcext:value-type="string">
            <text:p>“(…) nu trebuie uitat rolul pre-eminent al presei într-un stat guvernat de statul de drept. Deși nu trebuie să depășească o serie de limite, inter alia, pentru prevenirea dezordinii și protecția reputației celorlalți, este totuși obligatoriu să disemineze informații și idei legate de chestiuni politice și alte chestiuni de interes public.”</text:p>
          </table:table-cell>
          <table:table-cell office:value-type="string" calcext:value-type="string">
            <text:p>«... (...) нельзя забывать об исключительной роли прессы в правовом государстве. Хотя она не должна переступать различные границы, установленные, помимо прочего для предотвращения беспорядков и защиты репутации других людей, все-таки ее долг состоит в том, чтобы распространять информацию и идеи по политическим вопросам и по другим вопросам, представляющим общественный интерес».</text:p>
          </table:table-cell>
          <table:table-cell table:number-columns-repeated="1016"/>
        </table:table-row>
        <table:table-row table:style-name="ro10">
          <table:table-cell office:value-type="string" calcext:value-type="string">
            <text:p>Castells kundër Spanjës, 1992</text:p>
          </table:table-cell>
          <table:table-cell office:value-type="string" calcext:value-type="string">
            <text:p>Castells ესპანეთის წინააღმდეგ, 1992</text:p>
          </table:table-cell>
          <table:table-cell office:value-type="string" calcext:value-type="string">
            <text:p>Castells kontra. Spanyolország, 1992</text:p>
          </table:table-cell>
          <table:table-cell office:value-type="string" calcext:value-type="string">
            <text:p>Castells против Шпанија, 1992</text:p>
          </table:table-cell>
          <table:table-cell office:value-type="string" calcext:value-type="string">
            <text:p>Castells protiv Španije, 1992.</text:p>
          </table:table-cell>
          <table:table-cell office:value-type="string" calcext:value-type="string">
            <text:p>Кастелс проти Іспанії, 1992</text:p>
          </table:table-cell>
          <table:table-cell office:value-type="string" calcext:value-type="string">
            <text:p>Castells v. Spania, 1992</text:p>
          </table:table-cell>
          <table:table-cell office:value-type="string" calcext:value-type="string">
            <text:p>Кастеллс (Castells) против Испании, 1992</text:p>
          </table:table-cell>
          <table:table-cell table:number-columns-repeated="1016"/>
        </table:table-row>
        <table:table-row table:style-name="ro99">
          <table:table-cell office:value-type="string" calcext:value-type="string">
            <text:p>“Artikujt në fjalë lidhen me çështje me interes publik: menaxhimi i aseteve shtetërore dhe mënyra se si politikanët realizojnë mandatin e tyre. (...) Përveç kësaj, Gjykata është e ndërgjegjshme për faktin se liria gazetareske përmban një prirje të mundshme drejt një grade ekzagjerimi, madje edhe provokimi. (...) Në rastin konkret, Gjykata, ashtu si Komisioni, vëren se nuk ka prova që përshkrimi i ngjarjeve të dhëna në këto artikuj ishte krejtësisht i pavërtetë dhe ishte projektuar për të ushqyer një fushatë shpifjeje (…).”</text:p>
          </table:table-cell>
          <table:table-cell office:value-type="string" calcext:value-type="string">
            <text:p>“განსახილველი სტატია ეხებოდა საზოგადოებრივ ინტერესის საგანს: სახელმწიფო ფინანსების განკარგვასა და პოლიტიკოსთა მიერ საკუთარ უფლებამოსილებათა განხორციელებას. (…) ამასთან, სასამართლო ყურადღებას ამახვილებს იმ ფაქტზე, რომ <text:s/>ჟურნალისტური თავისუფლება მოიცავს ასევე <text:s/>ფაქტების ნაწილობრივ გაზვიადებისა თუ პროვოკაციის პრაქტიკას. (…)სასამართლო, მსგავსად კომისიისა მიიჩნევს, რომ მოცემულ საქმეში არ არსებობს მტკიცებულება იმისა, რომ სტატიაში მოცემულ მოვლენათა აღწერა იყო სრულიად მცდარი და მიზნად ისახავდა ცილისმწამებლური კამპანიის წამოწყებას. (…).”</text:p>
          </table:table-cell>
          <table:table-cell office:value-type="string" calcext:value-type="string">
            <text:p/>
            <text:p>"A szóban forgó cikkek egy közérdekű kérdésre vonatkoztak: az állami források kezelése és a politikusok teljesíti a megbizatását (...) Emellett a Bíróság tudatában van annak, hogy az újságírói szabadság kiterjed a (...) A jelen ügyben az Elsőfokú Bíróság, valamint a Bizottság megjegyzi, hogy nincs bizonyíték arra, hogy a cikkekben szereplő események leírása teljesen pontatlan, és arra tervezték, hogy rágalmazási kampányt kezdeményezzen (.. .). "</text:p>
          </table:table-cell>
          <table:table-cell office:value-type="string" calcext:value-type="string">
            <text:p>„Написите во изданието се интересираа за проблем од јавен интерес: управувањето со државниот имот и начинот на кој што политичарите ги извршуваа своите мандати. (...) Покрај тоа, Судот е свесен за фактот дека новинарската слобода исто така опфаќа можно прибегнување до степен на претерување или дури и провокација. (...) Во конкретниот случај, Судот, како и Комисијата, забележува дека не постои доказ дека описот на настаните дадени во натписите, бил сосема неточен и дека бил дизајниран за да ја подгрее клеветничката кампања (...).“</text:p>
          </table:table-cell>
          <table:table-cell office:value-type="string" calcext:value-type="string">
            <text:p>„Članci o kojima je ovde reč odnosili su se na stvari od javnog interesa: upravljanje državnim sredstvima i kako političari izvršavaju svoj mandat. (…) Pored toga, Sud vodi računa o činjenici da novinarska sloboda obuhvata i mogućnost pribegavanja određenom stepenu preuveličavanja, ili čak provokacije. (…) U konkretnom predmetu, Sud, kao i Komisija, primećuje da nema dokaza da je opis događaja izloženog u člancima potpuno netačan i da mu je cilj bio da podstakne kampanju kleveta ​(…).”</text:p>
          </table:table-cell>
          <table:table-cell office:value-type="string" calcext:value-type="string">
            <text:p>«Зазначені статті стосувалися питань, що становлять суспільний інтерес: управління державним майном, дій політиків щодо виконання покладених на них функцій. (…) Більш того, Суд переконаний в тому, що журналістська свобода передбачає деяку частку перебільшення або навіть провокації.(…) У цій справі Суд, як і Комісія, відзначає відсутність доказів того, що наведені в статтях позивача факти повністю не відповідають дійсності і використані з метою розпалювання кампанії з дискредитації.»</text:p>
          </table:table-cell>
          <table:table-cell office:value-type="string" calcext:value-type="string">
            <text:p>“Articolele respective se refereau la o problemă de interes public: administrarea bunurilor de stat și maniera în care politicienii își îndeplinesc mandatul. (…) În plus, Curtea ține cont și de faptul că libertatea jurnalistică poate recurge la un anumit grad de exagerare, sau chiar provocare. (…) În cazul de față, Curtea, ca și Comisia, observă că nu există o dovadă că evenimentele redate în articole sunt în întregime false și erau menite să alimenteze o campanie de defăimare (…).”</text:p>
          </table:table-cell>
          <table:table-cell office:value-type="string" calcext:value-type="string">
            <text:p>«Статьи, в связи с публикацией которых заявитель был обвинен, касались вопросов, представляющих общественный интерес: управление государственным имуществом и действия политиков по выполнению возложенных на них функций. . (...) Более того, Суд убежден в том, что журналистская свобода предполагает некоторую долю преувеличения или даже провокации. (...) В данном деле Суд, как и Комиссия, отмечает, что отсутствуют доказательства того, что приведенные в статьях заявителя факты полностью не соответствуют действительности и использованы в целях разжигания диффамационной кампании (...)».</text:p>
          </table:table-cell>
          <table:table-cell table:number-columns-repeated="1016"/>
        </table:table-row>
        <table:table-row table:style-name="ro10">
          <table:table-cell office:value-type="string" calcext:value-type="string">
            <text:p>Dalban kundër Rumanisë, 1999</text:p>
          </table:table-cell>
          <table:table-cell office:value-type="string" calcext:value-type="string">
            <text:p>Dalban რუმინეთის წინააღმდეგ, 1999</text:p>
          </table:table-cell>
          <table:table-cell office:value-type="string" calcext:value-type="string">
            <text:p>Dalban kontra Románia, 1999</text:p>
          </table:table-cell>
          <table:table-cell office:value-type="string" calcext:value-type="string">
            <text:p>Dalban против Романија, 1999</text:p>
          </table:table-cell>
          <table:table-cell office:value-type="string" calcext:value-type="string">
            <text:p>Dalban protiv Rumunije, 1999.</text:p>
          </table:table-cell>
          <table:table-cell office:value-type="string" calcext:value-type="string">
            <text:p>Далбан проти Румунії, 1999</text:p>
          </table:table-cell>
          <table:table-cell office:value-type="string" calcext:value-type="string">
            <text:p>Dalban v. România, 1999</text:p>
          </table:table-cell>
          <table:table-cell office:value-type="string" calcext:value-type="string">
            <text:p>Далбан (Dalban) против Румынии, 1999</text:p>
          </table:table-cell>
          <table:table-cell table:number-columns-repeated="1016"/>
        </table:table-row>
        <table:table-row table:style-name="ro91">
          <table:table-cell office:value-type="string" calcext:value-type="string">
            <text:p>“Neni 10 ‘mbron të drejtat e gazetarëve' për të përhapur informacione me interes të përgjithshëm me kusht që ata të veprojnë në mirëbesim dhe në baza të sakta faktike dhe të japin informacion të besueshëm dhe të saktë në përputhje me etikën e gazetarisë”.</text:p>
          </table:table-cell>
          <table:table-cell office:value-type="string" calcext:value-type="string">
            <text:p>“მე-10 მუხლი იცავს ჟურნალისტთა უფლებას, თავისუფლად გაავრცელონ ინფორმაცია საჯარო ინტერესის საკითხებზე, იმ შემთხვევაში თუ ისინი მოქმედებენ კეთილსინდისიერად, ფაქტობრივ გარემოებებზე დაყრდნობით და აწვდიან საზოგადოებას სანდო და სარწმუნო <text:s/>ინფორმაციას ჟურნალისტური ეთიკის ნორმების გათვალისწინებით”.</text:p>
          </table:table-cell>
          <table:table-cell office:value-type="string" calcext:value-type="string">
            <text:p/>
            <text:p>"A 10. cikk" védi az újságírók jogát az általános érdekű információk nyilvánosságra hozatala terén, feltéve, hogy jóhiszeműen és pontos tényszerű alapon tevékenykednek, és megbízható és pontos információkat szolgáltatnak az újságírás etikájával összhangban. "</text:p>
          </table:table-cell>
          <table:table-cell office:value-type="string" calcext:value-type="string">
            <text:p>„Член 10 ги штити „правата на новинарите“ да ги откриваат информациите од општ интерес, под услов да дејствуваат со добра намера и врз точна фактичка основа и да обезбедат сигурни и прецизни информации во согласност со етиката на новинарството ".</text:p>
          </table:table-cell>
          <table:table-cell office:value-type="string" calcext:value-type="string">
            <text:p>„​Na osnovu Člana 10 štite se prava novinara na obelodanjivanje informacija od opšteg interesa pod uslovom da oni postupaju savesno i na osnovu tačnih činjenica ​i da pružaju pouzdane i precizne informacije u skladu sa novinarskom etikom.“</text:p>
          </table:table-cell>
          <table:table-cell office:value-type="string" calcext:value-type="string">
            <text:p>«Стаття 10 «захищає право журналістів на поширення інформації з питань, які є предметом суспільного інтересу, за умови їхньої сумлінності, використання перевірених фактів і надання надійних і точних даних, відповідно до вимоги журналістської етики». </text:p>
          </table:table-cell>
          <table:table-cell office:value-type="string" calcext:value-type="string">
            <text:p>“Articolul 10 “protejează drepturile jurnaliștilor de a divulga informații de interes general cu condiția să acționeze de bună credință și pe o bază faptică corectă, și asigură informații precise și corecte în conformitate cu etica jurnalismului.”</text:p>
          </table:table-cell>
          <table:table-cell office:value-type="string" calcext:value-type="string">
            <text:p>«Статья 10 "защищает права журналистов" на разглашение информации, представляющей общий интерес, при условии, что они действуют добросовестно и пользуются достоверной фактической основой и предоставляют надежную и точную информацию в соответствии с этикой журналистики».</text:p>
          </table:table-cell>
          <table:table-cell table:number-columns-repeated="1016"/>
        </table:table-row>
        <table:table-row table:style-name="ro87">
          <table:table-cell office:value-type="string" calcext:value-type="string">
            <text:p>Fressoz dhe Roire kundër Francës [Dhoma e Madhe], 1999</text:p>
          </table:table-cell>
          <table:table-cell office:value-type="string" calcext:value-type="string">
            <text:p>Fressoz და Roire საფრანგეთის წინააღმდეგ [დიდი პალატა], 1999</text:p>
          </table:table-cell>
          <table:table-cell office:value-type="string" calcext:value-type="string">
            <text:p>Fressoz és Roire kontra <text:s/>Franciaország [Nagy Kamara], 1999</text:p>
          </table:table-cell>
          <table:table-cell office:value-type="string" calcext:value-type="string">
            <text:p>Fressoz and Roire против Франција [Голем судски совет], 1999</text:p>
          </table:table-cell>
          <table:table-cell office:value-type="string" calcext:value-type="string">
            <text:p>Fressoz i Roire protiv Francuske [Veliko veće], 1999.</text:p>
          </table:table-cell>
          <table:table-cell office:value-type="string" calcext:value-type="string">
            <text:p>Фрессо та Руар проти Франції [Велика палата], 1999</text:p>
          </table:table-cell>
          <table:table-cell office:value-type="string" calcext:value-type="string">
            <text:p>Fressoz și Roire v. Franța [Marea Cameră], 1999</text:p>
          </table:table-cell>
          <table:table-cell office:value-type="string" calcext:value-type="string">
            <text:p>Фрессоз (Fressoz) и Руар (Roire) против Франции [Большая Палата], 1999</text:p>
          </table:table-cell>
          <table:table-cell table:number-columns-repeated="1016"/>
        </table:table-row>
        <table:table-row table:style-name="ro106">
          <table:table-cell office:value-type="string" calcext:value-type="string">
            <text:p>“Në situatat ku, nga njëra anë bëhet një deklarim faktesh dhe nuk janë sjellë prova të mjaftueshme për ta vërtetuar atë, kurse nga ana tjetër gazetari diskuton një temë me interes të mirëfilltë publik, verifikimi nëse gazetari ka vepruar me profesionalizëm dhe në mirëbesim merr rëndësi madhore ”. </text:p>
          </table:table-cell>
          <table:table-cell office:value-type="string" calcext:value-type="string">
            <text:p>“იმ შემთხვევებში, როდესაც ერთის მხრივ ხდება ფაქტების გაშუქება და მოცემულია მისი დამადასტურებელი არასაკმარისი მტკიცებულებები და მეორეს მხრივ ჟურნალისტი განიხილავს წმინდა საზოგადოებრივი ინტერესის საგანს, განსაკუთრებულ მნიშვნელობას იძენს იმის დადგენა, მოქმედებდა თუ არა ჟურნალისტი პროფესიონალურად და კეთილსინდისიერად”. </text:p>
          </table:table-cell>
          <table:table-cell office:value-type="string" calcext:value-type="string">
            <text:p/>
            <text:p/>
            <text:p>"Olyan helyzetekben, amikor elsősorban a tények bemutatására kerül sor, és elegendő bizonyítékot szolgáltatnak annak igazolására, másrészt az újságíró valódi közérdekű ügyről beszél, és annak ellenőrzése, hogy az újságíró szakszerűen és jóakarattal viselkedett-e, a legfontosabb."</text:p>
          </table:table-cell>
          <table:table-cell office:value-type="string" calcext:value-type="string">
            <text:p>„Во ситуации каде од една страна е дадена изјава за фактите а недоволни докази се изведени за да ја поткрепат, и од друга страна новинарот дискутира за прашање од јавен интерес, од најголемо значење е да се потврди дали новинарот дејствувал професионално и со добра намера“.</text:p>
          </table:table-cell>
          <table:table-cell office:value-type="string" calcext:value-type="string">
            <text:p>„U situacijama kada se, s jedne strane, iznese određena činjenica, a izvedeni dokazi su nedovoljni, a s druge strane, novinar razmatra neko pitanje koje je zaista od javnog interesa, <text:s/>​od prevashodnog je značaja da se proveri da li je novinar postupao profesionalno i savesno.”</text:p>
          </table:table-cell>
          <table:table-cell office:value-type="string" calcext:value-type="string">
            <text:p>«У ситуаціях, коли, з одного боку, робиться заява про факт і наводяться недостатні докази, щоб довести це, а з іншого боку, журналіст дискутує про питання, що становить справжній суспільний інтерес, перевірка того, чи діяв журналіст професійно і сумлінно стає першочерговою».</text:p>
          </table:table-cell>
          <table:table-cell office:value-type="string" calcext:value-type="string">
            <text:p>“În situații în care pe de o parte o expunere de fapte e făcută fără dovezi suficiente pentru a le dovedi și, pe de altă parte, jurnalistul discută despre o chestiune de interes real public, devine de maximă importanță să se verifice că jurnalistul a acționat profesionist și de bună credință.”</text:p>
          </table:table-cell>
          <table:table-cell office:value-type="string" calcext:value-type="string">
            <text:p>«В ситуациях, когда, с одной стороны, делается заявление о факте и приводятся недостаточные доводы, чтобы доказать этот факт, а с другой стороны, журналист обсуждает вопрос, представляющий подлинный общественный интерес, проверка, действовал ли журналист профессионально и </text:p>
            <text:p>добросовестно, становится первостепенной задачей».</text:p>
          </table:table-cell>
          <table:table-cell table:number-columns-repeated="1016"/>
        </table:table-row>
        <table:table-row table:style-name="ro87">
          <table:table-cell office:value-type="string" calcext:value-type="string">
            <text:p>Ghiulfer Predescu kundër Rumanisë, 2017</text:p>
          </table:table-cell>
          <table:table-cell office:value-type="string" calcext:value-type="string">
            <text:p>Ghiulfer Predescu რუმინეთის წინააღმდეგ, 2017</text:p>
          </table:table-cell>
          <table:table-cell office:value-type="string" calcext:value-type="string">
            <text:p>Ghiulfer Predescu kontra Románia, 2017</text:p>
          </table:table-cell>
          <table:table-cell office:value-type="string" calcext:value-type="string">
            <text:p>Ghiulfer Predescu против Романија, 2017</text:p>
          </table:table-cell>
          <table:table-cell office:value-type="string" calcext:value-type="string">
            <text:p>Ghiulfer Predescu protiv Rumunije, 2017.</text:p>
          </table:table-cell>
          <table:table-cell office:value-type="string" calcext:value-type="string">
            <text:p>Гюльфер Предеску проти Румунії, 2017</text:p>
          </table:table-cell>
          <table:table-cell office:value-type="string" calcext:value-type="string">
            <text:p>Ghiulfer Predescu v. România, 2017</text:p>
          </table:table-cell>
          <table:table-cell office:value-type="string" calcext:value-type="string">
            <text:p>Джулфер Предеску (Ghiulfer Predescu) против Румынии, 2017</text:p>
          </table:table-cell>
          <table:table-cell table:number-columns-repeated="1016"/>
        </table:table-row>
        <table:table-row table:style-name="ro86">
          <table:table-cell office:value-type="string" calcext:value-type="string">
            <text:p>Masat e dënimit duhet të jetë proporcionale </text:p>
          </table:table-cell>
          <table:table-cell office:value-type="string" calcext:value-type="string">
            <text:p>გამოყენებული სანქციები უნდა იყოს პროპორციული </text:p>
          </table:table-cell>
          <table:table-cell office:value-type="string" calcext:value-type="string">
            <text:p/>
            <text:p>A szankcionáló intézkedéseknek arányosnak kell lenniük</text:p>
          </table:table-cell>
          <table:table-cell office:value-type="string" calcext:value-type="string">
            <text:p>Санкционирачките мерки кои се преземаат мора да бидат пропорционални</text:p>
          </table:table-cell>
          <table:table-cell office:value-type="string" calcext:value-type="string">
            <text:p>Kaznene mere koje se izreknu moraju biti proporcionalne</text:p>
          </table:table-cell>
          <table:table-cell office:value-type="string" calcext:value-type="string">
            <text:p>Санкційні заходи, що вживаються, повинні мати пропорційний характер</text:p>
          </table:table-cell>
          <table:table-cell office:value-type="string" calcext:value-type="string">
            <text:p>Măsurile de sancționare trebuie să fie proporționale</text:p>
          </table:table-cell>
          <table:table-cell office:value-type="string" calcext:value-type="string">
            <text:p>Принимаемые меры ответственности (наказания) должны быть пропорциональными</text:p>
          </table:table-cell>
          <table:table-cell table:number-columns-repeated="1016"/>
        </table:table-row>
        <table:table-row table:style-name="ro99">
          <table:table-cell office:value-type="string" calcext:value-type="string">
            <text:p>“(…) megjithëse masa e dënimit të autorit nuk e stepi atë që të shprehej, prapëseprapë ishte një tip censure që, me gjasë, do ta dekurajonte që të bënte sërish kritika të asaj natyre në të ardhmen (…). […] Nga shqyrtimet pararendëse të ngjashme me të, shfaqet se ndërhyrja tek ushtrimi i lirisë së shprehjes së z. Lingens nuk ishte “e nevojshme në një shoqëri demokratike ...... për mbrojtjen e reputacionit ... të tjerëve“; nuk ishte në raport të drejtë me qëllimin legjitim të ndjekur. Kështu, ka patur shkelje të nenit 10 të Konventës.” </text:p>
          </table:table-cell>
          <table:table-cell office:value-type="string" calcext:value-type="string">
            <text:p>“(…)თუმცა დაწესებულმა სასჯელმა ავტორს ფაქტობრივად ვერ შეუშალა ხელი</text:p>
            <text:p>საკუთარი აზრის გამოხატვაში, ის მაინც უთანაბრდება ერთგვარ ცენზურას, რომელიც სავარაუდოდ დაუკარგავდა ავტორს მომავალში მსგავსი კრიტიკის გამოხატვის სურვილს (…). […] ყოველივე ზემოაღნიშნულიდან გამომდინარეობს, რომ ლინგენსის მიერ გამოხატვის თავისუფლებაში ჩარევა არ იყო "აუცილებელი დემოკრატიულ საზოგადოებაში  ... სხვათა რეპუტაციის დასაცავად";  ის იყო დასახული ლეგიტიმური მიზნის არაპროპორციული. შესაბამისად დაირღვა კონვენციის მე-10 მუხლი.“  </text:p>
            <text:p/>
          </table:table-cell>
          <table:table-cell office:value-type="string" calcext:value-type="string">
            <text:p>"(...) bár a szerzőre kiszabott <text:s/>büntetés nem akadályozta meg őt, hogy kifejtse véleményét, mégis <text:s/>egyfajta elítélés volt, amely valószínűleg befolyásolja őt, hogy újra bíráljon a jövőben (...). [...] A különböző megfontolásokból kifolyólag úgy tűnik, hogy <text:s/>Lingens úr véleménynyilvánítási szabadságának gyakorlása nem <text:s/>aránytalan volt a törvényes cél elérése érdekében ("szükséges egy demokratikus társadalomban ... mások hírnevének védelme",) Az Egyezmény 10. cikkének (10. cikk) megsértése történt. "</text:p>
          </table:table-cell>
          <table:table-cell office:value-type="string" calcext:value-type="string">
            <text:p>„(...) иако изречената казна на авторот директно речено не го спречува да се изрази самиот, без разлика тоа резултираше со еден вид на цензура, која најверојатно ќе го обесхрабри во иднина да критикува (...) [...] Од различните горенаведени забелешки произлегува дека</text:p>
            <text:p>мешањето во остварувањето на правото на г. Lingens да ја користи својата слобода на изразување не била „потребна во  демократско општество... за заштита на угледот ... на другите“, била непропорционална со легитимната цел која се сакало да се постигне. Со оглед на тоа имало повреда на член 10 (чл.10) од Конвенцијата.“</text:p>
          </table:table-cell>
          <table:table-cell office:value-type="string" calcext:value-type="string">
            <text:p>“(…) iako autor, zbog kazne koja mu je izrečena, nije bio sprečen da se izražava, u strogom smislu reči, ta kazna je ipak predstavljala vrstu cenzure koja je mogla da ga obeshrabri da ubuduće iznosi kritike te vrste (…). […] Na osnovu različitih prethodno iznetih razmatranja proizlazi da mešanje u ostvarivanje slobode izražavanja gospodina Lingensa nije bilo ’nužno u demokratskom društvu… radi zaštite ugleda … drugih’; to je bilo nesrazmerno legitimnim ciljevima ka kojima se teži. Stoga, izvršena je povreda Člana 10 (čl.10) Konvencije.“</text:p>
          </table:table-cell>
          <table:table-cell office:value-type="string" calcext:value-type="string">
            <text:p>«(…) хоча покарання, призначене авторові, не <text:s/>завадило <text:s/>йому висловити свій погляд, проте воно стало своєрідною цензурою, <text:s/>яка мала б утримати <text:s/>його <text:s/>від <text:s text:c="2"/>повторення <text:s text:c="2"/>подібної <text:s text:c="2"/>критики у майбутньому (…). […] Із <text:s text:c="2"/>різних <text:s text:c="2"/>викладених <text:s text:c="2"/>вище <text:s/>міркувань <text:s/>випливає, <text:s/>що втручання у здійснення паном Лінгенсом свободи вираження <text:s/>поглядів не було "необхідне <text:s/>у демократичному суспільстві... <text:s/>для захисту репутації... інших осіб"; воно не відповідало поставленій законом меті. Відповідно, мало місце порушення статті 10 Конвенції»</text:p>
          </table:table-cell>
          <table:table-cell office:value-type="string" calcext:value-type="string">
            <text:p>“(…) deși penalizarea impusă autorului nu l-a oprit pe autor să se exprime, a constituit totuși un fel de cenzură, care ar putea să-l descurajeze de la a mai face critici de acest gen în viitor (…). Din diverse considerații exprimate anterior se pare că imixtiunea în exercițiul libertății de exprimare a dl. Lingens nu era "necesară într-o societate democratică... pentru protecția reputației ... celorlalți"; a fost disproporționată față de scopul legitim urmărit. Prin urmare a existat o încălcare a Articlului 10 (art. 10) al Convenției.” </text:p>
          </table:table-cell>
          <table:table-cell office:value-type="string" calcext:value-type="string">
            <text:p>«(...) при этом наложенное на автора наказание, строго говоря, уже не могло помешать ему выражать свое мнение, тем не менее, оно было равносильным своего рода порицанию, которое, вероятно, могло отбить у него охоту заниматься подобной критикой в будущем (...). [...] Из вышесказанного следует, что вмешательство в осуществление свободы выражения мнения г-ном Лингенсом не было “необходимым в демократическом обществе... для защиты репутации … других лиц”; оно было непропорциональным преследуемой законной цели. Соответственно, имело место нарушение статьи 10 Конвенции».</text:p>
          </table:table-cell>
          <table:table-cell table:number-columns-repeated="1016"/>
        </table:table-row>
        <table:table-row table:style-name="ro10">
          <table:table-cell office:value-type="string" calcext:value-type="string">
            <text:p>Lingens kundër Austrisë, 1986</text:p>
          </table:table-cell>
          <table:table-cell office:value-type="string" calcext:value-type="string">
            <text:p>Lingens ავსტრიის წინააღმდეგ, 1986</text:p>
          </table:table-cell>
          <table:table-cell office:value-type="string" calcext:value-type="string">
            <text:p>Lingens kontra Ausztria, 1986</text:p>
          </table:table-cell>
          <table:table-cell office:value-type="string" calcext:value-type="string">
            <text:p>Lingens против Австрија, 1986</text:p>
          </table:table-cell>
          <table:table-cell office:value-type="string" calcext:value-type="string">
            <text:p>Lingens protiv Austrije, 1986.</text:p>
          </table:table-cell>
          <table:table-cell office:value-type="string" calcext:value-type="string">
            <text:p>Лінгенс проти Австрії, 1986</text:p>
          </table:table-cell>
          <table:table-cell office:value-type="string" calcext:value-type="string">
            <text:p>Lingens v. Austria, 1986</text:p>
          </table:table-cell>
          <table:table-cell office:value-type="string" calcext:value-type="string">
            <text:p>Лингенс (Lingens) против Австрии, 1986</text:p>
          </table:table-cell>
          <table:table-cell table:number-columns-repeated="1016"/>
        </table:table-row>
        <table:table-row table:style-name="ro89">
          <table:table-cell office:value-type="string" calcext:value-type="string">
            <text:p>Shumat e mëdha të dëmit moral mund të jenë joproporcionale</text:p>
          </table:table-cell>
          <table:table-cell office:value-type="string" calcext:value-type="string">
            <text:p>დიდი ოდენობით მორალური ზიანის ანაზღაურების ვალდებულების დაკისრება შესაძლებელია იყოს არაპროპორციული </text:p>
          </table:table-cell>
          <table:table-cell office:value-type="string" calcext:value-type="string">
            <text:p>A nagymértékű erkölcsi kár aránytalan lehet</text:p>
          </table:table-cell>
          <table:table-cell office:value-type="string" calcext:value-type="string">
            <text:p>Високата отштета за претрпен стрес може да биде непропорционална</text:p>
          </table:table-cell>
          <table:table-cell office:value-type="string" calcext:value-type="string">
            <text:p>Veliki iznos moralne odštete mogao bi biti nesrazmeran </text:p>
          </table:table-cell>
          <table:table-cell office:value-type="string" calcext:value-type="string">
            <text:p>Високий рівень моральної шкоди може бути непропорційним</text:p>
          </table:table-cell>
          <table:table-cell office:value-type="string" calcext:value-type="string">
            <text:p>Un nivel ridicat de daune morale ar putea fi disproporționat</text:p>
          </table:table-cell>
          <table:table-cell office:value-type="string" calcext:value-type="string">
            <text:p>Высокий уровень морального ущерба может быть</text:p>
            <text:p>непропорциональным</text:p>
          </table:table-cell>
          <table:table-cell table:number-columns-repeated="1016"/>
        </table:table-row>
        <table:table-row table:style-name="ro96">
          <table:table-cell office:value-type="string" calcext:value-type="string">
            <text:p>“lidhur me shqyrtimin e masës së vendimit në çështjen e aplikantit e shoqëruar me mungesën e <text:s/>masave mbrojtëse adekuate dhe efektive të periudhës përkatëse kundrejt dëmshpërblimit joproporcional dhe të lartë, Gjykata konstaton se ka pasur shkelje të drejtës së aplikantit sipas nenit 10 të Konventës”.</text:p>
          </table:table-cell>
          <table:table-cell office:value-type="string" calcext:value-type="string">
            <text:p>“მოსარჩელის შემთხვევაში ჯილდოს (მოცემულ შემთხვევაში „ჯილდოს“ ქვეშ სასამართლო გულისხმობს დაკისრებული მორალური ზიანის ოდენობას) <text:s/>ოდენობისა და არაპროპორციულად მაღალი ზიანის ანაზღაურების ვალდებულების დაკისრებისგან დაცვის ადეკვატური და ეფექტური საშუალების არ არსებობის გათვალისწინებით, სასამართლო მიიჩნევს, რომ დაირღვა მოსარჩელის უფლება დაცული კონვენციის მე-10 მუხლით”.</text:p>
          </table:table-cell>
          <table:table-cell office:value-type="string" calcext:value-type="string">
            <text:p>Tekintettel a felperes díjazásának <text:s/>nagyságára az adott időszakban, <text:s/>közbeszerzési eljárás során a megfelelő és hatékony biztosítékok hiányával összefüggésben, a Bíróság megállapítja, hogy megsértették a felperesnek a 10. cikk az egyezményt .</text:p>
          </table:table-cell>
          <table:table-cell office:value-type="string" calcext:value-type="string">
            <text:p>„имајќи ја во предвид големината на доделената отштета во случајот на жалителот, во врска со недостаток на соодветна и ефективна заштита во даденото време наспроти непропорционално големата пресуда, Судот смета дека имало повреда на правото на жалителот по член 10 од Конвенцијата“.</text:p>
          </table:table-cell>
          <table:table-cell office:value-type="string" calcext:value-type="string">
            <text:p>„s obzirom na dosuđeni iznos u predmetu podnosioca predstavke u vezi sa nedostatkom adekvatnih i delotvornih zaštitnih mera u dato vreme u odnosu na nesrazmerno visok dosuđeni iznos, Sud smatra da je izvršena povreda prava podnosioca predstavke shodno Članu 10 Konvencije.“</text:p>
          </table:table-cell>
          <table:table-cell office:value-type="string" calcext:value-type="string">
            <text:p>«беручи до уваги розмір компенсації у справі позивача в сукупності з відсутністю адекватних і ефективних заходів запобігання непропорційно великого розміру компенсації в даний час, Суд вважає, що мало місце порушення прав позивача відповідно до статті 10 Конвенції».</text:p>
          </table:table-cell>
          <table:table-cell office:value-type="string" calcext:value-type="string">
            <office:annotation draw:style-name="gr4" draw:text-style-name="P2" svg:width="82.23pt" svg:height="16.95pt" svg:x="1661.64pt" svg:y="12774.22pt" draw:caption-point-x="0pt" draw:caption-point-y="0pt">
              <dc:date>2018-02-03T00:00:00</dc:date>
              <text:p text:style-name="P1"><text:span text:style-name="T1">Footnote 13</text:span></text:p>
            </office:annotation>
            <text:p>“având în vedere valoarea acordată în cazul reclamantului împreună cu lipsa unor protecții adecvate și eficiente într-un timp relevant împotriva unei acordări de daune disproporționate, Curtea consideră că dreptul reclamantului a fost încălcat conform Articolului 10 al Convenției.”</text:p>
          </table:table-cell>
          <table:table-cell office:value-type="string" calcext:value-type="string">
            <text:p>«принимая во внимание размер вознаграждения по делу заявителя в связи с отсутствием адекватных и эффективных гарантий в то время в отношении непропорционально крупного вознаграждения, Суд считает, что имело место нарушение права заявителя согласно статье 10 Конвенции».</text:p>
          </table:table-cell>
          <table:table-cell table:number-columns-repeated="1016"/>
        </table:table-row>
        <table:table-row table:style-name="ro87">
          <table:table-cell office:value-type="string" calcext:value-type="string">
            <text:p>Tolstoy Miloslavsky kundër Mbretërisë së Bashkuar, 1995</text:p>
          </table:table-cell>
          <table:table-cell office:value-type="string" calcext:value-type="string">
            <text:p>Tolstoy Miloslavsky გაერთიანებული სამეფოს წინააღმდეგ, 1995</text:p>
          </table:table-cell>
          <table:table-cell office:value-type="string" calcext:value-type="string">
            <text:p>Tolstoy Miloslavsky kontra Egyesült Királyság, 1995</text:p>
          </table:table-cell>
          <table:table-cell office:value-type="string" calcext:value-type="string">
            <text:p>Tolstoy Miloslavsky против Овединетото Кралство, 1995</text:p>
          </table:table-cell>
          <table:table-cell office:value-type="string" calcext:value-type="string">
            <text:p>Tolstoy Miloslaprotivky protiv Ujedinjenog Kraljevstva, 1995.</text:p>
          </table:table-cell>
          <table:table-cell office:value-type="string" calcext:value-type="string">
            <text:p>Толстой-Милославський проти Сполученого Королівства, 1995</text:p>
          </table:table-cell>
          <table:table-cell office:value-type="string" calcext:value-type="string">
            <text:p>Tolstoy Miloslavsky v. UK, 1995</text:p>
          </table:table-cell>
          <table:table-cell office:value-type="string" calcext:value-type="string">
            <text:p>Толстой Милославский (Tolstoy Miloslavsky) против Соединенного Королевства, 1995</text:p>
          </table:table-cell>
          <table:table-cell table:number-columns-repeated="1016"/>
        </table:table-row>
        <table:table-row table:style-name="ro96">
          <table:table-cell office:value-type="string" calcext:value-type="string">
            <text:p>“… Gjykata rithekson se, sipas Konventës, dëmshpërblimi për shpifjen duhet të ketë një marrëdhënie të arsyeshme proporcionaliteti me dëmin e shkaktuar ndaj reputacionit. (…). Gjykata vëren se shuma e caktuar e dëmshpërblimit që duhet të paguante aplikanti ishte jashtëzakonisht e lartë. Kësisoj, për mendimin e Gjykatës, [masa e vendimit] ishte e aftë të krijonte efekt “stepës” dhe dekurajues ndaj lirisë së shprehjes së aplikantit”</text:p>
          </table:table-cell>
          <table:table-cell office:value-type="string" calcext:value-type="string">
            <text:p>“… სასამართლო კიდევ ერთხელ განმარტავს, რომ კონვენციის თანახმად ცილისწამებისთვის დაკისრებული ზიანის ნებისმიერი ოდენობა უნდა იყოს შელახული რეპუტაციის პროპორციული. (…). სასამართლო განმარტავს, რომ ზიანის ოდენობა, რომლის გადახდის ვალდებულებაც დაეკისრა მოსარჩელეს იყო უსაფუძვლოდ მაღალი. სასამართლოს აზრით მას შესაძლებელია ქონოდა „გამყინავი“, შემაკავებელი ეფექტი მოსარჩელის გამოხატვის თავისუფლებაზე.” <text:s text:c="2"/></text:p>
          </table:table-cell>
          <table:table-cell office:value-type="string" calcext:value-type="string">
            <text:p/>
            <text:p>"... a Bíróság megismétli, hogy az egyezmény értelmében a rágalmazásért járó kártérítésnek ésszerű kapcsolatnak kell lennie az elszenvedett károkozás arányosságával. (...). Az Elsőfokú Bíróság megjegyzi, hogy a felperes által fizetett összeg rendkívül magas volt. Így a Bíróság szerint a felperes véleménynyilvánítási szabadságára csökkentő  hatása volt. "</text:p>
          </table:table-cell>
          <table:table-cell office:value-type="string" calcext:value-type="string">
            <text:p>„... Судот повторува дека, според Конвенцијата, доделувањето на отштета за клевета мора да биде во разумен пропорционален сооднос со претрпената повреда на угледот. (...). Судот забележува дека износот кој на жалителот му било наложено да го плати бил екстремно висок. Според тоа, по мислење на Судот, тоа може да има обесхрабрувачки, разубедувачки ефект врз слободата на изразување на жалителот. "</text:p>
          </table:table-cell>
          <table:table-cell office:value-type="string" calcext:value-type="string">
            <text:p>„… Sud ponavlja da, shodno Konvenciji, dosuđena odšteta za klevetu mora <text:s/>biti zasnovana na razumnom odnosu srazmere prema pretrpljenoj povredi ugleda. (…). Sud napominje da je iznos koji je podnosiocu predstavke određen da plati izuzetno visok. Prema mišljenju Suda, to je moglo imati efekat obeshrabrivanja, odnosno odvraćanja podnosioca predstavke od slobode izražavanja.“</text:p>
          </table:table-cell>
          <table:table-cell office:value-type="string" calcext:value-type="string">
            <text:p>«…Суд наголошує на тому, що згідно з Конвенцією, виплата винагороди за наклеп повинна мати розумний зв'язок пропорційності зі шкодою, завданою репутації. (...) Суд зазначає, що сума, призначена до виплати позивачеві, була надзвичайно високою. Таким чином, на думку Суду, це могло б дещо «охолодити» та негативно вплинути на свободу позивача виражати свої погляди.»</text:p>
          </table:table-cell>
          <table:table-cell office:value-type="string" calcext:value-type="string">
            <text:p>“…Curtea reiterează că, conform Convenției, acordarea de daune pentru defăimare trebuie să fie proporțională cu ofensa suferită privind reputația (…). Curtea notează că suma pe care reclamantul a fost obligat s-o plătească era foarte ridicată. Putea astfel, după părerea Curții, avea un efect de descurajare asupra libertății de exprimare a reclamantului.” </text:p>
          </table:table-cell>
          <table:table-cell office:value-type="string" calcext:value-type="string">
            <text:p>«... Суд подтверждает, что в соответствии с Конвенцией компенсация ущерба за диффамацию должна быть разумно пропорциональна ущербу, нанесенному репутации. (...). Суд отмечает, что сумма, которую заявитель должен был заплатить, была чрезвычайно высока. </text:p>
            <text:p>Таким образом, по мнению Суда, она могла иметь демотивирующий и сдерживающий эффект на свободу выражения мнения заявителя».</text:p>
          </table:table-cell>
          <table:table-cell table:number-columns-repeated="1016"/>
        </table:table-row>
        <table:table-row table:style-name="ro87">
          <table:table-cell office:value-type="string" calcext:value-type="string">
            <text:p>Ghiulfer Predescu kundër Rumanisë, 2017</text:p>
          </table:table-cell>
          <table:table-cell office:value-type="string" calcext:value-type="string">
            <text:p>Ghiulfer Predescu რუმინეთის წინააღმდეგ, 2017</text:p>
          </table:table-cell>
          <table:table-cell office:value-type="string" calcext:value-type="string">
            <text:p>Ghiulfer Predescu kontra Románia, 2017</text:p>
          </table:table-cell>
          <table:table-cell office:value-type="string" calcext:value-type="string">
            <text:p>Ghiulfer Predescu против Романија, 2017</text:p>
          </table:table-cell>
          <table:table-cell office:value-type="string" calcext:value-type="string">
            <text:p>Ghiulfer Predescu protiv Rumunije, 2017.</text:p>
          </table:table-cell>
          <table:table-cell office:value-type="string" calcext:value-type="string">
            <text:p>Гюльфер Предеску проти Румунії, 2017</text:p>
          </table:table-cell>
          <table:table-cell office:value-type="string" calcext:value-type="string">
            <text:p>Ghiulfer Predescu v. România, 2017</text:p>
          </table:table-cell>
          <table:table-cell office:value-type="string" calcext:value-type="string">
            <text:p>Джулфер Предеску (Ghiulfer Predescu) против Румынии, 2017</text:p>
          </table:table-cell>
          <table:table-cell table:number-columns-repeated="1016"/>
        </table:table-row>
        <table:table-row table:style-name="ro98">
          <table:table-cell office:value-type="string" calcext:value-type="string">
            <text:p>Varianti i plotë dhe i zgjeruar i këtij kapitulli me lidhjet dhe përmbledhjet e praktikës gjyqësore mund të gjendet në internet në adresën https://cases.internetfreedom.blog</text:p>
          </table:table-cell>
          <table:table-cell table:style-name="ce82" office:value-type="string" calcext:value-type="string">
            <text:p>მოცემული თავის სრული ვრცელი ვერსია შესაბამის საქმეთა ლინკებითა და მოკლე რეზიუმეებით შეგიძლიათ იხილოთ ონლაინ შემდეგ მისამართზე: https://cases.internetfreedom.blog</text:p>
          </table:table-cell>
          <table:table-cell office:value-type="string" calcext:value-type="string">
            <text:p>A fejezet teljes továbbfejlesztett verziója a linkek és a esetjog összefoglalóival</text:p>
            <text:p>megtalálható a következő címen: https://cases.internetfreedom.blog</text:p>
            <text:p/>
          </table:table-cell>
          <table:table-cell office:value-type="string" calcext:value-type="string">
            <text:p>Целата усовршена верзија од ова поглавје со линкови и резимеа од релевантната судска пракса се достапни онлајн на https://cases.internetfreedom.blog</text:p>
          </table:table-cell>
          <table:table-cell office:value-type="string" calcext:value-type="string">
            <text:p>Celokupna dorađena verzija ovog poglavlja sa linkovima i sažecima iz sudske prakse može se naći na Internetu na adresi ​https://cases.internetfreedom.blog</text:p>
          </table:table-cell>
          <table:table-cell office:value-type="string" calcext:value-type="string">
            <text:p>Повну версію цієї частини з посиланнями та огляд судової практики в онлайн-режимі можна знайти в Інтернеті за посиланням: https://cases.internetfreedom.blog</text:p>
          </table:table-cell>
          <table:table-cell office:value-type="string" calcext:value-type="string">
            <text:p>Versiunea extinsă a acestui capitol cu linkuri și rezumate este disponibilă la https://cases.internetfreedom.blog</text:p>
          </table:table-cell>
          <table:table-cell office:value-type="string" calcext:value-type="string">
            <text:p>Полную расширенную версию этой главы со ссылками на судебную практику и аннотациями можно найти в Интернете на сайте https://cases.internetfreedom.blog</text:p>
          </table:table-cell>
          <table:table-cell table:number-columns-repeated="1016"/>
        </table:table-row>
        <table:table-row table:style-name="ro86">
          <table:table-cell office:value-type="string" calcext:value-type="string">
            <text:p>Detyrat dhe Përgjegjësitë - online dhe offline</text:p>
          </table:table-cell>
          <table:table-cell office:value-type="string" calcext:value-type="string">
            <text:p>ვალდებულებები და პასუხისმგებლობები <text:s/>- ონლაინ და ოფლაინ </text:p>
          </table:table-cell>
          <table:table-cell office:value-type="string" calcext:value-type="string">
            <text:p>Feladatok és felelősségek - online és offline</text:p>
            <text:p/>
          </table:table-cell>
          <table:table-cell office:value-type="string" calcext:value-type="string">
            <text:p>Обврски и одговорности-онлајн и офлајн</text:p>
          </table:table-cell>
          <table:table-cell office:value-type="string" calcext:value-type="string">
            <text:p>3. Dužnosti i <text:s/>obaveze – na Internetu i van njega</text:p>
          </table:table-cell>
          <table:table-cell office:value-type="string" calcext:value-type="string">
            <text:p><text:s/>Обов’язки та відповідальність – онлайн та офлайн</text:p>
          </table:table-cell>
          <table:table-cell office:value-type="string" calcext:value-type="string">
            <text:p>3. Obligații și responsabilități - online și offline</text:p>
          </table:table-cell>
          <table:table-cell office:value-type="string" calcext:value-type="string">
            <text:p>Обязанности и обязательства - онлайн и офлайн</text:p>
          </table:table-cell>
          <table:table-cell table:number-columns-repeated="1016"/>
        </table:table-row>
        <table:table-row table:style-name="ro106">
          <table:table-cell office:value-type="string" calcext:value-type="string">
            <text:p>Sipas paragrafit 2 të nenit 10, ushtrimi i lirisë së shprehjes shoqërohet me detyra dhe përgjegjësi. Çdo person, kur shprehet publikisht, duhet të veprojë me mirëbesim dhe të japë, për sa është e mundur, informacione të besueshme dhe të sakta dhe të respektojë interesin publik. </text:p>
          </table:table-cell>
          <table:table-cell office:value-type="string" calcext:value-type="string">
            <text:p>მე-10 მუხლის მე-2 პუნქტის თანახმად გამოხატვის თავისუფლებით სარგებლობას თან სდევს ვალდებულებები და პასუხისმგებლობები. საკუთარი აზრის საჯაროდ გამოხატვისას პირი უნდა მოქმედებდეს კეთილსინდისიერად, შესაძლებლობის ფარგლებში წარმოადგენდეს სარწმუნო და უტყუარ ინფორმაციას და უნდა მოქმედებდეს საჯარო ინტერესის ფარგლებში. </text:p>
          </table:table-cell>
          <table:table-cell office:value-type="string" calcext:value-type="string">
            <text:p/>
            <text:p>A 10. cikk (2) bekezdése szerint a véleménynyilvánítás szabadsága  feladatokkal és felelősségekkel jár. Nyilvánvalóan jóhiszeműen kell cselekednie, biztosítania kell a lehető legpontosabban megbízható és pontos információkat, és a közérdeket kell követnie.</text:p>
          </table:table-cell>
          <table:table-cell office:value-type="string" calcext:value-type="string">
            <text:p>Како што е наведено во став 2 од член 10, остварувањето на слободата на изразување доаѓа со обврски и одговорности. Кога јавно се изразуваме, треба да се дејствува со добра намера, да обезбедиме, <text:s/>колку што е можно, веродостојни и точни информации и да го почитуваме јавниот интерес.</text:p>
          </table:table-cell>
          <table:table-cell office:value-type="string" calcext:value-type="string">
            <text:p>Kao što je rečeno u stavu 2 Člana 10, ostvarivanje slobode izražavanja povezano je sa dužnostima i obavezama. Prilikom iznošenja mišljenja u javnosti potrebno je postupati savesno, pružiti pouzdane i tačne informacije u što većoj mogućoj meri i postupati u javnom interesu.</text:p>
          </table:table-cell>
          <table:table-cell office:value-type="string" calcext:value-type="string">
            <text:p>Як зазначено в пункті 2 статті 10, здійснення свободи вираження поглядів тягне за собою необхідність дотримання певних обов’язків та відповідальності. Виступаючи публічно, потрібно діяти сумлінно, надавати, наскільки це можливо, надійну і точну інформацію і переслідувати інтереси громадськості.</text:p>
          </table:table-cell>
          <table:table-cell office:value-type="string" calcext:value-type="string">
            <text:p>După cum e stipulat în paragraful 2 al Articolului 10, exercitarea libertății de exprimare vine cu obligații și responsabilități. Când ne exprimăm în public, trebuie să acționăm de bună credință, să asigurăm, pe cât posibil, informații corecte și precise și să urmărim interesul public. </text:p>
          </table:table-cell>
          <table:table-cell office:value-type="string" calcext:value-type="string">
            <text:p>Как указано в пункте 2 статьи 10, осуществление свободы выражения мнения связано с обязанностями и обязательствами. Выражая его публично, нужно действовать добросовестно, предоставлять, насколько это возможно, надежную и точную информацию и преследовать общественные интересы.</text:p>
          </table:table-cell>
          <table:table-cell table:number-columns-repeated="1016"/>
        </table:table-row>
        <table:table-row table:style-name="ro107">
          <table:table-cell office:value-type="string" calcext:value-type="string">
            <text:p>Mediat dhe OJQ-të (kurdoherë që veprojnë si mbikëqyrës publikë ose shoqërorë) marrin më shumë mbrojtje me këtë Konventë, por vetëm atëherë kur janë respektuar kushtet e lartpërmendura, pasi përballen me pritshmëri më të mëdha për promovimin e mesazheve të përgjegjshme para publikut. Kjo mbrojtje (sikurse dhe përgjegjësitë e veçanta) shtrihet tek individët në këto dy tipe organizatash, përkatësisht tek gazetarët dhe aktivistët dhe punonjësit e OJQ-ve, sidomos gazetarët, nga të cilët pritet të ruajnë këto detyra dhe obligime profesionale edhe kur botojnë në emër të tyre.</text:p>
          </table:table-cell>
          <table:table-cell office:value-type="string" calcext:value-type="string">
            <text:p>კონვენციის თანახმად პრესა და არასამთავრობო ორგანიზაციები (როდესაც ისინი ასრულებენ საჯარო ან „მოდარაჯე ძაღლის“ ფუნქციებს) სარგებლობენ დაცვის მაღალი ხარისხით, თუმცა მხოლოდ იმ შემთხვევაში თუ ისინი ასრულებენ ზემოაღნიშნულ <text:s/>პირობებს, რადგან მათ შემთხვევაში <text:s/>საზოგადოებაში სანდო მესიჯების წახალისების უფრო მაღალი მოლოდინი არსებობს. <text:s/>აღნიშნული დაცვის მაღალი ხარისხი <text:s/>(ისევე, როგორც განსაკუთრებული პასუხისმგებლობები) ვრცელდება ინდივიდებზე მოცემული ორი სახის ორგანიზაციებში, კერძოდ ჟურნალისტებსა და არასამთავრობო ორგანიზაციათა აქტივისტებსა და დასაქმებულებზე. კონკრეტულად ჟურნალისტების შემთხვევაში არსებობს მაღალი მოლოდინი იმისა, რომ ისინი შეასრულებენ პროფესიულ ვალდებულებებს და დაიცავენ მოვალეობებს მაშინაც კი, როდესაც აქვეყნებენ მასალას საკუთარი სახელით. <text:s/></text:p>
          </table:table-cell>
          <table:table-cell office:value-type="string" calcext:value-type="string">
            <text:p/>
            <text:p>A média és a civil szervezeteket (amikor közvéleményként vagy "a társadalom őreként")  nagyobb védelmet élveznek az egyezmény alapján, de csak a fenti feltételek tiszteletben tartása mellett, mivel velük szemben nagyobbak az elvárások  nyilvános üzenetek közlésekor. A védelem (valamint a különleges felelősség) kiterjed mindkét típusú szervezet magánszemélyeire, nevezetesen az újságírókra és a civil aktivistákra és munkavállalóikra. Különösen az újságíróktól elvárt, hogy fenntartsák ugyanazokat a szakmai követelményeket, kötelezettségeket, még akkor is, ha az információkat saját nevükben teszik közzé</text:p>
          </table:table-cell>
          <table:table-cell office:value-type="string" calcext:value-type="string">
            <text:p>Медиумите и невладините организации (кога се во својство на јавни или општествени чувари) имаат поголема заштита според Конвенцијата, но само кога ги почитуваат горенаведените услови, бидејќи од нив повеќе се очекува во промовирањето на одговорни пораки во јавноста. Заштитата (како и посебните одговорности) се однесува на поединците во овие два типа на организации, имено новинарите и активистите и работниците во невладините организации. Особено од новинарите може да се очекува да ги одржуваат истите професионални должности и обврски, дури и кога објавуваат во свое име.</text:p>
          </table:table-cell>
          <table:table-cell office:value-type="string" calcext:value-type="string">
            <text:p>Mediji i NVO (kada postupaju kao javni ili društveni kontrolori) imaju veći obim zaštite na osnovu Konvencije, ali samo kada poštuju gore navedene uslove, pošto postoje veća očekivanja u odnosu na njih da pružaju odgovorne poruke javnosti. Zaštita (kao i posebne obaveze) obuhvata pojedince u ovim dvema vrstama organizacija, naime, novinare i aktiviste i radnike NVO. Naročito se od novinara može očekivati da ispunjavaju iste profesionalne dužnosti i obaveze i kad objavljuju u svoje lično ime.</text:p>
          </table:table-cell>
          <table:table-cell office:value-type="string" calcext:value-type="string">
            <text:p>Відповідно до Конвенції захисту засобів масової інформації та неурядових організацій (які виступають у ролі громадських чи соціальних наглядачів) приділяється більше уваги, але тільки при дотриманні вищевказаних умов, оскільки на них покладаються великі сподівання щодо поширення відповідальних повідомлень в суспільстві. Захист (а також особливі обов'язки) поширюється також і на фізичних осіб в цих двох типах організацій, а саме журналістів і активістів та працівників НУО. Дотримання аналогічних професійних зобов’язань особливо вимагають від журналістів, навіть коли їхні публікації робляться від власного імені.</text:p>
          </table:table-cell>
          <table:table-cell office:value-type="string" calcext:value-type="string">
            <text:p>Mass media și ONG-urile (când acționează ca „un câine de pază” pe plan politic sau social) primesc mai multă protecție din partea Convenției, dar numai când respectă condițiile de mai sus, deoarece așteptările din partea lor sunt mai mari în promovarea mesajelor către public. Protecția (ca și responsabilitățile speciale) se extinde la indivizii din aceste două tipuri de organizații, și anume jurnaliștii și activiștii și cei care lucrează în ONG-uri. În special de la jurnaliști se așteaptă să mențină aceleași obligații și responsabilități profesionale chiar când scriu în nume propriu. </text:p>
          </table:table-cell>
          <table:table-cell office:value-type="string" calcext:value-type="string">
            <text:p>СМИ и НПО (когда они выполняют роль общественных или социальных наблюдателей) </text:p>
            <text:p>больше защищены в рамках Конвенции, но только при соблюдении вышеуказанных условий, поскольку общество возлагает на них большие надежды по продвижению достойных доверия сообщений. Защита (а также особая ответственность) распространяется на лиц из этих двух видов организаций, а именно на журналистов, активистов и работников НПО. В частности, можно ожидать, что журналисты будут придерживаться тех же профессиональных обязанностей, даже при публикации материалов от своего собственного имени.</text:p>
          </table:table-cell>
          <table:table-cell table:number-columns-repeated="1016"/>
        </table:table-row>
        <table:table-row table:style-name="ro110">
          <table:table-cell office:value-type="string" calcext:value-type="string">
            <text:p>Çdo individ privat që shprehet publikisht duhet t’u përmbahet po këtyre kushteve që të mund të përfitojë nga mbrojtja ligjore me nenin 10, edhe pse pritshmëritë e ofrimit të informacioneve të sakta janë dukshëm më të ulëta në rastin e tyre. Një person privat ka mjete të kufizuara të verifikimit të informacionit, përjashtuar burimet publike të disponueshme e që merren lehtë. Ndërkaq, kur mendimi mund të shprehet lirisht, pritshmëritë janë që të ketë një bazë faktike. <text:s/>Atribuimi i fakteve, si p.sh. le të themi, të korrupsionit, nuk duhet të jepet në mënyrë të shkujdesur, pasi çon në humbjen e masave të mbrojtjes ligjore me nenin 10.</text:p>
          </table:table-cell>
          <table:table-cell office:value-type="string" calcext:value-type="string">
            <text:p>მიუხედავად იმისა, რომ კერძო პირების შემთხვევაში ნაკლებია მათ მიერ სარწმუნო ინფორმაციის გავრცელების მოლოდინი, <text:s/>იმისთვის, რომ მათ ისარგებლონ მე-10 მუხლით დადგენილი დაცვის გარანტიებით ისინი ვალდებულნი არიან დაიცვან იგივე პირობები. <text:s/>კერძო პირს გააჩნია ინფორმაციის დაზუსტების შეზღუდული შესაძლებლობები და ეყრდნობიან საჯარო და ადვილად ხელმისაწვდომ ინფორმაციას. ამავდროულად, მოსაზრებათა თავისუფლად გამოთქმის პარალელურად არსებობს მოლოდინი იმისა, რომ ისინი დაფუძნებულ იქნება ფაქტობრივ გარემოებებზე. საკმარისი ყურადღება უნდა დაეთმოს, ფაქტების ატრიბუციას, როგორიც არის მაგალითად ფაქტების დამახინჯება, რადგან აღნიშნულმა შესაძლებელია გამოიწვიოს მე-10 მუხლით დადგენილი დაცვის დაკარგვა. </text:p>
          </table:table-cell>
          <table:table-cell office:value-type="string" calcext:value-type="string">
            <text:p/>
            <text:p>Minden magánsszemély,nyilvános megszólalásakor ugyanolyan feltételeknek kell megfelelnie, hogy részesülhessen a 10. cikkben előírt védelemmel, még akkor is, ha a pontos információk nyújtására vonatkozó várakozások nyilvánvalóan megengedőbbek az adott ügyekben.  A magánszemély nem megfelelően ellenőrzi a nyilvános forrásokból a könnyen hozzáférhető információkat. Habár a véleményeit  szabadon közölheti, de ezeknek tényeken kell alapulniuk.  A tények feltüntetését, nem lehet figyelmen kivül hagyni, pl. korrupciós ügyekben, mert ennek hiányában nem élvezi a  10. cikkben védelmét.</text:p>
          </table:table-cell>
          <table:table-cell office:value-type="string" calcext:value-type="string">
            <text:p>Секое приватно лице кое јавно се изразува треба да ги почитува истите услови со цел да има корист од заштитните мерки овозможени во член 10, и покрај тоа што очекувањата за обезбедување точни информации се очигледно пониски во нивниот случај. Приватното лице има ограничено средство за верификација на информации, освен изворите кои се јавно и лесно достапни. Истовремено, иако мислењата треба да бидат слободно изразени, се очекува дека тие имаат фактичка основа. Наводите за факти, како, на пример, факти за корупција, треба да се прават претпазливо, бидејќи може да доведат до губење на заштитните мерки од член 10.</text:p>
          </table:table-cell>
          <table:table-cell office:value-type="string" calcext:value-type="string">
            <text:p>Privatna lica u svakoj svojoj izjavi u javnosti treba da poštuju te iste uslove kako bi imala pravo na <text:s/>zaštitne mere <text:s/>utvrđene Članom 10, iako su očekivanja u pogledu pružanja tačnih informacija u njihovom slučaju očito manja. Privatno lice ima ograničene mogućnosti za proveru informacija, izuzimajući javno i lako dostupne izvore. Istovremeno, iako mišljenja treba da se iznose slobodno, očekuje se da ona budu zasnovana na činjenicama. Pripisivanje činjenica, kao što su one koje se odnose, recimo, na korupciju, ne sme se vršiti nesmotreno, pošto to može dovesti do gubitka zaštite utvrđene u Članu 10. </text:p>
          </table:table-cell>
          <table:table-cell office:value-type="string" calcext:value-type="string">
            <text:p>Щоб скористатися гарантіями, передбаченими статтею 10, будь-яка приватна особа, яка робить публічне висловлювання, має поважати такі ж умови, навіть якщо очікування щодо точності наданої інформації в її випадку є об’єктивно нижчими. Приватна особа має обмежені ресурси для перевірки інформації, крім джерел, які є публічними і легко доступними. У той же час, хоча думки повинні виражатися вільно, очікується, що вони ґрунтуватимуться на фактах. Приписування фактів, таких як, скажімо, факти корупції, повинне мати обережний характер, оскільки це може призвести до втрати гарантій, передбачених статтею 10.</text:p>
          </table:table-cell>
          <table:table-cell office:value-type="string" calcext:value-type="string">
            <text:p>Orice persoană particulară care se exprimă public ar trebui să respecte aceleași condiții pentru a beneficia de protecția asigurată de Articolul 10, chiar dacă așteptările privind acuratețea informațiilor sunt mai mici în acest caz. O persoană privată are mijloace limitate de verificare a informațiilor, altele decât sursele disponibile public și ușor accesibile. În același timp, în vreme ce opiniile trebuie exprimate liber, se așteaptă ca acestea să se bazeze pe fapte. Atribuirea unor fapte, cum ar fi să zicem, fapte de corupție, nu trebuie făcute neglijent, deoarece aceasta poate duce la pierderea protecției Articolului 10. </text:p>
          </table:table-cell>
          <table:table-cell office:value-type="string" calcext:value-type="string">
            <text:p>Любое частное лицо, выражающее свое мнение публично, должно выполнять те же условия, чтобы пользоваться гарантиями, предусмотренными статьей 10, даже если ожидания в отношении предоставления точной информации, очевидно, ниже в их случае. Частное лицо ограничено в вопросе средств проверки информации, кроме источников, публично и легко доступных. В то же время, хотя мнения должны выражаться свободно, предполагается, что они базируются на фактах. Необдуманность в приписывании таких фактов, как, скажем, участие в коррупции, недопустима, поскольку это может лишить автора гарантий, предусмотренных статьей 10.</text:p>
          </table:table-cell>
          <table:table-cell table:number-columns-repeated="1016"/>
        </table:table-row>
        <table:table-row table:style-name="ro101">
          <table:table-cell office:value-type="string" calcext:value-type="string">
            <text:p>Fjala e nëpunësve të shërbimit civil dhe pjesëtarëve të forcave të armatosura është e mbrojtur, por ata duhet të heqin dorë nga disa të drejta të fjalës së lirë, për interesa si ruajtja e fshehtësisë së informacionit delikat, madje edhe sekret shtetëror, ruajtjen e autoritetit ushtarak dhe të disiplinës policore. Nëpunësit e sektorit publik kanë “detyrën që të shfaqin besnikëri, vetëpërmbajtje dhe maturi para punëdhënësit të tyre” (Guja kundër Moldavisë [Dhoma e Madhe], 2008, GJEDNJ). </text:p>
          </table:table-cell>
          <table:table-cell office:value-type="string" calcext:value-type="string">
            <text:p>დაცულია საჯარო მოსამსახურეების და შეიარაღებული ძალების წევრების სიტყვის თავისუფლება, თუმცა მათ ასევე ეკისრებათ საკუთარ უფლებათა ნაწილობრივ დათმობის ვალდებულება ისეთი ინტერესების დასაცავად, როგორიც არის <text:s/>სენსიტიური ან სახელმწიფო საიდუმლოების შემცველი ინფორმაციის კონფიდენციალურობა, სამხედრო მმართველობის ან საპოლიციო ძალათა დისციპლინის შენარჩუნება. <text:s/>საჯარო მოსამსახურეებს ეკისრებათ „ლოიალურობის, თავშეკავებულობისა და წინდახედულობის ვალდებულება საკუთარ დამსაქმებელთა წინაშე“ <text:s/>(Guja მოლდოვეთის წინააღმდეგ [დიდი პალატა], 2008, ადამიანის უფლებათა ევროპული სასამართლო). </text:p>
          </table:table-cell>
          <table:table-cell office:value-type="string" calcext:value-type="string">
            <text:p>A köztisztviselők és a fegyveres erők képviselőinek beszéde védett, de fel kell adniuk a szabad beszédjogokat is, olyan érdekek miatt, mint az érzékeny vagy akár titkos államinformációk titkosságának fenntartása, a katonai hatóság vagy a fegyelem a rendőrségben. Az állami alkalmazottaknak "kötelezettségei vannak, hűség és diszkréció a munkáltatójukhoz" (Guja kontra Moldova [Nagy Kamara], 2008, EJEB).</text:p>
          </table:table-cell>
          <table:table-cell office:value-type="string" calcext:value-type="string">
            <text:p>Говорот на јавните службеници и припадниците на вооружените сили е заштитен, но и тие мораа да се откажат од некои од нивните права на слободен говор, во интерес на пример на чување на доверливоста на чувствителни па дури и тајни државни информации, одржување на воениот авторитет или дисциплината во полициските сили. Вработените во јавниот сектор имаат „обврска за лојалност, резервираност и дискреција кон нивниот работодавец“ (Guja против Молдавија [Голем судски совет], 2008, ЕСЧП). </text:p>
          </table:table-cell>
          <table:table-cell office:value-type="string" calcext:value-type="string">
            <text:p>Izjave državnih službenika i pripadnika oružanih snaga su zaštićene, ali oni moraju i da se odreknu nekih od svojih prava na slobodu govora, u cilju interesa, kao što su zaštita poverljivosti osetljivih ili čak državnih tajni, očuvanje vojne nadležnosti, ili discipline u policijskim snagama. Državni činovnici imaju "dužnost lojalnosti, poštovanja i i diskrecije u odnosu na svog poslodavca" (Guja protiv Moldavije [Veliko veće], 2008, ESLJP).</text:p>
          </table:table-cell>
          <table:table-cell office:value-type="string" calcext:value-type="string">
            <text:p>Висловлювання державних службовців і військовослужбовців захищені, але такі особи також повинні поступитися частиною своїх прав на свободу слова в таких аспектах, як дотримання конфіденційної, чутливої або навіть секретної державної інформації, дотримуючись військової субординації або дисципліни в поліції. У державних службовців є «обов’язок щодо лояльності, підтримки та розсудливості по відношенню до їх роботодавця» (Гуджа проти Молдови [Велика палата], 2008, ЄСПЛ).</text:p>
          </table:table-cell>
          <table:table-cell office:value-type="string" calcext:value-type="string">
            <text:p>Discursul funcționarilor publici și a membrilor unor forțe armate este protejat dar, aceștia trebuie de asemenea să renunțe la unele dintre drepturile lor de liberă exprimare în interese ca păstrarea confidențialității unor informații sensibile sau chiar secrete de stat, menținerea autorității militare și a disciplinei în forțele de poliție. Funcționarii publici au o “datorie de loialitate, rezervă și discreție față de angajator ” (Guja v. Moldova [Marea Cameră], 2008, CEDO). </text:p>
          </table:table-cell>
          <table:table-cell office:value-type="string" calcext:value-type="string">
            <text:p>Высказывания государственных служащих и военнослужащих защищены, но они также должны отказаться от части своих прав на свободу слова в интересах соблюдения конфиденциальности </text:p>
            <text:p>закрытой или даже секретной государственной информации, поддержания военного руководства или дисциплины в полиции. Государственные служащие  «должны проявлять по отношению к своему работодателю лояльность, сдержанность и конфиденциальность» (Гужа (Guja) против Молдовы [Большая Палата], 2008, ЕСПЧ).</text:p>
          </table:table-cell>
          <table:table-cell table:number-columns-repeated="1016"/>
        </table:table-row>
        <table:table-row table:style-name="ro111">
          <table:table-cell office:value-type="string" calcext:value-type="string">
            <text:p>Të shprehurit online mbart në vetvete më shumë detyra përgjegjësi pasi iInterneti, prej natyrës, mund t'i japë të gjithë informacionit të botuar ekzistencë të përhershme dhe e bën të aksesueshëm në të gjithë botën. Në analizimin e kësaj problematike, <text:s/>GJEDNJ çmon se njoftimi i një padie në pritje mund të botohet online pranë artikujve të diskutueshme pa qenë një ndërhyrje joproporcionale ndaj të drejtës së lirisë së shprehjes. Në kahun tjetër, GJEDNJ çmon se detyrimi për heqjen e artikujve nga interneti, në rastet e shpifjes, shkel nenin 10.</text:p>
          </table:table-cell>
          <table:table-cell office:value-type="string" calcext:value-type="string">
            <text:p>ონლაინ გამოხატვა კიდევ უფრო მეტი ვალდებულებებისა და პასუხისმგებლობების მატარებელია, იქიდან გამომდინარე, რომ ინტერნეტის ბუნება იძლევა გამოქვეყნებული ინფორმაციის პოტენციურად მუდმივად არსებობის შესაძლებლობას და ხელმისაწვდომს ხდის მას მსოფლიოს მასშტაბით. მოცემულ საკითხზე მსჯელობისას, ადამიანის უფლებათა ევროპულმა სასამართლომ დაადგინა, რომ ონლაინ გამოქვეყნებული სადავო სტატიის შემდეგ შესაძლებელია განთავსებულ იქნეს მითითება სტატიასთან დაკავშირებით მიმდინარე დავის შესახებ ისე, რომ აღნიშნული არ წარმოადგენდეს გამოხატვის თავისუფლებაში არაპროპორციულ ჩარევას. მეორეს მხრივ, სასამართლომ ხაზი გაუსვა, რომ ცილისწამების საქმეზე ინტერნეტიდან სტატიის წაშლის ვალდებულება არღვევს მე-10 მუხლის მოთხოვნებს. <text:s/></text:p>
          </table:table-cell>
          <table:table-cell office:value-type="string" calcext:value-type="string">
            <text:p>Az online kifejezés még nagyobb feladatokat és felelősségeket hordoz magában, mivel az internet jellege jellege szerint a közzétett információ ténylegesen világszerte elérhetővé teszi. Elemezve az ügyet, az EJEB úgy vélte, hogy egy függőben lévő perrel kapcsolatos megjegyzést a vitatott cikk tekintetében lehet online közzétenni anélkül, hogy nem kivánt hatása lenne a szólásszabadsághoz való jogba. <text:s/>Másrészről az EJEB úgy ítélte meg, hogy a cikkek eltávolítása az Internetről a rágalmazási ügyekben sérti a 10. cikket.</text:p>
          </table:table-cell>
          <table:table-cell office:value-type="string" calcext:value-type="string">
            <text:p>Онлајн изразот носи со себе дури повеќе обврски и одговорности, бидејќи карактерот на интернетот обезбедува потенцијално трајно постоење на сите објавени информации и ги прави достапни низ целиот свет. Анализирајќи го ова прашање, ЕСЧП сметаше дека едно известување за покренат судски спор може да биде објавено онлајн веднаш до спорните статии без тоа да биде непропорционално мешање во правото на слобода на изразување. Од друга страна, ЕСЧП сметаше дека обврската за отстранување на статии од интернет, во случаи на клевета, претставува повреда на член 10. </text:p>
          </table:table-cell>
          <table:table-cell office:value-type="string" calcext:value-type="string">
            <text:p>Izražavanje mišljenja preko Interneta sa sobom nosi još više dužnosti i obaveza, pošto Internet po svojoj prirodi pruža mogućnost stalnog postojanja svih objavljenih informacija koje čini dostupnim celom svetu. Analizirajući to pitanje, ESLJP je zaključio da obaveštenje o parnici koja je u toku može biti objavljeno na Internetu pored spornih članaka, a da to ne predstavlja nesrazmerno mešanje u pravo na slobodu izražavanja. S druge strane, ESLJP smatra da obaveza uklanjanja članaka sa Interneta, u vezi sa predmetima koji se odnose na klevetu, predstavlja povredu Člana 10. </text:p>
          </table:table-cell>
          <table:table-cell office:value-type="string" calcext:value-type="string">
            <text:p>Висловлювання в Інтернеті тягне за собою ще більшу кількість обов'язків і вищий рівень відповідальності, оскільки природа Інтернету уможливлює потенційно постійне існування всієї опублікованої інформації і робить її доступною по всьому світу. Аналізуючи це питання, ЄСПЛ визнав, що повідомлення про судовий процес, що триває, може бути опубліковане в Інтернеті поряд з позовними матеріалами, не складаючи невідповідне втручання в право на свободу вираження. З іншого боку, ЄСПЛ визнав, що зобов'язання з видалення статей з Інтернету в випадках дифамації порушує статтю 10.</text:p>
          </table:table-cell>
          <table:table-cell office:value-type="string" calcext:value-type="string">
            <text:p>Exprimarea online aduce după sine chiar mai multe obligații și responsabilități, deoarece natura Internetului dă o existență potențial permanentă tuturor informațiilor publicate și le face accesibile în toată lumea. Analizând chestiunea, CEDO consideră că o notă despre un proces în derulare poate fi publicată online lângă articolele în litigiu fără o interferență disproporționată cu dreptul la libera exprimare. Pe de altă parte, CEDO a considerat că obligația de a scoate articolele de pe Internet, în cazuri de defăimare, încalcă Articolul 10.</text:p>
          </table:table-cell>
          <table:table-cell office:value-type="string" calcext:value-type="string">
            <text:p>Выражение мнения в Интернете несет в себе еще больше обязанностей и ответственности, поскольку сущность Интернета потенциально позволяет постоянное существование всей опубликованной информации и делает ее доступной по всему миру. Анализируя этот вопрос, ЕСПЧ счел, что объявление о предстоящем судебном процессе может быть опубликовано в Интернете рядом со спорными статьями, не будучи несоразмерным вмешательством в право на свободу выражения мнения. С другой стороны, ЕСПЧ счел, что обязательство по удалению статей из Интернета в случаях диффамации нарушает статью 10.</text:p>
          </table:table-cell>
          <table:table-cell table:number-columns-repeated="1016"/>
        </table:table-row>
        <table:table-row table:style-name="ro99">
          <table:table-cell office:value-type="string" calcext:value-type="string">
            <text:p>Gjuha e urrejtjes, ashtu si nxitja e dhunës, kur ka probabilitet të aktualizimit të veprave të dhunshme, nuk mbrohet nga Konventa, pasi bie ndesh me parimet e “ndalimit të keqpërdorimit të të të drejtave“ (neni 17 i KEDNJ-së) dhe “ndalimin e përgjithshëm të diskriminimit“ (neni 1 i Protokollit Nr. 12 të KEDNJ-së), gjithsesi,ka sërish një impakt të fortë tek të shprehurit online. Sidoqoftë, gjuha e urrejtjes duhet të dallohet nga gjuha fyese (detajet për gjuhën fyese gjenden në kapitullin “Rregullimi i Përmbajtjes“).</text:p>
          </table:table-cell>
          <table:table-cell office:value-type="string" calcext:value-type="string">
            <text:p>კონვენციით არ არის დაცული სიძულვილის ენა, ისევე როგორც ძალადობისკენ მოწოდება, როდესაც ძალადობის აქტის განხორციელება არის რეალური, რადგან აღნიშნულნი ეწინააღმდეგებიან “უფლებათა ბოროტად გამოყენებისა” (ადამიანის უფლებათა ევროპული კონვენციის მე-17 მუხლი) და “დისკრიმინაციის ზოგადი აკრძალვის” (მე-12 ოქმის 1-ლი მუხლი) პრინციპებს. აღნიშნული, ისევ და ისევ მნიშვნელოვან გავლენას ახდენს ონლაინ გამოხატვაზე. მიუხედავად ზემოთქმულისა სიძულვილის ენა უნდა განვასხვავოთ შეურაცხმყოფელი ენისგან (შეურაცხმყოფელი ენის შესახებ დეტალური ინფორმაცია მოცემულია „კონტენტის რეგულირების“ თავში). </text:p>
          </table:table-cell>
          <table:table-cell office:value-type="string" calcext:value-type="string">
            <text:p>A gyűlöletbeszéd, valamint az erőszak felbujtása, amikor erőszakos cselekedet várható, nem védett az Egyezmény által, mivel azok a "joggal való visszaélés tilalmának" (EJEE 17. cikk) elveit és az "általános tilalom" hátrányos megkülönböztetés "(az EJEE 12. jegyzőkönyve, 1. cikk). hatálya alá esik. Ez ugyancsak befolyásolja az online kifejezések hasznáklatát. <text:s/>Mindazonáltal a gyűlöletbeszédet meg kell különböztetni a sértő beszédtől (részletek a sértő beszédről a "Tartalomszabályozás" fejezetben).</text:p>
          </table:table-cell>
          <table:table-cell office:value-type="string" calcext:value-type="string">
            <text:p>Говорот на омраза, како и поттикнување на насилство, кога е многу веројатно дека насилството може да се случи, не се заштитени со Конвенцијата, бидејќи тие се мешаат со принципите на "забрана за злоупотреба на правата" (член 17 ЕКЧП) и "општата забрана на дискриминација "(Протокол бр. 12 кон ЕКЧП, член 1). Ова пак има силно влијание врз онлајн изразот. Сепак, говорот на омраза треба да се разликува од навредливиот говор (деталите за навредливиот говор се содржани во поглавјето "Уредување на содржината").</text:p>
          </table:table-cell>
          <table:table-cell office:value-type="string" calcext:value-type="string">
            <text:p>Govor mržnje, kao i podsticanje nasilja, kada postoji verovatnoća da može doći do nasilja, nisu zaštićeni na osnovu Konvencije, pošto ometaju principe "zabrane zloupotrebe prava" (Član 17 EKLJP) i "opštu zabranu diskriminacije" (Protokol br. 12 uz EKLJP, Član 1). Ovo takođe ima veliki uticaj na izražavanje preko Interneta. Ipak, potrebno je napraviti razliku između govora mržnje i uvredljivog govora (pojedinosti u vezi sa govorom mržnje u Poglavlju "Regulisanje sadržaja").</text:p>
          </table:table-cell>
          <table:table-cell office:value-type="string" calcext:value-type="string">
            <text:p>Мова ворожнечі, а також підбурювання до насильства, коли може статися акт насилля, не охороняються відповідно до Конвенції, оскільки вони перешкоджають принципам «заборони на зловживання правами» (стаття 17 ЄКПЛ) та «загальної заборони дискримінації» (Протокол № 12 до ЄКПЛ , стаття 1). Це знову має сильний вплив на висловлювання в Інтернеті. Тим не менш, мову ворожнечі слід відрізняти від образливих висловлювань (подробиці про образливі висловлювання містяться в розділі «Контроль за змістом»).</text:p>
          </table:table-cell>
          <table:table-cell office:value-type="string" calcext:value-type="string">
            <text:p>Discursul instigator la ură ca și incitarea la violență, când e posibil să se producă un act de violență, nu sunt protejate de Convenție, deoarece interferează cu principiile “interzicerii abuzului drepturilor” (Articolul 17 ECHR) și “a interzicerii generale a discriminării” (Protocol nr. 12 la Convenția CEDO, Articolul 1). Aceasta are de asemenea un puternic impact asupra exprimării online. Cu toate astea, discursul instigator la ură trebuie diferențiat de discursul ofensator (detalii despre discursul ofensator în capitolul “Reglementarea Conținutului”).</text:p>
          </table:table-cell>
          <table:table-cell office:value-type="string" calcext:value-type="string">
            <text:p>"Язык вражды", а также подстрекательство к насилию, в результате которого скорее всего произойдет </text:p>
            <text:p>насильственное деяние, не охраняются Конвенцией, поскольку они протеворечат принципам запрета на злоупотребление правами" (статья 17 ЕКПЧ) и "общего запрета дискриминации" (Протокол № 12 к ЕКПЧ, статья 1). Это в свою очередь оказывает сильное влияние на выражение мнения в онлайн среде. Тем не менее, "язык вражды" следует отличать от оскорблений (подробнее об оскорбительных высказываниях в главе «Регулирование содержания»).</text:p>
          </table:table-cell>
          <table:table-cell table:number-columns-repeated="1016"/>
        </table:table-row>
        <table:table-row table:style-name="ro10">
          <table:table-cell office:value-type="string" calcext:value-type="string">
            <text:p>-------</text:p>
          </table:table-cell>
          <table:table-cell/>
          <table:table-cell office:value-type="string" calcext:value-type="string">
            <text:p>------</text:p>
          </table:table-cell>
          <table:table-cell table:number-columns-repeated="5" office:value-type="string" calcext:value-type="string">
            <text:p>-------</text:p>
          </table:table-cell>
          <table:table-cell table:number-columns-repeated="1016"/>
        </table:table-row>
        <table:table-row table:style-name="ro87">
          <table:table-cell office:value-type="string" calcext:value-type="string">
            <text:p>Neni 17 i Konventës Evropiane të të Drejtave të Njeriut</text:p>
          </table:table-cell>
          <table:table-cell office:value-type="string" calcext:value-type="string">
            <text:p>ადამიანის უფლებათა ევროპული კონვენციის მე-17 მუხლი</text:p>
          </table:table-cell>
          <table:table-cell office:value-type="string" calcext:value-type="string">
            <text:p>Az Emberi Jogok Egyezményének 17. cikke</text:p>
          </table:table-cell>
          <table:table-cell office:value-type="string" calcext:value-type="string">
            <text:p>ЧЛЕН 17 од Европската конвенција за заштита на човековите права</text:p>
          </table:table-cell>
          <table:table-cell office:value-type="string" calcext:value-type="string">
            <text:p>Član 17 Evropske konvencije o ljudskim pravima <text:s/></text:p>
          </table:table-cell>
          <table:table-cell office:value-type="string" calcext:value-type="string">
            <text:p>Стаття 17 Конвенції про захист прав людини і основоположних свобод</text:p>
          </table:table-cell>
          <table:table-cell office:value-type="string" calcext:value-type="string">
            <text:p>Articolul 17 din Convenția Europeană a Drepturile Omului</text:p>
          </table:table-cell>
          <table:table-cell office:value-type="string" calcext:value-type="string">
            <text:p>Статья 17 Европейской Конвенции о защите прав человека и основных свобод</text:p>
          </table:table-cell>
          <table:table-cell table:number-columns-repeated="1016"/>
        </table:table-row>
        <table:table-row table:style-name="ro87">
          <table:table-cell office:value-type="string" calcext:value-type="string">
            <text:p>Ndalimi i keqpërdorimit të të drejtave</text:p>
          </table:table-cell>
          <table:table-cell office:value-type="string" calcext:value-type="string">
            <text:p>უფლებათა ბოროტი გამოყენების აკრძალვა</text:p>
          </table:table-cell>
          <table:table-cell office:value-type="string" calcext:value-type="string">
            <text:p>A joggal való visszaélés tilalma</text:p>
          </table:table-cell>
          <table:table-cell office:value-type="string" calcext:value-type="string">
            <text:p>Забрана за злоупотреба на правата</text:p>
          </table:table-cell>
          <table:table-cell office:value-type="string" calcext:value-type="string">
            <text:p>Zabrana zloupotrebe prava</text:p>
          </table:table-cell>
          <table:table-cell office:value-type="string" calcext:value-type="string">
            <text:p>Заборона зловживання правами</text:p>
          </table:table-cell>
          <table:table-cell office:value-type="string" calcext:value-type="string">
            <text:p>Interzicerea abuzului de drept</text:p>
          </table:table-cell>
          <table:table-cell office:value-type="string" calcext:value-type="string">
            <text:p>Запрет на злоупотребление правами</text:p>
          </table:table-cell>
          <table:table-cell table:number-columns-repeated="1016"/>
        </table:table-row>
        <table:table-row table:style-name="ro106">
          <table:table-cell office:value-type="string" calcext:value-type="string">
            <text:p>Asnjë aspekt i kësaj Konvente nuk mund të interpretohet se lë të kuptohet që ndonjë shtet, grup apo person ka të drejtë të angazhohet apo të zhvillojë aktivitete dhe vepra që kanë për qëllim të rrënojnë ndonjë nga të drejtat apo liritë e parashtruara këtu apo kufizimin e tyre në një shkallë më të madhe nga sa është parashikuar me këtë Konventë.</text:p>
          </table:table-cell>
          <table:table-cell office:value-type="string" calcext:value-type="string">
            <text:p>ამ კონვენციაში არაფერი შეიძლება განიმარტოს ისე, რომ გულისხმობდეს რომელიმე სახელმწიფოს, ჯგუფის ან პირის უფლებას, მონაწილეობდეს რაიმე საქმიანობაში ან განახორციელოს რაიმე ქმედება, რომელიც მიზნად ისახავს, არარად აქციოს კონვენციით განსაზღვრული რომელიმე უფლება თუ თავისუფლება ან შეზღუდოს ის იმაზე მეტად, ვიდრე ეს კონვენციით არის გათვალისწინებული.</text:p>
          </table:table-cell>
          <table:table-cell office:value-type="string" calcext:value-type="string">
            <text:p>Az egyezmény egyetlen rendelkezése sem értelmezhető úgy, hogy bármely államnak, csoportnak vagy személynek jogában áll bármilyen tevékenységet folytatni vagy bármilyen, az itt meghatározott jogok vagy szabadságok megsemmisítésére irányuló cselekményt végrehajtani, vagy azokat korlátozni, mint, ahogy erről az Egyezmény rendelkezik.</text:p>
          </table:table-cell>
          <table:table-cell office:value-type="string" calcext:value-type="string">
            <text:p>Ниту една одредба од Конвенцијата не може да се толкува на начин според кој, на некоја држава, група или поединец им е дадено право да преземаат активности или постапки со кои се загрозува некое право или слобода што се признати со оваа Конвенција, или да ги ограничуваат овие права и слободи во мерка поголема од онаа предвидена со Конвенцијата. </text:p>
          </table:table-cell>
          <table:table-cell office:value-type="string" calcext:value-type="string">
            <text:p>Ništa u ovoj Konvenciji ne može se tumačiti tako da podrazumeva pravo bilo koje države, grupe ili lica da se upuste u neku delatnost ili izvrše neki čin usmeren na poništavanje bilo kog od navedenih prava i sloboda ili na njihovo ograničavanje u većoj meri od one koja je predviđena Konvencijom</text:p>
          </table:table-cell>
          <table:table-cell office:value-type="string" calcext:value-type="string">
            <text:p>Жодне з положень цієї Конвенції не може тлумачитись як таке, що надає будь-якій державі, групі чи особі право займатися будь-якою діяльністю або вчиняти будь-яку дію, спрямовану на скасування будь-яких прав і свобод, визнаних цією Конвенцією, або на їх обмеження в більшому обсязі, ніж це передбачено в Конвенції.</text:p>
          </table:table-cell>
          <table:table-cell office:value-type="string" calcext:value-type="string">
            <text:p>Nimic din această Convenție nu poate fi interpretat ca implicând, pentru vreun stat, grup sau persoană, vreun drept de a se angaja într-o activitate sau acțiune menită să distrugă oricare dintre drepturile și libertățile stabilite aici sau să le limiteze într-o mai mare măsură decât stabilit prin această Convenție.</text:p>
          </table:table-cell>
          <table:table-cell office:value-type="string" calcext:value-type="string">
            <text:p>Ничто в настоящей Конвенции не может толковаться как означающее, что какое-либо государство, </text:p>
            <text:p>какая-либо группа лиц или какое-либо лицо имеет право заниматься какой бы то ни было деятельностью или совершать какие бы то ни было действия, направленные на упразднение прав и свобод, признанных в настоящей Конвенции, или на их ограничение в большей мере, чем это предусматривается в Конвенции.</text:p>
          </table:table-cell>
          <table:table-cell table:number-columns-repeated="1016"/>
        </table:table-row>
        <table:table-row table:style-name="ro86">
          <table:table-cell office:value-type="string" calcext:value-type="string">
            <text:p>NENI 1 i Protokollit Nr. 12 të Konventës Evropiane të të Drejtave të Njeriut</text:p>
          </table:table-cell>
          <table:table-cell office:value-type="string" calcext:value-type="string">
            <text:p>ადამიანის უფლებათა ევროპული კონვენციის მე-12 ოქმის 1-ლი მუხლი </text:p>
          </table:table-cell>
          <table:table-cell office:value-type="string" calcext:value-type="string">
            <text:p>1. JEGYZŐKÖNYV 1. Az Emberi Jogok Európai Egyezményének 12. cikke</text:p>
          </table:table-cell>
          <table:table-cell office:value-type="string" calcext:value-type="string">
            <text:p>ЧЛЕН 1 кон Протоколот бр. 12 од Европската конвенција за заштита на човековите права</text:p>
          </table:table-cell>
          <table:table-cell office:value-type="string" calcext:value-type="string">
            <text:p>ČLAN 1 uz Protokol br. 12 Evropske konvencije o ljudskim pravima</text:p>
          </table:table-cell>
          <table:table-cell office:value-type="string" calcext:value-type="string">
            <text:p>Стаття 1 Протоколу №12 до Конвенції про захист прав людини і основоположних свобод</text:p>
          </table:table-cell>
          <table:table-cell office:value-type="string" calcext:value-type="string">
            <text:p>Articolul 1 al Protocolului nr. 12 al Convenției Europene a Drepturilor Omului</text:p>
          </table:table-cell>
          <table:table-cell office:value-type="string" calcext:value-type="string">
            <text:p>Статья 1 Протокола no. 12 к Европейской Конвенции о защите прав человека и основных свобод</text:p>
          </table:table-cell>
          <table:table-cell table:number-columns-repeated="1016"/>
        </table:table-row>
        <table:table-row table:style-name="ro10">
          <table:table-cell office:value-type="string" calcext:value-type="string">
            <text:p>Ndalimi i përgjithshëm i diskriminimit</text:p>
          </table:table-cell>
          <table:table-cell office:value-type="string" calcext:value-type="string">
            <text:p>დისკრიმინაციის ზოგადი აკრძალვა</text:p>
          </table:table-cell>
          <table:table-cell office:value-type="string" calcext:value-type="string">
            <text:p>A megkülönböztetés általános tilalma</text:p>
          </table:table-cell>
          <table:table-cell office:value-type="string" calcext:value-type="string">
            <text:p>Општа забрана за дискриминација</text:p>
          </table:table-cell>
          <table:table-cell office:value-type="string" calcext:value-type="string">
            <text:p>Opšta zabrana diskriminacije</text:p>
          </table:table-cell>
          <table:table-cell office:value-type="string" calcext:value-type="string">
            <text:p>Загальна заборона дискримінації </text:p>
          </table:table-cell>
          <table:table-cell office:value-type="string" calcext:value-type="string">
            <text:p>Interdicția generală de discriminare</text:p>
          </table:table-cell>
          <table:table-cell office:value-type="string" calcext:value-type="string">
            <text:p>Общий запрет на дискриминацию</text:p>
          </table:table-cell>
          <table:table-cell table:number-columns-repeated="1016"/>
        </table:table-row>
        <table:table-row table:style-name="ro88">
          <table:table-cell office:value-type="string" calcext:value-type="string">
            <text:p>1. Gëzimi i çdo të drejte të përcaktuar me ligj sigurohet pa diskriminim për shkaqe të tilla si gjinia, raca, ngjyra, gjuha, feja, bindjet politike ose të tjera, kombësia apo përkatësia sociale, klasifikimi si pakicë kombëtare, pronësia, lindja apo ndonjë status tjetër.</text:p>
          </table:table-cell>
          <table:table-cell office:value-type="string" calcext:value-type="string">
            <text:p>1. კანონით დადგენილი ნებისმიერი უფლებით სარგებლობა უზრუნველყოფილია ყოველგვარი დისკრიმინაციის გარეშე, განურჩევლად სქესის, რასის, კანის ფერის, ენის, რელიგიის, პოლიტიკური ან სხვა შეხედულების, ეროვნული ან სოციალური წარმოშობის, ეროვნული უმცირესობისადმი კუთვნილების, ქონების, დაბადების ან სხვა ნიშნისა.</text:p>
          </table:table-cell>
          <table:table-cell office:value-type="string" calcext:value-type="string">
            <text:p>1. <text:s/>A törvényben meghatározott bármely jog megszerzését minden olyan megkülönböztetés nélkül <text:s/>kell biztosítani, <text:s/>amely a nemen, fajon, nyelven, <text:s/>valláson, politikai vagy más meggyőződésen, nemzeti vagy társadalmi származáson, nemzetiségi viszonyon, tulajdonon, születésen vagy más státuszton alapulna.</text:p>
          </table:table-cell>
          <table:table-cell office:value-type="string" calcext:value-type="string">
            <text:p>1. Уживањето на секое право предвидено со закон ќе биде обезбедено без дискриминација врз било која основа како пол, раса, боја, јазик, религија, политичко или друго мислење, национално или социјално потекло, поврзаност со национално малцинство, имот, раѓање или друг статус.</text:p>
          </table:table-cell>
          <table:table-cell office:value-type="string" calcext:value-type="string">
            <text:p>1. Uživanje svakog prava koje zakon predviđa mora se obezbediti bez diskriminacije po bilo kom osnovu, kao što je pol, rasa, boja kože, jezik, veroispovest, političko ili drugo mišljenje, nacionalno ili socijalno poreklo, povezanost s nekom nacionalnom manjinom, imovina, rođenje ili drugi status.</text:p>
          </table:table-cell>
          <table:table-cell office:value-type="string" calcext:value-type="string">
            <text:p>1. Здійснення будь-якого передбаченого законом права забезпечується без дискримінації за будь-якою <text:s/>ознакою, <text:s/>наприклад за ознакою статі, <text:s/>раси, <text:s/>кольору шкіри, мови, релігії, політичних чи інших <text:s/>переконань, <text:s/>національного <text:s/>чи <text:s/>соціального <text:s/>походження, належності <text:s/>до національної меншини, <text:s/>майнового стану, <text:s/>народження або за іншою ознакою. </text:p>
          </table:table-cell>
          <table:table-cell office:value-type="string" calcext:value-type="string">
            <text:p>1. Orice drept stabilit prin lege trebuie asigurat fără discriminare de orice fel cum ar fi sex, rasă, culoare, limbă, religie, opinii politicale sau de alt, origine națională sau socială, asocierea la o minoritate națională, proprietate, naștere sau alt statut.</text:p>
          </table:table-cell>
          <table:table-cell office:value-type="string" calcext:value-type="string">
            <text:p>1. Осуществление любых прав, признанных законом, должно быть обеспечено без какой бы </text:p>
            <text:p>то ни было дискриминации по признаку пола, расы, цвета кожи, языка, религии, политических или иных убеждений, национального или социального происхождения, принадлежности к национальным меньшинствам, имущественного положения, рождения или любого иного обстоятельства.</text:p>
          </table:table-cell>
          <table:table-cell table:number-columns-repeated="1016"/>
        </table:table-row>
        <table:table-row table:style-name="ro89">
          <table:table-cell office:value-type="string" calcext:value-type="string">
            <text:p>2. Askush nuk diskriminohet nga autoritetet publike për shkaqet e sipërcituar në paragrafin 1.</text:p>
          </table:table-cell>
          <table:table-cell office:value-type="string" calcext:value-type="string">
            <text:p>2. დაუშვებელია საჯარო ხელისუფლების მხრიდან ვინმეს დისკრიმინაცია 1-ელ პუნქტში აღნიშნულ რომელიმე საფუძველზე.</text:p>
          </table:table-cell>
          <table:table-cell office:value-type="string" calcext:value-type="string">
            <text:p>2. <text:s text:c="2"/>Senkit sem érhet hátrányos megkülönböztetés, bármely hatóság által, amint az a fentiekben említésre került 1 bekezdés.</text:p>
          </table:table-cell>
          <table:table-cell office:value-type="string" calcext:value-type="string">
            <text:p>2. Никој не смее да биде дискриминиран од страна на јавен орган по било која основа наведена во став 1.</text:p>
          </table:table-cell>
          <table:table-cell office:value-type="string" calcext:value-type="string">
            <text:p>2. Javne vlasti ne smeju ni prema kome vršiti diskriminaciju po osnovima kao što su oni pomenuti u stavu 1.</text:p>
          </table:table-cell>
          <table:table-cell office:value-type="string" calcext:value-type="string">
            <text:p>2. Ніхто <text:s/>не <text:s/>може <text:s/>бути <text:s/>дискримінований <text:s/>будь-яким <text:s/>органом державної <text:s/>влади <text:s/>за будь-якою <text:s/>ознакою, <text:s/>наприклад <text:s/>за тими, <text:s/>які зазначено в пункті 1.</text:p>
          </table:table-cell>
          <table:table-cell office:value-type="string" calcext:value-type="string">
            <text:p>2. Nimeni nu va fi discriminat de vreo autoritate publică pe vreun motiv din cele menționate la paragraful 1.</text:p>
          </table:table-cell>
          <table:table-cell office:value-type="string" calcext:value-type="string">
            <text:p>2. Никто не может быть подвергнут дискриминации со стороны каких бы то ни было публичных властей по признакам, упомянутым в пункте 1 настоящей статьи.</text:p>
          </table:table-cell>
          <table:table-cell table:number-columns-repeated="1016"/>
        </table:table-row>
        <table:table-row table:style-name="ro10">
          <table:table-cell office:value-type="string" calcext:value-type="string">
            <text:p>------------</text:p>
          </table:table-cell>
          <table:table-cell/>
          <table:table-cell office:value-type="string" calcext:value-type="string">
            <text:p>-----------</text:p>
          </table:table-cell>
          <table:table-cell table:number-columns-repeated="5" office:value-type="string" calcext:value-type="string">
            <text:p>------------</text:p>
          </table:table-cell>
          <table:table-cell table:number-columns-repeated="1016"/>
        </table:table-row>
        <table:table-row table:style-name="ro86">
          <table:table-cell office:value-type="string" calcext:value-type="string">
            <text:p>Aspekte kyçe nga çështje përkatëse të GJEDNJ-së:</text:p>
          </table:table-cell>
          <table:table-cell office:value-type="string" calcext:value-type="string">
            <text:p>საკვანძო საკითხები ადამიანის უფლებათა ევროპული სასამართლოს შესაბამისი პრაქტიკიდან:</text:p>
          </table:table-cell>
          <table:table-cell office:value-type="string" calcext:value-type="string">
            <text:p>EJEB esetek kulcsfontosságú kérdései</text:p>
          </table:table-cell>
          <table:table-cell office:value-type="string" calcext:value-type="string">
            <text:p>Клучни аспекти од релевантните предмети на ЕСЧП:</text:p>
          </table:table-cell>
          <table:table-cell office:value-type="string" calcext:value-type="string">
            <text:p>Ključni aspekti relevantnih predmeta <text:s/>pred ESLJP:</text:p>
          </table:table-cell>
          <table:table-cell office:value-type="string" calcext:value-type="string">
            <text:p>Основні аспекти з відповідних справ ЄСПЛ:</text:p>
          </table:table-cell>
          <table:table-cell office:value-type="string" calcext:value-type="string">
            <text:p>Aspecte cheie din cazuri CEDO relevante:</text:p>
          </table:table-cell>
          <table:table-cell office:value-type="string" calcext:value-type="string">
            <text:p>Ключевые аспекты соответствующих дел ЕСПЧ</text:p>
          </table:table-cell>
          <table:table-cell table:number-columns-repeated="1016"/>
        </table:table-row>
        <table:table-row table:style-name="ro89">
          <table:table-cell office:value-type="string" calcext:value-type="string">
            <text:p>Veproni në mirëbesim, jepni informacione të besueshme dhe respektoni interesin publik</text:p>
          </table:table-cell>
          <table:table-cell office:value-type="string" calcext:value-type="string">
            <text:p>მოქმედების კეთილსინდისიერება, სარწმუნო ინფორმაციის მიწოდება და საჯარო ინტერესის ფარგლებში მოქმედება </text:p>
          </table:table-cell>
          <table:table-cell office:value-type="string" calcext:value-type="string">
            <text:p>Cselekedjék jóhiszeműen, megbízható információkat szolgáltassanak és legyenek figyelemmel a közérdekre.</text:p>
          </table:table-cell>
          <table:table-cell office:value-type="string" calcext:value-type="string">
            <text:p>Дејствувајте со добра намера, обезбедувајте сигурни информации и почитувајте го јавниот интерес</text:p>
          </table:table-cell>
          <table:table-cell office:value-type="string" calcext:value-type="string">
            <text:p>Postupaj savesno, pruži pouzdane informacije i postupaj u javnom interesu</text:p>
          </table:table-cell>
          <table:table-cell office:value-type="string" calcext:value-type="string">
            <text:p>Діяти сумлінно, надавати достовірну інформацію та дотримуватися суспільних інтересів</text:p>
          </table:table-cell>
          <table:table-cell office:value-type="string" calcext:value-type="string">
            <text:p>Acționarea cu bună credință, furnizarea de informații sigure, și urmărirea interesului public</text:p>
          </table:table-cell>
          <table:table-cell office:value-type="string" calcext:value-type="string">
            <text:p>Действуйте добросовестно, предоставляйте достоверную информацию и преследуйте общественные интересы</text:p>
          </table:table-cell>
          <table:table-cell table:number-columns-repeated="1016"/>
        </table:table-row>
        <table:table-row table:style-name="ro112">
          <table:table-cell office:value-type="string" calcext:value-type="string">
            <text:p>“Në një shoqëri demokratike, roli mbikqyrës e vendimtar i shtypit pohohet dhe mbrohet nga kjo Gjykatë në vijim të një mase të madhe çështjesh për lirinë e shprehjes, të cilat kanë nxjerrë në pah jo vetëm të drejtën e shtypit për të dhënë informacion por edhe të drejtën e publikut për ta marrë atë. Me këtë veprim, Gjykata ka luajtur rol të rëndësishëm për hedhjen e themeleve të parimeve qeverisëse të shtypit të lirë brenda komunitetit të Konventës dhe më gjerë. Sidoqoftë, Gjykata ballafaqohet për herë të parë me pyetjen se si do të peshohet roli i gazetave në mbulimin e një historie që është padyshim me interes publik, në raport me të drejtën e reputacionit të një grupi të identifikuar individësh në thelb të kësaj historie. Në pikëpamjen tonë, fakti që ka interes të madh publik nuk duhet të shkaktojë që gazetat të shkarkohen nga përgjegjësitë për etikën bazë të veprimtarisë tregtare ose nga ligjet për shpifjen.</text:p>
          </table:table-cell>
          <table:table-cell office:value-type="string" calcext:value-type="string">
            <text:p>“დემოკრატიულ საზოგადოებაში პრესის უმნიშვნელოვანესი „მოდარაჯე ძაღლის“ ფუნქცია მხარდაჭერილ და ხაზგასმულ იქნა სასამართლოს მიერ გამოხატვის თავისუფლებასთან დაკავშირებულ მრავალ დავაში, რომლებმაც წარმოაჩინეს არამარტო პრესის უფლება ინფორმაციის გავრცელებაზე, არამედ ასევე საზოგადოების უფლება ინფორმაციის მიღებაზე. <text:s/>შესაბამისად სასამართლომ შეასრულა უმნიშვნელოვანესი როლი კონვენციით მოცულ საზოგადოებაში და მის ფარგლებს გარეთ პრესის თავისუფლების დაცვის პრინციპის საფუძვლის ჩაყრის პროცესში. მიუხედავად აღნიშნულისა სასამართლო პირველად დგას შეკითხვის წინაშე, თუ როგორ შეუთავსოს ერთმანეთს საზოგადოებრივი ინტერესის საგანზე პრესის მიერ სტატიის გამოქვეყნების როლი და სტატიის სუბიექტ იდენტიფიცირებად ინდივიდთა უფლება საკუთარ რეპუტაციაზე. <text:s/>ჩვენი აზრით საჯარო ინტერესის არსებობის ფაქტი არ ათავისუფლებს ჟურნალ-გაზეთებს ძირითადი ეთიკის ნორმებისა თუ ცილისწამებასთან დაკავშირებული რეგულაციების დაცვის ვალდებულებისგან. </text:p>
          </table:table-cell>
          <table:table-cell office:value-type="string" calcext:value-type="string">
            <text:p>A <text:s/>sajtó fontos "társadalom-figyelő" szerepe kulcsfontosságú egy demokratikus társadalomban a Bíróságban védelme alatt áll, a szólásszabadsággal kapcsolatos ügyek nagyobb részében, amelynél nem csak a sajtó tájékoztatáshoz való jogát hangsúlyozták, hanem a nyilvánosság azon jogát is,melyben részesül. Ennek során a Bíróság fontos szerepet játszott abban, hogy megalapozza a szabad sajtót irányító elveket az Egyezmény közösségében és azon túl. Amikor a <text:s/>Bíróság <text:s/>szembesül azzal a kérdéssel, hogy hogyan lehet összeegyeztethető az újságok szerepe (egy olyan történben, amely kétségtelenül közérdekű), és témában <text:s/>azonosítható magánszemélyek hírnevére vonatkozó jogával . Véleményünk szerint az a közérdek ténye <text:s/>mentesitheti az ujságokat etikai kötelezettségek, vagy a rágalmazás vádja alól.</text:p>
          </table:table-cell>
          <table:table-cell office:value-type="string" calcext:value-type="string">
            <text:p>„Круцијалната улога на печатот како чувар во демократското општество била позитивно призната и бранета од страна на овој Суд во огромен корпус на случаи кои се однесуваат на слободата на изразување, во кои беше нагласено не само правото на печатот да пренесува информации, туку исто така и правото на</text:p>
            <text:p>јавноста истите да ги прима. При тоа, Судот одигра значајна улога во поставувањето на основите за принципите кои го утврдуваат слободниот печат во рамките на заедницата на Конвенцијата и пошироко. Меѓутоа, по прв пат Судот е соочен со прашањето како да се помири улогата на весниците во покривање на сторија која е несомнено од јавен интерес, со правото на угледот на група идентификувани приватни лица кои</text:p>
            <text:p>се во центарот на сторијата. Според наше мислење, фактот што во случајот е инволвиран силен јавен интерес не би требало да има за последица ослободување на весниците од основната етика во нивната работа, ниту пак од законите за клевета. </text:p>
          </table:table-cell>
          <table:table-cell office:value-type="string" calcext:value-type="string">
            <text:p>“Suštinski značajna uloga štampe kao kontrolora u demokratskom društvu pozitivno je potvrđena i branjena od strane ovog Suda u postupku rešavanja velikog korpusa predmeta u vezi sa slobodom izražavanja, u kojima je naglašeno ne samo pravo štampe da saopštava informacije, već i pravo javnosti da te informacije prima. <text:s/>Čineći to, Sud je odigrao važnu ulogu u postavljanju temelja principa na osnovu kojih je uređena sloboda štampe u okviru zajednice potpisnica Konvencije i šire. Međutim, Sud je prvi put suočen sa pitanjem kako da izmiri ulogu lista koji objavljuje jednu priču koja je nesumnjivo u javnom interesu, sa pravom na ugled grupe privatnih lica poznatog identiteta, a koja su u središtu pažnje u toj priči. Po našem mišljenju, činjenica da se radi o velikom javnom interesu ne bi trebalo da ima za ishod oslobađanje listova od osnovne etike njihovog zanata ili od zakona o kleveti.</text:p>
          </table:table-cell>
          <table:table-cell office:value-type="string" calcext:value-type="string">
            <text:p>«Важлива роль преси як громадського наглядача схвалювалася і захищалася Судом під час численних справ, що стосуються права на свободу вираження поглядів, яке наголошує не тільки на праві преси поширювати інформацію, а й праві читачів отримувати її. У такий спосіб Суд відіграв велику роль у виробленні основних принципів, якими керується вільна преса в межах Конвенції і поза ними. Проте, вперше Суд стикається з питанням про те, як узгодити роль преси у висвітленні матеріалу, який безсумнівно викликає суспільний інтерес, з правом на захист репутації групи відомих приватних осіб, які є центральними фігурами цього матеріалу. З нашої точки зору, той факт, що має місце сильний громадський інтерес, не повинен звільняти газету від елементарної професійної етики або від законів про дифамацію». </text:p>
          </table:table-cell>
          <table:table-cell office:value-type="string" calcext:value-type="string">
            <text:p>“Rolul crucial de „câine de pază” al presei într-o societate democratică a fost afirmat și apărat de această Curte pe parcursul unui larg corpus de cazuri legate de libertatea de exprimare care au exprimat nu numai dreptul presei de a împărtăși informații, dar și dreptul publicului de a le primi. În aceasta, Curtea a jucat un rol important în stabilirea principiilor care guvernează o presă liberă în comunitatea Convenției și dincolo de aceasta. Totuși, pentru prima dată, Curtea se confruntă cu chestiunea modului de reconciliere a rolului ziarelor de a acoperi un subiect care este fără dubiu în interesul publicului, cu dreptul la reputație a unui grup de persoane particulare ce pot fi identificate care se află în centrul subiectului. Din punctul nostru de vedere faptul că e implicat un puternic interes public nu ar trebui să ai drept drept consecință exonerarea ziarelor de la o etică de bază a profesiei sau de la legea defăimării. </text:p>
          </table:table-cell>
          <table:table-cell office:value-type="string" calcext:value-type="string">
            <text:p>"Важная роль прессы стража демократического общества одобрялась и защищалась Судом в ходе многочисленных дел, </text:p>
            <text:p>касающихся права на свободу выражения мнения. В этих делах Суд подчеркивал не только право прессы распространять информацию, но и право читателей получать ее. Таким образом Суд сыграл большую роль в выработке основных принципов, которые являются руководящими для свободной прессы стран-участниц Конвенции, также за их пределами. Тем не менее, впервые Суд столкнулся с вопросом о том, как согласовать роль прессы в освещении события, которое несомненно отвечает общественным интересам, с правом на защиту репутации группы опознаваемых частных лиц, являющихся центральными фигурами этого события. С нашей точки зрения, тот факт, что имеет место сильный общественный интерес, не должен освобождать газету от обязанности соблюдать профессиональную этику или законы о диффамации.</text:p>
          </table:table-cell>
          <table:table-cell table:number-columns-repeated="1016"/>
        </table:table-row>
        <table:table-row table:style-name="ro100">
          <table:table-cell office:value-type="string" calcext:value-type="string">
            <text:p>Për arsye të brendshme që kanë “Detyrat dhe Përgjegjësitë” në ushtrimin e lirisë së shprehjes, mbrojtja e gazetarëve me nenin 10 në lidhje me raportimin e çështjeve me interes të përgjithshëm është subjekt i dispozitës se ata po veprojnë në mirëbesim për të dhënë informacione të sakta dhe të besueshme në përputhje me etikën e gazetarisë... </text:p>
          </table:table-cell>
          <table:table-cell office:value-type="string" calcext:value-type="string">
            <text:p>გამოხატვის თავისუფლების განუყოფელი ნაწილის „ვალდებულებებისა და პასუხისმგებლობების“ თანახმად, მე-10 მუხლით ჟურნალისტებისთვის გარანტირებული დაცვა, როდესაც ისინი ავრცელებენ საზოგადოებრივი ინტერესის ინფორმაციას დამოკიდებულია იმაზე, თუ რამდენად მოქმედებენ ისინი კეთილსინდისიერად, ჟურნალისტური ეთიკის ფარგლებში იმისთვის, რომ მიაწოდონ საზოგადოებას უტყუარი და სარწმუნო ინფორმაცია... </text:p>
            <text:p/>
            <text:p/>
          </table:table-cell>
          <table:table-cell office:value-type="string" calcext:value-type="string">
            <text:p>A véleménynyilvánítás szabadságának gyakorlásával velejáró <text:s/>"feladatok és felelősségek" a szólásszabadság <text:s/>a 10. cikk általi védelme, <text:s/>az újságírók általános érdekű ügyekről szóló cikkeivel kapcsolatban <text:s/>biztosított, abban az esetben, ha jóhiszeműen jár el <text:s/>pontos és megbízható információkat szolgáltat, mely összhangban áll újságírás etikájával ...</text:p>
          </table:table-cell>
          <table:table-cell office:value-type="string" calcext:value-type="string">
            <text:p>Поради “обврските и одговорностите“ својствени за практикувањето на слободата на изразувањето, заштитата која членот 10 им ја дава на новинарите во врска со известувањето за прашања од општ интерес подлежи на услов тие да дејствуваат “со добра намера“ со цел да обезбедат точна и сигурна информација,</text:p>
            <text:p>согласно новинарската етика...</text:p>
          </table:table-cell>
          <table:table-cell office:value-type="string" calcext:value-type="string">
            <text:p>Na osnovu ’dužnosti i obaveza’ sadržanih u ostvarivanju slobode izražavanja, zaštita koja se u Članu 10 obezbeđuje novinarima kod izveštavanja o pitanjima od opšteg interesa, podleže uslovu shodno kojem oni moraju da postupaju savesno u cilju pružanja tačnih i pouzdanih informacija u skladu sa novinarskom etikom…</text:p>
          </table:table-cell>
          <table:table-cell office:value-type="string" calcext:value-type="string">
            <text:p>«Зважаючи на «обов’язки та відповідальність», яких необхідно дотримуватися в процесі реалізації свободи вираження поглядів, Стаття 10 захищала право журналістів на поширення інформації з питань, які є предметом суспільного інтересу, за умови їх сумлінності, використання перевірених фактів і надання надійних і точних даних відповідно до вимоги журналістської етики.</text:p>
          </table:table-cell>
          <table:table-cell office:value-type="string" calcext:value-type="string">
            <text:p>Ca urmare a “obligațiilor și responsabilităților” inerente exercitării libertății de exprimare, protecția asigurată de Articolul 10 jurnaliștilor cu privire la raportarea unor chestiuni de interes general este supusă prevederii ca aceștia să acționeze cu bună credință pentru a asigura informații sigure și corecte în conformitate cu etica jurnalismului... </text:p>
          </table:table-cell>
          <table:table-cell office:value-type="string" calcext:value-type="string">
            <text:p>По вопросу "обязанностей и обязательств", связанных с осуществлением свободы выражения мнения, Статья 10 защищает право журналистов на распространение информации </text:p>
            <text:p>по вопросам, являющимися предметом общественного интереса, при условии их добросовестности, использования проверенных фактов и предоставления надежных и точных данных, в соответствии с требованиями журналистской этики...</text:p>
          </table:table-cell>
          <table:table-cell table:number-columns-repeated="1016"/>
        </table:table-row>
        <table:table-row table:style-name="ro91">
          <table:table-cell office:value-type="string" calcext:value-type="string">
            <text:p>Sipas mendimit të Gjykatës, shtypi normalisht, duke kontribuuar në debatin publik për çështje me interes legjitim, duhet ta ketë të drejtën që të mbështetet tek përmbajtja e raporteve zyrtare pa patur nevojë të kryejë kërkime të pavarura; në të kundërt, dëmtohet roli jetik i shtypit si mbikëqyrës publik”.</text:p>
          </table:table-cell>
          <table:table-cell office:value-type="string" calcext:value-type="string">
            <text:p>სასამართლოს აზრით, პრესას, როდესაც მას წვლილი შეაქვს საჯარო ინტერესის საგანზე განხილვის პროცესში, უნდა ქონდეს შესაძლებლობა დაეყრდნოს ოფიციალურ ანგარიშებს დამოუკიდებელი კვლევის ჩატარების აუცილებლობის გარეშე. სხვაგვარად საფრთხე შეექმნებოდა პრესის, როგორც „მოდარაჯე ძაღლის“ ფუნქციას”.</text:p>
          </table:table-cell>
          <table:table-cell office:value-type="string" calcext:value-type="string">
            <text:p>A Bíróság véleménye szerint a sajtónak általában jogosultnak kell lennie ahhoz, hogy a közérdekű vitákban való közreműködés során a hivatalos jelentésekre hivatkozzon, <text:s/>föggetlen kutatások nélkül. Ellenkező esetben a sajtó létfontosságú "társadalom-figyelő" szerepe aláaknázható. "</text:p>
          </table:table-cell>
          <table:table-cell office:value-type="string" calcext:value-type="string">
            <text:p>Според Судот, печатот генерално треба да има право да се потпира на содржината на официјални извештаи без да презема независни истражувања, кога се работи за придонес кон јавна дебата по прашања од легитимна загриженост. Инаку, виталната улога на “јавен чувар“ која печатот ја има, може да биде занемарена.</text:p>
          </table:table-cell>
          <table:table-cell office:value-type="string" calcext:value-type="string">
            <text:p>Na osnovu mišljenja Suda, normalno je da štampa, kada doprinosi javnoj debati o pitanjima od legitimnog interesa, ima pravo da se poziva na sadržaj zvaničnih izveštaja, bez obaveze da sprovodi nezavisno istraživanje. U suprotnom, suštinski značajna uloga štampe kao javnog kontrolora može biti podrivena.“</text:p>
          </table:table-cell>
          <table:table-cell office:value-type="string" calcext:value-type="string">
            <text:p>З точки зору Суду, роблячи свій внесок у дискусію з питань, що становлять суспільний інтерес, преса зазвичай має право покладатися на зміст офіційних звітів та не проводити власних розслідувань. Інакше життєво важлива роль преси як громадського наглядача була б скомпрометована». </text:p>
          </table:table-cell>
          <table:table-cell office:value-type="string" calcext:value-type="string">
            <text:p>După părerea Curții, presa ar trebui, în mod normal, să aibă dreptul, atunci când contribuie la dezbaterea publică a unor subiecte de legitim interes, să se bazeze pe conținutul rapoartelor oficiale fără a avea nevoie să efectueze cercetare independentă. În caz contrar, rolul vital de „câine de pază public” al presei poate fi subminat.”</text:p>
          </table:table-cell>
          <table:table-cell office:value-type="string" calcext:value-type="string">
            <text:p>С точки зрения Суда, осуществляя свой вклад в дискуссию по вопросам общественного интереса, </text:p>
            <text:p>пресса имела право полагаться на содержание официальных отчетов и не проводить собственного расследования. Иначе жизненно важная роль прессы как стража интересов общества была бы подорвана".</text:p>
          </table:table-cell>
          <table:table-cell table:number-columns-repeated="1016"/>
        </table:table-row>
        <table:table-row table:style-name="ro87">
          <table:table-cell office:value-type="string" calcext:value-type="string">
            <text:p>Bladet Tromsø dhe Stensaas kundër Norvegjisë [Dhoma e Madhe], 1999 </text:p>
          </table:table-cell>
          <table:table-cell office:value-type="string" calcext:value-type="string">
            <text:p>Bladet Tromsø და Stensaas ნორვეგიის წინააღმდეგ [დიდი პალატა], 1999 </text:p>
          </table:table-cell>
          <table:table-cell office:value-type="string" calcext:value-type="string">
            <text:p>Bladet Tromsø és Stensaas kontra Norvégia [Nagy Tanács], 1999 </text:p>
          </table:table-cell>
          <table:table-cell office:value-type="string" calcext:value-type="string">
            <text:p>Bladet Tromsø and Stensaas против Норвешка [Голем судски совет], 1999 </text:p>
          </table:table-cell>
          <table:table-cell office:value-type="string" calcext:value-type="string">
            <text:p>Bladet Tromsø i Stensaas protiv Norveške [Veliko veće], 1999.</text:p>
          </table:table-cell>
          <table:table-cell office:value-type="string" calcext:value-type="string">
            <text:p>«Bladet Tromsø» та Стенсаас проти Норвегії [Велика палата], 1999 </text:p>
          </table:table-cell>
          <table:table-cell office:value-type="string" calcext:value-type="string">
            <text:p>Bladet Tromsø și Stensaas v. Norvegia [Marea Cameră], 1999 </text:p>
          </table:table-cell>
          <table:table-cell office:value-type="string" calcext:value-type="string">
            <text:p>Бладет Тромсо (Bladet Tromsø) и Стенсаас (Stensaas) против Норвегии [Большая Палата], 1999 </text:p>
          </table:table-cell>
          <table:table-cell table:number-columns-repeated="1016"/>
        </table:table-row>
        <table:table-row table:style-name="ro111">
          <table:table-cell office:value-type="string" calcext:value-type="string">
            <text:p>“(...) nuk është e qartë nëse aplikanti ka patur si qëllim t’i postonte këto deklarata në cilësinë e tij si gazetar që informon publikun, apo nëse ai i ka shprehur mendimet e tij personale si një qytetar i thjeshtë në vazhdën e një debati në internet. Megjithatë, është e qartë se, (...) aplikanti, duke qenë një gazetar i mirënjohur, nuk e fshehu identitetin e tij dhe i dha deklaratat e tij publikisht, duke i postuar ato në një forum të hapur dhe të njohur në internet, një medium ky që, në kohët moderne, ka një efekt jo më pak të fuqishëm sesa mediat e shkruara. (...) duke akuzuar individë konkretë në mënyrë të drejtpërdrejtë për një formë specifike kundërvajtjeje, përmban detyrimin për të siguruar një bazë të mjaftueshme faktike për këtë deklarim të tillë (...)”.</text:p>
          </table:table-cell>
          <table:table-cell office:value-type="string" calcext:value-type="string">
            <text:p>“(…) გაუგებარია მოსარჩელის მიზანს წარმოადგენდა მოცემული განცხადებების გამოქვყენება, ჟურნალისტის სახელით, რომელიც აწვდიდა ინფორმაციას საზოგადოებას თუ მან უბრალოდ გამოხატა საკუთარი პერსონალური მოსაზრება ინტერნეტ დებატის მიმდინარეობის პროცესში. მიუხედავად აღნიშნულისა ცხადია, რომ (...) მოსარჩელემ, ცნობილმა ჟურნალისტმა, არ დაფარა საკუთარი ვინაობა <text:s/>და ღიად ხელმისაწვდომ პოპულარულ ინტერნეტ ფორუმზე, საშუალება, რომელსაც თანამედროვეობაში აქვს ბეჭდვით მედიაზე არანაკლები ეფექტი, საჯაროდ გაავრცელა საკუთარი განცხადებები. <text:s/>(…) კონკრეტული ინდივიდების პირდაპირ დადანაშაულება ამა თუ იმ გადაცდომის ჩადენაში გულისხმობს მოცემული ბრალდების შესაბამისი ფაქტობრივი მტკიცებულებების წარმოდგენის ვალდებულებას (...)”.</text:p>
          </table:table-cell>
          <table:table-cell office:value-type="string" calcext:value-type="string">
            <text:p>(...) nem világos, hogy a felperes <text:s/>szándékában állt-e ilyen állításokat közzétenni az újságírói minőségében, tájékoztatást nyújtani a nyilvánosság számára, vagy egyszerűen a személyes véleményét kifejezni, mint átlag állampolgár egy internetes vita során. Mindazonáltal nyilvánvaló, hogy (...) a felperes, mint népszerű újságíró, nem rejtette el személyazonosságát, és nyilvánosan terjesztette kijelentéseit azzal, hogy közzétette őket egy szabadon hozzáférhető, népszerű Internetes fórumon, amely a mai időkben nem kevesebb erőteljes hatást fejt ki, mint a nyomatott sajtó. (...) a jogsértés konkrét formájában vádolt személyek kötelezik arra, hogy elegendő ténybeli alapot adjon az állításához.[...] .</text:p>
          </table:table-cell>
          <table:table-cell office:value-type="string" calcext:value-type="string">
            <text:p>„(...) не е јасно дали жалителот имал намера да ги објави овие изјави во неговото својство на новинар кој обезбедува информации во јавноста, или дали тој едноставно ги изразил своите сопствени мислења како обичен граѓанин во текот на интернет дебата. Сепак, јасно е дека, (...) жалителот, кој е популарен новинар, не го криел својот идентитет и дека тој јавно ги пренел своите изјави преку нивно објавување на лесно достапен популарен форум на интернет, медиум кој во модерното време има исто толку моќно влијание како и печатените медиуми. (...) директно обвинување на одредени поединци за посебна форма на недолично однесување повлекува обврска за обезбедување на доволна фактичка основа за такво тврдење (...)“. <text:s/></text:p>
          </table:table-cell>
          <table:table-cell office:value-type="string" calcext:value-type="string">
            <text:p>„(…) nije jasno da li je podnosilac predstavke imao nameru da ove izjave objavi u svojstvu novinara koji pruža informacije javnosti, ili je on naprosto izrazio svoje lično mišljenje kao običan građanin u toku debate na Internetu. Ipak, jasno je da, (…) podnosilac predstavke, koji je poznati novinar, nije sakrio svoj identitet i da je javno iznosio svoje konstatacije, objavljujući ih na jednom slobodno dostupnom i popularnom Internet forumu, koji u savremeno doba predstavlja medijum koji nije ništa manje delotvoran od štampanih medija. (…) direktna optužba protiv konkretnih lica zbog konkretnog oblika povrede dužnosti nalaže obavezu iznošenja zadovoljavajuće činjenične osnove za takvu tvrdnju (…).“</text:p>
          </table:table-cell>
          <table:table-cell office:value-type="string" calcext:value-type="string">
            <text:p>«У цій справі незрозуміло чи мав позивач намір опублікувати ці твердження в якості журналіста, який інформує громадськість, або він просто висловив свою особисту думку пересічного громадянина під час Інтернет-дискусії. Разом з тим, очевидно, що, (…) позивач, відомий журналіст, не приховував своєї особистості, і публічно поширив свої твердження, розмістивши їх на легкодоступному і популярному Інтернет-форумі, в середовищі, яке в наші дні справляє на людей вплив не менший, ніж друковані ЗМІ. (…) пряме звинувачення конкретних людей в конкретних вчинках вимагає достатніх фактологічних підстав (…)».</text:p>
          </table:table-cell>
          <table:table-cell office:value-type="string" calcext:value-type="string">
            <text:p>“(…) nu este clar dacă reclamantul a intenționat să posteze aceste afirmații în capacitatea de jurnalist asigurând informații pentru public sau dacă a exprimat doar opiniile sale personale ca un cetățean obișnuit în cursul unei dezbateri pe Internet. Cu toate astea, e clar că, (…) reclamantul, fiind un jurnalist popular, nu și-a ascuns identitatea și că a diseminat public afirmațiile postându-le pe un forum liber accesibil de pe Internet, un mediu care în epoca modernă nu are un efect mai puțin puternic decât media tipărită. (…) acuzând în mod direct anumiți indivizi de o formă specifică de comportament inadecvat atrage după sine o obligație de a asigura o bază faptică suficientă pentru o astfel de afirmație (…).”</text:p>
          </table:table-cell>
          <table:table-cell office:value-type="string" calcext:value-type="string">
            <text:p>"(…) неясно, был ли намерен заявитель опубликовать эти утверждения в качестве журналиста, информирующего общественность, либо он просто выразил своё личное мнение рядового гражданина в ходе Интернет-дискуссии. Вместе с тем, очевидно, что, (…) заявитель, будучи известным журналистом, не скрывал своей личности, и что он публично распространил свои утверждения, разместив их на легко доступном и популярном Интернет-форуме, в среде, которая в наши дни оказывает не меньшее воздействие на людей, чем печатные СМИ. (...) прямое обвинение конкретных людей в конкретных поступках требует достаточного фактологического основания (...)".</text:p>
          </table:table-cell>
          <table:table-cell table:number-columns-repeated="1016"/>
        </table:table-row>
        <table:table-row table:style-name="ro10">
          <table:table-cell office:value-type="string" calcext:value-type="string">
            <text:p>Fatullayev kundër Azerbajxhanit, 2010</text:p>
          </table:table-cell>
          <table:table-cell office:value-type="string" calcext:value-type="string">
            <text:p>Fatullayev აზერბაიჯანის წინააღმდეგ, 2010</text:p>
          </table:table-cell>
          <table:table-cell office:value-type="string" calcext:value-type="string">
            <text:p>Fatullayev kontra <text:s/>Azerbaijan, 2010</text:p>
          </table:table-cell>
          <table:table-cell office:value-type="string" calcext:value-type="string">
            <text:p>Fatullayev против Азербејџан, 2010</text:p>
          </table:table-cell>
          <table:table-cell office:value-type="string" calcext:value-type="string">
            <text:p>Fatullayev protiv Azerbejdžana, 2010</text:p>
          </table:table-cell>
          <table:table-cell office:value-type="string" calcext:value-type="string">
            <text:p>Фатуллаєв проти Азербайджану, 2010</text:p>
          </table:table-cell>
          <table:table-cell office:value-type="string" calcext:value-type="string">
            <text:p>Fatullayev v. Azerbaijan, 2010</text:p>
          </table:table-cell>
          <table:table-cell office:value-type="string" calcext:value-type="string">
            <text:p>Фатуллаев (Fatullayev) против Азербайджана, 2010</text:p>
          </table:table-cell>
          <table:table-cell table:number-columns-repeated="1016"/>
        </table:table-row>
        <table:table-row table:style-name="ro86">
          <table:table-cell office:value-type="string" calcext:value-type="string">
            <text:p>OJQ-ve u njihet roli i mbikëqyrësit publik</text:p>
          </table:table-cell>
          <table:table-cell office:value-type="string" calcext:value-type="string">
            <text:p>აღიარებულ იქნა არასამთავრობო ორგანიზაციათა „მეთვალყურე ძაღლის“ როლი </text:p>
          </table:table-cell>
          <table:table-cell office:value-type="string" calcext:value-type="string">
            <text:p>A civil szervezeteket felismert "társadalom-figyelő" szerepe.</text:p>
          </table:table-cell>
          <table:table-cell office:value-type="string" calcext:value-type="string">
            <text:p>Невладините организации се признаени во улога на јавен чувар</text:p>
          </table:table-cell>
          <table:table-cell office:value-type="string" calcext:value-type="string">
            <text:p>Nevladinim organizacijama priznata je uloga javnog kontrolora</text:p>
          </table:table-cell>
          <table:table-cell office:value-type="string" calcext:value-type="string">
            <text:p>Було визнано, що неурядові організації виконують функцію громадських наглядачів</text:p>
          </table:table-cell>
          <table:table-cell office:value-type="string" calcext:value-type="string">
            <text:p>ONG-urilor li s-a recunoscut rolul de „câine de pază“ </text:p>
          </table:table-cell>
          <table:table-cell office:value-type="string" calcext:value-type="string">
            <text:p>Признано, что НПО отводится роль общественного наблюдателя</text:p>
          </table:table-cell>
          <table:table-cell table:number-columns-repeated="1016"/>
        </table:table-row>
        <table:table-row table:style-name="ro91">
          <table:table-cell office:value-type="string" calcext:value-type="string">
            <text:p>“(...) kur një OJQ tërheq vëmendjen për çështje me interes publik, ushtron rolin e mbikëqyrësit publik me rëndësi të ngjashme me atë të shtypit dhe mund të karakterizohet si një “mbikëqyrës” social dhe i garantohet mbrojtje me Konventë në mënyrë të ngjashme si mbrojtja e ofruar për shtypin”. </text:p>
          </table:table-cell>
          <table:table-cell office:value-type="string" calcext:value-type="string">
            <text:p>“(…) როდესაც არასამთავრობო ორგანიზაცია საზოგადოების ყურადღებას აქცევს საჯარო ინტერესის საგნისკენ, <text:s/>იგი ახორციელებს „მეთვალყურე ძაღლის“ ფუნქციას, ისევე მნიშვნელოვანს, როგორც პრესის აღნიშნული როლი და შესაძლებელია დახასიათებულ იქნეს როგორც საზოგადოებრივი „მოდარაჯე ძაღლი.” </text:p>
          </table:table-cell>
          <table:table-cell office:value-type="string" calcext:value-type="string">
            <text:p>(...) amikor egy Civil Szervezet a közérdeklődésre számot tartó ügyekre hivja fel a figyelmet, gyakorolja a megfigyelő szerepet, hasonlóan fontos, mint a sajtóé, a "társadalom-figyelő"-ként jellemezhető, amely az Egyezmény szerinti hasonló védelmben részesülhet.</text:p>
          </table:table-cell>
          <table:table-cell office:value-type="string" calcext:value-type="string">
            <text:p>„(...) кога невладината организација обрнува внимание на прашањата од јавен интерес, таа е во улога на јавен чувар од слично значење со она на печатот и може да се карактеризира како општествен „чувар“ кој ја гарантира истата заштита според Конвенцијата како онаа која му е доделена на печатот.“</text:p>
          </table:table-cell>
          <table:table-cell office:value-type="string" calcext:value-type="string">
            <text:p>„(…) kada <text:s/>NVO skreće pažnju na pitanja od javnog interesa, ona ostvaruje ulogu javnog kontrolora, koja je po značaju slična ulozi štampe i može se okarakterisati kao uloga društvenog ’kontrolora’, koja ima pravo na <text:s/>zaštitu na osnovu Konvencije sličnu onoj koja se odobrava štampi.“</text:p>
          </table:table-cell>
          <table:table-cell office:value-type="string" calcext:value-type="string">
            <text:p>«коли НУО привертає увагу до питань, що становлять суспільний інтерес, вона грає роль громадського наглядача, яка має таке ж значення, як і аналогічна роль преси, і може характеризуватися як соціальний наглядач, що відповідно до Конвенції гарантує захист аналогічний тому, який надається пресі.»</text:p>
          </table:table-cell>
          <table:table-cell office:value-type="string" calcext:value-type="string">
            <text:p>“(…) când un ONG atrage atenția asupra unor chestiuni de interes public, își exercită rolul de „câine de pază“ având o importanță similară cu cea a presei și poate fi caracterizat ca un „câine de pază al societății” care are aceeași protecție sub această Convenție ca cea asigurată presei.” </text:p>
          </table:table-cell>
          <table:table-cell office:value-type="string" calcext:value-type="string">
            <text:p>«(...), когда НПО обращает внимание на вопросы, представляющие общественный интерес, она выполняет роль общественного наблюдателя, что имеет такое же значение, как и для прессы, и НПО может быть охарактеризована как социальный "наблюдатель", что гарантирует аналогичную предоставленной пресе защиту в соответствии с Конвенцией."</text:p>
          </table:table-cell>
          <table:table-cell table:number-columns-repeated="1016"/>
        </table:table-row>
        <table:table-row table:style-name="ro90">
          <table:table-cell office:value-type="string" calcext:value-type="string">
            <text:p>(...) një OJQ që kryen rol mbikëqyrës publik ka të ngjarë të ketë ndikim më të madh kur raporton <text:s/>parregullsi të punonjësve të shërbimit publik dhe shpesh disponon mjete më të shumta të verifikimit dhe të vërtetimit të kritikave sesa një raportim individual mbi atë që personi ka vënë re personalisht”.</text:p>
          </table:table-cell>
          <table:table-cell office:value-type="string" calcext:value-type="string">
            <text:p>“(…) სავარაუდოა, რომ „მოდარაჯე ძაღლის“ ფუნქციის მატარებელ არასამთავრობო ორგანიზაციას ექნება მეტი გავლენა, როდესაც ის საზოგადოებას აწვდის ინფორმაციას საჯარო მოხელეთა გადაცდომების შესახებ და ხშირ შემთხვევაში ექნება კრიტიკის ჭეშმარიტების გადამოწმებისა და დადასტურების მეტი საშუალება, ვიდრე ინდივიდს, რომელიც საზოგადოებას აწვდის ინფორმაციას ისეთი ფაქტების შესახებ რომლებიც მხოლოდ პირადი დაკვირვების საგანს წარმოადგენს.”</text:p>
          </table:table-cell>
          <table:table-cell office:value-type="string" calcext:value-type="string">
            <text:p>(...) egy civil szervezet mely nyilvános "társadalom-figyelő" szerepkörben van, <text:s/>gyakran rendelkeznek a bírálat igazolására és megerősítésére szolgáló nagyobb eszközökkel, a közhivatalnokok szabálytalanságairól szóló jelentéseinek nagyobb hatásúak mint amit az egyéni megfigyelők szolgáltatnak.</text:p>
          </table:table-cell>
          <table:table-cell office:value-type="string" calcext:value-type="string">
            <text:p>„(...) невладина организација која е во улога на јавен чувар веројатно ќе има поголемо влијание при известувањето за неправилностите на вршителите на јавни функции, и честопати ќе имаат на располагање повеќе средства за верификација и потврда на веродостојноста на критиката отколку во случај на известување од поединец за она што тој лично го забележал.“</text:p>
          </table:table-cell>
          <table:table-cell office:value-type="string" calcext:value-type="string">
            <text:p>„(…) svi su izgledi da će NVO koja vrši ulogu javnog kontrolora imati veći uticaj kada izveštava o nepravilnostima u radu državnih zvaničnika i da često raspolaže većim mogućnostima provere i dokazivanja istinitosti kritike nego što je to slučaj kada se radi o <text:s/>pojedincu koji izveštava o onome što je lično zapazio.“</text:p>
          </table:table-cell>
          <table:table-cell office:value-type="string" calcext:value-type="string">
            <text:p>«(…) неурядова організація, що виконує роль громадського наглядача, швидше за все, буде мати більший вплив під час звітування про порушення, здійснені державними посадовими особами, і часто розпоряджатиметься більш широкими засобами перевірки і підтвердження достовірності критики, ніж це було б у випадку індивідуального повідомлення про те, що він або вона спостерігав особисто.»</text:p>
          </table:table-cell>
          <table:table-cell office:value-type="string" calcext:value-type="string">
            <text:p>“(…) un ONG care joacă rolul de „câine de pază“ public e posibil să aibă un impact mai mare când raportează nereguli din partea unor funcționari publici și de multe ori poate dispune de mijloace mai largi de verificare și coroborare a veridicității criticii decât ar fi cazul unui individ care raportează ce a observat.”</text:p>
          </table:table-cell>
          <table:table-cell office:value-type="string" calcext:value-type="string">
            <text:p>«(...) неправительственная организация, выполняющая роль общественного наблюдателя, скорее всего, будет иметь большее влияние при сообщении сведений о нарушениях государственных должностных лиц и у нее в распоряжении будет больше средств проверки и подтверждения достоверности оснований для критики, </text:p>
            <text:p>чем это было бы в случае сообщения какого-либо человека по поводу того, что он или она лично наблюдал/а».</text:p>
          </table:table-cell>
          <table:table-cell table:number-columns-repeated="1016"/>
        </table:table-row>
        <table:table-row table:style-name="ro89">
          <table:table-cell office:value-type="string" calcext:value-type="string">
            <text:p>Medžlis Islamske Zajednice Brčko dhe të Tjerët kundër Bosnje-Hercegovinës [Dhoma e Madhe], <text:s/>2017</text:p>
          </table:table-cell>
          <table:table-cell office:value-type="string" calcext:value-type="string">
            <text:p>Medžlis Islamske Zajednice Brčko და სხვები ბოსნია და ჰერცეგოვინის წინააღმდეგ <text:s text:c="2"/>[დიდი პალატა], 2017</text:p>
          </table:table-cell>
          <table:table-cell office:value-type="string" calcext:value-type="string">
            <text:p>Medžlis Islamske Zajednice Brčko és Mások kontra Bosznia és Hercegovina [Nagy Tanács], <text:s/>2017</text:p>
          </table:table-cell>
          <table:table-cell office:value-type="string" calcext:value-type="string">
            <text:p>Medžlis Islamske Zajednice Brčko и други против Босна и Херцеговина [Голем судски совет], <text:s/>2017</text:p>
          </table:table-cell>
          <table:table-cell office:value-type="string" calcext:value-type="string">
            <text:p>Medžlis Islamske zajednice Brčko i drugi protiv Bosne i Hercegovine [Veliko veće], 2017</text:p>
          </table:table-cell>
          <table:table-cell office:value-type="string" calcext:value-type="string">
            <text:p>Меджліс ісламської общини округу Брчко та інші проти Боснії та Герцеговини [Велика палата], 2017</text:p>
          </table:table-cell>
          <table:table-cell office:value-type="string" calcext:value-type="string">
            <text:p>Medžlis Islamske Zajednice Brčko și Alții v. Bosnia și Herțegovina [Marea Cameră], 2017</text:p>
          </table:table-cell>
          <table:table-cell office:value-type="string" calcext:value-type="string">
            <text:p>Меджлис исламске Заеднице Брчко (Medžlis Islamske Zajednice Brčko) и Другие </text:p>
            <text:p>против Боснии и Герцеговины [Большая Палата], 2017</text:p>
          </table:table-cell>
          <table:table-cell table:number-columns-repeated="1016"/>
        </table:table-row>
        <table:table-row table:style-name="ro86">
          <table:table-cell office:value-type="string" calcext:value-type="string">
            <text:p>Nëpunësit e shërbimit publik dhe anëtarët e forcave të armatosura – mbrojtja e kufizuar e fjalës </text:p>
          </table:table-cell>
          <table:table-cell office:value-type="string" calcext:value-type="string">
            <text:p>საჯარო მოხელეები და შეირაღებულ ძალების წევრები - სიტყვის თავისუფლების შეზღუდული დაცვა </text:p>
          </table:table-cell>
          <table:table-cell office:value-type="string" calcext:value-type="string">
            <text:p>A köztisztviselők és a fegyveres erők tagjai - korlátozott beszédvédelemmel</text:p>
          </table:table-cell>
          <table:table-cell office:value-type="string" calcext:value-type="string">
            <text:p>Јавни службеници и припадници на вооружени сили- ограничена заштита на говорот</text:p>
          </table:table-cell>
          <table:table-cell office:value-type="string" calcext:value-type="string">
            <text:p>Državni službenici i pripadnici oružanih snaga – ograničena zaštita govora</text:p>
          </table:table-cell>
          <table:table-cell office:value-type="string" calcext:value-type="string">
            <text:p>Державні службовці та військовослужбовці – обмежений захист висловлювань </text:p>
          </table:table-cell>
          <table:table-cell office:value-type="string" calcext:value-type="string">
            <text:p>Funcționarii publici și membrii forțelor armate – protecție limitată a discursului</text:p>
          </table:table-cell>
          <table:table-cell office:value-type="string" calcext:value-type="string">
            <text:p>Государственные служащие и служащие вооруженных сил - ограниченная защита </text:p>
            <text:p>свободы выражения мнения</text:p>
          </table:table-cell>
          <table:table-cell table:number-columns-repeated="1016"/>
        </table:table-row>
        <table:table-row table:style-name="ro100">
          <table:table-cell office:value-type="string" calcext:value-type="string">
            <text:p>“(…) neni 10 mbron jo vetëm përmbajtjen e ideve dhe informacionit të shprehur, por edhe formën me të cilën ato përcillen. E njëjta gjë është e vërtetë edhe kur personat në fjalë janë pjesëtarë të forcave të armatosura, pasi neni 10 është i zbatueshëm për ta sikurse për çdo person tjetër brenda juridiksionit të Shteteve Kontraktuese. (…) autoritetet kombëtare duhet të sigurojnë që dënimet joproporcionale të mos i zbehin përpjekjet e përfaqësuesve të sindikatave që t’i japin zë dhe të mbrojnë interesat e anëtarëve të tyre (…).”</text:p>
          </table:table-cell>
          <table:table-cell office:value-type="string" calcext:value-type="string">
            <text:p>“(…)მე-10 მუხლი იცავს არა მარტო გამოთქმული აზრებისა და იდეების შინაარს, არამედ ასევე მათი გამოხატვის ფორმას. <text:s/>აღნიშნული მიმართება ასევე შეირაღებული ძალების წევრებს, რადგან მე-10 მუხლი ვრცელდება მათზე ისევე, როგორც ხელმომწერ სახელმწიფოთა იურისდიქციაში მყოფ ნებისმიერ სხვა პირზე. (…) ეროვნულმა ხელისუფლებებმა უნდა უზრუნველყონ, რომ არაპროპორციულ ჯარიმებს არ ქონდეთ გადამარწმუნებელი ეფექტი პროფკავშირთა წარმომადგენლებზე გამოხატონ და დაიცვან საკუთარ წევრთა ინტერესები (...).”</text:p>
          </table:table-cell>
          <table:table-cell office:value-type="string" calcext:value-type="string">
            <text:p>”(...) a 10. cikk nem csak a gondolatok, <text:s/>információk tartalmát védi, <text:s/>hanem ezek közvetítését is. Ez igaz arra az esetre is, amikor az érintett személyek a fegyveres erők tagjai, mivel a 10. cikk rájuk ugyanúgy vonatkozik, mint a szerződő államok joghatósága alá tartozó más személyekre. (...) a nemzeti hatóságoknak biztosítaniuk kell, hogy az aránytalan szankciók ne tartsák vissza a szakszervezeti képviselőket attól, hogy kifejezzék és megvédjék tagjaik érdekeit [...]. ”</text:p>
          </table:table-cell>
          <table:table-cell office:value-type="string" calcext:value-type="string">
            <text:p>(...) Членот 10 ја штити не само содржината на изразените идеи и информации, туку и формата во која се пренесуваат. Истото важи и кога засегнатите лица се припадници на вооружените сили, бидејќи членот 10 се однесува на нив исто како што се однесува на други лица во јуриздикцијата на државите договорнички. (...) националните власти мора да гарантираат дека диспропорционалните казни не ги одвраќаат претставниците на синдикатот од намерата да ги искажат и одбранат интересите на своите членови (...). </text:p>
          </table:table-cell>
          <table:table-cell office:value-type="string" calcext:value-type="string">
            <text:p>„(…)Članom 10 utvrđena je zaštita ne samo suštine izraženih ideja i informacija, već i <text:s/>oblik u kojem se one saopštavaju. Isto važi i kada se radi o licima koja su pripadnici oružanih snaga, jer je Član 10 merodavan u pogledu njih, isto kao i u pogledu drugih lica u okviru nadležnosti država ugovornica. (…) nacionalni organi vlasti moraju obezbediti da se nesrazmernim kaznama sindikalni predstavnici ne odvrate od izražavanja i odbrane interesa svojih članova (…).”</text:p>
          </table:table-cell>
          <table:table-cell office:value-type="string" calcext:value-type="string">
            <text:p>«(…)Стаття 10 захищає не тільки зміст висловлених ідей та інформації, але і форму, в якій вони передаються. Аналогічно й у випадках, коли відповідні особи є військовослужбовцями, оскільки стаття 10 застосовується до них так само, як і до інших осіб, які перебувають під юрисдикцією держав-учасниць. (...) національні уряди повинні забезпечити такий стан речей, щоб непропорційні штрафи не відбивали бажання представників профспілок від прагнення виражати і захищати інтереси своїх членів (…).»</text:p>
          </table:table-cell>
          <table:table-cell office:value-type="string" calcext:value-type="string">
            <text:p>“(…) Articolul 10 protejează nu numai fondul ideilor și informațiilor exprimate ci și forma în care sunt transmise. Același lucru e valabil când persoanele implicate sunt membri ai forțelor armate, pentru că Articolul 10 li se aplică și lor, ca oricăror altor persoane din cadrul jurisdicției Statelor Contractante. (…) autoritățile naționale trebuie să se asigure că penalizări disproporționate nu descurajează pe reprezentanții sindicatelor să caute să exprime și să apere interesele membrilor lor (…).”</text:p>
          </table:table-cell>
          <table:table-cell office:value-type="string" calcext:value-type="string">
            <text:p>«(...) Статья 10 защищает не только суть высказанных идей и информации, но также и форму, в которой они передаются. То же самое верно, когда соответствующими лицами являются военнослужащие, поскольку статья 10 применяется к ним так же, как и к другим лицам, находящимся под юрисдикцией Договаривающихся государств. (...) национальные власти должны обеспечить, чтобы несоразмерные штрафы не лишали представителей профсоюзов стремления выражать и защищать интересы своих членов (...) ».</text:p>
          </table:table-cell>
          <table:table-cell table:number-columns-repeated="1016"/>
        </table:table-row>
        <table:table-row table:style-name="ro10">
          <table:table-cell office:value-type="string" calcext:value-type="string">
            <text:p>Szima kundër Hungarisë, 2012</text:p>
          </table:table-cell>
          <table:table-cell office:value-type="string" calcext:value-type="string">
            <text:p>Szima უნგრეთის წინააღმდეგ, 2012</text:p>
          </table:table-cell>
          <table:table-cell office:value-type="string" calcext:value-type="string">
            <text:p>Szima kontra Magyarország, 2012</text:p>
          </table:table-cell>
          <table:table-cell office:value-type="string" calcext:value-type="string">
            <text:p>Szima против Унгарија, 2012</text:p>
          </table:table-cell>
          <table:table-cell office:value-type="string" calcext:value-type="string">
            <text:p>Szima protiv Mađarske, 2012</text:p>
          </table:table-cell>
          <table:table-cell office:value-type="string" calcext:value-type="string">
            <text:p>Сіма проти Угорщини, 2012</text:p>
          </table:table-cell>
          <table:table-cell office:value-type="string" calcext:value-type="string">
            <text:p>Szima v. Ungaria, 2012</text:p>
          </table:table-cell>
          <table:table-cell office:value-type="string" calcext:value-type="string">
            <text:p>Сима (Szima) против Венгрии, 2012</text:p>
          </table:table-cell>
          <table:table-cell table:number-columns-repeated="1016"/>
        </table:table-row>
        <table:table-row table:style-name="ro95">
          <table:table-cell office:value-type="string" calcext:value-type="string">
            <text:p>“(…) Gjykata do të konsiderojë shkallën e kufizimit të lirisë së shprehjes së një punonjësi të forcave të policisë në drejtim të parandalimit të çrregullimeve brenda policisë, një organizatë me strukturë hierarkike ku disiplina është mëse thelbësore për kryerjen e funksioneve të veta... (...) Gjykata vëren se, duke u futur në polici, aplikanti duhet të ketë qenë në dijeni të kufizimeve që kanë punonjësit gjatë ushtrimit të të drejtave të tyre”.</text:p>
          </table:table-cell>
          <table:table-cell office:value-type="string" calcext:value-type="string">
            <text:p>“(…) სასამართლო გაითვალისწინებს თუ რა ფარგლებში შეიძლება შეიზღუდოს პოლიციის წევრთა გამოხატვის თავისუფლება, რათა თავიდან იქნეს აცილებული არეულობა საპოლიციო სისტემაში, იერარქიულად ორგანიზებული დაწესებულება, რომლისთვისაც დისციპლინა უმნიშვნელოვანესია საკუთარი ფუნქციების განსახორციელებლად. (…) სასამართლო აღნიშნავს, რომ საპოლიციო ძალებში გაერთიანებისას მოსარჩელეს გააზრებული უნდა ქონოდა ის შეზღუდვები, რომლებიც მოქმედებს თანამშრომლებზე საკუთარი უფლებებით სარგებლობისას.”</text:p>
          </table:table-cell>
          <table:table-cell office:value-type="string" calcext:value-type="string">
            <text:p>(...) a Bíróság mérlegelni fogja, hogy a rendőrség tagjainak véleménynyilvánítási szabadsága korlátozható-e annak érdekében, hogy megakadályozzák a rendőrségen belüli rendellenességet, egy hierarchikusan szervezett testületben, ahol a fegyelem a feladatai ellátása tekintetében alapvető fontosságú. (...) Az Elsőfokú Bíróság megjegyzi, hogy a kérelmezőnek a rendőrségbe való belépésével tisztában kell lennie jogai gyakorlásában, a személyzetre vonatkozó korlátozásokkal. </text:p>
          </table:table-cell>
          <table:table-cell office:value-type="string" calcext:value-type="string">
            <text:p>„(...) Судот ќе го разгледа степенот до кој може да се ограничи правото на слобода на изразување на припадник на полицијата, со цел да се спречи безредие во полицијата, хиерархиски организирано тело каде што дисциплината е од клучно значење за спроведување на нејзините функции. (...) Судот забележува дека, со влегување во полиција, жалителот требало да биде свесен за ограничувањата што се однесуваат на вработените во остварувањето на нивните права.“ </text:p>
          </table:table-cell>
          <table:table-cell office:value-type="string" calcext:value-type="string">
            <text:p>„(…) Sud će razmotriti u kojoj meri može biti ograničeno pravo pripadnika policijskih snaga na slobodu izražavanja, da bi se sprečio nered u okviru policije, hijerarhijski organizovanog tela gde je disciplina <text:s/>od suštinskog značaja za njegovo funkcionisanje. (…) Sud napominje da je podnosilac predstavke kada je pristupio policiji trebalo da bude upoznat sa ograničenjima koja su merodavna za osoblje u vršenju njihovih dužnosti.“ </text:p>
          </table:table-cell>
          <table:table-cell office:value-type="string" calcext:value-type="string">
            <text:p>«Суд розгляне питання про те, в якій мірі право на свободу вираження поглядів співробітника поліції може бути обмежене з метою запобігання безладу в поліції, ієрархічно організованому органі, в якому дисципліна є найважливішою для здійснення його функцій. (...) Суд зазначає, що, прийшовши на службу до поліції, позивач повинен був знати про обмеження, що застосовуються до персоналу при здійсненні їхніх прав.»</text:p>
          </table:table-cell>
          <table:table-cell office:value-type="string" calcext:value-type="string">
            <text:p>“(…) Curtea va considera măsura în care dreptul la liberă exprimare a unui membru a unei forțe de poliție poate fi limitat pentru a preveni dezordinea în poliție, un corp organizat ierarhic unde disciplina este chintesența executării funcțiilor sale (…) Curtea notează că, prin intrarea în poliție, reclamantul ar fi trebui să cunoască restricțiile care se aplică personalului în exercitarea drepturilor sale.”</text:p>
          </table:table-cell>
          <table:table-cell office:value-type="string" calcext:value-type="string">
            <text:p>«(...) Суд рассмотрит вопрос о том, в какой степени право на свободу выражения мнения работника полиции может быть ограничено в интересах предотвращения беспорядков внутри полиции, иерархически организованного органа, в котором дисциплина является крайне важной для осуществления своих функций. (...) </text:p>
            <text:p>Суд отмечает, что, став работником полиции, заявитель должен был знать об ограничениях, применяемых к персоналу в вопросе осуществления своих прав».</text:p>
          </table:table-cell>
          <table:table-cell table:number-columns-repeated="1016"/>
        </table:table-row>
        <table:table-row table:style-name="ro10">
          <table:table-cell office:value-type="string" calcext:value-type="string">
            <text:p>Szima kundër Hungarisë, 2012</text:p>
          </table:table-cell>
          <table:table-cell office:value-type="string" calcext:value-type="string">
            <text:p>Szima უნგრეთის წინააღმდეგ, 2012 </text:p>
          </table:table-cell>
          <table:table-cell office:value-type="string" calcext:value-type="string">
            <text:p>Szima kontra Magyarország, 2012</text:p>
          </table:table-cell>
          <table:table-cell office:value-type="string" calcext:value-type="string">
            <text:p>Szima против Унгарија, 2012</text:p>
          </table:table-cell>
          <table:table-cell office:value-type="string" calcext:value-type="string">
            <text:p>Szima protiv Mađarske, 2012</text:p>
          </table:table-cell>
          <table:table-cell office:value-type="string" calcext:value-type="string">
            <text:p>Сіма проти Угорщини, 2012</text:p>
          </table:table-cell>
          <table:table-cell office:value-type="string" calcext:value-type="string">
            <text:p>Szima v. Ungaria, 2012</text:p>
          </table:table-cell>
          <table:table-cell office:value-type="string" calcext:value-type="string">
            <text:p>Сима (Szima) против Венгрии, 2012</text:p>
          </table:table-cell>
          <table:table-cell table:number-columns-repeated="1016"/>
        </table:table-row>
        <table:table-row table:style-name="ro102">
          <table:table-cell office:value-type="string" calcext:value-type="string">
            <text:p>“Neni 10 gjen zbatim edhe tek qendra e punës dhe se nëpunësit e shërbimit civil, si aplikanti, gëzojnë të drejtën e lirisë së shprehjes (…). Në të njëjtën kohë, Gjykata është e ndërgjegjshme se nëpunësit kanë detyrën që të shfaqin besnikëri, vetëpërmbajtje dhe maturi para punëdhënësit të tyre. (…) <text:s/>Gjithashtu, në funksion të vetë natyrës të pozicionit të tyre, nëpunësit e shërbimit civil shpesh kanë akses në informacione që qeveria, për arsye legjitime të ndryshme, mund të dojë t’i mbajë të rezervuara ose sekrete. Kështu, detyra e maturisë së nëpunësit të shërbimit civil zakonisht do të jetë edhe detyrim i madh”.</text:p>
          </table:table-cell>
          <table:table-cell office:value-type="string" calcext:value-type="string">
            <text:p>“სასამართლო კიდევ ერთხელ იმეორებს, რომ მე-10 მუხლი ვრცელდება სამუშაო ადგილზეც და რომ საჯარო მოხელეები, მსგავსად მოსარჩელისა, სარგებლობენ გამოხატვის თავისუფლებით (…). <text:s/>ამასთანავე, სასამართლო ითვალისწინებს, რომ დაქირავებული პირები დამქირავებელთან უნდა იყვნენ ლოიალურები, თავშეკავებულნი და წინდახედულნი. (…)ამასთანავე, მათი სამსახურის ბუნებიდან გამომდინარე, საჯარო მოხელეებს შეიძლება ხშირად ხელი მიუწვდებოდეთ ისეთ ინფორმაციაზე, რომელთა მიმართებაშიც მთავრობას, სხვადასხვა ლეგიტიმური მიზეზის გამო, შესაძლებელია ჰქონდეს კონფიდენციალურად ან საიდუმლოდ შენახვის ინტერესი. შესაბამისად, საჯარო მოხელეს ეკისრება წინდახედულობის ზოგადად მაღალი ვალდებულება.”</text:p>
          </table:table-cell>
          <table:table-cell office:value-type="string" calcext:value-type="string">
            <text:p>A 10. cikk olyan munkahelyre is alkalmazható, ahol <text:s/>a köztisztviselők, mint a kérelmező, élvezik a véleménynyilvánítás szabadságát (...). Ugyanakkor a Bíróság tudatában van annak, hogy a munkavállaló hűségre, lojalitásra, diszkrécióra kötelezett a munkaadójával szemben. (...) a köztisztviselők gyakran olyan információkhoz férhetnek hozzá, amelyeket a kormány különböző legitim okokból bizalmasan, titkosan kíván kezelni, ebből az okból <text:s/>a köztisztviselők fenti kötelezettségei alapvető fontosságúak.</text:p>
          </table:table-cell>
          <table:table-cell office:value-type="string" calcext:value-type="string">
            <text:p>„Членот 10 се применува и за работното место, а државните службеници, како и жалителот, имаат право на слобода на изразување (...) Судот е свесен дека вработените имаат обврска за лојалност, резервираност и дискреција кон работодавачот. (...) Понатаму, од аспект на самиот карактер на нивната положба, државните службеници често имаат пристап до информации кои владата, од различни легитимни причини, има интерес да ги чува во тајност како</text:p>
            <text:p>доверливи или строго доверливи. Од тие причини, обврската за дискреција на државните службеници генерално е исто така голема.“</text:p>
          </table:table-cell>
          <table:table-cell office:value-type="string" calcext:value-type="string">
            <text:p>„Član 10 <text:s/>je takođe merodavan za radno mesto i za to da državni službenici, kao što je podnosilac predstavke, uživaju pravo na slobodu izražavanja (…) Istovremeno, Sud ima na umu da zaposleni ima dužnost lojalnosti, suzdržanosti i diskrecije u odnosu na svog poslodavca. (…) Pored toga, s obzirom na samu prirodu njihove pozicije, državni službenici često imaju pristup informacijama koje država u svom interesu možda želi da čuva kao poverljive ili tajne iz različitih legitimnih razloga. Stoga je dužnost diskrecije koju imaju državni službenici uglavnom velika.“ </text:p>
          </table:table-cell>
          <table:table-cell office:value-type="string" calcext:value-type="string">
            <text:p>«Стаття 10 Конвенції застосовується і щодо місця роботи, і що державні службовці, такі як позивач, мають право на свободу вираження поглядів (…). У той же час, Суд пам'ятає про те, що працівники зобов'язані дотримуватися лояльності по відношенню до своїх роботодавців, проявляти стриманість і обачність. (…) Крім того, державні службовці, з огляду на характер їхньої роботи, можуть мати доступ до інформації, яку уряд, з низки легітимних міркувань, може прагнути зберігати конфіденційною або секретною. Тому дотримання розсудливості залишається твердим обов'язком державних службовців.»</text:p>
          </table:table-cell>
          <table:table-cell office:value-type="string" calcext:value-type="string">
            <text:p>“Articolul 10 se aplică și la locul de muncă și funcționarii de stat, ca reclamantul, se bucură de dreptul liberă exprimare (…). În același timp, Curtea ține cont de faptul că angajatul are o datorie de loialitate, rezervă și discreție față de angajatorul său. (…) În plus, având în vedere natura poziției lor, funcționarii publici au deseori acces la informații pe care guvernul, din diverse motive legitime, are interes să le păstreze confidențiale sau secrete. Prin urmare, datoria de discreție a funcționarilor civili va fi de asemenea în general puternică.”</text:p>
          </table:table-cell>
          <table:table-cell office:value-type="string" calcext:value-type="string">
            <text:p>«Статья 10 применяется также на рабочем месте, и государственные служащие, такие как заявитель, пользуются правом на свободу выражения мнения (...). В то же время Суд учитывает тот факт, что служащие должны проявлять по отношению к своему работодателю лояльность, сдержанность и конфиденциальность (...) Кроме того, с учетом самой сущности своего положения, государственные служащие часто имеют доступ к информации, которую правительство по разным законным причинам может держать в </text:p>
            <text:p>конфиденциальности или секрете. Таким образом, обязательство государственных служащих не распространять конфиденциальную информацию также будет, как правило, строгим».</text:p>
          </table:table-cell>
          <table:table-cell table:number-columns-repeated="1016"/>
        </table:table-row>
        <table:table-row table:style-name="ro87">
          <table:table-cell office:value-type="string" calcext:value-type="string">
            <text:p>Guja kundër Moldavisë [Dhoma e Madhe], 2008 </text:p>
          </table:table-cell>
          <table:table-cell office:value-type="string" calcext:value-type="string">
            <text:p>Guja მოლდოვეთის წინააღმდეგ [დიდი პალატა], 2008 </text:p>
          </table:table-cell>
          <table:table-cell office:value-type="string" calcext:value-type="string">
            <text:p>Guja kontra Moldova [Nagy Kamara], 2008 </text:p>
          </table:table-cell>
          <table:table-cell office:value-type="string" calcext:value-type="string">
            <text:p>Guja против Молдавија [Голем судски совет], 2008 </text:p>
          </table:table-cell>
          <table:table-cell office:value-type="string" calcext:value-type="string">
            <text:p>Guja protiv Moldavije [Veliko veće], 2008</text:p>
          </table:table-cell>
          <table:table-cell office:value-type="string" calcext:value-type="string">
            <text:p>Гуджа проти Молдови [Велика палата], 2008 </text:p>
          </table:table-cell>
          <table:table-cell office:value-type="string" calcext:value-type="string">
            <text:p>Guja v. Moldova [Marea Cameră], 2008 </text:p>
          </table:table-cell>
          <table:table-cell office:value-type="string" calcext:value-type="string">
            <text:p>Гужа (Guja) против Молдовы [Большая Палата], </text:p>
            <text:p>2008</text:p>
          </table:table-cell>
          <table:table-cell table:number-columns-repeated="1016"/>
        </table:table-row>
        <table:table-row table:style-name="ro86">
          <table:table-cell office:value-type="string" calcext:value-type="string">
            <text:p>Arkivat e internetit kanë rol të rëndësishëm në lirinë e shprehjes</text:p>
          </table:table-cell>
          <table:table-cell office:value-type="string" calcext:value-type="string">
            <text:p>ინტერნეტ არქივები ასრულებენ მნიშვნელოვან როლს გამოხატვის თავისუფლების მიზნებისთვის </text:p>
          </table:table-cell>
          <table:table-cell office:value-type="string" calcext:value-type="string">
            <text:p>Az internetes archívumok fontos szerepet játszanak a szólásszabadságon belül</text:p>
          </table:table-cell>
          <table:table-cell office:value-type="string" calcext:value-type="string">
            <text:p>Интернет архивите имаат значајна улога во рамки на слободата на изразување</text:p>
          </table:table-cell>
          <table:table-cell office:value-type="string" calcext:value-type="string">
            <text:p>Internet arhive imaju važnu ulogu u kontekstu slobode izražavanja</text:p>
          </table:table-cell>
          <table:table-cell office:value-type="string" calcext:value-type="string">
            <text:p>Інтернет-архіви відіграють важливу роль в межах свободи вираження поглядів</text:p>
          </table:table-cell>
          <table:table-cell office:value-type="string" calcext:value-type="string">
            <text:p>Arhivele de pe Internet au un rol important pentru libertatea de exprimare</text:p>
          </table:table-cell>
          <table:table-cell office:value-type="string" calcext:value-type="string">
            <text:p>Интернет-архивы играют важную роль </text:p>
            <text:p>для свободы выражения мнения</text:p>
          </table:table-cell>
          <table:table-cell table:number-columns-repeated="1016"/>
        </table:table-row>
        <table:table-row table:style-name="ro106">
          <table:table-cell office:value-type="string" calcext:value-type="string">
            <text:p>“në dritën e aksesueshmërisë dhe kapacitetit të tij për të ruajtur dhe komunikuar sasi të mëdha informacioni, interneti luan rol të rëndësishëm në shtimin e aksesit të publikut në lajme dhe lehtësimin e përhapjes së informacionit në përgjithësi. Mirëmbajtja e arkivave të internetit është një aspekt me rëndësi kritike për këtë rol“. </text:p>
          </table:table-cell>
          <table:table-cell office:value-type="string" calcext:value-type="string">
            <text:p>“ხელმისაწვდომობისა და საკუთარი შესაძლებლობის გათვალიწინებით შეინახოს და გაავრცელოს განსაკუთრებით დიდი მოცულობის ინფორმაცია, ინტერნეტი ასრულებს მნიშვნელოვან როლს ახალი ამბებისადმი საზოგადოების წვდომის გაძლიერებისა და ზოგადად ინფორმაციის გავრცელების პროცესში. ინტერნეტ არქივები მოცემული ფუნქციის კრიტიკულ ასპექტს წარმოადგენენ.”</text:p>
          </table:table-cell>
          <table:table-cell office:value-type="string" calcext:value-type="string">
            <text:p>“Az Internet a hozzáférhetőség és a nagy mennyiségű információ tárolása és továbbítása tekintetében fontos szerepet játszik, a nyilvánosság hírügyekhez való hozzáférésének javításában és az információ terjesztésének megkönnyítésében. Az Internetes archívumok karbantartása egy kritikus szerepköre ennek a tevékenységnek.“</text:p>
          </table:table-cell>
          <table:table-cell office:value-type="string" calcext:value-type="string">
            <text:p>„Во поглед на достапноста и капацитетот за складирање и соопштување на огромни количини на информации, интернетот игра важна улога во подобрувањето на пристапот на јавноста до вести и го олеснува ширењето на информациите воопшто. Одржувањето на интернет-архивите е клучен аспект на оваа улога.“</text:p>
          </table:table-cell>
          <table:table-cell office:value-type="string" calcext:value-type="string">
            <text:p>„S obzirom na svoju dostupnost i mogućnost skladištenja i saopštavanja ogromnih količina informacija, Internet igra važnu ulogu u unapređenju pristupa javnosti informacijama i omogućavanju opšteg širenja informacija. Održavanje Internet arhiva je suštinski značajan aspekt ove uloge.”</text:p>
          </table:table-cell>
          <table:table-cell office:value-type="string" calcext:value-type="string">
            <text:p>«З огляду на свою доступність, здатність зберігати і передавати величезну кількість інформації, Інтернет відіграє важливу роль у збільшенні доступу громадськості до новин і загального сприяння поширенню інформації. Ведення Інтернет-архівів є критично важливим аспектом цієї ролі.»</text:p>
          </table:table-cell>
          <table:table-cell office:value-type="string" calcext:value-type="string">
            <text:p>“În lumina accesibilității sale și a capacității de stocare și comunicare a unui număr vast de informații, Internetul joacă un rol important în creșterea accesului public la știri și facilitarea diseminării informațiilor în general. Păstrarea arhivelor de pe Internet este un aspect cheie al acestui rol.”</text:p>
          </table:table-cell>
          <table:table-cell office:value-type="string" calcext:value-type="string">
            <text:p>"В свете своей доступности и способности хранить и передавать огромные объемы информации, Интернет играет важную роль в увеличении доступа общественности к новостям и в облегчении распространения информации в общем. Поддержание Интернет-архивов является критически важным аспектом этой роли."</text:p>
          </table:table-cell>
          <table:table-cell table:number-columns-repeated="1016"/>
        </table:table-row>
        <table:table-row table:style-name="ro86">
          <table:table-cell office:value-type="string" calcext:value-type="string">
            <text:p>Times Newspapers Ltd kundër Mbretërisë së Bashkuar (Nr. 1 dhe 2), GJEDNJ, 2009</text:p>
          </table:table-cell>
          <table:table-cell office:value-type="string" calcext:value-type="string">
            <text:p>Times Newspapers Limited გაერთიანებული სამეფოს წინააღმდეგ (საქმეები№1 და №2), 2009</text:p>
          </table:table-cell>
          <table:table-cell office:value-type="string" calcext:value-type="string">
            <text:p>Times Newspapers Limited kontra UK (1 és 2 szám), 2009</text:p>
          </table:table-cell>
          <table:table-cell office:value-type="string" calcext:value-type="string">
            <text:p>Times Newspapers Limited против Обединетото Кралство (бр. 1 и 2), 2009</text:p>
          </table:table-cell>
          <table:table-cell office:value-type="string" calcext:value-type="string">
            <text:p>Times Newspapers Limited protiv Ujedinjenog Kraljevstva (br. 1 i 2), 2009</text:p>
          </table:table-cell>
          <table:table-cell office:value-type="string" calcext:value-type="string">
            <text:p>«Times Newspapers Limited» проти Великобританії (№ 1 та № 2), 2009</text:p>
          </table:table-cell>
          <table:table-cell office:value-type="string" calcext:value-type="string">
            <text:p>Times Newspapers Limited v. UK (nr. 1 și 2), 2009</text:p>
          </table:table-cell>
          <table:table-cell office:value-type="string" calcext:value-type="string">
            <text:p>"Таймс Ньюспейперс Лтд" (Times Newspapers Ltd) против Соединенного Королевства (no 1 и 2), 2009</text:p>
          </table:table-cell>
          <table:table-cell table:number-columns-repeated="1016"/>
        </table:table-row>
        <table:table-row table:style-name="ro93">
          <table:table-cell office:value-type="string" calcext:value-type="string">
            <text:p>Përditësimi i një artikulli në një arkiv Interneti, siç kërkohet me vendim gjykate,mund të jetë <text:s/>ndërhyrje e pranueshme në lirinë e shprehjes</text:p>
          </table:table-cell>
          <table:table-cell office:value-type="string" calcext:value-type="string">
            <text:p>სასამართლო გადაწყვეტილების საფუძველზე ინტერნეტ არქივში სტატიის განახლება შესაძლებელია წარმოადგენდეს გამოხატვის თავისუფლებაში დასაშვებ ჩარევას </text:p>
          </table:table-cell>
          <table:table-cell office:value-type="string" calcext:value-type="string">
            <text:p>Egy cikk frissítése - amint azt bírósági határozat megköveteli - az Internetes archívumban elfogadható módon érinti a szólásszabadságot.</text:p>
          </table:table-cell>
          <table:table-cell office:value-type="string" calcext:value-type="string">
            <text:p>Ажурирањето на статија, кое е наложено со судска одлука, во интернет-архива, може да биде прифатливо мешање во слободата на изразување</text:p>
          </table:table-cell>
          <table:table-cell office:value-type="string" calcext:value-type="string">
            <text:p>Ažuriranje članka u Internet arhivi, onako kako je naloženo u sudskoj odluci, može predstavljati prihvatljivo mešanje u slobodu izražavanja</text:p>
          </table:table-cell>
          <table:table-cell office:value-type="string" calcext:value-type="string">
            <text:p>Оновлення статті в інтернет-архіві відповідно до рішення суду може бути прийнятним втручанням в свободу вираження поглядів</text:p>
          </table:table-cell>
          <table:table-cell office:value-type="string" calcext:value-type="string">
            <text:p>Actualizarea unui articol, după cum e cerut de o decizie a curții, într-o arhivă pe Internet, poate fi o interferență acceptabilă cu libertatea de exprimare</text:p>
          </table:table-cell>
          <table:table-cell office:value-type="string" calcext:value-type="string">
            <text:p>Обновление статьи в соответствии с решением суда в Интернет-архиве может быть </text:p>
            <text:p>приемлемым вмешательством в свободу выражения мнения</text:p>
          </table:table-cell>
          <table:table-cell table:number-columns-repeated="1016"/>
        </table:table-row>
        <table:table-row table:style-name="ro113">
          <table:table-cell office:value-type="string" calcext:value-type="string">
            <text:p>(...) ndërsa funksioni kryesor i shtypit në një demokraci është të veprojë si “mbikëqyrës publik“, ai ka një rol dytësor të vlefshëm për ruajtjen dhe vënien në dispozicion të arkivave publike që përmbajnë lajme të raportuara më parë. Sidoqoftë, marzhi i vlerësimit i cili u jepet Shteteve në vendosjen e ekuilibrit midis të drejtave konkurruese mund të jetë më i madh kur bëhet fjalë për arkivat lajmesh të ngjarjeve të kaluara, sesa raportimin e lajmeve të ngjarjeve aktuale. Në veçanti, detyra e shtypit për të vepruar në përputhje me parimet e përgjegjësisë së gazetarisë duke siguruar saktësinë e botimit të informacionit historik (në vend që të informacionit të konsumit) dhe që mund të jetë më i rreptë në mungesë të ndonjë urgjence për botimin e materialit.</text:p>
          </table:table-cell>
          <table:table-cell office:value-type="string" calcext:value-type="string">
            <text:p>“ (...) მიუხედავად იმისა, რომ დემოკრატიულ საზოგადოებაში პრესის ძირითადი მოვალეობა საზოგადოებრივი „მოდარაჯე ძაღლის“ ფუნქციის შესრულებაა, მას გააჩნია წარსულში გავრცელებული ახალი ამბების არქივთა წარმოებისა და შენახვის ღირებული მეორადი როლი. <text:s/>მიუხედავად აღნიშნულისა სავარაუდოა, რომ სახელმწიფოებისთვის მინიჭებული დაპირისპირებულ უფლებათა დაბალანსების დისკრეციული უფლებამოსილება იქნება ფართო, როდესაც საკითხი ეხება წარსულ და არა მიმდინარე მოვლენათა შესახებ ცნობებს. <text:s/>კერძოდ, პრესის ვალდებულება იმოქმედოს საპასუხისმგებლო ჟურნალისტიკის პრინციპის ფარგლებში საიმედო ისტორიულ და არა წარმავალ <text:s/>ცნობათა გამოქვეყნებისას სავარაუდოდ იქნება უფრო მკაცრი იმ შემთხვევაში, როდესაც სახეზე არ არის მასალის გამოქვეყნების გადაუდებელი აუცილებლობა. </text:p>
          </table:table-cell>
          <table:table-cell office:value-type="string" calcext:value-type="string">
            <text:p>“ (...) miközben a demokráciában a sajtó elsődleges feladata, hogy "társadalom-figyelő"-ként működjön, értékes másodlagos szerepet tölt be a nyilvános archívumok fenntartásában és hozzáférhetővé tételében. <text:s/>Habár az államok mozgástere a versenytársak jogai közötti egyensúly megteremtéséhez valószínüleg nagyobb lesz, <text:s/>a múltbéli események híreianyagánál, mint az aktuális hírekről szóló jelentéseknél. A sajtó kötelessége és felelősségteljes újságírás elveivel összhangban eljári a történeti, nem "romlandó", közzétett információk pontosságának biztosítása mellett.</text:p>
          </table:table-cell>
          <table:table-cell office:value-type="string" calcext:value-type="string">
            <text:p>„(...) иако примарната функција на печатот во демократијата е да дејствува како „јавен чувар ", таа има важна споредна улога во одржувањето и ставањето на располагање на јавните архиви кои содржат вести кои претходно биле пријавени. Меѓутоа, маргината на уважување што им се дава на државите во зачувувањето на рамнотежата помеѓу конкурентските права, најверојатно, ќе биде поголема кога станува збор за вести кои известуваат за минати настани, во споредба со вестите кои известуваат за тековни настани. Особено, обврската на печатот да делува во согласност со принципите на одговорно новинарство преку обезбедување на точноста на објавените историски а не минливи информации, веројатно ќе биде построга во отсуство на итност во објавувањето на материјалот.</text:p>
          </table:table-cell>
          <table:table-cell office:value-type="string" calcext:value-type="string">
            <text:p>„ (...) iako je primarna funkcija štampe u demokratiji da postupa kao ’javni kontrolor’, štampa ima dragocenu sekundarnu ulogu u održavanju javnih arhiva sa ranije saopštenim informacijama i u obezbeđenju njihove dostupnosti za javnost. Međutim, svi su izgledi da će polje slobodne procene koja je omogućeno Državama u uspostavljanju ravnoteže između konkurentnih prava, biti šire kada se radi o arhivama sa informacija o minulim događajima, nego u slučaju informacija o sadašnjim događanjima. Konkretno, može se očekivati da će dužnost štampe da postupa u skladu sa principima odgovornog novinarstva, tako što će obezbediti objavljivanje tačnih istorijskih informacija, umesto onih koje su kratkog veka, biti mnogo strožija kada nema hitnosti u objavljivanju materijala.</text:p>
          </table:table-cell>
          <table:table-cell office:value-type="string" calcext:value-type="string">
            <text:p>«(…) хоча основна функція преси в умовах демократії полягає в охороні громадських інтересів, вона також відіграє значну допоміжну роль з підтримки і надання доступу всім бажаючим до архівів, що містять новини, які були повідомлені раніше. Однак межі розсуду, надані державам в процесі пошуку балансу між конфліктуючими правами, зазвичай ширші, коли справа стосується архівів, присвячених подіям минулого на відміну від репортажів поточних подій. Зокрема, обов’язок преси діяти відповідно до принципів відповідальної журналістики, забезпечуючи точність опублікованої історичної, а не миттєвої, інформації, стає більш жорстким за відсутності будь-якої терміновості в оприлюдненні матеріалів.</text:p>
          </table:table-cell>
          <table:table-cell office:value-type="string" calcext:value-type="string">
            <text:p>“(...) în vreme ce funcția primară a presei într-o democrație este de a acționa ca un „câine de pază“, ea are un rol secundar valoros în păstrarea și asigurarea disponibilității arhivelor publice conținând știri raportate anterior. Totuși, marja de apreciere permisă statelor în asigurarea unui echilibru între drepturile aflate în concurență poate fi mai mare în ceea ce privește arhivele de știri despre evenimente vechi decât vești care raportează evenimente actuale. În special, datoria presei de a acționa în conformitate cu principiile responsabilității jurnalistice prin asigurarea corectitudinii informațiilor istorice, mai degrabă decât a celor perisabile, sunt probabil mai stringente în absența unei urgențe a publicării materialului.</text:p>
          </table:table-cell>
          <table:table-cell office:value-type="string" calcext:value-type="string">
            <text:p>" (...) хотя основная функция прессы в демократическом строе заключается в "охране общественных интересов", она также играет ценную второстепенную роль в поддержании и предоставлении всем желающим архивов, содержащих выпущенные ранее новости. Однако свобода усмотрения, предоставленная Государствам при поиске баланса </text:p>
            <text:p>между конфликтующими правами, обычно шире, когда дело касается новостных архивов прошедших событий, чем новостных репортажей текущих событий. В частности, обязательство прессы действовать в соответствии с принципами ответственной журналистики, обеспечивая точность опубликованной исторической, а не сиюминутной, информации скорее становится более значительным в отсутствие какой-либо срочности в публикации материалов.</text:p>
          </table:table-cell>
          <table:table-cell table:number-columns-repeated="1016"/>
        </table:table-row>
        <table:table-row table:style-name="ro91">
          <table:table-cell office:value-type="string" calcext:value-type="string">
            <text:p>(...) Gjykata (...) nuk e konsideron kërkesën e <text:s/>botimit të një kualifikimi të përshtatshëm për një artikull që gjendet në një arkiv interneti, kur redaksia e gazetës ka marrë njoftim për fillimin e një nisme ligjore ndaj një shpifjeje në lidhje me atë artikull të botuar në shtypin e shkruar, pasi përbën një ndërhyrje joproporcionale në të drejtën e lirisë së shprehjes “.</text:p>
          </table:table-cell>
          <table:table-cell office:value-type="string" calcext:value-type="string">
            <text:p>(…) სასამართლო (…) არ თვლის, რომ <text:s/>ინტერნეტ არქივში შემავალ სტატიაზე შესაბამისი კვალიფიკაციის დამატების მოთხოვნა, როდესაც გაზეთს ეცნობა, რომ ბეჭდვით პრესაში გამოქვყენებულ იმავე სტატიასთან დაკავშირებით აღძრულია ცილისწამების საქმე, წარმოადგენს არაპროპორციულ ჩარევას გამოხატვის თავისუფლებაში ”.</text:p>
          </table:table-cell>
          <table:table-cell office:value-type="string" calcext:value-type="string">
            <text:p>(...) a Bíróság nem úgy véli, hogy az internetes archívumban szereplő cikk megfelelő minősítésének közzétételére vonatkozó kötelezettség - amennyiben újságcikkre vonatkozó értesítést tett közzé arról, hogy a ugyanaz a cikk, amelyet az írott sajtóban közzétettek -, aránytalanul beavatkozik a szólásszabadsághoz való jogba ".</text:p>
          </table:table-cell>
          <table:table-cell office:value-type="string" calcext:value-type="string">
            <text:p>(...) Судот (...) смета дека, условот за објавување на соодветна квалификација за статијата содржана во интернет архивата, во случај кога весникот бил информиран за покренување на тужба за клевета во однос на истата статија објавена во писмениот печат, не може да се смета за непропорционално мешање во слободата на изразување.</text:p>
          </table:table-cell>
          <table:table-cell office:value-type="string" calcext:value-type="string">
            <text:p>(…) Sud (…) ​ne smatra da zahtev za objavljivanje odgovarajuće kvalifikacije uz članak sadržan u Internet arhivi, <text:s/>kada je dnevni list obavešten da je pokrenut sudski postupak zbog klevete u vezi sa tim istim člankom koji je objavljen u štampi, predstavlja nesrazmerno mešanje u pravo na slobodu izražavanja.“</text:p>
          </table:table-cell>
          <table:table-cell office:value-type="string" calcext:value-type="string">
            <text:p>(…)Суд (…)не вважає, що вимога опублікувати відповідні зміни в статті, яка міститься в Інтернет-архіві, коли газету сповістили про те, що по відношенню до тієї самої статті, розміщеної в друкованій версії газети, поданий позов про захист репутації, є невідповідним втручанням в здійснення її права на свободу вираження поглядів.»</text:p>
          </table:table-cell>
          <table:table-cell office:value-type="string" calcext:value-type="string">
            <text:p>(…) Curtea (…) consideră că cerința de a publica o calificare corespunzătoare la un articol cuprins într-o arhivă pe Internet, când un ziar a fost notificat că s-a inițiat o acțiune de calomnie cu privire la același articol publicat în presa scrisă, nu constituie o interferență disproporționată cu dreptul la libertatea de exprimare.”</text:p>
          </table:table-cell>
          <table:table-cell office:value-type="string" calcext:value-type="string">
            <text:p>(...) Суд, не считает, что требование опубликовать соответствующую оговорку к статье в Интернет-архиве, когда газету известили о том, что в отношении той самой статьи, опубликованной в печатной версии газеты, подан иск c обвинением в клевете, </text:p>
            <text:p>является несоразмерным вмешательством в осуществление ее права на свободное выражение мнения".</text:p>
          </table:table-cell>
          <table:table-cell table:number-columns-repeated="1016"/>
        </table:table-row>
        <table:table-row table:style-name="ro86">
          <table:table-cell office:value-type="string" calcext:value-type="string">
            <text:p>Times Newspapers Ltd kundër Mbretërisë së Bashkuar (Nr. 1 dhe 2), 10 mars 2009</text:p>
          </table:table-cell>
          <table:table-cell office:value-type="string" calcext:value-type="string">
            <text:p>Times Newspapers Limited გაერთიანებული სამეფოს წინააღმდეგ (საქმეები№1 და №2), 2009</text:p>
          </table:table-cell>
          <table:table-cell office:value-type="string" calcext:value-type="string">
            <text:p>Times Newspapers Limited kontra UK (1 és 2 szám), 2009. március 10.</text:p>
          </table:table-cell>
          <table:table-cell office:value-type="string" calcext:value-type="string">
            <text:p>Times Newspapers Limited против Обединетото Кралство (бр. 1 и 2), 10 март 2009</text:p>
          </table:table-cell>
          <table:table-cell office:value-type="string" calcext:value-type="string">
            <text:p>Times Newspapers Limited protiv Ujedinjenog Kraljevstva (br. 1 i 2), 10. mart 2009</text:p>
          </table:table-cell>
          <table:table-cell office:value-type="string" calcext:value-type="string">
            <text:p>«Times Newspapers Limited» проти Великобританії (№ 1 та № 2), 10 березня 2009</text:p>
          </table:table-cell>
          <table:table-cell office:value-type="string" calcext:value-type="string">
            <text:p>Times Newspapers Limited v. UK (nr. 1 și 2), 2009</text:p>
          </table:table-cell>
          <table:table-cell office:value-type="string" calcext:value-type="string">
            <text:p>"Таймс Ньюспейперс Лтд" (Times Newspapers Ltd) против Соединенного Королевства (no 1 и 2), от 10 марта 2009</text:p>
          </table:table-cell>
          <table:table-cell table:number-columns-repeated="1016"/>
        </table:table-row>
        <table:table-row table:style-name="ro86">
          <table:table-cell office:value-type="string" calcext:value-type="string">
            <text:p>Heqja e artikujve nga arkivat e internetit mund të shkelë Lirinë e Shprehjes</text:p>
          </table:table-cell>
          <table:table-cell office:value-type="string" calcext:value-type="string">
            <text:p>ინტერნეტ არქივებიდან სტატიის წაშლა შესაძლებელია წარმოადგენდეს გამოხატვის თავისუფლების ხელყოფას</text:p>
          </table:table-cell>
          <table:table-cell office:value-type="string" calcext:value-type="string">
            <text:p>A cikkek eltávolítása az internetes archívumból sértheti a szólásszabadságot. </text:p>
          </table:table-cell>
          <table:table-cell office:value-type="string" calcext:value-type="string">
            <text:p>Отстранувањето на статии од интернет архивите може да претставува повреда на слободата на изразување</text:p>
          </table:table-cell>
          <table:table-cell office:value-type="string" calcext:value-type="string">
            <text:p>Uklanjanje članaka iz Internet arhiva može predstavljati povredu slobode izražavanja</text:p>
          </table:table-cell>
          <table:table-cell office:value-type="string" calcext:value-type="string">
            <text:p>Видалення статей з Інтернет-архівів може бути порушенням свободи вираження поглядів </text:p>
          </table:table-cell>
          <table:table-cell office:value-type="string" calcext:value-type="string">
            <text:p>Îndepărtarea articolelor din arhivele de pe Internet pot încălca libertatea de exprimare</text:p>
          </table:table-cell>
          <table:table-cell office:value-type="string" calcext:value-type="string">
            <text:p>Изъятие статей из Интернет-архивов может нарушить свободу выражения мнения</text:p>
          </table:table-cell>
          <table:table-cell table:number-columns-repeated="1016"/>
        </table:table-row>
        <table:table-row table:style-name="ro114">
          <table:table-cell office:value-type="string" calcext:value-type="string">
            <text:p>Gjykata më tej vëren konstatimin e Gjykatës Rajonale të Varshavës se artikulli në fjalë ishte botuar në edicionin e shtypur të gazetës. Ajo gjykatë u shpreh se nuk është roli i gjykatave të urdhërojnë që artikulli të fshihet sikur të mos kishte ekzistuar kurrë. Gjykata pranon se  autoriteteve gjyqësore nuk i takon që të angazhohen në rishkrimin e historisë duke urdhëruar heqjen nga duart e publikut të të gjitha gjurmëve të botimeve për të cilat është vendosur në të shkuarën me vendime gjyqësore të formës së prerë,se kanë shkaktuar sulme të pajustifikuara ndaj reputacionit të individëve. Për më tepër, është e rëndësishme për vlerësimin e çështjes se interesi legjitim i publikut në aksesin në arkivat publike në internet të shtypit duhet të mbrohet sipas nenit 10 të Konventës.</text:p>
            <text:p/>
          </table:table-cell>
          <table:table-cell office:value-type="string" calcext:value-type="string">
            <text:p>“სასამართლო ხაზს უსვამს ვარშავის რეგიონული სასამართლოს მიერ დადგენილ ფაქტობრივ გარემოებას, რომ განსახილველი სტატია გამოქვეყნებულ იქნა გაზეთის ბეჭდვურ ვერსიაში. აღნიშნულმა სასამართლომ ხაზი გაუსვა, რომ სტატიის ამოღების ბრძანების გაცემა, თითქოს მას არასდროს უარსებია არ შედიოდა სასამართლოს უფლებამოსილებაში. სასამართლო თანხმდება, რომ სასამართლო ხელისუფლების როლს არ წარმოადგენს ისტორიის გადაწერის პროცესში მონაწილეობის მიღება საჯარო დომენიდან სტატიის ყველანაირი კვალის წაშლის მოთხოვნის გზით, რომელთან დაკავშირებითაც წარსულში სასამართლო გადაწყვეტილების საფუძველზე დადგენილ იქნა, რომ ის წარმოადგენდა დაუსაბუთებელ თავდასხმას ინდივიდთა რეპუტაციაზე. <text:s/>ამასთან, მოცემული საქმის შეფასებისთვის მნიშვნელოვანია, რომ საზოგადოების ლეგიტიმური ინტერესი ხელი მიუწვდებოდეს პრესის საჯარო ინტერნეტ არქივებზე დაცულია კონვენციის მე-10 მუხლით.</text:p>
          </table:table-cell>
          <table:table-cell office:value-type="string" calcext:value-type="string">
            <text:p>“A Bíróság továbbá tudomásul veszi a Varsói Regionális Bíróság megállapítását, miszerint a szóban forgó cikket az újság nyomtatott kiadásában tették közzé. Ez a bíróság azt az álláspontot képviselte, hogy a bíróságok nem kötelesek elrendelni a cikk eltávolítását, mintha az sohasem létezett volna. A Bíróság elismeri, hogy nem az igazságügyi hatóságok feladata részt venni a történelem átírásába, azzal, hogy bírósági határozattal  eltüntetné a múltban készült végső birósági határozatok nyomait is,  a nyílvános Internetes oldalakról,  mely indokolatlanul ártott az egyéni hírnevüket. Ezenkívül az ügy értékeléséhez lényeges, hogy a sajtó nyilvános Internetes archívumaihoz való hozzáférés jogos érdekét az egyezmény 10. cikke védi.</text:p>
            <text:p/>
          </table:table-cell>
          <table:table-cell office:value-type="string" calcext:value-type="string">
            <text:p>Судот понатаму го истакнува заклучокот на Регионалниот суд во Варшава дека статијата за која станува збор е објавена во печатеното издание на весникот. Тој суд го изразува ставот дека не е работа на судовите да наложат да се избрише статијата како никогаш да не постоела. Судот прифаќа дека улогата на правосудните органи не е да се вклучат во повторно пишување на историјата преку наложување на отстранување од јавниот домен на сите траги на публикации за кои во минатото било одлучено со конечни судски одлуки дека претставуваат неоправдани напади врз угледите на поединци. Понатаму, релевантно е за проценката на случајот дека легитимниот интерес на јавноста во пристапот до јавните интернет-архиви на печатот е заштитен со член 10 од Конвенцијата.</text:p>
          </table:table-cell>
          <table:table-cell office:value-type="string" calcext:value-type="string">
            <text:p>„Sud dalje naglašava zaključak do kojeg je došao Regionalni sud u Varšavi da je predmetni članak bio objavljen u štampanom izdanju tog lista. Taj sud je izneo mišljenje da nije dužnost suda da nalaže da se članak izbriše kao da nikada nije ni postojao. Sud prihvata da sudski <text:s/>organi nemaju ulogu da se bave preformulacijom istorije tako što će naložiti da se iz javnog domena uklone svi tragovi publikacija za koje je u prošlosti, na osnovu pravosnažnih sudskih odluka, utvrđeno da predstavljaju neopravdan napad na ugled pojedinaca. Štaviše, za procenu ovog predmeta relevantno je da je legitimni interes javnosti u pogledu pristupa javnim Internet arhivama štampe zaštićen Članom 10 Konvencije.</text:p>
          </table:table-cell>
          <table:table-cell office:value-type="string" calcext:value-type="string">
            <text:p>«Далі Суд наводить висновки, яких дійшов Варшавський обласний суд, про те, що зазначена стаття була опублікована в друкованому номері газети. Суд висловив думку про те, що розпорядження видалити статтю, як ніби вона ніколи і не існувала, не входило в компетенцію таких судів. Суд згоден з тим, що роль судових органів полягає не в тому, щоб брати участь в переписуванні історії, зобов'язуючи видаляти з громадського домену всі сліди публікацій, які в минулому були визнані рішеннями судів, такими, що порушують права громадян на захист репутації. До того ж, для оцінки справи слід враховувати, що законний інтерес громадськості в отриманні доступу до публічних Інтернет-архівів преси підпадає під захист статті 10 Конвенції.</text:p>
          </table:table-cell>
          <table:table-cell office:value-type="string" calcext:value-type="string">
            <text:p>“Curtea notează concluzia Curții Regionale din Varșovia că articolul în chestiune a fost publicat în ediția tipărită a unui ziar. Curtea exprimă părerea că, curtea nu trebuia să ordone ca articolul să fie eliminat ca și cum n-ar fi existat niciodată. Curtea acceptă că nu e rolul autorităților judiciare să se angajeze în a rescrie istorie ordonând eliminarea din domeniul public a oricărei urme a publicațiilor care au fost găsite în trecut, prin decizii legale finale care să ducă la atacuri nejustificate asupra reputației unor persoane. Mai mult, este relevant pentru evaluarea cazului ca interesul public de acces la arhivele publice de știri de pe Internet să fie protejat sub Articolul 10 al Convenției.</text:p>
          </table:table-cell>
          <table:table-cell office:value-type="string" calcext:value-type="string">
            <text:p>"Далее Суд приводит выводы, к которым пришел Варшавский Областной суд, о том, что указанная статья была опубликована в печатном номере газеты. Суд выразил мнение, что распоряжение удалить статью, как будто она никогда и не существовала, </text:p>
            <text:p>не входило в компетенцию национальных судов. Суд согласен с тем, что роль судебных органов заключается не в том, чтобы участвовать в переписывании истории, обязывая удалять из открытого доступа все следы публикаций, которые в прошлом были признаны решениями судов нарушающими права граждан на защиту репутации. К тому же, для оценки настоящего дела следует учитывать, что законный интерес общественности в получении доступа к общественным Интернет-архивам прессы подпадает под защиту статьи 10 Конвенции.</text:p>
          </table:table-cell>
          <table:table-cell table:number-columns-repeated="1016"/>
        </table:table-row>
        <table:table-row table:style-name="ro115">
          <table:table-cell office:value-type="string" calcext:value-type="string">
            <text:p>Gjykata është e mendimit se shkeljet e pretenduara të të drejtave të mbrojtura sipas nenit 8 të Konventës duhet të korrigjohen me mjetet ligjore adekuate dhe të disponueshme sipas ligjit kombëtar. Në këtë drejtim, vlen të përmendet se në rastin konkret Gjykata e Apelit e Varshavës vërejti se do të ishte e dëshirueshme që në artikullin e botuar në faqen e internetit të shtohet një koment informues për publikun lidhur me rezultatin e proceseve civile në të cilat gjykatat kishin lejuar kërkesat e aplikantëve për mbrojtjen e të drejtave të tyre personale. Kështu, Gjykata shprehet e kënaqur që gjykatat vendase kanë qenë në dijeni të rëndësisë që mund të mbajnë botimet në dispozicion të publikut të gjerë në internet për mbrojtjen efektive të të drejtave individuale. Përveç kësaj, gjykatat shfaqën se e vlerësuan vlerën e disponueshmërisë në faqen e internetit të gazetës për të dhënë informacion të plotë rreth vendimeve gjyqësore që lidhen me nenin për mbrojtjen efektive të të drejtave dhe reputacionit të Aplikantit.”</text:p>
          </table:table-cell>
          <table:table-cell office:value-type="string" calcext:value-type="string">
            <text:p>სასამართლო მიჩნევს, რომ მე-8 მუხლით დაცულ უფლებათა სავარაუდო დარღვევები აღდგენილ უნდა იქნეს ეროვნული კანონმდებლობით გათვალისწინებული შესაბამისი ზიანის ანაზღაურების ზომების გამოყენებით. აღნიშნულთან დაკავშირებით ვარშავის სააპელაციო სასამართლომ დაადგინა, რომ სასურველი იქნებოდა ვებსაიტზე გამოქვეყნებულ სტატიაზე საზოგადოების ინფორმირების მიზნით კომენტარის დამატება სამოქალაქო დავის შედეგების შესახებ, რომელზეც სასამართლომ დაადგინა მოსარჩელის პირად უფლებათა დარღვევის ფაქტი. შესაბამისად სასამართლო დადგენილად მიიჩნევს, რომ ეროვნულ სასამართლოებს გააზრებული ქონდათ ინტერნეტში საჯაროდ ხელმისაწვდომ სტატიათა მნიშვნელობა ინდივიდუალურ უფლებათა ეფექტური დაცვის მიზნებისთვის. ამასთან, სასამართლოებმა აჩვენეს, რომ მოსარჩელის უფლებათა და რეპუტაციის სრულად დასაცავად მათ გათვითცნობიერებული ჰქონდათ გაზეთის ვებსაიტზე სტატიასთან დაკავშირებით მიღებულ სასმართლო გადაწყვეტილებათა შესახებ სრული ინფორმაციის ხელმისაწვდომობის მნიშვნელობა.”</text:p>
          </table:table-cell>
          <table:table-cell office:value-type="string" calcext:value-type="string">
            <text:p>A Bíróság álláspontja szerint az egyezmény 8. cikk által védett jogok állítólagos megsértését a nemzeti jog alapján rendelkezésre álló, megfelelő jogorvoslatokkal kell intézni. E tekintetben figyelemre méltó, hogy az adott <text:s/>ügyben a Varsói Fellebbviteli Bíróság megjegyezte, hogy kívánatos lenne a honlapon található cikkhez hozzáfűzni a nyilvánosság tájékoztatását a polgári eljárás eredményéről, amelyben a bíróságok elismerték a kérelmezők személyes jogainak védelmére vonatkozó igényeit. A Bíróság elégedett volt a tekintetben, hogy <text:s/>belföldi bíróságok tisztában voltak az Interneten elérhető dokumentumok jelentőségével, a személyes jogokkal kapcsolatban. Ezen kívül a bíróságok értékelték, hogy az újság honlapjának-e a cikkre vonatkozó bírósági határozatok teljes körű tájékoztatása a felperes jogai és hírnevének hatékony védelme érdekében a rendelkezésre álltak. "</text:p>
          </table:table-cell>
          <table:table-cell office:value-type="string" calcext:value-type="string">
            <text:p>Судот смета дека наводните повреди на правата заштитени со член 8 од Конвенцијата треба да се надоместат со соодветни правни лекови кои се достапни според домашното право. Во овој поглед, вреди да се спомене дека во конкретниот случај Апелациониот суд во Варшава истакнал дека би било пожелно да се додаде коментар на статијата на веб страната со кој ќе се информира јавноста за исходот од граѓанската постапка во која судовите го задоволиле барањето на жалителите за заштита на нивните лични права. Затоа, Судот е задоволен што домашните судови биле свесни за значењето кое публикациите достапни на широката јавност на Интернет би можеле да го имаат за ефикасна заштита на правата на поединците. Покрај тоа, судовите покажаа дека ја процениле вредноста на достапноста на целосни информации за судските одлуки во врска со статијата на веб-страницата на весникот за ефикасна заштита на правата и угледот на жалителот. "</text:p>
          </table:table-cell>
          <table:table-cell office:value-type="string" calcext:value-type="string">
            <text:p>Sud smatra da navodne povrede prava zaštićenih Članom 8 Konvencije treba da dobiju sudsku zaštitu putem adekvatnih pravnih lekova koji stoje na raspolaganju u domaćem pravu. U tom pogledu, treba istaći da je u ovom predmetu Apelacioni sud u Varšavi primetio da bi bilo poželjno da se uz članak na veb-sajtu doda komentar gde se javnost informiše o ishodu sudskog postupka u kojem su sudovi usvojili zahtev podnosilaca predstavke za zaštitu njihovih ličnih prava. Stoga, Sud je uveren da su domaći sudovi bili svesni značaja publikacija dostupnih širokoj javnosti na Internetu za efektivnu zaštitu pojedinačnih prava. Pored toga, sudovi su pokazali da uvažavaju značaj dostupnosti celovitih informacija o sudskim odlukama u vezi sa predmetnim člankom na veb-sajtu dotičniog lista, za efektivnu zaštitu prava i ugleda podnosioca predstavke.“</text:p>
          </table:table-cell>
          <table:table-cell office:value-type="string" calcext:value-type="string">
            <text:p>Суд вважає, що заявлені порушення прав, які охороняються статтею 8 Конвенції, повинні бути компенсовані адекватними заходами усунення порушення прав, які передбачені у внутрішньодержавному законодавстві. У зв'язку з цим, слід зазначити, що в цій справі Варшавський апеляційний суд рекомендував розмістити коментар до статті на сайті, який інформував би громадськість про підсумки судового розгляду, протягом якого суди задовольнили вимоги позивачів про захист особистих прав. Тому Суд задоволений тим, що національні суди взяли до уваги значущість публікацій, які були доступні для широкого загалу через Інтернет, в питаннях ефективного захисту особистих прав. Крім того, суди оцінили значущість для ефективного захисту прав і репутації позивачів того факту, що на сайті газети була доступна повна інформація про судовий розгляд щодо даної спірної публікації.»</text:p>
          </table:table-cell>
          <table:table-cell office:value-type="string" calcext:value-type="string">
            <text:p>Curtea e de părere că presupusa încălcare a drepturilor protejate prin Articolul 8 al Convenției ar trebui remediată prin măsuri adecvate disponibile în cadrul legii naționale. În această privință, merită notat că în cazul de față, Curtea de Apel din Varșovia a observat că ar fi de dorit să se adauge un comentariu la articolul de pe website care să informeze publicul cu privire la rezultatul procedurilor civile în care curțile au permis reclamanților solicitarea de protecție a drepturilor personale. Curtea este satisfăcută prin urmare că, curțile naționale cunoșteau semnificația pe care publicațiile disponibile pentru publicul general pe Internet ar putea-o avea pentru protecția eficientă a drepturilor individuale. În plus, curțile au arătat că apreciau valoarea disponibilității informațiilor complete pe website-ul ziarului cu privire la deciziile judiciare legate de articol pentru protecția eficientă a drepturilor și reputației reclamantului.”</text:p>
          </table:table-cell>
          <table:table-cell office:value-type="string" calcext:value-type="string">
            <text:p>Суд считает, что заявленные нарушения прав, охраняемых статьей 8 Конвенции, должны быть компенсированы адекватными средствами судебной защиты, которые предусмотрены национальным законодательством. В этой связи следует отметить, что в настоящем деле Варшавский Апелляционный </text:p>
            <text:p>суд пришёл к выводу, что желательно разместить комментарий к статье на сайте, информирующий общественность об итогах судебного разбирательства, в ходе которого суды удовлетворили исковые требования заявителей о защите личных прав. Поэтому Суд удовлетворен тем, что национальные суды приняли во внимание значимость публикаций, которые были доступны для широкой общественности в Интернете, в вопросах эффективной защиты личных прав. Кроме того, суды оценили значимость для эффективной защиты прав и репутации заявителей того факта, что на сайте газеты была доступна полная информация о судебном разбирательстве по данной спорной публикации."</text:p>
          </table:table-cell>
          <table:table-cell table:number-columns-repeated="1016"/>
        </table:table-row>
        <table:table-row table:style-name="ro87">
          <table:table-cell office:value-type="string" calcext:value-type="string">
            <text:p>Węgrzynowski dhe Smolczewski kundër Polonisë, 2013</text:p>
          </table:table-cell>
          <table:table-cell office:value-type="string" calcext:value-type="string">
            <text:p>Węgrzynowski და Smolczewski პოლონეთის წინააღმდეგ, 2013</text:p>
          </table:table-cell>
          <table:table-cell office:value-type="string" calcext:value-type="string">
            <text:p>Węgrzynowski és Smolczewski kontra Lengyelország, 2013</text:p>
          </table:table-cell>
          <table:table-cell office:value-type="string" calcext:value-type="string">
            <text:p>Węgrzynowski and Smolczewski против Полска, 2013</text:p>
          </table:table-cell>
          <table:table-cell office:value-type="string" calcext:value-type="string">
            <text:p>Węgrzynowski i Smolczewski protiv Poljske, 2013</text:p>
          </table:table-cell>
          <table:table-cell office:value-type="string" calcext:value-type="string">
            <text:p>Венґжиновські та Смольчевські проти Польщі, 2013</text:p>
          </table:table-cell>
          <table:table-cell office:value-type="string" calcext:value-type="string">
            <text:p>Węgrzynowski și Smolczewski v. Polonia 2013</text:p>
          </table:table-cell>
          <table:table-cell office:value-type="string" calcext:value-type="string">
            <text:p>"Вегржиновски и Смольцевски" (Węgrzynowski and Smolczewski) против Польши, 2013</text:p>
          </table:table-cell>
          <table:table-cell table:number-columns-repeated="1016"/>
        </table:table-row>
        <table:table-row table:style-name="ro87">
          <table:table-cell office:value-type="string" calcext:value-type="string">
            <text:p>Gjuha e urrejtjes, si dhe nxitja ndaj dhunës - nuk është fjalë e mbrojtur</text:p>
          </table:table-cell>
          <table:table-cell office:value-type="string" calcext:value-type="string">
            <text:p>სიძულვილის ენა და ძალადობისკენ მოწოდება - არ არის დაცული სიტყვა </text:p>
          </table:table-cell>
          <table:table-cell office:value-type="string" calcext:value-type="string">
            <text:p>A gyűlöletbeszéd, valamint az erőszak felbujtása - nem védett beszéd</text:p>
          </table:table-cell>
          <table:table-cell office:value-type="string" calcext:value-type="string">
            <text:p>Говор на омраза како поттикнување на насилство- незаштитен говор</text:p>
          </table:table-cell>
          <table:table-cell office:value-type="string" calcext:value-type="string">
            <text:p>Govor mržnje kao i podsticanje na nasilje – govor koji nije zaštićen</text:p>
          </table:table-cell>
          <table:table-cell office:value-type="string" calcext:value-type="string">
            <text:p>Мова ворожнечі, а також підбурювання до насильства – висловлювання, що не захищаються </text:p>
          </table:table-cell>
          <table:table-cell office:value-type="string" calcext:value-type="string">
            <text:p>Discursul instigator la ură și incitarea la violență – discurs neprotejat</text:p>
          </table:table-cell>
          <table:table-cell office:value-type="string" calcext:value-type="string">
            <text:p>"Язык вражды", а также подстрекательство к насилию - незащищенные высказывания</text:p>
          </table:table-cell>
          <table:table-cell table:number-columns-repeated="1016"/>
        </table:table-row>
        <table:table-row table:style-name="ro21">
          <table:table-cell office:value-type="string" calcext:value-type="string">
            <text:p>(...) vendosja e një dënimi me burg për një shkelje të shtypit do të jetë në përputhje me lirinë e shprehjes së gazetarëve, siç garantohet me nenin 10 të Konventës vetëm në rrethana të jashtëzakonshme, veçanërisht aty ku të drejtat e tjera themelore janë dëmtuar seriozisht, në rastet e gjuhës së urrejtjes ose të nxitjes së dhunës .</text:p>
          </table:table-cell>
          <table:table-cell office:value-type="string" calcext:value-type="string">
            <text:p>“(…)პრესის დარღვევებზე სასჯელის სახით თავისუფლების აღკვეთის დაკისრება <text:s/>მხოლოდ შეზღუდულ შემთხვევებში იქნება თანხვედრაში კონვენციის მე-10 მუხლით დაცულ ჟურნალისტურ გამოხატვის თავისუფლებასთან. კერძოდ როდესაც უხეშად დაირღვა სხვა ფუნდამენტური უფლებები, მაგალითად ისეთ შემთხვევებში როგორიც არის სიძულვილის ენა ან ძალადობისკენ მოწოდება .” </text:p>
          </table:table-cell>
          <table:table-cell office:value-type="string" calcext:value-type="string">
            <text:p>(...) a sajtótámadás miatt kiszabott börtönbüntetés összeegyeztethető az újságírók szólásszabadságával, amint azt az egyezmény 10. cikke garantálja megjegyzendő, csak kivételes körülmények között lehetséges, különösen akkor, ha más alapjogok is súlyosan sérülnek, például <text:s/>gyűlöletbeszéd vagy az erőszak felbujtása esetén. </text:p>
          </table:table-cell>
          <table:table-cell office:value-type="string" calcext:value-type="string">
            <text:p>„(...) изрекувањето на затворска казна за прекршок од страна на печатот ќе биде во согласност со слободата на изразување на новинарите како што е загарантирано со член 10 од Конвенцијата само во исклучителни околности, особено кога другите основни права се сериозно нарушени, како на пример , во случаи на говор на омраза или поттикнување на насилство.“</text:p>
          </table:table-cell>
          <table:table-cell office:value-type="string" calcext:value-type="string">
            <text:p>„(…) ​izricanje kazne zatvora za krivično delo učinjeno putem štampe biće u skladu sa <text:s/>slobodom izražavanja novinara garantovanom u Članu 10 Konvencije samo u izuzetnim okolnostima, odnosno, u slučajevima kada je izvršena teška povreda osnovnih prava kao što je, na primer, govor mržnje ili podsticanje na nasilje.“</text:p>
          </table:table-cell>
          <table:table-cell office:value-type="string" calcext:value-type="string">
            <text:p>«(…) вибір позбавлення волі як покарання за правопорушення в сфері ЗМІ співмірний з журналістської свободою вираження поглядів, гарантованою статтею 10 Конвенції, тільки за виняткових обставин, зокрема, коли мають місце серйозні утиски інших основних прав, як, наприклад, у справах, пов'язаних з розпалюванням ненависті і підбурюванням до насильства.»</text:p>
          </table:table-cell>
          <table:table-cell office:value-type="string" calcext:value-type="string">
            <text:p>“(…) impunerea unei sentințe cu închisoarea pentru o ofensă în presă va fi compatibilă cu libertatea de exprimare a jurnaliștilor după cum e garantată de Articolul 10 al Convenției doar în condiții excepționale, anume în cazul în care au fost încălcate serios alte drepturi fundamentale cum ar fi, de exemplu, în cazul discursului instigator la ură sau incitării la violență.” </text:p>
          </table:table-cell>
          <table:table-cell office:value-type="string" calcext:value-type="string">
            <text:p>" (...) лишение свободы в качестве наказания за правонарушение в сфере СМИ совместимо с журналистской свободой выражения мнения, гарантированной в Статье 10 Конвенции, только при исключительных обстоятельствах, в частности, когда серьёзно ущемлены другие основные права, как, например, в делах, </text:p>
            <text:p>связанных с разжиганием ненависти и подстрекательством к насилию."</text:p>
          </table:table-cell>
          <table:table-cell table:number-columns-repeated="1016"/>
        </table:table-row>
        <table:table-row table:style-name="ro10">
          <table:table-cell office:value-type="string" calcext:value-type="string">
            <text:p>Fatullayev kundër Azerbajxhanit, 2010</text:p>
          </table:table-cell>
          <table:table-cell office:value-type="string" calcext:value-type="string">
            <text:p>Fatullayev აზერბაიჯანის წინააღმდეგ, 2010</text:p>
          </table:table-cell>
          <table:table-cell office:value-type="string" calcext:value-type="string">
            <text:p>Fatullayev kontra Azerbaijan, 2010</text:p>
          </table:table-cell>
          <table:table-cell office:value-type="string" calcext:value-type="string">
            <text:p>Fatullayev против Азербејџан, 2010</text:p>
          </table:table-cell>
          <table:table-cell office:value-type="string" calcext:value-type="string">
            <text:p><text:s/>Fatullayev protiv Azerbejdžana, 2010</text:p>
          </table:table-cell>
          <table:table-cell office:value-type="string" calcext:value-type="string">
            <text:p>Фатулаєв проти Азербайджану, 2010</text:p>
          </table:table-cell>
          <table:table-cell office:value-type="string" calcext:value-type="string">
            <text:p>Fatullayev v. Azerbaijan, 2010</text:p>
          </table:table-cell>
          <table:table-cell office:value-type="string" calcext:value-type="string">
            <text:p>Фатуллаев (Fatullayev) против Азербайджана, 2010</text:p>
          </table:table-cell>
          <table:table-cell table:number-columns-repeated="1016"/>
        </table:table-row>
        <table:table-row table:style-name="ro106">
          <table:table-cell office:value-type="string" calcext:value-type="string">
            <text:p>Komentet e kontestuara në rastin konkret, siç vlerësohet nga Gjykata Supreme, kryesisht përbënin fjalimin dhe fjalimin e urrejtjes që drejtpërsëdrejti mbronin veprimet e dhunës. Prandaj, krijimi i natyrës së tyre të paligjshme nuk kërkonte ndonjë analizë gjuhësore apo ligjore pasi vërejtjet ishin dukshëm të paligjshme .</text:p>
          </table:table-cell>
          <table:table-cell office:value-type="string" calcext:value-type="string">
            <text:p>“მოცემულ საქმეში სადავო კომენტარები, უზენაესი სასამართლოს შეფასების თანახმად, ძირითადად წარმოადგენდნენ სიძულვილის ენასა და პირდაპირ მოწოდებას ძალადობისკენ. <text:s/>შესაბამისად მათი კანონსაწინააღმდეგო ბუნების დასადგენად არ იყო აუცილებელი რაიმე სახის ლინგვისტური ან სამართლებრივი ანალიზის ჩატარება, რადგან კომენტარები <text:s/>იყო აშკარად კანონსაწინააღმდეგო.”</text:p>
          </table:table-cell>
          <table:table-cell office:value-type="string" calcext:value-type="string">
            <text:p>A jelen ügyben a Legfelsőbb Bíróság által kifogásolt megjegyzések főleg gyűlöletbeszédet jelentenek, amelyek közvetlenül az erőszakos cselekményekre való felbujtásként értelmezhetők. <text:s/>Így a jogellenes jellegük nem követelt nyelvi vagy jogi elemzést. </text:p>
          </table:table-cell>
          <table:table-cell office:value-type="string" calcext:value-type="string">
            <text:p>„оспорените коментари во овој случај, како што било проценето од Врховниот суд, главно претставувале говор на омраза и говор кој директно се залагал за акти на насилство. Оттука, утврдувањето на нивната незаконска природа не барало никаква јазична или законска анализа, бидејќи забелешките на прв поглед биле очигледно незаконски.“</text:p>
          </table:table-cell>
          <table:table-cell office:value-type="string" calcext:value-type="string">
            <text:p>„Osporeni komentari u konkretnom predmetu, prema proceni Vrhovnog suda, sačinjavali su uglavnom govor mržnje i govor kojim se direktno zagovara nasilje. Stoga, utvrđivanje protivzakonitosti ovih komentara nije iziskivalo nikakvu jezičku ili pravnu analizu, pošto su opaske bile očigledno protivzakonite.“</text:p>
          </table:table-cell>
          <table:table-cell office:value-type="string" calcext:value-type="string">
            <text:p>«Згідно з висновком Верховного суду оскаржувані коментарі у цій справі здебільшого містили мову ворожнечі та прямі заклики до насильницьких дій. Таким чином, встановлення факту їхньої протиправності не вимагає лінгвістичного чи юридичного аналізу, оскільки ці коментарі за своїми формальними ознаками були явно протиправними.»</text:p>
          </table:table-cell>
          <table:table-cell office:value-type="string" calcext:value-type="string">
            <text:p>“comentariile incriminate din acest caz, după cum au fost evaluate de Curtea Supremă, se refereau în principal la discursul instigator la ură și discursul care incită direct la acte de violență. Astfel, nu a fost necesară o analiză lingvistică sau legală pentru a stabili natura lor ilicită deoarece remarcile în sine evident ilegale.”</text:p>
          </table:table-cell>
          <table:table-cell office:value-type="string" calcext:value-type="string">
            <text:p>«Оспариваемые комментарии в настоящем деле, оцениваемые Верховным судом, в основном представляли собой разжигание ненависти и высказывания, которые прямо пропагандировали акты насилия. Таким образом, установление их незаконного характера не требовало какого-либо лингвистического или юридического анализа, </text:p>
            <text:p>поскольку замечания были явно незаконными».</text:p>
          </table:table-cell>
          <table:table-cell table:number-columns-repeated="1016"/>
        </table:table-row>
        <table:table-row table:style-name="ro87">
          <table:table-cell office:value-type="string" calcext:value-type="string">
            <text:p>Delfi AS kundër Estonisë 2015 [Dhoma e Madhe], GJEDNJ, 2015</text:p>
          </table:table-cell>
          <table:table-cell office:value-type="string" calcext:value-type="string">
            <text:p>Delfi AS ესტონეთის წინააღმდეგ [დიდი პალატა], 2015</text:p>
          </table:table-cell>
          <table:table-cell office:value-type="string" calcext:value-type="string">
            <text:p>Delfi AS kontra Észtország [Nagy Kamara], 2015</text:p>
          </table:table-cell>
          <table:table-cell office:value-type="string" calcext:value-type="string">
            <text:p>Delfi AS против Естонија [Голем судски совет], 2015</text:p>
          </table:table-cell>
          <table:table-cell office:value-type="string" calcext:value-type="string">
            <text:p>Delfi AS protiv Estonije [Veliko veće], 2015</text:p>
          </table:table-cell>
          <table:table-cell office:value-type="string" calcext:value-type="string">
            <text:p>«Delfi AS» проти Естонії 2015 [Велика палата], ЄСПЛ, 2015</text:p>
          </table:table-cell>
          <table:table-cell office:value-type="string" calcext:value-type="string">
            <text:p>Delfi AS v. Estonia [Marea Cameră], 2015</text:p>
          </table:table-cell>
          <table:table-cell office:value-type="string" calcext:value-type="string">
            <text:p>"Делфи АС" (Delfi AS) против Эстонии [Большая Палата], 2015</text:p>
          </table:table-cell>
          <table:table-cell table:number-columns-repeated="1016"/>
        </table:table-row>
        <table:table-row table:style-name="ro116">
          <table:table-cell office:value-type="string" calcext:value-type="string">
            <text:p>Versioni i zgjeruar i këtij kapitulli, së bashku me lidhjet dhe përmbledhjet e praktikës ligjore mund t'i gjeni në internet në adresën: <text:s/>https://cases.internetfreedom.blog </text:p>
          </table:table-cell>
          <table:table-cell table:style-name="ce82" office:value-type="string" calcext:value-type="string">
            <text:p>მოცემული თავის სრული ვრცელი ვერსია შესაბამის საქმეთა ლინკებითა და მოკლე რეზიუმეებით შეგიძლიათ იხილოთ ონლაინ შემდეგ მისამართზე: https://cases.internetfreedom.blog</text:p>
          </table:table-cell>
          <table:table-cell office:value-type="string" calcext:value-type="string">
            <text:p>A fejezet teljes továbbfejlesztett verziója a linkekről és összefoglalókról a következő címen található: https://cases.internetfreedom.blog</text:p>
          </table:table-cell>
          <table:table-cell office:value-type="string" calcext:value-type="string">
            <text:p>Целата усовршена верзија од ова поглавје со линкови и резимеа на релевантната судска пракса е достапна онлајн на https://cases.internetfreedom.blog</text:p>
          </table:table-cell>
          <table:table-cell office:value-type="string" calcext:value-type="string">
            <text:p>Celokupna dorađena verzija ovog poglavlja sa linkovima i sažecima iz sudske prakse može se naći na Internetu na adresi https://cases.internetfreedom.blog</text:p>
          </table:table-cell>
          <table:table-cell office:value-type="string" calcext:value-type="string">
            <text:p>Повну версію цієї частини з посиланнями та огляд судової практики в онлайн-режимі можна знайти в Інтернеті за посиланням https://cases.internetfreedom.blog</text:p>
          </table:table-cell>
          <table:table-cell office:value-type="string" calcext:value-type="string">
            <text:p>Versiunea extinsă a acestui capitol cu linkuri și rezumate este disponibilă la https://cases.internetfreedom.blog</text:p>
          </table:table-cell>
          <table:table-cell office:value-type="string" calcext:value-type="string">
            <text:p>Полную расширенную версию этой главы со ссылками на судебную практику и </text:p>
            <text:p>аннотациями можно найти в Интернете на сайте https://cases.internetfreedom.blog</text:p>
          </table:table-cell>
          <table:table-cell table:number-columns-repeated="1016"/>
        </table:table-row>
        <table:table-row table:style-name="ro87">
          <table:table-cell office:value-type="string" calcext:value-type="string">
            <text:p>Detyrimi i ndërmjetësit për shërbimet e internetit</text:p>
          </table:table-cell>
          <table:table-cell office:value-type="string" calcext:value-type="string">
            <text:p>ინტერნეტ სერვისების შუალედური პასუხიმგებლობა </text:p>
          </table:table-cell>
          <table:table-cell office:value-type="string" calcext:value-type="string">
            <text:p>Közvetítői felelősség az internetes szolgáltatásoknál</text:p>
          </table:table-cell>
          <table:table-cell office:value-type="string" calcext:value-type="string">
            <text:p>Посредна одговорност за интернет услугите </text:p>
          </table:table-cell>
          <table:table-cell office:value-type="string" calcext:value-type="string">
            <text:p>4. Odgovornost posrednika za Internet usluge</text:p>
          </table:table-cell>
          <table:table-cell office:value-type="string" calcext:value-type="string">
            <text:p>Відповідальність посередників за надання Інтернет-послуг</text:p>
          </table:table-cell>
          <table:table-cell office:value-type="string" calcext:value-type="string">
            <text:p>4. Responsabilitatea furnizorilor de servicii ale societății informaționale</text:p>
          </table:table-cell>
          <table:table-cell office:value-type="string" calcext:value-type="string">
            <text:p>Ответственность посредников за оказываемые </text:p>
            <text:p>Интернет-услуги</text:p>
          </table:table-cell>
          <table:table-cell table:number-columns-repeated="1016"/>
        </table:table-row>
        <table:table-row table:style-name="ro91">
          <table:table-cell office:value-type="string" calcext:value-type="string">
            <text:p>Një nga rolet vendimtare të aktorëve në Internet është zhvilluar nga shërbimet e internetit, i emërtuar ndërmjetës, që nuk krijojnë direkt përmbajtje në internet, por e përpunojnë atë në mënyra të ndryshme, duke u bërë kështu ruajtësit e asaj që botohet në internet.</text:p>
          </table:table-cell>
          <table:table-cell office:value-type="string" calcext:value-type="string">
            <text:p>ინტერნეტ აქტორთა ერთ-ერთი უმნიშვნელოვანესი როლი ჩამოყალიბებულ იქნა ინტერნეტ სერვისების ე.წ. შუამავლების მიერ, რომლებიც პირდაპირ არ ქმნიან ინტერნეტ კონტენტს თუმცა ახდენენ მის სხვადასხვა გზით დამუშავებას, რითიც ასრულებენ ონლაინ გამოქვეყნებული მასალის მოდარაჯის ფუნქციას. </text:p>
          </table:table-cell>
          <table:table-cell office:value-type="string" calcext:value-type="string">
            <text:p>Az olyan internetes szolgáltatókat, amelyek nem készitenek közvetlenül tartalmat, inkább különböző módokon feldolgozzák, közvetítőknek nevezzük, így nagyon fontos szerepük van abban, hogy mi jelenik meg online.</text:p>
          </table:table-cell>
          <table:table-cell office:value-type="string" calcext:value-type="string">
            <text:p>Една од клучните улоги на актерите на интернет е развиена од интернет сервисите, наречени посредници кои директно не создаваат онлајн содржини, туку ги обработуваат на разни начини, а со тоа станаа филтри за она што се објавува на интернет.</text:p>
          </table:table-cell>
          <table:table-cell office:value-type="string" calcext:value-type="string">
            <text:p>Jedna od ključnih uloga učesnika na Internetu razvila sa kroz Internet usluge, pod nazivom posrednici, koji ne kreiraju sadržaj na Internetu direktno, već ga obrađuju na različite načine, postajući tako „vratari“ u odnosu na sadržaj koji se objavljuje na Internetu. </text:p>
          </table:table-cell>
          <table:table-cell office:value-type="string" calcext:value-type="string">
            <text:p>Одна з основних ролей акторів в Інтернеті була розроблена інтернет-сервісами, які називають посередниками та які безпосередньо не створюють онлайн-контент, а обробляють його різними способами, спостерігаючи таким чином за тим, що публікується в Інтернеті.</text:p>
          </table:table-cell>
          <table:table-cell office:value-type="string" calcext:value-type="string">
            <text:p>Unul dintre rolurile cruciale pe Internet este deținut de furnizorii de servicii ale societății informaționale, denumiți intermediari care nu creează direct conținut pe Internet, ci mai degrabă îl procesează în diverse feluri, devenind astfel gardienii a ceea ce se publică online.</text:p>
          </table:table-cell>
          <table:table-cell office:value-type="string" calcext:value-type="string">
            <text:p>Одну из ключевых ролей в Интернете получили интернет-сервисы, именуемые посредниками, </text:p>
            <text:p>которые напрямую не создают онлайн-контент, а обрабатывают его различными способами, становясь таким образом контролерами того, что публикуется в Интернете.</text:p>
          </table:table-cell>
          <table:table-cell table:number-columns-repeated="1016"/>
        </table:table-row>
        <table:table-row table:style-name="ro88">
          <table:table-cell office:value-type="string" calcext:value-type="string">
            <text:p>Nëse mendojmë për shërbimet aktuale më të njohura të internetit, si Facebook, Google, Tëitter, Instagram ose Youtube, të gjitha këto janë të bazuara në mbajtjen dhe vënien në dispozicion të informacionit të prodhuar nga përdoruesit e tjerë të internetit (përmbajtja e krijuar nga përdoruesit), kështu ata zakonisht quhen “Ndërmjetësit e Internetit“.</text:p>
          </table:table-cell>
          <table:table-cell office:value-type="string" calcext:value-type="string">
            <text:p>არსებული ყველაზე პოპულარული ინტერნეტ სერვისები - როგორიც არის მაგალითად „Facebook“, „Google“, „Twitter“, „Instagram“ ან „Youtube“ - ყველა დაფუძნებულია ჰოსტინგსა და სხვა ინტერნეტ მომხმარებელთა მიერ (მომხმარებელთა მიერ გენერირებული კონტენტი) <text:s/>შექმნილი ინფორმაციის ხელმისაწვდომობაზე, შესაბამისად მათ „ინტერნეტ შუამავლებს“ უწოდებენ”.</text:p>
          </table:table-cell>
          <table:table-cell office:value-type="string" calcext:value-type="string">
            <text:p>Ha a mostani legnépszerűbb internetes szolgáltatásokra - például a Facebookra, a Google-ra, a Twitterre, az Instagramra vagy a YouTube-ra gondolunk - mindannyian az internetes felhasználók által szolgáltatott adatok (a felhasználó által generált tartalom) tárhelyére és hozzáférhetővé tételére alapoznak, így általában úgynevezett "internetes közvetítők".</text:p>
          </table:table-cell>
          <table:table-cell office:value-type="string" calcext:value-type="string">
            <text:p>Ако размислуваме за моментално најпопуларните интернет сервиси - како што се Facebook, Google, Twitter, Instagram или Youtube- сите тие се базираат на хостинг и објавување на информации произведени од страна на други интернет корисници (содржина генерирана од корисниците), затоа тие обично се нарекуваат „интернет посредници“. </text:p>
          </table:table-cell>
          <table:table-cell office:value-type="string" calcext:value-type="string">
            <text:p>Ako govorimo o sadašnjim najpopularnijim Internet uslugama – kao što su Facebook, Google, Twitter, Instagram ili Youtube – one se sve zasnivaju na hostingu i obezbeđuju dostupnost informacija koje su proizveli drugi korisnici Interneta (sadržaj kreiran od strane korisnika), zbog čega se obično nazivaju „Internet posrednicima“.</text:p>
          </table:table-cell>
          <table:table-cell office:value-type="string" calcext:value-type="string">
            <text:p>Якщо ми говоримо про найпопулярніші Інтернет-сервіси, такі як Facebook, Google, Twitter, Instagram або Youtube, всі вони засновані на принципі хостингу і надання доступу до інформації, виробленої іншими користувачами Інтернету (контент, створений користувачами), тому їх зазвичай називають «Інтернет-посередниками ».</text:p>
          </table:table-cell>
          <table:table-cell office:value-type="string" calcext:value-type="string">
            <text:p>Dacă ne gândim la cele mai populare servicii pe Internet – ca Facebook, Google, Twitter, Instagram sau Youtube – toate se bazează pe găzduirea și punerea la dispoziție a informațiilor produse de alți utilizatori de Internet (utilizatori care generează conținut), astfel încât sunt denumite în mod uzual “intermediarii Internetului”. <text:s/></text:p>
          </table:table-cell>
          <table:table-cell office:value-type="string" calcext:value-type="string">
            <text:p>Если говорить о самых популярных современных интернет-сервисах, таких как Facebook, Google, Twitter, Instagram или Youtube, то все они основаны на хостинге и предоставлении доступа к информации от других Интернет-пользователей (пользовательсий контент), поэтому эти сервисы обычно и называют «Интернет-посредниками».</text:p>
          </table:table-cell>
          <table:table-cell table:number-columns-repeated="1016"/>
        </table:table-row>
        <table:table-row table:style-name="ro95">
          <table:table-cell office:value-type="string" calcext:value-type="string">
            <text:p>Gama e ndërmjetësve të internetit është jo vetëm e shumëllojshme, por edhe me ndryshime të shpejta - si në aspektin e aktivitetit dhe përmasave në tregun e internetit, ashtu edhe në shërbimet, funksionet apo modelet e biznesit. Sidoqoftë, disa kanale të tregut mbizotërohen nga një ose dy lojtarë të stërmëdhenj, gjë që mund t'i vendosë ata në gjendje të kapin kontrollin e komunikimit, që sjell sfida të tjera shtesë si rezultat i veprimeve të tyre mbi të drejtat e njeriut në përgjithësi dhe lirinë e shprehjes në veçanti.</text:p>
          </table:table-cell>
          <table:table-cell office:value-type="string" calcext:value-type="string">
            <text:p>თუმცა ინტერნეტ შუამავლების სპექტრი არის არა მერტო ძალზედ ფართო არამედ ასევე მუდმივად ცვალებადი – როგორც ინტერნეტ ბაზარზე აქტივობის ისე მოცულობისა და მათი სერვისების, ფუნქციების და ბიზნეს მოდელების თვალსაზრისით. <text:s/>მიუხედავად აღნიშნულისა არსებობს რამდენიმე ნიშა, სადაც ბაზარი დომინირებულია ერთი ან ორი დიდი მოთამაშის მიერ, აღნიშნული აძლევს მათ კომუნიკაციაზე კონტროლის დაწესების შესაძლებლობას, რაც წარმოადგენს დამატებით გამოწვევას ზოგადად ადამიანის უფლებებისა და განსაკუთრებით კი გამოხატვის თავისუფლებისთვის. <text:s/></text:p>
          </table:table-cell>
          <table:table-cell office:value-type="string" calcext:value-type="string">
            <text:p>De az internetes közvetítők nem csak nagyon sokszínűek, de gyorsan változóak - mind az aktivitás, mind a méret tekintetében az internetes piacon, és a szolgáltatásaikban, funkcióikban vagy üzleti modelljeikben is. A piacot azonban több rétegben egy vagy két nagyon nagy játékos uralja, amelyek egy olyan kommunikációs ellenőrzési pozícióba helyezhetik őket, amelyek további kihívásokat okoznak az általános emberi jogok és a szólásszabadság területén.</text:p>
          </table:table-cell>
          <table:table-cell office:value-type="string" calcext:value-type="string">
            <text:p>Но, опсегот на интернет посредници не е само многу разновиден, туку и брзо се менува - како во однос на активноста и големината на интернет пазарот, така и во однос на нивните услуги, функции или бизнис модели. Меѓутоа, во некои делови од пазарот доминираат еден или два многу големи играчи, што може да ги стави во позиција да имаат контрола врз комуникацијата, што создава дополнителни предизвици како резултат на нивните дејства во врска со човековите права воопшто а посебно во врска со слободата на изразување.</text:p>
          </table:table-cell>
          <table:table-cell office:value-type="string" calcext:value-type="string">
            <text:p>Međutim, ne samo što je lepeza različitih Internet posrednika veoma raznolika, već se ona takođe brzo menja – kako u pogledu aktivnosti i veličine na Internet tržištu, tako i u pogledu njihovih usluga, funkcija ili drugih poslovnih modela. Međutim, u nekoliko segmenata, tržištem dominiraju jedan ili dva velika igrača, zаhvaljujući čemu se mogu naći u poziciji kontrolora komunikacija, a to stvara dodatne izazove zbog njihovih postupaka u vezi sa ljudskim pravima uopšteno, a konkretno, u vezi sa slobodom izražavanja.</text:p>
          </table:table-cell>
          <table:table-cell office:value-type="string" calcext:value-type="string">
            <text:p>Але діапазон Інтернет-посередників не тільки дуже різноманітний, він також швидко змінюється – як з точки зору активності, так і розміру на Інтернет-ринку, але також і з огляду на їхні послуги, функції або бізнес-моделі. Однак в кількох нішах на ринку домінує один або два дуже великих гравця, що може дати їм контроль над комунікаціями. У такий спосіб їхні дії створюють додаткові виклики в галузі прав людини в цілому і свободи вираження думок зокрема.</text:p>
          </table:table-cell>
          <table:table-cell office:value-type="string" calcext:value-type="string">
            <text:p>Dar domeniul intermediarilor pe Internet nu este numai foarte divers, dar e și într-o rapidă schimbare – atât în ceea ce privește activitatea și dimensiunea lor pe piață, cât și serviciile, funcțiile și modelele lor de afaceri. Totuși, pe mai multe nișe, piața e dominată de unul sau doi jucători foarte mari care îi poate pune în poziția de a deține un control asupra comunicațiilor. Aceasta creează provocări suplimentare prin prisma acțiunilor lor privind drepturile omului în general și libertatea de exprimare în particular. </text:p>
          </table:table-cell>
          <table:table-cell office:value-type="string" calcext:value-type="string">
            <text:p>Но круг интернет-посредников не только очень разнообразен, но и быстро меняется - как с точки зрения активности и доли на Интернет-рынке, так и с точки зрения услуг, функций или бизнес-моделей. Однако на нескольких нишах на рынке доминирует один или два очень крупных игрока. Это может поставить их в позицию поддержания контроля над коммуникациями, что создает дополнительные вызовы по вопросу их действий в области прав человека в целом и свободы выражения мнения в частности.</text:p>
          </table:table-cell>
          <table:table-cell table:number-columns-repeated="1016"/>
        </table:table-row>
        <table:table-row table:style-name="ro92">
          <table:table-cell office:value-type="string" calcext:value-type="string">
            <text:p>“Gjykata pranon se YouTube është një platformë unike në sajë të karakteristikave, aksesueshmërisë dhe mbi të gjitha ndikimit të tij potencial dhe se nuk ka patur asnjë alternativë tjetër në dispozicion të aplikantëve“.</text:p>
          </table:table-cell>
          <table:table-cell office:value-type="string" calcext:value-type="string">
            <text:p>“სასამართლო თანხმდება, რომ საკუთარი დამახასიათებელი ნიშნების, ხელმისაწვდომობისა და რაც ყველაზე მთავარია პოტენციური გავლენის გათვალისწინებით „YouTube“ არის უნიკალური პლატფორმა <text:s/>და მოსარჩელისთვის არ იყო ხელმისაწვდომი სხვა ალტერნატივები.”</text:p>
          </table:table-cell>
          <table:table-cell office:value-type="string" calcext:value-type="string">
            <text:p>”a Bíróság elfogadja, hogy a YouTube egyedülálló platformot jelent a jellemzői, hozzáférhetősége és mindenekelőtt annak potenciális hatása miatt, és hogy a pályázóknak nincs más alternatívája.”</text:p>
          </table:table-cell>
          <table:table-cell office:value-type="string" calcext:value-type="string">
            <text:p>„Судот прифаќа дека YouTube е уникатна платформа со оглед на нејзините карактеристики, нејзиното ниво на достапност и особено на нејзиното потенцијално влијание, и за неа не постојат замени кои им се достапни на жалителите.“</text:p>
          </table:table-cell>
          <table:table-cell office:value-type="string" calcext:value-type="string">
            <text:p>„Sud prihvata da je YouTube jedinstvena platforma zahvaljujući svojim karakteristikama, dostupnosti, a naročito, potencijalnom uticaju i da podnosioci predstavki nisu imali nikakvu drugu alternativu.“</text:p>
          </table:table-cell>
          <table:table-cell office:value-type="string" calcext:value-type="string">
            <text:p>«Суд погоджується з тим, що YouTube є унікальним майданчиком внаслідок своїх особливостей, рівня доступності та потенційного впливу, і для позивачів немає альтернатив, здатних замінити його.»</text:p>
          </table:table-cell>
          <table:table-cell office:value-type="string" calcext:value-type="string">
            <text:p>“Curtea acceptă că YouTube este o platformă unică după caracteristicile sale, accesibilitatea și mai ales potențialul său de impact și că nu existau alte alternative disponibile pentru solicitanți.”</text:p>
          </table:table-cell>
          <table:table-cell office:value-type="string" calcext:value-type="string">
            <text:p>«Суд признает, что YouTube является уникальной платформой из-за ее характеристик, ее доступности и, прежде всего, </text:p>
            <text:p>ее потенциального воздействия, и что никакие альтернативы не были доступны для заявителей».</text:p>
          </table:table-cell>
          <table:table-cell table:number-columns-repeated="1016"/>
        </table:table-row>
        <table:table-row table:style-name="ro87">
          <table:table-cell office:value-type="string" calcext:value-type="string">
            <text:p>Cengiz dhe të Tjerët kundër Turqisë, 2015</text:p>
          </table:table-cell>
          <table:table-cell office:value-type="string" calcext:value-type="string">
            <text:p>Cengiz და სხვები თურქეთის წინააღმდეგ, 2015</text:p>
          </table:table-cell>
          <table:table-cell office:value-type="string" calcext:value-type="string">
            <text:p>Cengiz és Mások kontra Törökország, 2015</text:p>
          </table:table-cell>
          <table:table-cell office:value-type="string" calcext:value-type="string">
            <text:p>Cengiz и други против Турција, 2015</text:p>
          </table:table-cell>
          <table:table-cell office:value-type="string" calcext:value-type="string">
            <text:p>Cengiz i drugi protiv Turske, 2015</text:p>
          </table:table-cell>
          <table:table-cell office:value-type="string" calcext:value-type="string">
            <text:p>Дженґіз та інші проти Туреччини, 2015</text:p>
          </table:table-cell>
          <table:table-cell office:value-type="string" calcext:value-type="string">
            <text:p>Cengiz și Alții v. Turcia, 2015</text:p>
          </table:table-cell>
          <table:table-cell office:value-type="string" calcext:value-type="string">
            <text:p>Дженгиз (Cengiz) и другие против Турции, 2015</text:p>
          </table:table-cell>
          <table:table-cell table:number-columns-repeated="1016"/>
        </table:table-row>
        <table:table-row table:style-name="ro97">
          <table:table-cell office:value-type="string" calcext:value-type="string">
            <text:p>Për më tepër, ndërmjetësit e internetit kanë miratuar rregullat e tyre - zakonisht të njohura si terma dhe kushte - për përdorimin e platformës, që përfshijnë politikat e përmbajtjes dhe rregullat për bllokimin ose heqjen e saj. Në vitet e fundit, këto rregulla vazhdimisht bien ndesh me veprimet e përdoruesve të internetit - që e kanë portretizuar veprimtarinë e këtyre ndërmjetësve si masa censure - duke ngritur pikëpyetje mbi sistemet e reja të modeleve të privatizuara të zbatimit të ligjit që janë zbatuar.</text:p>
          </table:table-cell>
          <table:table-cell office:value-type="string" calcext:value-type="string">
            <text:p>ამასთან, ინტერნეტ შუამავლების მიერ მიღებულ იქნა პლატფორმის გამოყენების საკუთარი რეგულაციები - ცნობილი, როგორც წესები და პირობები (terms and conditions) <text:s/>- რომელიც მოიცავს კონტენტის შესახებ პოლიტიკას, მათ შორის მისი დაბლოკვისა თუ წაშლის პირობებს. განვლილი წლების განმავლობაში, აღნიშნული წესები გამუდმებით მოდიოდა წინააღმდეგობაში ინტერნეტ მომხმარებელთა ქმედებებთან, რომლებიც მოცემულ შუამავალთა ქმედებებს განიხილავდნენ, როგორც ცენზურას - აღნიშნული კი ბადებდა კითხვებს არსებული განკერძოებული სამართალდამცავი მოდელების შესახებ. </text:p>
          </table:table-cell>
          <table:table-cell office:value-type="string" calcext:value-type="string">
            <text:p>Ráadásul az internetes közvetítők elfogadták saját szabályaikat, amelyeket általánosan a feltételeknek neveztek el, a platform használatához, amely magában foglalja a tartalomra vonatkozó irányelveket, valamint a blokkolás vagy eltávolítás szabályait. Az elmúlt években ezek a szabályok folyamatosan ütköztek az internethasználók tevékenységével, amelyek e közvetítőket cenzúrázó intézkedésekként jelentek meg <text:s/>- kérdéseket vetettek fel a privatizált bűnüldözési modellek új rendszereivel kapcsolatban.</text:p>
          </table:table-cell>
          <table:table-cell office:value-type="string" calcext:value-type="string">
            <text:p>Освен тоа, интернет посредниците усвоија свои сопствени правила - обично познати како услови - за користење на платформата, кои вклучуваат политики за содржината, но исто така и правила за нејзино блокирање или отстранување. Во изминатите години, овие правила постојано доаѓаат во конфликт со активностите на корисниците на интернет, кои ја опишаа дејноста на овие посредници како мерки за цензура - покренувајќи прашања во врска со новите системи на приватизирани модели за спроведување на законот, кои беа воспоставени.</text:p>
          </table:table-cell>
          <table:table-cell office:value-type="string" calcext:value-type="string">
            <text:p>Štaviše, Internet posrednici su usvojili sopstvena pravila – obično poznata kao uslovi – za korišćenje platforme, koja obuhvataju politike u vezi sa sadržajem, ali takođe i pravila u pogledu blokiranja sadržaja ili njegovog uklanjanja. Proteklih godina, ta pravila su često bila u sukobu sa postupcima korisnika Interneta, u kojima su aktivnosti posrednika prikazane kao mere cenzure – gde se postavilo pitanje primene novih modela sistema privatnog sprovođenja zakona.</text:p>
          </table:table-cell>
          <table:table-cell office:value-type="string" calcext:value-type="string">
            <text:p>Більш того, Інтернет-посередники застосовують свої власні правила, зазвичай відомі як умови і положення, для використання платформи, включаючи політику щодо контенту, а також правила його блокування або видалення. Протягом останніх років ці правила постійно вступали в конфлікт з діями користувачів Інтернету, які зображували діяльність цих посередників як заходи цензури – піднімаючи питання про створення нових систем приватизованих правоохоронних моделей.</text:p>
          </table:table-cell>
          <table:table-cell office:value-type="string" calcext:value-type="string">
            <office:annotation draw:style-name="gr5" draw:text-style-name="P2" svg:width="82.23pt" svg:height="17.06pt" svg:x="1661.64pt" svg:y="19200.08pt" draw:caption-point-x="0pt" draw:caption-point-y="0pt">
              <dc:date>2018-02-03T00:00:00</dc:date>
              <text:p text:style-name="P1"><text:span text:style-name="T1">Footnote 14</text:span></text:p>
            </office:annotation>
            <text:p>Mai mult, intermediarii pe Internet au adoptat propriile reguli – cunoscute ca termeni și condiții – pentru utilizarea platformei lor, care includ politici despre conținut, dar și reguli de blocare sau ștergere a acestuia. În ultimii ani, aceste reguli au intrat în mod constant în conflict cu acțiunile utilizatorilor de Internet care au considerat activitatea acestor intermediari ca măsuri de cenzură - ridicând întrebări cu privire la noile modele de sisteme privatizate de aplicare a legii care sunt implementate.</text:p>
          </table:table-cell>
          <table:table-cell office:value-type="string" calcext:value-type="string">
            <text:p>Более того, Интернет-посредники устанавливают свои собственные правила, обычно известные как условия и положения, </text:p>
            <text:p>для использования платформы, которые включают в себя правила размещения контента а также правила его блокировки или удаления. В последние годы эти правила постоянно входили в серьезные противоречия с действиями пользователей, воспринимавших деятельность таких посредников в качестве мер по цензуре - это подняло вопросы о новых частных моделях правоприменения.</text:p>
          </table:table-cell>
          <table:table-cell table:number-columns-repeated="1016"/>
        </table:table-row>
        <table:table-row table:style-name="ro88">
          <table:table-cell office:value-type="string" calcext:value-type="string">
            <text:p>Në këtë kontekst, roli i ndërmjetësve të internetit po bëhet gjithnjë e më kompleks, i ndarë midis modeleve të tyre të deritanishme të punës, duke respektuar të drejtat e njeriut dhe duke pranuar ankesat për çështje të ndryshme të përziera me detyrime ligjore të ndryshme që dallojnë nga një juridiksion në tjetrin.</text:p>
          </table:table-cell>
          <table:table-cell office:value-type="string" calcext:value-type="string">
            <text:p>აღნიშნულის გათვალისწინებით სულ უფრო კომპლექსური ხდება ინტერნეტ შუამავალთა როლი <text:s/>და იგი შუაზე იხლიჩება არსებულ ბიზნეს მოდელებს, ადამიანის უფლებათა პატივისცემასა და <text:s/>სხვადასხვა იურისდიქციაში წარმოშობილ მრავალ კომპლექსურ საკითხზე აღძრულ საჩივრებს შორის. </text:p>
          </table:table-cell>
          <table:table-cell office:value-type="string" calcext:value-type="string">
            <text:p>Ebben az összefüggésben az internetes közvetítők szerepe egyre összetettebbé válik, több részre szakad, az aktuális üzleti modelljei között, tiszteletben tartva az emberi jogokat és panaszt fogad rendkívül sokféle kérdésben keveredve különböző jogi kötelezettségekkel, amelyek az egyik joghatóságtól a másikig különbözőek.</text:p>
          </table:table-cell>
          <table:table-cell office:value-type="string" calcext:value-type="string">
            <text:p>Во овој контекст, улогата на интернет посредниците станува сé покомплексна, растргната меѓу нивните сегашни бизнис модели, почитување на човековите права и примање поплаки во врска со многу различни прашања, измешани со различни законски обврски, кои се разликуваат од една јуриздикција до друга.</text:p>
          </table:table-cell>
          <table:table-cell office:value-type="string" calcext:value-type="string">
            <text:p>U ovom kontekstu, uloga Internet posrednika postaje sve složenija, razapeta između njihovih tekućih poslovnih modela, poštovanja ljudskih prava i prijema pritužbi na razna pitanja u kombinaciji sa različitim zakonskim obavezama, koje se razlikuju od jedne do druge zemlje. </text:p>
          </table:table-cell>
          <table:table-cell office:value-type="string" calcext:value-type="string">
            <text:p>У цьому контексті роль Інтернет-посередників стає все більш складною, вона розривається між їхніми нинішніми бізнес-моделями, дотриманням прав людини і отриманням скарг щодо дуже різноманітних проблем, змішаних з різними законодавчими зобов'язаннями, що змінюються в межах різних юрисдикцій.</text:p>
          </table:table-cell>
          <table:table-cell office:value-type="string" calcext:value-type="string">
            <text:p>În acest context, rolul intermediarilor pe Internet devine din ce în ce mai complex, împărțit între modelul actual de afaceri, respectarea drepturilor omului și plângerile pe care le primesc ce conțin diverse probleme, cu obligații legale care diferă de la o jurisdicție la alta. </text:p>
          </table:table-cell>
          <table:table-cell office:value-type="string" calcext:value-type="string">
            <text:p>В этом контексте роль Интернет-посредников становится все более сложной, разрываясь между их нынешними бизнес-моделями, соблюдением прав человека и получением жалоб по очень разнообразным проблемам, смешанным с различными законодательными обязательствами в зависимости от той или иной юрисдикции.</text:p>
          </table:table-cell>
          <table:table-cell table:number-columns-repeated="1016"/>
        </table:table-row>
        <table:table-row table:style-name="ro102">
          <table:table-cell office:value-type="string" calcext:value-type="string">
            <text:p>Ndërsa jurisprudenca e GJEDNJ-së për këtë temë është ende në fillimet e saj (dhe të gjitha rastet e Gjykatës përqendrohen vetëm në një situatë specifike - komentet e lëna nga përdorues të tjerë në faqet e tjera të internetit), vlen të theksohet puna e Komitetit të ekspertëve të Këshillit të Evropës <text:s/>për 'ndërmjetësit e Internetit' ku janë përgatitur propozime për caktimin e standardeve për rolet dhe përgjegjësitë e ndërmjetësve të internetit, duke përfshirë një studim mbi dimensionet e të drejtave të njeriut tek teknikat e automatizuara të përpunimit të të dhënave (konkretisht, algoritmet) dhe ndërlikimet rregullatore të mundshme.</text:p>
          </table:table-cell>
          <table:table-cell office:value-type="string" calcext:value-type="string">
            <text:p>მიუხედავად იმისა, რომ ადამიანის უფლებათა ევროპული სასამართლოს იურისპრუდენცია მოცემულ საკითხზე ჯერ კიდევ განვითარების საწყის ეტაპზეა (და ყველა დავა ფოკუსირებულია მხოლოდ კონკრეტულ გარემოებებზე - სხვა მომხმარებელთა მიერ ამა თუ იმ ვებსაიტზე გაკეთებულ კომენტარებზე), აუცილებელია აღინიშნოს ინტერნეტ შუამავალთა შესახებ ევროსაბჭოს ექსპერტთა კომიტეტის <text:s text:c="2"/>საქმიანობა, რომლის ფარგლებშიც მომზადებულ იქნა სტანდარტული პირობები ინტერნეტ შუამავალთა, <text:s/>როლისა და პასუხისმგებლობების შესახებ, რომელიც მოიცავს კვლევას მონაცემთა ავტომატური დამუშავების ფარგლებში (კონკრეტულად ალგორითმები) ადამიანის უფლებათა <text:s/>განზომილებებისა და შესაძლო რეგულირების შედეგების შესახებ. </text:p>
          </table:table-cell>
          <table:table-cell office:value-type="string" calcext:value-type="string">
            <text:p>Míg az EJEB jogfilozófiája az ügyben a kezdetén tart <text:s/>(és minden esetnél csak az adott helyzetre összpontosit- más felhasználó megjegyzései más weboldalakon) , megéri kiemelni, <text:s/>az Európa Tanács szakértői bizottságának munkáját, amelyek az internetes közvetítők szerepére és felelősségi köreire vonatkozó szabványtervezeteket készítettek, ideértve az automatizált adatfeldolgozási technikák (különösen az algoritmusok), <text:s/>emberjogi dimenzióira vonatkozó tanulmányt, és a lehetséges szabályozási következményeket.</text:p>
          </table:table-cell>
          <table:table-cell office:value-type="string" calcext:value-type="string">
            <text:p>Иако судската пракса на ЕСЧП во врска со ова прашање се уште е на почетокот (и сите предмети се фокусираат само на одредена ситуација-коментари оставени од други корисници на други веб страници), вреди да се истакне работата на Комитетот на експерти на Советот на Европа за интернет посредници кои подготвија предлози за поставување на стандарди за улогите и одговорностите на интернет посредниците, вклучително истражување за димензиите на човековите права во врска со техники за автоматизирана обработка на податоци (особено алгоритами) и можни регулаторни импликации.</text:p>
          </table:table-cell>
          <table:table-cell office:value-type="string" calcext:value-type="string">
            <text:p>Mada je sudska praksa ESLJP o tom pitanju još uvek u povoju (a svi predmeti su usredsređeni samo na određenu situaciju – komentare koje drugi korisnici ostavljaju na drugim veb-sajtovima), valja istaći rad Komiteta eksperata Saveta Evrope za Internet posrednike, koji je sačinio standardne predloge u vezi sa ulogom i obavezama Internet posrednika, uključujući i studiju o dimenzijama ljudskih prava u oblasti tehnika automatske obrade podataka (naročito algoritama) i mogućim regulatornim implikacijama.</text:p>
          </table:table-cell>
          <table:table-cell office:value-type="string" calcext:value-type="string">
            <text:p>Хоча судова практика ЄСПЛ з цього питання все ще формується (і всі випадки зосереджені тільки на конкретній ситуації - коментарі інших користувачів на інших веб-сайтах), варто відзначити роботу Комітету експертів Ради Європи з питань Інтернет-посередників, який підготував пропозиції щодо встановлення стандартів щодо ролей та обов'язків Інтернет-посередників, включаючи дослідження аспектів прав людини в галузі автоматизованих методів обробки даних (зокрема, алгоритми) і можливі регуляторні наслідки .</text:p>
          </table:table-cell>
          <table:table-cell office:value-type="string" calcext:value-type="string">
            <office:annotation draw:style-name="gr6" draw:text-style-name="P2" svg:width="82.23pt" svg:height="16.89pt" svg:x="1661.64pt" svg:y="19503.81pt" draw:caption-point-x="0pt" draw:caption-point-y="0pt">
              <dc:date>2018-02-03T00:00:00</dc:date>
              <text:p text:style-name="P1"><text:span text:style-name="T1">Footnote 15</text:span></text:p>
            </office:annotation>
            <text:p>În timp ce jurisprudența CEDO pe acest subiect este încă la început (și toate cazurile se concentrează asupra unei singure situații specifice – comentariile lăsate de alți utilizatori pe site-uri), merită subliniată munca Consiliului de experți al Comitetului Europei în ceea ce privește intermediarii pe Internet care a pregătit propuneri standard pentru rolurile și responsabilitățile intermediarilor pe Internet, inclusiv un studiu despre dimensiunea drepturilor omului legate de tehnicile automate de procesare datelor (în speciali algoritmi) și posibilele implicații de reglementare.</text:p>
          </table:table-cell>
          <table:table-cell office:value-type="string" calcext:value-type="string">
            <text:p>Хотя судебная практика ЕСПЧ по этому вопросу все еще формируется (и все дела сосредоточены только на конкретной ситуации - комментарии других пользователей на других веб-сайтах), стоит отметить работу Комитета экспертов Совета Европы по Интернет-посредникам, подготовивших предложения по установке стандартов в отношении ролей и обязанностей Интернет-посредников, включая исследование аспектов прав человека в области автоматизированных методов обработки данных (в частности, алгоритмов) и возможных нормативно-правовых последствий.</text:p>
          </table:table-cell>
          <table:table-cell table:number-columns-repeated="1016"/>
        </table:table-row>
        <table:table-row table:style-name="ro86">
          <table:table-cell office:value-type="string" calcext:value-type="string">
            <text:p>Aspekte kyçe nga çështje përkatëse të GJEDNJ-së:</text:p>
          </table:table-cell>
          <table:table-cell office:value-type="string" calcext:value-type="string">
            <text:p>საკვანძო საკითხები ადამიანის უფლებათა ევროპული სასამართლოს შესაბამისი პრაქტიკიდან:</text:p>
          </table:table-cell>
          <table:table-cell office:value-type="string" calcext:value-type="string">
            <text:p>EJEB vonatkozó eseteinek kulcsfontosságú kérdései:</text:p>
          </table:table-cell>
          <table:table-cell office:value-type="string" calcext:value-type="string">
            <text:p>Клучни аспекти од релевантните предмети на ЕСЧП:</text:p>
          </table:table-cell>
          <table:table-cell office:value-type="string" calcext:value-type="string">
            <text:p>Ključni aspekti relevantnih predmeta pred ESLJP: </text:p>
          </table:table-cell>
          <table:table-cell office:value-type="string" calcext:value-type="string">
            <text:p>Основні аспекти з відповідних справ ЄСПЛ:</text:p>
          </table:table-cell>
          <table:table-cell office:value-type="string" calcext:value-type="string">
            <text:p>Aspecte cheie din cazuri CEDO relevante:</text:p>
          </table:table-cell>
          <table:table-cell office:value-type="string" calcext:value-type="string">
            <text:p>Ключевые аспекты соответствующих дел ЕСПЧ</text:p>
          </table:table-cell>
          <table:table-cell table:number-columns-repeated="1016"/>
        </table:table-row>
        <table:table-row table:style-name="ro98">
          <table:table-cell office:value-type="string" calcext:value-type="string">
            <text:p>Platformat në internet kanë detyra dhe përgjegjësi për lirinë e shprehjes, por roli i tyre është i ndryshëm nga ai i një botuesi tradicional</text:p>
          </table:table-cell>
          <table:table-cell office:value-type="string" calcext:value-type="string">
            <text:p><text:s/>ონლაინ პლატფორმებს გამოხატვის თავისუფლებასთან მიმართებით ეკისრებათ ვალდებულებები და პასუხიმგებლობები, თუმცა მათი როლი განსხვავდება ტრადიციული გამომცემლებისგან </text:p>
          </table:table-cell>
          <table:table-cell office:value-type="string" calcext:value-type="string">
            <text:p>Az online platformok feladata és felelőssége a véleménynyilvánítás szabadsága, de szerepük eltér a hagyományos kiadótól</text:p>
          </table:table-cell>
          <table:table-cell office:value-type="string" calcext:value-type="string">
            <text:p>Онлајн платформите имаат обврски и одговорности за слободата на изразувањето, но нивната улога се разликува од онаа на традиционалниот издавач</text:p>
          </table:table-cell>
          <table:table-cell office:value-type="string" calcext:value-type="string">
            <text:p>Internet platforme imaju dužnosti i obaveze u pogledu slobode izražavanja, ali se njihova uloga razlikuje od uloge tradicionalnog izdavača</text:p>
          </table:table-cell>
          <table:table-cell office:value-type="string" calcext:value-type="string">
            <text:p>Інтернет-платформи мають обов'язки та відповідальність щодо свободи вираження поглядів, але їхня роль відрізняється від ролі традиційного видавця</text:p>
          </table:table-cell>
          <table:table-cell office:value-type="string" calcext:value-type="string">
            <text:p>Platformele online au obligații și responsabilități privind libertatea de exprimare, dar rolul lor este diferit de cel al unui editor tradițional </text:p>
          </table:table-cell>
          <table:table-cell office:value-type="string" calcext:value-type="string">
            <text:p>У онлайн платформ есть обязательства и обязанности в сфере свободы выражения мнения, </text:p>
            <text:p>но их роль отличается от роли традиционных издательских организаций</text:p>
          </table:table-cell>
          <table:table-cell table:number-columns-repeated="1016"/>
        </table:table-row>
        <table:table-row table:style-name="ro105">
          <table:table-cell office:value-type="string" calcext:value-type="string">
            <text:p>Në Rekomandimin e fundit të Komitetit të Ministrave për Shtetet anëtare të Këshillit të Evropës mbi një nocion të ri të medias, ato u quajtën “një trajtim i diferencuar dhe i graduar [që] kërkon që secili aktor, shërbimet e të cilit identifikohen si media, si ndërmjetës, ose si veprimtari ndihmëse, përfiton nga forma e përshtatshme (e diferencuar) dhe niveli i duhur (i graduar) i mbrojtjes dhe kjo përgjegjësi gjithashtu kufizohet në përputhje me nenin 10 të Konventës Evropiane të të Drejtave të Njeriut dhe standardet e tjera përgjegjëse të hartuara nga Këshilli i Evropës“. Kësisoj, Gjykata arsyeton se për shkak të natyrës së veçantë të Internetit, “detyrat dhe përgjegjësitë“ që do të jepen në një portal <text:s/>lajmesh në Internet pasi qëllimet e Nenit 10 mund të jenë të ndryshme nga ato të një botuesi tradicional, për sa i përket përmbajtjes së palëve të treta.“</text:p>
          </table:table-cell>
          <table:table-cell office:value-type="string" calcext:value-type="string">
            <text:p>“მედიის ახალ ცნებასთან დაკავშირებით ევროპის საბჭოს მინისტრთა კომიტეტის ბოლოდროინდელი რეკომენდაციის თანახმად, აღნიშნულს ეწოდება „დიფერენცირებული და გრადაციული მიდგომა, რომლის თანახმადაც, ყველა ის აქტორი, რომლის სერვისებიც მედია, საშუამავლო ან დამხმარე საქმიანობის სფეროს განეკუთვნება, ექვემდებარება დაცვის შესაბამის ფორმას (დიფერენცირებული მიდგომა) და შესაბამის დონეს (გრადაციული მიდგომა) და ადამიანის უფლებათა კონვენციის მე-10მუხლისა და ევროპის საბჭოს მიერ შემუშავებული სხვა სტანდარტების თანახმად განსაზღვრულ პასუხისმგებლობას“. შესაბამისად, სასამართლო ასკვნის, რომ ინტერნეტის განსაკუთრებული ბუნებიდან გამომდინარე, ინტერნეტ სივრცეში არსებული საინფორმაციო პორტალის უფლება-მოვალეობები მესამე მხარის კონტენტთან დაკავშირებით, კონვენციის მე-10 მუხლის მიზნების შესაბამისად, შესაძლოა გარკვეულწილად განსხვავდებოდეს ტრადიციული გამომცემლის უფლება-მოვალეობებისაგან.”</text:p>
          </table:table-cell>
          <table:table-cell office:value-type="string" calcext:value-type="string">
            <text:p>"A Miniszteri Bizottság nemrégiben az Európa Tanács tagállamaihoz intézett ajánlására a média új fogalmát illetően ezt ”differenciált és fokozatos megközelítésnek nevezik, amely megköveteli, hogy minden olyan szereplő, akinek a szolgáltatásait médiaként, vagy közvetítőként, vagy kisegítőként mind a megfelelő formában (differenciált) és a megfelelő szinten (fokozatosság) védelemben részesüljön, úgy hogy az összhangban legyen az Emberi Jogok Európai Egyezményének 10. cikkével és az Európai Tanács által kidolgozott egyéb vonatkozó szabványokkal.” Ezért az Elsőfokú Bíróság úgy ítéli meg, hogy az internet sajátos jellege miatt a 10. cikk értelmében az internetes hírportálon átadandó "kötelezettségek és felelősségek" bizonyos mértékben eltérhetnek a hagyományos kiadóktól, harmadik fél tartalmait illetőleg. "</text:p>
          </table:table-cell>
          <table:table-cell office:value-type="string" calcext:value-type="string">
            <text:p>„Во неодамнешната Препорака на Комитетот на министри до земјите-членки на Советот на Европа за новиот концепт за медиумите тој е формулиран како „пристап од различен вид и на различни нивоа [кој] бара секој чинител чии услуги се идентификувани како медиум или како посредничка или помошна активност да има корист и од соодветната форма (од различен вид) и од соодветното ниво (различни нивоа) на заштита и дека одговорноста исто така е ограничена на придржување на членот 10 од Европската конвенцијата за човекови права и други релевантни стандарди развиени од Советот на Европа. Затоа, Судот смета дека заради посебната природа на интернетот, „обврските и одговорностите“ кои треба да се доделат на информативен интернет портал за потребите на членот 10 можат да се разликуваат до одредено ниво од оние на традиционален издавач, што се однесува до содржината на трета страна.“</text:p>
          </table:table-cell>
          <table:table-cell office:value-type="string" calcext:value-type="string">
            <text:p>„U nedavnoj Preporuci Komiteta ministara upućenoj državama članicama Saveta Evrope u vezi sa novim konceptom medija, ovo se naziva ’diferenciran i postepen pristup koji nalaže da svaki akter, čije su usluge označene kao medijska ili posrednička ili pomoćna delatnost, koristi odgovarajući oblik (diferenciran) i odgovarajući nivo (postepen) zaštite i da odgovornost takođe bude razgraničena u skladu sa Članom 10 Evropske konvencije o ljudskim pravima i drugim relevantnim standardima koje je utvrdio Savet Evrope’. Stoga, Sud smatra da zbog posebne prirode Interneta, ’dužnosti i obaveze’ koje treba da se dodele informativnom portalu na Internetu u smislu Člana 10, mogu da se razlikuju u određenom stepenu u odnosu na one koje ima tradicionalni izdavač, u pogledu sadržaja trećih lica.“</text:p>
          </table:table-cell>
          <table:table-cell office:value-type="string" calcext:value-type="string">
            <text:p>«У нещодавній рекомендації Комітету Міністрів державам-членам Ради Європи про нове визначення медіа така позиція охарактеризована як «диференційований та рівневий підхід [який] означає, що кожна дійова особа, чиї послуги визначаються як діяльність медіа або як посередницька чи допоміжна діяльність, повинна користуватися захистом у відповідній формі (диференційованим захистом) та захистом відповідного рівня (рівневим захистом), а також вимагає розмежування відповідальності відповідно до статті 10 Європейської конвенції з прав людини та інших відповідних стандартів, розроблених Радою Європи». Отже, Суд вважає, що з огляду на особливий характер Інтернету, «обов’язки та відповідальність», які, за змістом статті 10, покладаються на інформаційні інтернет-портали щодо контенту третіх осіб, можуть деякою мірою відрізнятися від тих, що покладаються на традиційні видавництва.»</text:p>
          </table:table-cell>
          <table:table-cell office:value-type="string" calcext:value-type="string">
            <text:p>“În recentele Recomandări ale Comitetului de Miniștri adresate Statele Membre ale Consiliului Europei privind o nouă noțiune a mass mediei, aceasta este denumită o “abordare diferențiată și gradată [care] necesită ca fiecare actor ale cărui servicii se identifică ca mass media sau ca o activitate intermediară sau auxiliară să beneficieze atât de forma corespunzătoare (diferențiată) cât și de gradul corespunzător (gradat) de protecție și ca responsabilitatea să se limiteze în conformitate cu Articolul 10 al Convenției Europene a Drepturilor Omului și alte standarde relevante elaborate de Consiliul Europei”. </text:p>
          </table:table-cell>
          <table:table-cell office:value-type="string" calcext:value-type="string">
            <text:p>"В недавней Рекомендации Комитета министров Совета Европы государствам — </text:p>
            <text:p>членам Совета Европы «О новом понятии средств массовой информации» это называется «дифференцированный и ступенчатый подход, [который] требует, чтобы каждое лицо, чьи услуги определены как средство массовой информации или как посредническая или вспомогательная деятельность, извлекал выгоду как из соответствующей (дифференцированной) формы, так и из соответствующего (ступенчатого) уровня защиты, а также чтобы ответственность таких лиц разграничивалась в соответствии со статьей 10 Европейской конвенции о правах человека и основных свобод и другими стандартами в этой области, разработанными Советом Европы". Поэтому  Суд полагает, что ввиду особого характера Интернета «обязанности и обязательства», которые следует возлагать на новостной интернет-портал для целей применения статьи 10 Конвенции в связи с материалами третьих лиц могут в какой-то степени отличаться от соответствующих «обязанностей и обязательств» традиционных издателей."</text:p>
          </table:table-cell>
          <table:table-cell table:number-columns-repeated="1016"/>
        </table:table-row>
        <table:table-row table:style-name="ro87">
          <table:table-cell office:value-type="string" calcext:value-type="string">
            <text:p>Delfi AS kundër Estonisë 2015 [Dhoma e Madhe], GJEDNJ, 2015</text:p>
          </table:table-cell>
          <table:table-cell office:value-type="string" calcext:value-type="string">
            <text:p><text:s/>Delfi AS ესტონეთის წინააღმდეგ [დიდი პალატა], 2015 </text:p>
          </table:table-cell>
          <table:table-cell office:value-type="string" calcext:value-type="string">
            <text:p>Delfi AS kontra Észtország [Nagy Kamara], 2015 </text:p>
          </table:table-cell>
          <table:table-cell office:value-type="string" calcext:value-type="string">
            <text:p>Delfi AS против Естонија [Голем судски совет], 2015 </text:p>
          </table:table-cell>
          <table:table-cell office:value-type="string" calcext:value-type="string">
            <text:p>Delfi AS protiv Estonije [Veliko veće], 2015</text:p>
          </table:table-cell>
          <table:table-cell office:value-type="string" calcext:value-type="string">
            <text:p>«Delfi AS» проти Естонії 2015 [Велика палата], ЄСПЛ, 2015</text:p>
          </table:table-cell>
          <table:table-cell table:style-name="Default" office:value-type="string" calcext:value-type="string">
            <text:p>Delfi AS v. Estonia [Marea Cameră], 2015 </text:p>
          </table:table-cell>
          <table:table-cell office:value-type="string" calcext:value-type="string">
            <text:p>"Делфи АС" (Delfi AS) против Эстонии [Большая Палата], 2015</text:p>
          </table:table-cell>
          <table:table-cell table:number-columns-repeated="1016"/>
        </table:table-row>
        <table:table-row table:style-name="ro86">
          <table:table-cell office:value-type="string" calcext:value-type="string">
            <text:p>Natyra tregtare dhe ndikimi publik / audienca e ndërmjetësve duhet të merren parasysh</text:p>
          </table:table-cell>
          <table:table-cell office:value-type="string" calcext:value-type="string">
            <text:p>გათვალისწინებულ უნდა იქნეს შუამავალთა კომერციული ბუნება და გავლენა საზოგადოებაზე/აუდიტორიაზე </text:p>
          </table:table-cell>
          <table:table-cell office:value-type="string" calcext:value-type="string">
            <text:p>Figyelembe kell venni a közvetítők kereskedelmi jellegét és nyilvános hatását / közönségét</text:p>
          </table:table-cell>
          <table:table-cell office:value-type="string" calcext:value-type="string">
            <text:p>Комерцијалниот карактер и јавното влијание/публиката на посредниците мора да се земе во предвид</text:p>
          </table:table-cell>
          <table:table-cell office:value-type="string" calcext:value-type="string">
            <text:p>Mora se uzeti u obzir komercijalna priroda i javni uticaj / auditorijum posrednika</text:p>
          </table:table-cell>
          <table:table-cell office:value-type="string" calcext:value-type="string">
            <text:p>Необхідно враховувати комерційний характер та вплив громадськості / аудиторію посередників</text:p>
          </table:table-cell>
          <table:table-cell office:value-type="string" calcext:value-type="string">
            <text:p>Trebuie luate în considerare natura comercială și impactul/ audiența publice ale intermediarilor</text:p>
          </table:table-cell>
          <table:table-cell office:value-type="string" calcext:value-type="string">
            <text:p>Необходимо учитывать коммерческий характер и влияние посредников на общественность / аудиторию</text:p>
          </table:table-cell>
          <table:table-cell table:number-columns-repeated="1016"/>
        </table:table-row>
        <table:table-row table:style-name="ro107">
          <table:table-cell office:value-type="string" calcext:value-type="string">
            <text:p>Gjykata shqyrton se çështja ka të bëjë me “detyrat dhe përgjegjësitë“ e portaleve të lajmeve të internetit, sipas nenit 10 pika 2 e Konventës, kur ato ofrojnë për qëllime ekonomike një platformë për komentet e krijuara nga përdoruesit mbi përmbajtjen e publikuar më parë dhe disa përdorues - të identifikuar ose anonimë - <text:s/>përfshihen në një ligjërim qartësisht të paligjshëm, i cili shkel të drejtat e personalitetit të të tjerëve dhe përbën gjuhë urrejtjeje dhe nxitje të dhunës kundër tyre. Gjykata thekson se rasti konkret lidhet me një portal lajmesh në internet të menaxhuar në mënyrë profesionale, të drejtuar në baza tregtare, i cili boton artikuj e lajme të veta dhe i fton lexuesit e saj të komentojnë mbi to.</text:p>
          </table:table-cell>
          <table:table-cell office:value-type="string" calcext:value-type="string">
            <text:p>“სასამართლოს მიაჩნია, რომ მოცემული საქმე შეეხება კონვენციის მე-10 მუხლის მე-2 პუნქტით განსაზღვრულ ინტერნეტ სივრცეში არსებულ საინფორმაციო პორტალთა „ვალდებულებებსა და პასუხისმგებლობებს“, როდესაც ისინი კომერციული მიზნებისთვის ქმნიან პლატფორმას მანამდე გამოქვეყნებულ კონტენტზე მომხმარებელთა კომენტარების განსათავსებლად, ხოლო ზოგიერთი მომხმარებელი, მათ შორი, ანონიმური მომხმარებელი ტოვებს აშკარად უკანონო კომენტარებს, რომელიც არღვევს სხვათა პირად უფლებებს და წარმოადგენს მათ წინააღმდეგ სიძულვილის ენასა და ძალადობის წაქეზებას. სასამართლომ ხაზგასმით აღნიშნა, რომ წინამდებარე საქმე უკავშირდება ინტერნეტ სივრცეში არსებულ მსხვილ კომერციულ საინფორმაციო პორტალს, რომელიც იმართება პროფესიონალთა მიერ, აქვეყნებს საკუთარ საინფორმაციო სტატიებს და მკითხველს ამ სტატიებზე კომენტარის განთავსების შესაძლებლობას სთავაზობს.</text:p>
          </table:table-cell>
          <table:table-cell office:value-type="string" calcext:value-type="string">
            <text:p>”A Bíróság úgy véli, hogy az ügy az Egyezmény 10. cikkének 2 bekezdése értelmében, az internetes hírportálok ”kötelezettségi és felelősségi” köre. Amennyiben gazdasági célokat szolgálnak a korábban közzétett tartalmak a felhasználó által generált megjegyzései és egyes felhasználók számára azonosított vagy névtelen - nyilvánvalóan jogellenes beszédet, amely sérti mások személyiségi jogát, és a gyűlöletbeszéd és az erőszak elleni erőszak felbujtása. A Bíróság hangsúlyozza, hogy a jelen ügy egy nagy, professzionálisan kezelt internetes hírportálra vonatkozik, amely kereskedelmi alapon működik, és amely közzétette saját híreit, és meghívta olvasóit, hogy véleményezzék azokat. </text:p>
          </table:table-cell>
          <table:table-cell office:value-type="string" calcext:value-type="string">
            <text:p>„Судот смета дека случајот се однесува на „обврски и одговорности“ на информативни интернет портали, согласно членот 10 § 2 од Конвенцијата, кога тие заради економски цели нудат платформа за коментари генерирани од корисници за претходно објавена содржина и некои корисници – било да се идентификувани или анонимни – се впуштаат во јасно незаконски говор, кој ги крши личните права на другите и достигнува ниво на говор на омраза и поттикнување на насилство против нив. Судот нагласува дека актуелниот случај е поврзан со голем професионално раководен информативен интернет портал на комерцијална основа кој самиот објавил новински написи и ги повикал своите читатели да коментираат за нив.“</text:p>
          </table:table-cell>
          <table:table-cell office:value-type="string" calcext:value-type="string">
            <text:p>„Sud smatra da se predmet odnosi na ’dužnosti i obaveze’ informativnih portala na Internetu shodno Članu 10 stav 2 Konvencije, kada oni, u ekonomske svrhe, obezbede platformu za komentare koje kreiraju korisnici u vezi sa prethodno objavljenim sadržajem, a neki korisnici – bilo da su poznati ili anonimni – upuste se u očito protivzakonit govor, kojim se vrši povreda prava ličnosti drugih i koji predstavlja govor mržnje i podsticanje na nasilje protiv njih. Sud naglašava da se ovaj predmet odnosi na jedan veliki informativni portal na Internetu kojim se rukovodi profesionalno i koji funkcioniše na komercijalnoj osnovi, a koji objavljuje vlastite članke i poziva čitaoce da iznose svoje komentare o njima.</text:p>
          </table:table-cell>
          <table:table-cell office:value-type="string" calcext:value-type="string">
            <text:p>«Суд вважає, що ця справа стосується «обов’язків і відповідальності», які покладаються на інформаційні інтернет-портали відповідно до пункту 2 статті 10 Конвенції, коли вони надають у комерційних цілях платформу для користувацьких коментарів щодо раніше опублікованого контенту, а деякі користувачі при цьому – чи то ідентифіковані, чи анонімні – дозволяють собі висловлювання явно протиправного змісту, які порушують особисті права інших осіб і містять мову ворожнечі та заклики до вчинення стосовно них насильства. Суд наголошує, що ця справа стосується великого, професійно керованого, інформаційного Інтернет-порталу, який на комерційній основі публікує свої власні інформаційні статті та запрошує читачів додавати до них свої коментарі.</text:p>
          </table:table-cell>
          <table:table-cell office:value-type="string" calcext:value-type="string">
            <text:p>“Curtea consideră că acest caz privește “obligațiile și responsabilitățile” portalelor de știri de pe Internet, sub Articolul 10 § 2 al Convenției, când asigură, pentru scopuri economice, o platformă pentru comentarii generate de utilizatori pentru conținut publicat anterior, și unii dintre utilizatori – identificați sau anonimi – se angajează în discurs clar ilegal care încalcă drepturile persoanei celorlalți și ajunge la discurs instigator la ură și incitare la violență. Curtea subliniază că acest caz se referă la portaluri de știri mari conduse pe baze economice care publică articole proprii și invită cititorii să facă comentarii cu privire la acestea.</text:p>
          </table:table-cell>
          <table:table-cell office:value-type="string" calcext:value-type="string">
            <text:p>"Суд полагает, что настоящее дело касается «обязанностей и </text:p>
            <text:p>обязательств» новостных Интернет-порталов по пункту 2 статьи 10 Конвенции в ситуации, когда они, преследуя экономические интересы, предоставляют своим пользователям возможность оставлять комментарии к ранее опубликованным материалам, а некоторые пользователи — зарегистрированные или анонимные — размещают явно противоправные комментарии, нарушающие личные права других лиц, разжигающие ненависть и призывающие к насилию в отношении них. Суд подчеркивает, что в настоящем деле речь идет о крупном новостном Интернет-портале с профессиональными управляющими, работающем на коммерческой основе, который самостоятельно публикует информационные статьи и предлагает своим читателям оставлять к ним комментарии.</text:p>
          </table:table-cell>
          <table:table-cell office:value-type="string" calcext:value-type="string">
            <text:p>Prin urmare, Curtea consideră că datorită naturii specifice a Internetului, “obligațiile și responsabilitățile” ce trebuie conferite unui portal de știri pe Internet în scopurile Articolului 10 pot diferi într-o oarecare măsură de cele ale unui editor tradițional, în ceea ce privește conținutul de la terțe părți.”</text:p>
          </table:table-cell>
          <table:table-cell table:number-columns-repeated="1015"/>
        </table:table-row>
        <table:table-row table:style-name="ro101">
          <table:table-cell office:value-type="string" calcext:value-type="string">
            <text:p>Kështu, rasti nuk ka të bëjë me forume të tjera në internet ku mund të jepen komente nga palë të treta, p.sh. një forum diskutimi në Internet ose një bord buletini ku përdoruesit mund të japin idetë e tyre lirisht për çdo temë dhe ku diskutimi nuk <text:s/>kanalizohet me kontributin e ndonjë përgjegjësi forumi; ose një platformë mediash sociale ku ofruesi i platformës nuk ofron ndonjë përmbajtje ndërsa ofruesi i përmbajtjes mund të jetë një person privat që mban si hobi faqen e internetit ose blogun“.</text:p>
          </table:table-cell>
          <table:table-cell office:value-type="string" calcext:value-type="string">
            <text:p>შესაბამისად, საქმე არ ეხება ინტერნეტ სივრცეში მოქმედ სხვა ფორუმებს, რომელთა საშუალებითაც შესაძლებელია მესამე მხარის კომენტარების გავრცელება, მაგალითად ინტერნეტის სადისკუსიო ფორუმები ან ბულეტინ-ბორდები, სადაც მომხმარებლები საკუთარ მოსაზრებას თავისუფლად გამოხატავენ ნებისმიერ თემაზე, ხოლო ფორუმის მმართველს მომხმარებელთა დისკუსიაში არანაირი წვლილი არ შეაქვს, ან სოციალური მედიის პლატფორმას, სადაც პლატფორმის პროვაიდერის მიერ არ ხდება რაიმე კონტენტის შეთავაზება და სადაც კონტენტის პროვაიდერი შესაძლებელია იყოს კერძო პირი, რომელიც ჰობის სახით მართავს საკუთარ ვებგვერდს ან ბლოგს”</text:p>
          </table:table-cell>
          <table:table-cell office:value-type="string" calcext:value-type="string">
            <text:p>Ennek megfelelően az ügy nem vonatkozik más fórumokra az interneten, ahol harmadik felek észrevételeit lehet terjeszteni, például internetes vitafórum vagy hirdetőtábla, ahol a felhasználók szabadon közölhetik a gondolataikat, bármilyen témában, anélkül, hogy a vitáta során bármilyen észrevételt kapna a fórum vezetőjétől; vagy olyan közösségi média platform, ahol a platform szolgáltató nem kínál semmilyen tartalmat, és ahol a tartalomszolgáltató magánjellegű személy lehet, aki hobbi módon futtatja a webhelyet vagy egy blogot."</text:p>
          </table:table-cell>
          <table:table-cell office:value-type="string" calcext:value-type="string">
            <text:p>„Соодветно на тоа, предметот не се однесува на други форуми на интернет каде можат да бидат изнесени коментари од трето лице, на пример форуми за дискусија на интернет или огласни табли каде корисниците можат слободно да ги изнесат своите идеи за секаква тема без дискусијата да се насочува од раководителот на форумот; или платформа за социјални медиуми каде провајдерот на платформа не нуди никаква содржина и каде провајдерот на содржина може да биде приватно лице кое има веб страница или блог како хоби.“</text:p>
          </table:table-cell>
          <table:table-cell office:value-type="string" calcext:value-type="string">
            <text:p>Shodno tome, ovaj predmet se ne odnosi na druge forume na Internetu gde se mogu distribuirati komentari trećih lica, <text:s/>​na primer diskusije na Internet forumu ili oglasnoj tabli <text:s/>​gde korisnici mogu slobodno da iznose svoje ideje o bilo kojoj temi, pri čemu se diskusija ne kanališe bilo kakvim ulaznim informacijama od strane menadžera foruma; <text:s/>niti na platformu za društvene mreže gde provajder platforme ne nudi nikakav sadržaj i gde provajder sadržaja može biti privatno lice koje upravlja veb-sajtom ili blogom iz hobija.“</text:p>
          </table:table-cell>
          <table:table-cell office:value-type="string" calcext:value-type="string">
            <text:p>Отже, справа не стосується інших форумів у мережі Інтернет, на яких може відбуватися поширення коментарів третіх осіб – тобто, наприклад, дискусійних Інтернет-форумів чи електронних дощок оголошень, на яких користувачі можуть вільно висловлювати свої ідеї щодо будь-яких тем за відсутності будь-якої вхідної інформації, що вводиться адміністратором форуму для спрямування дискусії у певне русло, або, наприклад, соціальних медіа-платформ, де постачальник платформи не пропонує якогось контенту і де контент-провайдером може бути приватна особа, яка займається веб-сайтом чи блогом як хобі.»</text:p>
          </table:table-cell>
          <table:table-cell office:value-type="string" calcext:value-type="string">
            <text:p>Prin urmare, cazul nu privește alte forumuri pe Internet unde pot fi diseminate comentarii de la terțe părți, de exemplu un forum de discuții pe Internet sau un avizier electronic unde utilizatorii pot pune liber ideile pe orice subiecte fără ca discuțiile să fie canalizate de vreo intervenție a administratorului forumului; sau o platformă de socializare unde furnizorul platformei nu oferă conținut și unde furnizorul platformei poate fi o persoană particulară care conduce un site sau un blog ca un hobby.”</text:p>
          </table:table-cell>
          <table:table-cell office:value-type="string" calcext:value-type="string">
            <text:p>Соответственно, дело не касается других Интернет-форумов, где могут распространяться </text:p>
            <text:p>комментарии третьих лиц, например, интернет-площадки для обсуждения или электронные доски объявлений, где пользователи могут беспрепятственно выражать свои взгляды по любым вопросам, а направление дискуссии не определяется администратором форума, или социальных сетей, где материалы размещает не администратор платформы, а, например, частное лицо, ведущее на досуге свой сайт или блог."</text:p>
          </table:table-cell>
          <table:table-cell table:number-columns-repeated="1016"/>
        </table:table-row>
        <table:table-row table:style-name="ro87">
          <table:table-cell office:value-type="string" calcext:value-type="string">
            <text:p>Delfi AS kundër Estonisë 2015 [Dhoma e Madhe], GJEDNJ, 2015</text:p>
          </table:table-cell>
          <table:table-cell office:value-type="string" calcext:value-type="string">
            <text:p>Delfi AS ესტონეთის წინააღმდეგ [დიდი პალატა], 2015 <text:s/></text:p>
          </table:table-cell>
          <table:table-cell office:value-type="string" calcext:value-type="string">
            <text:p>Delfi AS kontra Észtország <text:s/>[Nagy Kamara], 2015 </text:p>
          </table:table-cell>
          <table:table-cell office:value-type="string" calcext:value-type="string">
            <text:p>Delfi AS против Естонија [Голем судски совет], 2015 </text:p>
          </table:table-cell>
          <table:table-cell office:value-type="string" calcext:value-type="string">
            <text:p>Delfi AS protiv Estonije [Veliko veće], 2015</text:p>
          </table:table-cell>
          <table:table-cell office:value-type="string" calcext:value-type="string">
            <text:p>«Delfi AS» проти Естонії 2015 [Велика палата], ЄСПЛ, 2015</text:p>
          </table:table-cell>
          <table:table-cell table:style-name="Default" office:value-type="string" calcext:value-type="string">
            <text:p>Delfi AS v. Estonia [Marea Cameră], 2015 </text:p>
          </table:table-cell>
          <table:table-cell office:value-type="string" calcext:value-type="string">
            <text:p>"Делфи АС" (Delfi AS) против Эстонии [Большая Палата], 2015</text:p>
          </table:table-cell>
          <table:table-cell table:style-name="Default"/>
          <table:table-cell table:number-columns-repeated="1015"/>
        </table:table-row>
        <table:table-row table:style-name="ro91">
          <table:table-cell office:value-type="string" calcext:value-type="string">
            <text:p>“aplikanti i dytë është pronar i një mediumi të madh që duhet të konsiderohet se ka interesa ekonomike, aplikanti i parë është një shoqatë jo-fitimprurëse me vetërregullim, pa interes të ekonomike të njohura.</text:p>
          </table:table-cell>
          <table:table-cell office:value-type="string" calcext:value-type="string">
            <text:p>“მეორე აპლიკანტს წარმოადგენს დიდი მედიასაშუალების მესაკუთრე, რომელიც განხილულ უნდა იქნეს, როგორც კომერციული ინტერესის მატარებელი. <text:s/>პირველი აპლიკანტი არის ინტერნეტ სერვის პროვაიდერთა არასამთავრობო თვითრეგულირებადი ასოციაცია, რომელსაც არ გააჩნია კომერციული ინტერესები.”</text:p>
          </table:table-cell>
          <table:table-cell office:value-type="string" calcext:value-type="string">
            <text:p>A második felperes egy olyan nagy médiaszolgáltató tulajdonosa, gazdasági érdekeltséggel, az első kérelmező az internetszolgáltatók nonprofit önszabályozó társulása, érdekeltsége nem ismeretes.</text:p>
          </table:table-cell>
          <table:table-cell office:value-type="string" calcext:value-type="string">
            <text:p>„вториот жалител е сопственик на голем информативен интернет портал на кој мора да се смета дека има економски интерес, првиот жалител е непрофитно саморегулаторно тело на даватели на интернет услуги, за кого не е познато дека има такви интереси.“</text:p>
          </table:table-cell>
          <table:table-cell office:value-type="string" calcext:value-type="string">
            <text:p>„drugi podnosilac predstavke je vlasnik velikog medijskog preduzeća koje se mora smatrati preduzećem koje ima ekonomske interese, prvi podnosilac predstavke je neprofitno samoregulatorno udruženje provajdera Internet usluga, za koje nije poznato da ima takve interese.“</text:p>
          </table:table-cell>
          <table:table-cell office:value-type="string" calcext:value-type="string">
            <text:p>“другий позивач є власником великого засобу масової інформації, який повинен розглядатися таким, що має економічні інтереси, перший позивач є некомерційною саморегулюваною асоціацією постачальників Інтернет-послуг, без будь-яких відомих інтересів.»</text:p>
          </table:table-cell>
          <table:table-cell office:value-type="string" calcext:value-type="string">
            <text:p>“cel de-al doilea reclamant este proprietarul unui outlet mare de mass media care trebuie privit ca având interese economice, primul reclamant este o asociație auto-reglementată, non-profit, de furnizori de servicii Internet fără astfel de interese cunoscute.”</text:p>
          </table:table-cell>
          <table:table-cell office:value-type="string" calcext:value-type="string">
            <text:p>"вторая компания-заявитель является владельцем крупного новостного Интернет-портала, деятельность </text:p>
            <text:p>которого осуществляется на коммерческой основе, первая компания-заявитель является саморегулируемой ассоциацией провайдеров Интернет-контента, у которой нет коммерческой заинтересованности"</text:p>
          </table:table-cell>
          <table:table-cell table:number-columns-repeated="1016"/>
        </table:table-row>
        <table:table-row table:style-name="ro87">
          <table:table-cell office:value-type="string" calcext:value-type="string">
            <text:p>MTE dhe Index.hu kundër Hungarisë, 2016</text:p>
          </table:table-cell>
          <table:table-cell office:value-type="string" calcext:value-type="string">
            <text:p>MTE და Index.hu უნგრეთის წინააღმდეგ, 2016</text:p>
          </table:table-cell>
          <table:table-cell office:value-type="string" calcext:value-type="string">
            <text:p>MTE és Index.hu <text:s/>Magyarország, 2016</text:p>
          </table:table-cell>
          <table:table-cell office:value-type="string" calcext:value-type="string">
            <text:p>MTE and Index.hu против Унгарија, 2016</text:p>
          </table:table-cell>
          <table:table-cell office:value-type="string" calcext:value-type="string">
            <text:p>MTE i Index.hu protiv Mađarske, 2016</text:p>
          </table:table-cell>
          <table:table-cell office:value-type="string" calcext:value-type="string">
            <text:p>MTE та «Index.hu» проти Угорщини, 2016</text:p>
          </table:table-cell>
          <table:table-cell office:value-type="string" calcext:value-type="string">
            <text:p>MTE și Index.hu v. Ungaria, 2016</text:p>
          </table:table-cell>
          <table:table-cell office:value-type="string" calcext:value-type="string">
            <text:p>MTE и Index.hu против Венгрии, 2016</text:p>
          </table:table-cell>
          <table:table-cell table:number-columns-repeated="1016"/>
        </table:table-row>
        <table:table-row table:style-name="ro88">
          <table:table-cell office:value-type="string" calcext:value-type="string">
            <text:p>Gjykata i kushton rëndësi faktit që shoqata është një shoqatë jo-fitimprurëse e vogël, e panjohur për publikun e gjerë dhe prandaj, me gjasa, nuk mund të tërheqë një numër të madh komentesh apo që komentet rreth aplikantit të lexohen gjerësisht“ </text:p>
          </table:table-cell>
          <table:table-cell office:value-type="string" calcext:value-type="string">
            <text:p>“სასამართლო განსაკუთრებულ მნიშვნელობას ანიჭებს იმ ფაქტს, რომ ასოციაცია არის მცირე ზომის არა-მომგებიანი ასოციაცია, რომელიც არ არის ცნობილი ფართო საზოგადოებაში და შესაბამისად ნაკლებად სავარაუდო იყო, რომ ის მიიზიდავდა დიდი რაოდენობით კომენტარებს, ან რომ მოსარჩელის შესახებ კომენტარები ფართოდ გავრცელდებოდა.”</text:p>
          </table:table-cell>
          <table:table-cell office:value-type="string" calcext:value-type="string">
            <text:p>A Bíróság fontosnak tartja azt a tényt, hogy az egyesület egy kicsi, nonprofit szövetség, amely a nagyközönség számára ismeretlen, és ezért valószínűtlen volt, hogy számos észrevételt vonzana, vagy a felperessel kapcsolatos megjegyzéseket, széles <text:s/>körben olvasnák .”</text:p>
          </table:table-cell>
          <table:table-cell office:value-type="string" calcext:value-type="string">
            <text:p>„Судот му придава значење на фактот дека здружението е мало непрофитно здружение, кое и е непознато на пошироката јавност, и затоа не е веројатно дека би привлекло голем број на коментари или дека коментарот за жалителот би било прочитано од голем број на читатели.“</text:p>
          </table:table-cell>
          <table:table-cell office:value-type="string" calcext:value-type="string">
            <text:p>„Sud pridaje značaj činjenici da je udruženje jedno malo neprofitno udruženje, nepoznato široj javnosti, <text:s/>tako da nije postojala verovatnoća da će ono privući veliki broj komentara ili da će komentar o podnosiocu predstavke biti naširoko čitan.“</text:p>
          </table:table-cell>
          <table:table-cell office:value-type="string" calcext:value-type="string">
            <text:p>«Суд надає великого значення тому факту, що асоціація є невеликим некомерційним об’єднанням, невідомим широкому загалу, і тому малоймовірно, що вона приверне велику кількість коментарів або коментар про позивача отримає широке охоплення.»</text:p>
          </table:table-cell>
          <table:table-cell office:value-type="string" calcext:value-type="string">
            <text:p>“Curtea dă importanță faptului că asociația este una mică non-profit, necunoscută publicului larg, fiind astfel puțin probabil să atragă un număr mare de comentarii sau ca comentariul despre reclamant să fi fost larg citit.”</text:p>
          </table:table-cell>
          <table:table-cell office:value-type="string" calcext:value-type="string">
            <text:p>"Суд придает особое значение тому обстоятельству, что ассоциация представляет собой маленькую некоммерческую ассоциацию, неизвестную широкой общественности, поэтому крайне маловероятно, что она привлекла бы большое количество комментариев или что комментарии о заявителе собрали бы большую аудиторию."</text:p>
          </table:table-cell>
          <table:table-cell table:number-columns-repeated="1016"/>
        </table:table-row>
        <table:table-row table:style-name="ro10">
          <table:table-cell office:value-type="string" calcext:value-type="string">
            <text:p>Pihl kundër Suedisë, 2017</text:p>
          </table:table-cell>
          <table:table-cell office:value-type="string" calcext:value-type="string">
            <text:p>Pihl შვედეთის წინააღმდეგ, 2017</text:p>
          </table:table-cell>
          <table:table-cell office:value-type="string" calcext:value-type="string">
            <text:p>Pihl kontra Svédország, 2017</text:p>
          </table:table-cell>
          <table:table-cell office:value-type="string" calcext:value-type="string">
            <text:p>Pihl против Шведска, 2017</text:p>
          </table:table-cell>
          <table:table-cell office:value-type="string" calcext:value-type="string">
            <text:p>Pihl protiv Švedske, 2017</text:p>
          </table:table-cell>
          <table:table-cell office:value-type="string" calcext:value-type="string">
            <text:p>Піль проти Швеції, 2017</text:p>
          </table:table-cell>
          <table:table-cell office:value-type="string" calcext:value-type="string">
            <text:p>Pihl v. Suedia, 2017</text:p>
          </table:table-cell>
          <table:table-cell office:value-type="string" calcext:value-type="string">
            <text:p>Пиль (Pihl) против Швеции, 2017</text:p>
          </table:table-cell>
          <table:table-cell table:number-columns-repeated="1016"/>
        </table:table-row>
        <table:table-row table:style-name="ro86">
          <table:table-cell office:value-type="string" calcext:value-type="string">
            <text:p>Duhet të merret në konsideratë natyra e materialit që duhet hequr</text:p>
          </table:table-cell>
          <table:table-cell office:value-type="string" calcext:value-type="string">
            <text:p>გათვალისწინებულ უნდა იქნეს ინტერნეტიდან წასაშლელი მასალის ბუნება </text:p>
          </table:table-cell>
          <table:table-cell office:value-type="string" calcext:value-type="string">
            <text:p>Figyelembe kell venni a kibontandó anyag természetét</text:p>
          </table:table-cell>
          <table:table-cell office:value-type="string" calcext:value-type="string">
            <text:p>Карактерот на материјалот кој мора да се отстрани мора да се земе во предвид</text:p>
          </table:table-cell>
          <table:table-cell office:value-type="string" calcext:value-type="string">
            <text:p>Mora se uzeti u obzir priroda materijala koji treba biti skinut sa Interneta</text:p>
          </table:table-cell>
          <table:table-cell office:value-type="string" calcext:value-type="string">
            <text:p>Необхідно враховувати характер матеріалу, який потрібно знищити</text:p>
          </table:table-cell>
          <table:table-cell office:value-type="string" calcext:value-type="string">
            <text:p>Trebuie luată în considerare natura materialului ce urmează a fi șters </text:p>
          </table:table-cell>
          <table:table-cell office:value-type="string" calcext:value-type="string">
            <text:p>Нужно учитывать сущность материала, </text:p>
            <text:p>который подлежит удалению</text:p>
          </table:table-cell>
          <table:table-cell table:number-columns-repeated="1016"/>
        </table:table-row>
        <table:table-row table:style-name="ro106">
          <table:table-cell office:value-type="string" calcext:value-type="string">
            <text:p>“komentet e kontestuara në rastin konkret, siç vlerësohet nga Gjykata Supreme, kryesisht ishin gjuhë e urrejtjes dhe fjalë që mbronin haptazi aktet e dhunës. Prandaj, përcaktimi i natyrës së tyre si të paligjshme nuk kërkonte ndonjë analizë gjuhësore apo ligjore pasi vërejtjet ishin dukshëm të paligjshme“</text:p>
          </table:table-cell>
          <table:table-cell office:value-type="string" calcext:value-type="string">
            <text:p>“მოცემულ საქმეში სადავო კომენტარები, უზენაესი სასამართლოს შეფასების თანახმად, ძირითადად წარმოადგენდა სიძულვილის ენასა და პირდაპირ მოწოდებას ძალადობისკენ. <text:s/>შესაბამისად მათი კანონსაწინააღმდეგო ბუნების დასადგენად არ იყო აუცილებელი, რაიმე სახის ლინგვისტური ან სამართლებრივი ანალიზის ჩატარება, რადგან კომენტარები <text:s/>იყო აშკარად კანონსაწინააღმდეგო.”</text:p>
          </table:table-cell>
          <table:table-cell office:value-type="string" calcext:value-type="string">
            <text:p>“a jelen ügyben a Legfelsőbb Bíróság által kifogásolt megjegyzések főleg gyűlöletbeszédet tartalmaztak, amelyek közvetlenül az erőszakos cselekményekre hivatkoztak. Így a jogellenes jellegük nem követelt nyelvi vagy jogi elemzést, mivel a megjegyzések nyilvánvalóan jogellenesek voltak.“</text:p>
          </table:table-cell>
          <table:table-cell office:value-type="string" calcext:value-type="string">
            <text:p>„оспорените коментари во овој случај, како што било проценето од Врховниот суд, главно претставувале говор на омраза и говор кој директно се залагал за акти на насилство. Оттука, утврдувањето на нивната незаконска природа не барало никаква јазична или законска анализа, бидејќи забелешките на прв поглед биле очигледно незаконски“</text:p>
          </table:table-cell>
          <table:table-cell office:value-type="string" calcext:value-type="string">
            <text:p>„sporni komentari u ovom predmetu, prema oceni Vrhovnog suda, uglavnom sačinjavaju govor mržnje i govor kojim se direktno zagovaraju akti nasilja. <text:s/>Stoga, nije bila potrebna nikakva jezička niti pravna analiza da se ustanovi njihova protivzakonitost, pošto su komentari bili očigledno protivzakoniti.“</text:p>
          </table:table-cell>
          <table:table-cell office:value-type="string" calcext:value-type="string">
            <text:p>«оскаржувані коментарі у цій справі здебільшого містили мову ворожнечі та прямі заклики до насильницьких дій. Таким чином, встановлення факту їхньої протиправності не вимагає лінгвістичного чи юридичного аналізу, оскільки ці коментарі за своїми формальними ознаками були явно протиправними.»</text:p>
          </table:table-cell>
          <table:table-cell office:value-type="string" calcext:value-type="string">
            <text:p>“comentariile incriminate din acest caz, după cum au fost evaluate de Curtea Supremă, se refereau în principal la discurs instigator la ură și discurs care incita direct la acte de violență. Astfel, nu a fost necesară o analiză lingvistică sau legală pentru a stabili natura lor ilicită deoarece remarcile în sine evident ilegale.”</text:p>
          </table:table-cell>
          <table:table-cell office:value-type="string" calcext:value-type="string">
            <text:p>«Оспариваемые комментарии в настоящем деле, оцениваемые Верховным судом, в основном представляли собой разжигание ненависти и высказывания, которые прямо пропагандировали акты насилия. Таким образом, установление их незаконного характера не требовало какого-либо лингвистического или юридического анализа, </text:p>
            <text:p>поскольку замечания были явно незаконными».</text:p>
          </table:table-cell>
          <table:table-cell table:number-columns-repeated="1016"/>
        </table:table-row>
        <table:table-row table:style-name="ro87">
          <table:table-cell office:value-type="string" calcext:value-type="string">
            <text:p>Delfi AS kundër Estonisë 2015 [Dhoma e Madhe], <text:s/>2015</text:p>
          </table:table-cell>
          <table:table-cell office:value-type="string" calcext:value-type="string">
            <text:p>Delfi AS ესტონეთის წინააღმდეგ [დიდი პალატა], 2015 </text:p>
          </table:table-cell>
          <table:table-cell office:value-type="string" calcext:value-type="string">
            <text:p>Delfi AS kontra <text:s/>Észtország [Nagy Kamara], 2015 </text:p>
          </table:table-cell>
          <table:table-cell office:value-type="string" calcext:value-type="string">
            <text:p>Delfi AS против Естонија [Голем судски совет], 2015 </text:p>
          </table:table-cell>
          <table:table-cell office:value-type="string" calcext:value-type="string">
            <text:p>Delfi AS protiv Estonije [Veliko veće], 2015</text:p>
          </table:table-cell>
          <table:table-cell office:value-type="string" calcext:value-type="string">
            <text:p>«Delfi AS» проти Естонії 2015 [Велика палата], ЄСПЛ, 2015 </text:p>
          </table:table-cell>
          <table:table-cell office:value-type="string" calcext:value-type="string">
            <text:p>Delfi AS v. Estonia [Marea Cameră], 2015 </text:p>
          </table:table-cell>
          <table:table-cell office:value-type="string" calcext:value-type="string">
            <text:p>"Делфи АС" (Delfi AS) против Эстонии [Большая Палата], 2015</text:p>
          </table:table-cell>
          <table:table-cell table:number-columns-repeated="1016"/>
        </table:table-row>
        <table:table-row table:style-name="ro101">
          <table:table-cell office:value-type="string" calcext:value-type="string">
            <text:p>“për më tepër, shprehjet e përdorura në komente ishin fyese, njëra prej të cilave ishte tejet vulgare. Siç është shprehur dhe më parë nga Gjykata, kundravajtja mund të mos gëzojë mbrojtje të lirisë së shprehjes nëse con në denigrim të paarsyeshëm,  për shembull kur qëllimi i vetëm i deklaratës ofenduese është fyerja; por përdorimi i frazave vulgare në vetvete nuk është vendimtar për të vlerësuar një shprehje si fyerje. Për Gjykatën, stili është pjesë përbërëse e komunikimit si formë shprehjeje dhe, si i tillë, është i mbrojtur së bashku me përmbajtjen e shprehjes.</text:p>
            <text:p/>
          </table:table-cell>
          <table:table-cell office:value-type="string" calcext:value-type="string">
            <text:p>“ამასთან, კომენტარებში გამოყენებული გამოთქმები იყო შეურაცხმყოფელი, ხოლო ერთ-ერთი მათგანი კი აშკარად ვულგარული. როგორც სასამართლოს მანამდე აქვს დადგენილი, <text:s/>ქმედება შესაძლებელია მოხვდეს გამოხატვის თავისუფლებით დაცულ სფეროს მიღმა, თუ ის წარმოადგენს წინასწარ განზრახულ ცილისწამებას, მაგალითად როდესაც შეურაცხმყოფელი კომენტარის ერთადერთი მიზანი დამცირებაა; თუმცა ვულგალური ფრაზების გამოყენება თავისთავად არ არის გადამწყვეტი შეურაცხმყოფელი განცხადების შეფასებისას. სასამართლოსთვის სტილი წარმოადგენს კომუნიკაციის ნაწილს, როგორც გამოხატვის ფორმა და შესაბამისად იგი დაცულია გამოხატვის შინაარსთან ერთად. </text:p>
          </table:table-cell>
          <table:table-cell office:value-type="string" calcext:value-type="string">
            <text:p>“Ezen túlmenően a megjegyzésekben használt kifejezések sértőek voltak, az egyikük nyíltan vulgáris. Amint azt a Bíróság korábban kimondta, a cselekmény csa akkor vehető a szólásszabadság védelmébe, ha a hírnév rontásával jár, <text:s/>például ha az sértő nyilatkozat egyetlen szándéka sértegettés; de a vulgáris kifejezések használata önmagában nem döntő a sértő kifejezések értékelésében. A Bíróság számára a kommunikáció stílusa a kifejezés egy formája, melyre nézve a kifejezés tartalmával együtt védett.</text:p>
          </table:table-cell>
          <table:table-cell office:value-type="string" calcext:value-type="string">
            <text:p>„Понатаму, изразите користени во коментарите беа навредливи, а еден од нив апсолутно вулгарен. Како што Судот претходно одлучи, навредата може да спадне надвор од заштитата на слободата на изразување ако претставуваат неоправдано омаловажување, на пример кога единствената намера на навредливата изјава е да навреди; но користењето на вулгарни фрази самото по себе не е одлучувачко за проценката на навредлив израз. За Судот, стилот претставува дел од комуникацијата како форма на изразување и како таков е заштитен заедно со содржината на изразувањето. </text:p>
          </table:table-cell>
          <table:table-cell office:value-type="string" calcext:value-type="string">
            <text:p>„Štaviše, izrazi korišćeni u komentarima su uvredljivi, pri čemu je jedan izričito vulgaran. Kao što je sud već zaključio, krivično delo može izlaziti van delokruga zaštite slobode izražavanja ako se svodi na obesno klevetanje, na primer, kada je isključiva namera uvredljive izjave da uvredi; ali korišćenje vulgarnih izraza, samo po sebi, nije odlučujući faktor prilikom ocenjivanja uvredljivosti izjave. Za Sud, stil sačinjava deo komunikacije kao oblik izražavanja i kao takav je zaštićen zajedno sa sadržajem izjave.</text:p>
          </table:table-cell>
          <table:table-cell office:value-type="string" calcext:value-type="string">
            <text:p>«Крім того, вирази, використані в коментарях, мали образливий характер, один з них був відверто вульгарним. Як вже зазначав Суд, правопорушення може виходити за межі захисту свободи вираження поглядів, якщо воно являє собою очевидний наклеп, наприклад, якщо єдиним наміром образливої заяви є образа; але використання вульгарних фраз саме по собі не має вирішального значення при наданні оцінки образливому виразу. Для Суду стиль представляє собою частину повідомлення як форму висловлення і, таким чином, захищену разом зі змістом висловлення. </text:p>
          </table:table-cell>
          <table:table-cell office:value-type="string" calcext:value-type="string">
            <text:p>“Mai mult, exprimările folosite în comentarii au fost ofensatoare, unul dintre ele fiind pur și simplu vulgar. După cum a fost susținut anterior de către Curte, ofensa poate ieși din sfera protecției libertății de exprimare dacă duce la denigrare voită, de exemplu când singura intenție a afirmației ofensatoare este de a insulta; dar folosirea limbajului vulgar în sine nu este decisivă în evaluarea unei exprimări ofensatoare. Pentru Curte, stilul constituie o parte a comunicării ca formă de exprimare și este astfel protejat împreună cu conținutul exprimării. </text:p>
          </table:table-cell>
          <table:table-cell office:value-type="string" calcext:value-type="string">
            <text:p>"Кроме того, выражения, использованные в комментариях, </text:p>
            <text:p>имели оскорбительный характер, и одно из них было явно вульгарным. Как ранее признавал Суд, на совершенное правонарушение может не распространяться защита, предоставляемая правом на свободу выражения мнения, если речь идет о необоснованных нападках, например, когда единственной целью соответствующего высказывания является оскорбление; но использование вульгарных выражений само по себе не имеет решающего значения при оценке оскорбительного высказывания. По мнению Суда, манера изложения является неотъемлемой частью общения, представляя собой форму выражения, и в этом качестве защищается наравне с содержанием сообщения.</text:p>
          </table:table-cell>
          <table:table-cell table:number-columns-repeated="1016"/>
        </table:table-row>
        <table:table-row table:style-name="ro88">
          <table:table-cell office:value-type="string" calcext:value-type="string">
            <text:p>Për Gjykatën, shprehjet e përdorura në komente, megjithëse i përkasin një regjistri të ulët të stilit, gjenden rëndom në komunikime në shumë portale <text:s/>interneti - një konsideratë që ul ndikimin që mund t'i atribuohet këtyre shprehjeve“.</text:p>
          </table:table-cell>
          <table:table-cell office:value-type="string" calcext:value-type="string">
            <text:p>სასამართლოს აზრით, კომენტარებში გამოყენებული გამოხატვის ფორმები, მიუხედავად იმისა, რომ ისინი მიეკუთვნებოდა დაბალ სტილს, არის მრავალ ინტერნეტ პორტალზე კომუნიკაციის ჩვეული ფორმა - გასათვალისწინებელი ფაქტორი, რომელიც ამცირებს გამოხატვისთვის მისანიჭებელი გავლენის მნიშვნელობას.”</text:p>
          </table:table-cell>
          <table:table-cell office:value-type="string" calcext:value-type="string">
            <text:p>A Bíróság számára a megjegyzésekben használt kifejezések, bár alacsony stílusjelekhez tartoznak a kommunikációban, számos Internetes portálon gyakoriak ez pedig <text:s/>csökkenti a kifejezéseknek tulajdonítható hatásokat. "</text:p>
          </table:table-cell>
          <table:table-cell office:value-type="string" calcext:value-type="string">
            <text:p>За Судот, изразите користени во коментарите, иако припаѓаат на низок стил на изразување, се чести во комуникацијата на многу интернет портали- став кој го намалува влијанието кое може да им се припише на таквите изрази.“</text:p>
          </table:table-cell>
          <table:table-cell office:value-type="string" calcext:value-type="string">
            <text:p>Za Sud, izrazi upotrebljeni u komentarima, iako spadaju u donji registar stila, uobičajeni su u komunikacijama na mnogim Internet portalima – činjenica koja ublažava efekat koji se može pripisati tim izjavama.“</text:p>
          </table:table-cell>
          <table:table-cell office:value-type="string" calcext:value-type="string">
            <text:p>Для Суду висловлення, які використовуються в коментарях, хоча і належать до неформального стилю, поширеного в спілкуванні на багатьох Інтернет-порталах - це міркування, яке знижує вплив, який може бути наданий цим висловленням».</text:p>
          </table:table-cell>
          <table:table-cell office:value-type="string" calcext:value-type="string">
            <text:p>Pentru Curte, exprimările utilizate în comentarii, chiar dacă aparțineau unui registru jos de stil, sunt comune în comunicațiile pe multe portaluri de Internet – ceea ce reduce impactul ce poate fi atribuit acelor exprimări.”</text:p>
          </table:table-cell>
          <table:table-cell office:value-type="string" calcext:value-type="string">
            <text:p>По мнению Суда, выражения, использованные в комментариях, хотя и относятся к неформальному стилю общения, распространены на многих интернет-порталах, что влечет за собой уменьшение влияния, которое могут оказывать эти выражения."</text:p>
          </table:table-cell>
          <table:table-cell table:number-columns-repeated="1016"/>
        </table:table-row>
        <table:table-row table:style-name="ro87">
          <table:table-cell office:value-type="string" calcext:value-type="string">
            <text:p>MTE dhe Index.hu kundër Hungarisë, 2016</text:p>
          </table:table-cell>
          <table:table-cell office:value-type="string" calcext:value-type="string">
            <text:p>MTE და Index.hu უნგრეთის წინააღმდეგ, 2016</text:p>
          </table:table-cell>
          <table:table-cell office:value-type="string" calcext:value-type="string">
            <text:p>MTE és Index.hu kontra Magyarország, 2016</text:p>
          </table:table-cell>
          <table:table-cell office:value-type="string" calcext:value-type="string">
            <text:p>MTE and Index.hu против Унгарија, 2016</text:p>
          </table:table-cell>
          <table:table-cell office:value-type="string" calcext:value-type="string">
            <text:p>MTE i Index.hu protiv Mađarske, 2016</text:p>
          </table:table-cell>
          <table:table-cell office:value-type="string" calcext:value-type="string">
            <text:p>MTE та «Index.hu» проти Угорщини, 2016</text:p>
          </table:table-cell>
          <table:table-cell office:value-type="string" calcext:value-type="string">
            <text:p>MTE și Index.hu v. Ungaria, 2016</text:p>
          </table:table-cell>
          <table:table-cell office:value-type="string" calcext:value-type="string">
            <text:p>MTE и Index.hu против Венгрии, 2016</text:p>
          </table:table-cell>
          <table:table-cell table:number-columns-repeated="1016"/>
        </table:table-row>
        <table:table-row table:style-name="ro98">
          <table:table-cell office:value-type="string" calcext:value-type="string">
            <text:p>“gjykata konstaton se komentimi, megjithëse fyes, padyshim nuk përbën gjuhë urrejtjeje apo nxitje për dhunë“.</text:p>
          </table:table-cell>
          <table:table-cell office:value-type="string" calcext:value-type="string">
            <text:p>“სასამართლოს მიაჩნია, რომ კომენტარები, მიუხედავად მათი შეურაცხმყოფელი ხასიათისა, ნამდვილად არ წამოადგენდნენ სიძულვილის ენას თუ ძალადობისკენ მოწოდებას”.</text:p>
          </table:table-cell>
          <table:table-cell office:value-type="string" calcext:value-type="string">
            <text:p>“a Bíróság úgy véli, hogy a megjegyzés, bár sértő, természetesen nem jelentett gyűlöletbeszédet vagy erőszakoskodást.“</text:p>
          </table:table-cell>
          <table:table-cell office:value-type="string" calcext:value-type="string">
            <text:p>„Судот смета дека коментарот, иако е навредлив, секако не претставува говор на омраза или поттикнување насилство“</text:p>
          </table:table-cell>
          <table:table-cell office:value-type="string" calcext:value-type="string">
            <text:p>„Sud smatra da taj komentar, iako uvredljiv, sasvim sigurno ne predstavlja govor mržnje ili podsticanje na nasilje“</text:p>
          </table:table-cell>
          <table:table-cell office:value-type="string" calcext:value-type="string">
            <text:p>«Суд вважає, що коментар, хоча і мав образливий характер, напевно не може сприйматися як мова ворожнечі або підбурювання до насильства»</text:p>
          </table:table-cell>
          <table:table-cell office:value-type="string" calcext:value-type="string">
            <text:p>“Curtea consideră că acest comentariu, deși ofensator, în mod cert nu a ajuns la nivelul de discurs instigator la ură sau incitare la violență.”</text:p>
          </table:table-cell>
          <table:table-cell office:value-type="string" calcext:value-type="string">
            <text:p>«Суд считает, что комментарий, хотя и оскорбительный, безусловно, не является ненавистническим высказыванием или подстрекательством к насилию»</text:p>
          </table:table-cell>
          <table:table-cell table:number-columns-repeated="1016"/>
        </table:table-row>
        <table:table-row table:style-name="ro10">
          <table:table-cell office:value-type="string" calcext:value-type="string">
            <text:p>Pihl kundër Suedisë, 2017</text:p>
          </table:table-cell>
          <table:table-cell office:value-type="string" calcext:value-type="string">
            <text:p>Pihl შვედეთის წინააღმდეგ, 2017</text:p>
          </table:table-cell>
          <table:table-cell office:value-type="string" calcext:value-type="string">
            <text:p>Pihl kontra Svédország 2017</text:p>
          </table:table-cell>
          <table:table-cell office:value-type="string" calcext:value-type="string">
            <text:p>Pihl против Шведска, 2017</text:p>
          </table:table-cell>
          <table:table-cell office:value-type="string" calcext:value-type="string">
            <text:p>Pihl protiv Švedske, 2017</text:p>
          </table:table-cell>
          <table:table-cell office:value-type="string" calcext:value-type="string">
            <text:p>Піль проти Швеції, 2017</text:p>
          </table:table-cell>
          <table:table-cell office:value-type="string" calcext:value-type="string">
            <text:p>Pihl v. Suedia, 2017</text:p>
          </table:table-cell>
          <table:table-cell office:value-type="string" calcext:value-type="string">
            <text:p>Пиль (Pihl) против Швеции, 2017</text:p>
          </table:table-cell>
          <table:table-cell table:number-columns-repeated="1016"/>
        </table:table-row>
        <table:table-row table:style-name="ro93">
          <table:table-cell office:value-type="string" calcext:value-type="string">
            <text:p>Kriteret që duhet të shqyrtohen për të dalluar përgjegjësitë e ndërmjetësve në internet në lidhje me lirinë e shprehjes:</text:p>
          </table:table-cell>
          <table:table-cell office:value-type="string" calcext:value-type="string">
            <text:p>კრიტერიუმები, რომლებიც უნდა იქნეს გათვალისწინებული გამოხატვის თავისუფლებასთან დაკავშირებით ინტერნეტ შუამავალთა პასუხიმგებლობის <text:s/>განსაზღვრისთვის</text:p>
          </table:table-cell>
          <table:table-cell office:value-type="string" calcext:value-type="string">
            <text:p>Azon kritériumok, amelyeket figyelembe kell venni, hogy megkülönböztessék az online közvetítők felelősségét a szólásszabadság tekintetében:</text:p>
          </table:table-cell>
          <table:table-cell office:value-type="string" calcext:value-type="string">
            <text:p>Критериумите кои мора да се разгледаат за да се разликуваат одговорностите за онлајн посредниците во однос на слободата на изразување:</text:p>
          </table:table-cell>
          <table:table-cell office:value-type="string" calcext:value-type="string">
            <text:p>Kriterijum koji treba biti uzet u obzir da bi se jasno definisale obaveze posrednika na Internetu kada se radi o slobodi izražavanja:</text:p>
          </table:table-cell>
          <table:table-cell office:value-type="string" calcext:value-type="string">
            <text:p>Критерії, які необхідно розглянути для визначення відповідальності онлайн-посередників щодо свободи вираження поглядів:</text:p>
          </table:table-cell>
          <table:table-cell office:value-type="string" calcext:value-type="string">
            <text:p>Criteriile ce trebuie luate în considerare pentru a distinge responsabilitățile pentru intermediarii online în ceea ce privește libertatea de exprimare:</text:p>
          </table:table-cell>
          <table:table-cell office:value-type="string" calcext:value-type="string">
            <text:p>Критерии, которые необходимо учитывать для разграничения ответственности онлайн посредников в том, что касается свободы выражения мнения:</text:p>
          </table:table-cell>
          <table:table-cell table:number-columns-repeated="1016"/>
        </table:table-row>
        <table:table-row table:style-name="ro10">
          <table:table-cell office:value-type="string" calcext:value-type="string">
            <text:p>a. konteksti i komenteve</text:p>
          </table:table-cell>
          <table:table-cell office:value-type="string" calcext:value-type="string">
            <text:p>ა. კომენტარების კონტექსტი</text:p>
          </table:table-cell>
          <table:table-cell office:value-type="string" calcext:value-type="string">
            <text:p>a. a megjegyzések kontextusát</text:p>
          </table:table-cell>
          <table:table-cell office:value-type="string" calcext:value-type="string">
            <text:p>а. контекстот на коментарите</text:p>
          </table:table-cell>
          <table:table-cell office:value-type="string" calcext:value-type="string">
            <text:p>a. kontekst komentara</text:p>
          </table:table-cell>
          <table:table-cell office:value-type="string" calcext:value-type="string">
            <text:p>контекст коментарів</text:p>
          </table:table-cell>
          <table:table-cell office:value-type="string" calcext:value-type="string">
            <text:p>a. contextul comentariilor</text:p>
          </table:table-cell>
          <table:table-cell office:value-type="string" calcext:value-type="string">
            <text:p>a. Контекст комментариев</text:p>
          </table:table-cell>
          <table:table-cell table:number-columns-repeated="1016"/>
        </table:table-row>
        <table:table-row table:style-name="ro88">
          <table:table-cell office:value-type="string" calcext:value-type="string">
            <text:p>“Gjykata konstaton se Gjykata Supreme ka arsyetuar në masë të mjaftueshme se përfshirja e kompanisë së aplikantit në bërjen publike të komenteve mbi artikujt e saj të lajmeve në portalin e lajmeve Delfi shkon përtej rolit pasiv të ofruesit vetëm për ofrimin e shërbimit teknik“.</text:p>
          </table:table-cell>
          <table:table-cell office:value-type="string" calcext:value-type="string">
            <text:p>“სასამართლო თვლის, რომ უზენაესი სასამართლოს მიერ მართებულად იქნა მიჩნეული, რომ მოსარჩელე კომპანიის მონაწილეობა <text:s/>Delfi-ის ახალი ამბების <text:s/>პორტალზე გამოქვეყნებულ საინფორმაციო სტატიებთან დაკავშირებით განთავსებული კომენტარების გასაჯაროებაში სცდებოდა <text:s/>პასიური, ჭეშმარიტად ტექნიკური სერვისის მიმწოდებლის როლს.”</text:p>
          </table:table-cell>
          <table:table-cell office:value-type="string" calcext:value-type="string">
            <text:p>“az Elsőfokú Bíróság úgy ítéli meg, hogy a Legfelsőbb Bíróság kellően megállapította, hogy a felperes vállalat bevonása a Delfi hírportál hírlevelének észrevételeinek nyilvánosságra hozatalán túlmutat egy passzív, pusztán műszaki szolgáltatónál. „</text:p>
          </table:table-cell>
          <table:table-cell office:value-type="string" calcext:value-type="string">
            <text:p>„Судот смета дека било доволно утврдено од страна на Врховниот суд дека инволвираноста на компанијата-жалител во објавувањето на коментарите за нејзините новински написи на информативниот портал Делфи била повеќе од таа на пасивен провајдер на чисто техничка услуга.“</text:p>
          </table:table-cell>
          <table:table-cell office:value-type="string" calcext:value-type="string">
            <text:p>„Sud smatra da je Vrhovni sud na zadovoljavajući način utvrdio da je umešanost kompanije podnosioca predstavke u objavljivanje komentara o njegovim informativnim člancima na informativnom portalu Delfi prevazišla angažman pasivnog provajdera čisto tehničkih usluga.“</text:p>
          </table:table-cell>
          <table:table-cell office:value-type="string" calcext:value-type="string">
            <text:p>«У підсумку Суд визнає, що Верховним судом було достатньою мірою встановлено, що участь компанії-позивача в оприлюдненні коментарів, доданих до її інформаційних статей на порталі Delfi, виходила за межі діяльності, яку здійснюють постачальники послуг пасивного, суто технічного характеру»</text:p>
          </table:table-cell>
          <table:table-cell office:value-type="string" calcext:value-type="string">
            <text:p>“Curtea consideră că a fost suficient stabilit de Curtea Supremă că implicarea companiei reclamantului în a face publice comentariile la articolele sale de pe portarul de știri Delfi au depășit cele pur tehnice ale unui furnizor de servicii.”</text:p>
          </table:table-cell>
          <table:table-cell office:value-type="string" calcext:value-type="string">
            <text:p>«Суд считает, что Верховный Суд в достаточной степени обосновал, что участие компании-заявителя в обнародовании комментариев к новостным статьям на новостном портале Delfi выходило за рамки того пассивного характера деятельности поставщика услуг чисто технического свойства».</text:p>
          </table:table-cell>
          <table:table-cell table:number-columns-repeated="1016"/>
        </table:table-row>
        <table:table-row table:style-name="ro87">
          <table:table-cell office:value-type="string" calcext:value-type="string">
            <text:p>Delfi AS kundër Estonisë 2015 [Dhoma e Madhe], GJEDNJ, 2015</text:p>
          </table:table-cell>
          <table:table-cell office:value-type="string" calcext:value-type="string">
            <text:p>Delfi AS ესტონეთის წინააღმდეგ [დიდი პალატა], 2015 </text:p>
          </table:table-cell>
          <table:table-cell office:value-type="string" calcext:value-type="string">
            <text:p>Delfi AS kontra Esztország [Nagy Kamara], 2015 </text:p>
          </table:table-cell>
          <table:table-cell office:value-type="string" calcext:value-type="string">
            <text:p>Delfi AS против Естонија [Голем судски совет], 2015 </text:p>
          </table:table-cell>
          <table:table-cell office:value-type="string" calcext:value-type="string">
            <text:p>Delfi AS protiv Estonije [Veliko veće], 2015</text:p>
          </table:table-cell>
          <table:table-cell office:value-type="string" calcext:value-type="string">
            <text:p>«Delfi AS» проти Естонії 2015 [Велика палата], ЄСПЛ, 2015</text:p>
          </table:table-cell>
          <table:table-cell office:value-type="string" calcext:value-type="string">
            <text:p>Delfi AS v. Estonia [Marea Cameră], 2015 </text:p>
          </table:table-cell>
          <table:table-cell office:value-type="string" calcext:value-type="string">
            <text:p>"Делфи АС" (Delfi AS) против Эстонии [Большая Палата], 2015</text:p>
          </table:table-cell>
          <table:table-cell table:number-columns-repeated="1016"/>
        </table:table-row>
        <table:table-row table:style-name="ro88">
          <table:table-cell office:value-type="string" calcext:value-type="string">
            <text:p>“pra, Gjykata mendon se komentet që morën shtysë nga artikulli mund të konsiderohen si një çështje me interes publik. Për më tepër, përkundrejt këtij sfondi, artikulli nuk mund të konsiderohet si pa bazë faktike ose që provokon komente fyese“. </text:p>
          </table:table-cell>
          <table:table-cell office:value-type="string" calcext:value-type="string">
            <text:p>“სასამართლო თვლის, რომ მოცემული მუხლის ფარგლებში განსახილველი კომენტარები შესაძლებელია ხვდებოდეს საჯარო ინტერესის ფარგლებში. ამასთან, აღნიშნულის საპირისპიროდ, მოცემული სტატია არ უნდა იქნეს განხილული, როგორც ფაქტობრივი საფუძვლის არმქონე ან დაუსაბუთებლად შეურაცხმყოფელი კომენტარების შემცველი.”</text:p>
          </table:table-cell>
          <table:table-cell office:value-type="string" calcext:value-type="string">
            <text:p>“A Bíróság ezért meg van győződve arról, hogy a cikk által előterjesztett megjegyzések közérdekű ügynek tekinthetők. Ezenkívül, a fentiek alapján a cikket nem lehet tényszerűnek tekinteni, vagy a nem támadó félrevezető megjegyzéseket indokolni. "</text:p>
          </table:table-cell>
          <table:table-cell office:value-type="string" calcext:value-type="string">
            <text:p>„Затоа, Судот е задоволен што коментарите кои ги предизвикала статијата може да се смета дека се однесуваат на прашање од јавен интерес. Понатаму, во овој контекст, статијата не може да се смета дека е без фактичка основа или дека провоцира незаслужени навредливи коментари.“</text:p>
          </table:table-cell>
          <table:table-cell office:value-type="string" calcext:value-type="string">
            <text:p>„Stoga, Sud je uveren da se komentari koje je pokrenuo članak mogu smatrati komentarima usmerenim na pitanja od javnog interesa. Štaviše, s obzirom na tu situaciju, ne može se smatrati da je članak lišen činjenične osnove ili da izaziva bezrazložno uvredljive komentare.“</text:p>
          </table:table-cell>
          <table:table-cell office:value-type="string" calcext:value-type="string">
            <text:p>«Суд, таким чином, переконаний в тому, що коментарі, які викликала ця стаття, можуть розглядатися як такі, що стосуються важливого з точки зору громадського інтересу питання. Більше того, з урахуванням вищесказаного, статтю не можна вважати позбавленою фактологічної основи або такою, що спричиняє необґрунтовані та образливі коментарі».</text:p>
          </table:table-cell>
          <table:table-cell office:value-type="string" calcext:value-type="string">
            <text:p>“Curtea este prin urmare satisfăcută de faptul că comentariile atrase de articol pot fi considerate a fi de interes public. Mai mult, pe acest fond, articolul nu poate fi considerat ca lipsit de o bază reală sau că provoacă comentarii ofensatoare nejustificate.”</text:p>
          </table:table-cell>
          <table:table-cell office:value-type="string" calcext:value-type="string">
            <text:p>«Таким образом, Суд удовлетворен тем, что комментарии, вызванные этой статьей, можно рассматривать как вопрос, представляющий общественный интерес. Более того, на этом фоне статья не может считаться лишенной фактической основы или необоснованно провоцирующей оскорбительные комментарии».</text:p>
            <text:p/>
          </table:table-cell>
          <table:table-cell table:number-columns-repeated="1016"/>
        </table:table-row>
        <table:table-row table:style-name="ro87">
          <table:table-cell office:value-type="string" calcext:value-type="string">
            <text:p>MTE dhe Index.hu kundër Hungarisë, 2016</text:p>
          </table:table-cell>
          <table:table-cell office:value-type="string" calcext:value-type="string">
            <text:p>MTE და Index.hu უნგრეთის წინააღმდეგ, 2016</text:p>
          </table:table-cell>
          <table:table-cell office:value-type="string" calcext:value-type="string">
            <text:p>MTE és Index.hu kontra Magyarország, 2016</text:p>
          </table:table-cell>
          <table:table-cell office:value-type="string" calcext:value-type="string">
            <text:p>MTE and Index.hu против Унгарија, 2016</text:p>
          </table:table-cell>
          <table:table-cell office:value-type="string" calcext:value-type="string">
            <text:p>MTE i Index.hu protiv Mađarske, 2016</text:p>
          </table:table-cell>
          <table:table-cell office:value-type="string" calcext:value-type="string">
            <text:p>MTE та Index.hu проти Угорщини, 2016 р.</text:p>
          </table:table-cell>
          <table:table-cell office:value-type="string" calcext:value-type="string">
            <text:p>MTE și Index.hu v. Ungaria, 2016</text:p>
          </table:table-cell>
          <table:table-cell office:value-type="string" calcext:value-type="string">
            <text:p>MTE и Index.hu против Венгрии, 2016</text:p>
          </table:table-cell>
          <table:table-cell table:number-columns-repeated="1016"/>
        </table:table-row>
        <table:table-row table:style-name="ro94">
          <table:table-cell office:value-type="string" calcext:value-type="string">
            <text:p>“Gjykata vëren se komentet në lidhje me aplikantin nuk kanë të bëjnë as me pikëpamjet politike të tij as me përmbajtjen e postimit në blog. Për këtë arsye, shoqata nuk mund ta kishte parashikuar këtë ndodhi“.</text:p>
          </table:table-cell>
          <table:table-cell office:value-type="string" calcext:value-type="string">
            <text:p>“სასამართლოს დაკვირვებით მოსარჩელის შესახებ კომენტარები არ ეხებოდა მის პოლიტიკურ შეხედულებებს და არ იყო კავშირში ბლოგ-პოსტის შინაარსთან. შესაბამისად ისინი ძნელად თუ იქნებოდა წინასწარ განჭვრეტილი ასოციაციის მიერ.”</text:p>
          </table:table-cell>
          <table:table-cell office:value-type="string" calcext:value-type="string">
            <text:p>“a Bíróság megjegyzi, hogy a felperesre vonatkozó észrevétel nem érinti politikai nézeteit, és semmi köze a blogbejegyzés tartalmához. Ezért az egyesület aligha sejthette azt.“ <text:s/></text:p>
          </table:table-cell>
          <table:table-cell office:value-type="string" calcext:value-type="string">
            <text:p>„Судот смета дека коментарот за жалителот не ги засегал неговите политички гледишта и не се однесувал на содржината на објавата на блогот. Затоа тоа тешко би можел да се предвиди од страна на здружението.“</text:p>
          </table:table-cell>
          <table:table-cell office:value-type="string" calcext:value-type="string">
            <text:p>„Sud <text:s/>primećuje da se komentar o podnosiocu predstavke nije odnosio na njegove političke stavove i da nema veze sa sadržajem objavljenog bloga. Prema tome, Udruženje je teško moglo da ga predvidi.“</text:p>
          </table:table-cell>
          <table:table-cell office:value-type="string" calcext:value-type="string">
            <text:p>«Суд зазначає, що коментар щодо позивача не стосується його політичних поглядів і не має нічого спільного зі змістом публікації в блозі. З огляду на це, асоціація не могла передбачити його появу.»</text:p>
          </table:table-cell>
          <table:table-cell office:value-type="string" calcext:value-type="string">
            <text:p>“Curtea observă că, comentariul despre reclamant nu se referea la viziunile lui politice și nu avea nimic de-a face cu conținului articolului de pe blog. Deci, cu greu ar fi putut fi anticipat de asociație.”</text:p>
          </table:table-cell>
          <table:table-cell office:value-type="string" calcext:value-type="string">
            <text:p>«Суд отмечает, что комментарий о заявителе не касался его политических взглядов и не имел никакого отношения к содержанию сообщения в блоге. Это вряд ли можно было бы ожидать от ассоциации».</text:p>
          </table:table-cell>
          <table:table-cell table:number-columns-repeated="1016"/>
        </table:table-row>
        <table:table-row table:style-name="ro10">
          <table:table-cell office:value-type="string" calcext:value-type="string">
            <text:p>Pihl kundër Suedisë, 2017</text:p>
          </table:table-cell>
          <table:table-cell office:value-type="string" calcext:value-type="string">
            <text:p>Pihl შვედეთის წინააღმდეგ, 2017</text:p>
          </table:table-cell>
          <table:table-cell office:value-type="string" calcext:value-type="string">
            <text:p>Pihl kontra Svédország, 2017</text:p>
          </table:table-cell>
          <table:table-cell office:value-type="string" calcext:value-type="string">
            <text:p>Pihl против Шведска, 2017</text:p>
          </table:table-cell>
          <table:table-cell office:value-type="string" calcext:value-type="string">
            <text:p>Pihl protiv Švedske, 2017</text:p>
          </table:table-cell>
          <table:table-cell office:value-type="string" calcext:value-type="string">
            <text:p>Піль проти Швеції, 2017 р.</text:p>
          </table:table-cell>
          <table:table-cell office:value-type="string" calcext:value-type="string">
            <text:p>Pihl v. Suedia, 2017</text:p>
          </table:table-cell>
          <table:table-cell office:value-type="string" calcext:value-type="string">
            <text:p>Пиль (Pihl) против Швеции, 2017</text:p>
          </table:table-cell>
          <table:table-cell table:number-columns-repeated="1016"/>
        </table:table-row>
        <table:table-row table:style-name="ro89">
          <table:table-cell office:value-type="string" calcext:value-type="string">
            <text:p>b. masat e zbatuara nga kompania paditëse për të parandaluar ose hequr komentet shpifëse</text:p>
          </table:table-cell>
          <table:table-cell office:value-type="string" calcext:value-type="string">
            <text:p>ბ. ცილისმწამებლური კომენტარების თავიდან აცილების ან წაშლის მიზნით მოსარჩელე კომპანიის მიერ მიღებული ზომები </text:p>
          </table:table-cell>
          <table:table-cell office:value-type="string" calcext:value-type="string">
            <text:p>b. a megalázó megjegyzések megakadályozása vagy megszüntetése érdekében a felperes vállalat által alkalmazott intézkedések</text:p>
          </table:table-cell>
          <table:table-cell office:value-type="string" calcext:value-type="string">
            <text:p>б. Мерките кои ги применува компанијата-жалитет со цел да спречи или отстрани погрдни коментари</text:p>
          </table:table-cell>
          <table:table-cell office:value-type="string" calcext:value-type="string">
            <text:p>b. <text:s/>Mere koje je primenila kompanija podnosioca predstavke da bi sprečila ili uklonila klevetničke komentare</text:p>
          </table:table-cell>
          <table:table-cell office:value-type="string" calcext:value-type="string">
            <text:p>б) заходи, які компанія-позивач використовувала для перешкоджання появі або для видалення коментарів, які містять наклеп</text:p>
          </table:table-cell>
          <table:table-cell office:value-type="string" calcext:value-type="string">
            <text:p>b. măsurile aplicate de către compania reclamantului pentru a preveni sau șterge comentariile defăimătoare </text:p>
          </table:table-cell>
          <table:table-cell office:value-type="string" calcext:value-type="string">
            <text:p>b. меры, применяемые компанией-заявителем в целях предотвращения или удаления комментариев диффамационного характера</text:p>
          </table:table-cell>
          <table:table-cell table:number-columns-repeated="1016"/>
        </table:table-row>
        <table:table-row table:style-name="ro112">
          <table:table-cell office:value-type="string" calcext:value-type="string">
            <text:p>Nëse shoqërohet me procedura efektive që lejojnë përgjigje të shpejtë, ky sistem (dmth. procesi i njoftimit dhe i heqjes) sipas mendimit të Gjykatës mund të funksionojë në shumë raste si një mjet i përshtatshëm për balancimin e të drejtave dhe interesave të të gjithë palëve të përfshira. Megjithatë, në raste si ky, kur komentet e përdoruesve të palëve të treta janë në trajtën e gjuhës së urrejtjes dhe kërcënimeve të drejtpërdrejta ndaj integritetit fizik të individëve (...), Gjykata konsideron se të drejtat dhe interesat e të tjerëve dhe të shoqërisë në tërësi mund t'u japë të drejtë Shteteve Kontraktuese që të vendosin përgjegjësinë mbi <text:s/>portalet e lajmeve në internet, pa shkelur nenin 10 të Konventës, nëse ata nuk marrin masa për heqjen e menjëhershme të komenteve të paligjshme, madje pa njoftim nga viktima e supozuar ose nga palë të treta“.</text:p>
          </table:table-cell>
          <table:table-cell office:value-type="string" calcext:value-type="string">
            <text:p>“სწრაფი რეაგირების ეფექტური პროცედურების არსებობის შემთხვევაში, სასამართლოს აზრით აღნიშნული სისტემა (გაფრთხილებისა და ამოღების პროცედურა) შესაფერისი მექანიზმი იქნებოდა ყველა ჩართული მხარის უფლებებისა და ინტერესების დასაბალანსებლად. თუმცა, წინამდებარე საქმის მსგავს შემთხვევებში, სადაც მესამე მხარის (მომხმარებლის) მიერ განთავსებული კომენტარები არის სიძულვილის ენისა და პიროვნების ფიზიკური ხელშეუხებლობის წინააღმდეგ პირდაპირი მუქარის შემცველი, <text:s/>(...) სასამართლოს მიაჩნია, რომ სხვებისა და ზოგადად, საზოგადოების ინტერესები და უფლებები ხელმომწერ სახელმწიფოებს ანიჭებს კონვენციის მე-10 მუხლის მოთხოვნათა დარღვევის გარეშე ინტერნეტ სივრცეში მოქმედ საინფორმაციო პორტალებზე პასუხისმგებლობის დაკისრების უფლებამოსილებას, იმ შემთხვევაში, თუ პორტალი არ განახორციელებს ღონისძიებებს აშკარად უკანონო კომენტარების დაუყოვნებლივ წასაშლელად, მაშინაც კი თუ სახეზე არ არის სავარაუდო დაზარალებულის ან მესამე მხარის შეტყობინება.”</text:p>
          </table:table-cell>
          <table:table-cell office:value-type="string" calcext:value-type="string">
            <text:p>“Ez a rendszer, ha a gyors reagálást lehetővé tevő hatékony eljárások kísérik, a Biróság <text:s/>véleménye szerint <text:s/>sok esetben megfelelő eszközként szolgálhat az összes érintett jogainak és érdekeinek kiegyensúlyozásához. Azonban olyan esetekben, mint a jelenlegi, amikor a harmadik felek felhasználói megjegyzései a gyűlöletkeltés és az egyének testi épségét fenyegető közvetlen veszélyek miatt (...), a Bíróság úgy ítéli meg, hogy a mások jogait és érdekeit figyelembe véve a <text:s/>társadalom egésze feljogosítja a szerződő államokat arra, hogy az internetes hírportálokért felelősséget vállaljanak anélkül, hogy megsértenék az Egyezmény 10. cikkét, ha nem tesznek intézkedéseket a nyilvánvalóan jogellenes megjegyzések késedelem nélkül történő eltávolítására, akár az állítólagos áldozat vagy harmadik fel kérése nélkül is.”</text:p>
          </table:table-cell>
          <table:table-cell office:value-type="string" calcext:value-type="string">
            <text:p>„Доколку бил проследен од ефективни процедури кои дозволувале брз одговор, овој систем според гледиштето на Судот можел да функционира во многу случаи како соодветна алатка за балансирање на правата и интересите на сите засегнати страни. Меѓутоа, во случаи како што е овој, кога коментарите на трета страна корисник се во форма на говор на омраза и директни закани по физичкиот интегритет на лицата, (...), Судот смета дека правата и интересите на другите и на општеството како целина може да им даде право на земјите договорнички да им наметнат одговорност на информативните интернет портали без да се прекрши членот 10 од Конвенцијата, доколку не успеат да преземат мерки за отстранување на јасно незаконски коментари без одлагање, дури и без известување од наводна жртва или од трети страни.“</text:p>
          </table:table-cell>
          <table:table-cell office:value-type="string" calcext:value-type="string">
            <text:p>„Ukoliko je propraćen delotvornim procedurama koje omogućavaju brz odgovor, ovaj sistem (tj. procedura za isticanje obaveštenja i skidanje sadržaja) po mišljenju Suda može funkcionisati u mnogim slučajevima kao odgovarajući alat za uspostavljanje ravnoteže između prava i interesa svih uključenih strana. Međutim, u slučajevima kao što je ovaj predmet, kada su korisnički komentari trećih lica u obliku govora mržnje i predstavljaju direktnu pretnju fizičkom integritetu pojedinaca, (…), Sud smatra da zbog prava i interesa drugih i društva u celini zemlje ugovornice mogu imati pravo da uvedu odgovornost na informativnim portalima na Internetu, bez povrede Člana 10 Konvencije, ako oni ne preduzimaju neodložne mere da uklone očigledno protivzakonite komentare, čak i bez prijema obaveštenja od navodne žrtve ili trećih lica.“</text:p>
          </table:table-cell>
          <table:table-cell office:value-type="string" calcext:value-type="string">
            <text:p>«Якщо така система доповнюється ефективними процедурами, що уможливлюють відповідне швидке реагування, тоді, на думку Суду, у багатьох випадках вона може функціонувати як належний механізм урівноважування прав та інтересів усіх відповідних сторін. Однак в таких справах, як ця – коли йдеться про коментарі сторонніх користувачів, які містять мову ворожнечі та прямі погрози заподіяти шкоду тілесній недоторканості фізичних осіб, (…), Суд вважає, що Договірні держави можуть, виходячи з прав та інтересів інших осіб і суспільства в цілому, покладати відповідальність на інформаційні інтернет-портали без порушення при цьому статті 10 Конвенції, якщо ті не вживають заходів з негайного видалення коментарів явно протиправного змісту навіть за відсутності повідомлення про них з боку стверджуваного потерпілого чи третіх осіб.»</text:p>
          </table:table-cell>
          <table:table-cell office:value-type="string" calcext:value-type="string">
            <text:p>“Dacă este însoțit de proceduri eficiente care să permită un răspuns rapid, acest sistem (i.e. o procedură de notificare și eliminare) poate, în opinia Curții, funcționa în multe cazuri ca un instrument adecvat pentru echilibrarea drepturilor și intereselor tuturor celor implicați. Totuși, în cazuri ca cel de față, unde comentariile unor utilizatori iau forma discursului instigator la ură și a amenințărilor directe la integritatea fizică a persoanelor (...), Curtea consideră că drepturile și interesele altora și ale societății ca întreg pot îndreptăți Statele Contractante să impună răspunderea portalurilor de știri pe Internet, fără a contraveni Articolului 10 al Convenției, dacă nu reușesc să ia măsuri de a elimina clar comentariile ilegale, fără întârziere, chiar fără notificare din partea presupusei victime sau a terțelor părți.”</text:p>
          </table:table-cell>
          <table:table-cell office:value-type="string" calcext:value-type="string">
            <text:p>«При наличии эффективных процедур, позволяющих быстро реагировать эта система (т.е. процедура уведомления и блокировки), может, по мнению Суда, во многих случаях функционировать как допустимый инструмент для обеспечения баланса прав и интересов всех вовлеченных сторон. Однако в таких случаях, как настоящий, когда комментарии сторонних пользователей выражаются в форме "языка вражды" и прямых угроз физической неприкосновенности физических лиц (...), Суд считает, что благодаря правам и интересам других лиц и общества в целом Договаривающиеся государства могут получить право налагать ответственность на новостные Интернет-порталы без ущерба для статьи 10 Конвенции, если те не принимают меры для незамедлительного удаления незаконных комментариев, даже без уведомления от предполагаемой жертвы или третьих лиц».</text:p>
          </table:table-cell>
          <table:table-cell table:number-columns-repeated="1016"/>
        </table:table-row>
        <table:table-row table:style-name="ro87">
          <table:table-cell office:value-type="string" calcext:value-type="string">
            <text:p>Delfi AS kundër Estonisë 2015 [Dhoma e Madhe], GJEDNJ, 2015</text:p>
          </table:table-cell>
          <table:table-cell office:value-type="string" calcext:value-type="string">
            <text:p>Delfi AS ესტონეთის წინააღმდეგ [დიდი პალატა], 2015 </text:p>
          </table:table-cell>
          <table:table-cell office:value-type="string" calcext:value-type="string">
            <text:p>Delfi AS kontra Esztország [Nagy Kamara], 2015</text:p>
          </table:table-cell>
          <table:table-cell office:value-type="string" calcext:value-type="string">
            <text:p>Delfi AS против Естонија [Голем судски совет], 2015 </text:p>
          </table:table-cell>
          <table:table-cell office:value-type="string" calcext:value-type="string">
            <text:p>Delfi AS protiv Estonije [Veliko veće], 2015</text:p>
          </table:table-cell>
          <table:table-cell office:value-type="string" calcext:value-type="string">
            <text:p>«Delfi AS» проти Естонії 2015 [Велика палата], ЄСПЛ, 2015</text:p>
          </table:table-cell>
          <table:table-cell office:value-type="string" calcext:value-type="string">
            <text:p>Delfi AS v. Estonia [Marea Cameră], 2015</text:p>
          </table:table-cell>
          <table:table-cell office:value-type="string" calcext:value-type="string">
            <text:p>"Делфи АС" (Delfi AS) против Эстонии [Большая Палата], 2015</text:p>
          </table:table-cell>
          <table:table-cell table:number-columns-repeated="1016"/>
        </table:table-row>
        <table:table-row table:style-name="ro89">
          <table:table-cell office:value-type="string" calcext:value-type="string">
            <text:p>c. përgjegjësia e autorëve të vërtetë të komenteve si një alternativë ndaj përgjegjësisë së ndërmjetësit; anonimiteti duhet të respektohet</text:p>
          </table:table-cell>
          <table:table-cell office:value-type="string" calcext:value-type="string">
            <text:p>გ. კომენტართა ავტორის პასუხისმგებლობა, როგორც შუამავალთა პასუხისმგებლობის ალტერნატივა; ანონიმურობა უნდა იყოს დაცული <text:s/></text:p>
          </table:table-cell>
          <table:table-cell office:value-type="string" calcext:value-type="string">
            <text:p>c. a megjegyzések tényleges szerzői <text:s/>felelőssége vagylagos a közvetítő felelősségének alternatívájaként; a névtelenséget tiszteletben kell tartani</text:p>
          </table:table-cell>
          <table:table-cell office:value-type="string" calcext:value-type="string">
            <text:p>в. одговорноста на вистинските автори на коментарите како алтернатива за одговорноста на посредниците; анонимноста мора да се почитува</text:p>
          </table:table-cell>
          <table:table-cell office:value-type="string" calcext:value-type="string">
            <text:p>c. odgovornost samih autora komentara kao alternativa odgovornosti posrednika; anonimnost mora biti poštovana</text:p>
          </table:table-cell>
          <table:table-cell office:value-type="string" calcext:value-type="string">
            <text:p>в) відповідальність фактичних авторів коментарів як альтернатива відповідальності посередника; необхідною є повага до анонімності</text:p>
          </table:table-cell>
          <table:table-cell office:value-type="string" calcext:value-type="string">
            <text:p>c. responsabilitatea autorilor comentariilor ca alternativă la răspunderea intermediarului; trebuie respectată anonimitatea </text:p>
          </table:table-cell>
          <table:table-cell office:value-type="string" calcext:value-type="string">
            <text:p>с. ответственность фактических авторов комментариев как альтернатива ответственности посредника; анонимность должна соблюдаться</text:p>
          </table:table-cell>
          <table:table-cell table:number-columns-repeated="1016"/>
        </table:table-row>
        <table:table-row table:style-name="ro100">
          <table:table-cell office:value-type="string" calcext:value-type="string">
            <text:p>“Në lidhje me çështjen nëse përgjegjësia e autorëve të vërtetë të komenteve mund të shërbejë si një alternativë e arsyeshme ndaj përgjegjësisë së portalit të lajmeve në internet në një rast si ky, Gjykata është e ndërgjegjshme për interesin e përdoruesve të internetit që të mos u zbulohet identiteti i tyre. Anonimati prej kohësh ka qenë një mjet për të shmangur raprezaljet apo vëmendjen e padëshiruar. Si i tillë, ai është i aftë të promovojë rrjedhën e lirë të ideve dhe informacionit në një mënyrë të rëndësishme, duke përfshirë, sidomos, internetin“.</text:p>
          </table:table-cell>
          <table:table-cell office:value-type="string" calcext:value-type="string">
            <text:p>“რაც შეეხება საინფორმაციო პორტალის ნაცვლად პასუხისმგებლობის კომენტარების ავტორებზე დაკისრების ალტერნატივას, სასამართლო ითვალისწინებს ინტერნეტ მომხმარებელთა ინტერესს არ გაახმაურონ საკუთარი ვინაობა. ანონიმურობა დიდი ხანია წარმოადგენს რეპრესალიებისა <text:s/>და არასასურველი ყურადღების თავიდან აცილების საშუალებას და როგორც ასეთი, მას წვლილი შეაქვს იდეებისა და ინფორმაციის თავისუფალი გავრცელების პროცესში, განსაკუთრებით ინტერნეტ სივრცეში.”</text:p>
          </table:table-cell>
          <table:table-cell office:value-type="string" calcext:value-type="string">
            <text:p>“Azzal a kérdéssel kapcsolatban, hogy a hozzászólások tényleges szerzőinek felelőssége az internetes hírportál felelősségének alternatívájaként szolgál-e egy olyan ügyben, mint a jelenlegi, a Bíróság tudatában van az internethasználók érdekeinek nem felfedve identitásukat. A névtelenség régóta a megtorlások vagy a nem kívánt figyelem elkerülésének eszköze. Mint ilyen, fontos a gondolatok és információk szabad áramlásának előmozdítására fontos módon, nevezetesen <text:s/>az Interneten is. “</text:p>
          </table:table-cell>
          <table:table-cell office:value-type="string" calcext:value-type="string">
            <text:p>„Во врска со прашањето дали одговорноста на вистинските автори на коментарите може да послужи како разумна алтернатива за одговорноста на информативниот интернет портал во случај како овој, Судот е свесен за интересот на корисниците на интернет да не им се обелодени идентитетот. Анонимноста од дамна е средство за избегнување на одмазди или несакано внимание. Како таква таа е способна да промовира значително слободен проток на идеи и информации, вклучително секако и на интернет. “</text:p>
          </table:table-cell>
          <table:table-cell office:value-type="string" calcext:value-type="string">
            <text:p>„U vezi sa pitanjem da li bi odgovornost samih autora komentara mogla poslužiti kao pametna alternativa odgovornosti informativnih portala na Internetu u slučaju kao što je ovaj, Sud ima na umu interese korisnika Interneta da im identitet ne bude obelodanjen. Anonimnost je dugo bila sredstvo za izbegavanje odmazde ili neželjene pažnje. Kao takva, ona je u stanju da podstakne slobodan tok ideja i informacija na jedan važan način, uključujući, naročito, na Internetu.“</text:p>
          </table:table-cell>
          <table:table-cell office:value-type="string" calcext:value-type="string">
            <text:p>«Що стосується питання про те, чи може відповідальність фактичних авторів коментарів бути розумною альтернативою відповідальності інформаційного інтернет-порталу в такій справі як ця, то Суд бере до уваги той факт, що користувачі Інтернету не зацікавлені в тому, щоб розкривати свою особу. Анонімність вже давно використовується для уникнення репресій або небажаної уваги. Тому вона може служити важливим чинником, що сприяє вільному поширенню ідей та інформації, у тому числі, зокрема, в Інтернеті.»</text:p>
          </table:table-cell>
          <table:table-cell office:value-type="string" calcext:value-type="string">
            <text:p>“În legătură cu chestiunea dacă responsabilitatea autorilor comentariilor ar putea servi drept o alternativă rezonabilă la răspunderea portalului de știri pe Internet, într-un caz ca cel de față, Curtea ține cont de interesul utilizatorilor de Internet de a nu-și divulga identitatea. Anonimitatea este de multă vreme un mijloc de a evita repercusiunile unei atenții nedorite. Ca atare, poate permite fluxul liber de idei și informații într-o manieră semnificativă inclusiv, în mod notabil, pe Internet.”</text:p>
          </table:table-cell>
          <table:table-cell office:value-type="string" calcext:value-type="string">
            <text:p>«В связи с вопросом, может ли ответственность фактических авторов комментариев служить разумной альтернативой ответственности </text:p>
            <text:p>портала новостей в Интернете в таком случае, как настоящий, Суд учитывает интерес пользователей не раскрывать своей личности. Анонимность давно является средством избежания ответной меры или нежелательного внимания. Таким образом, она способна продвигать свободный поток идей и информации , в том числе, в Интернете, что является важным».</text:p>
          </table:table-cell>
          <table:table-cell table:number-columns-repeated="1016"/>
        </table:table-row>
        <table:table-row table:style-name="ro87">
          <table:table-cell office:value-type="string" calcext:value-type="string">
            <text:p>Delfi AS kundër Estonisë 2015 [Dhoma e Madhe], GJEDNJ, 2015</text:p>
          </table:table-cell>
          <table:table-cell office:value-type="string" calcext:value-type="string">
            <text:p>Delfi AS ესტონეთის წინააღმდეგ [დიდი პალატა], 2015 </text:p>
          </table:table-cell>
          <table:table-cell office:value-type="string" calcext:value-type="string">
            <text:p>Delfi AS Kontra Észtország [Nagy Kamara], 2015</text:p>
          </table:table-cell>
          <table:table-cell office:value-type="string" calcext:value-type="string">
            <text:p>Delfi AS против Естонија [Голем судски совет], 2015 </text:p>
          </table:table-cell>
          <table:table-cell office:value-type="string" calcext:value-type="string">
            <text:p>Delfi AS protiv Estonije [Veliko veće], 2015</text:p>
          </table:table-cell>
          <table:table-cell office:value-type="string" calcext:value-type="string">
            <text:p>«Delfi AS» проти Естонії 2015 [Велика палата], ЄСПЛ, 2015</text:p>
          </table:table-cell>
          <table:table-cell office:value-type="string" calcext:value-type="string">
            <text:p>Delfi AS v. Estonia [Marea Cameră], 2015</text:p>
          </table:table-cell>
          <table:table-cell office:value-type="string" calcext:value-type="string">
            <text:p>"Делфи АС" (Delfi AS) против Эстонии [Большая Палата], 2015</text:p>
          </table:table-cell>
          <table:table-cell table:number-columns-repeated="1016"/>
        </table:table-row>
        <table:table-row table:style-name="ro86">
          <table:table-cell office:value-type="string" calcext:value-type="string">
            <text:p>d. pasojat e proceseve gjyqësore të brendshme për aplikantin (kompaninë kërkuese)</text:p>
          </table:table-cell>
          <table:table-cell office:value-type="string" calcext:value-type="string">
            <text:p>დ. ეროვნული სამართალწარმოების თანმდევი შედეგები მოსარჩელე კომპანიისთვის </text:p>
          </table:table-cell>
          <table:table-cell office:value-type="string" calcext:value-type="string">
            <text:p>d. a felperes társaság hazai eljárásának következményeit</text:p>
          </table:table-cell>
          <table:table-cell office:value-type="string" calcext:value-type="string">
            <text:p>г. Последиците од домашната постапка за друштвото-жалител</text:p>
          </table:table-cell>
          <table:table-cell office:value-type="string" calcext:value-type="string">
            <text:p>d. posledice postupka pred domaćim sudovima po kompaniju podnosioca predstavke </text:p>
          </table:table-cell>
          <table:table-cell office:value-type="string" calcext:value-type="string">
            <text:p>г) наслідки судового провадження в національних судах для компанії-позивача</text:p>
          </table:table-cell>
          <table:table-cell office:value-type="string" calcext:value-type="string">
            <text:p>d. consecințele procedurilor naționale pentru compania reclamantă </text:p>
          </table:table-cell>
          <table:table-cell office:value-type="string" calcext:value-type="string">
            <text:p>d. последствия национального судопроизводства</text:p>
            <text:p>для компании-заявителя</text:p>
          </table:table-cell>
          <table:table-cell table:number-columns-repeated="1016"/>
        </table:table-row>
        <table:table-row table:style-name="ro117">
          <table:table-cell office:value-type="string" calcext:value-type="string">
            <text:p>Gjykata gjithashtu vëren se nuk duket sikur kompanisë kërkuese i është dashur të ndryshonte modelin e saj të biznesit si rezultat i procedurave të brendshme. Sipas informacionit të disponueshëm, portali i lajmeve Delfi ka vazhduar të jetë një nga botuesit më të mëdhenj të internetit në Estoni dhe <text:s/>më popullorja deri tani për postimin e komenteve, numri i të cilëve vazhdon të rritet. Komentet anonime - që tani ekzistojnë së bashku me mundësinë e botimit të komenteve të regjistruara, të cilat i shfaqen të parat lexuesve - janë ende mbizotëruese dhe kompania kërkuese ka caktuar një ekip moderatorësh që kryejnë ndjekjen e mëvonshme të komenteve të postuara në portal. Në këto rrethana, Gjykata nuk mund të nxjerrë përfundimin se shkejla e lirisë së shprehjes së kompanisë kërkuese ishte joproporcionale edhe në atë drejtim. </text:p>
          </table:table-cell>
          <table:table-cell office:value-type="string" calcext:value-type="string">
            <text:p>“სასამართლო აგრეთვე აღნიშნავს, რომ მისი დაკვირვებით მოსარჩელე კომპანიას, ეროვნული სამართალწარმოების შედეგად, არ დაკისრებია ბიზნეს მოდელის შეცვლის ვალდებულება. არსებულ ინფორმაციაზე დაყრდნობით, Delfi-ის საინფორმაციო პორტალი რჩება ესტონეთის ერთ-ერთ წამყვან ინტერნეტ გამოცემად და წარმოადგენს მნიშვნელოვან წილად ყველაზე პოპულარულ პორტალს კომენტარების განთავსებისთვის, რომელთა რაოდენობაც მუდმივად მზრდია. <text:s/>რეგისტრირებულ მომხმარებელთა კომენტარებთან ერთად, რომლებიც გასაცნობად პირველად არის ხელმისაწვდომი, ახლა უკვე არსებობს ანონიმური კომენტარების დატოვების შესაძლებლობაც, რომელთა რაოდენობაც კვლავ ჭარბობს. <text:s/>შესაბამისად მოსარჩელე <text:s/>კომპანიამ პორტალზე განთავსებული კომენტარების შემდგომი მოდერაციის მიზნით შექმნა მოდერატორთა ჯგუფი. აღნიშნული ვითარების გათვალისწინებით, სასამართლო ვერ დაასკვნის, რომ მოსარჩელის გამოხატვის თავისუფლებაში ჩარევა იყო არაპროპორციული.”</text:p>
          </table:table-cell>
          <table:table-cell office:value-type="string" calcext:value-type="string">
            <text:p>“A Bíróság azt is megjegyzi, hogy nem tűnik úgy, hogy a felperes vállalatnak a belföldi eljárás eredményeképpen meg kellett változtatnia üzleti modelljét. A rendelkezésre álló információk szerint a Delfi hírportál továbbra is az <text:s/>Észtország legnagyobb Internetes kiadványa, és messze a legnépszerűbb a hozzászólások küldéséhez, amelyek száma tovább nőtt. Névtelen megjegyzések - amelyek ma már fennállnak a regisztrált megjegyzések közzétételének lehetősége mellett, amelyek az olvasók számára először jelentek meg - még mindig túlsúlyban vannak. A felperes vállalat olyan moderátorcsoportot hozott létre, amely a portálon közzétett megjegyzések nyomon követését mérsékelte. Ilyen körülmények között a Bíróság nem vonhatja le azt a következtetést, hogy a felperes vállalat véleménynyilvánítási szabadsága <text:s/>aránytalan volt ebben a tekintetben sem.“</text:p>
          </table:table-cell>
          <table:table-cell office:value-type="string" calcext:value-type="string">
            <text:p>„Судот исто така забележува дека не се чини дека компанијата-жалител морала да го смени својот бизнис модел како резултат на домашните постапки. Според достапните информации, информативниот портал Делфи продолжил да биде една од најголемите интернет публикации во Естонија и секако најпопуларен за објавување на коментари, чиј број продолжил да расте. Анонимните коментари - кои сега постојат напоредно со можноста за поставување на регистрирани коментари кои и најпрво им се прикажуваат на читателите - сè уште се доминантни и компанијата-жалител има формирано тим на модератори кои вршат последователна контрола на поставените коментари на порталот . Во овие околности, Судот не може да заклучи дека попречувањето на слободата на изразување на компанијата-жалител било несразмерно ниту по тој основ.“</text:p>
          </table:table-cell>
          <table:table-cell office:value-type="string" calcext:value-type="string">
            <text:p>„Sud takođe primećuje da, po svemu sudeći, kompanija podnosioca predstavke nije morala da promeni svoj poslovni model zbog postupka pred sudom u zemlji. Na osnovu raspoloživih informacija, informativni portal Delfi je nastavio da bude jedna od najvećih Internet publikacija u Estoniji i daleko najpopularnija za kačenje komentara, čiji je broj nastavio da raste. Anonimni komentari – koji sada postoje istovremeno sa mogućnošću kačenja registrovanih komentara, koji se prvi prikazuju čitaocima – i dalje su predominantni, tako da je kompanija podnosioca predstavke formirala tim moderatora koji vrše naknadno usmeravanje komentara objavljenih na portalu. U datim okolnostima, Sud ne može zaključiti da je ometanje slobode izražavanja kompanije podnosioca predstavke bilo nesrazmerno ni po tom osnovu.“</text:p>
          </table:table-cell>
          <table:table-cell office:value-type="string" calcext:value-type="string">
            <text:p>«Суд також зауважує, що ніщо не свідчить про те, що внаслідок рішення національних судів компанії-позивачу довелося міняти свою бізнес-модель. За наявною інформацією інформаційний портал Delfi й далі залишається одним із найбільших інтернет-видань в Естонії і, безперечно, найпопулярнішим за кількістю розміщуваних на ньому коментарів, кількість яких продовжує зростати. Анонімні коментарі – що нині розміщуються поряд з коментарями від зареєстрованих користувачів, які демонструються читачам у першу чергу – залишаються переважаючими, і компанія-позивач створила групу модераторів, які здійснюють постмодерацію коментарів, залишених на порталі. За цих обставин Суд доходить висновку, що і в цьому відношенні втручання у право компанії-позивача на свободу вираження поглядів не було непропорційним.»</text:p>
          </table:table-cell>
          <table:table-cell office:value-type="string" calcext:value-type="string">
            <text:p>“Curtea observă de asemenea că compania reclamantă nu pare să fi trebuit să-și schimbe modelul de afaceri ca rezultat al procedurilor naționale. Conform informațiilor disponibile, portarul de știri Delfi a continuat să fie una dintre cele mai mari publicații online din Estonia și, de departe, ce mai populară pentru postarea de comentarii, al căror număr a continuat să crească. Comentariile anonime – ce acum există alături de posibilitatea de a posta comentarii înregistrate, care sunt afișate primele – sunt încă predominante și compania reclamantă a creeat o echipă de moderatori care urmăresc comentariile postate pe portal. În aceste condiții, Curtea nu poate concluziona că interferența cu libertatea de exprimare a companiei reclamante a fost disproporționată.”</text:p>
          </table:table-cell>
          <table:table-cell office:value-type="string" calcext:value-type="string">
            <text:p>«Суд также отмечает, что из обстоятельств не следует, что компания-заявитель вынуждена была изменить свою бизнес-модель в результате судебного разбирательства в национальном суде. Согласно имеющейся информации, новостной портал Delfi продолжает оставаться одним из крупнейших интернет-изданий в Эстонии и, безусловно, является самым популярным для публикации комментариев, число которых продолжает увеличиваться. Анонимные комментарии - теперь существующие наряду с возможностью размещения зарегистрированных комментариев, которые сначала отображаются читателям, все еще преобладают, а компания-заявитель создала группу модераторов, выполняющую дополнительное модерирование комментариев, размещенных на портале. При этих обстоятельствах Суд не может сделать вывод о том, что вмешательство в свободу выражения мнения заявителя было несоразмерным в этом отношении».</text:p>
          </table:table-cell>
          <table:table-cell table:number-columns-repeated="1016"/>
        </table:table-row>
        <table:table-row table:style-name="ro87">
          <table:table-cell office:value-type="string" calcext:value-type="string">
            <text:p>Delfi AS kundër Estonisë 2015 [Dhoma e Madhe], GJEDNJ, 2015</text:p>
          </table:table-cell>
          <table:table-cell office:value-type="string" calcext:value-type="string">
            <text:p>Delfi AS ესტონეთის წინააღმდეგ [დიდი პალატა], 2015 </text:p>
          </table:table-cell>
          <table:table-cell office:value-type="string" calcext:value-type="string">
            <text:p>Delfi AS kontra Észtország [Nagy Kamara], 2015</text:p>
          </table:table-cell>
          <table:table-cell office:value-type="string" calcext:value-type="string">
            <text:p>Delfi AS против Естонија [Голем судски совет], 2015 </text:p>
          </table:table-cell>
          <table:table-cell office:value-type="string" calcext:value-type="string">
            <text:p>Delfi AS protiv Estonije [Veliko veće], 2015</text:p>
          </table:table-cell>
          <table:table-cell office:value-type="string" calcext:value-type="string">
            <text:p>«Delfi AS» проти Естонії 2015 [Велика палата], ЄСПЛ, 2015</text:p>
          </table:table-cell>
          <table:table-cell office:value-type="string" calcext:value-type="string">
            <text:p>Delfi AS v. Estonia [Marea Cameră], 2015</text:p>
          </table:table-cell>
          <table:table-cell office:value-type="string" calcext:value-type="string">
            <text:p>"Делфи АС" (Delfi AS) против Эстонии [Большая Палата], 2015</text:p>
          </table:table-cell>
          <table:table-cell table:number-columns-repeated="1016"/>
        </table:table-row>
        <table:table-row table:style-name="ro108">
          <table:table-cell office:value-type="string" calcext:value-type="string">
            <text:p>“Gjykata është e mendimit se problematika vendimtare për vlerësimin e pasojave për aplikantët nuk është mungesa e dëmeve të pagueshme, por mënyra se si këto portale interneti mund të konsiderohen përgjegjëse për komentet e palëve të treta. Një përgjegjësi e tillë mund të ketë pasoja negative të parashikueshme në mjedisin e komenteve të një portali në internet, për shembull duke e shtyrë atë që të mbyllë plotësisht hapësirën e komentimit. Për Gjykatën, këto pasoja mund të kenë, drejtpërdrejt ose tërthorazi, një efekt tkurrës të lirisë së shprehjes në internet. Ky efekt mund të jetë mjaft i dëmshëm për një faqe interneti me karakter jokomercial siç është rasti i Aplikantit të parë. </text:p>
          </table:table-cell>
          <table:table-cell office:value-type="string" calcext:value-type="string">
            <text:p>“სასამართლო მიიჩნევს, რომ აპლიკანტზე შესაძლო შედეგების განსაზღვრისას <text:s/>გადამწყვეტი შეკითხვა არის არა გადასახდელი ზიანის ანაზღაურების ვალდებულების არარსებობა, არამედ ის თუ როგორ უნდა დაეკისროთ ინტერნეტ პორტალებს, მსგავსად მოსარჩელისა პასუხისმგებლობა მესამე მხარეთა მიერ დატოვებულ კომენტარებზე. <text:s/>მსგავსმა პასუხისმგებლობამ შესაძლებელია იქონიოს წინასწარ განჭვრეტადი უარყოფითი გავლენა ინტერნეტ პორტალის კომენტართა გარემოზე, მაგალითად წააქეზოს ისინი სრულად გააუქმონ კომენტარებისთვის განკუთვნილი სივრცე. სასამართლოს შეხედულებით, აღნიშნულს შესაძლებელია პირდაპირ ან ირიბად ქონდეს შემაკავებელი ეფექტი გამოხატვის თავისუფლებაზე ინტერნეტში. აღნიშნული ეფექტი განსაკუთრებით გადამწყვეტი შეიძლება იყოს არა-კომერციული ვებსაიტებისთვის, როგორიც არის პირველი აპლიკანტი.” </text:p>
          </table:table-cell>
          <table:table-cell office:value-type="string" calcext:value-type="string">
            <text:p>“a Bíróság <text:s/>a következményeket figyelembe véve, úgy véli, hogy a döntő kérdés nem a kártérités hiánya, hanem az, hogy a harmadik fél megjegyzéseinek megjelentetlséért az Internetes portálokat felelősségre vonják. Az ilyen felelősségnek valószínűleg negatív következményei lehetnek az Internetes portál környezetére, például azzal, hogy <text:s/>a megjegyzéseket beszüntetésére kényszeritik. A Bíróság szerint ezek a következmények közvetlenül vagy negativ hatást fejthetnek ki az Interneten <text:s/>a szólásszabadságra. Ez a hatás különösen hátrányos lehet egy nem kereskedelmi weboldalon, például az első felperesnél. “</text:p>
          </table:table-cell>
          <table:table-cell office:value-type="string" calcext:value-type="string">
            <text:p>„Судот смета дека одлучувачкото прашање при проценка на последицата за жалителите не е отсуството на отштети кои треба да се платат, туку начинот на кој интернет портали како нивните можат да сносат одговорност за коментари од трети лица. Ваквата одговорност може да има предвидливи негативни последици врз околностите за коментирање на интернет порталот, на пример со тоа што ќе го принуди целосно да го затвори просторот за коментари. За судот, овие последици може да имаат, директно или индиректно, обесхрабрувачки ефект врз слободата на изразување на интернет. Овој ефект може да биде особено штетен за некомерцијална веб-страница како што е првиот жалител.“</text:p>
          </table:table-cell>
          <table:table-cell office:value-type="string" calcext:value-type="string">
            <text:p>„Sud smatra da odlučujuće pitanje prilikom procene posledica po podnosioce predstavki, nije odsustvo odštete koja je treba da se plati, već način na koji se Internet portali, kao što je njihov, mogu pozvati na odgovornost zbog komentara trećih lica. Takva odgovornost može imati predvidive negativne posledice na sredinu koja kreira komentare na Internet portalu, na primer, ako je portal primoran da potpuno zatvori prostor za komentare. Za Sud, ove konsekvence mogu imati direktno ili indirektno dejstvo slabljenja slobode izražavanja na Internetu. Ovaj efekat bi mogao biti posebno štetan po nekomercijalne veb-sajtove, kao što je prvi podnosilac predstavke.“</text:p>
          </table:table-cell>
          <table:table-cell office:value-type="string" calcext:value-type="string">
            <text:p>«Суд вважає, що ключовим питанням при оцінці юридичних наслідків для позивачів є не відсутність компенсації за збитки, а спосіб, в який Інтернет-портали, на кшталт їхнього, можуть бути притягнуті до відповідальності за коментарі третіх сторін. Така відповідальність може мати передбачувані негативні наслідки для можливості коментування на Інтернет-порталі, наприклад, призвести до її повного закриття. На думку Суду, ці наслідки можуть мати прямий або опосередкований стримуючи вплив на свободу вираження поглядів в Інтернеті. Такий вплив може бути особливо негативним для некомерційного веб-сайту, як у випадку першого позивача.»</text:p>
          </table:table-cell>
          <table:table-cell office:value-type="string" calcext:value-type="string">
            <text:p>“Curtea este de părere că problema decisivă în evaluarea consecințelor pentru reclamant nu este absența unor daune ce pot fi plătite, ci maniera în care portalurile de Internet, ca al lor, pot fi considerate răspunzătoare pentru comentariile terțelor părți. O astfel de responsabilitate poate avea consecințe negative previzibile asupra comentariilor de pe portalul de Internet, de exemplu prin obligarea închiderii rubricii de comentarii cu totul. Pentru Curte, aceste consecințe pot avea, direct sau indirect, un efect de descurajare asupra libertății de exprimare pe Internet. Acest efect ar putea fi dăunător în mod special pentru un site non-comercial ca în cazul primului reclamant.” </text:p>
          </table:table-cell>
          <table:table-cell office:value-type="string" calcext:value-type="string">
            <text:p>«Суд полагает, что при оценке последствий для компаний-заявительниц ключевое значение </text:p>
            <text:p>имеет не отсутствие присужденной компенсации, а порядок привлечения Интернет-порталов, как те, что принадлежали им, к ответственности за комментарии третьих лиц. Подобное привлечение к ответственности может предсказуемо иметь негативные последствия для обстановки, в которой осуществляется комментирование на Интернет-портале: например, компании-заявительницы могут вовсе отключить функцию размещения комментариев. Суд считает, что такие последствия могут иметь, прямо или косвенно, сковывающий эффект в отношении свободы выражения мнения в Интернете. Этот эффект может быть особо пагубен для некоммерческого Интернет-сайта, как тот, что принадлежал первой компании-заявительнице».</text:p>
          </table:table-cell>
          <table:table-cell table:number-columns-repeated="1016"/>
        </table:table-row>
        <table:table-row table:style-name="ro87">
          <table:table-cell office:value-type="string" calcext:value-type="string">
            <text:p>MTE dhe Index.hu kundër Hungarisë, 2016</text:p>
          </table:table-cell>
          <table:table-cell office:value-type="string" calcext:value-type="string">
            <text:p>MTE და Index.hu უნგრეთის წინააღმდეგ, 2016</text:p>
          </table:table-cell>
          <table:table-cell office:value-type="string" calcext:value-type="string">
            <text:p>MTE és Index.hu kontra Magyarország, 2016</text:p>
          </table:table-cell>
          <table:table-cell office:value-type="string" calcext:value-type="string">
            <text:p>MTE and Index.hu против Унгарија, 2016</text:p>
          </table:table-cell>
          <table:table-cell office:value-type="string" calcext:value-type="string">
            <text:p>MTE i Index.hu protiv Mađarske, 2016</text:p>
          </table:table-cell>
          <table:table-cell office:value-type="string" calcext:value-type="string">
            <text:p>MTE та Index.hu проти Угорщини, 2016 р.</text:p>
          </table:table-cell>
          <table:table-cell office:value-type="string" calcext:value-type="string">
            <text:p>MTE și Index.hu v. Ungaria, 2016</text:p>
          </table:table-cell>
          <table:table-cell office:value-type="string" calcext:value-type="string">
            <text:p>MTE и Index.hu против Венгрии, 2016</text:p>
          </table:table-cell>
          <table:table-cell table:number-columns-repeated="1016"/>
        </table:table-row>
        <table:table-row table:style-name="ro91">
          <table:table-cell office:value-type="string" calcext:value-type="string">
            <text:p>Përveç kësaj, ka pasur disa vendime të Gjykatës Evropiane të Drejtësisë që përqëndrohen kryesisht në sqarimin nëse shërbime të ndryshme kualifikohen për regjimin e përgjegjësisë të ndërmjetësit sikurse përcaktohet nga nenet 12 deri 14 të Direktivës së BE-së 2000/31 / EC.</text:p>
          </table:table-cell>
          <table:table-cell office:value-type="string" calcext:value-type="string">
            <text:p>სასამართლოს მიერ მიღებულ იქნა დამატებით რამდენიმე გადაწყვეტილება, რომლებიც ძირითადად ფოკუსირებულია იმის განსაზღვრაზე, თუ რამდენად ხვდება სხვადასხვა სერვისი ევროკავშირის 2000/31/EC <text:s/>დირექტივის მე-12 - მე-14 მუხლებით განსაზღვრული შუალედური პასუხისმგებლობის ცნების ქვეშ. </text:p>
          </table:table-cell>
          <table:table-cell office:value-type="string" calcext:value-type="string">
            <text:p>Ezenkívül az Európai Bíróságnak több olyan határozata is volt, amelyek többnyire a különböző szolgáltatások tisztázására összpontosítanak, ha jogosultak a 2000/31 / EK EU Irányelv 12-14. Cikkében meghatározott közvetítői felelősségi rendszerre.</text:p>
          </table:table-cell>
          <table:table-cell office:value-type="string" calcext:value-type="string">
            <text:p>Дополнително имаше неколку одлуки на Европскиот суд на правдата кои главно се фокусираат на разјаснување на различни услуги ако истите се квалификуваат за режимот на посредничка одговорност како што е предвидено во член 12 до 14 од Директивата на ЕЗ 2000/31/ЕЗ.</text:p>
          </table:table-cell>
          <table:table-cell office:value-type="string" calcext:value-type="string">
            <text:p>Pored toga, Sud pravde Evropske unije doneo je nekoliko odluka koje su uglavnom usredsređene na razjašnjenje različitih usluga, u smislu toga da li ispunjavaju uslove za režim odgovornosti posrednika kao što je utvrđeno u Članovima od 12 do 14 Direktive EU 2000/31/EC.</text:p>
          </table:table-cell>
          <table:table-cell office:value-type="string" calcext:value-type="string">
            <text:p>Крім того, Європейським Судом було прийнято декілька рішень, які переважно стосувались питання відповідності різних сервісів вимогам режиму посередницької відповідальності, як це передбачено Статтями 12-14 Директиви ЄС 2000/31 / ЕС.</text:p>
          </table:table-cell>
          <table:table-cell office:value-type="string" calcext:value-type="string">
            <text:p>În plus, au existat mai multe decizii ale Curții de Justiție a Uniunii Europene care s-au concentrat în special pe clarificarea diferitelor servicii dacă se califică pentru regimul de răspundere a intermediarilor așa cum e stabilit de Articolele 12 - 14 ale Directivei UE 2000/31/EC.</text:p>
          </table:table-cell>
          <table:table-cell office:value-type="string" calcext:value-type="string">
            <text:p>Кроме того, было несколько решений Суда справедливости ЕС, в которых основное внимание </text:p>
            <text:p>уделяется разъяснению сущности различных услуг в контексте применимости режима ответственности информационных посредников, установленного статьями 12-14 Директивы ЕС 2000/31/EC.</text:p>
          </table:table-cell>
          <table:table-cell table:number-columns-repeated="1016"/>
        </table:table-row>
        <table:table-row table:style-name="ro116">
          <table:table-cell office:value-type="string" calcext:value-type="string">
            <text:p>Versioni i zgjeruar i këtij kapitulli, së bashku me lidhjet dhe përmbledhjet e praktikës ligjore mund t'i gjeni në internet në adresën https://cases.internetfreedom.blog</text:p>
          </table:table-cell>
          <table:table-cell table:style-name="ce82" office:value-type="string" calcext:value-type="string">
            <text:p>მოცემული თავის სრული ვრცელი ვერსია შესაბამის საქმეთა ლინკებითა და მოკლე რეზიუმეებით შეგიძლიათ იხილოთ ონლაინ, შემდეგ მისამართზე: https://cases.internetfreedom.blog</text:p>
          </table:table-cell>
          <table:table-cell office:value-type="string" calcext:value-type="string">
            <text:p>A fejezet teljes továbbfejlesztett verziója a linkekről és összefoglalókról a következő címen található: https://cases.internetfreedom.blog</text:p>
          </table:table-cell>
          <table:table-cell office:value-type="string" calcext:value-type="string">
            <text:p>Целата усовршена верзија на ова поглавје со линкови и резимеа на релевантната судска пракса се достапни онлајн на https://cases.internetfreedom.blog</text:p>
          </table:table-cell>
          <table:table-cell office:value-type="string" calcext:value-type="string">
            <text:p>Celokupna dorađena verzija ovog poglavlja sa linkovima i sažecima iz sudske prakse može se naći na Internetu, na adresi ​https://cases.internetfreedom.blog</text:p>
          </table:table-cell>
          <table:table-cell office:value-type="string" calcext:value-type="string">
            <text:p>Повну версію цього розділу разом з посиланнями та оглядом справ можна знайти онлайн за посиланням: https://cases.internetfreedom.blog</text:p>
          </table:table-cell>
          <table:table-cell table:style-name="ce82" office:value-type="string" calcext:value-type="string">
            <text:p>Versiunea extinsă a acestui capitol cu linkuri și rezumate este disponibilă la https://cases.internetfreedom.blog</text:p>
          </table:table-cell>
          <table:table-cell office:value-type="string" calcext:value-type="string">
            <text:p>Полную расширенную версию этой главы со ссылками на судебную практику и </text:p>
            <text:p>аннотациями можно найти в Интернете на сайте https://cases.internetfreedom.blog</text:p>
          </table:table-cell>
          <table:table-cell table:number-columns-repeated="1016"/>
        </table:table-row>
        <table:table-row table:style-name="ro10">
          <table:table-cell office:value-type="string" calcext:value-type="string">
            <text:p>E drejta për informim</text:p>
          </table:table-cell>
          <table:table-cell office:value-type="string" calcext:value-type="string">
            <text:p><text:s/>ინფორმაციის თავისუფლება </text:p>
          </table:table-cell>
          <table:table-cell office:value-type="string" calcext:value-type="string">
            <text:p>Információhoz való jog</text:p>
          </table:table-cell>
          <table:table-cell office:value-type="string" calcext:value-type="string">
            <text:p>Правото на информирање</text:p>
          </table:table-cell>
          <table:table-cell office:value-type="string" calcext:value-type="string">
            <text:p>Pravo na informisanje</text:p>
          </table:table-cell>
          <table:table-cell office:value-type="string" calcext:value-type="string">
            <text:p>Право на доступ до інформації</text:p>
          </table:table-cell>
          <table:table-cell office:value-type="string" calcext:value-type="string">
            <text:p>5. Dreptul la informație </text:p>
          </table:table-cell>
          <table:table-cell office:value-type="string" calcext:value-type="string">
            <text:p>Право на информацию</text:p>
          </table:table-cell>
          <table:table-cell table:number-columns-repeated="1016"/>
        </table:table-row>
        <table:table-row table:style-name="ro94">
          <table:table-cell office:value-type="string" calcext:value-type="string">
            <text:p>E drejta e informimit është pjesë e së drejtës së lirisë së shprehjes si e drejtë për të patur akses në informacionin përkatës që do të na lejojë të vijojmë më tej zhvillimin dhe formimin e mendimeve dhe ideve.</text:p>
          </table:table-cell>
          <table:table-cell office:value-type="string" calcext:value-type="string">
            <text:p>ინფორმაციის თავისუფლება არის გამოხატვის თავისუფლების ნაწილი, როგორც შესაბამისი ინფორმაციის მიღების უფლება, რომელიც გვაძლევს შესაძლებლობას ჩამოვაყალიბოთ მოსაზრებები და იდეები კონკრეტულ საკითხებთან დაკავშირებით. </text:p>
          </table:table-cell>
          <table:table-cell office:value-type="string" calcext:value-type="string">
            <text:p>Az információhoz való jog a véleménynyilvánítás szabadság jogának része, amely olyan információhoz való jogot biztosít, amely lehetővé teszi számunkra, hogy továbbfejlesszük a véleményeket és gondolatainkat.</text:p>
          </table:table-cell>
          <table:table-cell office:value-type="string" calcext:value-type="string">
            <text:p>Правото на информирање е дел од правото на слобода на изразување како право на пристап до релевантни информации кои ни овозможуваат да продолжиме со развивање и формирање на мислења и идеи. </text:p>
          </table:table-cell>
          <table:table-cell office:value-type="string" calcext:value-type="string">
            <text:p>Pravo na informisanje je sastavni deo prava na slobodu izražavanja kao prava pristupa relevantnim informacijama koje nam omogućavaju da dalje istražujemo u procesu razvoja i formiranja mišljenja i ideja.</text:p>
          </table:table-cell>
          <table:table-cell office:value-type="string" calcext:value-type="string">
            <text:p>Право на доступ до інформації є частиною права на свободу вираження поглядів як право на доступ до відповідної інформації, яка дає нам змогу продовжувати процес формування та розвиток думок та ідей. </text:p>
          </table:table-cell>
          <table:table-cell office:value-type="string" calcext:value-type="string">
            <text:p>Dreptul la informație este parte a dreptului la liberă exprimare ca un drept de a accesa informații relevante care ne pot permite să dezvoltăm și să formăm în continuare opinii și idei. </text:p>
          </table:table-cell>
          <table:table-cell office:value-type="string" calcext:value-type="string">
            <text:p>Право на информацию является частью права на свободу выражения мнения в качестве права на доступ к соответствующей информации, которое позволило бы нам углубиться в формировании мнений и идей.</text:p>
          </table:table-cell>
          <table:table-cell table:number-columns-repeated="1016"/>
        </table:table-row>
        <table:table-row table:style-name="ro10">
          <table:table-cell office:value-type="string" calcext:value-type="string">
            <text:p>------------</text:p>
          </table:table-cell>
          <table:table-cell/>
          <table:table-cell office:value-type="string" calcext:value-type="string">
            <text:p>----------</text:p>
          </table:table-cell>
          <table:table-cell table:number-columns-repeated="5" office:value-type="string" calcext:value-type="string">
            <text:p>------------</text:p>
          </table:table-cell>
          <table:table-cell table:number-columns-repeated="1016"/>
        </table:table-row>
        <table:table-row table:style-name="ro87">
          <table:table-cell office:value-type="string" calcext:value-type="string">
            <text:p>Neni 10 i Konventës Evropiane për të Drejtat e Njeriut</text:p>
          </table:table-cell>
          <table:table-cell office:value-type="string" calcext:value-type="string">
            <text:p>ადამიანის უფლებათა ევროპული კონვენციის მე-10 მუხლი</text:p>
          </table:table-cell>
          <table:table-cell office:value-type="string" calcext:value-type="string">
            <text:p>Az Emberi Jogok Európai Egyezményének 10. cikke</text:p>
          </table:table-cell>
          <table:table-cell office:value-type="string" calcext:value-type="string">
            <text:p>ЧЛЕН 10 од Европската конвенција за заштита на човековите права</text:p>
          </table:table-cell>
          <table:table-cell office:value-type="string" calcext:value-type="string">
            <text:p>Član 10 Evropske konvencije o ljudskim pravima</text:p>
          </table:table-cell>
          <table:table-cell office:value-type="string" calcext:value-type="string">
            <text:p>Стаття 10 Європейської конвенції про захист прав людини і основоположних свобод</text:p>
          </table:table-cell>
          <table:table-cell office:value-type="string" calcext:value-type="string">
            <text:p>Articolul 10 al Convenției Europene a Drepturilor Omului </text:p>
          </table:table-cell>
          <table:table-cell office:value-type="string" calcext:value-type="string">
            <text:p>Статья 10 Европейской Конвенции о защите прав </text:p>
            <text:p>человека и основных свобод</text:p>
          </table:table-cell>
          <table:table-cell table:number-columns-repeated="1016"/>
        </table:table-row>
        <table:table-row table:style-name="ro10">
          <table:table-cell office:value-type="string" calcext:value-type="string">
            <text:p>Liria e shprehjes</text:p>
          </table:table-cell>
          <table:table-cell office:value-type="string" calcext:value-type="string">
            <text:p>გამოხატვის თავისუფლება</text:p>
          </table:table-cell>
          <table:table-cell office:value-type="string" calcext:value-type="string">
            <text:p>Véleménynyilvánítás Szabadsága</text:p>
          </table:table-cell>
          <table:table-cell office:value-type="string" calcext:value-type="string">
            <text:p>Слобода на изразување</text:p>
          </table:table-cell>
          <table:table-cell office:value-type="string" calcext:value-type="string">
            <text:p>Sloboda izražavanja</text:p>
          </table:table-cell>
          <table:table-cell office:value-type="string" calcext:value-type="string">
            <text:p>Свобода вираження поглядів</text:p>
          </table:table-cell>
          <table:table-cell office:value-type="string" calcext:value-type="string">
            <text:p>Libertatea de exprimare</text:p>
          </table:table-cell>
          <table:table-cell office:value-type="string" calcext:value-type="string">
            <text:p>Свобода выражения мнения</text:p>
          </table:table-cell>
          <table:table-cell table:number-columns-repeated="1016"/>
        </table:table-row>
        <table:table-row table:style-name="ro98">
          <table:table-cell office:value-type="string" calcext:value-type="string">
            <text:p>... Kjo e drejtë përfshin lirinë ... për të marrë dhe për të dhënë informacione dhe ide pa ndërhyrje nga autoritetet publike dhe pa marrë parasysh kufijtë.</text:p>
          </table:table-cell>
          <table:table-cell office:value-type="string" calcext:value-type="string">
            <text:p>...ეს უფლება მოიცავს პირის თავისუფლებას ... მიიღოს ან გაავრცელოს ინფორმაცია თუ მოსაზრებები საჯარო ხელისუფლების ჩაურევლად და სახელმწიფო საზღვრების მიუხედავად.</text:p>
          </table:table-cell>
          <table:table-cell office:value-type="string" calcext:value-type="string">
            <text:p>... Ez a jog magában foglalja a szabadságot ... az információ és a gondolatok fogadását és eljuttatását a közhivatali beavatkozásoktól és a határoktól függetlenül.</text:p>
          </table:table-cell>
          <table:table-cell office:value-type="string" calcext:value-type="string">
            <text:p>... Ова право ги опфаќа слободата ....... на примање и пренесување информации или идеи, без мешање на јавната власт и без оглед на границите. </text:p>
          </table:table-cell>
          <table:table-cell office:value-type="string" calcext:value-type="string">
            <text:p>...Ovo pravo obuhvata slobodu… primanja i saopštavanja informacija i ideja bez mešanja javne vlasti i bez obzira na granice.</text:p>
          </table:table-cell>
          <table:table-cell office:value-type="string" calcext:value-type="string">
            <text:p>… Це право включає свободу … одержувати і передавати інформацію та ідеї без втручання органів державної влади і незалежно від кордонів.</text:p>
          </table:table-cell>
          <table:table-cell office:value-type="string" calcext:value-type="string">
            <text:p>... Acest drept include libertatea … de a primi și împărtăși informații și idei fără interferență din partea autorității publice și fără a ține cont de frontiere.</text:p>
          </table:table-cell>
          <table:table-cell office:value-type="string" calcext:value-type="string">
            <text:p>...Это право включает свободу ... получать и распространять информацию и идеи без какого-либо вмешательства со стороны публичных властей и независимо от государственных границ.</text:p>
          </table:table-cell>
          <table:table-cell table:number-columns-repeated="1016"/>
        </table:table-row>
        <table:table-row table:style-name="ro10">
          <table:table-cell office:value-type="string" calcext:value-type="string">
            <text:p>------------</text:p>
          </table:table-cell>
          <table:table-cell/>
          <table:table-cell office:value-type="string" calcext:value-type="string">
            <text:p>-----------</text:p>
          </table:table-cell>
          <table:table-cell table:number-columns-repeated="5" office:value-type="string" calcext:value-type="string">
            <text:p>------------</text:p>
          </table:table-cell>
          <table:table-cell table:number-columns-repeated="1016"/>
        </table:table-row>
        <table:table-row table:style-name="ro96">
          <table:table-cell office:value-type="string" calcext:value-type="string">
            <text:p>Aksesi tek informacioni me interes publik (që u lejon qytetarët të përditësohen rreth veprimtarisë së organeve publike) është një pjesë e vogël, por e rëndësishme, e të drejtës për akses në informacion dhe shihet si mjet ku qytetarët <text:s/>informohen për veprimtarinë e kryer nga shteti dhe, për rrjedhojë, si mjet për sigurimin e demokracisë.</text:p>
          </table:table-cell>
          <table:table-cell office:value-type="string" calcext:value-type="string">
            <text:p>საჯარო ინტერესის მატარებელ ინფორმაციაზე წვდომა (რომელიც შესაძლებლობას აძლევს მოქალაქეებს ინფორმირებულნი იყვნენ სახელმწიფო ორგანოთა საქმიანობის შესახებ) არის ინფორმაციის თავისუფლების მცირე, თუმცა ძალზედ მნიშვნელოვანი ნაწილი. იგი მიჩნეულია მოქალაქეთა მიერ სახელმწიფოს ქმედებების შესახებ ინფორმაციის მიღების საშუალებად და შესაბამისად დემოკრატიის შენარჩუნების ერთ-ერთი მნიშვნელოვანი წინაპირობა. </text:p>
          </table:table-cell>
          <table:table-cell office:value-type="string" calcext:value-type="string">
            <text:p>A közérdekű információkhoz való hozzáférés (amely lehetővé teszi az állampolgárok részére, hogy napra készek legyenek a közhivatalok tevékenységét illetően) az információhoz való hozzáférés alacsony szintű, és a polgárok tájékoztatására szolgál, <text:s/>a demokrácia biztosításának fontos eszköze.</text:p>
          </table:table-cell>
          <table:table-cell office:value-type="string" calcext:value-type="string">
            <text:p>Пристапот до информациите од јавен интерес (кој им овозможува на граѓаните да бидат информирани за активноста на јавните тела), е мал, но значаен дел од правото на пристап до информации, и на него се гледа како средство со кое граѓаните ќе бидат информирани за активностите на државите, а со тоа средство за обезбедување на демократијата.</text:p>
          </table:table-cell>
          <table:table-cell office:value-type="string" calcext:value-type="string">
            <text:p>Pristup informacijama od javnog interesa (zahvaljujući čemu građani mogu biti informisani o aktivnostima javnih organa), mali je ali važan deo pristupa informacijama i smatra se sredstvom pomoću kojeg građani mogu biti obavešteni o aktivnostima koje preduzimaju države, a stoga, kao sredstvo obezbeđenja demokratije. </text:p>
          </table:table-cell>
          <table:table-cell office:value-type="string" calcext:value-type="string">
            <text:p>Доступ до інформації, яка становить громадський інтерес (та, що дає громадянам можливість ознайомитись із діяльністю державних органів) є невеликою, але важливою частиною права на доступ до інформації, і розглядається як засіб для інформування громадян про діяльність держави, а отже, як засіб забезпечення демократії.</text:p>
          </table:table-cell>
          <table:table-cell office:value-type="string" calcext:value-type="string">
            <text:p>Accesarea informațiilor de interes public (care permite cetățenilor să fie la curent cu activitatea organismelor publice), este o parte mică, dar importantă a dreptului de acces la informații, și este văzută ca un mijloc pentru cetățeni de a fi informați în legătură cu activitățile statului, și, prin urmare, ca mijloc de asigurare a democrației. </text:p>
          </table:table-cell>
          <table:table-cell office:value-type="string" calcext:value-type="string">
            <text:p>Доступ к информации, представляющей общественный интерес (позволяющей гражданам получать свежую информацию о деятельности государственных органов) представляет собой небольшую, но важную часть права на доступ к информации, и рассматривается как средство информирования граждан о деятельности, выполняемой государствами и, следовательно, как средство обеспечения демократии.</text:p>
          </table:table-cell>
          <table:table-cell table:number-columns-repeated="1016"/>
        </table:table-row>
        <table:table-row table:style-name="ro94">
          <table:table-cell office:value-type="string" calcext:value-type="string">
            <text:p>Ka disa Kushtetuta Evropiane që e cilësojnë të drejtën e informimit edhe si e drejtë e njeriut edhe si e drejtë e përgjithshme për akses në informacion me interes publik, si për individët, ashtu edhe për organizatat e ndryshme.</text:p>
          </table:table-cell>
          <table:table-cell office:value-type="string" calcext:value-type="string">
            <text:p>ინფორმაციის თავისუფლება, როგორც ადამიანის უფლება ისევე, როგორც საჯარო ინტერესის მატარებელ ინფორმაციაზე წვდომის ზოგადი უფლება ინდივიდებისა და სხვადასხვა სახის ორგანიზაციებისთვის, <text:s/>მოცემულია რამდენიმე ევროპულ კონსტიტუციაში. </text:p>
          </table:table-cell>
          <table:table-cell office:value-type="string" calcext:value-type="string">
            <text:p>Számos európai alkotmány rendelkezik az információhoz való jogról, mind az emberi jogokról, mind a közérdekű információkhoz való általános hozzáférési jogról mind az egyének, mind a különböző típusú szervezetek számára.</text:p>
          </table:table-cell>
          <table:table-cell office:value-type="string" calcext:value-type="string">
            <text:p>Постојат неколку европски устави кои содржат право на информирање, и како човеково право и како општо право на пристап до информации од јавен интерес, како за поединци, така и за различни видови на организации.</text:p>
          </table:table-cell>
          <table:table-cell office:value-type="string" calcext:value-type="string">
            <text:p>U ustavima nekolicine evropskih zemalja navodi se pravo na informisanje kao ljudsko pravo i kao opšte pravo pristupa informacijama od javnog interesa, za pojedince i za razne vrste organizacija.</text:p>
          </table:table-cell>
          <table:table-cell office:value-type="string" calcext:value-type="string">
            <text:p>Декілька європейських конституцій визначають право на інформацію як право людини та як загальне право на доступ до інформації, що становить громадський інтерес, як для окремих осіб, так і для різних типів організацій.</text:p>
          </table:table-cell>
          <table:table-cell office:value-type="string" calcext:value-type="string">
            <text:p>Există mai multe Constituții Europene care stipulează un drept la informații, atât ca drept al omului ca și un drept general de acces la informații de interes public, atât pentru indivizi cât și pentru diverse tipuri de organizații. </text:p>
          </table:table-cell>
          <table:table-cell office:value-type="string" calcext:value-type="string">
            <text:p>Существует несколько европейских Конституций, в которых говорится о праве на информацию одновременно как о праве человека и общем праве на доступ к информации, представляющей общественный интерес, как для отдельных лиц, так и для различных типов организаций.</text:p>
          </table:table-cell>
          <table:table-cell table:number-columns-repeated="1016"/>
        </table:table-row>
        <table:table-row table:style-name="ro97">
          <table:table-cell office:value-type="string" calcext:value-type="string">
            <text:p>Gjithashtu, ka ligje specifike që përcaktojnë kushtet e aksesit në informacion me interes publik dhe detyrimet e autoriteteve shtetërore për të nxjerrjen e këtij informacioni, madje pa patur kërkesë nga nënshtetas të thjeshtë ose nga ndonjë palë tjetër e interesuar. Këto ligje japin përkufizimet dhe lista të asaj që përbën informacion me interes publik, institucionet që përjashtohen nga zbatimi i këtyre ligjeve dhe mënyrat e përdorimit të mjeteve juridike në rast të mohimit të një informacioni të tillë.</text:p>
          </table:table-cell>
          <table:table-cell office:value-type="string" calcext:value-type="string">
            <text:p>არსებობს ასევე სპეციალური კანონები, რომლებიც ადგენენ საჯარო ინტერესის მატარებლ ინფორმაციაზე წვდომის წესებსა და საჯარო დაწესებულებათა ვალდებულებებს <text:s/>ხელმისაწვდომი გახადონ ასეთი ინფორმაცია, იმ შემთხვევაშიც კი როდესაც სახეზე არ არის მოქალაქის თუ სხვა დაინტერესებული პირის მოთხოვნა. აღნიშნული კანონები მოიცავს საჯარო ინტერესის მატარებელი ინფორმაციის ცნებასა და ჩამონათვალს, საჯარო დაწესებულებებს, რომლებზეც ვრცელდება აღნიშნული ვალდებულება და <text:s/>ინფორმაციაზე წვდომის შეზღუდვის შემთხვევაში დარღვეულ უფლებათა აღდგენის გზებს. </text:p>
          </table:table-cell>
          <table:table-cell office:value-type="string" calcext:value-type="string">
            <text:p>Vannak konkrét törvények is, amelyek meghatározzák a közérdekű információkhoz való hozzáférés feltételeit és az állami hatóságok azon kötelezettségét, hogy ezeket az információkat továbbítsák, akár az állampolgár vagy más érdkelt fél kérése nélkül is. A törvény definiciókat és egy listát is tartalmaz, hogy mit tart közérdekű információnak, valamint intézményeket, melyek megkerülik ezt a törvényt az ilyen információk megtagadása esetén a jogorvoslati eszközökhöz lehet folyamodni.</text:p>
          </table:table-cell>
          <table:table-cell office:value-type="string" calcext:value-type="string">
            <text:p>Исто така постојат и посебни закони со кои се утврдуваат условите за пристап до информации од јавен интерес и обврските на државните органи за доставување на такви информации, дури и без барање на граѓанинот или друга заинтересирана страна. Овие закони содржат дефиниции и списоци на она што претставува информации од јавен интерес, институции кои се заобиколени од законот и средства за правни лекови во случај на одбивање на такви информации.</text:p>
          </table:table-cell>
          <table:table-cell office:value-type="string" calcext:value-type="string">
            <text:p>Na snazi su i posebni zakoni u kojima su utvrđeni uslovi u pogledu pristupa informacijama od javnog interesa i obaveze državnih organa da iznesu takve informacije, čak i kada građani ili druga zainteresovana strana ne upute takav zahtev. Ovi zakoni sadrže definicije i spisak onoga što sačinjava informacije od javnog interesa, ustanove koje je zakon zaobišao i pravne lekove u slučaju uskraćivanja tih <text:s/>informacija.</text:p>
          </table:table-cell>
          <table:table-cell office:value-type="string" calcext:value-type="string">
            <text:p>Існують також окремі закони, які встановлюють умови для доступу до інформації, що становить громадський інтерес, та зобов'язання державних органів надавати таку інформацію, в тім числі без запиту, поданого громадянами або іншою зацікавленою стороною. Ці закони містять визначення та перелік питань, що становлять громадський інтерес, установ, на які це законодавство не поширюється, а також засобів правового захисту у разі відмови в наданні такої інформації.</text:p>
          </table:table-cell>
          <table:table-cell office:value-type="string" calcext:value-type="string">
            <text:p>Există de asemenea legi specifice care stabilesc condițiile pentru accesarea informațiilor de interes public și obligațiile autorităților de stat de a face aceste informații disponibile chiar fără o cerere din partea unui cetățean sau altei părți interesate. Aceste legi conțin definiții și liste a ceea ce constituie informații de interes public, instituțiile care nu sunt vizate de lege și mijloacele de remediere legală în cazul refuzului accesului la aceste informații. </text:p>
          </table:table-cell>
          <table:table-cell office:value-type="string" calcext:value-type="string">
            <text:p>Существуют также специальные законы, которые устанавливают условия доступа к информации, представляющей общественный интерес, и обязательства государственных органов по предоставлению такой информации даже без запроса гражданина или другой заинтересованной стороны. Эти законы содержат определения и списки того, что представляет собой общественная информация, институты, которые действуют зачастую в обход закона, и средства правовой защиты в случае отказа в такой информации.</text:p>
          </table:table-cell>
          <table:table-cell table:number-columns-repeated="1016"/>
        </table:table-row>
        <table:table-row table:style-name="ro91">
          <table:table-cell office:value-type="string" calcext:value-type="string">
            <text:p>Gjatë praktikës gjyqësore, GJEDNJ ka zhvilluar katër kritere (pragje) vlerësimi nëse mohimi i aksesit në informacionin e mbajtur nga shteti vë në veprim nenin 10 të Konventës (më me hollësi si më poshtë).</text:p>
          </table:table-cell>
          <table:table-cell office:value-type="string" calcext:value-type="string">
            <text:p>საკუთარ პრაქტიკაში ადამიანის უფლებათა ევროპულმა სასამართლომ ჩამოაყალიბა ოთხ-ეტაპიანი კრიტერიუმები იმის დასადგენად ხვდება თუ არა კონვენციის მე-10 მუხლის მოქმედების ფარგლებში სახელმწიფო მფლობელობაში არსებული ინფორმაციის გაცემაზე უარი (დეტალურად იხილეთ ქვემოთ). <text:s/></text:p>
          </table:table-cell>
          <table:table-cell office:value-type="string" calcext:value-type="string">
            <text:p>Az ítélkezési gyakorlatában az EJEB négy küszöbértékelési kritériumot dolgozott ki <text:s/>az állami tulajdonban lévő információkhoz való hozzáférés megtagadásának a <text:s/>felmérésére, hogy az Egyezmény 10. cikkét (az alábbiakban részletezettek szerint) érinti-e.</text:p>
          </table:table-cell>
          <table:table-cell office:value-type="string" calcext:value-type="string">
            <text:p>Во својата судска пракса ЕСЧП има развиено четири гранични критериуми за проценка дали одбивањето на пристап до информациите во сопственост на државата го засега член 10 од Конвенцијата (деталите се наведени подолу). <text:s/></text:p>
          </table:table-cell>
          <table:table-cell office:value-type="string" calcext:value-type="string">
            <text:p>U svojoj sudskoj praksi, ESLJP je ustanovio kriterijum zasnovan na četiri praga za donošenje ocene da li se uskraćivanjem pristupa informacijama u posedu Države aktivira član 10 Konvencije (više detalja u daljem tekstu).</text:p>
          </table:table-cell>
          <table:table-cell office:value-type="string" calcext:value-type="string">
            <text:p>У своїй практиці Європейський суд з прав людини визначив чотири порогові критерії для з’ясування чи передбачає відмова у доступі до державної інформації застосування Статті 10 Конвенції (детальніше нижче).</text:p>
          </table:table-cell>
          <table:table-cell office:value-type="string" calcext:value-type="string">
            <text:p>În jurisprudența sa, CEDO a elaborat patru criterii prag pentru a evalua dacă un refuz de acces la informații deținute de stat atrage aplicarea Articolului 10 al Convenției (detaliate mai jos). </text:p>
          </table:table-cell>
          <table:table-cell office:value-type="string" calcext:value-type="string">
            <text:p>В своей судебной практике ЕСПЧ разработал четыре пороговых критерия для оценки того, относится ли отказ в доступе к государственной информации к статье 10 Конвенции (подробнее ниже).</text:p>
          </table:table-cell>
          <table:table-cell table:number-columns-repeated="1016"/>
        </table:table-row>
        <table:table-row table:style-name="ro108">
          <table:table-cell office:value-type="string" calcext:value-type="string">
            <text:p>Gjithashtu, Gjykata shprehet se autoritetet kombëtare nuk duhet ta dekurajojnë këtë të drejtë përmes masave që kufizojnë aksesin në informacione me interes publik, më saktë, duke lejuar “kufizime arbitrare të cilat mund të shndërrohen në një formë të censurës indirekte, në rast se autoritetet krijojnë pengesa në mbledhjen e informacionit“. (TASZ kundër Hungarisë, 2009). I tillë mund të jetë rasti i agjencive të inteligjencës / shërbimit infomativ. Gjykata shprehet se ata mund të jenë subjekt i të njëjtave dispozita lidhur me aksesin në informacion sikurse çdo organ tjetër publik (Çështja Nisma e të Rinjve për të Drejtat e Njeriut kundër Serbisë, 2013). Gjithashtu, Gjykata e fut internetin tek tërësia e mjeteve të mbrojtura të aksesit në informacion.</text:p>
          </table:table-cell>
          <table:table-cell office:value-type="string" calcext:value-type="string">
            <text:p>ამასთან, სასამართლომ დაადგინა, რომ ეროვნულმა ხელისუფლებებმა არ უნდა დაუკარგონ საზოგადოებას უფლებით სარგებლობის მოტივაცია საჯარო ინფორმაციაზე წვდომის შეზღუდვის გზით, კონკრეტულად კი „თვითნებური შეზღუდვების დაწესებით, რომლებმაც შესაძლებელია მიიღონ არაპირდაპირი ცენზურის სახე თუ სახელმწიფო ორგანოები დააწესებენ შეზღუდვებს ინფორმაციის მიღებაზე.“ (TASZ უნგრეთის წინააღმდეგ, 2009). მსგავსი შემთხვევა შესაძლებელია სახეზე იყოს სადაზვერვო სამსახურებთან მიმართებით. სასამართლოს მოსაზრებით ისინი შესაძლებელია ისევე იყვნენ შეზღუდული საჯარო ინფორმაციაზე ხელმისაწვდომობის მარეგულირებელი რეგულაციებით, როგორც ნებისმიერი სხვა საჯარო დაწესებულება (საქმე Youth Initiative for Human Rights სერბეთის წინააღმდეგ, 2013). ამასთან სასამართლომ ინფორმაციაზე წვდომის სხვადასხვა დაცულ გზებს შორის მოიცვა ინტერნეტიც. <text:s/></text:p>
          </table:table-cell>
          <table:table-cell office:value-type="string" calcext:value-type="string">
            <text:p>A Bíróság szintén megállapította, hogy a nemzeti hatóságok nem akadályozhatják meg a közérdekű információkhoz való hozzáférést, <text:s/>korlátozó intézkedések révén, pontosabban azáltal, hogy lehetővé teszik az "önkényes korlátozásokat", amelyek közvetett cenzúra formájává válhatnak, amennyiben a hatóságok akadályozzák az információgyűjtést". (TASZ kontra Magyarország, 2009). Ez lehet a hírszerző ügynökségek esetében. A Biróság kimondta, hogy ugyanazok a rendelkezések vonatkozzanak az információkhoz való hozzáférésre, mint bármely más állami szerv esetéb(Human Rights Initiative for Human Rights kontra Szerbia, 2013). A Biróság az Internetet az információhoz való hozzáférés védett eszközei közé vonta be.</text:p>
          </table:table-cell>
          <table:table-cell office:value-type="string" calcext:value-type="string">
            <text:p>Исто така, Судот изјави дека националните власти не треба да го обесхрабруваат правото преку мерки што го ограничуваат пристапот до информации од јавен интерес, поточно со дозволување на "произволни ограничувања кои можат да станат форма на индиректна цензура доколку властите создадат пречки за собирање информации". (TASZ против Унгарија, 2009). Таков може да биде случајот со разузнавачките агенции. Судот рече дека тие можат да бидат предмет на истите одредби во врска со пристапот до информации како и секое друго јавно тело (Иницијатива на младински организации за човекови права против Србија, 2013). Исто така, Судот го вклучи интернетот меѓу заштитените средства за пристап до информации.</text:p>
          </table:table-cell>
          <table:table-cell office:value-type="string" calcext:value-type="string">
            <text:p>Takođe, Sud je naveo da nacionalni organi ne bi smeli da obeshrabruju to pravo merama na osnovu kojih se ograničava pristup informacijama od javnog interesa, preciznije rečeno, omogućavanjem ’proizvoljnih restrikcija koje mogu postati vid indirektne cenzure ukoliko organi vlasti stvore prepreke prikupljanju informacija’. (TASZ protiv Mađarske, 2009). Takav bi mogao da bude slučaj obaveštajnih agencija. Sud je rekao da bi one mogle da podležu istim odredbama u pogledu pristupa informacijama kao i bilo koji drugi javni organ (Predmet Inicijativa mladih za ljudska prava protiv Srbije, 2013). Takođe, Sud je uključio Internet među zaštićena sredstva za pristup informacijama.</text:p>
          </table:table-cell>
          <table:table-cell office:value-type="string" calcext:value-type="string">
            <text:p>Крім того, Суд зазначив, що національні органи влади не повинні перешкоджати користуванню правом, застосовуючи заходи, які обмежують доступ до інформації, що становить громадський інтерес, а точніше допускаючи появу «безпідставних обмежень, які можуть стати формою непрямої цензури, якщо влада створюватиме перешкоди для збору інформації». (TASZ, 2009 р.). Те саме стосується служб розвідки. Суд зазначив, що на них можуть поширюватися ті ж положення стосовно доступу до інформації, що й на будь-який інший державний орган (Молодіжна ініціатива захисту прав людини проти Сербії, 2013 р.). Крім того, Суд включив Інтернет до переліку захищених засобів доступу до інформації.</text:p>
          </table:table-cell>
          <table:table-cell office:value-type="string" calcext:value-type="string">
            <text:p>De asemenea, Curtea a afirmat că autoritățile naționale nu ar trebui să descurajeze dreptul prin măsuri de limitare a accesului la informații, mai precis, prin permiterea de “restricții arbitrare care pot deveni o formă de cenzură indirectă dacă autoritățile creează obstacole la culegerea de informații” (TASZ v. Ungaria, 2009). Acesta ar putea fi cazul serviciilor secrete. Curtea a afirmat că ar putea fi supuse acelorași prevederi ca orice alt organism public, în ceea ce privește accesul la informații. (Cazul Inițiativa Tinerilor pentru Drepturile Omului v. Serbia, 2013). De asemenea, Curtea a inclus Internetul printre mijloacele protejate de accesare a informațiilor. </text:p>
          </table:table-cell>
          <table:table-cell office:value-type="string" calcext:value-type="string">
            <text:p>Кроме того, Суд заявил, что национальные власти не должны препятствовать праву посредством мер, </text:p>
            <text:p>ограничивающих доступ к информации, представляющей общественный интерес, точнее, разрешая «произвольные ограничения, которые могут стать формой косвенной цензуры, в случаях, когда власти создают препятствия для сбора информации». (TASZ против Венгрии, 2009). Таковыми могут быть спецслужбы. Суд заявил, что они могут руководствоваться теми же положениями, касающихся доступа к информации, как и любой другой государственный орган (Молодежная инициатива за права человека (Case Youth Initiative for Human Rights) против Сербии, 2013). Кроме того, Суд включил Интернет в список защищенных законом средств доступа к информации.</text:p>
          </table:table-cell>
          <table:table-cell table:number-columns-repeated="1016"/>
        </table:table-row>
        <table:table-row table:style-name="ro86">
          <table:table-cell office:value-type="string" calcext:value-type="string">
            <text:p>Aspekte kryesore nga çështjet përkatëse të GJEDNJ-së:</text:p>
          </table:table-cell>
          <table:table-cell office:value-type="string" calcext:value-type="string">
            <text:p>საკვანძო საკითხები ადამიანის უფლებათა ევროპული სასამართლოს შესაბამისი პრაქტიკიდან:</text:p>
          </table:table-cell>
          <table:table-cell office:value-type="string" calcext:value-type="string">
            <text:p>Az EJEB vonatkozó eseteinek kulcsfontosságú szempontjai</text:p>
          </table:table-cell>
          <table:table-cell office:value-type="string" calcext:value-type="string">
            <text:p>Клучни аспекти од релевантните предмети на ЕСЧП:</text:p>
          </table:table-cell>
          <table:table-cell office:value-type="string" calcext:value-type="string">
            <text:p>Ključni aspekti relevantnih predmeta pred EKLJP</text:p>
          </table:table-cell>
          <table:table-cell office:value-type="string" calcext:value-type="string">
            <text:p>Ключові аспекти відповідних справ ЄСПЛ:</text:p>
          </table:table-cell>
          <table:table-cell office:value-type="string" calcext:value-type="string">
            <text:p>Aspecte cheie din cazuri CEDO relevante:</text:p>
          </table:table-cell>
          <table:table-cell office:value-type="string" calcext:value-type="string">
            <text:p>Ключевые аспекты соответствующих дел ЕСПЧ</text:p>
          </table:table-cell>
          <table:table-cell table:number-columns-repeated="1016"/>
        </table:table-row>
        <table:table-row table:style-name="ro87">
          <table:table-cell office:value-type="string" calcext:value-type="string">
            <text:p>Përkufizimi i lirisë për të marrë informacion</text:p>
          </table:table-cell>
          <table:table-cell/>
          <table:table-cell office:value-type="string" calcext:value-type="string">
            <text:p>Az információhoz való jutás szabadságának definiciója.</text:p>
          </table:table-cell>
          <table:table-cell office:value-type="string" calcext:value-type="string">
            <text:p>Дефиниција на слободата за примање информации</text:p>
          </table:table-cell>
          <table:table-cell office:value-type="string" calcext:value-type="string">
            <text:p>Definicija slobode primanja informacija</text:p>
          </table:table-cell>
          <table:table-cell office:value-type="string" calcext:value-type="string">
            <text:p>Визначення свободи отримання інформації </text:p>
          </table:table-cell>
          <table:table-cell office:value-type="string" calcext:value-type="string">
            <text:p>Definiția libertății de a primi informații</text:p>
          </table:table-cell>
          <table:table-cell office:value-type="string" calcext:value-type="string">
            <text:p>Определение свободы получать информацию</text:p>
          </table:table-cell>
          <table:table-cell table:number-columns-repeated="1016"/>
        </table:table-row>
        <table:table-row table:style-name="ro106">
          <table:table-cell office:value-type="string" calcext:value-type="string">
            <text:p>“(...) e drejta për të marrë dhe për të dhënë informacion në mënyrë të qartë është pjesë përbërëse e të drejtës së lirisë së shprehjes sipas nenit 10. Kjo e drejtë ndalon në thelb një qeveri që t'ia kufizojë dikujt marrjen e informacionit të dëshiruar nga ai ose që të tjerët mund tëtë jenë të gatshëm t'i japin atij.“</text:p>
          </table:table-cell>
          <table:table-cell office:value-type="string" calcext:value-type="string">
            <text:p>“(…) ინფორმაციის მიღებისა და გავრცელების უფლება პირდაპირ წარმოდგენს <text:s/>კონვენციის მე-10 მუხლით დაცული გამოხატვის თავისუფლების ნაწილს. აღნიშნული უფლება ძირითადად უკრძალავს ხელისუფლებას <text:s/>შეუზღუდოს პირს ინფორმაციის მიღების უფლება, როდესაც სხვებს აქვთ ან შესაძლებელია ქონდეთ მისთვის აღნიშნული ინფორმაციის გაზიარების სურვილი.” </text:p>
          </table:table-cell>
          <table:table-cell office:value-type="string" calcext:value-type="string">
            <text:p>(...) az információhoz való jog és a tájékoztatás kifejezetten a 10. cikk szerinti véleménynyilvánítási jog részét képezi. Ez a jog alapvetően tiltja a Kormányt abban, hogy korlátozzon egy embert olyan információk megszerzéséreben, amelyeket mások kívánnak vagy hajlandók neki átadni. ”</text:p>
            <text:p/>
          </table:table-cell>
          <table:table-cell office:value-type="string" calcext:value-type="string">
            <text:p>„(...) правото да прима и пренесува информации експлицитно претставува дел од правото на слобода на изразување според член 10. Тоа право во основа и забранува на Владата да го ограничи лицето во примањето на информации кои другите сакаат или имаат намера да му ги пренесат.“</text:p>
          </table:table-cell>
          <table:table-cell office:value-type="string" calcext:value-type="string">
            <text:p>„(…)​ pravo na primanje i saopštavanje informacija izričito sačinjava deo prava na slobodu izražavanja na osnovu Člana 10. Tim pravom se zabranjuje Državi da ograniči licu prijem informacija koje bi drugi želeli ili su spremni da mu saopšte.“</text:p>
          </table:table-cell>
          <table:table-cell office:value-type="string" calcext:value-type="string">
            <text:p>«(…) Право на отримання та передачу інформації є безпосередньою частиною права на свободу вираження поглядів відповідно до статті 10. Це право в основному забороняє урядові обмежувати право особи на отримання інформації, яку інші хочуть або можуть бути готові йому надати.»</text:p>
          </table:table-cell>
          <table:table-cell office:value-type="string" calcext:value-type="string">
            <text:p>“(…) dreptul de a primi și împărtăși informații face parte, în mod explicit, din dreptul la libertatea de exprimare din Articolul 10. Acest drept interzice practic unui guvern să restricționeze o persoană în a primi informațiile pe care alții doresc sau ar fi dispuși să le împarte cu ace(a)sta.” </text:p>
          </table:table-cell>
          <table:table-cell office:value-type="string" calcext:value-type="string">
            <text:p>«... (...) право на получение и распространение информации явно является частью права на свободу выражения мнения в соответствии со статьей 10. Это право в основном запрещает правительству ограничивать получение человеком информации, которую другие желают или могут пожелать передать ему.»</text:p>
          </table:table-cell>
          <table:table-cell table:number-columns-repeated="1016"/>
        </table:table-row>
        <table:table-row table:style-name="ro86">
          <table:table-cell office:value-type="string" calcext:value-type="string">
            <text:p>TASZ kundër Hungarisë, 2009, dhe citime nga Leander kundër Suedisë, 1987</text:p>
          </table:table-cell>
          <table:table-cell office:value-type="string" calcext:value-type="string">
            <text:p>TASZ უნგრეთის წინააღმდეგ, 2009, ციტირება საქმიდან Leander შვედეთის წინააღმდეგ, 1987</text:p>
          </table:table-cell>
          <table:table-cell office:value-type="string" calcext:value-type="string">
            <text:p>TASZ kontra Magyarország, 2009, hivatkozva <text:s/>Leander kontra Svédország, 1987</text:p>
          </table:table-cell>
          <table:table-cell office:value-type="string" calcext:value-type="string">
            <text:p>TASZ против Унгарија, 2009, цитат од Leander против Шведска, 1987</text:p>
          </table:table-cell>
          <table:table-cell office:value-type="string" calcext:value-type="string">
            <text:p>TASZ protiv Mađarske, 2009, citat iz predmeta Leander protiv Švedske, 1987</text:p>
          </table:table-cell>
          <table:table-cell office:value-type="string" calcext:value-type="string">
            <text:p>TASZ проти Угорщини, 2009, цитата зі справи Леандер проти Швеції, 1987</text:p>
          </table:table-cell>
          <table:table-cell office:value-type="string" calcext:value-type="string">
            <text:p>TASZ v. Ungary, 2009, citând Leander v. Suedia, 1987</text:p>
          </table:table-cell>
          <table:table-cell office:value-type="string" calcext:value-type="string">
            <text:p>TASZ против Венгрии, 2009, цитирование Леандер против Швеции, 1987</text:p>
          </table:table-cell>
          <table:table-cell table:number-columns-repeated="1016"/>
        </table:table-row>
        <table:table-row table:style-name="ro93">
          <table:table-cell office:value-type="string" calcext:value-type="string">
            <text:p>Katër kriteret (pragjet) vlerësuese nëse <text:s/>shteti që nuk ka nxjerrë informacionin e kërkuar publik ka shkelur lirinë e shprehjes</text:p>
          </table:table-cell>
          <table:table-cell office:value-type="string" calcext:value-type="string">
            <text:p>სახელმწიფოს მიერ მოთხოვნილი ინფორმაციის გაცემაზე უარის თქმის შემთხვევაში გამოხატვის თავისუფლების დარღვევის განსაზღვრის ოთხ ეტაპიანი კრიტერიუმები </text:p>
          </table:table-cell>
          <table:table-cell office:value-type="string" calcext:value-type="string">
            <text:p>Négy küszöbérték kritérium annak felmérésére, hogy a véleménynyilvánítás szabadságát az állam akadályozza e, szolgáltat a <text:s/>kért információkkal.</text:p>
          </table:table-cell>
          <table:table-cell office:value-type="string" calcext:value-type="string">
            <text:p>Четири гранични критериуми за проценка дали слободата на изразување е повредена од страна на државата која не ги обезбедила побараните јавни информации</text:p>
          </table:table-cell>
          <table:table-cell office:value-type="string" calcext:value-type="string">
            <text:p>Kriterijum četiri praga za ocenu slobode izražavanja povređen je ukoliko država ne dostavi tražene javne informacije</text:p>
          </table:table-cell>
          <table:table-cell office:value-type="string" calcext:value-type="string">
            <text:p>Чотири порогові критерії для визначення того, чи не становить відмова держави надати запитувану інформацію порушення свободи вираження поглядів</text:p>
          </table:table-cell>
          <table:table-cell office:value-type="string" calcext:value-type="string">
            <text:p>Patru criterii prag pentru a evalua dacă libertatea de exprimare este încălcată de un stat pentru refuzul informațiilor cerute </text:p>
          </table:table-cell>
          <table:table-cell office:value-type="string" calcext:value-type="string">
            <text:p>Четыре пороговых критерия для оценки того, нарушается ли свобода выражения мнения </text:p>
            <text:p>государством, не предоставляющим запрашиваемую публичную информацию</text:p>
          </table:table-cell>
          <table:table-cell table:number-columns-repeated="1016"/>
        </table:table-row>
        <table:table-row table:style-name="ro87">
          <table:table-cell office:value-type="string" calcext:value-type="string">
            <text:p>Qëllimi i kërkesës për informacion (duke kontribuar në një debat publik)</text:p>
          </table:table-cell>
          <table:table-cell office:value-type="string" calcext:value-type="string">
            <text:p>ა) ინფორმაციის მოთხოვნის მიზანი (საჯარო დებატის ხელშეწყობა) </text:p>
          </table:table-cell>
          <table:table-cell office:value-type="string" calcext:value-type="string">
            <text:p>Az információ-kérés célja (nyilvános vitához)</text:p>
          </table:table-cell>
          <table:table-cell office:value-type="string" calcext:value-type="string">
            <text:p>Целта на ова барање за информации (придонес за јавна дебата)</text:p>
          </table:table-cell>
          <table:table-cell office:value-type="string" calcext:value-type="string">
            <text:p>a) Svrha zahteva za informacije (koje doprinose javnoj debati)</text:p>
          </table:table-cell>
          <table:table-cell office:value-type="string" calcext:value-type="string">
            <text:p>Мета запиту щодо інформації (сприяння громадському обговоренню)</text:p>
          </table:table-cell>
          <table:table-cell office:value-type="string" calcext:value-type="string">
            <text:p>a. Scopul cererii de informații (contribuția la o dezbatere publică)</text:p>
          </table:table-cell>
          <table:table-cell office:value-type="string" calcext:value-type="string">
            <text:p>a) Цель запроса информации (способствует </text:p>
            <text:p>общественной дискуссии)</text:p>
          </table:table-cell>
          <table:table-cell table:number-columns-repeated="1016"/>
        </table:table-row>
        <table:table-row table:style-name="ro102">
          <table:table-cell office:value-type="string" calcext:value-type="string">
            <text:p>“(…) Gjykata vë në dukje nëse mbledhja e informacionit ka qenë një hap parapërgatitor i lidhur me aktivitetet e gazetarisë ose me veprimtari të tjera për krijimin e një forumi, apo kanë qenë element thelbësor, për debat publik (...). Për gjykatën, marrja e informacionit do të konsiderohej e nevojshme nëse ndalimi do të pengonte ose cënonte ushtrimin e të drejtës së personit për lirinë e shprehjes (...), duke përfshirë lirinë për të marrë dhe për të dhënë informacion dhe ide“, në mënyra që përputhen me “detyra dhe përgjegjësi“ të tilla siç mund të rrjedhin nga paragrafi 2 i nenit 10.“</text:p>
          </table:table-cell>
          <table:table-cell office:value-type="string" calcext:value-type="string">
            <text:p>“(…) სასამართლომ ყურადღება გაამახვილა იმაზე ინფორმაციის შეგროვება იყო თუ არა შესაბამისი მოსამზადებელი ეტაპი ჟურნალისტური თუ სხვა აქტივობის ფარგლებში, რომელიც ქმნიდა სივრცეს დებატისთვის ან წარმოადგენდა საჯარო დებატის მნიშვნელოვან ელემენტს (...). სასამართლოს აზრით, ინფორმაციისადმი დაშვება ჩაითვლებოდა აუცილებლად, თუ დადგინდებოდა, რომ მის გაცემაზე უარი დააბრკოლებდა ან ზიანს მიაყენებდა ინდივიდის მიერ გამოხატვის თავისუფლებით სარგებლობას (...), მათ შორის “ინფორმაციისა და იდეების თავისუფლად მიღებასა და გავრცელებას”, რომელიც თანხვედრაში იქნებოდა მე-10 მუხლის მე-2 პუნქტით განსაზღვრულ „ვალდებულებებთან და პასუხისმგებლობებთან.”</text:p>
          </table:table-cell>
          <table:table-cell office:value-type="string" calcext:value-type="string">
            <text:p>(...) a Biróság hangsúlyozta: vajon az <text:s/>információk gyűjtése megfelelő előkészítő lépés volt-e az újságírói tevékenységben vagy más olyan tevékenységekben, amelyek fórumot hoztak létre, vagy ez fontos eleme e egy nyilvános vitának (...). A Bíróság számára az információhoz való hozzáférés megszerzése szükségesnek bizonyulna, ha annak visszatartása akadályozná, vagy kárositaná az egyénnek a véleménynyilvánítási szabadsághoz való jogát [...], beleértve az információk és gondolatok fogadására és átadását" a 10. cikk 2 bekezdéséből következő "feladatokkal és felelősségekkel" összhangban álló módon. "</text:p>
          </table:table-cell>
          <table:table-cell office:value-type="string" calcext:value-type="string">
            <text:p>„(...) Судот стави акцент на тоа дали собирањето на информации бил релевантен подготвителен чекор во новинарските активности или во другите активности кои креирале форум за, или го сочинувале суштинскиот елемент за, јавна дебата (...). За Судот, пристапот до информации би се сметал за неопходен доколку неговото одбивање би го попречило или спречило лицето во остварувањето на неговото право на слобода на изразување (...), вклучително слободата „да прима и пренесува информации и идеи“ , на начин кој е во согласност со таквите „обврски и одговорности“ како што може да следува од став 2 од член 10.“</text:p>
          </table:table-cell>
          <table:table-cell office:value-type="string" calcext:value-type="string">
            <text:p>„(…) Sud je stavio naglasak na to da li je prikupljanje informacija bio relevantan pripremni korak za novinarske aktivnosti ili druge aktivnosti u cilju formiranja foruma za javnu debatu ili aktivnosti koje sačinjavaju bitan element takve debate (…). Za Sud, pribavljanje informacija bi se smatralo neophodnim ako bi se uskraćivanjem tih informacija omelo ili narušilo ostvarivanje prava na slobodu izražavanja pojedinca (…), uključujući slobodu ’primanja i saopštavanja informacija i ideja’, na način koji je u skladu sa tim ’dužnostima i obavezama’ koje proističu iz stava 2 Člana 10.“</text:p>
          </table:table-cell>
          <table:table-cell office:value-type="string" calcext:value-type="string">
            <text:p>«(…) Суд наголосив на тому, чи є збір інформації важливим підготовчим кроком в журналістській діяльності або в інший діяльності, що є ключовою частиною суспільної дискусії або створює форум для неї (…). З точки зору Суду, отримання доступу до інформації буде вважатися необхідним, якщо її утримання завадить або порушить здійснення особою його права на свободу вираження поглядів (…), включаючи свободу «одержувати і поширювати інформацію та ідеї», відповідно до таких «обов'язків і відповідальності», які можуть виходити з пункту 2 статті 10.»</text:p>
          </table:table-cell>
          <table:table-cell office:value-type="string" calcext:value-type="string">
            <text:p>“(…) Curtea a pus accent pe situația în care culegerea de informații a fost un pas important în pregătirea activităților jurnalistice sau alte activități care creează un forum, sau constituie un element esențial al dezbaterii publice (…). Pentru Curte, obținerea accesului la informații ar trebui considerată necesară dacă prin refuzul acesteia s-ar împiedica sau obstrucționa exercitarea de către o persoană a dreptului la libertatea de exprimare (…), inclusiv libertatea de “a primi și împărtășii informații și idei”, într-o manieră în concordanță cu acele “obligații și responsabilități”ce pot decurge din paragraful 2 al Articolului 10.”</text:p>
          </table:table-cell>
          <table:table-cell office:value-type="string" calcext:value-type="string">
            <text:p>«(...) Суд акцентировал внимание на то, является ли сбор информации релевантным </text:p>
            <text:p>подготовительным шагом в журналистской деятельности или в другой деятельности, создающей форум для или являющейся существенным элементом общественной дискуссии (...). Для Суда получение доступа к информации будет считаться необходимым, если его удержание будет препятствовать или нарушать осуществление физическим лицом своего права на свободу выражения мнения (...), в том числе свободу «получать и распространять информацию и идеи» в в соответствии с такими «обязанностями и ответственностью», которые могут вытекать из пункта 2 статьи 10».</text:p>
          </table:table-cell>
          <table:table-cell table:number-columns-repeated="1016"/>
        </table:table-row>
        <table:table-row table:style-name="ro86">
          <table:table-cell office:value-type="string" calcext:value-type="string">
            <text:p>Komiteti Magyar Helsinki kundër Hungarisë [Dhoma e Madhe], 2016</text:p>
          </table:table-cell>
          <table:table-cell office:value-type="string" calcext:value-type="string">
            <text:p>Magyar Helsinki Bizottság უნგრეთის წინააღმდეგ [დიდი პალატა], 2016 </text:p>
          </table:table-cell>
          <table:table-cell office:value-type="string" calcext:value-type="string">
            <text:p>Magyar Helsinki Bizottság kontra Magyarország [Nagy Kamara], 2016 </text:p>
          </table:table-cell>
          <table:table-cell office:value-type="string" calcext:value-type="string">
            <text:p>Magyar Helsinki Bizottság против Унгарија [Голем судски совет], 2016 </text:p>
          </table:table-cell>
          <table:table-cell office:value-type="string" calcext:value-type="string">
            <text:p>Magyar Helsinki Bizottság protiv Mađarske [Veliko veće], 2016</text:p>
          </table:table-cell>
          <table:table-cell office:value-type="string" calcext:value-type="string">
            <text:p>«Magyar Helsinki Bizottság» проти Угорщини [Велика палата], 2016 </text:p>
          </table:table-cell>
          <table:table-cell office:value-type="string" calcext:value-type="string">
            <text:p>Magyar Helsinki Bizottság v. Ungaria [Marea Cameră], 2016 </text:p>
          </table:table-cell>
          <table:table-cell office:value-type="string" calcext:value-type="string">
            <text:p>Венгерский Хельсинский комитет (Magyar Helsinki Bizottság) </text:p>
            <text:p>против Венгрии [Большая Палата], 2016 </text:p>
          </table:table-cell>
          <table:table-cell table:number-columns-repeated="1016"/>
        </table:table-row>
        <table:table-row table:style-name="ro86">
          <table:table-cell office:value-type="string" calcext:value-type="string">
            <text:p>b) Natyra e informacionit të kërkuar (duhet të jetë informacioni me interes publik)</text:p>
          </table:table-cell>
          <table:table-cell office:value-type="string" calcext:value-type="string">
            <text:p>ბ) მოთხოვნილი ინფორმაციის ბუნება (უნდა არსებობდეს საჯარო ინტერესი ინფორმაციისადმი) </text:p>
          </table:table-cell>
          <table:table-cell office:value-type="string" calcext:value-type="string">
            <text:p>b) A kért információk jellege (közérdekű információnak kell lennie)</text:p>
          </table:table-cell>
          <table:table-cell office:value-type="string" calcext:value-type="string">
            <text:p>б) Карактерот на бараните информации (мора да бидат информации од јавен интерес)</text:p>
          </table:table-cell>
          <table:table-cell office:value-type="string" calcext:value-type="string">
            <text:p>b) Priroda traženih informacija (mora se raditi o informacijama od javnog interesa)</text:p>
          </table:table-cell>
          <table:table-cell office:value-type="string" calcext:value-type="string">
            <text:p>б) Характер запитуваної інформації (вона повинна становити суспільний інтерес)</text:p>
          </table:table-cell>
          <table:table-cell office:value-type="string" calcext:value-type="string">
            <text:p>b. Natura informațiilor căutate (trebuie să fie informații de interes public)</text:p>
          </table:table-cell>
          <table:table-cell office:value-type="string" calcext:value-type="string">
            <text:p>b) Характер запрашиваемой информации (это должна быть информация, </text:p>
            <text:p>представляющая общественный интерес)</text:p>
          </table:table-cell>
          <table:table-cell table:number-columns-repeated="1016"/>
        </table:table-row>
        <table:table-row table:style-name="ro95">
          <table:table-cell office:value-type="string" calcext:value-type="string">
            <text:p>Gjykata konsideron se informacioni, të dhënat ose dokumentet për të cilat kërkohet aksesi, përgjithësisht duhet  të përmbushin sprovën e interesit publik në mënyrë që të nxitë një nevojë për zbulimin sipas Konventës. Një nevojë e tillë mund të ekzistojë kur, ndër të tjera, zbulimi siguron transparencë në mënyrën e zhvillimit të çështjeve publike dhe në çështjet me interes për shoqërinë në tërësi dhe në këtë mënyrë lejon pjesëmarrjen në qeverisjen publike nga publiku në përgjithësi.</text:p>
            <text:p/>
          </table:table-cell>
          <table:table-cell office:value-type="string" calcext:value-type="string">
            <text:p>“სასამართლო თვლის, რომ მოთხოვნილი ინფორმაცია, მონაცემები ან დოკუმენტები ზოგადად უნდა აკმაყოფილებდეს საჯარო ინტერესის ტესტს იმისთვის, რომ კონვენციის თანახმად გაამართლოს ინფორმაციის გაცემა. <text:s/>ასეთი საჭიროება შესაძლებელია არსებობდეს, inter alia მაშინ, როდესაც ინფორმაციის გაცემა ხელს უწობს <text:s/>საჯარო მმართველობის პროცესის გამჭვირვალობას ან ზოგადად საზოგადოების დაინტერესების სფეროში შემავალი საკითხის ღიაობას და შესაბამისად საშუალებას აძლევს ფართო საზოგადოებას ჩაერთოს საჯარო მმართველობის პროცესში. </text:p>
          </table:table-cell>
          <table:table-cell office:value-type="string" calcext:value-type="string">
            <text:p>“ a Biróság úgy ítéli meg, hogy az információknak, adatoknak vagy dokumentumoknak, amelyekhez hozzáférést kérnek, általában meg kell felelnie egy közérdek tesztnek, annak érdekében, hogy szükségessé tegye az Egyezmény szerinti közzétételt. Ez az igény akkor állhat fenn, ha többek között a nyilvánosságra hozatal átláthatóságot biztosít a közügyekben és a társadalom egésze iránti érdeklődésre tart számot, és ezáltal lehetővé teszi a nyilvánosság részvételét a közigazgatásban.</text:p>
          </table:table-cell>
          <table:table-cell office:value-type="string" calcext:value-type="string">
            <text:p>"Судот смета дека информациите, податоците или документите до кои се бара пристап, генерално, мора да го поминуваат тестот за јавен интерес, со цел да се наложи потребата за соопштување според Конвенцијата. Таквата потреба може да постои кога, меѓу другото, откривањето обезбедува транспарентност за начинот на спроведување на јавните работи и за прашања од интерес за општеството како целина, а со тоа овозможува учество во јавното управување од страна на јавноста во целост.</text:p>
          </table:table-cell>
          <table:table-cell office:value-type="string" calcext:value-type="string">
            <text:p>„Sud smatra da informacije, podaci ili dokumenti kojima se traži pristup moraju uopšteno ispunjavati uslove javnog interesa da bi postojala potreba za obelodanjivanjem na osnovu Konvencije. Takva potreba može postojati, između ostalog, kada se obelodanjivanjem obezbeđuje transparentnost načina na koji se vode javni poslovi i pitanja od interesa za društvo u celini, a time omogućava da široka javnost uzme učešća u javnom upravljanju.</text:p>
          </table:table-cell>
          <table:table-cell office:value-type="string" calcext:value-type="string">
            <text:p>«Суд вважає, що інформація, дані або документи, до яких запитується доступ, як правило, повинні задовольняти критерії перевірки на наявність громадського інтересу, щоб підтвердити необхідність розкриття такої інформації відповідно до Конвенції. Така потреба може існувати в тих випадках, коли, зокрема, розкриття забезпечує прозорість в питанні ведення державних справ і питаннях, що становлять інтерес для суспільства в цілому, і тим самим дозволяє брати участь в державному управлінні з боку громадськості в загальному сенсі.</text:p>
          </table:table-cell>
          <table:table-cell office:value-type="string" calcext:value-type="string">
            <text:p>“Curtea consideră că informațiile, datele sau documentele la care se caută acces trebuie în general să treacă un test de interes public pentru a atrage necesitatea dezvăluirii în baza Convenției. O astfel de necesitate poate exista când, inter alia, dezvăluirea asigură transparență privind modul de gestionare a afacerilor publice sau în chestiuni de interes pentru societate ca întreg și care permit participarea la guvernarea publică de către publicul larg.</text:p>
          </table:table-cell>
          <table:table-cell office:value-type="string" calcext:value-type="string">
            <text:p>«Суд считает, что следует определить, является ли информация, данные или документы, к которым требуется доступ, </text:p>
            <text:p>представляющими общественный интерес, чтобы побудить к необходимости раскрытия информации в соответствии с Конвенцией. Такая необходимость может существовать там, где, в частности, раскрытие информации обеспечивает прозрачность в отношении управления государственными делами и вопросами, представляющими интерес для общества в целом, и тем самым позволяет общественности целиком участвовать в государственном управлении.</text:p>
          </table:table-cell>
          <table:table-cell table:number-columns-repeated="1016"/>
        </table:table-row>
        <table:table-row table:style-name="ro118">
          <table:table-cell office:value-type="string" calcext:value-type="string">
            <text:p>Gjykata vë në dukje se përkufizimi i asaj që mund të përbëjë një çështje me interes publik varet nga rrethanat e secilit rast. Interesi publik lidhet me çështje që ndikojnë tek publiku në atë masë saqë mund të interesohet në mënyrë legjitime për to, çështje që tërheqin vëmendjen e tyre ose që kanë lidhje me të në një masë të konsiderueshme, veçanërisht ato që me ndikim në mirëqenien e qytetarëve ose jetën e komunitetit. Bëhet fjalë sërish për çështje që janë në gjendje të shkaktojnë kontradikta të konsiderueshme, lidhen me çështje të rëndësishme shoqërore ose përmbajnë një problem për të cilin publiku do të kishte interes për t'u informuar. Interesi publik nuk mundet të ulet deri tek uria e publikut për informacione nga jeta private e të tjerëve, ose tek dëshira e audiencës për sensacione, apo madje edhe vuajerizëm. Që të konstatohet nëse botimi lidhet me një temë me rëndësi të përgjithshme, duhet të kryhet vlerësimi i publikimit në tërësi, duke mbajtur parasysh kontekstin ku ai gjendet“.</text:p>
          </table:table-cell>
          <table:table-cell office:value-type="string" calcext:value-type="string">
            <text:p>სასამართლომ ხაზი გაუსვა, რომ განმარტება იმისა, თუ რა წარმოადგენს საჯარო ინტერესის შემცველ ინფორმაციას დამოკიდებულია ყოველი კონკრეტული დავის გარემოებებზე. <text:s/>საჯარო ინტერესი მიემართება ისეთ შემთხვევებს, რომლებიც საკმარისად მნიშვნელოვან გავლენას ახდენენ საზოგადოებაზე იმისთვის, რომ გაჩნდეს ლეგიტიმური ინტერესი მის მიმართ, რომელიც იპყრობს ყურადღებას ან რომელიც საზოგადოების წუხილის საგანს წარმოადგენს, განსაკუთრებით ისეთ შემთხვევებში, როდესაც ის გავლენას ახდენს საზოგადოების კეთილდღეობაზე ან მოსახლეობის სიცოცხლეზე. <text:s/>აღნიშნული ასევე ეხება საკითხებს, რომლებსაც შესწევთ მნიშვნელოვანი წინააღმდეგობის წარმოშობის უნარი, რომლებიც მოიცავს მნიშვნელოვან სოციალურ საკითხს ან ეხება პრობლემას, რომლის შესახებაც საზოგადოებას ექნებოდა ინფორმაციის მიღების ინტერესი. <text:s/>საჯარო ინტერესი არ უნდა იქნეს გათანაბრებული <text:s/>საზოგადოების წყურვილთან მიიღოს სხვათა პირადი ცხოვრების შესახებ ინფორმაცია ან აუდიტორიის სენსაციის ან ვუაიერიზმის სურვილთან. <text:s text:c="2"/>იმისთვის, რომ დადგინდეს გამოცემა ეხება თუ არა საზოგადო მნიშვნელობის საკითხს, აუცილებელია სრული მასალის შეფასება, მისი გამოქვეყნების კონტექსტის გათვალისწინებით.“</text:p>
          </table:table-cell>
          <table:table-cell office:value-type="string" calcext:value-type="string">
            <text:p>A Bíróság hangsúlyozta, hogy a közérdek tárgyának meghatározása az ügy körülményeitől függ. <text:s/>A közérdek azokhoz a <text:s/>kérdésekhez kapcsolódik, <text:s/>amelyek jelentős mértékben érintik őket, amelyek vonzzák a figyelmet, <text:s/>különösen abban az esetben, ha a polgári közösség jólétével kapcsolatos. <text:s/>Ugyanez vonatkozik azokra a kérdésekre is, amelyek képesek komoly <text:s/>vitát okozni, fontos társadalmi kérdést érintve, vagy olyan problémát jelentenek, melyről a nyilvánosság érdeklődésére tesz számot. <text:s/>A közérdek nem kisebbitendő a mások magánéletére vonatkozó információs szomjúságra, sem a közönség szenzáció éhségére, <text:s/>vagy akár voyeurizmus iránti igényére. Annak megállapítása érdekében, hogy egy publikáció egy általános jelentőségű tárgyhoz kapcsolódik-e, meg kell vizsgálni a közzététel egészét, tekintetbe véve azt a kontextust, amelyben megjelenik. "</text:p>
          </table:table-cell>
          <table:table-cell office:value-type="string" calcext:value-type="string">
            <text:p>Судот нагласи дека дефиницијата за она што може да претставува предмет од јавен интерес ќе зависи од околностите на секој случај. Јавниот интерес се однесува на прашања што ја засегаат јавноста до тој степен што може легитимно да се интересира за нив, кои го привлекуваат нејзиното внимание или што се однесуваат на неа до значителен степен, особено со тоа што тие влијаат врз благосостојбата на граѓаните или животот на заедницата. Ова исто така важи во однос на прашања кои се способни да предизвикаат значителна контроверзност, кои се однесуваат на важно општествено прашање или кои вклучуваат проблем за кој јавноста ќе има интерес да биде информирана. Јавниот интерес не може да се сведува на жедта на јавноста за информации за приватниот живот на другите, или за желбата на публиката за сензационализам или дури и воајеризам. За да се утврди дали објавата се однесува на предмет од општо значење, неопходно е да се процени објавата во целина, имајќи го во предвид контекстот во кој се појавува. "</text:p>
          </table:table-cell>
          <table:table-cell office:value-type="string" calcext:value-type="string">
            <text:p>Sud naglašava da definicija onoga što može sačinjavati predmet javnog interesa zavisi od okolnosti svakog slučaja. Javni interes se odnosi na pitanja koja utiču na javnost u takvoj meri da ona može imati legitiman interes u njima, odnosno na pitanja koja privlače pažnju javnosti ili koja je se tiču u značajnoj meri, naročito zato što utiču na dobrobit građana ili na život zajednice. To je takođe slučaj kod pitanja koja mogu izazvati znatno neslaganje, koja se tiču važnog društvenog pitanja, ili obuhvataju neki problem za koji je javnost zainteresovana da bude informisana. Javni interes ne može da se svede na žeđ javnosti za informacijama o privatnom životu drugih, ili na želju auditorijuma za senzacionalizmom, ili čak voajerizmom. Da bi se utvrdilo da li se neka publikacija odnosi na predmet od opšteg značaja, potrebno je proceniti objavljeni sadržaj u celini, imajući na umu kontekst u kojem se on pojavljuje.“</text:p>
          </table:table-cell>
          <table:table-cell office:value-type="string" calcext:value-type="string">
            <text:p>Суд підкреслив, що визначення того, що може являти собою предмет громадського інтересу, буде залежати від обставин кожного конкретного випадку. Суспільний інтерес відноситься до питань, які впливають на громадськість в такій мірі, в якій вона може законно проявляти інтерес до них, які привертають увагу або які відносяться до цього в значній мірі, особливо в тій частині, в якій вони впливають на добробут громадян або життя громади. Це також відноситься до питань, які здатні породжувати значні суперечки, які стосуються важливої соціальної проблеми або які пов’язані з проблемою, до якою громадськість мала б інтерес, якщо б володіла такою інформацією. Суспільний інтерес не може бути зведений до бажання громадськості отримати інформацію про приватне життя інших людей або бажання аудиторії дізнатися про сенсації чи, навіть, вуайеризм. Для того щоб з’ясувати, чи стосується публікація теми загального значення, необхідно оцінити публікацію в цілому з урахуванням контексту, в якому вона з’являється»</text:p>
          </table:table-cell>
          <table:table-cell office:value-type="string" calcext:value-type="string">
            <text:p>Curtea a subliniat că definiția a ceea ce poate constitui un subiect de interes public depinde de circumstanțele cazului respectiv. Interesul public se leagă de chestiuni care afectează publicul într-o măsură care să legitimeze interesul, care atrag atenția publicului sau care privesc publicul într-un grad suficient, în special dacă afectează bunăstarea cetățenilor sau viața comunității. Este de asemenea cazul chestiunilor care pot crea serioase controverse, care privesc o problemă socială importantă sau implică o problemă despre care publicul are interes să fie informat. Interesul public nu poate fi redus la setea de informare a publicului despre viața privată a altora, sau la dorința audienței de senzațional sau chiar voyeurism. Pentru a fi sigur că publicația se leagă de un subiect de importanță generală, e necesar să se evalueze publicația ca întreg, ținând cont de contextul în care apare.”</text:p>
          </table:table-cell>
          <table:table-cell office:value-type="string" calcext:value-type="string">
            <text:p>Суд подчеркнул, что определение того, что может являться темой общественной заинтересованности, </text:p>
            <text:p>будет зависеть от обстоятельств каждого дела. Общественная заинтересованность относится к вопросам, которые воздействуют на общественность до такой степени, что она может законно заинтересоваться ими, которые привлекают её внимание, или которые касаются её в значительной степени, особенно в том, что они оказывают влияние на благополучие граждан или жизнь сообщества. Это также относится к вопросам, которые могут вызвать серьёзные споры, которые касаются важной социальной темы, или которые относятся к проблеме, в информации о которой общественность может быть заинтересована. Общественная заинтересованность не может быть уменьшена до общественной жажды информации о частной жизни других лиц, или до тяги аудитории к сенсационности, или даже вуайеризму. Для того, чтобы выяснить, относится ли публикация к теме общей важности, необходимо оценить публикацию в целом, принимая во внимание контекст, в котором она появляется."</text:p>
          </table:table-cell>
          <table:table-cell table:number-columns-repeated="1016"/>
        </table:table-row>
        <table:table-row table:style-name="ro86">
          <table:table-cell office:value-type="string" calcext:value-type="string">
            <text:p>Magyar Helsinki Bizottság kundër Hungarisë [Dhoma e Madhe], 2016</text:p>
          </table:table-cell>
          <table:table-cell office:value-type="string" calcext:value-type="string">
            <text:p>Magyar Helsinki Bizottság უნგრეთის წინააღმდეგ [დიდი პალატა], 2016 </text:p>
          </table:table-cell>
          <table:table-cell office:value-type="string" calcext:value-type="string">
            <text:p>Magyar Helsinki Bizottság kontra Magyarország [Nagy Kamara], 2016 </text:p>
          </table:table-cell>
          <table:table-cell office:value-type="string" calcext:value-type="string">
            <text:p>Magyar Helsinki Bizottság против Унгарија [Голем судски совет], 2016 </text:p>
          </table:table-cell>
          <table:table-cell office:value-type="string" calcext:value-type="string">
            <text:p>Magyar Helsinki Bizottság protiv Mađarske [Veliko veće], 2016</text:p>
          </table:table-cell>
          <table:table-cell office:value-type="string" calcext:value-type="string">
            <text:p>«Magyar Helsinki Bizottság» проти Угорщини [Велика палата], 2016 </text:p>
          </table:table-cell>
          <table:table-cell office:value-type="string" calcext:value-type="string">
            <text:p>Magyar Helsinki Bizottság v. Ungaria [Marea Cameră], 2016 </text:p>
          </table:table-cell>
          <table:table-cell office:value-type="string" calcext:value-type="string">
            <text:p>Венгерский Хельсинский комитет (Magyar Helsinki Bizottság) </text:p>
            <text:p>против Венгрии [Большая Палата], 2016 </text:p>
          </table:table-cell>
          <table:table-cell table:number-columns-repeated="1016"/>
        </table:table-row>
        <table:table-row table:style-name="ro86">
          <table:table-cell office:value-type="string" calcext:value-type="string">
            <text:p>c) Roli i aplikantit (mbikëqyrësit social - duke përfshirë blogerët dhe përdoruesit e mediave sociale):</text:p>
          </table:table-cell>
          <table:table-cell office:value-type="string" calcext:value-type="string">
            <text:p>გ) მოსარჩელის როლი (საზოგადოებრივი „მეთვალყურე ძაღლები“ - ბლოგერებისა და მედია მომხმარებელთა ჩათვლით): <text:s/></text:p>
          </table:table-cell>
          <table:table-cell office:value-type="string" calcext:value-type="string">
            <text:p>c) A kérelmező szerepe ("társadalom-figyelő" - beleértve a bloggereket és a közösségi médiahasználókat):</text:p>
          </table:table-cell>
          <table:table-cell office:value-type="string" calcext:value-type="string">
            <text:p>в) улогата на жалителот (општествени чувари- вклучително блогери и корисници на социјалните медиуми):</text:p>
          </table:table-cell>
          <table:table-cell office:value-type="string" calcext:value-type="string">
            <text:p>c) Uloga podnosioca predstavke (društveni kontrolor – uključujući blogere i korisnike društvenih mreža): </text:p>
          </table:table-cell>
          <table:table-cell office:value-type="string" calcext:value-type="string">
            <text:p>в) Роль позивача (незалежні громадські спостерігачі – в тім числі блогери та користувачі соціальних мереж):</text:p>
          </table:table-cell>
          <table:table-cell office:value-type="string" calcext:value-type="string">
            <text:p>c. Rolul reclamantului (gardieni sociali – inclusiv bloggeri sau utilizatori de rețele de socializare):</text:p>
          </table:table-cell>
          <table:table-cell office:value-type="string" calcext:value-type="string">
            <text:p>с) Роль заявителя (социальный наблюдатель - включая блоггеров и пользователей социальных сетей)</text:p>
          </table:table-cell>
          <table:table-cell table:number-columns-repeated="1016"/>
        </table:table-row>
        <table:table-row table:style-name="ro90">
          <table:table-cell office:value-type="string" calcext:value-type="string">
            <text:p>“(...) në vlerësimin nëse Shteti i paditur ka shkelur të drejtat e aplikuesve sipas nenit 10 duke u mohuar aksesin në dokumente të caktuara, Gjykata i ka shton peshën e veçantë të rolit të aplikantit si gazetar (...) ose si  mbikëqyrës social ose organizatë jo-qeveritare, veprimtaria e të cilës lidhet me çështje me interes publik (...).</text:p>
            <text:p/>
          </table:table-cell>
          <table:table-cell office:value-type="string" calcext:value-type="string">
            <text:p>“(…) იმის დასადგენად მოპასუხე სახელმწიფოს მიერ კონკრეტულ დოკუმენტებზე წვდომის შეზღუდვით დარღვეულ იქნა თუ არა მოსარჩელის უფლება დაცული კონვენციის მე-10 მუხლით, <text:s/>სასამართლო განვლილ პერიოდში განსაკუთრებულ მნიშვნელობას ანიჭებდა მოსარჩელის, როგორც ჟურნალისტის (...), საზოგადოებრივი „მეთვალყურე ძაღლის“ ან არასამთავრობო ორგანიზაციის როლს, რომელთა აქტივობები დაკავშირებულია საჯარო ინტერესის საკითხებთან <text:s/>(...). </text:p>
          </table:table-cell>
          <table:table-cell office:value-type="string" calcext:value-type="string">
            <text:p>“(…) annak megítélése során, hogy az érintett tagállam a felpereseknek a 10. cikk szerinti jogokat a bizonyos dokumentumokhoz való hozzáférés megtagadásával akadályozta-e, a Bíróság korábban különösen nagy  jelentőséget tulajdonított a felperes újságíró szerepének (...) - vagy "társadalom-figyelő", vagy civil szervezet, amelynek tevékenysége közérdekű ügyekben (...).</text:p>
            <text:p/>
          </table:table-cell>
          <table:table-cell office:value-type="string" calcext:value-type="string">
            <text:p>„(...) при проценката дали тужената Земја се вмешала во правата на жалителот по член 10 со одбивање на пристап до одредени документи, Судот претходно и придаде одредена важност на улогата на жалителот како новинар (...) или како општествен чувар или невладина организација чии активности се поврзани со прашања од јавен интерес (...). </text:p>
          </table:table-cell>
          <table:table-cell office:value-type="string" calcext:value-type="string">
            <text:p>„(…) prilikom procene da li je tužena Država ometala prava podnosilaca predstavke na osnovu člana 10 time što je uskratila pristup određenim dokumentima, Sud je prethodno pridao značajnu težinu ulozi podnosioca predstavke kao novinara (…) ili kao društvenog kontrolora ili nevladine organizacije čije aktivnosti se odnose na pitanja od javnog interesa (…). <text:s/></text:p>
          </table:table-cell>
          <table:table-cell office:value-type="string" calcext:value-type="string">
            <text:p>«(…) при визначенні того, чи було порушено державою прав позивача за статтею 10 при відмові в доступі до певних документів, Суд раніше надавав особливої ваги ролі позивача в якості журналіста (…) або як соціальний наглядач, або неурядова організація, діяльність якої пов’язана з питаннями, що становлять суспільний інтерес (…).</text:p>
          </table:table-cell>
          <table:table-cell office:value-type="string" calcext:value-type="string">
            <text:p>“(…) pentru a evalua dacă statul pârât a intervenit asupra drepturilor reclamantului stipulate în Articolul 10, prin refuzul de acces la anumite documente, Curtea a acordat greutate specială rolului reclamantului ca jurnalist (…) sau ca gardian social sau ca organizație non-guvernamentală ale cărei activități sunt legate de chestiuni de interes public (…). </text:p>
          </table:table-cell>
          <table:table-cell office:value-type="string" calcext:value-type="string">
            <text:p>«(...) при оценке того, вмешивалось ли государство-ответчик в права заявителей по статье 10, лишая доступ к определенным документам, Суд ранее придавал особый вес роли заявителя как журналиста (...), или как социального наблюдателя, или как НПО, занимающейся вопросами, </text:p>
            <text:p>представляющими общественный интерес (...).</text:p>
          </table:table-cell>
          <table:table-cell table:number-columns-repeated="1016"/>
        </table:table-row>
        <table:table-row table:style-name="ro98">
          <table:table-cell office:value-type="string" calcext:value-type="string">
            <text:p>Ndërsa neni 10 garanton lirinë e shprehjes për “të gjithë“, dihet praktika e Gjykatës për njohjen e rolit thelbësor të shtypit në një shoqëri demokratike (...). “</text:p>
          </table:table-cell>
          <table:table-cell office:value-type="string" calcext:value-type="string">
            <text:p>მიუხედავად იმისა, რომ მე-10 მუხლის იცავს გამოხატვის თავისუფლებას “ყველასათვის”, სასამართლო პრაქტიკით აღიარებულია პრესის განსაკუთრებული როლი, რომელსაც ის დემოკრატიულ საზოგადოებაში ასრულებს (…).”</text:p>
          </table:table-cell>
          <table:table-cell office:value-type="string" calcext:value-type="string">
            <text:p>Miközben a 10. cikk <text:s/>"mindenki számára" garantálja a szólásszabadságot, a Bíróság gyakorlata felismerte a sajtó által a demokratikus társadalomban játszott alapvető szerepet (...). "</text:p>
          </table:table-cell>
          <table:table-cell office:value-type="string" calcext:value-type="string">
            <text:p>Иако членот 10 ја гарантира слободата на изразување на "сите", практиката на Судот е да ја признае суштинската улога што ја има печатот во едно демократско општество (...). "</text:p>
          </table:table-cell>
          <table:table-cell office:value-type="string" calcext:value-type="string">
            <text:p>Iako je na osnovu Člana 10 ’svakome’ garantovana sloboda izražavanja, praksa je Suda da prizna suštinski važnu ulogu štampe u demokratskom društvu (…).”</text:p>
          </table:table-cell>
          <table:table-cell office:value-type="string" calcext:value-type="string">
            <text:p>Хоча стаття 10 гарантує свободу слова “кожному”, практикою Суду було визначення важливої ролі, яку відіграє преса в демократичному суспільстві (…).»</text:p>
          </table:table-cell>
          <table:table-cell office:value-type="string" calcext:value-type="string">
            <text:p>În vreme ce Articolul 10 garantează Libertatea de exprimare pentru “toată lumea”, practica Curții a fost să recunoască rolul esențial jucat de presă într-o societate democratică (…).”</text:p>
          </table:table-cell>
          <table:table-cell office:value-type="string" calcext:value-type="string">
            <text:p>В то время, как статья 10 гарантирует свободу выражения мнения “каждому человеку”, </text:p>
            <text:p>практика Суда также признала ключевую роль прессы в демократическом обществе (...)».</text:p>
          </table:table-cell>
          <table:table-cell table:number-columns-repeated="1016"/>
        </table:table-row>
        <table:table-row table:style-name="ro86">
          <table:table-cell office:value-type="string" calcext:value-type="string">
            <text:p>Magyar Helsinki Bizottság kundër Hungarisë [Dhoma e Madhe], 2016</text:p>
          </table:table-cell>
          <table:table-cell office:value-type="string" calcext:value-type="string">
            <text:p>Magyar Helsinki Bizottság უნგრეთის წინააღმდეგ [დიდი პალატა], 2016 </text:p>
          </table:table-cell>
          <table:table-cell office:value-type="string" calcext:value-type="string">
            <text:p>Magyar Helsinki Bizottság kontra Magyarország [Nagy Kamara], <text:s/>2016 </text:p>
          </table:table-cell>
          <table:table-cell office:value-type="string" calcext:value-type="string">
            <text:p>Magyar Helsinki Bizottság против Унгарија [Голем судски совет], 2016 </text:p>
          </table:table-cell>
          <table:table-cell office:value-type="string" calcext:value-type="string">
            <text:p><text:s/>Magyar Helsinki Bizottság protiv Mađarske [Veliko veće], 2016</text:p>
          </table:table-cell>
          <table:table-cell office:value-type="string" calcext:value-type="string">
            <text:p>«Magyar Helsinki Bizottság» проти Угорщини [Велика палата], 2016 </text:p>
          </table:table-cell>
          <table:table-cell office:value-type="string" calcext:value-type="string">
            <text:p>Magyar Helsinki Bizottság v. Ungaria [Marea Cameră], 2016 </text:p>
          </table:table-cell>
          <table:table-cell office:value-type="string" calcext:value-type="string">
            <text:p>Венгерский Хельсинский комитет (Magyar Helsinki Bizottság) </text:p>
            <text:p>против Венгрии [Большая Палата], 2016 </text:p>
          </table:table-cell>
          <table:table-cell table:number-columns-repeated="1016"/>
        </table:table-row>
        <table:table-row table:style-name="ro101">
          <table:table-cell office:value-type="string" calcext:value-type="string">
            <text:p>“Funksioni i shtypit përfshin krijimin e forumeve për debat publik. Sidoqoftë, realizimi i këtij funksioni nuk ndalet vetëm tek mediat apo gazetarët profesionistë. Në rastin konkret, përgatitja e forumit të debatit publik u krye nga një organizatë jo-qeveritare. Prandaj, mund të shprehemi se veprimtaria së aplikantit ka patur si qëllim <text:s/>të jetë element thelbësor i debatit të informuar publik. Gjykata njeh, në mënyrë të përsëritur, kontributin e rëndësishëm të shoqërisë civile në diskutimin e çështjeve publike (...).“ </text:p>
          </table:table-cell>
          <table:table-cell office:value-type="string" calcext:value-type="string">
            <text:p>“პრესის ფუნქცია მოიცავს საჯარო დებატის ფორუმის შექმნას. მიუხედავად აღნიშნულისა, ამ ფუნქციის განხორციელება არ არის შეზღუდული მხოლოდ პრესისა თუ პროფესიონალი ჟურნალისტებისთვის. მოცემულ საქმეში, საჯარო დებატის ფორუმის შემქნის მოსამზადებელი სამუშაოები განხორცილებულ იქნა არასამთავრობო ორგანიზაციის მიერ. შესაბამისად შესაძლებელია ითქვას, რომ მოსარჩელის ქმედებები ინფორმირებული საჯარო დებატის მნიშვნელოვანი შემადგენელი ნაწილი იყო. სასამართლომ არაერთხელ აღიარა სამოქალაქო საზოგადოების მნიშვნელოვანი წვლილი საზოგადოებრივი საკითხების განხილვის პროცესში(…).”</text:p>
          </table:table-cell>
          <table:table-cell office:value-type="string" calcext:value-type="string">
            <text:p>A sajtó tevékenységébe a nyilvános viták fórumainak létrehozása is beletartozik. Ennek a funkciónak a megvalósítása azonban nem korlátozódik a médiára vagy a szakmai újságírókra. A jelen ügyben a nyilvános viták fórumának előkészítését civil szervezet <text:s/>végezte. A felperes tevékenységére mondható, hogy nyilvános viták lényeges elemének tekinthető. A Biróság többször felismerte a civil társadalom fontos közreműködését a közügyek megvitatásához (...). </text:p>
          </table:table-cell>
          <table:table-cell office:value-type="string" calcext:value-type="string">
            <text:p>"Функцијата на печатот вклучува создавање на форуми за јавна дебата. Меѓутоа, реализацијата на оваа функција не е ограничена само на медиумите или професионалните новинари. Во конкретниот случај, подготовката на форумот за јавна дебата беше спроведена од невладина организација. Затоа, целта на активностите на жалителот може да се смета дека е суштински елемент на информирана јавна дебата. Судот во неколку наврати го призна важниот придонес на граѓанското општество во дискусијата за јавните работи (...). "</text:p>
          </table:table-cell>
          <table:table-cell office:value-type="string" calcext:value-type="string">
            <text:p>„Funkcija štampe obuhvata stvaranje foruma za javnu debatu. Međutim, realizacija ove funkcije nije ograničena na medije ili profesionalne novinare. U ovom predmetu, formiranje foruma za javnu debatu izvršila je nevladina organizacija. Svrha aktivnosti podnosioca predstavke, stoga, može se smatrati bitnim elementom informisane javne debate. Sud je u više navrata priznao važan doprinos civilnog društva razmatranju javnih pitanja (…).“ </text:p>
          </table:table-cell>
          <table:table-cell office:value-type="string" calcext:value-type="string">
            <text:p>«До переліку завдань преси входить і створення форумів для громадського обговорення. Проте реалізація цього завдання не обмежується лише засобами масової інформації або професійними журналістами. У випадку цієї справи за створення форуму для громадського обговорення відповідала неурядова організація. Таким чином, можна стверджувати, що мета діяльності позивача було невід’ємною частиною змістовного громадського обговорення. Суд неодноразово визнавав важливий внесок громадянського суспільства в обговорення державних справ (…).»</text:p>
          </table:table-cell>
          <table:table-cell office:value-type="string" calcext:value-type="string">
            <text:p>“Funcția presei include crearea de forumuri pentru dezbateri publice. Totuși, realizarea acestei funcții nu e limitată la mass media sau jurnaliști profesioniști. În cazul de față, pregătirea forumului de dezbatere publică a fost făcută de o organizație non-guvernamentală. Se poate spune prin urmare că scopul activităților reclamantului au fost un element esențial pentru o dezbatere publică informată. Curte a recunoscut în mod repetat contribuția importantă a societății civile la discutarea chestiunilor publice (…).”</text:p>
          </table:table-cell>
          <table:table-cell office:value-type="string" calcext:value-type="string">
            <text:p>«Функция прессы включает в себя создание форумов для общественной дискуссии. Однако реализация этой функции сводится не только к СМИ или профессиональным журналистам. В данном случае подготовка форума общественной дискуссии была осуществлена неправительственной организацией. Таким образом, цель деятельности заявителя является важным элементом осведомленной общественной дискуссии. Суд неоднократно признавал важный вклад гражданского общества </text:p>
            <text:p>в обсуждение общественных дел (...) ».</text:p>
          </table:table-cell>
          <table:table-cell table:number-columns-repeated="1016"/>
        </table:table-row>
        <table:table-row table:style-name="ro87">
          <table:table-cell office:value-type="string" calcext:value-type="string">
            <text:p>TASZ kundër Hungarisë, 2009</text:p>
          </table:table-cell>
          <table:table-cell office:value-type="string" calcext:value-type="string">
            <text:p>TASZ უნგრეთის წინააღმდეგ, 2009</text:p>
          </table:table-cell>
          <table:table-cell office:value-type="string" calcext:value-type="string">
            <text:p>TASZ kontra Magyarország, 2009</text:p>
          </table:table-cell>
          <table:table-cell office:value-type="string" calcext:value-type="string">
            <text:p>TASZ против Унгарија, 2009</text:p>
          </table:table-cell>
          <table:table-cell office:value-type="string" calcext:value-type="string">
            <text:p>TASZ protiv Mađarske, 2009</text:p>
          </table:table-cell>
          <table:table-cell office:value-type="string" calcext:value-type="string">
            <text:p>TASZ проти Угорщини, 2009 р.</text:p>
          </table:table-cell>
          <table:table-cell office:value-type="string" calcext:value-type="string">
            <text:p>TASZ v. Ungaria, 2009</text:p>
          </table:table-cell>
          <table:table-cell office:value-type="string" calcext:value-type="string">
            <text:p>TASZ против Венгрии, 2009, цитирование </text:p>
            <text:p>Леандер против Швеции, 1987</text:p>
          </table:table-cell>
          <table:table-cell table:number-columns-repeated="1016"/>
        </table:table-row>
        <table:table-row table:style-name="ro97">
          <table:table-cell office:value-type="string" calcext:value-type="string">
            <text:p>“(...) funksioni i krijimit të forumeve për debat publik nuk është i kufizuar tek shtypi. Ky funksion mund të ushtrohet edhe nga organizatat jo-qeveritare, aktivitetet e të cilave janë element thelbësor i debatit <text:s/>të informuar publik. Prandaj, Gjykata ka pranuar që organizatat joqeveritare, ashtu si shtypi, mund të karakterizohen si “mbikëqyrës“ socialë. Në lidhje me këtë, veprimtaria e tyre kërkon mbrojtje <text:s/>me Konventë të ngjashme me mbrojtjen që i jepet shtypit“.</text:p>
          </table:table-cell>
          <table:table-cell office:value-type="string" calcext:value-type="string">
            <text:p>“ (…) საჯარო დებატებისთვის ფორუმის შექმნის ფუნქცია არ არის შეზღუდული მხოლოდ პრესით. აღნიშნული ფუნქცია შესაძლებელია ასევე შესრულებულ იყოს არასამთავრობო ორგანიზაციების მიერ, რომელთა აქტივისტებიც ინფორმირებული საზოგადოების მნიშვნელოვან ელემენტს წარმოადგენენ. შესაბამისად, სასამართლომ დაადგინა, რომ არასამთავრობო ორგანიზაციები, ისევე როგორც პრესა, შესაძლებელია დახასიათებულ იყვნენ როგორც სოციალური “მოდარაჯე ძაღლები”. <text:s/>აღნიშნულის გათვალისწინებით მათ კონვენციით მინიჭებული აქვთ დაცვის იგივე ხარისხი, როგორიც პრესას.”</text:p>
          </table:table-cell>
          <table:table-cell office:value-type="string" calcext:value-type="string">
            <text:p>“ (...) a nyilvános viták fórumainak létrehozása nem korlátozódik a sajtóra. Ezt a funkciót a nem kormányzati szervezetek is gyakorolhatják, amelyek tevékenysége a tájékozott nyilvános vita lényeges eleme. A Biróság ezért elfogadta, hogy a nem kormányzati szervezetek, mint a sajtó, "társadalom-figyelő" jellemezhetők. Ebben az összefüggésben tevékenységeik a sajtóhoz hasonlóan az Egyezmény védelmét élvezik.</text:p>
          </table:table-cell>
          <table:table-cell office:value-type="string" calcext:value-type="string">
            <text:p>"(...) функцијата за создавање форуми за јавна дебата не е ограничена само на печатот. Оваа функција може да ја вршат и невладини организации, чии активности се суштински елемент на информирана јавна дебата. Затоа, Судот прифати дека невладините организации, како и печатот, може да се карактеризираат како општествени "чувари". Во врска со тоа, нивните активности заслужуваат слична заштита предвидена со Конвенцијата на она која му е овозможена на печатот ".</text:p>
          </table:table-cell>
          <table:table-cell office:value-type="string" calcext:value-type="string">
            <text:p>„(…)​​funkcija stvaranja foruma za javnu debatu nije ograničena na štampu. Tu funkciju mogu vršiti i nevladine organizacije, čije aktivnosti su bitan element informisane javne debate. Stoga, Sud prihvata da nevladine organizacije, kao i štampa, mogu biti okarakterisane kao društveni ’kontrolori’. U vezi sa tim, njihove aktivnosti iziskuju zaštitu na osnovu Konvencije sličnu onoj koja se odobrava štampi.“</text:p>
          </table:table-cell>
          <table:table-cell office:value-type="string" calcext:value-type="string">
            <text:p>«(…) функція створення форумів для публічних дискусій не обмежується пресою. Вона також здійснюється неурядовими організаціями, діяльність яких є ключовим елементом інформування таких дискусій. Тому Суд визнав, що неурядові організації, як і преса, можуть бути охарактеризовані, як соціальні «наглядачі». У зв'язку з цим їхній діяльності гарантується захист Конвенцією, аналогічний тому, який надається пресі.»</text:p>
          </table:table-cell>
          <table:table-cell office:value-type="string" calcext:value-type="string">
            <text:p>“(…) funcția de creare a forumurilor de dezbatere publică nu se limitează la presă. Această funcție poate fi exercitată și de organizații non-guvernamentale ale căror activități sunt un element esențial a dezbaterii publice informate. Curtea, prin urmare, a acceptat că organizațiile non-guvernamentale, ca și presa, pot fi caracterizate ca “câini de pază” ai societății. În această privință, activitățile lor se bucură de protecția similară a Convenției ca cea asigurată presei.”</text:p>
          </table:table-cell>
          <table:table-cell office:value-type="string" calcext:value-type="string">
            <text:p>"(...) функция создания форумов для общественной дискуссии не ограничивается прессой. Эта функция может также осуществляться неправительственными организациями, деятельность которых является важным элементом осведомленной общественной дискуссии. Поэтому Суд признал, что </text:p>
            <text:p>неправительственные организации, как и пресса, могут быть охарактеризованы как социальные «наблюдатели». В связи с этим их деятельность требует аналогичной с прессой защиты в рамках Конвенции."</text:p>
          </table:table-cell>
          <table:table-cell table:number-columns-repeated="1016"/>
        </table:table-row>
        <table:table-row table:style-name="ro93">
          <table:table-cell office:value-type="string" calcext:value-type="string">
            <text:p>Österreichische Vereinigung zur Erhaltung, Stärkung und Schaffung eines wirtschaftlich gesunden Land- und forstwirtschaftlichen Grundbesitzes kundër Austrisë, 2013</text:p>
          </table:table-cell>
          <table:table-cell office:value-type="string" calcext:value-type="string">
            <text:p>Österreichische Vereinigung zur Erhaltung, Stärkung und Schaffung eines wirtschaftlich gesunden land- und forstwirtschaftlichen Grundbesitzes ავსტრიის წინააღმდეგ, 2013</text:p>
          </table:table-cell>
          <table:table-cell office:value-type="string" calcext:value-type="string">
            <text:p>Österreichische Vereinigung zur Erhaltung, Stärkung und Schaffung eines wirtschaftlich gesunden Land- und forstwirtschaftlichen Grundbesitzes kontra Ausztria, 2013</text:p>
          </table:table-cell>
          <table:table-cell office:value-type="string" calcext:value-type="string">
            <text:p>Österreichische Vereinigung zur Erhaltung, Stärkung und Schaffung eines wirtschaftlich gesunden land- und forstwirtschaftlichen Grundbesitzes против Австрија, 2013</text:p>
          </table:table-cell>
          <table:table-cell office:value-type="string" calcext:value-type="string">
            <text:p>Österreichische Vereinigung zur Erhaltung, Stärkung und Schaffung eines wirtschaftlich gesunden land- und forstwirtschaftlichen Grundbesitzes protiv Austrije, 2013</text:p>
          </table:table-cell>
          <table:table-cell office:value-type="string" calcext:value-type="string">
            <text:p>Österreichische Vereinigung zur Erhaltung, Stärkung und Schaffung eines wirtschaftlich gesunden land- und forstwirtschaftlichen Grundbesitzes проти Австрії, 2013</text:p>
          </table:table-cell>
          <table:table-cell office:value-type="string" calcext:value-type="string">
            <text:p>Österreichische Vereinigung zur Erhaltung, Stärkung und Schaffung eines wirtschaftlich gesunden land- und forstwirtschaftlichen Grundbesitzes v. Austria, 2013</text:p>
          </table:table-cell>
          <table:table-cell office:value-type="string" calcext:value-type="string">
            <text:p>Österreichische Vereinigung zur Erhaltung, Stärkung und Schaffung eines wirtschaftlich gesunden land- und forstwirtschaftlichen Grundbesitzes против Австрии, 2013</text:p>
          </table:table-cell>
          <table:table-cell table:number-columns-repeated="1016"/>
        </table:table-row>
        <table:table-row table:style-name="ro96">
          <table:table-cell office:value-type="string" calcext:value-type="string">
            <text:p>“Gjykata vë në dukje se, duke pasur parasysh rolin e rëndësishëm që luan interneti në rritjen e aksesit të publikut në lajme dhe lehtësimin e shpërndarjes së informacionit (...), funksioni i blogerëve dhe përdoruesve të njohur të mediave sociale mund të asimilohet edhe me atë të mbikëqyrësit publik“ për sa i përket mbrojtjes së ofruar me nenin 10“.</text:p>
          </table:table-cell>
          <table:table-cell office:value-type="string" calcext:value-type="string">
            <text:p>“სასამართლო ასევე ხაზს უსვამს, რომ ახალი ამბებისადმი საზოგადოების ხელმისაწვდომობის გაზრდისა და ინფორმაციის გავრცელების ხელშეწყობის მხრივ ინტერნეტის მნიშვნელოვანი როლის გათვალისწინებით (...), ბლოგერებისა და სოციალური მედიის პოპულარულ მომხმარებელთა ფუნქციები შესაძლებელია ასევე გათანაბრებულ იქნეს საზოგადოებრივი “მოდარაჯე ძაღლების” როლთან კონვენციის მე-10 მუხლის მიზნებისთვის.”</text:p>
          </table:table-cell>
          <table:table-cell office:value-type="string" calcext:value-type="string">
            <text:p>A Biróság azt is megjegyzi, hogy tekintettel az Internet fontos szerepére a nyilvánosság hírügyekhez való hozzáférésének és az információ terjesztésének megkönnyítésében (...), a bloggerek és a közösségi média népszerű felhasználói <text:s/>a "társadalom-figyelő" -höz hasonló szerepet játszhatnak, ameddig a 10 cikk szerint védelemben részesülnek.</text:p>
          </table:table-cell>
          <table:table-cell office:value-type="string" calcext:value-type="string">
            <text:p>"Судот, исто така ќе забележи дека со оглед на важната улога што ја има интернетот за подобрување на пристапот на јавноста до вести и олеснување на ширењето на информациите (...), функцијата на блогерите и популарните корисници на социјалните медиуми може исто така да се асимилира во онаа на "јавни чувари", што се однесува до заштитата што се предвидува со член 10. "</text:p>
          </table:table-cell>
          <table:table-cell office:value-type="string" calcext:value-type="string">
            <text:p>„Sud takođe napominje da, s obzirom na važnu ulogu koju Internet ima u pospešivanju pristupa javnosti informacijama i olakšavanju širenja informacija (…), funkcija blogera i popularnih korisnika društvenih mreža može se smatrati funkcijom ’javnog kontrolora’ ukoliko je reč o zaštiti utvrđenoj na osnovu Člana 10.“</text:p>
          </table:table-cell>
          <table:table-cell office:value-type="string" calcext:value-type="string">
            <text:p>«Суд хотів би також відзначити, що з огляду на важливу роль, яку відіграє Інтернет в розширенні доступу громадськості до новин та сприянні поширенню інформації (…), функція блогерів і популярних користувачів соціальних медіа може бути також віднесена до таких “громадських наглядачів” в частині захисту, що надається статтею 10.»</text:p>
          </table:table-cell>
          <table:table-cell office:value-type="string" calcext:value-type="string">
            <text:p>“Curtea notează de asemenea că, având în vedere rolul jucat de Internet în creșterea accesului publicului la știri și facilitarea diseminării informațiilor (…), funcția bloggerilor și a utilizatorilor populari de rețele de socializare poate fi asimilată cu cea de “câini de pază” în ceea ce privește protecția asigurată de Articolul 10.”</text:p>
          </table:table-cell>
          <table:table-cell office:value-type="string" calcext:value-type="string">
            <text:p>«Суд также отметил, что, учитывая важную роль Интернета в расширении доступа общественности к новостям и облегчении распространения информации (...), функция блогеров и популярных пользователей социальных сетей также может быть тождествена функции «общественных наблюдателей» в той мере, в какой это касается защиты, предусмотренной статьей 10».</text:p>
          </table:table-cell>
          <table:table-cell table:number-columns-repeated="1016"/>
        </table:table-row>
        <table:table-row table:style-name="ro87">
          <table:table-cell office:value-type="string" calcext:value-type="string">
            <text:p>Magyar Helsinki Bizottság kundër Hungarisë [Dhoma e Madhe], 2016</text:p>
          </table:table-cell>
          <table:table-cell office:value-type="string" calcext:value-type="string">
            <text:p>Magyar Helsinki Bizottság უნგრეთის წინააღმდეგ [დიდი პალატა], 2016 </text:p>
          </table:table-cell>
          <table:table-cell office:value-type="string" calcext:value-type="string">
            <text:p>Magyar Helsinki Bizottság kontra Magyarország <text:s/>[Nagy Kamara], <text:s/>2016 </text:p>
          </table:table-cell>
          <table:table-cell office:value-type="string" calcext:value-type="string">
            <text:p>Magyar Helsinki Bizottság против Унгарија [Голем судски совет], 2016 </text:p>
          </table:table-cell>
          <table:table-cell office:value-type="string" calcext:value-type="string">
            <text:p>Magyar Helsinki Bizottság protiv Mađarske [Veliko veće], 2016</text:p>
          </table:table-cell>
          <table:table-cell office:value-type="string" calcext:value-type="string">
            <text:p>«Magyar Helsinki Bizottság» проти Угорщини [Велика палата], 2016 </text:p>
          </table:table-cell>
          <table:table-cell office:value-type="string" calcext:value-type="string">
            <text:p>Magyar Helsinki Bizottság v. Ungaria [Marea Cameră], 2016 </text:p>
          </table:table-cell>
          <table:table-cell office:value-type="string" calcext:value-type="string">
            <text:p>Венгерский Хельсинский комитет (Magyar Helsinki Bizottság) против Венгрии [Большая Палата], 2016 </text:p>
          </table:table-cell>
          <table:table-cell table:number-columns-repeated="1016"/>
        </table:table-row>
        <table:table-row table:style-name="ro87">
          <table:table-cell office:value-type="string" calcext:value-type="string">
            <text:p>d) Informacioni i kërkuar ishte i gatshëm dhe i disponueshëm</text:p>
          </table:table-cell>
          <table:table-cell office:value-type="string" calcext:value-type="string">
            <text:p>დ) მოთხოვნილი ინფორმაცია ინახება მზა სახით და არის ხელმისაწვდომი <text:s/></text:p>
          </table:table-cell>
          <table:table-cell office:value-type="string" calcext:value-type="string">
            <text:p>d) A kért információ fellelhető volt</text:p>
          </table:table-cell>
          <table:table-cell office:value-type="string" calcext:value-type="string">
            <text:p>г) Бараните информации се подготвени и достапни</text:p>
          </table:table-cell>
          <table:table-cell office:value-type="string" calcext:value-type="string">
            <text:p>d) Tražene informacije su bile spremne i dostupne</text:p>
          </table:table-cell>
          <table:table-cell office:value-type="string" calcext:value-type="string">
            <text:p>г) Запитувана інформація є готовою до використання</text:p>
          </table:table-cell>
          <table:table-cell office:value-type="string" calcext:value-type="string">
            <text:p>d. Informațiile cerute erau gata și disponibile </text:p>
          </table:table-cell>
          <table:table-cell office:value-type="string" calcext:value-type="string">
            <text:p>d) Требуемая информация была готова и доступна</text:p>
          </table:table-cell>
          <table:table-cell table:number-columns-repeated="1016"/>
        </table:table-row>
        <table:table-row table:style-name="ro100">
          <table:table-cell office:value-type="string" calcext:value-type="string">
            <text:p>“(...) Gjykata kishte konsideruar edhe më parë faktin se informacioni i kërkuar ishte “i gatshëm dhe i disponueshëm“ dhe nuk kërkonte grumbullim të dhënash nga Qeveria (...). Nga ana tjetër, Gjykata e hodhi poshtë mbështetjen e një autoriteti të brendshëm tek vështirësitë e parashikuara të grumbullimit të informacionit, si bazë për refuzim e tij për të pajisur Aplikantin me dokumente, kur një vështirësi e tillë u krijua nga praktika e veta e autoritetit (...) “.</text:p>
          </table:table-cell>
          <table:table-cell office:value-type="string" calcext:value-type="string">
            <text:p>“(…) სასამართლომ მიუთითა იმ ფაქტზე, რომ მოთხოვნილი ინფორმაცია “ინახებოდა მზა სახით, იყო ხელმისაწვდომი” და არ მოითხოვდა სახელწიფოს მიერ მონაცემთა შეგროვებას (...). მეორეს მხრივ, სასამართლომ არ გაითვალისწინა ეროვნული ხელისუფლების არგუმენტი, რომ ინფორმაციის გაცემაზე უარის თქმის მიზეზს წარმოადგენდა მისი შეგროვების სირთულე, იმის გათვალისწინებით, რომ აღნიშნული სირთულეები გამომდინარეობდა თავად დაწესებულებაში არსებული პრაქტიკიდან. (…)”.</text:p>
          </table:table-cell>
          <table:table-cell office:value-type="string" calcext:value-type="string">
            <text:p> "(...) a Bíróság korábban figyelembe vette azt a tényt, hogy a kért információk készen álltak és elérhetőek voltak ", és nem tették szükségessé a Kormány által történő adatgyűjtést (...). Másrészről az Elsőfokú Bíróság elutasította a belföldi hatóságnak az információgyűjtés várható nehézségére való hivatkozását, annak fényében, hogy volt elérhetősége és kapacitása arra, hogy hatalmas mennyiségű információt tároljon és kommunikáljon  (…)”.  </text:p>
            <text:p/>
          </table:table-cell>
          <table:table-cell office:value-type="string" calcext:value-type="string">
            <text:p>"(...) Судот претходно го зеде предвид фактот дека бараните информации се "подготвени и достапни" и не налага собирање на какви било податоци од страна на Владата (...). Од друга страна, Судот го отфрли повикувањето од страна на домашниот орган на очекуваната тешкотија при собирањето на информации како причина за негово одбивање да му ги достави на жалителот документите, во случај кога таквата тешкотија е предизвикана од сопствената практика на органот (...) ".</text:p>
          </table:table-cell>
          <table:table-cell office:value-type="string" calcext:value-type="string">
            <text:p>„(…) Sud je prethodno imao na umu činjenicu da su tražene informacije bile ’spremne i dostupne i da nisu iziskivale prikupljanje bilo kakvih podataka od strane Države (…). <text:s/>S druge strane, Sud je odbacio pozivanje na očekivane teškoće u prikupljanju informacija koje je izneo jedan domaći organ kao razlog zbog kojeg je odbijena dostava dokumenata podnosiocu predstavke, pri čemu su te teškoće bile rezultat vlastite prakse tog organa (…)“.</text:p>
          </table:table-cell>
          <table:table-cell office:value-type="string" calcext:value-type="string">
            <text:p>«(…) Суд раніше прийняв до уваги той факт, що запитувана інформація була “готовою і доступною” і не вимагала збору будь-яких даних Урядом (…). З іншого боку, Суд відхилив покладання вітчизняного уповноваженого органу на передбачувані труднощі збору інформації в якості підстави для його відмови в наданні позивачу документів, де такі труднощі були генеровані власною практикою органу (…)».</text:p>
          </table:table-cell>
          <table:table-cell office:value-type="string" calcext:value-type="string">
            <text:p>“(…) Curtea a ținut anterior cont de faptul că informațiile căutate erau “gata și disponibile” și nu era necesară colectarea de alte date de către guvern (…). Pe de altă parte, Curtea a respins faptul că autoritatea națională s-a bazat pe o dificultatea anticipată de colectare a informațiilor ca motiv pentru a refuza accesul reclamantului la documente, când această dificultate a fost creată chiar de practicile generate de autoritate (…).”</text:p>
          </table:table-cell>
          <table:table-cell office:value-type="string" calcext:value-type="string">
            <text:p>«(...) Суд ранее рассматривал тот факт, что запрашиваемая информация была «готова и доступна» и не требовала сбора каких-либо данных Правительством (...). С другой стороны, Суд отклонил зависимость внутреннего органа от предполагаемых трудностей, связанных со сбором информации, в качестве основания для отказа в предоставлении заявителю документов, где такая трудность была вызвана практикой самих властей (...) ».</text:p>
          </table:table-cell>
          <table:table-cell table:number-columns-repeated="1016"/>
        </table:table-row>
        <table:table-row table:style-name="ro86">
          <table:table-cell office:value-type="string" calcext:value-type="string">
            <text:p>Magyar Helsinki Bizottság kundër Hungarisë [Dhoma e Madhe], 2016</text:p>
          </table:table-cell>
          <table:table-cell office:value-type="string" calcext:value-type="string">
            <text:p>Magyar Helsinki Bizottság უნგრეთის წინააღმდეგ [დიდი პალატა], 2016 </text:p>
          </table:table-cell>
          <table:table-cell office:value-type="string" calcext:value-type="string">
            <text:p>Magyar Helsinki Bizottság kontra Magyarország <text:s/>[Nagy Kamara], 2016 </text:p>
          </table:table-cell>
          <table:table-cell office:value-type="string" calcext:value-type="string">
            <text:p>Magyar Helsinki Bizottság против Унгарија [Голем судски совет], 2016 </text:p>
          </table:table-cell>
          <table:table-cell office:value-type="string" calcext:value-type="string">
            <text:p>Magyar Helsinki Bizottság protiv Mađarske [Veliko veće], 2016</text:p>
          </table:table-cell>
          <table:table-cell office:value-type="string" calcext:value-type="string">
            <text:p>«Magyar Helsinki Bizottság» проти Угорщини [Велика палата], 2016 </text:p>
          </table:table-cell>
          <table:table-cell office:value-type="string" calcext:value-type="string">
            <text:p>Magyar Helsinki Bizottság v. Ungaria [Marea Cameră], 2016 </text:p>
          </table:table-cell>
          <table:table-cell office:value-type="string" calcext:value-type="string">
            <text:p>Венгерский Хельсинский комитет (Magyar Helsinki Bizottság) </text:p>
            <text:p>против Венгрии [Большая Палата], 2016 </text:p>
          </table:table-cell>
          <table:table-cell table:number-columns-repeated="1016"/>
        </table:table-row>
        <table:table-row table:style-name="ro86">
          <table:table-cell office:value-type="string" calcext:value-type="string">
            <text:p>Asnjë kufizim arbitrar në aksesin tek informacioni publik</text:p>
          </table:table-cell>
          <table:table-cell office:value-type="string" calcext:value-type="string">
            <text:p>საჯარო ინფორმაციის ხელმისაწვდომობაზე თვითნებური შეზღუდვების დაწესების დაუშვებლობა </text:p>
          </table:table-cell>
          <table:table-cell office:value-type="string" calcext:value-type="string">
            <text:p>Nincs önkényes korlátozás a nyilvános információkhoz való hozzáférésben</text:p>
          </table:table-cell>
          <table:table-cell office:value-type="string" calcext:value-type="string">
            <text:p>Без произволни ограничувања во пристапот до информации од јавен карактер</text:p>
          </table:table-cell>
          <table:table-cell office:value-type="string" calcext:value-type="string">
            <text:p>Nisu dozvoljena proizvoljna ograničenja pristupa javnim informacijama</text:p>
          </table:table-cell>
          <table:table-cell office:value-type="string" calcext:value-type="string">
            <text:p>Відсутність безпідставних обмежень у доступі до публічної інформації</text:p>
          </table:table-cell>
          <table:table-cell office:value-type="string" calcext:value-type="string">
            <text:p>Fără restricții arbitrare privind accesul la informații publice </text:p>
          </table:table-cell>
          <table:table-cell office:value-type="string" calcext:value-type="string">
            <text:p>Никаких произвольных ограничений </text:p>
            <text:p>при доступе к общественной информации</text:p>
          </table:table-cell>
          <table:table-cell table:number-columns-repeated="1016"/>
        </table:table-row>
        <table:table-row table:style-name="ro90">
          <table:table-cell office:value-type="string" calcext:value-type="string">
            <text:p>“Shqyrtimi më i kujdesshëm nga ana e Gjykatës <text:s/>kërkohet atëherë kur masat që merr autoriteti kombëtar janë të afta të dekurajojnë pjesëmarrjen e shtypit, një nga “mbikqyrësit“ shoqërisë, në debatin publik për çështje me interes publik legjitim ( ...), madje edhe masat që thjesht e bëjnë më të pavolitshëm askesimin e informacionit.</text:p>
          </table:table-cell>
          <table:table-cell office:value-type="string" calcext:value-type="string">
            <text:p>“სასამართლო შემოწმების ყველაზე დეტალურ ზომებს მიმართავს მაშინ, როდესაც ეროვნული ხელისუფლების მიერ მიღებულმა ზომებმა შესაძლებელია დაუკარგოს პრესას, საზოგადოების ერთ-ერთ “მოდარაჯე ძაღლს”, საზოგადოებრივი ინტერესის საგანზე საჯარო დებატებში მონაწილეობის სურვილი (...),  ისეთი ზომებიც კი რომლებიც ძნელად თუ ართულებს საჯარო ინფორმაციისადმი წვდომას.  </text:p>
            <text:p/>
            <text:p/>
          </table:table-cell>
          <table:table-cell office:value-type="string" calcext:value-type="string">
            <text:p><text:s/>"A Biróság szigorú vizsgálata arra szólít fel, hogy amikor a nemzeti hatóság által hozott intézkedések alkalmasak arra, hogy a legitim közérdekű ügyekről szóló nyilvános vitában a " társadalom-figyelőként " a sajtó részt vegyen (...), még olyan intézkedések is, amelyek egyszerűbbé teszik az információkhoz való hozzáférést.</text:p>
          </table:table-cell>
          <table:table-cell office:value-type="string" calcext:value-type="string">
            <text:p>„Највнимателна анализа од страна на Судот е потребна кога постои можност мерките преземени од страна на националната власт да го обесхрабрат учеството на печатот, еден од „чуварите“ на општеството, во јавна дебата по прашања од легитимен јавен интерес (...), па дури и мерки кои само го отежнуваат патот до информациите.</text:p>
          </table:table-cell>
          <table:table-cell office:value-type="string" calcext:value-type="string">
            <text:p>„Od Suda se očekuje da izvrši najpažljivije ispitivanje kada mere koje preduzme državni organ mogu obeshrabriti učešće štampe, jednog od ’društvenih kontrolora’, u javnoj debati o pitanjima od legitimnog javnog interesa (…), čak i kada je reč o merama kojima se pristup informacijama samo otežava.</text:p>
          </table:table-cell>
          <table:table-cell office:value-type="string" calcext:value-type="string">
            <text:p>«Найбільш ретельного вивчення Судом вимагають випадки, коли заходи, вжиті національним органом влади, можуть перешкоджати участі преси, як одного з незалежних громадських спостерігачів, в громадському обговоренні з питань, що стосуються законних громадських інтересів(…), в тому числі й ті випадки, коли такі заходи не перешкоджають, а лише ускладнюють доступ до інформації. </text:p>
          </table:table-cell>
          <table:table-cell office:value-type="string" calcext:value-type="string">
            <text:p>“Este necesar un scrutin atent al Curții când se iau măsuri de către autoritățile naționale care pot descuraja participarea presei, unul dintre “câini de pază” ai societății, la dezbaterea publică privind subiecte de interes public legitim (…), chiar măsuri care fac doar accesul la informații mai dificil. </text:p>
          </table:table-cell>
          <table:table-cell office:value-type="string" calcext:value-type="string">
            <text:p>«Самый тщательный контроль со стороны Суда необходим, когда меры, принимаемые национальными властями, способны препятствовать участию прессы, одного из общественных «наблюдателей», в общественной дискуссии по вопросам, представляющим обоснованный общественный интерес ( ...), включая меры, которые делают доступ к информации более обременительным.</text:p>
          </table:table-cell>
          <table:table-cell table:number-columns-repeated="1016"/>
        </table:table-row>
        <table:table-row table:style-name="ro92">
          <table:table-cell office:value-type="string" calcext:value-type="string">
            <text:p>Duke patur parasysh interesin e mbrojtur nga neni 10, ligji nuk mund të lejojë kufizime arbitrare të cilat kthehen në një formë censure indirekte nëse autoritetet krijojnë pengesa në mbledhjen e informacionit “.</text:p>
          </table:table-cell>
          <table:table-cell office:value-type="string" calcext:value-type="string">
            <text:p>მე-10 <text:s/>მუხლით დაცული ინტერესის გათვალისწინებით, კანონმდებლობამ არ უნდა დაუშვას თვითნებურ შეზღუდვათა დაწესება, რომლებმაც შესაძლებელია მიიღონ არაპირდაპირი ცენზურის სახე, იმ შემთხვევაში თუ ხელისუფლება აბრკოლებს ინფორმაციის შეგროვების პროცესს.” </text:p>
          </table:table-cell>
          <table:table-cell office:value-type="string" calcext:value-type="string">
            <text:p>A 10. cikk által védett érdekek figyelembevételével a törvény nem engedhet meg olyan önkényes korlátozásokat, amelyek közvetett cenzúra formájává válhatnak, amennyiben a hatóságok akadályoznák az információgyűjtést. "</text:p>
          </table:table-cell>
          <table:table-cell office:value-type="string" calcext:value-type="string">
            <text:p>Во однос на интересот заштитен со член 10, законот не може да дозволи произволни ограничувања кои може да станат форма на индиректна цензура доколку властите создадат пречки за собирањето на информации.“</text:p>
          </table:table-cell>
          <table:table-cell office:value-type="string" calcext:value-type="string">
            <text:p>S obzirom na interes zaštićen Članom 10, zakonom ne mogu biti dozvoljena proizvoljna ograničenja koja mogu postati oblik indirektne cenzure ukoliko organi vlasti stvore prepreke za prikupljanje informacija.“</text:p>
          </table:table-cell>
          <table:table-cell office:value-type="string" calcext:value-type="string">
            <text:p>З огляду на права, захищені Статтею 10, закон не може допускати безпідставних обмежень, які можуть стати формою непрямої цензури, якщо органи влади створюють перешкоди для збору інформації.» </text:p>
          </table:table-cell>
          <table:table-cell office:value-type="string" calcext:value-type="string">
            <text:p>Având în vedere interesul protejat de Articolul 10, legea nu poate admite restricții arbitrare care pot deveni o formă de cenzură indirectă, în cazul în care autoritățile creează obstacole la colectarea de informații.”</text:p>
          </table:table-cell>
          <table:table-cell office:value-type="string" calcext:value-type="string">
            <text:p>Ввиду интересов, защищенных статьей 10, закон не может допускать произвольные ограничения, которые могут стать формой косвенной цензуры, если власти создают препятствия для сбора информации».</text:p>
          </table:table-cell>
          <table:table-cell table:number-columns-repeated="1016"/>
        </table:table-row>
        <table:table-row table:style-name="ro10">
          <table:table-cell office:value-type="string" calcext:value-type="string">
            <text:p>TASZ kundër Hungarisë - 2009</text:p>
          </table:table-cell>
          <table:table-cell office:value-type="string" calcext:value-type="string">
            <text:p>TASZ უნგრეთის წინააღმდეგ, 2009</text:p>
          </table:table-cell>
          <table:table-cell office:value-type="string" calcext:value-type="string">
            <text:p>TASZ kontra Magyarország - <text:s/>2009</text:p>
          </table:table-cell>
          <table:table-cell office:value-type="string" calcext:value-type="string">
            <text:p>TASZ против Унгарија - <text:s/>2009</text:p>
          </table:table-cell>
          <table:table-cell office:value-type="string" calcext:value-type="string">
            <text:p>TASZ protiv Mađarske – 2009</text:p>
          </table:table-cell>
          <table:table-cell office:value-type="string" calcext:value-type="string">
            <text:p>TASZ проти Угорщини – 2009 р.</text:p>
          </table:table-cell>
          <table:table-cell office:value-type="string" calcext:value-type="string">
            <text:p>TASZ v. Ungaria - 2009</text:p>
          </table:table-cell>
          <table:table-cell office:value-type="string" calcext:value-type="string">
            <text:p>TASZ против Венгрии - 2009</text:p>
          </table:table-cell>
          <table:table-cell table:number-columns-repeated="1016"/>
        </table:table-row>
        <table:table-row table:style-name="ro86">
          <table:table-cell office:value-type="string" calcext:value-type="string">
            <text:p>Agjencitë e inteligjencës duhet të japin akses në informacione me interes publik</text:p>
          </table:table-cell>
          <table:table-cell office:value-type="string" calcext:value-type="string">
            <text:p><text:s/>სადაზვერვო სამსახურებმა უნდა უზრუნველყონ წვდომა საჯარო ინტერესის მატარებელ ინფორმაციაზე </text:p>
          </table:table-cell>
          <table:table-cell office:value-type="string" calcext:value-type="string">
            <text:p>A hirszerző ügynökségek joga a közérdekű információhoz</text:p>
          </table:table-cell>
          <table:table-cell office:value-type="string" calcext:value-type="string">
            <text:p>Разузнавачките агенции мора да одобрат пристап до информации од јавен интерес</text:p>
          </table:table-cell>
          <table:table-cell office:value-type="string" calcext:value-type="string">
            <text:p>Obaveštajne agencije moraju odobriti pristup informacijama od javnog interesa</text:p>
          </table:table-cell>
          <table:table-cell office:value-type="string" calcext:value-type="string">
            <text:p>Спецслужби повинні надавати доступ до інформації, яка становить громадський інтерес</text:p>
          </table:table-cell>
          <table:table-cell office:value-type="string" calcext:value-type="string">
            <text:p>Serviciile secrete trebuie să asigure acces la informații de interes public </text:p>
          </table:table-cell>
          <table:table-cell office:value-type="string" calcext:value-type="string">
            <text:p>Секретные службы должны предоставлять доступ к информации, </text:p>
            <text:p>представляющей общественный интерес</text:p>
          </table:table-cell>
          <table:table-cell table:number-columns-repeated="1016"/>
        </table:table-row>
        <table:table-row table:style-name="ro88">
          <table:table-cell office:value-type="string" calcext:value-type="string">
            <text:p>“Ushtrimi i lirisë së shprehjes mund të jetë subjekt i kufizimeve, por çdo kufizim duhet të jetë në përputhje me ligjin vendas. Gjykata konstaton se kufizimi i vendosur nga agjencia e inteligjencës, në këtë rast, nuk e përmbush këtë kriter.“ </text:p>
          </table:table-cell>
          <table:table-cell office:value-type="string" calcext:value-type="string">
            <text:p>“გამოხატვის თავისუფლებით სარგებლობა შესაძლებელია შეიზღუდოს, თუმცა ყველა მსგავსი შეზღუდვა უნდა გამომდინარეობდეს კანონმდებლობიდან. სასამართლომ დაადგინა, რომ მოცემულ საქმეში სადაზვერვო სამსახურის მიერ დაწესებული შეზღუდვები არ აკმაყოფილებდნენ მოცემულ კრიტერიუმს.”</text:p>
          </table:table-cell>
          <table:table-cell office:value-type="string" calcext:value-type="string">
            <text:p>“A szólásszabadság gyakorlása korlátozásoktól függhet, azonban minden ilyen korlátozásnak összhangban kell lennie a hazai joggal. Az Elsőfokú Bíróság megállapítja, hogy a hírszerző ügynökség által a jelen ügyben alkalmazott korlátozások nem teljesítették ezt a kritériumot. “</text:p>
          </table:table-cell>
          <table:table-cell office:value-type="string" calcext:value-type="string">
            <text:p>„Остварувањето на слободата на изразување може да подлежи на ограничувања, но таквите ограничувања треба да бидат во согласност со домашното законодавство. Судот одлучи дека ограничувањата наложени од разузнавачката агенција во овој случај не го исполниле овој критериум.“</text:p>
          </table:table-cell>
          <table:table-cell office:value-type="string" calcext:value-type="string">
            <text:p>„Ostvarivanje slobode izražavanja može podlegati ograničenjima, ali sva ta ograničenja moraju biti u skladu sa domaćim zakonima. Sud smatra da ograničenja koja je u ovom predmetu uvela obaveštajna agencija, ne ispunjavaju taj kriterijum.“</text:p>
          </table:table-cell>
          <table:table-cell office:value-type="string" calcext:value-type="string">
            <text:p>«Здійснення свободи вираження поглядів може підлягати обмеженням, але будь-яке з обмежень має відповідати внутрішньому законодавству. Суд вважає, що обмеження, накладені розвідувальною службою в цій справі, не відповідають зазначеному критерію.»</text:p>
          </table:table-cell>
          <table:table-cell office:value-type="string" calcext:value-type="string">
            <text:p>“Exercitarea libertății de exprimare poate fi supusă unor restricții, dar aceste restricții trebuie să fie în concordanță cu legislația națională. Curtea consideră că restricțiile impuse de serviciile secrete în cazul de față nu a îndeplinit acest criteriu.”</text:p>
          </table:table-cell>
          <table:table-cell office:value-type="string" calcext:value-type="string">
            <text:p>"Осуществление свободы выражения мнения может быть ограничено, но любые такие ограничения должны соответствовать внутреннему законодательству. Суд считает, что ограничения, введенные спецслужбой в данном случае, не соответствовали этому критерию."</text:p>
          </table:table-cell>
          <table:table-cell table:number-columns-repeated="1016"/>
        </table:table-row>
        <table:table-row table:style-name="ro87">
          <table:table-cell office:value-type="string" calcext:value-type="string">
            <text:p>Nisma e të Rinjve për të Drejtat e Njeriut kundër Serbisë, 2013</text:p>
          </table:table-cell>
          <table:table-cell office:value-type="string" calcext:value-type="string">
            <text:p>Youth Initiative for Human Rights სერბეთის წინააღმდეგ, 2013 </text:p>
          </table:table-cell>
          <table:table-cell office:value-type="string" calcext:value-type="string">
            <text:p>Youth Initiative for Human Rights kontra Szerbia, 2013 </text:p>
          </table:table-cell>
          <table:table-cell office:value-type="string" calcext:value-type="string">
            <text:p>Младинска иницијатива за човекови права против Србија, 2013</text:p>
          </table:table-cell>
          <table:table-cell office:value-type="string" calcext:value-type="string">
            <text:p>Inicijativa mladih za ljudska prava protiv Srbije, 2013</text:p>
          </table:table-cell>
          <table:table-cell office:value-type="string" calcext:value-type="string">
            <text:p>Молодіжна ініціатива захисту прав людини проти Сербії, 2013</text:p>
          </table:table-cell>
          <table:table-cell office:value-type="string" calcext:value-type="string">
            <text:p>Inițiativa Tinerilor pentru Drepturile Omului v. Serbia, 2013 </text:p>
          </table:table-cell>
          <table:table-cell office:value-type="string" calcext:value-type="string">
            <text:p>Молодежная инициатива за права человека (Case Youth Initiative for Human Rights) против Сербии, 2013</text:p>
          </table:table-cell>
          <table:table-cell table:number-columns-repeated="1016"/>
        </table:table-row>
        <table:table-row table:style-name="ro86">
          <table:table-cell office:value-type="string" calcext:value-type="string">
            <text:p>Aksesi tek faqe interneti të caktuara është pjesë e së drejtës për të patur akses në informacion</text:p>
          </table:table-cell>
          <table:table-cell office:value-type="string" calcext:value-type="string">
            <text:p>კონკრეტულ ინტერნეტ საიტებზე წვდომა წარმოადგენს ინფორმაციის თავისუფლების ნაწილს </text:p>
          </table:table-cell>
          <table:table-cell office:value-type="string" calcext:value-type="string">
            <text:p>Egy adott internet oldal elérése, egy része az információ szerzés jogának</text:p>
          </table:table-cell>
          <table:table-cell office:value-type="string" calcext:value-type="string">
            <text:p>Пристапот до одредени интернет страници е дел од правото на пристап до информации</text:p>
          </table:table-cell>
          <table:table-cell office:value-type="string" calcext:value-type="string">
            <text:p>Pristup određenim sajtovima na Internetu je sastavni deo prava na pristup informacijama</text:p>
          </table:table-cell>
          <table:table-cell office:value-type="string" calcext:value-type="string">
            <text:p>Доступ до деяких Інтернет-сайтів є частиною права на доступ до інформації </text:p>
          </table:table-cell>
          <table:table-cell office:value-type="string" calcext:value-type="string">
            <text:p>Accesul la anumite site-uri de Internet este parte a dreptului de acces la informații </text:p>
          </table:table-cell>
          <table:table-cell office:value-type="string" calcext:value-type="string">
            <text:p>Доступ к определенным Интернет сайтам является частью права на доступ к информации</text:p>
          </table:table-cell>
          <table:table-cell table:number-columns-repeated="1016"/>
        </table:table-row>
        <table:table-row table:style-name="ro99">
          <table:table-cell office:value-type="string" calcext:value-type="string">
            <text:p>“Shqyrton se neni 10 nuk mund të interpretohet si imponim i një detyrimi të përgjithshëm për të siguruar akses në internet, ose në faqe specifike të internetit, për të burgosurit, megjithatë, konstaton se në rrethanat e kësaj cështjeje, meqënëse aksesi në faqet e caktuara që përmbajnë informacion ligjor është dhënë sipas ligjit të Estonisë, kufizimi i aksesit në faqe të tjera, që gjithashtu përmbajnë informacion ligjor, përbën një shkelje të të drejtës për të marrë informacion. </text:p>
          </table:table-cell>
          <table:table-cell office:value-type="string" calcext:value-type="string">
            <text:p>“სასამართლოს მიაჩნია, რომ მე-10 მუხლი არ უნდა იქნეს განმარტებული, როგორც ინტერნეტზე, ან კონკრეტულ ინტერნეტ საიტებზე მსჯავრდებულთათვის წვდომის ვალდებულების დამდგენი ზოგადი ნორმა. <text:s/>მიუხედავად აღნიშნულისა, მოცემული საქმის გარემოებების გათვალისწინებით, როდესაც ესტონური კანონმდებლობით განმტკიცებულია სამართლებრივი ინფორმაციის შემცველ კონკრეტულ საიტებზე წვდომის უფლება, <text:s/>სხვა საიტებზე წვდომის შეზღუდვა, რომლებიც ასევე მოიცავენ სამართლებრივ ინფორმაციას წარმოადგენს ინფორმაციის თავისუფლად მიღების უფლების დარღვევას.”</text:p>
          </table:table-cell>
          <table:table-cell office:value-type="string" calcext:value-type="string">
            <text:p>“Úgy véli, hogy a 10. cikk nem értelmezhető úgy, mintha általános kötelezettséget írna elő az internethez való hozzáférésre vagy meghatározott internetes oldalakra a fogvatartottak számára. Habár <text:s/>megállapítja, hogy az ügy körülményeit figyelembe véve, <text:s/>az Észt törvények lehetővé tették a hozzáférést bizonyos oldalakhoz, melyek jogi információkat tartalmaznak, <text:s/>és letiltott más oldalakat, melyek egyéb jogi információkat tartalmaznak, mely az információszerzési jog korlátozásának minősült.“</text:p>
          </table:table-cell>
          <table:table-cell office:value-type="string" calcext:value-type="string">
            <text:p>"Тој смета дека членот 10 не може да се толкува како наметнување општа обврска за обезбедување на пристап до интернет или до одредени интернет-страници за затворениците. Сепак, утврди дека во околностите на случајот, со оглед на тоа што пристапот до одредени веб страници што содржат правни информации се доделува според естонскиот закон, ограничувањето на пристапот до други сајтови, кои исто така содржат и правни информации, претставува мешање во правото на прием на информации. "</text:p>
          </table:table-cell>
          <table:table-cell office:value-type="string" calcext:value-type="string">
            <text:p>„On smatra da Član 10 ne može da se tumači u smislu da u odnosu na zatvorenike, uvodi opštu obavezu pružanja pristupa Internetu ili posebnim sajtovima na Internetu. Međutim, on smatra da s obzirom na okolnosti ovog predmeta, pošto je na osnovu zakona Estonije odobren pristup određenim sajtovima koji sadrže pravne informacije, ograničenje pristupa drugim sajtovima, koji takođe sadrže pravne informacije, predstavlja ometanje prava na primanje informacija.“</text:p>
          </table:table-cell>
          <table:table-cell office:value-type="string" calcext:value-type="string">
            <text:p>«Він вважає, що статтю 10 Конвенції не можна тлумачити такою, що накладає загальне зобов'язання надавати ув'язненим доступ до Інтернету або певних Інтернет-сайтів. Однак Суд вважає, що за таких обставин справи, оскільки законодавство Естонської Республіки гарантує доступ до певних сайтів, які містять правову інформацію, обмеження доступу до інших сайтів, які також містять правову інформацію, є втручанням в право на отримання інформації.»</text:p>
          </table:table-cell>
          <table:table-cell office:value-type="string" calcext:value-type="string">
            <text:p>“Consideră că Articolul 10 nu poate fi interpretat ca impunând o obligație generală de asigurare a accesului la Internet, sau anumite situri, pentru prizonieri. Totuși, consideră că în condițiile cazului de față, deoarece accesul la situri care conțin informații de legislație este asigurat prin legea Estoniei, restricția accesului la alte site-uri care dețin de asemenea informații juridice constituie un amestec asupra dreptului de a primi informații.”</text:p>
          </table:table-cell>
          <table:table-cell office:value-type="string" calcext:value-type="string">
            <text:p>"Суд считает, что статья 10 не может толковаться как налагающая общее обязательство обеспечить заключенным доступ к Интернету или к конкретным </text:p>
            <text:p>Интернет-сайтам. Однако с учетом обстоятельств дела он приходит к следующему выводу: поскольку доступ к определенным сайтам, содержащим юридическую информацию, предоставляется согласно эстонскому законодательству, ограничение доступа к другим сайтам, также содержащим юридическую информацию, представляет собой вмешательство в право на получение информации."</text:p>
          </table:table-cell>
          <table:table-cell table:number-columns-repeated="1016"/>
        </table:table-row>
        <table:table-row table:style-name="ro10">
          <table:table-cell office:value-type="string" calcext:value-type="string">
            <text:p>Kalda kundër Estonisë, 2016</text:p>
          </table:table-cell>
          <table:table-cell office:value-type="string" calcext:value-type="string">
            <text:p>Kalda ესტონეთის წინააღმდეგ, 2016</text:p>
          </table:table-cell>
          <table:table-cell office:value-type="string" calcext:value-type="string">
            <text:p>Kalda kontra Észtország, 2016</text:p>
          </table:table-cell>
          <table:table-cell office:value-type="string" calcext:value-type="string">
            <text:p>Kalda против Естонија, 2016</text:p>
          </table:table-cell>
          <table:table-cell office:value-type="string" calcext:value-type="string">
            <text:p>Kalda protiv Estonije, 2016</text:p>
          </table:table-cell>
          <table:table-cell office:value-type="string" calcext:value-type="string">
            <text:p>Калда проти Естонії, 2016</text:p>
          </table:table-cell>
          <table:table-cell office:value-type="string" calcext:value-type="string">
            <text:p>Kalda v. Estonia, 2016</text:p>
          </table:table-cell>
          <table:table-cell office:value-type="string" calcext:value-type="string">
            <text:p>Калда (Kalda) против Эстонии, 2016</text:p>
          </table:table-cell>
          <table:table-cell table:number-columns-repeated="1016"/>
        </table:table-row>
        <table:table-row table:style-name="ro116">
          <table:table-cell office:value-type="string" calcext:value-type="string">
            <text:p>Versioni i zgjeruar i këtij kapitulli, së bashku me lidhjet dhe përmbledhjet e praktikës ligjore mund t'i gjeni në internet në adresën: https://cases.internetfreedom.blog</text:p>
          </table:table-cell>
          <table:table-cell table:style-name="ce82" office:value-type="string" calcext:value-type="string">
            <text:p>მოცემული თავის სრული ვრცელი ვერსია შესაბამის საქმეთა ლინკებითა და მოკლე რეზიუმეებით შეგიძლიათ იხილოთ ონლაინ, შემდეგ მისამართზე: https://cases.internetfreedom.blog</text:p>
          </table:table-cell>
          <table:table-cell office:value-type="string" calcext:value-type="string">
            <text:p>A fejezet teljes továbbfejlesztett verziója a linkekről és összefoglalókról a következő címen található: https://cases.internetfreedom.blog</text:p>
          </table:table-cell>
          <table:table-cell office:value-type="string" calcext:value-type="string">
            <text:p>Целата усовршена верзија на ова поглавје со линкови и резимеа на релевантна судска пракса се достапни онлајн на https://cases.internetfreedom.blog</text:p>
          </table:table-cell>
          <table:table-cell office:value-type="string" calcext:value-type="string">
            <text:p>Celokupna dorađena verzija ovog poglavlja sa linkovima i sažecima iz sudske prakse može se naći na Internetu, na adresi https://cases.internetfreedom.blog</text:p>
          </table:table-cell>
          <table:table-cell office:value-type="string" calcext:value-type="string">
            <text:p>Повну версію цього розділу разом з посиланням та оглядом справ можна знайти онлайн за посиланням: https://cases.internetfreedom.blog</text:p>
          </table:table-cell>
          <table:table-cell office:value-type="string" calcext:value-type="string">
            <text:p>Versiunea extinsă a acestui capitol cu linkuri și rezumate este disponibilă la https://cases.internetfreedom.blog</text:p>
          </table:table-cell>
          <table:table-cell office:value-type="string" calcext:value-type="string">
            <text:p>Полную расширенную версию этой главы со ссылками на судебную практику и </text:p>
            <text:p>аннотациями можно найти в Интернете на сайте https://cases.internetfreedom.blog</text:p>
          </table:table-cell>
          <table:table-cell table:number-columns-repeated="1016"/>
        </table:table-row>
        <table:table-row table:style-name="ro10">
          <table:table-cell office:value-type="string" calcext:value-type="string">
            <text:p>Bllokimi i internetit</text:p>
          </table:table-cell>
          <table:table-cell office:value-type="string" calcext:value-type="string">
            <text:p>ინტერნეტის დაბლოკვა </text:p>
          </table:table-cell>
          <table:table-cell office:value-type="string" calcext:value-type="string">
            <text:p>Internet blokkolása</text:p>
          </table:table-cell>
          <table:table-cell office:value-type="string" calcext:value-type="string">
            <text:p>Интернет блокирање</text:p>
          </table:table-cell>
          <table:table-cell office:value-type="string" calcext:value-type="string">
            <text:p>6. Blokiranje Interneta</text:p>
          </table:table-cell>
          <table:table-cell office:value-type="string" calcext:value-type="string">
            <text:p>Блокування доступу до Інтернет-ресурсів</text:p>
          </table:table-cell>
          <table:table-cell office:value-type="string" calcext:value-type="string">
            <text:p>6. Blocarea Internetului</text:p>
          </table:table-cell>
          <table:table-cell office:value-type="string" calcext:value-type="string">
            <text:p>Блокирование Интернета</text:p>
          </table:table-cell>
          <table:table-cell table:number-columns-repeated="1016"/>
        </table:table-row>
        <table:table-row table:style-name="ro98">
          <table:table-cell office:value-type="string" calcext:value-type="string">
            <text:p>Bllokimi i një faqeje interneti nëpërmjet Ofruesve të Shërbimit të Internetit (ISP) që ofrojnë akses në internet është njëra formë e kufizimit të aksesit në përmbajtje.</text:p>
          </table:table-cell>
          <table:table-cell office:value-type="string" calcext:value-type="string">
            <text:p>ვებგვერდის ინტერნეტ დაბლოკვა ინტერნეტ-პროვაიდერების მიერ, რომლებიც უზრუნველყოფენ ინტერნეტ სერვისების მიწოდებას კონტენტის ხელმისაწვდომობის შეზღუდვის ერთ-ერთ ფორმას წარმოადგენს. </text:p>
          </table:table-cell>
          <table:table-cell office:value-type="string" calcext:value-type="string">
            <text:p>Egy web oldal blokkolása az Internet szolgáltatón (ISP-k) keresztül <text:s/>a tartalomhoz való hozzáférés korlátozásának egyik formája.</text:p>
          </table:table-cell>
          <table:table-cell office:value-type="string" calcext:value-type="string">
            <text:p>Интернет блокирањето на веб-страница преку даватели на интернет услуги (ISP) кои овозможуваат пристап до интернет претставува вид на ограничување на пристапот до содржини.</text:p>
          </table:table-cell>
          <table:table-cell office:value-type="string" calcext:value-type="string">
            <text:p>Blokiranje stranice na Internetu <text:s/>preko provajdera Internet usluga koji obezbeđuju pristup Internetu, predstavlja jedan vid ograničenja pristupa sadržaju.</text:p>
          </table:table-cell>
          <table:table-cell office:value-type="string" calcext:value-type="string">
            <text:p>Блокування веб-сайту через постачальників послуг, що забезпечують доступ до Інтернету, є формою обмеження доступу до інформаційного вмісту сайту.</text:p>
          </table:table-cell>
          <table:table-cell office:value-type="string" calcext:value-type="string">
            <text:p>Blocarea unei pagini web de pe Internet prin intermediul Furnizorilor de Servicii Internet (ISP) care asigură acces la Internet este o formă de limitare a accesului la conținut. </text:p>
          </table:table-cell>
          <table:table-cell office:value-type="string" calcext:value-type="string">
            <text:p>Блокировка веб-страницы через операторов связи, обеспечивающих доступ к Интернету, является формой ограничения доступа к контенту.</text:p>
          </table:table-cell>
          <table:table-cell table:number-columns-repeated="1016"/>
        </table:table-row>
        <table:table-row table:style-name="ro91">
          <table:table-cell office:value-type="string" calcext:value-type="string">
            <text:p>Ndërkohë që bllokimi i internetit shpesh duket si një zgjidhje e thjeshtë dhe e lehtë për disa politikëbrërës që trajtojnë përmbajtjen e paligjshme, në fakt ngre disa problematika të ndërlikuara teknike dhe ligjore, mes të cilave edhe mospajtimi i bllokimit të internetit me lirinë e shprehjes.</text:p>
          </table:table-cell>
          <table:table-cell office:value-type="string" calcext:value-type="string">
            <text:p>მიუხედავად იმისა, რომ პოლიტიკის მრავალი შემმუშავებელი ინტერნეტის დაბლოკვას უკანონო კონტენტთნ გამკლავების მარტივ და სწრაფ გზად მიიჩნევს, ის მოიცავს მრავალ რთულ ტექნიკურ <text:s/>და სამართლებრივ <text:s/>საკითხს, მათ შორის კონფლიქტს ინტერნეტის დაბლოკვასა და გამოხატვის თავისუფლებას შორის. </text:p>
          </table:table-cell>
          <table:table-cell office:value-type="string" calcext:value-type="string">
            <text:p>Bár az Internetes blokkolás gyakran úgy tűnik, könnyű és egyszerű megoldásnak egyes politikus számára, akik az illegális tartalmakkal foglalkoznak, valójában nagyon bonyolult műszaki és jogi kérdéseket vet fel, mint az Internetes blokkolás és a szólásszabadság közötti konfliktus.</text:p>
          </table:table-cell>
          <table:table-cell office:value-type="string" calcext:value-type="string">
            <text:p>Иако интернет блокирањето честопати изгледа како едноставно и лесно решение за справување со нелегалните содржини од страна на одредени креатори на политики, тоа всушност покренува многу комплицирани технички и законски прашања, меѓу кои е конфликтот помеѓу интернет блокирањето и слободата на изразување.</text:p>
          </table:table-cell>
          <table:table-cell office:value-type="string" calcext:value-type="string">
            <text:p>Iako nekim donosiocima politika blokiranje stranice na Internetu često izgleda kao lako i jednostavno rešenje problema protivzakonitog sadržaja, ono zapravo povlači neka veoma komplikovana tehnička i pravna pitanja, <text:s/>među kojima je i kolizija između blokiranja na Internetu i slobode izražavanja. </text:p>
          </table:table-cell>
          <table:table-cell office:value-type="string" calcext:value-type="string">
            <text:p>Незважаючи на те, що блокування доступу до Інтернет-ресурсів часто видається для деяких політиків простим і ефективним вирішенням питання незаконного інформаційного вмісту веб-сайтів, такий крок тягне за собою дуже складні технічні та правові проблеми, серед яких і взаємовідношення блокування Інтернет-ресурсів та свободи вираження поглядів.</text:p>
          </table:table-cell>
          <table:table-cell office:value-type="string" calcext:value-type="string">
            <office:annotation draw:style-name="gr7" draw:text-style-name="P4" svg:width="82.18pt" svg:height="28.09pt" svg:x="1678.93pt" svg:y="27706.82pt" draw:caption-point-x="-17.29pt" draw:caption-point-y="42.8pt">
              <dc:date>2018-02-03T00:00:00</dc:date>
              <text:p text:style-name="P3"><text:span text:style-name="T1">Footnote 16 si 17</text:span></text:p>
            </office:annotation>
            <text:p>În vreme ce pentru anumiți factori de decizie care se ocupă cu conținutul ilegal blocarea Internetului pare deseori o soluție simplă și ușoară, de fapt, ridică câteva probleme tehnice și legale foarte complicate, prin conflictul dintre blocarea Internetului și libertatea de exprimare. </text:p>
          </table:table-cell>
          <table:table-cell office:value-type="string" calcext:value-type="string">
            <text:p>В то время как блокирование Интернета часто кажется простым и легким решением для некоторых лиц, ответственных за разработку регулирования по борьбе с незаконным контентом, на самом деле в результате этой меры поднимается ряд очень сложных технических и правовых вопросов, среди которых конфликт между блокированием Интернета и свободой выражения мнения.</text:p>
          </table:table-cell>
          <table:table-cell table:number-columns-repeated="1016"/>
        </table:table-row>
        <table:table-row table:style-name="ro21">
          <table:table-cell office:value-type="string" calcext:value-type="string">
            <text:p>Në vitet e fundit, shtete nga e gjithë bota kanë vënë në jetë zgjidhje të ndryshme për bllokimin e internetit. Për këtë ka shumë raporte të OJQ-ve, si: Iniciativa OpenNet, Reporters ëithout Borders ose Freedom House, OpenNet Initiative, Reporters ëithout Borders ose Freedom House, që ofrojnë analiza të hollësishme të praktikave të vendeve të ndryshme mbi censurën e internetit që shpesh përfshin bllokimin.</text:p>
          </table:table-cell>
          <table:table-cell office:value-type="string" calcext:value-type="string">
            <text:p>წარსულში მრავალი სახელმწიფოს მიერ მსოფლიოს მასშტაბით დანერგილ იქნა ინტერნეტის დაბლოკვის სხვადასხვა მეთოდი. <text:s/>ისეთ არასამთავრობო ორგანიზაციათა მიერ, როგორიც არის OpenNet Initiative , Reporters Without Borders <text:s/>ან Freedom House , შემუშავებულ იქნა ანგარიშები, რომლებიც მოიცავს სხვადასხვა სახელმწიფოში დანერგილი ინტერნეტ-ცენზურის, მათ შორის ინტერნეტის დაბლოკვის, სიღრმისეულ ანალიზს. </text:p>
          </table:table-cell>
          <table:table-cell office:value-type="string" calcext:value-type="string">
            <text:p>Az elmúlt évek során az államok világszerte különböző megoldásokat alkalmaztak <text:s/>az Internetes blokkolásra. Számos olyan civil szervezet, mint az OpenNet kezdeményezés, Reporters Without Borders or Freedom House. A különboző országokban a mélyreható elemzések gyakran tartalmaztak az Internetes cenzúrára vonatkozó részeket, melyek magukba foglalták az Internet blokkolását is.</text:p>
          </table:table-cell>
          <table:table-cell office:value-type="string" calcext:value-type="string">
            <text:p>Во изминатите години голем број држави ширум светот имплементираа различни решенија за интернет блокирање. Изработени се повеќе извештаи од невладини организации како што се OpenNet Initiative, Репортери без граници или Freedom House, во кои се дадени темелни анализи на практиките за интернет цензура во разни земји, кои често вклучуваат и блокирање.</text:p>
          </table:table-cell>
          <table:table-cell office:value-type="string" calcext:value-type="string">
            <text:p>Proteklih godina, mnoge države u svetu primenjivale su <text:s/>različita rešenja za blokiranje na Internetu. NVO kao što su OpenNet Initiative, ​Reporters Without Borders ili Freedom House, objavile su nekoliko izveštaja u kojima se iznosi temeljna analiza različitih praksi koje zemlje primenjuju u pogledu cenzure na Internetu, koje često obuhvataju blokiranje. </text:p>
          </table:table-cell>
          <table:table-cell office:value-type="string" calcext:value-type="string">
            <text:p>В останні роки багатьма державами по всьому світі були застосовані різноманітні механізми блокування Інтернет-ресурсів. Неурядовими організаціями, такими як OpenNet Initiative, Репортери без кордонів або Freedom House, готується ряд звітів, що містять детальний аналіз практики різних країн у сфері Інтернет-цензури, яка часто передбачає і блокування.</text:p>
          </table:table-cell>
          <table:table-cell office:value-type="string" calcext:value-type="string">
            <office:annotation draw:style-name="gr8" draw:text-style-name="P4" svg:width="82.18pt" svg:height="16.89pt" svg:x="1678.93pt" svg:y="27808.07pt" draw:caption-point-x="-17.29pt" draw:caption-point-y="42.8pt">
              <dc:date>2018-02-03T00:00:00</dc:date>
              <text:p text:style-name="P3"><text:span text:style-name="T1">Footnotes 18-20</text:span></text:p>
            </office:annotation>
            <text:p>În ultimii ani, multe state au implementat diferite soluții pentru blocarea Internetului. Există mai multe rapoarte ale unor ONG-uri ca OpenNet Initiative, Reporters Without Borders sau Freedom House, care oferă analize aprofundate a practicilor de cenzură pe Internet din diverse țări, care includ deseori blocarea Internetului. <text:s/></text:p>
          </table:table-cell>
          <table:table-cell office:value-type="string" calcext:value-type="string">
            <text:p>В последние годы многие страны мира применяют различные решения для блокирования Интернета. </text:p>
            <text:p>Существует несколько отчетов, подготовленных неправительственными организациями, такими как OpenNet Initiative, Reporters Without Borders или Freedom House, которые предоставляют углубленный анализ практик разных стран в отношении интернет-цензуры, которая часто включает блокирование.</text:p>
          </table:table-cell>
          <table:table-cell table:number-columns-repeated="1016"/>
        </table:table-row>
        <table:table-row table:style-name="ro103">
          <table:table-cell office:value-type="string" calcext:value-type="string">
            <text:p>Ekziston një gamë e gjerë arsyesh përse vendet vendosin të bllokojnë përmbajtjen; më të zakonshmet janë: imazhet e abuzimit të të miturve, luajtja e e paautorizuar e lojrave te fatit në internet, të drejtat e pronësisë intelektuale ose siguria kombëtare. ISP-të, përveç detyrimeve për bllokimit e internetit të cilat jepen <text:s/>me ligj ose me vendim gjykate, mbartin një trend të vazhdueshëm të përcaktimit ose të lejimit për të zbatuar masa vullnetare të ngjashme, të cilat gjithashtu ngrenë edhe probleme të tjera nga pikëpamja ligjore.</text:p>
          </table:table-cell>
          <table:table-cell office:value-type="string" calcext:value-type="string">
            <text:p>არსებობს სახელმწიფოთა მიერ კონტენტის დაბლოკვის საფუძველთა ფართო სპექტრი, მათ შორის ყველაზე ხშირია: <text:s/>ბავშვთა მიმართ ძალადობის ამსახველი სურათები, არა ავტორიზებული ონლაინ აზარტული თამაშები, <text:s/>ინტელექტუალური საკუთრების დაცვა ან ეროვნული უსაფრთხოება. ამასთან ინტერნეტ სერვის მიმწოდებელთა ინტერნეტ-დაბლოკვის ვალდებულების გარდა, რომელიც მათ ეკისრებათ კანონით ან სასამართლო გადაწყვეტილების საფუძველზე, არსებობს ასევე ინტერნეტ სერვის მიმწოდებელთათვის მსგავსი ნებაყოფლობითი ზომების მიღების უფლებამოსილების მინიჭების მიმდინარე ტრენდი, რომელიც სამართლებრივი კუთხით დამატებით პრობლემებს წამოჭრის. </text:p>
          </table:table-cell>
          <table:table-cell office:value-type="string" calcext:value-type="string">
            <text:p>Számos oka van annak, amiért egyes országok úgy döntenek, hogy blokkolják a tartalmakat, a leggyakoribbak a következők: gyermekek zaklatásainek képei, <text:s/>jogosulatlan online szerencsejátékok, szellemi tulajdonjog megsértése vagy nemzetbiztonság okból. Az ISP-k internetes blokkolási kötelezettségei mellett, amelyeket törvény vagy bírósági határozat hozott létre, <text:s/>az ISP-k meghatározása vagy engedélyezése olyan folyamatos önkéntes intézkedések végrehajtására irányul, amelyek jogi szempontból egyéb problémákat vetnek fel.</text:p>
          </table:table-cell>
          <table:table-cell office:value-type="string" calcext:value-type="string">
            <text:p>Постојат мноштво причини зошто државите се одлучуваат да блокираат содржини, од кои најчести се: фотографии од злоставување на деца, нелегално обложување преку интернет, права на интелектуална сопственост или национална безбедност. Покрај обврските за интернет блокирање на давателите на интернет услуги кои се наметнати со закон или судска одлука, постои и континуирана тенденција на одредување или давање дозвола на давателите на интернет услуги да спроведат слични доброволни мерки кои доведуваат до појава и на други проблеми од законска гледна точка.</text:p>
          </table:table-cell>
          <table:table-cell office:value-type="string" calcext:value-type="string">
            <text:p>Postoji širok niz razloga zbog kojih se zemlje odlučuju da blokiraju sadržaj, pri čemu su najuobičajeniji: slike zlostavljanja dece, nelegalno kockanje na Internetu, prava intelektualne svojine ili nacionalna bezbednost. Pored obaveza koje provajderi Internet usluga imaju u pogledu blokiranja na Internetu, na osnovu zakona ili sudske odluke, trenutno postoji trend u kojem se provajderu Internet usluga određuje ili dozvoljava da primeni slične dobrovoljne mere, koje sa pravnog stanovišta predstavljaju drugu vrstu problema.</text:p>
          </table:table-cell>
          <table:table-cell office:value-type="string" calcext:value-type="string">
            <text:p>Серед причин, чому країни вирішують заблокувати вміст веб-сайту, найчастіше зустрічаються такі: наявність матеріалів, що зображують насильство над дітьми, незаконна діяльність онлайн-казино, порушення права інтелектуальної власності або питання національної безпеки. Окрім зобов'язань постачальників послуг Інтернету щодо блокування доступу до Інтернет-ресурсів, передбачених законом або рішенням суду, помітною стала тенденція видавати постанови або надавати дозвіл таким постачальникам здійснювати подібні добровільні заходи, що з юридичної точки зори спричиняє появу інших проблем .</text:p>
          </table:table-cell>
          <table:table-cell office:value-type="string" calcext:value-type="string">
            <text:p>Există o varietate largă de motive pentru care țările decid să blocheze conținut, cele mai comune fiind: imagini cu copii abuzați, jocuri de noroc online neautorizate, drepturi de proprietate intelectuală sau securitate națională. În afară de obligațiile ISP de a bloca Internetul care sunt decise de o lege sau o decizie a curții, există o tendință actuală de a determina sau a permite ISP să implementeze măsuri voluntare similare, care ridică și alt tip de probleme din punct de vedere legal. </text:p>
          </table:table-cell>
          <table:table-cell office:value-type="string" calcext:value-type="string">
            <text:p>Существует множество причин, почему страны решают заблокировать цифровой контент. </text:p>
            <text:p>Наиболее распространенными из них являются: изображения надругательства над детьми, несанкционированные азартные онлайн-игры, права интеллектуальной собственности или национальная безопасность. Помимо обязательств по интернет-блокированию для интернет-провайдеров, которые предусмотрены законом или судебным решением, существует постоянная тенденция определения аналогичных добровольных мер или предоставления интернет-провайдерам возможности их внедрить, мер, которые также актуализируют и другие проблемы с правовой точки зрения.</text:p>
          </table:table-cell>
          <table:table-cell table:number-columns-repeated="1016"/>
        </table:table-row>
        <table:table-row table:style-name="ro86">
          <table:table-cell office:value-type="string" calcext:value-type="string">
            <text:p>Aspekte kryesore nga çështjet përkatëse të GJEDNJ-së:</text:p>
          </table:table-cell>
          <table:table-cell office:value-type="string" calcext:value-type="string">
            <text:p>საკვანძო საკითხები ადამიანის უფლებათა ევროპული სასამართლოს შესაბამისი პრაქტიკიდან:</text:p>
          </table:table-cell>
          <table:table-cell office:value-type="string" calcext:value-type="string">
            <text:p>Az EJEBvonatkozó eseteinek kulcsfontosságú szempontjai</text:p>
          </table:table-cell>
          <table:table-cell office:value-type="string" calcext:value-type="string">
            <text:p>Клучни аспекти од релевантни предмети во ЕСЧП:</text:p>
          </table:table-cell>
          <table:table-cell office:value-type="string" calcext:value-type="string">
            <text:p>Ključni aspekti relevantnih predmeta pred ESLJP:</text:p>
          </table:table-cell>
          <table:table-cell office:value-type="string" calcext:value-type="string">
            <text:p>Ключові аспекти відповідних справ ЄСПЛ:</text:p>
          </table:table-cell>
          <table:table-cell office:value-type="string" calcext:value-type="string">
            <text:p>Aspecte cheie din cazuri CEDO relevante:</text:p>
          </table:table-cell>
          <table:table-cell office:value-type="string" calcext:value-type="string">
            <text:p>Ключевые аспекты соответствующих дел ЕСПЧ</text:p>
          </table:table-cell>
          <table:table-cell table:number-columns-repeated="1016"/>
        </table:table-row>
        <table:table-row table:style-name="ro87">
          <table:table-cell office:value-type="string" calcext:value-type="string">
            <text:p>Bllokimi i një faqeje interneti është ndërhyrje në Lirinë e Shprehjes</text:p>
          </table:table-cell>
          <table:table-cell office:value-type="string" calcext:value-type="string">
            <text:p>ვებსაიტის დაბლოკვა გამოხატვის თავისუფლებაში ჩარევას წარმოადგენს </text:p>
          </table:table-cell>
          <table:table-cell office:value-type="string" calcext:value-type="string">
            <text:p>Web oldalak blokkolása a szólásszabadságot zavarja</text:p>
          </table:table-cell>
          <table:table-cell office:value-type="string" calcext:value-type="string">
            <text:p>Блокирањето на веб-сајт е мешање во слободата на изразување</text:p>
          </table:table-cell>
          <table:table-cell office:value-type="string" calcext:value-type="string">
            <text:p>Blokiranje veb-sajta predstavlja mešanje u slobodu izražavanja </text:p>
          </table:table-cell>
          <table:table-cell office:value-type="string" calcext:value-type="string">
            <text:p>Блокування веб-сайту є порушенням свободи вираження поглядів</text:p>
          </table:table-cell>
          <table:table-cell office:value-type="string" calcext:value-type="string">
            <text:p>Blocarea unui website este o intruziune asupra libertății de exprimare</text:p>
          </table:table-cell>
          <table:table-cell office:value-type="string" calcext:value-type="string">
            <text:p>Блокировка веб-сайта как вмешательство в свободу выражения мнения</text:p>
          </table:table-cell>
          <table:table-cell table:number-columns-repeated="1016"/>
        </table:table-row>
        <table:table-row table:style-name="ro98">
          <table:table-cell office:value-type="string" calcext:value-type="string">
            <text:p>“bllokimi i aksesit në faqen e internetit të Aplikantit solli shkeljen e të drejtave të dhëna sipas nenit 10, për të marrë dhe dhënë informacion “pavarësisht nga kufijtë“.“</text:p>
          </table:table-cell>
          <table:table-cell office:value-type="string" calcext:value-type="string">
            <text:p>“მოსარჩელის ვებგვერდზე წვდომის დაბლოკვა წარმოადგენდა მე-10 მუხლით განმტკიცებული მისი უფლების შეზღუდვას, თავისუფლად მიეღო და გაევრცელებინა ინფორმაცია “მიუხედავად საზღვრებისა”.”</text:p>
          </table:table-cell>
          <table:table-cell office:value-type="string" calcext:value-type="string">
            <text:p>A felperes weboldalához való hozzáférés megakadályozása, az információ terjesztésében “határoktól függetlenül“ a 10. cikkelyhez fűződő jogait sértette.</text:p>
          </table:table-cell>
          <table:table-cell office:value-type="string" calcext:value-type="string">
            <text:p>„блокирањето на пристапот до веб-сајтот на жалителот претставува мешање во неговите права од член 10 за примање и давање на информации „без оглед на ограничувањата“.“</text:p>
          </table:table-cell>
          <table:table-cell office:value-type="string" calcext:value-type="string">
            <text:p>„blokiranje pristupa veb-sajtu podnosioca predstavke predstavljalo je mešanje u prava utvrđena Članom 10 na primanje i saopštavanje informacija ’bez obzira na granice’.​”</text:p>
          </table:table-cell>
          <table:table-cell office:value-type="string" calcext:value-type="string">
            <text:p>«блокування доступу до веб-сайту позивача являє собою втручання у його право на отримання та передачу інформації «незалежно від кордонів» згідно зі статтею 10»</text:p>
          </table:table-cell>
          <table:table-cell office:value-type="string" calcext:value-type="string">
            <text:p>“blocarea accesului la website-ul reclamantului reprezintă o imixtiune în drepturile sale stipulate de Articolul 10 de a primi și împărtăși informații “fără a ține cont de frontiere”.”</text:p>
          </table:table-cell>
          <table:table-cell office:value-type="string" calcext:value-type="string">
            <text:p>«Блокирование доступа к веб-сайту заявителя привело к вмешательству в его право согласно статье 10 на получение и распространение информации« независимо от государственных границ»».</text:p>
          </table:table-cell>
          <table:table-cell table:number-columns-repeated="1016"/>
        </table:table-row>
        <table:table-row table:style-name="ro87">
          <table:table-cell office:value-type="string" calcext:value-type="string">
            <text:p>Ahmet Yıldırım kundër Turqisë, 2012</text:p>
          </table:table-cell>
          <table:table-cell office:value-type="string" calcext:value-type="string">
            <text:p>Ahmet Yıldırım თურქეთის წინააღმდეგ, 2012</text:p>
          </table:table-cell>
          <table:table-cell office:value-type="string" calcext:value-type="string">
            <text:p>Ahmet Yıldırım kontra <text:s/>Törökország, 2012</text:p>
          </table:table-cell>
          <table:table-cell office:value-type="string" calcext:value-type="string">
            <text:p>Ahmet Yıldırım против Турција, 2012</text:p>
          </table:table-cell>
          <table:table-cell office:value-type="string" calcext:value-type="string">
            <text:p>Ahmet Yıldırım protiv Turske, 2012</text:p>
          </table:table-cell>
          <table:table-cell office:value-type="string" calcext:value-type="string">
            <text:p>Ахмет Їлдирим проти Туреччини, 2012</text:p>
          </table:table-cell>
          <table:table-cell office:value-type="string" calcext:value-type="string">
            <text:p>Ahmet Yıldırım v. Turcia, 2012</text:p>
          </table:table-cell>
          <table:table-cell office:value-type="string" calcext:value-type="string">
            <text:p>Ахмет Йылдырым (Ahmet Yıldırım) против Турции, </text:p>
            <text:p>2012</text:p>
          </table:table-cell>
          <table:table-cell table:number-columns-repeated="1016"/>
        </table:table-row>
        <table:table-row table:style-name="ro86">
          <table:table-cell office:value-type="string" calcext:value-type="string">
            <text:p>Bllokimi i një faqeje interneti ndikon në të drejtën e publikut për të marrë informacion</text:p>
          </table:table-cell>
          <table:table-cell office:value-type="string" calcext:value-type="string">
            <text:p>ვებსაიტის დაბლოკვა გავლენას ახდენს საზოგადოების უფლებაზე მიიღოს ინფორმაცია </text:p>
          </table:table-cell>
          <table:table-cell office:value-type="string" calcext:value-type="string">
            <text:p>A weboldal letiltása befolyásolja a nyilvánosság azon jogát, hogy információt kapjon</text:p>
          </table:table-cell>
          <table:table-cell office:value-type="string" calcext:value-type="string">
            <text:p>Блокирањето на веб-сајт влијае врз правото на јавноста да прима информации</text:p>
          </table:table-cell>
          <table:table-cell office:value-type="string" calcext:value-type="string">
            <text:p>Blokiranje veb-sajta pogađa pravo javnosti na primanje informacija</text:p>
          </table:table-cell>
          <table:table-cell office:value-type="string" calcext:value-type="string">
            <text:p>Блокування веб-сайту перешкоджає праву громадськості отримувати інформацію</text:p>
          </table:table-cell>
          <table:table-cell office:value-type="string" calcext:value-type="string">
            <text:p>Blocarea unui website afectează dreptul publicului de a primi informații </text:p>
          </table:table-cell>
          <table:table-cell office:value-type="string" calcext:value-type="string">
            <text:p>Блокирование веб-сайта влияет на </text:p>
            <text:p>право общества получать информацию</text:p>
          </table:table-cell>
          <table:table-cell table:number-columns-repeated="1016"/>
        </table:table-row>
        <table:table-row table:style-name="ro91">
          <table:table-cell office:value-type="string" calcext:value-type="string">
            <text:p>“aplikantët mund të pretendojnë në mënyrë legjitime se vendimi i bllokimit të askesit në YouTube ka prekur të drejtën e tyre për të marrë dhe për të dhënë informacione dhe ide edhe pse ato nuk ishin objektivi i drejtpërdrejtë i këtij vendimi“</text:p>
          </table:table-cell>
          <table:table-cell office:value-type="string" calcext:value-type="string">
            <text:p><text:s/>“მოსარჩელეებს შეუძლიათ ლეგიტიმურად განაცხადონ, რომ YouTube-ზე წვდომის შეზღუდვის გადაწყვეტილებამ შეზღუდა მათი უფლება თავისუფლად მიეღოთ და გაევრცელებინათ ინფორმაცია და იდეები, მიუხედავად იმისა, რომ შეზღუდვა არ იყო პირდაპირ მათკენ მიმართული”.</text:p>
          </table:table-cell>
          <table:table-cell office:value-type="string" calcext:value-type="string">
            <text:p>“a felperesek jogosan állíthatják, hogy a YouTube hozzáférésének megakadályozására vonatkozó döntés befolyásolta az információkhoz és véleményekhez <text:s/>való hozzáférési jogukat, még akkor is, ha aközvetlenül nem ez volt a cél“.</text:p>
          </table:table-cell>
          <table:table-cell office:value-type="string" calcext:value-type="string">
            <text:p>„жалителите можат легитимно да тврдат дека одлуката за блокирање на пристапот до YouTube го засега нивното право да примаат и даваат информации и идеи иако тие не се директна цел на таквата одлука“.</text:p>
          </table:table-cell>
          <table:table-cell office:value-type="string" calcext:value-type="string">
            <text:p>„podnosioci predstavke mogu legitimno tvrditi da je odluka da se blokira pristup YouTube-u ugrozila njihovo pravo na primanje i saopštavanje informacija i ideja, iako oni nisu bili direktna meta toga.“</text:p>
          </table:table-cell>
          <table:table-cell office:value-type="string" calcext:value-type="string">
            <text:p>«хоча рішення про блокування доступу до YouTube безпосередньо не стосувався позивачів, вони можуть на законних підставах стверджувати, що такий захід є втручанням в їхнє право на отримання і поширення інформації та ідей.»</text:p>
          </table:table-cell>
          <table:table-cell office:value-type="string" calcext:value-type="string">
            <text:p>“reclamanții pot susține în mod legitim că decizia de blocare a accesului la YouTube afectează drepturile lor de a primi și împărtăși informații și idei chiar dacă nu au fost ținta directă a acestei decizii.”</text:p>
          </table:table-cell>
          <table:table-cell office:value-type="string" calcext:value-type="string">
            <text:p>Заявители могут на законных основаниях утверждать, что решение о блокировании доступа к YouTube повлияло на их право получать и распространять информацию и идеи, даже если это и не было непосредственной целью.</text:p>
          </table:table-cell>
          <table:table-cell table:number-columns-repeated="1016"/>
        </table:table-row>
        <table:table-row table:style-name="ro87">
          <table:table-cell office:value-type="string" calcext:value-type="string">
            <text:p>Cengiz dhe të Tjerët kundër Turqisë, 2015</text:p>
          </table:table-cell>
          <table:table-cell office:value-type="string" calcext:value-type="string">
            <text:p>Cengiz და სხვები თურქეთის წინააღმდეგ, 2015</text:p>
          </table:table-cell>
          <table:table-cell office:value-type="string" calcext:value-type="string">
            <text:p>Cengiz és Mások kontra Törökország, 2015</text:p>
          </table:table-cell>
          <table:table-cell office:value-type="string" calcext:value-type="string">
            <text:p>Cengiz и други против Турција, 2015</text:p>
          </table:table-cell>
          <table:table-cell office:value-type="string" calcext:value-type="string">
            <text:p>Cengiz i drugi protiv Turske, 2015</text:p>
          </table:table-cell>
          <table:table-cell office:value-type="string" calcext:value-type="string">
            <text:p>Дженґіз та інші проти Туреччини, 2015</text:p>
          </table:table-cell>
          <table:table-cell office:value-type="string" calcext:value-type="string">
            <text:p>Cengiz și Alții v. Turcia, 2015</text:p>
          </table:table-cell>
          <table:table-cell office:value-type="string" calcext:value-type="string">
            <text:p>Дженгиз (Cengiz) и другие против Турции, 2015</text:p>
          </table:table-cell>
          <table:table-cell table:number-columns-repeated="1016"/>
        </table:table-row>
        <table:table-row table:style-name="ro102">
          <table:table-cell office:value-type="string" calcext:value-type="string">
            <text:p>“Gjykata rithekson që neni 10 i Konventës garanton “cdokujt“ lirinë për të marrë dhe për të dhënë informacione dhe ide dhe se nuk bëhen dallime sipas natyrës së pikësynimit ose të rolit të personave fizikë ose juridikë në ushtrimin e asaj lirie. neni 10 zbatohet jo vetëm për përmbajtjen e informacionit, por edhe për mjetet e shpërndarjes, pasi çdo kufizim i vendosur në këto mjete, domosdoshmërisht ndërhyn në të drejtën për të marrë dhe për të dhënë informacion. Në mënyrë të ngjashme, Gjykata rikonfirmon që neni 10 garanton jo vetëm të drejtën për të dhënë informacion, por edhe të drejtën e publikut për ta pranuar atë“.</text:p>
          </table:table-cell>
          <table:table-cell office:value-type="string" calcext:value-type="string">
            <text:p>“სასამართლო კიდევ ერთხელ ხაზს უსვამს, რომ კონვენციის მე-10 მუხლი უზრუნველყოფს ინფორმაციისა და იდეების მიღებისა და გავრცელების თავისუფლებას “ყველასთვის”, მისაღწევი მიზნის თუ ფიზიკური და იურიდიული პირების მიერ უფლების განხორციელების პროცესში მათი როლის მიუხედავად. <text:s/>მე-10 მუხლი მიემართება არა მარტო ინფორმაციის შინაარსს, არამედ ასევე მისი გავრცელების საშუალებებს, იქიდან გამომდინარე, რომ მათზე დაწესებული ნებისმიერი შეზღუდვა გარდაუვლად ახდენს გავლენას ინფორმაციის მიღებისა და გავრცელების უფლებაზე. ამასთან, სასამართლო კიდევ ერთხელ ადასტურებს, რომ მე-10 მუხლი იცავს არა მარტო ინფორმაციის გავრცელების უფლებას, არამედ ასევე საზოგადოების უფლებას მიიღოს ის”.</text:p>
          </table:table-cell>
          <table:table-cell office:value-type="string" calcext:value-type="string">
            <text:p>“a Bíróság megismétli, hogy az Egyezmény 10. cikke garantálja mindenki <text:s/>“számára" az információ és a gondolatok fogadásának és átadásának szabadságát, valamint hogy nem tesz különbséget a kitűzött cél természetének vagy a természetes vagy jogi személyek szerepe között. <text:s/>A 10. cikk nem csak az információ tartalmára, hanem a terjesztés eszközeire is vonatkozik, mivel az ilyen eszközökkel szembeni bármilyen korlátozás szükségszerűen akadályozza az információ fogadásának és átadásának jogát. Hasonlóképpen az Elsőfokú Bíróság újólag megerősíti, hogy a 10. cikk nemcsak az információnyújtáshoz való jogot, hanem a nyilvánosság jogát is garantálja.“</text:p>
          </table:table-cell>
          <table:table-cell office:value-type="string" calcext:value-type="string">
            <text:p>„Судот повторува дека член 10 од Конвенцијата „на сите“ им ја гарантира слободата за примање и давање информации и идеи и дека не се прави разлика во однос на целта која ја имаат или улогата која ја играат физичките или правните лица при остварувањето на таквата слобода. Член 10 не важи само за содржината на информациите, туку и за средствата за нивното ширење, со оглед на тоа што било кое ограничување на таквите средства се коси со правото на примање и давање информации. Исто така, Судот потврдува дека член 10 го гарантира не само правото на давање информации туку и правото на јавноста да ги прима тие информации“.</text:p>
          </table:table-cell>
          <table:table-cell office:value-type="string" calcext:value-type="string">
            <text:p>„Sud ponavlja da se na osnovu člana 10 Konvencije ’svakome’ garantuje sloboda primanja i saopštavanja informacija i ideja i da se ne pravi nikakva razlika u pogledu željenog cilja ili uloge koju imaju fizička i pravna lica u ostvarivanju te slobode. Član 10 je merodavan ne samo za sadržinu informacija već i za sredstva za njihovu distribuciju, pošto svako ograničenje uvedeno u pogledu tog sredstva nužno predstavlja mešanje u pravo na primanje i saopštavanje informacija. Isto tako, Sud potvrđuje da je Članom 10 garantovano ne samo pravo na saopštavanje informacijama, već i pravo javnosti na primanje istih“.</text:p>
          </table:table-cell>
          <table:table-cell office:value-type="string" calcext:value-type="string">
            <text:p>«Суд нагадує, що стаття 10 Конвенції гарантує «кожному» свободу отримання і поширення інформації та ідей незалежно від характеру переслідуваної мети або ролі, яку відіграють фізичні або юридичні особи в здійсненні цієї свободи. Стаття 10 Конвенції застосовується не тільки до змісту інформації, але і до засобів її поширення, оскільки будь-яке обмеження, запроваджене щодо останніх, є втручанням в право на отримання і поширення інформації. Крім того, стаття 10 Конвенції гарантує не тільки право на поширення інформації, а й право громадськості на її отримання.»</text:p>
          </table:table-cell>
          <table:table-cell office:value-type="string" calcext:value-type="string">
            <text:p>“Curtea reiterează că Articolul 10 al Convenției garantează “tuturor” libertatea de a primi și împărtăși informații și idei și că nu se face o distincție legată de natura scopului urmărit sau de rolul jucat de persoanele fizice sau juridice în exercitarea acestei libertăți. Articolul 10 nu se aplică doar conținutului informațiilor ci și modului de diseminare, deoarece orice restricție impusă de astfel de mijloace interferează cu dreptul de a primi și împărtăși informații. De asemenea, Curtea reafirmă că Articolul 10 garantează nu numai dreptul de a împărtăși informații, ci și dreptul publicului de a le primi.”</text:p>
          </table:table-cell>
          <table:table-cell office:value-type="string" calcext:value-type="string">
            <text:p>«Суд вновь утверждает, что статья 10 Конвенции гарантирует «каждому» свободу получать и распространять </text:p>
            <text:p>информацию и идеи и что никакое различие не проводится в соответствии с характером преследуемой цели или ролью физических или юридических лиц в осуществлении этой свободы. Статья 10 применяется не только к содержанию информации, но и к средствам распространения, поскольку любое ограничение, налагаемое на такие средства, обязательно препятствует праву на получение и передачу информации. Аналогичным образом Суд подтверждает, что статья 10 гарантирует не только право передавать информацию, но и право общественности на ее получение».</text:p>
          </table:table-cell>
          <table:table-cell table:number-columns-repeated="1016"/>
        </table:table-row>
        <table:table-row table:style-name="ro87">
          <table:table-cell office:value-type="string" calcext:value-type="string">
            <text:p>Cengiz dhe të Tjerët kundër Turqisë, 2015</text:p>
          </table:table-cell>
          <table:table-cell office:value-type="string" calcext:value-type="string">
            <text:p>Cengiz და სხვები თურქეთის წინააღმდეგ, 2015</text:p>
          </table:table-cell>
          <table:table-cell office:value-type="string" calcext:value-type="string">
            <text:p>Cengiz és Mások <text:s/>kontra Törökország, 2015</text:p>
          </table:table-cell>
          <table:table-cell office:value-type="string" calcext:value-type="string">
            <text:p>Cengiz и други против Турција, 2015</text:p>
          </table:table-cell>
          <table:table-cell office:value-type="string" calcext:value-type="string">
            <text:p>Cengiz i drugi protiv Turske, 2015</text:p>
          </table:table-cell>
          <table:table-cell office:value-type="string" calcext:value-type="string">
            <text:p>Дженґіз та інші проти Туреччини, 2015</text:p>
          </table:table-cell>
          <table:table-cell office:value-type="string" calcext:value-type="string">
            <text:p>Cengiz și Alții v. Turcia, 2015</text:p>
          </table:table-cell>
          <table:table-cell office:value-type="string" calcext:value-type="string">
            <text:p>Дженгиз (Cengiz) и другие против Турции, 2015</text:p>
          </table:table-cell>
          <table:table-cell table:number-columns-repeated="1016"/>
        </table:table-row>
        <table:table-row table:style-name="ro93">
          <table:table-cell office:value-type="string" calcext:value-type="string">
            <text:p>Kufizimet paraprake nuk janë domosdoshmërisht të papajtueshme me Konventën si një çështje parimore, por duhet të ekzistojë një kornizë e qartë ligjore</text:p>
          </table:table-cell>
          <table:table-cell office:value-type="string" calcext:value-type="string">
            <text:p>წინასწარი შეზღუდვები ყოველთვის არ მოდის წინააღმდეგობაში კონვენციასთან, თუმცა აუცილებელია ნათელი სამართლებრივი ჩარჩოს არსებობა </text:p>
          </table:table-cell>
          <table:table-cell office:value-type="string" calcext:value-type="string">
            <text:p>Az előzetes korlátozások nem feltétlenül összeegyeztethetetlenek az egyezménnyel, amennyiben ez világos jogi keretek között történik.</text:p>
          </table:table-cell>
          <table:table-cell office:value-type="string" calcext:value-type="string">
            <text:p>Цензурите пред публикување не се секогаш во спротивност со Конвенцијата, но мора да се утврди јасна правна рамка </text:p>
          </table:table-cell>
          <table:table-cell office:value-type="string" calcext:value-type="string">
            <text:p>U načelu, prethodna ograničenja nisu nužno u sukobu sa Konvencijom, ali je potrebno da postoji jasan zakonski okvir</text:p>
          </table:table-cell>
          <table:table-cell office:value-type="string" calcext:value-type="string">
            <text:p>Попередні обмеження в принципі не обов’язково є несумісними з Конвенцією, але необхідною є наявність чіткої правової бази</text:p>
          </table:table-cell>
          <table:table-cell office:value-type="string" calcext:value-type="string">
            <text:p>Restrângerile prealabile nu sunt neapărat incompatibile cu Convenția ca principiu, dar e necesară elaborarea unui cadru legal clar </text:p>
          </table:table-cell>
          <table:table-cell office:value-type="string" calcext:value-type="string">
            <text:p>Предварительные ограничения необязательно несовместимы с Конвенцией </text:p>
            <text:p>в принципе, но требуется четкая правовая основа</text:p>
          </table:table-cell>
          <table:table-cell table:number-columns-repeated="1016"/>
        </table:table-row>
        <table:table-row table:style-name="ro88">
          <table:table-cell office:value-type="string" calcext:value-type="string">
            <text:p>“këto kufizime paraprake nuk ishin të papajtueshme me Konventën si një çështje parimore, por duhej të ishin pjesë përbërëse e një kuadri ligjor që siguronte kontroll të fortë mbi objektin e ndalimit dhe shqyrtimin gjyqësor efektiv për të parandaluar çdo abuzim“.</text:p>
          </table:table-cell>
          <table:table-cell office:value-type="string" calcext:value-type="string">
            <text:p>“მსგავსი წინასწარი შეზღუდვების დაწესება პრინციპის დონეზე არ ეწინააღმდეგებოდა კონვენციას, თუმცა უნდა ყოფილიყო სამართლებრივი ჩარჩოს ნაწილი, რომელიც უზრუნველყოფდა, როგორც აკრძალვის <text:s/>ფარგლების მკაცრ კონტროლს, ისე ნებისმიერი დარღვევის თავიდან აცილების მიზნით, სასამართლო გადახედვის სისტემის არსებობას.“</text:p>
          </table:table-cell>
          <table:table-cell office:value-type="string" calcext:value-type="string">
            <text:p>“Az ilyen előzetes korlátozások elviekben nem voltak összeegyeztethetetlenek az egyezménnyel, de olyan jogi keret részét kellett képezniük, amely mind a tilalom hatálya alá tartozó szigorú ellenőrzést, mind a hatékony bírósági felülvizsgálatot a visszaélések megakadályozása érdekében biztosította.“</text:p>
          </table:table-cell>
          <table:table-cell office:value-type="string" calcext:value-type="string">
            <text:p>„Таквата цензура пред публикување во принцип не беше некомпатибилна со Конвенцијата но мораше да формира составен дел на правна рамка со која се обезбедува строга контрола врз опсегот на забраната, како и ефикасна судска ревизија за да се спречи било каква злоупотреба“.</text:p>
          </table:table-cell>
          <table:table-cell office:value-type="string" calcext:value-type="string">
            <text:p>„Ta prethodna ograničenja, u načelu, nisu bila u sukobu sa Konvencijom, <text:s/>ali trebalo je da budu deo zakonskog okvira <text:s/>kojim se obezbeđuje stroga kontrola nad delokrugom zabrane i delotvoran nadzor nad zakonitošću, da bi se sprečila svaka zloupotreba.“</text:p>
          </table:table-cell>
          <table:table-cell office:value-type="string" calcext:value-type="string">
            <text:p>«Такі попередні обмеження не обов'язково a priori суперечать Конвенції. Однак вони повинні складати частину законодавства, що забезпечує надійний контроль щодо обсягу заборон і ефективної процедури перегляду рішень судами, які припиняли б випадки зловживання повноваженнями.»</text:p>
          </table:table-cell>
          <table:table-cell office:value-type="string" calcext:value-type="string">
            <text:p>“Astfel de restrângeri prealabile nu au fost incompatibile cu Convenția ca principiu dar au trebuit să facă parte dintr-un cadru legal care să asigure atât un control strict asupra scopului interzicerii, cât și o revizuire eficientă judiciară pentru a preveni abuzurile.”</text:p>
          </table:table-cell>
          <table:table-cell office:value-type="string" calcext:value-type="string">
            <text:p>«Такие предварительные ограничения не были несовместимы с Конвенцией в принципе, </text:p>
            <text:p>но должны были стать частью ее правовой основы, обеспечивающей как жесткий контроль над сферами действия запрета, так и эффективный судебный надзор для предотвращения любых злоупотреблений».</text:p>
          </table:table-cell>
          <table:table-cell table:number-columns-repeated="1016"/>
        </table:table-row>
        <table:table-row table:style-name="ro87">
          <table:table-cell office:value-type="string" calcext:value-type="string">
            <text:p>Cengiz dhe të Tjerët kundër Turqisë, 2015</text:p>
          </table:table-cell>
          <table:table-cell office:value-type="string" calcext:value-type="string">
            <text:p>Cengiz და სხვები თურქეთის წინააღმდეგ, 2015</text:p>
          </table:table-cell>
          <table:table-cell office:value-type="string" calcext:value-type="string">
            <text:p>Cengiz és Mások kontra Törökország, <text:s/>2015</text:p>
          </table:table-cell>
          <table:table-cell office:value-type="string" calcext:value-type="string">
            <text:p>Cengiz и други против Турција, 2015</text:p>
          </table:table-cell>
          <table:table-cell office:value-type="string" calcext:value-type="string">
            <text:p>Cengiz i drugi protiv Turske, 2015</text:p>
          </table:table-cell>
          <table:table-cell office:value-type="string" calcext:value-type="string">
            <text:p>Дженґіз та інші проти Туреччини, 2015</text:p>
          </table:table-cell>
          <table:table-cell office:value-type="string" calcext:value-type="string">
            <text:p>Cengiz și Alții v. Turcia, 2015</text:p>
          </table:table-cell>
          <table:table-cell office:value-type="string" calcext:value-type="string">
            <text:p>Дженгиз (Cengiz) и другие против Турции, 2015</text:p>
          </table:table-cell>
          <table:table-cell table:number-columns-repeated="1016"/>
        </table:table-row>
        <table:table-row table:style-name="ro86">
          <table:table-cell office:value-type="string" calcext:value-type="string">
            <text:p>Duhet të merren parasysh bllokimi i tepërt dhe efektet anësore</text:p>
          </table:table-cell>
          <table:table-cell office:value-type="string" calcext:value-type="string">
            <text:p>გათვალისწინებულ უნდა იქნეს ერთობლივი დაბლოკვისა და გადაბლოკვის შემთხვევები</text:p>
          </table:table-cell>
          <table:table-cell office:value-type="string" calcext:value-type="string">
            <text:p>A túlzott blokkolást és párhuzamos hatásait is figyelembe kell venni</text:p>
          </table:table-cell>
          <table:table-cell office:value-type="string" calcext:value-type="string">
            <text:p>Прекумерното блокирање и колатералните последици мора да се земат предвид</text:p>
          </table:table-cell>
          <table:table-cell office:value-type="string" calcext:value-type="string">
            <text:p>Mora se uzeti u obzir prekomerno blokiranje i neželjene posledice</text:p>
          </table:table-cell>
          <table:table-cell office:value-type="string" calcext:value-type="string">
            <text:p>Необхідно враховувати наслідки від зловживання блокуванням та побічні ефекти</text:p>
          </table:table-cell>
          <table:table-cell office:value-type="string" calcext:value-type="string">
            <text:p>Trebuie luate în considerare supra-blocarea și efectele colaterale </text:p>
          </table:table-cell>
          <table:table-cell office:value-type="string" calcext:value-type="string">
            <text:p>Чрезмерное блокирование и побочные </text:p>
            <text:p>эффекты следует учитывать</text:p>
          </table:table-cell>
          <table:table-cell table:number-columns-repeated="1016"/>
        </table:table-row>
        <table:table-row table:style-name="ro91">
          <table:table-cell office:value-type="string" calcext:value-type="string">
            <text:p>“sipas mendimit të Gjykatës, ata duhet të kishin marrë në konsideratë, ndër të tjera, faktin se një masë e tillë, duke dhënë sasi të mëdha të informacionit të paarritshëm, ka kufizuar në thelb të drejtat e përdoruesve të internetit dhe kishte një efekt anësor të rëndësishëm“.</text:p>
          </table:table-cell>
          <table:table-cell office:value-type="string" calcext:value-type="string">
            <text:p>“სასამართლოს აზრით, მათ სხვა ელემენტებთან ერთად გათვალისწინებულ უნდა ყოფილიყო ის ფაქტი, რომ მსგავსი ზომის გამოყენებამ, რომელმაც შეზღუდა წვდომა დიდი მოცულობით ინფორმაციაზე დაარღვია ინტერნეტ მომხმარებელთა უფლებები და ქონდა ერთობლივი (კოლატერული) ეფექტი. ”</text:p>
          </table:table-cell>
          <table:table-cell office:value-type="string" calcext:value-type="string">
            <text:p>“a Biróság véleménye szerint figyelembe kellett volna vennie többek között azt a tényt, hogy az ilyen intézkedés, mivel nagy mennyiségű információt tett elérhetetlenné, lényegesen korlátozta az internethasználók jogát, és jelentős mellékhatással járt.“</text:p>
          </table:table-cell>
          <table:table-cell office:value-type="string" calcext:value-type="string">
            <text:p>„според мислењето на Судот тие требало да го земат предвид, меѓу другите елементи, и фактот дека таквата мерка со која се оневозможува пристап до големи количини на информации значително ги ограничила правата на корисниците на интернет и имала значителен колатерален ефект.“</text:p>
          </table:table-cell>
          <table:table-cell office:value-type="string" calcext:value-type="string">
            <text:p>„po mišljenju Suda, trebalo je da uzmu u obzir, između ostalih elemenata, činjenicu da ta mera, kojom se onemogućava pristup velikim količinama informacija, bitno ograničava prava korisnika Interneta i da ima značajan sporedni efekat.​”</text:p>
          </table:table-cell>
          <table:table-cell office:value-type="string" calcext:value-type="string">
            <text:p>«на думку Суду, вони мали також звернути увагу на той факт, що подібні заходи, які роблять недоступною велику кількість інформації, тяжко порушують права користувачів Інтернету і мають значні супутні наслідки.»</text:p>
          </table:table-cell>
          <table:table-cell office:value-type="string" calcext:value-type="string">
            <text:p>“din punctul de vedere al Curții, ar fi trebuit să ia în considerare, printre alte elemente, de faptul că o astfel de măsură, prin inaccesibilitatea unui număr mare de informații, a restricționat grav drepturile utilizatorilor de Internet și a avut un efect colateral semnificativ.”</text:p>
          </table:table-cell>
          <table:table-cell office:value-type="string" calcext:value-type="string">
            <text:p>"По мнению Суда, они должны были учитывать, помимо прочего, тот факт, что такая мера через ограничение доступа к большому количеству информации существенно ограничила права пользователей и имела значительный побочный эффект."</text:p>
          </table:table-cell>
          <table:table-cell table:number-columns-repeated="1016"/>
        </table:table-row>
        <table:table-row table:style-name="ro87">
          <table:table-cell office:value-type="string" calcext:value-type="string">
            <text:p>Ahmet Yıldırım kundër Turqisë, 2012</text:p>
          </table:table-cell>
          <table:table-cell office:value-type="string" calcext:value-type="string">
            <text:p>Ahmet Yıldırım თურქეთის წინააღმდეგ, 2012</text:p>
          </table:table-cell>
          <table:table-cell office:value-type="string" calcext:value-type="string">
            <text:p>Ahmet Yıldırım kontra Törökország, <text:s/>2012</text:p>
          </table:table-cell>
          <table:table-cell office:value-type="string" calcext:value-type="string">
            <text:p>Ahmet Yıldırım против Турција, 2012</text:p>
          </table:table-cell>
          <table:table-cell office:value-type="string" calcext:value-type="string">
            <text:p>Ahmet Yıldırım protiv Turske, 2012</text:p>
          </table:table-cell>
          <table:table-cell office:value-type="string" calcext:value-type="string">
            <text:p>Ахмет Їлдирим проти Туреччини, 2012</text:p>
          </table:table-cell>
          <table:table-cell office:value-type="string" calcext:value-type="string">
            <text:p>Ahmet Yıldırım v. Turcia, 2012</text:p>
          </table:table-cell>
          <table:table-cell office:value-type="string" calcext:value-type="string">
            <text:p>Ахмет Йылдырым (Ahmet Yıldırım) против Турции, </text:p>
            <text:p>2012</text:p>
          </table:table-cell>
          <table:table-cell table:number-columns-repeated="1016"/>
        </table:table-row>
        <table:table-row table:style-name="ro92">
          <table:table-cell office:value-type="string" calcext:value-type="string">
            <text:p>“masa në fjalë ka prodhuar efekte arbitrare dhe nuk mund të thuhet se kanë patur si qëllim të vetëm bllokimin e aksesin tek faqja ofenduese në internet, pasi kjo përbën bllokimin në masë të të gjitha faqeve që mbahen nga Google Sites.“</text:p>
          </table:table-cell>
          <table:table-cell office:value-type="string" calcext:value-type="string">
            <text:p>“განსახილველ ზომას ქონდა თვითნებური ეფექტი და არ შეიძლება ითქვას, რომ ის მიმართული იყო მხოლოდ შეურაცხმყოფელი ვებსაიტის დაბლოკვისკენ, იქიდან გამომდინარე, რომ მან მოიცვა ყველა იმ საიტის დაბლოკვა, რომლის ჰოსტინგსაც ახორციელებდა <text:s/>Google.”</text:p>
          </table:table-cell>
          <table:table-cell office:value-type="string" calcext:value-type="string">
            <text:p>“a szóban forgó intézkedés önkényes hatást váltott ki, és nem lehetett azt mondani, hogy kizárólag a sértő weboldalhoz való hozzáférés blokkolására irányult, mivel ez a Google Webhelyek által üzemeltetett összes webhely kereskedelmi blokkolását jelentette.“</text:p>
          </table:table-cell>
          <table:table-cell office:value-type="string" calcext:value-type="string">
            <text:p>„предметната мерка произвела произволни ефекти и не може да се каже дека нејзината единствена цел била блокирање на пристапот до спорниот веб-сајт, бидејќи довела до целокупно блокирање на сите веб-сајтови хостирани од платформата „Google Sites“.“</text:p>
          </table:table-cell>
          <table:table-cell office:value-type="string" calcext:value-type="string">
            <text:p>„mera o kojoj je reč imala je proizvoljne efekte i ne može se reći da joj je cilj bio isključivo blokiranje pristupa uvredljivom veb-sajtu, pošto se sastojala iz blokiranja svih sajtova čiji je host Google Sites.”</text:p>
          </table:table-cell>
          <table:table-cell office:value-type="string" calcext:value-type="string">
            <text:p>«згаданий захід мав протиправні наслідки і не може вважатись таким, що спрямований виключно на блокування доступу до спірного сайту, оскільки він спричинив загальне блокування усіх сайтів, яким надавав хостинг Google Sites.»</text:p>
          </table:table-cell>
          <table:table-cell office:value-type="string" calcext:value-type="string">
            <text:p>“măsura în chestiune a produs efecte arbitrare și nu se poate spune că a avut ca scop unic blocarea website-ului în cauză, deoarece a constat în blocarea tuturor site-urilor găzduite de Google Sites.”</text:p>
          </table:table-cell>
          <table:table-cell office:value-type="string" calcext:value-type="string">
            <text:p>"Эта мера вызвала произвольные последствия и, нельзя было сказать, что она была направлена исключительно на блокирование доступа к </text:p>
            <text:p>сайту-нарушителю, поскольку она заключалась в широкомасштабной блокировке всех сайтов, размещенных на хостинге Google."</text:p>
          </table:table-cell>
          <table:table-cell table:number-columns-repeated="1016"/>
        </table:table-row>
        <table:table-row table:style-name="ro87">
          <table:table-cell office:value-type="string" calcext:value-type="string">
            <text:p>Ahmet Yıldırım kundër Turqisë, 2012</text:p>
          </table:table-cell>
          <table:table-cell office:value-type="string" calcext:value-type="string">
            <text:p>Ahmet Yıldırım თურქეთის წინააღმდეგ, 2012</text:p>
          </table:table-cell>
          <table:table-cell office:value-type="string" calcext:value-type="string">
            <text:p>Ahmet Yıldırım kontra Törökország, 2012</text:p>
          </table:table-cell>
          <table:table-cell office:value-type="string" calcext:value-type="string">
            <text:p>Ahmet Yıldırım против Турција, 2012</text:p>
          </table:table-cell>
          <table:table-cell office:value-type="string" calcext:value-type="string">
            <text:p>Ahmet Yıldırım protiv Turske, 2012</text:p>
          </table:table-cell>
          <table:table-cell office:value-type="string" calcext:value-type="string">
            <text:p>Ахмет Їлдирим проти Туреччини, 2012</text:p>
          </table:table-cell>
          <table:table-cell office:value-type="string" calcext:value-type="string">
            <text:p>Ahmet Yıldırım v. Turcia, 2012</text:p>
          </table:table-cell>
          <table:table-cell office:value-type="string" calcext:value-type="string">
            <text:p>Ахмет Йылдырым (Ahmet Yıldırım) против Турции, </text:p>
            <text:p>2012</text:p>
          </table:table-cell>
          <table:table-cell table:number-columns-repeated="1016"/>
        </table:table-row>
        <table:table-row table:style-name="ro87">
          <table:table-cell office:value-type="string" calcext:value-type="string">
            <text:p>Duhen vendour masa efektive të shqyrtimit juridik <text:s/></text:p>
          </table:table-cell>
          <table:table-cell office:value-type="string" calcext:value-type="string">
            <text:p>სახეზე უნდა იყოს ეფექტური სამოსამართლო გადახედვის ზომები </text:p>
          </table:table-cell>
          <table:table-cell office:value-type="string" calcext:value-type="string">
            <text:p>Hatékony bírósági felülvizsgálati intézkedésekre van szükség</text:p>
          </table:table-cell>
          <table:table-cell office:value-type="string" calcext:value-type="string">
            <text:p>Мора да се воспоставаат ефикасни мерки за судска ревизија</text:p>
          </table:table-cell>
          <table:table-cell office:value-type="string" calcext:value-type="string">
            <text:p>Mora postojati delotvorna mera preispitivanja zakonitosti </text:p>
          </table:table-cell>
          <table:table-cell office:value-type="string" calcext:value-type="string">
            <text:p>Необхідна наявність ефективних заходів судового контролю</text:p>
          </table:table-cell>
          <table:table-cell office:value-type="string" calcext:value-type="string">
            <text:p>Trebuie elaborate măsuri de revizuire judiciară eficiente</text:p>
          </table:table-cell>
          <table:table-cell office:value-type="string" calcext:value-type="string">
            <text:p>Должны быть эффективные меры </text:p>
            <text:p>судебного надзора</text:p>
          </table:table-cell>
          <table:table-cell table:number-columns-repeated="1016"/>
        </table:table-row>
        <table:table-row table:style-name="ro96">
          <table:table-cell office:value-type="string" calcext:value-type="string">
            <text:p>“Për më tepër, procedurat e rishikimit juridik të bllokimit të faqeve të internetit janë të pamjaftueshme për të përmbushur kriteret për shmangien e abuzimit, pasi legjislacioni kombëtar nuk parashikon mjete juridike që garantojnë se urdhri i bllokimit të një faqeje interneti të caktuar nuk do të përdoret si instrument për bllokimin e aksesit në përgjithësi“.</text:p>
          </table:table-cell>
          <table:table-cell office:value-type="string" calcext:value-type="string">
            <text:p>“ამასთან, ინტერნეტ საიტების დაბლოკვასთან დაკავშირებული სასამართლო გადახედვის პროცედურები არის არადამაკმაყოფილებელი იმისთვის, რომ უზრუნველყოს უფლებათა დარღვევის თავიდან აცილება, იქიდან გამომდინარე, რომ ეროვნული კანონმდებლობა არ მოიცავს რაიმე გარანტიებს, რომლებიც უზრუნველყოფენ, რომ კონკრეტული საიტის დაბლოკვის დადგენილება არ არის გამოყენებული ზოგადად წვდომის შეზღუდვისთვის.”</text:p>
          </table:table-cell>
          <table:table-cell office:value-type="string" calcext:value-type="string">
            <text:p>“Továbbá az internetes oldalak blokkolására vonatkozó bírósági felülvizsgálati eljárások nem elégségesek a visszaélések elkerülésére vonatkozó kritériumok teljesítéséhez, mivel a hazai jog nem ad semmilyen garanciát annak biztosítására, hogy egy adott webhelyre <text:s/>vonatkozó blokkolási megbízást ne használják eszközként általános blokkolásra.“</text:p>
          </table:table-cell>
          <table:table-cell office:value-type="string" calcext:value-type="string">
            <text:p>„Покрај тоа, процедурите за судска ревизија во врска со блокирањето на интернет сајтови се недоволни за исполнување на критериумите за избегнување на злоупотреба, бидејќи домашните закони не предвидуваат заштитни мерки со кои ќе се обезбеди одредена наредба за блокирање на одреден сајт да не се искористи како средство за целосно блокирање на пристапот.“</text:p>
          </table:table-cell>
          <table:table-cell office:value-type="string" calcext:value-type="string">
            <text:p>„Pored toga, postupak nadzora nad zakonitošću blokiranja Internet sajtova nije dovoljan da se ispune kriterijumi u pogledu izbegavanja zlostavljanja, pošto domaće pravo ne pruža nikakve garancije kojima se obezbeđuje da se nalog za blokiranje konkretnog sajta ne koristi kao sredstvo blokiranja pristupa uopšteno.”</text:p>
          </table:table-cell>
          <table:table-cell office:value-type="string" calcext:value-type="string">
            <text:p>«Більше того, судовий контроль за блокуванням доступу до Інтернет-сайтів не передбачав умов, достатніх для запобігання зловживанню: національне право не передбачає жодної гарантії для запобігання тому, аби захід з блокування, спрямований на конкретний сайт, не використовувався як засіб загального блокування.»</text:p>
          </table:table-cell>
          <table:table-cell office:value-type="string" calcext:value-type="string">
            <text:p>“Mai mult, procedurile de revizuire judiciară privind blocarea site-urilor de Internet sunt insuficiente pentru a respecta criteriile de evitare a abuzurilor, deoarece legislația națională nu stipulează protecție care să permită ca un ordin de blocare pentru un anume site să nu fie folosit ca mijloc de blocare a accesului în general.”</text:p>
          </table:table-cell>
          <table:table-cell office:value-type="string" calcext:value-type="string">
            <text:p>«Кроме того, судебные процедуры, касающиеся блокировки сайтов, недостаточны для соблюдения критериев предотвращения злоупотреблений, поскольку внутреннее законодательство не предусматривает каких-либо гарантий, обеспечивающих, чтобы порядок блокирования в отношении конкретного сайта не использовался бы в качестве средства блокирования доступа в целом».</text:p>
          </table:table-cell>
          <table:table-cell table:number-columns-repeated="1016"/>
        </table:table-row>
        <table:table-row table:style-name="ro87">
          <table:table-cell office:value-type="string" calcext:value-type="string">
            <text:p>Ahmet Yıldırım kundër Turqisë, 2012</text:p>
          </table:table-cell>
          <table:table-cell office:value-type="string" calcext:value-type="string">
            <text:p>Ahmet Yıldırım თურქეთის წინააღმდეგ, 2012</text:p>
          </table:table-cell>
          <table:table-cell office:value-type="string" calcext:value-type="string">
            <text:p>Ahmet Yıldırım kontra Törökország, 2012</text:p>
          </table:table-cell>
          <table:table-cell office:value-type="string" calcext:value-type="string">
            <text:p>Ahmet Yıldırım против Турција, 2012</text:p>
          </table:table-cell>
          <table:table-cell office:value-type="string" calcext:value-type="string">
            <text:p>Ahmet Yıldırım protiv Turske, 2012</text:p>
          </table:table-cell>
          <table:table-cell office:value-type="string" calcext:value-type="string">
            <text:p>Ахмет Їлдирим проти Туреччини, 2012</text:p>
          </table:table-cell>
          <table:table-cell office:value-type="string" calcext:value-type="string">
            <text:p>Ahmet Yıldırım v. Turcia, 2012</text:p>
          </table:table-cell>
          <table:table-cell office:value-type="string" calcext:value-type="string">
            <text:p>Ахмет Йылдырым (Ahmet Yıldırım) против Турции, </text:p>
            <text:p>2012</text:p>
          </table:table-cell>
          <table:table-cell table:number-columns-repeated="1016"/>
        </table:table-row>
        <table:table-row table:style-name="ro87">
          <table:table-cell office:value-type="string" calcext:value-type="string">
            <text:p>Çështje (raste) të lidhura, nga Gjykata Evropiane e Drejtësisë:</text:p>
          </table:table-cell>
          <table:table-cell office:value-type="string" calcext:value-type="string">
            <text:p>ევროკავშირის მართლმსაჯულების სასამართლოს შესაბამისი საქმეები: <text:s/></text:p>
          </table:table-cell>
          <table:table-cell office:value-type="string" calcext:value-type="string">
            <text:p>Az Eurrópai Biróság vonatkozó esetei</text:p>
          </table:table-cell>
          <table:table-cell office:value-type="string" calcext:value-type="string">
            <text:p>Релевантни предмети од Европскиот Суд на правдата:</text:p>
          </table:table-cell>
          <table:table-cell office:value-type="string" calcext:value-type="string">
            <text:p>Relevantni predmeti iz prakse Evropskog suda pravde:</text:p>
          </table:table-cell>
          <table:table-cell office:value-type="string" calcext:value-type="string">
            <text:p>Відповідні справи Європейського Суду:</text:p>
          </table:table-cell>
          <table:table-cell office:value-type="string" calcext:value-type="string">
            <text:p>Cazuri relevante ale Curții de Justiție a Uniunii Europene: </text:p>
          </table:table-cell>
          <table:table-cell office:value-type="string" calcext:value-type="string">
            <text:p>Соответствующие дела Суда Справедливости ЕС:</text:p>
          </table:table-cell>
          <table:table-cell table:number-columns-repeated="1016"/>
        </table:table-row>
        <table:table-row table:style-name="ro96">
          <table:table-cell office:value-type="string" calcext:value-type="string">
            <text:p>Instalimi i një sistemi filtrimi për të bllokuar përdorimin e paligjshëm të ndarjes së skedarëve është i paligjshëm dhe shkel “të drejtat themelore të konsumatorëve të ISP-së, përkatësisht të drejtën e tyre për mbrojtjen e të dhënave personale dhe lirinë e tyre për të marrë ose për të dhënë informacion, të cilat janë të drejta të mbrojtura përkatësisht nga nenet 8 dhe 11 të Kartës“.</text:p>
          </table:table-cell>
          <table:table-cell office:value-type="string" calcext:value-type="string">
            <text:p>დოკუმენტთა უკანონოდ გაზიარების თავიდან აცილების მიზნით გამფილტრავი სისტემების დაყენება არის კანონსაწინააღმდეგო და არღვევს “ინტერნეტ სერვისის მიმწოდებელთა მომხმარებლების ფუნდამენტურ უფლებებს, კერძოდ მათი პირადი მონაცემების დაცვისა და  ინფორმაციის თავისუფლად მიღების და გავრცელების უფლებას, რომლებიც შესაბამისად გარანტირებულია ქარტიის მე-8 და მე-11 მუხლებით.”</text:p>
            <text:p/>
          </table:table-cell>
          <table:table-cell office:value-type="string" calcext:value-type="string">
            <text:p>A fájlmegosztás jogellenes használatának megakadályozására szolgáló szűrőrendszer telepítése jogellenes, és megsérti "az internetszolgáltató ügyfeleinek alapvető jogait, nevezetesen személyes adataik védelméhez való jogukat, valamint az információkhoz való hozzáférés vagy az azokhoz való hozzáférés szabadságát. A Charta 8. és 11. cikke. "</text:p>
          </table:table-cell>
          <table:table-cell office:value-type="string" calcext:value-type="string">
            <text:p>Инсталирањето на систем за филтрирање со цел блокирање на нелегалното користење на функцијата за споделување датотеки (анг. file sharing) е незаконско и би ги прекршило „основните права на корисниците на тој давател на интернет услуги, односно нивното право на заштита на нивните лични податоци и нивната слобода за примање и давање информации, кои права се заштитени со член 8 односно член 11 од Повелбата.“</text:p>
          </table:table-cell>
          <table:table-cell office:value-type="string" calcext:value-type="string">
            <text:p>Instaliranje sistema filtera radi blokiranja protivzakonitog korišćenja razmene fajlova je protivzakonito i predstavljalo bi povredu „osnovnih prava klijenata tog provajdera Internet usluga, naime, njihovog prava na zaštitu svojih ličnih podataka i njihove slobode da primaju i saopštavaju informacije, što predstavlja prava zaštićena Članom 8 i 11 Povelje“. </text:p>
          </table:table-cell>
          <table:table-cell office:value-type="string" calcext:value-type="string">
            <text:p>Встановлення системи фільтрування даних з метою блокування незаконного використання спільного доступу до файлів є незаконним та становить порушення «основоположних прав клієнтів такого постачальника послуг, а саме їхнього права на захист їхніх особистих даних та їхню свободу отримання або передавання інформації, що є правами, захищеними Статтями 8 та 11 Хартії відповідно.»</text:p>
          </table:table-cell>
          <table:table-cell office:value-type="string" calcext:value-type="string">
            <text:p>Instalarea unui sistem de filtrare pentru a bloca utilizarea ilegală a distribuirii de fișiere este ilegală și încalcă “drepturile fundamentale ale clienților furnizorilor de servicii Internet, și anume dreptul lor de protecție a datelor lor personale și a dreptului lor de a primi și împărtăși informații, care sunt drepturi stipulate în Articolele 8 și 11 ale Cartei.”</text:p>
          </table:table-cell>
          <table:table-cell office:value-type="string" calcext:value-type="string">
            <text:p>Установка системы фильтрации для блокирования незаконного использования файлов </text:p>
            <text:p>является незаконной и нарушает "основные права клиентов этого оператора связи, а именно их право на защиту своих персональных данных и их свободу получать или распространять информацию, которая является гарантированным правом в соответствии со Статьей 8 и 11 Хартии соответственно."</text:p>
          </table:table-cell>
          <table:table-cell table:number-columns-repeated="1016"/>
        </table:table-row>
        <table:table-row table:style-name="ro10">
          <table:table-cell office:value-type="string" calcext:value-type="string">
            <text:p>Scarlet kundër SABAM, C-70/10</text:p>
          </table:table-cell>
          <table:table-cell office:value-type="string" calcext:value-type="string">
            <text:p>Scarlet SABAM-ის წინააღმდეგ, C-70/10</text:p>
          </table:table-cell>
          <table:table-cell office:value-type="string" calcext:value-type="string">
            <text:p>Scarlet kontra SABAM, C-70/10</text:p>
          </table:table-cell>
          <table:table-cell office:value-type="string" calcext:value-type="string">
            <text:p>Scarlet против SABAM, C-70/10</text:p>
          </table:table-cell>
          <table:table-cell office:value-type="string" calcext:value-type="string">
            <text:p>Scarlet protiv SABAM, C-70/10</text:p>
          </table:table-cell>
          <table:table-cell office:value-type="string" calcext:value-type="string">
            <text:p>Scarlet проти SABAM, C-70/10</text:p>
          </table:table-cell>
          <table:table-cell office:value-type="string" calcext:value-type="string">
            <text:p>Scarlet vs SABAM, C-70/10</text:p>
          </table:table-cell>
          <table:table-cell office:value-type="string" calcext:value-type="string">
            <text:p>Scarlet против SABAM, C-70/10</text:p>
          </table:table-cell>
          <table:table-cell table:number-columns-repeated="1016"/>
        </table:table-row>
        <table:table-row table:style-name="ro86">
          <table:table-cell office:value-type="string" calcext:value-type="string">
            <text:p>Çështje të tjera të përshtatshme që nënkuptojnë bllokimin ose filtrimin:</text:p>
          </table:table-cell>
          <table:table-cell office:value-type="string" calcext:value-type="string">
            <text:p>დაბლოკვასა და გამფილტრავი სისტემების დაყენებასთან დაკავშირებული სხვა საქმეები:</text:p>
          </table:table-cell>
          <table:table-cell office:value-type="string" calcext:value-type="string">
            <text:p>További vonatkozó ügyek a szűrés és blokkolás alkalmazása tárgyában</text:p>
          </table:table-cell>
          <table:table-cell office:value-type="string" calcext:value-type="string">
            <text:p>Други релевантни предмети кои се однесуваат на блокирање или филтрирање:</text:p>
          </table:table-cell>
          <table:table-cell office:value-type="string" calcext:value-type="string">
            <text:p>Drugi relevantni predmeti koji obuhvataju blokiranje ili filtriranje:</text:p>
          </table:table-cell>
          <table:table-cell office:value-type="string" calcext:value-type="string">
            <text:p>Інші справи, що стосуються блокування доступу або фільтрування даних</text:p>
          </table:table-cell>
          <table:table-cell office:value-type="string" calcext:value-type="string">
            <text:p>Alte cazuri relevante care implică blocare sau filtrare:</text:p>
          </table:table-cell>
          <table:table-cell office:value-type="string" calcext:value-type="string">
            <text:p>Другие соответствующие дела по блокировке </text:p>
            <text:p>и фильтрам</text:p>
          </table:table-cell>
          <table:table-cell table:number-columns-repeated="1016"/>
        </table:table-row>
        <table:table-row table:style-name="ro87">
          <table:table-cell office:value-type="string" calcext:value-type="string">
            <text:p>C-610/15 - Stichting Brein kundër Ziggo BV &amp; XS4ALL Internet BV, 2017</text:p>
          </table:table-cell>
          <table:table-cell office:value-type="string" calcext:value-type="string">
            <text:p>C -610/15 - Stichting Brein, Ziggo BV &amp; XS4ALL Internet BV-ს წინააღმდეგ, 2017</text:p>
          </table:table-cell>
          <table:table-cell office:value-type="string" calcext:value-type="string">
            <text:p>C -610/15 - Stichting Brein kontra Ziggo BV &amp; XS4ALL Internet BV, 2017</text:p>
          </table:table-cell>
          <table:table-cell office:value-type="string" calcext:value-type="string">
            <text:p>C -610/15 - Stichting Brein против Ziggo BV &amp; XS4ALL Internet BV, 2017</text:p>
          </table:table-cell>
          <table:table-cell office:value-type="string" calcext:value-type="string">
            <text:p>C -610/15 - Stichting Brein protiv Ziggo BV &amp; XS4ALL Internet BV, 2017</text:p>
          </table:table-cell>
          <table:table-cell office:value-type="string" calcext:value-type="string">
            <text:p>C -610/15 - Stichting Brein проти Ziggo BV &amp; XS4ALL Internet BV, 2017 р.</text:p>
          </table:table-cell>
          <table:table-cell office:value-type="string" calcext:value-type="string">
            <text:p>C-610/15 - Stichting Brein vs Ziggo BV &amp; XS4ALL Internet BV, 2017</text:p>
          </table:table-cell>
          <table:table-cell office:value-type="string" calcext:value-type="string">
            <text:p>C -610/15 - Stichting Brein против Ziggo BV &amp; XS4ALL Internet BV, 2017</text:p>
          </table:table-cell>
          <table:table-cell table:number-columns-repeated="1016"/>
        </table:table-row>
        <table:table-row table:style-name="ro116">
          <table:table-cell office:value-type="string" calcext:value-type="string">
            <text:p>Varianti i plotë dhe i zgjeruar i këtij kapitulli me lidhjet dhe përmbledhjet e praktikës gjyqësore mund të gjendet në internet në adresën: https://cases.internetfreedom.blog</text:p>
          </table:table-cell>
          <table:table-cell table:style-name="ce82" office:value-type="string" calcext:value-type="string">
            <text:p>მოცემული თავის სრული ვრცელი ვერსია შესაბამის საქმეთა ლინკებითა და მოკლე რეზიუმეებით შეგიძლიათ იხილოთ ონლაინ, შემდეგ მისამართზე: https://cases.internetfreedom.blog</text:p>
          </table:table-cell>
          <table:table-cell office:value-type="string" calcext:value-type="string">
            <text:p>A fejezet teljes továbbfejlesztett verziója a linkekről és összefoglalókról a következő címen található: https://cases.internetfreedom.blog</text:p>
          </table:table-cell>
          <table:table-cell office:value-type="string" calcext:value-type="string">
            <text:p>Целата проширена верзија на ова поглавје заедно со линковите и резимеата на судската пракса може да се најде на веб-страницата https://cases.internetfreedom.blog</text:p>
          </table:table-cell>
          <table:table-cell office:value-type="string" calcext:value-type="string">
            <text:p>Celokupna dorađena verzija ovog poglavlja sa linkovima i sažecima iz sudske prakse može se naći na Internetu, na adresi ​https://cases.internetfreedom.blog</text:p>
          </table:table-cell>
          <table:table-cell office:value-type="string" calcext:value-type="string">
            <text:p>Повну версію цього розділу разом з посиланням та оглядом справ можна знайти онлайн за посиланням: https://cases.internetfreedom.blog</text:p>
          </table:table-cell>
          <table:table-cell office:value-type="string" calcext:value-type="string">
            <text:p>Versiunea extinsă a acestui capitol cu linkuri și rezumate este disponibilă la https://cases.internetfreedom.blog</text:p>
          </table:table-cell>
          <table:table-cell office:value-type="string" calcext:value-type="string">
            <text:p>Полную расширенную версию этой главы со ссылками на судебную практику и </text:p>
            <text:p>аннотациями можно найти в Интернете на сайте https://cases.internetfreedom.blog</text:p>
          </table:table-cell>
          <table:table-cell table:number-columns-repeated="1016"/>
        </table:table-row>
        <table:table-row table:style-name="ro86">
          <table:table-cell office:value-type="string" calcext:value-type="string">
            <text:p>7. Liria e shprehjes kundrejt privatësisë</text:p>
          </table:table-cell>
          <table:table-cell office:value-type="string" calcext:value-type="string">
            <text:p>7. <text:s/>გამოხატვის თავისუფლება პირადი ცხოვრების ხელშეუხებლობის წინააღმდეგ </text:p>
          </table:table-cell>
          <table:table-cell office:value-type="string" calcext:value-type="string">
            <text:p>7. <text:s/>Szólásszabadság kontra magánélet</text:p>
          </table:table-cell>
          <table:table-cell office:value-type="string" calcext:value-type="string">
            <text:p>7. <text:s/>Слобода на изразување наспроти приватност</text:p>
          </table:table-cell>
          <table:table-cell office:value-type="string" calcext:value-type="string">
            <text:p>7. Sloboda izražavanja u odnosu na privatnost</text:p>
          </table:table-cell>
          <table:table-cell office:value-type="string" calcext:value-type="string">
            <text:p>7. Свобода вираження поглядів і недоторканність приватного життя</text:p>
          </table:table-cell>
          <table:table-cell office:value-type="string" calcext:value-type="string">
            <text:p>7. Libertatea de exprimare versus viața privată</text:p>
          </table:table-cell>
          <table:table-cell office:value-type="string" calcext:value-type="string">
            <text:p>7. Свобода выражения мнения и конфиденциальность</text:p>
          </table:table-cell>
          <table:table-cell table:number-columns-repeated="1016"/>
        </table:table-row>
        <table:table-row table:style-name="ro106">
          <table:table-cell office:value-type="string" calcext:value-type="string">
            <text:p>Një nga kufizimet më të ndërlikuara të së drejtës së lirisë së shprehjes është kur edhe pala tjetër pretendon se i kanë shkelur të drejtat e tyre themelore dhe, veçanërisht, të drejtën e privatësisë - ose siç e përcakton Konventa Evropiane në nenin 8 - e drejta për respektimin e jetës private dhe familjare.</text:p>
          </table:table-cell>
          <table:table-cell office:value-type="string" calcext:value-type="string">
            <text:p>გამოხატვის თავისუფლების ერთ-ერთ ყველაზე რთულ შეზღუდვას წარმოადგენს ისეთი შემთხვევები, როდესაც მეორე მხარე მიუთითებს, რომ დაირღვა მისი ფუნდამენტური უფლებები, განსაკუთრებით კი პირადი ცხოვრების ხელშეუხებლობის უფლება – ან როგორც ადამიანის უფლებათა ევროპული კონვენციის მე-8 მუხლი განმარტავს - პირადი და ოჯახური ცხოვრების პატივისცემა. </text:p>
          </table:table-cell>
          <table:table-cell office:value-type="string" calcext:value-type="string">
            <text:p>A szólásszabadsághoz való jog egyik legbonyolultabb korlátozása, amikor a másik fél azt állítja, hogy saját alapvető jogait sértették, <text:s/>különösen a magánélethez való jogot - vagy mint az Európai Egyezmény a 8. cikkben meghatározza - a jogot a magán- és családi élet tiszteletben tartásával kapcsolatban.</text:p>
          </table:table-cell>
          <table:table-cell office:value-type="string" calcext:value-type="string">
            <text:p>Едно од најкомплицираните ограничувања на правото на слобода на изразување е кога другата страна исто така тврди дека биле прекршени нејзините основни права, посебно правото на приватност - или како што се нарекува во член 8 од Европската Конвенција - правото на почитување на приватниот и семејниот живот.</text:p>
          </table:table-cell>
          <table:table-cell office:value-type="string" calcext:value-type="string">
            <text:p>Jedno od najkomplikovanijih ograničenja prava na slobodu izražavanja je kada druga strana takođe tvrdi da su joj povređena osnovna prava, a naročito pravo na privatnost – ili, kako je to definisano u Članu 8 Evropske konvencije – pravo na poštovanje privatnog i porodičnog života.</text:p>
          </table:table-cell>
          <table:table-cell office:value-type="string" calcext:value-type="string">
            <text:p>Одним з найскладніших випадків обмеження права на свободу вираження поглядів є ситуація, коли інша сторона також заявляє про порушення своїх основоположних прав, особливо права на недоторканість приватного життя, або як визначено в статті 8 Європейської конвенції, права на повагу до приватного і сімейного життя.</text:p>
          </table:table-cell>
          <table:table-cell office:value-type="string" calcext:value-type="string">
            <text:p>Una dintre cele mai complicate limitări a dreptului la libertatea de exprimare este cazul în care o altă parte susține că i s-au încălcat drepturile fundamentale, în special dreptul la viață privată– sau așa cum e definită în Convenția Europeană, Articolul 8 – dreptul de a respecta viața privată și de familie. </text:p>
          </table:table-cell>
          <table:table-cell office:value-type="string" calcext:value-type="string">
            <text:p>Одними из самых сложных дел, касающихся ограничения права на свободу выражения мнения, являются те, где другая сторона заявляет о нарушении своих основополагающих прав, в частности права на неприкосновенность частной жизни, или, как это определено в статье 8 Конвенции, права на уважение частной и семейной жизни.</text:p>
          </table:table-cell>
          <table:table-cell table:number-columns-repeated="1016"/>
        </table:table-row>
        <table:table-row table:style-name="ro10">
          <table:table-cell office:value-type="string" calcext:value-type="string">
            <text:p>-------</text:p>
          </table:table-cell>
          <table:table-cell/>
          <table:table-cell office:value-type="string" calcext:value-type="string">
            <text:p>--------</text:p>
          </table:table-cell>
          <table:table-cell table:number-columns-repeated="5" office:value-type="string" calcext:value-type="string">
            <text:p>-------</text:p>
          </table:table-cell>
          <table:table-cell table:number-columns-repeated="1016"/>
        </table:table-row>
        <table:table-row table:style-name="ro86">
          <table:table-cell office:value-type="string" calcext:value-type="string">
            <text:p>NENI 8 i Konventës Evropiane për të Drejtat e Njeriut</text:p>
          </table:table-cell>
          <table:table-cell office:value-type="string" calcext:value-type="string">
            <text:p>ადამიანის უფლებათა ევროპული კონვენციის მე-8 მუხლი </text:p>
          </table:table-cell>
          <table:table-cell office:value-type="string" calcext:value-type="string">
            <text:p>Az Emberi Jogok Európai Egyezményének 8. cikke</text:p>
          </table:table-cell>
          <table:table-cell office:value-type="string" calcext:value-type="string">
            <text:p>ЧЛЕН 8 од Европската конвенција за човекови права</text:p>
          </table:table-cell>
          <table:table-cell office:value-type="string" calcext:value-type="string">
            <text:p>ČLAN <text:s/>8 <text:s/>Evropske konvencije o ljudskim pravima</text:p>
          </table:table-cell>
          <table:table-cell office:value-type="string" calcext:value-type="string">
            <text:p>Стаття 8 Європейської конвенції про захист прав людини і основоположних свобод</text:p>
          </table:table-cell>
          <table:table-cell office:value-type="string" calcext:value-type="string">
            <text:p>Articolul 8 al Convenției Europene a Drepturilor Omului</text:p>
          </table:table-cell>
          <table:table-cell office:value-type="string" calcext:value-type="string">
            <text:p>СТАТЬЯ 8 Европейской Конвенции о защите прав человека и основных свобод </text:p>
            <text:p/>
          </table:table-cell>
          <table:table-cell table:number-columns-repeated="1016"/>
        </table:table-row>
        <table:table-row table:style-name="ro87">
          <table:table-cell office:value-type="string" calcext:value-type="string">
            <text:p>E drejta për respektimin e jetës private dhe familjare</text:p>
          </table:table-cell>
          <table:table-cell office:value-type="string" calcext:value-type="string">
            <text:p>პირადი და ოჯახური ცხოვრების პატივისცემის უფლება</text:p>
          </table:table-cell>
          <table:table-cell office:value-type="string" calcext:value-type="string">
            <text:p>A magán- és családi élet tiszteletben tartásához való jog</text:p>
          </table:table-cell>
          <table:table-cell office:value-type="string" calcext:value-type="string">
            <text:p>Право на почитување на приватниот и семејниот живот</text:p>
          </table:table-cell>
          <table:table-cell office:value-type="string" calcext:value-type="string">
            <text:p>Pravo na poštovanje privatnog i porodičnog života</text:p>
          </table:table-cell>
          <table:table-cell office:value-type="string" calcext:value-type="string">
            <text:p>Право на повагу до приватного і сімейного життя</text:p>
          </table:table-cell>
          <table:table-cell office:value-type="string" calcext:value-type="string">
            <text:p>Dreptul de a respecta viața privată și de familie</text:p>
          </table:table-cell>
          <table:table-cell office:value-type="string" calcext:value-type="string">
            <text:p/>
            <text:p>Право на уважение частной и семейной жизни</text:p>
          </table:table-cell>
          <table:table-cell table:number-columns-repeated="1016"/>
        </table:table-row>
        <table:table-row table:style-name="ro86">
          <table:table-cell office:value-type="string" calcext:value-type="string">
            <text:p>1. Çdokush ka të drejtën e respektimit të jetës së tij private dhe familjare, banesës dhe korrespondencës së tij.</text:p>
          </table:table-cell>
          <table:table-cell office:value-type="string" calcext:value-type="string">
            <text:p>1. ყველას აქვს უფლება, პატივი სცენ მის პირად და ოჯახურ ცხოვრებას, მის საცხოვრებელსა და მიმოწერას.</text:p>
          </table:table-cell>
          <table:table-cell office:value-type="string" calcext:value-type="string">
            <text:p>1. Mindenkinek joga van ,hogy tiszteletben tartsák magán- és családi életét, otthonát és levelezését.</text:p>
          </table:table-cell>
          <table:table-cell office:value-type="string" calcext:value-type="string">
            <text:p>1. Секој човек има право на почитување на неговиот приватен и семеен живот, домот и преписката.</text:p>
          </table:table-cell>
          <table:table-cell office:value-type="string" calcext:value-type="string">
            <text:p>1. Svako ima pravo na poštovanje svog privatnog i porodičnog života, doma i prepiske.</text:p>
          </table:table-cell>
          <table:table-cell office:value-type="string" calcext:value-type="string">
            <text:p>Кожен має право на повагу до свого приватного і сімейного життя, до свого житла і кореспонденції.</text:p>
          </table:table-cell>
          <table:table-cell office:value-type="string" calcext:value-type="string">
            <text:p>1. Orice persoană are dreptul la respectarea vieţii sale private şi de familie, a domiciliului său şi a corespondenţei sale.</text:p>
          </table:table-cell>
          <table:table-cell office:value-type="string" calcext:value-type="string">
            <text:p>1. Каждый имеет право на уважение его личной и семейной жизни, его жилища и его корреспонденции.</text:p>
          </table:table-cell>
          <table:table-cell table:number-columns-repeated="1016"/>
        </table:table-row>
        <table:table-row table:style-name="ro90">
          <table:table-cell office:value-type="string" calcext:value-type="string">
            <text:p>2. Autoriteti publik nuk mund të ndërhyjë në ushtrimin e kësaj të drejte, përveçse në shkallën e parashikuar nga ligji dhe kur është e nevojshme në një shoqëri demokratike, në interes të sigurisë publike, për mbrojtjen e rendit publik, shëndetit ose moralit ose për mbrojtjen e të drejtave dhe lirive të të tjerëve.</text:p>
          </table:table-cell>
          <table:table-cell office:value-type="string" calcext:value-type="string">
            <text:p>2. დაუშვებელია ამ უფლების განხორციელებაში საჯარო ხელისუფლების ჩარევა, გარდა ისეთი შემთხვევებისა, როდესაც ასეთი ჩარევა ხორციელდება კანონის შესაბამისად და აუცილებელია დემოკრატიულ საზოგადოებაში ეროვნული უშიშროების, საზოგადოებრივი უსაფრთხოების ან ქვეყნის ეკონომიკური კეთილდღეობის ინტერესებისათვის, უწესრიგობის ან დანაშაულის თავიდან ასაცილებლად, ჯანმრთელობის ან მორალისა თუ სხვათა უფლებათა და თავისუფლებათა დასაცავად.</text:p>
          </table:table-cell>
          <table:table-cell table:style-name="ce83" office:value-type="string" calcext:value-type="string">
            <text:p>2. <text:s/>A hatóságok nem avatkozhatnak bele e jog gyakorlásába, kivéve, ha az összhangban van a törvénnyel. Ez szükséges egy demokratikus társadalomban, a nemzetbiztonság, közbiztonság vagy az ország gazdasági jóléte érdekében, azért hogy megakadályozza a zavart, bűnözést, hogy megvédje az egészséget, erkölcsöt, mások jogait és szabadságát.</text:p>
          </table:table-cell>
          <table:table-cell office:value-type="string" calcext:value-type="string">
            <text:p>2. Јавната власт не смее да се меша во остварувањето на ова право, освен ако тоа мешање е предвидено со закон, и ако претставува мерка која е во интерес на државата и јавната безбедност, економската благосостојба на земјата, заштита на здравјето и моралот или заштитата на правата и слободите на другите, во едно демократско општество.</text:p>
          </table:table-cell>
          <table:table-cell office:value-type="string" calcext:value-type="string">
            <text:p>2. Javne vlasti neće se mešati u vršenje ovog prava sem ako to nije u skladu sa zakonom i neophodno u demokratskom društvu u interesu nacionalne bezbednosti, javne bezbednosti ili ekonomske dobrobiti zemlje, radi sprečavanja nereda ili kriminala, zaštite zdravlja ili morala, ili radi zaštite prava i sloboda drugih.</text:p>
          </table:table-cell>
          <table:table-cell office:value-type="string" calcext:value-type="string">
            <text:p>Органи державної влади не можуть втручатись у здійснення цього права, за винятком випадків, коли втручання здійснюється згідно із законом і є необхідним у демократичному суспільстві в інтересах національної та громадської безпеки чи економічного добробуту країни, для запобігання заворушенням чи злочинам, для захисту здоров’я чи моралі або для захисту прав і свобод інших осіб.</text:p>
          </table:table-cell>
          <table:table-cell office:value-type="string" calcext:value-type="string">
            <text:p>2. Nu este admis amestecul unei autorităţi publice în exercitarea acestui drept decât în măsura în care acesta este prevăzut de lege şi constituie, într-o societate democratică, o măsură necesară pentru securitatea naţională, siguranţa publică, bunăstarea economică a ţării, apărarea ordinii şi prevenirea faptelor penale, protecţia sănătăţii, a moralei, a drepturilor şi a libertăţilor altora. </text:p>
          </table:table-cell>
          <table:table-cell office:value-type="string" calcext:value-type="string">
            <text:p>2. Не допускается вмешательство со стороны публичных властей в осуществление этого права, за исключением случаев, когда такое вмешательство предусмотрено законом и необходимо в демократическом обществе в интересах национальной безопасности и общественного порядка, экономического благосостояния страны, в целях предотвращения беспорядков или преступлений, для охраны здоровья или нравственности или защиты прав и свобод других лиц.</text:p>
          </table:table-cell>
          <table:table-cell table:number-columns-repeated="1016"/>
        </table:table-row>
        <table:table-row table:style-name="ro10">
          <table:table-cell office:value-type="string" calcext:value-type="string">
            <text:p> </text:p>
          </table:table-cell>
          <table:table-cell table:number-columns-repeated="1023"/>
        </table:table-row>
        <table:table-row table:style-name="ro92">
          <table:table-cell office:value-type="string" calcext:value-type="string">
            <text:p>Një nga arsyet për të cilat nocioni i jetës private krijon kaq shumë probleme është se koncepti është mjaft i gjerë dhe nuk mund të ketë një përkufizim shumë strikt, madje edhe sipas jurisprudencës së GJEDNJ-së.</text:p>
          </table:table-cell>
          <table:table-cell office:value-type="string" calcext:value-type="string">
            <text:p>ერთ-ერთი მიზეზი იმისა, თუ რატომ წარმოშობს პირადი ცხოვრების ხელშეუხებლობის ცნება ამდენ პრობლემას არის ის, რომ ცნება არის საკმაოდ ვრცელი და არ აქვს მკაცრად განსაზღვრული განმარტება, ადამიანის უფლებათა ევროპული სასამართლოს იურისდიქციაშიც კი. <text:s text:c="2"/></text:p>
          </table:table-cell>
          <table:table-cell office:value-type="string" calcext:value-type="string">
            <text:p>A magánélet fogalma több kérdést is vet fel, ezek egyike, hogy meglehetősen tág fogalomként értendő, ezért nem lehet pontosan meghatározni, még az EJEB ítélkezési gyakorlatában sem.</text:p>
          </table:table-cell>
          <table:table-cell office:value-type="string" calcext:value-type="string">
            <text:p>Една од причините поради кои поимот приватен живот создава толку многу проблеми е тоа што концептот е прилично широк и не може строго да се дефинира, дури и според судската пракса на ЕСЧП.</text:p>
          </table:table-cell>
          <table:table-cell office:value-type="string" calcext:value-type="string">
            <text:p>Jedan od razloga zbog kojih pojam privatnog života stvara toliko problema je to što je ovaj pojam prilično širok i ne može biti strogo definisan, čak ni prema sudskoj praksi ESLJP.</text:p>
          </table:table-cell>
          <table:table-cell office:value-type="string" calcext:value-type="string">
            <text:p>Однією з причин, чому поняття «приватне життя» спричиняє таку складну ситуацію, є те, що саме по собі воно є досить широким та не може мати чіткого визначення, навіть у практиці Європейського суду з прав людини.</text:p>
          </table:table-cell>
          <table:table-cell office:value-type="string" calcext:value-type="string">
            <text:p>Unul dintre motivele pentru care noțiunea de viață privată creează atât de multe probleme este că acest concept este destul de larg și nu poate fi strict definit, chiar în conformitate cu jurisprudența CEDO.</text:p>
          </table:table-cell>
          <table:table-cell office:value-type="string" calcext:value-type="string">
            <text:p>Одна из причин, по которой понятие частной жизни создает столько проблем, состоит в том, что у данной концепции довольно широкое значение, она не может иметь строгого определения даже в соответствии с практикой ЕСПЧ.</text:p>
          </table:table-cell>
          <table:table-cell table:number-columns-repeated="1016"/>
        </table:table-row>
        <table:table-row table:style-name="ro103">
          <table:table-cell office:value-type="string" calcext:value-type="string">
            <text:p>Kështu, jeta private “shtrihet në aspekte që kanë të bëjnë me identitetin personal, siç janë emri, fotografia, apo integriteti fizik dhe moral <text:s/>i një personi. Ky koncept gjithashtu përfshin të drejtën për të jetuar privatisht, larg vëmendjes së padëshiruar. Garancia e ofruar me nenin 8 të Konventës, në këtë aspekt synon kryesisht të sigurojë, pa ndërhyrje nga jashtë, të zhvillimit të personalitetit të çdo individi në marrëdhënie me qeniet e tjera njerëzore. Kështu, eksiston një zonë ndërveprimi e një personi me të tjerët, madje edhe në një kontekst publik, që mund të përfshihet në fushën e jetës private.“</text:p>
          </table:table-cell>
          <table:table-cell office:value-type="string" calcext:value-type="string">
            <text:p>შესაბამისად პირადი ცხოვრება “ვრცელდება პერსონალურ იდენტობასთან დაკავშირებულ ასპექტებზე, როგორიც არის პირის სახელი, ფოტო ან ფიზიკური და მორალური ერთიანობა. აღნიშნული კონცეფცია ასევე მოიცავს არასასურველი ყურადღებისგან მოშორებით, კერძოდ ცხოვრების უფლებას. ამ მხრივ კონვენციის მე-8 მუხლით განმტკიცებული გარანტია ძირითადად მიმართულია გარე ჩარევის გარეშე ყოველი ინდივიდის პიროვნების თავისუფალი განვითარების უზრუნველყოფისკენ, <text:s text:c="2"/>სხვა ადამიანებთან ურთიერთობის პროცესში. შესაბამისად, საჯარო სივრცეშიც კი, რომელიც შესაძლებელია მოხვდეს პირადი ცხოვრების ხელშეუხებლობის ფარგლებში.”</text:p>
          </table:table-cell>
          <table:table-cell table:style-name="ce83" office:value-type="string" calcext:value-type="string">
            <text:p>Tehát, a magán élet „kiterjed olyan szempontokra is mint a személyes identitás, mint például egy személy neve, fényképe, vagy fizikai és erkölcsi integritása. Ehhez a koncepcióhoz tartozik a jog, a magányhoz, a kéretlen figyelem nélküli élethez. Ezt az egyezmény 8. Cikke garantáljam és ebben az értelemben elsődlegesen a más emberek személyiségének zavarása nélkül szándékozik biztosítani. Tehát van egy interakciós zóna egy személy és a többi ember között, így még akár egy nyilvános kontextusban is lehet szó magánéletről.”</text:p>
          </table:table-cell>
          <table:table-cell office:value-type="string" calcext:value-type="string">
            <text:p>Според тоа, поимот личен живот „опфаќа аспекти кои се поврзани со личниот идентитет, како што се името, фотографиите, или физичкиот и моралниот интегритет на поединецот. Овој концепт го вклучува и правото да се живее приватно, настрана од несакано внимание. Главната намера на гаранцијата која се дава во овој поглед со член 8 од Конвенцијата е да се обезбеди развојот, без надворешно мешање, на личноста на секој поединец во неговите односи со другите човечки суштества. Оттука следува дека постои и зона на интеракција на поединецот со други лица, дури и во јавен контекст, која би можела да спаѓа во опсегот на дефиницијата на приватен живот“.</text:p>
          </table:table-cell>
          <table:table-cell office:value-type="string" calcext:value-type="string">
            <text:p>Dakle, privatni život ​„obuhvata aspekte koji se odnose na lični identitet, kao što je ime lica, fotografija, ili fizički i moralni integritet. Ovaj pojam takođe obuhvata pravo na privatni život, daleko od neželjene pažnje. Garancija utvrđena Članom 8 Konvencije u ovom smislu ima za cilj, prvenstveno, da obezbedi razvoj ličnosti svakog pojedinca, <text:s/>bez spoljnog mešanja u njegove odnose sa drugim ljudima. Stoga, postoji zona interakcije pojedinca sa drugima, čak i u javnom kontekstu, koja može potpadati pod delokrug privatnog života.“</text:p>
          </table:table-cell>
          <table:table-cell office:value-type="string" calcext:value-type="string">
            <text:p>«Таким чином, поняття «особисте життя» поширюється на аспекти, які стосуються особистої індивідуальності, такі як ім'я особи, фотографія, фізична або моральна недоторканність. Це поняття також включає право на приватне життя, поза небажаної уваги. Гарантія, передбачена статтею 8 Конвенції в цьому аспекті, перш за все спрямована на забезпечення розвитку, без зовнішнього втручання, кожної особистості в стосунках з іншими людьми. Таким чином, це зона взаємодії з іншими особами, навіть в публічному контексті, який може належати до сфери особистого життя.»</text:p>
          </table:table-cell>
          <table:table-cell office:value-type="string" calcext:value-type="string">
            <text:p>Astfel, viața privată “se extinde la aspecte legate de identitatea persoanei, cum ar fi numele unei persoane, fotografia sau integritatea fizică sau morală a unei persoane. Acest concept include și dreptul de a trăi în intimitate, departe de atenție nedorită. Garanția oferită de Articolul 8 al Convenției în această privință este menită în principal să asigure dezvoltarea, fără interferență exterioară, a personalității oricărui individ în relațiile sale cu alte ființe umane. Există astfel o zonă de interacțiune între o persoană și ceilalți, chiar în context public, care se poate încadra în domeniul vieții private.”</text:p>
          </table:table-cell>
          <table:table-cell office:value-type="string" calcext:value-type="string">
            <text:p>Таким образом, частная жизнь "распространяется на аспекты, связанные с личной идентичностью, включающую имя человека, фотографию или физическую и моральную неприкосновенность. Эта концепция также включает право на частную жизнь без нежелательного внимания. Гарантия, предусмотренная статьей 8 Конвенции в этом отношении, в первую очередь направлена на обеспечение развития личности каждого человека без внешнего вмешательства в его или ее отношениях с другими людьми. Таким образом, существует зона взаимодействия человека с другими людьми даже в общественном контексте, которая может подпадать под сферу частной жизни."</text:p>
          </table:table-cell>
          <table:table-cell table:number-columns-repeated="1016"/>
        </table:table-row>
        <table:table-row table:style-name="ro86">
          <table:table-cell office:value-type="string" calcext:value-type="string">
            <text:p>Couderc dhe Hachette Filipacchi Associés kundër Francës [Dhoma e Madhe], 2015</text:p>
          </table:table-cell>
          <table:table-cell office:value-type="string" calcext:value-type="string">
            <text:p>Couderc and Hachette Filipacchi Associés საფრანგეთის წინააღმდეგ, [დიდი პალატა], 2015</text:p>
          </table:table-cell>
          <table:table-cell office:value-type="string" calcext:value-type="string">
            <text:p>Couderc and Hachette Filipacchi Associés kontra Franciaország [Nagy Kamara], 2015</text:p>
          </table:table-cell>
          <table:table-cell office:value-type="string" calcext:value-type="string">
            <text:p>Couderc и Hachette Filipacchi Associés против Франција [Голем судски совет], 2015</text:p>
          </table:table-cell>
          <table:table-cell office:value-type="string" calcext:value-type="string">
            <text:p>Couderc i Hachette Filipacchi Associés protiv Francuske [Veliko veće], 2015</text:p>
          </table:table-cell>
          <table:table-cell office:value-type="string" calcext:value-type="string">
            <text:p>Кудерк та Hachette Filipacchi Associés проти Франції [Велика Палата], 2015</text:p>
          </table:table-cell>
          <table:table-cell office:value-type="string" calcext:value-type="string">
            <text:p>Couderc și Hachette Filipacchi Associés v. Franța [Marea Cameră], 2015</text:p>
          </table:table-cell>
          <table:table-cell office:value-type="string" calcext:value-type="string">
            <text:p>Кудерк (Couderc) и «Ашетт Филипакки Ассосье» (Hachette Filipacchi Associés) против Франции [Большая Палата], 2015 </text:p>
          </table:table-cell>
          <table:table-cell table:number-columns-repeated="1016"/>
        </table:table-row>
        <table:table-row table:style-name="ro21">
          <table:table-cell office:value-type="string" calcext:value-type="string">
            <text:p>GJEDNJ çmon se të dyja të drejtat (liria e shprehjes dhe e drejta për privatësi) kanë respekt të njëjtë dhe, prandaj, është e parëndësishme mbi cilin nen është bazuar kërkesa, pasi vlerësimi i çështjes që sjell një zgjidhje të mirë është ai që duhet t'i respektojë të dyja.</text:p>
          </table:table-cell>
          <table:table-cell office:value-type="string" calcext:value-type="string">
            <text:p>ადამიანის უფლებათა ევროპულ სასამართლოს მიაჩნია, რომ ორივე უფლება (გამოხატვის თავისუფლება და პირადი ცხოვრების ხელშეუხებლობა) ერთნაირად იმსახურებს დაცვას და შესაბამისად არა რელევანტურია, რომელ მუხლს ეფუძნებოდა საჩივარი, იქიდან გამომდინარე, რომ დავის შეფასება, რომელსაც შედეგად მოაქვს დადებითი გადაწყვეტა არის ის, რომელიც ითვალისწინებს ორივე უფლებას. <text:s/></text:p>
          </table:table-cell>
          <table:table-cell table:style-name="ce83" office:value-type="string" calcext:value-type="string">
            <text:p>Az EJEB úgy véli, hogy mindkét jog (a véleménynyilvánítás szabadsága és a magánélethez való jog) egyenlő tiszteletet követel, ezért nem releváns, hogy a keresetet melyikre alapozzák, mivel egy jó megoldást eredményező esetértékelésnek mindkettőt tiszteletben kell tartania.</text:p>
          </table:table-cell>
          <table:table-cell office:value-type="string" calcext:value-type="string">
            <text:p>ЕСЧП смета дека обете права (слободата на изразување и правото на приватност) се со еднаква важност и затоа не е важно на кој член се базира жалбата, бидејќи оценката на предметот би требало да им придаде еднаква важност на обете права за да резултира со добро решение.</text:p>
          </table:table-cell>
          <table:table-cell office:value-type="string" calcext:value-type="string">
            <text:p>ESLJP smatra da oba ova prava (sloboda izražavanja i pravo na privatnost) moraju biti jednako uvažavani i stoga je irelevantno na kom članu se zasniva predstavka, pošto se u oceni predmeta koja vodi ka dobrom rešenju mora poštovati i jedno i drugo.</text:p>
          </table:table-cell>
          <table:table-cell office:value-type="string" calcext:value-type="string">
            <text:p>ЄСПЛ вважає, що обидва права (свобода вираження поглядів і право на недоторканність приватного життя) повинні бути дотримані однаково, і тому не має значення, на основі якої статті була подана заява, оскільки правильне вирішення справи можливе за умови розгляду справи з дотриманням балансу між вищезгаданими правами.</text:p>
          </table:table-cell>
          <table:table-cell office:value-type="string" calcext:value-type="string">
            <text:p>CEDO consideră că ambele drepturi (libertatea de exprimare și dreptul la viață privată) se bucură de un respect egal și, prin urmare, este irelevant pe ce articol se bazează o reclamație, deoarece o evaluare a cazului cu o soluție bună trebuie să le respecte pe amândouă.</text:p>
          </table:table-cell>
          <table:table-cell office:value-type="string" calcext:value-type="string">
            <text:p>ЕСПЧ считает, что оба права (свобода выражения мнения и право на неприкосновенность частной жизни) имеют равную силу и, следовательно, не имеет значения, на основе какой статьи было написано заявление, поскольку оценка случая, которая ведет к правильному решению, подразумевает уважание обоих прав.</text:p>
          </table:table-cell>
          <table:table-cell table:number-columns-repeated="1016"/>
        </table:table-row>
        <table:table-row table:style-name="ro92">
          <table:table-cell office:value-type="string" calcext:value-type="string">
            <text:p>Përpjekja për të gjetur zgjidhjen e duhur ku 'i jepet përparësi njërës nga dy të drejtat quhet “balancim“ në zhargonin teknik të GJEDNJ-së dhe shpeshherë lidhet me veçoritë e secilit rast.</text:p>
          </table:table-cell>
          <table:table-cell office:value-type="string" calcext:value-type="string">
            <text:p>დავის სწორი გადაწყვეტის მიზნით, მოცემული ორი უფლებიდან რომელიმესთვის პრიორიტეტის მინიჭების პროცესს ადამიანის უფლებათა ევროპული სასამართლოს ენით ეწოდება “ბალანსის დადგენა” და ხშირად არის დაკავშირებული ყოველი კონკრეტულ საქმის გარემოებებთან. </text:p>
          </table:table-cell>
          <table:table-cell office:value-type="string" calcext:value-type="string">
            <text:p>Megpróbálunk megfelelő megoldást találni a két jog egyikének elsőbbségét illetően, az EJEB zsargonjában, "egyensúlyozásnak" hivják, és nagyon gyakran az esetek sajátosságát adja.</text:p>
          </table:table-cell>
          <table:table-cell office:value-type="string" calcext:value-type="string">
            <text:p>Обидот да се најде соодветно решение при давањето приоритет на едно од двете права се нарекува „балансирање“ според жаргонот на ЕСЧП и мошне често се поврзува со посебните карактеристики на секој предмет.</text:p>
          </table:table-cell>
          <table:table-cell office:value-type="string" calcext:value-type="string">
            <text:p>Pokušaj da se dođe do rešenja za davanje prioriteta jednom od ova dva prava zove se ’uspostavljanje ravnoteže’ u žargonu ESLJP, a to je veoma često povezano sa karakteristikama svakog predmeta.</text:p>
          </table:table-cell>
          <table:table-cell office:value-type="string" calcext:value-type="string">
            <text:p>Намагання знайти правильне рішення у визначенні пріоритетності цих двох прав професійною мовою ЄСПЛ називається «пошуком балансу», і дуже часто це залежить від особливостей окремої справи.</text:p>
          </table:table-cell>
          <table:table-cell office:value-type="string" calcext:value-type="string">
            <text:p>Încercarea de a găsi o soluție corespunzătoare în a da prioritate unuia dintre aceste două drepturi se numește “echilibrare” în jargonul CEDO și este deseori legată de particularitățile fiecărui caz. </text:p>
          </table:table-cell>
          <table:table-cell office:value-type="string" calcext:value-type="string">
            <text:p>Попытка найти правильное решение, отдавая приоритет одному из двух прав, в терминологии ЕСПЧ называется «балансированием» и очень часто связана с особенностями каждого отдельного дела.</text:p>
          </table:table-cell>
          <table:table-cell table:number-columns-repeated="1016"/>
        </table:table-row>
        <table:table-row table:style-name="ro97">
          <table:table-cell office:value-type="string" calcext:value-type="string">
            <text:p>“kur shqyrtohet nëse ekziston domosdoshmëria për ndërhyrje në lirinë e shprehjes në një shoqëri demokratike në interes të “mbrojtjes së reputacionit ose të drejtave të të tjerëve“ Gjykatës mund t'i kërkohet të konstatojë nëse autoritetet kombëtare kanë arritur një ekuilibër të drejtë kur mbrojnë dy vlera të garantuara nga Konventa, të cilat mund të bien ndesh me njëra-tjetrën në raste të caktuara, përkatësisht nga njëra anë liria e shprehjes e mbrojtur nga neni 10 dhe nga ana tjetër e drejta për respektimin e jetës private, e përcaktuar në nenin 8.“</text:p>
          </table:table-cell>
          <table:table-cell office:value-type="string" calcext:value-type="string">
            <text:p>“დემოკრატიულ საზოგადოებაში “სხვათა რეპუტაციის ან უფლებათა დაცვის მიზნით” გამოხატვის თავისუფლებაში ჩარევის აუცილებლობის განსაზღვრისას სასამართლოს შესაძლებელია მოეთხოვოს იმის შეფასება ეროვნული ხელისუფლების მიერ დადგენილ იქნა თუ არა ბალანსი კონვენციით უზრუნველყოფილი ორი ღირებულების დაცვის პროცესში, რომლებიც კონკრეტულ შემთხვევებში შესაძლებელია მოვიდეს ერთმანეთთან წინააღმდეგობაში, <text:s text:c="2"/>კერძოდ ერთის მხრივ მე-10 მუხლით დაცული გამოხატვის თავისუფლება და მეორეს მხრივ მე-8 მუხლით დაცული პირადი ცხოვრების ხელშეუხებლობა.”</text:p>
          </table:table-cell>
          <table:table-cell office:value-type="string" calcext:value-type="string">
            <text:p>”Annak vizsgálata során, hogy szükség van-e a demokratikus társadalomban a szólásszabadságnak a" mások jó hírnevének vagy jogainak védelme "érdekében történő beavatkozására, a Bíróságnak meg kell vizsgálnia, hogy a hazai hatóságok az Egyezmény által garantált két érték védelménél elfogadható egyensúlyt tartanak e, <text:s/>amelyek bizonyos esetekben egymással ellentétesek, nevezetesen a 10. cikk által védett véleménynyilvánítás szabadságával, másrészt pedig a 8. cikkben foglalt magánélet tiszteletben tartásához való joggal. ”</text:p>
          </table:table-cell>
          <table:table-cell office:value-type="string" calcext:value-type="string">
            <text:p>„При разгледувањето дали има потреба од мешање во слободата на изразување во едно демократско општество во интерес на „заштитата на угледот или правата на други лица“, од Судот може да се бара да утврди дали домашните власти постигнале праведна рамнотежа при заштитата на двете вредности загарантирани со Конвенцијата кои можат да бидат во меѓусебен конфликт во одредени случаи имено, од една страна, слободата на изразување заштитена со член 10 и, од друга страна, правото на почитување на приватниот живот заштитено со член 8.“</text:p>
          </table:table-cell>
          <table:table-cell office:value-type="string" calcext:value-type="string">
            <text:p>„Prilikom ispitivanja da li postoji potreba za mešanjem u slobodu izražavanja u demokratskom društvu u interesu ’zaštite ugleda ili prava drugih’, <text:s/>od Suda se može zahtevati da utvrdi da li su domaći organi uspostavili pravednu ravnotežu u zaštiti dve vrednosti garantovane Konvencijom, koje se u određenim slučajevima mogu naći u međusobnom sukobu, <text:s/>odnosno, s jedne strane, između slobode izražavanja zaštićene Članom 10, a s druge, prava na poštovanje privatnog života utemeljenog u Članu 8.“</text:p>
          </table:table-cell>
          <table:table-cell office:value-type="string" calcext:value-type="string">
            <text:p>«При розгляді питання про необхідність втручання у свободу вираження поглядів в демократичному суспільстві в інтересах «захисту репутації або прав інших», Суд може бути зобов'язаний з'ясувати чи зуміли національні органи досягти справедливого балансу при захисті двох прав, гарантованих Конвенцією, які в деяких випадках можуть суперечити одне одному, а саме, з одного боку, свобода вираження поглядів, захищена статтею 10, а з іншого - право на повагу до приватного життя, закріплене у Статті 8.»</text:p>
          </table:table-cell>
          <table:table-cell office:value-type="string" calcext:value-type="string">
            <text:p>“Când examinează dacă există necesitatea unei interferențe cu libertatea de exprimare într-o societate democratică în interesul “protecției reputației sau drepturilor celorlalți”, Curtea ar putea să fie nevoită să determine dacă autoritățile naționale au reușit să găsească un echilibru corect pentru protejarea celor două valori garantate de Convenție care pot intra în conflict unul cu celălalt în anumite cazuri, și anume pe de o parte libertatea de exprimare protejată de Articolul 10, și, pe de altă parte, dreptul la respectarea vieții private stipulat de Articolul 8.”</text:p>
          </table:table-cell>
          <table:table-cell office:value-type="string" calcext:value-type="string">
            <text:p>«При рассмотрении вопроса о необходимости вмешательства в свободу выражения мнения в демократическом обществе в интересах «защиты репутации или прав других лиц» Суду может потребоваться удостовериться, установили ли национальные власти справедливый баланс при защите гарантированных Конвенцией двух ценностей, которые могут вступать в конфликт друг с другом в определенных случаях, а именно, с одной стороны, свобода выражения мнения, защищенная статьей 10, а с другой - право на уважение частной жизни, закрепленное в статье 8».</text:p>
          </table:table-cell>
          <table:table-cell table:number-columns-repeated="1016"/>
        </table:table-row>
        <table:table-row table:style-name="ro87">
          <table:table-cell office:value-type="string" calcext:value-type="string">
            <text:p>MTE dhe Index.hu kundër Hungarisë, 2016</text:p>
          </table:table-cell>
          <table:table-cell office:value-type="string" calcext:value-type="string">
            <text:p>MTE და Index.hu უნგრეთის წინააღმდეგ, 2016</text:p>
          </table:table-cell>
          <table:table-cell office:value-type="string" calcext:value-type="string">
            <text:p>MTE and Index.hu kontra Magyarország, 2016</text:p>
          </table:table-cell>
          <table:table-cell office:value-type="string" calcext:value-type="string">
            <text:p>MTE и Index.hu против Унгарија, 2016</text:p>
          </table:table-cell>
          <table:table-cell office:value-type="string" calcext:value-type="string">
            <text:p>MTE i Index.hu protiv Mađarske, 2016</text:p>
          </table:table-cell>
          <table:table-cell office:value-type="string" calcext:value-type="string">
            <text:p>MTE та Index.hu проти Угорщини, 2016 р.</text:p>
          </table:table-cell>
          <table:table-cell office:value-type="string" calcext:value-type="string">
            <text:p>MTE și Index.hu v. Ungaria, 2016</text:p>
          </table:table-cell>
          <table:table-cell office:value-type="string" calcext:value-type="string">
            <text:p>MTE и Index.hu против Венгрии, 2016</text:p>
          </table:table-cell>
          <table:table-cell table:number-columns-repeated="1016"/>
        </table:table-row>
        <table:table-row table:style-name="ro102">
          <table:table-cell office:value-type="string" calcext:value-type="string">
            <text:p>Përplasjet ndërmjet të drejtës së lirisë së shprehjes dhe të drejtës së privatësisë janë shfaqur shumë më përpara sesa të ekzistonte interneti, prandaj GJEDNJ tashmë ka jurisprudencë të konsiderueshme në këtë drejtim. Sidoqoftë, bota digjitale ka futur në këtë debat veçoritë e mënyrës se si menaxhohen (apo duhet të themi më mirë 'keqmenaxhohen'?) privatësia dhe të dhënat personale në sferën e internetit - që janë më shumë të dhëna personale që mblidhen me mjete digjitale dhe përdoren në kaq shumë mënyra sa është vështirë të imagjinohen.</text:p>
          </table:table-cell>
          <table:table-cell office:value-type="string" calcext:value-type="string">
            <text:p>გამოხატვის თავისუფლებასა და პირადი ცხოვრების ხელშეუხებლობას შორის კონფლიქტი წარმოიშვა ინტერნეტის შექმნამდე დიდი ხნით ადრე. შესაბამისად ადამიანის უფლებათა ევროპულ სასამართლოს უკვე აქვს ჩამოყალიბებული მნიშვნელოვანი სამართალი მოცემულ საკითხზე. მიუხედავად აღნიშნულისა, ციფრულმა სამყარომ აღნიშნულ დებატში ასევე შემოიტანა ონლაინ სივრცეში პირადი ცხოვრების ხელშეუხებლობისა და პერსონალურ მონაცემთა მართვასთან (ან არასწორ მართვასთან) <text:s/>დაკავშირებული თავისებურებანი - კერძოდ, ციფრული საშუალებების გამოყენებით მეტი პერსონალური მონაცემების შეგროვება და მრავალი სხვადასხვა გზით გამოყენება, რომელთა ფარგლების სრული წარმოდგენა სირთულესაც კი წარმოადგენს. <text:s/></text:p>
          </table:table-cell>
          <table:table-cell office:value-type="string" calcext:value-type="string">
            <text:p>A szólásszabadsághoz való jog és a magánélet tiszteletben tartásához való jog közötti ellentétek jóval az internet előtt jelentkeztek, ezért az EJEB-nek e tekintetben már jelentős joggyakorlata van. A digitális világ ugyanakkor bevitte ebbe a vitába a magánélet sajátossága és a személyes adatok kezelése (vagy azt kellene mondanunk, hogy nem kezelése?) <text:s/>módját <text:s/>az online szférába - <text:s/>annyi személyes adatot gyűjtenek és használnak digitális eszközökkel, hogy még elképzelni sem tudjuk.</text:p>
          </table:table-cell>
          <table:table-cell office:value-type="string" calcext:value-type="string">
            <text:p>Конфликтите меѓу правото на слобода на изразување и правото на приватност се јавуваат долги години пред појавата на интернет, така што ЕСЧП веќе има собрано значителна количина на судска пракса во тој поглед. Сепак, дигиталниот свет во оваа дебата ги вклучи и особеностите на начинот на обработка и употреба (или можеби е подобро да се каже злоупотреба?) на приватните или личните податоци во сферата на интернет - при што сѐ повеќе лични податоци се собираат со помош на дигитални средства и се користат на толку многу начини, што е тешко дури и да се замисли.</text:p>
          </table:table-cell>
          <table:table-cell office:value-type="string" calcext:value-type="string">
            <text:p>Sukobi između prava na slobodu izražavanja i prava na privatnost javljali su se mnogo pre pojave Interneta, <text:s/>tako da ESLJP već ima značajnu sudsku praksu u ovom pogledu. Međutim, digitalni svet je u ovu debatu uneo i pojedinosti koje se odnose na način upravljanja (ili možda bolje reći, na propuste u upravljanju) privatnošću i ličnim podacima, u oblasti Interneta – odnosno, pitanje sve većeg obima ličnih podataka koji se prikupljaju digitalnim putem i koriste na razne načine, da je to teško zamislivo.</text:p>
          </table:table-cell>
          <table:table-cell office:value-type="string" calcext:value-type="string">
            <text:p>Колізія між правом на свободу вираження поглядів та правом на недоторканність приватного життя з'явилася задовго до появи Інтернету, тому Європейський суд з прав людини має значний досвід судової практики щодо цього питання. Проте розвиток сучасних цифрових технологій також актуалізував питання того, як конфіденційність та особисті дані охороняються (або слід краще сказати не охороняються?) в Інтернеті, адже все більше персональних даних записуються за допомогою цифрових засобів та використовуються у такі різноманітні способи, про які навіть важко уявити.</text:p>
          </table:table-cell>
          <table:table-cell office:value-type="string" calcext:value-type="string">
            <office:annotation draw:style-name="gr8" draw:text-style-name="P4" svg:width="82.18pt" svg:height="16.89pt" svg:x="1678.93pt" svg:y="30897.72pt" draw:caption-point-x="-17.29pt" draw:caption-point-y="42.8pt">
              <dc:date>2018-02-03T00:00:00</dc:date>
              <text:p text:style-name="P3"><text:span text:style-name="T1">Footnote 21</text:span></text:p>
            </office:annotation>
            <text:p>Conflictele dintre dreptul la liberă exprimare și dreptul la viață privată au apărut cu mult înainte să existe Internetul, deci CEDO are deja o jurisprudență semnificativă în această privință. Totuși, lumea digitală a adus în această dezbatere particularitățile felului în care viața privată și datele cu caracter personal se prelucrează în spațiul online (sau, ar trebui să spunem proasta lor administrare?) – adică, mai multe date colectate prin mijloace digitale și utilizate în atât de multe feluri încât este greu de imaginat. </text:p>
          </table:table-cell>
          <table:table-cell office:value-type="string" calcext:value-type="string">
            <text:p>Конфликты между правом на свободу выражения мнения и правом на неприкосновенность частной жизни имели место задолго до появления Интернета, поэтому ЕСПЧ уже имеет обширную практику в этом вопросе. Тем не менее, цифровой мир также ввел в эту дискуссию некоторые особенности управления (или, лучше сказать, плохого управления?) конфиденциальностью и персональными данными в онлайн-среде. Так, например, большие объемы персональных данных собираются цифровыми средствами и используется столь таким большим количеством различных способов, что даже трудно себе представить.</text:p>
          </table:table-cell>
          <table:table-cell table:number-columns-repeated="1016"/>
        </table:table-row>
        <table:table-row table:style-name="ro92">
          <table:table-cell office:value-type="string" calcext:value-type="string">
            <text:p>Ky kapitull nuk përmban rastet që lidhen vetëm me të drejtën e privatësisë në botën digjitale, pasi ato janë jashtë fushës së veprimit të kësaj broshure dhe ndoshta meritojnë një analizë dhe komente të posaçme.</text:p>
          </table:table-cell>
          <table:table-cell office:value-type="string" calcext:value-type="string">
            <text:p>მოცემული თავი არ განიხილავს ციფრულ სამყაროში მხოლოდ პირადი ცხოვრების ხელშეუხებლობასთან დაკავშირებულ საქმეებს, იქიდან გამომდინარე, რომ აღნიშნული სცდება მოცემული დოკუმენტის ფარგლებს. ამასთან ის საჭიროებს დეტალურ ანალიზსა და კომენტარებს. <text:s/></text:p>
          </table:table-cell>
          <table:table-cell office:value-type="string" calcext:value-type="string">
            <text:p>Ez a fejezet nem foglalja magában azokat a eseteket, amelyek csak a digitális világban a magánélethez való joggal kapcsolatosak, mivel ez túlmutat a jelenlegi anyagon. <text:s/>Valószínűleg <text:s/>külön elemzést érdemelnének meg.</text:p>
          </table:table-cell>
          <table:table-cell office:value-type="string" calcext:value-type="string">
            <text:p>Ова поглавје не содржи предмети кои се однесуваат само на правото на приватност во дигиталниот свет, бидејќи тоа би излегло надвор од полето кое го опфаќа оваа брошура. Таа тема во секој случај заслужува посебна анализа и коментар.</text:p>
          </table:table-cell>
          <table:table-cell office:value-type="string" calcext:value-type="string">
            <text:p>Ovo poglavlje ne obuhvata predmete koji se odnose samo na pravo na privatnost u digitalnom svetu, pošto bi to izašlo van delokruga ove brošure. A to bi verovatno zasluživalo i posebnu analizu i komentare</text:p>
          </table:table-cell>
          <table:table-cell office:value-type="string" calcext:value-type="string">
            <text:p>Цей розділ не містить випадків, які стосуються лише права на недоторканність приватного життя у цифровій сфері, оскільки це означатиме вихід за межі цієї брошури, а також тому, що вони, ймовірно, заслуговують на окремий аналіз та коментарі.</text:p>
          </table:table-cell>
          <table:table-cell office:value-type="string" calcext:value-type="string">
            <office:annotation draw:style-name="gr8" draw:text-style-name="P4" svg:width="82.18pt" svg:height="16.89pt" svg:x="1678.93pt" svg:y="31133.96pt" draw:caption-point-x="-17.29pt" draw:caption-point-y="42.8pt">
              <dc:date>2018-02-03T00:00:00</dc:date>
              <text:p text:style-name="P3"><text:span text:style-name="T1">Footnote 22</text:span></text:p>
            </office:annotation>
            <text:p>Acest capitol nu va include cazurile care se referă doar la dreptul la viața privată în lumea digitală, deoarece acesta ar fi dincolo de scopul acestei broșuri. Și probabil vor merita o analiză și comentarii dedicate. </text:p>
          </table:table-cell>
          <table:table-cell office:value-type="string" calcext:value-type="string">
            <text:p>Эта глава не будет включать дела, которые касаются только права на неприкосновенность частной жизни в цифровом мире, поскольку это выходит за рамки настоящей брошюры. И они, вероятно, заслуживают отдельного анализа и комментариев.</text:p>
          </table:table-cell>
          <table:table-cell table:number-columns-repeated="1016"/>
        </table:table-row>
        <table:table-row table:style-name="ro86">
          <table:table-cell office:value-type="string" calcext:value-type="string">
            <text:p>Aspekte kryesore nga çështjet përkatëse të GJEDNJ-së:</text:p>
          </table:table-cell>
          <table:table-cell office:value-type="string" calcext:value-type="string">
            <text:p>საკვანძო საკითხები ადამიანის უფლებათა ევროპული სასამართლოს შესაბამისი პრაქტიკიდან:</text:p>
          </table:table-cell>
          <table:table-cell office:value-type="string" calcext:value-type="string">
            <text:p>Az EJEB vonatkozó eseteinek kulcsfontosságú szempontjai:</text:p>
          </table:table-cell>
          <table:table-cell office:value-type="string" calcext:value-type="string">
            <text:p>Клучни аспекти од релевантни предмети во ЕСЧП:</text:p>
          </table:table-cell>
          <table:table-cell office:value-type="string" calcext:value-type="string">
            <text:p>Ključni aspekti relevantnih predmeta pred <text:s/>ESLJP:</text:p>
          </table:table-cell>
          <table:table-cell office:value-type="string" calcext:value-type="string">
            <text:p>Ключові аспекти відповідних справ ЄСПЛ:</text:p>
          </table:table-cell>
          <table:table-cell office:value-type="string" calcext:value-type="string">
            <text:p>Aspecte cheie din cazuri CEDO relevante:</text:p>
          </table:table-cell>
          <table:table-cell office:value-type="string" calcext:value-type="string">
            <text:p>Ключевые аспекты соответствующих дел ЕСПЧ:</text:p>
          </table:table-cell>
          <table:table-cell table:number-columns-repeated="1016"/>
        </table:table-row>
        <table:table-row table:style-name="ro89">
          <table:table-cell office:value-type="string" calcext:value-type="string">
            <text:p>Interneti dhe media e shkruar kanë dallime ndërmjet tyre sipas potencialit të secilit për të shkelur privatësinë</text:p>
          </table:table-cell>
          <table:table-cell office:value-type="string" calcext:value-type="string">
            <text:p>პირადი ცხოვრების დარღვევის მასშტაბების მხრივ ინტერნეტსა და ბეჭდვით პრესას შორის მნიშვნელოვანი განსხვავება არსებობს </text:p>
          </table:table-cell>
          <table:table-cell office:value-type="string" calcext:value-type="string">
            <text:p>Az internet és a nyomtatott média között különbségek vannak, tekintettel a magánélet megsértésében rejlő eltérő lehetőségekre.</text:p>
          </table:table-cell>
          <table:table-cell office:value-type="string" calcext:value-type="string">
            <text:p>Постојат разлики меѓу интернет и печатените медиуми во однос на нивниот потенцијал за повреда на приватноста</text:p>
          </table:table-cell>
          <table:table-cell office:value-type="string" calcext:value-type="string">
            <text:p>Postoje razlike između Interneta i štampanih medija u pogledu mogućnosti da izvrše povredu privatnosti</text:p>
          </table:table-cell>
          <table:table-cell office:value-type="string" calcext:value-type="string">
            <text:p>Ймовірність порушення недоторканності приватного життя в Інтернеті відмінна від аналогічної в друкованих ЗМІ</text:p>
          </table:table-cell>
          <table:table-cell office:value-type="string" calcext:value-type="string">
            <text:p>Există diferențe între Internet și mass media tipărită cu privire la potențialul lor de încălcare a vieții private</text:p>
          </table:table-cell>
          <table:table-cell office:value-type="string" calcext:value-type="string">
            <text:p>Существуют различия между Интернет-СМИ и печатными СМИ в отношении их потенциала в нарушении неприкосновенности частной жизни.</text:p>
          </table:table-cell>
          <table:table-cell table:number-columns-repeated="1016"/>
        </table:table-row>
        <table:table-row table:style-name="ro101">
          <table:table-cell office:value-type="string" calcext:value-type="string">
            <text:p>“rreziku i dëmit që i kanoset përmbajtjes dhe komunikimeve në internet për ushtrimin dhe gëzimin e të drejtave dhe lirive të njeriut, veçanërisht të drejtës për respektimin e jetës private, është sigurisht më i lartë nga dëmi që i kanoset shtypit. Pra, politikat që rregullojnë riprodhimin e materialeve të mediave të shkruara dhe internetit mund të ndryshojnë. Interneti duhet t'i përshtatet në mënyrë të pamohueshme tipareve specifike të teknologjisë për të siguruar mbrojtjen dhe promovimin e të drejtave dhe lirive në fjalë.“ </text:p>
          </table:table-cell>
          <table:table-cell office:value-type="string" calcext:value-type="string">
            <text:p>“ინტერნეტში არსებული კონტენტისა და განხორციელებული კომუნიკაციის პროცესში ადამიანის უფლებებისა და თავისუფლებების, განსაკუთრებით კი პირადი ცხოვრების ხელშეუხებლობის ხელყოფის რისკი უდავოდ არის უფრო მაღალი ვიდრე პრესის შემთხვევაში. შესაბამისად, ინტერნეტიდან და ბეჭდვითი პრესიდან მასალის რეპროდუქციის მარეგულირებელი მიდგომები შესაძლებელია განსხვავდებოდეს ერთმანეთისგან. ბუნებრივია, აღნიშნული მორგებულ უნდა იქნეს ტექნოლოგიური განვითარებისთვის დამახასიათებელ სპეციფიურ ნიშნებს, რათა უზრუნველყოს შესაბამისი უფლებებისა და თავისუფლებების დაცვა და წახალისება.”</text:p>
          </table:table-cell>
          <table:table-cell office:value-type="string" calcext:value-type="string">
            <text:p>”Az Internetes kommunikáció és annak tartalma okozta sérelmek veszélye az emberi jogok és szabadságok gyakorlásában, különösen a magánélet tiszteletben tartásához való jog esetében, minden bizonnyal magasabb, mint az irott sajtónál. Ezért a nyomtatott médiából és az internetből származó anyagok reprodukálását szabályozó politikák eltérhetnek. Az utóbbiakat elengedhetetlenül módosítani kell a technológia sajátosságai szerint az érintett jogok és szabadságok védelmének és előmozdításának biztosítása érdekében. ”</text:p>
          </table:table-cell>
          <table:table-cell office:value-type="string" calcext:value-type="string">
            <text:p>„Ризикот од штета кои го носат содржините и комуникациите на интернет врз остварувањето и уживањето на човековите права и слободи, посебно правото на почитување на приватниот живот, е сигурно повисок од ризикот кои го носат печатените медиуми. Според тоа, политиките со кои се регулира размножувањето на материјали од печатените медиуми и од интернет би можело да се разликуваат. Вторите политики несомнено треба да се прилагодат според посебните функционалности на технологијата со цел да се обезбеди заштитата и подобрувањето на засегнатите права и слободи“.</text:p>
          </table:table-cell>
          <table:table-cell office:value-type="string" calcext:value-type="string">
            <text:p>„Rizik koji u sebi nosi sadržaj i komunikacije na Internetu u smislu narušavanja ostvarivanja i korišćenja ljudskih prava i sloboda, a naročito prava na poštovanje privatnog života, svakako je veći od rizika koji predstavlja štampa. Stoga, politike kojima se reguliše umnožavanje materijala u oblasti štampanih medija razlikuju se od odgovarajućih politika za Internet. Ove druge, neosporno, moraju biti prilagođene posebnim karakteristikama tehnologije kako bi obezbedile zaštitu i unapređenje prava i sloboda o kojima je reč.“</text:p>
          </table:table-cell>
          <table:table-cell office:value-type="string" calcext:value-type="string">
            <text:p>«Загроза шкоди, яку контент і спілкування в Інтернеті несе здійсненню і користуванню правами і свободами людини, зокрема, правом на приватне життя, безумовно вище, ніж загроза такої шкоди з боку друкованої преси. Таким чином, політика щодо відтворення матеріалу з друкованих ЗМІ та Інтернету може відрізнятися. Остання, безсумнівно, повинна бути пристосована до технологічних особливостей, щоб забезпечити захист і підтримку відповідних прав і свобод.»</text:p>
          </table:table-cell>
          <table:table-cell office:value-type="string" calcext:value-type="string">
            <text:p>“Riscul daunelor provocate de conținutul și comunicațiile de pe Internet asupra exercitării drepturilor și libertăților omului, în special dreptul la respectarea vieții private, este în mod cert mai ridicat decât cel creat de presă. Prin urmare, politicile care guvernează reproducerea de material din mass media tipărită și Internet pot diferi. Fără dubiu cele din urmă trebuie ajustate conform cu caracteristicile tehnologice specifice pentru a asigura protecția și promovarea drepturilor și libertăților implicate.”</text:p>
          </table:table-cell>
          <table:table-cell office:value-type="string" calcext:value-type="string">
            <text:p>«Создаваемый контентом и сообщениями в Интернете риск нанесения вреда правам и свободам человека, особенно праву на уважение частной жизни, безусловно, выше, чем в прессе. Поэтому политика, регулирующая размещение материала в печатных СМИ и в Интернете, может различаться. Последнюю, несомненно, необходимо скорректировать в соответствии с конкретными технологическими особенностями для обеспечения защиты и поощрения соответствующих прав и свобод».</text:p>
          </table:table-cell>
          <table:table-cell table:number-columns-repeated="1016"/>
        </table:table-row>
        <table:table-row table:style-name="ro87">
          <table:table-cell office:value-type="string" calcext:value-type="string">
            <text:p>Bordi Editorial i Pravoye Delo dhe Shtekel kundër Ukrainës, 2011</text:p>
          </table:table-cell>
          <table:table-cell office:value-type="string" calcext:value-type="string">
            <text:p>Editorial Board of Pravoye Delo and Shtekel უკრაინის წინააღმდეგ, 2011</text:p>
          </table:table-cell>
          <table:table-cell office:value-type="string" calcext:value-type="string">
            <text:p>Editorial Board of Pravoye Delo és Shtekel kontra Ukrajna, 2011</text:p>
          </table:table-cell>
          <table:table-cell office:value-type="string" calcext:value-type="string">
            <text:p>Редакција Pravoye Delo и Shtekel против Украина, 2011</text:p>
          </table:table-cell>
          <table:table-cell office:value-type="string" calcext:value-type="string">
            <text:p>Urednički odbor Pravoye Delo i Shtekel protiv Ukrajine, 2011.</text:p>
          </table:table-cell>
          <table:table-cell office:value-type="string" calcext:value-type="string">
            <text:p>Редакція газети «Правоє дело» та Штекель проти України, 2011</text:p>
          </table:table-cell>
          <table:table-cell office:value-type="string" calcext:value-type="string">
            <text:p>Comitetul editorial al Pravoye Delo și Shtekel v. Ucraina, 2011</text:p>
          </table:table-cell>
          <table:table-cell office:value-type="string" calcext:value-type="string">
            <text:p>Редакция «Правое дело» и Штекель (Shtekel) против Украины, 2011</text:p>
          </table:table-cell>
          <table:table-cell table:number-columns-repeated="1016"/>
        </table:table-row>
        <table:table-row table:style-name="ro86">
          <table:table-cell office:value-type="string" calcext:value-type="string">
            <text:p>Faktorët kryesorë që konsiderohen në ekuilibrimin e dy të drejtave:</text:p>
          </table:table-cell>
          <table:table-cell office:value-type="string" calcext:value-type="string">
            <text:p>მოცემული ორი უფლების დაბალანსებისას გასათვალისწინებელი საკვანძო საკითხები:</text:p>
          </table:table-cell>
          <table:table-cell office:value-type="string" calcext:value-type="string">
            <text:p>A két jog közötti egyensúly fontos tényezői.</text:p>
          </table:table-cell>
          <table:table-cell office:value-type="string" calcext:value-type="string">
            <text:p>Клучни фактори кои треба да се земат во предвид при воспоставување на рамнотежа помеѓу двете права:</text:p>
          </table:table-cell>
          <table:table-cell office:value-type="string" calcext:value-type="string">
            <text:p>Ključni faktori koje treba uzeti u obzir prilikom uspostavljanja ravnoteže između ta dva prava:</text:p>
          </table:table-cell>
          <table:table-cell office:value-type="string" calcext:value-type="string">
            <text:p>При встановленні балансу між цими двома правами необхідно враховувати певні ключові чинники:</text:p>
          </table:table-cell>
          <table:table-cell office:value-type="string" calcext:value-type="string">
            <office:annotation draw:style-name="gr8" draw:text-style-name="P4" svg:width="82.18pt" svg:height="16.89pt" svg:x="1678.93pt" svg:y="31538.98pt" draw:caption-point-x="-17.29pt" draw:caption-point-y="42.8pt">
              <dc:date>2018-02-03T00:00:00</dc:date>
              <text:p text:style-name="P3"><text:span text:style-name="T1">Footnote 23</text:span></text:p>
            </office:annotation>
            <text:p>Factorii cheie ce trebuie luați în considerare în echilibrarea celor două drepturi:</text:p>
          </table:table-cell>
          <table:table-cell office:value-type="string" calcext:value-type="string">
            <text:p>Ключевые факторы, которые необходимо учитывать при соблюдении баланса между двумя правами:</text:p>
          </table:table-cell>
          <table:table-cell table:number-columns-repeated="1016"/>
        </table:table-row>
        <table:table-row table:style-name="ro87">
          <table:table-cell office:value-type="string" calcext:value-type="string">
            <text:p>a) kontributi në një debat me interes publik</text:p>
          </table:table-cell>
          <table:table-cell office:value-type="string" calcext:value-type="string">
            <text:p>ა) საზოგადოებრივი ინტერესის საგანზე საჯარო დებატებში წვლილის შეტანა </text:p>
          </table:table-cell>
          <table:table-cell office:value-type="string" calcext:value-type="string">
            <text:p>a) köérdekű vitában való részvétel.</text:p>
          </table:table-cell>
          <table:table-cell office:value-type="string" calcext:value-type="string">
            <text:p>а) придонес кон дебата од јавен интерес</text:p>
          </table:table-cell>
          <table:table-cell office:value-type="string" calcext:value-type="string">
            <text:p>a) doprinos debati u javnom interesu</text:p>
          </table:table-cell>
          <table:table-cell office:value-type="string" calcext:value-type="string">
            <text:p>а) Сприяння обговоренню питань, що становлять громадський інтерес</text:p>
          </table:table-cell>
          <table:table-cell office:value-type="string" calcext:value-type="string">
            <text:p>a. contribuția la o dezbatere de interes public </text:p>
          </table:table-cell>
          <table:table-cell office:value-type="string" calcext:value-type="string">
            <text:p>а) вклад в дискуссию, представляющую общественный интерес</text:p>
          </table:table-cell>
          <table:table-cell table:number-columns-repeated="1016"/>
        </table:table-row>
        <table:table-row table:style-name="ro93">
          <table:table-cell office:value-type="string" calcext:value-type="string">
            <text:p>“gjykata thekson se përkufizimi i asaj që mund të përbëjë një çështje me interes publik varet nga rrethanat e secilit rast.“</text:p>
          </table:table-cell>
          <table:table-cell office:value-type="string" calcext:value-type="string">
            <text:p>“სასამართლო ხაზს უსვამს, რომ განმარტება იმისა თუ რა შეიძლება წარმოადგენდეს საჯარო ინტერესის საგანს დამოკიდებულია ყოველი კონკრეტული საქმის გარემოებებზე.” <text:s/></text:p>
          </table:table-cell>
          <table:table-cell office:value-type="string" calcext:value-type="string">
            <text:p><text:s/>“ a Bíróság kiemelte, hogy a közérdek tárgyának meghatározása az egyes esetek körülményeitől függ.“</text:p>
          </table:table-cell>
          <table:table-cell office:value-type="string" calcext:value-type="string">
            <text:p>„Судот нагласува дека дефиницијата на она што може да претставува предмет од јавен интерес ќе зависи од околностите на секој случај“.</text:p>
          </table:table-cell>
          <table:table-cell office:value-type="string" calcext:value-type="string">
            <text:p>„Sud naglašava da definicija toga šta može sačinjavati predmet od javnog interesa zavisi od okolnosti svakog predmeta.“ </text:p>
          </table:table-cell>
          <table:table-cell office:value-type="string" calcext:value-type="string">
            <text:p>«Суд підкреслює, що визначення того, що може бути предметом публічного інтересу, залежить від обставин кожної окремої справи.»</text:p>
          </table:table-cell>
          <table:table-cell office:value-type="string" calcext:value-type="string">
            <text:p>“Curtea subliniază că definirea a ceea ce poate constitui un subiect de interes public va depinde de condițiilor fiecărui caz.” </text:p>
          </table:table-cell>
          <table:table-cell office:value-type="string" calcext:value-type="string">
            <text:p>«Суд подчеркивает, что определение того, что может являться представляющим общественный интерес, будет зависеть от обстоятельств каждого дела».</text:p>
          </table:table-cell>
          <table:table-cell table:number-columns-repeated="1016"/>
        </table:table-row>
        <table:table-row table:style-name="ro91">
          <table:table-cell office:value-type="string" calcext:value-type="string">
            <text:p>Gjykata “mori parasysh një numër faktorësh për të konstatuar nëse një publikim që shfaq elemente të jetës private mund të ketë të bëjë edhe me një çështje me interes publik. Faktorët e lidhur përfshijnë rëndësinë e çështjes për publikun dhe natyrën e informacionit të nxjerrë.“</text:p>
          </table:table-cell>
          <table:table-cell office:value-type="string" calcext:value-type="string">
            <text:p>სასამართლომ “გაითვალისწინა რამდენიმე ფაქტორი იმის შეფასებისას პირადი ცხოვრების ელემენტების ამსახველი მასალა ეხებოდა თუ არა საჯარო ინტერესის საგანს. <text:s/>შესაბამის რელევანტურ ფაქტორებს წარმოადგენს საკითხის მნიშვნელობა საზოგადოებისთვის და გავრცელებული ინფორმაციის ხასიათი.” </text:p>
          </table:table-cell>
          <table:table-cell office:value-type="string" calcext:value-type="string">
            <text:p>A Bíróság "számos tényezőt figyelembe vett annak megállapítása során, hogy a magánélet elemeit nyilvánosságra hozó kiadvány közérdekű kérdésre is vonatkozott-e. <text:s/>Komoly tényezők közé tartozik a kérdés fontossága a nyilvánosság számára és a közzétett információ jellegét illetően. "</text:p>
          </table:table-cell>
          <table:table-cell office:value-type="string" calcext:value-type="string">
            <text:p>Судот “зеде предвид одреден број фактори при утврдувањето дали една публикација која открива елементи од приватниот живот се однесува и на прашање од јавен интерес. Во релевантните фактори се вклучени и важноста на прашањето за јавноста и карактерот на откриените информации“.</text:p>
          </table:table-cell>
          <table:table-cell office:value-type="string" calcext:value-type="string">
            <text:p>Sud je ​„uzeo u obzir niz faktora prilikom utvrđivanja da li se publikacija koja obelodanjuje elemente privatnog života takođe odnosi na pitanje javnog interesa. Relevantni faktori obuhvataju značaj tog pitanja za javnost i prirodu obelodanjene informacije.“ </text:p>
          </table:table-cell>
          <table:table-cell office:value-type="string" calcext:value-type="string">
            <text:p>Суд «брав до уваги низку факторів при встановленні того, чи публікація, яка розкриває елементи особистого життя, також стосувалася питання, яке становить публічний інтерес. Відповідні фактори включають важливість питання для суспільства і природу розкритої інформації.»</text:p>
          </table:table-cell>
          <table:table-cell office:value-type="string" calcext:value-type="string">
            <text:p>Curtea “a luat în considerare un număr de factori pentru a determina dacă publicarea unor elemente privind viața privată era legată și de chestiuni de interes public. Factorii relevanți includ importanța chestiunii pentru public și natura informațiilor dezvăluite.”</text:p>
          </table:table-cell>
          <table:table-cell office:value-type="string" calcext:value-type="string">
            <text:p>Суд «принял во внимание ряд факторов, определяющих, представляет ли публикация, раскрывающая элементы частной жизни, общественный интерес. К числу релевантных факторов относится важность вопроса для общественности и характер раскрываемой информации».</text:p>
          </table:table-cell>
          <table:table-cell table:number-columns-repeated="1016"/>
        </table:table-row>
        <table:table-row table:style-name="ro86">
          <table:table-cell office:value-type="string" calcext:value-type="string">
            <text:p>Couderc dhe Hachette Filipacchi Associés kundër Francës [Dhoma e Madhe], 2015</text:p>
          </table:table-cell>
          <table:table-cell office:value-type="string" calcext:value-type="string">
            <text:p>Couderc and Hachette Filipacchi Associés საფრანგეთის წინააღმდეგ [დიდი პალატა], 2015</text:p>
          </table:table-cell>
          <table:table-cell office:value-type="string" calcext:value-type="string">
            <text:p>Couderc and Hachette Filipacchi Associés kontra Franciaország <text:s/>[Nagy Kamara], 2015</text:p>
          </table:table-cell>
          <table:table-cell office:value-type="string" calcext:value-type="string">
            <text:p>Couderc и Hachette Filipacchi Associés против Франција [Голем судски совет], 2015</text:p>
          </table:table-cell>
          <table:table-cell office:value-type="string" calcext:value-type="string">
            <text:p>Couderc i Hachette Filipacchi Associés protiv Francuske [Veliko veće], 2015</text:p>
          </table:table-cell>
          <table:table-cell office:value-type="string" calcext:value-type="string">
            <text:p>Кудерк та Hachette Filipacchi Associés проти Франції [Велика Палата], 2015</text:p>
          </table:table-cell>
          <table:table-cell office:value-type="string" calcext:value-type="string">
            <text:p>Couderc și Hachette Filipacchi Associés v. Franța [Marea Cameră], 2015</text:p>
          </table:table-cell>
          <table:table-cell office:value-type="string" calcext:value-type="string">
            <text:p>Кудерк (Couderc) и «Ашетт Филипакки Ассосье» (Hachette Filipacchi Associés) против Франции [Большая Палата], 2015 </text:p>
          </table:table-cell>
          <table:table-cell table:number-columns-repeated="1016"/>
        </table:table-row>
        <table:table-row table:style-name="ro106">
          <table:table-cell office:value-type="string" calcext:value-type="string">
            <text:p>“duhet bërë dallimi thelbësor midis raportimit të fakteve të afta për të kontribuuar në një debat në një shoqëri demokratike, që lidhet me politikanët në ushtrimin e funksioneve të tyre zyrtare, për shembull, dhe raportimit të detajeve të jetës private të një individi që nuk i ushtron këto funksione“.</text:p>
          </table:table-cell>
          <table:table-cell office:value-type="string" calcext:value-type="string">
            <text:p>“მნიშვნელოვანია ერთმანეთისგან განვასხვავოთ დემოკრატიულ საზოგადოებაში დებატებში წვლილის შემტანი მონაცემების გაშუქება, მაგალითად პოლიტიკოსების მიერ მათი ოფიციალური ფუნქციის განხორციელებასთან დაკავშირებული ინფორმაციის გავრცელება, იმ კერძო პირთა პირადი ცხოვრების გაშუქებისგან, რომლებიც არ ახორციელებენ ასეთ ფუნქციებს.”</text:p>
          </table:table-cell>
          <table:table-cell office:value-type="string" calcext:value-type="string">
            <text:p>"Alapvető különbséget kell tenni a tények közlése között, amelyek képesek hozzájárulni a demokratikus társadalomban folyó vitához, a <text:s/>politikusok akik hivataluk gyakorlása során, magánéletük részleteiról is beszámolnak, és egy olyan személy között, aki aki nem gyakorolja ezeket a funkciókat.”</text:p>
          </table:table-cell>
          <table:table-cell office:value-type="string" calcext:value-type="string">
            <text:p>„Треба да се направи основна разлика меѓу известувањето за факти кои можат да придонесат кон одредена дебата во едно демократско општество а кои, на пример се однесуваат на политичари и нивното извршување на службените функции и известувањето за детали од приватниот живот на лице кое не извршува такви функции“.</text:p>
          </table:table-cell>
          <table:table-cell office:value-type="string" calcext:value-type="string">
            <text:p>„Mora se napraviti temeljna razlika između izveštavanja o činjenicama koje mogu doprineti debati u demokratskom društvu, koje se odnose, na primer, na političare u vršenju njihovih zvaničnih funkcija i izveštavanja o detaljima privatnog života nekog pojedinca koji ne vrši takve funkcije.”</text:p>
          </table:table-cell>
          <table:table-cell office:value-type="string" calcext:value-type="string">
            <text:p>«Необхідно провести принципове розмежування між розповсюдженням фактів, які здатні сприяти обговоренню у демократичному суспільстві та які пов’язані, наприклад, із з виконанням своїх службових обов’язків представниками влади, та поширення інформації про приватне життя окремих осіб, які не виконують таких функцій.»</text:p>
          </table:table-cell>
          <table:table-cell office:value-type="string" calcext:value-type="string">
            <text:p>“O distincție fundamentală trebuie făcută între raportarea de fapte capabile să contribuie la o dezbatere într-o societate democratică, care se referă la politicieni în exercitarea funcțiilor lor oficiale de exemplu, și raportarea de detalii din viața privată a unei persoane care nu exercită astfel de funcții.”</text:p>
          </table:table-cell>
          <table:table-cell office:value-type="string" calcext:value-type="string">
            <text:p>«Необходимо провести фундаментальное различие между сообщениями о фактах способных внести свой вклад в дискуссию в демократическом обществе, т.е. касающихся, например, политиков при исполнении своих официальных обязанностей, и предоставлением сведений о частной жизни человека, который не осуществляет такие функции». </text:p>
          </table:table-cell>
          <table:table-cell table:number-columns-repeated="1016"/>
        </table:table-row>
        <table:table-row table:style-name="ro87">
          <table:table-cell office:value-type="string" calcext:value-type="string">
            <text:p>Von Hannover kundër Gjermanisë (nr.2) [Dhoma e Madhe], 2012</text:p>
          </table:table-cell>
          <table:table-cell office:value-type="string" calcext:value-type="string">
            <text:p>Von Hannover გერმანიის წინააღმდეგ (no. 2) [დიდი პალატა], 2012</text:p>
          </table:table-cell>
          <table:table-cell office:value-type="string" calcext:value-type="string">
            <text:p>Von Hannover kontra Németország <text:s/>( 2 számú) [Nagy Kamara], 2012</text:p>
          </table:table-cell>
          <table:table-cell office:value-type="string" calcext:value-type="string">
            <text:p>Von Hannover против Германија (бр. 2) [Голем судски совет], 2012</text:p>
          </table:table-cell>
          <table:table-cell office:value-type="string" calcext:value-type="string">
            <text:p>Von Hannover protiv Nemačke <text:s/>(br. 2) [Veliko veće], 2012</text:p>
          </table:table-cell>
          <table:table-cell office:value-type="string" calcext:value-type="string">
            <text:p>Фон Ганновер проти Німеччини (№2) [Велика Палата], 2012 р.</text:p>
          </table:table-cell>
          <table:table-cell office:value-type="string" calcext:value-type="string">
            <text:p>Von Hannover v. Germania (nr. 2) [Marea Cameră], 2012</text:p>
          </table:table-cell>
          <table:table-cell office:value-type="string" calcext:value-type="string">
            <text:p>Фон Ганновер (Von Hannover) против Германии (№ 2) [Большая Палата], 2012</text:p>
          </table:table-cell>
          <table:table-cell table:number-columns-repeated="1016"/>
        </table:table-row>
        <table:table-row table:style-name="ro10">
          <table:table-cell office:value-type="string" calcext:value-type="string">
            <text:p>b) subjekti i raportit</text:p>
          </table:table-cell>
          <table:table-cell office:value-type="string" calcext:value-type="string">
            <text:p>ბ) ანგარიშის სუბიექტი </text:p>
          </table:table-cell>
          <table:table-cell office:value-type="string" calcext:value-type="string">
            <text:p>b) a riport tárgya</text:p>
          </table:table-cell>
          <table:table-cell office:value-type="string" calcext:value-type="string">
            <text:p>b) тема на извештајот</text:p>
          </table:table-cell>
          <table:table-cell office:value-type="string" calcext:value-type="string">
            <text:p>b) predmet izveštaja</text:p>
          </table:table-cell>
          <table:table-cell office:value-type="string" calcext:value-type="string">
            <text:p>б) суб’єкт, якого стосується повідомлення</text:p>
          </table:table-cell>
          <table:table-cell office:value-type="string" calcext:value-type="string">
            <text:p>b. subiectul raportului</text:p>
          </table:table-cell>
          <table:table-cell office:value-type="string" calcext:value-type="string">
            <text:p>b) предмет доклада</text:p>
          </table:table-cell>
          <table:table-cell table:number-columns-repeated="1016"/>
        </table:table-row>
        <table:table-row table:style-name="ro101">
          <table:table-cell office:value-type="string" calcext:value-type="string">
            <text:p>“Roli ose funksioni i personit në fjalë dhe natyra e veprimtarive që janë subjekt i raportit dhe/ ose fotografisë është një kriter tjetër i rëndësishëm i lidhur me kriterin pararendës. Në lidhje me këtë duhet të bëhet një dallim ndërmjet individëve privatë dhe personave që veprojnë në një kontekst publik, siç janë figurat politike apo figurat publike. Në përputhje me rrethanat, kur një individ privat i panjohur për publikun mund të kërkojë mbrojtje të veçantë të së drejtës së tij për jetë private, kjo gjë nuk vlen për figurat publike.“</text:p>
          </table:table-cell>
          <table:table-cell office:value-type="string" calcext:value-type="string">
            <text:p>“შესაბამისი პირის როლი ან ფუნქციები და საქმიანობის ბუნება, რომელიც გავრცელებული ინფორმაციის და/ან ფოტოს საგანია, წარმოადგენს წინამდებარე საკითხთან დაკავშირებულ მეორე მნიშვნელოვან კრიტერიუმს. აღნიშნულთან დაკავშირებით, მნიშვნელოვანია ერთმანეთისგან განვასხვავოთ <text:s/>კერძო ინდივიდები და საჯარო კონტექსტში მოქმედი პირები, მაგალითად პოლიტიკური ან საჯარო ფიგურები. შესაბამისად, მაშინ როდესაც საზოგადოებისათვის უცნობი კერძო პირები უფლებამოსილნი არიან მოითხოვონ საკუთარი პირადი ცხოვრების პატივისცემის უფლების განსაზღვრული დაცვა, დაცვის მსგავსი სტანდარტი არ ვრცელდება საჯარო ფიგურებზეც.”</text:p>
          </table:table-cell>
          <table:table-cell table:style-name="ce83" office:value-type="string" calcext:value-type="string">
            <text:p>"Az érintett személy szerepe vagy funkciója, valamint a jelentés és / vagy fotó tárgyát képező tevékenységek jellege egy másik fontos kritérium, amely az előzőhöz kapcsolódik. Ebben az összefüggésben különbséget kell tenni a magánszemélyek és a nyilvánosság közreműködésével eljáró személyek között, mint politikai szereplők vagy közszereplők. Ennélfogva, bár a nyilvánosság előtt egy ismeretlen magánszemély magánélethez való jogának különös védelmét igényelheti, ugyanez nem igaz a közszereplőkre. "</text:p>
            <text:p/>
          </table:table-cell>
          <table:table-cell office:value-type="string" calcext:value-type="string">
            <text:p>„Улогата или функцијата на засегнатото лице и видот на активности кои се тема на одреден извештај и/или фотографија претставуваат уште еден важен критериум, кој е поврзан со претходниот. Во тој поглед треба да се прави разлика меѓу приватни лица и лица кои делуваат во јавен контекст, како што се политички или други јавни личности. Следствено на тоа, иако едно приватно лица кое не и е познато на јавноста може да бара посебна заштита на своето право на приватен живот, истото не важи и за јавните личности“.</text:p>
          </table:table-cell>
          <table:table-cell office:value-type="string" calcext:value-type="string">
            <text:p>„Uloga ili funkcija lica o kojem se radi i priroda aktivnosti koje su predmet izveštaja, odnosno, fotografije, sačinjavaju drugi važan kriterijum koji se odnosi na prethodni. U tom smislu potrebno je napraviti razliku između privatnog lica i lica koje postupa u javnom kontekstu, kao političke figure ili javne ličnosti. Prema tome, iako privatno lice nepoznato javnosti može polagati pravo na posebnu zaštitu svog prava na privatni život, to isto ne važi za javne ličnosti.“</text:p>
          </table:table-cell>
          <table:table-cell office:value-type="string" calcext:value-type="string">
            <text:p>«Роль або функція особи, про яку йдеться, а також характер дій, які є предметом повідомлення, і/або фотографій, є ще одним важливим критерієм, що має зв’язок з попереднім. У зв'язку з цим необхідно відрізняти приватних осіб від осіб, що займаються публічною діяльністю, таких як політичні або громадські діячі. Відповідним чином, в той час як приватна особа, невідома громадському загалу, може вимагати ретельного захисту свого права на недоторканість особистого життя, громадські діячі вимагати такого захисту не можуть».</text:p>
          </table:table-cell>
          <table:table-cell office:value-type="string" calcext:value-type="string">
            <text:p>“Rolul sau funcția persoanei în cauză și natura activităților care fac subiectul raportului și/sau fotografiei constituie un alt criteriu important, legat de cel precedent. În această privință, trebuie făcută distincție între persoane private și persoane care acționează într-un context public, ca figură politică sau publică. Astfel, în vreme ce o persoană particulară necunoscută publicului poate cere protecția dreptului său la viață privată, același lucru nu e valabil pentru figurile publice.”</text:p>
          </table:table-cell>
          <table:table-cell office:value-type="string" calcext:value-type="string">
            <text:p>«Роль или функция соответствующего лица и характер мероприятий, которые являются предметом репортада и/или фотографии, являются еще одним важным критерием, связанным с предыдущим. В этом отношении необходимо провести различие между частными лицами и лицами, выступающими в общественном контексте в качестве политических или общественных деятелей. Соответственно, в то время как частное лицо, неизвестное общественности, может требовать особой защиты своего права на частную жизнь, к общественным деятелям это не относится».</text:p>
          </table:table-cell>
          <table:table-cell table:number-columns-repeated="1016"/>
        </table:table-row>
        <table:table-row table:style-name="ro87">
          <table:table-cell office:value-type="string" calcext:value-type="string">
            <text:p>Von Hannover kundër Gjermanisë (nr.2) [Dhoma e Madhe], 2012</text:p>
          </table:table-cell>
          <table:table-cell office:value-type="string" calcext:value-type="string">
            <text:p>Von Hannover გერმანიის წინააღმდეგ (no. 2) [დიდი პალატა], 2012</text:p>
          </table:table-cell>
          <table:table-cell office:value-type="string" calcext:value-type="string">
            <text:p>Von Hannover kontra Németország (2 szám) [Nagy Kamara], 2012</text:p>
          </table:table-cell>
          <table:table-cell office:value-type="string" calcext:value-type="string">
            <text:p>Von Hannover против Германија (бр. 2) [Голем судски совет], 2012</text:p>
          </table:table-cell>
          <table:table-cell office:value-type="string" calcext:value-type="string">
            <text:p>Von Hannover protiv Nemačke <text:s/>(br. 2) [Veliko veće], 2012</text:p>
          </table:table-cell>
          <table:table-cell office:value-type="string" calcext:value-type="string">
            <text:p>Фон Ганновер проти Німеччини (№ 2) [Велика палата], 2012 рік</text:p>
          </table:table-cell>
          <table:table-cell office:value-type="string" calcext:value-type="string">
            <text:p>Von Hannover v. Germania (nr. 2) [Marea Cameră], 2012</text:p>
          </table:table-cell>
          <table:table-cell office:value-type="string" calcext:value-type="string">
            <text:p>Фон Ганновер (Von Hannover) против Германии (№ 2) [Большая Палата], 2012</text:p>
          </table:table-cell>
          <table:table-cell table:number-columns-repeated="1016"/>
        </table:table-row>
        <table:table-row table:style-name="ro119">
          <table:table-cell office:value-type="string" calcext:value-type="string">
            <text:p>“Edhe pse në disa rrethana të veçanta, e drejta e publikut për t'u informuar mund të shtrihet edhe në aspekte të jetës private të figurave publike, veçanërisht aty ku janë të interesuar politikanët, kjo nuk do të ndodhë - pavarësisht se personi në fjalë është i mirënjohur për publikun - aty ku fotot e publikuara dhe komentet shoqëruese kanë të bëjnë ekskluzivisht me detajet e jetës private të personit dhe kanë si qëllim të vetëm që të kënaqin kureshtjen publike në këtë drejtim, pra të jetës private, sado i njohur të jetë personi, nuk mund të konsiderohet të kontribuojë në ndonjë debat me interes të përgjithshëm për shoqërinë.“ </text:p>
          </table:table-cell>
          <table:table-cell office:value-type="string" calcext:value-type="string">
            <text:p>“მიუხედავად იმისა, რომ კონკრეტულ გარემოებებში საზოგადოების უფლება ინფორმაციის მიღებაზე შესაძლებელია გავრცელდეს საჯარო ფიგურათა, განსაკუთრებით კი პოლიტიკოსთა პირადი ცხოვრების ასპექტებზე, აღნიშნული, იმ შემთხვევაშიც კი თუ საკითხი ეხება საზოგადოებისთვის ცნობილ პირებს, არ ეხება შემთხვევებს, როდესაც გამოქვეყნებული ფოტოები და თანდართული კომენტარები ასახავს კონკრეტული პირის პირადი ცხოვრების დეტალებს და ემსახურება ერთადერთ მიზანს - დააკმაყოფილოს საზოგადოების ცნობისმოყვარეობა.”</text:p>
          </table:table-cell>
          <table:table-cell table:style-name="ce83" office:value-type="string" calcext:value-type="string">
            <text:p>"Bár bizonyos különleges körülmények között a nyilvánosság tájékoztatáshoz való joga kiterjedhet a közszereplők magánéletének vonatkozásaira is, különösen ott, ahol politikusok az érintettek, de ez nem ez az eset annak ellenére, hogy az érintett személy a közönség számára jól ismert - a közzétett fotók és kísérő kommentárok kizárólag az adott személy magánéletének részleteire vonatkoznak, és kizárólagos célja a közérdekűség kielégítése, e tekintetben a magánélet – bármennyire is ismert, az adott személy- nem tekinthető úgy, hogy hozzájárul az általános érdekű társadalmi vitákhoz." </text:p>
          </table:table-cell>
          <table:table-cell office:value-type="string" calcext:value-type="string">
            <text:p>„Иако во посебни околности правото на јавноста да биде информирана може да се прошири и на аспекти од приватниот живот на јавни личности, посебно кога се во прашање политичари, тоа не е случај - дури и ако засегнатото лице ѝ е добро познато на јавноста - доколку објавените фотографии и придружни коментари со однесуваат исклучиво на деталите од приватниот живот на тоа лица и имаат за цел исклучиво да ја задоволат љубопитноста на јавноста, во тој поглед приватниот живот, колку и да е познато тоа лице, не може да се смета дека придонесува кон било која дебата која е од општ интерес за општеството“.</text:p>
          </table:table-cell>
          <table:table-cell office:value-type="string" calcext:value-type="string">
            <text:p>„Iako u određenim posebnim okolnostima pravo javnosti na informisanost može obuhvatiti čak i aspekte privatnog života javnih ličnosti, naročito kad su u pitanju političari, to neće biti slučaj – uprkos tome što je lice o kojem se radi poznato javnosti – kada se objavljene fotografije i prateći komentari odnose isključivo na pojedinosti privatnog života tog lica i imaju cilj isključivo da zadovolje radoznalost javnosti u tom pogledu, ne može se smatrati da privatni život, bez obzira koliko je to lice poznato, doprinosi bilo kakvoj debati od opšteg interesa za društvo.“</text:p>
          </table:table-cell>
          <table:table-cell office:value-type="string" calcext:value-type="string">
            <text:p>«Хоча за певних особливих обставин право громадськості на доступ до інформації може поширюватися навіть на деякі аспекти приватного життя публічних особистостей, особливо в тих випадках, коли мова йде про політиків, це не стосується ситуацій з опублікуванням фотографій та супровідних коментарів, що стосуються виключно деталей особистого життя особи, а єдиною ціллю такої публікації є задоволення громадської цікавості з даного приводу, незважаючи на те, що особа, про яку йдеться, є добре відомою громадськості. Особисте життя особи, якою б відомою вона не була, не може вважатися предметом, що становить загальний інтерес для суспільства".</text:p>
          </table:table-cell>
          <table:table-cell office:value-type="string" calcext:value-type="string">
            <text:p>“Deși în anumite condiții speciale dreptul publicului de a fi informat se poate extinde chiar la aspecte ale vieții private a figurilor publice, în special când este vorba de politicieni, acesta nu este cazul – în ciuda faptului că persoana e bine cunoscută publicului – când fotografiile publicate și comentariile asociate se referă exclusiv la detalii ale vieții private ale persoanei și au ca unic scop satisfacerea curiozității publicului cu privire la viața privată, oricât de bine cunoscută ar fi acea persoană, nu pot fi considerate ca o contribuție la vreo dezbatere de interes general pentru societate.”</text:p>
          </table:table-cell>
          <table:table-cell office:value-type="string" calcext:value-type="string">
            <text:p>"Хотя при определенных особых обстоятельствах право общественности быть информированным может даже распространяться на частную жизнь общественных деятелей, особенно политиков, но данное дело иное, несмотря на то, что этот человек хорошо известен общественности, так как опубликованные фотографии и сопроводительные комментарии относятся исключительно к деталям личной жизни человека и имеют единственную цель - удовлетворить общественное любопытство. В этом отношении, как бы ни была известна личность, детали частной жизни не могут рассматриваться как способствующие какой-либо дискуссии, представляющей общественный интерес".</text:p>
          </table:table-cell>
          <table:table-cell table:number-columns-repeated="1016"/>
        </table:table-row>
        <table:table-row table:style-name="ro87">
          <table:table-cell office:value-type="string" calcext:value-type="string">
            <text:p>Von Hannover kundër Gjermanisë (nr.2) [Dhoma e Madhe], 2012</text:p>
          </table:table-cell>
          <table:table-cell office:value-type="string" calcext:value-type="string">
            <text:p>Von Hannover გერმანიის წინააღმდეგ (no. 2) [დიდი პალატა], 2012</text:p>
          </table:table-cell>
          <table:table-cell office:value-type="string" calcext:value-type="string">
            <text:p>Von Hannover kontra Námetország (2 szám) [Nagy Kamara], 2012</text:p>
          </table:table-cell>
          <table:table-cell office:value-type="string" calcext:value-type="string">
            <text:p>Von Hannover против Германија (бр. 2) [Голем судски совет], 2012</text:p>
          </table:table-cell>
          <table:table-cell office:value-type="string" calcext:value-type="string">
            <text:p>Von Hannover protiv Nemačke <text:s/>(br. 2) [Veliko veće], 2012</text:p>
          </table:table-cell>
          <table:table-cell office:value-type="string" calcext:value-type="string">
            <text:p>Фон Ганновер проти Німеччини (№ 2) [Велика палата], 2012 рік</text:p>
          </table:table-cell>
          <table:table-cell office:value-type="string" calcext:value-type="string">
            <text:p>Von Hannover v. Germania (nr. 2) [Marea Cameră], 2012</text:p>
          </table:table-cell>
          <table:table-cell office:value-type="string" calcext:value-type="string">
            <text:p>Фон Ганновер (Von Hannover) против Германии (№ 2) [Большая Палата], 2012</text:p>
          </table:table-cell>
          <table:table-cell table:number-columns-repeated="1016"/>
        </table:table-row>
        <table:table-row table:style-name="ro87">
          <table:table-cell office:value-type="string" calcext:value-type="string">
            <text:p>c) Mënyra se si është marrë informacioni dhe vërtetësia e tij</text:p>
          </table:table-cell>
          <table:table-cell office:value-type="string" calcext:value-type="string">
            <text:p>გ) ინფორმაციის მოპოვების მეთოდები და მისი ფაქტებთან შესაბამისობა <text:s/></text:p>
          </table:table-cell>
          <table:table-cell office:value-type="string" calcext:value-type="string">
            <text:p>c) A mód, ahogy az információ elérhető és ennek a valóságtartalma</text:p>
          </table:table-cell>
          <table:table-cell office:value-type="string" calcext:value-type="string">
            <text:p>в) Начинот на кој се доаѓа до информациите и нивната веродостојност</text:p>
          </table:table-cell>
          <table:table-cell office:value-type="string" calcext:value-type="string">
            <text:p>c) Način pribavljanja informacija i njihova istinitost</text:p>
          </table:table-cell>
          <table:table-cell office:value-type="string" calcext:value-type="string">
            <text:p>в) спосіб, в який інформацію було отримано, та її достовірність</text:p>
          </table:table-cell>
          <table:table-cell office:value-type="string" calcext:value-type="string">
            <text:p>c. modul în care au fost obținute informațiile și veridicitatea lor </text:p>
          </table:table-cell>
          <table:table-cell office:value-type="string" calcext:value-type="string">
            <text:p>c) Способ получения информации и ее достоверность</text:p>
          </table:table-cell>
          <table:table-cell table:number-columns-repeated="1016"/>
        </table:table-row>
        <table:table-row table:style-name="ro117">
          <table:table-cell office:value-type="string" calcext:value-type="string">
            <text:p>“Masat mbrojtëse për gazetarët me nenin 10, <text:s/>në lidhje me raportimin e çështjeve me interes të përgjithshëm është subjekt i kushtit që ata veprojnë në mirëbesim dhe në bazë faktike të saktë dhe sigurojnë “informacion të besueshëm dhe të saktë“ në përputhje me etikën e gazetarisë (...) <text:s/>Në këtë rast vëren se megjithëse palët iu referuan burimeve të ndryshme, ata gjithsesi ranë dakord në thelb se përdorimi i një aparati fotografik të fshehur nuk <text:s/>ndalohet me ligjin kombëtar në mënyrë absolute, por mund të pranohej në varësi të kushteve strikte. Palët nuk debatuan se përdorimi i kësaj teknike u lejua vetëm kur ka pasur një interes publik kryesor për përhapjen e informacionit përkatës, me kusht që ky informacion të mos merret me ndonjë mjet tjetër. Gjykata tashmë ka vendosur se raporti ka të bëjë me një çështje me interes publik.“</text:p>
          </table:table-cell>
          <table:table-cell office:value-type="string" calcext:value-type="string">
            <text:p>“ჟურნალისტებისთვის მე-10 მუხლით გარანტირებული დაცვის მინიჭება, როდესაც ისინი ავრცელებენ საჯარო ინტერესის ინფორმაციას დამოკიდებულია იმაზე, თუ რამდენად მოქმედებენ ისინი კეთილსინდისიერად და ფაქტობრივ გარემოებებზე დაყრდნობით და თუ რამდენად აწვდიან ისინი საზოგადოებას „სანდო და ზუსტ“ ინფორმაციას ჟურნალისტური ეთიკის ნორმების დაცვით (…) მოცემულ საქმეში სასამართლო ადგენს, რომ მიუხედავად იმისა, რომ მხარეებმა მიუთითეს სხვადასხვა წყაროებზე, ისინი შეთანხმდნენ, რომ ეროვნული კანონმდებლობა სრულად არ კრძალავს ფარულ კამერათა გამოყენებას, თუმცა დასაშვებია მხოლოდ მკაცრად განსაზღვრული პირობების არსებობის შემთხვევაში. მხარეებს სადავო არ გაუხდიათ, რომ მოცემული მეთოდის გამოყენება დასაშვები იყო მხოლოდ ინფორმაციის გავრცელებისადმი მაღალი საჯარო ინტერესის არსებობისას, თუ შეუძლებელი იქნებოდა ინფორმაციის სხვა გზით მოპოვება. სასამართლომ უკვე აღნიშნა, რომ მასალა შეეხებოდა საჯარო ინტერესის საგანს.”</text:p>
          </table:table-cell>
          <table:table-cell table:style-name="ce83" office:value-type="string" calcext:value-type="string">
            <text:p>"A 10. cikk védelme azzal a feltétellel terjed ki az újságírókra, hogy a közügyekkel kapcsolatos jelentéseik elkészítésénél jóhiszeműen járnak és pontos, tényleges alapjuk van, továbbá, „megbízható és precíz” információkkal kell, hogy rendelkezzenek az újságírás etikájával összhangban. (…) Ebben az esetben, ugyan a felek különböző forrásokra hivatkoztak, egyetértettek abban, hogy a rejtett kamerák használata nem volt teljesen tiltott a nemzeti törvények alapján, de csak szigorú feltételek mellett használható. Abban sem volt vita, hogy ennek a technikának a használata csak akkor megengedett, hogy ha az információ terjesztése kiemelten közérdekű és ha az információt máshogy nem lehet megszerezni. A bíróság megalapozottnak tartja, hogy a jelentés közérdekű volt."</text:p>
          </table:table-cell>
          <table:table-cell office:value-type="string" calcext:value-type="string">
            <text:p>„Заштитата која на новинарите им ја пружа член 10 во поглед на известувањето за прашања кои се од општ интерес подлежат на условот да се постапува со добра намера и врз основа на точни факти и да се пружат „точни и веродостојни“ информации во согласност со новинарската етика (...) Во овој предмет се забележува дека иако страните се повикале на различни извори, тие сепак суштински се согласуваат дека користењето на скриена камера не е апсолутно забрането со домашните закони, туку дека може да биде прифатено под строги услови. За страните не било спорно дека користењето на оваа техника било дозволено само во случаите кога има значителен јавен интерес за ширење на релевантните информации под услов таквите информации да не можеле да бидат добиени со било какви други средства. Судот веќе утврди дека извештајот се однесувал на прашање од јавен интерес“.</text:p>
          </table:table-cell>
          <table:table-cell office:value-type="string" calcext:value-type="string">
            <text:p>„Mere zaštite koje imaju novinari na osnovu Člana 10 u pogledu izveštavanja o pitanjima od opšteg interesa podležu uslovu da oni postupaju savesno i na osnovu tačne činjenične osnove i da pružaju ’pouzdane i precizne’ <text:s/>informacija u skladu sa novinarskom etikom ​(…) U ovom predmetu on primećuje da, iako su se strane pozvale na različite izvore, one su se u suštini ipak saglasile da korišćenje skrivene kamere nije apsolutno zabranjeno na osnovu domaćeg zakona, ali da bi moglo biti prihvaćeno u zavisnosti od strogih uslova. Strane se nisu sporile oko toga da je korišćenje ove tehnike dozvoljeno samo kada postoji prevashodni javni interes da se relevantne informacije saopšte, pod uslovom da te informacije nisu mogle biti pribavljene na drugi način. Sud je već utvrdio da se ovaj izveštaj odnosi na pitanje od javnog interesa.“</text:p>
          </table:table-cell>
          <table:table-cell office:value-type="string" calcext:value-type="string">
            <text:p>«Захист, що надається журналістам згідно зі статтею 10 стосовно висвітлення питань, які становлять загальний інтерес, забезпечується за умови, що вони діють чесно, використовують лише перевірені факти та надають «надійну і точну» інформацію відповідно до стандартів журналістської етики (...) В даній справі Суд дійшов висновку про те, що хоча сторони посилалися на різні джерела, вони погодилися по суті, що використання прихованої камери не було повністю заборонене національним законодавством, але могло бути здійснене лише за суворого дотримання конкретних умов. Сторони погодилися, що вжиття даного заходу можливе лише у випадках переважаючого суспільного інтересу у поширенні відповідної інформації та за умови, що така інформація не може бути отримана ніякими іншими способами. Суд раніше встановив, що інформація стосувалася питання, яке становить суспільний інтерес».</text:p>
          </table:table-cell>
          <table:table-cell office:value-type="string" calcext:value-type="string">
            <text:p>“Protecția asigurată de Articolul 10 pentru jurnaliști cu privire la raportarea de subiecte de interes general este supusă prevederii ca aceștia să acționeze de bună credință și pe o bază reală și să asigure informații “sigure și precise” în conformitate cu etica jurnalismului (…) Observă în cazul de față că, deși părțile făceau referință la surse diferite, erau totuși de acord în fond că folosirea unei camere ascunse nu era absolut interzisă de legislația națională, dar putea fi acceptată în condiții foarte stricte. Nu s-a disputat între părți că folosirea acestei tehnici era permisă doar în cazul unui interes public prioritar în diseminarea informațiilor relevante, cu condiția ca aceste informații să nu poată fi obținute prin alte mijloace. Curtea a stabilit deja că raportul privea o chestiune de interes public.”</text:p>
          </table:table-cell>
          <table:table-cell office:value-type="string" calcext:value-type="string">
            <text:p>«Защита статьей 10 предоставляется журналистам в отношении освещения представляющих общественный интерес вопросов при том условии, что они осуществляют свою деятельность добросовестно, на основе точных фактов и предоставляют «надежную и достоверную» информацию в соответствии с журналистской этикой (...) В данном случае отмечается, что, хотя стороны ссылались на разные источники, они, тем не менее, согласились по существу, что использование скрытой камеры не было абсолютно запрещено национальным законодательством и могло быть разрешено при соблюдении строгих условий. Стороны не оспаривали, что использование этого метода было разрешено только в тех случаях, когда распространение соответствующей информации представляет исключительный общественный при условии, что такая информация не может быть получена никакими другими способами. Суд постановил, что материал касается вопроса, представляющего общественный интерес».</text:p>
          </table:table-cell>
          <table:table-cell table:number-columns-repeated="1016"/>
        </table:table-row>
        <table:table-row table:style-name="ro87">
          <table:table-cell office:value-type="string" calcext:value-type="string">
            <text:p>Haldiman dhe të tjerë kundër Zvicrës, 2015</text:p>
          </table:table-cell>
          <table:table-cell office:value-type="string" calcext:value-type="string">
            <text:p>Haldiman და სხვები შვეიცარიის წინააღმდეგ, 2015</text:p>
          </table:table-cell>
          <table:table-cell office:value-type="string" calcext:value-type="string">
            <text:p>Haldiman és Mások kontra Svájc 2015</text:p>
          </table:table-cell>
          <table:table-cell office:value-type="string" calcext:value-type="string">
            <text:p>Haldiman и други против Швајцарија, 2015</text:p>
          </table:table-cell>
          <table:table-cell office:value-type="string" calcext:value-type="string">
            <text:p>Haldiman i drugi protiv Švajcarske, 2015</text:p>
          </table:table-cell>
          <table:table-cell office:value-type="string" calcext:value-type="string">
            <text:p>Гальдіманн та інші проти Швейцарії, 2015 рік</text:p>
          </table:table-cell>
          <table:table-cell office:value-type="string" calcext:value-type="string">
            <text:p>Haldiman și Alții v. Elveția, 2015</text:p>
          </table:table-cell>
          <table:table-cell office:value-type="string" calcext:value-type="string">
            <text:p>Хальдиман (Haldiman) и другие против Швейцарии, 2015</text:p>
          </table:table-cell>
          <table:table-cell table:number-columns-repeated="1016"/>
        </table:table-row>
        <table:table-row table:style-name="ro111">
          <table:table-cell office:value-type="string" calcext:value-type="string">
            <text:p>“Për sa i përket metodës së përdorur për prodhimin e dokumentarit, Gjykata shqyrtoi se përdorimi i kamerave të fshehta duhet të kufizohet si parim, pasi kjo teknikë është shumë ndërhyrëse dhe shpërfill të drejtën e respektimit të jetës private. Megjithatë, Gjykata është e vetëdijshme për rëndësinë e metodave të fshehta të gazetarisë investigative për prodhimin e llojeve të caktuara të dokumentarëve. Në disa raste, gazetarët janë të detyruar të përdorin kamera të fshehta, për shembull, kur informacioni vështirë të merret me ndonjë mjet tjetër. Megjithatë, ky objekt duhet të përdoret si mjet i fundit, me masë dhe në përputhje me kodet përkatëse të etikës.“.</text:p>
          </table:table-cell>
          <table:table-cell office:value-type="string" calcext:value-type="string">
            <text:p>“დოკუმენტური ფილმის შექმნისას გამოყენებულ მეთოდთან დაკავშირებით, სასამართლო აღნიშნავს, რომ <text:s/>ფარული კამერების გამოყენება შეზღუდულ უნდა იქნეს პრინციპის დონეზე, იქიდან გამომდინარე, რომ აღნიშნული მეთოდი არის ძალზედ ინტრუზიული და იჭრება პირადი ცხოვრების ხელშეუხებლობით დაცულ სფეროში. <text:s/>მიუხედავად აღნიშნულისა, სასამართლო ითვალისწინებს ფარული ჟურნალისტური მეთოდების გამოყენების აუცილებლობას კონკრეტული დოკუმენტური ფილმების შემქნის მიზნებისთვის. ზოგიერთ შემთხვევაში ჟურნალისტები იძულებულნი არიან გამოიყენონ ფარული კამერა. მაგალითად, როდესაც ინფორმაციის სხვა გზით მოპოვება არის რთული. <text:s/>მიუხედავად ამისა, ეს მეთოდი გამოყენებულ უნდა იქნეს, როგორც უკანასკნელი საშუალება, ზომიერად და ჟურნალისტური ეთიკის ნორმების დაცვით.”</text:p>
          </table:table-cell>
          <table:table-cell table:style-name="ce83" office:value-type="string" calcext:value-type="string">
            <text:p>"Ami a dokumentumfilm készítésének módját illeti, a Biróság úgy ítélte meg, hogy a rejtett kamerák használatát alapvetően korlátozni kell, mivel ez a technika nagymértékben tolakodó és csúfot űz a magánélet tiszteletben tartásához való jogból. Mindazonáltal a Biróság tudatában van annak, hogy bizonyos dokumentumfilmek elkészítéséhez milyen fontosak a titkos nyomozati módszerek. Bizonyos esetekben az újságírók kötelesek rejtett kamerákat használni, például olyan esetekben, amikor az információt bármilyen más módon nehéz elérni. Ezt az eszközt azonban végső esetben szabad csak használni, és a vonatkozó etikai kódexeknek megfelelően. "</text:p>
          </table:table-cell>
          <table:table-cell office:value-type="string" calcext:value-type="string">
            <text:p>„Што се однесува до методот кој бил користен за изработка на документарниот филм, Судот смета дека употребата на скриени камери треба во принцип да биде ограничена, бидејќи таквата техника е прилично вознемирувачка и го занемарува правото на почитување на приватниот живот. Без оглед на тоа, Судот е свесен за важноста на користењето скришни истражувачки методи за изработка на одредени видови документарци. Во некои случаи, новинарите мораат да користат скриени камери, на пример доколку е тешко да се добијат информации со користење на други средства. Сепак, ова решение треба да се користи само ако нема друг избор, повремено и во согласност со соодветните етички кодекси.“</text:p>
          </table:table-cell>
          <table:table-cell office:value-type="string" calcext:value-type="string">
            <text:p>„Što se tiče metoda primenjenog za proizvodnju dokumentarnog filma, Sud je smatrao da korišćenje skrivenih kamera, u načelu, treba biti ograničeno, pošto je to veoma remetilačka tehnika i narušava pravo na poštovanje privatnog života. Pa ipak, Sud je svestan značaja prikrivene istrage u cilju sačinjavanja određenih vrsta dokumentarnih zapisa. U nekim slučajevima, novinari su primorani da koriste skrivene kamere, na primer, kada je informacije teško pribaviti drugim sredstvima. Međutim, ovo sredstvo se mora koristiti kao poslednje ishodište, u ograničenoj meri i u skladu sa relevantnim etičkim kodeksima.“ </text:p>
          </table:table-cell>
          <table:table-cell office:value-type="string" calcext:value-type="string">
            <text:p>«Що стосується засобів, які використовувалися при підготовці документального фільму, Суд визнав, що використання прихованих камер повинне бути обмежене в принципі, оскільки такий прийом призводить до втручання у приватне життя та порушує право на повагу до нього. Разом з тим, Суд усвідомлює важливість використання прихованих засобів розслідування у процесі створення певних документальних фільмів. У деяких випадках журналісти змушені використовувати приховані камери, наприклад, у ситуаціях, коли інформацію важко отримати іншим способом. Однак такий засіб повинен використовуватися обмежено, в якості крайнього заходу і згідно з відповідними етичними нормами».</text:p>
          </table:table-cell>
          <table:table-cell office:value-type="string" calcext:value-type="string">
            <text:p>“În ceea ce privește metoda folosită pentru producerea documentarului, Curtea a considerat că folosirea camerelor ascunse ar trebui restricționată în principiu, deoarece tehnica este forte intrusivă și încalcă dreptul la viață privată. Cu toate astea, Curtea este conștientă de importanța metodelor de investigație sub acoperire pentru producerea unor anumite tipuri de documentare. În unele cazuri, jurnaliștii sunt obligați să folosească camera ascunsă, de exemplu când informațiile sunt dificil de obținut cu alte mijloace. Totuși, această modalitate trebuie folosită ca ultimă resursă, cu moderație și în conformitate cu codurile relevante de etică.”</text:p>
          </table:table-cell>
          <table:table-cell office:value-type="string" calcext:value-type="string">
            <text:p>«Что касается метода, используемого для подготовки документального фильма, Суд счел, что использование скрытых камер должно быть ограничено в принципе, поскольку эта техника крайне интрузивна и нарушает право на уважение частной жизни. Тем не менее, Суд осознает важность тайных методов расследования для производства определенных типов документальных фильмов. В некоторых случаях журналисты вынуждены использовать скрытые камеры, например, когда информацию трудно получить любыми другими способами. Однако такое оборудование должно использоваться в качестве крайней меры, экономно и в соответствии с соответствующими кодексами этики».</text:p>
          </table:table-cell>
          <table:table-cell table:number-columns-repeated="1016"/>
        </table:table-row>
        <table:table-row table:style-name="ro10">
          <table:table-cell office:value-type="string" calcext:value-type="string">
            <text:p>Bremner kundër Turqisë, 2015</text:p>
          </table:table-cell>
          <table:table-cell office:value-type="string" calcext:value-type="string">
            <text:p>Bremner თურქეთის წინააღმდეგ, 2015</text:p>
          </table:table-cell>
          <table:table-cell office:value-type="string" calcext:value-type="string">
            <text:p>Bremner kontra Törökország, 2015</text:p>
          </table:table-cell>
          <table:table-cell office:value-type="string" calcext:value-type="string">
            <text:p>Bremner против Турција, 2015</text:p>
          </table:table-cell>
          <table:table-cell office:value-type="string" calcext:value-type="string">
            <text:p>Bremner protiv Turske, 2015</text:p>
          </table:table-cell>
          <table:table-cell office:value-type="string" calcext:value-type="string">
            <text:p>Бремнер проти Туреччини, 2015 рік</text:p>
          </table:table-cell>
          <table:table-cell office:value-type="string" calcext:value-type="string">
            <text:p>Bremner v. Turcia, 2015</text:p>
          </table:table-cell>
          <table:table-cell office:value-type="string" calcext:value-type="string">
            <text:p>Бремнер (Bremner) против Турции, 2015</text:p>
          </table:table-cell>
          <table:table-cell table:number-columns-repeated="1016"/>
        </table:table-row>
        <table:table-row table:style-name="ro87">
          <table:table-cell office:value-type="string" calcext:value-type="string">
            <text:p>d) sjellja e mëparshme e personit në fjalë</text:p>
          </table:table-cell>
          <table:table-cell office:value-type="string" calcext:value-type="string">
            <text:p>დ) შესაბამისი პირის წინარე მოქმედებები </text:p>
          </table:table-cell>
          <table:table-cell office:value-type="string" calcext:value-type="string">
            <text:p>d) az érintett személy korábbi magatartása</text:p>
          </table:table-cell>
          <table:table-cell office:value-type="string" calcext:value-type="string">
            <text:p>г) претходно однесување на лицето за кое се известува</text:p>
          </table:table-cell>
          <table:table-cell office:value-type="string" calcext:value-type="string">
            <text:p>d) prethodno postupanje predmetnog lica</text:p>
          </table:table-cell>
          <table:table-cell office:value-type="string" calcext:value-type="string">
            <text:p>г) попередня поведінка особи, про яку йдеться</text:p>
          </table:table-cell>
          <table:table-cell office:value-type="string" calcext:value-type="string">
            <text:p>d. comportamentul anterior al persoanei implicate</text:p>
          </table:table-cell>
          <table:table-cell office:value-type="string" calcext:value-type="string">
            <text:p>d) предшествующее поведение соответствующего лица</text:p>
          </table:table-cell>
          <table:table-cell table:number-columns-repeated="1016"/>
        </table:table-row>
        <table:table-row table:style-name="ro90">
          <table:table-cell office:value-type="string" calcext:value-type="string">
            <text:p>“Sjellja e personit në fjalë përpara botimit të raportit ose fakti që fotografia dhe informacioni i lidhur me të tashmë janë shfaqur edhe në një botim të mëparshëm janë poashtu faktorë që duhen marrë në konsideratë. Megjithatë, fakti i thjeshtë i bashkëpunimit me shtypin në raste të mëparshme nuk mund të shërbejë si argument për mohimin e mbrojtjes së palës së interesuar nga publikimi i fotografisë në fjalë.“</text:p>
          </table:table-cell>
          <table:table-cell office:value-type="string" calcext:value-type="string">
            <text:p>“გათვალისწინებულ უნდა იქნეს ასევე ისეთი ფაქტორები, როგორიც არის ინფორმაციის გავრცელებამდე შესაბამისი პირის ქცევა ან ის ფაქტი, რომ მისი ფოტო და მასთან დაკავშირებული ინფორმაცია წარსულ გამოცემებშიც იქნა გამოქვეყნებული. <text:s/>თუმცა, თავისთავად სხვა საკითხებთან დაკავშირებით წარსულში პრესასთან თანამშრომლობის შემთხვევები არ შეიძლება გამოყენებულ იქნეს შესაბამისი მხარის ფოტოს გამოქვეყნებისგან დაცვის შეზღუდვის გამამართლებელ არგუმენტად.”</text:p>
          </table:table-cell>
          <table:table-cell office:value-type="string" calcext:value-type="string">
            <text:p>"Az érintett személy magatartása a jelentés nyilvánosságra hozatala előtt, vagy annak a ténynek a figyelembevétele, hogy a fénykép és a kapcsolódó információk már megjelentek egy korábbi kiadványban. Azonban a puszta tény, hogy a sajtóval korábban együttműködött, nem szolgálhat arra, hogy megfosztja az érdekelt felet a szóban forgó fotó közzétételétől. "</text:p>
          </table:table-cell>
          <table:table-cell office:value-type="string" calcext:value-type="string">
            <text:p>„Однесувањето на засегнатото лице пред објавувањето на извештајот или фактот дека фотографијата и придружните информации веќе биле објавени во претходна публикација претставуваат фактори кои исто така треба да бидат земени предвид. Сепак, самиот факт што лицето соработувало со печатот во претходни пригоди не може да служи како аргумент за лишување на засегнатата страна од сите права на заштита од објавување на предметната фотографија“.</text:p>
          </table:table-cell>
          <table:table-cell office:value-type="string" calcext:value-type="string">
            <text:p>„Postupanje predmetnog lica pre objave izveštaja, ili činjenica da su se fotografija i relevantne informacije već bili pojavili u jednoj ranijoj publikaciji, takođe predstavljaju faktore koje treba uzeti u obzir. Međutim, sama činjenica da je strana prethodno sarađivala sa štampom, ne može služiti kao argument da se ta strana liši celokupne zaštite od objavljivanja sporne fotografije.“ <text:s/></text:p>
          </table:table-cell>
          <table:table-cell office:value-type="string" calcext:value-type="string">
            <text:p>«Поведінка особи, про яку йдеться, до моменту публікації інформації або той факт, що фотографія та супровідна інформація вже були раніше опубліковані, також є факторами, які необхідно враховувати. <text:s/>Однак зацікавлена сторона не може бути позбавлена захисту в зв’язку з опублікуванням спірного фото лише в силу того факту, що вона раніше подібним чином співпрацювала з пресою».</text:p>
          </table:table-cell>
          <table:table-cell office:value-type="string" calcext:value-type="string">
            <text:p>“Comportamentul persoanei implicate înaintea publicării raportului sau faptul că fotografia și informațiile asociate au apărut deja într-o publicație anterioară sunt de asemenea factori de luat în considerare. Totuși, simplul fapt de a fi cooperat cu presa în alte ocazii nu poate servi ca argument pentru a privapartea implicată de orice protecție împotriva publicării fotografiei în chestiune.”</text:p>
          </table:table-cell>
          <table:table-cell office:value-type="string" calcext:value-type="string">
            <text:p>«Поведение соответствующего лица до публикации доклада или тот факт, что фотография и относящаяся к делу информация уже появилась в более ранней публикации, также являются факторами, которые необходимо учитывать. Однако сам факт того, что индивид сотрудничал с прессой в предыдущих случаях, не может служить аргументом в пользу лишения заинтересованной стороны полной защиты от публикации фотоматериала, о котором идет речь».</text:p>
          </table:table-cell>
          <table:table-cell table:number-columns-repeated="1016"/>
        </table:table-row>
        <table:table-row table:style-name="ro87">
          <table:table-cell office:value-type="string" calcext:value-type="string">
            <text:p>Von Hannover kundër Gjermanisë (nr.2) [Dhoma e Madhe], 2012</text:p>
          </table:table-cell>
          <table:table-cell office:value-type="string" calcext:value-type="string">
            <text:p>Von Hannover გერმანიის წინააღმდეგ (№ 2) [დიდი პალატა], 2012</text:p>
          </table:table-cell>
          <table:table-cell office:value-type="string" calcext:value-type="string">
            <text:p>Von Hannover kontra Németország (2 szám) [Nagy Kamara], 2012</text:p>
          </table:table-cell>
          <table:table-cell office:value-type="string" calcext:value-type="string">
            <text:p>Von Hannover против Германија (бр. 2) [Голем судски совет], 2012</text:p>
          </table:table-cell>
          <table:table-cell office:value-type="string" calcext:value-type="string">
            <text:p>Von Hannover protiv Nemačke <text:s/>(br. 2) [Veliko veće], 2012.</text:p>
          </table:table-cell>
          <table:table-cell office:value-type="string" calcext:value-type="string">
            <text:p>Фон Ганновер проти Німеччини (№ 2) [Велика палата], 2012 рік</text:p>
          </table:table-cell>
          <table:table-cell office:value-type="string" calcext:value-type="string">
            <text:p>Von Hannover v. Germania (nr. 2) [Marea Cameră], 2012</text:p>
          </table:table-cell>
          <table:table-cell office:value-type="string" calcext:value-type="string">
            <text:p>Фон Ганновер (Von Hannover) против Германии (№ 2) [Большая Палата], 2012</text:p>
          </table:table-cell>
          <table:table-cell table:number-columns-repeated="1016"/>
        </table:table-row>
        <table:table-row table:style-name="ro87">
          <table:table-cell office:value-type="string" calcext:value-type="string">
            <text:p>e) përmbajtja, forma dhe pasojat e botimit</text:p>
          </table:table-cell>
          <table:table-cell office:value-type="string" calcext:value-type="string">
            <text:p>ე) მასალის შინაარსი, ფორმა და შედეგები </text:p>
          </table:table-cell>
          <table:table-cell office:value-type="string" calcext:value-type="string">
            <text:p>e) a kiadvány tartalmát, formáját és következményeit</text:p>
          </table:table-cell>
          <table:table-cell office:value-type="string" calcext:value-type="string">
            <text:p>д) содржина на информациите, форма и последици од нивното објавување</text:p>
          </table:table-cell>
          <table:table-cell office:value-type="string" calcext:value-type="string">
            <text:p>e)  sadržaj, vid i posledice publikacije</text:p>
          </table:table-cell>
          <table:table-cell office:value-type="string" calcext:value-type="string">
            <text:p>ґ) зміст, форма та наслідки публікації</text:p>
          </table:table-cell>
          <table:table-cell office:value-type="string" calcext:value-type="string">
            <text:p>e. conținutul, forma și consecințele publicării</text:p>
          </table:table-cell>
          <table:table-cell office:value-type="string" calcext:value-type="string">
            <text:p>e) содержание, форма и последствия публикации</text:p>
          </table:table-cell>
          <table:table-cell table:number-columns-repeated="1016"/>
        </table:table-row>
        <table:table-row table:style-name="ro101">
          <table:table-cell office:value-type="string" calcext:value-type="string">
            <text:p>“Gjykata rithekson se përqasja e trajtimit të një teme është çështje që i takon lirisë së gazetarisë“. Nuk është detyra e saj dhe as e gjykatave kombëtare, t'i zëvendësojnë pikëpamjet e tyre me ato të shtypit në këtë fushë. Neni 10 i Konventës gjithashtu ia lë gazetarëve të vendosin se cilat hollësi duhet të publikohen për të siguruar kredibilitetin e një artikulli. Përveç kësaj, gazetarët gëzojnë lirinë për të zgjedhur, nga lajmeve që u vijnë, se cilat do të trajtojnë dhe se si do ta bëjnë këtë. Kjo liri, megjithatë, nuk është pa përgjegjësi.</text:p>
            <text:p/>
          </table:table-cell>
          <table:table-cell office:value-type="string" calcext:value-type="string">
            <text:p>“სასამართლო ხაზს უსვამს, რომ კონკრეტული საკითხის გაშუქებისთვის გამოყენებული მიდგომა არის <text:s/>ჟურნალისტური თავისუფლების ნაწილი. მოცემული ან ეროვნული სასამართლოები ვერ ჩაანაცვლებენ პრესის მოსაზრებებს საკუთარი შეხედულებებით. მე-10 მუხლი ჟურნალისტებს ანიჭებს თავისუფლებას გადაწყვიტონ რა დეტალები უნდა გამოქვეყნდეს სტატიის სანდოობის უზრუნველსაყოფად. <text:s/>ამასთან, ჟურნალისტები სარგებლობენ არჩევანის თავისუფლებით გადაწყვიტონ თუ მათ მიერ მიღებული მასალიდან, რომელს და რა სახით გამოაქვეყნებენ. მიუხედავად აღნიშნულისა მოცემული უფლება არ არის თავისუფალი ვალდებულებებისგან. </text:p>
          </table:table-cell>
          <table:table-cell table:style-name="ce83" office:value-type="string" calcext:value-type="string">
            <text:p>"a Biróság megismétli, hogy a tárgyhoz kapcsolódó megközelítés az újságírói szabadság kérdése. A nemzeti bíróságok nem érvényesíthetik saját nézeteiket a sajtó nézetei helyett, e téren. Az egyezmény 10. cikke azt is meghagyja az újságíróknak, hogy döntsenek arról, milyen részleteket kell közzétenni a cikk hitelességének biztosítása érdekében. Ráadásul az újságírók élvezhetik a választás szabadságát, a hozzájuk érkező híreket, amelyekkel foglalkoznak és a közzététel módját. Ez a szabadság azonban nem mentes a felelősség alól.</text:p>
          </table:table-cell>
          <table:table-cell office:value-type="string" calcext:value-type="string">
            <text:p>„Судот повторува дека начинот кој се користи за да известува за одредена тема е прашање на новинарска слобода. Во тој поглед, ниту Судот, ниту националните судови не можат да ги заменат своите ставови со ставовите на печатот. Член 10 од Конвенцијата исто така им дава за право на новинарите да одлучат кои детали ќе бидат објавени за да се задржи кредибилитетот на статијата. Освен тоа, новинарите го уживаат правото на слобода да изберат кои вести ќе ги обработуваат и како ќе го сторат тоа. Меѓутоа, таквата слобода не значи и ослободување од одговорност.</text:p>
          </table:table-cell>
          <table:table-cell office:value-type="string" calcext:value-type="string">
            <text:p>„Sud ponavlja da je pristup koji je primenjen radi izveštavanja o određenom predmetu stvar novinarske slobode. Nije na sudu niti na nacionalnim sudovima da iznose svoje vlastite stavove u ovoj oblasti umesto štampe. Na osnovu člana 10 Konvencije, novinari imaju slobodu da odluče koje pojedinosti treba da budu objavljene da bi članak bio verodostojan. Pored toga, novinari imaju slobodu da između informativnih stavki koje im pristižu, odaberu one koje će uzeti u postupak, kao i način na koji će to uraditi. Međutim, ova sloboda nije lišena odgovornosti.</text:p>
          </table:table-cell>
          <table:table-cell office:value-type="string" calcext:value-type="string">
            <text:p>«Європейський Суд нагадує, що підхід, застосований для висвітлення теми, є питанням журналістської свободи. Ні він, ні внутрішньодержавні суди не можуть підміняти своїми поглядами думку преси в цій сфері. Стаття 10 Конвенції також надає журналістам можливість вирішувати, які подробиці повинні бути опубліковані для забезпечення достовірності статті. Крім того, журналісти користуються свободою вибору з повідомлень, що надходять до них з новин, з якими вони будуть працювати і яким чином. Однак ця свобода не виключає наявності обов'язків.</text:p>
          </table:table-cell>
          <table:table-cell office:value-type="string" calcext:value-type="string">
            <text:p>“Curtea reiterează că abordarea folosită pentru a relata un subiect este o chestiune de libertate jurnalistică. În acest domeniu, Curtea și autoritățile naționale nu trebuie să își substituie propriile păreri celor ale presei. Articolul 10 al Convenției lasă de asemenea în seama jurnaliștilor să decidă ce detalii ar trebui publicate pentru a asigura credibilitatea articolului. În plus, jurnaliștii se bucură de libertatea de a alege, din informațiile pe care le primesc ce anume vor prelucra și cum. Această libertate, totuși, nu este lipsită de responsabilități.</text:p>
          </table:table-cell>
          <table:table-cell office:value-type="string" calcext:value-type="string">
            <text:p>«Суд подтверждает, что метод, используемый для освещения вопроса, является предметом журналистской свободы. Ни ЕСПЧ, ни национальные суды не могут навязать свои собственные взгляды прессе в этой области. Статья 10 Конвенции также оставляет за журналистами право решать, какие детали должны быть опубликованы для обеспечения достоверности статьи. Кроме того, у журналистов есть свобода в вопросе выбора из общего массива новостей, что и как им использовать. Однако данная свобода не лишена ответственности.</text:p>
          </table:table-cell>
          <table:table-cell table:number-columns-repeated="1016"/>
        </table:table-row>
        <table:table-row table:style-name="ro95">
          <table:table-cell office:value-type="string" calcext:value-type="string">
            <text:p>Cilidoqoftë informacioni që fut në lojë jetën private të një personi tjetër, gazetarët duhet të marrin parasysh, për sa është e mundur dhe përpara shpërndarjes së tyre, ndikimin që do të ketë informacioni dhe fotot që do të publikohen. Në veçanti, ngjarje të caktuara që lidhen me jetën private dhe familjare gëzojnë mbrojtje të vecantë me nenin 8 të Konventës ndaj gazetarët të tregojnë kujdes dhe që [gazetarët] të shfaqin kujdes dhe maturi në trajtimin e këtyre ngjarjeve. </text:p>
          </table:table-cell>
          <table:table-cell office:value-type="string" calcext:value-type="string">
            <text:p>ყოველთვის, როდესაც განხილვის საგანს წარმოადგენს სხვათა პირადი ცხოვრების ამსახველი ინფორმაცია, მის გამოქვეყნებამდე ჟურნალისტებს ეკისრებათ ვალდებულება შესაძლებლობის ფარგლებში გაითვალისწინონ ინფორმაციისა და სურათების გავრცელების შედეგი. კერძოდ, კონვენციის მე-8 მუხლის თანახმად პირადი და ოჯახური ცხოვრების გაშუქებასთან დაკავშირებული საკითხები საჭიროებენ განსაკუთრებულ დაცვას და შესაბამისად ჟურნალისტებისგან მოითხოვს წინდახედულებისა და სიფრთხილის გამოჩენას მათი გაშუქებისას.”</text:p>
          </table:table-cell>
          <table:table-cell office:value-type="string" calcext:value-type="string">
            <text:p>Bárhol is adódik egy másik személy magánéletével kapcsolatos információ, az újságíróknak a lehető legnagyobb mértékben figyelembe kell venniük, <text:s/>a <text:s/>megjelenés előtt közzéteendő információk és képek várható hatását. Különösen a magán- és a családi élethez kapcsolódó egyes események, figyelemre méltó védelmet élveznek az Egyezmény 8. cikke értelmében, és ezért az újságíróknak óvatosságot és megfontoltságot kell tanúsítaniuk."</text:p>
          </table:table-cell>
          <table:table-cell office:value-type="string" calcext:value-type="string">
            <text:p>Секогаш кога се работи за информации со кои се доведува во прашање приватниот живот на друго лице, новинарите се должни да го земат предвид, колку што е можно, влијанието кое ќе го има објавувањето на информациите и фотографиите пред истите да бидат пуштени во јавност. Поконкретно, одредени настани кои се однесуваат на приватниот и семејниот живот уживаат прилично строга заштита според член 8 од Конвенцијата и според тоа новинарите мораат да бидат разумни и внимателни кога известуваат за нив“.</text:p>
          </table:table-cell>
          <table:table-cell office:value-type="string" calcext:value-type="string">
            <text:p>Kada god su u pitanju informacije koje se odnose na privatni život drugog lica, od novinara se zahteva da, još pore objave informacija i slika, u najvećoj mogućoj meri uzmu u obzir posledice koje će proizvesti njihovo objavljivanje. Konkretno, određeni događaji koji se odnose na privatni i porodični život uživaju posebnu zaštitu shodno članu 8 Konvencije i stoga, novinari moraju biti predostrožni i obazrivi kada o njima izveštavaju.“</text:p>
          </table:table-cell>
          <table:table-cell office:value-type="string" calcext:value-type="string">
            <text:p>Якщо інформація, яка зачіпає особисте життя іншої особи, є предметом обговорення, журналісти зобов'язані брати до уваги, наскільки це можливо, вплив інформації та ілюстрацій, які повинні бути опубліковані, перед їхнім розповсюдженням. Зокрема, певні події, які стосуються особистого та сімейного життя, вимагають особливо ретельного захисту на підставі статті 8 Конвенції і повинні, таким чином, змушувати журналістів демонструвати розсудливість і обережність при їхньому висвітленні»</text:p>
          </table:table-cell>
          <table:table-cell office:value-type="string" calcext:value-type="string">
            <text:p>În legătură cu orice informație care aduce elemente legate de viața privată a unei alte persoane și care este pusă în chestiune, jurnaliștii trebuie să țină cont, pe cât posibil, de impactul publicării informațiilor și fotografiilor înainte de diseminare. În special, anumite evenimente legate de viața privată și familie sunt în special protejate de Articolul 8 al Convenției și jurnaliștii trebuie deci să fie prudenți în relatarea acestor subiecte.”</text:p>
          </table:table-cell>
          <table:table-cell office:value-type="string" calcext:value-type="string">
            <text:p>В тех случаях, когда информация относится к частной жизни другого человека, до обнародования материалов журналисты должны <text:s/>принимать во внимание, насколько это возможно, влияние информации и изображений, которые будут опубликованы . В частности, некоторые события, касающиеся частной и семейной жизни, пользуются особо тщательной защитой в соответствии со статьей 8 Конвенции и поэтому должны побуждать журналистов проявлять осмотрительность и осторожность при их освещении».</text:p>
          </table:table-cell>
          <table:table-cell table:number-columns-repeated="1016"/>
        </table:table-row>
        <table:table-row table:style-name="ro86">
          <table:table-cell office:value-type="string" calcext:value-type="string">
            <text:p>Couderc dhe Hachette Filipacchi Associés kundër Francës [Dhoma e Madhe], 2015</text:p>
          </table:table-cell>
          <table:table-cell office:value-type="string" calcext:value-type="string">
            <text:p>Couderc and Hachette Filipacchi Associés საფრანგეთის წინააღმდეგ [დიდი პალატა], 2015</text:p>
          </table:table-cell>
          <table:table-cell office:value-type="string" calcext:value-type="string">
            <text:p>Couderc és Hachette Filipacchi Associés kontra Franciaország [Nagy Kamara], 2015</text:p>
          </table:table-cell>
          <table:table-cell office:value-type="string" calcext:value-type="string">
            <text:p>Couderc и Hachette Filipacchi Associés против Франција [Голем судски совет], 2015</text:p>
          </table:table-cell>
          <table:table-cell office:value-type="string" calcext:value-type="string">
            <text:p>Couderc i Hachette Filipacchi Associés protiv Francuske [Veliko veće], 2015</text:p>
          </table:table-cell>
          <table:table-cell office:value-type="string" calcext:value-type="string">
            <text:p>Кудерк та Hachette Filipacchi Associés проти Франції [Велика Палата], 2015</text:p>
          </table:table-cell>
          <table:table-cell office:value-type="string" calcext:value-type="string">
            <text:p>Couderc și Hachette Filipacchi Associés v. Franța [Marea Cameră], 2015</text:p>
          </table:table-cell>
          <table:table-cell office:value-type="string" calcext:value-type="string">
            <text:p>Кудерк (Couderc) и «Ашетт Филипакки Ассосье» (Hachette Filipacchi Associés) против Франции [Большая Палата], 2015 </text:p>
          </table:table-cell>
          <table:table-cell table:number-columns-repeated="1016"/>
        </table:table-row>
        <table:table-row table:style-name="ro88">
          <table:table-cell office:value-type="string" calcext:value-type="string">
            <text:p>“Edhe mënyra e publikimit të fotografisë ose raportit, edhe mënyra se si personi i interesuar paraqitet në foto ose raport mund të jenë faktorë që duhen marrë në konsideratë. <text:s/>Një faktor i rëndësishëm mund të jetë dhe shkalla e shpërndarjes së raportit dhe fotografisë, në varësi të faktit nëse gazeta është kombëtare apo vendore dhe nëse ka tirazh të madh ose të kufizuar“.</text:p>
          </table:table-cell>
          <table:table-cell office:value-type="string" calcext:value-type="string">
            <text:p>“გასათვალისწინებელ გარემოებებს შესაძლებელია ასევე წარმოადგენდნენ ფოტოს ან ინფორმაციის გამოქვეყნების ფორმა და ასახული პირის წარმოჩენის მანერა. <text:s/>ამასთან მნიშვნეოვანი ფაქტორი შესაძლებელია იყოს ინფორმაციისა და ფოტოს გავრცელების ფარგლები, რომელიც დამოკიდებულია გაზეთის ტირაჟზე და მისი გავრცელების ეროვნულ ან ადგილობრივ არეალზე.”</text:p>
          </table:table-cell>
          <table:table-cell office:value-type="string" calcext:value-type="string">
            <text:p>"Az érintett személyről készült <text:s/>fénykép vagy a beszámoló közzétételének módja, fontos figyelembe vehendő tényező. Ez kiterjed arra is, hogy milyen területen és mennyiségben terjesztik, az adott ujság milyen példányszámban kerül nyomtatásra, <text:s/>nemzeti vagy helyi lapról van szó.“</text:p>
          </table:table-cell>
          <table:table-cell office:value-type="string" calcext:value-type="string">
            <text:p>„Начинот на кој се објавува фотографијата или извештајот и начинот на којшто засегнатото лице е претставено на фотографијата или во извештајот исто така можат да бидат фактори кои треба да бидат земени предвид. Обемот на објавување на извештајот и фотографијата исто така може да биде важен фактор, зависно од тоа дали весникот е национален или локален и дали има обемен или ограничен тираж“.</text:p>
          </table:table-cell>
          <table:table-cell office:value-type="string" calcext:value-type="string">
            <text:p>„Način na koji se objavljuje neka fotografija ili izveštaj i način na koji se predmetno lice predstavlja na toj fotografiji ili u tom izveštaju takođe mogu biti faktori koje je potrebno uzeti u obzir. Obim u kojem su izveštaj i fotografija distribuirani takođe mogu biti važan faktor, u zavisnosti od toga da li se radi o državnim ili lokalnim novinama i da li imaju veliki ili ograničen tiraž.“</text:p>
          </table:table-cell>
          <table:table-cell office:value-type="string" calcext:value-type="string">
            <text:p>«Спосіб, у який публікується фото або інформація, а також те, яким чином особа, про яку ідеться, в них представлена, також можуть бути взяті до уваги. Ступінь поширення інформації та фото також може бути важливим фактором, в залежності від того, чи є газета загальнонаціональною або місцевою, а також від того, чи має вона великий або обмежений тираж».</text:p>
          </table:table-cell>
          <table:table-cell office:value-type="string" calcext:value-type="string">
            <text:p>“Modul în care este publicată fotografia sau raportul și maniera în care persoana implicată este reprezentată de fotografie sau raport pot fi de asemenea factori de luat în considerare. Gradul de diseminare a raportului și fotografiei poate fi de asemenea un factor important, depinzând dacă ziarul e unul național sau local și are o circulație largă sau limitată.”</text:p>
          </table:table-cell>
          <table:table-cell office:value-type="string" calcext:value-type="string">
            <text:p>«То, как публикуется фотография или отчет, и то, как соответствующее лицо представлено на фотографии или в отчете, также может быть принято во внимание. Степень распространения отчета и фотографии также может быть важным фактором: является ли газета национальной или местной, имеет большой или ограниченный тираж».</text:p>
          </table:table-cell>
          <table:table-cell table:number-columns-repeated="1016"/>
        </table:table-row>
        <table:table-row table:style-name="ro87">
          <table:table-cell office:value-type="string" calcext:value-type="string">
            <text:p>Von Hannover kundër Gjermanisë (nr.2) [Dhoma e Madhe], 2012</text:p>
          </table:table-cell>
          <table:table-cell office:value-type="string" calcext:value-type="string">
            <text:p>Von Hannover გერმანიის წინააღმდეგ (№ 2) [დიდი პალატა], 2012</text:p>
          </table:table-cell>
          <table:table-cell office:value-type="string" calcext:value-type="string">
            <text:p>Von Hannover kontra Németország (2 szám) [Nagy Kamara], 2012</text:p>
          </table:table-cell>
          <table:table-cell office:value-type="string" calcext:value-type="string">
            <text:p>Von Hannover против Германија (бр. 2) [Голем судски совет], 2012</text:p>
          </table:table-cell>
          <table:table-cell office:value-type="string" calcext:value-type="string">
            <text:p>Von Hannover protiv Nemačke <text:s/>(br. 2) [Veliko veće], 2012</text:p>
          </table:table-cell>
          <table:table-cell office:value-type="string" calcext:value-type="string">
            <text:p>Фон Ганновер проти Німеччини (№ 2) [Велика палата], 2012 рік</text:p>
          </table:table-cell>
          <table:table-cell office:value-type="string" calcext:value-type="string">
            <text:p>Von Hannover v. Germania (nr. 2) [Marea Cameră], 2012</text:p>
          </table:table-cell>
          <table:table-cell office:value-type="string" calcext:value-type="string">
            <text:p>Фон Ганновер (Von Hannover) против Германии (№ 2) [Большая Палата], 2012</text:p>
          </table:table-cell>
          <table:table-cell table:number-columns-repeated="1016"/>
        </table:table-row>
        <table:table-row table:style-name="ro10">
          <table:table-cell office:value-type="string" calcext:value-type="string">
            <text:p>e) rëndësia e masës së dënimit </text:p>
          </table:table-cell>
          <table:table-cell office:value-type="string" calcext:value-type="string">
            <text:p>ვ) დაკისრებული სანქციის სიმკაცრე </text:p>
          </table:table-cell>
          <table:table-cell office:value-type="string" calcext:value-type="string">
            <text:p>e) a kiszabott büntetés súlyossága</text:p>
          </table:table-cell>
          <table:table-cell office:value-type="string" calcext:value-type="string">
            <text:p>д) тежина на изречената казна</text:p>
          </table:table-cell>
          <table:table-cell office:value-type="string" calcext:value-type="string">
            <text:p>f) težina izrečene kazne</text:p>
          </table:table-cell>
          <table:table-cell office:value-type="string" calcext:value-type="string">
            <text:p>д) тяжкість накладеного покарання</text:p>
          </table:table-cell>
          <table:table-cell office:value-type="string" calcext:value-type="string">
            <text:p>f. gravitatea penalității impuse </text:p>
          </table:table-cell>
          <table:table-cell office:value-type="string" calcext:value-type="string">
            <text:p>e) тяжесть наложенного наказания</text:p>
          </table:table-cell>
          <table:table-cell table:number-columns-repeated="1016"/>
        </table:table-row>
        <table:table-row table:style-name="ro90">
          <table:table-cell office:value-type="string" calcext:value-type="string">
            <text:p>“Gjykata rithekson se në kontekstin e vlerësimit të proporcionalitetit, pavarësisht nëse penaliteti i dhënë ishte i vogël apo jo, ajo që ka rëndësi është vetë vendimi gjyqësor ndaj personit konkret, përfshirë rastin kur një vendim i tillë ka vetëm natyrë civile. Çdo kufizim i padrejtë i lirisë së shprehjes në mënyrë efektive përmban rrezikun e pengimit ose të paralizimit të mbulimit mediatik të temave të ngjashme në të ardhmen“. </text:p>
          </table:table-cell>
          <table:table-cell office:value-type="string" calcext:value-type="string">
            <text:p>“სასამართლო ხაზს უსვამს, რომ პროპორციულობის შეფასებისას, მიუხედავად იმისა დაკისრებული სანქცია იყო მსუბუქი თუ არა, მნიშვნელოვანია ის, რომ შესაბამისი პირის წინააღმდეგ მიღებულ იქნა გადაწყვეტილება, მათ შორის იმ შემთხვევაში, როდესაც გადაწყვეტილება არის სამოქალაქო-სამართლებრივი ხასიათის. <text:s/>გამოხატვის თავისუფლების ნებისმიერი გაუმართლებელი შეზღუდვა მოიცავს მომავალში მსგავსი საკითხის გაშუქების შეფერხებას ან მედია გავრცელების პარალიზებას.”</text:p>
          </table:table-cell>
          <table:table-cell office:value-type="string" calcext:value-type="string">
            <text:p><text:s/>"Az Elsőfokú Bíróság megismétli, az arányosság értékelése során, függetlenül attól, hogy a kiszabott szankció kismértékű-e vagy sem, hogy az érintett személlyel kapcsolatban maga a <text:s/>határozat ténye is fontos, beleértve, ha a döntés kizárólag polgári jellegű. A véleménynyilvánítás szabadságának minden indokolatlan korlátozása magában hordozza a lehetőségét a hasonló kérdésekkel kapcsolatos jövőbeli médiaismeret akadályozásának, vagy megbénításának. "</text:p>
          </table:table-cell>
          <table:table-cell office:value-type="string" calcext:value-type="string">
            <text:p>„Судот повторува дека во контекст на процена на пропорционалноста, без разлика дали изречената казна била блага, она што е важно е дека била изречена пресуда против засегнатото лице, вклучувајќи ги и случаите каде што таквата пресуда е исклучиво од граѓанска природа. Секое непотребно ограничување на слободата на изразување практично подразбира ризик од попречување или парализирање на идното медиумско известување за слични прашања“.</text:p>
          </table:table-cell>
          <table:table-cell office:value-type="string" calcext:value-type="string">
            <text:p>„Sud ponavlja da u kontekstu ocene proporcionalnosti, bez obzira da li je izrečena kazna mala ili ne, ono što je važno jeste sama činjenica da je presuda izrečena protiv predmetnog lica, uključujući i da li je ta odluka isključivo građansko-pravne prirode. Svako neprimereno ograničenje slobode izražavanja efektivno povlači za sobom rizik od opstrukcije ili paralize budućeg medijskog izveštavanja o sličnim pitanjima.“ </text:p>
          </table:table-cell>
          <table:table-cell office:value-type="string" calcext:value-type="string">
            <text:p>«Суд нагадує, що в контексті оцінки відповідності, незалежно від того, чи була застосована санкція незначною, значення має сам факт винесення рішення проти зацікавленої особи, включаючи ситуації, коли таке рішення носить виключно цивільно-правовий характер. Будь-яке неналежне обмеження свободи вираження поглядів відразу спричиняє загрозу того, що в майбутньому висвітлення засобами масової інформації аналогічних питань буде неповним або послабленим.»</text:p>
          </table:table-cell>
          <table:table-cell office:value-type="string" calcext:value-type="string">
            <text:p>“Curtea reiterează că în contextul evaluării proporționalității, indiferent dacă sancțiunea impusă e una minoră, ceea ce contează este însuși faptul că s-a dat o decizie împotriva persoanei implicate, inclusiv în cazul când o astfel de decizie este doar de natură civilă. Orice restricție necuvenită asupra libertății de exprimare atrage efectiv după sine riscul obstrucționării sau paralizării în viitor ca subiecte similare să mai fie relatate de către presă.”</text:p>
          </table:table-cell>
          <table:table-cell office:value-type="string" calcext:value-type="string">
            <text:p>«Суд вновь подтвердждает, что в контексте оценки соразмерности, независимо от того, была ли введенная санкция незначительной, имеет значение сам факт вынесения судебного решения против соответствующего лица, в том числе в тех случаях, когда такое постановление носит исключительно гражданский характер. Любое неоправданное ограничение свободы выражения мнения всегда несет за собой риск создания препятсвий либо полного прекращения освещение подобных вопросов в будущем в СМИ».</text:p>
          </table:table-cell>
          <table:table-cell table:number-columns-repeated="1016"/>
        </table:table-row>
        <table:table-row table:style-name="ro86">
          <table:table-cell office:value-type="string" calcext:value-type="string">
            <text:p>Couderc dhe Hachette Filipacchi Associés kundër Francës [Dhoma e Madhe], 2015</text:p>
          </table:table-cell>
          <table:table-cell office:value-type="string" calcext:value-type="string">
            <text:p>Couderc and Hachette Filipacchi Associés საფრანგეთის წინააღმდეგ, <text:s/>[დიდი პალატა], 2015</text:p>
          </table:table-cell>
          <table:table-cell office:value-type="string" calcext:value-type="string">
            <text:p>Couderc és Hachette Filipacchi Associés kontra Franciaország <text:s/>[Nagy Kamara], 2015</text:p>
          </table:table-cell>
          <table:table-cell office:value-type="string" calcext:value-type="string">
            <text:p>Couderc и Hachette Filipacchi Associés против Франција [Голем судски совет], 2015</text:p>
          </table:table-cell>
          <table:table-cell office:value-type="string" calcext:value-type="string">
            <text:p>Couderc i Hachette Filipacchi Associés protiv Francuske [Veliko veće], 2015</text:p>
          </table:table-cell>
          <table:table-cell office:value-type="string" calcext:value-type="string">
            <text:p>Кудерк та Hachette Filipacchi Associés проти Франції [Велика Палата], 2015</text:p>
          </table:table-cell>
          <table:table-cell office:value-type="string" calcext:value-type="string">
            <text:p>Couderc și Hachette Filipacchi Associés v. Franța [Marea Cameră], 2015</text:p>
          </table:table-cell>
          <table:table-cell office:value-type="string" calcext:value-type="string">
            <text:p>Кудерк (Couderc) и «Ашетт Филипакки Ассосье» (Hachette Filipacchi Associés) против Франции [Большая Палата], 2015 </text:p>
          </table:table-cell>
          <table:table-cell table:number-columns-repeated="1016"/>
        </table:table-row>
        <table:table-row table:style-name="ro93">
          <table:table-cell office:value-type="string" calcext:value-type="string">
            <text:p>Personat juridikë nuk mund të pretendojnë të kenë privatësi, ndërsa pronarët e tyre munden</text:p>
          </table:table-cell>
          <table:table-cell office:value-type="string" calcext:value-type="string">
            <text:p>საკუთარი პირადი ცხოვრების ხელშეუხებლობის დაცვას ვერ მოითხოვენ იურიდიულ პირები, თუმცა აღნიშნულის უფლება აქვთ მათ მესაკუთრეებს <text:s/></text:p>
          </table:table-cell>
          <table:table-cell office:value-type="string" calcext:value-type="string">
            <text:p>A jogi személyek nem hivatkozhatnak a magánéletetre, de tulajdonosuk lehet</text:p>
          </table:table-cell>
          <table:table-cell office:value-type="string" calcext:value-type="string">
            <text:p>Правните лица не смеат да тврдат дека имаат приватност, но нивните сопственици можат</text:p>
          </table:table-cell>
          <table:table-cell office:value-type="string" calcext:value-type="string">
            <text:p>Pravna lica ne mogu polagati pravo na privatnost, ali njihovi vlasnici mogu</text:p>
          </table:table-cell>
          <table:table-cell office:value-type="string" calcext:value-type="string">
            <text:p>Юридичні особи не можуть стверджувати, що у них є право на приватність, на відміну від їхніх власників</text:p>
          </table:table-cell>
          <table:table-cell office:value-type="string" calcext:value-type="string">
            <text:p>Persoanele juridice nu pot reclama un drept la viață privată dar proprietarii lor, da</text:p>
          </table:table-cell>
          <table:table-cell office:value-type="string" calcext:value-type="string">
            <text:p>Юридические лица не могут требоватьть соблюдения права на неприкосновенность, но их владельцы могут.</text:p>
          </table:table-cell>
          <table:table-cell table:number-columns-repeated="1016"/>
        </table:table-row>
        <table:table-row table:style-name="ro106">
          <table:table-cell office:value-type="string" calcext:value-type="string">
            <text:p>“Siç është shprehur edhe herët Gjykata, personat juridikë nuk mund të pretendojnë se janë palë e dëmtuar e shkeljes së të drejtave të personalitetit, pasi vetem persona fizikë mund të jenë mbajtës të tyre (...) por nuk mund të përjashtohet që komentet e kundërshtuara janë dëmtuese ndaj personit fizik të kompanisë“</text:p>
          </table:table-cell>
          <table:table-cell office:value-type="string" calcext:value-type="string">
            <text:p>“როგორც სასამართლომ დაადგინა, იურიდიული პირები, რომელთა მესაკუთრეები შესაძლებელია იყვნენ მხოლოდ ფიზიკური პირები, <text:s/>ვერ მოითხოვენ პირად ცხოვრებასთან დაკავშირებული მათი უფლებების დაცვას (…) თუმცა არ უნდა გამოირიცხოს, რომ სადავო კომენტარები შესაძლებელია ზიანის მიმყენებელი იყოს მათ უკან მდგომი ფიზიკური პირებისთვის.”</text:p>
          </table:table-cell>
          <table:table-cell office:value-type="string" calcext:value-type="string">
            <text:p>" Ahogy a Bíróság korábban kimondta, a jogi személyek nem állíthatják, hogy a személyiségi jogok megsértésének áldozatává váltak, akinek birtokosai csak természetes személyek lehetnek [...]. Nem zárható ki azonban, hogy a kifogásolt megjegyzések károsak voltak a természetes személyre "</text:p>
          </table:table-cell>
          <table:table-cell office:value-type="string" calcext:value-type="string">
            <text:p>„Како што Судот претходно констатира, правните субјекти не можат да тврдат дека се жртва на повреда на правата на личноста, каде што носителите на тие права можат да бидат само физички лица (...) Но не може да се занемари фактот дека спорните коментари биле навредливи за физичкото лице кое е сопственик на компанијата“.</text:p>
          </table:table-cell>
          <table:table-cell office:value-type="string" calcext:value-type="string">
            <text:p>„Kao što je Sud prethodno istakao, pravna lica ne mogu tvrditi da su žrtve povrede prava ličnosti, koje mogu imati samo fizička lica (…). Ali ne može se isključiti da su osporeni komentari bili štetni u odnosu na fizičko lice koje stoji iza kompanije.“ </text:p>
          </table:table-cell>
          <table:table-cell office:value-type="string" calcext:value-type="string">
            <text:p>«Як раніше було визнано Судом, юридичні особи не можуть стверджувати, що вони є жертвою порушення особистих прав, оскільки такі права є лише у фізичних осіб (...). Разом з тим, не можна виключати, що спірні коментарі є образливими для фізичних осіб, які мають відношення до компанії»</text:p>
          </table:table-cell>
          <table:table-cell office:value-type="string" calcext:value-type="string">
            <text:p>“După cum a susținut anterior Curtea, persoanele juridice nu pot reclama că au fost victimele încălcării drepturilor persoanei, care nu pot fi deținute decât de o persoană fizică. (…) Dar nu poate fi exclus ca comentariile să fie injurioase la adresa persoanei fizice aflate în spatele companiei.”</text:p>
          </table:table-cell>
          <table:table-cell office:value-type="string" calcext:value-type="string">
            <text:p>«Как ранее постановил Суд, в отношении юридических лиц не могут быть совершены нарушения против прав личности, относящиеся только к физическим лицам (...). Но нельзя исключать, что оспариваемые комментарии носили вредоностный характер для физического лица, стоящего за компанией"</text:p>
          </table:table-cell>
          <table:table-cell table:number-columns-repeated="1016"/>
        </table:table-row>
        <table:table-row table:style-name="ro87">
          <table:table-cell office:value-type="string" calcext:value-type="string">
            <text:p>MTE dhe Index.hu kundrejt Hungarise, 2016</text:p>
          </table:table-cell>
          <table:table-cell office:value-type="string" calcext:value-type="string">
            <text:p>MTE and Index.hu უნგრეთის წინააღმდეგ, 2016</text:p>
          </table:table-cell>
          <table:table-cell office:value-type="string" calcext:value-type="string">
            <text:p>MTE és Index.hu kontra Magyarország, 2016</text:p>
          </table:table-cell>
          <table:table-cell office:value-type="string" calcext:value-type="string">
            <text:p>MTE и Index.hu против Унгарија, 2016</text:p>
          </table:table-cell>
          <table:table-cell office:value-type="string" calcext:value-type="string">
            <text:p>MTE i Index.hu protiv Mađarske, 2016</text:p>
          </table:table-cell>
          <table:table-cell office:value-type="string" calcext:value-type="string">
            <text:p>«MTE» та «Index.hu» проти Угорщини, 2016 рік</text:p>
          </table:table-cell>
          <table:table-cell office:value-type="string" calcext:value-type="string">
            <text:p>MTE and Index.hu vs Ungaria, 2016</text:p>
          </table:table-cell>
          <table:table-cell office:value-type="string" calcext:value-type="string">
            <text:p>MTE и Index.hu против Венгрии, 2016</text:p>
          </table:table-cell>
          <table:table-cell table:number-columns-repeated="1016"/>
        </table:table-row>
        <table:table-row table:style-name="ro116">
          <table:table-cell office:value-type="string" calcext:value-type="string">
            <text:p>Varianti i plotë dhe i zgjeruar i këtij kapitulli me lidhjet dhe përmbledhjet e praktikës gjyqësore mund të gjendet në internet në adresën: <text:s/>https://cases.internetfreedom.blog</text:p>
          </table:table-cell>
          <table:table-cell table:style-name="ce82" office:value-type="string" calcext:value-type="string">
            <text:p>მოცემული თავის სრული ვრცელი ვერსია შესაბამის საქმეთა ლინკებითა და მოკლე რეზიუმეებით შეგიძლიათ იხილოთ ონლაინ, შემდეგ მისამართზე: <text:s/>https://cases.internetfreedom.blog</text:p>
          </table:table-cell>
          <table:table-cell office:value-type="string" calcext:value-type="string">
            <text:p>A fejezet teljes továbbfejlesztett verziója a linkekről és összefoglalókról az alábbi címen található https://cases.internetfreedom.blog</text:p>
          </table:table-cell>
          <table:table-cell office:value-type="string" calcext:value-type="string">
            <text:p>Целата проширена верзија на ова поглавје заедно со линковите и резимеата на предметите од судската пракса можат да се најдат на веб-страницата https://cases.internetfreedom.blog</text:p>
          </table:table-cell>
          <table:table-cell office:value-type="string" calcext:value-type="string">
            <text:p>Celokupna dorađena verzija ovog poglavlja sa linkovima i sažecima iz sudske prakse može se naći na Internetu na adresi ​https://cases.internetfreedom.blog</text:p>
          </table:table-cell>
          <table:table-cell office:value-type="string" calcext:value-type="string">
            <text:p>Повний текст цього розділу з посиланнями і оглядом судових справ доступний за посиланням https://cases.internetfreedom.blog</text:p>
          </table:table-cell>
          <table:table-cell office:value-type="string" calcext:value-type="string">
            <text:p>Versiunea extinsă a acestui capitol cu linkuri și rezumate este disponibilă la https://cases.internetfreedom.blog</text:p>
          </table:table-cell>
          <table:table-cell office:value-type="string" calcext:value-type="string">
            <text:p>Полную расширенную версию этой главы со ссылками и резюме можно найти в Интернете по адресу: https://cases.internetfreedom.blog</text:p>
          </table:table-cell>
          <table:table-cell table:number-columns-repeated="1016"/>
        </table:table-row>
        <table:table-row table:style-name="ro87">
          <table:table-cell office:value-type="string" calcext:value-type="string">
            <text:p>8. Liria e shprehjes kundrejt të drejtës së autorit</text:p>
          </table:table-cell>
          <table:table-cell office:value-type="string" calcext:value-type="string">
            <text:p>8. გამოხატვის თავისუფლება საავტორო უფლებების წინააღმდეგ </text:p>
          </table:table-cell>
          <table:table-cell office:value-type="string" calcext:value-type="string">
            <text:p>8. A kifejezés szabadsága, kontra szerzői jog</text:p>
          </table:table-cell>
          <table:table-cell office:value-type="string" calcext:value-type="string">
            <text:p>8. Слобода на изразување наспроти авторски права</text:p>
          </table:table-cell>
          <table:table-cell office:value-type="string" calcext:value-type="string">
            <text:p>8. Sloboda izražavanja u odnosu na autorsko pravo</text:p>
          </table:table-cell>
          <table:table-cell office:value-type="string" calcext:value-type="string">
            <text:p>8. Свобода вираження поглядів і захист авторських прав</text:p>
          </table:table-cell>
          <table:table-cell office:value-type="string" calcext:value-type="string">
            <text:p>8. Libertatea de exprimare versus dreptul de autor</text:p>
          </table:table-cell>
          <table:table-cell office:value-type="string" calcext:value-type="string">
            <text:p>8. Свобода выражения мнения и авторское право</text:p>
          </table:table-cell>
          <table:table-cell table:number-columns-repeated="1016"/>
        </table:table-row>
        <table:table-row table:style-name="ro106">
          <table:table-cell office:value-type="string" calcext:value-type="string">
            <text:p>Një tjetër subjekt kyç me të cilin bie ndesh liria e shprehjes është e drejta e pronësisë intelektuale, dhe veçanërisht e drejta e autorit. Këto tensione priren të jenë më të rëndësishme në botën digjitale, kur kopjimi i sasive të mëdha të punimeve bëhet teknikisht më e lehtë dhe kopja digjitale është identike me origjinalin.</text:p>
          </table:table-cell>
          <table:table-cell office:value-type="string" calcext:value-type="string">
            <text:p>კიდევ ერთი საკითხი, რომელთანაც წინააღმდეგობაში მოდის გამოხატვის თავისუფლება არის ინტელექტუალური საკუთრების უფლება, კერძოდ კი საავტორო უფლებები. აღნიშნული დაპირისპირება განსაკუთრებით საყურადღებოა ციფრულ სამყაროში, როდესაც დიდი მოცულობის მასალის გამრავლება არის ტექნიკურად უფრო მარტივი და ციფრული ასლი ორიგინალის იდენტურია. <text:s/></text:p>
          </table:table-cell>
          <table:table-cell office:value-type="string" calcext:value-type="string">
            <text:p>Egy másik kulcsfontosságú kérdés, amellyel a véleménynyilvánítás szabadsága konfliktusba ütközik, a szellemi tulajdonjogok, és különösen a szerzői jogok. Ezek a feszültségek nagyobb jelentőséggel bírnak a digitális világban, amikor nagy mennyiségű művet másolnak könnyen, amikor a digitális másolat megegyezik az eredetivel.</text:p>
          </table:table-cell>
          <table:table-cell office:value-type="string" calcext:value-type="string">
            <text:p>Уште еден клучен елемент со кој слободата на изразување влегува во конфликт се правата на интелектуална сопственост, а посебно авторските права. Овие тензии обично се позначајни во дигиталниот свет, каде што копирањето на големи количини на дела е технички полесно и дигиталната копија е идентична на оригиналот.</text:p>
          </table:table-cell>
          <table:table-cell office:value-type="string" calcext:value-type="string">
            <text:p>Još jedan bitan predmet sa kojim sloboda izražavanja ulazi u sukob jeste pravo intelektualne svojine, a naročito autorsko pravo. Ove tenzije mogu biti značajnije u digitalnom svetu, gde je tehnički olakšano umnožavanje velikog broja dela, a digitalni primerak je istovetan sa izvornikom.</text:p>
          </table:table-cell>
          <table:table-cell office:value-type="string" calcext:value-type="string">
            <text:p>Ще однією ключовою сферою, з якою право на свободу вираження поглядів входить в правову колізію, є право на інтелектуальну власність, зокрема, авторське право. Протиріччя між ними все частіше виникають в цифровому вимірі, де копіювання великого об’єму інформації є технічно простішим, а цифрова копія ідентична оригіналу.</text:p>
          </table:table-cell>
          <table:table-cell office:value-type="string" calcext:value-type="string">
            <text:p>Un alt subiect cheie cu care libertatea de exprimare intră în conflict este dreptul de proprietate intelectuală, și în special dreptul de autor. Aceste tensiuni tind să fie mai semnificative în lumea digitală, unde copierea unui număr mare de lucrări devine ușoară din punct de vedere tehnic, iar copia digitală este identică cu cea originală. </text:p>
          </table:table-cell>
          <table:table-cell office:value-type="string" calcext:value-type="string">
            <text:p>Еще одним ключевым понятием, с которым свобода выражения мнения вступает в конфликт, является право на интеллектуальную собственность и, в частности, авторское право. Эти противоречия, как правило, более значительны в цифровом мире, когда копирование больших объемов произведений становится технически проще, а цифровая копия идентична оригиналу.</text:p>
          </table:table-cell>
          <table:table-cell table:number-columns-repeated="1016"/>
        </table:table-row>
        <table:table-row table:style-name="ro96">
          <table:table-cell office:value-type="string" calcext:value-type="string">
            <text:p>Në këtë fushë specifike, GJEDNJ ka pasur vetëm disa raste dhe një linjë të përgjithshme deri diku të drejtpërdrejtë. Njëkohësisht, vërejmë se Gjykata Evropiane e Drejtësisë ka pasur pjesën e saj të vendimeve ku është trajtuar edhe konflikti midis lirisë së shprehjes dhe të drejtave të pronësisë intelektuale, siç përcaktohet në Kartën e të Drejtave Themelore të Bashkimit Europian.</text:p>
          </table:table-cell>
          <table:table-cell office:value-type="string" calcext:value-type="string">
            <text:p>ამ კონკრეტულ სივრცეში ადამიანის უფლებათა ევროპულ სასამართლოს მიღებული აქვს მხოლოდ რამდენიმე გადაწვეტილება საკმაოდ პირდაპირი მსჯელობით. ამასთან, აღვნიშნავთ, რომ ევროკავშირის მართლმსაჯულების სასამართლოს მიღებული აქვს საკუთარი წილი გადაწყვეტილებებისა, რომლებიც ასევე შეეხო კონფლიქტს გამოხატვის თავისუფლებასა და ინტელექტუალურ საკუთრების უფლებებს შორის - განმტკიცებულს ევროკავშირის ფუნდამენტურ უფლებათა ქარტიით. <text:s/></text:p>
          </table:table-cell>
          <table:table-cell office:value-type="string" calcext:value-type="string">
            <text:p>Ebben a konkrét területen az EJEB-nek csak néhány esete és meglehetősen egyszerű általános vonala volt. Ugyanakkor megjegyezzük, hogy az Európai Bíróság részesült olyan döntésekben is, amelyek a kifejezés szabadsága és a szellemi tulajdonjogok közötti konfliktusra is vonatkoztak - amint az az Európai Unió alapjogi chartájában szerepel.</text:p>
          </table:table-cell>
          <table:table-cell office:value-type="string" calcext:value-type="string">
            <text:p>ЕСЧП има само неколку предмети кои се занимаваат со оваа конкретна тематика и тие следат една прилично јасна и општа линија. Во исто време, напоменуваме дека Европскиот суд на правдата исто така има донесено бројни одлуки во кои накратко се разгледува конфликтот меѓу слободата на изразување и правата на интелектуална сопственост утврдени во Повелбата за основни права на Европската унија.</text:p>
          </table:table-cell>
          <table:table-cell office:value-type="string" calcext:value-type="string">
            <text:p>U ovom konkretnom domenu, ESLJP je imao samo nekoliko predmeta u kojima je postupio sasvim jasno i otvoreno. <text:s/>U isto vreme, <text:s/>napominjemo da je Sud pravde Evropske unije imao svoj udeo u odlukama koje su se takođe odnosile na sukob između slobode izražavanja i prava intelektualne svojine – kao što je utvrđeno u Povelji o osnovnim pravima Evropske unije.</text:p>
          </table:table-cell>
          <table:table-cell office:value-type="string" calcext:value-type="string">
            <text:p>В рамках даної проблематики ЄСПЛ на сьогодні розглянув не так багато справ. В них Суд використовував досить просту лінію аргументації. У той же час варто зазначити, що Європейському суду також доводилося виносити рішення у справах, що стосувалися колізії між свободою вираження поглядів та правами інтелектуальної власності, захищеними Хартією основних прав Європейського Союзу.</text:p>
          </table:table-cell>
          <table:table-cell office:value-type="string" calcext:value-type="string">
            <text:p>În acest domeniu specific, CEDO a avut doar câteva cazuri și o linie generală destul de clară. În același timp, observăm că Curtea de Justiție a Uniunii Europene de a avut partea sa de decizii care se refereau la conflictul dintre libertatea de exprimare și drepturile de proprietate intelectuală – așa cum sunt stipulate în Carta Drepturilor Omului a Uniunii Europene. </text:p>
          </table:table-cell>
          <table:table-cell office:value-type="string" calcext:value-type="string">
            <text:p>В этой конкретной области ЕСПЧ имеет всего несколько дел и довольно простую общую линию. В то же время мы отмечаем, что Суд справедливости ЕС вынес ряд решений, затрагивающих также конфликт между свободой выражения мнения и правами интеллектуальной собственности на основании Хартии основных прав Европейского Союза.</text:p>
          </table:table-cell>
          <table:table-cell table:number-columns-repeated="1016"/>
        </table:table-row>
        <table:table-row table:style-name="ro94">
          <table:table-cell office:value-type="string" calcext:value-type="string">
            <text:p>Së pari, duhet të sqarojmë se GJEDNJ arsyeton se pronësia intelektuale është një formë <text:s/>pronësie dhe, në këtë mënyrë, mbulohet nga neni 1 i Protokollit Nr. 1 të Konventës Evropiane për të Drejtat e Njeriut:</text:p>
          </table:table-cell>
          <table:table-cell office:value-type="string" calcext:value-type="string">
            <text:p>უპირველესყოვლისა, მნიშვნელოვანია დავაზუსტოთ, რომ ადამიანის უფლებათა ევროპული კონვენცია ინტელექტუალურ საკუთრებას მიიჩნევს საკუთრების სახედ და შესაბამისად დაცულია ადამიანის უფლებათა ევროპული კონვენციის პირველი ოქმის 1-ლი მუხლით: <text:s/></text:p>
          </table:table-cell>
          <table:table-cell office:value-type="string" calcext:value-type="string">
            <text:p>Először is tisztában kell lenni abban, hogy <text:s/>az EJEB <text:s/>a szellemi tulajdont egy vagyoni formának tekinti, és ezzel az 1. jegyzőkönyv 1. cikke foglalkozik. Az Emberi Jogok Európai Egyezményének 1. cikke:</text:p>
          </table:table-cell>
          <table:table-cell office:value-type="string" calcext:value-type="string">
            <text:p>Прво, треба да појасниме дека ЕСЧП смета дека интелектуалната сопственост претставува еден вид на сопственост и според тоа е опфатена со член 1 од Протоколот бр. 1 на Европската конвенција за човекови права:</text:p>
          </table:table-cell>
          <table:table-cell office:value-type="string" calcext:value-type="string">
            <text:p>Kao prvo, potrebno je razjasniti da ESLJP smatra da je intelektualna svojina oblik imovine i stoga je ona obuhvaćena Članom 1 Protokola br. 1 Evropske konvencije o ljudskim pravima:</text:p>
          </table:table-cell>
          <table:table-cell office:value-type="string" calcext:value-type="string">
            <text:p>По-перше, необхідно уточнити, що ЄСПЛ вважає інтелектуальну власність формою власності, а, відтак, такою, яка охоплюється статтею 1 Протоколу №. 1 до Європейської конвенції з прав людини:</text:p>
          </table:table-cell>
          <table:table-cell office:value-type="string" calcext:value-type="string">
            <text:p>În primul rând, trebuie să clarificăm că CEDO consideră că proprietatea intelectuală este o formă de proprietate și astfel este acoperită de Articolul 1 al Protocolului nr. 1 al Convenției Europene a Drepturilor Omului: </text:p>
          </table:table-cell>
          <table:table-cell office:value-type="string" calcext:value-type="string">
            <text:p>Во-первых, нам необходимо уточнить, что, по мнению ЕСПЧ, интеллектуальная собственность является формой собственности и, таким образом, охватывается статьей 1 Протокола №. 1 к Европейской конвенции по правам человека:</text:p>
          </table:table-cell>
          <table:table-cell table:number-columns-repeated="1016"/>
        </table:table-row>
        <table:table-row table:style-name="ro10">
          <table:table-cell office:value-type="string" calcext:value-type="string">
            <text:p>Neni 1 Mbrojtja e pronës</text:p>
          </table:table-cell>
          <table:table-cell office:value-type="string" calcext:value-type="string">
            <text:p>მუხლი 1. საკუთრების დაცვა </text:p>
          </table:table-cell>
          <table:table-cell office:value-type="string" calcext:value-type="string">
            <text:p>Művészet. 1 Vagyoni védelem</text:p>
          </table:table-cell>
          <table:table-cell office:value-type="string" calcext:value-type="string">
            <text:p>Чл. 1 Заштита на сопственоста</text:p>
          </table:table-cell>
          <table:table-cell office:value-type="string" calcext:value-type="string">
            <text:p>Čl. 1 Zaštita imovine</text:p>
          </table:table-cell>
          <table:table-cell office:value-type="string" calcext:value-type="string">
            <text:p>Стаття 1 Захист власності</text:p>
          </table:table-cell>
          <table:table-cell office:value-type="string" calcext:value-type="string">
            <text:p>Articolul 1 Protecția proprietății</text:p>
          </table:table-cell>
          <table:table-cell office:value-type="string" calcext:value-type="string">
            <text:p>Ст.1. Защита имущества</text:p>
          </table:table-cell>
          <table:table-cell table:number-columns-repeated="1016"/>
        </table:table-row>
        <table:table-row table:style-name="ro91">
          <table:table-cell office:value-type="string" calcext:value-type="string">
            <text:p>Çdo person fizik ose juridik ka të drejtën e gëzimit paqësor të pasurisë së tij. Askush nuk mund të privohet nga pasuria e tij përveçse në interesin publik dhe në përputhje me kushtet e parashikuara me ligj dhe me parimet e përgjithshme të së drejtës ndërkombëtare.</text:p>
          </table:table-cell>
          <table:table-cell office:value-type="string" calcext:value-type="string">
            <text:p>ყოველ ფიზიკურ ან იურიდიულ პირს აქვს თავისი საკუთრებით შეუფერხებელი სარგებლობის უფლება. დაუშვებელია საკუთრების ჩამორთმევა, გარდა <text:s/>იმ შემთხვევებისა, როდესაც სახეზეა საზოგადოებრივი საჭიროება და აღნიშნული გათვალისწინებულია კანონითა და საერთაშორისო სამართლის ზოგადი პრინციპებით. <text:s/></text:p>
          </table:table-cell>
          <table:table-cell office:value-type="string" calcext:value-type="string">
            <text:p>Minden természetes vagy jogi személynek joga van javai békés élvezetéhez. Senkit sem szabad megfosztani javaitól, kivéve a közérdeket és a törvényben és a nemzetközi jog általános elveiben előírt feltételeket.</text:p>
          </table:table-cell>
          <table:table-cell office:value-type="string" calcext:value-type="string">
            <text:p>Секое физичко или правно лице има право на мирно уживање на својот имот. Никој не може да биде лишен од својот имот, освен во јавен интерес и под услови предвидени со закон и со општите принципи на меѓународното право.</text:p>
          </table:table-cell>
          <table:table-cell office:value-type="string" calcext:value-type="string">
            <text:p>Svako fizičko ili pravno lice ima pravo na neometano uživanje svoje imovine. Niko ne može biti lišen svoje imovine, osim u javnom interesu i pod uslovima predviđenim zakonom i opštim načelima međunarodnog prava.</text:p>
          </table:table-cell>
          <table:table-cell office:value-type="string" calcext:value-type="string">
            <text:p>Кожна фізична <text:s/>або <text:s/>юридична <text:s/>особа <text:s/>має право мирно володіти своїм майном. <text:s/>Ніхто не <text:s/>може <text:s/>бути <text:s/>позбавлений <text:s/>своєї <text:s/>власності інакше <text:s/>як <text:s/>в <text:s/>інтересах <text:s/>суспільства <text:s/>і <text:s/>на умовах, <text:s/>передбачених законом і загальними принципами міжнародного права.</text:p>
          </table:table-cell>
          <table:table-cell office:value-type="string" calcext:value-type="string">
            <text:p>Orice persoană fizică sau juridică are dreptul la respectarea bunurilor sale. Nimeni nu poate fi lipsit de proprietatea sa decât pentru o cauză de utilitate publică şi în condiţiile prevăzute de lege şi de principiile generale ale dreptului internaţional.</text:p>
          </table:table-cell>
          <table:table-cell office:value-type="string" calcext:value-type="string">
            <text:p>Каждое физическое или юридическое лицо имеет право на мирное пользование своим имуществом. Никто не может быть лишен своего имущества, кроме как в общественных интересах и на условиях, предусмотренных законом и общими принципами международного права.</text:p>
          </table:table-cell>
          <table:table-cell table:number-columns-repeated="1016"/>
        </table:table-row>
        <table:table-row table:style-name="ro98">
          <table:table-cell office:value-type="string" calcext:value-type="string">
            <text:p>“Në dritën e vendimeve të lartpërmendura, Dhoma e Madhe bie dakord me konkluzionin e Dhomës se Neni 1 i Protokollit Nr. 1 është i zbatueshëm për pronën intelektuale si të tillë“.</text:p>
          </table:table-cell>
          <table:table-cell office:value-type="string" calcext:value-type="string">
            <text:p>“ზემოხსენებული გადაწყვეტილებების საფუძველზე, დიდი პალატა ეთანხმება პალატის დასკვნას, რომ პირველი <text:s/>ოქმის 1-ლი მუხლი მიემართება ასევე ინტელექტუალურ საკუთრებას.”</text:p>
          </table:table-cell>
          <table:table-cell office:value-type="string" calcext:value-type="string">
            <text:p>“A fent említett határozatok fényében a Nagy-Kamara egyetért a Kamara azon következtetésével, hogy az 1. jegyzőkönyv 1. cikke a szellemi tulajdonra, mint olyannak alkalmazandó.</text:p>
          </table:table-cell>
          <table:table-cell office:value-type="string" calcext:value-type="string">
            <text:p>„Земајќи ги предвид горенаведените одлуки, Големиот судски совет се согласува со одлуката на Советот дека член 1 од Протоколот бр. 1 е применлив во однос на интелектуалната сопственост“.</text:p>
          </table:table-cell>
          <table:table-cell office:value-type="string" calcext:value-type="string">
            <text:p>„U smislu gore izloženih odluka, Veliko veće je saglasno sa zaključkom Veća da je Član 1 Protokola br. 1 merodavan za intelektualnu svojinu kao takvu.“</text:p>
          </table:table-cell>
          <table:table-cell office:value-type="string" calcext:value-type="string">
            <text:p>«З огляду на вищезазначені рішення Велика палата погоджується з висновком Палати про те, що стаття 1 Протоколу № 1 може бути застосована до інтелектуальної власності як такої».</text:p>
          </table:table-cell>
          <table:table-cell office:value-type="string" calcext:value-type="string">
            <text:p>“În lumina deciziilor menționate mai sus, Marea Cameră e de acord cu concluziile Camerei că Articolul 1 al Protocolului nr. 1 se aplică proprietății intelectuale ca atare.”</text:p>
          </table:table-cell>
          <table:table-cell office:value-type="string" calcext:value-type="string">
            <text:p>«В свете вышеупомянутых решений Большая Палата согласна с заключением Палаты о том, что статья 1 Протокола № 1 применима к интеллектуальной собственности как таковой».</text:p>
          </table:table-cell>
          <table:table-cell table:number-columns-repeated="1016"/>
        </table:table-row>
        <table:table-row table:style-name="ro87">
          <table:table-cell office:value-type="string" calcext:value-type="string">
            <text:p>Anheuser-Busch Inc. kundër Portugalisë [Dhoma e Madhe], 2007</text:p>
          </table:table-cell>
          <table:table-cell office:value-type="string" calcext:value-type="string">
            <text:p>Anheuser-Busch Inc. პორტუგალიის წინააღმდეგ [დიდი პალატა], 2007 </text:p>
          </table:table-cell>
          <table:table-cell office:value-type="string" calcext:value-type="string">
            <text:p>Anheuser-Busch Inc. kontra Portugália [Nagy Kamara], 2007 </text:p>
          </table:table-cell>
          <table:table-cell office:value-type="string" calcext:value-type="string">
            <text:p>Anheuser-Busch Inc. против Португалија [Голем судски совет], 2007 </text:p>
          </table:table-cell>
          <table:table-cell office:value-type="string" calcext:value-type="string">
            <text:p>Anheuser-Busch Inc. protiv Portugala [Veliko veće], 2007</text:p>
          </table:table-cell>
          <table:table-cell office:value-type="string" calcext:value-type="string">
            <text:p>«Anheuser-Busch Inc.» проти Португалії [Велика палата], 2007 рік</text:p>
          </table:table-cell>
          <table:table-cell office:value-type="string" calcext:value-type="string">
            <text:p>Anheuser-Busch Inc. v. Portugalia [Marea Cameră], 2007 </text:p>
          </table:table-cell>
          <table:table-cell office:value-type="string" calcext:value-type="string">
            <text:p>Anheuser-Busch Inc. против Португалии [Большая Палата], 2007</text:p>
          </table:table-cell>
          <table:table-cell table:number-columns-repeated="1016"/>
        </table:table-row>
        <table:table-row table:style-name="ro100">
          <table:table-cell office:value-type="string" calcext:value-type="string">
            <text:p>Në mënyrë të ngjashme me çështjet gjyqësore të përplasjeve mbi privatësinë, Gjykata edhe në këtë situatë bëjë barazpeshimin midis dy të drejtave të përcaktuara nga Konventa. Për këto raste, kur ky ekuilibrim është bërë nga gjykatat kombëtare të mbështetur në kriteret e jurisprudencës së Gjykatës, zakonisht GJEDNJ ndërhyn vetëm nëse ka argumente shumë strikte për rishqyrtimin e çështjes.</text:p>
          </table:table-cell>
          <table:table-cell office:value-type="string" calcext:value-type="string">
            <text:p>მსგავსად პირადი ცხოვრების ხელშეუხებლობასთან კონფლიქტის შემთხვევებისა, მოცემულ დავებშიც სასამართლომ უნდა დააბალანსოს კონვენციით გარანტირებული ორი უფლების დაცვის ინტერესები. მოცემულ შემთხვევებში, როდესაც დაბალანსება განხორციელდა ეროვნული სასამართლოების მიერ ადამიანის უფლებათა ევროპული სასამართლოს პრაქტიკაზე დაყრდნობით, <text:s/>როგორც წესი ადამიანის უფლებათა ევროპული სასამართლო დავაში ერევა მხოლოდ იმ შემთხვევაში თუ სახეზეა საქმის გადახედვის მყარი არგუმენტები. </text:p>
          </table:table-cell>
          <table:table-cell office:value-type="string" calcext:value-type="string">
            <text:p>A magánélethez fűződő konfliktusokhoz hasonlóan ebben a helyzetben a Bíróságnak az Egyezmény által létrehozott két jog közötti egyensúlyt is biztosítania kell. <text:s/>Ezekben az esetekben, amikor a nemzeti bíróságok a bírósági ítélkezési gyakorlat kritériumai alapján dolgoznak, az EJEB csak akkor vonják be, ha <text:s/>nagyon szigorú érveket kell megvizsgálni.</text:p>
          </table:table-cell>
          <table:table-cell office:value-type="string" calcext:value-type="string">
            <text:p>Слично како и за предметите во врска со конфликт со приватноста, во оваа ситуација Судот треба да воспостави и рамнотежа меѓу двете права утврдени во Конвенцијата. Во овие предмети, кога рамнотежата ја воспоставиле националните судови врз основа на критериуми кои се во надлежност на Судот, ЕСЧП обично интервенира само кога има мошне силни аргументи за преиспитување на предметот.</text:p>
          </table:table-cell>
          <table:table-cell office:value-type="string" calcext:value-type="string">
            <text:p>Slično slučajevima sukoba sa privatnošću, u ovoj situaciji Sud takođe treba da uspostavi ravnotežu između dva prava utvrđena Konvencijom. U ovim predmetima, kada taj postupak vrše nacionalni sudovi na osnovu kriterijuma iz sudske prakse Suda, ESLJP obično interveniše samo ako postoje veoma strogi argumenti da se predmet preispita. <text:s/></text:p>
          </table:table-cell>
          <table:table-cell office:value-type="string" calcext:value-type="string">
            <text:p>В цій ситуації, так само, як і у випадках колізії з правом на недоторканність особистого життя, Суд повинен встановити рівновагу між двома правами, передбаченими Конвенцією. У випадках, коли така рівновага була встановлена національними судами на основі критеріїв, запозичених із практики Суду, ЄСПЛ зазвичай долучається тільки тоді, коли існують дуже вагомі аргументи на користь перегляду справи.</text:p>
          </table:table-cell>
          <table:table-cell office:value-type="string" calcext:value-type="string">
            <text:p>Similar cazurilor de conflict cu viața privată, în această situație Curtea trebuie de asemenea să pună în echilibru cele două drepturi stabilite de Convenție. În aceste cazuri, când exercițiul a fost făcut de curțile naționale pe baza criteriilor jurisprudenței Curții, de obicei CEDO intervine doar dacă există argumente foarte stricte pentru revizuirea cazului. </text:p>
          </table:table-cell>
          <table:table-cell office:value-type="string" calcext:value-type="string">
            <text:p>Подобно случаям коллизии с правом на неприкосновенность частной жизни, в этой ситуации Суду также необходимо сбалансировать оба права, указанных в Конвенции. В случаях, когда практика осуществляется национальными судами на основе критериев судебной практики ЕСПЧ, обычно ЕСПЧ вмешивается только при наличии очень весомых аргументов для пересмотра дела.</text:p>
          </table:table-cell>
          <table:table-cell table:number-columns-repeated="1016"/>
        </table:table-row>
        <table:table-row table:style-name="ro86">
          <table:table-cell office:value-type="string" calcext:value-type="string">
            <text:p>Aspekte kryesore nga çështjet përkatëse të GJEDNJ-së:</text:p>
          </table:table-cell>
          <table:table-cell office:value-type="string" calcext:value-type="string">
            <text:p>საკვანძო საკითხები ადამიანის უფლებათა ევროპული სასამართლოს შესაბამისი პრაქტიკიდან:</text:p>
          </table:table-cell>
          <table:table-cell office:value-type="string" calcext:value-type="string">
            <text:p>EJEB esetek kulcsfontosságú kérdései</text:p>
          </table:table-cell>
          <table:table-cell office:value-type="string" calcext:value-type="string">
            <text:p>Клучни аспекти од релевантни предмети во ЕСЧП:</text:p>
          </table:table-cell>
          <table:table-cell office:value-type="string" calcext:value-type="string">
            <text:p>Kjučni aspekti relevantnih predmeta pred ESLJP:</text:p>
          </table:table-cell>
          <table:table-cell office:value-type="string" calcext:value-type="string">
            <text:p>Ключові аспекти відповідних справ ЄСПЛ:</text:p>
          </table:table-cell>
          <table:table-cell office:value-type="string" calcext:value-type="string">
            <text:p>Aspecte cheie din cazuri CEDO relevante:</text:p>
          </table:table-cell>
          <table:table-cell office:value-type="string" calcext:value-type="string">
            <text:p>Ключевые аспекты соответствующих дел ЕСПЧ:</text:p>
          </table:table-cell>
          <table:table-cell table:number-columns-repeated="1016"/>
        </table:table-row>
        <table:table-row table:style-name="ro89">
          <table:table-cell office:value-type="string" calcext:value-type="string">
            <text:p>Ekziston një gamë e gjerë vlerësimesh nga autoritetet kombëtare në këto raste</text:p>
          </table:table-cell>
          <table:table-cell office:value-type="string" calcext:value-type="string">
            <text:p>მოცემულ საქმეებში ეროვნულ ხელისუფლებებს მინიჭებული აქვთ ფართო დისკრეციული უფლებამოსილება </text:p>
          </table:table-cell>
          <table:table-cell office:value-type="string" calcext:value-type="string">
            <text:p>Ezekben az esetekben a nemzeti hatóságok széles mérlegelési jogkörrel rendelkeznek</text:p>
          </table:table-cell>
          <table:table-cell office:value-type="string" calcext:value-type="string">
            <text:p>Во овие предмети постои голем степен на слободна проценка од националните власти</text:p>
          </table:table-cell>
          <table:table-cell office:value-type="string" calcext:value-type="string">
            <text:p>U ovim predmetima, nacionalni organi imaju široko polje slobodne procene</text:p>
          </table:table-cell>
          <table:table-cell office:value-type="string" calcext:value-type="string">
            <text:p>У таких справах національні органи володіють великою свободою розсуду</text:p>
          </table:table-cell>
          <table:table-cell office:value-type="string" calcext:value-type="string">
            <text:p>Există o marjă largă de apreciere din partea autorităților naționale în aceste cazuri</text:p>
          </table:table-cell>
          <table:table-cell office:value-type="string" calcext:value-type="string">
            <text:p>В данных делах у национальных властей есть широкая свобода усмотрения</text:p>
          </table:table-cell>
          <table:table-cell table:number-columns-repeated="1016"/>
        </table:table-row>
        <table:table-row table:style-name="ro88">
          <table:table-cell office:value-type="string" calcext:value-type="string">
            <text:p>“Autoritetet vendase kanë patur një gamë të gjerë vlerësimi në këtë rast, po të marrim parasysh qëllimin e ndërhyrjes dhe faktin se, meqë neni 1 i Protokollit Nr. 1 është i zbatueshëm për pronësinë intelektuale, edhe ndërhyrja ka patur si qëllim ruajtjen e të drejtave të mbrojtura me Konventë ose me Protokollet e saj“</text:p>
          </table:table-cell>
          <table:table-cell office:value-type="string" calcext:value-type="string">
            <text:p>“დაცულ უფლებაში ჩარევის მიზნისა და იმის <text:s/>გათვალისწინებით, რომ პირველი ოქმის 1-ლი მუხლი მიემართება ინტელექტუალური საკუთრების უფლებას ეროვნულ ხელისუფლებას გააჩნდა განსაკუთრებით ფართო დისკრეციული უფლებამოსილება, ამასთან ჩარევა მიზნად ისახავდა კონვენციითა და მისი ოქმებით უზრუნველყოფილი უფლებების დაცვას.”</text:p>
          </table:table-cell>
          <table:table-cell office:value-type="string" calcext:value-type="string">
            <text:p>“A belföldi hatóságok különösen nagy mérlegelési mozgástérrel rendelkeztek a beavatkozás céljának tekintetében <text:s/>és az 1. sz. Jegyzőkönyv szellemi tulajdonra való alkalmazását <text:s/>figyelembe véve szintén cél az egyezmény által védett jogok biztosítása. </text:p>
          </table:table-cell>
          <table:table-cell office:value-type="string" calcext:value-type="string">
            <text:p>„Домашните власти имале посебно голем степен на слободна проценка во овој предмет со оглед на целта на мешањето и фактот дека, земајќи предвид дека член 1 од Протокол бр. 1 се применува на интелектуалната сопственост, мешањето исто така имало за цел заштита на правата загарантирани со Конвенцијата или нејзините Протоколи“.</text:p>
          </table:table-cell>
          <table:table-cell office:value-type="string" calcext:value-type="string">
            <text:p>„Domaći organi su imali naročito široko polje slobodne procene u ovom predmetu s obzirom na cilj mešanja i činjenicu da je cilj mešanja, pošto je Član 1 Protokola br. 1 merodavan za intelektualnu svojinu, takođe bio zaštita prava garantovanih Konvencijom ili njenim Protokolima.“</text:p>
          </table:table-cell>
          <table:table-cell office:value-type="string" calcext:value-type="string">
            <text:p>«Національні органи влади в даному випадку користувалися особливо широкими межами свободи розсуду, зважаючи на мету втручання і той факт, що, оскільки стаття 1 Протоколу № 1 застосовується до інтелектуальної власності, воно також було направлено на захист прав, гарантованих Конвенцією або Протоколами до неї».</text:p>
          </table:table-cell>
          <table:table-cell office:value-type="string" calcext:value-type="string">
            <text:p>“Autoritățile naționale au avut o marjă foarte largă de apreciere în acest caz considerând scopul interferenței și faptul că, conform Articolului 1 al Protocolului nr. 1 aplicat la proprietatea intelectuală, interferența a fost de asemenea menită să protejeze drepturi asigurate de Convenție sau Protocoalele sale.”</text:p>
          </table:table-cell>
          <table:table-cell office:value-type="string" calcext:value-type="string">
            <text:p>«В этом случае у национальных властей была особенно широкая свобода усмотрения, учитывая цель вмешательства и тот факт, что, поскольку статья 1 Протокола № 1 применяется к интеллектуальной собственности, вмешательство также было направлено на защиту прав, гарантированных Конвенцией или его протоколами».</text:p>
          </table:table-cell>
          <table:table-cell table:number-columns-repeated="1016"/>
        </table:table-row>
        <table:table-row table:style-name="ro87">
          <table:table-cell office:value-type="string" calcext:value-type="string">
            <text:p>Ashby Donald dhe të Tjerët kundër Francës, 2013</text:p>
          </table:table-cell>
          <table:table-cell office:value-type="string" calcext:value-type="string">
            <text:p>Ashby Donald და სხვები საფრანგეთის წინააღმდეგ, 2013</text:p>
          </table:table-cell>
          <table:table-cell office:value-type="string" calcext:value-type="string">
            <text:p>Ashby Donald és Mások <text:s/>kontra Franciaország, 2013</text:p>
          </table:table-cell>
          <table:table-cell office:value-type="string" calcext:value-type="string">
            <text:p>Ashby Donald и други против Франција, 2013</text:p>
          </table:table-cell>
          <table:table-cell office:value-type="string" calcext:value-type="string">
            <text:p>Ashby Donald i drugi protiv Francuske, 2013</text:p>
          </table:table-cell>
          <table:table-cell office:value-type="string" calcext:value-type="string">
            <text:p>Ешбі Дональд та інші проти Франції, 2013 рік</text:p>
          </table:table-cell>
          <table:table-cell office:value-type="string" calcext:value-type="string">
            <text:p>Ashby Donald și Alții v. Franța, 2013</text:p>
          </table:table-cell>
          <table:table-cell office:value-type="string" calcext:value-type="string">
            <text:p>Эшби Дональд (Ashby Donald) и др. против Франции, 2013</text:p>
          </table:table-cell>
          <table:table-cell table:number-columns-repeated="1016"/>
        </table:table-row>
        <table:table-row table:style-name="ro86">
          <table:table-cell office:value-type="string" calcext:value-type="string">
            <text:p>Dënimet për të drejtat e autorit janë një ndërhyrje në lirinë e shprehjes</text:p>
          </table:table-cell>
          <table:table-cell office:value-type="string" calcext:value-type="string">
            <text:p>საავტორო უფლებების დარღვევისთვის გასამართლება წარმოადგენს გამოხატვის თავისუფლების შეზღუდვას </text:p>
          </table:table-cell>
          <table:table-cell office:value-type="string" calcext:value-type="string">
            <text:p>A szerzői jog zavart jelent a szólásszabadság terén</text:p>
          </table:table-cell>
          <table:table-cell office:value-type="string" calcext:value-type="string">
            <text:p>Осудата за повреда на авторски права е мешање во слободата на изразување</text:p>
          </table:table-cell>
          <table:table-cell office:value-type="string" calcext:value-type="string">
            <text:p>Osuđujuća presuda u oblasti autorskog prava predstavlja mešanje u slobodu izražavanja</text:p>
          </table:table-cell>
          <table:table-cell office:value-type="string" calcext:value-type="string">
            <text:p>Притягнення до відповідальності за порушення авторських прав є втручанням в свободу вираження поглядів</text:p>
          </table:table-cell>
          <table:table-cell office:value-type="string" calcext:value-type="string">
            <text:p>O condamnare pentru dreptul de autor este o interferență cu libertatea de exprimare</text:p>
          </table:table-cell>
          <table:table-cell office:value-type="string" calcext:value-type="string">
            <text:p>Подача жалобы о нарушении авторских прав является вмешательством в свободу выражения мнения</text:p>
          </table:table-cell>
          <table:table-cell table:number-columns-repeated="1016"/>
        </table:table-row>
        <table:table-row table:style-name="ro101">
          <table:table-cell office:value-type="string" calcext:value-type="string">
            <text:p>“Në rastin në fjalë, aplikantët vendosën instrumentet ku të tjerët mund të jepnin dhe të merrnin informacion në kuptimin e nenit 10 të Konventës. Gjykata arsyeton se veprimet e ndërmarra nga Aplikanti përftojnë mbrojtje me nenin 10 § 1 të Konventës dhe për rrjedhojë, dënimi i aplikantëve ka ndërhyrë në të drejtën e tyre të lirisë së shprehjes. Ndërhyrje të tilla përbëjnë shkelje të nenit 10, për sa kohë nuk “parashikohet me ligj“, nuk respektohen një ose më shumë qëllime legjitime të parashikuara në nenin 10 § 2 dhe nuk janë “të nevojshme në një shoqëri demokratike“ për të arritur këtë pikësynim ose këto pikësynime“.</text:p>
          </table:table-cell>
          <table:table-cell office:value-type="string" calcext:value-type="string">
            <text:p>“მოცემულ საქმეში, მოსარჩელეებმა უზრუნველყვეს სხვათა მიერ ინფორმაციის მიღებისა და გავრცელების შესაძლებლობა კონვენციის მე-10 მუხლის მნიშვნელობით. სასამართლო ითვალისწინებს, რომ მოსარჩელეთა მიერ განხორციელებული ქმედებები დაცულია კონვენციის მე-10 მუხლის 1-ლი პუნქტით და შესაბამისად მოსარჩელეთა გასამართლებამ ხელყო გამოხატვის თავისუფლება. <text:s/>მსგავსი ჩარევა ეწინააღმდეგება მე-10 მუხლს, გარდა იმ შემთხვევებისა, როდესაც ის იყო „კანონმდებლობით გათვალისწინებული“, ემსახურებოდა მე-10 მუხლის მე-2 პუნქტში მითითებული ერთი ან რამდენიმე ლეგიტიმურ მიზნის მიღწევას და აღნიშნული იყო “აუცილებელი დემოკრატიულ საზოგადოებაში.”</text:p>
          </table:table-cell>
          <table:table-cell office:value-type="string" calcext:value-type="string">
            <text:p>“A jelen ügyben a felperesek létrehoztak egy módot, hogy az Egyezmény 10. Cikkének értelmében információt szolgáltassanak és fogadjanak. Az Elsőfokú Bíróság úgy véli, hogy a felperesek által megtett intézkedések az Egyezmény 10. § 1. bekezdése alapján védelmet élveznek, következésképpen a felperesek ellen hozott ítéletek akadályozták a véleménynyilvánítás szabadságához való jogukat. Az ilyen beavatkozás sérti a 10. cikket, kivéve, ha azt törvény írta elő", a 10. cikk 2. §-ában említett törvényes célok közül egy vagy több sérül mely egy demokratikus társadalomban szükséges e cél elérése érdekében. "</text:p>
          </table:table-cell>
          <table:table-cell office:value-type="string" calcext:value-type="string">
            <text:p>„Во овој предмет, жалителите воспоставиле начини за давање и примање на информации од страна на други лица во смисла на член 10 од Конвенцијата. Судот смета дека постапките на жалителите се заштитени согласно член 10 став 1 од Конвенцијата и, следствено на тоа, осудителните пресуди против жалителите претставуваат мешање во нивното право на слобода на изразување. Таквото мешање претставува повреда на член 10 освен ако не е „пропишано со закон“, тежи кон една или повеќе од легитимните цели наведени во член 10 став 2 и е „неопходно во едно демократско општество“ да се постигне таквата цел односно цели“.</text:p>
          </table:table-cell>
          <table:table-cell office:value-type="string" calcext:value-type="string">
            <text:p>„U ovom predmetu, podnosioci predstavke postavili su sredstvo pomoću kojeg drugi mogu da saopštavaju i primaju informacije u smislu Člana 10 Konvencije. Sud smatra da je za postupke koje su podnosioci predstavke preduzeli obezbeđena zaštita na osnovu Člana 10, stav 1 Konvencije, a s obzirom na to, osuđujuće presude izrečene protiv podnosilaca predstavke predstavljaju mešanje u njihovo pravo na slobodu izražavanja. Takvo mešanje predstavlja povredu Člana 10 sem ukoliko ono nije ’propisano zakonom’, i ukoliko nije u skladu s jednim ili više legitimnih ciljeva utvrđenih u Članu 10, stav 2 i ukoliko nije ’neophodno u demokratskom društvu’ radi postizanja takvog cilja ili ciljeva.“</text:p>
          </table:table-cell>
          <table:table-cell office:value-type="string" calcext:value-type="string">
            <text:p>«В даній справі позивачі надали іншим суб’єктам засоби для поширення і отримання інформації згідно зі статтею 10 Конвенції. Суд вважає, що дії, вчинені позивачами, користуються захистом відповідно до пункту 1 статті 10 Конвенції, а, отже, обвинувальні вироки проти позивачів перешкоджають здійсненню їхнього права на свободу вираження поглядів. Таке перешкоджання порушує статтю 10 у випадку, якщо воно не було «передбачене законом», не здійснювалося для досягнення законних цілей, згаданих у пункті 2 статті 10, і не було «необхідним у демократичному суспільстві» для досягнення такої цілі або цілей ».</text:p>
          </table:table-cell>
          <table:table-cell office:value-type="string" calcext:value-type="string">
            <text:p>“În cazul de față, reclamanții creează mijloacele pentru ca alții să poată împărtăși și primi informații, în înțelesul Articolului 10 al Convenției. Curtea consideră că acțiunile reclamanților se bucură de protecție conform Articolului 10 § 1 al Convenției și, prin urmare, condamnarea reclamanților interferează cu dreptul lor la libertatea de exprimare. O astfel de interferență încalcă Articolul 10 dacă nu a fost “prevăzută de legislație”, a urmărit unul sau mai multe scopuri legitime la care face referire Articolul 10 § 2 și a fost “necesară într-o societate democratică” pentru a atinge (un) astfel de scop(uri).”</text:p>
          </table:table-cell>
          <table:table-cell office:value-type="string" calcext:value-type="string">
            <text:p>«В данном деле заявители применяют средства для других лиц для распространения и получения информации по смыслу статьи 10 Конвенции. Суд считает, что действия, предпринятые заявителями, обеспечиваются защитой в соответствии с пунктом 1 статьи 10 Конвенции, и, следовательно, обвинительные приговоры в отношении заявителей препятствуют их праву на свободу выражения мнения. Такое вмешательство нарушает статью 10, если оно не было «предписано законом», не преследовало одну или несколько законных целей, упомянутых в п. 2 статьи 10, и не было «необходимо в демократическом обществе» для достижения такой цели или целей».</text:p>
          </table:table-cell>
          <table:table-cell table:number-columns-repeated="1016"/>
        </table:table-row>
        <table:table-row table:style-name="ro87">
          <table:table-cell office:value-type="string" calcext:value-type="string">
            <text:p>Neij dhe Sunde Kolmisoppi kundër Suedisë, 2013</text:p>
          </table:table-cell>
          <table:table-cell office:value-type="string" calcext:value-type="string">
            <text:p>Neij და Sunde Kolmisoppi შვედეთის წინააღმდეგ, 2013</text:p>
          </table:table-cell>
          <table:table-cell office:value-type="string" calcext:value-type="string">
            <text:p>Neij és Sunde Kolmisoppi kontra Svédország, 2013</text:p>
          </table:table-cell>
          <table:table-cell office:value-type="string" calcext:value-type="string">
            <text:p>Neij и Sunde Kolmisoppi против Шведска, 2013</text:p>
          </table:table-cell>
          <table:table-cell office:value-type="string" calcext:value-type="string">
            <text:p>Neij i Sunde Kolmisoppi protiv Švedske, 2013</text:p>
          </table:table-cell>
          <table:table-cell office:value-type="string" calcext:value-type="string">
            <text:p>Ней і Сунде Колмісопі проти Швеції, 2013 рік</text:p>
          </table:table-cell>
          <table:table-cell office:value-type="string" calcext:value-type="string">
            <text:p>Neij și Sunde Kolmisoppi v. Suedia, 2013</text:p>
          </table:table-cell>
          <table:table-cell office:value-type="string" calcext:value-type="string">
            <text:p>Неий (Neij) и Сунде Кольмисоппи (Sunde Kolmisoppi) против Швеции, 2013</text:p>
          </table:table-cell>
          <table:table-cell table:number-columns-repeated="1016"/>
        </table:table-row>
        <table:table-row table:style-name="ro88">
          <table:table-cell office:value-type="string" calcext:value-type="string">
            <text:p>Gjykata arsyeton se bërja publike e fotografive të diskutuara në një faqe të posacme për modën dhe ofrimi në publik i pamjeve të paradave falas, me pagesë apo në shitje është ushtrim i së drejtës së lirisë të shprehjes dhe se dënimi i aplikantëve për këto akte përbën një ndërhyrje në këtë të drejtë“.</text:p>
          </table:table-cell>
          <table:table-cell office:value-type="string" calcext:value-type="string">
            <text:p>“სასამართლო ასკვნის, რომ გამოხატვის თავისუფლებით სარგებლობის პროცესში ვებსაიტზე ფოტოების განგრძობადი გამოქვეყნება <text:s/>ემსახურებოდა მოდის განვითარებისა და მარშის სურათების, უფასოდ ან სასყიდლით, <text:s/>საჯაროდ შეთავაზების მიზნებს და მოსარჩელის გასამართლება აღნიშნული ქმედებებისთვის წარმოადგენდა მის უფლებებში ჩარევას.”</text:p>
          </table:table-cell>
          <table:table-cell office:value-type="string" calcext:value-type="string">
            <text:p>“A Bíróság arra a következtetésre jutott, hogy a vitatott divatképek <text:s/>a nyilvánosság számára ingyenessen felhasználhatók, értékesíthetők, a felvomulások képeinek nyílvános megjelentetése a szólásszabadsághoz való jog gyakorlása, valamint a felperesek cselekménye e jogba való beavatkozást jelentik. “</text:p>
          </table:table-cell>
          <table:table-cell office:value-type="string" calcext:value-type="string">
            <text:p>„Судот констатира дека објавувањето на спорните фотографии на веб-сајт посветен на модата и бесплатната или јавна понуда на слики од парадите и нивната понуда за продажба претставува остварување на правото на слобода на изразување и дека осудителната пресуда против жалителите за овие дела претставува мешање во ова право“.</text:p>
          </table:table-cell>
          <table:table-cell office:value-type="string" calcext:value-type="string">
            <text:p>„Sud zaključuje da objavljivanje spornih fotografija na veb-sajtu posvećenom modi koji javno nudi slike defilea, besplatno ili za novac ili na prodaju, <text:s/>​predstavlja ostvarivanje prava na slobodu izražavanja <text:s/>i da osuđujuća presuda protiv podnosilaca predstavke zbog tih dela predstavlja mešanje u to pravo.“</text:p>
          </table:table-cell>
          <table:table-cell office:value-type="string" calcext:value-type="string">
            <text:p>«Суд дійшов висновку про те, що публікація спірних фотографій на веб-сайті, присвяченому моді, і публічна демонстрація фотографій дефіле безкоштовно, на платній основі або з метою продажу, є здійсненням права на свободу вираження поглядів, і що притягнення позивачів до відповідальності за ці дії є перешкоджанням здійсненню цього права» .</text:p>
          </table:table-cell>
          <table:table-cell office:value-type="string" calcext:value-type="string">
            <text:p>“Curtea a concluzionat că publicarea fotografiilor incriminate pe un website dedicat modei și oferirii publice de imagini de la parade, gratuit sau contra cost, reprezintă exercitarea dreptului la liberă exprimare, și că condamnarea reclamanților pentru aceste acte reprezintă o interferență cu acest drept.”</text:p>
          </table:table-cell>
          <table:table-cell office:value-type="string" calcext:value-type="string">
            <text:p>«Суд приходит к выводы, что публикация спорных фотографий на веб-сайте, посвященном моде, и публичное предложение изображений парадов бесплатно или за деньги и их продажа, заключается в осуществлении права на свободу выражения мнения и что осуждение заявителей за эти действия представляют собой вмешательство в это право».</text:p>
          </table:table-cell>
          <table:table-cell table:number-columns-repeated="1016"/>
        </table:table-row>
        <table:table-row table:style-name="ro87">
          <table:table-cell office:value-type="string" calcext:value-type="string">
            <text:p>   Ashby Donald dhe të Tjerët kundër Francës, 2013</text:p>
          </table:table-cell>
          <table:table-cell office:value-type="string" calcext:value-type="string">
            <text:p>Ashby Donald და სხვები საფრანგეთის წინააღმდეგ, 2013 </text:p>
          </table:table-cell>
          <table:table-cell office:value-type="string" calcext:value-type="string">
            <text:p><text:s text:c="3"/>Ashby Donald és Mások <text:s/>kontra Farnciaország 2013</text:p>
          </table:table-cell>
          <table:table-cell office:value-type="string" calcext:value-type="string">
            <text:p>Ashby Donald и други против Франција, 2013</text:p>
          </table:table-cell>
          <table:table-cell office:value-type="string" calcext:value-type="string">
            <text:p>Ashby Donald i drugi protiv Francuske, 2013</text:p>
          </table:table-cell>
          <table:table-cell office:value-type="string" calcext:value-type="string">
            <text:p>Ешбі Дональд та інші проти Франції, 2013 рік</text:p>
          </table:table-cell>
          <table:table-cell office:value-type="string" calcext:value-type="string">
            <text:p>Ashby Donald și Alții v. Franța, 2013</text:p>
          </table:table-cell>
          <table:table-cell office:value-type="string" calcext:value-type="string">
            <text:p>Эшби Дональд (Ashby Donald) и др. против Франции, 2013</text:p>
          </table:table-cell>
          <table:table-cell table:number-columns-repeated="1016"/>
        </table:table-row>
        <table:table-row table:style-name="ro93">
          <table:table-cell office:value-type="string" calcext:value-type="string">
            <text:p>Mjetet juridike të mbrojtjes së gjuhës “së biznesit“ janë shumë më të pakta sesa ato të fjalimit politik apo fjalëve të tjera me interes publik</text:p>
          </table:table-cell>
          <table:table-cell office:value-type="string" calcext:value-type="string">
            <text:p>“კომერციული ” სიტყვის დაცვის გარანტიები საგრძნობლად ჩამოუვარდება პოლიტიკური თუ სხვა საჯარო ინტერესის მატარებელი სიტყვის დაცვის ხარისხს </text:p>
          </table:table-cell>
          <table:table-cell office:value-type="string" calcext:value-type="string">
            <text:p>A "kereskedelmi" beszéd biztosítékai jóval alacsonyabbak, mint a politikai vagy más közérdekű beszéd</text:p>
          </table:table-cell>
          <table:table-cell office:value-type="string" calcext:value-type="string">
            <text:p>Заштитата на "комерцијални" говори е многу помала од онаа за политички или други говори од јавен интерес</text:p>
          </table:table-cell>
          <table:table-cell office:value-type="string" calcext:value-type="string">
            <text:p>Zaštitne mere za ’komercijalni’ govor mnogo su manje od mera za politički govor ili drugi govor u javnom interesu</text:p>
          </table:table-cell>
          <table:table-cell office:value-type="string" calcext:value-type="string">
            <text:p>Гарантії на право свободи вираження поглядів в комерційних цілях є значно меншими, ніж у випадку свободи вираження політичних чи інших поглядів</text:p>
          </table:table-cell>
          <table:table-cell office:value-type="string" calcext:value-type="string">
            <text:p>Protecțiile pentru discursul “comercial” sunt mult mai mici decât cele pentru discursul politic sau alt tip de discurs de interes public</text:p>
          </table:table-cell>
          <table:table-cell office:value-type="string" calcext:value-type="string">
            <text:p>Гарантии для «деловой» речи намного ниже, чем для политических высказываний или иной информации, представляющей общественный интерес</text:p>
          </table:table-cell>
          <table:table-cell table:number-columns-repeated="1016"/>
        </table:table-row>
        <table:table-row table:style-name="ro108">
          <table:table-cell office:value-type="string" calcext:value-type="string">
            <text:p>“Në këtë drejtim, Gjykata nënvijëzon se përmasat e marzhit të vlerësimit që u jepet Shteteve ndryshon sipas disa faktorëve dhe, ndër to, lloji i informacionit në fjalë paraqet një rëndësi të veçantë. Në rastin konkret, edhe pse i mbrojtur me nenin 10, masat mbrojtëse që i janë ofruar materialit të shpërndarë për të cilin janë dënuar aplikantët nuk mund të arrijnë në po ato nivele që jepën për fjalën dhe debatin politik. Rrjedhimisht, natyra e informacionit në fjalë dhe interesi ekuilibrues i përmendur më lart, janë të tilla saqë t'i japin shtetit një marzh të gjerë vlerësimi, i cili, kur akumulohet si në rastin konkret, e zgjeron <text:s/>shumë marzhin e vlerësimit.“</text:p>
          </table:table-cell>
          <table:table-cell office:value-type="string" calcext:value-type="string">
            <text:p>“აღნიშნულთან დაკავშირებით, სასამართლო ასევე ხაზს უსვამს, რომ სახელმწიფოებისთვის მინიჭებული დისკრეციული უფლებამოსილების ფარგლები განსხვავებულია და დამოკიდებულია რიგ ფაქტორებზე, რომელთა შორისაც განსაკუთრებული მნიშვნელობა ენიჭება ინფორმაცის ხასიათს. მოცემულ საქმეში, გავრცელებულ მასალას, რომლებთან დაკავშირებითაც იქნა მოსარჩელე გასამართლებული, მიუხედავად იმისა, რომ ის უზრუნველყოფილია მე-10 მუხლით, ვერ მიენიჭება დაცვის იგივე გარანტიები, რაც პოლიტიკურ გამოხატვას თუ საჯარო დებატის საგანს. ინფორმაციის ხასიათი და ზემოაღნიშნული დაბალანსების ინტერესი სახელმწიფოებს სთავაზობს ფართო დისკრეციულ უფლებამოსილებას, რომლებიც მსგავსად მოცემული საქმისა ერთობლიობაში იძლევა განსაკუთრებით ფართო დისკრეციულ უფლებამოსილებას.”</text:p>
          </table:table-cell>
          <table:table-cell office:value-type="string" calcext:value-type="string">
            <text:p>“Ezzel összefüggésben a Bíróság hangsúlyozni kívánja, hogy az államok számára biztosított keretek nagysága számos tényezőtől függően változik, amelyek közül különösen fontos a szóban forgó információ típusa. A jelen ügyben, jóllehet a 10. cikk védelmét élvezi a terjesztett anyagokra vonatkozóan, amelyek tekintetében a felpereseket elítélték, nem érhetik el ugyanazt a szintet, amely a politikai kifejezésre és vitára vonatkozik. Ebből következik, hogy a szóban forgó információk jellege és a fent említett kiegyensúlyozó érdek mindkettő olyan mértékű mérlegelési mozgásteret enged az állam számára, amely a jelen ügyben felhalmozódottan rendkívül széles körűvé teszi a mérlegelési jogot. “</text:p>
          </table:table-cell>
          <table:table-cell office:value-type="string" calcext:value-type="string">
            <text:p>„Во овој поглед, Судот би сакал да истакне и дека големината на слободниот степен на проценка кој им се пружа на државите зависи од одреден број фактори, меѓу кои од посебна важност е видот на информации за кои станува збор. Во овој предмет, иако се заштитени со член 10, гаранциите кои важат за дистрибуираниот материјал за којшто биле обвинети жалителите не можат да го достигнат истото ниво како и оние кои важат за политичкото изразување и дебата. Оттука следува дека и видот на информациите и балансирачкиот интерес споменат погоре ѝ даваат на државата голем слободен степен на проценка кој, ако се соберат сите работи како во овој случај, станува посебно голем“.</text:p>
          </table:table-cell>
          <table:table-cell office:value-type="string" calcext:value-type="string">
            <text:p>„U vezi sa ovim, Sud želi da naglasi da se širina <text:s/>polja slobodne procene koju imaju Države razlikuje u zavisnosti od niza faktora, među kojima naročit značaj ima i vrsta spornih informacija. U ovom predmetu, iako zaštićene <text:s/>Članom 10, <text:s/>zaštitne mere utvrđene za distribuirani materijal zbog kojeg su podnosioci predstavke dobili osuđujuću presudu, ne mogu biti istog nivoa kao i zaštitne mere utvrđene za političko izražavanje i debatu. Iz ovoga proističe da su priroda informacija o kojima je reč, kao i ravnoteža između gore pomenutih interesa, takve da omogućavaju Državi široko polje slobodne procene koje, kada se akumulira kao u ovom predmetu, čini da polje slobodne procene bude široko.“</text:p>
          </table:table-cell>
          <table:table-cell office:value-type="string" calcext:value-type="string">
            <text:p>«У зв'язку з цим Суд також наголошує, що межі свободи розсуду державних органів варіюються в залежності від низки факторів, серед яких особливу роль відіграє характер інформації, про яку йдеться. У даній справі гарантії, що стосуються поширених матеріалів, щодо яких позивачі були притягнені до відповідальності, не можуть бути такими ж, як гарантії, що стосуються свободи вираження політичних поглядів, незважаючи на те, що такі гарантії надаються згідно зі статтею 10. З цього випливає, що як характер спірної інформації, так і інтереси іншої сторони, згадані вище, є такими, що надають державі широкі межі свободи розсуду, що в сумі, як у випадку даної справи, робить такі межі особливо широкими».</text:p>
          </table:table-cell>
          <table:table-cell office:value-type="string" calcext:value-type="string">
            <text:p>“În această privință, Curtea subliniază și că marja largă de apreciere acordată Statelor variază în funcție de un număr de fapte, printre care tipul de informații în chestiune are o importanță specială. În cazul de față, deși protejat de Articolul 10, materialul distribuit pentru care au fost condamnați reclamanții nu poate atinge același nivel de protecție ca cel acordat exprimării sau dezbaterii politice. Ca urmare, natura informațiilor la îndemână, și interesul de echilibrare menționat mai sus, sunt astfel încât să asigure Statului o marjă largă de apreciere care, acumulată ca în cazul de față, face ca marja de apreciere să fie extrem de largă.”</text:p>
          </table:table-cell>
          <table:table-cell office:value-type="string" calcext:value-type="string">
            <text:p>«В этой связи Суд также подчеркивает, что широта свободы усмотрения, предоставляемой государствам, варьируется в зависимости от ряда факторов, среди которых особый интерес представляет тип информации. В настоящем деле, хотя информация и защищена статьей 10, гарантии, предоставляемые распространенному материалу, за который были осуждены заявители, не могут достигать того же уровня защиты, который был бы обеспечен в рамках политической дискуссии. Из этого следует, что характер рассматриваемой информации и уравновешивающие интересы, упомянутые выше, таковы, что позволяют государству получить широкую свободу усмотрения, которая при суммировании как в настоящем случае, делает ее особенно широкой».</text:p>
          </table:table-cell>
          <table:table-cell table:number-columns-repeated="1016"/>
        </table:table-row>
        <table:table-row table:style-name="ro87">
          <table:table-cell office:value-type="string" calcext:value-type="string">
            <text:p>Neij dhe Sunde Kolmisoppi kundër Suedisë, 2013</text:p>
          </table:table-cell>
          <table:table-cell office:value-type="string" calcext:value-type="string">
            <text:p>Neij და Sunde Kolmisoppi შვედეთის წინააღმდეგ, 2013</text:p>
          </table:table-cell>
          <table:table-cell office:value-type="string" calcext:value-type="string">
            <text:p>Neij és Sunde Kolmisoppi kontra Svédország 2013</text:p>
          </table:table-cell>
          <table:table-cell office:value-type="string" calcext:value-type="string">
            <text:p>Neij и Sunde Kolmisoppi против Шведска, 2013</text:p>
          </table:table-cell>
          <table:table-cell office:value-type="string" calcext:value-type="string">
            <text:p>Neij i Sunde Kolmisoppi protiv Švedske​, 2013</text:p>
          </table:table-cell>
          <table:table-cell office:value-type="string" calcext:value-type="string">
            <text:p>Ней і Сунде Колмісопі проти Швеції, 2013 рік</text:p>
          </table:table-cell>
          <table:table-cell office:value-type="string" calcext:value-type="string">
            <text:p>Neij și Sunde Kolmisoppi v. Suedia, 2013</text:p>
          </table:table-cell>
          <table:table-cell office:value-type="string" calcext:value-type="string">
            <text:p>Неий (Neij) и Сунде Кольмисоппи (Sunde Kolmisoppi) против Швеции, 2013</text:p>
          </table:table-cell>
          <table:table-cell table:number-columns-repeated="1016"/>
        </table:table-row>
        <table:table-row table:style-name="ro106">
          <table:table-cell office:value-type="string" calcext:value-type="string">
            <text:p>“Shtetet kontraktuese kanë një hapësirë të gjerë vlerësimi gjatë rregulimit të lirisë së shprehjes në rruzullin tregtar, duke mbajtur parasysh se objekti i shprehjes duhet të relativizohet kur nuk bëhet fjalë për gjuhën “tregtare“ të kulluar të këtij individi, por për pjesëmarrjen e tij në një debat në lidhje me interesin publik".</text:p>
          </table:table-cell>
          <table:table-cell office:value-type="string" calcext:value-type="string">
            <text:p>“კომერციულ სფეროში გამოხატვის თავისუფლების რეგულირებისას ხელმომწერ სახელმწიფოებს გააჩნიათ ფართო დისკრეციული უფლებამოსილება, იმის გათვალისწინებით, რომ <text:s/>გამოხატვის თავისუფლების დაცვის სფერო უნდა იქნეს გადახედილი, როდესაც გამოხატვა არ არის მკაცრად “კომერციული” და ემსახურება პირის ჩართულობას საჯარო დებატში.”</text:p>
          </table:table-cell>
          <table:table-cell office:value-type="string" calcext:value-type="string">
            <text:p>“A szerződő államok széles mérlegelési mozgástérrel rendelkeznek, amikor szabályozzák a kereskedelmi szférában a véleménynyilvánítás szabadságát, tekintettel arra, hogy a kifejezés hatókörét relativizálni kell, ha nem szigorúan kereskedelmi akkor közérdeű“.</text:p>
          </table:table-cell>
          <table:table-cell office:value-type="string" calcext:value-type="string">
            <text:p>„Државите договорнички имаат голем степен на слободна проценка при регулирањето на слободата на изразување во комерцијалната сфера, со оглед на тоа што опсегот на изразувањето мора да се релативизира кога не станува збор за строго „комерцијалното“ изразување на поединецот, туку неговото учество во дебата од јавен интерес“.</text:p>
          </table:table-cell>
          <table:table-cell office:value-type="string" calcext:value-type="string">
            <text:p>„Države ugovornice imaju široko polje slobodne procene kada uređuju slobodu izražavanja u komercijalnoj oblasti, s obzirom na to da delokrug izražavanja mora biti relativiziran kada se ne odnosi na strogo ’komercijalno’ izražavanje pojedinca već na njegovo učešće u debati koja se odnosi na javni interes.“</text:p>
          </table:table-cell>
          <table:table-cell office:value-type="string" calcext:value-type="string">
            <text:p>«Договірні Сторони користуються більш широкою свободою розсуду при регулюванні свободи вираження поглядів в комерційній сфері, враховуючи також той факт, що сфера свободи вираження поглядів повинна бути відповідною, коли мова йде не про чиєсь «комерційне» висловлювання в жорсткому сенсі, але про його участь в дискусії, яка зачіпає спільні інтереси.»</text:p>
          </table:table-cell>
          <table:table-cell office:value-type="string" calcext:value-type="string">
            <text:p>“Statele contractante au o marjă largă de apreciere când reglementează libertatea de exprimare în domeniul comercial, având în vedere că domeniul exprimării trebuie relativizat când nu este vorba de o exprimare strict "comercială" a unei persoane ci de participarea sa într-o dezbatere ce privește interesul public.”</text:p>
          </table:table-cell>
          <table:table-cell office:value-type="string" calcext:value-type="string">
            <text:p>«Договаривающиеся государства имеют широкую свободу усмотрения, когда они регулируют свободу выражения мнения в коммерческой сфере, учитывая, что объем выражения мнения должен быть сужен, если речь идет о выражении не строго «коммерческого» характера, а об участии лицо, ставшего объектом высказивания, в дискуссии, касающейся общественных интересов».</text:p>
          </table:table-cell>
          <table:table-cell table:number-columns-repeated="1016"/>
        </table:table-row>
        <table:table-row table:style-name="ro106">
          <table:table-cell office:value-type="string" calcext:value-type="string">
            <text:p>Ashby Donald dhe të Tjerët kundër Francës, 2013</text:p>
          </table:table-cell>
          <table:table-cell office:value-type="string" calcext:value-type="string">
            <text:p>“კომერციულ სფეროში გამოხატვის თავისუფლების რეგულირებისას ხელმომწერ სახელმწიფოებს გააჩნიათ ფართო დისკრეციული უფლებამოსილება, იმის გათვალისწინებით, რომ <text:s/>გამოხატვის თავისუფლების დაცვის სფერო უნდა იქნეს გადახედილი, როდესაც გამოხატვა არ არის მკაცრად “კომერციული” და ემსახურება პირის ჩართულობას საჯარო დებატში.”</text:p>
          </table:table-cell>
          <table:table-cell office:value-type="string" calcext:value-type="string">
            <text:p>Ashby Donald és Mások <text:s/>kontra France, 2013</text:p>
          </table:table-cell>
          <table:table-cell office:value-type="string" calcext:value-type="string">
            <text:p>Ashby Donald и други против Франција, 2013</text:p>
          </table:table-cell>
          <table:table-cell office:value-type="string" calcext:value-type="string">
            <text:p>Ashby Donaldi drugih protiv Francuske, 2013</text:p>
          </table:table-cell>
          <table:table-cell office:value-type="string" calcext:value-type="string">
            <text:p>Ешбі Дональд та інші проти Франції, 2013 рік</text:p>
          </table:table-cell>
          <table:table-cell office:value-type="string" calcext:value-type="string">
            <text:p>Ashby Donald și Alții v. Franța, 2013</text:p>
          </table:table-cell>
          <table:table-cell office:value-type="string" calcext:value-type="string">
            <text:p>Эшби Дональд (Ashby Donald) и др. против Франции, 2013</text:p>
          </table:table-cell>
          <table:table-cell table:number-columns-repeated="1016"/>
        </table:table-row>
        <table:table-row table:style-name="ro98">
          <table:table-cell office:value-type="string" calcext:value-type="string">
            <text:p>Dënimi penal për shkeljen e të drejtave së autorit dhe Dëmet mund të jetë proporcionale</text:p>
          </table:table-cell>
          <table:table-cell office:value-type="string" calcext:value-type="string">
            <text:p>საავტორო უფლებათა დარღვევისთვის სისხლისსამართლებრივი პასუხისმგებლობისა და ზიანის ანაზღაურების დაკისრება შესაძლებელია წარმოადგენდეს პროპორციულ ზომას </text:p>
          </table:table-cell>
          <table:table-cell office:value-type="string" calcext:value-type="string">
            <text:p>A büntetőjogi szerzői jogi meggyőződés és kár arányos lehet</text:p>
          </table:table-cell>
          <table:table-cell office:value-type="string" calcext:value-type="string">
            <text:p>Осудителната пресуда за повреда на авторско право и отштетата можат да бидат пропорционални</text:p>
          </table:table-cell>
          <table:table-cell office:value-type="string" calcext:value-type="string">
            <text:p>Mogla bi postojati proporcionalnost između krivične presude u oblasti autorskog prava i odštete</text:p>
          </table:table-cell>
          <table:table-cell office:value-type="string" calcext:value-type="string">
            <text:p>Притягнення до кримінальної відповідальності за порушення авторських прав може бути пропорційним завданим збиткам</text:p>
          </table:table-cell>
          <table:table-cell office:value-type="string" calcext:value-type="string">
            <text:p>Condamnarea penală și daunele pentru dreptul de autor ar putea fi proporționale </text:p>
          </table:table-cell>
          <table:table-cell office:value-type="string" calcext:value-type="string">
            <text:p>Уголовный приговор по делам об авторском праве и ущерб могут быть пропорциональными</text:p>
          </table:table-cell>
          <table:table-cell table:number-columns-repeated="1016"/>
        </table:table-row>
        <table:table-row table:style-name="ro113">
          <table:table-cell office:value-type="string" calcext:value-type="string">
            <text:p>“Në përfundim, Gjykata përsërit se natyra dhe ashpërsia e dënimeve janë faktorë që duhen marrë parasysh për vlerësimin e proporcionalietit të ndërhyrjeve në lirinë e shprehjes, e garantuar me nenin 10. Në rastin në fjalë, Gjykata arsyeton se dënimi me burgim dhe zhdëmtimi <text:s/>konsiderohen proporcionale. Për të dalë në këtë përfundim, Gjykata merr parasysh faktin se gjykatat vendase konstatuan se aplikantët nuk kishin ndërmarrë asnjë veprim për të hequr dosjet 'torrent' në fjalë, megjithëse ishin shtyrë që ta bërë këtë gjë por ata ishin treguar indiferentë ndaj faktit se veprat e mbrojtura nga të drejtat e autorit ishin lënda bazë e veprimtarisë së shpërndarjes e shkëmbimit të skedarëve (...)“</text:p>
          </table:table-cell>
          <table:table-cell office:value-type="string" calcext:value-type="string">
            <text:p>“ბოლოს სასამართლო ხაზს უსვამს, რომ მე-10 მუხლით გარანტირებულ გამოხატვის თავისუფლებაში ჩარევის პროპორციულობის შეფასებისას გათვალისწინებულ უნდა იქნეს დაკისრებული სანქციის ბუნება და სიმკაცრე. <text:s/>მოცემულ შემთხვევაში, სასამართლო თვლის, რომ დაკისრებული პასუხიმგებლობა თავისუფლების აღკვეთისა და ჯარიმის სახით არ შეიძლება ჩაითვალოს არაპროპორციულად. <text:s/>აღნიშნულის დადგენისას, სასამართლო ითვალისწინებს იმ ფაქტს, რომ ეროვნული სასამართლოების შეფასების თანახმად მოსარჩელემ, მიუხედავად შესაბამისი გაფრთხილებისა, არ მიიღო რაიმე ზომა განსახილველი ტორენტ დოკუმენტების წაშლის მიზნით. ნაცვლად ამისა მოსარჩელე გულგრილი იყო იმ ფაქტის მიმართ, რომ საავტორო უფლებით დაცული მასალა იყო დოკუმენტთა გაზიარების აქტივობების საგანი. (...)”</text:p>
          </table:table-cell>
          <table:table-cell office:value-type="string" calcext:value-type="string">
            <text:p>“Végül az Elsőfokú Bíróság emlékeztet arra, hogy a kiszabott büntetések jellege és súlyossága olyan tényező, amelyeket figyelembe kell venni a 10. cikkben biztosított véleménynyilvánítási szabadság arányosságának értékelése során. A jelen ügyben az Elsőfokú Bíróság úgy ítéli meg, hogy a kár megtérítése nem tekinthető aránytalannak. E következtetés megfogalmazása során a Bíróság figyelembe veszi azt a tényt, hogy a belföldi bíróságok úgy találták, hogy a felperesek nem tettek semmilyen intézkedést a szóban forgó torrent fájlok eltávolítására, annak ellenére, hogy ezt sürgették. Ehelyett közömbösek voltak attól a ténytől, hogy a szerzői jogi védelem alatt álló művek fájlmegosztási tevékenység tárgyát képezték (...) “</text:p>
          </table:table-cell>
          <table:table-cell office:value-type="string" calcext:value-type="string">
            <text:p>„На крајот, Судот повторува дека природата и тежината на изречените казни се фактори кои треба да бидат земени предвид при утврдувањето на пропорционалноста на мешањето во слободата на изразување загарантирана со член 10. Во овој случај, Судот смета дека затворската казна и пресудата за исплата на отштета не може да се сметаат за диспропорционални. При носењето на ваквиот заклучок Судот го има предвид фактот дека домашните судови констатирале дека жалителите не презеле ништо за да ги отстранат торент датотеките, и покрај тоа што им било укажано да го сторат тоа. Наместо тоа, тие биле индиферентни спрема фактот дека делата заштитени со авторски права биле подложени на активности за споделување на датотеки (file-sharing) (...)“</text:p>
          </table:table-cell>
          <table:table-cell office:value-type="string" calcext:value-type="string">
            <text:p>„Na kraju, Sud ponavlja da su priroda i težina izrečenih kazni, faktori koji se moraju uzeti u obzir prilikom procene proporcionalnosti mešanja u slobodu izražavanja garantovanu Članom 10. U ovom predmetu, Sud smatra da kazna zatvora i dosuđena odšteta nisu nesrazmerne. Prilikom donošenja ovog zaključka, Sud je uzeo u obzir činjenicu da su domaći sudovi utvrdili da podnosioci predstavke nisu preduzeli postupak za uklanjanje predmetnih Torrent fajlova, uprkos tome što je od njih to hitno traženo. Umesto toga, oni su bili indiferentni u odnosu na činjenicu da su dela zaštićena autorskim pravom predmet aktivnosti razmene fajlova (…).“</text:p>
          </table:table-cell>
          <table:table-cell office:value-type="string" calcext:value-type="string">
            <text:p>«Нарешті, Суд знову наголошує на тому, що характер і тяжкість накладеного покарання є факторами, які слід враховувати при оцінюванні дотримання пропорційності втручання в право свободи вираження поглядів, гарантованого статтею 10. Суд вважає, що у випадку даної справи позбавлення волі і відшкодування збитків не може вважатися непропорційним покаранням. У своєму висновку Суд керується тим фактом, що національні суди встановили, що позивачі не вжили ніяких дій для видалення спірних торрент-файлів, не дивлячись на те, що цього від них вимагав суд. Натомість вони ніяк не реагували на той факт, що інформація, захищена авторським правом, була предметом діяльності з обміну файлами (...) "</text:p>
          </table:table-cell>
          <table:table-cell office:value-type="string" calcext:value-type="string">
            <text:p>“În final, Curtea reiterează că natura și severitatea penalizărilor impuse sunt factori care trebuie luați în considerare la evaluarea proporționalității interferenței cu libertatea de exprimare garantată de Articolul 10. În cazul de față, Curtea consideră că sentința cu închisoare și acordarea de daune nu pot fi considerate ca disproporționate. În luarea acestei decizii, Curtea ține cont de faptul că, curțile naționale au arătat că reclamanții nu au luat nici o măsură de a șterge fișierele torrent în chestiune, în ciuda faptului că li s-a cerut imperios să o facă. În schimb, au fost indiferenți față de faptul că lucrările protejate de drept de autor au fost distribuite (…).”</text:p>
          </table:table-cell>
          <table:table-cell office:value-type="string" calcext:value-type="string">
            <text:p>«Наконец, Суд подтверждает, что характер и тяжесть назначенных наказаний являются факторами, которые следует учитывать при оценке пропорциональности вмешательства в свободу выражения мнения, гарантированную статьей 10. В настоящем деле Суд считает, что тюремное заключение и размер ущерба не могут считаться непропорциональными. Придя к такому выводу, Суд обращает внимание на то, что национальные суды установили, что заявители не предприняли никаких действий для удаления упомянутых торрент-файлов, несмотря на то, что им было настоятельно предложено это сделать. Вместо этого они были безразличны к тому факту, что работы, защищенные авторским правом, были предметом деятельности по обмену файлами (...) "</text:p>
          </table:table-cell>
          <table:table-cell table:number-columns-repeated="1016"/>
        </table:table-row>
        <table:table-row table:style-name="ro87">
          <table:table-cell office:value-type="string" calcext:value-type="string">
            <text:p>Neij dhe Sunde Kolmisoppi kundër Suedisë, GJEDNJ, 2013</text:p>
          </table:table-cell>
          <table:table-cell office:value-type="string" calcext:value-type="string">
            <text:p>Neij და Sunde Kolmisoppi შვედეთის წინაღმდეგ, 2013</text:p>
          </table:table-cell>
          <table:table-cell office:value-type="string" calcext:value-type="string">
            <text:p>Neij és Sunde Kolmisoppi kontra Svédország, 2013</text:p>
          </table:table-cell>
          <table:table-cell office:value-type="string" calcext:value-type="string">
            <text:p>Neij и Sunde Kolmisoppi против Шведска, 2013</text:p>
          </table:table-cell>
          <table:table-cell office:value-type="string" calcext:value-type="string">
            <text:p>Neij and Sunde Kolmisoppi protiv Švedske, 2013</text:p>
          </table:table-cell>
          <table:table-cell office:value-type="string" calcext:value-type="string">
            <text:p>Ней і Сунде Колмісопі проти Швеції, 2013 рік</text:p>
          </table:table-cell>
          <table:table-cell office:value-type="string" calcext:value-type="string">
            <text:p>Neij și Sunde Kolmisoppi v. Suedia, 2013</text:p>
          </table:table-cell>
          <table:table-cell office:value-type="string" calcext:value-type="string">
            <text:p>Неий (Neij) и Сунде Кольмисоппи (Sunde Kolmisoppi) против Швеции, 2013</text:p>
          </table:table-cell>
          <table:table-cell table:number-columns-repeated="1016"/>
        </table:table-row>
        <table:table-row table:style-name="ro87">
          <table:table-cell office:value-type="string" calcext:value-type="string">
            <text:p>Çështje të lidhura të Gjykatës Evropiane të Drejtësisë:</text:p>
          </table:table-cell>
          <table:table-cell office:value-type="string" calcext:value-type="string">
            <text:p>ევროკავშირის მართლმსაჯულების სასამართლოს შესაბამისი საქმეები: </text:p>
          </table:table-cell>
          <table:table-cell office:value-type="string" calcext:value-type="string">
            <text:p>Európai Bíróság vonatkozó esetei</text:p>
          </table:table-cell>
          <table:table-cell office:value-type="string" calcext:value-type="string">
            <text:p>Релевантни предмети од Европскиот суд на правдата:</text:p>
          </table:table-cell>
          <table:table-cell office:value-type="string" calcext:value-type="string">
            <text:p>Relevantni predmeti pred Sudom pravde Evropske unije:</text:p>
          </table:table-cell>
          <table:table-cell office:value-type="string" calcext:value-type="string">
            <text:p>Відповідні справи з практики Європейського суду:</text:p>
          </table:table-cell>
          <table:table-cell office:value-type="string" calcext:value-type="string">
            <text:p>Cazuri relevante ale Curții de Justiție a Uniunii Europene:</text:p>
          </table:table-cell>
          <table:table-cell office:value-type="string" calcext:value-type="string">
            <text:p>Дела Суда справедливости ЕС:</text:p>
          </table:table-cell>
          <table:table-cell table:number-columns-repeated="1016"/>
        </table:table-row>
        <table:table-row table:style-name="ro92">
          <table:table-cell office:value-type="string" calcext:value-type="string">
            <text:p>GS Media BV kundër Sanoma Media Netherlands BV dhe të Tjerëve - C-160/15 (2016) - Lidhja me në një faqe tjetër interneti me 'hyperlink' si akses në veprat e mbrojtura pa marrë pëlqimin e mbajtësit të të drejtave</text:p>
          </table:table-cell>
          <table:table-cell office:value-type="string" calcext:value-type="string">
            <text:p>GS Media BV, Sanoma Media Netherlands BV-ისა და სხვების წინაამდეგ - C-160/15 (2016) - დაცულ მასალაზე წვდომის უზრუნველმყოფი ჰიპერლინკები ხელმისაწვდომი გახდა სხვა ვებსაიტზე საავტორო უფლების მფლობელის თანხმობის გარეშე</text:p>
          </table:table-cell>
          <table:table-cell office:value-type="string" calcext:value-type="string">
            <text:p>GS Media BV kontra Sanoma Media Netherlands BV és Mások- C-160/15 (2016) - A védett művekhez való hozzáférést biztosító hiperhivatkozások, amelyeket egy másik weboldalon hozzáférhetővé tettek a jogosultak beleegyezése nélkül</text:p>
          </table:table-cell>
          <table:table-cell office:value-type="string" calcext:value-type="string">
            <text:p>GS Media BV против Sanoma Media Netherlands BV и други - C-160/15 (2016) - хиперлинкови кои овозможуваат пристап до заштитени дела биле ставени на располагање на друг веб-сајт без согласност на носителот на правата</text:p>
          </table:table-cell>
          <table:table-cell office:value-type="string" calcext:value-type="string">
            <text:p>GS Media BV protiv Sanoma Media Netherlands BVi drugih - C-160/15 (2016) - Hyperlinks koji pruža pristup zaštićenim delima, koja postaju dostupna na drugom veb-sajtu bez saglasnosti nosioca prava</text:p>
          </table:table-cell>
          <table:table-cell office:value-type="string" calcext:value-type="string">
            <text:p>«GS Media BV» проти «Sanoma Media Netherlands BV» та інших - C-160/15 (2016 рік) – Справа про гіперпосилання, що надають доступ до творів, захищених авторським правом, які стали доступним на іншому веб-сайті без згоди правовласника.</text:p>
          </table:table-cell>
          <table:table-cell office:value-type="string" calcext:value-type="string">
            <text:p>GS Media BV v. Sanoma Media Netherlands BV și Alții - C-160/15 (2016) – Hyperlinkuri dând acces la lucrări protejate, făcute disponibile pe alt website fără consimțământul deținătorului drepturilor de autor</text:p>
          </table:table-cell>
          <table:table-cell office:value-type="string" calcext:value-type="string">
            <text:p>GS Media BV против Sanoma Media Netherlands BV и др. - C-160/15 (2016) - Гиперссылки, предоставляющие доступ к защищенным произведениям, доступным на другом веб-сайте без согласия правообладателя</text:p>
          </table:table-cell>
          <table:table-cell table:number-columns-repeated="1016"/>
        </table:table-row>
        <table:table-row table:style-name="ro94">
          <table:table-cell office:value-type="string" calcext:value-type="string">
            <text:p>Scarlet kundër SABAM (C360-10) - 2012 - urdhër kundër një ofruesi të shërbimit të internetit ku ISP-së i kërkohet që të instalojë një sistem filtrimi për veprat me të drejtë autori</text:p>
          </table:table-cell>
          <table:table-cell office:value-type="string" calcext:value-type="string">
            <text:p>Scarlet, SABAM-ის წინააღმდეგ (C360-10) <text:s/>- 2012 - ინტერნეტ სერვისის მიმწოდებელზე გაცემული სასამართლო შემაკავებელი ბრძანება, რომელიც მოითხოვდა საავტორო უფლებით დაცული მასალის გამფილტრავი სისტემის დაყენებას. <text:s/></text:p>
          </table:table-cell>
          <table:table-cell office:value-type="string" calcext:value-type="string">
            <text:p>Scarlet kontra SABAM (C360-10) - 2012 - az internetszolgáltatóval szembeni jogorvoslat, amely megköveteli, hogy telepítse a szerzői jog által védett művek szűrésére szolgáló rendszert</text:p>
          </table:table-cell>
          <table:table-cell office:value-type="string" calcext:value-type="string">
            <text:p>Scarlet против SABAM (C360-10) <text:s/>- 2012 - налог изречен против Давател на интернет услуги со кој се бара истиот да инсталира систем за филтрирање на дела заштитени со авторски права </text:p>
          </table:table-cell>
          <table:table-cell office:value-type="string" calcext:value-type="string">
            <text:p>Scarlet protiv. SABAM (C360-10) - 2012 – privremena mera doneta protiv provajdera Internet usluga na osnovu koje se od njega zahteva da instalira sistem za filtriranje dela zaštićenih autorskim pravom.</text:p>
          </table:table-cell>
          <table:table-cell office:value-type="string" calcext:value-type="string">
            <text:p>«Scarlet» проти «SABAM» (C360-10) – 2012 рік – Справа про видання судового наказу, який вимагає від провайдера інтернет-послуг встановлення системи фільтрації творів, захищених авторським правом</text:p>
          </table:table-cell>
          <table:table-cell office:value-type="string" calcext:value-type="string">
            <text:p>Scarlet vs. SABAM (C360-10) - 2012 - ordin împotriva unui furnizor de servicii de Internet căruia i se cere să instaleze un sistem de filtrare a operelor protejate de drepturi de autor </text:p>
          </table:table-cell>
          <table:table-cell office:value-type="string" calcext:value-type="string">
            <text:p>Scarlet против SABAM (C360-10)  - 2012 - </text:p>
            <text:p>Предписание в отношении оператора связи (итернет-првайдера), которое обязывает его установить систему фильтрации произведений, защищенных авторским правом </text:p>
          </table:table-cell>
          <table:table-cell table:number-columns-repeated="1016"/>
        </table:table-row>
        <table:table-row table:style-name="ro98">
          <table:table-cell office:value-type="string" calcext:value-type="string">
            <text:p>SABAM kundër Netlog (C-70/10) - 2011 - kundër një ofruesi të shërbimit të internetit ku ISP-së i kërkohet që të instalojë një sistem filtrimi për veprat me të drejtë autori</text:p>
          </table:table-cell>
          <table:table-cell office:value-type="string" calcext:value-type="string">
            <text:p>SABAM, Netlog-ის წინააღმდეგ (C-70/10) – 2011 - <text:s/>ჰოსტინგის მიმწოდებელზე გაცემული სასამართლო შემაკავებელი ბრძანება, რომელიც მოითხოვდა საავტორო უფლებით დაცული მასალის გამფილტრავი სისტემის დაყენებას. <text:s/></text:p>
          </table:table-cell>
          <table:table-cell office:value-type="string" calcext:value-type="string">
            <text:p>SABAM kontra Netlog (C-70/10) - 2011-es tiltakozás a tárhelyszolgáltató ellen, amely megköveteli, hogy telepítse a szerzői jog által védett művek szűrésére szolgáló rendszert.</text:p>
          </table:table-cell>
          <table:table-cell office:value-type="string" calcext:value-type="string">
            <text:p>SABAM против Netlog (C-70/10) – 2011 налог изречен против давател на хостинг услуги со кој се бара истиот да инсталира систем за филтрирање на дела заштитени со авторски права</text:p>
          </table:table-cell>
          <table:table-cell office:value-type="string" calcext:value-type="string">
            <text:p>SABAM protiv Netlog (C-70/10) – 2011 privremena mera doneta protiv hosting provajdera na osnovu koje se od njega zahteva da <text:s/>instalira sistem za filtriranje dela zaštićenih autorskim pravom.</text:p>
          </table:table-cell>
          <table:table-cell office:value-type="string" calcext:value-type="string">
            <text:p>«SABAM» проти «Netlog» (C-70/10) – 2011 рік – Справа про видання судового наказу, який вимагає від провайдера хостингу встановлення системи фільтрації творів, захищених авторським правом</text:p>
          </table:table-cell>
          <table:table-cell office:value-type="string" calcext:value-type="string">
            <text:p>SABAM vs Netlog (C-70/10) – 2011 ordin împotriva unui furnizor de servicii de găzduire căruia i se cere să instaleze un sistem de filtrare a operelor protejate de drepturi de autor</text:p>
          </table:table-cell>
          <table:table-cell office:value-type="string" calcext:value-type="string">
            <text:p>SABAM против Netlog (C-70/10) – 2011</text:p>
            <text:p>Предписание в отношении хостинг-провайдера, которое обязывает его установить систему фильтрации произведений, защищенных авторским правом </text:p>
          </table:table-cell>
          <table:table-cell table:number-columns-repeated="1016"/>
        </table:table-row>
        <table:table-row table:style-name="ro116">
          <table:table-cell office:value-type="string" calcext:value-type="string">
            <text:p>Varianti i plotë dhe i zgjeruar i këtij kapitulli me lidhjet dhe përmbledhjet e praktikës gjyqësore mund të gjendet në internet në adresën: https://cases.internetfreedom.blog</text:p>
          </table:table-cell>
          <table:table-cell table:style-name="ce82" office:value-type="string" calcext:value-type="string">
            <text:p>მოცემული თავის სრული ვრცელი ვერსია შესაბამის საქმეთა ლინკებითა და მოკლე რეზიუმეებით შეგიძლიათ იხილოთ ონლაინ, შემდეგ მისამართზე: <text:s/>https://cases.internetfreedom.blog</text:p>
          </table:table-cell>
          <table:table-cell office:value-type="string" calcext:value-type="string">
            <text:p>A fejezet teljes továbbfejlesztett verziója a linkekről és összefoglalókról a következő címen található: https://cases.internetfreedom.blog</text:p>
          </table:table-cell>
          <table:table-cell office:value-type="string" calcext:value-type="string">
            <text:p>Целата проширена верзија на ова поглавје заедно со линковите и резимеата на судската пракса може да се најде на веб-страницата https://cases.internetfreedom.blog</text:p>
          </table:table-cell>
          <table:table-cell office:value-type="string" calcext:value-type="string">
            <text:p>Celokupna dorađena verzija ovog poglavlja sa linkovima i sažecima iz sudske prakse može se naći na Internetu na adresi ​https://cases.internetfreedom.blog</text:p>
          </table:table-cell>
          <table:table-cell office:value-type="string" calcext:value-type="string">
            <text:p>Повний текст цього розділу з посиланнями і оглядом судових справ доступний за посиланням https://cases.internetfreedom.blog</text:p>
          </table:table-cell>
          <table:table-cell office:value-type="string" calcext:value-type="string">
            <text:p>Versiunea extinsă a acestui capitol cu linkuri și rezumate este disponibilă la https://cases.internetfreedom.blog</text:p>
          </table:table-cell>
          <table:table-cell office:value-type="string" calcext:value-type="string">
            <text:p>Полную расширенную версию этой брошюры можно найти в Интернете на сайте https://cases.internetfreedom.blog</text:p>
          </table:table-cell>
          <table:table-cell table:number-columns-repeated="1016"/>
        </table:table-row>
        <table:table-row table:style-name="ro86">
          <table:table-cell office:value-type="string" calcext:value-type="string">
            <text:p>Kufizime të tjera (siguria kombëtare, mbrojtja e shëndetit ose moralit, procedurat gjyqësore)</text:p>
          </table:table-cell>
          <table:table-cell/>
          <table:table-cell office:value-type="string" calcext:value-type="string">
            <text:p>Egyéb korlátozások (nemzetbiztonság, egészség vagy erkölcs védelme, bírósági eljárások)</text:p>
          </table:table-cell>
          <table:table-cell office:value-type="string" calcext:value-type="string">
            <text:p>Други ограничувања (национална безбедност, заштита на здравјето или моралот, судски постапки)</text:p>
          </table:table-cell>
          <table:table-cell office:value-type="string" calcext:value-type="string">
            <text:p>9. Druga ograničenja (nacionalna bezbednost, zaštita zdravlja ili morala, sudski postupak)</text:p>
          </table:table-cell>
          <table:table-cell office:value-type="string" calcext:value-type="string">
            <text:p>9. Інші обмеження (національна безпека, охорона здоров'я або моралі та судове провадження)</text:p>
          </table:table-cell>
          <table:table-cell office:value-type="string" calcext:value-type="string">
            <text:p>9. Alte limitări (securitate națională, protecția sănătății sau moralei, proceduri judiciare)</text:p>
          </table:table-cell>
          <table:table-cell office:value-type="string" calcext:value-type="string">
            <text:p>Другие ограничения (национальная безопасность, охрана здоровья или нравственности, судебные разбирательства)</text:p>
          </table:table-cell>
          <table:table-cell table:number-columns-repeated="1016"/>
        </table:table-row>
        <table:table-row table:style-name="ro88">
          <table:table-cell office:value-type="string" calcext:value-type="string">
            <text:p>Paragrafi 2 i nenit 10 të Konventës rendit interesat që mund të mbrohen për rastet kur kufizohet e drejta e lirisë së shprehjes. Përveç interesave për mbrojtjen e reputacionit ose të drejtave të të tjerëve, ose për parandalimin e nxjerrjes së informacionit të marrë në mirëbesim, të cilat u trajtuan në kapitujt e mëparshëm, interesat e tjera janë:</text:p>
          </table:table-cell>
          <table:table-cell office:value-type="string" calcext:value-type="string">
            <text:p>მე-10 მუხლის მე-2 პუნქტი იძლევა ჩამონათვალს იმ ინტერესებისა, რომელთა დაცვის მიზნითაც შესაძლებელია შეიზღუდოს გამოხატვის თავისუფლება. გარდა წინა თავებში განხილული სხვათა რეპუტაციის თუ უფლებების ან კონფიდენციალურად მიღებული ინფორმაცის დაცვის ინტერესებისა სხვა საფუძვლებს წარმოადგენს: </text:p>
          </table:table-cell>
          <table:table-cell office:value-type="string" calcext:value-type="string">
            <text:p>Az Egyezmény 10. cikkének (2) bekezdése felsorolja a véleménynyilvánításhoz való jog korlátozása során védelemre jogosult érdekeket. A mások jó hírneve vagy jogait védő érdekek mellett a bizalmasan beérkező információk nyilvánosságra hozatalának megakadályozása, az előző fejezetekben tárgyalt egyéb érdekek is:</text:p>
          </table:table-cell>
          <table:table-cell office:value-type="string" calcext:value-type="string">
            <text:p>Во член 10, став 2 од Конвенцијата се наведени интересите кои можат да бидат заштитени при ограничувањето на правото на слобода на изразување. Покрај интересите во заштитата на угледот или правата на други лица, или спречувањето на објавување информации добиени во доверба кои беа разгледани во претходните поглавја, постојат и други интереси како на пример:</text:p>
          </table:table-cell>
          <table:table-cell office:value-type="string" calcext:value-type="string">
            <text:p>U Članu 10, stav 2 Konvencije navedeni su interesi koji mogu biti zaštićeni u slučaju ograničavanja prava na slobodu izražavanja. Pored interesa u pogledu zaštite ugleda ili prava drugih, ili sprečavanja obelodanjivanja informacija primljenih u poverenju, koje su razmatrane u prethodnim poglavljima, drugi interesi su:</text:p>
          </table:table-cell>
          <table:table-cell office:value-type="string" calcext:value-type="string">
            <text:p>У пункті 2 статті 10 Конвенції перераховані підстави, на основі яких можуть бути обмежені права на свободу вираження поглядів. Окрім захисту репутації, прав інших осіб або запобігання розкриттю конфіденційної інформації, про що йшлося в попередніх розділах, згадані підстави включають в себе таке:</text:p>
          </table:table-cell>
          <table:table-cell office:value-type="string" calcext:value-type="string">
            <text:p>Articolul 10, paragraful 2 al Convenției listează interesele ce pot fi protejate când se limitează libertatea de exprimare. În afară de interesele de protejare a reputației sau a drepturilor celorlalți, sau prevenirea divulgării informațiilor primite în confidențialitate, care au fost discutate în capitolele anterioare, alte interese sunt: </text:p>
          </table:table-cell>
          <table:table-cell office:value-type="string" calcext:value-type="string">
            <text:p>В пункте 2 статьи 10 Конвенции перечислены интересы, которые могут быть защищены при ограничении права на свободу выражения. Помимо интересов защиты репутации или прав других лиц или предотвращения раскрытия конфиденциальной информации, которые обсуждались в предыдущих главах, другие интересы следующие:</text:p>
          </table:table-cell>
          <table:table-cell table:number-columns-repeated="1016"/>
        </table:table-row>
        <table:table-row table:style-name="ro89">
          <table:table-cell office:value-type="string" calcext:value-type="string">
            <text:p>siguria kombëtare, integriteti territorial ose siguria publike; parandalimi i prishjes së rendit dhe qetësisë publike ose i veprave penale;</text:p>
          </table:table-cell>
          <table:table-cell office:value-type="string" calcext:value-type="string">
            <text:p>ეროვნული უშიშროება, ტერიტორიული მთლიანობა ან საზოგადოებრივი უსაფრთხოება; არეულობისა და დანაშაულის თავიდან აცილება; </text:p>
          </table:table-cell>
          <table:table-cell office:value-type="string" calcext:value-type="string">
            <text:p>a nemzetbiztonság, a területi integritás vagy a közbiztonság; a rendellenesség vagy a bűnözés megelőzése;</text:p>
          </table:table-cell>
          <table:table-cell office:value-type="string" calcext:value-type="string">
            <text:p>национална безбедност, територијален интегритет или јавна безбедност; спречување на нереди или криминал;</text:p>
          </table:table-cell>
          <table:table-cell office:value-type="string" calcext:value-type="string">
            <text:p>nacionalna bezbednost, teritorijalni integritet ili javna bezbednost; sprečavanje nereda ili kriminala;</text:p>
          </table:table-cell>
          <table:table-cell office:value-type="string" calcext:value-type="string">
            <text:p>забезпечення національної безпеки, територіальної цілісності або громадської безпеки; запобігання порушенню громадського порядку чи злочинам;</text:p>
          </table:table-cell>
          <table:table-cell office:value-type="string" calcext:value-type="string">
            <text:p>securitatea națională, integritatea teritorială sau siguranța publică; prevenirea dezordinii sau crimei;</text:p>
          </table:table-cell>
          <table:table-cell office:value-type="string" calcext:value-type="string">
            <text:p>национальная безопасность, территориальная целостность или общественная безопасность; предотвращение беспорядков или преступлений;</text:p>
          </table:table-cell>
          <table:table-cell table:number-columns-repeated="1016"/>
        </table:table-row>
        <table:table-row table:style-name="ro10">
          <table:table-cell office:value-type="string" calcext:value-type="string">
            <text:p>mbrojtja e shëndetit ose moralit;</text:p>
          </table:table-cell>
          <table:table-cell office:value-type="string" calcext:value-type="string">
            <text:p>ჯანმრთელობისა და მორალის დაცვა; </text:p>
          </table:table-cell>
          <table:table-cell office:value-type="string" calcext:value-type="string">
            <text:p>az egészség vagy erkölcs védelme;</text:p>
          </table:table-cell>
          <table:table-cell office:value-type="string" calcext:value-type="string">
            <text:p>заштита на здравјето или моралот;</text:p>
          </table:table-cell>
          <table:table-cell office:value-type="string" calcext:value-type="string">
            <text:p>zaštita zdravlja ili morala;</text:p>
          </table:table-cell>
          <table:table-cell office:value-type="string" calcext:value-type="string">
            <text:p>охорона здоров'я або моралі;</text:p>
          </table:table-cell>
          <table:table-cell office:value-type="string" calcext:value-type="string">
            <text:p>protecția sănătății sau moralei;</text:p>
          </table:table-cell>
          <table:table-cell office:value-type="string" calcext:value-type="string">
            <text:p>охрана здоровья и нравственности;</text:p>
          </table:table-cell>
          <table:table-cell table:number-columns-repeated="1016"/>
        </table:table-row>
        <table:table-row table:style-name="ro86">
          <table:table-cell office:value-type="string" calcext:value-type="string">
            <text:p>ruajtja e autoritetit dhe e paanshmërisë së gjyqësorit.</text:p>
          </table:table-cell>
          <table:table-cell office:value-type="string" calcext:value-type="string">
            <text:p>სასამართლო ხელისუფლების ავტორიტეტისა და მიუკერძოებლობის უზრუნველყოფა.</text:p>
          </table:table-cell>
          <table:table-cell office:value-type="string" calcext:value-type="string">
            <text:p>a bírósági hatalom és pártatlanság fenntartása.</text:p>
          </table:table-cell>
          <table:table-cell office:value-type="string" calcext:value-type="string">
            <text:p>зачувување на авторитетот и непристрасноста на судството.</text:p>
          </table:table-cell>
          <table:table-cell office:value-type="string" calcext:value-type="string">
            <text:p>održavanje autoriteta i nepristrasnosti sudstva.</text:p>
          </table:table-cell>
          <table:table-cell office:value-type="string" calcext:value-type="string">
            <text:p>гарантування повноважень і неупередженості судових органів.</text:p>
          </table:table-cell>
          <table:table-cell office:value-type="string" calcext:value-type="string">
            <text:p>menținerea autorității și imparțialității judiciare.</text:p>
          </table:table-cell>
          <table:table-cell office:value-type="string" calcext:value-type="string">
            <text:p>поддержание авторитета и беспристрастности судебных органов.</text:p>
          </table:table-cell>
          <table:table-cell table:number-columns-repeated="1016"/>
        </table:table-row>
        <table:table-row table:style-name="ro90">
          <table:table-cell office:value-type="string" calcext:value-type="string">
            <text:p>Gjatë leximit të paragrafit 2 të nenit 10, edhe pse mund të mendohet se teksti i Konventës lejon një kufizim të përgjithshëm të të drejtës së lirisë së shprehjes për interesat e renditura, jurisprudenca e GJEDNJ-së ka jep detaje kur këto kufizime mund të jenë “të nevojshme në një shoqëri demokratike“ dhe rastet kur kjo nuk mund të ndodhë dhe ku mbizotëron e drejta e lirisë së shprehjes.</text:p>
          </table:table-cell>
          <table:table-cell office:value-type="string" calcext:value-type="string">
            <text:p>მიუხედავად იმისა, რომ მე-10 მუხლის მე-2 პუნქტის გაცნობისას, მკითველმა შესაძლებელია იფიქროს, რომ ჩამოთვლილი ინტერესებისთვის კონვენციის ტექსტი უშვებს გამოხატვის თავისუფლების ბლანკეტურ შეზღუდვას, ადამიანის უფლებათა ევროპულმა სასამართლომ დეტალურად განსაზღვრა, როდის შეიძლება შეზღუდვა იყოს “აუცილებელი დემოკრატიულ საზოგადოებაში” და როდის არ არის სახეზე აღნიშნული შემთხვევა და შესაბამისად უპირატესობა გამოხატვის თავისუფლებას ენიჭება. </text:p>
          </table:table-cell>
          <table:table-cell office:value-type="string" calcext:value-type="string">
            <text:p>Még ha a 10. cikk (2) bekezdését olvasva is valaki úgy gondolja, hogy az egyezmény szövege megengedi a szólásszabadsághoz való jog általános korlátozását, a felsorolt érdekek tekintetében az EJEB joggyakorlata részletesen kifejteti, hogy az ilyen korlátozás "szükséges lehet egy demokratikus társadalomban", <text:s/>illetve amikor ez nem áll fenn, és a szólásszabadsághoz való jog az elsődleges. </text:p>
          </table:table-cell>
          <table:table-cell office:value-type="string" calcext:value-type="string">
            <text:p>И покрај тоа што некој би можел да си помисли, читајќи го став 2 од член 10, дека текстот на Конвенцијата дозволува сеопфатно ограничување на правото на слобода на изразување, за наведените интереси, во судската пракса на ЕСЧП детално е утврдено кога таквото ограничување би можело да биде „неопходно во едно демократско општество“, како и во кои случаи тоа не е неопходно и преовладува правото на слобода на изразување.</text:p>
          </table:table-cell>
          <table:table-cell office:value-type="string" calcext:value-type="string">
            <text:p>Čak i ukoliko bi se, čitajući stav 2 Člana 10, moglo pomisliti da se na osnovu sadržaja Konvencije dozvoljava blanko ograničenje prava na slobodu izražavanja u pogledu navedenih interesa, sudska praksa ESLJP detaljno je utvrdila kada takvo ograničenje može biti ’neophodno u demokratskom društvu’, kao i kada to nije slučaj, a kada prednost ima sloboda izražavanja.</text:p>
          </table:table-cell>
          <table:table-cell office:value-type="string" calcext:value-type="string">
            <text:p>Незважаючи на те, що формулювання пункту 2 статті 10 може наштовхнути читача на думку про те, що Конвенція допускає беззастережне обмеження права на свободу вираження поглядів за наявності перерахованих підстав, в ході судової практики ЄСПЛ було докладно деталізовано, в яких випадках таке обмеження може бути «необхідним у демократичному суспільстві», а в яких право на свободу вираження поглядів переважає.</text:p>
          </table:table-cell>
          <table:table-cell office:value-type="string" calcext:value-type="string">
            <text:p>Chiar dacă, citind paragraful 2 al Articolului 10, s-ar putea crede că textul Convenției permite o limitare generală a dreptului la libertatea de exprimare, pentru interesele enumerate, jurisprudența CEDO a detaliat când astfel de limitări pot fi “necesare într-o societate democratică”, ca și pentru situațiile când nu este cazul și prevalează libertatea de exprimare. </text:p>
          </table:table-cell>
          <table:table-cell office:value-type="string" calcext:value-type="string">
            <text:p>Даже если при чтении параграфа 2 статьи 10 кто-то может подумать, что текст Конвенции допускает полное ограничение права на свободу выражения мнения, при перечисленных интересах, судебная практика ЕСПЧ подробно описала, когда такое ограничение может быть «необходимым» в демократическом обществе », а также, когда это может быть не так, и имеет место право на свободу выражения мнения.</text:p>
          </table:table-cell>
          <table:table-cell table:number-columns-repeated="1016"/>
        </table:table-row>
        <table:table-row table:style-name="ro106">
          <table:table-cell office:value-type="string" calcext:value-type="string">
            <text:p>Ndonëse ka raste kur kufizimet e shprehjes mbështeten nga GJEDNJ, ekziston një gamë e madhe çështjesh të gjykuara nga shtetet anëtare të Këshillit të Evropës ku, në përpjekje për të mbrojtur interesat e lartpërmendura, është vepruar në kundërshtim me nenin 10.</text:p>
          </table:table-cell>
          <table:table-cell office:value-type="string" calcext:value-type="string">
            <text:p>მიუხედავად იმისა, რომ არსებობს მრავალი საქმე, რომლებშიც ადამიანის უფლებათა ევროპულმა სასამართლომ გაამართლა გამოხატვის თავისუფლების შეზღუდვა, არსებობს ასევე მრავალი დავა, სადაც ევროსაბჭოს წევრი სახელმწიფოები მიჩნეულ იქნენ მე-10 მუხლის დამრღვევებად, ზემოჩამოთვლილ ინტერესთა დაკმაყოფილების მცდელობის პროცესში. </text:p>
          </table:table-cell>
          <table:table-cell office:value-type="string" calcext:value-type="string">
            <text:p>Bár vannak olyan esetek, amikor az EJEB fenntartja az expressziós korlátokat, sokszor olyan esetek is előfordulnak, amikor az Európa Tanács tagállamai amikor próbálják megvédeni a felsorolt értékeket a a 10. cikk megsértését tapasztalják.</text:p>
          </table:table-cell>
          <table:table-cell office:value-type="string" calcext:value-type="string">
            <text:p>И покрај тоа што постојат случаи во кои ограничувањата на слободата на изразување се одобрени од страна на ЕСЧП, постојат и низа случаи каде што е утврдено дека земјите-членки на Советот на Европа го прекршиле член 10 при обидот да ги заштитат горенаведените интереси.</text:p>
          </table:table-cell>
          <table:table-cell office:value-type="string" calcext:value-type="string">
            <text:p>Iako postoje predmeti u kojima ESLJP prihvata ograničenja izražavanja, takođe postoji široka lepeza predmeta u vezi sa kojima je utvrđeno da su zemlje Saveta Evrope izvršile povredu Člana 10, u pokušaju da zaštite gore navedene interese.</text:p>
          </table:table-cell>
          <table:table-cell office:value-type="string" calcext:value-type="string">
            <text:p>Незважаючи на існування прецедентів, в яких ЄСПЛ підтримує обмеження на свободу вираження поглядів, існує також безліч прецедентів, під час розгляду яких Суд ухвалив, що мало місце порушення статті 10 зі сторони держав-членів Ради Європи, коли ті намагалися обмежити свободу вираження поглядів на вищеперерахованих підставах.</text:p>
          </table:table-cell>
          <table:table-cell office:value-type="string" calcext:value-type="string">
            <text:p>În vreme ce există cazuri când limitările exprimării sunt susținute de CEDO, există de asemenea o largă arie de cazuri când s-a considerat că statele membre ale Consiliului Europei au încălcat Articolul 10, atunci când au încercat să protejeze interesele enumerate mai sus. </text:p>
          </table:table-cell>
          <table:table-cell office:value-type="string" calcext:value-type="string">
            <text:p>Несмотря на то, что есть дела, по которым ЕСПЧ поддерживает ограничения выражения мнения, существует также множество дел, когда <text:s/>государства-члены Совета Европы действовали в нарушение статьи 10 при попытке защитить перечисленные выше интересы.</text:p>
          </table:table-cell>
          <table:table-cell table:number-columns-repeated="1016"/>
        </table:table-row>
        <table:table-row table:style-name="ro94">
          <table:table-cell office:value-type="string" calcext:value-type="string">
            <text:p>Për shembull, nevoja për të mbrojtur sigurinë kombëtare lejon kufizime të të drejtës së lirisë së shprehjes, por autoritetet duhet të provojnë që këto kufizime janë të domosdoshme në një shoqëri demokratike.</text:p>
          </table:table-cell>
          <table:table-cell office:value-type="string" calcext:value-type="string">
            <text:p>მაგალითად, ეროვნული უსაფრთხოების დაცვის აუცილებლობა იძლევა გამოხატვის თავისუფლების შეზღუდვის შესაძლებლობას, თუმცა ხელისუფლებამ უნდა დაასაბუთოს, რომ აღნიშნული უდავოდ იყო აუცილებელი დემოკრატიულ საზოგადოებაში.</text:p>
          </table:table-cell>
          <table:table-cell office:value-type="string" calcext:value-type="string">
            <text:p>Például a nemzetbiztonság védelme szükségessé teszi a szólásszabadsághoz való jog korlátozását, de a hatóságoknak be kell bizonyítaniuk, hogy ezek a korlátozások valóban szükségesek a demokratikus társadalomban.</text:p>
          </table:table-cell>
          <table:table-cell office:value-type="string" calcext:value-type="string">
            <text:p>На пример, потребата за заштита на националната безбедност дозволува ограничување на правото на слобода на изразување, но властите треба да докажат дека таквото ограничување е навистина неопходно во едно демократско општество.</text:p>
          </table:table-cell>
          <table:table-cell office:value-type="string" calcext:value-type="string">
            <text:p>Na primer, potreba za zaštitom nacionalne bezbednosti dopušta ograničenja prava na slobodu izražavanja, ali organi moraju dokazati da su ta ograničenja zaista potrebna u demokratskom društvu.</text:p>
          </table:table-cell>
          <table:table-cell office:value-type="string" calcext:value-type="string">
            <text:p>Наприклад, необхідність забезпечення національної безпеки допускає обмеження права на свободу вираження поглядів, але влада повинна довести, що ці обмеження дійсно є необхідними в демократичному суспільстві.</text:p>
          </table:table-cell>
          <table:table-cell office:value-type="string" calcext:value-type="string">
            <text:p>De exemplu, nevoia de a apăra securitatea națională permite limitări ale dreptului la libertatea de exprimare, dar autoritățile trebuie să dovedească că aceste limitări sunt într-adevăr necesare într-o societate democratică.</text:p>
          </table:table-cell>
          <table:table-cell office:value-type="string" calcext:value-type="string">
            <text:p>Например, необходимость защиты национальной безопасности допускает ограничения права на свободу выражения мнения, но власти должны доказать, что эти ограничения действительно необходимы в демократическом обществе.</text:p>
          </table:table-cell>
          <table:table-cell table:number-columns-repeated="1016"/>
        </table:table-row>
        <table:table-row table:style-name="ro92">
          <table:table-cell office:value-type="string" calcext:value-type="string">
            <text:p>Nga ana tjetër, për sa i përket pornografisë dhe blasfemisë, këto mund të kufizohen më lehtë në interes të mbrojtjes së shëndetit ose moralit. Mbrojtja e të drejtave të fëmijëve ka rëndësi madhore. Pornografia me fëmijë / të mitur është e ndaluar me ligj.</text:p>
          </table:table-cell>
          <table:table-cell office:value-type="string" calcext:value-type="string">
            <text:p>მეორეს მხრივ, როდესაც საკითხი ეხება პორნოგრაფიასა და ღვთისგმობას, აღნიშნული უფრო მარტივად შეიძლება იყოს შეზღუდული ჯანმრთელობისა და მორალის ინტერესთა დაცვის მიზნით. უმნიშვნელოვანესია ბავშვთა უფლებების დაცვა. აკრძალულია ბავშვთა პორნოგრაფია. </text:p>
          </table:table-cell>
          <table:table-cell office:value-type="string" calcext:value-type="string">
            <text:p>Másrészről, ami a pornográfiát és az istenkáromlást illeti, ezeket könnyebben korlátozhatják az egészség és az erkölcs védelme érdekében. A gyermekek jogainak védelme a legfontosabb. A gyermekpornográfia illegális.</text:p>
          </table:table-cell>
          <table:table-cell office:value-type="string" calcext:value-type="string">
            <text:p>Од друга страна, во однос на порнографијата и богохулењето, тие може да бидат полесно ограничени во интерес на заштитата на здравјето или моралот. Заштитата на правата претставува приоритет. Детската порнографија е нелегална.</text:p>
          </table:table-cell>
          <table:table-cell office:value-type="string" calcext:value-type="string">
            <text:p>S druge strane, kada je reč o pornografiji i bogohuljenju, njih je lakše ograničiti u interesu zaštite zdravlja ili morala. Zaštita prava dece je od prioritetnog značaj. Dečija pornografija je protivzakonita.</text:p>
          </table:table-cell>
          <table:table-cell office:value-type="string" calcext:value-type="string">
            <text:p>З іншого боку, в тому, що стосується порнографії і богохульства, право на свободу вираження поглядів може бути безперешкодно обмежене з метою охорони здоров'я або моралі. Захист прав дітей має першочерговий пріоритет. Дитяча порнографія є незаконною.</text:p>
          </table:table-cell>
          <table:table-cell office:value-type="string" calcext:value-type="string">
            <text:p>Pe de altă parte, în ceea ce privește pornografia și blasfemia, acestea ar putea fi mult mai ușor limitate în interesul protecției sănătății sau moralei. Protecția drepturilor copilului este prioritară. Pornografia infantilă este ilegală.</text:p>
          </table:table-cell>
          <table:table-cell office:value-type="string" calcext:value-type="string">
            <text:p>С другой стороны, в том, что касается порнографии и богохульства, они могут быть легко ограничены в интересах охраны здоровья и нравственности населения. Защита прав детей имеет первостепенное значение. Детская порнография является незаконной.</text:p>
          </table:table-cell>
          <table:table-cell table:number-columns-repeated="1016"/>
        </table:table-row>
        <table:table-row table:style-name="ro86">
          <table:table-cell office:value-type="string" calcext:value-type="string">
            <text:p>Aspekte kryesore nga çështjet përkatëse të GJEDNJ-së:</text:p>
          </table:table-cell>
          <table:table-cell office:value-type="string" calcext:value-type="string">
            <text:p>საკვანძო საკითხები ადამიანის უფლებათა ევროპული სასამართლოს შესაბამისი პრაქტიკიდან:</text:p>
          </table:table-cell>
          <table:table-cell office:value-type="string" calcext:value-type="string">
            <text:p>Az EJEB releváns esetek főbb szempontjai:</text:p>
          </table:table-cell>
          <table:table-cell office:value-type="string" calcext:value-type="string">
            <text:p>Клучни аспекти од релевантни предмети во ЕСЧП:</text:p>
          </table:table-cell>
          <table:table-cell office:value-type="string" calcext:value-type="string">
            <text:p>Ključni aspekti relevantnih predmeta pred ESLJP:</text:p>
          </table:table-cell>
          <table:table-cell office:value-type="string" calcext:value-type="string">
            <text:p>Ключові аспекти відповідних справ ЄСПЛ:</text:p>
          </table:table-cell>
          <table:table-cell office:value-type="string" calcext:value-type="string">
            <text:p>Aspecte cheie din cazuri CEDO relevante:</text:p>
          </table:table-cell>
          <table:table-cell office:value-type="string" calcext:value-type="string">
            <text:p>Ключевые аспекты соответствующих дел ЕСПЧ:</text:p>
          </table:table-cell>
          <table:table-cell table:number-columns-repeated="1016"/>
        </table:table-row>
        <table:table-row table:style-name="ro93">
          <table:table-cell office:value-type="string" calcext:value-type="string">
            <text:p>Kufizimet e sigurisë kombëtare tek liria e shprehjes - vetëm nëse vërtetohet si e domosdoshme në një shoqëri demokratike</text:p>
          </table:table-cell>
          <table:table-cell office:value-type="string" calcext:value-type="string">
            <text:p>გამოხატვის თავისუფლების ეროვნული უსაფრთხოების შეზღუდვები - მხოლოდ იმ შემთხვევაში თუ დამტკიცდება, რომ აუცილებელია დემოკრატიულ საზოგადოებაში</text:p>
          </table:table-cell>
          <table:table-cell office:value-type="string" calcext:value-type="string">
            <text:p>A szólásszabadság nemzeti biztonsági korlátai - csak akkor, ha <text:s/>demokratikus társadalomban szükségessé válik</text:p>
          </table:table-cell>
          <table:table-cell office:value-type="string" calcext:value-type="string">
            <text:p>Ограничувања на слободата на изразување во интерес на националната безбедност - само ако се докаже дека се неопходни во едно демократско општество</text:p>
          </table:table-cell>
          <table:table-cell office:value-type="string" calcext:value-type="string">
            <text:p>Ograničenje slobode izražavanja zbog nacionalne bezbednosti – samo ako se pokaže neophodnim u demokratskom društvu</text:p>
          </table:table-cell>
          <table:table-cell office:value-type="string" calcext:value-type="string">
            <text:p>Обмеження свободи вираження поглядів на підставі забезпечення національної безпеки може відбуватися тільки в тому випадку, коли було доведено, що це необхідно в демократичному суспільстві</text:p>
          </table:table-cell>
          <table:table-cell office:value-type="string" calcext:value-type="string">
            <text:p>Limitările libertății de exprimare pentru securitatea națională - doar dacă se dovedesc necesare într-o societate democratică</text:p>
          </table:table-cell>
          <table:table-cell office:value-type="string" calcext:value-type="string">
            <text:p>Ограничения свободы выражения мнения в интересах национальной безопасности - только при наличии доказательства наличия такой необходимости в демократическом обществе</text:p>
          </table:table-cell>
          <table:table-cell table:number-columns-repeated="1016"/>
        </table:table-row>
        <table:table-row table:style-name="ro102">
          <table:table-cell office:value-type="string" calcext:value-type="string">
            <text:p>“Shtypi nuk duhet të tejkalojë caqet e vendosura, midis të tjerash, për mbrojtjen e interesave jetike të shtetit, siç janë siguria kombëtare ose integriteti territorial, ndaj kërcënimit për dhunë ose për parandalimin e krimit apo të prishjes së rendit dhe qetësisë publike, prapëseprapë, [shtypi] ka për detyrë të japë informacione dhe ide për çështje politike, edhe për ato tema që krijojnë përcarje. Shtypi mbart detyrën e përcimit të këtyre informacioneve dhe ideve; ndërkaq, publiku ka të drejtën t'i pranojë ato. Liria e shtypit i siguron publikut një prej mënyrave më të mira të zbulimit dhe krijimit të opinionit për idetë dhe qëndrimet e udhëheqësve politikë.“</text:p>
          </table:table-cell>
          <table:table-cell office:value-type="string" calcext:value-type="string">
            <text:p>“მიუხედავად იმისა, რომ პრესამ არ უნდა გადააბიჯოს განსაზღვრულ საზღვრებს, მათ შორის ძალადობის, არეულობისა თუ დანაშაულის თავიდან აცილების მიზნით სახელმწიფოს ისეთ სასიცოცხლო ინტერესებს, როგორიც არის ეროვნული უსაფრთხოება და ტერიტორიული მთლიანობა, მას ეკისრება <text:s/>ინფორმაციის და იდეების გავრცელების ფუნქცია პოლიტიკურ, მათ შორის წინააღმდეგობრივ <text:s/>საკითხებზე. <text:s/>პრესას არა მარტო ეკისრება მსგავსი ინფორმაციისა და იდეების გავრცელების ვალდებულება, არამედ საზოგადოებას აქვს <text:s/>მისი მიღების უფლება. პრესის თავისუფლება ანიჭებს საზოგადოებას პოლიტიკური ლიდერების იდეებისა და მიდგომების გაცნობისა და საკუთარი აზრის ჩამოყალიბების საუკეთესო შესაძლებლობას.” </text:p>
          </table:table-cell>
          <table:table-cell office:value-type="string" calcext:value-type="string">
            <text:p><text:s/>“Míg a sajtó nem lépheti túl az állam létfontosságú érdekeinek - például a nemzetbiztonságnak vagy a területi integritásnak az erőszakkal, illetve a rendellenesség vagy a bűncselekmények megelőzésével szembeni védelmét szolgáló határait, mindazonáltal a sajtóra hárul az információ adása, gondolatokkal kapcsolatos politikai kérdésekben, beleértve a megosztóakat is. Nem csak a sajtó feladata az ilyen információk és gondolatok átadása; a nyilvánosságnak is joga van fogadni és tovább adni. A sajtószabadság a nyilvánosság számára az egyik legjobb eszköz a politikai vezetők elképzeléseinek és attitűdjeinek megismerésére. “</text:p>
          </table:table-cell>
          <table:table-cell office:value-type="string" calcext:value-type="string">
            <text:p>„Иако печатот не смее да ги пречекори ограничувањата кои меѓу другото се поставени со цел заштита на виталните интереси на државата како што се националната безбедност или територијалниот интегритет од заканата од насилство или спречувањето на нереди или криминал, печатот сепак има обврска да пренесува информации и идеи за политички прашања, вклучувајќи ги и оние за кои има поделени мислења. Печатот не само што има задача да ги пренесува ваквите информации и идеи, туку и јавноста има право да ги добива истите. Слободата на печатот ѝ го овозможува на јавноста едно од најдобрите средства за откривање и креирање мислења за идеите и ставовите на политичките лидери“.</text:p>
          </table:table-cell>
          <table:table-cell office:value-type="string" calcext:value-type="string">
            <text:p>„Iako štampa ne sme da prekorači svoj delokrug, između ostalog, u pogledu zaštite vitalnih interesa Države, kao što su nacionalna bezbednost ili teritorijalni integritet, od pretnji od izbijanja nasilja ili u cilju sprečavanja nereda ili kriminala, štampa ipak ima obavezu da saopštava informacije i ideje o političkim pitanjima, uključujući i ona sporna. Ne samo što štampa ima zadatak da saopštava takve informacije i ideje, već i javnost ima pravo da ih prima. Sloboda štampe pruža javnosti jedno od najboljih sredstava za otkrivanje ideja i stavova političkih lidera i formiranje mišljenja o istima.”</text:p>
          </table:table-cell>
          <table:table-cell office:value-type="string" calcext:value-type="string">
            <text:p>«Хоча преса не повинна переходити межі, встановлені, зокрема, для захисту життєвоважливих національних інтересів, таких як забезпечення національної безпеки та територіальної цілісності, від загрози застосування сили або для запобігання порушенню громадського порядку чи злочинам, її функцією, тим не менше, є поширення інформації та ідей, що стосуються політичних питань, в тому числі таких, які можуть викликати розходження в поглядах. Окрім того, що завданням преси є донесення такої інформації та ідей, громадськість має право на доступ до них. Свобода засобів масової інформації надає громадськості один з найважливіших механізмів інформування та формування думки про ідеї та погляди, що озвучуються політичними лідерами».</text:p>
          </table:table-cell>
          <table:table-cell office:value-type="string" calcext:value-type="string">
            <text:p>“În vreme ce presa nu trebuie să depășească limitele impuse, inter alia, pentru protejarea intereselor vitale ale statului, cum ar fi securitatea națională sau integritatea teritorială împotriva amenințărilor cu violență sau pentru prevenirea dezordinii sau crimei, este totuși obligatoriu ca presa să difuzeze informații și idei despre problemele politice, inclusiv cele dezbinătoare. Nu numai că presa are sarcina de a împărtăși astfel de informații și idei; publicul are dreptul de a le primi. Libertatea presei asigură publicului unul dintre cele mai bune mijloace de a descoperi și a-și forma o opinie cu privire la ideile și atitudinile liderilor politici.” </text:p>
          </table:table-cell>
          <table:table-cell office:value-type="string" calcext:value-type="string">
            <text:p>«Хотя пресса не должна выходить за границы, установленные, в частности, для защиты жизненно важных интересов государства, таких как национальная безопасность или территориальная целостность, против угрозы насилия или для предотвращения беспорядков или преступлений, тем не менее у прессы есть обязательство распространять информацию и идеи по политическим вопросам, включая спорные. Мало того, что пресса несет ответственность за передачу такой информации и идей; общественность имеет право на их получение. Свобода прессы дает общественности одно из лучших средств для выявления и формирования мнения по вопросу идей и установок политических лидеров».</text:p>
          </table:table-cell>
          <table:table-cell table:number-columns-repeated="1016"/>
        </table:table-row>
        <table:table-row table:style-name="ro87">
          <table:table-cell office:value-type="string" calcext:value-type="string">
            <text:p>Sürek dhe Özdemir kundër Turqisë [Dhoma e Madhe], 1999</text:p>
          </table:table-cell>
          <table:table-cell office:value-type="string" calcext:value-type="string">
            <text:p>Sürek და Özdemir თურქეთის წინაამდეგ, [დიდი პალატა], 1999</text:p>
          </table:table-cell>
          <table:table-cell office:value-type="string" calcext:value-type="string">
            <text:p>Sürek és Özdemir kontra Törökország <text:s/>[Nagy Kamara], 1999</text:p>
          </table:table-cell>
          <table:table-cell office:value-type="string" calcext:value-type="string">
            <text:p>Sürek и Özdemir против Турција [Голем судски совет], 1999</text:p>
          </table:table-cell>
          <table:table-cell office:value-type="string" calcext:value-type="string">
            <text:p>Sürek i Özdemir protiv Turske [Veliko veće], 1999</text:p>
          </table:table-cell>
          <table:table-cell office:value-type="string" calcext:value-type="string">
            <text:p>Сюрек і Оздемір проти Туреччини [Велика палата], 1999 рік.</text:p>
          </table:table-cell>
          <table:table-cell office:value-type="string" calcext:value-type="string">
            <text:p>Sürek and Özdemir v. Turcia [Marea Cameră], 1999</text:p>
          </table:table-cell>
          <table:table-cell office:value-type="string" calcext:value-type="string">
            <text:p>Сюрек (Sürek) и Оздемир (Özdemir) против Турции [Большая Палата], 1999</text:p>
          </table:table-cell>
          <table:table-cell table:number-columns-repeated="1016"/>
        </table:table-row>
        <table:table-row table:style-name="ro100">
          <table:table-cell office:value-type="string" calcext:value-type="string">
            <text:p>“Gjykata i ka kushtuar vëmendje të veçantë termave të përdorur në këto nene dhe kontekstin e botimit të tyre, duke marrë parasysh rrethanat e cështjeve të paraqitura për gjykim, sidomos vështirësitë që lidhen me luftën ndaj terrorizmit. Ajo konstaton se shkrimet e kontestuara nuk përmbajnë asnjë aluzion ndaj përdorimit të dhunës, rezistencës së armatosur apo kryengritjes, dhe se ato nuk përbëjnë gjuhë urrejtjeje e cila, në pikëpamjen e gjykatës, është elementi thelbësor që duhet marrë në konsideratë.“</text:p>
          </table:table-cell>
          <table:table-cell office:value-type="string" calcext:value-type="string">
            <text:p>“სასამართლომ განსახილველი საქმის გარემოებების, კერძოდ კი ტერორიზმთან ბრძოლის სირთულეების გათვალისწინებით, <text:s/>განსაკუთრებული ყურადღება მიაქცია <text:s/>სტატიაში გამოყენებულ ტერმინებს და მათ კონტექსტს. სასამართლო ადგენს, რომ სადავო მასალა არ მოიცავდა რაიმე სახის მოწოდებას ძალადობის, შეიარაღებული წინააღმდეგობისა <text:s/>თუ აჯანყებისკენ და, რომ მასალა არ მოიცავდა სიძულვილის ენას, რომელიც სასამართლოს აზრით უმნიშვნელოვანეს გასათვალისწინებელ ფაქტორს წარმოადგენს.”</text:p>
          </table:table-cell>
          <table:table-cell office:value-type="string" calcext:value-type="string">
            <text:p><text:s/>“A Bíróság különös figyelmet fordított az e cikkekben használt kifejezésekre és azok közzétételének összefüggéseire, figyelembe véve a megfontolásra benyújtott ügyek körülményeit, különösen a terrorizmus elleni küzdelem nehézségeit. Megállapítja, hogy a vitatott írások nem tartalmaztak utalást az erőszak, fegyveres ellenállás vagy felkelés alkalmazására, és hogy nem jelentenek gyűlöletbeszédet, amely véleménye szerint a lényeges elem, amelyet figyelembe kell venni. “ </text:p>
          </table:table-cell>
          <table:table-cell office:value-type="string" calcext:value-type="string">
            <text:p>„Судот обрна посебно внимание на условите користени во овие статии и контекстот на нивното објавување, земајќи ги предвид околностите кои ги опкружуваат случаите кои тој треба да ги разгледа, посебно тешкотиите во поглед на борбата против тероризмот. Тој констатира дека спорните текстови не содржат никаква алузија на користењето насилство, вооружен отпор или востание, и дека не содржат говор на омраза, што според неговото мислење е суштинскиот елемент кој треба да биде земен предвид“.</text:p>
          </table:table-cell>
          <table:table-cell office:value-type="string" calcext:value-type="string">
            <text:p>„Sud je posvetio posebnu pažnju pojmovima upotrebljenim u ovim člancima i kontekstu publikacije, uzimajući u obzir okolnosti u okruženju predmeta koji su mu predati na razmatranje, a posebno, teškoće u vezi sa borbom protiv terorizma. Sud je utvrdio da sporni tekstovi ne sadrže nikakvu aluziju na upotrebu nasilja, oružani otpor ili ustanak i da ne predstavljaju govor mržnje, što je po mišljenju Suda bitan element koji treba biti uzet u obzir.“</text:p>
          </table:table-cell>
          <table:table-cell office:value-type="string" calcext:value-type="string">
            <text:p>«Суд детально вивчив формулювання, які використовувалися в цих статтях, а також умови, за яких вони були опубліковані, беручи до уваги обставини, які мають відношення до справ, що були направлені для розгляду Судом, зокрема проблеми, пов'язані з боротьбою з тероризмом. Суд вирішив, що оскаржувані публікації не містять прихованих закликів до насильства, збройного опору або повстання, а також висловлювань, які підбурюють до ненависті, що, на думку Суду, є важливим фактором, який необхідно взяти до уваги».</text:p>
          </table:table-cell>
          <table:table-cell office:value-type="string" calcext:value-type="string">
            <text:p>“Curtea a acordat o atenție specială termenilor folosiți în aceste articole și contextului publicării lor, ținând cont de circumstanțele cazurilor, în special de dificultățile legate de lupta împotriva terorismului. Găsește că scrierile în discuție nu conțineau nici o aluzie la folosirea violenței, rezistenței armate sau a revoltelor și că nu reprezintă discurs instigator la ură, care, în opinia sa, este un element esențial ce trebuie luat în considerare.”</text:p>
          </table:table-cell>
          <table:table-cell office:value-type="string" calcext:value-type="string">
            <text:p>«Суд обратил особое внимание на термины, используемые в этих статьях, и на контекст их публикации с учетом обстоятельств, связанных с рассмотренными делами, в частности на трудности, связанные с борьбой с терроризмом. Он находит, что в оспариваемых статьях не было никаких намеков на применение насилия, вооруженного сопротивления или восстания и что они не представляют собой языка вражды, что, по его мнению, является существенным элементом, который необходимо принять во внимание».</text:p>
          </table:table-cell>
          <table:table-cell table:number-columns-repeated="1016"/>
        </table:table-row>
        <table:table-row table:style-name="ro87">
          <table:table-cell office:value-type="string" calcext:value-type="string">
            <text:p>Bayar dhe Gürbüz kundër Turqisë, 2012</text:p>
          </table:table-cell>
          <table:table-cell office:value-type="string" calcext:value-type="string">
            <text:p>Bayar და Gürbüz თურქეთის წინააღმდეგ, 2012 </text:p>
          </table:table-cell>
          <table:table-cell office:value-type="string" calcext:value-type="string">
            <text:p>Bayar és Gürbüz kontra Törökország, 2012</text:p>
          </table:table-cell>
          <table:table-cell office:value-type="string" calcext:value-type="string">
            <text:p>Bayar и Gürbüz против Турција, 2012</text:p>
          </table:table-cell>
          <table:table-cell office:value-type="string" calcext:value-type="string">
            <text:p>Bayar i Gürbüz protiv Turske, 2012</text:p>
          </table:table-cell>
          <table:table-cell office:value-type="string" calcext:value-type="string">
            <text:p>Баяр і Гурбуз проти Туреччини, 2012 рік</text:p>
          </table:table-cell>
          <table:table-cell office:value-type="string" calcext:value-type="string">
            <text:p>Bayar și Gürbüz v. Turcia, 2012</text:p>
          </table:table-cell>
          <table:table-cell office:value-type="string" calcext:value-type="string">
            <text:p>Дело "Баяр (Bayar) Гурбуз (Gürbüz) против Турции", 2012</text:p>
          </table:table-cell>
          <table:table-cell table:number-columns-repeated="1016"/>
        </table:table-row>
        <table:table-row table:style-name="ro120">
          <table:table-cell office:value-type="string" calcext:value-type="string">
            <text:p>“artikulli i kundërshtuar lidhej me PKK dhe shprehte një thirrje për përdorimin e forcës së armatosur si një mjet për të arritur pavarësinë kombëtare të Kurdistanit. (...). Në një kontekst të tillë, përmbajtja e artikullit duhet të shihet si e aftë të nxitë dhunë të mëtejshme në rajon. Me të vërtetë, mesazhi që i përcillet lexuesit është se përdorimi i dhunës është një masë e domosdoshme dhe e përligjur e vetëmbrojtjes nga agresori. Në këtë vështrim, Gjykata konstaton se arsyet e paraqitura nga shteti i paditur për dënimin e aplikantit janë të përshtatshme dhe të mjaftueshme për të argumentuar një ndërhyrje në të drejtën e aplikantit për lirinë e shprehjes. Gjykata përsërit se vetë fakti që “informacioni“ ose “idetë“ fyejnë, shokojnë apo shqetësojnë nuk mjafton për të justifikuar këtë ndërhyrje (shih paragrafin 36 më lart). Megjithatë, çështja në fjalë në këtë rast është nxitja e dhunës.“</text:p>
          </table:table-cell>
          <table:table-cell office:value-type="string" calcext:value-type="string">
            <text:p>“სადავო სტატია ასოცირდებოდა ქურთისტანის მუშათა პარტიასთან (PKK) და ქურთისტანის ეროვნული დამოუკიდებლობის მოპოვების მიზნებისთვის მოიცავდა შეიარაღებული ძალების გამოყენებისკენ მოწოდებას. <text:s/>(...). მოცემულ კონტექსტში სტატიის შინაარსი განხილულ უნდა იქნეს, როგორც რეგიონში ძალადობის წამახალისებელი დამატებითი ფაქტორი. უდავოა, მკითხველისთვის მიწოდებულ მესიჯს წარმოადგენდა ის, რომ აგრესორის წინააღმდეგ ძალადობის გამოყენება წარმოადგენდა თავდაცვის აუცილებელ და გამართლებულ საშუალებას. <text:s/>აღნიშნულის გათვალისწინებით სასამართლო ადგენს, რომ მოპასუხე სახელმწიფოს მიერ წარმოდგენილი მოსარჩელის გასამართლების საფუძვლები არის რელევანტური და საკმარისი იმისთვის, რომ გაამართლოს მოსარჩელის გამოხატვის თავისუფლების შეზღუდვა. <text:s/>სასამართლო ხაზს უსვამს, რომ მხოლოდ ის ფაქტი, რომ “ინფორმაცია” ან “იდეები” არის შეურაცხმყოფელი, შოკის მომგვრელი ან გამაღიზიანებელი, აღნიშნული არ წარმოადგენს ჩარევის გამართლების საკმარის საფუძველს. მიუხედავად ზემოთქმულისა, მოცემულ საქმეში სახეზეა მოწოდება ძალადობისკენ.” </text:p>
          </table:table-cell>
          <table:table-cell office:value-type="string" calcext:value-type="string">
            <text:p><text:s/>“ a vitatott cikk a PKK-hoz kapcsolódott, felhívást tett közzé, <text:s/>hogy fegyveres erőt használjanak a kurdisztáni nemzeti függetlenség elérésének eszközeként. (...). Ebben a kontextusban a cikk tartalmát úgy kell tekinteni, hogy képes arra, hogy ösztönözze a további erőszakot a régióban. Valójában az olvasó számára közölt üzenet az, hogy az erőszak igénybevétele szükséges és indokolt intézkedés az önvédelemre az agresszor előtt. Ebből a szempontból az Elsőfokú Bíróság megállapítja, hogy a felperes állításával kapcsolatos indokai mind relevánsak, mind elegendőek ahhoz, hogy a felperesnek a szólásszabadsághoz való jogát korlátozzák. A Bíróság megismétli, hogy az a puszta tény, hogy az információ" vagy az "elképzelés" sértő, sokkoló vagy zavaró, nem elegendő az interferencia igazolásához (lásd a fenti 36. pontot). Ami azonban a jelen ügyben vitatott, az erőszakra való felbujtás. "</text:p>
          </table:table-cell>
          <table:table-cell office:value-type="string" calcext:value-type="string">
            <text:p>„во спорната статија е изразена припадност кон Работничката партија на Курдистан (РКК) и се повикува на користење вооружена сила како средство за постигнување национална независност на Курдистан (...). Во еден таков контекст, би морало да се заклучи дека содржината на статијата би можела да поттикне понатамошни насилни дејствија во регионот. Впрочем, пораката која му се соопштува на читателот е дека прибегнувањето кон насилство претставува неопходна и оправдана мерка на самоодбрана против дејствијата на агресорот. Токму од оваа гледна точка Судот констатира дека причините изнесени од страна на тужената држава за осудувањето на жалителот се и релевантни и доволни за да се утврди мешање во правото на слобода на изразување на жалителот. Судот повторува дека самиот факт што „информациите“ или „идеите“ навредуваат, шокираат или вознемируваат не е доволен за да се оправда таквото мешање (в. параграф 36 погоре). Меѓутоа, она што е во прашање во конкретниот случај е поттикнувањето на насилство“.</text:p>
          </table:table-cell>
          <table:table-cell office:value-type="string" calcext:value-type="string">
            <text:p>„sporni članak se povezao sa PKK i izneo poziv na upotrebu oružane sile kao sredstva za ostvarivanje nacionalne nezavisnosti Kurdistana. (...). U datom kontekstu, sadržaj članka se mora sagledati kao moguć podsticaj daljem nasilju u regionu. Konkretno, poruka koja se saopštava čitaocu je da je pribegavanje nasilju neophodna i opravdana mera samoodbrane pred agresorom. S obzirom na to, Sud je utvrdio da su razlozi, koje je navela tužena Država za osuđujuću presudu izrečenu protiv podnosioca predstavke, relevantni i dovoljni kao temelj za utvrđivanje mešanja u pravo podnosioca predstavke na slobodu izražavanja. Sud ponavlja da puka činjenica da su ’informacije’ ili ’ideje’ uvredljive, zgražavajuće ili uznemirujuće nije dovoljna da se opravda mešanje (vidi stav 36 u tekstu gore). Međutim, ono što je sporno u konkretnom predmetu jeste podsticanje na nasilje.“</text:p>
          </table:table-cell>
          <table:table-cell office:value-type="string" calcext:value-type="string">
            <text:p>«Автор оскаржуваної статті асоціював себе з Курдською робітничою партією і зробив заклик до застосування зброї як засобу досягнення національної незалежності Курдистану.(…) У такому контексті зміст статті має розглядатися таким, що здатен спровокувати подальше насильство в регіоні. Дійсно, до читача доводилося повідомлення про те, що застосування насильства є необхідною і виправданою мірою самооборони перед обличчям агресора. Саме в даному аспекті Суд визнав, що представлені державою-відповідачем підстави для засудження позивача є значущими і достатніми для обґрунтування втручання в право позивача на свободу вираження поглядів. Суд нагадав, що звичайний факт того, що "інформація" або "ідеї" зачіпають, шокують або завдають занепокоєння, є недостатнім для обґрунтування даного втручання (див. вище § 36). Однак у цій справі розглядається підбурювання до насильства.»</text:p>
          </table:table-cell>
          <table:table-cell office:value-type="string" calcext:value-type="string">
            <text:p>“articolul incriminat s-a asociat PKK și a exprimat o chemare la utilizarea forței armate ca mijloc de a realiza independența națională a Kurdistanului (...). Într-un astfel de context, conținutul articolului trebuie văzut ca fiind capabil de incitare la violență în regiune. Într-adevăr mesajul care e comunicat cititorului este că recursul la violență este o măsură necesară și justificată de auto-apărare în fața agresorului. În această perspectivă, Curtea consideră că motivele prezentate de Statul reclamat pentru aplicarea condamnării sunt relevante și suficiente pentru a justifica interferența cu dreptul reclamantului la libertatea de exprimare. Curtea reiterează că simplul fapt că “informațiile” sau “ideile” ofensează, șochează sau deranjează nu e suficient pentru a justifica această interferență (vezi paragraful 36 de mai sus). Ceea ce în chestiune în cazul de față este, totuși, incitarea la violență.”</text:p>
          </table:table-cell>
          <table:table-cell office:value-type="string" calcext:value-type="string">
            <text:p>«Оспариваемая статья связана с РПК и содержит призыв к использованию вооруженной силы в качестве средства для достижения национальной независимости Курдистана. (...). В таком контексте содержание статьи должно рассматриваться как способное подстрекать к дальнейшему насилию в регионе. Действительно, посыл, адресованный читателю, заключается в том, что обращение к насилию является необходимой и оправданной мерой самозащиты перед лицом агрессора. Именно с этой точки зрения Суд считает, что причины, изложенные государством-ответчиком в отношении осуждения заявителя, являются как соответствующими, так и достаточными для обоснования вмешательства в право заявителя на свободу выражения мнения. Суд подтверждает, что сам факт того, что «информация» или «идеи» оскорбляют, шокируют или смущают, недостаточен для обоснования этого вмешательства (см. п. 36 выше). Однако в данном случае речь идет о подстрекательстве к насилию».</text:p>
          </table:table-cell>
          <table:table-cell table:number-columns-repeated="1016"/>
        </table:table-row>
        <table:table-row table:style-name="ro87">
          <table:table-cell office:value-type="string" calcext:value-type="string">
            <text:p>Rasti i Sürek kundër Turqisë (Nr. 3), 1999</text:p>
          </table:table-cell>
          <table:table-cell office:value-type="string" calcext:value-type="string">
            <text:p>საქმე Sürek თურქეთის წინააღმდეგ (No. 3), 1999</text:p>
          </table:table-cell>
          <table:table-cell office:value-type="string" calcext:value-type="string">
            <text:p>Sürek kontra Törökország <text:s/>eset <text:s/>(3 szám), 1999</text:p>
          </table:table-cell>
          <table:table-cell office:value-type="string" calcext:value-type="string">
            <text:p>Предмет Sürek против Турција (Бр. 3), 1999</text:p>
          </table:table-cell>
          <table:table-cell office:value-type="string" calcext:value-type="string">
            <text:p>Predmet Sürek protiv Turske (br. 3), 1999</text:p>
          </table:table-cell>
          <table:table-cell office:value-type="string" calcext:value-type="string">
            <text:p>Сюрек проти Туреччини (№. 3), 1999</text:p>
          </table:table-cell>
          <table:table-cell office:value-type="string" calcext:value-type="string">
            <text:p>Sürek v. Turcia (nr. 3), 1999</text:p>
          </table:table-cell>
          <table:table-cell office:value-type="string" calcext:value-type="string">
            <text:p>Дело «Сюрек (Sürek) против Турции (№ 3)», 1999</text:p>
          </table:table-cell>
          <table:table-cell table:number-columns-repeated="1016"/>
        </table:table-row>
        <table:table-row table:style-name="ro89">
          <table:table-cell office:value-type="string" calcext:value-type="string">
            <text:p>Pornografia dhe blasfemia mund të kufizohen për të mbrojtur shëndetin ose moralin</text:p>
          </table:table-cell>
          <table:table-cell office:value-type="string" calcext:value-type="string">
            <text:p>პორნოგრაფია და ღვთის გმობა შესაძლებელია შეიზღუდოს ჯანმრთელობისა და მორალის დაცვის მოტივით </text:p>
          </table:table-cell>
          <table:table-cell office:value-type="string" calcext:value-type="string">
            <text:p>A pornográfia és az istenkáromlás korlátozható az egészség és az erkölcs védelme érdekében</text:p>
          </table:table-cell>
          <table:table-cell office:value-type="string" calcext:value-type="string">
            <text:p>Порнографијата и богохулието можат да се ограничат заради заштита на здравјето или моралот</text:p>
          </table:table-cell>
          <table:table-cell office:value-type="string" calcext:value-type="string">
            <text:p>Pornografija i bogohuljenje se mogu ograničiti u cilju zaštite zdravlja ili morala</text:p>
          </table:table-cell>
          <table:table-cell office:value-type="string" calcext:value-type="string">
            <text:p>Публікація порнографії та богохульних заяв може обмежуватися з метою охорони здоров'я або моралі</text:p>
          </table:table-cell>
          <table:table-cell office:value-type="string" calcext:value-type="string">
            <text:p>Pornografia și blasfemia pot fi limitate pentru protejarea sănătății sau moralei </text:p>
          </table:table-cell>
          <table:table-cell office:value-type="string" calcext:value-type="string">
            <text:p>Порнография и богохульство могут быть ограничены для защиты здоровья или нравственности</text:p>
          </table:table-cell>
          <table:table-cell table:number-columns-repeated="1016"/>
        </table:table-row>
        <table:table-row table:style-name="ro113">
          <table:table-cell office:value-type="string" calcext:value-type="string">
            <text:p>“(...) në kontekstin e besimeve fetare, në mënyrë legjitime mund të përfshihet detyra për të shmangur sa më shumë fjalët me përmbajtje fyese, të pallogjikshme apo profane për të tjerët, mbi objektet e kultit (...). (...) Shteteve Kontraktuese përgjithësisht kanë në dispozicion një hapësirë më të gjerë vlerësimi e njohjeje për rregullimin e lirisë së shprehjes për tematikat që mund të ofendojnë bindjet tejet personale brenda sferës së moralit apo sidomos të fesë. Për më tepër, ashtu si në fushën e moralit, dhe ndoshta <text:s/>në një shkallë edhe më të madhe, nuk ekziston një koncept evropian uniform për kërkesat e “mbrojtjes së të drejtave të të tjerëve“ nga sulmet ndaj bindjeve të tyre fetare. (...). “</text:p>
          </table:table-cell>
          <table:table-cell office:value-type="string" calcext:value-type="string">
            <text:p>“(…) <text:s/>რელიგიური რწმენის კონტექსტში, შესაძლებელია ლეგიტიმურად მოექცეს თაყვანისცემის საგნების მიმართ გამოხატვის ისეთი ფორმებისთვის თავის არიდების ვალდებულება, რომლებიც <text:s/>დაუსაბუთებლად შეურაცხმყოფელია სხვებისა და რელიგიის აღმსარებლებისთვის. (…). (…) ზოგადად ხელმომწერ სახელმწიფოებს ენიჭებათ ფართო დისკრეციული უფლებამოსილება გამოხატვის თავისუფლების რეგულირებისას, როდესაც ის ეხება საკითხებს, რომლებმაც შესაძლოა დაარღვიონ მორალის განსაკუთრებით კი რელიგიის სფეროში არსებული პირადი შეხედულებები. <text:s text:c="2"/>ამასთან, ისევე როგორც მორალის შემთხვევაში, და შესაძლოა უფრო მაღალი ხარისხით, არ არსებობს საერთო ევროპული მიდგომა, რომელიც დააწესებდა “სხვათა უფლებების დაცვის”ვალდებულებას მათ რელიგიურ შეხედულებებზე თავდასხმის შემთხვევაში. <text:s/>(…).”</text:p>
          </table:table-cell>
          <table:table-cell office:value-type="string" calcext:value-type="string">
            <text:p>(...) a vallási meggyőződés összefüggésében jogosultak lehetnek arra, hogy elkerüljék, amennyire csak lehetséges, olyan kifejezéseket, amely a tisztelet tárgyát illetően méltatlanul sértő másokra és meggyőző (...). (...) a szerzõdõ államok számára széles körû mérlegelési mozgástér áll rendelkezésükre, amikor a véleménynyilvánítás szabadságát szabályozzák azokban az esetekben, amelyek a bensõséges személyes meggyõzõdést az erkölcs vagy különösen a vallás területét sérthetik. Ráadásul, mint pl. az erkölcs területén nem létezik egységes európai koncepció a mások jogainak védelme követelményeiről a vallási meggyőződésük támadásaival kapcsolatban. (...).”</text:p>
          </table:table-cell>
          <table:table-cell office:value-type="string" calcext:value-type="string">
            <text:p>„(...) во контекст на верските уверувања, можат легитимно да се вклучат обврски за да се избегнуваат, колку што тоа е можно, изрази коишто во однос на објектите на обожување се навредливи кон други лица и кои се профанаторни (...) (...) генерално државите договорнички имаат поголем степен на слободна проценка при регулирањето на слободата на изразување во врска со прашања кои можат да ги навредат интимните лични убедувања во сферата на моралот, или посебно религијата. Освен тоа, како и во полето на моралот, а можеби и во уште поголема мера, не постои единствен концепт на европско ниво на барањата за „заштита на правата на другите“ во однос на нападите на нивните верски убедувања. (...)“.</text:p>
          </table:table-cell>
          <table:table-cell office:value-type="string" calcext:value-type="string">
            <text:p>„(…) u kontekstu verskih uverenja, može legitimno biti uključena dužnost da se u najvećoj mogućoj meri izbegava izražavanje koje je za druga lica, u odnosu na objekte koji uživaju duboko poštovanje, bezrazložno uvredljivo i predstavlja huljenje (…). (…) državama ugovornicama generalno stoji na raspolaganju ​šire polje slobodne procene prilikom uređenja slobode izražavanja u odnosu na stvari koje mogu predstavljati uvredu intimnih, ličnih ubeđenja u oblasti morala ili, naročito, religije. Pored toga, kao i u oblasti morala, a možda i u većoj meri, ne postoji jedinstven evropski koncept u vezi sa uslovima koji se odnose na ’zaštitu prava drugih’ od napada na njihova verska uverenja. (…).”</text:p>
          </table:table-cell>
          <table:table-cell office:value-type="string" calcext:value-type="string">
            <text:p>«(…) в контексті релігійних переконань може бути легітимно включений і обов'язок уникати, наскільки це можливо, висловлювань, які можуть вважатися іншими необґрунтовано образливими і навіть такими, що зневажають <text:s/>релігійні цінності (…). (…) Значно ширша свобода розсуду зазвичай надається Договірним Державам при регулюванні свободи вираження поглядів, коли йдеться про образу особистих переконань, а також моралі і, особливо, релігії. У сфері моралі і, можливо, ще в більшій мірі в сфері релігійних переконань не існує загальноприйнятої європейської концепції вимог, покликаних забезпечити «захист прав інших осіб» в разі нападу на їхні релігійні переконання. (…).»</text:p>
          </table:table-cell>
          <table:table-cell office:value-type="string" calcext:value-type="string">
            <text:p><text:span text:style-name="T13">“(…) în contextul credințelor religioase, s-ar putea introduce în mod legitim o obligație de a evita, pe cât posibil, un mod de exprimare care este, cu privire la obiectele venerației, în mod gratuit ofensatoare pentru alții și profanatoare. (…) o marjă mai largă de apreciere este în general asigurată Statelor Contractante în reglementarea libertății de exprimare cu privire la chestiuni ce pot ofensa convingeri intime personale în sfera moralei sau, în special, în cea a religiei. </text:span><text:span text:style-name="T14">Mai mult, ca în domeniul moralei, și poate chiar într-un grad mai mare, nu există o concepție europeană uniformă privind cerințele de “protecție a drepturilor celorlalți” în relație cu atacurile asupra convingerilor lor religioase (…).”</text:span></text:p>
          </table:table-cell>
          <table:table-cell office:value-type="string" calcext:value-type="string">
            <text:p>(...) в контексте религиозных верований может считаться законным включение к ограничениям свободы слова такой обязанности, <text:s/>как избегать, насколько это возможно, оскорбительных комментарием по отношению к объектам поклонения (...). (...) более широкая свобода усмотрения, как правило, доступна Договаривающимся государствам при регулировании свободы выражения мнения в отношении вопросов, которые могут оскорбить интимные личные убеждения в сфере нравственности или, в особенности, религии. Более того, как и в области нравственности и, возможно, в еще большей степени, нет единой европейской концепции требований по «защите прав других» в отношении нападений на их религиозные убеждения. (...).</text:p>
          </table:table-cell>
          <table:table-cell table:number-columns-repeated="1016"/>
        </table:table-row>
        <table:table-row table:style-name="ro87">
          <table:table-cell office:value-type="string" calcext:value-type="string">
            <text:p>Wingrove kundër Mbretërisë së Bashkuar, 1996</text:p>
          </table:table-cell>
          <table:table-cell office:value-type="string" calcext:value-type="string">
            <text:p>Wingrove გაერთიანებული სამეფოს წინააღმდეგ, 1996</text:p>
          </table:table-cell>
          <table:table-cell office:value-type="string" calcext:value-type="string">
            <text:p>Wingrove kontra Egyesült Királyság 1996</text:p>
          </table:table-cell>
          <table:table-cell office:value-type="string" calcext:value-type="string">
            <text:p>Wingrove против Обединетото Кралство, 1996</text:p>
          </table:table-cell>
          <table:table-cell office:value-type="string" calcext:value-type="string">
            <text:p>Wingrove protiv Ujedinjenog Kraljevstva, 1996</text:p>
          </table:table-cell>
          <table:table-cell office:value-type="string" calcext:value-type="string">
            <text:p>Уінґроув проти Сполученого Королівства, 1996</text:p>
          </table:table-cell>
          <table:table-cell office:value-type="string" calcext:value-type="string">
            <text:p>Wingrove v. UK, 1996</text:p>
          </table:table-cell>
          <table:table-cell office:value-type="string" calcext:value-type="string">
            <text:p>Вингроув (Wingrove) против Соединенного Королевства, 1996 </text:p>
          </table:table-cell>
          <table:table-cell table:number-columns-repeated="1016"/>
        </table:table-row>
        <table:table-row table:style-name="ro99">
          <table:table-cell office:value-type="string" calcext:value-type="string">
            <text:p>“Gjykata më tej vëren se aplikanti e kishte patur mundësinë që ta shmangte dëmin dhe, rrjedhimisht, dënimin duke vazhduar gjihsesi veprimarinë e tij, në rast se do të siguronte që asnjë nga fotografitë [pornografike] të mos ishin të disponueshme në faqen e lirë të vrojtimit (ku nuk ka kontroll për moshën). Ai zgjodhi të mos e bënte këtë, patjetër, sepse shpresonte të tërhiqte më shumë klientë duke i lënë fotografitë në faqen e lirë të vrojtimit.“</text:p>
          </table:table-cell>
          <table:table-cell office:value-type="string" calcext:value-type="string">
            <text:p>“სასამართლო დამატებით ადგენს, რომ შესაძლებელი იქნებოდა მოსარჩელის მიერ მიყენებული ზიანის და შესაბამისად პასუხისმგებლობის თავიდან აცილება საკუთარი საქმიანობის განხორციელების შეუფერხებლად, თუ ის უზრუნველყოფდა, რომ არცერთი (პორნოგრაფიული) სურათი არ იქნებოდა ხელმისაწვდომი ვებგვერდზე თავისუფალი ხილვისთვის (შესაბამის მომხმარებელთა ასაკის დადასტურების გარეშე). მან უარი თქვა აღნიშნული მექანიზმის გამოყენებაზე, რადგან იმედოვნებდა, რომ ფოტოების თავისუფლად ხელმისაწვდომ ვებგვერდზე დატოვებით მიიზიდავდა მეტ მომხმარებელს.”</text:p>
          </table:table-cell>
          <table:table-cell office:value-type="string" calcext:value-type="string">
            <text:p>“A Bíróság ezenkívül megjegyzi, hogy a felperes üzleti tevékenysége folytatása közben tehette volna, hogy ne okozzon sérelmet, kárt, <text:s/>biztosítva, hogy a [pornográf] fényképek közül egyik se álljon rendelkezésre az ingyenes előnézeti oldalon (ahol nem volt életkor). Úgy döntött, hogy nem teszi ezt, mert remélte, hogy több ügyfelet vonzana, ha a képeket az ingyenes előnézeti oldalon hagyja. “</text:p>
          </table:table-cell>
          <table:table-cell office:value-type="string" calcext:value-type="string">
            <text:p>„Судот дополнително забележува дека жалителот можел да ја избегне штетата и, следствено на тоа, осудителната пресуда, продолжувајќи да ја врши својата работа, доколку го оневозможел пристапот до [порнографските] фотографии на бесплатната страница за преглед (каде што немало проверка на возраста). Тој одлучил да не го стори тоа бидејќи, без сомнение, се надевал дека ќе привлече повеќе публика ако ги остави фотографиите на бесплатната страница за преглед“.</text:p>
          </table:table-cell>
          <table:table-cell office:value-type="string" calcext:value-type="string">
            <text:p>„Sud dalje konstatuje da je podnosilac predstavke mogao da izbegne povredu a, sledstveno tome, i osuđujuću presudu, nastavljajući svoju poslovnu delatnost, <text:s/>time što bi obezbedio da nijedna od ​[pornografskih] ​fotografija ne bude dostupna na stranici sa besplatnim prethodnim pregledom (gde nema provere starosne dobi). On se opredelio da to ne uradi, nesumnjivo zato što se nadao da će privući više klijenata ako fotografije ostavi na stranici sa besplatnim prethodnim pregledom.“</text:p>
          </table:table-cell>
          <table:table-cell office:value-type="string" calcext:value-type="string">
            <text:p>«Крім того, Суд вважає, що позивач міг би уникнути збитків та притягнення до відповідальності і продовжувати займатися бізнесом за умови, якби [порнографічні] фотографії не були доступні на безкоштовній сторінці попереднього перегляду (яка не містила перевірки віку користувачів). Він вирішив не вдаватися до таких обмежень, з очевидним сподіванням залучити більше клієнтів, залишивши фотографії на безкоштовній сторінці попереднього перегляду».</text:p>
          </table:table-cell>
          <table:table-cell office:value-type="string" calcext:value-type="string">
            <text:p>“Curtea mai observă că ar fi fost posibil ca reclamantul să evite daunele și, în consecință, condamnarea, continuând să-și conducă afacerile, asigurându-se că nici una dintre fotografiile [pornografice] nu este disponibilă pe pagina de previzualizare gratuită (unde nu există verificări de vârstă). A ales să nu facă acest lucru, fără îndoială pentru că spera să atragă mai mulți clienți lăsând fotografiile pe pagina gratuită de previzualizare.”</text:p>
          </table:table-cell>
          <table:table-cell office:value-type="string" calcext:value-type="string">
            <text:p>«Кроме того, Суд отмечает, что это было бы возможно для заявителя избежать нанесения ущерба и, следовательно, осуждения, продолжая заниматься своим бизнесом, гарантируя, чтобы ни одна из [порнографических] фотографий не была бы доступна на бесплатной странице предварительного просмотра (где не было возрастных проверок). Он решил не делать этого, без сомнения, потому что он надеялся привлечь больше клиентов, оставив фотографии на бесплатной странице предварительного просмотра».</text:p>
          </table:table-cell>
          <table:table-cell table:number-columns-repeated="1016"/>
        </table:table-row>
        <table:table-row table:style-name="ro87">
          <table:table-cell office:value-type="string" calcext:value-type="string">
            <text:p>Perrin kundër Mbretërisë së Bashkuar, 2005</text:p>
          </table:table-cell>
          <table:table-cell office:value-type="string" calcext:value-type="string">
            <text:p>Perrin გაერთიანებული სამეფოს წინააღმდეგ, 2005</text:p>
          </table:table-cell>
          <table:table-cell office:value-type="string" calcext:value-type="string">
            <text:p>Perrin kontra <text:s/>Egyesült Királyság 2005</text:p>
          </table:table-cell>
          <table:table-cell office:value-type="string" calcext:value-type="string">
            <text:p>Perrin против Обединетото Кралство, 2005</text:p>
          </table:table-cell>
          <table:table-cell office:value-type="string" calcext:value-type="string">
            <text:p>Perrin protiv Ujedinjenog Kraljevstva, 2005</text:p>
          </table:table-cell>
          <table:table-cell office:value-type="string" calcext:value-type="string">
            <text:p>Перрін проти Сполученого Королівства, 2005 рік</text:p>
          </table:table-cell>
          <table:table-cell office:value-type="string" calcext:value-type="string">
            <text:p>Perrin v. UK, 2005</text:p>
          </table:table-cell>
          <table:table-cell office:value-type="string" calcext:value-type="string">
            <text:p>Перрин (Perrin) против Соединенного Королевства. 2005</text:p>
          </table:table-cell>
          <table:table-cell table:number-columns-repeated="1016"/>
        </table:table-row>
        <table:table-row table:style-name="ro87">
          <table:table-cell office:value-type="string" calcext:value-type="string">
            <text:p>Mbrojtja e të drejtave të fëmijëve ka rëndësi madhore</text:p>
          </table:table-cell>
          <table:table-cell office:value-type="string" calcext:value-type="string">
            <text:p>ბავშვთა უფლებების დაცვა უმნიშვნელოვანესია</text:p>
          </table:table-cell>
          <table:table-cell office:value-type="string" calcext:value-type="string">
            <text:p>A legfontosabb a gyermekek jogainak védelme</text:p>
          </table:table-cell>
          <table:table-cell office:value-type="string" calcext:value-type="string">
            <text:p>Заштитата на правата на децата е од приоритетно значење</text:p>
          </table:table-cell>
          <table:table-cell office:value-type="string" calcext:value-type="string">
            <text:p>Zaštita prava dece je od prevashodnog značaja</text:p>
          </table:table-cell>
          <table:table-cell office:value-type="string" calcext:value-type="string">
            <text:p>Захист прав дітей має першочерговий пріоритет.</text:p>
          </table:table-cell>
          <table:table-cell office:value-type="string" calcext:value-type="string">
            <text:p>Protejarea drepturilor copilului este prioritară</text:p>
          </table:table-cell>
          <table:table-cell office:value-type="string" calcext:value-type="string">
            <text:p>Защита прав детей имеет первостепенное значение</text:p>
          </table:table-cell>
          <table:table-cell table:number-columns-repeated="1016"/>
        </table:table-row>
        <table:table-row table:style-name="ro103">
          <table:table-cell office:value-type="string" calcext:value-type="string">
            <text:p>“Sipas pikëpamjes së Gjykatës, në rastet si ky, kur një vepër penale është kryer nga një autor i mitur i cili nuk ka arritur moshën statutore të përgjegjësisë penale dhe që nuk konsiderohet përgjegjës për veprimet e tij, e drejta e gazetarit për të ndarë informacion mbi një vepër të rëndë penale duhet t'i japë të drejtës së të miturit mbrojtje efektive të jetës së tij private. Nuk mund të ketë shumë dyshime se nxjerrja e emrit të të miturit në shtyp, në mënyrë të përsëritur, në lidhje me ngjarjen e dënueshme (...) ishte veçanërisht i dëmshëm për zhvillimin moral dhe psikologjik të nipit të gjetur të z. V. dhe për jetën e tij private.</text:p>
            <text:p/>
          </table:table-cell>
          <table:table-cell office:value-type="string" calcext:value-type="string">
            <text:p>“სასამართლოს აზრით, განსახილველი საქმის მსგავს შემთხვევებში, როდესაც დანაშაული ჩადენილ იქნა მცირეწლოვნის მიერ, რომელსაც არ მიუღწევია სისხლისსამართლებრივი პასუხისმგებლობის ასაკისთვის და რომელსაც არ ეკისრება პასუხისმგებლობა საკუთარი ქმედებებისთვის, ჟურნალისტის უფლება გაავრცელოს ინფორმაცია მძიმე სისხლისსამართლებრივ დანაშაულის შესახებ, წამოჭრის <text:s/>მცირეწლოვნის პირადი ცხოვრების ხელშეუხებლობის საკითხს. უდავოა, რომ გასაკიცხ ინციდენტთან მიმართებაში მისი სახელის მუდმივი გაჟღერება პრესაში (...) განსაკუთრებით საზიანო იყო ბატონი ვ-ს შვილიშვილის მორალური და ფსიქოლოგიური განვითარებისთვის და ზიანს აყენებდა მის პირად ცხოვრებას. </text:p>
          </table:table-cell>
          <table:table-cell office:value-type="string" calcext:value-type="string">
            <text:p>“A Bíróság álláspontja szerint olyan jelen esetekben, amikor a bűncselekményt olyan kiskorú követte el, aki nem éri el a büntetőjogi felelősségre vonatkozó törvényi korhatárt, és akit nem vádolhatnak a tetteiért, az újságírónak biztosítania kell a kiskorú magánélehez való jogát. Nem kétséges, hogy a sértőnek az elítélendő (...) incidenssel kapcsolatos ismételt elnevezése különösen ártalmas volt <text:s/>V. úr mostohafiu erkölcsi és pszichológiai fejlődésére és magánéletére.</text:p>
          </table:table-cell>
          <table:table-cell office:value-type="string" calcext:value-type="string">
            <text:p>„Според мислењето на судот, во случаи како овој каде што е извршен прекршок од страна на малолетник којшто не ја достигнал законски пропишаната возраст за кривична одговорност и кој не се смета за одговорен за своите постапки, правото на новинарот да пренесе информации во врска со било какво сериозно кривично дело не смее да надвладее над правото на малолетникот на ефективна заштита на неговиот приватен живот. Нема сомнение дека неговото континуирано објавување на имињата во печатот во врска со кривичниот (...) инцидент било прилично штетно за моралниот и психолошкиот развој на внукот на г-дин В. и за неговиот приватен живот.</text:p>
          </table:table-cell>
          <table:table-cell office:value-type="string" calcext:value-type="string">
            <text:p>„Po mišljenju Suda, u predmetima kao što je ovaj, gde je krivično delo izvršio maloletnik koji nije dostigao zakonom utvrđenu starosnu dob za krivičnu odgovornost i koji se ne smatra odgovornim za svoje postupke, pravo novinara da saopšti informacije o teškom krivičnom delu mora ustupiti pred pravom maloletnika na delotvornu zaštitu svog privatnog života. Nesumnjivo je da je ponavljanje njegovog imena u štampi u vezi sa (...) incidentom koji zavređuje opštu osudu, bilo naročito štetno po psihički razvoj i privatni život deteta pastorka gospodina V.</text:p>
          </table:table-cell>
          <table:table-cell office:value-type="string" calcext:value-type="string">
            <text:p>«На думку Суду, у подібних справах, коли злочини скоюються неповнолітніми, які не досягли встановленого законом віку кримінальної відповідальності і не вважаються відповідальними за свої дії, право журналіста на поширення інформації про серйозний кримінальний злочин поступається праву неповнолітнього на дієвий захист свого приватного життя. Не може бути великих сумнівів в тому, що неодноразове повторення його імені в пресі в зв'язку з прикрим (…) інцидентом в літньому таборі дуже згубно позначилося на моральному і психологічному розвитку та приватному житті прийомного онука пана В.</text:p>
          </table:table-cell>
          <table:table-cell office:value-type="string" calcext:value-type="string">
            <text:p>“În opinia Curții, în cazurile ca cel de față, în care s-a comis o infracțiune de către un minor care nu a atins vârsta legală de responsabilitate penală și care nu e considerat responsabil de actele sale, dreptul jurnalistului de a difuza informații cu privire la o infracțiune penală serioasă trebuie să fie subordonată dreptului minorului de protecție a vieții sale private. </text:p>
          </table:table-cell>
          <table:table-cell office:value-type="string" calcext:value-type="string">
            <text:p>«По мнению Суда, в таких делах, как это, когда преступление было совершено несовершеннолетним, не достигшим установленного законом возраста уголовной ответственности и не считающимся ответственным за свои действия, право журналиста распространять информацию о серьезном уголовном преступленим должно иметь меньшее значение, чем право несовершеннолетнего на эффективную защиту его личной жизни. Не может быть никаких сомнений в том, что его неоднократное упоминание в прессе в связи с предосудительным (...) инцидентом было особенно вредно для морального и психологического развития г-на В. и его личной жизни.</text:p>
          </table:table-cell>
          <table:table-cell table:number-columns-repeated="1016"/>
        </table:table-row>
        <table:table-row table:style-name="ro121">
          <table:table-cell office:value-type="string" calcext:value-type="string">
            <text:p>Nga sa më sipër, Gjykata del në përfundimin se publikimi nga aplikanti i emrave të autorëve të mitur dhe i funksionit zyrtar të familjarëve të tyre nuk ka dhënë ndonjë kontribut në diskutimin e një teme me shqetësim të ligjshëm publik. Ndonëse ky informacion ishte botuar më parë nga gazeta të tjera, detyrimi civil ndaj aplikantit u argumentua <text:s/>në rrethanat e nevojës për të parandaluar transmetimin e mëtejshëm në shtyp të detajeve të jetës private të paditësve“.</text:p>
          </table:table-cell>
          <table:table-cell office:value-type="string" calcext:value-type="string">
            <text:p>ზემოხსენებულის გათვალისწინებით სასამართლო ასკვნის, რომ მოსარჩელის მიერ არასრულწლოვან სამართალდამრღვევთა სახელებისა და მათი ახლობლების ოფიციალური პოზიციის გამოქვეყნებამ არ შეიტანა რაიმე წვლილი ლეგიტიმური საჯარო ინტერესის მქონე საკითხის განხილვის პროცესში. <text:s/>მიუხედავად იმისა, რომ აღნიშნული ინფორმაცია მანამდე გამოქვეყნდა სხვა გაზეთების მიერ, მოსარჩელეზე დაკისრებული სამოქალაქო სამართლებრივი პასუხიმგებლობა მოცემულ შემთხვევაში გამართლებული იყო მომჩივანთა პირადი ცხოვრების დეტალების პრესაში შემდგომი გავრცელების თავიდან აცილების მიზნით”.</text:p>
          </table:table-cell>
          <table:table-cell office:value-type="string" calcext:value-type="string">
            <text:p>A fentiekből az Elsőfokú Bíróság arra a következtetésre jutott, hogy a felperesnek a fiatalkorú elkövetők nevének közzététele, valamint rokonaik hivatalos álláspontja, semmilyen módon nem járult hozzá a törvényes közérdekkel kapcsolatos kérdések megvitatásához. Bár ezt az információt korábban már más újságok is megjelentették, a felperest terhelő polgári jogi felelősség az adott körülmények között igényelte a felperesek magánéletének részleteit sajtóban történő további sugárzás megakadályozásának szükségességével.". </text:p>
          </table:table-cell>
          <table:table-cell office:value-type="string" calcext:value-type="string">
            <text:p>Од горенаведеното, Судот заклучува дека објавувањето на имињата на малолетните престапници и функциите на нивните роднини од страна на жалителот не дало никаков придонес кон дискусијата околу прашање од легитимен јавен интерес. Иако тие информации биле претходно објавени од други весници, граѓанската одговорност која му била наложена на жалителот била оправдана во тие околности со потребата за спречување на дополнително објавување на детали за приватните животи на тужителите во печатените медиуми“.</text:p>
          </table:table-cell>
          <table:table-cell office:value-type="string" calcext:value-type="string">
            <text:p>Sud je na osnovu gore izloženog zaključio da objavljivanje imena maloletnih delikvenata i službenog položaja njihove rodbine, koje je izvršio podnosilac predstavke, nije nimalo doprinelo razmatranju pitanja koje je od legitimnog interesa za javnost. Mada je ta informacija prethodno bila objavljena u drugim novinama, građansko-pravna odgovornost izrečena podnosiocu predstavke bila je, u datim okolnostima, opravdana potrebom da se spreči dalje objavljivanje pojedinosti iz privatnog života tužilaca, u štampi.“</text:p>
          </table:table-cell>
          <table:table-cell office:value-type="string" calcext:value-type="string">
            <text:p>На підставі вищевказаного Суд робить висновок про те, що оприлюднення позивачем імен неповнолітніх злочинців і офіційних посад їхніх родичів не зробило жодного внеску в обговорення теми, що викликає законну стурбованість громадськості. Хоча ця інформація була раніше опублікована іншими газетами, громадянська відповідальність, покладена на заявника, була обґрунтована в даних обставинах необхідністю запобігти подальшому мусуванню в пресі подробиць приватного життя позивача.»</text:p>
          </table:table-cell>
          <table:table-cell office:value-type="string" calcext:value-type="string">
            <text:p>Nu poate exista nici un dubiu că numirea repetată în presă în legătură cu incidentul reprobabil (...) a fost deosebit de dăunătoare dezvoltării morale și psihologice și vieții private ale nepotului domnului V. Curtea concluzionează din cele de mai sus că publicarea de către reclamant a numelor delicvenților juvenili și poziția rudelor lor nu au contribuit la o discuție privind o chestiune de interes public. Deși aceste informații fuseseră publicate anterior de alte ziare, reponsabilitatea civilă impusă reclamantului era justificată în această situație de necesitatea prevenirii prezenței în presă a detaliilor legate de viața privată a reclamanților.”</text:p>
          </table:table-cell>
          <table:table-cell office:value-type="string" calcext:value-type="string">
            <text:p>Суд делает вывод из вышеизложенного, что публикация заявителем имен несовершеннолетних правонарушителей и официальных занимаемых их родственниками должностей не вносила никакого вклада в обсуждение вопроса, вызывающего законную общественную озабоченность. Хотя эта информация ранее была опубликована в других газетах, гражданская ответственность, наложенная на заявителя, была оправдана в этих обстоятельствах необходимостью предотвращения дальнейшего распространения в прессе сведений о личной жизни заявителей».</text:p>
          </table:table-cell>
          <table:table-cell table:number-columns-repeated="1016"/>
        </table:table-row>
        <table:table-row table:style-name="ro87">
          <table:table-cell office:value-type="string" calcext:value-type="string">
            <text:p>Aleksey Ovchinnikov kundër Rusisë, 2010</text:p>
          </table:table-cell>
          <table:table-cell office:value-type="string" calcext:value-type="string">
            <text:p>Aleksey Ovchinnikov რუსეთის წინააღმდეგ, 2010</text:p>
          </table:table-cell>
          <table:table-cell office:value-type="string" calcext:value-type="string">
            <text:p>Aleksey Ovchinnikov kontra Oroszország, <text:s/>2010</text:p>
          </table:table-cell>
          <table:table-cell office:value-type="string" calcext:value-type="string">
            <text:p>Aleksey Ovchinnikov против Русија, <text:s/>2010</text:p>
          </table:table-cell>
          <table:table-cell office:value-type="string" calcext:value-type="string">
            <text:p>Aleksey Ovchinnikov protiv Rusije, 2010</text:p>
          </table:table-cell>
          <table:table-cell office:value-type="string" calcext:value-type="string">
            <text:p>Олексій Овчінніков проти Росії,  2010</text:p>
          </table:table-cell>
          <table:table-cell office:value-type="string" calcext:value-type="string">
            <text:p>Aleksey Ovchinnikov v. Rusia, 2010</text:p>
          </table:table-cell>
          <table:table-cell office:value-type="string" calcext:value-type="string">
            <text:p>Алексей Овчинников против России, 2010</text:p>
          </table:table-cell>
          <table:table-cell table:number-columns-repeated="1016"/>
        </table:table-row>
        <table:table-row table:style-name="ro99">
          <table:table-cell office:value-type="string" calcext:value-type="string">
            <text:p>“Edhe pse liria e shprehjes dhe konfidencialiteti i komunikimeve janë konsiderata parësore dhe përdoruesit e shërbimeve të telekomunikacionit dhe internetit duhet të garantojnë respektimin e privatësisë së tyre dhe lirinë e shprehjes, një garanci e tillë nuk mund të jetë absolute dhe duhet t'i japë shkas detyrimeve të tjera legjitime, të tilla si parandalimi i çrregullimit ose krimit ose mbrojtja e të drejtave dhe lirive të të tjerëve.“</text:p>
          </table:table-cell>
          <table:table-cell office:value-type="string" calcext:value-type="string">
            <text:p>“მიუხედავად იმისა, რომ გამოხატვის თავისუფლება <text:s/>და კომუნიკაციის კონფიდენციალურობა წარმოადგენს უპირველეს გასათვალისწინებელ ფაქტორებს და ტელეკომუნიკაციის სისტემებისა და ინტერნეტის მომხმარებლებისთვის გარანტირებული უნდა იყოს მათი პირადი ცხოვრების ხელშეუხებლობისა და გამოხატვის თავისუფლების დაცვა, აღნიშნული გარანტია ვერ იქნება აბსოლუტური და შესაძლებელია კონკრეტულ შემთხვევებში დაექვემდებაროს სხვა ლეგიტიმურ იმპერატივებს, როგორიც არის არეულობის ან დანაშაულის თავიდან აცილება ან სხვათა უფლებებისა და თავისუფლებების დაცვა”. </text:p>
          </table:table-cell>
          <table:table-cell office:value-type="string" calcext:value-type="string">
            <text:p>“Bár a véleménynyílvánítás és kommunikáció titkossága elsődleges szempont, <text:s/>a távközlési és internetes szolgáltatások felhasználóinak garantálniuk kell, hogy tiszteletben tartsák a magánéletetet és a szólásszabadságot, az ilyen garancia nem lehet abszolút, és alkalmanként más törvényes kötelességekre is ki kell terjednie, mint például a rendellenesség vagy a bűnmegelőzés vagy mások jogainak és szabadságainak védelme “.</text:p>
          </table:table-cell>
          <table:table-cell office:value-type="string" calcext:value-type="string">
            <text:p>„Иако слободата на изразување и доверливоста во областа на електронските комуникации имаат примарно значење и корисниците на телекомуникациски и интернет услуги мора да добијат гаранција дека нивната приватност и слобода на изразување ќе се почитуваат, таквата гаранција не може да биде безусловна и мора во одредени околности да им го отстапи местото на други легитимни интереси, како што е спречувањето нереди или кривични дела, или заштитата на правата и слободите на другите лица“.</text:p>
          </table:table-cell>
          <table:table-cell office:value-type="string" calcext:value-type="string">
            <text:p>„Iako su sloboda izražavanja i poverljivost komunikacija elementi of primarnog značaja a korisnici telekomunikacija i Internet usluga moraju imati garanciju da će im biti poštovana vlastita privatnost i sloboda izražavanja, takva garancija ne može biti apsolutna i mora povremeno ustupiti pred drugim legitimnim imperativima, kao što je sprečavanje nemira ili kriminala ili zaštita prava i sloboda drugih.“</text:p>
          </table:table-cell>
          <table:table-cell office:value-type="string" calcext:value-type="string">
            <text:p>«Хоча свобода вираження поглядів і конфіденційність повідомлень є фундаментальними позиціями, і користувачі телекомунікаційних та Інтернет-послуг повинні мати гарантію того, що їхня власна приватна територія та свобода вираження поглядів будуть поважатися, така гарантія не може бути абсолютною і повинна за деяких обставин підкорятися іншим законним першочерговим завданням, таким як запобігання заворушенням або злочинам або захист прав та свобод інших.»</text:p>
          </table:table-cell>
          <table:table-cell office:value-type="string" calcext:value-type="string">
            <text:p>“Deși libertatea de exprimare și confidențialitatea informațiilor sunt considerații primordiale și utilizatorii de telecomunicații și servicii ale societății informaționale trebuie să aibă garanția că propria lor viață privată și libertatea de exprimare vor fi respectate, această garanție nu poate fi absolută și trebuie să se subordoneze, în anumite situații, altor imperative legitime, cum ar fi prevenirea dezordinii sau crimei sau protecția drepturilor și libertăților celorlalți.” </text:p>
          </table:table-cell>
          <table:table-cell office:value-type="string" calcext:value-type="string">
            <text:p>«Хотя свобода выражения мнения и конфиденциальность сообщений являются первоочередными вопросами, а пользователи телекоммуникационных услуг и Интернета должны иметь гарантию соблюдения их личной неприкосновенности и свободы выражения мнения, такая гарантия не может быть абсолютной и должна уступать другим законным императивам, таким как предотвращение беспорядков или преступлений или защита прав и свобод других лиц».</text:p>
          </table:table-cell>
          <table:table-cell table:number-columns-repeated="1016"/>
        </table:table-row>
        <table:table-row table:style-name="ro10">
          <table:table-cell office:value-type="string" calcext:value-type="string">
            <text:p>K.U. kundër Finlandës, 2008</text:p>
          </table:table-cell>
          <table:table-cell office:value-type="string" calcext:value-type="string">
            <text:p>K.U. ფინეთის წინააღმდეგ, 2008</text:p>
          </table:table-cell>
          <table:table-cell office:value-type="string" calcext:value-type="string">
            <text:p>K.U. kontra Finnország, <text:s/>2008</text:p>
          </table:table-cell>
          <table:table-cell office:value-type="string" calcext:value-type="string">
            <text:p>K.U. против Полска, <text:s/>2008</text:p>
          </table:table-cell>
          <table:table-cell office:value-type="string" calcext:value-type="string">
            <text:p>K.U. protiv Finske, 2008</text:p>
          </table:table-cell>
          <table:table-cell office:value-type="string" calcext:value-type="string">
            <text:p>К.У. проти Фінляндії,  2008</text:p>
          </table:table-cell>
          <table:table-cell office:value-type="string" calcext:value-type="string">
            <text:p>K.U. v. Finlanda, 2008</text:p>
          </table:table-cell>
          <table:table-cell office:value-type="string" calcext:value-type="string">
            <text:p>К.У. (K.U.) против Финляндии, 2008</text:p>
          </table:table-cell>
          <table:table-cell table:number-columns-repeated="1016"/>
        </table:table-row>
        <table:table-row table:style-name="ro89">
          <table:table-cell office:value-type="string" calcext:value-type="string">
            <text:p>Procedurat gjyqësore imponojnë detyrime më të rrepta për ata që raportojnë për publikun</text:p>
          </table:table-cell>
          <table:table-cell office:value-type="string" calcext:value-type="string">
            <text:p>სასამართლო პროცესები უფრო მკაცრ ვალდებულებებს აწესებს მათთვის ვინც ანგარიშვალდებულია საზოგადოების წინაშე </text:p>
          </table:table-cell>
          <table:table-cell office:value-type="string" calcext:value-type="string">
            <text:p>Az igazságszolgáltatási eljárások szigorúbb kötelezettségeket írnak elő a nyilvánosság számára</text:p>
          </table:table-cell>
          <table:table-cell office:value-type="string" calcext:value-type="string">
            <text:p>Судската постапка наметнува построги обврски на оние кои известуваат за јавноста</text:p>
          </table:table-cell>
          <table:table-cell office:value-type="string" calcext:value-type="string">
            <text:p>Sudski postupak nalaže strožije obaveze za one koji izveštavaju javnost</text:p>
          </table:table-cell>
          <table:table-cell office:value-type="string" calcext:value-type="string">
            <text:p>Судова процедура встановлює більш суворі зобов'язання для тих, хто звітує перед громадськістю</text:p>
          </table:table-cell>
          <table:table-cell office:value-type="string" calcext:value-type="string">
            <text:p>Procedurile judiciare impun obligații mai stricte asupra celor care raportează pentru public </text:p>
          </table:table-cell>
          <table:table-cell office:value-type="string" calcext:value-type="string">
            <text:p>Судебное разбирательство налагает более строгие обязательства на тех, кто отчитывается перед общественностью</text:p>
          </table:table-cell>
          <table:table-cell table:number-columns-repeated="1016"/>
        </table:table-row>
        <table:table-row table:style-name="ro88">
          <table:table-cell office:value-type="string" calcext:value-type="string">
            <text:p>“(...) do të ishte e pakonceptueshme të konsiderohet se nuk mund të ketë askund tjetër diskutime të mëparshme apo aktuale të tematikës së procedurave gjyqësore, qoftë në revista të specializuara, në shtypin e përgjithshëm ose në publik në përgjithësi. Mediat nuk janë të vetmet që kanë detyrën e dhënies së informacionit dhe ideve: edhe publiku ka të drejtë që t'i marrë ato”..</text:p>
          </table:table-cell>
          <table:table-cell office:value-type="string" calcext:value-type="string">
            <text:p>“(…) არარეალური იქნებოდა იმის მტკიცება, რომ სასამართლო პროცესების დავის საგანი არ იქნებოდა წინასწარი ან თანმდევი განხილვის საგანი სხვაგან, იქნება ეს სპეციალიზებული ჟურნალები, ზოგადი პრესა თუ საზოგადოება ფართო გაგებით. პრესას არა მარტო ეკისრება მსგავსი ინფორმაციის გავრცელების ვალდებულება არამედ საზოგადოებას აქვს უფლება მიიღოს ის”.</text:p>
          </table:table-cell>
          <table:table-cell office:value-type="string" calcext:value-type="string">
            <text:p>“(...) elképzelhetetlen lenne arra gondolni, hogy a bírósági eljárás tárgyát előzetesen vagy egyidejűleg máshol tárgyalják, akár a szaklapokban, az általános sajtóban vagy a nagyközönség körében. Nem csak a média feladata ilyen információk és gondolatok átadása: a nyilvánosságnak joga van fogadni is azokat“.</text:p>
          </table:table-cell>
          <table:table-cell office:value-type="string" calcext:value-type="string">
            <text:p>„(...) би било незамисливо да се тврди дека не може да има претходна или истовремена дискусија околу предметот на судските постапки на други места, било да е тоа во специјализирани списанија, во општиот печат, или во јавноста. Освен што медиумите имаат задача да ги пренесуваат таквите информации и идеи, јавноста има право да ги добива“.</text:p>
          </table:table-cell>
          <table:table-cell office:value-type="string" calcext:value-type="string">
            <text:p>„(…)​bilo bi nezamislivo smatrati da predmet sudskog postupka ne može nigde drugo biti predmet <text:s/>bilo kakvog prethodnog ili tekućeg razmatranja, bez obzira da li se radi o stručnim časopisima, štampi uopšteno, ili širokoj javnosti. Ne samo što mediji imaju zadatak da saopštavaju takve informacije i ideje već javnost ima pravo da ih prima.“</text:p>
          </table:table-cell>
          <table:table-cell office:value-type="string" calcext:value-type="string">
            <text:p>«(…) не можна вважати, що питання, які розглядають суди, не можуть попередньо або одночасно дати привід для обговорення в іншому місці, наприклад, в спеціалізованих журналах, широкій пресі або громадськості в цілому. До обов'язку засобів масової інформації, який полягає у тому, щоб передавати таку інформацію та ідеї, додається право громадськості отримувати її.»</text:p>
          </table:table-cell>
          <table:table-cell office:value-type="string" calcext:value-type="string">
            <text:p>“(…) ar fi de neconceput să considerăm că nu poate exista o discuție prealabilă sau actuală pe subiectul procedurilor judiciare în altă parte, fie în reviste specializate, în presa generală sau în public. Nu numai că mass media are sarcina de a împărtăși astfel de informații și idei: și publicul are dreptul de a le primi.”</text:p>
          </table:table-cell>
          <table:table-cell office:value-type="string" calcext:value-type="string">
            <text:p>«(...) было бы немыслимо считать, что не может быть предварительного или одновременного обсуждения предмета судебного разбирательства в другом месте, будь то в специализированных журналах, в общей прессе или среди широкой общественности. Не только средства массовой информации должны передавать такую информацию и идеи: общественность также имеет право на их получение».</text:p>
          </table:table-cell>
          <table:table-cell table:number-columns-repeated="1016"/>
        </table:table-row>
        <table:table-row table:style-name="ro86">
          <table:table-cell office:value-type="string" calcext:value-type="string">
            <text:p>Dupuis dhe të Tjerët kundër Francës, Aplikimi nr. 1914/02, Aktgjykim i 7 qershorit 2007</text:p>
          </table:table-cell>
          <table:table-cell office:value-type="string" calcext:value-type="string">
            <text:p>Dupuis და სხვები საფრანგეთის წინააღმდეგ, <text:s/>საჩივარი № 1914/02, 2007 წლის 7 ივნისის გადაწყვეტილება </text:p>
          </table:table-cell>
          <table:table-cell office:value-type="string" calcext:value-type="string">
            <text:p>Dupuis és Mások <text:s/>kontra Franciaország, Ügyiratszám: 1914/02, Itélet <text:s/>2007. június 7</text:p>
          </table:table-cell>
          <table:table-cell office:value-type="string" calcext:value-type="string">
            <text:p>Dupuis и други против Франција, Жалба бр. 1914/02, Пресуда од 7 јуни 2007</text:p>
          </table:table-cell>
          <table:table-cell office:value-type="string" calcext:value-type="string">
            <text:p>Dupuis i drugi protiv Francuske, Predstavka br. 1914/02, Presuda od 7. juna 2007</text:p>
          </table:table-cell>
          <table:table-cell office:value-type="string" calcext:value-type="string">
            <text:p>Дюпюї та інші проти Франції, скарга no. 1914/02, рішення від 7 червня 2007 року </text:p>
          </table:table-cell>
          <table:table-cell office:value-type="string" calcext:value-type="string">
            <text:p>Dupuis și Alții v. Franța, 2007</text:p>
          </table:table-cell>
          <table:table-cell office:value-type="string" calcext:value-type="string">
            <text:p>Дюпюи (Dupuis) и др. против Франции, заявление №. 1914/02, 7 июня 2007</text:p>
          </table:table-cell>
          <table:table-cell table:number-columns-repeated="1016"/>
        </table:table-row>
        <table:table-row table:style-name="ro113">
          <table:table-cell office:value-type="string" calcext:value-type="string">
            <text:p>“Duhet të merret parasysh se çdokush ka të drejtën e gëzimit të garancive për një proces gjykimi të drejtë të përcaktuar në nenin 6 § 1 të Konventës, proceset penale të të cilës përfshijnë të drejtën për një gjykatë të paanshme. (...) Sikurse në rastet kur [gjykata] pa patur rastin të shprehet, gjyjkata ve në dukje se “[kjo] duhet patur parasysh nga gazetarët kur komentojnë ndjekjen penale gjatë procesit të gjykimit, pasi nuk mund të kapërcehet caku i komenteve të lejueshme me deklarata të cilat mund të paragjykojnë, me apo pa qëllim, shanset që personi të marrë një gjykim të drejtë ose të minojë besimin e publikut në rolin që kanë gjykatat në administrimin e drejtësisë penale. (...)”.”</text:p>
          </table:table-cell>
          <table:table-cell office:value-type="string" calcext:value-type="string">
            <text:p>“გათვალისწინებულ უნდა იქნეს, რომ ყველას აქვს კონვენციის მე-6 მუხლის 1-ლი პუნქტით გათვალისწინებული სამართლიანი სასამართლოს გარანტიებით სარგებლობის უფლება, რომელიც სისხლისსამართლებრივ პროცესებში მოიცავს მიუკერძოებელ ტრიბუნალზე უფლებას. <text:s/>(…) როგორც სასამართლოს უკვე ქონდა შესაძლებლობა ხაზი გაესვა, “აღნიშნული გათვალისწინებულ უნდა იქნეს ჟურნალისტების მიერ, როდესაც ისინი აშუქებენ მიმდინარე სასამართლო პროცესებს, იქიდან გამომდინარე, რომ დასაშვები კომენტარების საზღვრები ვერ გავრცელდება განცხადებებზე, რომლებმაც შესაძლოა მიზანმიმართულად ან მის გარეშე, საფრთხე შეუქმნას პირის მიერ სამართლიანი სასამართლოს უფლებით სარგებლობას ან საფრთხე შეუქმნას სასამართლოს მიმართ საზოგადოების ნდობას <text:s/>სისხლისსამართლებრივი სამართალწარმოების პროცესში. (…)”.” </text:p>
          </table:table-cell>
          <table:table-cell office:value-type="string" calcext:value-type="string">
            <text:p>“figyelembe kell venni, hogy mindenki jogosult az Egyezmény 6. § 1. bekezdésében meghatározott tisztességes eljárás garanciájára, amely büntetőeljárás során magában foglalja a pártatlan bírósághoz való jogot. (...) Ahogy a Bíróság már rámutatott, az újságíróknak a függőben lévő büntetőeljárásokra vonatkozó észrevételeiknél figyelembe kell venniük a fentieket, mivel a megengedett megjegyzések határai nem terjedhetnek ki olyan állításokra, amelyek valószínűleg szándékosan vagy sem, a tisztességes eljárásban részesülő személy esélyeit rontja vagy a közvélemény bizalmát aláásása, a bíróságok büntető igazságszolgáltatási ügyeknél. (...)”.”</text:p>
          </table:table-cell>
          <table:table-cell office:value-type="string" calcext:value-type="string">
            <text:p>„мора да се земе предвид дека секој има право да ги ужива гаранциите за правично судење утврдени во член 6 став 1 од Конвенцијата, кои во кривичните постапки го вклучуваат и правото на непристрасно судство. (...) Како што Судот веќе истакна претходно, „ова мора да биде земено предвид од страна на новинарите кога истите даваат коментари за кривични постапки кои се во тек, бидејќи во дозволените граници на коментирање не може да бидат вклучени и изјави за кои е веројатно дека ќе ги намалат, било намерно или не, шансите на лицето да добие правично судење или да ја загрозат довербата на јавноста во улогата на судовите во спроведувањето на кривичната правда. (...)“.“</text:p>
          </table:table-cell>
          <table:table-cell office:value-type="string" calcext:value-type="string">
            <text:p>„mora se uzeti u obzir da svako ima pravo na ostvarivanje garancija pravičnog suđenja utvrđenih u Članu 6 stav 1 Konvencije, koje u krivičnom postupku obuhvata pravo na nepristrastan sud. (…) Kao što je Sud već imao prilike da istakne, ’novinari moraju ovo imati na umu prilikom iznošenja komentara o krivičnim postupcima koji su u toku, <text:s/>pošto granice dozvoljenog komentara ne smeju da se pređu i da obuhvate iskaze za koje postoji verovatnoća da će, bilo namerno ili nenamerno, narušiti mogućnost lica da ima pravično suđenje ili da će podriti poverenje javnosti u ulogu suda u sprovođenju pravde u krivičnim stvarima. (…)’.“</text:p>
          </table:table-cell>
          <table:table-cell office:value-type="string" calcext:value-type="string">
            <text:p>«слід враховувати право кожного користуватися правом на справедливий судовий розгляд, гарантований пунктом 1 статті 6 Конвенції, яке в галузі кримінального судочинства включає в себе право на судовий розгляд безстороннім судом (…). Як вже зазначав Суд, "це повинно братися до уваги журналістами під час передачі інформації про справи, кримінальний розгляд яких ще не закінчено, оскільки межі допустимої критики не можуть поширюватися на заяви, які, можливо, завдадуть шкоди, зумисної чи ні, праву особи на отримання справедливого судового розгляду або підірвуть довіру громадськості до ролі судів при здійсненні правосуддя у кримінальних справах. (…)»</text:p>
          </table:table-cell>
          <table:table-cell office:value-type="string" calcext:value-type="string">
            <text:p>“trebuie ținut cont că oricine are dreptul să se bucure de garanțiile unui proces echitabil stabilite în Articolul 6 § 1 ale Convenției, care, în procedurile penale, include dreptul la un tribunal imparțial. (…) După cum Curtea a avut deja ocazia să sublinieze “de acest lucru trebuie să țină cont jurnaliștii când comentează asupra unor proceduri penale în derulare deoarece limitele comentariilor admise nu se pot extinde la afirmații care pot prejudicia, intenționat sau nu, șansele unei persoane de a beneficia de un proces echitabil sau care pot submina încrederea publicului în rolul curților de a administra justiția penală (…).” </text:p>
          </table:table-cell>
          <table:table-cell office:value-type="string" calcext:value-type="string">
            <text:p>«Необходимо учитывать, что каждый человек имеет право на осуществление гарантий справедливого судебного разбирательства, изложенных в пункте 1 статьи 6 Конвенции, которые в уголовном судопроизводстве включают право на беспристрастный суд. (...) Как уже отмечал Суд, «[t] журналистам следует принимать это во внимание при комментировании рассматриваемого уголовного разбирательства, поскольку допустимые пределы комментирования могут не распространяться на заявления, которые могут нанести ущерб, независимо от того, является ли они преднамеренными или нет. Подобные комментарии могут поменять шансы подсудимого на получение справедливого судебного разбирательства, или подорвать доверие общественности к роли судов в отпущении правосудия в уголовных делах. (...)».»</text:p>
          </table:table-cell>
          <table:table-cell table:number-columns-repeated="1016"/>
        </table:table-row>
        <table:table-row table:style-name="ro86">
          <table:table-cell office:value-type="string" calcext:value-type="string">
            <text:p>Dupuis dhe të Tjerët kundër Francës, Aplikimi nr. 1914/02, Aktgjykim i 7 qershorit 2007</text:p>
          </table:table-cell>
          <table:table-cell office:value-type="string" calcext:value-type="string">
            <text:p>Dupuis და სხვები საფრანგეთის წინააღმდეგ, საჩივარი no. 1914/02, 2007 წლის 7 ივნისის გადაწყვეტილება </text:p>
          </table:table-cell>
          <table:table-cell office:value-type="string" calcext:value-type="string">
            <text:p>Dupuis És Mások kontra Franciaország, Ügyiratszám 1914/02, Ítélet 2007. június 7</text:p>
          </table:table-cell>
          <table:table-cell office:value-type="string" calcext:value-type="string">
            <text:p>Dupuis и други против Франција, Жалба бр. 1914/02, Пресуда од 7 јуни 2007</text:p>
          </table:table-cell>
          <table:table-cell office:value-type="string" calcext:value-type="string">
            <text:p>Dupuis i drugi protiv Francuske, Predstavka br. 1914/02, Presuda od 7. juna 2007</text:p>
          </table:table-cell>
          <table:table-cell office:value-type="string" calcext:value-type="string">
            <text:p>Дюпюї та інші проти Франції, скарга no. 1914/02, рішення від 7 червня 2007 року </text:p>
          </table:table-cell>
          <table:table-cell office:value-type="string" calcext:value-type="string">
            <text:p>Dupuis și Alții v. Franța, 2007</text:p>
          </table:table-cell>
          <table:table-cell office:value-type="string" calcext:value-type="string">
            <text:p>Дюпюи (Dupuis) и др. против Франции, заявление №. 1914/02, 7 июня 2007</text:p>
          </table:table-cell>
          <table:table-cell table:number-columns-repeated="1016"/>
        </table:table-row>
        <table:table-row table:style-name="ro89">
          <table:table-cell office:value-type="string" calcext:value-type="string">
            <text:p>Varianti i plotë dhe i zgjeruar i këtij kapitulli me lidhjet dhe përmbledhjet e praktikës gjyqësore mund të gjendet në internet në adresën: https://cases.internetfreedom.blog</text:p>
          </table:table-cell>
          <table:table-cell table:style-name="ce82" office:value-type="string" calcext:value-type="string">
            <text:p>რეზიუმეებით შეგიძლიათ იხილოთ ონლაინ, შემდეგ მისამართზე: https://cases.internetfreedom.blog</text:p>
          </table:table-cell>
          <table:table-cell office:value-type="string" calcext:value-type="string">
            <text:p>A fejezet teljes továbbfejlesztett verziója a linkekről és összefoglalókról a következő címen található: https://cases.internetfreedom.blog</text:p>
          </table:table-cell>
          <table:table-cell office:value-type="string" calcext:value-type="string">
            <text:p>Целата проширена верзија на ова поглавје заедно со линковите и резимеата на судската пракса може да се најде на веб-страницата https://cases.internetfreedom.blog</text:p>
          </table:table-cell>
          <table:table-cell office:value-type="string" calcext:value-type="string">
            <text:p>Celokupna dorađena verzija ovog poglavlja sa linkovima i sažecima iz sudske prakse može se naći na Internetu na adresi ​https://cases.internetfreedom.blog</text:p>
          </table:table-cell>
          <table:table-cell office:value-type="string" calcext:value-type="string">
            <text:p>Повний текст цього розділу з посиланнями і оглядом справ доступний за посиланням https://cases.internetfreedom.blog</text:p>
          </table:table-cell>
          <table:table-cell table:style-name="ce82" office:value-type="string" calcext:value-type="string">
            <text:p>Versiunea extinsă a acestui capitol cu linkuri și rezumate este disponibilă la https://cases.internetfreedom.blog</text:p>
          </table:table-cell>
          <table:table-cell office:value-type="string" calcext:value-type="string">
            <text:p>Полную расширенную версию этой брошюры можно найти в Интернете на сайте https://cases.internetfreedom.blog</text:p>
          </table:table-cell>
          <table:table-cell table:number-columns-repeated="1016"/>
        </table:table-row>
        <table:table-row table:style-name="ro10">
          <table:table-cell office:value-type="string" calcext:value-type="string">
            <text:p>10. Licencimi</text:p>
          </table:table-cell>
          <table:table-cell office:value-type="string" calcext:value-type="string">
            <text:p>10. ლიცენზირება</text:p>
          </table:table-cell>
          <table:table-cell office:value-type="string" calcext:value-type="string">
            <text:p>10. <text:s/>Engedélyezés</text:p>
          </table:table-cell>
          <table:table-cell office:value-type="string" calcext:value-type="string">
            <text:p>10. <text:s/>Лиценцирање</text:p>
          </table:table-cell>
          <table:table-cell office:value-type="string" calcext:value-type="string">
            <text:p>10. Licenciranje</text:p>
          </table:table-cell>
          <table:table-cell office:value-type="string" calcext:value-type="string">
            <text:p>10. Ліцензування</text:p>
          </table:table-cell>
          <table:table-cell office:value-type="string" calcext:value-type="string">
            <text:p>10. Licențierea</text:p>
          </table:table-cell>
          <table:table-cell office:value-type="string" calcext:value-type="string">
            <text:p>10. <text:s/>Лицензирование</text:p>
          </table:table-cell>
          <table:table-cell table:number-columns-repeated="1016"/>
        </table:table-row>
        <table:table-row table:style-name="ro98">
          <table:table-cell office:value-type="string" calcext:value-type="string">
            <text:p>Ekziston një mirëkuptim i ndërsjellët, i pasqyruar në sistemet ligjore evropiane dhe jurisprudencën e GJEDNJ-së, se nuk duhet të ketë sisteme licencimi për botimet e shtypura.</text:p>
          </table:table-cell>
          <table:table-cell office:value-type="string" calcext:value-type="string">
            <text:p>ევროპულ სამართლებრივ სისტემებსა და ადამიანის უფლებათა ევროპული სასამართლოს იურისპრუდენციაში არსებობს საერთო შეთანხმება, რომ ბეჭდვით გამოცემებზე არ უნდა ვრცელდებოდეს ლიცენზირების სისტემა. </text:p>
          </table:table-cell>
          <table:table-cell office:value-type="string" calcext:value-type="string">
            <text:p>Az európai jogrendekben és az EJEB joggyakorlatában közös az egyetértés annak a vonatkozásában, hogy a nyomtatott kiadványoknak nincs engedélyezési rendszere.</text:p>
          </table:table-cell>
          <table:table-cell office:value-type="string" calcext:value-type="string">
            <text:p>Постои заедничко разбирање, одразено во европските правни системи и во судската пракса на ЕСЧП, дека не треба да постојат системи за лиценцирање на печатени публикации.</text:p>
          </table:table-cell>
          <table:table-cell office:value-type="string" calcext:value-type="string">
            <text:p>Postoji opšti stav, koji se ogleda u evropksim pravnim sistemima i u sudskoj praksi Evropskog suda za ljudska prava, da nisu potrebni sistemi za licenciranje štampanih izdanja. </text:p>
          </table:table-cell>
          <table:table-cell office:value-type="string" calcext:value-type="string">
            <text:p>Існує загальне розуміння, відображене в правових системах європейських країн і судовій практиці ЄСПЛ, про те, що не повинно існувати жодних систем ліцензування для друкованих видань.</text:p>
          </table:table-cell>
          <table:table-cell office:value-type="string" calcext:value-type="string">
            <text:p>Există o înțelegere comună, reflectată în sistemele legale europene și jurisprudența CEDO, că nu ar trebui să existe sisteme de licențiere pentru publicațiile tipărite. </text:p>
          </table:table-cell>
          <table:table-cell office:value-type="string" calcext:value-type="string">
            <text:p>Существует общее понимание, отраженное в европейских правовых системах и судебной практике ЕСПЧ, о том, что не должно существовать никаких систем лицензирования для печатных изданий.</text:p>
          </table:table-cell>
          <table:table-cell table:number-columns-repeated="1016"/>
        </table:table-row>
        <table:table-row table:style-name="ro92">
          <table:table-cell office:value-type="string" calcext:value-type="string">
            <text:p>Shtetet nuk duhet të kenë të drejtë të vendosin për lëshimin në treg të një botimi të ri, i cili përfshin patjetër edhe botimin në internet, në të gjitha format dhe trajtat e tyre. Ky është parim themelor i lirisë së shtypit.</text:p>
          </table:table-cell>
          <table:table-cell office:value-type="string" calcext:value-type="string">
            <text:p>სახელმწიფოები არ უნდა ერეოდნენ ბაზარზე ახალი გამოცემის გამოქვეყნების პროცესში, რომელიც დანამდვილებით მოიცავს ყველა ფორმისა და სახის ინტერნეტ გამოცემებს. აღნიშნული წარმოადგენს პრესის თავისუფლების ძირითად პრინციპს. <text:s/></text:p>
          </table:table-cell>
          <table:table-cell office:value-type="string" calcext:value-type="string">
            <text:p>Az államoknak nem szabad véleményeznie egy új kiadvány megjelenését, amely egyértelműen magában foglalja az internetes kiadványokat minden formájukban. Ez a sajtószabadság alapelve.</text:p>
          </table:table-cell>
          <table:table-cell office:value-type="string" calcext:value-type="string">
            <text:p>Државите не смеат да се мешаат во пуштањето на нови публикации на пазарот, кои секако ги вклучуваат интернет публикациите, без разлика на нивниот облик. Ова е основно начело на слободата на печатот.</text:p>
          </table:table-cell>
          <table:table-cell office:value-type="string" calcext:value-type="string">
            <text:p>Države ne treba da se mešaju u plasiranje nove publikacije na tržište, što sasvim sigurno obuhvata i <text:s/>publikacije na Internetu, u svim njihovim vidovima i oblicima. To je osnovni princip slobode štampe.</text:p>
          </table:table-cell>
          <table:table-cell office:value-type="string" calcext:value-type="string">
            <text:p>Держави не повинні впливати на появу на ринку нових видань, включно з інтернет-публікаціями в усіх їх формах та різновидах. Це є основоположним принципом свободи засобів масової інформації.</text:p>
          </table:table-cell>
          <table:table-cell office:value-type="string" calcext:value-type="string">
            <text:p>Statele nu ar trebui să aibă nimic de spus la apariția pe piață a unei publicații noi, care în mod clar include și publicațiile pe Internet, în toate formele lor. Acesta e un principiu de bază al libertății presei. </text:p>
          </table:table-cell>
          <table:table-cell office:value-type="string" calcext:value-type="string">
            <text:p>Государства не должны иметь права влиять на появление на рынке новой публикации, которая обязательно подразумевает соответствующее ее размещение в Интеренете. Это основной принцип свободы прессы.</text:p>
          </table:table-cell>
          <table:table-cell table:number-columns-repeated="1016"/>
        </table:table-row>
        <table:table-row table:style-name="ro101">
          <table:table-cell office:value-type="string" calcext:value-type="string">
            <text:p>Megjithatë, ekziston gjithashtu një marrëveshje që duhet të ketë sistem licensimi për mediat elektronike. Ky kufizim argumentohet se vjen, ndër të tjera, nga çështja praktike e disponueshmërisë së kufizuar të spektrit të transmetimit dhe që sjell kufizime të tjera, siç është ekzistenca e legjislacionit kombëtar të transmetimit që rregullon kushtet shtrënguese të transmetimit (për shembull, kërkesa programimi kufizuese). Për zbatimin e këtij legjislacioni, në shtetet evropiane janë ngritur autoritete kombëtare të mbikëqyrjes së transmetimeve.</text:p>
          </table:table-cell>
          <table:table-cell office:value-type="string" calcext:value-type="string">
            <text:p>მიუხედავად აღნიშნულისა არსებობს ასევე არგუმენტი, რომ ლიცენზირების სისტემა უნდა ვრცელდებოდეს სამაუწყებლო მედიაზე. აღნიშნული შეზღუდვა გამომდინარეობს, სხვათა შორის, სამაუწყებლო სპექტრის შეზღუდული სივრცის პრაქტიკული არგუმენტიდან და თან სდევს შემდგომი შეზღუდვები, როგორიც არის ეროვნული სამაუწყებლო კანონმდებლობის არსებობა, რომელიც აწესებს მაუწყებლობის შემზღუდველ პირობებს (მაგალითად შემზღუდველი პროგრამული მოთხოვნები). <text:s text:c="2"/>მსგავსი კანონმდებლობის იმპლემენტაციის მიზნებისთვის ევროპულ სახელმწიფოებში შექმნილია ეროვნული სამაუწყებლო ზედამხედველობის <text:s/>ორგანოები. </text:p>
          </table:table-cell>
          <table:table-cell office:value-type="string" calcext:value-type="string">
            <text:p>Mindazonáltal létezik egy olyan megállapodás is, amely szerint a műsorszolgáltatóknak engedélyezési rendszerrel kell rendelkeznie. Ez a korlátozás többek között a műsorszórási spektrum korlátozott rendelkezésre állásának gyakorlati kérdéséből fakad, és további korlátozásokat von maga után, mint például olyan nemzeti műsorszolgáltatási jogszabályok létezését, amelyek a műsorszolgáltatás korlátozó feltételeivel rendezik (például korlátozó programozás követelmények). A nemzeti műsorsugárzást felügyelő hatóságokat az európai államok hozták létre ilyen jogszabályok végrehajtására.</text:p>
          </table:table-cell>
          <table:table-cell office:value-type="string" calcext:value-type="string">
            <text:p>Без оглед на тоа, постои и согласност дека би требало да биде воспоставен систем за лиценцирање за медиумите кои се занимаваат со радиодифузија. Ова ограничување се тврди дека произлегува, меѓу другото, од практичното прашање на ограничена достапност на радиодифузниот сектор и со себе носи дополнителни ограничувања, како што е постоењето на национални закони за радиодифузија со кои се утврдуваат рестриктивни услови за емитување (на пример, ограничувачки барања за програмски содржини). Во европските држави се воспоставени национални тела за контрола на радиодифузната дејност со цел спроведување на таквите закони.</text:p>
          </table:table-cell>
          <table:table-cell office:value-type="string" calcext:value-type="string">
            <text:p>Pa ipak, postoji saglasnost oko toga da je potrebno da postoji sistem licenciranja za radiodifuzne medije. Ovo ograničenje, kako se tvrdi, potiče, između ostalog, iz praktičnog pitanja ograničene raspoloživosti radiodifuznog spektra i sa sobom donosi dalja ograničenja, kao što je postojanje nacionalnog zakonodavstva u oblasti radiodifuzije, na osnovu kojeg će se urediti restriktivni uslovi za radiodifuziju (na primer, ograničavajući uslovi u pogledu programiranja). <text:s/>U evropskim državama su osnovani nacionalni organi za nadzor nad radiodifuzijom u cilju primene tog zakonodavstva.</text:p>
          </table:table-cell>
          <table:table-cell office:value-type="string" calcext:value-type="string">
            <text:p>Разом з тим, існує також взаємна згода про те, що система ліцензування повинна існувати в сфері телебачення і радіомовлення. Необхідність такої процедури пов’язана, серед іншого, з практичною проблемою, що полягає у доступності обмеженого спектру радіочастот, що тягне за собою подальші обмеження, такі як наявність національного законодавства в сфері телебачення та радіомовлення, яке встановлює обмежувальні умови для мовлення (наприклад, обмежувальні вимоги до програм). В європейських державах створюються національні органи з нагляду за телебаченням та радіомовленням для впровадження такого законодавства.</text:p>
          </table:table-cell>
          <table:table-cell office:value-type="string" calcext:value-type="string">
            <text:p>Cu toate astea, există de asemenea un acord că, pentru mass media de radiodifuziune, ar trebui să existe licență. Această limitare vine, printre altele, din problema practică a disponibilității limitate ale spectrului de difuzare, și aduce cu sine și alte limitări, cum ar fi existența legislației naționale pentru radiodifuziune care stabilește condiții restrictive pentru radiodifuziune (de exemplu, cerințe limitative de programare). În statele europene sunt stabilite autorități naționale de supraveghere a radiodifuziunii pentru implementarea acestei legislații. </text:p>
          </table:table-cell>
          <table:table-cell office:value-type="string" calcext:value-type="string">
            <text:p>Тем не менее, существует также общая позиция по тому, что для вещательных СМИ должна существовать система лицензирования. Это ограничение, как утверждается, связано, в частности, с практическим вопросом ограниченного наличия спектра радиовещания, и это порождает дополнительные ограничения, такие как наличие национального законодательства о вещании, которое устанавливает ограничительные условия для вещания (например, ограничительное программные требования). Национальные органы надзора за радиовещанием создаются в европейских государствах для внедрения такого законодательства.</text:p>
          </table:table-cell>
          <table:table-cell table:number-columns-repeated="1016"/>
        </table:table-row>
        <table:table-row table:style-name="ro10">
          <table:table-cell office:value-type="string" calcext:value-type="string">
            <text:p>-------</text:p>
          </table:table-cell>
          <table:table-cell/>
          <table:table-cell office:value-type="string" calcext:value-type="string">
            <text:p>--------</text:p>
          </table:table-cell>
          <table:table-cell table:number-columns-repeated="5" office:value-type="string" calcext:value-type="string">
            <text:p>-------</text:p>
          </table:table-cell>
          <table:table-cell table:number-columns-repeated="1016"/>
        </table:table-row>
        <table:table-row table:style-name="ro87">
          <table:table-cell office:value-type="string" calcext:value-type="string">
            <text:p>Neni 10, Paragrafi 1 i Konventës Evropiane për të Drejtat e Njeriut</text:p>
          </table:table-cell>
          <table:table-cell office:value-type="string" calcext:value-type="string">
            <text:p>ადამიანის უფლებათა ევროპული კონვენციის მე-10 მუხლის 1-ლი პუნქტი </text:p>
          </table:table-cell>
          <table:table-cell office:value-type="string" calcext:value-type="string">
            <text:p>Az Emberi Jogok Európai Egyezménye 10. cikkének 1 bekezdése</text:p>
          </table:table-cell>
          <table:table-cell office:value-type="string" calcext:value-type="string">
            <text:p>Член 10, став 1 од Европската конвенција за човекови права</text:p>
          </table:table-cell>
          <table:table-cell office:value-type="string" calcext:value-type="string">
            <text:p>Član 10, stav 1 Evropske konvencije o ljudskim pravima</text:p>
          </table:table-cell>
          <table:table-cell office:value-type="string" calcext:value-type="string">
            <text:p>Стаття 10 Пункт 1 Європейської конвенції про права людини</text:p>
          </table:table-cell>
          <table:table-cell office:value-type="string" calcext:value-type="string">
            <text:p>Articolul 10, Paragraful 1 al Convenției Europene a Drepturilor Omului</text:p>
          </table:table-cell>
          <table:table-cell office:value-type="string" calcext:value-type="string">
            <text:p>Статья 10, п.1 Европейской Конвенции о защите прав человека и основных свобод</text:p>
          </table:table-cell>
          <table:table-cell table:number-columns-repeated="1016"/>
        </table:table-row>
        <table:table-row table:style-name="ro10">
          <table:table-cell office:value-type="string" calcext:value-type="string">
            <text:p>Liria e shprehjes</text:p>
          </table:table-cell>
          <table:table-cell office:value-type="string" calcext:value-type="string">
            <text:p>გამოხატვის თავისუფლება </text:p>
          </table:table-cell>
          <table:table-cell office:value-type="string" calcext:value-type="string">
            <text:p>Véleménynyilvánítás szabadsága</text:p>
          </table:table-cell>
          <table:table-cell office:value-type="string" calcext:value-type="string">
            <text:p>Слобода на изразување</text:p>
          </table:table-cell>
          <table:table-cell office:value-type="string" calcext:value-type="string">
            <text:p>Sloboda izražavanja</text:p>
          </table:table-cell>
          <table:table-cell office:value-type="string" calcext:value-type="string">
            <text:p>Свобода вираження поглядів</text:p>
          </table:table-cell>
          <table:table-cell office:value-type="string" calcext:value-type="string">
            <text:p>Libertatea de exprimare</text:p>
          </table:table-cell>
          <table:table-cell office:value-type="string" calcext:value-type="string">
            <text:p>Свобода выражения мнения</text:p>
          </table:table-cell>
          <table:table-cell table:number-columns-repeated="1016"/>
        </table:table-row>
        <table:table-row table:style-name="ro93">
          <table:table-cell office:value-type="string" calcext:value-type="string">
            <text:p>“(...) Ky nen nuk i pengon Shtetet të kërkojnë licencimin e ndërmarrjeve të transmetimit audioviziv, televizionit apo kinemasë.</text:p>
            <text:p/>
          </table:table-cell>
          <table:table-cell office:value-type="string" calcext:value-type="string">
            <text:p>“(…)ეს მუხლი ხელს არ უშლის სახელმწიფოებს, განახორციელონ რადიომაუწყებლობის, სატელევიზიო ან კინემატოგრაფიულ საწარმოთა ლიცენზირება. </text:p>
          </table:table-cell>
          <table:table-cell office:value-type="string" calcext:value-type="string">
            <text:p>“(...) Ez a cikk nem akadályozza meg az államokat abban, hogy megköveteljék a műsorszórási, televíziós vagy mozi-vállalkozások engedélyezését.</text:p>
          </table:table-cell>
          <table:table-cell office:value-type="string" calcext:value-type="string">
            <text:p>“(…) Овој член не ги спречува државите, на претпријатијата за радио, филм и телевизија да им наметнуваат режим на дозволи за работа. </text:p>
          </table:table-cell>
          <table:table-cell office:value-type="string" calcext:value-type="string">
            <text:p>„(…) Ovaj član ne sprečava države da zahtevaju dozvole za rad televizijskih, radio i bioskopskih preduzeća.</text:p>
          </table:table-cell>
          <table:table-cell office:value-type="string" calcext:value-type="string">
            <text:p>«(…) Ця стаття не перешкоджає державам вимагати ліцензування діяльності радіомовних, телевізійних або кінематографічних підприємств.»</text:p>
          </table:table-cell>
          <table:table-cell office:value-type="string" calcext:value-type="string">
            <text:p>“(…) Prezentul articol nu împiedică Statele să supună societăţile de radiodifuziune, de cinematografie sau de televiziune unui regim de autorizare.”</text:p>
          </table:table-cell>
          <table:table-cell office:value-type="string" calcext:value-type="string">
            <text:p>«(...) Настоящая статья не ограничивает государства в требовании лицензирования вещательных, телевизионных или кинокомпаний.</text:p>
          </table:table-cell>
          <table:table-cell table:number-columns-repeated="1016"/>
        </table:table-row>
        <table:table-row table:style-name="ro10">
          <table:table-cell office:value-type="string" calcext:value-type="string">
            <text:p>-------</text:p>
          </table:table-cell>
          <table:table-cell/>
          <table:table-cell table:number-columns-repeated="6" office:value-type="string" calcext:value-type="string">
            <text:p>-------</text:p>
          </table:table-cell>
          <table:table-cell table:number-columns-repeated="1016"/>
        </table:table-row>
        <table:table-row table:style-name="ro86">
          <table:table-cell office:value-type="string" calcext:value-type="string">
            <text:p>Aspekte kryesore nga çështjet përkatëse të GJEDNJ-së:</text:p>
          </table:table-cell>
          <table:table-cell office:value-type="string" calcext:value-type="string">
            <text:p>საკვანძო საკითხები ადამიანის უფლებათა ევროპული სასამართლოს შესაბამისი პრაქტიკიდან:</text:p>
          </table:table-cell>
          <table:table-cell office:value-type="string" calcext:value-type="string">
            <text:p>Az EJEB vonatkozó eseteinek kulcsfontosságú szempontjai:</text:p>
          </table:table-cell>
          <table:table-cell office:value-type="string" calcext:value-type="string">
            <text:p>Клучни аспекти од релевантни предмети во ЕСЧП:</text:p>
          </table:table-cell>
          <table:table-cell office:value-type="string" calcext:value-type="string">
            <text:p>Ključni aspekti relevantnih predmeta pred ESLJP:</text:p>
          </table:table-cell>
          <table:table-cell office:value-type="string" calcext:value-type="string">
            <text:p>Ключові аспекти відповідних справ ЄСПЛ:</text:p>
          </table:table-cell>
          <table:table-cell office:value-type="string" calcext:value-type="string">
            <text:p>Aspecte cheie din cazuri CEDO relevante:</text:p>
          </table:table-cell>
          <table:table-cell office:value-type="string" calcext:value-type="string">
            <text:p>Ключевые аспекты соответствующих дел ЕСПЧ:</text:p>
          </table:table-cell>
          <table:table-cell table:number-columns-repeated="1016"/>
        </table:table-row>
        <table:table-row table:style-name="ro86">
          <table:table-cell office:value-type="string" calcext:value-type="string">
            <text:p>Mohimi i regjistrimit për botim duhet të jetë një masë objektive dhe e parashikueshme</text:p>
          </table:table-cell>
          <table:table-cell office:value-type="string" calcext:value-type="string">
            <text:p>პუბლიკაციების რეგისტრაციაზე უარი უნდა წარმოადგენდეს ობიექტურ და წინასწარ განჭვრეტად ზომას</text:p>
          </table:table-cell>
          <table:table-cell office:value-type="string" calcext:value-type="string">
            <text:p>A kiadvány regisztrációjának megtagadásának objektív és előre látható intézkedésnek kell lennie</text:p>
          </table:table-cell>
          <table:table-cell office:value-type="string" calcext:value-type="string">
            <text:p>Одбивањето да се регистрира одредена публикација мора да биде објективна и предвидлива мерка</text:p>
          </table:table-cell>
          <table:table-cell office:value-type="string" calcext:value-type="string">
            <text:p>Uskraćivanje registracije publikacije mora biti objektivna i predvidiva mera</text:p>
          </table:table-cell>
          <table:table-cell office:value-type="string" calcext:value-type="string">
            <text:p>Відмова в реєстрації видання повинна бути об'єктивною і передбачуваною мірою</text:p>
          </table:table-cell>
          <table:table-cell office:value-type="string" calcext:value-type="string">
            <text:p>Refuzul de înregistrare a unei publicații trebuie să fie o măsură obiectivă și previzibilă </text:p>
          </table:table-cell>
          <table:table-cell office:value-type="string" calcext:value-type="string">
            <text:p>Отказ в регистрации публикации должен быть объективной и предсказуемой мерой</text:p>
          </table:table-cell>
          <table:table-cell table:number-columns-repeated="1016"/>
        </table:table-row>
        <table:table-row table:style-name="ro90">
          <table:table-cell office:value-type="string" calcext:value-type="string">
            <text:p>“ligji përkatës duhet të japë tregues të qartë të rrethanave ku kufizime të tilla janë të lejueshme dhe, aq më tepër, kur pasojat e përmbajtjes, si në rastin konkret, duhet të bllokojnë plotësisht botimin e një botimi periodik. Kjo vjen për shkak të kërcënimit të mundshëm që kufizimet e tilla paraprake, nga vetë natyra e tyre, i bëjnë lirisë së shprehjes të garantuar me nenin 10”.</text:p>
          </table:table-cell>
          <table:table-cell office:value-type="string" calcext:value-type="string">
            <text:p>“შესაბამისი კანონი უნდა იძლეოდეს იმ გარემოებების ნათელ აღწერას, რომელთა არსებობის შემთხვევაშიც დასაშვებია მსგავსი შეზღუდვების დაწესება და a fortiori <text:s/>როდესაც შეზღუდვის შედეგებს, მსგავსად მოცემული დავისა, წარმოადგენს პერიოდული გამოცემის გამოქვეყნების სრული აკრძალვა. აღნიშნული გამომდინარეობს პოტენციური რისკიდან, რომ მსგავსი წინასწარი შეზღუდვები საკუთარი ბუნებით <text:s/>საფრთხეს უქმნის მე-10 მუხლით დაცულ გამოხატვის თავისუფლებას”.</text:p>
          </table:table-cell>
          <table:table-cell office:value-type="string" calcext:value-type="string">
            <text:p>“a vonatkozó törvénynek világosan meg kell jelölnie azokat a körülményeket, amelyekben az ilyen korlátozások megengedettek, és még inkább, amikor a korlátozás következményei, mint jelen esetben, megakadályozzák a folyóirat teljes közzétételét. Ez azért van így, mert az ilyen előzetes korlátozások - természetüknél fogva - veszélyeztethetik a 10. cikkben biztosított véleménynyilvánítási szabadságot. “</text:p>
          </table:table-cell>
          <table:table-cell office:value-type="string" calcext:value-type="string">
            <text:p>„релевантниот закон мора јасно да ги утврди околностите во кои се дозволени такви цензури и, a fortiori, кога последицата од цензурата, како и во овој случај, е целосно блокирање на издавањето на одредено списание. Ова е потребно поради потенцијалната закана која таквите цензури пред публикација, поради самата нивна природа, ја имаат врз слободата на изразување загарантирана со член 10“.</text:p>
          </table:table-cell>
          <table:table-cell office:value-type="string" calcext:value-type="string">
            <text:p>„relevantnim zakonom mora se obezbediti jasno naznačenje okolnosti u kojima su takva ograničenja dozvoljena, a <text:s/>naročito, kada se zbog posledica ograničenja, kao što je u ovom konkretnom predmetu, u potpunosti blokira objavljivanje časopisa. Ovo je zbog moguće opasnosti koju takva prethodna ograničenja, po samoj svojoj prirodi, predstavljaju po slobodu izražavanja garantovanu Članom 10”.</text:p>
          </table:table-cell>
          <table:table-cell office:value-type="string" calcext:value-type="string">
            <text:p>«відповідний закон повинен передбачати чітку вказівку на обставини, коли такі обмеження допустимі, і, більш того, коли наслідки обмеження, як в даному випадку, повністю блокують вихід періодичних видань. Так відбувається, зважаючи на потенційну загрозу, яку попередні обмеження, за самою своєю суттю, представляють для свободи вираження поглядів, що гарантується статтею 10.»</text:p>
          </table:table-cell>
          <table:table-cell office:value-type="string" calcext:value-type="string">
            <text:p>“legislația relevantă trebuie să asigure o indicație clară a condițiilor în care sunt permise astfel de limitări și, a fortiori, când consecințele reținerii, ca în cazul de față, sunt de a bloca complet publicarea unei publicații periodice. Aceasta pentru că amenințarea potențială pe care restrângerile prealabile o presupun, prin chiar natura lor, asupra libertății de exprimare garantată de Articolul 10.”</text:p>
          </table:table-cell>
          <table:table-cell office:value-type="string" calcext:value-type="string">
            <text:p>«cоответствующий закон должен четко указывать на обстоятельства, при которых такие ограничения допустимы, и, тем более, когда в рамках сдерживания, как и в этом деле, публикация периодического издания полностью блокируется. Это связано с потенциальной угрозой того, что такие предварительные ограничения по самой своей природе представляют собой опасность для свободы выражения мнения, гарантированной статьей 10».</text:p>
          </table:table-cell>
          <table:table-cell table:number-columns-repeated="1016"/>
        </table:table-row>
        <table:table-row table:style-name="ro10">
          <table:table-cell office:value-type="string" calcext:value-type="string">
            <text:p>Gawęda kundër Polonisë, 2002</text:p>
          </table:table-cell>
          <table:table-cell office:value-type="string" calcext:value-type="string">
            <text:p>Gawęda პოლონეთის წინააღმდეგ, 2002</text:p>
          </table:table-cell>
          <table:table-cell office:value-type="string" calcext:value-type="string">
            <text:p>Gawęda kontra Lengyelország 2002</text:p>
          </table:table-cell>
          <table:table-cell office:value-type="string" calcext:value-type="string">
            <text:p>Gawęda против Полска, 2002</text:p>
          </table:table-cell>
          <table:table-cell office:value-type="string" calcext:value-type="string">
            <text:p>Gawęda protiv Poljske, 2002</text:p>
          </table:table-cell>
          <table:table-cell office:value-type="string" calcext:value-type="string">
            <text:p>Ґавенда проти Польщі, 2002</text:p>
          </table:table-cell>
          <table:table-cell office:value-type="string" calcext:value-type="string">
            <text:p>Gawęda v. Polonia, 2002</text:p>
          </table:table-cell>
          <table:table-cell office:value-type="string" calcext:value-type="string">
            <text:p>Гаведа (Gaweda) против Польши, 2002</text:p>
          </table:table-cell>
          <table:table-cell table:number-columns-repeated="1016"/>
        </table:table-row>
        <table:table-row table:style-name="ro86">
          <table:table-cell office:value-type="string" calcext:value-type="string">
            <text:p>Mediat audiovizive mund të rregullohen më me rreptësi sesa shtypi</text:p>
          </table:table-cell>
          <table:table-cell office:value-type="string" calcext:value-type="string">
            <text:p>აუდიო-ვიზუალური მედია შესაძლებელია უფრო მკაცრად იქნეს დარეგულირებული ვიდრე ბეჭდვითი მედია</text:p>
          </table:table-cell>
          <table:table-cell office:value-type="string" calcext:value-type="string">
            <text:p>Az audiovizuális médiát szigorúbban lehet szabályozni, mint a nyomtatott sajtót</text:p>
          </table:table-cell>
          <table:table-cell office:value-type="string" calcext:value-type="string">
            <text:p>Аудиовизуелните медиуми можат да бидат построго регулирани од печатените</text:p>
          </table:table-cell>
          <table:table-cell office:value-type="string" calcext:value-type="string">
            <text:p>Audiovizuelni mediji mogu biti strožije regulisani od štampe</text:p>
          </table:table-cell>
          <table:table-cell office:value-type="string" calcext:value-type="string">
            <text:p>Аудіовізуальні засоби масової інформації можуть піддаватися більш суворому регулюванню, ніж преса</text:p>
          </table:table-cell>
          <table:table-cell office:value-type="string" calcext:value-type="string">
            <text:p>Mas media audiovizuală poate fi reglementată mai strict decât presa</text:p>
          </table:table-cell>
          <table:table-cell office:value-type="string" calcext:value-type="string">
            <text:p>Аудиовизуальные СМИ могут регулироваться более строго, чем пресса</text:p>
          </table:table-cell>
          <table:table-cell table:number-columns-repeated="1016"/>
        </table:table-row>
        <table:table-row table:style-name="ro101">
          <table:table-cell office:value-type="string" calcext:value-type="string">
            <text:p>“Shteteve u lejohet të rregullojnë me sistem licencimi mënyrën e organizimit të transmetimeve në territoret e tyre, veçanërisht në aspektet teknike (...). Aspektet teknike janë padyshim të rëndësishme, por dhënia ose refuzimi i një license mund të kushtëzohet edhe nga arsye të tjera, përfshirë çështje të tilla si natyra dhe objektivat e një stacioni të propozuar, audienca e tij potenciale në nivel kombëtar, rajonal ose lokal, nevojat e një audience të veçantë dhe detyrimet që rrjedhin nga instrumentet ligjore ndërkombëtare.</text:p>
          </table:table-cell>
          <table:table-cell office:value-type="string" calcext:value-type="string">
            <text:p>“სახელმწიფოებს უფლება აქვთ ლიცენზირების სისტემის მეშვეობით საკუთარ ტერიტორიაზე დაარეგულირონ მაუწყებლობის ორგანიზების გზები, განსაკუთრებით კი მისი ტექნიკური ასპექტები. <text:s/>(….). ტექნიკური ასპექტები უდავოდ მნიშვნელოვანია, თუმცა ლიცენზიის მინიჭება ან მის გაცემაზე უარის თქმა შესაძლებელია დამოკიდებული იყო სხვა პირობებზე, მათ შორის ისეთ საკითხებზე, როგორიც არის შემოთავაზებული სადგურის ბუნება და მიზნები, მისი პოტენციური აუდიტორია ეროვნულ, რეგიონულ თუ ადგილობრივ დონეზე, სპეციფიური აუდიტორიის უფლებები და საჭიროებები და საერთაშორისო სამართლებრივი მექანიზმებიდან გამომდინარე ვალდებულებები.</text:p>
          </table:table-cell>
          <table:table-cell office:value-type="string" calcext:value-type="string">
            <text:p>“Az államok számára engedélyezték, hogy engedélyezési rendszerrel szabályozzák a műsorszórás területükön történő szervezésének módját, különösen technikai vonatkozásaiban (...). A technikai szempontok vitathatatlanul fontosak, de az engedély megadása vagy elutasítása más megfontolásoktól is függhet, beleértve olyan eseteket is, mint egy javasolt állomás jellege és célja, nemzeti, regionális vagy helyi szintű potenciális közönsége, egy adott közönség igényei és a nemzetközi jogi eszközökből eredő kötelezettségek.</text:p>
            <text:p/>
          </table:table-cell>
          <table:table-cell office:value-type="string" calcext:value-type="string">
            <text:p>„На државите им е дозволено преку систем за лиценцирање да го регулираат начинот на којшто се организира радиодифузната дејност на нивните територии, посебно во однос на нејзините технички аспекти (...). Техничките аспекти се несомнено важни, но давањето или одбивањето на лиценца може да биде условено и од други прашања, вклучувајќи прашања во врска со видот и целите на предложената станица, нејзината потенцијална публика на државно, регионално или локално ниво, правата и потребите на секоја публика и обврските кои произлегуваат од меѓународните правни инструменти.</text:p>
          </table:table-cell>
          <table:table-cell office:value-type="string" calcext:value-type="string">
            <text:p>„Državama je dopušteno da na osnovu sistema licenciranja regulišu kako će im biti organizovana radiodifuzija na njihovoj teritoriji, naročito u pogledu tehničkih aspekata(….). Tehnički aspekti su nesumnjivo važni, ali odobrenje ili odbijanje licence može biti uslovljeno i drugim razlozima, uključujući i pitanja kao što su priroda i ciljevi predložene stanice, njen potencijalni auditorijum na nacionalnom, regionalnom ili lokalnom nivou, prava i potrebe određenog auditorijuma i obaveze koje proističu iz međunarodnih zakonskih instrumenata.</text:p>
          </table:table-cell>
          <table:table-cell office:value-type="string" calcext:value-type="string">
            <text:p>«Державам за допомогою системи ліцензування дозволяється регулювати організацію мовлення на своїй території, особливо в його технічних аспектах (…). Технічні аспекти, без сумніву, є важливими, але надання або відмова у видачі ліцензій можуть також бути поставлені в залежність від інших міркувань, включаючи такі питання, як характер і цілі пропонованої станції, її потенційна аудиторія на національному, регіональному або місцевому рівні, забезпечення прав і задоволення потреб конкретної аудиторії, а також виконання зобов'язань, що випливають з міжнародних договорів.» </text:p>
          </table:table-cell>
          <table:table-cell office:value-type="string" calcext:value-type="string">
            <text:p>“Statelor li se permite să reglementeze, printr-un sistem de licențiere, modul în care e organizată radiodifuziunea pe teritoriile lor, în special în ceea ce privește aspectele tehnice (...). Aspectele tehnice sunt fără îndoială importante, dar acordarea sau refuzul unei licențe poate fi condiționată și din alte considerente, inclusiv chestiuni legate de natura și obiectivele unui post, potențiala sa audiență la nivel național, regional sau local, drepturile și nevoile unui public specific și obligațiile care derivă din instrumentele legale internaționale.”</text:p>
          </table:table-cell>
          <table:table-cell office:value-type="string" calcext:value-type="string">
            <text:p>«Государствам разрешено регулировать способ организации вещания на их территории, особенно в его технических аспектах, системой лицензирования(...). Технические аспекты, несомненно, важны, но решение о предоставлении или отказе от выдачи лицензии также может быть обусловлено другими соображениями, включая такие, как характер и цели предлагаемой станции, ее потенциальную аудиторию на национальном, региональном или местном уровне, права и потребности конкретной аудитории и обязательства, вытекающие из международно-правовых документов.</text:p>
          </table:table-cell>
          <table:table-cell table:number-columns-repeated="1016"/>
        </table:table-row>
        <table:table-row table:style-name="ro86">
          <table:table-cell office:value-type="string" calcext:value-type="string">
            <text:p>Rasti i Informationsverein Lentia dhe të Tjerët kundër Austrisë, 1993</text:p>
          </table:table-cell>
          <table:table-cell office:value-type="string" calcext:value-type="string">
            <text:p>საქმე Informationsverein Lentia და სხვები ავსტრიის წინააღმდეგ, 1993</text:p>
          </table:table-cell>
          <table:table-cell office:value-type="string" calcext:value-type="string">
            <text:p>Az Informationsverein Lentia és Mások kontra Ausztria ügy 1993</text:p>
          </table:table-cell>
          <table:table-cell office:value-type="string" calcext:value-type="string">
            <text:p>Предмет Informationsverein Lentia и други против Австрија, 1993</text:p>
          </table:table-cell>
          <table:table-cell office:value-type="string" calcext:value-type="string">
            <text:p>Predmet Informationsverein Lentia i drugi protiv Austrije, 1993</text:p>
          </table:table-cell>
          <table:table-cell office:value-type="string" calcext:value-type="string">
            <text:p>Справа Informationsverein Lentia та інші проти Австрії, 1993</text:p>
          </table:table-cell>
          <table:table-cell office:value-type="string" calcext:value-type="string">
            <text:p>Informationsverein Lentia și Alții v. Austria, 1993</text:p>
          </table:table-cell>
          <table:table-cell office:value-type="string" calcext:value-type="string">
            <text:p>Дело “Информационсферайн Лентиа” (Informationsverein Lentia) и другие против Австрии, 1993</text:p>
          </table:table-cell>
          <table:table-cell table:number-columns-repeated="1016"/>
        </table:table-row>
        <table:table-row table:style-name="ro86">
          <table:table-cell office:value-type="string" calcext:value-type="string">
            <text:p>Pluralizmi - kyç për komunikimin e lirë të informacionit dhe ideve</text:p>
          </table:table-cell>
          <table:table-cell office:value-type="string" calcext:value-type="string">
            <text:p>პლურალიზმი - ინფორმაციისა და იდეების თავისუფალი კომუნიკაციის გასაღები</text:p>
          </table:table-cell>
          <table:table-cell office:value-type="string" calcext:value-type="string">
            <text:p>A pluralizmus - az információ és az ötletek szabad kommunikációjának kulcsa</text:p>
          </table:table-cell>
          <table:table-cell office:value-type="string" calcext:value-type="string">
            <text:p>Плурализам - суштински елемент за слободно соопштување на информации и идеи</text:p>
          </table:table-cell>
          <table:table-cell office:value-type="string" calcext:value-type="string">
            <text:p>Pluralizam – ključ za slobodno saopštavanje informacija i ideja</text:p>
          </table:table-cell>
          <table:table-cell office:value-type="string" calcext:value-type="string">
            <text:p>Плюралізм є ключовою умовою вільного обміну інформацією та ідеями</text:p>
          </table:table-cell>
          <table:table-cell office:value-type="string" calcext:value-type="string">
            <text:p>Pluralismul – cheia comunicării libere de informații și idei </text:p>
          </table:table-cell>
          <table:table-cell office:value-type="string" calcext:value-type="string">
            <text:p>Плюрализм - ключ к свободному обмену информацией и идеями</text:p>
          </table:table-cell>
          <table:table-cell table:number-columns-repeated="1016"/>
        </table:table-row>
        <table:table-row table:style-name="ro97">
          <table:table-cell office:value-type="string" calcext:value-type="string">
            <text:p>(...) Gjykata ka theksuar shpesh rolin themelor të lirisë së shprehjes në një shoqëri demokratike, në veçanti ku përmes shtypit shërben për të dhënë informacione dhe ide me interes të përgjithshëm, që publiku ka të drejtë ta marrë (.. .). Një sipërmarrje e tillë nuk mund të realizohet me sukses nëse nuk bazohet në parimin e pluralizmit, për të cilin Shteti është garantuesi themelor. Ky vëzhgim është i vlefshëm sidomos për mediat audio-vizive, programet e të cilave shpesh transmetohen shumë gjerë”</text:p>
          </table:table-cell>
          <table:table-cell office:value-type="string" calcext:value-type="string">
            <text:p>(…) სასამართლომ არაერთხელ მიუთითა გამოხატვის თავისუფლების როლზე დემოკრატიულ საზოგადოებაში, განსაკუთრებით, მაშინ როდესაც პრესის საშუალებით, ის ემსახურება საჯარო ინტერესის ინფორმაციისა და იდეების გავრცელებას, რომლის მიღების უფლებაც აქვს საზოგადოებას. <text:s/>(...). აღნიშნული მიზანი ვერ იქნება მიღწეული თუ ის არ არის დაფუძნებული პლურალიზმის პრინციპზე, რომლის უპირველეს უზრუნველმყოფს სახელმწიფო უნდა წარმოადგენდეს. ზემოთქმული განსაკუთრებით მიემართება აუდიოვიზუალურ მედიას, რომლის გადაცემებიც ხშირად წარმოადგენს ფართო გაშუქების საგანს.”</text:p>
          </table:table-cell>
          <table:table-cell office:value-type="string" calcext:value-type="string">
            <text:p>(...) A Bíróság gyakran hangsúlyozta a szólásszabadságnak a demokratikus társadalomban betöltött alapvető szerepét, különösen abban az esetben, ha a sajtó révén olyan közérdekű információk és gondolatok átadására szolgál, amelyekre a közvélemény is jogosult (.. .). Az ilyen kötelezettségvállalást nem lehet sikeresen megvalósítani, hacsak nem a pluralizmus elvén alapul, amelynek az állam a végső garanciája. Ez a megfigyelés különösen érvényes az audiovizuális médiával kapcsolatban, amelynek programjait gyakran széles körben sugározzák. "</text:p>
          </table:table-cell>
          <table:table-cell office:value-type="string" calcext:value-type="string">
            <text:p>(...) Судот повеќепати ја нагласи фундаменталната улога на слободата на изразување во едно демократско општество, посебно кога таа служи за пренесување преку печатените медиуми на информации и идеи од општ интерес, кои јавноста има право да ги добива (...). Таквиот потфат не може успешно да се постигне доколку не се темели на начелото на плурализмот, коешто пред сè е загарантирано од државата. Оваа опсервација особено важи во однос на аудиовизуелните медиуми чиишто програми често се емитуваат на мошне широки простори“.</text:p>
          </table:table-cell>
          <table:table-cell office:value-type="string" calcext:value-type="string">
            <text:p>(…) Sud je do sada često naglašavao fundamentalnu ulogu slobode izražavanja u demokratskom društvu, naročito kada ona služi da se kroz štampu saopštavaju informacije i ideje od opšteg interesa, koje javnost, štaviše, ima pravo da prima (...). Takav poduhvat se ne može uspešno sprovesti ukoliko se ne zasniva na principima pluralizma, čiji je krajnji garant Država. Ova opservacija naročito važi za audiovizuelne medije, čiji se programi često naširoko emituju.“</text:p>
          </table:table-cell>
          <table:table-cell office:value-type="string" calcext:value-type="string">
            <text:p>«(…) Суд неодноразово підкреслював основну роль свободи слова в демократичному суспільстві, зокрема, коли за допомогою преси вона служить поширенню інформації та ідей, що представляють загальний інтерес і які громадськість має право отримувати (…). Ця роль не може бути успішно реалізована без плюралізму, вищим гарантом якого виступає держава. Це твердження є особливо справедливим по відношенню до аудіовізуальних засобів інформації, чиї програми мають широку аудиторію.»</text:p>
          </table:table-cell>
          <table:table-cell office:value-type="string" calcext:value-type="string">
            <text:p>“(…) Curtea a subliniat în mod frecvent rolul fundamental al libertății de exprimare într-o societate democratică, în special unde, prin presă, servește diseminării de informații și idei pentru interesul general, la care publicul are, mai presus, dreptul de a le primi (...). Acest lucru nu se poate obține cu succes dacă nu are la bază principiul pluralismului, al cărui principal garant este statul. Această observație este în special valabilă în relația cu mass media auto-vizuală, ale cărei programe sunt deseori larg difuzate.”</text:p>
          </table:table-cell>
          <table:table-cell office:value-type="string" calcext:value-type="string">
            <text:p>(...) Суд часто подчеркивал основополагающую роль свободы выражения мнения в демократическом обществе, в частности, через прессу происходит распространение информации и идей, представляющих общественный интерес, которые общественность также имеет право получать (.. .). Такое обязательство не может быть успешно реализовано, если оно не основано на принципе плюрализма, по которому государство является конечным гарантом. Это наблюдение особенно актуально в отношении аудиовизуальных СМИ, чьи программы часто крайне масштабно транслируются».</text:p>
          </table:table-cell>
          <table:table-cell table:number-columns-repeated="1016"/>
        </table:table-row>
        <table:table-row table:style-name="ro86">
          <table:table-cell office:value-type="string" calcext:value-type="string">
            <text:p>Rasti i Informationsverein Lentia dhe të Tjerët kundër Austrisë, 1993</text:p>
          </table:table-cell>
          <table:table-cell office:value-type="string" calcext:value-type="string">
            <text:p>საქმე Informationsverein Lentia და სხვები ავსტრიის წინააღმდეგ, 1993 <text:s/></text:p>
          </table:table-cell>
          <table:table-cell office:value-type="string" calcext:value-type="string">
            <text:p>Informationsverein Lentia és Mások <text:s/>kontra Austria ügye, 1993</text:p>
          </table:table-cell>
          <table:table-cell office:value-type="string" calcext:value-type="string">
            <text:p>Предмет Informationsverein Lentia и други против Австрија, 1993</text:p>
          </table:table-cell>
          <table:table-cell office:value-type="string" calcext:value-type="string">
            <text:p>Predmet Informationsverein Lentia i drugi protiv Austrije, 1993</text:p>
          </table:table-cell>
          <table:table-cell office:value-type="string" calcext:value-type="string">
            <text:p>Справа Informationsverein Lentia та інші проти Австрії, 1993</text:p>
          </table:table-cell>
          <table:table-cell office:value-type="string" calcext:value-type="string">
            <text:p>Informationsverein Lentia și Alții v. Austria, 1993</text:p>
          </table:table-cell>
          <table:table-cell office:value-type="string" calcext:value-type="string">
            <text:p>Дело “Информационсферайн Лентиа” (Informationsverein Lentia) и другие против Австрии, 1993</text:p>
          </table:table-cell>
          <table:table-cell table:number-columns-repeated="1016"/>
        </table:table-row>
        <table:table-row table:style-name="ro116">
          <table:table-cell office:value-type="string" calcext:value-type="string">
            <text:p>Varianti i plotë dhe i zgjeruar i këtij kapitulli me lidhjet dhe përmbledhjet e praktikës gjyqësore mund të gjendet në internet në adresën: https://cases.internetfreedom.blog</text:p>
          </table:table-cell>
          <table:table-cell table:style-name="ce82" office:value-type="string" calcext:value-type="string">
            <text:p>მოცემული თავის სრული ვრცელი ვერსია შესაბამის საქმეთა ლინკებითა და მოკლე რეზიუმეებით შეგიძლიათ იხილოთ ონლაინ, შემდეგ მისამართზე: https://cases.internetfreedom.blog</text:p>
          </table:table-cell>
          <table:table-cell office:value-type="string" calcext:value-type="string">
            <text:p>A fejezet teljes továbbfejlesztett verziója a linkekről és összefoglalókról a következő címen található: https://cases.internetfreedom.blog</text:p>
          </table:table-cell>
          <table:table-cell office:value-type="string" calcext:value-type="string">
            <text:p>Целата проширена верзија на ова поглавје заедно со линковите и резимеата на судската пракса може да се најде на веб-страницата https://cases.internetfreedom.blog</text:p>
          </table:table-cell>
          <table:table-cell office:value-type="string" calcext:value-type="string">
            <text:p>Celokupna dorađena verzija ovog poglavlja sa linkovima i sažecima iz sudske prakse može se naći na Internetu na adresi ​https://cases.internetfreedom.blog</text:p>
          </table:table-cell>
          <table:table-cell office:value-type="string" calcext:value-type="string">
            <text:p>Повний текст цього розділу з посиланнями і оглядом справ доступний за посиланням https://cases.internetfreedom.blog</text:p>
          </table:table-cell>
          <table:table-cell table:style-name="ce82" office:value-type="string" calcext:value-type="string">
            <text:p>Versiunea extinsă a acestui capitol cu linkuri și rezumate este disponibilă la https://cases.internetfreedom.blog</text:p>
          </table:table-cell>
          <table:table-cell office:value-type="string" calcext:value-type="string">
            <text:p>Полную расширенную версию этой брошюры можно найти в Интернете на сайте https://cases.internetfreedom.blog</text:p>
          </table:table-cell>
          <table:table-cell table:number-columns-repeated="1016"/>
        </table:table-row>
        <table:table-row table:style-name="ro10" table:number-rows-repeated="3">
          <table:table-cell table:number-columns-repeated="6"/>
          <table:table-cell table:style-name="Default"/>
          <table:table-cell table:number-columns-repeated="1017"/>
        </table:table-row>
        <table:table-row table:style-name="ro10" table:number-rows-repeated="1048076">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number-style style:name="N126P0" style:volatile="true">
      <number:text>$</number:text>
      <number:number number:decimal-places="0" loext:min-decimal-places="0" number:min-integer-digits="1" number:grouping="true"/>
      <number:text> </number:text>
    </number:number-style>
    <number:number-style style:name="N126">
      <number:text>($</number:text>
      <number:number number:decimal-places="0" loext:min-decimal-places="0" number:min-integer-digits="1" number:grouping="true"/>
      <number:text>)</number:text>
      <style:map style:condition="value()&gt;=0" style:apply-style-name="N126P0"/>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0" loext:min-decimal-places="0" number:min-integer-digits="1" number:grouping="true"/>
      <number:text> </number:text>
    </number:number-style>
    <number:number-style style:name="N138P1" style:volatile="true">
      <loext:text> $</loext:text>
      <loext:fill-character> </loext:fill-character>
      <number:text>(</number:text>
      <number:number number:decimal-places="0" loext:min-decimal-places="0" number:min-integer-digits="1" number:grouping="true"/>
      <number:text>)</number:text>
    </number:number-style>
    <number:number-style style:name="N138P2" style:volatile="true">
      <loext:text> $</loext: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2" loext:min-decimal-places="2" number:min-integer-digits="1" number:grouping="true"/>
      <number:text> </number:text>
    </number:number-style>
    <number:number-style style:name="N146P1" style:volatile="true">
      <loext:text> $</loext:text>
      <loext:fill-character> </loext:fill-character>
      <number:text>(</number:text>
      <number:number number:decimal-places="2" loext:min-decimal-places="2" number:min-integer-digits="1" number:grouping="true"/>
      <number:text>)</number:text>
    </number:number-style>
    <number:number-style style:name="N146P2" style:volatile="true">
      <loext:text> $</loext:text>
      <loext:fill-character> </loext:fill-character>
      <number:text>-</number:text>
      <number:number number:decimal-places="0" loext: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number:text>ден </number:text>
      <number:number number:decimal-places="0" loext:min-decimal-places="0" number:min-integer-digits="1" number:grouping="true"/>
    </number:number-style>
    <number:number-style style:name="N148">
      <number:text>-ден </number:text>
      <number:number number:decimal-places="0" loext:min-decimal-places="0" number:min-integer-digits="1" number:grouping="true"/>
      <style:map style:condition="value()&gt;=0" style:apply-style-name="N148P0"/>
    </number:number-style>
    <number:number-style style:name="N149P0" style:volatile="true">
      <number:text>ден </number:text>
      <number:number number:decimal-places="0" loext:min-decimal-places="0" number:min-integer-digits="1" number:grouping="true"/>
    </number:number-style>
    <number:number-style style:name="N149">
      <style:text-properties fo:color="#ff0000"/>
      <number:text>-ден </number:text>
      <number:number number:decimal-places="0" loext:min-decimal-places="0" number:min-integer-digits="1" number:grouping="true"/>
      <style:map style:condition="value()&gt;=0" style:apply-style-name="N149P0"/>
    </number:number-style>
    <number:number-style style:name="N151P0" style:volatile="true">
      <number:text>ден </number:text>
      <number:number number:decimal-places="2" loext:min-decimal-places="2" number:min-integer-digits="1" number:grouping="true"/>
    </number:number-style>
    <number:number-style style:name="N151">
      <number:text>-ден </number:text>
      <number:number number:decimal-places="2" loext:min-decimal-places="2" number:min-integer-digits="1" number:grouping="true"/>
      <style:map style:condition="value()&gt;=0" style:apply-style-name="N151P0"/>
    </number:number-style>
    <number:number-style style:name="N152P0" style:volatile="true">
      <number:text>ден </number:text>
      <number:number number:decimal-places="2" loext:min-decimal-places="2" number:min-integer-digits="1" number:grouping="true"/>
    </number:number-style>
    <number:number-style style:name="N152">
      <style:text-properties fo:color="#ff0000"/>
      <number:text>-ден </number:text>
      <number:number number:decimal-places="2" loext:min-decimal-places="2" number:min-integer-digits="1" number:grouping="true"/>
      <style:map style:condition="value()&gt;=0" style:apply-style-name="N152P0"/>
    </number:number-style>
    <number:number-style style:name="N154P0" style:volatile="true">
      <loext:text> </loext:text>
      <loext:fill-character> </loext:fill-character>
      <number:number number:decimal-places="0" loext:min-decimal-places="0" number:min-integer-digits="1" number:grouping="true"/>
      <number:text> </number:text>
    </number:number-style>
    <number:number-style style:name="N154P1" style:volatile="true">
      <loext:text>-</loext:text>
      <loext:fill-character> </loext:fill-character>
      <number:number number:decimal-places="0" loext:min-decimal-places="0" number:min-integer-digits="1" number:grouping="true"/>
      <number:text> </number:text>
    </number:number-style>
    <number:number-style style:name="N154P2" style:volatile="true">
      <loext:text> </loext:text>
      <loext:fill-character> </loext:fill-character>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loext:text> ден </loext:text>
      <loext:fill-character> </loext:fill-character>
      <number:number number:decimal-places="0" loext:min-decimal-places="0" number:min-integer-digits="1" number:grouping="true"/>
      <number:text> </number:text>
    </number:number-style>
    <number:number-style style:name="N158P1" style:volatile="true">
      <loext:text>-ден </loext:text>
      <loext:fill-character> </loext:fill-character>
      <number:number number:decimal-places="0" loext:min-decimal-places="0" number:min-integer-digits="1" number:grouping="true"/>
      <number:text> </number:text>
    </number:number-style>
    <number:number-style style:name="N158P2" style:volatile="true">
      <loext:text> ден </loext:text>
      <loext:fill-character> </loext: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loext:text> </loext:text>
      <loext:fill-character> </loext:fill-character>
      <number:number number:decimal-places="2" loext:min-decimal-places="2" number:min-integer-digits="1" number:grouping="true"/>
      <number:text> </number:text>
    </number:number-style>
    <number:number-style style:name="N160P1" style:volatile="true">
      <loext:text>-</loext:text>
      <loext:fill-character> </loext:fill-character>
      <number:number number:decimal-places="2" loext:min-decimal-places="2"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loext:text> ден </loext:text>
      <loext:fill-character> </loext:fill-character>
      <number:number number:decimal-places="2" loext:min-decimal-places="2" number:min-integer-digits="1" number:grouping="true"/>
      <number:text> </number:text>
    </number:number-style>
    <number:number-style style:name="N164P1" style:volatile="true">
      <loext:text>-ден </loext:text>
      <loext:fill-character> </loext:fill-character>
      <number:number number:decimal-places="2" loext:min-decimal-places="2" number:min-integer-digits="1" number:grouping="true"/>
      <number:text> </number:text>
    </number:number-style>
    <number:number-style style:name="N164P2" style:volatile="true">
      <loext:text> ден </loext:text>
      <loext:fill-character> </loext:fill-character>
      <number:text>-</number:text>
      <number:number number:decimal-places="0" loext:min-decimal-places="0" number:min-integer-digits="0"/>
      <number:text> </number:text>
    </number:number-style>
    <number:text-style style:name="N164">
      <number:text> </number:text>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72">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72P0"/>
    </number:currency-style>
    <number:number-style style:name="N174P0" style:volatile="true">
      <number:number number:decimal-places="0" loext:min-decimal-places="0" number:min-integer-digits="1" number:grouping="true"/>
      <number:text> Ft</number:text>
    </number:number-style>
    <number:number-style style:name="N174">
      <number:text>-</number:text>
      <number:number number:decimal-places="0" loext:min-decimal-places="0" number:min-integer-digits="1" number:grouping="true"/>
      <number:text> Ft</number:text>
      <style:map style:condition="value()&gt;=0" style:apply-style-name="N174P0"/>
    </number:number-style>
    <number:number-style style:name="N175P0" style:volatile="true">
      <number:number number:decimal-places="0" loext:min-decimal-places="0" number:min-integer-digits="1" number:grouping="true"/>
      <number:text> Ft</number:text>
    </number:number-style>
    <number:number-style style:name="N175">
      <style:text-properties fo:color="#ff0000"/>
      <number:text>-</number:text>
      <number:number number:decimal-places="0" loext:min-decimal-places="0" number:min-integer-digits="1" number:grouping="true"/>
      <number:text> Ft</number:text>
      <style:map style:condition="value()&gt;=0" style:apply-style-name="N175P0"/>
    </number:number-style>
    <number:number-style style:name="N177P0" style:volatile="true">
      <number:number number:decimal-places="2" loext:min-decimal-places="2" number:min-integer-digits="1" number:grouping="true"/>
      <number:text> Ft</number:text>
    </number:number-style>
    <number:number-style style:name="N177">
      <number:text>-</number:text>
      <number:number number:decimal-places="2" loext:min-decimal-places="2" number:min-integer-digits="1" number:grouping="true"/>
      <number:text> Ft</number:text>
      <style:map style:condition="value()&gt;=0" style:apply-style-name="N177P0"/>
    </number:number-style>
    <number:number-style style:name="N178P0" style:volatile="true">
      <number:number number:decimal-places="2" loext:min-decimal-places="2" number:min-integer-digits="1" number:grouping="true"/>
      <number:text> Ft</number:text>
    </number:number-style>
    <number:number-style style:name="N178">
      <style:text-properties fo:color="#ff0000"/>
      <number:text>-</number:text>
      <number:number number:decimal-places="2" loext:min-decimal-places="2" number:min-integer-digits="1" number:grouping="true"/>
      <number:text> Ft</number:text>
      <style:map style:condition="value()&gt;=0" style:apply-style-name="N178P0"/>
    </number:number-style>
    <number:number-style style:name="N182P0" style:volatile="true">
      <loext:text> </loext:text>
      <loext:fill-character> </loext:fill-character>
      <number:number number:decimal-places="0" loext:min-decimal-places="0" number:min-integer-digits="1" number:grouping="true"/>
      <number:text> Ft </number:text>
    </number:number-style>
    <number:number-style style:name="N182P1" style:volatile="true">
      <loext:text>-</loext:text>
      <loext:fill-character> </loext:fill-character>
      <number:number number:decimal-places="0" loext:min-decimal-places="0" number:min-integer-digits="1" number:grouping="true"/>
      <number:text> Ft </number:text>
    </number:number-style>
    <number:number-style style:name="N182P2" style:volatile="true">
      <loext:text> </loext:text>
      <loext:fill-character> </loext:fill-character>
      <number:text>- F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6P0" style:volatile="true">
      <loext:text> </loext:text>
      <loext:fill-character> </loext:fill-character>
      <number:number number:decimal-places="0" loext:min-decimal-places="0" number:min-integer-digits="1" number:grouping="true"/>
      <number:text>     </number:text>
    </number:number-style>
    <number:number-style style:name="N186P1" style:volatile="true">
      <loext:text>-</loext:text>
      <loext:fill-character> </loext:fill-character>
      <number:number number:decimal-places="0" loext:min-decimal-places="0" number:min-integer-digits="1" number:grouping="true"/>
      <number:text>     </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loext:text> </loext:text>
      <loext:fill-character> </loext:fill-character>
      <number:number number:decimal-places="2" loext:min-decimal-places="2" number:min-integer-digits="1" number:grouping="true"/>
      <number:text> Ft </number:text>
    </number:number-style>
    <number:number-style style:name="N190P1" style:volatile="true">
      <loext:text>-</loext:text>
      <loext:fill-character> </loext:fill-character>
      <number:number number:decimal-places="2" loext:min-decimal-places="2" number:min-integer-digits="1" number:grouping="true"/>
      <number:text> Ft </number:text>
    </number:number-style>
    <number:number-style style:name="N190P2" style:volatile="true">
      <loext:text> </loext:text>
      <loext:fill-character> </loext:fill-character>
      <number:text>-</number:text>
      <number:number number:decimal-places="0" loext:min-decimal-places="0" number:min-integer-digits="0"/>
      <number:text> F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loext:text> </loext:text>
      <loext:fill-character> </loext:fill-character>
      <number:number number:decimal-places="2" loext:min-decimal-places="2" number:min-integer-digits="1" number:grouping="true"/>
      <number:text>     </number:text>
    </number:number-style>
    <number:number-style style:name="N194P1" style:volatile="true">
      <loext:text>-</loext:text>
      <loext:fill-character> </loext:fill-character>
      <number:number number:decimal-places="2" loext:min-decimal-places="2" number:min-integer-digits="1" number:grouping="true"/>
      <number:text>     </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6P0" style:volatile="true">
      <number:text>Igen</number:text>
    </number:number-style>
    <number:number-style style:name="N196P1" style:volatile="true">
      <number:text>Igen</number:text>
    </number:number-style>
    <number:number-style style:name="N196">
      <number:text>Nem</number:text>
      <style:map style:condition="value()&gt;0" style:apply-style-name="N196P0"/>
      <style:map style:condition="value()&lt;0" style:apply-style-name="N196P1"/>
    </number:number-style>
    <number:number-style style:name="N198P0" style:volatile="true">
      <number:text>Igaz</number:text>
    </number:number-style>
    <number:number-style style:name="N198P1" style:volatile="true">
      <number:text>Igaz</number:text>
    </number:number-style>
    <number:number-style style:name="N198">
      <number:text>Hamis</number:text>
      <style:map style:condition="value()&gt;0" style:apply-style-name="N198P0"/>
      <style:map style:condition="value()&lt;0" style:apply-style-name="N198P1"/>
    </number:number-style>
    <number:number-style style:name="N200P0" style:volatile="true">
      <number:text>Be</number:text>
    </number:number-style>
    <number:number-style style:name="N200P1" style:volatile="true">
      <number:text>Be</number:text>
    </number:number-style>
    <number:number-style style:name="N200">
      <number:text>Ki</number:text>
      <style:map style:condition="value()&gt;0" style:apply-style-name="N200P0"/>
      <style:map style:condition="value()&lt;0" style:apply-style-name="N200P1"/>
    </number:number-style>
    <number:currency-style style:name="N202P0" style:volatile="true">
      <number:currency-symbol number:language="en" number:country="US">¥€</number:currency-symbol>
      <number:text> </number:text>
      <number:number number:decimal-places="0" loext:min-decimal-places="0" number:min-integer-digits="3">
        <number:embedded-text number:position="5"> </number:embedded-text>
      </number:number>
      <number:text> </number:text>
    </number:currency-style>
    <number:currency-style style:name="N202">
      <style:text-properties fo:color="#ff0000"/>
      <number:text>(</number:text>
      <number:currency-symbol number:language="en" number:country="US">€</number:currency-symbol>
      <number:text> </number:text>
      <number:number number:decimal-places="0" loext:min-decimal-places="0" number:min-integer-digits="3">
        <number:embedded-text number:position="5"> </number:embedded-text>
      </number:number>
      <number:text>)</number:text>
      <style:map style:condition="value()&gt;=0" style:apply-style-name="N202P0"/>
    </number:currency-style>
    <number:number-style style:name="N204P0" style:volatile="true">
      <number:number number:decimal-places="0" loext:min-decimal-places="0" number:min-integer-digits="1" number:grouping="true"/>
      <number:text> ден.</number:text>
    </number:number-style>
    <number:number-style style:name="N204">
      <number:text>-</number:text>
      <number:number number:decimal-places="0" loext:min-decimal-places="0" number:min-integer-digits="1" number:grouping="true"/>
      <number:text> ден.</number:text>
      <style:map style:condition="value()&gt;=0" style:apply-style-name="N204P0"/>
    </number:number-style>
    <number:number-style style:name="N205P0" style:volatile="true">
      <number:number number:decimal-places="0" loext:min-decimal-places="0" number:min-integer-digits="1" number:grouping="true"/>
      <number:text> ден.</number:text>
    </number:number-style>
    <number:number-style style:name="N205">
      <style:text-properties fo:color="#ff0000"/>
      <number:text>-</number:text>
      <number:number number:decimal-places="0" loext:min-decimal-places="0" number:min-integer-digits="1" number:grouping="true"/>
      <number:text> ден.</number:text>
      <style:map style:condition="value()&gt;=0" style:apply-style-name="N205P0"/>
    </number:number-style>
    <number:number-style style:name="N207P0" style:volatile="true">
      <number:number number:decimal-places="2" loext:min-decimal-places="2" number:min-integer-digits="1" number:grouping="true"/>
      <number:text> ден.</number:text>
    </number:number-style>
    <number:number-style style:name="N207">
      <number:text>-</number:text>
      <number:number number:decimal-places="2" loext:min-decimal-places="2" number:min-integer-digits="1" number:grouping="true"/>
      <number:text> ден.</number:text>
      <style:map style:condition="value()&gt;=0" style:apply-style-name="N207P0"/>
    </number:number-style>
    <number:number-style style:name="N208P0" style:volatile="true">
      <number:number number:decimal-places="2" loext:min-decimal-places="2" number:min-integer-digits="1" number:grouping="true"/>
      <number:text> ден.</number:text>
    </number:number-style>
    <number:number-style style:name="N208">
      <style:text-properties fo:color="#ff0000"/>
      <number:text>-</number:text>
      <number:number number:decimal-places="2" loext:min-decimal-places="2" number:min-integer-digits="1" number:grouping="true"/>
      <number:text> ден.</number:text>
      <style:map style:condition="value()&gt;=0" style:apply-style-name="N208P0"/>
    </number:number-style>
    <number:number-style style:name="N212P0" style:volatile="true">
      <loext:text> </loext:text>
      <loext:fill-character> </loext:fill-character>
      <number:number number:decimal-places="0" loext:min-decimal-places="0" number:min-integer-digits="1" number:grouping="true"/>
      <number:text> ден. </number:text>
    </number:number-style>
    <number:number-style style:name="N212P1" style:volatile="true">
      <loext:text>-</loext:text>
      <loext:fill-character> </loext:fill-character>
      <number:number number:decimal-places="0" loext:min-decimal-places="0" number:min-integer-digits="1" number:grouping="true"/>
      <number:text> ден. </number:text>
    </number:number-style>
    <number:number-style style:name="N212P2" style:volatile="true">
      <loext:text> </loext:text>
      <loext:fill-character> </loext:fill-character>
      <number:text>- ден. </number:text>
    </number:number-style>
    <number:text-style style:name="N212">
      <number:text> </number:text>
      <number:text-content/>
      <number:text> </number:text>
      <style:map style:condition="value()&gt;0" style:apply-style-name="N212P0"/>
      <style:map style:condition="value()&lt;0" style:apply-style-name="N212P1"/>
      <style:map style:condition="value()=0" style:apply-style-name="N212P2"/>
    </number:text-style>
    <number:number-style style:name="N216P0" style:volatile="true">
      <loext:text> </loext:text>
      <loext:fill-character> </loext:fill-character>
      <number:number number:decimal-places="0" loext:min-decimal-places="0" number:min-integer-digits="1" number:grouping="true"/>
      <number:text>         </number:text>
    </number:number-style>
    <number:number-style style:name="N216P1" style:volatile="true">
      <loext:text>-</loext:text>
      <loext:fill-character> </loext:fill-character>
      <number:number number:decimal-places="0" loext:min-decimal-places="0" number:min-integer-digits="1" number:grouping="true"/>
      <number:text>         </number:text>
    </number:number-style>
    <number:number-style style:name="N216P2" style:volatile="true">
      <loext:text> </loext:text>
      <loext:fill-character> </loext:fill-character>
      <number:text>-         </number:text>
    </number:number-style>
    <number:text-style style:name="N216">
      <number:text> </number:text>
      <number:text-content/>
      <number:text> </number:text>
      <style:map style:condition="value()&gt;0" style:apply-style-name="N216P0"/>
      <style:map style:condition="value()&lt;0" style:apply-style-name="N216P1"/>
      <style:map style:condition="value()=0" style:apply-style-name="N216P2"/>
    </number:text-style>
    <number:number-style style:name="N220P0" style:volatile="true">
      <loext:text> </loext:text>
      <loext:fill-character> </loext:fill-character>
      <number:number number:decimal-places="2" loext:min-decimal-places="2" number:min-integer-digits="1" number:grouping="true"/>
      <number:text> ден. </number:text>
    </number:number-style>
    <number:number-style style:name="N220P1" style:volatile="true">
      <loext:text>-</loext:text>
      <loext:fill-character> </loext:fill-character>
      <number:number number:decimal-places="2" loext:min-decimal-places="2" number:min-integer-digits="1" number:grouping="true"/>
      <number:text> ден. </number:text>
    </number:number-style>
    <number:number-style style:name="N220P2" style:volatile="true">
      <loext:text> </loext:text>
      <loext:fill-character> </loext:fill-character>
      <number:text>-</number:text>
      <number:number number:decimal-places="0" loext:min-decimal-places="0" number:min-integer-digits="0"/>
      <number:text> ден. </number:text>
    </number:number-style>
    <number:text-style style:name="N220">
      <number:text> </number:text>
      <number:text-content/>
      <number:text> </number:text>
      <style:map style:condition="value()&gt;0" style:apply-style-name="N220P0"/>
      <style:map style:condition="value()&lt;0" style:apply-style-name="N220P1"/>
      <style:map style:condition="value()=0" style:apply-style-name="N220P2"/>
    </number:text-style>
    <number:number-style style:name="N224P0" style:volatile="true">
      <loext:text> </loext:text>
      <loext:fill-character> </loext:fill-character>
      <number:number number:decimal-places="2" loext:min-decimal-places="2" number:min-integer-digits="1" number:grouping="true"/>
      <number:text>         </number:text>
    </number:number-style>
    <number:number-style style:name="N224P1" style:volatile="true">
      <loext:text>-</loext:text>
      <loext:fill-character> </loext:fill-character>
      <number:number number:decimal-places="2" loext:min-decimal-places="2" number:min-integer-digits="1" number:grouping="true"/>
      <number:text>         </number:text>
    </number:number-style>
    <number:number-style style:name="N224P2" style:volatile="true">
      <loext:text> </loext:text>
      <loext:fill-character> </loext:fill-character>
      <number:text>-</number:text>
      <number:number number:decimal-places="0" loext:min-decimal-places="0" number:min-integer-digits="0"/>
      <number:text>         </number:text>
    </number:number-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number-style style:name="N226P0" style:volatile="true">
      <number:number number:decimal-places="0" loext:min-decimal-places="0" number:min-integer-digits="1" number:grouping="true"/>
      <number:text> Din.</number:text>
    </number:number-style>
    <number:number-style style:name="N226">
      <number:text>-</number:text>
      <number:number number:decimal-places="0" loext:min-decimal-places="0" number:min-integer-digits="1" number:grouping="true"/>
      <number:text> Din.</number:text>
      <style:map style:condition="value()&gt;=0" style:apply-style-name="N226P0"/>
    </number:number-style>
    <number:number-style style:name="N227P0" style:volatile="true">
      <number:number number:decimal-places="0" loext:min-decimal-places="0" number:min-integer-digits="1" number:grouping="true"/>
      <number:text> Din.</number:text>
    </number:number-style>
    <number:number-style style:name="N227">
      <style:text-properties fo:color="#ff0000"/>
      <number:text>-</number:text>
      <number:number number:decimal-places="0" loext:min-decimal-places="0" number:min-integer-digits="1" number:grouping="true"/>
      <number:text> Din.</number:text>
      <style:map style:condition="value()&gt;=0" style:apply-style-name="N227P0"/>
    </number:number-style>
    <number:number-style style:name="N229P0" style:volatile="true">
      <number:number number:decimal-places="2" loext:min-decimal-places="2" number:min-integer-digits="1" number:grouping="true"/>
      <number:text> Din.</number:text>
    </number:number-style>
    <number:number-style style:name="N229">
      <number:text>-</number:text>
      <number:number number:decimal-places="2" loext:min-decimal-places="2" number:min-integer-digits="1" number:grouping="true"/>
      <number:text> Din.</number:text>
      <style:map style:condition="value()&gt;=0" style:apply-style-name="N229P0"/>
    </number:number-style>
    <number:number-style style:name="N230P0" style:volatile="true">
      <number:number number:decimal-places="2" loext:min-decimal-places="2" number:min-integer-digits="1" number:grouping="true"/>
      <number:text> Din.</number:text>
    </number:number-style>
    <number:number-style style:name="N230">
      <style:text-properties fo:color="#ff0000"/>
      <number:text>-</number:text>
      <number:number number:decimal-places="2" loext:min-decimal-places="2" number:min-integer-digits="1" number:grouping="true"/>
      <number:text> Din.</number:text>
      <style:map style:condition="value()&gt;=0" style:apply-style-name="N230P0"/>
    </number:number-style>
    <number:number-style style:name="N234P0" style:volatile="true">
      <loext:text> </loext:text>
      <loext:fill-character> </loext:fill-character>
      <number:number number:decimal-places="0" loext:min-decimal-places="0" number:min-integer-digits="1" number:grouping="true"/>
      <number:text> Din. </number:text>
    </number:number-style>
    <number:number-style style:name="N234P1" style:volatile="true">
      <loext:text>-</loext:text>
      <loext:fill-character> </loext:fill-character>
      <number:number number:decimal-places="0" loext:min-decimal-places="0" number:min-integer-digits="1" number:grouping="true"/>
      <number:text> Din. </number:text>
    </number:number-style>
    <number:number-style style:name="N234P2" style:volatile="true">
      <loext:text> </loext:text>
      <loext:fill-character> </loext:fill-character>
      <number:text>- Din. </number:text>
    </number:number-style>
    <number:text-style style:name="N234">
      <number:text> </number:text>
      <number:text-content/>
      <number:text> </number:text>
      <style:map style:condition="value()&gt;0" style:apply-style-name="N234P0"/>
      <style:map style:condition="value()&lt;0" style:apply-style-name="N234P1"/>
      <style:map style:condition="value()=0" style:apply-style-name="N234P2"/>
    </number:text-style>
    <number:number-style style:name="N238P0" style:volatile="true">
      <loext:text> </loext:text>
      <loext:fill-character> </loext:fill-character>
      <number:number number:decimal-places="0" loext:min-decimal-places="0" number:min-integer-digits="1" number:grouping="true"/>
      <number:text>        </number:text>
    </number:number-style>
    <number:number-style style:name="N238P1" style:volatile="true">
      <loext:text>-</loext:text>
      <loext:fill-character> </loext:fill-character>
      <number:number number:decimal-places="0" loext:min-decimal-places="0" number:min-integer-digits="1" number:grouping="true"/>
      <number:text>        </number:text>
    </number:number-style>
    <number:number-style style:name="N238P2" style:volatile="true">
      <loext:text> </loext:text>
      <loext:fill-character> </loext:fill-character>
      <number:text>-        </number:text>
    </number:number-style>
    <number:text-style style:name="N238">
      <number:text> </number:text>
      <number:text-content/>
      <number:text> </number:text>
      <style:map style:condition="value()&gt;0" style:apply-style-name="N238P0"/>
      <style:map style:condition="value()&lt;0" style:apply-style-name="N238P1"/>
      <style:map style:condition="value()=0" style:apply-style-name="N238P2"/>
    </number:text-style>
    <number:number-style style:name="N242P0" style:volatile="true">
      <loext:text> </loext:text>
      <loext:fill-character> </loext:fill-character>
      <number:number number:decimal-places="2" loext:min-decimal-places="2" number:min-integer-digits="1" number:grouping="true"/>
      <number:text> Din. </number:text>
    </number:number-style>
    <number:number-style style:name="N242P1" style:volatile="true">
      <loext:text>-</loext:text>
      <loext:fill-character> </loext:fill-character>
      <number:number number:decimal-places="2" loext:min-decimal-places="2" number:min-integer-digits="1" number:grouping="true"/>
      <number:text> Din. </number:text>
    </number:number-style>
    <number:number-style style:name="N242P2" style:volatile="true">
      <loext:text> </loext:text>
      <loext:fill-character> </loext:fill-character>
      <number:text>-</number:text>
      <number:number number:decimal-places="0" loext:min-decimal-places="0" number:min-integer-digits="0"/>
      <number:text> Din. </number:text>
    </number:number-style>
    <number:text-style style:name="N242">
      <number:text> </number:text>
      <number:text-content/>
      <number:text> </number:text>
      <style:map style:condition="value()&gt;0" style:apply-style-name="N242P0"/>
      <style:map style:condition="value()&lt;0" style:apply-style-name="N242P1"/>
      <style:map style:condition="value()=0" style:apply-style-name="N242P2"/>
    </number:text-style>
    <number:number-style style:name="N246P0" style:volatile="true">
      <loext:text> </loext:text>
      <loext:fill-character> </loext:fill-character>
      <number:number number:decimal-places="2" loext:min-decimal-places="2" number:min-integer-digits="1" number:grouping="true"/>
      <number:text>        </number:text>
    </number:number-style>
    <number:number-style style:name="N246P1" style:volatile="true">
      <loext:text>-</loext:text>
      <loext:fill-character> </loext:fill-character>
      <number:number number:decimal-places="2" loext:min-decimal-places="2" number:min-integer-digits="1" number:grouping="true"/>
      <number:text>        </number:text>
    </number:number-style>
    <number:number-style style:name="N246P2" style:volatile="true">
      <loext:text> </loext:text>
      <loext:fill-character> </loext:fill-character>
      <number:text>-</number:text>
      <number:number number:decimal-places="0" loext:min-decimal-places="0" number:min-integer-digits="0"/>
      <number:text>        </number:text>
    </number:number-style>
    <number:text-style style:name="N246">
      <number:text> </number:text>
      <number:text-content/>
      <number:text> </number:text>
      <style:map style:condition="value()&gt;0" style:apply-style-name="N246P0"/>
      <style:map style:condition="value()&lt;0" style:apply-style-name="N246P1"/>
      <style:map style:condition="value()=0" style:apply-style-name="N246P2"/>
    </number:text-style>
    <number:number-style style:name="N248P0" style:volatile="true">
      <number:number number:decimal-places="0" loext:min-decimal-places="0" number:min-integer-digits="1" number:grouping="true"/>
      <number:text> ₽</number:text>
    </number:number-style>
    <number:number-style style:name="N248">
      <number:text>-</number:text>
      <number:number number:decimal-places="0" loext:min-decimal-places="0" number:min-integer-digits="1" number:grouping="true"/>
      <number:text> ₽</number:text>
      <style:map style:condition="value()&gt;=0" style:apply-style-name="N248P0"/>
    </number:number-style>
    <number:number-style style:name="N249P0" style:volatile="true">
      <number:number number:decimal-places="0" loext:min-decimal-places="0" number:min-integer-digits="1" number:grouping="true"/>
      <number:text> ₽</number:text>
    </number:number-style>
    <number:number-style style:name="N249">
      <style:text-properties fo:color="#ff0000"/>
      <number:text>-</number:text>
      <number:number number:decimal-places="0" loext:min-decimal-places="0" number:min-integer-digits="1" number:grouping="true"/>
      <number:text> ₽</number:text>
      <style:map style:condition="value()&gt;=0" style:apply-style-name="N249P0"/>
    </number:number-style>
    <number:number-style style:name="N251P0" style:volatile="true">
      <number:number number:decimal-places="2" loext:min-decimal-places="2" number:min-integer-digits="1" number:grouping="true"/>
      <number:text> ₽</number:text>
    </number:number-style>
    <number:number-style style:name="N251">
      <number:text>-</number:text>
      <number:number number:decimal-places="2" loext:min-decimal-places="2" number:min-integer-digits="1" number:grouping="true"/>
      <number:text> ₽</number:text>
      <style:map style:condition="value()&gt;=0" style:apply-style-name="N251P0"/>
    </number:number-style>
    <number:number-style style:name="N252P0" style:volatile="true">
      <number:number number:decimal-places="2" loext:min-decimal-places="2" number:min-integer-digits="1" number:grouping="true"/>
      <number:text> ₽</number:text>
    </number:number-style>
    <number:number-style style:name="N252">
      <style:text-properties fo:color="#ff0000"/>
      <number:text>-</number:text>
      <number:number number:decimal-places="2" loext:min-decimal-places="2" number:min-integer-digits="1" number:grouping="true"/>
      <number:text> ₽</number:text>
      <style:map style:condition="value()&gt;=0" style:apply-style-name="N252P0"/>
    </number:number-style>
    <number:number-style style:name="N256P0" style:volatile="true">
      <loext:text> </loext:text>
      <loext:fill-character> </loext:fill-character>
      <number:number number:decimal-places="0" loext:min-decimal-places="0" number:min-integer-digits="1" number:grouping="true"/>
      <number:text> ₽ </number:text>
    </number:number-style>
    <number:number-style style:name="N256P1" style:volatile="true">
      <loext:text>-</loext:text>
      <loext:fill-character> </loext:fill-character>
      <number:number number:decimal-places="0" loext:min-decimal-places="0" number:min-integer-digits="1" number:grouping="true"/>
      <number:text> ₽ </number:text>
    </number:number-style>
    <number:number-style style:name="N256P2" style:volatile="true">
      <loext:text> </loext:text>
      <loext:fill-character> </loext:fill-character>
      <number:text>- ₽ </number:text>
    </number:number-style>
    <number:text-style style:name="N256">
      <number:text> </number:text>
      <number:text-content/>
      <number:text> </number:text>
      <style:map style:condition="value()&gt;0" style:apply-style-name="N256P0"/>
      <style:map style:condition="value()&lt;0" style:apply-style-name="N256P1"/>
      <style:map style:condition="value()=0" style:apply-style-name="N256P2"/>
    </number:text-style>
    <number:number-style style:name="N260P0" style:volatile="true">
      <loext:text> </loext:text>
      <loext:fill-character> </loext:fill-character>
      <number:number number:decimal-places="0" loext:min-decimal-places="0" number:min-integer-digits="1" number:grouping="true"/>
      <number:text>    </number:text>
    </number:number-style>
    <number:number-style style:name="N260P1" style:volatile="true">
      <loext:text>-</loext:text>
      <loext:fill-character> </loext:fill-character>
      <number:number number:decimal-places="0" loext:min-decimal-places="0" number:min-integer-digits="1" number:grouping="true"/>
      <number:text>    </number:text>
    </number:number-style>
    <number:number-style style:name="N260P2" style:volatile="true">
      <loext:text> </loext:text>
      <loext:fill-character> </loext:fill-character>
      <number:text>-    </number:text>
    </number:number-style>
    <number:text-style style:name="N260">
      <number:text> </number:text>
      <number:text-content/>
      <number:text> </number:text>
      <style:map style:condition="value()&gt;0" style:apply-style-name="N260P0"/>
      <style:map style:condition="value()&lt;0" style:apply-style-name="N260P1"/>
      <style:map style:condition="value()=0" style:apply-style-name="N260P2"/>
    </number:text-style>
    <number:number-style style:name="N264P0" style:volatile="true">
      <loext:text> </loext:text>
      <loext:fill-character> </loext:fill-character>
      <number:number number:decimal-places="2" loext:min-decimal-places="2" number:min-integer-digits="1" number:grouping="true"/>
      <number:text> ₽ </number:text>
    </number:number-style>
    <number:number-style style:name="N264P1" style:volatile="true">
      <loext:text>-</loext:text>
      <loext:fill-character> </loext:fill-character>
      <number:number number:decimal-places="2" loext:min-decimal-places="2" number:min-integer-digits="1" number:grouping="true"/>
      <number:text> ₽ </number:text>
    </number:number-style>
    <number:number-style style:name="N264P2" style:volatile="true">
      <loext:text> </loext:text>
      <loext:fill-character> </loext:fill-character>
      <number:text>-</number:text>
      <number:number number:decimal-places="0" loext:min-decimal-places="0" number:min-integer-digits="0"/>
      <number:text> ₽ </number:text>
    </number:number-style>
    <number:text-style style:name="N264">
      <number:text> </number:text>
      <number:text-content/>
      <number:text> </number:text>
      <style:map style:condition="value()&gt;0" style:apply-style-name="N264P0"/>
      <style:map style:condition="value()&lt;0" style:apply-style-name="N264P1"/>
      <style:map style:condition="value()=0" style:apply-style-name="N264P2"/>
    </number:text-style>
    <number:number-style style:name="N268P0" style:volatile="true">
      <loext:text> </loext:text>
      <loext:fill-character> </loext:fill-character>
      <number:number number:decimal-places="2" loext:min-decimal-places="2" number:min-integer-digits="1" number:grouping="true"/>
      <number:text>    </number:text>
    </number:number-style>
    <number:number-style style:name="N268P1" style:volatile="true">
      <loext:text>-</loext:text>
      <loext:fill-character> </loext:fill-character>
      <number:number number:decimal-places="2" loext:min-decimal-places="2" number:min-integer-digits="1" number:grouping="true"/>
      <number:text>    </number:text>
    </number:number-style>
    <number:number-style style:name="N268P2" style:volatile="true">
      <loext:text> </loext:text>
      <loext:fill-character> </loext:fill-character>
      <number:text>-</number:text>
      <number:number number:decimal-places="0" loext:min-decimal-places="0" number:min-integer-digits="0"/>
      <number:text>    </number:text>
    </number:number-style>
    <number:text-style style:name="N268">
      <number:text> </number:text>
      <number:text-content/>
      <number:text> </number:text>
      <style:map style:condition="value()&gt;0" style:apply-style-name="N268P0"/>
      <style:map style:condition="value()&lt;0" style:apply-style-name="N268P1"/>
      <style:map style:condition="value()=0" style:apply-style-name="N268P2"/>
    </number:text-style>
    <number:number-style style:name="N270P0" style:volatile="true">
      <number:text>Так</number:text>
    </number:number-style>
    <number:number-style style:name="N270P1" style:volatile="true">
      <number:text>Так</number:text>
    </number:number-style>
    <number:number-style style:name="N270">
      <number:text>Ні</number:text>
      <style:map style:condition="value()&gt;0" style:apply-style-name="N270P0"/>
      <style:map style:condition="value()&lt;0" style:apply-style-name="N270P1"/>
    </number:number-style>
    <number:number-style style:name="N272P0" style:volatile="true">
      <number:text>Увімк</number:text>
    </number:number-style>
    <number:number-style style:name="N272P1" style:volatile="true">
      <number:text>Увімк</number:text>
    </number:number-style>
    <number:number-style style:name="N272">
      <number:text>Вимк</number:text>
      <style:map style:condition="value()&gt;0" style:apply-style-name="N272P0"/>
      <style:map style:condition="value()&lt;0" style:apply-style-name="N272P1"/>
    </number:number-style>
    <number:currency-style style:name="N274P0" style:volatile="true">
      <number:currency-symbol number:language="en" number:country="US">¥€</number:currency-symbol>
      <number:text> </number:text>
      <number:number number:decimal-places="0" loext:min-decimal-places="0" number:min-integer-digits="3" number:grouping="true"/>
      <number:text> </number:text>
    </number:currency-style>
    <number:currency-style style:name="N274">
      <style:text-properties fo:color="#ff0000"/>
      <number:text>(</number:text>
      <number:currency-symbol number:language="en" number:country="US">€</number:currency-symbol>
      <number:text> </number:text>
      <number:number number:decimal-places="0" loext:min-decimal-places="0" number:min-integer-digits="3" number:grouping="true"/>
      <number:text>)</number:text>
      <style:map style:condition="value()&gt;=0" style:apply-style-name="N274P0"/>
    </number:currency-style>
    <number:number-style style:name="N276P0" style:volatile="true">
      <number:number number:decimal-places="0" loext:min-decimal-places="0" number:min-integer-digits="1" number:grouping="true"/>
      <number:text>₴</number:text>
    </number:number-style>
    <number:number-style style:name="N276">
      <number:text>-</number:text>
      <number:number number:decimal-places="0" loext:min-decimal-places="0" number:min-integer-digits="1" number:grouping="true"/>
      <number:text>₴</number:text>
      <style:map style:condition="value()&gt;=0" style:apply-style-name="N276P0"/>
    </number:number-style>
    <number:number-style style:name="N277P0" style:volatile="true">
      <number:number number:decimal-places="0" loext:min-decimal-places="0" number:min-integer-digits="1" number:grouping="true"/>
      <number:text>₴</number:text>
    </number:number-style>
    <number:number-style style:name="N277">
      <style:text-properties fo:color="#ff0000"/>
      <number:text>-</number:text>
      <number:number number:decimal-places="0" loext:min-decimal-places="0" number:min-integer-digits="1" number:grouping="true"/>
      <number:text>₴</number:text>
      <style:map style:condition="value()&gt;=0" style:apply-style-name="N277P0"/>
    </number:number-style>
    <number:number-style style:name="N279P0" style:volatile="true">
      <number:number number:decimal-places="2" loext:min-decimal-places="2" number:min-integer-digits="1" number:grouping="true"/>
      <number:text>₴</number:text>
    </number:number-style>
    <number:number-style style:name="N279">
      <number:text>-</number:text>
      <number:number number:decimal-places="2" loext:min-decimal-places="2" number:min-integer-digits="1" number:grouping="true"/>
      <number:text>₴</number:text>
      <style:map style:condition="value()&gt;=0" style:apply-style-name="N279P0"/>
    </number:number-style>
    <number:number-style style:name="N280P0" style:volatile="true">
      <number:number number:decimal-places="2" loext:min-decimal-places="2" number:min-integer-digits="1" number:grouping="true"/>
      <number:text>₴</number:text>
    </number:number-style>
    <number:number-style style:name="N280">
      <style:text-properties fo:color="#ff0000"/>
      <number:text>-</number:text>
      <number:number number:decimal-places="2" loext:min-decimal-places="2" number:min-integer-digits="1" number:grouping="true"/>
      <number:text>₴</number:text>
      <style:map style:condition="value()&gt;=0" style:apply-style-name="N280P0"/>
    </number:number-style>
    <number:number-style style:name="N284P0" style:volatile="true">
      <loext:text> </loext:text>
      <loext:fill-character> </loext:fill-character>
      <number:number number:decimal-places="0" loext:min-decimal-places="0" number:min-integer-digits="1" number:grouping="true"/>
      <number:text>   </number:text>
    </number:number-style>
    <number:number-style style:name="N284P1" style:volatile="true">
      <loext:text>-</loext:text>
      <loext:fill-character> </loext:fill-character>
      <number:number number:decimal-places="0" loext:min-decimal-places="0" number:min-integer-digits="1" number:grouping="true"/>
      <number:text>   </number:text>
    </number:number-style>
    <number:number-style style:name="N284P2" style:volatile="true">
      <loext:text> </loext:text>
      <loext:fill-character> </loext:fill-character>
      <number:text>-   </number:text>
    </number:number-style>
    <number:text-style style:name="N284">
      <number:text> </number:text>
      <number:text-content/>
      <number:text> </number:text>
      <style:map style:condition="value()&gt;0" style:apply-style-name="N284P0"/>
      <style:map style:condition="value()&lt;0" style:apply-style-name="N284P1"/>
      <style:map style:condition="value()=0" style:apply-style-name="N284P2"/>
    </number:text-style>
    <number:number-style style:name="N288P0" style:volatile="true">
      <loext:text> </loext:text>
      <loext:fill-character> </loext:fill-character>
      <number:number number:decimal-places="0" loext:min-decimal-places="0" number:min-integer-digits="1" number:grouping="true"/>
      <number:text>₴ </number:text>
    </number:number-style>
    <number:number-style style:name="N288P1" style:volatile="true">
      <loext:text>-</loext:text>
      <loext:fill-character> </loext:fill-character>
      <number:number number:decimal-places="0" loext:min-decimal-places="0" number:min-integer-digits="1" number:grouping="true"/>
      <number:text>₴ </number:text>
    </number:number-style>
    <number:number-style style:name="N288P2" style:volatile="true">
      <loext:text> </loext:text>
      <loext:fill-character> </loext:fill-character>
      <number:text>-₴ </number:text>
    </number:number-style>
    <number:text-style style:name="N288">
      <number:text> </number:text>
      <number:text-content/>
      <number:text> </number:text>
      <style:map style:condition="value()&gt;0" style:apply-style-name="N288P0"/>
      <style:map style:condition="value()&lt;0" style:apply-style-name="N288P1"/>
      <style:map style:condition="value()=0" style:apply-style-name="N288P2"/>
    </number:text-style>
    <number:number-style style:name="N292P0" style:volatile="true">
      <loext:text> </loext:text>
      <loext:fill-character> </loext:fill-character>
      <number:number number:decimal-places="2" loext:min-decimal-places="2" number:min-integer-digits="1" number:grouping="true"/>
      <number:text>   </number:text>
    </number:number-style>
    <number:number-style style:name="N292P1" style:volatile="true">
      <loext:text>-</loext:text>
      <loext:fill-character> </loext:fill-character>
      <number:number number:decimal-places="2" loext:min-decimal-places="2" number:min-integer-digits="1" number:grouping="true"/>
      <number:text>   </number:text>
    </number:number-style>
    <number:number-style style:name="N292P2" style:volatile="true">
      <loext:text> </loext:text>
      <loext:fill-character> </loext:fill-character>
      <number:text>-</number:text>
      <number:number number:decimal-places="0" loext:min-decimal-places="0" number:min-integer-digits="0"/>
      <number:text>   </number:text>
    </number:number-style>
    <number:text-style style:name="N292">
      <number:text> </number:text>
      <number:text-content/>
      <number:text> </number:text>
      <style:map style:condition="value()&gt;0" style:apply-style-name="N292P0"/>
      <style:map style:condition="value()&lt;0" style:apply-style-name="N292P1"/>
      <style:map style:condition="value()=0" style:apply-style-name="N292P2"/>
    </number:text-style>
    <number:number-style style:name="N296P0" style:volatile="true">
      <loext:text> </loext:text>
      <loext:fill-character> </loext:fill-character>
      <number:number number:decimal-places="2" loext:min-decimal-places="2" number:min-integer-digits="1" number:grouping="true"/>
      <number:text>₴ </number:text>
    </number:number-style>
    <number:number-style style:name="N296P1" style:volatile="true">
      <loext:text>-</loext:text>
      <loext:fill-character> </loext:fill-character>
      <number:number number:decimal-places="2" loext:min-decimal-places="2" number:min-integer-digits="1" number:grouping="true"/>
      <number:text>₴ </number:text>
    </number:number-style>
    <number:number-style style:name="N296P2" style:volatile="true">
      <loext:text> </loext:text>
      <loext:fill-character> </loext:fill-character>
      <number:text>-</number:text>
      <number:number number:decimal-places="0" loext:min-decimal-places="0" number:min-integer-digits="0"/>
      <number:text>₴ </number:text>
    </number:number-style>
    <number:text-style style:name="N296">
      <number:text> </number:text>
      <number:text-content/>
      <number:text> </number:text>
      <style:map style:condition="value()&gt;0" style:apply-style-name="N296P0"/>
      <style:map style:condition="value()&lt;0" style:apply-style-name="N296P1"/>
      <style:map style:condition="value()=0" style:apply-style-name="N296P2"/>
    </number:text-style>
    <number:number-style style:name="N298P0" style:volatile="true">
      <number:text>Да</number:text>
    </number:number-style>
    <number:number-style style:name="N298P1" style:volatile="true">
      <number:text>Да</number:text>
    </number:number-style>
    <number:number-style style:name="N298">
      <number:text>Нет</number:text>
      <style:map style:condition="value()&gt;0" style:apply-style-name="N298P0"/>
      <style:map style:condition="value()&lt;0" style:apply-style-name="N298P1"/>
    </number:number-style>
    <number:number-style style:name="N300P0" style:volatile="true">
      <number:text>Истина</number:text>
    </number:number-style>
    <number:number-style style:name="N300P1" style:volatile="true">
      <number:text>Истина</number:text>
    </number:number-style>
    <number:number-style style:name="N300">
      <number:text>Ложь</number:text>
      <style:map style:condition="value()&gt;0" style:apply-style-name="N300P0"/>
      <style:map style:condition="value()&lt;0" style:apply-style-name="N300P1"/>
    </number:number-style>
    <number:number-style style:name="N302P0" style:volatile="true">
      <number:text>Вкл</number:text>
    </number:number-style>
    <number:number-style style:name="N302P1" style:volatile="true">
      <number:text>Вкл</number:text>
    </number:number-style>
    <number:number-style style:name="N302">
      <number:text>Выкл</number:text>
      <style:map style:condition="value()&gt;0" style:apply-style-name="N302P0"/>
      <style:map style:condition="value()&lt;0" style:apply-style-name="N302P1"/>
    </number:number-style>
    <number:currency-style style:name="N304P0" style:volatile="true">
      <number:currency-symbol number:language="en" number:country="US">€</number:currency-symbol>
      <number:text> </number:text>
      <number:number number:decimal-places="0" loext:min-decimal-places="0" number:min-integer-digits="3" number:grouping="true"/>
      <number:text> </number:text>
    </number:currency-style>
    <number:currency-style style:name="N304">
      <style:text-properties fo:color="#ff0000"/>
      <number:text>(</number:text>
      <number:currency-symbol number:language="en" number:country="US">€</number:currency-symbol>
      <number:text> </number:text>
      <number:number number:decimal-places="0" loext:min-decimal-places="0" number:min-integer-digits="3" number:grouping="true"/>
      <number:text>)</number:text>
      <style:map style:condition="value()&gt;=0" style:apply-style-name="N304P0"/>
    </number:currency-style>
    <number:number-style style:name="N306P0" style:volatile="true">
      <number:number number:decimal-places="0" loext:min-decimal-places="0" number:min-integer-digits="1" number:grouping="true"/>
      <number:text> lei</number:text>
    </number:number-style>
    <number:number-style style:name="N306">
      <number:text>-</number:text>
      <number:number number:decimal-places="0" loext:min-decimal-places="0" number:min-integer-digits="1" number:grouping="true"/>
      <number:text> lei</number:text>
      <style:map style:condition="value()&gt;=0" style:apply-style-name="N306P0"/>
    </number:number-style>
    <number:number-style style:name="N307P0" style:volatile="true">
      <number:number number:decimal-places="0" loext:min-decimal-places="0" number:min-integer-digits="1" number:grouping="true"/>
      <number:text> lei</number:text>
    </number:number-style>
    <number:number-style style:name="N307">
      <style:text-properties fo:color="#ff0000"/>
      <number:text>-</number:text>
      <number:number number:decimal-places="0" loext:min-decimal-places="0" number:min-integer-digits="1" number:grouping="true"/>
      <number:text> lei</number:text>
      <style:map style:condition="value()&gt;=0" style:apply-style-name="N307P0"/>
    </number:number-style>
    <number:number-style style:name="N309P0" style:volatile="true">
      <number:number number:decimal-places="2" loext:min-decimal-places="2" number:min-integer-digits="1" number:grouping="true"/>
      <number:text> lei</number:text>
    </number:number-style>
    <number:number-style style:name="N309">
      <number:text>-</number:text>
      <number:number number:decimal-places="2" loext:min-decimal-places="2" number:min-integer-digits="1" number:grouping="true"/>
      <number:text> lei</number:text>
      <style:map style:condition="value()&gt;=0" style:apply-style-name="N309P0"/>
    </number:number-style>
    <number:number-style style:name="N310P0" style:volatile="true">
      <number:number number:decimal-places="2" loext:min-decimal-places="2" number:min-integer-digits="1" number:grouping="true"/>
      <number:text> lei</number:text>
    </number:number-style>
    <number:number-style style:name="N310">
      <style:text-properties fo:color="#ff0000"/>
      <number:text>-</number:text>
      <number:number number:decimal-places="2" loext:min-decimal-places="2" number:min-integer-digits="1" number:grouping="true"/>
      <number:text> lei</number:text>
      <style:map style:condition="value()&gt;=0" style:apply-style-name="N310P0"/>
    </number:number-style>
    <number:number-style style:name="N314P0" style:volatile="true">
      <loext:text> </loext:text>
      <loext:fill-character> </loext:fill-character>
      <number:number number:decimal-places="0" loext:min-decimal-places="0" number:min-integer-digits="1" number:grouping="true"/>
      <number:text>      </number:text>
    </number:number-style>
    <number:number-style style:name="N314P1" style:volatile="true">
      <loext:text>-</loext:text>
      <loext:fill-character> </loext:fill-character>
      <number:number number:decimal-places="0" loext:min-decimal-places="0" number:min-integer-digits="1" number:grouping="true"/>
      <number:text>      </number:text>
    </number:number-style>
    <number:number-style style:name="N314P2" style:volatile="true">
      <loext:text> </loext:text>
      <loext:fill-character> </loext:fill-character>
      <number:text>-      </number:text>
    </number:number-style>
    <number:text-style style:name="N314">
      <number:text> </number:text>
      <number:text-content/>
      <number:text> </number:text>
      <style:map style:condition="value()&gt;0" style:apply-style-name="N314P0"/>
      <style:map style:condition="value()&lt;0" style:apply-style-name="N314P1"/>
      <style:map style:condition="value()=0" style:apply-style-name="N314P2"/>
    </number:text-style>
    <number:number-style style:name="N318P0" style:volatile="true">
      <loext:text> </loext:text>
      <loext:fill-character> </loext:fill-character>
      <number:number number:decimal-places="0" loext:min-decimal-places="0" number:min-integer-digits="1" number:grouping="true"/>
      <number:text> lei </number:text>
    </number:number-style>
    <number:number-style style:name="N318P1" style:volatile="true">
      <loext:text>-</loext:text>
      <loext:fill-character> </loext:fill-character>
      <number:number number:decimal-places="0" loext:min-decimal-places="0" number:min-integer-digits="1" number:grouping="true"/>
      <number:text> lei </number:text>
    </number:number-style>
    <number:number-style style:name="N318P2" style:volatile="true">
      <loext:text> </loext:text>
      <loext:fill-character> </loext:fill-character>
      <number:text>- lei </number:text>
    </number:number-style>
    <number:text-style style:name="N318">
      <number:text> </number:text>
      <number:text-content/>
      <number:text> </number:text>
      <style:map style:condition="value()&gt;0" style:apply-style-name="N318P0"/>
      <style:map style:condition="value()&lt;0" style:apply-style-name="N318P1"/>
      <style:map style:condition="value()=0" style:apply-style-name="N318P2"/>
    </number:text-style>
    <number:number-style style:name="N322P0" style:volatile="true">
      <loext:text> </loext:text>
      <loext:fill-character> </loext:fill-character>
      <number:number number:decimal-places="2" loext:min-decimal-places="2" number:min-integer-digits="1" number:grouping="true"/>
      <number:text>      </number:text>
    </number:number-style>
    <number:number-style style:name="N322P1" style:volatile="true">
      <loext:text>-</loext:text>
      <loext:fill-character> </loext:fill-character>
      <number:number number:decimal-places="2" loext:min-decimal-places="2" number:min-integer-digits="1" number:grouping="true"/>
      <number:text>      </number:text>
    </number:number-style>
    <number:number-style style:name="N322P2" style:volatile="true">
      <loext:text> </loext:text>
      <loext:fill-character> </loext:fill-character>
      <number:text>-</number:text>
      <number:number number:decimal-places="0" loext:min-decimal-places="0" number:min-integer-digits="0"/>
      <number:text>      </number:text>
    </number:number-style>
    <number:text-style style:name="N322">
      <number:text> </number:text>
      <number:text-content/>
      <number:text> </number:text>
      <style:map style:condition="value()&gt;0" style:apply-style-name="N322P0"/>
      <style:map style:condition="value()&lt;0" style:apply-style-name="N322P1"/>
      <style:map style:condition="value()=0" style:apply-style-name="N322P2"/>
    </number:text-style>
    <number:number-style style:name="N326P0" style:volatile="true">
      <loext:text> </loext:text>
      <loext:fill-character> </loext:fill-character>
      <number:number number:decimal-places="2" loext:min-decimal-places="2" number:min-integer-digits="1" number:grouping="true"/>
      <number:text> lei </number:text>
    </number:number-style>
    <number:number-style style:name="N326P1" style:volatile="true">
      <loext:text>-</loext:text>
      <loext:fill-character> </loext:fill-character>
      <number:number number:decimal-places="2" loext:min-decimal-places="2" number:min-integer-digits="1" number:grouping="true"/>
      <number:text> lei </number:text>
    </number:number-style>
    <number:number-style style:name="N326P2" style:volatile="true">
      <loext:text> </loext:text>
      <loext:fill-character> </loext:fill-character>
      <number:text>-</number:text>
      <number:number number:decimal-places="0" loext:min-decimal-places="0" number:min-integer-digits="0"/>
      <number:text> lei </number:text>
    </number:number-style>
    <number:text-style style:name="N326">
      <number:text> </number:text>
      <number:text-content/>
      <number:text> </number:text>
      <style:map style:condition="value()&gt;0" style:apply-style-name="N326P0"/>
      <style:map style:condition="value()&lt;0" style:apply-style-name="N326P1"/>
      <style:map style:condition="value()=0" style:apply-style-name="N326P2"/>
    </number:text-style>
    <number:number-style style:name="N328P0" style:volatile="true">
      <number:number number:decimal-places="0" loext:min-decimal-places="0" number:min-integer-digits="1" number:grouping="true"/>
      <number:text> руб.</number:text>
    </number:number-style>
    <number:number-style style:name="N328">
      <number:text>-</number:text>
      <number:number number:decimal-places="0" loext:min-decimal-places="0" number:min-integer-digits="1" number:grouping="true"/>
      <number:text> руб.</number:text>
      <style:map style:condition="value()&gt;=0" style:apply-style-name="N328P0"/>
    </number:number-style>
    <number:number-style style:name="N329P0" style:volatile="true">
      <number:number number:decimal-places="0" loext:min-decimal-places="0" number:min-integer-digits="1" number:grouping="true"/>
      <number:text> руб.</number:text>
    </number:number-style>
    <number:number-style style:name="N329">
      <style:text-properties fo:color="#ff0000"/>
      <number:text>-</number:text>
      <number:number number:decimal-places="0" loext:min-decimal-places="0" number:min-integer-digits="1" number:grouping="true"/>
      <number:text> руб.</number:text>
      <style:map style:condition="value()&gt;=0" style:apply-style-name="N329P0"/>
    </number:number-style>
    <number:number-style style:name="N331P0" style:volatile="true">
      <number:number number:decimal-places="2" loext:min-decimal-places="2" number:min-integer-digits="1" number:grouping="true"/>
      <number:text> руб.</number:text>
    </number:number-style>
    <number:number-style style:name="N331">
      <number:text>-</number:text>
      <number:number number:decimal-places="2" loext:min-decimal-places="2" number:min-integer-digits="1" number:grouping="true"/>
      <number:text> руб.</number:text>
      <style:map style:condition="value()&gt;=0" style:apply-style-name="N331P0"/>
    </number:number-style>
    <number:number-style style:name="N332P0" style:volatile="true">
      <number:number number:decimal-places="2" loext:min-decimal-places="2" number:min-integer-digits="1" number:grouping="true"/>
      <number:text> руб.</number:text>
    </number:number-style>
    <number:number-style style:name="N332">
      <style:text-properties fo:color="#ff0000"/>
      <number:text>-</number:text>
      <number:number number:decimal-places="2" loext:min-decimal-places="2" number:min-integer-digits="1" number:grouping="true"/>
      <number:text> руб.</number:text>
      <style:map style:condition="value()&gt;=0" style:apply-style-name="N332P0"/>
    </number:number-style>
    <number:number-style style:name="N336P0" style:volatile="true">
      <loext:text> </loext:text>
      <loext:fill-character> </loext:fill-character>
      <number:number number:decimal-places="0" loext:min-decimal-places="0" number:min-integer-digits="1" number:grouping="true"/>
      <number:text> руб. </number:text>
    </number:number-style>
    <number:number-style style:name="N336P1" style:volatile="true">
      <loext:text>-</loext:text>
      <loext:fill-character> </loext:fill-character>
      <number:number number:decimal-places="0" loext:min-decimal-places="0" number:min-integer-digits="1" number:grouping="true"/>
      <number:text> руб. </number:text>
    </number:number-style>
    <number:number-style style:name="N336P2" style:volatile="true">
      <loext:text> </loext:text>
      <loext:fill-character> </loext:fill-character>
      <number:text>- руб. </number:text>
    </number:number-style>
    <number:text-style style:name="N336">
      <number:text> </number:text>
      <number:text-content/>
      <number:text> </number:text>
      <style:map style:condition="value()&gt;0" style:apply-style-name="N336P0"/>
      <style:map style:condition="value()&lt;0" style:apply-style-name="N336P1"/>
      <style:map style:condition="value()=0" style:apply-style-name="N336P2"/>
    </number:text-style>
    <number:number-style style:name="N340P0" style:volatile="true">
      <loext:text> </loext:text>
      <loext:fill-character> </loext:fill-character>
      <number:number number:decimal-places="2" loext:min-decimal-places="2" number:min-integer-digits="1" number:grouping="true"/>
      <number:text> руб. </number:text>
    </number:number-style>
    <number:number-style style:name="N340P1" style:volatile="true">
      <loext:text>-</loext:text>
      <loext:fill-character> </loext:fill-character>
      <number:number number:decimal-places="2" loext:min-decimal-places="2" number:min-integer-digits="1" number:grouping="true"/>
      <number:text> руб. </number:text>
    </number:number-style>
    <number:number-style style:name="N340P2" style:volatile="true">
      <loext:text> </loext:text>
      <loext:fill-character> </loext:fill-character>
      <number:text>-</number:text>
      <number:number number:decimal-places="0" loext:min-decimal-places="0" number:min-integer-digits="0"/>
      <number:text> руб. </number:text>
    </number:number-style>
    <number:text-style style:name="N340">
      <number:text> </number:text>
      <number:text-content/>
      <number:text> </number:text>
      <style:map style:condition="value()&gt;0" style:apply-style-name="N340P0"/>
      <style:map style:condition="value()&lt;0" style:apply-style-name="N340P1"/>
      <style:map style:condition="value()=0" style:apply-style-name="N340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10156" number:language="en" number:country="US">
      <number:currency-symbol number:language="en" number:country="US">$</number:currency-symbol>
      <number:number number:decimal-places="2" loext:min-decimal-places="2" number:min-integer-digits="1" number:grouping="true"/>
    </number:currency-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BuiltIn_5f_Hyperlink" style:display-name="Excel_BuiltIn_Hyperlink" style:family="table-cell" style:parent-style-name="Default">
      <style:table-cell-properties fo:padding="2.01pt"/>
      <style:text-properties fo:color="#0000ff"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ál_20_2" style:display-name="Normá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yperlink" style:family="table-cell" style:parent-style-name="Default" style:data-style-name="N0">
      <style:text-properties fo:color="#0563c1" style:text-underline-style="solid" style:text-underline-width="auto" style:text-underline-color="font-color"/>
    </style:style>
    <draw:marker draw:name="Arrowheads_20_1" draw:display-name="Arrowheads 1"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2:27:05.5308802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9T12:38:10.050155146</meta:creation-date>
    <dc:date>2018-08-30T23:13:37.565508143</dc:date>
    <meta:editing-duration>P3DT9H38M3S</meta:editing-duration>
    <meta:editing-cycles>1394</meta:editing-cycles>
    <meta:generator>LibreOffice/6.0.3.2$Linux_X86_64 LibreOffice_project/00m0$Build-2</meta:generator>
    <meta:document-statistic meta:table-count="4" meta:cell-count="8480" meta:object-count="0"/>
  </office:meta>
</office:document-meta>
</file>